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2.133cm"/>
    </style:style>
    <style:style style:name="co6" style:family="table-column">
      <style:table-column-properties fo:break-before="auto" style:column-width="1.752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2.432cm"/>
    </style:style>
    <style:style style:name="co9" style:family="table-column">
      <style:table-column-properties fo:break-before="auto" style:column-width="2.568cm"/>
    </style:style>
    <style:style style:name="co10" style:family="table-column">
      <style:table-column-properties fo:break-before="auto" style:column-width="2.895cm"/>
    </style:style>
    <style:style style:name="co11" style:family="table-column">
      <style:table-column-properties fo:break-before="auto" style:column-width="2.759cm"/>
    </style:style>
    <style:style style:name="co12" style:family="table-column">
      <style:table-column-properties fo:break-before="auto" style:column-width="2.868cm"/>
    </style:style>
    <style:style style:name="co13" style:family="table-column">
      <style:table-column-properties fo:break-before="auto" style:column-width="2.731cm"/>
    </style:style>
    <style:style style:name="co14" style:family="table-column">
      <style:table-column-properties fo:break-before="auto" style:column-width="1.669cm"/>
    </style:style>
    <style:style style:name="co15" style:family="table-column">
      <style:table-column-properties fo:break-before="auto" style:column-width="3.549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2006temp_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number-columns-repeated="9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ADN</text:p>
          </table:table-cell>
          <table:table-cell office:value-type="string" calcext:value-type="string">
            <text:p>TMAX_AIR</text:p>
          </table:table-cell>
          <table:table-cell office:value-type="string" calcext:value-type="string">
            <text:p>TMIN_AIR</text:p>
          </table:table-cell>
          <table:table-cell office:value-type="string" calcext:value-type="string">
            <text:p>HMAX_AIR</text:p>
          </table:table-cell>
          <table:table-cell office:value-type="string" calcext:value-type="string">
            <text:p>HMIN_AIR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PRECN</text:p>
          </table:table-cell>
          <table:table-cell office:value-type="string" calcext:value-type="string">
            <text:p>TMAX_SOIL_1</text:p>
          </table:table-cell>
          <table:table-cell office:value-type="string" calcext:value-type="string">
            <text:p>TMIN_SOIL_1</text:p>
          </table:table-cell>
          <table:table-cell office:value-type="string" calcext:value-type="string">
            <text:p>TMAX_SOIL_2</text:p>
          </table:table-cell>
          <table:table-cell office:value-type="string" calcext:value-type="string">
            <text:p>TMIN_SOIL_2</text:p>
          </table:table-cell>
          <table:table-cell office:value-type="string" calcext:value-type="string">
            <text:p>TMAX_SOIL_3</text:p>
          </table:table-cell>
          <table:table-cell office:value-type="string" calcext:value-type="string">
            <text:p>TMIN_SOIL_3</text:p>
          </table:table-cell>
          <table:table-cell office:value-type="string" calcext:value-type="string">
            <text:p>TMAX_SOIL_4</text:p>
          </table:table-cell>
          <table:table-cell office:value-type="string" calcext:value-type="string">
            <text:p>TMIN_SOIL_4</text:p>
          </table:table-cell>
          <table:table-cell office:value-type="string" calcext:value-type="string">
            <text:p>TMAX_SOIL_5</text:p>
          </table:table-cell>
          <table:table-cell office:value-type="string" calcext:value-type="string">
            <text:p>TMIN_SOIL_5</text:p>
          </table:table-cell>
          <table:table-cell office:value-type="string" calcext:value-type="string">
            <text:p>TMAX_SOIL_6</text:p>
          </table:table-cell>
          <table:table-cell office:value-type="string" calcext:value-type="string">
            <text:p>TMIN_SOIL_6</text:p>
          </table:table-cell>
          <table:table-cell office:value-type="string" calcext:value-type="string">
            <text:p>TMAX_SOIL_7</text:p>
          </table:table-cell>
          <table:table-cell office:value-type="string" calcext:value-type="string">
            <text:p>TMIN_SOIL_7</text:p>
          </table:table-cell>
          <table:table-cell office:value-type="string" calcext:value-type="string">
            <text:p>TMAX_SOIL_8</text:p>
          </table:table-cell>
          <table:table-cell office:value-type="string" calcext:value-type="string">
            <text:p>TMIN_SOIL_8</text:p>
          </table:table-cell>
          <table:table-cell office:value-type="string" calcext:value-type="string">
            <text:p>TMAX_SOIL_9</text:p>
          </table:table-cell>
          <table:table-cell office:value-type="string" calcext:value-type="string">
            <text:p>TMIN_SOIL_9</text:p>
          </table:table-cell>
          <table:table-cell office:value-type="string" calcext:value-type="string">
            <text:p>TMAX_SOIL_10</text:p>
          </table:table-cell>
          <table:table-cell office:value-type="string" calcext:value-type="string">
            <text:p>TMIN_SOIL_10</text:p>
          </table:table-cell>
          <table:table-cell office:value-type="string" calcext:value-type="string">
            <text:p>TMAX_SOIL_11</text:p>
          </table:table-cell>
          <table:table-cell office:value-type="string" calcext:value-type="string">
            <text:p>TMIN_SOIL_11</text:p>
          </table:table-cell>
          <table:table-cell office:value-type="string" calcext:value-type="string">
            <text:p>TMAX_SOIL_12</text:p>
          </table:table-cell>
          <table:table-cell office:value-type="string" calcext:value-type="string">
            <text:p>TMIN_SOIL_12</text:p>
          </table:table-cell>
          <table:table-cell office:value-type="string" calcext:value-type="string">
            <text:p>TMAX_SOIL_13</text:p>
          </table:table-cell>
          <table:table-cell office:value-type="string" calcext:value-type="string">
            <text:p>TMIN_SOIL_13</text:p>
          </table:table-cell>
          <table:table-cell office:value-type="string" calcext:value-type="string">
            <text:p>TMAX_SOIL_14</text:p>
          </table:table-cell>
          <table:table-cell office:value-type="string" calcext:value-type="string">
            <text:p>TMIN_SOIL_14</text:p>
          </table:table-cell>
          <table:table-cell office:value-type="string" calcext:value-type="string">
            <text:p>TMAX_LITTER</text:p>
          </table:table-cell>
          <table:table-cell office:value-type="string" calcext:value-type="string">
            <text:p>TMIN_LITTER</text:p>
          </table:table-cell>
          <table:table-cell office:value-type="string" calcext:value-type="string">
            <text:p>ECND_1</text:p>
          </table:table-cell>
          <table:table-cell office:value-type="string" calcext:value-type="string">
            <text:p>ECND_2</text:p>
          </table:table-cell>
          <table:table-cell office:value-type="string" calcext:value-type="string">
            <text:p>ECND_3</text:p>
          </table:table-cell>
          <table:table-cell office:value-type="string" calcext:value-type="string">
            <text:p>ECND_4</text:p>
          </table:table-cell>
          <table:table-cell office:value-type="string" calcext:value-type="string">
            <text:p>ECND_5</text:p>
          </table:table-cell>
          <table:table-cell office:value-type="string" calcext:value-type="string">
            <text:p>ECND_6</text:p>
          </table:table-cell>
          <table:table-cell office:value-type="string" calcext:value-type="string">
            <text:p>ECND_7</text:p>
          </table:table-cell>
          <table:table-cell office:value-type="string" calcext:value-type="string">
            <text:p>ECND_8</text:p>
          </table:table-cell>
          <table:table-cell office:value-type="string" calcext:value-type="string">
            <text:p>ECND_9</text:p>
          </table:table-cell>
          <table:table-cell office:value-type="string" calcext:value-type="string">
            <text:p>ECND_10</text:p>
          </table:table-cell>
          <table:table-cell office:value-type="string" calcext:value-type="string">
            <text:p>ECND_11</text:p>
          </table:table-cell>
          <table:table-cell office:value-type="string" calcext:value-type="string">
            <text:p>ECND_12</text:p>
          </table:table-cell>
          <table:table-cell office:value-type="string" calcext:value-type="string">
            <text:p>TTL_SALT_DISCH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2006" calcext:value-type="float">
            <text:p>1012006</text:p>
          </table:table-cell>
          <table:table-cell office:value-type="float" office:value="6.149731" calcext:value-type="float">
            <text:p>6.149731</text:p>
          </table:table-cell>
          <table:table-cell office:value-type="float" office:value="9.35" calcext:value-type="float">
            <text:p>9.35</text:p>
          </table:table-cell>
          <table:table-cell office:value-type="float" office:value="0.12" calcext:value-type="float">
            <text:p>0.12</text:p>
          </table:table-cell>
          <table:table-cell office:value-type="float" office:value="0.8648828" calcext:value-type="float">
            <text:p>0.8648828</text:p>
          </table:table-cell>
          <table:table-cell office:value-type="float" office:value="0.5437517" calcext:value-type="float">
            <text:p>0.5437517</text:p>
          </table:table-cell>
          <table:table-cell office:value-type="float" office:value="393.444" calcext:value-type="float">
            <text:p>393.444</text:p>
          </table:table-cell>
          <table:table-cell office:value-type="float" office:value="5.4" calcext:value-type="float">
            <text:p>5.4</text:p>
          </table:table-cell>
          <table:table-cell office:value-type="float" office:value="3.017944" calcext:value-type="float">
            <text:p>3.017944</text:p>
          </table:table-cell>
          <table:table-cell office:value-type="float" office:value="-0.5232239" calcext:value-type="float">
            <text:p>-0.5232239</text:p>
          </table:table-cell>
          <table:table-cell office:value-type="float" office:value="0.3927002" calcext:value-type="float">
            <text:p>0.3927002</text:p>
          </table:table-cell>
          <table:table-cell office:value-type="float" office:value="-0.1965332" calcext:value-type="float">
            <text:p>-0.1965332</text:p>
          </table:table-cell>
          <table:table-cell office:value-type="float" office:value="0.4545288" calcext:value-type="float">
            <text:p>0.4545288</text:p>
          </table:table-cell>
          <table:table-cell office:value-type="float" office:value="-0.0333252" calcext:value-type="float">
            <text:p>-0.0333252</text:p>
          </table:table-cell>
          <table:table-cell office:value-type="float" office:value="0.7150574" calcext:value-type="float">
            <text:p>0.7150574</text:p>
          </table:table-cell>
          <table:table-cell office:value-type="float" office:value="0.4112549" calcext:value-type="float">
            <text:p>0.4112549</text:p>
          </table:table-cell>
          <table:table-cell office:value-type="float" office:value="0.9848633" calcext:value-type="float">
            <text:p>0.9848633</text:p>
          </table:table-cell>
          <table:table-cell office:value-type="float" office:value="0.7705078" calcext:value-type="float">
            <text:p>0.7705078</text:p>
          </table:table-cell>
          <table:table-cell office:value-type="float" office:value="1.369537" calcext:value-type="float">
            <text:p>1.369537</text:p>
          </table:table-cell>
          <table:table-cell office:value-type="float" office:value="1.226501" calcext:value-type="float">
            <text:p>1.226501</text:p>
          </table:table-cell>
          <table:table-cell office:value-type="float" office:value="1.836151" calcext:value-type="float">
            <text:p>1.836151</text:p>
          </table:table-cell>
          <table:table-cell office:value-type="float" office:value="1.754669" calcext:value-type="float">
            <text:p>1.754669</text:p>
          </table:table-cell>
          <table:table-cell office:value-type="float" office:value="2.632935" calcext:value-type="float">
            <text:p>2.632935</text:p>
          </table:table-cell>
          <table:table-cell office:value-type="float" office:value="2.620026" calcext:value-type="float">
            <text:p>2.620026</text:p>
          </table:table-cell>
          <table:table-cell office:value-type="float" office:value="4.205231" calcext:value-type="float">
            <text:p>4.205231</text:p>
          </table:table-cell>
          <table:table-cell office:value-type="float" office:value="4.171173" calcext:value-type="float">
            <text:p>4.171173</text:p>
          </table:table-cell>
          <table:table-cell office:value-type="float" office:value="6.136169" calcext:value-type="float">
            <text:p>6.136169</text:p>
          </table:table-cell>
          <table:table-cell office:value-type="float" office:value="6.062927" calcext:value-type="float">
            <text:p>6.062927</text:p>
          </table:table-cell>
          <table:table-cell office:value-type="float" office:value="7.6987" calcext:value-type="float">
            <text:p>7.6987</text:p>
          </table:table-cell>
          <table:table-cell office:value-type="float" office:value="7.597046" calcext:value-type="float">
            <text:p>7.597046</text:p>
          </table:table-cell>
          <table:table-cell office:value-type="float" office:value="9.003967" calcext:value-type="float">
            <text:p>9.003967</text:p>
          </table:table-cell>
          <table:table-cell office:value-type="float" office:value="8.883789" calcext:value-type="float">
            <text:p>8.883789</text:p>
          </table:table-cell>
          <table:table-cell office:value-type="float" office:value="10.0047" calcext:value-type="float">
            <text:p>10.0047</text:p>
          </table:table-cell>
          <table:table-cell office:value-type="float" office:value="9.876831" calcext:value-type="float">
            <text:p>9.876831</text:p>
          </table:table-cell>
          <table:table-cell office:value-type="float" office:value="10.46463" calcext:value-type="float">
            <text:p>10.46463</text:p>
          </table:table-cell>
          <table:table-cell office:value-type="float" office:value="10.33945" calcext:value-type="float">
            <text:p>10.33945</text:p>
          </table:table-cell>
          <table:table-cell office:value-type="float" office:value="15.4263" calcext:value-type="float">
            <text:p>15.4263</text:p>
          </table:table-cell>
          <table:table-cell office:value-type="float" office:value="-2.370209" calcext:value-type="float">
            <text:p>-2.37020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2006" calcext:value-type="float">
            <text:p>2012006</text:p>
          </table:table-cell>
          <table:table-cell office:value-type="float" office:value="2.09016" calcext:value-type="float">
            <text:p>2.09016</text:p>
          </table:table-cell>
          <table:table-cell office:value-type="float" office:value="1.28" calcext:value-type="float">
            <text:p>1.28</text:p>
          </table:table-cell>
          <table:table-cell office:value-type="float" office:value="-1.61" calcext:value-type="float">
            <text:p>-1.61</text:p>
          </table:table-cell>
          <table:table-cell office:value-type="float" office:value="0.5907543" calcext:value-type="float">
            <text:p>0.5907543</text:p>
          </table:table-cell>
          <table:table-cell office:value-type="float" office:value="0.4798768" calcext:value-type="float">
            <text:p>0.4798768</text:p>
          </table:table-cell>
          <table:table-cell office:value-type="float" office:value="412.452" calcext:value-type="float">
            <text:p>412.452</text:p>
          </table:table-cell>
          <table:table-cell office:value-type="float" office:value="4.6" calcext:value-type="float">
            <text:p>4.6</text:p>
          </table:table-cell>
          <table:table-cell office:value-type="float" office:value="0.3308411" calcext:value-type="float">
            <text:p>0.3308411</text:p>
          </table:table-cell>
          <table:table-cell office:value-type="float" office:value="-0.4409485" calcext:value-type="float">
            <text:p>-0.4409485</text:p>
          </table:table-cell>
          <table:table-cell office:value-type="float" office:value="0.4449158" calcext:value-type="float">
            <text:p>0.4449158</text:p>
          </table:table-cell>
          <table:table-cell office:value-type="float" office:value="-0.0730896" calcext:value-type="float">
            <text:p>-0.0730896</text:p>
          </table:table-cell>
          <table:table-cell office:value-type="float" office:value="0.6470337" calcext:value-type="float">
            <text:p>0.6470337</text:p>
          </table:table-cell>
          <table:table-cell office:value-type="float" office:value="0.2749329" calcext:value-type="float">
            <text:p>0.2749329</text:p>
          </table:table-cell>
          <table:table-cell office:value-type="float" office:value="0.9289246" calcext:value-type="float">
            <text:p>0.9289246</text:p>
          </table:table-cell>
          <table:table-cell office:value-type="float" office:value="0.6422424" calcext:value-type="float">
            <text:p>0.6422424</text:p>
          </table:table-cell>
          <table:table-cell office:value-type="float" office:value="1.179321" calcext:value-type="float">
            <text:p>1.179321</text:p>
          </table:table-cell>
          <table:table-cell office:value-type="float" office:value="0.9474182" calcext:value-type="float">
            <text:p>0.9474182</text:p>
          </table:table-cell>
          <table:table-cell office:value-type="float" office:value="1.527344" calcext:value-type="float">
            <text:p>1.527344</text:p>
          </table:table-cell>
          <table:table-cell office:value-type="float" office:value="1.35083" calcext:value-type="float">
            <text:p>1.35083</text:p>
          </table:table-cell>
          <table:table-cell office:value-type="float" office:value="1.954926" calcext:value-type="float">
            <text:p>1.954926</text:p>
          </table:table-cell>
          <table:table-cell office:value-type="float" office:value="1.82019" calcext:value-type="float">
            <text:p>1.82019</text:p>
          </table:table-cell>
          <table:table-cell office:value-type="float" office:value="2.681366" calcext:value-type="float">
            <text:p>2.681366</text:p>
          </table:table-cell>
          <table:table-cell office:value-type="float" office:value="2.633423" calcext:value-type="float">
            <text:p>2.633423</text:p>
          </table:table-cell>
          <table:table-cell office:value-type="float" office:value="4.170898" calcext:value-type="float">
            <text:p>4.170898</text:p>
          </table:table-cell>
          <table:table-cell office:value-type="float" office:value="4.147827" calcext:value-type="float">
            <text:p>4.147827</text:p>
          </table:table-cell>
          <table:table-cell office:value-type="float" office:value="6.062164" calcext:value-type="float">
            <text:p>6.062164</text:p>
          </table:table-cell>
          <table:table-cell office:value-type="float" office:value="5.992401" calcext:value-type="float">
            <text:p>5.992401</text:p>
          </table:table-cell>
          <table:table-cell office:value-type="float" office:value="7.596008" calcext:value-type="float">
            <text:p>7.596008</text:p>
          </table:table-cell>
          <table:table-cell office:value-type="float" office:value="7.498383" calcext:value-type="float">
            <text:p>7.498383</text:p>
          </table:table-cell>
          <table:table-cell office:value-type="float" office:value="8.882538" calcext:value-type="float">
            <text:p>8.882538</text:p>
          </table:table-cell>
          <table:table-cell office:value-type="float" office:value="8.765533" calcext:value-type="float">
            <text:p>8.765533</text:p>
          </table:table-cell>
          <table:table-cell office:value-type="float" office:value="9.875458" calcext:value-type="float">
            <text:p>9.875458</text:p>
          </table:table-cell>
          <table:table-cell office:value-type="float" office:value="9.750549" calcext:value-type="float">
            <text:p>9.750549</text:p>
          </table:table-cell>
          <table:table-cell office:value-type="float" office:value="10.33813" calcext:value-type="float">
            <text:p>10.33813</text:p>
          </table:table-cell>
          <table:table-cell office:value-type="float" office:value="10.2149" calcext:value-type="float">
            <text:p>10.2149</text:p>
          </table:table-cell>
          <table:table-cell office:value-type="float" office:value="1.587494" calcext:value-type="float">
            <text:p>1.587494</text:p>
          </table:table-cell>
          <table:table-cell office:value-type="float" office:value="-2.439514" calcext:value-type="float">
            <text:p>-2.43951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2006" calcext:value-type="float">
            <text:p>3012006</text:p>
          </table:table-cell>
          <table:table-cell office:value-type="float" office:value="4.767278" calcext:value-type="float">
            <text:p>4.767278</text:p>
          </table:table-cell>
          <table:table-cell office:value-type="float" office:value="7.96" calcext:value-type="float">
            <text:p>7.96</text:p>
          </table:table-cell>
          <table:table-cell office:value-type="float" office:value="-2" calcext:value-type="float">
            <text:p>-2</text:p>
          </table:table-cell>
          <table:table-cell office:value-type="float" office:value="0.8961555" calcext:value-type="float">
            <text:p>0.8961555</text:p>
          </table:table-cell>
          <table:table-cell office:value-type="float" office:value="0.4664434" calcext:value-type="float">
            <text:p>0.4664434</text:p>
          </table:table-cell>
          <table:table-cell office:value-type="float" office:value="330.588" calcext:value-type="float">
            <text:p>330.588</text:p>
          </table:table-cell>
          <table:table-cell office:value-type="float" office:value="0" calcext:value-type="float">
            <text:p>0</text:p>
          </table:table-cell>
          <table:table-cell office:value-type="float" office:value="1.902191" calcext:value-type="float">
            <text:p>1.902191</text:p>
          </table:table-cell>
          <table:table-cell office:value-type="float" office:value="-0.5715637" calcext:value-type="float">
            <text:p>-0.5715637</text:p>
          </table:table-cell>
          <table:table-cell office:value-type="float" office:value="1.414032" calcext:value-type="float">
            <text:p>1.414032</text:p>
          </table:table-cell>
          <table:table-cell office:value-type="float" office:value="-0.06063843" calcext:value-type="float">
            <text:p>-0.06063843</text:p>
          </table:table-cell>
          <table:table-cell office:value-type="float" office:value="1.280121" calcext:value-type="float">
            <text:p>1.280121</text:p>
          </table:table-cell>
          <table:table-cell office:value-type="float" office:value="0.3303833" calcext:value-type="float">
            <text:p>0.3303833</text:p>
          </table:table-cell>
          <table:table-cell office:value-type="float" office:value="1.360626" calcext:value-type="float">
            <text:p>1.360626</text:p>
          </table:table-cell>
          <table:table-cell office:value-type="float" office:value="0.7475891" calcext:value-type="float">
            <text:p>0.7475891</text:p>
          </table:table-cell>
          <table:table-cell office:value-type="float" office:value="1.50647" calcext:value-type="float">
            <text:p>1.50647</text:p>
          </table:table-cell>
          <table:table-cell office:value-type="float" office:value="1.074493" calcext:value-type="float">
            <text:p>1.074493</text:p>
          </table:table-cell>
          <table:table-cell office:value-type="float" office:value="1.758606" calcext:value-type="float">
            <text:p>1.758606</text:p>
          </table:table-cell>
          <table:table-cell office:value-type="float" office:value="1.486542" calcext:value-type="float">
            <text:p>1.486542</text:p>
          </table:table-cell>
          <table:table-cell office:value-type="float" office:value="2.106232" calcext:value-type="float">
            <text:p>2.106232</text:p>
          </table:table-cell>
          <table:table-cell office:value-type="float" office:value="1.948242" calcext:value-type="float">
            <text:p>1.948242</text:p>
          </table:table-cell>
          <table:table-cell office:value-type="float" office:value="2.742096" calcext:value-type="float">
            <text:p>2.742096</text:p>
          </table:table-cell>
          <table:table-cell office:value-type="float" office:value="2.682159" calcext:value-type="float">
            <text:p>2.682159</text:p>
          </table:table-cell>
          <table:table-cell office:value-type="float" office:value="4.147675" calcext:value-type="float">
            <text:p>4.147675</text:p>
          </table:table-cell>
          <table:table-cell office:value-type="float" office:value="4.13855" calcext:value-type="float">
            <text:p>4.13855</text:p>
          </table:table-cell>
          <table:table-cell office:value-type="float" office:value="5.991699" calcext:value-type="float">
            <text:p>5.991699</text:p>
          </table:table-cell>
          <table:table-cell office:value-type="float" office:value="5.927979" calcext:value-type="float">
            <text:p>5.927979</text:p>
          </table:table-cell>
          <table:table-cell office:value-type="float" office:value="7.497406" calcext:value-type="float">
            <text:p>7.497406</text:p>
          </table:table-cell>
          <table:table-cell office:value-type="float" office:value="7.403229" calcext:value-type="float">
            <text:p>7.403229</text:p>
          </table:table-cell>
          <table:table-cell office:value-type="float" office:value="8.764282" calcext:value-type="float">
            <text:p>8.764282</text:p>
          </table:table-cell>
          <table:table-cell office:value-type="float" office:value="8.650574" calcext:value-type="float">
            <text:p>8.650574</text:p>
          </table:table-cell>
          <table:table-cell office:value-type="float" office:value="9.749237" calcext:value-type="float">
            <text:p>9.749237</text:p>
          </table:table-cell>
          <table:table-cell office:value-type="float" office:value="9.626862" calcext:value-type="float">
            <text:p>9.626862</text:p>
          </table:table-cell>
          <table:table-cell office:value-type="float" office:value="10.21362" calcext:value-type="float">
            <text:p>10.21362</text:p>
          </table:table-cell>
          <table:table-cell office:value-type="float" office:value="10.09314" calcext:value-type="float">
            <text:p>10.09314</text:p>
          </table:table-cell>
          <table:table-cell office:value-type="float" office:value="6.149719" calcext:value-type="float">
            <text:p>6.149719</text:p>
          </table:table-cell>
          <table:table-cell office:value-type="float" office:value="-2.955444" calcext:value-type="float">
            <text:p>-2.95544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2006" calcext:value-type="float">
            <text:p>4012006</text:p>
          </table:table-cell>
          <table:table-cell office:value-type="float" office:value="9.232227" calcext:value-type="float">
            <text:p>9.232227</text:p>
          </table:table-cell>
          <table:table-cell office:value-type="float" office:value="11.12" calcext:value-type="float">
            <text:p>11.12</text:p>
          </table:table-cell>
          <table:table-cell office:value-type="float" office:value="0.05" calcext:value-type="float">
            <text:p>0.05</text:p>
          </table:table-cell>
          <table:table-cell office:value-type="float" office:value="0.8392669" calcext:value-type="float">
            <text:p>0.8392669</text:p>
          </table:table-cell>
          <table:table-cell office:value-type="float" office:value="0.5410251" calcext:value-type="float">
            <text:p>0.5410251</text:p>
          </table:table-cell>
          <table:table-cell office:value-type="float" office:value="394.38" calcext:value-type="float">
            <text:p>394.38</text:p>
          </table:table-cell>
          <table:table-cell office:value-type="float" office:value="0" calcext:value-type="float">
            <text:p>0</text:p>
          </table:table-cell>
          <table:table-cell office:value-type="float" office:value="7.534454" calcext:value-type="float">
            <text:p>7.534454</text:p>
          </table:table-cell>
          <table:table-cell office:value-type="float" office:value="-0.1729736" calcext:value-type="float">
            <text:p>-0.1729736</text:p>
          </table:table-cell>
          <table:table-cell office:value-type="float" office:value="5.28772" calcext:value-type="float">
            <text:p>5.28772</text:p>
          </table:table-cell>
          <table:table-cell office:value-type="float" office:value="0.2914429" calcext:value-type="float">
            <text:p>0.2914429</text:p>
          </table:table-cell>
          <table:table-cell office:value-type="float" office:value="3.991211" calcext:value-type="float">
            <text:p>3.991211</text:p>
          </table:table-cell>
          <table:table-cell office:value-type="float" office:value="0.6760864" calcext:value-type="float">
            <text:p>0.6760864</text:p>
          </table:table-cell>
          <table:table-cell office:value-type="float" office:value="3.240997" calcext:value-type="float">
            <text:p>3.240997</text:p>
          </table:table-cell>
          <table:table-cell office:value-type="float" office:value="1.070282" calcext:value-type="float">
            <text:p>1.070282</text:p>
          </table:table-cell>
          <table:table-cell office:value-type="float" office:value="2.901306" calcext:value-type="float">
            <text:p>2.901306</text:p>
          </table:table-cell>
          <table:table-cell office:value-type="float" office:value="1.365967" calcext:value-type="float">
            <text:p>1.365967</text:p>
          </table:table-cell>
          <table:table-cell office:value-type="float" office:value="2.732056" calcext:value-type="float">
            <text:p>2.732056</text:p>
          </table:table-cell>
          <table:table-cell office:value-type="float" office:value="1.731995" calcext:value-type="float">
            <text:p>1.731995</text:p>
          </table:table-cell>
          <table:table-cell office:value-type="float" office:value="2.756287" calcext:value-type="float">
            <text:p>2.756287</text:p>
          </table:table-cell>
          <table:table-cell office:value-type="float" office:value="2.1091" calcext:value-type="float">
            <text:p>2.1091</text:p>
          </table:table-cell>
          <table:table-cell office:value-type="float" office:value="2.954498" calcext:value-type="float">
            <text:p>2.954498</text:p>
          </table:table-cell>
          <table:table-cell office:value-type="float" office:value="2.743561" calcext:value-type="float">
            <text:p>2.743561</text:p>
          </table:table-cell>
          <table:table-cell office:value-type="float" office:value="4.155823" calcext:value-type="float">
            <text:p>4.155823</text:p>
          </table:table-cell>
          <table:table-cell office:value-type="float" office:value="4.138519" calcext:value-type="float">
            <text:p>4.138519</text:p>
          </table:table-cell>
          <table:table-cell office:value-type="float" office:value="5.927338" calcext:value-type="float">
            <text:p>5.927338</text:p>
          </table:table-cell>
          <table:table-cell office:value-type="float" office:value="5.871307" calcext:value-type="float">
            <text:p>5.871307</text:p>
          </table:table-cell>
          <table:table-cell office:value-type="float" office:value="7.402252" calcext:value-type="float">
            <text:p>7.402252</text:p>
          </table:table-cell>
          <table:table-cell office:value-type="float" office:value="7.313141" calcext:value-type="float">
            <text:p>7.313141</text:p>
          </table:table-cell>
          <table:table-cell office:value-type="float" office:value="8.649384" calcext:value-type="float">
            <text:p>8.649384</text:p>
          </table:table-cell>
          <table:table-cell office:value-type="float" office:value="8.540314" calcext:value-type="float">
            <text:p>8.540314</text:p>
          </table:table-cell>
          <table:table-cell office:value-type="float" office:value="9.62561" calcext:value-type="float">
            <text:p>9.62561</text:p>
          </table:table-cell>
          <table:table-cell office:value-type="float" office:value="9.506348" calcext:value-type="float">
            <text:p>9.506348</text:p>
          </table:table-cell>
          <table:table-cell office:value-type="float" office:value="10.09189" calcext:value-type="float">
            <text:p>10.09189</text:p>
          </table:table-cell>
          <table:table-cell office:value-type="float" office:value="9.972961" calcext:value-type="float">
            <text:p>9.972961</text:p>
          </table:table-cell>
          <table:table-cell office:value-type="float" office:value="20.93115" calcext:value-type="float">
            <text:p>20.93115</text:p>
          </table:table-cell>
          <table:table-cell office:value-type="float" office:value="-1.830078" calcext:value-type="float">
            <text:p>-1.83007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2006" calcext:value-type="float">
            <text:p>5012006</text:p>
          </table:table-cell>
          <table:table-cell office:value-type="float" office:value="4.504218" calcext:value-type="float">
            <text:p>4.504218</text:p>
          </table:table-cell>
          <table:table-cell office:value-type="float" office:value="3.21" calcext:value-type="float">
            <text:p>3.21</text:p>
          </table:table-cell>
          <table:table-cell office:value-type="float" office:value="-3.18" calcext:value-type="float">
            <text:p>-3.18</text:p>
          </table:table-cell>
          <table:table-cell office:value-type="float" office:value="0.677088" calcext:value-type="float">
            <text:p>0.677088</text:p>
          </table:table-cell>
          <table:table-cell office:value-type="float" office:value="0.4278342" calcext:value-type="float">
            <text:p>0.4278342</text:p>
          </table:table-cell>
          <table:table-cell office:value-type="float" office:value="329.832" calcext:value-type="float">
            <text:p>329.832</text:p>
          </table:table-cell>
          <table:table-cell office:value-type="float" office:value="0" calcext:value-type="float">
            <text:p>0</text:p>
          </table:table-cell>
          <table:table-cell office:value-type="float" office:value="3.072632" calcext:value-type="float">
            <text:p>3.072632</text:p>
          </table:table-cell>
          <table:table-cell office:value-type="float" office:value="-0.1446228" calcext:value-type="float">
            <text:p>-0.1446228</text:p>
          </table:table-cell>
          <table:table-cell office:value-type="float" office:value="2.498535" calcext:value-type="float">
            <text:p>2.498535</text:p>
          </table:table-cell>
          <table:table-cell office:value-type="float" office:value="0.6656799" calcext:value-type="float">
            <text:p>0.6656799</text:p>
          </table:table-cell>
          <table:table-cell office:value-type="float" office:value="2.391632" calcext:value-type="float">
            <text:p>2.391632</text:p>
          </table:table-cell>
          <table:table-cell office:value-type="float" office:value="1.299103" calcext:value-type="float">
            <text:p>1.299103</text:p>
          </table:table-cell>
          <table:table-cell office:value-type="float" office:value="2.649109" calcext:value-type="float">
            <text:p>2.649109</text:p>
          </table:table-cell>
          <table:table-cell office:value-type="float" office:value="1.797241" calcext:value-type="float">
            <text:p>1.797241</text:p>
          </table:table-cell>
          <table:table-cell office:value-type="float" office:value="2.712311" calcext:value-type="float">
            <text:p>2.712311</text:p>
          </table:table-cell>
          <table:table-cell office:value-type="float" office:value="2.088318" calcext:value-type="float">
            <text:p>2.088318</text:p>
          </table:table-cell>
          <table:table-cell office:value-type="float" office:value="2.732971" calcext:value-type="float">
            <text:p>2.732971</text:p>
          </table:table-cell>
          <table:table-cell office:value-type="float" office:value="2.402435" calcext:value-type="float">
            <text:p>2.402435</text:p>
          </table:table-cell>
          <table:table-cell office:value-type="float" office:value="2.814392" calcext:value-type="float">
            <text:p>2.814392</text:p>
          </table:table-cell>
          <table:table-cell office:value-type="float" office:value="2.697662" calcext:value-type="float">
            <text:p>2.697662</text:p>
          </table:table-cell>
          <table:table-cell office:value-type="float" office:value="3.212585" calcext:value-type="float">
            <text:p>3.212585</text:p>
          </table:table-cell>
          <table:table-cell office:value-type="float" office:value="2.959991" calcext:value-type="float">
            <text:p>2.959991</text:p>
          </table:table-cell>
          <table:table-cell office:value-type="float" office:value="4.250946" calcext:value-type="float">
            <text:p>4.250946</text:p>
          </table:table-cell>
          <table:table-cell office:value-type="float" office:value="4.156464" calcext:value-type="float">
            <text:p>4.156464</text:p>
          </table:table-cell>
          <table:table-cell office:value-type="float" office:value="5.870789" calcext:value-type="float">
            <text:p>5.870789</text:p>
          </table:table-cell>
          <table:table-cell office:value-type="float" office:value="5.833862" calcext:value-type="float">
            <text:p>5.833862</text:p>
          </table:table-cell>
          <table:table-cell office:value-type="float" office:value="7.312225" calcext:value-type="float">
            <text:p>7.312225</text:p>
          </table:table-cell>
          <table:table-cell office:value-type="float" office:value="7.230408" calcext:value-type="float">
            <text:p>7.230408</text:p>
          </table:table-cell>
          <table:table-cell office:value-type="float" office:value="8.539154" calcext:value-type="float">
            <text:p>8.539154</text:p>
          </table:table-cell>
          <table:table-cell office:value-type="float" office:value="8.433105" calcext:value-type="float">
            <text:p>8.433105</text:p>
          </table:table-cell>
          <table:table-cell office:value-type="float" office:value="9.505127" calcext:value-type="float">
            <text:p>9.505127</text:p>
          </table:table-cell>
          <table:table-cell office:value-type="float" office:value="9.388397" calcext:value-type="float">
            <text:p>9.388397</text:p>
          </table:table-cell>
          <table:table-cell office:value-type="float" office:value="9.97171" calcext:value-type="float">
            <text:p>9.97171</text:p>
          </table:table-cell>
          <table:table-cell office:value-type="float" office:value="9.855225" calcext:value-type="float">
            <text:p>9.855225</text:p>
          </table:table-cell>
          <table:table-cell office:value-type="float" office:value="5.660309" calcext:value-type="float">
            <text:p>5.660309</text:p>
          </table:table-cell>
          <table:table-cell office:value-type="float" office:value="-3.211273" calcext:value-type="float">
            <text:p>-3.21127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2006" calcext:value-type="float">
            <text:p>6012006</text:p>
          </table:table-cell>
          <table:table-cell office:value-type="float" office:value="8.535946" calcext:value-type="float">
            <text:p>8.535946</text:p>
          </table:table-cell>
          <table:table-cell office:value-type="float" office:value="8.58" calcext:value-type="float">
            <text:p>8.58</text:p>
          </table:table-cell>
          <table:table-cell office:value-type="float" office:value="-7.43" calcext:value-type="float">
            <text:p>-7.43</text:p>
          </table:table-cell>
          <table:table-cell office:value-type="float" office:value="0.749761" calcext:value-type="float">
            <text:p>0.749761</text:p>
          </table:table-cell>
          <table:table-cell office:value-type="float" office:value="0.311433" calcext:value-type="float">
            <text:p>0.311433</text:p>
          </table:table-cell>
          <table:table-cell office:value-type="float" office:value="238.716" calcext:value-type="float">
            <text:p>238.716</text:p>
          </table:table-cell>
          <table:table-cell office:value-type="float" office:value="0" calcext:value-type="float">
            <text:p>0</text:p>
          </table:table-cell>
          <table:table-cell office:value-type="float" office:value="4.131073" calcext:value-type="float">
            <text:p>4.131073</text:p>
          </table:table-cell>
          <table:table-cell office:value-type="float" office:value="-1.294861" calcext:value-type="float">
            <text:p>-1.294861</text:p>
          </table:table-cell>
          <table:table-cell office:value-type="float" office:value="2.875275" calcext:value-type="float">
            <text:p>2.875275</text:p>
          </table:table-cell>
          <table:table-cell office:value-type="float" office:value="-0.1342163" calcext:value-type="float">
            <text:p>-0.1342163</text:p>
          </table:table-cell>
          <table:table-cell office:value-type="float" office:value="2.370911" calcext:value-type="float">
            <text:p>2.370911</text:p>
          </table:table-cell>
          <table:table-cell office:value-type="float" office:value="0.5176697" calcext:value-type="float">
            <text:p>0.5176697</text:p>
          </table:table-cell>
          <table:table-cell office:value-type="float" office:value="2.229065" calcext:value-type="float">
            <text:p>2.229065</text:p>
          </table:table-cell>
          <table:table-cell office:value-type="float" office:value="1.121643" calcext:value-type="float">
            <text:p>1.121643</text:p>
          </table:table-cell>
          <table:table-cell office:value-type="float" office:value="2.259277" calcext:value-type="float">
            <text:p>2.259277</text:p>
          </table:table-cell>
          <table:table-cell office:value-type="float" office:value="1.5513" calcext:value-type="float">
            <text:p>1.5513</text:p>
          </table:table-cell>
          <table:table-cell office:value-type="float" office:value="2.460449" calcext:value-type="float">
            <text:p>2.460449</text:p>
          </table:table-cell>
          <table:table-cell office:value-type="float" office:value="2.04126" calcext:value-type="float">
            <text:p>2.04126</text:p>
          </table:table-cell>
          <table:table-cell office:value-type="float" office:value="2.75589" calcext:value-type="float">
            <text:p>2.75589</text:p>
          </table:table-cell>
          <table:table-cell office:value-type="float" office:value="2.500763" calcext:value-type="float">
            <text:p>2.500763</text:p>
          </table:table-cell>
          <table:table-cell office:value-type="float" office:value="3.231598" calcext:value-type="float">
            <text:p>3.231598</text:p>
          </table:table-cell>
          <table:table-cell office:value-type="float" office:value="3.190643" calcext:value-type="float">
            <text:p>3.190643</text:p>
          </table:table-cell>
          <table:table-cell office:value-type="float" office:value="4.308289" calcext:value-type="float">
            <text:p>4.308289</text:p>
          </table:table-cell>
          <table:table-cell office:value-type="float" office:value="4.251892" calcext:value-type="float">
            <text:p>4.251892</text:p>
          </table:table-cell>
          <table:table-cell office:value-type="float" office:value="5.833588" calcext:value-type="float">
            <text:p>5.833588</text:p>
          </table:table-cell>
          <table:table-cell office:value-type="float" office:value="5.812836" calcext:value-type="float">
            <text:p>5.812836</text:p>
          </table:table-cell>
          <table:table-cell office:value-type="float" office:value="7.229584" calcext:value-type="float">
            <text:p>7.229584</text:p>
          </table:table-cell>
          <table:table-cell office:value-type="float" office:value="7.157776" calcext:value-type="float">
            <text:p>7.157776</text:p>
          </table:table-cell>
          <table:table-cell office:value-type="float" office:value="8.432007" calcext:value-type="float">
            <text:p>8.432007</text:p>
          </table:table-cell>
          <table:table-cell office:value-type="float" office:value="8.330719" calcext:value-type="float">
            <text:p>8.330719</text:p>
          </table:table-cell>
          <table:table-cell office:value-type="float" office:value="9.387177" calcext:value-type="float">
            <text:p>9.387177</text:p>
          </table:table-cell>
          <table:table-cell office:value-type="float" office:value="9.274017" calcext:value-type="float">
            <text:p>9.274017</text:p>
          </table:table-cell>
          <table:table-cell office:value-type="float" office:value="9.854004" calcext:value-type="float">
            <text:p>9.854004</text:p>
          </table:table-cell>
          <table:table-cell office:value-type="float" office:value="9.740295" calcext:value-type="float">
            <text:p>9.740295</text:p>
          </table:table-cell>
          <table:table-cell office:value-type="float" office:value="9.393951" calcext:value-type="float">
            <text:p>9.393951</text:p>
          </table:table-cell>
          <table:table-cell office:value-type="float" office:value="-6.621704" calcext:value-type="float">
            <text:p>-6.62170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2006" calcext:value-type="float">
            <text:p>7012006</text:p>
          </table:table-cell>
          <table:table-cell office:value-type="float" office:value="6.165522" calcext:value-type="float">
            <text:p>6.165522</text:p>
          </table:table-cell>
          <table:table-cell office:value-type="float" office:value="10.55" calcext:value-type="float">
            <text:p>10.55</text:p>
          </table:table-cell>
          <table:table-cell office:value-type="float" office:value="-2.51" calcext:value-type="float">
            <text:p>-2.51</text:p>
          </table:table-cell>
          <table:table-cell office:value-type="float" office:value="0.8414114" calcext:value-type="float">
            <text:p>0.8414114</text:p>
          </table:table-cell>
          <table:table-cell office:value-type="float" office:value="0.4493877" calcext:value-type="float">
            <text:p>0.4493877</text:p>
          </table:table-cell>
          <table:table-cell office:value-type="float" office:value="164.592" calcext:value-type="float">
            <text:p>164.592</text:p>
          </table:table-cell>
          <table:table-cell office:value-type="float" office:value="0" calcext:value-type="float">
            <text:p>0</text:p>
          </table:table-cell>
          <table:table-cell office:value-type="float" office:value="5.343781" calcext:value-type="float">
            <text:p>5.343781</text:p>
          </table:table-cell>
          <table:table-cell office:value-type="float" office:value="-0.3212891" calcext:value-type="float">
            <text:p>-0.3212891</text:p>
          </table:table-cell>
          <table:table-cell office:value-type="float" office:value="3.982971" calcext:value-type="float">
            <text:p>3.982971</text:p>
          </table:table-cell>
          <table:table-cell office:value-type="float" office:value="0.3351135" calcext:value-type="float">
            <text:p>0.3351135</text:p>
          </table:table-cell>
          <table:table-cell office:value-type="float" office:value="3.248505" calcext:value-type="float">
            <text:p>3.248505</text:p>
          </table:table-cell>
          <table:table-cell office:value-type="float" office:value="0.8754272" calcext:value-type="float">
            <text:p>0.8754272</text:p>
          </table:table-cell>
          <table:table-cell office:value-type="float" office:value="2.877045" calcext:value-type="float">
            <text:p>2.877045</text:p>
          </table:table-cell>
          <table:table-cell office:value-type="float" office:value="1.389893" calcext:value-type="float">
            <text:p>1.389893</text:p>
          </table:table-cell>
          <table:table-cell office:value-type="float" office:value="2.762695" calcext:value-type="float">
            <text:p>2.762695</text:p>
          </table:table-cell>
          <table:table-cell office:value-type="float" office:value="1.753174" calcext:value-type="float">
            <text:p>1.753174</text:p>
          </table:table-cell>
          <table:table-cell office:value-type="float" office:value="2.780945" calcext:value-type="float">
            <text:p>2.780945</text:p>
          </table:table-cell>
          <table:table-cell office:value-type="float" office:value="2.176331" calcext:value-type="float">
            <text:p>2.176331</text:p>
          </table:table-cell>
          <table:table-cell office:value-type="float" office:value="2.922028" calcext:value-type="float">
            <text:p>2.922028</text:p>
          </table:table-cell>
          <table:table-cell office:value-type="float" office:value="2.586487" calcext:value-type="float">
            <text:p>2.586487</text:p>
          </table:table-cell>
          <table:table-cell office:value-type="float" office:value="3.272827" calcext:value-type="float">
            <text:p>3.272827</text:p>
          </table:table-cell>
          <table:table-cell office:value-type="float" office:value="3.205231" calcext:value-type="float">
            <text:p>3.205231</text:p>
          </table:table-cell>
          <table:table-cell office:value-type="float" office:value="4.335022" calcext:value-type="float">
            <text:p>4.335022</text:p>
          </table:table-cell>
          <table:table-cell office:value-type="float" office:value="4.308624" calcext:value-type="float">
            <text:p>4.308624</text:p>
          </table:table-cell>
          <table:table-cell office:value-type="float" office:value="5.812592" calcext:value-type="float">
            <text:p>5.812592</text:p>
          </table:table-cell>
          <table:table-cell office:value-type="float" office:value="5.793793" calcext:value-type="float">
            <text:p>5.793793</text:p>
          </table:table-cell>
          <table:table-cell office:value-type="float" office:value="7.157104" calcext:value-type="float">
            <text:p>7.157104</text:p>
          </table:table-cell>
          <table:table-cell office:value-type="float" office:value="7.092743" calcext:value-type="float">
            <text:p>7.092743</text:p>
          </table:table-cell>
          <table:table-cell office:value-type="float" office:value="8.329681" calcext:value-type="float">
            <text:p>8.329681</text:p>
          </table:table-cell>
          <table:table-cell office:value-type="float" office:value="8.233917" calcext:value-type="float">
            <text:p>8.233917</text:p>
          </table:table-cell>
          <table:table-cell office:value-type="float" office:value="9.272858" calcext:value-type="float">
            <text:p>9.272858</text:p>
          </table:table-cell>
          <table:table-cell office:value-type="float" office:value="9.162384" calcext:value-type="float">
            <text:p>9.162384</text:p>
          </table:table-cell>
          <table:table-cell office:value-type="float" office:value="9.739136" calcext:value-type="float">
            <text:p>9.739136</text:p>
          </table:table-cell>
          <table:table-cell office:value-type="float" office:value="9.627533" calcext:value-type="float">
            <text:p>9.627533</text:p>
          </table:table-cell>
          <table:table-cell office:value-type="float" office:value="13.94037" calcext:value-type="float">
            <text:p>13.94037</text:p>
          </table:table-cell>
          <table:table-cell office:value-type="float" office:value="-3.107971" calcext:value-type="float">
            <text:p>-3.10797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2006" calcext:value-type="float">
            <text:p>8012006</text:p>
          </table:table-cell>
          <table:table-cell office:value-type="float" office:value="3.465836" calcext:value-type="float">
            <text:p>3.465836</text:p>
          </table:table-cell>
          <table:table-cell office:value-type="float" office:value="2.08" calcext:value-type="float">
            <text:p>2.08</text:p>
          </table:table-cell>
          <table:table-cell office:value-type="float" office:value="-3.88" calcext:value-type="float">
            <text:p>-3.88</text:p>
          </table:table-cell>
          <table:table-cell office:value-type="float" office:value="0.6252618" calcext:value-type="float">
            <text:p>0.6252618</text:p>
          </table:table-cell>
          <table:table-cell office:value-type="float" office:value="0.4063123" calcext:value-type="float">
            <text:p>0.4063123</text:p>
          </table:table-cell>
          <table:table-cell office:value-type="float" office:value="380.16" calcext:value-type="float">
            <text:p>380.16</text:p>
          </table:table-cell>
          <table:table-cell office:value-type="float" office:value="0" calcext:value-type="float">
            <text:p>0</text:p>
          </table:table-cell>
          <table:table-cell office:value-type="float" office:value="2.739288" calcext:value-type="float">
            <text:p>2.739288</text:p>
          </table:table-cell>
          <table:table-cell office:value-type="float" office:value="-0.1399231" calcext:value-type="float">
            <text:p>-0.1399231</text:p>
          </table:table-cell>
          <table:table-cell office:value-type="float" office:value="2.090973" calcext:value-type="float">
            <text:p>2.090973</text:p>
          </table:table-cell>
          <table:table-cell office:value-type="float" office:value="0.6864624" calcext:value-type="float">
            <text:p>0.6864624</text:p>
          </table:table-cell>
          <table:table-cell office:value-type="float" office:value="2.34845" calcext:value-type="float">
            <text:p>2.34845</text:p>
          </table:table-cell>
          <table:table-cell office:value-type="float" office:value="1.321564" calcext:value-type="float">
            <text:p>1.321564</text:p>
          </table:table-cell>
          <table:table-cell office:value-type="float" office:value="2.591583" calcext:value-type="float">
            <text:p>2.591583</text:p>
          </table:table-cell>
          <table:table-cell office:value-type="float" office:value="1.854736" calcext:value-type="float">
            <text:p>1.854736</text:p>
          </table:table-cell>
          <table:table-cell office:value-type="float" office:value="2.691223" calcext:value-type="float">
            <text:p>2.691223</text:p>
          </table:table-cell>
          <table:table-cell office:value-type="float" office:value="2.188934" calcext:value-type="float">
            <text:p>2.188934</text:p>
          </table:table-cell>
          <table:table-cell office:value-type="float" office:value="2.788086" calcext:value-type="float">
            <text:p>2.788086</text:p>
          </table:table-cell>
          <table:table-cell office:value-type="float" office:value="2.55304" calcext:value-type="float">
            <text:p>2.55304</text:p>
          </table:table-cell>
          <table:table-cell office:value-type="float" office:value="2.97049" calcext:value-type="float">
            <text:p>2.97049</text:p>
          </table:table-cell>
          <table:table-cell office:value-type="float" office:value="2.872589" calcext:value-type="float">
            <text:p>2.872589</text:p>
          </table:table-cell>
          <table:table-cell office:value-type="float" office:value="3.394501" calcext:value-type="float">
            <text:p>3.394501</text:p>
          </table:table-cell>
          <table:table-cell office:value-type="float" office:value="3.275574" calcext:value-type="float">
            <text:p>3.275574</text:p>
          </table:table-cell>
          <table:table-cell office:value-type="float" office:value="4.384125" calcext:value-type="float">
            <text:p>4.384125</text:p>
          </table:table-cell>
          <table:table-cell office:value-type="float" office:value="4.335419" calcext:value-type="float">
            <text:p>4.335419</text:p>
          </table:table-cell>
          <table:table-cell office:value-type="float" office:value="5.793579" calcext:value-type="float">
            <text:p>5.793579</text:p>
          </table:table-cell>
          <table:table-cell office:value-type="float" office:value="5.776703" calcext:value-type="float">
            <text:p>5.776703</text:p>
          </table:table-cell>
          <table:table-cell office:value-type="float" office:value="7.092102" calcext:value-type="float">
            <text:p>7.092102</text:p>
          </table:table-cell>
          <table:table-cell office:value-type="float" office:value="7.032867" calcext:value-type="float">
            <text:p>7.032867</text:p>
          </table:table-cell>
          <table:table-cell office:value-type="float" office:value="8.23291" calcext:value-type="float">
            <text:p>8.23291</text:p>
          </table:table-cell>
          <table:table-cell office:value-type="float" office:value="8.142639" calcext:value-type="float">
            <text:p>8.142639</text:p>
          </table:table-cell>
          <table:table-cell office:value-type="float" office:value="9.161255" calcext:value-type="float">
            <text:p>9.161255</text:p>
          </table:table-cell>
          <table:table-cell office:value-type="float" office:value="9.054657" calcext:value-type="float">
            <text:p>9.054657</text:p>
          </table:table-cell>
          <table:table-cell office:value-type="float" office:value="9.626373" calcext:value-type="float">
            <text:p>9.626373</text:p>
          </table:table-cell>
          <table:table-cell office:value-type="float" office:value="9.517975" calcext:value-type="float">
            <text:p>9.517975</text:p>
          </table:table-cell>
          <table:table-cell office:value-type="float" office:value="6.185242" calcext:value-type="float">
            <text:p>6.185242</text:p>
          </table:table-cell>
          <table:table-cell office:value-type="float" office:value="-3.626678" calcext:value-type="float">
            <text:p>-3.62667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2006" calcext:value-type="float">
            <text:p>9012006</text:p>
          </table:table-cell>
          <table:table-cell office:value-type="float" office:value="2.63124" calcext:value-type="float">
            <text:p>2.63124</text:p>
          </table:table-cell>
          <table:table-cell office:value-type="float" office:value="0.6" calcext:value-type="float">
            <text:p>0.6</text:p>
          </table:table-cell>
          <table:table-cell office:value-type="float" office:value="-6.48" calcext:value-type="float">
            <text:p>-6.48</text:p>
          </table:table-cell>
          <table:table-cell office:value-type="float" office:value="0.5627781" calcext:value-type="float">
            <text:p>0.5627781</text:p>
          </table:table-cell>
          <table:table-cell office:value-type="float" office:value="0.3346361" calcext:value-type="float">
            <text:p>0.3346361</text:p>
          </table:table-cell>
          <table:table-cell office:value-type="float" office:value="271.116" calcext:value-type="float">
            <text:p>271.116</text:p>
          </table:table-cell>
          <table:table-cell office:value-type="float" office:value="0" calcext:value-type="float">
            <text:p>0</text:p>
          </table:table-cell>
          <table:table-cell office:value-type="float" office:value="1.26535" calcext:value-type="float">
            <text:p>1.26535</text:p>
          </table:table-cell>
          <table:table-cell office:value-type="float" office:value="-0.9279175" calcext:value-type="float">
            <text:p>-0.9279175</text:p>
          </table:table-cell>
          <table:table-cell office:value-type="float" office:value="1.301422" calcext:value-type="float">
            <text:p>1.301422</text:p>
          </table:table-cell>
          <table:table-cell office:value-type="float" office:value="0.06756592" calcext:value-type="float">
            <text:p>0.06756592</text:p>
          </table:table-cell>
          <table:table-cell office:value-type="float" office:value="1.534241" calcext:value-type="float">
            <text:p>1.534241</text:p>
          </table:table-cell>
          <table:table-cell office:value-type="float" office:value="0.769989" calcext:value-type="float">
            <text:p>0.769989</text:p>
          </table:table-cell>
          <table:table-cell office:value-type="float" office:value="1.950348" calcext:value-type="float">
            <text:p>1.950348</text:p>
          </table:table-cell>
          <table:table-cell office:value-type="float" office:value="1.382874" calcext:value-type="float">
            <text:p>1.382874</text:p>
          </table:table-cell>
          <table:table-cell office:value-type="float" office:value="2.231781" calcext:value-type="float">
            <text:p>2.231781</text:p>
          </table:table-cell>
          <table:table-cell office:value-type="float" office:value="1.785889" calcext:value-type="float">
            <text:p>1.785889</text:p>
          </table:table-cell>
          <table:table-cell office:value-type="float" office:value="2.561951" calcext:value-type="float">
            <text:p>2.561951</text:p>
          </table:table-cell>
          <table:table-cell office:value-type="float" office:value="2.251556" calcext:value-type="float">
            <text:p>2.251556</text:p>
          </table:table-cell>
          <table:table-cell office:value-type="float" office:value="2.886963" calcext:value-type="float">
            <text:p>2.886963</text:p>
          </table:table-cell>
          <table:table-cell office:value-type="float" office:value="2.686554" calcext:value-type="float">
            <text:p>2.686554</text:p>
          </table:table-cell>
          <table:table-cell office:value-type="float" office:value="3.398102" calcext:value-type="float">
            <text:p>3.398102</text:p>
          </table:table-cell>
          <table:table-cell office:value-type="float" office:value="3.339874" calcext:value-type="float">
            <text:p>3.339874</text:p>
          </table:table-cell>
          <table:table-cell office:value-type="float" office:value="4.40509" calcext:value-type="float">
            <text:p>4.40509</text:p>
          </table:table-cell>
          <table:table-cell office:value-type="float" office:value="4.384583" calcext:value-type="float">
            <text:p>4.384583</text:p>
          </table:table-cell>
          <table:table-cell office:value-type="float" office:value="5.77655" calcext:value-type="float">
            <text:p>5.77655</text:p>
          </table:table-cell>
          <table:table-cell office:value-type="float" office:value="5.762207" calcext:value-type="float">
            <text:p>5.762207</text:p>
          </table:table-cell>
          <table:table-cell office:value-type="float" office:value="7.032288" calcext:value-type="float">
            <text:p>7.032288</text:p>
          </table:table-cell>
          <table:table-cell office:value-type="float" office:value="6.977753" calcext:value-type="float">
            <text:p>6.977753</text:p>
          </table:table-cell>
          <table:table-cell office:value-type="float" office:value="8.141724" calcext:value-type="float">
            <text:p>8.141724</text:p>
          </table:table-cell>
          <table:table-cell office:value-type="float" office:value="8.057556" calcext:value-type="float">
            <text:p>8.057556</text:p>
          </table:table-cell>
          <table:table-cell office:value-type="float" office:value="9.053589" calcext:value-type="float">
            <text:p>9.053589</text:p>
          </table:table-cell>
          <table:table-cell office:value-type="float" office:value="8.951965" calcext:value-type="float">
            <text:p>8.951965</text:p>
          </table:table-cell>
          <table:table-cell office:value-type="float" office:value="9.516846" calcext:value-type="float">
            <text:p>9.516846</text:p>
          </table:table-cell>
          <table:table-cell office:value-type="float" office:value="9.411011" calcext:value-type="float">
            <text:p>9.411011</text:p>
          </table:table-cell>
          <table:table-cell office:value-type="float" office:value="1.518097" calcext:value-type="float">
            <text:p>1.518097</text:p>
          </table:table-cell>
          <table:table-cell office:value-type="float" office:value="-5.544647" calcext:value-type="float">
            <text:p>-5.54464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2006" calcext:value-type="float">
            <text:p>10012006</text:p>
          </table:table-cell>
          <table:table-cell office:value-type="float" office:value="9.48147" calcext:value-type="float">
            <text:p>9.48147</text:p>
          </table:table-cell>
          <table:table-cell office:value-type="float" office:value="5.88" calcext:value-type="float">
            <text:p>5.88</text:p>
          </table:table-cell>
          <table:table-cell office:value-type="float" office:value="-9.5" calcext:value-type="float">
            <text:p>-9.5</text:p>
          </table:table-cell>
          <table:table-cell office:value-type="float" office:value="0.6964428" calcext:value-type="float">
            <text:p>0.6964428</text:p>
          </table:table-cell>
          <table:table-cell office:value-type="float" office:value="0.2658176" calcext:value-type="float">
            <text:p>0.2658176</text:p>
          </table:table-cell>
          <table:table-cell office:value-type="float" office:value="226.368" calcext:value-type="float">
            <text:p>226.368</text:p>
          </table:table-cell>
          <table:table-cell office:value-type="float" office:value="0" calcext:value-type="float">
            <text:p>0</text:p>
          </table:table-cell>
          <table:table-cell office:value-type="float" office:value="2.971558" calcext:value-type="float">
            <text:p>2.971558</text:p>
          </table:table-cell>
          <table:table-cell office:value-type="float" office:value="-3.361115" calcext:value-type="float">
            <text:p>-3.361115</text:p>
          </table:table-cell>
          <table:table-cell office:value-type="float" office:value="0.9680481" calcext:value-type="float">
            <text:p>0.9680481</text:p>
          </table:table-cell>
          <table:table-cell office:value-type="float" office:value="-0.4966125" calcext:value-type="float">
            <text:p>-0.4966125</text:p>
          </table:table-cell>
          <table:table-cell office:value-type="float" office:value="1.017334" calcext:value-type="float">
            <text:p>1.017334</text:p>
          </table:table-cell>
          <table:table-cell office:value-type="float" office:value="0.1843567" calcext:value-type="float">
            <text:p>0.1843567</text:p>
          </table:table-cell>
          <table:table-cell office:value-type="float" office:value="1.365906" calcext:value-type="float">
            <text:p>1.365906</text:p>
          </table:table-cell>
          <table:table-cell office:value-type="float" office:value="0.8512878" calcext:value-type="float">
            <text:p>0.8512878</text:p>
          </table:table-cell>
          <table:table-cell office:value-type="float" office:value="1.774139" calcext:value-type="float">
            <text:p>1.774139</text:p>
          </table:table-cell>
          <table:table-cell office:value-type="float" office:value="1.324677" calcext:value-type="float">
            <text:p>1.324677</text:p>
          </table:table-cell>
          <table:table-cell office:value-type="float" office:value="2.2453" calcext:value-type="float">
            <text:p>2.2453</text:p>
          </table:table-cell>
          <table:table-cell office:value-type="float" office:value="1.858154" calcext:value-type="float">
            <text:p>1.858154</text:p>
          </table:table-cell>
          <table:table-cell office:value-type="float" office:value="2.683502" calcext:value-type="float">
            <text:p>2.683502</text:p>
          </table:table-cell>
          <table:table-cell office:value-type="float" office:value="2.382477" calcext:value-type="float">
            <text:p>2.382477</text:p>
          </table:table-cell>
          <table:table-cell office:value-type="float" office:value="3.33902" calcext:value-type="float">
            <text:p>3.33902</text:p>
          </table:table-cell>
          <table:table-cell office:value-type="float" office:value="3.163147" calcext:value-type="float">
            <text:p>3.163147</text:p>
          </table:table-cell>
          <table:table-cell office:value-type="float" office:value="4.404755" calcext:value-type="float">
            <text:p>4.404755</text:p>
          </table:table-cell>
          <table:table-cell office:value-type="float" office:value="4.36795" calcext:value-type="float">
            <text:p>4.36795</text:p>
          </table:table-cell>
          <table:table-cell office:value-type="float" office:value="5.762054" calcext:value-type="float">
            <text:p>5.762054</text:p>
          </table:table-cell>
          <table:table-cell office:value-type="float" office:value="5.73938" calcext:value-type="float">
            <text:p>5.73938</text:p>
          </table:table-cell>
          <table:table-cell office:value-type="float" office:value="6.977173" calcext:value-type="float">
            <text:p>6.977173</text:p>
          </table:table-cell>
          <table:table-cell office:value-type="float" office:value="6.925232" calcext:value-type="float">
            <text:p>6.925232</text:p>
          </table:table-cell>
          <table:table-cell office:value-type="float" office:value="8.056702" calcext:value-type="float">
            <text:p>8.056702</text:p>
          </table:table-cell>
          <table:table-cell office:value-type="float" office:value="7.975708" calcext:value-type="float">
            <text:p>7.975708</text:p>
          </table:table-cell>
          <table:table-cell office:value-type="float" office:value="8.950867" calcext:value-type="float">
            <text:p>8.950867</text:p>
          </table:table-cell>
          <table:table-cell office:value-type="float" office:value="8.851318" calcext:value-type="float">
            <text:p>8.851318</text:p>
          </table:table-cell>
          <table:table-cell office:value-type="float" office:value="9.409912" calcext:value-type="float">
            <text:p>9.409912</text:p>
          </table:table-cell>
          <table:table-cell office:value-type="float" office:value="9.307098" calcext:value-type="float">
            <text:p>9.307098</text:p>
          </table:table-cell>
          <table:table-cell office:value-type="float" office:value="9.353027" calcext:value-type="float">
            <text:p>9.353027</text:p>
          </table:table-cell>
          <table:table-cell office:value-type="float" office:value="-11.14621" calcext:value-type="float">
            <text:p>-11.1462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2006" calcext:value-type="float">
            <text:p>11012006</text:p>
          </table:table-cell>
          <table:table-cell office:value-type="float" office:value="8.404468" calcext:value-type="float">
            <text:p>8.404468</text:p>
          </table:table-cell>
          <table:table-cell office:value-type="float" office:value="13.75" calcext:value-type="float">
            <text:p>13.75</text:p>
          </table:table-cell>
          <table:table-cell office:value-type="float" office:value="-4.95" calcext:value-type="float">
            <text:p>-4.95</text:p>
          </table:table-cell>
          <table:table-cell office:value-type="float" office:value="0.8175174" calcext:value-type="float">
            <text:p>0.8175174</text:p>
          </table:table-cell>
          <table:table-cell office:value-type="float" office:value="0.3752927" calcext:value-type="float">
            <text:p>0.3752927</text:p>
          </table:table-cell>
          <table:table-cell office:value-type="float" office:value="216.36" calcext:value-type="float">
            <text:p>216.36</text:p>
          </table:table-cell>
          <table:table-cell office:value-type="float" office:value="0" calcext:value-type="float">
            <text:p>0</text:p>
          </table:table-cell>
          <table:table-cell office:value-type="float" office:value="4.514557" calcext:value-type="float">
            <text:p>4.514557</text:p>
          </table:table-cell>
          <table:table-cell office:value-type="float" office:value="-1.316315" calcext:value-type="float">
            <text:p>-1.316315</text:p>
          </table:table-cell>
          <table:table-cell office:value-type="float" office:value="3.242828" calcext:value-type="float">
            <text:p>3.242828</text:p>
          </table:table-cell>
          <table:table-cell office:value-type="float" office:value="-0.2066345" calcext:value-type="float">
            <text:p>-0.2066345</text:p>
          </table:table-cell>
          <table:table-cell office:value-type="float" office:value="2.667572" calcext:value-type="float">
            <text:p>2.667572</text:p>
          </table:table-cell>
          <table:table-cell office:value-type="float" office:value="0.3245239" calcext:value-type="float">
            <text:p>0.3245239</text:p>
          </table:table-cell>
          <table:table-cell office:value-type="float" office:value="2.39917" calcext:value-type="float">
            <text:p>2.39917</text:p>
          </table:table-cell>
          <table:table-cell office:value-type="float" office:value="0.8688965" calcext:value-type="float">
            <text:p>0.8688965</text:p>
          </table:table-cell>
          <table:table-cell office:value-type="float" office:value="2.384766" calcext:value-type="float">
            <text:p>2.384766</text:p>
          </table:table-cell>
          <table:table-cell office:value-type="float" office:value="1.272919" calcext:value-type="float">
            <text:p>1.272919</text:p>
          </table:table-cell>
          <table:table-cell office:value-type="float" office:value="2.437225" calcext:value-type="float">
            <text:p>2.437225</text:p>
          </table:table-cell>
          <table:table-cell office:value-type="float" office:value="1.75943" calcext:value-type="float">
            <text:p>1.75943</text:p>
          </table:table-cell>
          <table:table-cell office:value-type="float" office:value="2.62619" calcext:value-type="float">
            <text:p>2.62619</text:p>
          </table:table-cell>
          <table:table-cell office:value-type="float" office:value="2.273376" calcext:value-type="float">
            <text:p>2.273376</text:p>
          </table:table-cell>
          <table:table-cell office:value-type="float" office:value="3.161835" calcext:value-type="float">
            <text:p>3.161835</text:p>
          </table:table-cell>
          <table:table-cell office:value-type="float" office:value="3.066467" calcext:value-type="float">
            <text:p>3.066467</text:p>
          </table:table-cell>
          <table:table-cell office:value-type="float" office:value="4.367279" calcext:value-type="float">
            <text:p>4.367279</text:p>
          </table:table-cell>
          <table:table-cell office:value-type="float" office:value="4.297638" calcext:value-type="float">
            <text:p>4.297638</text:p>
          </table:table-cell>
          <table:table-cell office:value-type="float" office:value="5.739105" calcext:value-type="float">
            <text:p>5.739105</text:p>
          </table:table-cell>
          <table:table-cell office:value-type="float" office:value="5.701233" calcext:value-type="float">
            <text:p>5.701233</text:p>
          </table:table-cell>
          <table:table-cell office:value-type="float" office:value="6.924683" calcext:value-type="float">
            <text:p>6.924683</text:p>
          </table:table-cell>
          <table:table-cell office:value-type="float" office:value="6.8703" calcext:value-type="float">
            <text:p>6.8703</text:p>
          </table:table-cell>
          <table:table-cell office:value-type="float" office:value="7.974854" calcext:value-type="float">
            <text:p>7.974854</text:p>
          </table:table-cell>
          <table:table-cell office:value-type="float" office:value="7.896423" calcext:value-type="float">
            <text:p>7.896423</text:p>
          </table:table-cell>
          <table:table-cell office:value-type="float" office:value="8.85025" calcext:value-type="float">
            <text:p>8.85025</text:p>
          </table:table-cell>
          <table:table-cell office:value-type="float" office:value="8.754395" calcext:value-type="float">
            <text:p>8.754395</text:p>
          </table:table-cell>
          <table:table-cell office:value-type="float" office:value="9.30603" calcext:value-type="float">
            <text:p>9.30603</text:p>
          </table:table-cell>
          <table:table-cell office:value-type="float" office:value="9.206696" calcext:value-type="float">
            <text:p>9.206696</text:p>
          </table:table-cell>
          <table:table-cell office:value-type="float" office:value="11.50601" calcext:value-type="float">
            <text:p>11.50601</text:p>
          </table:table-cell>
          <table:table-cell office:value-type="float" office:value="-5.899475" calcext:value-type="float">
            <text:p>-5.89947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2006" calcext:value-type="float">
            <text:p>12012006</text:p>
          </table:table-cell>
          <table:table-cell office:value-type="float" office:value="8.261197" calcext:value-type="float">
            <text:p>8.261197</text:p>
          </table:table-cell>
          <table:table-cell office:value-type="float" office:value="11.64" calcext:value-type="float">
            <text:p>11.64</text:p>
          </table:table-cell>
          <table:table-cell office:value-type="float" office:value="-2.1" calcext:value-type="float">
            <text:p>-2.1</text:p>
          </table:table-cell>
          <table:table-cell office:value-type="float" office:value="0.858956" calcext:value-type="float">
            <text:p>0.858956</text:p>
          </table:table-cell>
          <table:table-cell office:value-type="float" office:value="0.4630539" calcext:value-type="float">
            <text:p>0.4630539</text:p>
          </table:table-cell>
          <table:table-cell office:value-type="float" office:value="471.924" calcext:value-type="float">
            <text:p>471.924</text:p>
          </table:table-cell>
          <table:table-cell office:value-type="float" office:value="0.2" calcext:value-type="float">
            <text:p>0.2</text:p>
          </table:table-cell>
          <table:table-cell office:value-type="float" office:value="8.260864" calcext:value-type="float">
            <text:p>8.260864</text:p>
          </table:table-cell>
          <table:table-cell office:value-type="float" office:value="0.2407837" calcext:value-type="float">
            <text:p>0.2407837</text:p>
          </table:table-cell>
          <table:table-cell office:value-type="float" office:value="5.830139" calcext:value-type="float">
            <text:p>5.830139</text:p>
          </table:table-cell>
          <table:table-cell office:value-type="float" office:value="0.8994751" calcext:value-type="float">
            <text:p>0.8994751</text:p>
          </table:table-cell>
          <table:table-cell office:value-type="float" office:value="4.482025" calcext:value-type="float">
            <text:p>4.482025</text:p>
          </table:table-cell>
          <table:table-cell office:value-type="float" office:value="1.416077" calcext:value-type="float">
            <text:p>1.416077</text:p>
          </table:table-cell>
          <table:table-cell office:value-type="float" office:value="3.758026" calcext:value-type="float">
            <text:p>3.758026</text:p>
          </table:table-cell>
          <table:table-cell office:value-type="float" office:value="1.842163" calcext:value-type="float">
            <text:p>1.842163</text:p>
          </table:table-cell>
          <table:table-cell office:value-type="float" office:value="3.433441" calcext:value-type="float">
            <text:p>3.433441</text:p>
          </table:table-cell>
          <table:table-cell office:value-type="float" office:value="2.111542" calcext:value-type="float">
            <text:p>2.111542</text:p>
          </table:table-cell>
          <table:table-cell office:value-type="float" office:value="3.249146" calcext:value-type="float">
            <text:p>3.249146</text:p>
          </table:table-cell>
          <table:table-cell office:value-type="float" office:value="2.421021" calcext:value-type="float">
            <text:p>2.421021</text:p>
          </table:table-cell>
          <table:table-cell office:value-type="float" office:value="3.251923" calcext:value-type="float">
            <text:p>3.251923</text:p>
          </table:table-cell>
          <table:table-cell office:value-type="float" office:value="2.633881" calcext:value-type="float">
            <text:p>2.633881</text:p>
          </table:table-cell>
          <table:table-cell office:value-type="float" office:value="3.358856" calcext:value-type="float">
            <text:p>3.358856</text:p>
          </table:table-cell>
          <table:table-cell office:value-type="float" office:value="3.098297" calcext:value-type="float">
            <text:p>3.098297</text:p>
          </table:table-cell>
          <table:table-cell office:value-type="float" office:value="4.297119" calcext:value-type="float">
            <text:p>4.297119</text:p>
          </table:table-cell>
          <table:table-cell office:value-type="float" office:value="4.286224" calcext:value-type="float">
            <text:p>4.286224</text:p>
          </table:table-cell>
          <table:table-cell office:value-type="float" office:value="5.700775" calcext:value-type="float">
            <text:p>5.700775</text:p>
          </table:table-cell>
          <table:table-cell office:value-type="float" office:value="5.658264" calcext:value-type="float">
            <text:p>5.658264</text:p>
          </table:table-cell>
          <table:table-cell office:value-type="float" office:value="6.86972" calcext:value-type="float">
            <text:p>6.86972</text:p>
          </table:table-cell>
          <table:table-cell office:value-type="float" office:value="6.812317" calcext:value-type="float">
            <text:p>6.812317</text:p>
          </table:table-cell>
          <table:table-cell office:value-type="float" office:value="7.89563" calcext:value-type="float">
            <text:p>7.89563</text:p>
          </table:table-cell>
          <table:table-cell office:value-type="float" office:value="7.818939" calcext:value-type="float">
            <text:p>7.818939</text:p>
          </table:table-cell>
          <table:table-cell office:value-type="float" office:value="8.753448" calcext:value-type="float">
            <text:p>8.753448</text:p>
          </table:table-cell>
          <table:table-cell office:value-type="float" office:value="8.661163" calcext:value-type="float">
            <text:p>8.661163</text:p>
          </table:table-cell>
          <table:table-cell office:value-type="float" office:value="9.205688" calcext:value-type="float">
            <text:p>9.205688</text:p>
          </table:table-cell>
          <table:table-cell office:value-type="float" office:value="9.109558" calcext:value-type="float">
            <text:p>9.109558</text:p>
          </table:table-cell>
          <table:table-cell office:value-type="float" office:value="22.28604" calcext:value-type="float">
            <text:p>22.28604</text:p>
          </table:table-cell>
          <table:table-cell office:value-type="float" office:value="-2.842224" calcext:value-type="float">
            <text:p>-2.84222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2006" calcext:value-type="float">
            <text:p>13012006</text:p>
          </table:table-cell>
          <table:table-cell office:value-type="float" office:value="8.92287" calcext:value-type="float">
            <text:p>8.92287</text:p>
          </table:table-cell>
          <table:table-cell office:value-type="float" office:value="4.25" calcext:value-type="float">
            <text:p>4.25</text:p>
          </table:table-cell>
          <table:table-cell office:value-type="float" office:value="-5.61" calcext:value-type="float">
            <text:p>-5.61</text:p>
          </table:table-cell>
          <table:table-cell office:value-type="float" office:value="0.6854522" calcext:value-type="float">
            <text:p>0.6854522</text:p>
          </table:table-cell>
          <table:table-cell office:value-type="float" office:value="0.3572399" calcext:value-type="float">
            <text:p>0.3572399</text:p>
          </table:table-cell>
          <table:table-cell office:value-type="float" office:value="446.184" calcext:value-type="float">
            <text:p>446.184</text:p>
          </table:table-cell>
          <table:table-cell office:value-type="float" office:value="0" calcext:value-type="float">
            <text:p>0</text:p>
          </table:table-cell>
          <table:table-cell office:value-type="float" office:value="6.852631" calcext:value-type="float">
            <text:p>6.852631</text:p>
          </table:table-cell>
          <table:table-cell office:value-type="float" office:value="0.1679688" calcext:value-type="float">
            <text:p>0.1679688</text:p>
          </table:table-cell>
          <table:table-cell office:value-type="float" office:value="5.140564" calcext:value-type="float">
            <text:p>5.140564</text:p>
          </table:table-cell>
          <table:table-cell office:value-type="float" office:value="1.317566" calcext:value-type="float">
            <text:p>1.317566</text:p>
          </table:table-cell>
          <table:table-cell office:value-type="float" office:value="4.255981" calcext:value-type="float">
            <text:p>4.255981</text:p>
          </table:table-cell>
          <table:table-cell office:value-type="float" office:value="1.87439" calcext:value-type="float">
            <text:p>1.87439</text:p>
          </table:table-cell>
          <table:table-cell office:value-type="float" office:value="3.743286" calcext:value-type="float">
            <text:p>3.743286</text:p>
          </table:table-cell>
          <table:table-cell office:value-type="float" office:value="2.327881" calcext:value-type="float">
            <text:p>2.327881</text:p>
          </table:table-cell>
          <table:table-cell office:value-type="float" office:value="3.519745" calcext:value-type="float">
            <text:p>3.519745</text:p>
          </table:table-cell>
          <table:table-cell office:value-type="float" office:value="2.610809" calcext:value-type="float">
            <text:p>2.610809</text:p>
          </table:table-cell>
          <table:table-cell office:value-type="float" office:value="3.388947" calcext:value-type="float">
            <text:p>3.388947</text:p>
          </table:table-cell>
          <table:table-cell office:value-type="float" office:value="2.910431" calcext:value-type="float">
            <text:p>2.910431</text:p>
          </table:table-cell>
          <table:table-cell office:value-type="float" office:value="3.445648" calcext:value-type="float">
            <text:p>3.445648</text:p>
          </table:table-cell>
          <table:table-cell office:value-type="float" office:value="3.154236" calcext:value-type="float">
            <text:p>3.154236</text:p>
          </table:table-cell>
          <table:table-cell office:value-type="float" office:value="3.61319" calcext:value-type="float">
            <text:p>3.61319</text:p>
          </table:table-cell>
          <table:table-cell office:value-type="float" office:value="3.363708" calcext:value-type="float">
            <text:p>3.363708</text:p>
          </table:table-cell>
          <table:table-cell office:value-type="float" office:value="4.381378" calcext:value-type="float">
            <text:p>4.381378</text:p>
          </table:table-cell>
          <table:table-cell office:value-type="float" office:value="4.297394" calcext:value-type="float">
            <text:p>4.297394</text:p>
          </table:table-cell>
          <table:table-cell office:value-type="float" office:value="5.657867" calcext:value-type="float">
            <text:p>5.657867</text:p>
          </table:table-cell>
          <table:table-cell office:value-type="float" office:value="5.63269" calcext:value-type="float">
            <text:p>5.63269</text:p>
          </table:table-cell>
          <table:table-cell office:value-type="float" office:value="6.811737" calcext:value-type="float">
            <text:p>6.811737</text:p>
          </table:table-cell>
          <table:table-cell office:value-type="float" office:value="6.755981" calcext:value-type="float">
            <text:p>6.755981</text:p>
          </table:table-cell>
          <table:table-cell office:value-type="float" office:value="7.818115" calcext:value-type="float">
            <text:p>7.818115</text:p>
          </table:table-cell>
          <table:table-cell office:value-type="float" office:value="7.74292" calcext:value-type="float">
            <text:p>7.74292</text:p>
          </table:table-cell>
          <table:table-cell office:value-type="float" office:value="8.660217" calcext:value-type="float">
            <text:p>8.660217</text:p>
          </table:table-cell>
          <table:table-cell office:value-type="float" office:value="8.570648" calcext:value-type="float">
            <text:p>8.570648</text:p>
          </table:table-cell>
          <table:table-cell office:value-type="float" office:value="9.108551" calcext:value-type="float">
            <text:p>9.108551</text:p>
          </table:table-cell>
          <table:table-cell office:value-type="float" office:value="9.015472" calcext:value-type="float">
            <text:p>9.015472</text:p>
          </table:table-cell>
          <table:table-cell office:value-type="float" office:value="17.65854" calcext:value-type="float">
            <text:p>17.65854</text:p>
          </table:table-cell>
          <table:table-cell office:value-type="float" office:value="-5.155518" calcext:value-type="float">
            <text:p>-5.15551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2006" calcext:value-type="float">
            <text:p>14012006</text:p>
          </table:table-cell>
          <table:table-cell office:value-type="float" office:value="9.778095" calcext:value-type="float">
            <text:p>9.778095</text:p>
          </table:table-cell>
          <table:table-cell office:value-type="float" office:value="13.58" calcext:value-type="float">
            <text:p>13.58</text:p>
          </table:table-cell>
          <table:table-cell office:value-type="float" office:value="-5.77" calcext:value-type="float">
            <text:p>-5.77</text:p>
          </table:table-cell>
          <table:table-cell office:value-type="float" office:value="0.7646382" calcext:value-type="float">
            <text:p>0.7646382</text:p>
          </table:table-cell>
          <table:table-cell office:value-type="float" office:value="0.3529824" calcext:value-type="float">
            <text:p>0.3529824</text:p>
          </table:table-cell>
          <table:table-cell office:value-type="float" office:value="347.832" calcext:value-type="float">
            <text:p>347.832</text:p>
          </table:table-cell>
          <table:table-cell office:value-type="float" office:value="0" calcext:value-type="float">
            <text:p>0</text:p>
          </table:table-cell>
          <table:table-cell office:value-type="float" office:value="7.492065" calcext:value-type="float">
            <text:p>7.492065</text:p>
          </table:table-cell>
          <table:table-cell office:value-type="float" office:value="-1.1185" calcext:value-type="float">
            <text:p>-1.1185</text:p>
          </table:table-cell>
          <table:table-cell office:value-type="float" office:value="5.340607" calcext:value-type="float">
            <text:p>5.340607</text:p>
          </table:table-cell>
          <table:table-cell office:value-type="float" office:value="0.09204102" calcext:value-type="float">
            <text:p>0.09204102</text:p>
          </table:table-cell>
          <table:table-cell office:value-type="float" office:value="4.325439" calcext:value-type="float">
            <text:p>4.325439</text:p>
          </table:table-cell>
          <table:table-cell office:value-type="float" office:value="0.9486084" calcext:value-type="float">
            <text:p>0.9486084</text:p>
          </table:table-cell>
          <table:table-cell office:value-type="float" office:value="3.758179" calcext:value-type="float">
            <text:p>3.758179</text:p>
          </table:table-cell>
          <table:table-cell office:value-type="float" office:value="1.688782" calcext:value-type="float">
            <text:p>1.688782</text:p>
          </table:table-cell>
          <table:table-cell office:value-type="float" office:value="3.529846" calcext:value-type="float">
            <text:p>3.529846</text:p>
          </table:table-cell>
          <table:table-cell office:value-type="float" office:value="2.170288" calcext:value-type="float">
            <text:p>2.170288</text:p>
          </table:table-cell>
          <table:table-cell office:value-type="float" office:value="3.434509" calcext:value-type="float">
            <text:p>3.434509</text:p>
          </table:table-cell>
          <table:table-cell office:value-type="float" office:value="2.677368" calcext:value-type="float">
            <text:p>2.677368</text:p>
          </table:table-cell>
          <table:table-cell office:value-type="float" office:value="3.471375" calcext:value-type="float">
            <text:p>3.471375</text:p>
          </table:table-cell>
          <table:table-cell office:value-type="float" office:value="3.071747" calcext:value-type="float">
            <text:p>3.071747</text:p>
          </table:table-cell>
          <table:table-cell office:value-type="float" office:value="3.667786" calcext:value-type="float">
            <text:p>3.667786</text:p>
          </table:table-cell>
          <table:table-cell office:value-type="float" office:value="3.616211" calcext:value-type="float">
            <text:p>3.616211</text:p>
          </table:table-cell>
          <table:table-cell office:value-type="float" office:value="4.455627" calcext:value-type="float">
            <text:p>4.455627</text:p>
          </table:table-cell>
          <table:table-cell office:value-type="float" office:value="4.382385" calcext:value-type="float">
            <text:p>4.382385</text:p>
          </table:table-cell>
          <table:table-cell office:value-type="float" office:value="5.632538" calcext:value-type="float">
            <text:p>5.632538</text:p>
          </table:table-cell>
          <table:table-cell office:value-type="float" office:value="5.62561" calcext:value-type="float">
            <text:p>5.62561</text:p>
          </table:table-cell>
          <table:table-cell office:value-type="float" office:value="6.755432" calcext:value-type="float">
            <text:p>6.755432</text:p>
          </table:table-cell>
          <table:table-cell office:value-type="float" office:value="6.706177" calcext:value-type="float">
            <text:p>6.706177</text:p>
          </table:table-cell>
          <table:table-cell office:value-type="float" office:value="7.742126" calcext:value-type="float">
            <text:p>7.742126</text:p>
          </table:table-cell>
          <table:table-cell office:value-type="float" office:value="7.669189" calcext:value-type="float">
            <text:p>7.669189</text:p>
          </table:table-cell>
          <table:table-cell office:value-type="float" office:value="8.569733" calcext:value-type="float">
            <text:p>8.569733</text:p>
          </table:table-cell>
          <table:table-cell office:value-type="float" office:value="8.482819" calcext:value-type="float">
            <text:p>8.482819</text:p>
          </table:table-cell>
          <table:table-cell office:value-type="float" office:value="9.014496" calcext:value-type="float">
            <text:p>9.014496</text:p>
          </table:table-cell>
          <table:table-cell office:value-type="float" office:value="8.924072" calcext:value-type="float">
            <text:p>8.924072</text:p>
          </table:table-cell>
          <table:table-cell office:value-type="float" office:value="19.97717" calcext:value-type="float">
            <text:p>19.97717</text:p>
          </table:table-cell>
          <table:table-cell office:value-type="float" office:value="-6.013458" calcext:value-type="float">
            <text:p>-6.01345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2006" calcext:value-type="float">
            <text:p>15012006</text:p>
          </table:table-cell>
          <table:table-cell office:value-type="float" office:value="9.567593" calcext:value-type="float">
            <text:p>9.567593</text:p>
          </table:table-cell>
          <table:table-cell office:value-type="float" office:value="18.22" calcext:value-type="float">
            <text:p>18.22</text:p>
          </table:table-cell>
          <table:table-cell office:value-type="float" office:value="-0.66" calcext:value-type="float">
            <text:p>-0.66</text:p>
          </table:table-cell>
          <table:table-cell office:value-type="float" office:value="0.8202592" calcext:value-type="float">
            <text:p>0.8202592</text:p>
          </table:table-cell>
          <table:table-cell office:value-type="float" office:value="0.5140632" calcext:value-type="float">
            <text:p>0.5140632</text:p>
          </table:table-cell>
          <table:table-cell office:value-type="float" office:value="232.308" calcext:value-type="float">
            <text:p>232.308</text:p>
          </table:table-cell>
          <table:table-cell office:value-type="float" office:value="0" calcext:value-type="float">
            <text:p>0</text:p>
          </table:table-cell>
          <table:table-cell office:value-type="float" office:value="9.039093" calcext:value-type="float">
            <text:p>9.039093</text:p>
          </table:table-cell>
          <table:table-cell office:value-type="float" office:value="0.9727783" calcext:value-type="float">
            <text:p>0.9727783</text:p>
          </table:table-cell>
          <table:table-cell office:value-type="float" office:value="6.993317" calcext:value-type="float">
            <text:p>6.993317</text:p>
          </table:table-cell>
          <table:table-cell office:value-type="float" office:value="1.749573" calcext:value-type="float">
            <text:p>1.749573</text:p>
          </table:table-cell>
          <table:table-cell office:value-type="float" office:value="5.778503" calcext:value-type="float">
            <text:p>5.778503</text:p>
          </table:table-cell>
          <table:table-cell office:value-type="float" office:value="2.275269" calcext:value-type="float">
            <text:p>2.275269</text:p>
          </table:table-cell>
          <table:table-cell office:value-type="float" office:value="4.92691" calcext:value-type="float">
            <text:p>4.92691</text:p>
          </table:table-cell>
          <table:table-cell office:value-type="float" office:value="2.700287" calcext:value-type="float">
            <text:p>2.700287</text:p>
          </table:table-cell>
          <table:table-cell office:value-type="float" office:value="4.497223" calcext:value-type="float">
            <text:p>4.497223</text:p>
          </table:table-cell>
          <table:table-cell office:value-type="float" office:value="2.955902" calcext:value-type="float">
            <text:p>2.955902</text:p>
          </table:table-cell>
          <table:table-cell office:value-type="float" office:value="4.20578" calcext:value-type="float">
            <text:p>4.20578</text:p>
          </table:table-cell>
          <table:table-cell office:value-type="float" office:value="3.2276" calcext:value-type="float">
            <text:p>3.2276</text:p>
          </table:table-cell>
          <table:table-cell office:value-type="float" office:value="4.026825" calcext:value-type="float">
            <text:p>4.026825</text:p>
          </table:table-cell>
          <table:table-cell office:value-type="float" office:value="3.446381" calcext:value-type="float">
            <text:p>3.446381</text:p>
          </table:table-cell>
          <table:table-cell office:value-type="float" office:value="3.915222" calcext:value-type="float">
            <text:p>3.915222</text:p>
          </table:table-cell>
          <table:table-cell office:value-type="float" office:value="3.670654" calcext:value-type="float">
            <text:p>3.670654</text:p>
          </table:table-cell>
          <table:table-cell office:value-type="float" office:value="4.532593" calcext:value-type="float">
            <text:p>4.532593</text:p>
          </table:table-cell>
          <table:table-cell office:value-type="float" office:value="4.456238" calcext:value-type="float">
            <text:p>4.456238</text:p>
          </table:table-cell>
          <table:table-cell office:value-type="float" office:value="5.625549" calcext:value-type="float">
            <text:p>5.625549</text:p>
          </table:table-cell>
          <table:table-cell office:value-type="float" office:value="5.624146" calcext:value-type="float">
            <text:p>5.624146</text:p>
          </table:table-cell>
          <table:table-cell office:value-type="float" office:value="6.705688" calcext:value-type="float">
            <text:p>6.705688</text:p>
          </table:table-cell>
          <table:table-cell office:value-type="float" office:value="6.663208" calcext:value-type="float">
            <text:p>6.663208</text:p>
          </table:table-cell>
          <table:table-cell office:value-type="float" office:value="7.668427" calcext:value-type="float">
            <text:p>7.668427</text:p>
          </table:table-cell>
          <table:table-cell office:value-type="float" office:value="7.598907" calcext:value-type="float">
            <text:p>7.598907</text:p>
          </table:table-cell>
          <table:table-cell office:value-type="float" office:value="8.481964" calcext:value-type="float">
            <text:p>8.481964</text:p>
          </table:table-cell>
          <table:table-cell office:value-type="float" office:value="8.397949" calcext:value-type="float">
            <text:p>8.397949</text:p>
          </table:table-cell>
          <table:table-cell office:value-type="float" office:value="8.923157" calcext:value-type="float">
            <text:p>8.923157</text:p>
          </table:table-cell>
          <table:table-cell office:value-type="float" office:value="8.836029" calcext:value-type="float">
            <text:p>8.836029</text:p>
          </table:table-cell>
          <table:table-cell office:value-type="float" office:value="23.19516" calcext:value-type="float">
            <text:p>23.19516</text:p>
          </table:table-cell>
          <table:table-cell office:value-type="float" office:value="-2.783936" calcext:value-type="float">
            <text:p>-2.78393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2006" calcext:value-type="float">
            <text:p>16012006</text:p>
          </table:table-cell>
          <table:table-cell office:value-type="float" office:value="3.07764" calcext:value-type="float">
            <text:p>3.07764</text:p>
          </table:table-cell>
          <table:table-cell office:value-type="float" office:value="5.02" calcext:value-type="float">
            <text:p>5.02</text:p>
          </table:table-cell>
          <table:table-cell office:value-type="float" office:value="-1.91" calcext:value-type="float">
            <text:p>-1.91</text:p>
          </table:table-cell>
          <table:table-cell office:value-type="float" office:value="0.763448" calcext:value-type="float">
            <text:p>0.763448</text:p>
          </table:table-cell>
          <table:table-cell office:value-type="float" office:value="0.469513" calcext:value-type="float">
            <text:p>0.469513</text:p>
          </table:table-cell>
          <table:table-cell office:value-type="float" office:value="660.024" calcext:value-type="float">
            <text:p>660.024</text:p>
          </table:table-cell>
          <table:table-cell office:value-type="float" office:value="0" calcext:value-type="float">
            <text:p>0</text:p>
          </table:table-cell>
          <table:table-cell office:value-type="float" office:value="4.241882" calcext:value-type="float">
            <text:p>4.241882</text:p>
          </table:table-cell>
          <table:table-cell office:value-type="float" office:value="0.7729797" calcext:value-type="float">
            <text:p>0.7729797</text:p>
          </table:table-cell>
          <table:table-cell office:value-type="float" office:value="4.280457" calcext:value-type="float">
            <text:p>4.280457</text:p>
          </table:table-cell>
          <table:table-cell office:value-type="float" office:value="1.830048" calcext:value-type="float">
            <text:p>1.830048</text:p>
          </table:table-cell>
          <table:table-cell office:value-type="float" office:value="4.559845" calcext:value-type="float">
            <text:p>4.559845</text:p>
          </table:table-cell>
          <table:table-cell office:value-type="float" office:value="2.566132" calcext:value-type="float">
            <text:p>2.566132</text:p>
          </table:table-cell>
          <table:table-cell office:value-type="float" office:value="4.552429" calcext:value-type="float">
            <text:p>4.552429</text:p>
          </table:table-cell>
          <table:table-cell office:value-type="float" office:value="3.153351" calcext:value-type="float">
            <text:p>3.153351</text:p>
          </table:table-cell>
          <table:table-cell office:value-type="float" office:value="4.419586" calcext:value-type="float">
            <text:p>4.419586</text:p>
          </table:table-cell>
          <table:table-cell office:value-type="float" office:value="3.479614" calcext:value-type="float">
            <text:p>3.479614</text:p>
          </table:table-cell>
          <table:table-cell office:value-type="float" office:value="4.22171" calcext:value-type="float">
            <text:p>4.22171</text:p>
          </table:table-cell>
          <table:table-cell office:value-type="float" office:value="3.81192" calcext:value-type="float">
            <text:p>3.81192</text:p>
          </table:table-cell>
          <table:table-cell office:value-type="float" office:value="4.114319" calcext:value-type="float">
            <text:p>4.114319</text:p>
          </table:table-cell>
          <table:table-cell office:value-type="float" office:value="3.99826" calcext:value-type="float">
            <text:p>3.99826</text:p>
          </table:table-cell>
          <table:table-cell office:value-type="float" office:value="4.19751" calcext:value-type="float">
            <text:p>4.19751</text:p>
          </table:table-cell>
          <table:table-cell office:value-type="float" office:value="3.920654" calcext:value-type="float">
            <text:p>3.920654</text:p>
          </table:table-cell>
          <table:table-cell office:value-type="float" office:value="4.67218" calcext:value-type="float">
            <text:p>4.67218</text:p>
          </table:table-cell>
          <table:table-cell office:value-type="float" office:value="4.533752" calcext:value-type="float">
            <text:p>4.533752</text:p>
          </table:table-cell>
          <table:table-cell office:value-type="float" office:value="5.640594" calcext:value-type="float">
            <text:p>5.640594</text:p>
          </table:table-cell>
          <table:table-cell office:value-type="float" office:value="5.625366" calcext:value-type="float">
            <text:p>5.625366</text:p>
          </table:table-cell>
          <table:table-cell office:value-type="float" office:value="6.662811" calcext:value-type="float">
            <text:p>6.662811</text:p>
          </table:table-cell>
          <table:table-cell office:value-type="float" office:value="6.628693" calcext:value-type="float">
            <text:p>6.628693</text:p>
          </table:table-cell>
          <table:table-cell office:value-type="float" office:value="7.598175" calcext:value-type="float">
            <text:p>7.598175</text:p>
          </table:table-cell>
          <table:table-cell office:value-type="float" office:value="7.537506" calcext:value-type="float">
            <text:p>7.537506</text:p>
          </table:table-cell>
          <table:table-cell office:value-type="float" office:value="8.397095" calcext:value-type="float">
            <text:p>8.397095</text:p>
          </table:table-cell>
          <table:table-cell office:value-type="float" office:value="8.320374" calcext:value-type="float">
            <text:p>8.320374</text:p>
          </table:table-cell>
          <table:table-cell office:value-type="float" office:value="8.835144" calcext:value-type="float">
            <text:p>8.835144</text:p>
          </table:table-cell>
          <table:table-cell office:value-type="float" office:value="8.749725" calcext:value-type="float">
            <text:p>8.749725</text:p>
          </table:table-cell>
          <table:table-cell office:value-type="float" office:value="6.59256" calcext:value-type="float">
            <text:p>6.59256</text:p>
          </table:table-cell>
          <table:table-cell office:value-type="float" office:value="-3.885681" calcext:value-type="float">
            <text:p>-3.88568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2006" calcext:value-type="float">
            <text:p>17012006</text:p>
          </table:table-cell>
          <table:table-cell office:value-type="float" office:value="9.113987" calcext:value-type="float">
            <text:p>9.113987</text:p>
          </table:table-cell>
          <table:table-cell office:value-type="float" office:value="1.55" calcext:value-type="float">
            <text:p>1.55</text:p>
          </table:table-cell>
          <table:table-cell office:value-type="float" office:value="-9.29" calcext:value-type="float">
            <text:p>-9.29</text:p>
          </table:table-cell>
          <table:table-cell office:value-type="float" office:value="0.602205" calcext:value-type="float">
            <text:p>0.602205</text:p>
          </table:table-cell>
          <table:table-cell office:value-type="float" office:value="0.2701535" calcext:value-type="float">
            <text:p>0.2701535</text:p>
          </table:table-cell>
          <table:table-cell office:value-type="float" office:value="288.864" calcext:value-type="float">
            <text:p>288.864</text:p>
          </table:table-cell>
          <table:table-cell office:value-type="float" office:value="0" calcext:value-type="float">
            <text:p>0</text:p>
          </table:table-cell>
          <table:table-cell office:value-type="float" office:value="4.814575" calcext:value-type="float">
            <text:p>4.814575</text:p>
          </table:table-cell>
          <table:table-cell office:value-type="float" office:value="-1.93042" calcext:value-type="float">
            <text:p>-1.93042</text:p>
          </table:table-cell>
          <table:table-cell office:value-type="float" office:value="3.676819" calcext:value-type="float">
            <text:p>3.676819</text:p>
          </table:table-cell>
          <table:table-cell office:value-type="float" office:value="-0.1811218" calcext:value-type="float">
            <text:p>-0.1811218</text:p>
          </table:table-cell>
          <table:table-cell office:value-type="float" office:value="3.234528" calcext:value-type="float">
            <text:p>3.234528</text:p>
          </table:table-cell>
          <table:table-cell office:value-type="float" office:value="0.9115295" calcext:value-type="float">
            <text:p>0.9115295</text:p>
          </table:table-cell>
          <table:table-cell office:value-type="float" office:value="3.125854" calcext:value-type="float">
            <text:p>3.125854</text:p>
          </table:table-cell>
          <table:table-cell office:value-type="float" office:value="1.826172" calcext:value-type="float">
            <text:p>1.826172</text:p>
          </table:table-cell>
          <table:table-cell office:value-type="float" office:value="3.459106" calcext:value-type="float">
            <text:p>3.459106</text:p>
          </table:table-cell>
          <table:table-cell office:value-type="float" office:value="2.408508" calcext:value-type="float">
            <text:p>2.408508</text:p>
          </table:table-cell>
          <table:table-cell office:value-type="float" office:value="3.80011" calcext:value-type="float">
            <text:p>3.80011</text:p>
          </table:table-cell>
          <table:table-cell office:value-type="float" office:value="3.004486" calcext:value-type="float">
            <text:p>3.004486</text:p>
          </table:table-cell>
          <table:table-cell office:value-type="float" office:value="3.99292" calcext:value-type="float">
            <text:p>3.99292</text:p>
          </table:table-cell>
          <table:table-cell office:value-type="float" office:value="3.451324" calcext:value-type="float">
            <text:p>3.451324</text:p>
          </table:table-cell>
          <table:table-cell office:value-type="float" office:value="4.201263" calcext:value-type="float">
            <text:p>4.201263</text:p>
          </table:table-cell>
          <table:table-cell office:value-type="float" office:value="4.020599" calcext:value-type="float">
            <text:p>4.020599</text:p>
          </table:table-cell>
          <table:table-cell office:value-type="float" office:value="4.736725" calcext:value-type="float">
            <text:p>4.736725</text:p>
          </table:table-cell>
          <table:table-cell office:value-type="float" office:value="4.673553" calcext:value-type="float">
            <text:p>4.673553</text:p>
          </table:table-cell>
          <table:table-cell office:value-type="float" office:value="5.666809" calcext:value-type="float">
            <text:p>5.666809</text:p>
          </table:table-cell>
          <table:table-cell office:value-type="float" office:value="5.640869" calcext:value-type="float">
            <text:p>5.640869</text:p>
          </table:table-cell>
          <table:table-cell office:value-type="float" office:value="6.628387" calcext:value-type="float">
            <text:p>6.628387</text:p>
          </table:table-cell>
          <table:table-cell office:value-type="float" office:value="6.603729" calcext:value-type="float">
            <text:p>6.603729</text:p>
          </table:table-cell>
          <table:table-cell office:value-type="float" office:value="7.536865" calcext:value-type="float">
            <text:p>7.536865</text:p>
          </table:table-cell>
          <table:table-cell office:value-type="float" office:value="7.479095" calcext:value-type="float">
            <text:p>7.479095</text:p>
          </table:table-cell>
          <table:table-cell office:value-type="float" office:value="8.319489" calcext:value-type="float">
            <text:p>8.319489</text:p>
          </table:table-cell>
          <table:table-cell office:value-type="float" office:value="8.239655" calcext:value-type="float">
            <text:p>8.239655</text:p>
          </table:table-cell>
          <table:table-cell office:value-type="float" office:value="8.74881" calcext:value-type="float">
            <text:p>8.74881</text:p>
          </table:table-cell>
          <table:table-cell office:value-type="float" office:value="8.665314" calcext:value-type="float">
            <text:p>8.665314</text:p>
          </table:table-cell>
          <table:table-cell office:value-type="float" office:value="10.06836" calcext:value-type="float">
            <text:p>10.06836</text:p>
          </table:table-cell>
          <table:table-cell office:value-type="float" office:value="-10.23813" calcext:value-type="float">
            <text:p>-10.2381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2006" calcext:value-type="float">
            <text:p>18012006</text:p>
          </table:table-cell>
          <table:table-cell office:value-type="float" office:value="7.898239" calcext:value-type="float">
            <text:p>7.898239</text:p>
          </table:table-cell>
          <table:table-cell office:value-type="float" office:value="15.09" calcext:value-type="float">
            <text:p>15.09</text:p>
          </table:table-cell>
          <table:table-cell office:value-type="float" office:value="-8.68" calcext:value-type="float">
            <text:p>-8.68</text:p>
          </table:table-cell>
          <table:table-cell office:value-type="float" office:value="0.7746972" calcext:value-type="float">
            <text:p>0.7746972</text:p>
          </table:table-cell>
          <table:table-cell office:value-type="float" office:value="0.2831128" calcext:value-type="float">
            <text:p>0.2831128</text:p>
          </table:table-cell>
          <table:table-cell office:value-type="float" office:value="210.276" calcext:value-type="float">
            <text:p>210.276</text:p>
          </table:table-cell>
          <table:table-cell office:value-type="float" office:value="0" calcext:value-type="float">
            <text:p>0</text:p>
          </table:table-cell>
          <table:table-cell office:value-type="float" office:value="6.13504" calcext:value-type="float">
            <text:p>6.13504</text:p>
          </table:table-cell>
          <table:table-cell office:value-type="float" office:value="-2.682312" calcext:value-type="float">
            <text:p>-2.682312</text:p>
          </table:table-cell>
          <table:table-cell office:value-type="float" office:value="3.92334" calcext:value-type="float">
            <text:p>3.92334</text:p>
          </table:table-cell>
          <table:table-cell office:value-type="float" office:value="-0.4083557" calcext:value-type="float">
            <text:p>-0.4083557</text:p>
          </table:table-cell>
          <table:table-cell office:value-type="float" office:value="3.12793" calcext:value-type="float">
            <text:p>3.12793</text:p>
          </table:table-cell>
          <table:table-cell office:value-type="float" office:value="0.4394226" calcext:value-type="float">
            <text:p>0.4394226</text:p>
          </table:table-cell>
          <table:table-cell office:value-type="float" office:value="2.859222" calcext:value-type="float">
            <text:p>2.859222</text:p>
          </table:table-cell>
          <table:table-cell office:value-type="float" office:value="1.247681" calcext:value-type="float">
            <text:p>1.247681</text:p>
          </table:table-cell>
          <table:table-cell office:value-type="float" office:value="2.849762" calcext:value-type="float">
            <text:p>2.849762</text:p>
          </table:table-cell>
          <table:table-cell office:value-type="float" office:value="1.807068" calcext:value-type="float">
            <text:p>1.807068</text:p>
          </table:table-cell>
          <table:table-cell office:value-type="float" office:value="3.184448" calcext:value-type="float">
            <text:p>3.184448</text:p>
          </table:table-cell>
          <table:table-cell office:value-type="float" office:value="2.417114" calcext:value-type="float">
            <text:p>2.417114</text:p>
          </table:table-cell>
          <table:table-cell office:value-type="float" office:value="3.530426" calcext:value-type="float">
            <text:p>3.530426</text:p>
          </table:table-cell>
          <table:table-cell office:value-type="float" office:value="2.98291" calcext:value-type="float">
            <text:p>2.98291</text:p>
          </table:table-cell>
          <table:table-cell office:value-type="float" office:value="4.01944" calcext:value-type="float">
            <text:p>4.01944</text:p>
          </table:table-cell>
          <table:table-cell office:value-type="float" office:value="3.753357" calcext:value-type="float">
            <text:p>3.753357</text:p>
          </table:table-cell>
          <table:table-cell office:value-type="float" office:value="4.736847" calcext:value-type="float">
            <text:p>4.736847</text:p>
          </table:table-cell>
          <table:table-cell office:value-type="float" office:value="4.691071" calcext:value-type="float">
            <text:p>4.691071</text:p>
          </table:table-cell>
          <table:table-cell office:value-type="float" office:value="5.676422" calcext:value-type="float">
            <text:p>5.676422</text:p>
          </table:table-cell>
          <table:table-cell office:value-type="float" office:value="5.666992" calcext:value-type="float">
            <text:p>5.666992</text:p>
          </table:table-cell>
          <table:table-cell office:value-type="float" office:value="6.603485" calcext:value-type="float">
            <text:p>6.603485</text:p>
          </table:table-cell>
          <table:table-cell office:value-type="float" office:value="6.582153" calcext:value-type="float">
            <text:p>6.582153</text:p>
          </table:table-cell>
          <table:table-cell office:value-type="float" office:value="7.478485" calcext:value-type="float">
            <text:p>7.478485</text:p>
          </table:table-cell>
          <table:table-cell office:value-type="float" office:value="7.423798" calcext:value-type="float">
            <text:p>7.423798</text:p>
          </table:table-cell>
          <table:table-cell office:value-type="float" office:value="8.238861" calcext:value-type="float">
            <text:p>8.238861</text:p>
          </table:table-cell>
          <table:table-cell office:value-type="float" office:value="8.163971" calcext:value-type="float">
            <text:p>8.163971</text:p>
          </table:table-cell>
          <table:table-cell office:value-type="float" office:value="8.664429" calcext:value-type="float">
            <text:p>8.664429</text:p>
          </table:table-cell>
          <table:table-cell office:value-type="float" office:value="8.5849" calcext:value-type="float">
            <text:p>8.5849</text:p>
          </table:table-cell>
          <table:table-cell office:value-type="float" office:value="19.6893" calcext:value-type="float">
            <text:p>19.6893</text:p>
          </table:table-cell>
          <table:table-cell office:value-type="float" office:value="-10.47324" calcext:value-type="float">
            <text:p>-10.4732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2006" calcext:value-type="float">
            <text:p>19012006</text:p>
          </table:table-cell>
          <table:table-cell office:value-type="float" office:value="5.255296" calcext:value-type="float">
            <text:p>5.255296</text:p>
          </table:table-cell>
          <table:table-cell office:value-type="float" office:value="6.13" calcext:value-type="float">
            <text:p>6.13</text:p>
          </table:table-cell>
          <table:table-cell office:value-type="float" office:value="-1.8" calcext:value-type="float">
            <text:p>-1.8</text:p>
          </table:table-cell>
          <table:table-cell office:value-type="float" office:value="0.7702225" calcext:value-type="float">
            <text:p>0.7702225</text:p>
          </table:table-cell>
          <table:table-cell office:value-type="float" office:value="0.4732899" calcext:value-type="float">
            <text:p>0.4732899</text:p>
          </table:table-cell>
          <table:table-cell office:value-type="float" office:value="345.168" calcext:value-type="float">
            <text:p>345.168</text:p>
          </table:table-cell>
          <table:table-cell office:value-type="float" office:value="0" calcext:value-type="float">
            <text:p>0</text:p>
          </table:table-cell>
          <table:table-cell office:value-type="float" office:value="4.995117" calcext:value-type="float">
            <text:p>4.995117</text:p>
          </table:table-cell>
          <table:table-cell office:value-type="float" office:value="-0.0475769" calcext:value-type="float">
            <text:p>-0.0475769</text:p>
          </table:table-cell>
          <table:table-cell office:value-type="float" office:value="3.94519" calcext:value-type="float">
            <text:p>3.94519</text:p>
          </table:table-cell>
          <table:table-cell office:value-type="float" office:value="0.9201355" calcext:value-type="float">
            <text:p>0.9201355</text:p>
          </table:table-cell>
          <table:table-cell office:value-type="float" office:value="3.461853" calcext:value-type="float">
            <text:p>3.461853</text:p>
          </table:table-cell>
          <table:table-cell office:value-type="float" office:value="1.557922" calcext:value-type="float">
            <text:p>1.557922</text:p>
          </table:table-cell>
          <table:table-cell office:value-type="float" office:value="3.233612" calcext:value-type="float">
            <text:p>3.233612</text:p>
          </table:table-cell>
          <table:table-cell office:value-type="float" office:value="2.088684" calcext:value-type="float">
            <text:p>2.088684</text:p>
          </table:table-cell>
          <table:table-cell office:value-type="float" office:value="3.179779" calcext:value-type="float">
            <text:p>3.179779</text:p>
          </table:table-cell>
          <table:table-cell office:value-type="float" office:value="2.436707" calcext:value-type="float">
            <text:p>2.436707</text:p>
          </table:table-cell>
          <table:table-cell office:value-type="float" office:value="3.228394" calcext:value-type="float">
            <text:p>3.228394</text:p>
          </table:table-cell>
          <table:table-cell office:value-type="float" office:value="2.825623" calcext:value-type="float">
            <text:p>2.825623</text:p>
          </table:table-cell>
          <table:table-cell office:value-type="float" office:value="3.416077" calcext:value-type="float">
            <text:p>3.416077</text:p>
          </table:table-cell>
          <table:table-cell office:value-type="float" office:value="3.187775" calcext:value-type="float">
            <text:p>3.187775</text:p>
          </table:table-cell>
          <table:table-cell office:value-type="float" office:value="3.768402" calcext:value-type="float">
            <text:p>3.768402</text:p>
          </table:table-cell>
          <table:table-cell office:value-type="float" office:value="3.740387" calcext:value-type="float">
            <text:p>3.740387</text:p>
          </table:table-cell>
          <table:table-cell office:value-type="float" office:value="4.690216" calcext:value-type="float">
            <text:p>4.690216</text:p>
          </table:table-cell>
          <table:table-cell office:value-type="float" office:value="4.634155" calcext:value-type="float">
            <text:p>4.634155</text:p>
          </table:table-cell>
          <table:table-cell office:value-type="float" office:value="5.675903" calcext:value-type="float">
            <text:p>5.675903</text:p>
          </table:table-cell>
          <table:table-cell office:value-type="float" office:value="5.661255" calcext:value-type="float">
            <text:p>5.661255</text:p>
          </table:table-cell>
          <table:table-cell office:value-type="float" office:value="6.581909" calcext:value-type="float">
            <text:p>6.581909</text:p>
          </table:table-cell>
          <table:table-cell office:value-type="float" office:value="6.555664" calcext:value-type="float">
            <text:p>6.555664</text:p>
          </table:table-cell>
          <table:table-cell office:value-type="float" office:value="7.423248" calcext:value-type="float">
            <text:p>7.423248</text:p>
          </table:table-cell>
          <table:table-cell office:value-type="float" office:value="7.37146" calcext:value-type="float">
            <text:p>7.37146</text:p>
          </table:table-cell>
          <table:table-cell office:value-type="float" office:value="8.163208" calcext:value-type="float">
            <text:p>8.163208</text:p>
          </table:table-cell>
          <table:table-cell office:value-type="float" office:value="8.092834" calcext:value-type="float">
            <text:p>8.092834</text:p>
          </table:table-cell>
          <table:table-cell office:value-type="float" office:value="8.584137" calcext:value-type="float">
            <text:p>8.584137</text:p>
          </table:table-cell>
          <table:table-cell office:value-type="float" office:value="8.509186" calcext:value-type="float">
            <text:p>8.509186</text:p>
          </table:table-cell>
          <table:table-cell office:value-type="float" office:value="12.72552" calcext:value-type="float">
            <text:p>12.72552</text:p>
          </table:table-cell>
          <table:table-cell office:value-type="float" office:value="-4.314362" calcext:value-type="float">
            <text:p>-4.31436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2006" calcext:value-type="float">
            <text:p>20012006</text:p>
          </table:table-cell>
          <table:table-cell office:value-type="float" office:value="2.15028" calcext:value-type="float">
            <text:p>2.15028</text:p>
          </table:table-cell>
          <table:table-cell office:value-type="float" office:value="0.54" calcext:value-type="float">
            <text:p>0.54</text:p>
          </table:table-cell>
          <table:table-cell office:value-type="float" office:value="-7.99" calcext:value-type="float">
            <text:p>-7.99</text:p>
          </table:table-cell>
          <table:table-cell office:value-type="float" office:value="0.5603672" calcext:value-type="float">
            <text:p>0.5603672</text:p>
          </table:table-cell>
          <table:table-cell office:value-type="float" office:value="0.2984444" calcext:value-type="float">
            <text:p>0.2984444</text:p>
          </table:table-cell>
          <table:table-cell office:value-type="float" office:value="230.292" calcext:value-type="float">
            <text:p>230.292</text:p>
          </table:table-cell>
          <table:table-cell office:value-type="float" office:value="0.2" calcext:value-type="float">
            <text:p>0.2</text:p>
          </table:table-cell>
          <table:table-cell office:value-type="float" office:value="1.625854" calcext:value-type="float">
            <text:p>1.625854</text:p>
          </table:table-cell>
          <table:table-cell office:value-type="float" office:value="-1.690399" calcext:value-type="float">
            <text:p>-1.690399</text:p>
          </table:table-cell>
          <table:table-cell office:value-type="float" office:value="1.780548" calcext:value-type="float">
            <text:p>1.780548</text:p>
          </table:table-cell>
          <table:table-cell office:value-type="float" office:value="-0.1457214" calcext:value-type="float">
            <text:p>-0.1457214</text:p>
          </table:table-cell>
          <table:table-cell office:value-type="float" office:value="2.37384" calcext:value-type="float">
            <text:p>2.37384</text:p>
          </table:table-cell>
          <table:table-cell office:value-type="float" office:value="0.8544922" calcext:value-type="float">
            <text:p>0.8544922</text:p>
          </table:table-cell>
          <table:table-cell office:value-type="float" office:value="2.788055" calcext:value-type="float">
            <text:p>2.788055</text:p>
          </table:table-cell>
          <table:table-cell office:value-type="float" office:value="1.669403" calcext:value-type="float">
            <text:p>1.669403</text:p>
          </table:table-cell>
          <table:table-cell office:value-type="float" office:value="3.001251" calcext:value-type="float">
            <text:p>3.001251</text:p>
          </table:table-cell>
          <table:table-cell office:value-type="float" office:value="2.159271" calcext:value-type="float">
            <text:p>2.159271</text:p>
          </table:table-cell>
          <table:table-cell office:value-type="float" office:value="3.218384" calcext:value-type="float">
            <text:p>3.218384</text:p>
          </table:table-cell>
          <table:table-cell office:value-type="float" office:value="2.694702" calcext:value-type="float">
            <text:p>2.694702</text:p>
          </table:table-cell>
          <table:table-cell office:value-type="float" office:value="3.419861" calcext:value-type="float">
            <text:p>3.419861</text:p>
          </table:table-cell>
          <table:table-cell office:value-type="float" office:value="3.128082" calcext:value-type="float">
            <text:p>3.128082</text:p>
          </table:table-cell>
          <table:table-cell office:value-type="float" office:value="3.795074" calcext:value-type="float">
            <text:p>3.795074</text:p>
          </table:table-cell>
          <table:table-cell office:value-type="float" office:value="3.730194" calcext:value-type="float">
            <text:p>3.730194</text:p>
          </table:table-cell>
          <table:table-cell office:value-type="float" office:value="4.63385" calcext:value-type="float">
            <text:p>4.63385</text:p>
          </table:table-cell>
          <table:table-cell office:value-type="float" office:value="4.61026" calcext:value-type="float">
            <text:p>4.61026</text:p>
          </table:table-cell>
          <table:table-cell office:value-type="float" office:value="5.661011" calcext:value-type="float">
            <text:p>5.661011</text:p>
          </table:table-cell>
          <table:table-cell office:value-type="float" office:value="5.637939" calcext:value-type="float">
            <text:p>5.637939</text:p>
          </table:table-cell>
          <table:table-cell office:value-type="float" office:value="6.555359" calcext:value-type="float">
            <text:p>6.555359</text:p>
          </table:table-cell>
          <table:table-cell office:value-type="float" office:value="6.523468" calcext:value-type="float">
            <text:p>6.523468</text:p>
          </table:table-cell>
          <table:table-cell office:value-type="float" office:value="7.370911" calcext:value-type="float">
            <text:p>7.370911</text:p>
          </table:table-cell>
          <table:table-cell office:value-type="float" office:value="7.320557" calcext:value-type="float">
            <text:p>7.320557</text:p>
          </table:table-cell>
          <table:table-cell office:value-type="float" office:value="8.092072" calcext:value-type="float">
            <text:p>8.092072</text:p>
          </table:table-cell>
          <table:table-cell office:value-type="float" office:value="8.024933" calcext:value-type="float">
            <text:p>8.024933</text:p>
          </table:table-cell>
          <table:table-cell office:value-type="float" office:value="8.508423" calcext:value-type="float">
            <text:p>8.508423</text:p>
          </table:table-cell>
          <table:table-cell office:value-type="float" office:value="8.436371" calcext:value-type="float">
            <text:p>8.436371</text:p>
          </table:table-cell>
          <table:table-cell office:value-type="float" office:value="1.451843" calcext:value-type="float">
            <text:p>1.451843</text:p>
          </table:table-cell>
          <table:table-cell office:value-type="float" office:value="-9.085083" calcext:value-type="float">
            <text:p>-9.08508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2006" calcext:value-type="float">
            <text:p>21012006</text:p>
          </table:table-cell>
          <table:table-cell office:value-type="float" office:value="10.40569" calcext:value-type="float">
            <text:p>10.40569</text:p>
          </table:table-cell>
          <table:table-cell office:value-type="float" office:value="10.06" calcext:value-type="float">
            <text:p>10.06</text:p>
          </table:table-cell>
          <table:table-cell office:value-type="float" office:value="-8.92" calcext:value-type="float">
            <text:p>-8.92</text:p>
          </table:table-cell>
          <table:table-cell office:value-type="float" office:value="0.7658268" calcext:value-type="float">
            <text:p>0.7658268</text:p>
          </table:table-cell>
          <table:table-cell office:value-type="float" office:value="0.2779484" calcext:value-type="float">
            <text:p>0.2779484</text:p>
          </table:table-cell>
          <table:table-cell office:value-type="float" office:value="300.096" calcext:value-type="float">
            <text:p>300.096</text:p>
          </table:table-cell>
          <table:table-cell office:value-type="float" office:value="0.1" calcext:value-type="float">
            <text:p>0.1</text:p>
          </table:table-cell>
          <table:table-cell office:value-type="float" office:value="5.35968" calcext:value-type="float">
            <text:p>5.35968</text:p>
          </table:table-cell>
          <table:table-cell office:value-type="float" office:value="-3.019348" calcext:value-type="float">
            <text:p>-3.019348</text:p>
          </table:table-cell>
          <table:table-cell office:value-type="float" office:value="3.332458" calcext:value-type="float">
            <text:p>3.332458</text:p>
          </table:table-cell>
          <table:table-cell office:value-type="float" office:value="-0.5740967" calcext:value-type="float">
            <text:p>-0.5740967</text:p>
          </table:table-cell>
          <table:table-cell office:value-type="float" office:value="2.61795" calcext:value-type="float">
            <text:p>2.61795</text:p>
          </table:table-cell>
          <table:table-cell office:value-type="float" office:value="0.1950989" calcext:value-type="float">
            <text:p>0.1950989</text:p>
          </table:table-cell>
          <table:table-cell office:value-type="float" office:value="2.390594" calcext:value-type="float">
            <text:p>2.390594</text:p>
          </table:table-cell>
          <table:table-cell office:value-type="float" office:value="0.9545593" calcext:value-type="float">
            <text:p>0.9545593</text:p>
          </table:table-cell>
          <table:table-cell office:value-type="float" office:value="2.40625" calcext:value-type="float">
            <text:p>2.40625</text:p>
          </table:table-cell>
          <table:table-cell office:value-type="float" office:value="1.496613" calcext:value-type="float">
            <text:p>1.496613</text:p>
          </table:table-cell>
          <table:table-cell office:value-type="float" office:value="2.683472" calcext:value-type="float">
            <text:p>2.683472</text:p>
          </table:table-cell>
          <table:table-cell office:value-type="float" office:value="2.09375" calcext:value-type="float">
            <text:p>2.09375</text:p>
          </table:table-cell>
          <table:table-cell office:value-type="float" office:value="3.12265" calcext:value-type="float">
            <text:p>3.12265</text:p>
          </table:table-cell>
          <table:table-cell office:value-type="float" office:value="2.666992" calcext:value-type="float">
            <text:p>2.666992</text:p>
          </table:table-cell>
          <table:table-cell office:value-type="float" office:value="3.728699" calcext:value-type="float">
            <text:p>3.728699</text:p>
          </table:table-cell>
          <table:table-cell office:value-type="float" office:value="3.477448" calcext:value-type="float">
            <text:p>3.477448</text:p>
          </table:table-cell>
          <table:table-cell office:value-type="float" office:value="4.609863" calcext:value-type="float">
            <text:p>4.609863</text:p>
          </table:table-cell>
          <table:table-cell office:value-type="float" office:value="4.531738" calcext:value-type="float">
            <text:p>4.531738</text:p>
          </table:table-cell>
          <table:table-cell office:value-type="float" office:value="5.637726" calcext:value-type="float">
            <text:p>5.637726</text:p>
          </table:table-cell>
          <table:table-cell office:value-type="float" office:value="5.607544" calcext:value-type="float">
            <text:p>5.607544</text:p>
          </table:table-cell>
          <table:table-cell office:value-type="float" office:value="6.523132" calcext:value-type="float">
            <text:p>6.523132</text:p>
          </table:table-cell>
          <table:table-cell office:value-type="float" office:value="6.48761" calcext:value-type="float">
            <text:p>6.48761</text:p>
          </table:table-cell>
          <table:table-cell office:value-type="float" office:value="7.320038" calcext:value-type="float">
            <text:p>7.320038</text:p>
          </table:table-cell>
          <table:table-cell office:value-type="float" office:value="7.270111" calcext:value-type="float">
            <text:p>7.270111</text:p>
          </table:table-cell>
          <table:table-cell office:value-type="float" office:value="8.024261" calcext:value-type="float">
            <text:p>8.024261</text:p>
          </table:table-cell>
          <table:table-cell office:value-type="float" office:value="7.959778" calcext:value-type="float">
            <text:p>7.959778</text:p>
          </table:table-cell>
          <table:table-cell office:value-type="float" office:value="8.435608" calcext:value-type="float">
            <text:p>8.435608</text:p>
          </table:table-cell>
          <table:table-cell office:value-type="float" office:value="8.36615" calcext:value-type="float">
            <text:p>8.36615</text:p>
          </table:table-cell>
          <table:table-cell office:value-type="float" office:value="19.65536" calcext:value-type="float">
            <text:p>19.65536</text:p>
          </table:table-cell>
          <table:table-cell office:value-type="float" office:value="-10.86566" calcext:value-type="float">
            <text:p>-10.8656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2006" calcext:value-type="float">
            <text:p>22012006</text:p>
          </table:table-cell>
          <table:table-cell office:value-type="float" office:value="5.620981" calcext:value-type="float">
            <text:p>5.620981</text:p>
          </table:table-cell>
          <table:table-cell office:value-type="float" office:value="-0.35" calcext:value-type="float">
            <text:p>-0.35</text:p>
          </table:table-cell>
          <table:table-cell office:value-type="float" office:value="-6.57" calcext:value-type="float">
            <text:p>-6.57</text:p>
          </table:table-cell>
          <table:table-cell office:value-type="float" office:value="0.5256832" calcext:value-type="float">
            <text:p>0.5256832</text:p>
          </table:table-cell>
          <table:table-cell office:value-type="float" office:value="0.3323732" calcext:value-type="float">
            <text:p>0.3323732</text:p>
          </table:table-cell>
          <table:table-cell office:value-type="float" office:value="243.792" calcext:value-type="float">
            <text:p>243.792</text:p>
          </table:table-cell>
          <table:table-cell office:value-type="float" office:value="0" calcext:value-type="float">
            <text:p>0</text:p>
          </table:table-cell>
          <table:table-cell office:value-type="float" office:value="2.812134" calcext:value-type="float">
            <text:p>2.812134</text:p>
          </table:table-cell>
          <table:table-cell office:value-type="float" office:value="-1.565613" calcext:value-type="float">
            <text:p>-1.565613</text:p>
          </table:table-cell>
          <table:table-cell office:value-type="float" office:value="1.694153" calcext:value-type="float">
            <text:p>1.694153</text:p>
          </table:table-cell>
          <table:table-cell office:value-type="float" office:value="-0.3066711" calcext:value-type="float">
            <text:p>-0.3066711</text:p>
          </table:table-cell>
          <table:table-cell office:value-type="float" office:value="1.664307" calcext:value-type="float">
            <text:p>1.664307</text:p>
          </table:table-cell>
          <table:table-cell office:value-type="float" office:value="0.5080872" calcext:value-type="float">
            <text:p>0.5080872</text:p>
          </table:table-cell>
          <table:table-cell office:value-type="float" office:value="2.057343" calcext:value-type="float">
            <text:p>2.057343</text:p>
          </table:table-cell>
          <table:table-cell office:value-type="float" office:value="1.217651" calcext:value-type="float">
            <text:p>1.217651</text:p>
          </table:table-cell>
          <table:table-cell office:value-type="float" office:value="2.305511" calcext:value-type="float">
            <text:p>2.305511</text:p>
          </table:table-cell>
          <table:table-cell office:value-type="float" office:value="1.697662" calcext:value-type="float">
            <text:p>1.697662</text:p>
          </table:table-cell>
          <table:table-cell office:value-type="float" office:value="2.573242" calcext:value-type="float">
            <text:p>2.573242</text:p>
          </table:table-cell>
          <table:table-cell office:value-type="float" office:value="2.23291" calcext:value-type="float">
            <text:p>2.23291</text:p>
          </table:table-cell>
          <table:table-cell office:value-type="float" office:value="2.903534" calcext:value-type="float">
            <text:p>2.903534</text:p>
          </table:table-cell>
          <table:table-cell office:value-type="float" office:value="2.707794" calcext:value-type="float">
            <text:p>2.707794</text:p>
          </table:table-cell>
          <table:table-cell office:value-type="float" office:value="3.477295" calcext:value-type="float">
            <text:p>3.477295</text:p>
          </table:table-cell>
          <table:table-cell office:value-type="float" office:value="3.384613" calcext:value-type="float">
            <text:p>3.384613</text:p>
          </table:table-cell>
          <table:table-cell office:value-type="float" office:value="4.53067" calcext:value-type="float">
            <text:p>4.53067</text:p>
          </table:table-cell>
          <table:table-cell office:value-type="float" office:value="4.442322" calcext:value-type="float">
            <text:p>4.442322</text:p>
          </table:table-cell>
          <table:table-cell office:value-type="float" office:value="5.607147" calcext:value-type="float">
            <text:p>5.607147</text:p>
          </table:table-cell>
          <table:table-cell office:value-type="float" office:value="5.561523" calcext:value-type="float">
            <text:p>5.561523</text:p>
          </table:table-cell>
          <table:table-cell office:value-type="float" office:value="6.487213" calcext:value-type="float">
            <text:p>6.487213</text:p>
          </table:table-cell>
          <table:table-cell office:value-type="float" office:value="6.446564" calcext:value-type="float">
            <text:p>6.446564</text:p>
          </table:table-cell>
          <table:table-cell office:value-type="float" office:value="7.269592" calcext:value-type="float">
            <text:p>7.269592</text:p>
          </table:table-cell>
          <table:table-cell office:value-type="float" office:value="7.219666" calcext:value-type="float">
            <text:p>7.219666</text:p>
          </table:table-cell>
          <table:table-cell office:value-type="float" office:value="7.959106" calcext:value-type="float">
            <text:p>7.959106</text:p>
          </table:table-cell>
          <table:table-cell office:value-type="float" office:value="7.89682" calcext:value-type="float">
            <text:p>7.89682</text:p>
          </table:table-cell>
          <table:table-cell office:value-type="float" office:value="8.365448" calcext:value-type="float">
            <text:p>8.365448</text:p>
          </table:table-cell>
          <table:table-cell office:value-type="float" office:value="8.298859" calcext:value-type="float">
            <text:p>8.298859</text:p>
          </table:table-cell>
          <table:table-cell office:value-type="float" office:value="7.086182" calcext:value-type="float">
            <text:p>7.086182</text:p>
          </table:table-cell>
          <table:table-cell office:value-type="float" office:value="-8.187225" calcext:value-type="float">
            <text:p>-8.18722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2006" calcext:value-type="float">
            <text:p>23012006</text:p>
          </table:table-cell>
          <table:table-cell office:value-type="float" office:value="9.861484" calcext:value-type="float">
            <text:p>9.861484</text:p>
          </table:table-cell>
          <table:table-cell office:value-type="float" office:value="9.22" calcext:value-type="float">
            <text:p>9.22</text:p>
          </table:table-cell>
          <table:table-cell office:value-type="float" office:value="-5.02" calcext:value-type="float">
            <text:p>-5.02</text:p>
          </table:table-cell>
          <table:table-cell office:value-type="float" office:value="0.7567175" calcext:value-type="float">
            <text:p>0.7567175</text:p>
          </table:table-cell>
          <table:table-cell office:value-type="float" office:value="0.3733405" calcext:value-type="float">
            <text:p>0.3733405</text:p>
          </table:table-cell>
          <table:table-cell office:value-type="float" office:value="341.28" calcext:value-type="float">
            <text:p>341.28</text:p>
          </table:table-cell>
          <table:table-cell office:value-type="float" office:value="0" calcext:value-type="float">
            <text:p>0</text:p>
          </table:table-cell>
          <table:table-cell office:value-type="float" office:value="5.614075" calcext:value-type="float">
            <text:p>5.614075</text:p>
          </table:table-cell>
          <table:table-cell office:value-type="float" office:value="-2.375092" calcext:value-type="float">
            <text:p>-2.375092</text:p>
          </table:table-cell>
          <table:table-cell office:value-type="float" office:value="3.518219" calcext:value-type="float">
            <text:p>3.518219</text:p>
          </table:table-cell>
          <table:table-cell office:value-type="float" office:value="-0.5465698" calcext:value-type="float">
            <text:p>-0.5465698</text:p>
          </table:table-cell>
          <table:table-cell office:value-type="float" office:value="2.719391" calcext:value-type="float">
            <text:p>2.719391</text:p>
          </table:table-cell>
          <table:table-cell office:value-type="float" office:value="0.1198425" calcext:value-type="float">
            <text:p>0.1198425</text:p>
          </table:table-cell>
          <table:table-cell office:value-type="float" office:value="2.384979" calcext:value-type="float">
            <text:p>2.384979</text:p>
          </table:table-cell>
          <table:table-cell office:value-type="float" office:value="0.7917175" calcext:value-type="float">
            <text:p>0.7917175</text:p>
          </table:table-cell>
          <table:table-cell office:value-type="float" office:value="2.33075" calcext:value-type="float">
            <text:p>2.33075</text:p>
          </table:table-cell>
          <table:table-cell office:value-type="float" office:value="1.27951" calcext:value-type="float">
            <text:p>1.27951</text:p>
          </table:table-cell>
          <table:table-cell office:value-type="float" office:value="2.438446" calcext:value-type="float">
            <text:p>2.438446</text:p>
          </table:table-cell>
          <table:table-cell office:value-type="float" office:value="1.838196" calcext:value-type="float">
            <text:p>1.838196</text:p>
          </table:table-cell>
          <table:table-cell office:value-type="float" office:value="2.710876" calcext:value-type="float">
            <text:p>2.710876</text:p>
          </table:table-cell>
          <table:table-cell office:value-type="float" office:value="2.394135" calcext:value-type="float">
            <text:p>2.394135</text:p>
          </table:table-cell>
          <table:table-cell office:value-type="float" office:value="3.383545" calcext:value-type="float">
            <text:p>3.383545</text:p>
          </table:table-cell>
          <table:table-cell office:value-type="float" office:value="3.212524" calcext:value-type="float">
            <text:p>3.212524</text:p>
          </table:table-cell>
          <table:table-cell office:value-type="float" office:value="4.441406" calcext:value-type="float">
            <text:p>4.441406</text:p>
          </table:table-cell>
          <table:table-cell office:value-type="float" office:value="4.3396" calcext:value-type="float">
            <text:p>4.3396</text:p>
          </table:table-cell>
          <table:table-cell office:value-type="float" office:value="5.560974" calcext:value-type="float">
            <text:p>5.560974</text:p>
          </table:table-cell>
          <table:table-cell office:value-type="float" office:value="5.50528" calcext:value-type="float">
            <text:p>5.50528</text:p>
          </table:table-cell>
          <table:table-cell office:value-type="float" office:value="6.446106" calcext:value-type="float">
            <text:p>6.446106</text:p>
          </table:table-cell>
          <table:table-cell office:value-type="float" office:value="6.398895" calcext:value-type="float">
            <text:p>6.398895</text:p>
          </table:table-cell>
          <table:table-cell office:value-type="float" office:value="7.219116" calcext:value-type="float">
            <text:p>7.219116</text:p>
          </table:table-cell>
          <table:table-cell office:value-type="float" office:value="7.167603" calcext:value-type="float">
            <text:p>7.167603</text:p>
          </table:table-cell>
          <table:table-cell office:value-type="float" office:value="7.896118" calcext:value-type="float">
            <text:p>7.896118</text:p>
          </table:table-cell>
          <table:table-cell office:value-type="float" office:value="7.835663" calcext:value-type="float">
            <text:p>7.835663</text:p>
          </table:table-cell>
          <table:table-cell office:value-type="float" office:value="8.298157" calcext:value-type="float">
            <text:p>8.298157</text:p>
          </table:table-cell>
          <table:table-cell office:value-type="float" office:value="8.234039" calcext:value-type="float">
            <text:p>8.234039</text:p>
          </table:table-cell>
          <table:table-cell office:value-type="float" office:value="18.71759" calcext:value-type="float">
            <text:p>18.71759</text:p>
          </table:table-cell>
          <table:table-cell office:value-type="float" office:value="-8.151764" calcext:value-type="float">
            <text:p>-8.15176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2006" calcext:value-type="float">
            <text:p>24012006</text:p>
          </table:table-cell>
          <table:table-cell office:value-type="float" office:value="10.86541" calcext:value-type="float">
            <text:p>10.86541</text:p>
          </table:table-cell>
          <table:table-cell office:value-type="float" office:value="10.91" calcext:value-type="float">
            <text:p>10.91</text:p>
          </table:table-cell>
          <table:table-cell office:value-type="float" office:value="-6.5" calcext:value-type="float">
            <text:p>-6.5</text:p>
          </table:table-cell>
          <table:table-cell office:value-type="float" office:value="0.7164859" calcext:value-type="float">
            <text:p>0.7164859</text:p>
          </table:table-cell>
          <table:table-cell office:value-type="float" office:value="0.3341325" calcext:value-type="float">
            <text:p>0.3341325</text:p>
          </table:table-cell>
          <table:table-cell office:value-type="float" office:value="466.092" calcext:value-type="float">
            <text:p>466.092</text:p>
          </table:table-cell>
          <table:table-cell office:value-type="float" office:value="0" calcext:value-type="float">
            <text:p>0</text:p>
          </table:table-cell>
          <table:table-cell office:value-type="float" office:value="8.382111" calcext:value-type="float">
            <text:p>8.382111</text:p>
          </table:table-cell>
          <table:table-cell office:value-type="float" office:value="-0.4960327" calcext:value-type="float">
            <text:p>-0.4960327</text:p>
          </table:table-cell>
          <table:table-cell office:value-type="float" office:value="5.96759" calcext:value-type="float">
            <text:p>5.96759</text:p>
          </table:table-cell>
          <table:table-cell office:value-type="float" office:value="0.6084595" calcext:value-type="float">
            <text:p>0.6084595</text:p>
          </table:table-cell>
          <table:table-cell office:value-type="float" office:value="4.739441" calcext:value-type="float">
            <text:p>4.739441</text:p>
          </table:table-cell>
          <table:table-cell office:value-type="float" office:value="1.146637" calcext:value-type="float">
            <text:p>1.146637</text:p>
          </table:table-cell>
          <table:table-cell office:value-type="float" office:value="3.928284" calcext:value-type="float">
            <text:p>3.928284</text:p>
          </table:table-cell>
          <table:table-cell office:value-type="float" office:value="1.604126" calcext:value-type="float">
            <text:p>1.604126</text:p>
          </table:table-cell>
          <table:table-cell office:value-type="float" office:value="3.533691" calcext:value-type="float">
            <text:p>3.533691</text:p>
          </table:table-cell>
          <table:table-cell office:value-type="float" office:value="1.924377" calcext:value-type="float">
            <text:p>1.924377</text:p>
          </table:table-cell>
          <table:table-cell office:value-type="float" office:value="3.280457" calcext:value-type="float">
            <text:p>3.280457</text:p>
          </table:table-cell>
          <table:table-cell office:value-type="float" office:value="2.298798" calcext:value-type="float">
            <text:p>2.298798</text:p>
          </table:table-cell>
          <table:table-cell office:value-type="float" office:value="3.277374" calcext:value-type="float">
            <text:p>3.277374</text:p>
          </table:table-cell>
          <table:table-cell office:value-type="float" office:value="2.670105" calcext:value-type="float">
            <text:p>2.670105</text:p>
          </table:table-cell>
          <table:table-cell office:value-type="float" office:value="3.380035" calcext:value-type="float">
            <text:p>3.380035</text:p>
          </table:table-cell>
          <table:table-cell office:value-type="float" office:value="3.222168" calcext:value-type="float">
            <text:p>3.222168</text:p>
          </table:table-cell>
          <table:table-cell office:value-type="float" office:value="4.338593" calcext:value-type="float">
            <text:p>4.338593</text:p>
          </table:table-cell>
          <table:table-cell office:value-type="float" office:value="4.280853" calcext:value-type="float">
            <text:p>4.280853</text:p>
          </table:table-cell>
          <table:table-cell office:value-type="float" office:value="5.504608" calcext:value-type="float">
            <text:p>5.504608</text:p>
          </table:table-cell>
          <table:table-cell office:value-type="float" office:value="5.443481" calcext:value-type="float">
            <text:p>5.443481</text:p>
          </table:table-cell>
          <table:table-cell office:value-type="float" office:value="6.398376" calcext:value-type="float">
            <text:p>6.398376</text:p>
          </table:table-cell>
          <table:table-cell office:value-type="float" office:value="6.3461" calcext:value-type="float">
            <text:p>6.3461</text:p>
          </table:table-cell>
          <table:table-cell office:value-type="float" office:value="7.167053" calcext:value-type="float">
            <text:p>7.167053</text:p>
          </table:table-cell>
          <table:table-cell office:value-type="float" office:value="7.114624" calcext:value-type="float">
            <text:p>7.114624</text:p>
          </table:table-cell>
          <table:table-cell office:value-type="float" office:value="7.835022" calcext:value-type="float">
            <text:p>7.835022</text:p>
          </table:table-cell>
          <table:table-cell office:value-type="float" office:value="7.775604" calcext:value-type="float">
            <text:p>7.775604</text:p>
          </table:table-cell>
          <table:table-cell office:value-type="float" office:value="8.233368" calcext:value-type="float">
            <text:p>8.233368</text:p>
          </table:table-cell>
          <table:table-cell office:value-type="float" office:value="8.171875" calcext:value-type="float">
            <text:p>8.171875</text:p>
          </table:table-cell>
          <table:table-cell office:value-type="float" office:value="22.27606" calcext:value-type="float">
            <text:p>22.27606</text:p>
          </table:table-cell>
          <table:table-cell office:value-type="float" office:value="-9.258606" calcext:value-type="float">
            <text:p>-9.25860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2006" calcext:value-type="float">
            <text:p>25012006</text:p>
          </table:table-cell>
          <table:table-cell office:value-type="float" office:value="11.06583" calcext:value-type="float">
            <text:p>11.06583</text:p>
          </table:table-cell>
          <table:table-cell office:value-type="float" office:value="11.39" calcext:value-type="float">
            <text:p>11.39</text:p>
          </table:table-cell>
          <table:table-cell office:value-type="float" office:value="-9.35" calcext:value-type="float">
            <text:p>-9.35</text:p>
          </table:table-cell>
          <table:table-cell office:value-type="float" office:value="0.7082383" calcext:value-type="float">
            <text:p>0.7082383</text:p>
          </table:table-cell>
          <table:table-cell office:value-type="float" office:value="0.2689083" calcext:value-type="float">
            <text:p>0.2689083</text:p>
          </table:table-cell>
          <table:table-cell office:value-type="float" office:value="218.592" calcext:value-type="float">
            <text:p>218.592</text:p>
          </table:table-cell>
          <table:table-cell office:value-type="float" office:value="0" calcext:value-type="float">
            <text:p>0</text:p>
          </table:table-cell>
          <table:table-cell office:value-type="float" office:value="7.438416" calcext:value-type="float">
            <text:p>7.438416</text:p>
          </table:table-cell>
          <table:table-cell office:value-type="float" office:value="-2.823181" calcext:value-type="float">
            <text:p>-2.823181</text:p>
          </table:table-cell>
          <table:table-cell office:value-type="float" office:value="5.040955" calcext:value-type="float">
            <text:p>5.040955</text:p>
          </table:table-cell>
          <table:table-cell office:value-type="float" office:value="-0.5417786" calcext:value-type="float">
            <text:p>-0.5417786</text:p>
          </table:table-cell>
          <table:table-cell office:value-type="float" office:value="4.02182" calcext:value-type="float">
            <text:p>4.02182</text:p>
          </table:table-cell>
          <table:table-cell office:value-type="float" office:value="0.4361572" calcext:value-type="float">
            <text:p>0.4361572</text:p>
          </table:table-cell>
          <table:table-cell office:value-type="float" office:value="3.446045" calcext:value-type="float">
            <text:p>3.446045</text:p>
          </table:table-cell>
          <table:table-cell office:value-type="float" office:value="1.27774" calcext:value-type="float">
            <text:p>1.27774</text:p>
          </table:table-cell>
          <table:table-cell office:value-type="float" office:value="3.217194" calcext:value-type="float">
            <text:p>3.217194</text:p>
          </table:table-cell>
          <table:table-cell office:value-type="float" office:value="1.820648" calcext:value-type="float">
            <text:p>1.820648</text:p>
          </table:table-cell>
          <table:table-cell office:value-type="float" office:value="3.25" calcext:value-type="float">
            <text:p>3.25</text:p>
          </table:table-cell>
          <table:table-cell office:value-type="float" office:value="2.393433" calcext:value-type="float">
            <text:p>2.393433</text:p>
          </table:table-cell>
          <table:table-cell office:value-type="float" office:value="3.285034" calcext:value-type="float">
            <text:p>3.285034</text:p>
          </table:table-cell>
          <table:table-cell office:value-type="float" office:value="2.829315" calcext:value-type="float">
            <text:p>2.829315</text:p>
          </table:table-cell>
          <table:table-cell office:value-type="float" office:value="3.475281" calcext:value-type="float">
            <text:p>3.475281</text:p>
          </table:table-cell>
          <table:table-cell office:value-type="float" office:value="3.384735" calcext:value-type="float">
            <text:p>3.384735</text:p>
          </table:table-cell>
          <table:table-cell office:value-type="float" office:value="4.296326" calcext:value-type="float">
            <text:p>4.296326</text:p>
          </table:table-cell>
          <table:table-cell office:value-type="float" office:value="4.280884" calcext:value-type="float">
            <text:p>4.280884</text:p>
          </table:table-cell>
          <table:table-cell office:value-type="float" office:value="5.442902" calcext:value-type="float">
            <text:p>5.442902</text:p>
          </table:table-cell>
          <table:table-cell office:value-type="float" office:value="5.395142" calcext:value-type="float">
            <text:p>5.395142</text:p>
          </table:table-cell>
          <table:table-cell office:value-type="float" office:value="6.34552" calcext:value-type="float">
            <text:p>6.34552</text:p>
          </table:table-cell>
          <table:table-cell office:value-type="float" office:value="6.292236" calcext:value-type="float">
            <text:p>6.292236</text:p>
          </table:table-cell>
          <table:table-cell office:value-type="float" office:value="7.114075" calcext:value-type="float">
            <text:p>7.114075</text:p>
          </table:table-cell>
          <table:table-cell office:value-type="float" office:value="7.059967" calcext:value-type="float">
            <text:p>7.059967</text:p>
          </table:table-cell>
          <table:table-cell office:value-type="float" office:value="7.774994" calcext:value-type="float">
            <text:p>7.774994</text:p>
          </table:table-cell>
          <table:table-cell office:value-type="float" office:value="7.716431" calcext:value-type="float">
            <text:p>7.716431</text:p>
          </table:table-cell>
          <table:table-cell office:value-type="float" office:value="8.171234" calcext:value-type="float">
            <text:p>8.171234</text:p>
          </table:table-cell>
          <table:table-cell office:value-type="float" office:value="8.111389" calcext:value-type="float">
            <text:p>8.111389</text:p>
          </table:table-cell>
          <table:table-cell office:value-type="float" office:value="21.14453" calcext:value-type="float">
            <text:p>21.14453</text:p>
          </table:table-cell>
          <table:table-cell office:value-type="float" office:value="-12.59204" calcext:value-type="float">
            <text:p>-12.5920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2006" calcext:value-type="float">
            <text:p>26012006</text:p>
          </table:table-cell>
          <table:table-cell office:value-type="float" office:value="6.0192" calcext:value-type="float">
            <text:p>6.0192</text:p>
          </table:table-cell>
          <table:table-cell office:value-type="float" office:value="16.89" calcext:value-type="float">
            <text:p>16.89</text:p>
          </table:table-cell>
          <table:table-cell office:value-type="float" office:value="-2.27" calcext:value-type="float">
            <text:p>-2.27</text:p>
          </table:table-cell>
          <table:table-cell office:value-type="float" office:value="0.9296405" calcext:value-type="float">
            <text:p>0.9296405</text:p>
          </table:table-cell>
          <table:table-cell office:value-type="float" office:value="0.4573436" calcext:value-type="float">
            <text:p>0.4573436</text:p>
          </table:table-cell>
          <table:table-cell office:value-type="float" office:value="570.132" calcext:value-type="float">
            <text:p>570.132</text:p>
          </table:table-cell>
          <table:table-cell office:value-type="float" office:value="0" calcext:value-type="float">
            <text:p>0</text:p>
          </table:table-cell>
          <table:table-cell office:value-type="float" office:value="7.903107" calcext:value-type="float">
            <text:p>7.903107</text:p>
          </table:table-cell>
          <table:table-cell office:value-type="float" office:value="-0.5535889" calcext:value-type="float">
            <text:p>-0.5535889</text:p>
          </table:table-cell>
          <table:table-cell office:value-type="float" office:value="5.470032" calcext:value-type="float">
            <text:p>5.470032</text:p>
          </table:table-cell>
          <table:table-cell office:value-type="float" office:value="0.602478" calcext:value-type="float">
            <text:p>0.602478</text:p>
          </table:table-cell>
          <table:table-cell office:value-type="float" office:value="4.575684" calcext:value-type="float">
            <text:p>4.575684</text:p>
          </table:table-cell>
          <table:table-cell office:value-type="float" office:value="1.332306" calcext:value-type="float">
            <text:p>1.332306</text:p>
          </table:table-cell>
          <table:table-cell office:value-type="float" office:value="4.107574" calcext:value-type="float">
            <text:p>4.107574</text:p>
          </table:table-cell>
          <table:table-cell office:value-type="float" office:value="1.93808" calcext:value-type="float">
            <text:p>1.93808</text:p>
          </table:table-cell>
          <table:table-cell office:value-type="float" office:value="3.897369" calcext:value-type="float">
            <text:p>3.897369</text:p>
          </table:table-cell>
          <table:table-cell office:value-type="float" office:value="2.322662" calcext:value-type="float">
            <text:p>2.322662</text:p>
          </table:table-cell>
          <table:table-cell office:value-type="float" office:value="3.659637" calcext:value-type="float">
            <text:p>3.659637</text:p>
          </table:table-cell>
          <table:table-cell office:value-type="float" office:value="2.732483" calcext:value-type="float">
            <text:p>2.732483</text:p>
          </table:table-cell>
          <table:table-cell office:value-type="float" office:value="3.560425" calcext:value-type="float">
            <text:p>3.560425</text:p>
          </table:table-cell>
          <table:table-cell office:value-type="float" office:value="3.055969" calcext:value-type="float">
            <text:p>3.055969</text:p>
          </table:table-cell>
          <table:table-cell office:value-type="float" office:value="3.607269" calcext:value-type="float">
            <text:p>3.607269</text:p>
          </table:table-cell>
          <table:table-cell office:value-type="float" office:value="3.470093" calcext:value-type="float">
            <text:p>3.470093</text:p>
          </table:table-cell>
          <table:table-cell office:value-type="float" office:value="4.320618" calcext:value-type="float">
            <text:p>4.320618</text:p>
          </table:table-cell>
          <table:table-cell office:value-type="float" office:value="4.296448" calcext:value-type="float">
            <text:p>4.296448</text:p>
          </table:table-cell>
          <table:table-cell office:value-type="float" office:value="5.394714" calcext:value-type="float">
            <text:p>5.394714</text:p>
          </table:table-cell>
          <table:table-cell office:value-type="float" office:value="5.359619" calcext:value-type="float">
            <text:p>5.359619</text:p>
          </table:table-cell>
          <table:table-cell office:value-type="float" office:value="6.291687" calcext:value-type="float">
            <text:p>6.291687</text:p>
          </table:table-cell>
          <table:table-cell office:value-type="float" office:value="6.241699" calcext:value-type="float">
            <text:p>6.241699</text:p>
          </table:table-cell>
          <table:table-cell office:value-type="float" office:value="7.059357" calcext:value-type="float">
            <text:p>7.059357</text:p>
          </table:table-cell>
          <table:table-cell office:value-type="float" office:value="7.004059" calcext:value-type="float">
            <text:p>7.004059</text:p>
          </table:table-cell>
          <table:table-cell office:value-type="float" office:value="7.71582" calcext:value-type="float">
            <text:p>7.71582</text:p>
          </table:table-cell>
          <table:table-cell office:value-type="float" office:value="7.657928" calcext:value-type="float">
            <text:p>7.657928</text:p>
          </table:table-cell>
          <table:table-cell office:value-type="float" office:value="8.110748" calcext:value-type="float">
            <text:p>8.110748</text:p>
          </table:table-cell>
          <table:table-cell office:value-type="float" office:value="8.051819" calcext:value-type="float">
            <text:p>8.051819</text:p>
          </table:table-cell>
          <table:table-cell office:value-type="float" office:value="22.79129" calcext:value-type="float">
            <text:p>22.79129</text:p>
          </table:table-cell>
          <table:table-cell office:value-type="float" office:value="-6.781616" calcext:value-type="float">
            <text:p>-6.78161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2006" calcext:value-type="float">
            <text:p>27012006</text:p>
          </table:table-cell>
          <table:table-cell office:value-type="float" office:value="11.16083" calcext:value-type="float">
            <text:p>11.16083</text:p>
          </table:table-cell>
          <table:table-cell office:value-type="float" office:value="14.94" calcext:value-type="float">
            <text:p>14.94</text:p>
          </table:table-cell>
          <table:table-cell office:value-type="float" office:value="3.47" calcext:value-type="float">
            <text:p>3.47</text:p>
          </table:table-cell>
          <table:table-cell office:value-type="float" office:value="0.8301128" calcext:value-type="float">
            <text:p>0.8301128</text:p>
          </table:table-cell>
          <table:table-cell office:value-type="float" office:value="0.6895447" calcext:value-type="float">
            <text:p>0.6895447</text:p>
          </table:table-cell>
          <table:table-cell office:value-type="float" office:value="321.48" calcext:value-type="float">
            <text:p>321.48</text:p>
          </table:table-cell>
          <table:table-cell office:value-type="float" office:value="0" calcext:value-type="float">
            <text:p>0</text:p>
          </table:table-cell>
          <table:table-cell office:value-type="float" office:value="12.01202" calcext:value-type="float">
            <text:p>12.01202</text:p>
          </table:table-cell>
          <table:table-cell office:value-type="float" office:value="2.679596" calcext:value-type="float">
            <text:p>2.679596</text:p>
          </table:table-cell>
          <table:table-cell office:value-type="float" office:value="8.807098" calcext:value-type="float">
            <text:p>8.807098</text:p>
          </table:table-cell>
          <table:table-cell office:value-type="float" office:value="3.379761" calcext:value-type="float">
            <text:p>3.379761</text:p>
          </table:table-cell>
          <table:table-cell office:value-type="float" office:value="7.225372" calcext:value-type="float">
            <text:p>7.225372</text:p>
          </table:table-cell>
          <table:table-cell office:value-type="float" office:value="3.628601" calcext:value-type="float">
            <text:p>3.628601</text:p>
          </table:table-cell>
          <table:table-cell office:value-type="float" office:value="6.063354" calcext:value-type="float">
            <text:p>6.063354</text:p>
          </table:table-cell>
          <table:table-cell office:value-type="float" office:value="3.741608" calcext:value-type="float">
            <text:p>3.741608</text:p>
          </table:table-cell>
          <table:table-cell office:value-type="float" office:value="5.40564" calcext:value-type="float">
            <text:p>5.40564</text:p>
          </table:table-cell>
          <table:table-cell office:value-type="float" office:value="3.766663" calcext:value-type="float">
            <text:p>3.766663</text:p>
          </table:table-cell>
          <table:table-cell office:value-type="float" office:value="4.85672" calcext:value-type="float">
            <text:p>4.85672</text:p>
          </table:table-cell>
          <table:table-cell office:value-type="float" office:value="3.66983" calcext:value-type="float">
            <text:p>3.66983</text:p>
          </table:table-cell>
          <table:table-cell office:value-type="float" office:value="4.502441" calcext:value-type="float">
            <text:p>4.502441</text:p>
          </table:table-cell>
          <table:table-cell office:value-type="float" office:value="3.570557" calcext:value-type="float">
            <text:p>3.570557</text:p>
          </table:table-cell>
          <table:table-cell office:value-type="float" office:value="4.074066" calcext:value-type="float">
            <text:p>4.074066</text:p>
          </table:table-cell>
          <table:table-cell office:value-type="float" office:value="3.61145" calcext:value-type="float">
            <text:p>3.61145</text:p>
          </table:table-cell>
          <table:table-cell office:value-type="float" office:value="4.423065" calcext:value-type="float">
            <text:p>4.423065</text:p>
          </table:table-cell>
          <table:table-cell office:value-type="float" office:value="4.321045" calcext:value-type="float">
            <text:p>4.321045</text:p>
          </table:table-cell>
          <table:table-cell office:value-type="float" office:value="5.359314" calcext:value-type="float">
            <text:p>5.359314</text:p>
          </table:table-cell>
          <table:table-cell office:value-type="float" office:value="5.342529" calcext:value-type="float">
            <text:p>5.342529</text:p>
          </table:table-cell>
          <table:table-cell office:value-type="float" office:value="6.241211" calcext:value-type="float">
            <text:p>6.241211</text:p>
          </table:table-cell>
          <table:table-cell office:value-type="float" office:value="6.197052" calcext:value-type="float">
            <text:p>6.197052</text:p>
          </table:table-cell>
          <table:table-cell office:value-type="float" office:value="7.00351" calcext:value-type="float">
            <text:p>7.00351</text:p>
          </table:table-cell>
          <table:table-cell office:value-type="float" office:value="6.950317" calcext:value-type="float">
            <text:p>6.950317</text:p>
          </table:table-cell>
          <table:table-cell office:value-type="float" office:value="7.657288" calcext:value-type="float">
            <text:p>7.657288</text:p>
          </table:table-cell>
          <table:table-cell office:value-type="float" office:value="7.600464" calcext:value-type="float">
            <text:p>7.600464</text:p>
          </table:table-cell>
          <table:table-cell office:value-type="float" office:value="8.051239" calcext:value-type="float">
            <text:p>8.051239</text:p>
          </table:table-cell>
          <table:table-cell office:value-type="float" office:value="7.994781" calcext:value-type="float">
            <text:p>7.994781</text:p>
          </table:table-cell>
          <table:table-cell office:value-type="float" office:value="30.10446" calcext:value-type="float">
            <text:p>30.10446</text:p>
          </table:table-cell>
          <table:table-cell office:value-type="float" office:value="-1.014191" calcext:value-type="float">
            <text:p>-1.01419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2006" calcext:value-type="float">
            <text:p>28012006</text:p>
          </table:table-cell>
          <table:table-cell office:value-type="float" office:value="0.8668799" calcext:value-type="float">
            <text:p>0.8668799</text:p>
          </table:table-cell>
          <table:table-cell office:value-type="float" office:value="8.22" calcext:value-type="float">
            <text:p>8.22</text:p>
          </table:table-cell>
          <table:table-cell office:value-type="float" office:value="2.97" calcext:value-type="float">
            <text:p>2.97</text:p>
          </table:table-cell>
          <table:table-cell office:value-type="float" office:value="0.9524907" calcext:value-type="float">
            <text:p>0.9524907</text:p>
          </table:table-cell>
          <table:table-cell office:value-type="float" office:value="0.6657696" calcext:value-type="float">
            <text:p>0.6657696</text:p>
          </table:table-cell>
          <table:table-cell office:value-type="float" office:value="276.264" calcext:value-type="float">
            <text:p>276.264</text:p>
          </table:table-cell>
          <table:table-cell office:value-type="float" office:value="23.4" calcext:value-type="float">
            <text:p>23.4</text:p>
          </table:table-cell>
          <table:table-cell office:value-type="float" office:value="6.603577" calcext:value-type="float">
            <text:p>6.603577</text:p>
          </table:table-cell>
          <table:table-cell office:value-type="float" office:value="2.003693" calcext:value-type="float">
            <text:p>2.003693</text:p>
          </table:table-cell>
          <table:table-cell office:value-type="float" office:value="5.895111" calcext:value-type="float">
            <text:p>5.895111</text:p>
          </table:table-cell>
          <table:table-cell office:value-type="float" office:value="3.244873" calcext:value-type="float">
            <text:p>3.244873</text:p>
          </table:table-cell>
          <table:table-cell office:value-type="float" office:value="5.477539" calcext:value-type="float">
            <text:p>5.477539</text:p>
          </table:table-cell>
          <table:table-cell office:value-type="float" office:value="3.960815" calcext:value-type="float">
            <text:p>3.960815</text:p>
          </table:table-cell>
          <table:table-cell office:value-type="float" office:value="5.285767" calcext:value-type="float">
            <text:p>5.285767</text:p>
          </table:table-cell>
          <table:table-cell office:value-type="float" office:value="4.424072" calcext:value-type="float">
            <text:p>4.424072</text:p>
          </table:table-cell>
          <table:table-cell office:value-type="float" office:value="5.128082" calcext:value-type="float">
            <text:p>5.128082</text:p>
          </table:table-cell>
          <table:table-cell office:value-type="float" office:value="4.579651" calcext:value-type="float">
            <text:p>4.579651</text:p>
          </table:table-cell>
          <table:table-cell office:value-type="float" office:value="4.854828" calcext:value-type="float">
            <text:p>4.854828</text:p>
          </table:table-cell>
          <table:table-cell office:value-type="float" office:value="4.607208" calcext:value-type="float">
            <text:p>4.607208</text:p>
          </table:table-cell>
          <table:table-cell office:value-type="float" office:value="4.625458" calcext:value-type="float">
            <text:p>4.625458</text:p>
          </table:table-cell>
          <table:table-cell office:value-type="float" office:value="4.5065" calcext:value-type="float">
            <text:p>4.5065</text:p>
          </table:table-cell>
          <table:table-cell office:value-type="float" office:value="4.479645" calcext:value-type="float">
            <text:p>4.479645</text:p>
          </table:table-cell>
          <table:table-cell office:value-type="float" office:value="4.081512" calcext:value-type="float">
            <text:p>4.081512</text:p>
          </table:table-cell>
          <table:table-cell office:value-type="float" office:value="4.625793" calcext:value-type="float">
            <text:p>4.625793</text:p>
          </table:table-cell>
          <table:table-cell office:value-type="float" office:value="4.424866" calcext:value-type="float">
            <text:p>4.424866</text:p>
          </table:table-cell>
          <table:table-cell office:value-type="float" office:value="5.36087" calcext:value-type="float">
            <text:p>5.36087</text:p>
          </table:table-cell>
          <table:table-cell office:value-type="float" office:value="5.342499" calcext:value-type="float">
            <text:p>5.342499</text:p>
          </table:table-cell>
          <table:table-cell office:value-type="float" office:value="6.196655" calcext:value-type="float">
            <text:p>6.196655</text:p>
          </table:table-cell>
          <table:table-cell office:value-type="float" office:value="6.163971" calcext:value-type="float">
            <text:p>6.163971</text:p>
          </table:table-cell>
          <table:table-cell office:value-type="float" office:value="6.949768" calcext:value-type="float">
            <text:p>6.949768</text:p>
          </table:table-cell>
          <table:table-cell office:value-type="float" office:value="6.899323" calcext:value-type="float">
            <text:p>6.899323</text:p>
          </table:table-cell>
          <table:table-cell office:value-type="float" office:value="7.599823" calcext:value-type="float">
            <text:p>7.599823</text:p>
          </table:table-cell>
          <table:table-cell office:value-type="float" office:value="7.544189" calcext:value-type="float">
            <text:p>7.544189</text:p>
          </table:table-cell>
          <table:table-cell office:value-type="float" office:value="7.994171" calcext:value-type="float">
            <text:p>7.994171</text:p>
          </table:table-cell>
          <table:table-cell office:value-type="float" office:value="7.938263" calcext:value-type="float">
            <text:p>7.938263</text:p>
          </table:table-cell>
          <table:table-cell office:value-type="float" office:value="7.4888" calcext:value-type="float">
            <text:p>7.4888</text:p>
          </table:table-cell>
          <table:table-cell office:value-type="float" office:value="1.233551" calcext:value-type="float">
            <text:p>1.23355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2006" calcext:value-type="float">
            <text:p>29012006</text:p>
          </table:table-cell>
          <table:table-cell office:value-type="float" office:value="7.948441" calcext:value-type="float">
            <text:p>7.948441</text:p>
          </table:table-cell>
          <table:table-cell office:value-type="float" office:value="6.54" calcext:value-type="float">
            <text:p>6.54</text:p>
          </table:table-cell>
          <table:table-cell office:value-type="float" office:value="-1.27" calcext:value-type="float">
            <text:p>-1.27</text:p>
          </table:table-cell>
          <table:table-cell office:value-type="float" office:value="0.7943316" calcext:value-type="float">
            <text:p>0.7943316</text:p>
          </table:table-cell>
          <table:table-cell office:value-type="float" office:value="0.4918699" calcext:value-type="float">
            <text:p>0.4918699</text:p>
          </table:table-cell>
          <table:table-cell office:value-type="float" office:value="324.792" calcext:value-type="float">
            <text:p>324.792</text:p>
          </table:table-cell>
          <table:table-cell office:value-type="float" office:value="0" calcext:value-type="float">
            <text:p>0</text:p>
          </table:table-cell>
          <table:table-cell office:value-type="float" office:value="7.140961" calcext:value-type="float">
            <text:p>7.140961</text:p>
          </table:table-cell>
          <table:table-cell office:value-type="float" office:value="0.186554" calcext:value-type="float">
            <text:p>0.186554</text:p>
          </table:table-cell>
          <table:table-cell office:value-type="float" office:value="5.746094" calcext:value-type="float">
            <text:p>5.746094</text:p>
          </table:table-cell>
          <table:table-cell office:value-type="float" office:value="1.236298" calcext:value-type="float">
            <text:p>1.236298</text:p>
          </table:table-cell>
          <table:table-cell office:value-type="float" office:value="4.938629" calcext:value-type="float">
            <text:p>4.938629</text:p>
          </table:table-cell>
          <table:table-cell office:value-type="float" office:value="2.030396" calcext:value-type="float">
            <text:p>2.030396</text:p>
          </table:table-cell>
          <table:table-cell office:value-type="float" office:value="4.488647" calcext:value-type="float">
            <text:p>4.488647</text:p>
          </table:table-cell>
          <table:table-cell office:value-type="float" office:value="2.751556" calcext:value-type="float">
            <text:p>2.751556</text:p>
          </table:table-cell>
          <table:table-cell office:value-type="float" office:value="4.553741" calcext:value-type="float">
            <text:p>4.553741</text:p>
          </table:table-cell>
          <table:table-cell office:value-type="float" office:value="3.226196" calcext:value-type="float">
            <text:p>3.226196</text:p>
          </table:table-cell>
          <table:table-cell office:value-type="float" office:value="4.666595" calcext:value-type="float">
            <text:p>4.666595</text:p>
          </table:table-cell>
          <table:table-cell office:value-type="float" office:value="3.698029" calcext:value-type="float">
            <text:p>3.698029</text:p>
          </table:table-cell>
          <table:table-cell office:value-type="float" office:value="4.617218" calcext:value-type="float">
            <text:p>4.617218</text:p>
          </table:table-cell>
          <table:table-cell office:value-type="float" office:value="4.017914" calcext:value-type="float">
            <text:p>4.017914</text:p>
          </table:table-cell>
          <table:table-cell office:value-type="float" office:value="4.516602" calcext:value-type="float">
            <text:p>4.516602</text:p>
          </table:table-cell>
          <table:table-cell office:value-type="float" office:value="4.392334" calcext:value-type="float">
            <text:p>4.392334</text:p>
          </table:table-cell>
          <table:table-cell office:value-type="float" office:value="4.756805" calcext:value-type="float">
            <text:p>4.756805</text:p>
          </table:table-cell>
          <table:table-cell office:value-type="float" office:value="4.627869" calcext:value-type="float">
            <text:p>4.627869</text:p>
          </table:table-cell>
          <table:table-cell office:value-type="float" office:value="5.403412" calcext:value-type="float">
            <text:p>5.403412</text:p>
          </table:table-cell>
          <table:table-cell office:value-type="float" office:value="5.361237" calcext:value-type="float">
            <text:p>5.361237</text:p>
          </table:table-cell>
          <table:table-cell office:value-type="float" office:value="6.163696" calcext:value-type="float">
            <text:p>6.163696</text:p>
          </table:table-cell>
          <table:table-cell office:value-type="float" office:value="6.146149" calcext:value-type="float">
            <text:p>6.146149</text:p>
          </table:table-cell>
          <table:table-cell office:value-type="float" office:value="6.898834" calcext:value-type="float">
            <text:p>6.898834</text:p>
          </table:table-cell>
          <table:table-cell office:value-type="float" office:value="6.85379" calcext:value-type="float">
            <text:p>6.85379</text:p>
          </table:table-cell>
          <table:table-cell office:value-type="float" office:value="7.543579" calcext:value-type="float">
            <text:p>7.543579</text:p>
          </table:table-cell>
          <table:table-cell office:value-type="float" office:value="7.492432" calcext:value-type="float">
            <text:p>7.492432</text:p>
          </table:table-cell>
          <table:table-cell office:value-type="float" office:value="7.937683" calcext:value-type="float">
            <text:p>7.937683</text:p>
          </table:table-cell>
          <table:table-cell office:value-type="float" office:value="7.883148" calcext:value-type="float">
            <text:p>7.883148</text:p>
          </table:table-cell>
          <table:table-cell office:value-type="float" office:value="17.13092" calcext:value-type="float">
            <text:p>17.13092</text:p>
          </table:table-cell>
          <table:table-cell office:value-type="float" office:value="-1.769867" calcext:value-type="float">
            <text:p>-1.76986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2006" calcext:value-type="float">
            <text:p>30012006</text:p>
          </table:table-cell>
          <table:table-cell office:value-type="float" office:value="3.411792" calcext:value-type="float">
            <text:p>3.411792</text:p>
          </table:table-cell>
          <table:table-cell office:value-type="float" office:value="1.52" calcext:value-type="float">
            <text:p>1.52</text:p>
          </table:table-cell>
          <table:table-cell office:value-type="float" office:value="-4.23" calcext:value-type="float">
            <text:p>-4.23</text:p>
          </table:table-cell>
          <table:table-cell office:value-type="float" office:value="0.6009227" calcext:value-type="float">
            <text:p>0.6009227</text:p>
          </table:table-cell>
          <table:table-cell office:value-type="float" office:value="0.3959208" calcext:value-type="float">
            <text:p>0.3959208</text:p>
          </table:table-cell>
          <table:table-cell office:value-type="float" office:value="233.64" calcext:value-type="float">
            <text:p>233.64</text:p>
          </table:table-cell>
          <table:table-cell office:value-type="float" office:value="0" calcext:value-type="float">
            <text:p>0</text:p>
          </table:table-cell>
          <table:table-cell office:value-type="float" office:value="2.409485" calcext:value-type="float">
            <text:p>2.409485</text:p>
          </table:table-cell>
          <table:table-cell office:value-type="float" office:value="-0.009399414" calcext:value-type="float">
            <text:p>-0.009399414</text:p>
          </table:table-cell>
          <table:table-cell office:value-type="float" office:value="2.889862" calcext:value-type="float">
            <text:p>2.889862</text:p>
          </table:table-cell>
          <table:table-cell office:value-type="float" office:value="1.045288" calcext:value-type="float">
            <text:p>1.045288</text:p>
          </table:table-cell>
          <table:table-cell office:value-type="float" office:value="3.53067" calcext:value-type="float">
            <text:p>3.53067</text:p>
          </table:table-cell>
          <table:table-cell office:value-type="float" office:value="1.856781" calcext:value-type="float">
            <text:p>1.856781</text:p>
          </table:table-cell>
          <table:table-cell office:value-type="float" office:value="3.931152" calcext:value-type="float">
            <text:p>3.931152</text:p>
          </table:table-cell>
          <table:table-cell office:value-type="float" office:value="2.536743" calcext:value-type="float">
            <text:p>2.536743</text:p>
          </table:table-cell>
          <table:table-cell office:value-type="float" office:value="4.081543" calcext:value-type="float">
            <text:p>4.081543</text:p>
          </table:table-cell>
          <table:table-cell office:value-type="float" office:value="2.957336" calcext:value-type="float">
            <text:p>2.957336</text:p>
          </table:table-cell>
          <table:table-cell office:value-type="float" office:value="4.194794" calcext:value-type="float">
            <text:p>4.194794</text:p>
          </table:table-cell>
          <table:table-cell office:value-type="float" office:value="3.423187" calcext:value-type="float">
            <text:p>3.423187</text:p>
          </table:table-cell>
          <table:table-cell office:value-type="float" office:value="4.258331" calcext:value-type="float">
            <text:p>4.258331</text:p>
          </table:table-cell>
          <table:table-cell office:value-type="float" office:value="3.787903" calcext:value-type="float">
            <text:p>3.787903</text:p>
          </table:table-cell>
          <table:table-cell office:value-type="float" office:value="4.405396" calcext:value-type="float">
            <text:p>4.405396</text:p>
          </table:table-cell>
          <table:table-cell office:value-type="float" office:value="4.266449" calcext:value-type="float">
            <text:p>4.266449</text:p>
          </table:table-cell>
          <table:table-cell office:value-type="float" office:value="4.792786" calcext:value-type="float">
            <text:p>4.792786</text:p>
          </table:table-cell>
          <table:table-cell office:value-type="float" office:value="4.757477" calcext:value-type="float">
            <text:p>4.757477</text:p>
          </table:table-cell>
          <table:table-cell office:value-type="float" office:value="5.439941" calcext:value-type="float">
            <text:p>5.439941</text:p>
          </table:table-cell>
          <table:table-cell office:value-type="float" office:value="5.40387" calcext:value-type="float">
            <text:p>5.40387</text:p>
          </table:table-cell>
          <table:table-cell office:value-type="float" office:value="6.146057" calcext:value-type="float">
            <text:p>6.146057</text:p>
          </table:table-cell>
          <table:table-cell office:value-type="float" office:value="6.138824" calcext:value-type="float">
            <text:p>6.138824</text:p>
          </table:table-cell>
          <table:table-cell office:value-type="float" office:value="6.853394" calcext:value-type="float">
            <text:p>6.853394</text:p>
          </table:table-cell>
          <table:table-cell office:value-type="float" office:value="6.817474" calcext:value-type="float">
            <text:p>6.817474</text:p>
          </table:table-cell>
          <table:table-cell office:value-type="float" office:value="7.495697" calcext:value-type="float">
            <text:p>7.495697</text:p>
          </table:table-cell>
          <table:table-cell office:value-type="float" office:value="7.44046" calcext:value-type="float">
            <text:p>7.44046</text:p>
          </table:table-cell>
          <table:table-cell office:value-type="float" office:value="7.882568" calcext:value-type="float">
            <text:p>7.882568</text:p>
          </table:table-cell>
          <table:table-cell office:value-type="float" office:value="7.828491" calcext:value-type="float">
            <text:p>7.828491</text:p>
          </table:table-cell>
          <table:table-cell office:value-type="float" office:value="1.879913" calcext:value-type="float">
            <text:p>1.879913</text:p>
          </table:table-cell>
          <table:table-cell office:value-type="float" office:value="-3.353058" calcext:value-type="float">
            <text:p>-3.35305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2006" calcext:value-type="float">
            <text:p>31012006</text:p>
          </table:table-cell>
          <table:table-cell office:value-type="float" office:value="9.670224" calcext:value-type="float">
            <text:p>9.670224</text:p>
          </table:table-cell>
          <table:table-cell office:value-type="float" office:value="12.26" calcext:value-type="float">
            <text:p>12.26</text:p>
          </table:table-cell>
          <table:table-cell office:value-type="float" office:value="-4.36" calcext:value-type="float">
            <text:p>-4.36</text:p>
          </table:table-cell>
          <table:table-cell office:value-type="float" office:value="0.8667499" calcext:value-type="float">
            <text:p>0.8667499</text:p>
          </table:table-cell>
          <table:table-cell office:value-type="float" office:value="0.3921233" calcext:value-type="float">
            <text:p>0.3921233</text:p>
          </table:table-cell>
          <table:table-cell office:value-type="float" office:value="308.196" calcext:value-type="float">
            <text:p>308.196</text:p>
          </table:table-cell>
          <table:table-cell office:value-type="float" office:value="0" calcext:value-type="float">
            <text:p>0</text:p>
          </table:table-cell>
          <table:table-cell office:value-type="float" office:value="6.241669" calcext:value-type="float">
            <text:p>6.241669</text:p>
          </table:table-cell>
          <table:table-cell office:value-type="float" office:value="-0.6746216" calcext:value-type="float">
            <text:p>-0.6746216</text:p>
          </table:table-cell>
          <table:table-cell office:value-type="float" office:value="4.832092" calcext:value-type="float">
            <text:p>4.832092</text:p>
          </table:table-cell>
          <table:table-cell office:value-type="float" office:value="0.3564148" calcext:value-type="float">
            <text:p>0.3564148</text:p>
          </table:table-cell>
          <table:table-cell office:value-type="float" office:value="4.149902" calcext:value-type="float">
            <text:p>4.149902</text:p>
          </table:table-cell>
          <table:table-cell office:value-type="float" office:value="1.10437" calcext:value-type="float">
            <text:p>1.10437</text:p>
          </table:table-cell>
          <table:table-cell office:value-type="float" office:value="3.763611" calcext:value-type="float">
            <text:p>3.763611</text:p>
          </table:table-cell>
          <table:table-cell office:value-type="float" office:value="1.824005" calcext:value-type="float">
            <text:p>1.824005</text:p>
          </table:table-cell>
          <table:table-cell office:value-type="float" office:value="3.635437" calcext:value-type="float">
            <text:p>3.635437</text:p>
          </table:table-cell>
          <table:table-cell office:value-type="float" office:value="2.328522" calcext:value-type="float">
            <text:p>2.328522</text:p>
          </table:table-cell>
          <table:table-cell office:value-type="float" office:value="3.623993" calcext:value-type="float">
            <text:p>3.623993</text:p>
          </table:table-cell>
          <table:table-cell office:value-type="float" office:value="2.895782" calcext:value-type="float">
            <text:p>2.895782</text:p>
          </table:table-cell>
          <table:table-cell office:value-type="float" office:value="3.782104" calcext:value-type="float">
            <text:p>3.782104</text:p>
          </table:table-cell>
          <table:table-cell office:value-type="float" office:value="3.379272" calcext:value-type="float">
            <text:p>3.379272</text:p>
          </table:table-cell>
          <table:table-cell office:value-type="float" office:value="4.264038" calcext:value-type="float">
            <text:p>4.264038</text:p>
          </table:table-cell>
          <table:table-cell office:value-type="float" office:value="4.013947" calcext:value-type="float">
            <text:p>4.013947</text:p>
          </table:table-cell>
          <table:table-cell office:value-type="float" office:value="4.791962" calcext:value-type="float">
            <text:p>4.791962</text:p>
          </table:table-cell>
          <table:table-cell office:value-type="float" office:value="4.732544" calcext:value-type="float">
            <text:p>4.732544</text:p>
          </table:table-cell>
          <table:table-cell office:value-type="float" office:value="5.454712" calcext:value-type="float">
            <text:p>5.454712</text:p>
          </table:table-cell>
          <table:table-cell office:value-type="float" office:value="5.440247" calcext:value-type="float">
            <text:p>5.440247</text:p>
          </table:table-cell>
          <table:table-cell office:value-type="float" office:value="6.138763" calcext:value-type="float">
            <text:p>6.138763</text:p>
          </table:table-cell>
          <table:table-cell office:value-type="float" office:value="6.132751" calcext:value-type="float">
            <text:p>6.132751</text:p>
          </table:table-cell>
          <table:table-cell office:value-type="float" office:value="6.817139" calcext:value-type="float">
            <text:p>6.817139</text:p>
          </table:table-cell>
          <table:table-cell office:value-type="float" office:value="6.783905" calcext:value-type="float">
            <text:p>6.783905</text:p>
          </table:table-cell>
          <table:table-cell office:value-type="float" office:value="7.439911" calcext:value-type="float">
            <text:p>7.439911</text:p>
          </table:table-cell>
          <table:table-cell office:value-type="float" office:value="7.389618" calcext:value-type="float">
            <text:p>7.389618</text:p>
          </table:table-cell>
          <table:table-cell office:value-type="float" office:value="7.827911" calcext:value-type="float">
            <text:p>7.827911</text:p>
          </table:table-cell>
          <table:table-cell office:value-type="float" office:value="7.775269" calcext:value-type="float">
            <text:p>7.775269</text:p>
          </table:table-cell>
          <table:table-cell office:value-type="float" office:value="13.23383" calcext:value-type="float">
            <text:p>13.23383</text:p>
          </table:table-cell>
          <table:table-cell office:value-type="float" office:value="-4.057587" calcext:value-type="float">
            <text:p>-4.05758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006" calcext:value-type="float">
            <text:p>1022006</text:p>
          </table:table-cell>
          <table:table-cell office:value-type="float" office:value="9.408972" calcext:value-type="float">
            <text:p>9.408972</text:p>
          </table:table-cell>
          <table:table-cell office:value-type="float" office:value="9.25" calcext:value-type="float">
            <text:p>9.25</text:p>
          </table:table-cell>
          <table:table-cell office:value-type="float" office:value="-2.4" calcext:value-type="float">
            <text:p>-2.4</text:p>
          </table:table-cell>
          <table:table-cell office:value-type="float" office:value="0.816702" calcext:value-type="float">
            <text:p>0.816702</text:p>
          </table:table-cell>
          <table:table-cell office:value-type="float" office:value="0.4530185" calcext:value-type="float">
            <text:p>0.4530185</text:p>
          </table:table-cell>
          <table:table-cell office:value-type="float" office:value="220.356" calcext:value-type="float">
            <text:p>220.356</text:p>
          </table:table-cell>
          <table:table-cell office:value-type="float" office:value="0" calcext:value-type="float">
            <text:p>0</text:p>
          </table:table-cell>
          <table:table-cell office:value-type="float" office:value="7.967285" calcext:value-type="float">
            <text:p>7.967285</text:p>
          </table:table-cell>
          <table:table-cell office:value-type="float" office:value="0.9707947" calcext:value-type="float">
            <text:p>0.9707947</text:p>
          </table:table-cell>
          <table:table-cell office:value-type="float" office:value="6.043823" calcext:value-type="float">
            <text:p>6.043823</text:p>
          </table:table-cell>
          <table:table-cell office:value-type="float" office:value="1.827026" calcext:value-type="float">
            <text:p>1.827026</text:p>
          </table:table-cell>
          <table:table-cell office:value-type="float" office:value="5.099243" calcext:value-type="float">
            <text:p>5.099243</text:p>
          </table:table-cell>
          <table:table-cell office:value-type="float" office:value="2.393555" calcext:value-type="float">
            <text:p>2.393555</text:p>
          </table:table-cell>
          <table:table-cell office:value-type="float" office:value="4.546875" calcext:value-type="float">
            <text:p>4.546875</text:p>
          </table:table-cell>
          <table:table-cell office:value-type="float" office:value="2.856354" calcext:value-type="float">
            <text:p>2.856354</text:p>
          </table:table-cell>
          <table:table-cell office:value-type="float" office:value="4.278473" calcext:value-type="float">
            <text:p>4.278473</text:p>
          </table:table-cell>
          <table:table-cell office:value-type="float" office:value="3.140442" calcext:value-type="float">
            <text:p>3.140442</text:p>
          </table:table-cell>
          <table:table-cell office:value-type="float" office:value="4.118256" calcext:value-type="float">
            <text:p>4.118256</text:p>
          </table:table-cell>
          <table:table-cell office:value-type="float" office:value="3.445343" calcext:value-type="float">
            <text:p>3.445343</text:p>
          </table:table-cell>
          <table:table-cell office:value-type="float" office:value="4.086334" calcext:value-type="float">
            <text:p>4.086334</text:p>
          </table:table-cell>
          <table:table-cell office:value-type="float" office:value="3.694855" calcext:value-type="float">
            <text:p>3.694855</text:p>
          </table:table-cell>
          <table:table-cell office:value-type="float" office:value="4.131531" calcext:value-type="float">
            <text:p>4.131531</text:p>
          </table:table-cell>
          <table:table-cell office:value-type="float" office:value="4.021484" calcext:value-type="float">
            <text:p>4.021484</text:p>
          </table:table-cell>
          <table:table-cell office:value-type="float" office:value="4.731781" calcext:value-type="float">
            <text:p>4.731781</text:p>
          </table:table-cell>
          <table:table-cell office:value-type="float" office:value="4.697632" calcext:value-type="float">
            <text:p>4.697632</text:p>
          </table:table-cell>
          <table:table-cell office:value-type="float" office:value="5.454742" calcext:value-type="float">
            <text:p>5.454742</text:p>
          </table:table-cell>
          <table:table-cell office:value-type="float" office:value="5.448212" calcext:value-type="float">
            <text:p>5.448212</text:p>
          </table:table-cell>
          <table:table-cell office:value-type="float" office:value="6.13266" calcext:value-type="float">
            <text:p>6.13266</text:p>
          </table:table-cell>
          <table:table-cell office:value-type="float" office:value="6.121094" calcext:value-type="float">
            <text:p>6.121094</text:p>
          </table:table-cell>
          <table:table-cell office:value-type="float" office:value="6.783539" calcext:value-type="float">
            <text:p>6.783539</text:p>
          </table:table-cell>
          <table:table-cell office:value-type="float" office:value="6.75235" calcext:value-type="float">
            <text:p>6.75235</text:p>
          </table:table-cell>
          <table:table-cell office:value-type="float" office:value="7.38916" calcext:value-type="float">
            <text:p>7.38916</text:p>
          </table:table-cell>
          <table:table-cell office:value-type="float" office:value="7.342987" calcext:value-type="float">
            <text:p>7.342987</text:p>
          </table:table-cell>
          <table:table-cell office:value-type="float" office:value="7.77475" calcext:value-type="float">
            <text:p>7.77475</text:p>
          </table:table-cell>
          <table:table-cell office:value-type="float" office:value="7.72467" calcext:value-type="float">
            <text:p>7.72467</text:p>
          </table:table-cell>
          <table:table-cell office:value-type="float" office:value="19.77502" calcext:value-type="float">
            <text:p>19.77502</text:p>
          </table:table-cell>
          <table:table-cell office:value-type="float" office:value="-2.778259" calcext:value-type="float">
            <text:p>-2.77825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10.14843" calcext:value-type="float">
            <text:p>10.14843</text:p>
          </table:table-cell>
          <table:table-cell office:value-type="float" office:value="13.69" calcext:value-type="float">
            <text:p>13.69</text:p>
          </table:table-cell>
          <table:table-cell office:value-type="float" office:value="-3.03" calcext:value-type="float">
            <text:p>-3.03</text:p>
          </table:table-cell>
          <table:table-cell office:value-type="float" office:value="0.8512251" calcext:value-type="float">
            <text:p>0.8512251</text:p>
          </table:table-cell>
          <table:table-cell office:value-type="float" office:value="0.432577" calcext:value-type="float">
            <text:p>0.432577</text:p>
          </table:table-cell>
          <table:table-cell office:value-type="float" office:value="214.668" calcext:value-type="float">
            <text:p>214.668</text:p>
          </table:table-cell>
          <table:table-cell office:value-type="float" office:value="0" calcext:value-type="float">
            <text:p>0</text:p>
          </table:table-cell>
          <table:table-cell office:value-type="float" office:value="9.50351" calcext:value-type="float">
            <text:p>9.50351</text:p>
          </table:table-cell>
          <table:table-cell office:value-type="float" office:value="1.242065" calcext:value-type="float">
            <text:p>1.242065</text:p>
          </table:table-cell>
          <table:table-cell office:value-type="float" office:value="7.234924" calcext:value-type="float">
            <text:p>7.234924</text:p>
          </table:table-cell>
          <table:table-cell office:value-type="float" office:value="2.153168" calcext:value-type="float">
            <text:p>2.153168</text:p>
          </table:table-cell>
          <table:table-cell office:value-type="float" office:value="5.983521" calcext:value-type="float">
            <text:p>5.983521</text:p>
          </table:table-cell>
          <table:table-cell office:value-type="float" office:value="2.757904" calcext:value-type="float">
            <text:p>2.757904</text:p>
          </table:table-cell>
          <table:table-cell office:value-type="float" office:value="5.18692" calcext:value-type="float">
            <text:p>5.18692</text:p>
          </table:table-cell>
          <table:table-cell office:value-type="float" office:value="3.230957" calcext:value-type="float">
            <text:p>3.230957</text:p>
          </table:table-cell>
          <table:table-cell office:value-type="float" office:value="4.787262" calcext:value-type="float">
            <text:p>4.787262</text:p>
          </table:table-cell>
          <table:table-cell office:value-type="float" office:value="3.505463" calcext:value-type="float">
            <text:p>3.505463</text:p>
          </table:table-cell>
          <table:table-cell office:value-type="float" office:value="4.482391" calcext:value-type="float">
            <text:p>4.482391</text:p>
          </table:table-cell>
          <table:table-cell office:value-type="float" office:value="3.776337" calcext:value-type="float">
            <text:p>3.776337</text:p>
          </table:table-cell>
          <table:table-cell office:value-type="float" office:value="4.375793" calcext:value-type="float">
            <text:p>4.375793</text:p>
          </table:table-cell>
          <table:table-cell office:value-type="float" office:value="3.963898" calcext:value-type="float">
            <text:p>3.963898</text:p>
          </table:table-cell>
          <table:table-cell office:value-type="float" office:value="4.304718" calcext:value-type="float">
            <text:p>4.304718</text:p>
          </table:table-cell>
          <table:table-cell office:value-type="float" office:value="4.134674" calcext:value-type="float">
            <text:p>4.134674</text:p>
          </table:table-cell>
          <table:table-cell office:value-type="float" office:value="4.731201" calcext:value-type="float">
            <text:p>4.731201</text:p>
          </table:table-cell>
          <table:table-cell office:value-type="float" office:value="4.697815" calcext:value-type="float">
            <text:p>4.697815</text:p>
          </table:table-cell>
          <table:table-cell office:value-type="float" office:value="5.44809" calcext:value-type="float">
            <text:p>5.44809</text:p>
          </table:table-cell>
          <table:table-cell office:value-type="float" office:value="5.442322" calcext:value-type="float">
            <text:p>5.442322</text:p>
          </table:table-cell>
          <table:table-cell office:value-type="float" office:value="6.120941" calcext:value-type="float">
            <text:p>6.120941</text:p>
          </table:table-cell>
          <table:table-cell office:value-type="float" office:value="6.104675" calcext:value-type="float">
            <text:p>6.104675</text:p>
          </table:table-cell>
          <table:table-cell office:value-type="float" office:value="6.751984" calcext:value-type="float">
            <text:p>6.751984</text:p>
          </table:table-cell>
          <table:table-cell office:value-type="float" office:value="6.721375" calcext:value-type="float">
            <text:p>6.721375</text:p>
          </table:table-cell>
          <table:table-cell office:value-type="float" office:value="7.342499" calcext:value-type="float">
            <text:p>7.342499</text:p>
          </table:table-cell>
          <table:table-cell office:value-type="float" office:value="7.299103" calcext:value-type="float">
            <text:p>7.299103</text:p>
          </table:table-cell>
          <table:table-cell office:value-type="float" office:value="7.724152" calcext:value-type="float">
            <text:p>7.724152</text:p>
          </table:table-cell>
          <table:table-cell office:value-type="float" office:value="7.677002" calcext:value-type="float">
            <text:p>7.677002</text:p>
          </table:table-cell>
          <table:table-cell office:value-type="float" office:value="23.53207" calcext:value-type="float">
            <text:p>23.53207</text:p>
          </table:table-cell>
          <table:table-cell office:value-type="float" office:value="-3.285614" calcext:value-type="float">
            <text:p>-3.28561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2006" calcext:value-type="float">
            <text:p>3022006</text:p>
          </table:table-cell>
          <table:table-cell office:value-type="float" office:value="11.93508" calcext:value-type="float">
            <text:p>11.93508</text:p>
          </table:table-cell>
          <table:table-cell office:value-type="float" office:value="2.67" calcext:value-type="float">
            <text:p>2.67</text:p>
          </table:table-cell>
          <table:table-cell office:value-type="float" office:value="-6.53" calcext:value-type="float">
            <text:p>-6.53</text:p>
          </table:table-cell>
          <table:table-cell office:value-type="float" office:value="0.6400122" calcext:value-type="float">
            <text:p>0.6400122</text:p>
          </table:table-cell>
          <table:table-cell office:value-type="float" office:value="0.3333773" calcext:value-type="float">
            <text:p>0.3333773</text:p>
          </table:table-cell>
          <table:table-cell office:value-type="float" office:value="436.608" calcext:value-type="float">
            <text:p>436.608</text:p>
          </table:table-cell>
          <table:table-cell office:value-type="float" office:value="0" calcext:value-type="float">
            <text:p>0</text:p>
          </table:table-cell>
          <table:table-cell office:value-type="float" office:value="8.190674" calcext:value-type="float">
            <text:p>8.190674</text:p>
          </table:table-cell>
          <table:table-cell office:value-type="float" office:value="0.567627" calcext:value-type="float">
            <text:p>0.567627</text:p>
          </table:table-cell>
          <table:table-cell office:value-type="float" office:value="6.244995" calcext:value-type="float">
            <text:p>6.244995</text:p>
          </table:table-cell>
          <table:table-cell office:value-type="float" office:value="1.987885" calcext:value-type="float">
            <text:p>1.987885</text:p>
          </table:table-cell>
          <table:table-cell office:value-type="float" office:value="5.269684" calcext:value-type="float">
            <text:p>5.269684</text:p>
          </table:table-cell>
          <table:table-cell office:value-type="float" office:value="2.663666" calcext:value-type="float">
            <text:p>2.663666</text:p>
          </table:table-cell>
          <table:table-cell office:value-type="float" office:value="4.699249" calcext:value-type="float">
            <text:p>4.699249</text:p>
          </table:table-cell>
          <table:table-cell office:value-type="float" office:value="3.214813" calcext:value-type="float">
            <text:p>3.214813</text:p>
          </table:table-cell>
          <table:table-cell office:value-type="float" office:value="4.458893" calcext:value-type="float">
            <text:p>4.458893</text:p>
          </table:table-cell>
          <table:table-cell office:value-type="float" office:value="3.550323" calcext:value-type="float">
            <text:p>3.550323</text:p>
          </table:table-cell>
          <table:table-cell office:value-type="float" office:value="4.467133" calcext:value-type="float">
            <text:p>4.467133</text:p>
          </table:table-cell>
          <table:table-cell office:value-type="float" office:value="3.879425" calcext:value-type="float">
            <text:p>3.879425</text:p>
          </table:table-cell>
          <table:table-cell office:value-type="float" office:value="4.388672" calcext:value-type="float">
            <text:p>4.388672</text:p>
          </table:table-cell>
          <table:table-cell office:value-type="float" office:value="4.093597" calcext:value-type="float">
            <text:p>4.093597</text:p>
          </table:table-cell>
          <table:table-cell office:value-type="float" office:value="4.401062" calcext:value-type="float">
            <text:p>4.401062</text:p>
          </table:table-cell>
          <table:table-cell office:value-type="float" office:value="4.308319" calcext:value-type="float">
            <text:p>4.308319</text:p>
          </table:table-cell>
          <table:table-cell office:value-type="float" office:value="4.793182" calcext:value-type="float">
            <text:p>4.793182</text:p>
          </table:table-cell>
          <table:table-cell office:value-type="float" office:value="4.731781" calcext:value-type="float">
            <text:p>4.731781</text:p>
          </table:table-cell>
          <table:table-cell office:value-type="float" office:value="5.447174" calcext:value-type="float">
            <text:p>5.447174</text:p>
          </table:table-cell>
          <table:table-cell office:value-type="float" office:value="5.4422" calcext:value-type="float">
            <text:p>5.4422</text:p>
          </table:table-cell>
          <table:table-cell office:value-type="float" office:value="6.104492" calcext:value-type="float">
            <text:p>6.104492</text:p>
          </table:table-cell>
          <table:table-cell office:value-type="float" office:value="6.089569" calcext:value-type="float">
            <text:p>6.089569</text:p>
          </table:table-cell>
          <table:table-cell office:value-type="float" office:value="6.721039" calcext:value-type="float">
            <text:p>6.721039</text:p>
          </table:table-cell>
          <table:table-cell office:value-type="float" office:value="6.691071" calcext:value-type="float">
            <text:p>6.691071</text:p>
          </table:table-cell>
          <table:table-cell office:value-type="float" office:value="7.298615" calcext:value-type="float">
            <text:p>7.298615</text:p>
          </table:table-cell>
          <table:table-cell office:value-type="float" office:value="7.257202" calcext:value-type="float">
            <text:p>7.257202</text:p>
          </table:table-cell>
          <table:table-cell office:value-type="float" office:value="7.676514" calcext:value-type="float">
            <text:p>7.676514</text:p>
          </table:table-cell>
          <table:table-cell office:value-type="float" office:value="7.631317" calcext:value-type="float">
            <text:p>7.631317</text:p>
          </table:table-cell>
          <table:table-cell office:value-type="float" office:value="19.79483" calcext:value-type="float">
            <text:p>19.79483</text:p>
          </table:table-cell>
          <table:table-cell office:value-type="float" office:value="-5.799133" calcext:value-type="float">
            <text:p>-5.79913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2006" calcext:value-type="float">
            <text:p>4022006</text:p>
          </table:table-cell>
          <table:table-cell office:value-type="float" office:value="13.07858" calcext:value-type="float">
            <text:p>13.07858</text:p>
          </table:table-cell>
          <table:table-cell office:value-type="float" office:value="0.85" calcext:value-type="float">
            <text:p>0.85</text:p>
          </table:table-cell>
          <table:table-cell office:value-type="float" office:value="-9.58" calcext:value-type="float">
            <text:p>-9.58</text:p>
          </table:table-cell>
          <table:table-cell office:value-type="float" office:value="0.5729223" calcext:value-type="float">
            <text:p>0.5729223</text:p>
          </table:table-cell>
          <table:table-cell office:value-type="float" office:value="0.2641826" calcext:value-type="float">
            <text:p>0.2641826</text:p>
          </table:table-cell>
          <table:table-cell office:value-type="float" office:value="298.044" calcext:value-type="float">
            <text:p>298.044</text:p>
          </table:table-cell>
          <table:table-cell office:value-type="float" office:value="0" calcext:value-type="float">
            <text:p>0</text:p>
          </table:table-cell>
          <table:table-cell office:value-type="float" office:value="5.898071" calcext:value-type="float">
            <text:p>5.898071</text:p>
          </table:table-cell>
          <table:table-cell office:value-type="float" office:value="-2.15976" calcext:value-type="float">
            <text:p>-2.15976</text:p>
          </table:table-cell>
          <table:table-cell office:value-type="float" office:value="4.416382" calcext:value-type="float">
            <text:p>4.416382</text:p>
          </table:table-cell>
          <table:table-cell office:value-type="float" office:value="-0.1194458" calcext:value-type="float">
            <text:p>-0.1194458</text:p>
          </table:table-cell>
          <table:table-cell office:value-type="float" office:value="3.793732" calcext:value-type="float">
            <text:p>3.793732</text:p>
          </table:table-cell>
          <table:table-cell office:value-type="float" office:value="1.026215" calcext:value-type="float">
            <text:p>1.026215</text:p>
          </table:table-cell>
          <table:table-cell office:value-type="float" office:value="3.675018" calcext:value-type="float">
            <text:p>3.675018</text:p>
          </table:table-cell>
          <table:table-cell office:value-type="float" office:value="2.002136" calcext:value-type="float">
            <text:p>2.002136</text:p>
          </table:table-cell>
          <table:table-cell office:value-type="float" office:value="3.966522" calcext:value-type="float">
            <text:p>3.966522</text:p>
          </table:table-cell>
          <table:table-cell office:value-type="float" office:value="2.621918" calcext:value-type="float">
            <text:p>2.621918</text:p>
          </table:table-cell>
          <table:table-cell office:value-type="float" office:value="4.2146" calcext:value-type="float">
            <text:p>4.2146</text:p>
          </table:table-cell>
          <table:table-cell office:value-type="float" office:value="3.246368" calcext:value-type="float">
            <text:p>3.246368</text:p>
          </table:table-cell>
          <table:table-cell office:value-type="float" office:value="4.302521" calcext:value-type="float">
            <text:p>4.302521</text:p>
          </table:table-cell>
          <table:table-cell office:value-type="float" office:value="3.688904" calcext:value-type="float">
            <text:p>3.688904</text:p>
          </table:table-cell>
          <table:table-cell office:value-type="float" office:value="4.414764" calcext:value-type="float">
            <text:p>4.414764</text:p>
          </table:table-cell>
          <table:table-cell office:value-type="float" office:value="4.222717" calcext:value-type="float">
            <text:p>4.222717</text:p>
          </table:table-cell>
          <table:table-cell office:value-type="float" office:value="4.81546" calcext:value-type="float">
            <text:p>4.81546</text:p>
          </table:table-cell>
          <table:table-cell office:value-type="float" office:value="4.793732" calcext:value-type="float">
            <text:p>4.793732</text:p>
          </table:table-cell>
          <table:table-cell office:value-type="float" office:value="5.455536" calcext:value-type="float">
            <text:p>5.455536</text:p>
          </table:table-cell>
          <table:table-cell office:value-type="float" office:value="5.447235" calcext:value-type="float">
            <text:p>5.447235</text:p>
          </table:table-cell>
          <table:table-cell office:value-type="float" office:value="6.089447" calcext:value-type="float">
            <text:p>6.089447</text:p>
          </table:table-cell>
          <table:table-cell office:value-type="float" office:value="6.076782" calcext:value-type="float">
            <text:p>6.076782</text:p>
          </table:table-cell>
          <table:table-cell office:value-type="float" office:value="6.690765" calcext:value-type="float">
            <text:p>6.690765</text:p>
          </table:table-cell>
          <table:table-cell office:value-type="float" office:value="6.662689" calcext:value-type="float">
            <text:p>6.662689</text:p>
          </table:table-cell>
          <table:table-cell office:value-type="float" office:value="7.256775" calcext:value-type="float">
            <text:p>7.256775</text:p>
          </table:table-cell>
          <table:table-cell office:value-type="float" office:value="7.217438" calcext:value-type="float">
            <text:p>7.217438</text:p>
          </table:table-cell>
          <table:table-cell office:value-type="float" office:value="7.630859" calcext:value-type="float">
            <text:p>7.630859</text:p>
          </table:table-cell>
          <table:table-cell office:value-type="float" office:value="7.587646" calcext:value-type="float">
            <text:p>7.587646</text:p>
          </table:table-cell>
          <table:table-cell office:value-type="float" office:value="12.47662" calcext:value-type="float">
            <text:p>12.47662</text:p>
          </table:table-cell>
          <table:table-cell office:value-type="float" office:value="-10.55853" calcext:value-type="float">
            <text:p>-10.5585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2006" calcext:value-type="float">
            <text:p>5022006</text:p>
          </table:table-cell>
          <table:table-cell office:value-type="float" office:value="9.785159" calcext:value-type="float">
            <text:p>9.785159</text:p>
          </table:table-cell>
          <table:table-cell office:value-type="float" office:value="-0.92" calcext:value-type="float">
            <text:p>-0.92</text:p>
          </table:table-cell>
          <table:table-cell office:value-type="float" office:value="-8.85" calcext:value-type="float">
            <text:p>-8.85</text:p>
          </table:table-cell>
          <table:table-cell office:value-type="float" office:value="0.5044957" calcext:value-type="float">
            <text:p>0.5044957</text:p>
          </table:table-cell>
          <table:table-cell office:value-type="float" office:value="0.2794457" calcext:value-type="float">
            <text:p>0.2794457</text:p>
          </table:table-cell>
          <table:table-cell office:value-type="float" office:value="177.66" calcext:value-type="float">
            <text:p>177.66</text:p>
          </table:table-cell>
          <table:table-cell office:value-type="float" office:value="0" calcext:value-type="float">
            <text:p>0</text:p>
          </table:table-cell>
          <table:table-cell office:value-type="float" office:value="3.936951" calcext:value-type="float">
            <text:p>3.936951</text:p>
          </table:table-cell>
          <table:table-cell office:value-type="float" office:value="-2.654053" calcext:value-type="float">
            <text:p>-2.654053</text:p>
          </table:table-cell>
          <table:table-cell office:value-type="float" office:value="2.179443" calcext:value-type="float">
            <text:p>2.179443</text:p>
          </table:table-cell>
          <table:table-cell office:value-type="float" office:value="-0.2879944" calcext:value-type="float">
            <text:p>-0.2879944</text:p>
          </table:table-cell>
          <table:table-cell office:value-type="float" office:value="2.043915" calcext:value-type="float">
            <text:p>2.043915</text:p>
          </table:table-cell>
          <table:table-cell office:value-type="float" office:value="0.6464844" calcext:value-type="float">
            <text:p>0.6464844</text:p>
          </table:table-cell>
          <table:table-cell office:value-type="float" office:value="2.692139" calcext:value-type="float">
            <text:p>2.692139</text:p>
          </table:table-cell>
          <table:table-cell office:value-type="float" office:value="1.483734" calcext:value-type="float">
            <text:p>1.483734</text:p>
          </table:table-cell>
          <table:table-cell office:value-type="float" office:value="3.102905" calcext:value-type="float">
            <text:p>3.102905</text:p>
          </table:table-cell>
          <table:table-cell office:value-type="float" office:value="2.055054" calcext:value-type="float">
            <text:p>2.055054</text:p>
          </table:table-cell>
          <table:table-cell office:value-type="float" office:value="3.510559" calcext:value-type="float">
            <text:p>3.510559</text:p>
          </table:table-cell>
          <table:table-cell office:value-type="float" office:value="2.686615" calcext:value-type="float">
            <text:p>2.686615</text:p>
          </table:table-cell>
          <table:table-cell office:value-type="float" office:value="3.802307" calcext:value-type="float">
            <text:p>3.802307</text:p>
          </table:table-cell>
          <table:table-cell office:value-type="float" office:value="3.211853" calcext:value-type="float">
            <text:p>3.211853</text:p>
          </table:table-cell>
          <table:table-cell office:value-type="float" office:value="4.221527" calcext:value-type="float">
            <text:p>4.221527</text:p>
          </table:table-cell>
          <table:table-cell office:value-type="float" office:value="3.904236" calcext:value-type="float">
            <text:p>3.904236</text:p>
          </table:table-cell>
          <table:table-cell office:value-type="float" office:value="4.804504" calcext:value-type="float">
            <text:p>4.804504</text:p>
          </table:table-cell>
          <table:table-cell office:value-type="float" office:value="4.725922" calcext:value-type="float">
            <text:p>4.725922</text:p>
          </table:table-cell>
          <table:table-cell office:value-type="float" office:value="5.455963" calcext:value-type="float">
            <text:p>5.455963</text:p>
          </table:table-cell>
          <table:table-cell office:value-type="float" office:value="5.448669" calcext:value-type="float">
            <text:p>5.448669</text:p>
          </table:table-cell>
          <table:table-cell office:value-type="float" office:value="6.07666" calcext:value-type="float">
            <text:p>6.07666</text:p>
          </table:table-cell>
          <table:table-cell office:value-type="float" office:value="6.063751" calcext:value-type="float">
            <text:p>6.063751</text:p>
          </table:table-cell>
          <table:table-cell office:value-type="float" office:value="6.662384" calcext:value-type="float">
            <text:p>6.662384</text:p>
          </table:table-cell>
          <table:table-cell office:value-type="float" office:value="6.635559" calcext:value-type="float">
            <text:p>6.635559</text:p>
          </table:table-cell>
          <table:table-cell office:value-type="float" office:value="7.21701" calcext:value-type="float">
            <text:p>7.21701</text:p>
          </table:table-cell>
          <table:table-cell office:value-type="float" office:value="7.179352" calcext:value-type="float">
            <text:p>7.179352</text:p>
          </table:table-cell>
          <table:table-cell office:value-type="float" office:value="7.58725" calcext:value-type="float">
            <text:p>7.58725</text:p>
          </table:table-cell>
          <table:table-cell office:value-type="float" office:value="7.546204" calcext:value-type="float">
            <text:p>7.546204</text:p>
          </table:table-cell>
          <table:table-cell office:value-type="float" office:value="10.61115" calcext:value-type="float">
            <text:p>10.61115</text:p>
          </table:table-cell>
          <table:table-cell office:value-type="float" office:value="-10.68573" calcext:value-type="float">
            <text:p>-10.6857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2006" calcext:value-type="float">
            <text:p>6022006</text:p>
          </table:table-cell>
          <table:table-cell office:value-type="float" office:value="10.46736" calcext:value-type="float">
            <text:p>10.46736</text:p>
          </table:table-cell>
          <table:table-cell office:value-type="float" office:value="4.87" calcext:value-type="float">
            <text:p>4.87</text:p>
          </table:table-cell>
          <table:table-cell office:value-type="float" office:value="-10.21" calcext:value-type="float">
            <text:p>-10.21</text:p>
          </table:table-cell>
          <table:table-cell office:value-type="float" office:value="0.6915228" calcext:value-type="float">
            <text:p>0.6915228</text:p>
          </table:table-cell>
          <table:table-cell office:value-type="float" office:value="0.251619" calcext:value-type="float">
            <text:p>0.251619</text:p>
          </table:table-cell>
          <table:table-cell office:value-type="float" office:value="214.272" calcext:value-type="float">
            <text:p>214.272</text:p>
          </table:table-cell>
          <table:table-cell office:value-type="float" office:value="0" calcext:value-type="float">
            <text:p>0</text:p>
          </table:table-cell>
          <table:table-cell office:value-type="float" office:value="3.356232" calcext:value-type="float">
            <text:p>3.356232</text:p>
          </table:table-cell>
          <table:table-cell office:value-type="float" office:value="-3.180695" calcext:value-type="float">
            <text:p>-3.180695</text:p>
          </table:table-cell>
          <table:table-cell office:value-type="float" office:value="2.077179" calcext:value-type="float">
            <text:p>2.077179</text:p>
          </table:table-cell>
          <table:table-cell office:value-type="float" office:value="-0.4394836" calcext:value-type="float">
            <text:p>-0.4394836</text:p>
          </table:table-cell>
          <table:table-cell office:value-type="float" office:value="1.82251" calcext:value-type="float">
            <text:p>1.82251</text:p>
          </table:table-cell>
          <table:table-cell office:value-type="float" office:value="0.3476562" calcext:value-type="float">
            <text:p>0.3476562</text:p>
          </table:table-cell>
          <table:table-cell office:value-type="float" office:value="1.929565" calcext:value-type="float">
            <text:p>1.929565</text:p>
          </table:table-cell>
          <table:table-cell office:value-type="float" office:value="1.096924" calcext:value-type="float">
            <text:p>1.096924</text:p>
          </table:table-cell>
          <table:table-cell office:value-type="float" office:value="2.214813" calcext:value-type="float">
            <text:p>2.214813</text:p>
          </table:table-cell>
          <table:table-cell office:value-type="float" office:value="1.626221" calcext:value-type="float">
            <text:p>1.626221</text:p>
          </table:table-cell>
          <table:table-cell office:value-type="float" office:value="2.737152" calcext:value-type="float">
            <text:p>2.737152</text:p>
          </table:table-cell>
          <table:table-cell office:value-type="float" office:value="2.212799" calcext:value-type="float">
            <text:p>2.212799</text:p>
          </table:table-cell>
          <table:table-cell office:value-type="float" office:value="3.208282" calcext:value-type="float">
            <text:p>3.208282</text:p>
          </table:table-cell>
          <table:table-cell office:value-type="float" office:value="2.782532" calcext:value-type="float">
            <text:p>2.782532</text:p>
          </table:table-cell>
          <table:table-cell office:value-type="float" office:value="3.901367" calcext:value-type="float">
            <text:p>3.901367</text:p>
          </table:table-cell>
          <table:table-cell office:value-type="float" office:value="3.567749" calcext:value-type="float">
            <text:p>3.567749</text:p>
          </table:table-cell>
          <table:table-cell office:value-type="float" office:value="4.72464" calcext:value-type="float">
            <text:p>4.72464</text:p>
          </table:table-cell>
          <table:table-cell office:value-type="float" office:value="4.575165" calcext:value-type="float">
            <text:p>4.575165</text:p>
          </table:table-cell>
          <table:table-cell office:value-type="float" office:value="5.448425" calcext:value-type="float">
            <text:p>5.448425</text:p>
          </table:table-cell>
          <table:table-cell office:value-type="float" office:value="5.414246" calcext:value-type="float">
            <text:p>5.414246</text:p>
          </table:table-cell>
          <table:table-cell office:value-type="float" office:value="6.063599" calcext:value-type="float">
            <text:p>6.063599</text:p>
          </table:table-cell>
          <table:table-cell office:value-type="float" office:value="6.044037" calcext:value-type="float">
            <text:p>6.044037</text:p>
          </table:table-cell>
          <table:table-cell office:value-type="float" office:value="6.635284" calcext:value-type="float">
            <text:p>6.635284</text:p>
          </table:table-cell>
          <table:table-cell office:value-type="float" office:value="6.609222" calcext:value-type="float">
            <text:p>6.609222</text:p>
          </table:table-cell>
          <table:table-cell office:value-type="float" office:value="7.178955" calcext:value-type="float">
            <text:p>7.178955</text:p>
          </table:table-cell>
          <table:table-cell office:value-type="float" office:value="7.143341" calcext:value-type="float">
            <text:p>7.143341</text:p>
          </table:table-cell>
          <table:table-cell office:value-type="float" office:value="7.545807" calcext:value-type="float">
            <text:p>7.545807</text:p>
          </table:table-cell>
          <table:table-cell office:value-type="float" office:value="7.506714" calcext:value-type="float">
            <text:p>7.506714</text:p>
          </table:table-cell>
          <table:table-cell office:value-type="float" office:value="11.45422" calcext:value-type="float">
            <text:p>11.45422</text:p>
          </table:table-cell>
          <table:table-cell office:value-type="float" office:value="-12.14011" calcext:value-type="float">
            <text:p>-12.1401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2006" calcext:value-type="float">
            <text:p>7022006</text:p>
          </table:table-cell>
          <table:table-cell office:value-type="float" office:value="10.7284" calcext:value-type="float">
            <text:p>10.7284</text:p>
          </table:table-cell>
          <table:table-cell office:value-type="float" office:value="6.27" calcext:value-type="float">
            <text:p>6.27</text:p>
          </table:table-cell>
          <table:table-cell office:value-type="float" office:value="-5.67" calcext:value-type="float">
            <text:p>-5.67</text:p>
          </table:table-cell>
          <table:table-cell office:value-type="float" office:value="0.6972264" calcext:value-type="float">
            <text:p>0.6972264</text:p>
          </table:table-cell>
          <table:table-cell office:value-type="float" office:value="0.3556372" calcext:value-type="float">
            <text:p>0.3556372</text:p>
          </table:table-cell>
          <table:table-cell office:value-type="float" office:value="226.836" calcext:value-type="float">
            <text:p>226.836</text:p>
          </table:table-cell>
          <table:table-cell office:value-type="float" office:value="0" calcext:value-type="float">
            <text:p>0</text:p>
          </table:table-cell>
          <table:table-cell office:value-type="float" office:value="6.734009" calcext:value-type="float">
            <text:p>6.734009</text:p>
          </table:table-cell>
          <table:table-cell office:value-type="float" office:value="-0.9165344" calcext:value-type="float">
            <text:p>-0.9165344</text:p>
          </table:table-cell>
          <table:table-cell office:value-type="float" office:value="4.638184" calcext:value-type="float">
            <text:p>4.638184</text:p>
          </table:table-cell>
          <table:table-cell office:value-type="float" office:value="0.05734253" calcext:value-type="float">
            <text:p>0.05734253</text:p>
          </table:table-cell>
          <table:table-cell office:value-type="float" office:value="3.688416" calcext:value-type="float">
            <text:p>3.688416</text:p>
          </table:table-cell>
          <table:table-cell office:value-type="float" office:value="0.7236328" calcext:value-type="float">
            <text:p>0.7236328</text:p>
          </table:table-cell>
          <table:table-cell office:value-type="float" office:value="3.200989" calcext:value-type="float">
            <text:p>3.200989</text:p>
          </table:table-cell>
          <table:table-cell office:value-type="float" office:value="1.336029" calcext:value-type="float">
            <text:p>1.336029</text:p>
          </table:table-cell>
          <table:table-cell office:value-type="float" office:value="3.025269" calcext:value-type="float">
            <text:p>3.025269</text:p>
          </table:table-cell>
          <table:table-cell office:value-type="float" office:value="1.762177" calcext:value-type="float">
            <text:p>1.762177</text:p>
          </table:table-cell>
          <table:table-cell office:value-type="float" office:value="2.999023" calcext:value-type="float">
            <text:p>2.999023</text:p>
          </table:table-cell>
          <table:table-cell office:value-type="float" office:value="2.259583" calcext:value-type="float">
            <text:p>2.259583</text:p>
          </table:table-cell>
          <table:table-cell office:value-type="float" office:value="3.148163" calcext:value-type="float">
            <text:p>3.148163</text:p>
          </table:table-cell>
          <table:table-cell office:value-type="float" office:value="2.740082" calcext:value-type="float">
            <text:p>2.740082</text:p>
          </table:table-cell>
          <table:table-cell office:value-type="float" office:value="3.565826" calcext:value-type="float">
            <text:p>3.565826</text:p>
          </table:table-cell>
          <table:table-cell office:value-type="float" office:value="3.447174" calcext:value-type="float">
            <text:p>3.447174</text:p>
          </table:table-cell>
          <table:table-cell office:value-type="float" office:value="4.573425" calcext:value-type="float">
            <text:p>4.573425</text:p>
          </table:table-cell>
          <table:table-cell office:value-type="float" office:value="4.42627" calcext:value-type="float">
            <text:p>4.42627</text:p>
          </table:table-cell>
          <table:table-cell office:value-type="float" office:value="5.413727" calcext:value-type="float">
            <text:p>5.413727</text:p>
          </table:table-cell>
          <table:table-cell office:value-type="float" office:value="5.354523" calcext:value-type="float">
            <text:p>5.354523</text:p>
          </table:table-cell>
          <table:table-cell office:value-type="float" office:value="6.043762" calcext:value-type="float">
            <text:p>6.043762</text:p>
          </table:table-cell>
          <table:table-cell office:value-type="float" office:value="6.012939" calcext:value-type="float">
            <text:p>6.012939</text:p>
          </table:table-cell>
          <table:table-cell office:value-type="float" office:value="6.608917" calcext:value-type="float">
            <text:p>6.608917</text:p>
          </table:table-cell>
          <table:table-cell office:value-type="float" office:value="6.580566" calcext:value-type="float">
            <text:p>6.580566</text:p>
          </table:table-cell>
          <table:table-cell office:value-type="float" office:value="7.142944" calcext:value-type="float">
            <text:p>7.142944</text:p>
          </table:table-cell>
          <table:table-cell office:value-type="float" office:value="7.108154" calcext:value-type="float">
            <text:p>7.108154</text:p>
          </table:table-cell>
          <table:table-cell office:value-type="float" office:value="7.506317" calcext:value-type="float">
            <text:p>7.506317</text:p>
          </table:table-cell>
          <table:table-cell office:value-type="float" office:value="7.46933" calcext:value-type="float">
            <text:p>7.46933</text:p>
          </table:table-cell>
          <table:table-cell office:value-type="float" office:value="19.17908" calcext:value-type="float">
            <text:p>19.17908</text:p>
          </table:table-cell>
          <table:table-cell office:value-type="float" office:value="-6.102234" calcext:value-type="float">
            <text:p>-6.10223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2006" calcext:value-type="float">
            <text:p>8022006</text:p>
          </table:table-cell>
          <table:table-cell office:value-type="float" office:value="12.16044" calcext:value-type="float">
            <text:p>12.16044</text:p>
          </table:table-cell>
          <table:table-cell office:value-type="float" office:value="-0.12" calcext:value-type="float">
            <text:p>-0.12</text:p>
          </table:table-cell>
          <table:table-cell office:value-type="float" office:value="-10.63" calcext:value-type="float">
            <text:p>-10.63</text:p>
          </table:table-cell>
          <table:table-cell office:value-type="float" office:value="0.5344573" calcext:value-type="float">
            <text:p>0.5344573</text:p>
          </table:table-cell>
          <table:table-cell office:value-type="float" office:value="0.2435449" calcext:value-type="float">
            <text:p>0.2435449</text:p>
          </table:table-cell>
          <table:table-cell office:value-type="float" office:value="319.212" calcext:value-type="float">
            <text:p>319.212</text:p>
          </table:table-cell>
          <table:table-cell office:value-type="float" office:value="0" calcext:value-type="float">
            <text:p>0</text:p>
          </table:table-cell>
          <table:table-cell office:value-type="float" office:value="5.462921" calcext:value-type="float">
            <text:p>5.462921</text:p>
          </table:table-cell>
          <table:table-cell office:value-type="float" office:value="-2.006012" calcext:value-type="float">
            <text:p>-2.006012</text:p>
          </table:table-cell>
          <table:table-cell office:value-type="float" office:value="3.815308" calcext:value-type="float">
            <text:p>3.815308</text:p>
          </table:table-cell>
          <table:table-cell office:value-type="float" office:value="-0.2138062" calcext:value-type="float">
            <text:p>-0.2138062</text:p>
          </table:table-cell>
          <table:table-cell office:value-type="float" office:value="3.070251" calcext:value-type="float">
            <text:p>3.070251</text:p>
          </table:table-cell>
          <table:table-cell office:value-type="float" office:value="0.6164551" calcext:value-type="float">
            <text:p>0.6164551</text:p>
          </table:table-cell>
          <table:table-cell office:value-type="float" office:value="2.752441" calcext:value-type="float">
            <text:p>2.752441</text:p>
          </table:table-cell>
          <table:table-cell office:value-type="float" office:value="1.347443" calcext:value-type="float">
            <text:p>1.347443</text:p>
          </table:table-cell>
          <table:table-cell office:value-type="float" office:value="2.83136" calcext:value-type="float">
            <text:p>2.83136</text:p>
          </table:table-cell>
          <table:table-cell office:value-type="float" office:value="1.848846" calcext:value-type="float">
            <text:p>1.848846</text:p>
          </table:table-cell>
          <table:table-cell office:value-type="float" office:value="2.996429" calcext:value-type="float">
            <text:p>2.996429</text:p>
          </table:table-cell>
          <table:table-cell office:value-type="float" office:value="2.394196" calcext:value-type="float">
            <text:p>2.394196</text:p>
          </table:table-cell>
          <table:table-cell office:value-type="float" office:value="3.165741" calcext:value-type="float">
            <text:p>3.165741</text:p>
          </table:table-cell>
          <table:table-cell office:value-type="float" office:value="2.840729" calcext:value-type="float">
            <text:p>2.840729</text:p>
          </table:table-cell>
          <table:table-cell office:value-type="float" office:value="3.526642" calcext:value-type="float">
            <text:p>3.526642</text:p>
          </table:table-cell>
          <table:table-cell office:value-type="float" office:value="3.466125" calcext:value-type="float">
            <text:p>3.466125</text:p>
          </table:table-cell>
          <table:table-cell office:value-type="float" office:value="4.425201" calcext:value-type="float">
            <text:p>4.425201</text:p>
          </table:table-cell>
          <table:table-cell office:value-type="float" office:value="4.34845" calcext:value-type="float">
            <text:p>4.34845</text:p>
          </table:table-cell>
          <table:table-cell office:value-type="float" office:value="5.353851" calcext:value-type="float">
            <text:p>5.353851</text:p>
          </table:table-cell>
          <table:table-cell office:value-type="float" office:value="5.29007" calcext:value-type="float">
            <text:p>5.29007</text:p>
          </table:table-cell>
          <table:table-cell office:value-type="float" office:value="6.012543" calcext:value-type="float">
            <text:p>6.012543</text:p>
          </table:table-cell>
          <table:table-cell office:value-type="float" office:value="5.972412" calcext:value-type="float">
            <text:p>5.972412</text:p>
          </table:table-cell>
          <table:table-cell office:value-type="float" office:value="6.580292" calcext:value-type="float">
            <text:p>6.580292</text:p>
          </table:table-cell>
          <table:table-cell office:value-type="float" office:value="6.548859" calcext:value-type="float">
            <text:p>6.548859</text:p>
          </table:table-cell>
          <table:table-cell office:value-type="float" office:value="7.107788" calcext:value-type="float">
            <text:p>7.107788</text:p>
          </table:table-cell>
          <table:table-cell office:value-type="float" office:value="7.073578" calcext:value-type="float">
            <text:p>7.073578</text:p>
          </table:table-cell>
          <table:table-cell office:value-type="float" office:value="7.468964" calcext:value-type="float">
            <text:p>7.468964</text:p>
          </table:table-cell>
          <table:table-cell office:value-type="float" office:value="7.43277" calcext:value-type="float">
            <text:p>7.43277</text:p>
          </table:table-cell>
          <table:table-cell office:value-type="float" office:value="14.91382" calcext:value-type="float">
            <text:p>14.91382</text:p>
          </table:table-cell>
          <table:table-cell office:value-type="float" office:value="-10.69247" calcext:value-type="float">
            <text:p>-10.6924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2006" calcext:value-type="float">
            <text:p>9022006</text:p>
          </table:table-cell>
          <table:table-cell office:value-type="float" office:value="9.061199" calcext:value-type="float">
            <text:p>9.061199</text:p>
          </table:table-cell>
          <table:table-cell office:value-type="float" office:value="3.72" calcext:value-type="float">
            <text:p>3.72</text:p>
          </table:table-cell>
          <table:table-cell office:value-type="float" office:value="-11.38" calcext:value-type="float">
            <text:p>-11.38</text:p>
          </table:table-cell>
          <table:table-cell office:value-type="float" office:value="0.6622264" calcext:value-type="float">
            <text:p>0.6622264</text:p>
          </table:table-cell>
          <table:table-cell office:value-type="float" office:value="0.2297066" calcext:value-type="float">
            <text:p>0.2297066</text:p>
          </table:table-cell>
          <table:table-cell office:value-type="float" office:value="336.888" calcext:value-type="float">
            <text:p>336.888</text:p>
          </table:table-cell>
          <table:table-cell office:value-type="float" office:value="0" calcext:value-type="float">
            <text:p>0</text:p>
          </table:table-cell>
          <table:table-cell office:value-type="float" office:value="3.144806" calcext:value-type="float">
            <text:p>3.144806</text:p>
          </table:table-cell>
          <table:table-cell office:value-type="float" office:value="-3.003052" calcext:value-type="float">
            <text:p>-3.003052</text:p>
          </table:table-cell>
          <table:table-cell office:value-type="float" office:value="1.647217" calcext:value-type="float">
            <text:p>1.647217</text:p>
          </table:table-cell>
          <table:table-cell office:value-type="float" office:value="-0.4709778" calcext:value-type="float">
            <text:p>-0.4709778</text:p>
          </table:table-cell>
          <table:table-cell office:value-type="float" office:value="1.527588" calcext:value-type="float">
            <text:p>1.527588</text:p>
          </table:table-cell>
          <table:table-cell office:value-type="float" office:value="0.2911377" calcext:value-type="float">
            <text:p>0.2911377</text:p>
          </table:table-cell>
          <table:table-cell office:value-type="float" office:value="1.889618" calcext:value-type="float">
            <text:p>1.889618</text:p>
          </table:table-cell>
          <table:table-cell office:value-type="float" office:value="1.01004" calcext:value-type="float">
            <text:p>1.01004</text:p>
          </table:table-cell>
          <table:table-cell office:value-type="float" office:value="2.298553" calcext:value-type="float">
            <text:p>2.298553</text:p>
          </table:table-cell>
          <table:table-cell office:value-type="float" office:value="1.513947" calcext:value-type="float">
            <text:p>1.513947</text:p>
          </table:table-cell>
          <table:table-cell office:value-type="float" office:value="2.706909" calcext:value-type="float">
            <text:p>2.706909</text:p>
          </table:table-cell>
          <table:table-cell office:value-type="float" office:value="2.049042" calcext:value-type="float">
            <text:p>2.049042</text:p>
          </table:table-cell>
          <table:table-cell office:value-type="float" office:value="3.009674" calcext:value-type="float">
            <text:p>3.009674</text:p>
          </table:table-cell>
          <table:table-cell office:value-type="float" office:value="2.558929" calcext:value-type="float">
            <text:p>2.558929</text:p>
          </table:table-cell>
          <table:table-cell office:value-type="float" office:value="3.46994" calcext:value-type="float">
            <text:p>3.46994</text:p>
          </table:table-cell>
          <table:table-cell office:value-type="float" office:value="3.273621" calcext:value-type="float">
            <text:p>3.273621</text:p>
          </table:table-cell>
          <table:table-cell office:value-type="float" office:value="4.347717" calcext:value-type="float">
            <text:p>4.347717</text:p>
          </table:table-cell>
          <table:table-cell office:value-type="float" office:value="4.261353" calcext:value-type="float">
            <text:p>4.261353</text:p>
          </table:table-cell>
          <table:table-cell office:value-type="float" office:value="5.289429" calcext:value-type="float">
            <text:p>5.289429</text:p>
          </table:table-cell>
          <table:table-cell office:value-type="float" office:value="5.2276" calcext:value-type="float">
            <text:p>5.2276</text:p>
          </table:table-cell>
          <table:table-cell office:value-type="float" office:value="5.971985" calcext:value-type="float">
            <text:p>5.971985</text:p>
          </table:table-cell>
          <table:table-cell office:value-type="float" office:value="5.927338" calcext:value-type="float">
            <text:p>5.927338</text:p>
          </table:table-cell>
          <table:table-cell office:value-type="float" office:value="6.548462" calcext:value-type="float">
            <text:p>6.548462</text:p>
          </table:table-cell>
          <table:table-cell office:value-type="float" office:value="6.513489" calcext:value-type="float">
            <text:p>6.513489</text:p>
          </table:table-cell>
          <table:table-cell office:value-type="float" office:value="7.073212" calcext:value-type="float">
            <text:p>7.073212</text:p>
          </table:table-cell>
          <table:table-cell office:value-type="float" office:value="7.038879" calcext:value-type="float">
            <text:p>7.038879</text:p>
          </table:table-cell>
          <table:table-cell office:value-type="float" office:value="7.432373" calcext:value-type="float">
            <text:p>7.432373</text:p>
          </table:table-cell>
          <table:table-cell office:value-type="float" office:value="7.397675" calcext:value-type="float">
            <text:p>7.397675</text:p>
          </table:table-cell>
          <table:table-cell office:value-type="float" office:value="12.70679" calcext:value-type="float">
            <text:p>12.70679</text:p>
          </table:table-cell>
          <table:table-cell office:value-type="float" office:value="-12.70523" calcext:value-type="float">
            <text:p>-12.7052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2006" calcext:value-type="float">
            <text:p>10022006</text:p>
          </table:table-cell>
          <table:table-cell office:value-type="float" office:value="8.015347" calcext:value-type="float">
            <text:p>8.015347</text:p>
          </table:table-cell>
          <table:table-cell office:value-type="float" office:value="2.15" calcext:value-type="float">
            <text:p>2.15</text:p>
          </table:table-cell>
          <table:table-cell office:value-type="float" office:value="-5.6" calcext:value-type="float">
            <text:p>-5.6</text:p>
          </table:table-cell>
          <table:table-cell office:value-type="float" office:value="0.6283666" calcext:value-type="float">
            <text:p>0.6283666</text:p>
          </table:table-cell>
          <table:table-cell office:value-type="float" office:value="0.3575067" calcext:value-type="float">
            <text:p>0.3575067</text:p>
          </table:table-cell>
          <table:table-cell office:value-type="float" office:value="485.748" calcext:value-type="float">
            <text:p>485.748</text:p>
          </table:table-cell>
          <table:table-cell office:value-type="float" office:value="0" calcext:value-type="float">
            <text:p>0</text:p>
          </table:table-cell>
          <table:table-cell office:value-type="float" office:value="4.120422" calcext:value-type="float">
            <text:p>4.120422</text:p>
          </table:table-cell>
          <table:table-cell office:value-type="float" office:value="-1.180695" calcext:value-type="float">
            <text:p>-1.180695</text:p>
          </table:table-cell>
          <table:table-cell office:value-type="float" office:value="3.037048" calcext:value-type="float">
            <text:p>3.037048</text:p>
          </table:table-cell>
          <table:table-cell office:value-type="float" office:value="-0.2070618" calcext:value-type="float">
            <text:p>-0.2070618</text:p>
          </table:table-cell>
          <table:table-cell office:value-type="float" office:value="2.478149" calcext:value-type="float">
            <text:p>2.478149</text:p>
          </table:table-cell>
          <table:table-cell office:value-type="float" office:value="0.392395" calcext:value-type="float">
            <text:p>0.392395</text:p>
          </table:table-cell>
          <table:table-cell office:value-type="float" office:value="2.259399" calcext:value-type="float">
            <text:p>2.259399</text:p>
          </table:table-cell>
          <table:table-cell office:value-type="float" office:value="0.9749146" calcext:value-type="float">
            <text:p>0.9749146</text:p>
          </table:table-cell>
          <table:table-cell office:value-type="float" office:value="2.244476" calcext:value-type="float">
            <text:p>2.244476</text:p>
          </table:table-cell>
          <table:table-cell office:value-type="float" office:value="1.404663" calcext:value-type="float">
            <text:p>1.404663</text:p>
          </table:table-cell>
          <table:table-cell office:value-type="float" office:value="2.352112" calcext:value-type="float">
            <text:p>2.352112</text:p>
          </table:table-cell>
          <table:table-cell office:value-type="float" office:value="1.910431" calcext:value-type="float">
            <text:p>1.910431</text:p>
          </table:table-cell>
          <table:table-cell office:value-type="float" office:value="2.634125" calcext:value-type="float">
            <text:p>2.634125</text:p>
          </table:table-cell>
          <table:table-cell office:value-type="float" office:value="2.40686" calcext:value-type="float">
            <text:p>2.40686</text:p>
          </table:table-cell>
          <table:table-cell office:value-type="float" office:value="3.271942" calcext:value-type="float">
            <text:p>3.271942</text:p>
          </table:table-cell>
          <table:table-cell office:value-type="float" office:value="3.131927" calcext:value-type="float">
            <text:p>3.131927</text:p>
          </table:table-cell>
          <table:table-cell office:value-type="float" office:value="4.260162" calcext:value-type="float">
            <text:p>4.260162</text:p>
          </table:table-cell>
          <table:table-cell office:value-type="float" office:value="4.144165" calcext:value-type="float">
            <text:p>4.144165</text:p>
          </table:table-cell>
          <table:table-cell office:value-type="float" office:value="5.226929" calcext:value-type="float">
            <text:p>5.226929</text:p>
          </table:table-cell>
          <table:table-cell office:value-type="float" office:value="5.158508" calcext:value-type="float">
            <text:p>5.158508</text:p>
          </table:table-cell>
          <table:table-cell office:value-type="float" office:value="5.926849" calcext:value-type="float">
            <text:p>5.926849</text:p>
          </table:table-cell>
          <table:table-cell office:value-type="float" office:value="5.87851" calcext:value-type="float">
            <text:p>5.87851</text:p>
          </table:table-cell>
          <table:table-cell office:value-type="float" office:value="6.513092" calcext:value-type="float">
            <text:p>6.513092</text:p>
          </table:table-cell>
          <table:table-cell office:value-type="float" office:value="6.476105" calcext:value-type="float">
            <text:p>6.476105</text:p>
          </table:table-cell>
          <table:table-cell office:value-type="float" office:value="7.038544" calcext:value-type="float">
            <text:p>7.038544</text:p>
          </table:table-cell>
          <table:table-cell office:value-type="float" office:value="7.003906" calcext:value-type="float">
            <text:p>7.003906</text:p>
          </table:table-cell>
          <table:table-cell office:value-type="float" office:value="7.397339" calcext:value-type="float">
            <text:p>7.397339</text:p>
          </table:table-cell>
          <table:table-cell office:value-type="float" office:value="7.363556" calcext:value-type="float">
            <text:p>7.363556</text:p>
          </table:table-cell>
          <table:table-cell office:value-type="float" office:value="9.903198" calcext:value-type="float">
            <text:p>9.903198</text:p>
          </table:table-cell>
          <table:table-cell office:value-type="float" office:value="-6.968109" calcext:value-type="float">
            <text:p>-6.96810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2006" calcext:value-type="float">
            <text:p>11022006</text:p>
          </table:table-cell>
          <table:table-cell office:value-type="float" office:value="8.21196" calcext:value-type="float">
            <text:p>8.21196</text:p>
          </table:table-cell>
          <table:table-cell office:value-type="float" office:value="-4.13" calcext:value-type="float">
            <text:p>-4.13</text:p>
          </table:table-cell>
          <table:table-cell office:value-type="float" office:value="-11.76" calcext:value-type="float">
            <text:p>-11.76</text:p>
          </table:table-cell>
          <table:table-cell office:value-type="float" office:value="0.3988652" calcext:value-type="float">
            <text:p>0.3988652</text:p>
          </table:table-cell>
          <table:table-cell office:value-type="float" office:value="0.2229695" calcext:value-type="float">
            <text:p>0.2229695</text:p>
          </table:table-cell>
          <table:table-cell office:value-type="float" office:value="477.72" calcext:value-type="float">
            <text:p>477.72</text:p>
          </table:table-cell>
          <table:table-cell office:value-type="float" office:value="0" calcext:value-type="float">
            <text:p>0</text:p>
          </table:table-cell>
          <table:table-cell office:value-type="float" office:value="1.836975" calcext:value-type="float">
            <text:p>1.836975</text:p>
          </table:table-cell>
          <table:table-cell office:value-type="float" office:value="-2.844757" calcext:value-type="float">
            <text:p>-2.844757</text:p>
          </table:table-cell>
          <table:table-cell office:value-type="float" office:value="1.10257" calcext:value-type="float">
            <text:p>1.10257</text:p>
          </table:table-cell>
          <table:table-cell office:value-type="float" office:value="-0.492981" calcext:value-type="float">
            <text:p>-0.492981</text:p>
          </table:table-cell>
          <table:table-cell office:value-type="float" office:value="1.065979" calcext:value-type="float">
            <text:p>1.065979</text:p>
          </table:table-cell>
          <table:table-cell office:value-type="float" office:value="0.1933899" calcext:value-type="float">
            <text:p>0.1933899</text:p>
          </table:table-cell>
          <table:table-cell office:value-type="float" office:value="1.600098" calcext:value-type="float">
            <text:p>1.600098</text:p>
          </table:table-cell>
          <table:table-cell office:value-type="float" office:value="0.8425293" calcext:value-type="float">
            <text:p>0.8425293</text:p>
          </table:table-cell>
          <table:table-cell office:value-type="float" office:value="1.950073" calcext:value-type="float">
            <text:p>1.950073</text:p>
          </table:table-cell>
          <table:table-cell office:value-type="float" office:value="1.286438" calcext:value-type="float">
            <text:p>1.286438</text:p>
          </table:table-cell>
          <table:table-cell office:value-type="float" office:value="2.318146" calcext:value-type="float">
            <text:p>2.318146</text:p>
          </table:table-cell>
          <table:table-cell office:value-type="float" office:value="1.805054" calcext:value-type="float">
            <text:p>1.805054</text:p>
          </table:table-cell>
          <table:table-cell office:value-type="float" office:value="2.633881" calcext:value-type="float">
            <text:p>2.633881</text:p>
          </table:table-cell>
          <table:table-cell office:value-type="float" office:value="2.289856" calcext:value-type="float">
            <text:p>2.289856</text:p>
          </table:table-cell>
          <table:table-cell office:value-type="float" office:value="3.142914" calcext:value-type="float">
            <text:p>3.142914</text:p>
          </table:table-cell>
          <table:table-cell office:value-type="float" office:value="3.006378" calcext:value-type="float">
            <text:p>3.006378</text:p>
          </table:table-cell>
          <table:table-cell office:value-type="float" office:value="4.143127" calcext:value-type="float">
            <text:p>4.143127</text:p>
          </table:table-cell>
          <table:table-cell office:value-type="float" office:value="4.045471" calcext:value-type="float">
            <text:p>4.045471</text:p>
          </table:table-cell>
          <table:table-cell office:value-type="float" office:value="5.157715" calcext:value-type="float">
            <text:p>5.157715</text:p>
          </table:table-cell>
          <table:table-cell office:value-type="float" office:value="5.086426" calcext:value-type="float">
            <text:p>5.086426</text:p>
          </table:table-cell>
          <table:table-cell office:value-type="float" office:value="5.877991" calcext:value-type="float">
            <text:p>5.877991</text:p>
          </table:table-cell>
          <table:table-cell office:value-type="float" office:value="5.826508" calcext:value-type="float">
            <text:p>5.826508</text:p>
          </table:table-cell>
          <table:table-cell office:value-type="float" office:value="6.475647" calcext:value-type="float">
            <text:p>6.475647</text:p>
          </table:table-cell>
          <table:table-cell office:value-type="float" office:value="6.435822" calcext:value-type="float">
            <text:p>6.435822</text:p>
          </table:table-cell>
          <table:table-cell office:value-type="float" office:value="7.00354" calcext:value-type="float">
            <text:p>7.00354</text:p>
          </table:table-cell>
          <table:table-cell office:value-type="float" office:value="6.968719" calcext:value-type="float">
            <text:p>6.968719</text:p>
          </table:table-cell>
          <table:table-cell office:value-type="float" office:value="7.36319" calcext:value-type="float">
            <text:p>7.36319</text:p>
          </table:table-cell>
          <table:table-cell office:value-type="float" office:value="7.329498" calcext:value-type="float">
            <text:p>7.329498</text:p>
          </table:table-cell>
          <table:table-cell office:value-type="float" office:value="5.747925" calcext:value-type="float">
            <text:p>5.747925</text:p>
          </table:table-cell>
          <table:table-cell office:value-type="float" office:value="-12.97543" calcext:value-type="float">
            <text:p>-12.9754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2006" calcext:value-type="float">
            <text:p>12022006</text:p>
          </table:table-cell>
          <table:table-cell office:value-type="float" office:value="7.50852" calcext:value-type="float">
            <text:p>7.50852</text:p>
          </table:table-cell>
          <table:table-cell office:value-type="float" office:value="-3.03" calcext:value-type="float">
            <text:p>-3.03</text:p>
          </table:table-cell>
          <table:table-cell office:value-type="float" office:value="-12.37" calcext:value-type="float">
            <text:p>-12.37</text:p>
          </table:table-cell>
          <table:table-cell office:value-type="float" office:value="0.432577" calcext:value-type="float">
            <text:p>0.432577</text:p>
          </table:table-cell>
          <table:table-cell office:value-type="float" office:value="0.2125272" calcext:value-type="float">
            <text:p>0.2125272</text:p>
          </table:table-cell>
          <table:table-cell office:value-type="float" office:value="349.236" calcext:value-type="float">
            <text:p>349.236</text:p>
          </table:table-cell>
          <table:table-cell office:value-type="float" office:value="0" calcext:value-type="float">
            <text:p>0</text:p>
          </table:table-cell>
          <table:table-cell office:value-type="float" office:value="1.33017" calcext:value-type="float">
            <text:p>1.33017</text:p>
          </table:table-cell>
          <table:table-cell office:value-type="float" office:value="-3.815765" calcext:value-type="float">
            <text:p>-3.815765</text:p>
          </table:table-cell>
          <table:table-cell office:value-type="float" office:value="-0.1609192" calcext:value-type="float">
            <text:p>-0.1609192</text:p>
          </table:table-cell>
          <table:table-cell office:value-type="float" office:value="-0.9091797" calcext:value-type="float">
            <text:p>-0.9091797</text:p>
          </table:table-cell>
          <table:table-cell office:value-type="float" office:value="0.1769104" calcext:value-type="float">
            <text:p>0.1769104</text:p>
          </table:table-cell>
          <table:table-cell office:value-type="float" office:value="-0.1153259" calcext:value-type="float">
            <text:p>-0.1153259</text:p>
          </table:table-cell>
          <table:table-cell office:value-type="float" office:value="0.8284607" calcext:value-type="float">
            <text:p>0.8284607</text:p>
          </table:table-cell>
          <table:table-cell office:value-type="float" office:value="0.4432068" calcext:value-type="float">
            <text:p>0.4432068</text:p>
          </table:table-cell>
          <table:table-cell office:value-type="float" office:value="1.275391" calcext:value-type="float">
            <text:p>1.275391</text:p>
          </table:table-cell>
          <table:table-cell office:value-type="float" office:value="0.8688965" calcext:value-type="float">
            <text:p>0.8688965</text:p>
          </table:table-cell>
          <table:table-cell office:value-type="float" office:value="1.798248" calcext:value-type="float">
            <text:p>1.798248</text:p>
          </table:table-cell>
          <table:table-cell office:value-type="float" office:value="1.393219" calcext:value-type="float">
            <text:p>1.393219</text:p>
          </table:table-cell>
          <table:table-cell office:value-type="float" office:value="2.286102" calcext:value-type="float">
            <text:p>2.286102</text:p>
          </table:table-cell>
          <table:table-cell office:value-type="float" office:value="1.938507" calcext:value-type="float">
            <text:p>1.938507</text:p>
          </table:table-cell>
          <table:table-cell office:value-type="float" office:value="3.004578" calcext:value-type="float">
            <text:p>3.004578</text:p>
          </table:table-cell>
          <table:table-cell office:value-type="float" office:value="2.76825" calcext:value-type="float">
            <text:p>2.76825</text:p>
          </table:table-cell>
          <table:table-cell office:value-type="float" office:value="4.044342" calcext:value-type="float">
            <text:p>4.044342</text:p>
          </table:table-cell>
          <table:table-cell office:value-type="float" office:value="3.918579" calcext:value-type="float">
            <text:p>3.918579</text:p>
          </table:table-cell>
          <table:table-cell office:value-type="float" office:value="5.085663" calcext:value-type="float">
            <text:p>5.085663</text:p>
          </table:table-cell>
          <table:table-cell office:value-type="float" office:value="5.009216" calcext:value-type="float">
            <text:p>5.009216</text:p>
          </table:table-cell>
          <table:table-cell office:value-type="float" office:value="5.825928" calcext:value-type="float">
            <text:p>5.825928</text:p>
          </table:table-cell>
          <table:table-cell office:value-type="float" office:value="5.770447" calcext:value-type="float">
            <text:p>5.770447</text:p>
          </table:table-cell>
          <table:table-cell office:value-type="float" office:value="6.435394" calcext:value-type="float">
            <text:p>6.435394</text:p>
          </table:table-cell>
          <table:table-cell office:value-type="float" office:value="6.393311" calcext:value-type="float">
            <text:p>6.393311</text:p>
          </table:table-cell>
          <table:table-cell office:value-type="float" office:value="6.968353" calcext:value-type="float">
            <text:p>6.968353</text:p>
          </table:table-cell>
          <table:table-cell office:value-type="float" office:value="6.932129" calcext:value-type="float">
            <text:p>6.932129</text:p>
          </table:table-cell>
          <table:table-cell office:value-type="float" office:value="7.329163" calcext:value-type="float">
            <text:p>7.329163</text:p>
          </table:table-cell>
          <table:table-cell office:value-type="float" office:value="7.295746" calcext:value-type="float">
            <text:p>7.295746</text:p>
          </table:table-cell>
          <table:table-cell office:value-type="float" office:value="5.644165" calcext:value-type="float">
            <text:p>5.644165</text:p>
          </table:table-cell>
          <table:table-cell office:value-type="float" office:value="-14.22421" calcext:value-type="float">
            <text:p>-14.2242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2006" calcext:value-type="float">
            <text:p>13022006</text:p>
          </table:table-cell>
          <table:table-cell office:value-type="float" office:value="14.08263" calcext:value-type="float">
            <text:p>14.08263</text:p>
          </table:table-cell>
          <table:table-cell office:value-type="float" office:value="13.96" calcext:value-type="float">
            <text:p>13.96</text:p>
          </table:table-cell>
          <table:table-cell office:value-type="float" office:value="-11.25" calcext:value-type="float">
            <text:p>-11.25</text:p>
          </table:table-cell>
          <table:table-cell office:value-type="float" office:value="0.760413" calcext:value-type="float">
            <text:p>0.760413</text:p>
          </table:table-cell>
          <table:table-cell office:value-type="float" office:value="0.2320531" calcext:value-type="float">
            <text:p>0.2320531</text:p>
          </table:table-cell>
          <table:table-cell office:value-type="float" office:value="338.58" calcext:value-type="float">
            <text:p>338.58</text:p>
          </table:table-cell>
          <table:table-cell office:value-type="float" office:value="0" calcext:value-type="float">
            <text:p>0</text:p>
          </table:table-cell>
          <table:table-cell office:value-type="float" office:value="5.273987" calcext:value-type="float">
            <text:p>5.273987</text:p>
          </table:table-cell>
          <table:table-cell office:value-type="float" office:value="-3.950928" calcext:value-type="float">
            <text:p>-3.950928</text:p>
          </table:table-cell>
          <table:table-cell office:value-type="float" office:value="0.6154175" calcext:value-type="float">
            <text:p>0.6154175</text:p>
          </table:table-cell>
          <table:table-cell office:value-type="float" office:value="-1.173615" calcext:value-type="float">
            <text:p>-1.173615</text:p>
          </table:table-cell>
          <table:table-cell office:value-type="float" office:value="0.5192871" calcext:value-type="float">
            <text:p>0.5192871</text:p>
          </table:table-cell>
          <table:table-cell office:value-type="float" office:value="-0.1676331" calcext:value-type="float">
            <text:p>-0.1676331</text:p>
          </table:table-cell>
          <table:table-cell office:value-type="float" office:value="0.7511902" calcext:value-type="float">
            <text:p>0.7511902</text:p>
          </table:table-cell>
          <table:table-cell office:value-type="float" office:value="0.3616638" calcext:value-type="float">
            <text:p>0.3616638</text:p>
          </table:table-cell>
          <table:table-cell office:value-type="float" office:value="1.00296" calcext:value-type="float">
            <text:p>1.00296</text:p>
          </table:table-cell>
          <table:table-cell office:value-type="float" office:value="0.7713623" calcext:value-type="float">
            <text:p>0.7713623</text:p>
          </table:table-cell>
          <table:table-cell office:value-type="float" office:value="1.389587" calcext:value-type="float">
            <text:p>1.389587</text:p>
          </table:table-cell>
          <table:table-cell office:value-type="float" office:value="1.265991" calcext:value-type="float">
            <text:p>1.265991</text:p>
          </table:table-cell>
          <table:table-cell office:value-type="float" office:value="1.935486" calcext:value-type="float">
            <text:p>1.935486</text:p>
          </table:table-cell>
          <table:table-cell office:value-type="float" office:value="1.779663" calcext:value-type="float">
            <text:p>1.779663</text:p>
          </table:table-cell>
          <table:table-cell office:value-type="float" office:value="2.765869" calcext:value-type="float">
            <text:p>2.765869</text:p>
          </table:table-cell>
          <table:table-cell office:value-type="float" office:value="2.56366" calcext:value-type="float">
            <text:p>2.56366</text:p>
          </table:table-cell>
          <table:table-cell office:value-type="float" office:value="3.917084" calcext:value-type="float">
            <text:p>3.917084</text:p>
          </table:table-cell>
          <table:table-cell office:value-type="float" office:value="3.769257" calcext:value-type="float">
            <text:p>3.769257</text:p>
          </table:table-cell>
          <table:table-cell office:value-type="float" office:value="5.008331" calcext:value-type="float">
            <text:p>5.008331</text:p>
          </table:table-cell>
          <table:table-cell office:value-type="float" office:value="4.922058" calcext:value-type="float">
            <text:p>4.922058</text:p>
          </table:table-cell>
          <table:table-cell office:value-type="float" office:value="5.769836" calcext:value-type="float">
            <text:p>5.769836</text:p>
          </table:table-cell>
          <table:table-cell office:value-type="float" office:value="5.710388" calcext:value-type="float">
            <text:p>5.710388</text:p>
          </table:table-cell>
          <table:table-cell office:value-type="float" office:value="6.392853" calcext:value-type="float">
            <text:p>6.392853</text:p>
          </table:table-cell>
          <table:table-cell office:value-type="float" office:value="6.348633" calcext:value-type="float">
            <text:p>6.348633</text:p>
          </table:table-cell>
          <table:table-cell office:value-type="float" office:value="6.931732" calcext:value-type="float">
            <text:p>6.931732</text:p>
          </table:table-cell>
          <table:table-cell office:value-type="float" office:value="6.895264" calcext:value-type="float">
            <text:p>6.895264</text:p>
          </table:table-cell>
          <table:table-cell office:value-type="float" office:value="7.29538" calcext:value-type="float">
            <text:p>7.29538</text:p>
          </table:table-cell>
          <table:table-cell office:value-type="float" office:value="7.261841" calcext:value-type="float">
            <text:p>7.261841</text:p>
          </table:table-cell>
          <table:table-cell office:value-type="float" office:value="25.60913" calcext:value-type="float">
            <text:p>25.60913</text:p>
          </table:table-cell>
          <table:table-cell office:value-type="float" office:value="-14.06482" calcext:value-type="float">
            <text:p>-14.0648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2006" calcext:value-type="float">
            <text:p>14022006</text:p>
          </table:table-cell>
          <table:table-cell office:value-type="float" office:value="14.16352" calcext:value-type="float">
            <text:p>14.16352</text:p>
          </table:table-cell>
          <table:table-cell office:value-type="float" office:value="19.35" calcext:value-type="float">
            <text:p>19.35</text:p>
          </table:table-cell>
          <table:table-cell office:value-type="float" office:value="-3" calcext:value-type="float">
            <text:p>-3</text:p>
          </table:table-cell>
          <table:table-cell office:value-type="float" office:value="0.7993089" calcext:value-type="float">
            <text:p>0.7993089</text:p>
          </table:table-cell>
          <table:table-cell office:value-type="float" office:value="0.4335315" calcext:value-type="float">
            <text:p>0.4335315</text:p>
          </table:table-cell>
          <table:table-cell office:value-type="float" office:value="320.22" calcext:value-type="float">
            <text:p>320.22</text:p>
          </table:table-cell>
          <table:table-cell office:value-type="float" office:value="0" calcext:value-type="float">
            <text:p>0</text:p>
          </table:table-cell>
          <table:table-cell office:value-type="float" office:value="10.29343" calcext:value-type="float">
            <text:p>10.29343</text:p>
          </table:table-cell>
          <table:table-cell office:value-type="float" office:value="-1.657837" calcext:value-type="float">
            <text:p>-1.657837</text:p>
          </table:table-cell>
          <table:table-cell office:value-type="float" office:value="6.585754" calcext:value-type="float">
            <text:p>6.585754</text:p>
          </table:table-cell>
          <table:table-cell office:value-type="float" office:value="-0.4295654" calcext:value-type="float">
            <text:p>-0.4295654</text:p>
          </table:table-cell>
          <table:table-cell office:value-type="float" office:value="4.781097" calcext:value-type="float">
            <text:p>4.781097</text:p>
          </table:table-cell>
          <table:table-cell office:value-type="float" office:value="0.02478027" calcext:value-type="float">
            <text:p>0.02478027</text:p>
          </table:table-cell>
          <table:table-cell office:value-type="float" office:value="3.635559" calcext:value-type="float">
            <text:p>3.635559</text:p>
          </table:table-cell>
          <table:table-cell office:value-type="float" office:value="0.4945374" calcext:value-type="float">
            <text:p>0.4945374</text:p>
          </table:table-cell>
          <table:table-cell office:value-type="float" office:value="3.092621" calcext:value-type="float">
            <text:p>3.092621</text:p>
          </table:table-cell>
          <table:table-cell office:value-type="float" office:value="0.8514099" calcext:value-type="float">
            <text:p>0.8514099</text:p>
          </table:table-cell>
          <table:table-cell office:value-type="float" office:value="2.747131" calcext:value-type="float">
            <text:p>2.747131</text:p>
          </table:table-cell>
          <table:table-cell office:value-type="float" office:value="1.289062" calcext:value-type="float">
            <text:p>1.289062</text:p>
          </table:table-cell>
          <table:table-cell office:value-type="float" office:value="2.605804" calcext:value-type="float">
            <text:p>2.605804</text:p>
          </table:table-cell>
          <table:table-cell office:value-type="float" office:value="1.762024" calcext:value-type="float">
            <text:p>1.762024</text:p>
          </table:table-cell>
          <table:table-cell office:value-type="float" office:value="2.631378" calcext:value-type="float">
            <text:p>2.631378</text:p>
          </table:table-cell>
          <table:table-cell office:value-type="float" office:value="2.500885" calcext:value-type="float">
            <text:p>2.500885</text:p>
          </table:table-cell>
          <table:table-cell office:value-type="float" office:value="3.767731" calcext:value-type="float">
            <text:p>3.767731</text:p>
          </table:table-cell>
          <table:table-cell office:value-type="float" office:value="3.648376" calcext:value-type="float">
            <text:p>3.648376</text:p>
          </table:table-cell>
          <table:table-cell office:value-type="float" office:value="4.921112" calcext:value-type="float">
            <text:p>4.921112</text:p>
          </table:table-cell>
          <table:table-cell office:value-type="float" office:value="4.828278" calcext:value-type="float">
            <text:p>4.828278</text:p>
          </table:table-cell>
          <table:table-cell office:value-type="float" office:value="5.709747" calcext:value-type="float">
            <text:p>5.709747</text:p>
          </table:table-cell>
          <table:table-cell office:value-type="float" office:value="5.645111" calcext:value-type="float">
            <text:p>5.645111</text:p>
          </table:table-cell>
          <table:table-cell office:value-type="float" office:value="6.348175" calcext:value-type="float">
            <text:p>6.348175</text:p>
          </table:table-cell>
          <table:table-cell office:value-type="float" office:value="6.300934" calcext:value-type="float">
            <text:p>6.300934</text:p>
          </table:table-cell>
          <table:table-cell office:value-type="float" office:value="6.894867" calcext:value-type="float">
            <text:p>6.894867</text:p>
          </table:table-cell>
          <table:table-cell office:value-type="float" office:value="6.856934" calcext:value-type="float">
            <text:p>6.856934</text:p>
          </table:table-cell>
          <table:table-cell office:value-type="float" office:value="7.261505" calcext:value-type="float">
            <text:p>7.261505</text:p>
          </table:table-cell>
          <table:table-cell office:value-type="float" office:value="7.227417" calcext:value-type="float">
            <text:p>7.227417</text:p>
          </table:table-cell>
          <table:table-cell office:value-type="float" office:value="33.50256" calcext:value-type="float">
            <text:p>33.50256</text:p>
          </table:table-cell>
          <table:table-cell office:value-type="float" office:value="-7.016663" calcext:value-type="float">
            <text:p>-7.01666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2006" calcext:value-type="float">
            <text:p>15022006</text:p>
          </table:table-cell>
          <table:table-cell office:value-type="float" office:value="10.17216" calcext:value-type="float">
            <text:p>10.17216</text:p>
          </table:table-cell>
          <table:table-cell office:value-type="float" office:value="3.14" calcext:value-type="float">
            <text:p>3.14</text:p>
          </table:table-cell>
          <table:table-cell office:value-type="float" office:value="-5.05" calcext:value-type="float">
            <text:p>-5.05</text:p>
          </table:table-cell>
          <table:table-cell office:value-type="float" office:value="0.6355785" calcext:value-type="float">
            <text:p>0.6355785</text:p>
          </table:table-cell>
          <table:table-cell office:value-type="float" office:value="0.3725065" calcext:value-type="float">
            <text:p>0.3725065</text:p>
          </table:table-cell>
          <table:table-cell office:value-type="float" office:value="509.544" calcext:value-type="float">
            <text:p>509.544</text:p>
          </table:table-cell>
          <table:table-cell office:value-type="float" office:value="0" calcext:value-type="float">
            <text:p>0</text:p>
          </table:table-cell>
          <table:table-cell office:value-type="float" office:value="7.98114" calcext:value-type="float">
            <text:p>7.98114</text:p>
          </table:table-cell>
          <table:table-cell office:value-type="float" office:value="-0.6618958" calcext:value-type="float">
            <text:p>-0.6618958</text:p>
          </table:table-cell>
          <table:table-cell office:value-type="float" office:value="5.079773" calcext:value-type="float">
            <text:p>5.079773</text:p>
          </table:table-cell>
          <table:table-cell office:value-type="float" office:value="0.7177429" calcext:value-type="float">
            <text:p>0.7177429</text:p>
          </table:table-cell>
          <table:table-cell office:value-type="float" office:value="3.941101" calcext:value-type="float">
            <text:p>3.941101</text:p>
          </table:table-cell>
          <table:table-cell office:value-type="float" office:value="1.362823" calcext:value-type="float">
            <text:p>1.362823</text:p>
          </table:table-cell>
          <table:table-cell office:value-type="float" office:value="3.339935" calcext:value-type="float">
            <text:p>3.339935</text:p>
          </table:table-cell>
          <table:table-cell office:value-type="float" office:value="1.840088" calcext:value-type="float">
            <text:p>1.840088</text:p>
          </table:table-cell>
          <table:table-cell office:value-type="float" office:value="3.070251" calcext:value-type="float">
            <text:p>3.070251</text:p>
          </table:table-cell>
          <table:table-cell office:value-type="float" office:value="2.115356" calcext:value-type="float">
            <text:p>2.115356</text:p>
          </table:table-cell>
          <table:table-cell office:value-type="float" office:value="2.890442" calcext:value-type="float">
            <text:p>2.890442</text:p>
          </table:table-cell>
          <table:table-cell office:value-type="float" office:value="2.389496" calcext:value-type="float">
            <text:p>2.389496</text:p>
          </table:table-cell>
          <table:table-cell office:value-type="float" office:value="2.895782" calcext:value-type="float">
            <text:p>2.895782</text:p>
          </table:table-cell>
          <table:table-cell office:value-type="float" office:value="2.582611" calcext:value-type="float">
            <text:p>2.582611</text:p>
          </table:table-cell>
          <table:table-cell office:value-type="float" office:value="2.989532" calcext:value-type="float">
            <text:p>2.989532</text:p>
          </table:table-cell>
          <table:table-cell office:value-type="float" office:value="2.637726" calcext:value-type="float">
            <text:p>2.637726</text:p>
          </table:table-cell>
          <table:table-cell office:value-type="float" office:value="3.67572" calcext:value-type="float">
            <text:p>3.67572</text:p>
          </table:table-cell>
          <table:table-cell office:value-type="float" office:value="3.644012" calcext:value-type="float">
            <text:p>3.644012</text:p>
          </table:table-cell>
          <table:table-cell office:value-type="float" office:value="4.827332" calcext:value-type="float">
            <text:p>4.827332</text:p>
          </table:table-cell>
          <table:table-cell office:value-type="float" office:value="4.75296" calcext:value-type="float">
            <text:p>4.75296</text:p>
          </table:table-cell>
          <table:table-cell office:value-type="float" office:value="5.64444" calcext:value-type="float">
            <text:p>5.64444</text:p>
          </table:table-cell>
          <table:table-cell office:value-type="float" office:value="5.578979" calcext:value-type="float">
            <text:p>5.578979</text:p>
          </table:table-cell>
          <table:table-cell office:value-type="float" office:value="6.300415" calcext:value-type="float">
            <text:p>6.300415</text:p>
          </table:table-cell>
          <table:table-cell office:value-type="float" office:value="6.250671" calcext:value-type="float">
            <text:p>6.250671</text:p>
          </table:table-cell>
          <table:table-cell office:value-type="float" office:value="6.856506" calcext:value-type="float">
            <text:p>6.856506</text:p>
          </table:table-cell>
          <table:table-cell office:value-type="float" office:value="6.817291" calcext:value-type="float">
            <text:p>6.817291</text:p>
          </table:table-cell>
          <table:table-cell office:value-type="float" office:value="7.227051" calcext:value-type="float">
            <text:p>7.227051</text:p>
          </table:table-cell>
          <table:table-cell office:value-type="float" office:value="7.192627" calcext:value-type="float">
            <text:p>7.192627</text:p>
          </table:table-cell>
          <table:table-cell office:value-type="float" office:value="22.10471" calcext:value-type="float">
            <text:p>22.10471</text:p>
          </table:table-cell>
          <table:table-cell office:value-type="float" office:value="-8.628418" calcext:value-type="float">
            <text:p>-8.62841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2006" calcext:value-type="float">
            <text:p>16022006</text:p>
          </table:table-cell>
          <table:table-cell office:value-type="float" office:value="10.25755" calcext:value-type="float">
            <text:p>10.25755</text:p>
          </table:table-cell>
          <table:table-cell office:value-type="float" office:value="-5.65" calcext:value-type="float">
            <text:p>-5.65</text:p>
          </table:table-cell>
          <table:table-cell office:value-type="float" office:value="-14.99" calcext:value-type="float">
            <text:p>-14.99</text:p>
          </table:table-cell>
          <table:table-cell office:value-type="float" office:value="0.3561707" calcext:value-type="float">
            <text:p>0.3561707</text:p>
          </table:table-cell>
          <table:table-cell office:value-type="float" office:value="0.1725137" calcext:value-type="float">
            <text:p>0.1725137</text:p>
          </table:table-cell>
          <table:table-cell office:value-type="float" office:value="525.564" calcext:value-type="float">
            <text:p>525.564</text:p>
          </table:table-cell>
          <table:table-cell office:value-type="float" office:value="0" calcext:value-type="float">
            <text:p>0</text:p>
          </table:table-cell>
          <table:table-cell office:value-type="float" office:value="3.213409" calcext:value-type="float">
            <text:p>3.213409</text:p>
          </table:table-cell>
          <table:table-cell office:value-type="float" office:value="-3.636597" calcext:value-type="float">
            <text:p>-3.636597</text:p>
          </table:table-cell>
          <table:table-cell office:value-type="float" office:value="2.091278" calcext:value-type="float">
            <text:p>2.091278</text:p>
          </table:table-cell>
          <table:table-cell office:value-type="float" office:value="-0.7963562" calcext:value-type="float">
            <text:p>-0.7963562</text:p>
          </table:table-cell>
          <table:table-cell office:value-type="float" office:value="1.747986" calcext:value-type="float">
            <text:p>1.747986</text:p>
          </table:table-cell>
          <table:table-cell office:value-type="float" office:value="0.04434204" calcext:value-type="float">
            <text:p>0.04434204</text:p>
          </table:table-cell>
          <table:table-cell office:value-type="float" office:value="2.343018" calcext:value-type="float">
            <text:p>2.343018</text:p>
          </table:table-cell>
          <table:table-cell office:value-type="float" office:value="0.832489" calcext:value-type="float">
            <text:p>0.832489</text:p>
          </table:table-cell>
          <table:table-cell office:value-type="float" office:value="2.602448" calcext:value-type="float">
            <text:p>2.602448</text:p>
          </table:table-cell>
          <table:table-cell office:value-type="float" office:value="1.34613" calcext:value-type="float">
            <text:p>1.34613</text:p>
          </table:table-cell>
          <table:table-cell office:value-type="float" office:value="2.820099" calcext:value-type="float">
            <text:p>2.820099</text:p>
          </table:table-cell>
          <table:table-cell office:value-type="float" office:value="1.921417" calcext:value-type="float">
            <text:p>1.921417</text:p>
          </table:table-cell>
          <table:table-cell office:value-type="float" office:value="2.894623" calcext:value-type="float">
            <text:p>2.894623</text:p>
          </table:table-cell>
          <table:table-cell office:value-type="float" office:value="2.361969" calcext:value-type="float">
            <text:p>2.361969</text:p>
          </table:table-cell>
          <table:table-cell office:value-type="float" office:value="3.045868" calcext:value-type="float">
            <text:p>3.045868</text:p>
          </table:table-cell>
          <table:table-cell office:value-type="float" office:value="2.938385" calcext:value-type="float">
            <text:p>2.938385</text:p>
          </table:table-cell>
          <table:table-cell office:value-type="float" office:value="3.718872" calcext:value-type="float">
            <text:p>3.718872</text:p>
          </table:table-cell>
          <table:table-cell office:value-type="float" office:value="3.676453" calcext:value-type="float">
            <text:p>3.676453</text:p>
          </table:table-cell>
          <table:table-cell office:value-type="float" office:value="4.75235" calcext:value-type="float">
            <text:p>4.75235</text:p>
          </table:table-cell>
          <table:table-cell office:value-type="float" office:value="4.708191" calcext:value-type="float">
            <text:p>4.708191</text:p>
          </table:table-cell>
          <table:table-cell office:value-type="float" office:value="5.578308" calcext:value-type="float">
            <text:p>5.578308</text:p>
          </table:table-cell>
          <table:table-cell office:value-type="float" office:value="5.519836" calcext:value-type="float">
            <text:p>5.519836</text:p>
          </table:table-cell>
          <table:table-cell office:value-type="float" office:value="6.250122" calcext:value-type="float">
            <text:p>6.250122</text:p>
          </table:table-cell>
          <table:table-cell office:value-type="float" office:value="6.199402" calcext:value-type="float">
            <text:p>6.199402</text:p>
          </table:table-cell>
          <table:table-cell office:value-type="float" office:value="6.816864" calcext:value-type="float">
            <text:p>6.816864</text:p>
          </table:table-cell>
          <table:table-cell office:value-type="float" office:value="6.776306" calcext:value-type="float">
            <text:p>6.776306</text:p>
          </table:table-cell>
          <table:table-cell office:value-type="float" office:value="7.192291" calcext:value-type="float">
            <text:p>7.192291</text:p>
          </table:table-cell>
          <table:table-cell office:value-type="float" office:value="7.157227" calcext:value-type="float">
            <text:p>7.157227</text:p>
          </table:table-cell>
          <table:table-cell office:value-type="float" office:value="9.458984" calcext:value-type="float">
            <text:p>9.458984</text:p>
          </table:table-cell>
          <table:table-cell office:value-type="float" office:value="-17.57509" calcext:value-type="float">
            <text:p>-17.5750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2006" calcext:value-type="float">
            <text:p>17022006</text:p>
          </table:table-cell>
          <table:table-cell office:value-type="float" office:value="11.99291" calcext:value-type="float">
            <text:p>11.99291</text:p>
          </table:table-cell>
          <table:table-cell office:value-type="float" office:value="-14.8" calcext:value-type="float">
            <text:p>-14.8</text:p>
          </table:table-cell>
          <table:table-cell office:value-type="float" office:value="-19.79" calcext:value-type="float">
            <text:p>-19.79</text:p>
          </table:table-cell>
          <table:table-cell office:value-type="float" office:value="0.175168" calcext:value-type="float">
            <text:p>0.175168</text:p>
          </table:table-cell>
          <table:table-cell office:value-type="float" office:value="0.1164108" calcext:value-type="float">
            <text:p>0.1164108</text:p>
          </table:table-cell>
          <table:table-cell office:value-type="float" office:value="463.932" calcext:value-type="float">
            <text:p>463.932</text:p>
          </table:table-cell>
          <table:table-cell office:value-type="float" office:value="0" calcext:value-type="float">
            <text:p>0</text:p>
          </table:table-cell>
          <table:table-cell office:value-type="float" office:value="0.4212341" calcext:value-type="float">
            <text:p>0.4212341</text:p>
          </table:table-cell>
          <table:table-cell office:value-type="float" office:value="-4.965057" calcext:value-type="float">
            <text:p>-4.965057</text:p>
          </table:table-cell>
          <table:table-cell office:value-type="float" office:value="-0.507843" calcext:value-type="float">
            <text:p>-0.507843</text:p>
          </table:table-cell>
          <table:table-cell office:value-type="float" office:value="-1.637878" calcext:value-type="float">
            <text:p>-1.637878</text:p>
          </table:table-cell>
          <table:table-cell office:value-type="float" office:value="0.0234375" calcext:value-type="float">
            <text:p>0.0234375</text:p>
          </table:table-cell>
          <table:table-cell office:value-type="float" office:value="-0.2457275" calcext:value-type="float">
            <text:p>-0.2457275</text:p>
          </table:table-cell>
          <table:table-cell office:value-type="float" office:value="0.8106384" calcext:value-type="float">
            <text:p>0.8106384</text:p>
          </table:table-cell>
          <table:table-cell office:value-type="float" office:value="0.3120728" calcext:value-type="float">
            <text:p>0.3120728</text:p>
          </table:table-cell>
          <table:table-cell office:value-type="float" office:value="1.327301" calcext:value-type="float">
            <text:p>1.327301</text:p>
          </table:table-cell>
          <table:table-cell office:value-type="float" office:value="0.7405701" calcext:value-type="float">
            <text:p>0.7405701</text:p>
          </table:table-cell>
          <table:table-cell office:value-type="float" office:value="1.908234" calcext:value-type="float">
            <text:p>1.908234</text:p>
          </table:table-cell>
          <table:table-cell office:value-type="float" office:value="1.268799" calcext:value-type="float">
            <text:p>1.268799</text:p>
          </table:table-cell>
          <table:table-cell office:value-type="float" office:value="2.354919" calcext:value-type="float">
            <text:p>2.354919</text:p>
          </table:table-cell>
          <table:table-cell office:value-type="float" office:value="1.816437" calcext:value-type="float">
            <text:p>1.816437</text:p>
          </table:table-cell>
          <table:table-cell office:value-type="float" office:value="2.936554" calcext:value-type="float">
            <text:p>2.936554</text:p>
          </table:table-cell>
          <table:table-cell office:value-type="float" office:value="2.637726" calcext:value-type="float">
            <text:p>2.637726</text:p>
          </table:table-cell>
          <table:table-cell office:value-type="float" office:value="3.718567" calcext:value-type="float">
            <text:p>3.718567</text:p>
          </table:table-cell>
          <table:table-cell office:value-type="float" office:value="3.656799" calcext:value-type="float">
            <text:p>3.656799</text:p>
          </table:table-cell>
          <table:table-cell office:value-type="float" office:value="4.707764" calcext:value-type="float">
            <text:p>4.707764</text:p>
          </table:table-cell>
          <table:table-cell office:value-type="float" office:value="4.668304" calcext:value-type="float">
            <text:p>4.668304</text:p>
          </table:table-cell>
          <table:table-cell office:value-type="float" office:value="5.519287" calcext:value-type="float">
            <text:p>5.519287</text:p>
          </table:table-cell>
          <table:table-cell office:value-type="float" office:value="5.469299" calcext:value-type="float">
            <text:p>5.469299</text:p>
          </table:table-cell>
          <table:table-cell office:value-type="float" office:value="6.198883" calcext:value-type="float">
            <text:p>6.198883</text:p>
          </table:table-cell>
          <table:table-cell office:value-type="float" office:value="6.151581" calcext:value-type="float">
            <text:p>6.151581</text:p>
          </table:table-cell>
          <table:table-cell office:value-type="float" office:value="6.779205" calcext:value-type="float">
            <text:p>6.779205</text:p>
          </table:table-cell>
          <table:table-cell office:value-type="float" office:value="6.73645" calcext:value-type="float">
            <text:p>6.73645</text:p>
          </table:table-cell>
          <table:table-cell office:value-type="float" office:value="7.15683" calcext:value-type="float">
            <text:p>7.15683</text:p>
          </table:table-cell>
          <table:table-cell office:value-type="float" office:value="7.12088" calcext:value-type="float">
            <text:p>7.12088</text:p>
          </table:table-cell>
          <table:table-cell office:value-type="float" office:value="2.652771" calcext:value-type="float">
            <text:p>2.652771</text:p>
          </table:table-cell>
          <table:table-cell office:value-type="float" office:value="-21.22281" calcext:value-type="float">
            <text:p>-21.2228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2006" calcext:value-type="float">
            <text:p>18022006</text:p>
          </table:table-cell>
          <table:table-cell office:value-type="float" office:value="15.61721" calcext:value-type="float">
            <text:p>15.61721</text:p>
          </table:table-cell>
          <table:table-cell office:value-type="float" office:value="-11.94" calcext:value-type="float">
            <text:p>-11.94</text:p>
          </table:table-cell>
          <table:table-cell office:value-type="float" office:value="-22.57" calcext:value-type="float">
            <text:p>-22.57</text:p>
          </table:table-cell>
          <table:table-cell office:value-type="float" office:value="0.2198411" calcext:value-type="float">
            <text:p>0.2198411</text:p>
          </table:table-cell>
          <table:table-cell office:value-type="float" office:value="0.09205785" calcext:value-type="float">
            <text:p>0.09205785</text:p>
          </table:table-cell>
          <table:table-cell office:value-type="float" office:value="149.58" calcext:value-type="float">
            <text:p>149.58</text:p>
          </table:table-cell>
          <table:table-cell office:value-type="float" office:value="0" calcext:value-type="float">
            <text:p>0</text:p>
          </table:table-cell>
          <table:table-cell office:value-type="float" office:value="1.635406" calcext:value-type="float">
            <text:p>1.635406</text:p>
          </table:table-cell>
          <table:table-cell office:value-type="float" office:value="-6.063385" calcext:value-type="float">
            <text:p>-6.063385</text:p>
          </table:table-cell>
          <table:table-cell office:value-type="float" office:value="-0.6202393" calcext:value-type="float">
            <text:p>-0.6202393</text:p>
          </table:table-cell>
          <table:table-cell office:value-type="float" office:value="-2.356079" calcext:value-type="float">
            <text:p>-2.356079</text:p>
          </table:table-cell>
          <table:table-cell office:value-type="float" office:value="-0.1790466" calcext:value-type="float">
            <text:p>-0.1790466</text:p>
          </table:table-cell>
          <table:table-cell office:value-type="float" office:value="-0.3971252" calcext:value-type="float">
            <text:p>-0.3971252</text:p>
          </table:table-cell>
          <table:table-cell office:value-type="float" office:value="0.3079529" calcext:value-type="float">
            <text:p>0.3079529</text:p>
          </table:table-cell>
          <table:table-cell office:value-type="float" office:value="0.1445923" calcext:value-type="float">
            <text:p>0.1445923</text:p>
          </table:table-cell>
          <table:table-cell office:value-type="float" office:value="0.7366943" calcext:value-type="float">
            <text:p>0.7366943</text:p>
          </table:table-cell>
          <table:table-cell office:value-type="float" office:value="0.5423584" calcext:value-type="float">
            <text:p>0.5423584</text:p>
          </table:table-cell>
          <table:table-cell office:value-type="float" office:value="1.265015" calcext:value-type="float">
            <text:p>1.265015</text:p>
          </table:table-cell>
          <table:table-cell office:value-type="float" office:value="1.033234" calcext:value-type="float">
            <text:p>1.033234</text:p>
          </table:table-cell>
          <table:table-cell office:value-type="float" office:value="1.812836" calcext:value-type="float">
            <text:p>1.812836</text:p>
          </table:table-cell>
          <table:table-cell office:value-type="float" office:value="1.559174" calcext:value-type="float">
            <text:p>1.559174</text:p>
          </table:table-cell>
          <table:table-cell office:value-type="float" office:value="2.634552" calcext:value-type="float">
            <text:p>2.634552</text:p>
          </table:table-cell>
          <table:table-cell office:value-type="float" office:value="2.373505" calcext:value-type="float">
            <text:p>2.373505</text:p>
          </table:table-cell>
          <table:table-cell office:value-type="float" office:value="3.65564" calcext:value-type="float">
            <text:p>3.65564</text:p>
          </table:table-cell>
          <table:table-cell office:value-type="float" office:value="3.524139" calcext:value-type="float">
            <text:p>3.524139</text:p>
          </table:table-cell>
          <table:table-cell office:value-type="float" office:value="4.667786" calcext:value-type="float">
            <text:p>4.667786</text:p>
          </table:table-cell>
          <table:table-cell office:value-type="float" office:value="4.611145" calcext:value-type="float">
            <text:p>4.611145</text:p>
          </table:table-cell>
          <table:table-cell office:value-type="float" office:value="5.468811" calcext:value-type="float">
            <text:p>5.468811</text:p>
          </table:table-cell>
          <table:table-cell office:value-type="float" office:value="5.419739" calcext:value-type="float">
            <text:p>5.419739</text:p>
          </table:table-cell>
          <table:table-cell office:value-type="float" office:value="6.151093" calcext:value-type="float">
            <text:p>6.151093</text:p>
          </table:table-cell>
          <table:table-cell office:value-type="float" office:value="6.103882" calcext:value-type="float">
            <text:p>6.103882</text:p>
          </table:table-cell>
          <table:table-cell office:value-type="float" office:value="6.735992" calcext:value-type="float">
            <text:p>6.735992</text:p>
          </table:table-cell>
          <table:table-cell office:value-type="float" office:value="6.693451" calcext:value-type="float">
            <text:p>6.693451</text:p>
          </table:table-cell>
          <table:table-cell office:value-type="float" office:value="7.120483" calcext:value-type="float">
            <text:p>7.120483</text:p>
          </table:table-cell>
          <table:table-cell office:value-type="float" office:value="7.083435" calcext:value-type="float">
            <text:p>7.083435</text:p>
          </table:table-cell>
          <table:table-cell office:value-type="float" office:value="9.689056" calcext:value-type="float">
            <text:p>9.689056</text:p>
          </table:table-cell>
          <table:table-cell office:value-type="float" office:value="-23.52719" calcext:value-type="float">
            <text:p>-23.5271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2006" calcext:value-type="float">
            <text:p>19022006</text:p>
          </table:table-cell>
          <table:table-cell office:value-type="float" office:value="11.48108" calcext:value-type="float">
            <text:p>11.48108</text:p>
          </table:table-cell>
          <table:table-cell office:value-type="float" office:value="-3.75" calcext:value-type="float">
            <text:p>-3.75</text:p>
          </table:table-cell>
          <table:table-cell office:value-type="float" office:value="-19.17" calcext:value-type="float">
            <text:p>-19.17</text:p>
          </table:table-cell>
          <table:table-cell office:value-type="float" office:value="0.410234" calcext:value-type="float">
            <text:p>0.410234</text:p>
          </table:table-cell>
          <table:table-cell office:value-type="float" office:value="0.1225807" calcext:value-type="float">
            <text:p>0.1225807</text:p>
          </table:table-cell>
          <table:table-cell office:value-type="float" office:value="221.796" calcext:value-type="float">
            <text:p>221.796</text:p>
          </table:table-cell>
          <table:table-cell office:value-type="float" office:value="0" calcext:value-type="float">
            <text:p>0</text:p>
          </table:table-cell>
          <table:table-cell office:value-type="float" office:value="1.919891" calcext:value-type="float">
            <text:p>1.919891</text:p>
          </table:table-cell>
          <table:table-cell office:value-type="float" office:value="-5.383881" calcext:value-type="float">
            <text:p>-5.383881</text:p>
          </table:table-cell>
          <table:table-cell office:value-type="float" office:value="-0.4749146" calcext:value-type="float">
            <text:p>-0.4749146</text:p>
          </table:table-cell>
          <table:table-cell office:value-type="float" office:value="-2.200836" calcext:value-type="float">
            <text:p>-2.200836</text:p>
          </table:table-cell>
          <table:table-cell office:value-type="float" office:value="-0.3301697" calcext:value-type="float">
            <text:p>-0.3301697</text:p>
          </table:table-cell>
          <table:table-cell office:value-type="float" office:value="-0.5331726" calcext:value-type="float">
            <text:p>-0.5331726</text:p>
          </table:table-cell>
          <table:table-cell office:value-type="float" office:value="0.1402588" calcext:value-type="float">
            <text:p>0.1402588</text:p>
          </table:table-cell>
          <table:table-cell office:value-type="float" office:value="-0.01156616" calcext:value-type="float">
            <text:p>-0.01156616</text:p>
          </table:table-cell>
          <table:table-cell office:value-type="float" office:value="0.5389709" calcext:value-type="float">
            <text:p>0.5389709</text:p>
          </table:table-cell>
          <table:table-cell office:value-type="float" office:value="0.3789368" calcext:value-type="float">
            <text:p>0.3789368</text:p>
          </table:table-cell>
          <table:table-cell office:value-type="float" office:value="1.03067" calcext:value-type="float">
            <text:p>1.03067</text:p>
          </table:table-cell>
          <table:table-cell office:value-type="float" office:value="0.8494263" calcext:value-type="float">
            <text:p>0.8494263</text:p>
          </table:table-cell>
          <table:table-cell office:value-type="float" office:value="1.556946" calcext:value-type="float">
            <text:p>1.556946</text:p>
          </table:table-cell>
          <table:table-cell office:value-type="float" office:value="1.364136" calcext:value-type="float">
            <text:p>1.364136</text:p>
          </table:table-cell>
          <table:table-cell office:value-type="float" office:value="2.371307" calcext:value-type="float">
            <text:p>2.371307</text:p>
          </table:table-cell>
          <table:table-cell office:value-type="float" office:value="2.172455" calcext:value-type="float">
            <text:p>2.172455</text:p>
          </table:table-cell>
          <table:table-cell office:value-type="float" office:value="3.522644" calcext:value-type="float">
            <text:p>3.522644</text:p>
          </table:table-cell>
          <table:table-cell office:value-type="float" office:value="3.378571" calcext:value-type="float">
            <text:p>3.378571</text:p>
          </table:table-cell>
          <table:table-cell office:value-type="float" office:value="4.610443" calcext:value-type="float">
            <text:p>4.610443</text:p>
          </table:table-cell>
          <table:table-cell office:value-type="float" office:value="4.536743" calcext:value-type="float">
            <text:p>4.536743</text:p>
          </table:table-cell>
          <table:table-cell office:value-type="float" office:value="5.419189" calcext:value-type="float">
            <text:p>5.419189</text:p>
          </table:table-cell>
          <table:table-cell office:value-type="float" office:value="5.36554" calcext:value-type="float">
            <text:p>5.36554</text:p>
          </table:table-cell>
          <table:table-cell office:value-type="float" office:value="6.103363" calcext:value-type="float">
            <text:p>6.103363</text:p>
          </table:table-cell>
          <table:table-cell office:value-type="float" office:value="6.055939" calcext:value-type="float">
            <text:p>6.055939</text:p>
          </table:table-cell>
          <table:table-cell office:value-type="float" office:value="6.693024" calcext:value-type="float">
            <text:p>6.693024</text:p>
          </table:table-cell>
          <table:table-cell office:value-type="float" office:value="6.650787" calcext:value-type="float">
            <text:p>6.650787</text:p>
          </table:table-cell>
          <table:table-cell office:value-type="float" office:value="7.083008" calcext:value-type="float">
            <text:p>7.083008</text:p>
          </table:table-cell>
          <table:table-cell office:value-type="float" office:value="7.045563" calcext:value-type="float">
            <text:p>7.045563</text:p>
          </table:table-cell>
          <table:table-cell office:value-type="float" office:value="11.9115" calcext:value-type="float">
            <text:p>11.9115</text:p>
          </table:table-cell>
          <table:table-cell office:value-type="float" office:value="-21.57265" calcext:value-type="float">
            <text:p>-21.5726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2006" calcext:value-type="float">
            <text:p>20022006</text:p>
          </table:table-cell>
          <table:table-cell office:value-type="float" office:value="15.96371" calcext:value-type="float">
            <text:p>15.96371</text:p>
          </table:table-cell>
          <table:table-cell office:value-type="float" office:value="5.84" calcext:value-type="float">
            <text:p>5.84</text:p>
          </table:table-cell>
          <table:table-cell office:value-type="float" office:value="-13.2" calcext:value-type="float">
            <text:p>-13.2</text:p>
          </table:table-cell>
          <table:table-cell office:value-type="float" office:value="0.6928321" calcext:value-type="float">
            <text:p>0.6928321</text:p>
          </table:table-cell>
          <table:table-cell office:value-type="float" office:value="0.1990273" calcext:value-type="float">
            <text:p>0.1990273</text:p>
          </table:table-cell>
          <table:table-cell office:value-type="float" office:value="277.992" calcext:value-type="float">
            <text:p>277.992</text:p>
          </table:table-cell>
          <table:table-cell office:value-type="float" office:value="0" calcext:value-type="float">
            <text:p>0</text:p>
          </table:table-cell>
          <table:table-cell office:value-type="float" office:value="5.370575" calcext:value-type="float">
            <text:p>5.370575</text:p>
          </table:table-cell>
          <table:table-cell office:value-type="float" office:value="-4.407562" calcext:value-type="float">
            <text:p>-4.407562</text:p>
          </table:table-cell>
          <table:table-cell office:value-type="float" office:value="1.500854" calcext:value-type="float">
            <text:p>1.500854</text:p>
          </table:table-cell>
          <table:table-cell office:value-type="float" office:value="-1.832123" calcext:value-type="float">
            <text:p>-1.832123</text:p>
          </table:table-cell>
          <table:table-cell office:value-type="float" office:value="-0.07662964" calcext:value-type="float">
            <text:p>-0.07662964</text:p>
          </table:table-cell>
          <table:table-cell office:value-type="float" office:value="-0.6283875" calcext:value-type="float">
            <text:p>-0.6283875</text:p>
          </table:table-cell>
          <table:table-cell office:value-type="float" office:value="0.1647644" calcext:value-type="float">
            <text:p>0.1647644</text:p>
          </table:table-cell>
          <table:table-cell office:value-type="float" office:value="-0.07394409" calcext:value-type="float">
            <text:p>-0.07394409</text:p>
          </table:table-cell>
          <table:table-cell office:value-type="float" office:value="0.4352417" calcext:value-type="float">
            <text:p>0.4352417</text:p>
          </table:table-cell>
          <table:table-cell office:value-type="float" office:value="0.302948" calcext:value-type="float">
            <text:p>0.302948</text:p>
          </table:table-cell>
          <table:table-cell office:value-type="float" office:value="0.8475952" calcext:value-type="float">
            <text:p>0.8475952</text:p>
          </table:table-cell>
          <table:table-cell office:value-type="float" office:value="0.7555237" calcext:value-type="float">
            <text:p>0.7555237</text:p>
          </table:table-cell>
          <table:table-cell office:value-type="float" office:value="1.362518" calcext:value-type="float">
            <text:p>1.362518</text:p>
          </table:table-cell>
          <table:table-cell office:value-type="float" office:value="1.256744" calcext:value-type="float">
            <text:p>1.256744</text:p>
          </table:table-cell>
          <table:table-cell office:value-type="float" office:value="2.170654" calcext:value-type="float">
            <text:p>2.170654</text:p>
          </table:table-cell>
          <table:table-cell office:value-type="float" office:value="2.02121" calcext:value-type="float">
            <text:p>2.02121</text:p>
          </table:table-cell>
          <table:table-cell office:value-type="float" office:value="3.377075" calcext:value-type="float">
            <text:p>3.377075</text:p>
          </table:table-cell>
          <table:table-cell office:value-type="float" office:value="3.239716" calcext:value-type="float">
            <text:p>3.239716</text:p>
          </table:table-cell>
          <table:table-cell office:value-type="float" office:value="4.535889" calcext:value-type="float">
            <text:p>4.535889</text:p>
          </table:table-cell>
          <table:table-cell office:value-type="float" office:value="4.451202" calcext:value-type="float">
            <text:p>4.451202</text:p>
          </table:table-cell>
          <table:table-cell office:value-type="float" office:value="5.36496" calcext:value-type="float">
            <text:p>5.36496</text:p>
          </table:table-cell>
          <table:table-cell office:value-type="float" office:value="5.305298" calcext:value-type="float">
            <text:p>5.305298</text:p>
          </table:table-cell>
          <table:table-cell office:value-type="float" office:value="6.05542" calcext:value-type="float">
            <text:p>6.05542</text:p>
          </table:table-cell>
          <table:table-cell office:value-type="float" office:value="6.006989" calcext:value-type="float">
            <text:p>6.006989</text:p>
          </table:table-cell>
          <table:table-cell office:value-type="float" office:value="6.65036" calcext:value-type="float">
            <text:p>6.65036</text:p>
          </table:table-cell>
          <table:table-cell office:value-type="float" office:value="6.608459" calcext:value-type="float">
            <text:p>6.608459</text:p>
          </table:table-cell>
          <table:table-cell office:value-type="float" office:value="7.045197" calcext:value-type="float">
            <text:p>7.045197</text:p>
          </table:table-cell>
          <table:table-cell office:value-type="float" office:value="7.007782" calcext:value-type="float">
            <text:p>7.007782</text:p>
          </table:table-cell>
          <table:table-cell office:value-type="float" office:value="29.02753" calcext:value-type="float">
            <text:p>29.02753</text:p>
          </table:table-cell>
          <table:table-cell office:value-type="float" office:value="-17.02072" calcext:value-type="float">
            <text:p>-17.0207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2006" calcext:value-type="float">
            <text:p>21022006</text:p>
          </table:table-cell>
          <table:table-cell office:value-type="float" office:value="15.10749" calcext:value-type="float">
            <text:p>15.10749</text:p>
          </table:table-cell>
          <table:table-cell office:value-type="float" office:value="9.93" calcext:value-type="float">
            <text:p>9.93</text:p>
          </table:table-cell>
          <table:table-cell office:value-type="float" office:value="-11.74" calcext:value-type="float">
            <text:p>-11.74</text:p>
          </table:table-cell>
          <table:table-cell office:value-type="float" office:value="0.6799246" calcext:value-type="float">
            <text:p>0.6799246</text:p>
          </table:table-cell>
          <table:table-cell office:value-type="float" office:value="0.2233198" calcext:value-type="float">
            <text:p>0.2233198</text:p>
          </table:table-cell>
          <table:table-cell office:value-type="float" office:value="225.468" calcext:value-type="float">
            <text:p>225.468</text:p>
          </table:table-cell>
          <table:table-cell office:value-type="float" office:value="0" calcext:value-type="float">
            <text:p>0</text:p>
          </table:table-cell>
          <table:table-cell office:value-type="float" office:value="7.420044" calcext:value-type="float">
            <text:p>7.420044</text:p>
          </table:table-cell>
          <table:table-cell office:value-type="float" office:value="-3.705444" calcext:value-type="float">
            <text:p>-3.705444</text:p>
          </table:table-cell>
          <table:table-cell office:value-type="float" office:value="3.018372" calcext:value-type="float">
            <text:p>3.018372</text:p>
          </table:table-cell>
          <table:table-cell office:value-type="float" office:value="-1.277618" calcext:value-type="float">
            <text:p>-1.277618</text:p>
          </table:table-cell>
          <table:table-cell office:value-type="float" office:value="0.2677002" calcext:value-type="float">
            <text:p>0.2677002</text:p>
          </table:table-cell>
          <table:table-cell office:value-type="float" office:value="-0.4342346" calcext:value-type="float">
            <text:p>-0.4342346</text:p>
          </table:table-cell>
          <table:table-cell office:value-type="float" office:value="0.4063416" calcext:value-type="float">
            <text:p>0.4063416</text:p>
          </table:table-cell>
          <table:table-cell office:value-type="float" office:value="-0.0078125" calcext:value-type="float">
            <text:p>-0.0078125</text:p>
          </table:table-cell>
          <table:table-cell office:value-type="float" office:value="0.5980225" calcext:value-type="float">
            <text:p>0.5980225</text:p>
          </table:table-cell>
          <table:table-cell office:value-type="float" office:value="0.3342285" calcext:value-type="float">
            <text:p>0.3342285</text:p>
          </table:table-cell>
          <table:table-cell office:value-type="float" office:value="0.8887634" calcext:value-type="float">
            <text:p>0.8887634</text:p>
          </table:table-cell>
          <table:table-cell office:value-type="float" office:value="0.7567139" calcext:value-type="float">
            <text:p>0.7567139</text:p>
          </table:table-cell>
          <table:table-cell office:value-type="float" office:value="1.286041" calcext:value-type="float">
            <text:p>1.286041</text:p>
          </table:table-cell>
          <table:table-cell office:value-type="float" office:value="1.222198" calcext:value-type="float">
            <text:p>1.222198</text:p>
          </table:table-cell>
          <table:table-cell office:value-type="float" office:value="2.020203" calcext:value-type="float">
            <text:p>2.020203</text:p>
          </table:table-cell>
          <table:table-cell office:value-type="float" office:value="1.946289" calcext:value-type="float">
            <text:p>1.946289</text:p>
          </table:table-cell>
          <table:table-cell office:value-type="float" office:value="3.238342" calcext:value-type="float">
            <text:p>3.238342</text:p>
          </table:table-cell>
          <table:table-cell office:value-type="float" office:value="3.122131" calcext:value-type="float">
            <text:p>3.122131</text:p>
          </table:table-cell>
          <table:table-cell office:value-type="float" office:value="4.450317" calcext:value-type="float">
            <text:p>4.450317</text:p>
          </table:table-cell>
          <table:table-cell office:value-type="float" office:value="4.36145" calcext:value-type="float">
            <text:p>4.36145</text:p>
          </table:table-cell>
          <table:table-cell office:value-type="float" office:value="5.304596" calcext:value-type="float">
            <text:p>5.304596</text:p>
          </table:table-cell>
          <table:table-cell office:value-type="float" office:value="5.239838" calcext:value-type="float">
            <text:p>5.239838</text:p>
          </table:table-cell>
          <table:table-cell office:value-type="float" office:value="6.0065" calcext:value-type="float">
            <text:p>6.0065</text:p>
          </table:table-cell>
          <table:table-cell office:value-type="float" office:value="5.955505" calcext:value-type="float">
            <text:p>5.955505</text:p>
          </table:table-cell>
          <table:table-cell office:value-type="float" office:value="6.608002" calcext:value-type="float">
            <text:p>6.608002</text:p>
          </table:table-cell>
          <table:table-cell office:value-type="float" office:value="6.56546" calcext:value-type="float">
            <text:p>6.56546</text:p>
          </table:table-cell>
          <table:table-cell office:value-type="float" office:value="7.007355" calcext:value-type="float">
            <text:p>7.007355</text:p>
          </table:table-cell>
          <table:table-cell office:value-type="float" office:value="6.969269" calcext:value-type="float">
            <text:p>6.969269</text:p>
          </table:table-cell>
          <table:table-cell office:value-type="float" office:value="29.76135" calcext:value-type="float">
            <text:p>29.76135</text:p>
          </table:table-cell>
          <table:table-cell office:value-type="float" office:value="-15.67996" calcext:value-type="float">
            <text:p>-15.6799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2006" calcext:value-type="float">
            <text:p>22022006</text:p>
          </table:table-cell>
          <table:table-cell office:value-type="float" office:value="16.16534" calcext:value-type="float">
            <text:p>16.16534</text:p>
          </table:table-cell>
          <table:table-cell office:value-type="float" office:value="11.06" calcext:value-type="float">
            <text:p>11.06</text:p>
          </table:table-cell>
          <table:table-cell office:value-type="float" office:value="-10.48" calcext:value-type="float">
            <text:p>-10.48</text:p>
          </table:table-cell>
          <table:table-cell office:value-type="float" office:value="0.6957673" calcext:value-type="float">
            <text:p>0.6957673</text:p>
          </table:table-cell>
          <table:table-cell office:value-type="float" office:value="0.2464009" calcext:value-type="float">
            <text:p>0.2464009</text:p>
          </table:table-cell>
          <table:table-cell office:value-type="float" office:value="279.54" calcext:value-type="float">
            <text:p>279.54</text:p>
          </table:table-cell>
          <table:table-cell office:value-type="float" office:value="0" calcext:value-type="float">
            <text:p>0</text:p>
          </table:table-cell>
          <table:table-cell office:value-type="float" office:value="9.019745" calcext:value-type="float">
            <text:p>9.019745</text:p>
          </table:table-cell>
          <table:table-cell office:value-type="float" office:value="-3.448975" calcext:value-type="float">
            <text:p>-3.448975</text:p>
          </table:table-cell>
          <table:table-cell office:value-type="float" office:value="3.931" calcext:value-type="float">
            <text:p>3.931</text:p>
          </table:table-cell>
          <table:table-cell office:value-type="float" office:value="-1.180389" calcext:value-type="float">
            <text:p>-1.180389</text:p>
          </table:table-cell>
          <table:table-cell office:value-type="float" office:value="0.4845276" calcext:value-type="float">
            <text:p>0.4845276</text:p>
          </table:table-cell>
          <table:table-cell office:value-type="float" office:value="-0.2774353" calcext:value-type="float">
            <text:p>-0.2774353</text:p>
          </table:table-cell>
          <table:table-cell office:value-type="float" office:value="0.5839844" calcext:value-type="float">
            <text:p>0.5839844</text:p>
          </table:table-cell>
          <table:table-cell office:value-type="float" office:value="0.1161499" calcext:value-type="float">
            <text:p>0.1161499</text:p>
          </table:table-cell>
          <table:table-cell office:value-type="float" office:value="0.7329407" calcext:value-type="float">
            <text:p>0.7329407</text:p>
          </table:table-cell>
          <table:table-cell office:value-type="float" office:value="0.4291382" calcext:value-type="float">
            <text:p>0.4291382</text:p>
          </table:table-cell>
          <table:table-cell office:value-type="float" office:value="0.972229" calcext:value-type="float">
            <text:p>0.972229</text:p>
          </table:table-cell>
          <table:table-cell office:value-type="float" office:value="0.8147888" calcext:value-type="float">
            <text:p>0.8147888</text:p>
          </table:table-cell>
          <table:table-cell office:value-type="float" office:value="1.323639" calcext:value-type="float">
            <text:p>1.323639</text:p>
          </table:table-cell>
          <table:table-cell office:value-type="float" office:value="1.240173" calcext:value-type="float">
            <text:p>1.240173</text:p>
          </table:table-cell>
          <table:table-cell office:value-type="float" office:value="1.946106" calcext:value-type="float">
            <text:p>1.946106</text:p>
          </table:table-cell>
          <table:table-cell office:value-type="float" office:value="1.915314" calcext:value-type="float">
            <text:p>1.915314</text:p>
          </table:table-cell>
          <table:table-cell office:value-type="float" office:value="3.121063" calcext:value-type="float">
            <text:p>3.121063</text:p>
          </table:table-cell>
          <table:table-cell office:value-type="float" office:value="3.034424" calcext:value-type="float">
            <text:p>3.034424</text:p>
          </table:table-cell>
          <table:table-cell office:value-type="float" office:value="4.360504" calcext:value-type="float">
            <text:p>4.360504</text:p>
          </table:table-cell>
          <table:table-cell office:value-type="float" office:value="4.274658" calcext:value-type="float">
            <text:p>4.274658</text:p>
          </table:table-cell>
          <table:table-cell office:value-type="float" office:value="5.239105" calcext:value-type="float">
            <text:p>5.239105</text:p>
          </table:table-cell>
          <table:table-cell office:value-type="float" office:value="5.171234" calcext:value-type="float">
            <text:p>5.171234</text:p>
          </table:table-cell>
          <table:table-cell office:value-type="float" office:value="5.954956" calcext:value-type="float">
            <text:p>5.954956</text:p>
          </table:table-cell>
          <table:table-cell office:value-type="float" office:value="5.90213" calcext:value-type="float">
            <text:p>5.90213</text:p>
          </table:table-cell>
          <table:table-cell office:value-type="float" office:value="6.565002" calcext:value-type="float">
            <text:p>6.565002</text:p>
          </table:table-cell>
          <table:table-cell office:value-type="float" office:value="6.521515" calcext:value-type="float">
            <text:p>6.521515</text:p>
          </table:table-cell>
          <table:table-cell office:value-type="float" office:value="6.968842" calcext:value-type="float">
            <text:p>6.968842</text:p>
          </table:table-cell>
          <table:table-cell office:value-type="float" office:value="6.930695" calcext:value-type="float">
            <text:p>6.930695</text:p>
          </table:table-cell>
          <table:table-cell office:value-type="float" office:value="34.50717" calcext:value-type="float">
            <text:p>34.50717</text:p>
          </table:table-cell>
          <table:table-cell office:value-type="float" office:value="-14.57779" calcext:value-type="float">
            <text:p>-14.5777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2006" calcext:value-type="float">
            <text:p>23022006</text:p>
          </table:table-cell>
          <table:table-cell office:value-type="float" office:value="15.95232" calcext:value-type="float">
            <text:p>15.95232</text:p>
          </table:table-cell>
          <table:table-cell office:value-type="float" office:value="6" calcext:value-type="float">
            <text:p>6</text:p>
          </table:table-cell>
          <table:table-cell office:value-type="float" office:value="-5.5" calcext:value-type="float">
            <text:p>-5.5</text:p>
          </table:table-cell>
          <table:table-cell office:value-type="float" office:value="0.7046022" calcext:value-type="float">
            <text:p>0.7046022</text:p>
          </table:table-cell>
          <table:table-cell office:value-type="float" office:value="0.3601927" calcext:value-type="float">
            <text:p>0.3601927</text:p>
          </table:table-cell>
          <table:table-cell office:value-type="float" office:value="229.32" calcext:value-type="float">
            <text:p>229.32</text:p>
          </table:table-cell>
          <table:table-cell office:value-type="float" office:value="0" calcext:value-type="float">
            <text:p>0</text:p>
          </table:table-cell>
          <table:table-cell office:value-type="float" office:value="7.20047" calcext:value-type="float">
            <text:p>7.20047</text:p>
          </table:table-cell>
          <table:table-cell office:value-type="float" office:value="-2.579041" calcext:value-type="float">
            <text:p>-2.579041</text:p>
          </table:table-cell>
          <table:table-cell office:value-type="float" office:value="3.222107" calcext:value-type="float">
            <text:p>3.222107</text:p>
          </table:table-cell>
          <table:table-cell office:value-type="float" office:value="-0.9533081" calcext:value-type="float">
            <text:p>-0.9533081</text:p>
          </table:table-cell>
          <table:table-cell office:value-type="float" office:value="1.786987" calcext:value-type="float">
            <text:p>1.786987</text:p>
          </table:table-cell>
          <table:table-cell office:value-type="float" office:value="-0.1591492" calcext:value-type="float">
            <text:p>-0.1591492</text:p>
          </table:table-cell>
          <table:table-cell office:value-type="float" office:value="1.385803" calcext:value-type="float">
            <text:p>1.385803</text:p>
          </table:table-cell>
          <table:table-cell office:value-type="float" office:value="0.2125244" calcext:value-type="float">
            <text:p>0.2125244</text:p>
          </table:table-cell>
          <table:table-cell office:value-type="float" office:value="1.290649" calcext:value-type="float">
            <text:p>1.290649</text:p>
          </table:table-cell>
          <table:table-cell office:value-type="float" office:value="0.5059204" calcext:value-type="float">
            <text:p>0.5059204</text:p>
          </table:table-cell>
          <table:table-cell office:value-type="float" office:value="1.323669" calcext:value-type="float">
            <text:p>1.323669</text:p>
          </table:table-cell>
          <table:table-cell office:value-type="float" office:value="0.8670349" calcext:value-type="float">
            <text:p>0.8670349</text:p>
          </table:table-cell>
          <table:table-cell office:value-type="float" office:value="1.525391" calcext:value-type="float">
            <text:p>1.525391</text:p>
          </table:table-cell>
          <table:table-cell office:value-type="float" office:value="1.266418" calcext:value-type="float">
            <text:p>1.266418</text:p>
          </table:table-cell>
          <table:table-cell office:value-type="float" office:value="1.933014" calcext:value-type="float">
            <text:p>1.933014</text:p>
          </table:table-cell>
          <table:table-cell office:value-type="float" office:value="1.901184" calcext:value-type="float">
            <text:p>1.901184</text:p>
          </table:table-cell>
          <table:table-cell office:value-type="float" office:value="3.033661" calcext:value-type="float">
            <text:p>3.033661</text:p>
          </table:table-cell>
          <table:table-cell office:value-type="float" office:value="2.971588" calcext:value-type="float">
            <text:p>2.971588</text:p>
          </table:table-cell>
          <table:table-cell office:value-type="float" office:value="4.273804" calcext:value-type="float">
            <text:p>4.273804</text:p>
          </table:table-cell>
          <table:table-cell office:value-type="float" office:value="4.19519" calcext:value-type="float">
            <text:p>4.19519</text:p>
          </table:table-cell>
          <table:table-cell office:value-type="float" office:value="5.170532" calcext:value-type="float">
            <text:p>5.170532</text:p>
          </table:table-cell>
          <table:table-cell office:value-type="float" office:value="5.103394" calcext:value-type="float">
            <text:p>5.103394</text:p>
          </table:table-cell>
          <table:table-cell office:value-type="float" office:value="5.901581" calcext:value-type="float">
            <text:p>5.901581</text:p>
          </table:table-cell>
          <table:table-cell office:value-type="float" office:value="5.84726" calcext:value-type="float">
            <text:p>5.84726</text:p>
          </table:table-cell>
          <table:table-cell office:value-type="float" office:value="6.521027" calcext:value-type="float">
            <text:p>6.521027</text:p>
          </table:table-cell>
          <table:table-cell office:value-type="float" office:value="6.476593" calcext:value-type="float">
            <text:p>6.476593</text:p>
          </table:table-cell>
          <table:table-cell office:value-type="float" office:value="6.930298" calcext:value-type="float">
            <text:p>6.930298</text:p>
          </table:table-cell>
          <table:table-cell office:value-type="float" office:value="6.891388" calcext:value-type="float">
            <text:p>6.891388</text:p>
          </table:table-cell>
          <table:table-cell office:value-type="float" office:value="25.27097" calcext:value-type="float">
            <text:p>25.27097</text:p>
          </table:table-cell>
          <table:table-cell office:value-type="float" office:value="-10.51126" calcext:value-type="float">
            <text:p>-10.5112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2006" calcext:value-type="float">
            <text:p>24022006</text:p>
          </table:table-cell>
          <table:table-cell office:value-type="float" office:value="16.17227" calcext:value-type="float">
            <text:p>16.17227</text:p>
          </table:table-cell>
          <table:table-cell office:value-type="float" office:value="18.82" calcext:value-type="float">
            <text:p>18.82</text:p>
          </table:table-cell>
          <table:table-cell office:value-type="float" office:value="-4.44" calcext:value-type="float">
            <text:p>-4.44</text:p>
          </table:table-cell>
          <table:table-cell office:value-type="float" office:value="0.7529188" calcext:value-type="float">
            <text:p>0.7529188</text:p>
          </table:table-cell>
          <table:table-cell office:value-type="float" office:value="0.3898018" calcext:value-type="float">
            <text:p>0.3898018</text:p>
          </table:table-cell>
          <table:table-cell office:value-type="float" office:value="439.848" calcext:value-type="float">
            <text:p>439.848</text:p>
          </table:table-cell>
          <table:table-cell office:value-type="float" office:value="0" calcext:value-type="float">
            <text:p>0</text:p>
          </table:table-cell>
          <table:table-cell office:value-type="float" office:value="12.58426" calcext:value-type="float">
            <text:p>12.58426</text:p>
          </table:table-cell>
          <table:table-cell office:value-type="float" office:value="-2.422455" calcext:value-type="float">
            <text:p>-2.422455</text:p>
          </table:table-cell>
          <table:table-cell office:value-type="float" office:value="7.947723" calcext:value-type="float">
            <text:p>7.947723</text:p>
          </table:table-cell>
          <table:table-cell office:value-type="float" office:value="-0.9157715" calcext:value-type="float">
            <text:p>-0.9157715</text:p>
          </table:table-cell>
          <table:table-cell office:value-type="float" office:value="5.775238" calcext:value-type="float">
            <text:p>5.775238</text:p>
          </table:table-cell>
          <table:table-cell office:value-type="float" office:value="-0.1167603" calcext:value-type="float">
            <text:p>-0.1167603</text:p>
          </table:table-cell>
          <table:table-cell office:value-type="float" office:value="4.253693" calcext:value-type="float">
            <text:p>4.253693</text:p>
          </table:table-cell>
          <table:table-cell office:value-type="float" office:value="0.3476868" calcext:value-type="float">
            <text:p>0.3476868</text:p>
          </table:table-cell>
          <table:table-cell office:value-type="float" office:value="3.474548" calcext:value-type="float">
            <text:p>3.474548</text:p>
          </table:table-cell>
          <table:table-cell office:value-type="float" office:value="0.6784058" calcext:value-type="float">
            <text:p>0.6784058</text:p>
          </table:table-cell>
          <table:table-cell office:value-type="float" office:value="2.8797" calcext:value-type="float">
            <text:p>2.8797</text:p>
          </table:table-cell>
          <table:table-cell office:value-type="float" office:value="1.057922" calcext:value-type="float">
            <text:p>1.057922</text:p>
          </table:table-cell>
          <table:table-cell office:value-type="float" office:value="2.482452" calcext:value-type="float">
            <text:p>2.482452</text:p>
          </table:table-cell>
          <table:table-cell office:value-type="float" office:value="1.421722" calcext:value-type="float">
            <text:p>1.421722</text:p>
          </table:table-cell>
          <table:table-cell office:value-type="float" office:value="2.176239" calcext:value-type="float">
            <text:p>2.176239</text:p>
          </table:table-cell>
          <table:table-cell office:value-type="float" office:value="1.934937" calcext:value-type="float">
            <text:p>1.934937</text:p>
          </table:table-cell>
          <table:table-cell office:value-type="float" office:value="2.971161" calcext:value-type="float">
            <text:p>2.971161</text:p>
          </table:table-cell>
          <table:table-cell office:value-type="float" office:value="2.952087" calcext:value-type="float">
            <text:p>2.952087</text:p>
          </table:table-cell>
          <table:table-cell office:value-type="float" office:value="4.194397" calcext:value-type="float">
            <text:p>4.194397</text:p>
          </table:table-cell>
          <table:table-cell office:value-type="float" office:value="4.126953" calcext:value-type="float">
            <text:p>4.126953</text:p>
          </table:table-cell>
          <table:table-cell office:value-type="float" office:value="5.102692" calcext:value-type="float">
            <text:p>5.102692</text:p>
          </table:table-cell>
          <table:table-cell office:value-type="float" office:value="5.037079" calcext:value-type="float">
            <text:p>5.037079</text:p>
          </table:table-cell>
          <table:table-cell office:value-type="float" office:value="5.84671" calcext:value-type="float">
            <text:p>5.84671</text:p>
          </table:table-cell>
          <table:table-cell office:value-type="float" office:value="5.791504" calcext:value-type="float">
            <text:p>5.791504</text:p>
          </table:table-cell>
          <table:table-cell office:value-type="float" office:value="6.476135" calcext:value-type="float">
            <text:p>6.476135</text:p>
          </table:table-cell>
          <table:table-cell office:value-type="float" office:value="6.430542" calcext:value-type="float">
            <text:p>6.430542</text:p>
          </table:table-cell>
          <table:table-cell office:value-type="float" office:value="6.890991" calcext:value-type="float">
            <text:p>6.890991</text:p>
          </table:table-cell>
          <table:table-cell office:value-type="float" office:value="6.851013" calcext:value-type="float">
            <text:p>6.851013</text:p>
          </table:table-cell>
          <table:table-cell office:value-type="float" office:value="39.93146" calcext:value-type="float">
            <text:p>39.93146</text:p>
          </table:table-cell>
          <table:table-cell office:value-type="float" office:value="-9.564728" calcext:value-type="float">
            <text:p>-9.56472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2006" calcext:value-type="float">
            <text:p>25022006</text:p>
          </table:table-cell>
          <table:table-cell office:value-type="float" office:value="15.2337" calcext:value-type="float">
            <text:p>15.2337</text:p>
          </table:table-cell>
          <table:table-cell office:value-type="float" office:value="1.8" calcext:value-type="float">
            <text:p>1.8</text:p>
          </table:table-cell>
          <table:table-cell office:value-type="float" office:value="-8.37" calcext:value-type="float">
            <text:p>-8.37</text:p>
          </table:table-cell>
          <table:table-cell office:value-type="float" office:value="0.6012086" calcext:value-type="float">
            <text:p>0.6012086</text:p>
          </table:table-cell>
          <table:table-cell office:value-type="float" office:value="0.2899107" calcext:value-type="float">
            <text:p>0.2899107</text:p>
          </table:table-cell>
          <table:table-cell office:value-type="float" office:value="343.548" calcext:value-type="float">
            <text:p>343.548</text:p>
          </table:table-cell>
          <table:table-cell office:value-type="float" office:value="0" calcext:value-type="float">
            <text:p>0</text:p>
          </table:table-cell>
          <table:table-cell office:value-type="float" office:value="9.243195" calcext:value-type="float">
            <text:p>9.243195</text:p>
          </table:table-cell>
          <table:table-cell office:value-type="float" office:value="-1.981781" calcext:value-type="float">
            <text:p>-1.981781</text:p>
          </table:table-cell>
          <table:table-cell office:value-type="float" office:value="5.879547" calcext:value-type="float">
            <text:p>5.879547</text:p>
          </table:table-cell>
          <table:table-cell office:value-type="float" office:value="0.03720093" calcext:value-type="float">
            <text:p>0.03720093</text:p>
          </table:table-cell>
          <table:table-cell office:value-type="float" office:value="4.584259" calcext:value-type="float">
            <text:p>4.584259</text:p>
          </table:table-cell>
          <table:table-cell office:value-type="float" office:value="1.059937" calcext:value-type="float">
            <text:p>1.059937</text:p>
          </table:table-cell>
          <table:table-cell office:value-type="float" office:value="3.754578" calcext:value-type="float">
            <text:p>3.754578</text:p>
          </table:table-cell>
          <table:table-cell office:value-type="float" office:value="1.71106" calcext:value-type="float">
            <text:p>1.71106</text:p>
          </table:table-cell>
          <table:table-cell office:value-type="float" office:value="3.328369" calcext:value-type="float">
            <text:p>3.328369</text:p>
          </table:table-cell>
          <table:table-cell office:value-type="float" office:value="2.035126" calcext:value-type="float">
            <text:p>2.035126</text:p>
          </table:table-cell>
          <table:table-cell office:value-type="float" office:value="2.948151" calcext:value-type="float">
            <text:p>2.948151</text:p>
          </table:table-cell>
          <table:table-cell office:value-type="float" office:value="2.306763" calcext:value-type="float">
            <text:p>2.306763</text:p>
          </table:table-cell>
          <table:table-cell office:value-type="float" office:value="2.800079" calcext:value-type="float">
            <text:p>2.800079</text:p>
          </table:table-cell>
          <table:table-cell office:value-type="float" office:value="2.403381" calcext:value-type="float">
            <text:p>2.403381</text:p>
          </table:table-cell>
          <table:table-cell office:value-type="float" office:value="2.657043" calcext:value-type="float">
            <text:p>2.657043</text:p>
          </table:table-cell>
          <table:table-cell office:value-type="float" office:value="2.185028" calcext:value-type="float">
            <text:p>2.185028</text:p>
          </table:table-cell>
          <table:table-cell office:value-type="float" office:value="3.088928" calcext:value-type="float">
            <text:p>3.088928</text:p>
          </table:table-cell>
          <table:table-cell office:value-type="float" office:value="2.958069" calcext:value-type="float">
            <text:p>2.958069</text:p>
          </table:table-cell>
          <table:table-cell office:value-type="float" office:value="4.126343" calcext:value-type="float">
            <text:p>4.126343</text:p>
          </table:table-cell>
          <table:table-cell office:value-type="float" office:value="4.089355" calcext:value-type="float">
            <text:p>4.089355</text:p>
          </table:table-cell>
          <table:table-cell office:value-type="float" office:value="5.036407" calcext:value-type="float">
            <text:p>5.036407</text:p>
          </table:table-cell>
          <table:table-cell office:value-type="float" office:value="4.977264" calcext:value-type="float">
            <text:p>4.977264</text:p>
          </table:table-cell>
          <table:table-cell office:value-type="float" office:value="5.790924" calcext:value-type="float">
            <text:p>5.790924</text:p>
          </table:table-cell>
          <table:table-cell office:value-type="float" office:value="5.735748" calcext:value-type="float">
            <text:p>5.735748</text:p>
          </table:table-cell>
          <table:table-cell office:value-type="float" office:value="6.430023" calcext:value-type="float">
            <text:p>6.430023</text:p>
          </table:table-cell>
          <table:table-cell office:value-type="float" office:value="6.383728" calcext:value-type="float">
            <text:p>6.383728</text:p>
          </table:table-cell>
          <table:table-cell office:value-type="float" office:value="6.850586" calcext:value-type="float">
            <text:p>6.850586</text:p>
          </table:table-cell>
          <table:table-cell office:value-type="float" office:value="6.810028" calcext:value-type="float">
            <text:p>6.810028</text:p>
          </table:table-cell>
          <table:table-cell office:value-type="float" office:value="26.22311" calcext:value-type="float">
            <text:p>26.22311</text:p>
          </table:table-cell>
          <table:table-cell office:value-type="float" office:value="-12.14362" calcext:value-type="float">
            <text:p>-12.1436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2006" calcext:value-type="float">
            <text:p>26022006</text:p>
          </table:table-cell>
          <table:table-cell office:value-type="float" office:value="16.59716" calcext:value-type="float">
            <text:p>16.59716</text:p>
          </table:table-cell>
          <table:table-cell office:value-type="float" office:value="10.75" calcext:value-type="float">
            <text:p>10.75</text:p>
          </table:table-cell>
          <table:table-cell office:value-type="float" office:value="-8.61" calcext:value-type="float">
            <text:p>-8.61</text:p>
          </table:table-cell>
          <table:table-cell office:value-type="float" office:value="0.6770991" calcext:value-type="float">
            <text:p>0.6770991</text:p>
          </table:table-cell>
          <table:table-cell office:value-type="float" office:value="0.2846351" calcext:value-type="float">
            <text:p>0.2846351</text:p>
          </table:table-cell>
          <table:table-cell office:value-type="float" office:value="307.224" calcext:value-type="float">
            <text:p>307.224</text:p>
          </table:table-cell>
          <table:table-cell office:value-type="float" office:value="0" calcext:value-type="float">
            <text:p>0</text:p>
          </table:table-cell>
          <table:table-cell office:value-type="float" office:value="11.49335" calcext:value-type="float">
            <text:p>11.49335</text:p>
          </table:table-cell>
          <table:table-cell office:value-type="float" office:value="-3.015564" calcext:value-type="float">
            <text:p>-3.015564</text:p>
          </table:table-cell>
          <table:table-cell office:value-type="float" office:value="7.536774" calcext:value-type="float">
            <text:p>7.536774</text:p>
          </table:table-cell>
          <table:table-cell office:value-type="float" office:value="-0.9759827" calcext:value-type="float">
            <text:p>-0.9759827</text:p>
          </table:table-cell>
          <table:table-cell office:value-type="float" office:value="5.697998" calcext:value-type="float">
            <text:p>5.697998</text:p>
          </table:table-cell>
          <table:table-cell office:value-type="float" office:value="0.2008362" calcext:value-type="float">
            <text:p>0.2008362</text:p>
          </table:table-cell>
          <table:table-cell office:value-type="float" office:value="4.471558" calcext:value-type="float">
            <text:p>4.471558</text:p>
          </table:table-cell>
          <table:table-cell office:value-type="float" office:value="1.080231" calcext:value-type="float">
            <text:p>1.080231</text:p>
          </table:table-cell>
          <table:table-cell office:value-type="float" office:value="3.821442" calcext:value-type="float">
            <text:p>3.821442</text:p>
          </table:table-cell>
          <table:table-cell office:value-type="float" office:value="1.588745" calcext:value-type="float">
            <text:p>1.588745</text:p>
          </table:table-cell>
          <table:table-cell office:value-type="float" office:value="3.328522" calcext:value-type="float">
            <text:p>3.328522</text:p>
          </table:table-cell>
          <table:table-cell office:value-type="float" office:value="2.075378" calcext:value-type="float">
            <text:p>2.075378</text:p>
          </table:table-cell>
          <table:table-cell office:value-type="float" office:value="3.07135" calcext:value-type="float">
            <text:p>3.07135</text:p>
          </table:table-cell>
          <table:table-cell office:value-type="float" office:value="2.364502" calcext:value-type="float">
            <text:p>2.364502</text:p>
          </table:table-cell>
          <table:table-cell office:value-type="float" office:value="2.827393" calcext:value-type="float">
            <text:p>2.827393</text:p>
          </table:table-cell>
          <table:table-cell office:value-type="float" office:value="2.661591" calcext:value-type="float">
            <text:p>2.661591</text:p>
          </table:table-cell>
          <table:table-cell office:value-type="float" office:value="3.223145" calcext:value-type="float">
            <text:p>3.223145</text:p>
          </table:table-cell>
          <table:table-cell office:value-type="float" office:value="3.090576" calcext:value-type="float">
            <text:p>3.090576</text:p>
          </table:table-cell>
          <table:table-cell office:value-type="float" office:value="4.089203" calcext:value-type="float">
            <text:p>4.089203</text:p>
          </table:table-cell>
          <table:table-cell office:value-type="float" office:value="4.085754" calcext:value-type="float">
            <text:p>4.085754</text:p>
          </table:table-cell>
          <table:table-cell office:value-type="float" office:value="4.976715" calcext:value-type="float">
            <text:p>4.976715</text:p>
          </table:table-cell>
          <table:table-cell office:value-type="float" office:value="4.932465" calcext:value-type="float">
            <text:p>4.932465</text:p>
          </table:table-cell>
          <table:table-cell office:value-type="float" office:value="5.735138" calcext:value-type="float">
            <text:p>5.735138</text:p>
          </table:table-cell>
          <table:table-cell office:value-type="float" office:value="5.68277" calcext:value-type="float">
            <text:p>5.68277</text:p>
          </table:table-cell>
          <table:table-cell office:value-type="float" office:value="6.38327" calcext:value-type="float">
            <text:p>6.38327</text:p>
          </table:table-cell>
          <table:table-cell office:value-type="float" office:value="6.336578" calcext:value-type="float">
            <text:p>6.336578</text:p>
          </table:table-cell>
          <table:table-cell office:value-type="float" office:value="6.809601" calcext:value-type="float">
            <text:p>6.809601</text:p>
          </table:table-cell>
          <table:table-cell office:value-type="float" office:value="6.769043" calcext:value-type="float">
            <text:p>6.769043</text:p>
          </table:table-cell>
          <table:table-cell office:value-type="float" office:value="33.89694" calcext:value-type="float">
            <text:p>33.89694</text:p>
          </table:table-cell>
          <table:table-cell office:value-type="float" office:value="-13.02658" calcext:value-type="float">
            <text:p>-13.0265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2006" calcext:value-type="float">
            <text:p>27022006</text:p>
          </table:table-cell>
          <table:table-cell office:value-type="float" office:value="14.74143" calcext:value-type="float">
            <text:p>14.74143</text:p>
          </table:table-cell>
          <table:table-cell office:value-type="float" office:value="18.71" calcext:value-type="float">
            <text:p>18.71</text:p>
          </table:table-cell>
          <table:table-cell office:value-type="float" office:value="-0.65" calcext:value-type="float">
            <text:p>-0.65</text:p>
          </table:table-cell>
          <table:table-cell office:value-type="float" office:value="0.7857161" calcext:value-type="float">
            <text:p>0.7857161</text:p>
          </table:table-cell>
          <table:table-cell office:value-type="float" office:value="0.5144348" calcext:value-type="float">
            <text:p>0.5144348</text:p>
          </table:table-cell>
          <table:table-cell office:value-type="float" office:value="198.072" calcext:value-type="float">
            <text:p>198.072</text:p>
          </table:table-cell>
          <table:table-cell office:value-type="float" office:value="0" calcext:value-type="float">
            <text:p>0</text:p>
          </table:table-cell>
          <table:table-cell office:value-type="float" office:value="12.62595" calcext:value-type="float">
            <text:p>12.62595</text:p>
          </table:table-cell>
          <table:table-cell office:value-type="float" office:value="0.1383972" calcext:value-type="float">
            <text:p>0.1383972</text:p>
          </table:table-cell>
          <table:table-cell office:value-type="float" office:value="8.983551" calcext:value-type="float">
            <text:p>8.983551</text:p>
          </table:table-cell>
          <table:table-cell office:value-type="float" office:value="1.281036" calcext:value-type="float">
            <text:p>1.281036</text:p>
          </table:table-cell>
          <table:table-cell office:value-type="float" office:value="7.100739" calcext:value-type="float">
            <text:p>7.100739</text:p>
          </table:table-cell>
          <table:table-cell office:value-type="float" office:value="1.947479" calcext:value-type="float">
            <text:p>1.947479</text:p>
          </table:table-cell>
          <table:table-cell office:value-type="float" office:value="5.695435" calcext:value-type="float">
            <text:p>5.695435</text:p>
          </table:table-cell>
          <table:table-cell office:value-type="float" office:value="2.416321" calcext:value-type="float">
            <text:p>2.416321</text:p>
          </table:table-cell>
          <table:table-cell office:value-type="float" office:value="4.909668" calcext:value-type="float">
            <text:p>4.909668</text:p>
          </table:table-cell>
          <table:table-cell office:value-type="float" office:value="2.654724" calcext:value-type="float">
            <text:p>2.654724</text:p>
          </table:table-cell>
          <table:table-cell office:value-type="float" office:value="4.260345" calcext:value-type="float">
            <text:p>4.260345</text:p>
          </table:table-cell>
          <table:table-cell office:value-type="float" office:value="2.860687" calcext:value-type="float">
            <text:p>2.860687</text:p>
          </table:table-cell>
          <table:table-cell office:value-type="float" office:value="3.764404" calcext:value-type="float">
            <text:p>3.764404</text:p>
          </table:table-cell>
          <table:table-cell office:value-type="float" office:value="2.934326" calcext:value-type="float">
            <text:p>2.934326</text:p>
          </table:table-cell>
          <table:table-cell office:value-type="float" office:value="3.206818" calcext:value-type="float">
            <text:p>3.206818</text:p>
          </table:table-cell>
          <table:table-cell office:value-type="float" office:value="2.832886" calcext:value-type="float">
            <text:p>2.832886</text:p>
          </table:table-cell>
          <table:table-cell office:value-type="float" office:value="3.374023" calcext:value-type="float">
            <text:p>3.374023</text:p>
          </table:table-cell>
          <table:table-cell office:value-type="float" office:value="3.224457" calcext:value-type="float">
            <text:p>3.224457</text:p>
          </table:table-cell>
          <table:table-cell office:value-type="float" office:value="4.108978" calcext:value-type="float">
            <text:p>4.108978</text:p>
          </table:table-cell>
          <table:table-cell office:value-type="float" office:value="4.088409" calcext:value-type="float">
            <text:p>4.088409</text:p>
          </table:table-cell>
          <table:table-cell office:value-type="float" office:value="4.932037" calcext:value-type="float">
            <text:p>4.932037</text:p>
          </table:table-cell>
          <table:table-cell office:value-type="float" office:value="4.902191" calcext:value-type="float">
            <text:p>4.902191</text:p>
          </table:table-cell>
          <table:table-cell office:value-type="float" office:value="5.68222" calcext:value-type="float">
            <text:p>5.68222</text:p>
          </table:table-cell>
          <table:table-cell office:value-type="float" office:value="5.634766" calcext:value-type="float">
            <text:p>5.634766</text:p>
          </table:table-cell>
          <table:table-cell office:value-type="float" office:value="6.33609" calcext:value-type="float">
            <text:p>6.33609</text:p>
          </table:table-cell>
          <table:table-cell office:value-type="float" office:value="6.290253" calcext:value-type="float">
            <text:p>6.290253</text:p>
          </table:table-cell>
          <table:table-cell office:value-type="float" office:value="6.768616" calcext:value-type="float">
            <text:p>6.768616</text:p>
          </table:table-cell>
          <table:table-cell office:value-type="float" office:value="6.727753" calcext:value-type="float">
            <text:p>6.727753</text:p>
          </table:table-cell>
          <table:table-cell office:value-type="float" office:value="35.78027" calcext:value-type="float">
            <text:p>35.78027</text:p>
          </table:table-cell>
          <table:table-cell office:value-type="float" office:value="-5.497101" calcext:value-type="float">
            <text:p>-5.49710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2006" calcext:value-type="float">
            <text:p>28022006</text:p>
          </table:table-cell>
          <table:table-cell office:value-type="float" office:value="12.06144" calcext:value-type="float">
            <text:p>12.06144</text:p>
          </table:table-cell>
          <table:table-cell office:value-type="float" office:value="18.21" calcext:value-type="float">
            <text:p>18.21</text:p>
          </table:table-cell>
          <table:table-cell office:value-type="float" office:value="-1.31" calcext:value-type="float">
            <text:p>-1.31</text:p>
          </table:table-cell>
          <table:table-cell office:value-type="float" office:value="0.8535252" calcext:value-type="float">
            <text:p>0.8535252</text:p>
          </table:table-cell>
          <table:table-cell office:value-type="float" office:value="0.4904447" calcext:value-type="float">
            <text:p>0.4904447</text:p>
          </table:table-cell>
          <table:table-cell office:value-type="float" office:value="212.832" calcext:value-type="float">
            <text:p>212.832</text:p>
          </table:table-cell>
          <table:table-cell office:value-type="float" office:value="0" calcext:value-type="float">
            <text:p>0</text:p>
          </table:table-cell>
          <table:table-cell office:value-type="float" office:value="12.17981" calcext:value-type="float">
            <text:p>12.17981</text:p>
          </table:table-cell>
          <table:table-cell office:value-type="float" office:value="1.161804" calcext:value-type="float">
            <text:p>1.161804</text:p>
          </table:table-cell>
          <table:table-cell office:value-type="float" office:value="8.790344" calcext:value-type="float">
            <text:p>8.790344</text:p>
          </table:table-cell>
          <table:table-cell office:value-type="float" office:value="2.572601" calcext:value-type="float">
            <text:p>2.572601</text:p>
          </table:table-cell>
          <table:table-cell office:value-type="float" office:value="7.213379" calcext:value-type="float">
            <text:p>7.213379</text:p>
          </table:table-cell>
          <table:table-cell office:value-type="float" office:value="3.260742" calcext:value-type="float">
            <text:p>3.260742</text:p>
          </table:table-cell>
          <table:table-cell office:value-type="float" office:value="6.041992" calcext:value-type="float">
            <text:p>6.041992</text:p>
          </table:table-cell>
          <table:table-cell office:value-type="float" office:value="3.618561" calcext:value-type="float">
            <text:p>3.618561</text:p>
          </table:table-cell>
          <table:table-cell office:value-type="float" office:value="5.369385" calcext:value-type="float">
            <text:p>5.369385</text:p>
          </table:table-cell>
          <table:table-cell office:value-type="float" office:value="3.747894" calcext:value-type="float">
            <text:p>3.747894</text:p>
          </table:table-cell>
          <table:table-cell office:value-type="float" office:value="4.778748" calcext:value-type="float">
            <text:p>4.778748</text:p>
          </table:table-cell>
          <table:table-cell office:value-type="float" office:value="3.807068" calcext:value-type="float">
            <text:p>3.807068</text:p>
          </table:table-cell>
          <table:table-cell office:value-type="float" office:value="4.289001" calcext:value-type="float">
            <text:p>4.289001</text:p>
          </table:table-cell>
          <table:table-cell office:value-type="float" office:value="3.706665" calcext:value-type="float">
            <text:p>3.706665</text:p>
          </table:table-cell>
          <table:table-cell office:value-type="float" office:value="3.689117" calcext:value-type="float">
            <text:p>3.689117</text:p>
          </table:table-cell>
          <table:table-cell office:value-type="float" office:value="3.2146" calcext:value-type="float">
            <text:p>3.2146</text:p>
          </table:table-cell>
          <table:table-cell office:value-type="float" office:value="3.598541" calcext:value-type="float">
            <text:p>3.598541</text:p>
          </table:table-cell>
          <table:table-cell office:value-type="float" office:value="3.375977" calcext:value-type="float">
            <text:p>3.375977</text:p>
          </table:table-cell>
          <table:table-cell office:value-type="float" office:value="4.157196" calcext:value-type="float">
            <text:p>4.157196</text:p>
          </table:table-cell>
          <table:table-cell office:value-type="float" office:value="4.109283" calcext:value-type="float">
            <text:p>4.109283</text:p>
          </table:table-cell>
          <table:table-cell office:value-type="float" office:value="4.901917" calcext:value-type="float">
            <text:p>4.901917</text:p>
          </table:table-cell>
          <table:table-cell office:value-type="float" office:value="4.886902" calcext:value-type="float">
            <text:p>4.886902</text:p>
          </table:table-cell>
          <table:table-cell office:value-type="float" office:value="5.634308" calcext:value-type="float">
            <text:p>5.634308</text:p>
          </table:table-cell>
          <table:table-cell office:value-type="float" office:value="5.592712" calcext:value-type="float">
            <text:p>5.592712</text:p>
          </table:table-cell>
          <table:table-cell office:value-type="float" office:value="6.289764" calcext:value-type="float">
            <text:p>6.289764</text:p>
          </table:table-cell>
          <table:table-cell office:value-type="float" office:value="6.245422" calcext:value-type="float">
            <text:p>6.245422</text:p>
          </table:table-cell>
          <table:table-cell office:value-type="float" office:value="6.727325" calcext:value-type="float">
            <text:p>6.727325</text:p>
          </table:table-cell>
          <table:table-cell office:value-type="float" office:value="6.686066" calcext:value-type="float">
            <text:p>6.686066</text:p>
          </table:table-cell>
          <table:table-cell office:value-type="float" office:value="33.29886" calcext:value-type="float">
            <text:p>33.29886</text:p>
          </table:table-cell>
          <table:table-cell office:value-type="float" office:value="-5.86554" calcext:value-type="float">
            <text:p>-5.8655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32006" calcext:value-type="float">
            <text:p>1032006</text:p>
          </table:table-cell>
          <table:table-cell office:value-type="float" office:value="14.44781" calcext:value-type="float">
            <text:p>14.44781</text:p>
          </table:table-cell>
          <table:table-cell office:value-type="float" office:value="23.46" calcext:value-type="float">
            <text:p>23.46</text:p>
          </table:table-cell>
          <table:table-cell office:value-type="float" office:value="1" calcext:value-type="float">
            <text:p>1</text:p>
          </table:table-cell>
          <table:table-cell office:value-type="float" office:value="0.9498283" calcext:value-type="float">
            <text:p>0.9498283</text:p>
          </table:table-cell>
          <table:table-cell office:value-type="float" office:value="0.579087" calcext:value-type="float">
            <text:p>0.579087</text:p>
          </table:table-cell>
          <table:table-cell office:value-type="float" office:value="319.068" calcext:value-type="float">
            <text:p>319.068</text:p>
          </table:table-cell>
          <table:table-cell office:value-type="float" office:value="0" calcext:value-type="float">
            <text:p>0</text:p>
          </table:table-cell>
          <table:table-cell office:value-type="float" office:value="17.05127" calcext:value-type="float">
            <text:p>17.05127</text:p>
          </table:table-cell>
          <table:table-cell office:value-type="float" office:value="3.550629" calcext:value-type="float">
            <text:p>3.550629</text:p>
          </table:table-cell>
          <table:table-cell office:value-type="float" office:value="12.16815" calcext:value-type="float">
            <text:p>12.16815</text:p>
          </table:table-cell>
          <table:table-cell office:value-type="float" office:value="4.352386" calcext:value-type="float">
            <text:p>4.352386</text:p>
          </table:table-cell>
          <table:table-cell office:value-type="float" office:value="9.740662" calcext:value-type="float">
            <text:p>9.740662</text:p>
          </table:table-cell>
          <table:table-cell office:value-type="float" office:value="4.664459" calcext:value-type="float">
            <text:p>4.664459</text:p>
          </table:table-cell>
          <table:table-cell office:value-type="float" office:value="7.991577" calcext:value-type="float">
            <text:p>7.991577</text:p>
          </table:table-cell>
          <table:table-cell office:value-type="float" office:value="4.742981" calcext:value-type="float">
            <text:p>4.742981</text:p>
          </table:table-cell>
          <table:table-cell office:value-type="float" office:value="6.949402" calcext:value-type="float">
            <text:p>6.949402</text:p>
          </table:table-cell>
          <table:table-cell office:value-type="float" office:value="4.694092" calcext:value-type="float">
            <text:p>4.694092</text:p>
          </table:table-cell>
          <table:table-cell office:value-type="float" office:value="5.989624" calcext:value-type="float">
            <text:p>5.989624</text:p>
          </table:table-cell>
          <table:table-cell office:value-type="float" office:value="4.573181" calcext:value-type="float">
            <text:p>4.573181</text:p>
          </table:table-cell>
          <table:table-cell office:value-type="float" office:value="5.255768" calcext:value-type="float">
            <text:p>5.255768</text:p>
          </table:table-cell>
          <table:table-cell office:value-type="float" office:value="4.298523" calcext:value-type="float">
            <text:p>4.298523</text:p>
          </table:table-cell>
          <table:table-cell office:value-type="float" office:value="4.255005" calcext:value-type="float">
            <text:p>4.255005</text:p>
          </table:table-cell>
          <table:table-cell office:value-type="float" office:value="3.695709" calcext:value-type="float">
            <text:p>3.695709</text:p>
          </table:table-cell>
          <table:table-cell office:value-type="float" office:value="3.867157" calcext:value-type="float">
            <text:p>3.867157</text:p>
          </table:table-cell>
          <table:table-cell office:value-type="float" office:value="3.601074" calcext:value-type="float">
            <text:p>3.601074</text:p>
          </table:table-cell>
          <table:table-cell office:value-type="float" office:value="4.236298" calcext:value-type="float">
            <text:p>4.236298</text:p>
          </table:table-cell>
          <table:table-cell office:value-type="float" office:value="4.157867" calcext:value-type="float">
            <text:p>4.157867</text:p>
          </table:table-cell>
          <table:table-cell office:value-type="float" office:value="4.888794" calcext:value-type="float">
            <text:p>4.888794</text:p>
          </table:table-cell>
          <table:table-cell office:value-type="float" office:value="4.885498" calcext:value-type="float">
            <text:p>4.885498</text:p>
          </table:table-cell>
          <table:table-cell office:value-type="float" office:value="5.592346" calcext:value-type="float">
            <text:p>5.592346</text:p>
          </table:table-cell>
          <table:table-cell office:value-type="float" office:value="5.558777" calcext:value-type="float">
            <text:p>5.558777</text:p>
          </table:table-cell>
          <table:table-cell office:value-type="float" office:value="6.244995" calcext:value-type="float">
            <text:p>6.244995</text:p>
          </table:table-cell>
          <table:table-cell office:value-type="float" office:value="6.203125" calcext:value-type="float">
            <text:p>6.203125</text:p>
          </table:table-cell>
          <table:table-cell office:value-type="float" office:value="6.685638" calcext:value-type="float">
            <text:p>6.685638</text:p>
          </table:table-cell>
          <table:table-cell office:value-type="float" office:value="6.64502" calcext:value-type="float">
            <text:p>6.64502</text:p>
          </table:table-cell>
          <table:table-cell office:value-type="float" office:value="45.65564" calcext:value-type="float">
            <text:p>45.65564</text:p>
          </table:table-cell>
          <table:table-cell office:value-type="float" office:value="-2.903656" calcext:value-type="float">
            <text:p>-2.90365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32006" calcext:value-type="float">
            <text:p>2032006</text:p>
          </table:table-cell>
          <table:table-cell office:value-type="float" office:value="17.58854" calcext:value-type="float">
            <text:p>17.58854</text:p>
          </table:table-cell>
          <table:table-cell office:value-type="float" office:value="6.46" calcext:value-type="float">
            <text:p>6.46</text:p>
          </table:table-cell>
          <table:table-cell office:value-type="float" office:value="-5.9" calcext:value-type="float">
            <text:p>-5.9</text:p>
          </table:table-cell>
          <table:table-cell office:value-type="float" office:value="0.6824504" calcext:value-type="float">
            <text:p>0.6824504</text:p>
          </table:table-cell>
          <table:table-cell office:value-type="float" office:value="0.349557" calcext:value-type="float">
            <text:p>0.349557</text:p>
          </table:table-cell>
          <table:table-cell office:value-type="float" office:value="401.832" calcext:value-type="float">
            <text:p>401.832</text:p>
          </table:table-cell>
          <table:table-cell office:value-type="float" office:value="0" calcext:value-type="float">
            <text:p>0</text:p>
          </table:table-cell>
          <table:table-cell office:value-type="float" office:value="14.32413" calcext:value-type="float">
            <text:p>14.32413</text:p>
          </table:table-cell>
          <table:table-cell office:value-type="float" office:value="1.88736" calcext:value-type="float">
            <text:p>1.88736</text:p>
          </table:table-cell>
          <table:table-cell office:value-type="float" office:value="10.65808" calcext:value-type="float">
            <text:p>10.65808</text:p>
          </table:table-cell>
          <table:table-cell office:value-type="float" office:value="3.856201" calcext:value-type="float">
            <text:p>3.856201</text:p>
          </table:table-cell>
          <table:table-cell office:value-type="float" office:value="8.840057" calcext:value-type="float">
            <text:p>8.840057</text:p>
          </table:table-cell>
          <table:table-cell office:value-type="float" office:value="4.592438" calcext:value-type="float">
            <text:p>4.592438</text:p>
          </table:table-cell>
          <table:table-cell office:value-type="float" office:value="7.518738" calcext:value-type="float">
            <text:p>7.518738</text:p>
          </table:table-cell>
          <table:table-cell office:value-type="float" office:value="5.007233" calcext:value-type="float">
            <text:p>5.007233</text:p>
          </table:table-cell>
          <table:table-cell office:value-type="float" office:value="6.736389" calcext:value-type="float">
            <text:p>6.736389</text:p>
          </table:table-cell>
          <table:table-cell office:value-type="float" office:value="5.148071" calcext:value-type="float">
            <text:p>5.148071</text:p>
          </table:table-cell>
          <table:table-cell office:value-type="float" office:value="5.980286" calcext:value-type="float">
            <text:p>5.980286</text:p>
          </table:table-cell>
          <table:table-cell office:value-type="float" office:value="5.17572" calcext:value-type="float">
            <text:p>5.17572</text:p>
          </table:table-cell>
          <table:table-cell office:value-type="float" office:value="5.445709" calcext:value-type="float">
            <text:p>5.445709</text:p>
          </table:table-cell>
          <table:table-cell office:value-type="float" office:value="4.966492" calcext:value-type="float">
            <text:p>4.966492</text:p>
          </table:table-cell>
          <table:table-cell office:value-type="float" office:value="4.717987" calcext:value-type="float">
            <text:p>4.717987</text:p>
          </table:table-cell>
          <table:table-cell office:value-type="float" office:value="4.264404" calcext:value-type="float">
            <text:p>4.264404</text:p>
          </table:table-cell>
          <table:table-cell office:value-type="float" office:value="4.187531" calcext:value-type="float">
            <text:p>4.187531</text:p>
          </table:table-cell>
          <table:table-cell office:value-type="float" office:value="3.870422" calcext:value-type="float">
            <text:p>3.870422</text:p>
          </table:table-cell>
          <table:table-cell office:value-type="float" office:value="4.349152" calcext:value-type="float">
            <text:p>4.349152</text:p>
          </table:table-cell>
          <table:table-cell office:value-type="float" office:value="4.237274" calcext:value-type="float">
            <text:p>4.237274</text:p>
          </table:table-cell>
          <table:table-cell office:value-type="float" office:value="4.909668" calcext:value-type="float">
            <text:p>4.909668</text:p>
          </table:table-cell>
          <table:table-cell office:value-type="float" office:value="4.888916" calcext:value-type="float">
            <text:p>4.888916</text:p>
          </table:table-cell>
          <table:table-cell office:value-type="float" office:value="5.558472" calcext:value-type="float">
            <text:p>5.558472</text:p>
          </table:table-cell>
          <table:table-cell office:value-type="float" office:value="5.533844" calcext:value-type="float">
            <text:p>5.533844</text:p>
          </table:table-cell>
          <table:table-cell office:value-type="float" office:value="6.202667" calcext:value-type="float">
            <text:p>6.202667</text:p>
          </table:table-cell>
          <table:table-cell office:value-type="float" office:value="6.163452" calcext:value-type="float">
            <text:p>6.163452</text:p>
          </table:table-cell>
          <table:table-cell office:value-type="float" office:value="6.644592" calcext:value-type="float">
            <text:p>6.644592</text:p>
          </table:table-cell>
          <table:table-cell office:value-type="float" office:value="6.604004" calcext:value-type="float">
            <text:p>6.604004</text:p>
          </table:table-cell>
          <table:table-cell office:value-type="float" office:value="33.76428" calcext:value-type="float">
            <text:p>33.76428</text:p>
          </table:table-cell>
          <table:table-cell office:value-type="float" office:value="-9.827637" calcext:value-type="float">
            <text:p>-9.82763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32006" calcext:value-type="float">
            <text:p>3032006</text:p>
          </table:table-cell>
          <table:table-cell office:value-type="float" office:value="17.16771" calcext:value-type="float">
            <text:p>17.16771</text:p>
          </table:table-cell>
          <table:table-cell office:value-type="float" office:value="8.02" calcext:value-type="float">
            <text:p>8.02</text:p>
          </table:table-cell>
          <table:table-cell office:value-type="float" office:value="-9.94" calcext:value-type="float">
            <text:p>-9.94</text:p>
          </table:table-cell>
          <table:table-cell office:value-type="float" office:value="0.700277" calcext:value-type="float">
            <text:p>0.700277</text:p>
          </table:table-cell>
          <table:table-cell office:value-type="float" office:value="0.2569357" calcext:value-type="float">
            <text:p>0.2569357</text:p>
          </table:table-cell>
          <table:table-cell office:value-type="float" office:value="175.896" calcext:value-type="float">
            <text:p>175.896</text:p>
          </table:table-cell>
          <table:table-cell office:value-type="float" office:value="0" calcext:value-type="float">
            <text:p>0</text:p>
          </table:table-cell>
          <table:table-cell office:value-type="float" office:value="11.79691" calcext:value-type="float">
            <text:p>11.79691</text:p>
          </table:table-cell>
          <table:table-cell office:value-type="float" office:value="-1.292603" calcext:value-type="float">
            <text:p>-1.292603</text:p>
          </table:table-cell>
          <table:table-cell office:value-type="float" office:value="8.591431" calcext:value-type="float">
            <text:p>8.591431</text:p>
          </table:table-cell>
          <table:table-cell office:value-type="float" office:value="1.134674" calcext:value-type="float">
            <text:p>1.134674</text:p>
          </table:table-cell>
          <table:table-cell office:value-type="float" office:value="7.159302" calcext:value-type="float">
            <text:p>7.159302</text:p>
          </table:table-cell>
          <table:table-cell office:value-type="float" office:value="2.551208" calcext:value-type="float">
            <text:p>2.551208</text:p>
          </table:table-cell>
          <table:table-cell office:value-type="float" office:value="6.21051" calcext:value-type="float">
            <text:p>6.21051</text:p>
          </table:table-cell>
          <table:table-cell office:value-type="float" office:value="3.559326" calcext:value-type="float">
            <text:p>3.559326</text:p>
          </table:table-cell>
          <table:table-cell office:value-type="float" office:value="5.948456" calcext:value-type="float">
            <text:p>5.948456</text:p>
          </table:table-cell>
          <table:table-cell office:value-type="float" office:value="4.093414" calcext:value-type="float">
            <text:p>4.093414</text:p>
          </table:table-cell>
          <table:table-cell office:value-type="float" office:value="5.860657" calcext:value-type="float">
            <text:p>5.860657</text:p>
          </table:table-cell>
          <table:table-cell office:value-type="float" office:value="4.527191" calcext:value-type="float">
            <text:p>4.527191</text:p>
          </table:table-cell>
          <table:table-cell office:value-type="float" office:value="5.443909" calcext:value-type="float">
            <text:p>5.443909</text:p>
          </table:table-cell>
          <table:table-cell office:value-type="float" office:value="4.659698" calcext:value-type="float">
            <text:p>4.659698</text:p>
          </table:table-cell>
          <table:table-cell office:value-type="float" office:value="4.804352" calcext:value-type="float">
            <text:p>4.804352</text:p>
          </table:table-cell>
          <table:table-cell office:value-type="float" office:value="4.69751" calcext:value-type="float">
            <text:p>4.69751</text:p>
          </table:table-cell>
          <table:table-cell office:value-type="float" office:value="4.421051" calcext:value-type="float">
            <text:p>4.421051</text:p>
          </table:table-cell>
          <table:table-cell office:value-type="float" office:value="4.190704" calcext:value-type="float">
            <text:p>4.190704</text:p>
          </table:table-cell>
          <table:table-cell office:value-type="float" office:value="4.480347" calcext:value-type="float">
            <text:p>4.480347</text:p>
          </table:table-cell>
          <table:table-cell office:value-type="float" office:value="4.350464" calcext:value-type="float">
            <text:p>4.350464</text:p>
          </table:table-cell>
          <table:table-cell office:value-type="float" office:value="4.949463" calcext:value-type="float">
            <text:p>4.949463</text:p>
          </table:table-cell>
          <table:table-cell office:value-type="float" office:value="4.910034" calcext:value-type="float">
            <text:p>4.910034</text:p>
          </table:table-cell>
          <table:table-cell office:value-type="float" office:value="5.53363" calcext:value-type="float">
            <text:p>5.53363</text:p>
          </table:table-cell>
          <table:table-cell office:value-type="float" office:value="5.520142" calcext:value-type="float">
            <text:p>5.520142</text:p>
          </table:table-cell>
          <table:table-cell office:value-type="float" office:value="6.163086" calcext:value-type="float">
            <text:p>6.163086</text:p>
          </table:table-cell>
          <table:table-cell office:value-type="float" office:value="6.130249" calcext:value-type="float">
            <text:p>6.130249</text:p>
          </table:table-cell>
          <table:table-cell office:value-type="float" office:value="6.603577" calcext:value-type="float">
            <text:p>6.603577</text:p>
          </table:table-cell>
          <table:table-cell office:value-type="float" office:value="6.564545" calcext:value-type="float">
            <text:p>6.564545</text:p>
          </table:table-cell>
          <table:table-cell office:value-type="float" office:value="28.79608" calcext:value-type="float">
            <text:p>28.79608</text:p>
          </table:table-cell>
          <table:table-cell office:value-type="float" office:value="-13.92557" calcext:value-type="float">
            <text:p>-13.9255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032006" calcext:value-type="float">
            <text:p>4032006</text:p>
          </table:table-cell>
          <table:table-cell office:value-type="float" office:value="4.49159" calcext:value-type="float">
            <text:p>4.49159</text:p>
          </table:table-cell>
          <table:table-cell office:value-type="float" office:value="5.8" calcext:value-type="float">
            <text:p>5.8</text:p>
          </table:table-cell>
          <table:table-cell office:value-type="float" office:value="1.62" calcext:value-type="float">
            <text:p>1.62</text:p>
          </table:table-cell>
          <table:table-cell office:value-type="float" office:value="0.8106852" calcext:value-type="float">
            <text:p>0.8106852</text:p>
          </table:table-cell>
          <table:table-cell office:value-type="float" office:value="0.6052058" calcext:value-type="float">
            <text:p>0.6052058</text:p>
          </table:table-cell>
          <table:table-cell office:value-type="float" office:value="529.1281" calcext:value-type="float">
            <text:p>529.1281</text:p>
          </table:table-cell>
          <table:table-cell office:value-type="float" office:value="0.3" calcext:value-type="float">
            <text:p>0.3</text:p>
          </table:table-cell>
          <table:table-cell office:value-type="float" office:value="6.588135" calcext:value-type="float">
            <text:p>6.588135</text:p>
          </table:table-cell>
          <table:table-cell office:value-type="float" office:value="2.690155" calcext:value-type="float">
            <text:p>2.690155</text:p>
          </table:table-cell>
          <table:table-cell office:value-type="float" office:value="5.672638" calcext:value-type="float">
            <text:p>5.672638</text:p>
          </table:table-cell>
          <table:table-cell office:value-type="float" office:value="3.644745" calcext:value-type="float">
            <text:p>3.644745</text:p>
          </table:table-cell>
          <table:table-cell office:value-type="float" office:value="5.32251" calcext:value-type="float">
            <text:p>5.32251</text:p>
          </table:table-cell>
          <table:table-cell office:value-type="float" office:value="4.141266" calcext:value-type="float">
            <text:p>4.141266</text:p>
          </table:table-cell>
          <table:table-cell office:value-type="float" office:value="5.483948" calcext:value-type="float">
            <text:p>5.483948</text:p>
          </table:table-cell>
          <table:table-cell office:value-type="float" office:value="4.467224" calcext:value-type="float">
            <text:p>4.467224</text:p>
          </table:table-cell>
          <table:table-cell office:value-type="float" office:value="5.432495" calcext:value-type="float">
            <text:p>5.432495</text:p>
          </table:table-cell>
          <table:table-cell office:value-type="float" office:value="4.635315" calcext:value-type="float">
            <text:p>4.635315</text:p>
          </table:table-cell>
          <table:table-cell office:value-type="float" office:value="5.284149" calcext:value-type="float">
            <text:p>5.284149</text:p>
          </table:table-cell>
          <table:table-cell office:value-type="float" office:value="4.754791" calcext:value-type="float">
            <text:p>4.754791</text:p>
          </table:table-cell>
          <table:table-cell office:value-type="float" office:value="5.054993" calcext:value-type="float">
            <text:p>5.054993</text:p>
          </table:table-cell>
          <table:table-cell office:value-type="float" office:value="4.765564" calcext:value-type="float">
            <text:p>4.765564</text:p>
          </table:table-cell>
          <table:table-cell office:value-type="float" office:value="4.763397" calcext:value-type="float">
            <text:p>4.763397</text:p>
          </table:table-cell>
          <table:table-cell office:value-type="float" office:value="4.721436" calcext:value-type="float">
            <text:p>4.721436</text:p>
          </table:table-cell>
          <table:table-cell office:value-type="float" office:value="4.553864" calcext:value-type="float">
            <text:p>4.553864</text:p>
          </table:table-cell>
          <table:table-cell office:value-type="float" office:value="4.422729" calcext:value-type="float">
            <text:p>4.422729</text:p>
          </table:table-cell>
          <table:table-cell office:value-type="float" office:value="4.600464" calcext:value-type="float">
            <text:p>4.600464</text:p>
          </table:table-cell>
          <table:table-cell office:value-type="float" office:value="4.481659" calcext:value-type="float">
            <text:p>4.481659</text:p>
          </table:table-cell>
          <table:table-cell office:value-type="float" office:value="5.000763" calcext:value-type="float">
            <text:p>5.000763</text:p>
          </table:table-cell>
          <table:table-cell office:value-type="float" office:value="4.949951" calcext:value-type="float">
            <text:p>4.949951</text:p>
          </table:table-cell>
          <table:table-cell office:value-type="float" office:value="5.520081" calcext:value-type="float">
            <text:p>5.520081</text:p>
          </table:table-cell>
          <table:table-cell office:value-type="float" office:value="5.516632" calcext:value-type="float">
            <text:p>5.516632</text:p>
          </table:table-cell>
          <table:table-cell office:value-type="float" office:value="6.129883" calcext:value-type="float">
            <text:p>6.129883</text:p>
          </table:table-cell>
          <table:table-cell office:value-type="float" office:value="6.098114" calcext:value-type="float">
            <text:p>6.098114</text:p>
          </table:table-cell>
          <table:table-cell office:value-type="float" office:value="6.564148" calcext:value-type="float">
            <text:p>6.564148</text:p>
          </table:table-cell>
          <table:table-cell office:value-type="float" office:value="6.526764" calcext:value-type="float">
            <text:p>6.526764</text:p>
          </table:table-cell>
          <table:table-cell office:value-type="float" office:value="11.58029" calcext:value-type="float">
            <text:p>11.58029</text:p>
          </table:table-cell>
          <table:table-cell office:value-type="float" office:value="-1.783905" calcext:value-type="float">
            <text:p>-1.78390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32006" calcext:value-type="float">
            <text:p>5032006</text:p>
          </table:table-cell>
          <table:table-cell office:value-type="float" office:value="16.50208" calcext:value-type="float">
            <text:p>16.50208</text:p>
          </table:table-cell>
          <table:table-cell office:value-type="float" office:value="13.69" calcext:value-type="float">
            <text:p>13.69</text:p>
          </table:table-cell>
          <table:table-cell office:value-type="float" office:value="-2.8" calcext:value-type="float">
            <text:p>-2.8</text:p>
          </table:table-cell>
          <table:table-cell office:value-type="float" office:value="0.9763904" calcext:value-type="float">
            <text:p>0.9763904</text:p>
          </table:table-cell>
          <table:table-cell office:value-type="float" office:value="0.4399421" calcext:value-type="float">
            <text:p>0.4399421</text:p>
          </table:table-cell>
          <table:table-cell office:value-type="float" office:value="315.792" calcext:value-type="float">
            <text:p>315.792</text:p>
          </table:table-cell>
          <table:table-cell office:value-type="float" office:value="1.3" calcext:value-type="float">
            <text:p>1.3</text:p>
          </table:table-cell>
          <table:table-cell office:value-type="float" office:value="13.00391" calcext:value-type="float">
            <text:p>13.00391</text:p>
          </table:table-cell>
          <table:table-cell office:value-type="float" office:value="2.256683" calcext:value-type="float">
            <text:p>2.256683</text:p>
          </table:table-cell>
          <table:table-cell office:value-type="float" office:value="9.877533" calcext:value-type="float">
            <text:p>9.877533</text:p>
          </table:table-cell>
          <table:table-cell office:value-type="float" office:value="3.126343" calcext:value-type="float">
            <text:p>3.126343</text:p>
          </table:table-cell>
          <table:table-cell office:value-type="float" office:value="8.207672" calcext:value-type="float">
            <text:p>8.207672</text:p>
          </table:table-cell>
          <table:table-cell office:value-type="float" office:value="3.653198" calcext:value-type="float">
            <text:p>3.653198</text:p>
          </table:table-cell>
          <table:table-cell office:value-type="float" office:value="6.979187" calcext:value-type="float">
            <text:p>6.979187</text:p>
          </table:table-cell>
          <table:table-cell office:value-type="float" office:value="4.041779" calcext:value-type="float">
            <text:p>4.041779</text:p>
          </table:table-cell>
          <table:table-cell office:value-type="float" office:value="6.276611" calcext:value-type="float">
            <text:p>6.276611</text:p>
          </table:table-cell>
          <table:table-cell office:value-type="float" office:value="4.261566" calcext:value-type="float">
            <text:p>4.261566</text:p>
          </table:table-cell>
          <table:table-cell office:value-type="float" office:value="5.664093" calcext:value-type="float">
            <text:p>5.664093</text:p>
          </table:table-cell>
          <table:table-cell office:value-type="float" office:value="4.471405" calcext:value-type="float">
            <text:p>4.471405</text:p>
          </table:table-cell>
          <table:table-cell office:value-type="float" office:value="5.262939" calcext:value-type="float">
            <text:p>5.262939</text:p>
          </table:table-cell>
          <table:table-cell office:value-type="float" office:value="4.574768" calcext:value-type="float">
            <text:p>4.574768</text:p>
          </table:table-cell>
          <table:table-cell office:value-type="float" office:value="4.762146" calcext:value-type="float">
            <text:p>4.762146</text:p>
          </table:table-cell>
          <table:table-cell office:value-type="float" office:value="4.660156" calcext:value-type="float">
            <text:p>4.660156</text:p>
          </table:table-cell>
          <table:table-cell office:value-type="float" office:value="4.624542" calcext:value-type="float">
            <text:p>4.624542</text:p>
          </table:table-cell>
          <table:table-cell office:value-type="float" office:value="4.554871" calcext:value-type="float">
            <text:p>4.554871</text:p>
          </table:table-cell>
          <table:table-cell office:value-type="float" office:value="4.699371" calcext:value-type="float">
            <text:p>4.699371</text:p>
          </table:table-cell>
          <table:table-cell office:value-type="float" office:value="4.601624" calcext:value-type="float">
            <text:p>4.601624</text:p>
          </table:table-cell>
          <table:table-cell office:value-type="float" office:value="5.053955" calcext:value-type="float">
            <text:p>5.053955</text:p>
          </table:table-cell>
          <table:table-cell office:value-type="float" office:value="5.001312" calcext:value-type="float">
            <text:p>5.001312</text:p>
          </table:table-cell>
          <table:table-cell office:value-type="float" office:value="5.520752" calcext:value-type="float">
            <text:p>5.520752</text:p>
          </table:table-cell>
          <table:table-cell office:value-type="float" office:value="5.516724" calcext:value-type="float">
            <text:p>5.516724</text:p>
          </table:table-cell>
          <table:table-cell office:value-type="float" office:value="6.097809" calcext:value-type="float">
            <text:p>6.097809</text:p>
          </table:table-cell>
          <table:table-cell office:value-type="float" office:value="6.07196" calcext:value-type="float">
            <text:p>6.07196</text:p>
          </table:table-cell>
          <table:table-cell office:value-type="float" office:value="6.526398" calcext:value-type="float">
            <text:p>6.526398</text:p>
          </table:table-cell>
          <table:table-cell office:value-type="float" office:value="6.491974" calcext:value-type="float">
            <text:p>6.491974</text:p>
          </table:table-cell>
          <table:table-cell office:value-type="float" office:value="28.79541" calcext:value-type="float">
            <text:p>28.79541</text:p>
          </table:table-cell>
          <table:table-cell office:value-type="float" office:value="-6.715332" calcext:value-type="float">
            <text:p>-6.71533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32006" calcext:value-type="float">
            <text:p>6032006</text:p>
          </table:table-cell>
          <table:table-cell office:value-type="float" office:value="17.81208" calcext:value-type="float">
            <text:p>17.81208</text:p>
          </table:table-cell>
          <table:table-cell office:value-type="float" office:value="11.12" calcext:value-type="float">
            <text:p>11.12</text:p>
          </table:table-cell>
          <table:table-cell office:value-type="float" office:value="-4.22" calcext:value-type="float">
            <text:p>-4.22</text:p>
          </table:table-cell>
          <table:table-cell office:value-type="float" office:value="0.7614522" calcext:value-type="float">
            <text:p>0.7614522</text:p>
          </table:table-cell>
          <table:table-cell office:value-type="float" office:value="0.3962144" calcext:value-type="float">
            <text:p>0.3962144</text:p>
          </table:table-cell>
          <table:table-cell office:value-type="float" office:value="270.468" calcext:value-type="float">
            <text:p>270.468</text:p>
          </table:table-cell>
          <table:table-cell office:value-type="float" office:value="0" calcext:value-type="float">
            <text:p>0</text:p>
          </table:table-cell>
          <table:table-cell office:value-type="float" office:value="13.5997" calcext:value-type="float">
            <text:p>13.5997</text:p>
          </table:table-cell>
          <table:table-cell office:value-type="float" office:value="0.9076843" calcext:value-type="float">
            <text:p>0.9076843</text:p>
          </table:table-cell>
          <table:table-cell office:value-type="float" office:value="10.23691" calcext:value-type="float">
            <text:p>10.23691</text:p>
          </table:table-cell>
          <table:table-cell office:value-type="float" office:value="2.610107" calcext:value-type="float">
            <text:p>2.610107</text:p>
          </table:table-cell>
          <table:table-cell office:value-type="float" office:value="8.490723" calcext:value-type="float">
            <text:p>8.490723</text:p>
          </table:table-cell>
          <table:table-cell office:value-type="float" office:value="3.607666" calcext:value-type="float">
            <text:p>3.607666</text:p>
          </table:table-cell>
          <table:table-cell office:value-type="float" office:value="7.241882" calcext:value-type="float">
            <text:p>7.241882</text:p>
          </table:table-cell>
          <table:table-cell office:value-type="float" office:value="4.27774" calcext:value-type="float">
            <text:p>4.27774</text:p>
          </table:table-cell>
          <table:table-cell office:value-type="float" office:value="6.537323" calcext:value-type="float">
            <text:p>6.537323</text:p>
          </table:table-cell>
          <table:table-cell office:value-type="float" office:value="4.608948" calcext:value-type="float">
            <text:p>4.608948</text:p>
          </table:table-cell>
          <table:table-cell office:value-type="float" office:value="5.917908" calcext:value-type="float">
            <text:p>5.917908</text:p>
          </table:table-cell>
          <table:table-cell office:value-type="float" office:value="4.870819" calcext:value-type="float">
            <text:p>4.870819</text:p>
          </table:table-cell>
          <table:table-cell office:value-type="float" office:value="5.510529" calcext:value-type="float">
            <text:p>5.510529</text:p>
          </table:table-cell>
          <table:table-cell office:value-type="float" office:value="4.909943" calcext:value-type="float">
            <text:p>4.909943</text:p>
          </table:table-cell>
          <table:table-cell office:value-type="float" office:value="4.974792" calcext:value-type="float">
            <text:p>4.974792</text:p>
          </table:table-cell>
          <table:table-cell office:value-type="float" office:value="4.767181" calcext:value-type="float">
            <text:p>4.767181</text:p>
          </table:table-cell>
          <table:table-cell office:value-type="float" office:value="4.736359" calcext:value-type="float">
            <text:p>4.736359</text:p>
          </table:table-cell>
          <table:table-cell office:value-type="float" office:value="4.625488" calcext:value-type="float">
            <text:p>4.625488</text:p>
          </table:table-cell>
          <table:table-cell office:value-type="float" office:value="4.78537" calcext:value-type="float">
            <text:p>4.78537</text:p>
          </table:table-cell>
          <table:table-cell office:value-type="float" office:value="4.700317" calcext:value-type="float">
            <text:p>4.700317</text:p>
          </table:table-cell>
          <table:table-cell office:value-type="float" office:value="5.103607" calcext:value-type="float">
            <text:p>5.103607</text:p>
          </table:table-cell>
          <table:table-cell office:value-type="float" office:value="5.054504" calcext:value-type="float">
            <text:p>5.054504</text:p>
          </table:table-cell>
          <table:table-cell office:value-type="float" office:value="5.529755" calcext:value-type="float">
            <text:p>5.529755</text:p>
          </table:table-cell>
          <table:table-cell office:value-type="float" office:value="5.520813" calcext:value-type="float">
            <text:p>5.520813</text:p>
          </table:table-cell>
          <table:table-cell office:value-type="float" office:value="6.071716" calcext:value-type="float">
            <text:p>6.071716</text:p>
          </table:table-cell>
          <table:table-cell office:value-type="float" office:value="6.050934" calcext:value-type="float">
            <text:p>6.050934</text:p>
          </table:table-cell>
          <table:table-cell office:value-type="float" office:value="6.491608" calcext:value-type="float">
            <text:p>6.491608</text:p>
          </table:table-cell>
          <table:table-cell office:value-type="float" office:value="6.460907" calcext:value-type="float">
            <text:p>6.460907</text:p>
          </table:table-cell>
          <table:table-cell office:value-type="float" office:value="33.6886" calcext:value-type="float">
            <text:p>33.6886</text:p>
          </table:table-cell>
          <table:table-cell office:value-type="float" office:value="-8.348724" calcext:value-type="float">
            <text:p>-8.34872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32006" calcext:value-type="float">
            <text:p>7032006</text:p>
          </table:table-cell>
          <table:table-cell office:value-type="float" office:value="9.140713" calcext:value-type="float">
            <text:p>9.140713</text:p>
          </table:table-cell>
          <table:table-cell office:value-type="float" office:value="16.92" calcext:value-type="float">
            <text:p>16.92</text:p>
          </table:table-cell>
          <table:table-cell office:value-type="float" office:value="-0.18" calcext:value-type="float">
            <text:p>-0.18</text:p>
          </table:table-cell>
          <table:table-cell office:value-type="float" office:value="0.9544898" calcext:value-type="float">
            <text:p>0.9544898</text:p>
          </table:table-cell>
          <table:table-cell office:value-type="float" office:value="0.5321558" calcext:value-type="float">
            <text:p>0.5321558</text:p>
          </table:table-cell>
          <table:table-cell office:value-type="float" office:value="410.796" calcext:value-type="float">
            <text:p>410.796</text:p>
          </table:table-cell>
          <table:table-cell office:value-type="float" office:value="0" calcext:value-type="float">
            <text:p>0</text:p>
          </table:table-cell>
          <table:table-cell office:value-type="float" office:value="12.55615" calcext:value-type="float">
            <text:p>12.55615</text:p>
          </table:table-cell>
          <table:table-cell office:value-type="float" office:value="2.57373" calcext:value-type="float">
            <text:p>2.57373</text:p>
          </table:table-cell>
          <table:table-cell office:value-type="float" office:value="9.269592" calcext:value-type="float">
            <text:p>9.269592</text:p>
          </table:table-cell>
          <table:table-cell office:value-type="float" office:value="3.730194" calcext:value-type="float">
            <text:p>3.730194</text:p>
          </table:table-cell>
          <table:table-cell office:value-type="float" office:value="7.79599" calcext:value-type="float">
            <text:p>7.79599</text:p>
          </table:table-cell>
          <table:table-cell office:value-type="float" office:value="4.405792" calcext:value-type="float">
            <text:p>4.405792</text:p>
          </table:table-cell>
          <table:table-cell office:value-type="float" office:value="6.838959" calcext:value-type="float">
            <text:p>6.838959</text:p>
          </table:table-cell>
          <table:table-cell office:value-type="float" office:value="4.832397" calcext:value-type="float">
            <text:p>4.832397</text:p>
          </table:table-cell>
          <table:table-cell office:value-type="float" office:value="6.313599" calcext:value-type="float">
            <text:p>6.313599</text:p>
          </table:table-cell>
          <table:table-cell office:value-type="float" office:value="5.025879" calcext:value-type="float">
            <text:p>5.025879</text:p>
          </table:table-cell>
          <table:table-cell office:value-type="float" office:value="5.904968" calcext:value-type="float">
            <text:p>5.904968</text:p>
          </table:table-cell>
          <table:table-cell office:value-type="float" office:value="5.167755" calcext:value-type="float">
            <text:p>5.167755</text:p>
          </table:table-cell>
          <table:table-cell office:value-type="float" office:value="5.531006" calcext:value-type="float">
            <text:p>5.531006</text:p>
          </table:table-cell>
          <table:table-cell office:value-type="float" office:value="5.16156" calcext:value-type="float">
            <text:p>5.16156</text:p>
          </table:table-cell>
          <table:table-cell office:value-type="float" office:value="5.126709" calcext:value-type="float">
            <text:p>5.126709</text:p>
          </table:table-cell>
          <table:table-cell office:value-type="float" office:value="4.979645" calcext:value-type="float">
            <text:p>4.979645</text:p>
          </table:table-cell>
          <table:table-cell office:value-type="float" office:value="4.869568" calcext:value-type="float">
            <text:p>4.869568</text:p>
          </table:table-cell>
          <table:table-cell office:value-type="float" office:value="4.737701" calcext:value-type="float">
            <text:p>4.737701</text:p>
          </table:table-cell>
          <table:table-cell office:value-type="float" office:value="4.871979" calcext:value-type="float">
            <text:p>4.871979</text:p>
          </table:table-cell>
          <table:table-cell office:value-type="float" office:value="4.786285" calcext:value-type="float">
            <text:p>4.786285</text:p>
          </table:table-cell>
          <table:table-cell office:value-type="float" office:value="5.15329" calcext:value-type="float">
            <text:p>5.15329</text:p>
          </table:table-cell>
          <table:table-cell office:value-type="float" office:value="5.104126" calcext:value-type="float">
            <text:p>5.104126</text:p>
          </table:table-cell>
          <table:table-cell office:value-type="float" office:value="5.54245" calcext:value-type="float">
            <text:p>5.54245</text:p>
          </table:table-cell>
          <table:table-cell office:value-type="float" office:value="5.529877" calcext:value-type="float">
            <text:p>5.529877</text:p>
          </table:table-cell>
          <table:table-cell office:value-type="float" office:value="6.050751" calcext:value-type="float">
            <text:p>6.050751</text:p>
          </table:table-cell>
          <table:table-cell office:value-type="float" office:value="6.034637" calcext:value-type="float">
            <text:p>6.034637</text:p>
          </table:table-cell>
          <table:table-cell office:value-type="float" office:value="6.460602" calcext:value-type="float">
            <text:p>6.460602</text:p>
          </table:table-cell>
          <table:table-cell office:value-type="float" office:value="6.433716" calcext:value-type="float">
            <text:p>6.433716</text:p>
          </table:table-cell>
          <table:table-cell office:value-type="float" office:value="31.52472" calcext:value-type="float">
            <text:p>31.52472</text:p>
          </table:table-cell>
          <table:table-cell office:value-type="float" office:value="-3.606018" calcext:value-type="float">
            <text:p>-3.60601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032006" calcext:value-type="float">
            <text:p>8032006</text:p>
          </table:table-cell>
          <table:table-cell office:value-type="float" office:value="2.427484" calcext:value-type="float">
            <text:p>2.427484</text:p>
          </table:table-cell>
          <table:table-cell office:value-type="float" office:value="5.38" calcext:value-type="float">
            <text:p>5.38</text:p>
          </table:table-cell>
          <table:table-cell office:value-type="float" office:value="-2.52" calcext:value-type="float">
            <text:p>-2.52</text:p>
          </table:table-cell>
          <table:table-cell office:value-type="float" office:value="0.7875333" calcext:value-type="float">
            <text:p>0.7875333</text:p>
          </table:table-cell>
          <table:table-cell office:value-type="float" office:value="0.4490597" calcext:value-type="float">
            <text:p>0.4490597</text:p>
          </table:table-cell>
          <table:table-cell office:value-type="float" office:value="391.752" calcext:value-type="float">
            <text:p>391.752</text:p>
          </table:table-cell>
          <table:table-cell office:value-type="float" office:value="2" calcext:value-type="float">
            <text:p>2</text:p>
          </table:table-cell>
          <table:table-cell office:value-type="float" office:value="5.533966" calcext:value-type="float">
            <text:p>5.533966</text:p>
          </table:table-cell>
          <table:table-cell office:value-type="float" office:value="2.105377" calcext:value-type="float">
            <text:p>2.105377</text:p>
          </table:table-cell>
          <table:table-cell office:value-type="float" office:value="5.434692" calcext:value-type="float">
            <text:p>5.434692</text:p>
          </table:table-cell>
          <table:table-cell office:value-type="float" office:value="3.609314" calcext:value-type="float">
            <text:p>3.609314</text:p>
          </table:table-cell>
          <table:table-cell office:value-type="float" office:value="6.051544" calcext:value-type="float">
            <text:p>6.051544</text:p>
          </table:table-cell>
          <table:table-cell office:value-type="float" office:value="4.320923" calcext:value-type="float">
            <text:p>4.320923</text:p>
          </table:table-cell>
          <table:table-cell office:value-type="float" office:value="6.210876" calcext:value-type="float">
            <text:p>6.210876</text:p>
          </table:table-cell>
          <table:table-cell office:value-type="float" office:value="4.670837" calcext:value-type="float">
            <text:p>4.670837</text:p>
          </table:table-cell>
          <table:table-cell office:value-type="float" office:value="6.094604" calcext:value-type="float">
            <text:p>6.094604</text:p>
          </table:table-cell>
          <table:table-cell office:value-type="float" office:value="4.851593" calcext:value-type="float">
            <text:p>4.851593</text:p>
          </table:table-cell>
          <table:table-cell office:value-type="float" office:value="5.847321" calcext:value-type="float">
            <text:p>5.847321</text:p>
          </table:table-cell>
          <table:table-cell office:value-type="float" office:value="5.026215" calcext:value-type="float">
            <text:p>5.026215</text:p>
          </table:table-cell>
          <table:table-cell office:value-type="float" office:value="5.553772" calcext:value-type="float">
            <text:p>5.553772</text:p>
          </table:table-cell>
          <table:table-cell office:value-type="float" office:value="5.098297" calcext:value-type="float">
            <text:p>5.098297</text:p>
          </table:table-cell>
          <table:table-cell office:value-type="float" office:value="5.202179" calcext:value-type="float">
            <text:p>5.202179</text:p>
          </table:table-cell>
          <table:table-cell office:value-type="float" office:value="5.129791" calcext:value-type="float">
            <text:p>5.129791</text:p>
          </table:table-cell>
          <table:table-cell office:value-type="float" office:value="4.977142" calcext:value-type="float">
            <text:p>4.977142</text:p>
          </table:table-cell>
          <table:table-cell office:value-type="float" office:value="4.870819" calcext:value-type="float">
            <text:p>4.870819</text:p>
          </table:table-cell>
          <table:table-cell office:value-type="float" office:value="4.957489" calcext:value-type="float">
            <text:p>4.957489</text:p>
          </table:table-cell>
          <table:table-cell office:value-type="float" office:value="4.872864" calcext:value-type="float">
            <text:p>4.872864</text:p>
          </table:table-cell>
          <table:table-cell office:value-type="float" office:value="5.203125" calcext:value-type="float">
            <text:p>5.203125</text:p>
          </table:table-cell>
          <table:table-cell office:value-type="float" office:value="5.153809" calcext:value-type="float">
            <text:p>5.153809</text:p>
          </table:table-cell>
          <table:table-cell office:value-type="float" office:value="5.558228" calcext:value-type="float">
            <text:p>5.558228</text:p>
          </table:table-cell>
          <table:table-cell office:value-type="float" office:value="5.542633" calcext:value-type="float">
            <text:p>5.542633</text:p>
          </table:table-cell>
          <table:table-cell office:value-type="float" office:value="6.034454" calcext:value-type="float">
            <text:p>6.034454</text:p>
          </table:table-cell>
          <table:table-cell office:value-type="float" office:value="6.022583" calcext:value-type="float">
            <text:p>6.022583</text:p>
          </table:table-cell>
          <table:table-cell office:value-type="float" office:value="6.433472" calcext:value-type="float">
            <text:p>6.433472</text:p>
          </table:table-cell>
          <table:table-cell office:value-type="float" office:value="6.409882" calcext:value-type="float">
            <text:p>6.409882</text:p>
          </table:table-cell>
          <table:table-cell office:value-type="float" office:value="8.02713" calcext:value-type="float">
            <text:p>8.02713</text:p>
          </table:table-cell>
          <table:table-cell office:value-type="float" office:value="-6.812897" calcext:value-type="float">
            <text:p>-6.81289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032006" calcext:value-type="float">
            <text:p>9032006</text:p>
          </table:table-cell>
          <table:table-cell office:value-type="float" office:value="16.35588" calcext:value-type="float">
            <text:p>16.35588</text:p>
          </table:table-cell>
          <table:table-cell office:value-type="float" office:value="12.37" calcext:value-type="float">
            <text:p>12.37</text:p>
          </table:table-cell>
          <table:table-cell office:value-type="float" office:value="0.8" calcext:value-type="float">
            <text:p>0.8</text:p>
          </table:table-cell>
          <table:table-cell office:value-type="float" office:value="0.874644" calcext:value-type="float">
            <text:p>0.874644</text:p>
          </table:table-cell>
          <table:table-cell office:value-type="float" office:value="0.5708797" calcext:value-type="float">
            <text:p>0.5708797</text:p>
          </table:table-cell>
          <table:table-cell office:value-type="float" office:value="199.908" calcext:value-type="float">
            <text:p>199.908</text:p>
          </table:table-cell>
          <table:table-cell office:value-type="float" office:value="0" calcext:value-type="float">
            <text:p>0</text:p>
          </table:table-cell>
          <table:table-cell office:value-type="float" office:value="11.55099" calcext:value-type="float">
            <text:p>11.55099</text:p>
          </table:table-cell>
          <table:table-cell office:value-type="float" office:value="2.044037" calcext:value-type="float">
            <text:p>2.044037</text:p>
          </table:table-cell>
          <table:table-cell office:value-type="float" office:value="9.055969" calcext:value-type="float">
            <text:p>9.055969</text:p>
          </table:table-cell>
          <table:table-cell office:value-type="float" office:value="2.907196" calcext:value-type="float">
            <text:p>2.907196</text:p>
          </table:table-cell>
          <table:table-cell office:value-type="float" office:value="7.656433" calcext:value-type="float">
            <text:p>7.656433</text:p>
          </table:table-cell>
          <table:table-cell office:value-type="float" office:value="3.501251" calcext:value-type="float">
            <text:p>3.501251</text:p>
          </table:table-cell>
          <table:table-cell office:value-type="float" office:value="6.655273" calcext:value-type="float">
            <text:p>6.655273</text:p>
          </table:table-cell>
          <table:table-cell office:value-type="float" office:value="3.998383" calcext:value-type="float">
            <text:p>3.998383</text:p>
          </table:table-cell>
          <table:table-cell office:value-type="float" office:value="6.101562" calcext:value-type="float">
            <text:p>6.101562</text:p>
          </table:table-cell>
          <table:table-cell office:value-type="float" office:value="4.300476" calcext:value-type="float">
            <text:p>4.300476</text:p>
          </table:table-cell>
          <table:table-cell office:value-type="float" office:value="5.6409" calcext:value-type="float">
            <text:p>5.6409</text:p>
          </table:table-cell>
          <table:table-cell office:value-type="float" office:value="4.604919" calcext:value-type="float">
            <text:p>4.604919</text:p>
          </table:table-cell>
          <table:table-cell office:value-type="float" office:value="5.372864" calcext:value-type="float">
            <text:p>5.372864</text:p>
          </table:table-cell>
          <table:table-cell office:value-type="float" office:value="4.794678" calcext:value-type="float">
            <text:p>4.794678</text:p>
          </table:table-cell>
          <table:table-cell office:value-type="float" office:value="5.129852" calcext:value-type="float">
            <text:p>5.129852</text:p>
          </table:table-cell>
          <table:table-cell office:value-type="float" office:value="4.987732" calcext:value-type="float">
            <text:p>4.987732</text:p>
          </table:table-cell>
          <table:table-cell office:value-type="float" office:value="5.001923" calcext:value-type="float">
            <text:p>5.001923</text:p>
          </table:table-cell>
          <table:table-cell office:value-type="float" office:value="4.977783" calcext:value-type="float">
            <text:p>4.977783</text:p>
          </table:table-cell>
          <table:table-cell office:value-type="float" office:value="5.029205" calcext:value-type="float">
            <text:p>5.029205</text:p>
          </table:table-cell>
          <table:table-cell office:value-type="float" office:value="4.958374" calcext:value-type="float">
            <text:p>4.958374</text:p>
          </table:table-cell>
          <table:table-cell office:value-type="float" office:value="5.251862" calcext:value-type="float">
            <text:p>5.251862</text:p>
          </table:table-cell>
          <table:table-cell office:value-type="float" office:value="5.203644" calcext:value-type="float">
            <text:p>5.203644</text:p>
          </table:table-cell>
          <table:table-cell office:value-type="float" office:value="5.576324" calcext:value-type="float">
            <text:p>5.576324</text:p>
          </table:table-cell>
          <table:table-cell office:value-type="float" office:value="5.558411" calcext:value-type="float">
            <text:p>5.558411</text:p>
          </table:table-cell>
          <table:table-cell office:value-type="float" office:value="6.022491" calcext:value-type="float">
            <text:p>6.022491</text:p>
          </table:table-cell>
          <table:table-cell office:value-type="float" office:value="6.014282" calcext:value-type="float">
            <text:p>6.014282</text:p>
          </table:table-cell>
          <table:table-cell office:value-type="float" office:value="6.409637" calcext:value-type="float">
            <text:p>6.409637</text:p>
          </table:table-cell>
          <table:table-cell office:value-type="float" office:value="6.389862" calcext:value-type="float">
            <text:p>6.389862</text:p>
          </table:table-cell>
          <table:table-cell office:value-type="float" office:value="24.58252" calcext:value-type="float">
            <text:p>24.58252</text:p>
          </table:table-cell>
          <table:table-cell office:value-type="float" office:value="-2.182251" calcext:value-type="float">
            <text:p>-2.18225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32006" calcext:value-type="float">
            <text:p>10032006</text:p>
          </table:table-cell>
          <table:table-cell office:value-type="float" office:value="17.64443" calcext:value-type="float">
            <text:p>17.64443</text:p>
          </table:table-cell>
          <table:table-cell office:value-type="float" office:value="15.76" calcext:value-type="float">
            <text:p>15.76</text:p>
          </table:table-cell>
          <table:table-cell office:value-type="float" office:value="-0.73" calcext:value-type="float">
            <text:p>-0.73</text:p>
          </table:table-cell>
          <table:table-cell office:value-type="float" office:value="0.9115456" calcext:value-type="float">
            <text:p>0.9115456</text:p>
          </table:table-cell>
          <table:table-cell office:value-type="float" office:value="0.5114716" calcext:value-type="float">
            <text:p>0.5114716</text:p>
          </table:table-cell>
          <table:table-cell office:value-type="float" office:value="354.816" calcext:value-type="float">
            <text:p>354.816</text:p>
          </table:table-cell>
          <table:table-cell office:value-type="float" office:value="0" calcext:value-type="float">
            <text:p>0</text:p>
          </table:table-cell>
          <table:table-cell office:value-type="float" office:value="16.09738" calcext:value-type="float">
            <text:p>16.09738</text:p>
          </table:table-cell>
          <table:table-cell office:value-type="float" office:value="1.999512" calcext:value-type="float">
            <text:p>1.999512</text:p>
          </table:table-cell>
          <table:table-cell office:value-type="float" office:value="11.83667" calcext:value-type="float">
            <text:p>11.83667</text:p>
          </table:table-cell>
          <table:table-cell office:value-type="float" office:value="3.28949" calcext:value-type="float">
            <text:p>3.28949</text:p>
          </table:table-cell>
          <table:table-cell office:value-type="float" office:value="9.682861" calcext:value-type="float">
            <text:p>9.682861</text:p>
          </table:table-cell>
          <table:table-cell office:value-type="float" office:value="4.064575" calcext:value-type="float">
            <text:p>4.064575</text:p>
          </table:table-cell>
          <table:table-cell office:value-type="float" office:value="8.157806" calcext:value-type="float">
            <text:p>8.157806</text:p>
          </table:table-cell>
          <table:table-cell office:value-type="float" office:value="4.603821" calcext:value-type="float">
            <text:p>4.603821</text:p>
          </table:table-cell>
          <table:table-cell office:value-type="float" office:value="7.284943" calcext:value-type="float">
            <text:p>7.284943</text:p>
          </table:table-cell>
          <table:table-cell office:value-type="float" office:value="4.869934" calcext:value-type="float">
            <text:p>4.869934</text:p>
          </table:table-cell>
          <table:table-cell office:value-type="float" office:value="6.538818" calcext:value-type="float">
            <text:p>6.538818</text:p>
          </table:table-cell>
          <table:table-cell office:value-type="float" office:value="5.091553" calcext:value-type="float">
            <text:p>5.091553</text:p>
          </table:table-cell>
          <table:table-cell office:value-type="float" office:value="5.976349" calcext:value-type="float">
            <text:p>5.976349</text:p>
          </table:table-cell>
          <table:table-cell office:value-type="float" office:value="5.136719" calcext:value-type="float">
            <text:p>5.136719</text:p>
          </table:table-cell>
          <table:table-cell office:value-type="float" office:value="5.280762" calcext:value-type="float">
            <text:p>5.280762</text:p>
          </table:table-cell>
          <table:table-cell office:value-type="float" office:value="5.053925" calcext:value-type="float">
            <text:p>5.053925</text:p>
          </table:table-cell>
          <table:table-cell office:value-type="float" office:value="5.063293" calcext:value-type="float">
            <text:p>5.063293</text:p>
          </table:table-cell>
          <table:table-cell office:value-type="float" office:value="5.002289" calcext:value-type="float">
            <text:p>5.002289</text:p>
          </table:table-cell>
          <table:table-cell office:value-type="float" office:value="5.087555" calcext:value-type="float">
            <text:p>5.087555</text:p>
          </table:table-cell>
          <table:table-cell office:value-type="float" office:value="5.029816" calcext:value-type="float">
            <text:p>5.029816</text:p>
          </table:table-cell>
          <table:table-cell office:value-type="float" office:value="5.295776" calcext:value-type="float">
            <text:p>5.295776</text:p>
          </table:table-cell>
          <table:table-cell office:value-type="float" office:value="5.25235" calcext:value-type="float">
            <text:p>5.25235</text:p>
          </table:table-cell>
          <table:table-cell office:value-type="float" office:value="5.595734" calcext:value-type="float">
            <text:p>5.595734</text:p>
          </table:table-cell>
          <table:table-cell office:value-type="float" office:value="5.576508" calcext:value-type="float">
            <text:p>5.576508</text:p>
          </table:table-cell>
          <table:table-cell office:value-type="float" office:value="6.014252" calcext:value-type="float">
            <text:p>6.014252</text:p>
          </table:table-cell>
          <table:table-cell office:value-type="float" office:value="6.009186" calcext:value-type="float">
            <text:p>6.009186</text:p>
          </table:table-cell>
          <table:table-cell office:value-type="float" office:value="6.389648" calcext:value-type="float">
            <text:p>6.389648</text:p>
          </table:table-cell>
          <table:table-cell office:value-type="float" office:value="6.373077" calcext:value-type="float">
            <text:p>6.373077</text:p>
          </table:table-cell>
          <table:table-cell office:value-type="float" office:value="39.8418" calcext:value-type="float">
            <text:p>39.8418</text:p>
          </table:table-cell>
          <table:table-cell office:value-type="float" office:value="-5.280579" calcext:value-type="float">
            <text:p>-5.28057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032006" calcext:value-type="float">
            <text:p>11032006</text:p>
          </table:table-cell>
          <table:table-cell office:value-type="float" office:value="17.8237" calcext:value-type="float">
            <text:p>17.8237</text:p>
          </table:table-cell>
          <table:table-cell office:value-type="float" office:value="12.16" calcext:value-type="float">
            <text:p>12.16</text:p>
          </table:table-cell>
          <table:table-cell office:value-type="float" office:value="-1.05" calcext:value-type="float">
            <text:p>-1.05</text:p>
          </table:table-cell>
          <table:table-cell office:value-type="float" office:value="0.882438" calcext:value-type="float">
            <text:p>0.882438</text:p>
          </table:table-cell>
          <table:table-cell office:value-type="float" office:value="0.4997733" calcext:value-type="float">
            <text:p>0.4997733</text:p>
          </table:table-cell>
          <table:table-cell office:value-type="float" office:value="327.6" calcext:value-type="float">
            <text:p>327.6</text:p>
          </table:table-cell>
          <table:table-cell office:value-type="float" office:value="0" calcext:value-type="float">
            <text:p>0</text:p>
          </table:table-cell>
          <table:table-cell office:value-type="float" office:value="16.48038" calcext:value-type="float">
            <text:p>16.48038</text:p>
          </table:table-cell>
          <table:table-cell office:value-type="float" office:value="3.605469" calcext:value-type="float">
            <text:p>3.605469</text:p>
          </table:table-cell>
          <table:table-cell office:value-type="float" office:value="12.3674" calcext:value-type="float">
            <text:p>12.3674</text:p>
          </table:table-cell>
          <table:table-cell office:value-type="float" office:value="5.042114" calcext:value-type="float">
            <text:p>5.042114</text:p>
          </table:table-cell>
          <table:table-cell office:value-type="float" office:value="10.33124" calcext:value-type="float">
            <text:p>10.33124</text:p>
          </table:table-cell>
          <table:table-cell office:value-type="float" office:value="5.70285" calcext:value-type="float">
            <text:p>5.70285</text:p>
          </table:table-cell>
          <table:table-cell office:value-type="float" office:value="8.849823" calcext:value-type="float">
            <text:p>8.849823</text:p>
          </table:table-cell>
          <table:table-cell office:value-type="float" office:value="6.010864" calcext:value-type="float">
            <text:p>6.010864</text:p>
          </table:table-cell>
          <table:table-cell office:value-type="float" office:value="7.969421" calcext:value-type="float">
            <text:p>7.969421</text:p>
          </table:table-cell>
          <table:table-cell office:value-type="float" office:value="6.087006" calcext:value-type="float">
            <text:p>6.087006</text:p>
          </table:table-cell>
          <table:table-cell office:value-type="float" office:value="7.138916" calcext:value-type="float">
            <text:p>7.138916</text:p>
          </table:table-cell>
          <table:table-cell office:value-type="float" office:value="6.078827" calcext:value-type="float">
            <text:p>6.078827</text:p>
          </table:table-cell>
          <table:table-cell office:value-type="float" office:value="6.546844" calcext:value-type="float">
            <text:p>6.546844</text:p>
          </table:table-cell>
          <table:table-cell office:value-type="float" office:value="5.889343" calcext:value-type="float">
            <text:p>5.889343</text:p>
          </table:table-cell>
          <table:table-cell office:value-type="float" office:value="5.721802" calcext:value-type="float">
            <text:p>5.721802</text:p>
          </table:table-cell>
          <table:table-cell office:value-type="float" office:value="5.287659" calcext:value-type="float">
            <text:p>5.287659</text:p>
          </table:table-cell>
          <table:table-cell office:value-type="float" office:value="5.226501" calcext:value-type="float">
            <text:p>5.226501</text:p>
          </table:table-cell>
          <table:table-cell office:value-type="float" office:value="5.064423" calcext:value-type="float">
            <text:p>5.064423</text:p>
          </table:table-cell>
          <table:table-cell office:value-type="float" office:value="5.15448" calcext:value-type="float">
            <text:p>5.15448</text:p>
          </table:table-cell>
          <table:table-cell office:value-type="float" office:value="5.088135" calcext:value-type="float">
            <text:p>5.088135</text:p>
          </table:table-cell>
          <table:table-cell office:value-type="float" office:value="5.33725" calcext:value-type="float">
            <text:p>5.33725</text:p>
          </table:table-cell>
          <table:table-cell office:value-type="float" office:value="5.296234" calcext:value-type="float">
            <text:p>5.296234</text:p>
          </table:table-cell>
          <table:table-cell office:value-type="float" office:value="5.615479" calcext:value-type="float">
            <text:p>5.615479</text:p>
          </table:table-cell>
          <table:table-cell office:value-type="float" office:value="5.596008" calcext:value-type="float">
            <text:p>5.596008</text:p>
          </table:table-cell>
          <table:table-cell office:value-type="float" office:value="6.009155" calcext:value-type="float">
            <text:p>6.009155</text:p>
          </table:table-cell>
          <table:table-cell office:value-type="float" office:value="6.006775" calcext:value-type="float">
            <text:p>6.006775</text:p>
          </table:table-cell>
          <table:table-cell office:value-type="float" office:value="6.372955" calcext:value-type="float">
            <text:p>6.372955</text:p>
          </table:table-cell>
          <table:table-cell office:value-type="float" office:value="6.360291" calcext:value-type="float">
            <text:p>6.360291</text:p>
          </table:table-cell>
          <table:table-cell office:value-type="float" office:value="38.92297" calcext:value-type="float">
            <text:p>38.92297</text:p>
          </table:table-cell>
          <table:table-cell office:value-type="float" office:value="-5.120117" calcext:value-type="float">
            <text:p>-5.12011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032006" calcext:value-type="float">
            <text:p>12032006</text:p>
          </table:table-cell>
          <table:table-cell office:value-type="float" office:value="3.32064" calcext:value-type="float">
            <text:p>3.32064</text:p>
          </table:table-cell>
          <table:table-cell office:value-type="float" office:value="4.34" calcext:value-type="float">
            <text:p>4.34</text:p>
          </table:table-cell>
          <table:table-cell office:value-type="float" office:value="1.53" calcext:value-type="float">
            <text:p>1.53</text:p>
          </table:table-cell>
          <table:table-cell office:value-type="float" office:value="0.7327332" calcext:value-type="float">
            <text:p>0.7327332</text:p>
          </table:table-cell>
          <table:table-cell office:value-type="float" office:value="0.6013504" calcext:value-type="float">
            <text:p>0.6013504</text:p>
          </table:table-cell>
          <table:table-cell office:value-type="float" office:value="428.076" calcext:value-type="float">
            <text:p>428.076</text:p>
          </table:table-cell>
          <table:table-cell office:value-type="float" office:value="2.7" calcext:value-type="float">
            <text:p>2.7</text:p>
          </table:table-cell>
          <table:table-cell office:value-type="float" office:value="6.461151" calcext:value-type="float">
            <text:p>6.461151</text:p>
          </table:table-cell>
          <table:table-cell office:value-type="float" office:value="3.200348" calcext:value-type="float">
            <text:p>3.200348</text:p>
          </table:table-cell>
          <table:table-cell office:value-type="float" office:value="6.58136" calcext:value-type="float">
            <text:p>6.58136</text:p>
          </table:table-cell>
          <table:table-cell office:value-type="float" office:value="4.186249" calcext:value-type="float">
            <text:p>4.186249</text:p>
          </table:table-cell>
          <table:table-cell office:value-type="float" office:value="7.324219" calcext:value-type="float">
            <text:p>7.324219</text:p>
          </table:table-cell>
          <table:table-cell office:value-type="float" office:value="4.854614" calcext:value-type="float">
            <text:p>4.854614</text:p>
          </table:table-cell>
          <table:table-cell office:value-type="float" office:value="7.57016" calcext:value-type="float">
            <text:p>7.57016</text:p>
          </table:table-cell>
          <table:table-cell office:value-type="float" office:value="5.359436" calcext:value-type="float">
            <text:p>5.359436</text:p>
          </table:table-cell>
          <table:table-cell office:value-type="float" office:value="7.434052" calcext:value-type="float">
            <text:p>7.434052</text:p>
          </table:table-cell>
          <table:table-cell office:value-type="float" office:value="5.614197" calcext:value-type="float">
            <text:p>5.614197</text:p>
          </table:table-cell>
          <table:table-cell office:value-type="float" office:value="7.103638" calcext:value-type="float">
            <text:p>7.103638</text:p>
          </table:table-cell>
          <table:table-cell office:value-type="float" office:value="5.849945" calcext:value-type="float">
            <text:p>5.849945</text:p>
          </table:table-cell>
          <table:table-cell office:value-type="float" office:value="6.55954" calcext:value-type="float">
            <text:p>6.55954</text:p>
          </table:table-cell>
          <table:table-cell office:value-type="float" office:value="5.897217" calcext:value-type="float">
            <text:p>5.897217</text:p>
          </table:table-cell>
          <table:table-cell office:value-type="float" office:value="5.886993" calcext:value-type="float">
            <text:p>5.886993</text:p>
          </table:table-cell>
          <table:table-cell office:value-type="float" office:value="5.728394" calcext:value-type="float">
            <text:p>5.728394</text:p>
          </table:table-cell>
          <table:table-cell office:value-type="float" office:value="5.418701" calcext:value-type="float">
            <text:p>5.418701</text:p>
          </table:table-cell>
          <table:table-cell office:value-type="float" office:value="5.228638" calcext:value-type="float">
            <text:p>5.228638</text:p>
          </table:table-cell>
          <table:table-cell office:value-type="float" office:value="5.243866" calcext:value-type="float">
            <text:p>5.243866</text:p>
          </table:table-cell>
          <table:table-cell office:value-type="float" office:value="5.155304" calcext:value-type="float">
            <text:p>5.155304</text:p>
          </table:table-cell>
          <table:table-cell office:value-type="float" office:value="5.384155" calcext:value-type="float">
            <text:p>5.384155</text:p>
          </table:table-cell>
          <table:table-cell office:value-type="float" office:value="5.337708" calcext:value-type="float">
            <text:p>5.337708</text:p>
          </table:table-cell>
          <table:table-cell office:value-type="float" office:value="5.636444" calcext:value-type="float">
            <text:p>5.636444</text:p>
          </table:table-cell>
          <table:table-cell office:value-type="float" office:value="5.615662" calcext:value-type="float">
            <text:p>5.615662</text:p>
          </table:table-cell>
          <table:table-cell office:value-type="float" office:value="6.007019" calcext:value-type="float">
            <text:p>6.007019</text:p>
          </table:table-cell>
          <table:table-cell office:value-type="float" office:value="6.006561" calcext:value-type="float">
            <text:p>6.006561</text:p>
          </table:table-cell>
          <table:table-cell office:value-type="float" office:value="6.360168" calcext:value-type="float">
            <text:p>6.360168</text:p>
          </table:table-cell>
          <table:table-cell office:value-type="float" office:value="6.350403" calcext:value-type="float">
            <text:p>6.350403</text:p>
          </table:table-cell>
          <table:table-cell office:value-type="float" office:value="7.953125" calcext:value-type="float">
            <text:p>7.953125</text:p>
          </table:table-cell>
          <table:table-cell office:value-type="float" office:value="-2.222015" calcext:value-type="float">
            <text:p>-2.22201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032006" calcext:value-type="float">
            <text:p>13032006</text:p>
          </table:table-cell>
          <table:table-cell office:value-type="float" office:value="16.23492" calcext:value-type="float">
            <text:p>16.23492</text:p>
          </table:table-cell>
          <table:table-cell office:value-type="float" office:value="1.43" calcext:value-type="float">
            <text:p>1.43</text:p>
          </table:table-cell>
          <table:table-cell office:value-type="float" office:value="-6.48" calcext:value-type="float">
            <text:p>-6.48</text:p>
          </table:table-cell>
          <table:table-cell office:value-type="float" office:value="0.5970916" calcext:value-type="float">
            <text:p>0.5970916</text:p>
          </table:table-cell>
          <table:table-cell office:value-type="float" office:value="0.3346361" calcext:value-type="float">
            <text:p>0.3346361</text:p>
          </table:table-cell>
          <table:table-cell office:value-type="float" office:value="547.884" calcext:value-type="float">
            <text:p>547.884</text:p>
          </table:table-cell>
          <table:table-cell office:value-type="float" office:value="0.9" calcext:value-type="float">
            <text:p>0.9</text:p>
          </table:table-cell>
          <table:table-cell office:value-type="float" office:value="9.903107" calcext:value-type="float">
            <text:p>9.903107</text:p>
          </table:table-cell>
          <table:table-cell office:value-type="float" office:value="1.419373" calcext:value-type="float">
            <text:p>1.419373</text:p>
          </table:table-cell>
          <table:table-cell office:value-type="float" office:value="8.044769" calcext:value-type="float">
            <text:p>8.044769</text:p>
          </table:table-cell>
          <table:table-cell office:value-type="float" office:value="3.075317" calcext:value-type="float">
            <text:p>3.075317</text:p>
          </table:table-cell>
          <table:table-cell office:value-type="float" office:value="7.072632" calcext:value-type="float">
            <text:p>7.072632</text:p>
          </table:table-cell>
          <table:table-cell office:value-type="float" office:value="3.850616" calcext:value-type="float">
            <text:p>3.850616</text:p>
          </table:table-cell>
          <table:table-cell office:value-type="float" office:value="6.391937" calcext:value-type="float">
            <text:p>6.391937</text:p>
          </table:table-cell>
          <table:table-cell office:value-type="float" office:value="4.46994" calcext:value-type="float">
            <text:p>4.46994</text:p>
          </table:table-cell>
          <table:table-cell office:value-type="float" office:value="6.047363" calcext:value-type="float">
            <text:p>6.047363</text:p>
          </table:table-cell>
          <table:table-cell office:value-type="float" office:value="4.842102" calcext:value-type="float">
            <text:p>4.842102</text:p>
          </table:table-cell>
          <table:table-cell office:value-type="float" office:value="5.836639" calcext:value-type="float">
            <text:p>5.836639</text:p>
          </table:table-cell>
          <table:table-cell office:value-type="float" office:value="5.195068" calcext:value-type="float">
            <text:p>5.195068</text:p>
          </table:table-cell>
          <table:table-cell office:value-type="float" office:value="5.889984" calcext:value-type="float">
            <text:p>5.889984</text:p>
          </table:table-cell>
          <table:table-cell office:value-type="float" office:value="5.403259" calcext:value-type="float">
            <text:p>5.403259</text:p>
          </table:table-cell>
          <table:table-cell office:value-type="float" office:value="5.825256" calcext:value-type="float">
            <text:p>5.825256</text:p>
          </table:table-cell>
          <table:table-cell office:value-type="float" office:value="5.582947" calcext:value-type="float">
            <text:p>5.582947</text:p>
          </table:table-cell>
          <table:table-cell office:value-type="float" office:value="5.466187" calcext:value-type="float">
            <text:p>5.466187</text:p>
          </table:table-cell>
          <table:table-cell office:value-type="float" office:value="5.420013" calcext:value-type="float">
            <text:p>5.420013</text:p>
          </table:table-cell>
          <table:table-cell office:value-type="float" office:value="5.329681" calcext:value-type="float">
            <text:p>5.329681</text:p>
          </table:table-cell>
          <table:table-cell office:value-type="float" office:value="5.244843" calcext:value-type="float">
            <text:p>5.244843</text:p>
          </table:table-cell>
          <table:table-cell office:value-type="float" office:value="5.436188" calcext:value-type="float">
            <text:p>5.436188</text:p>
          </table:table-cell>
          <table:table-cell office:value-type="float" office:value="5.384674" calcext:value-type="float">
            <text:p>5.384674</text:p>
          </table:table-cell>
          <table:table-cell office:value-type="float" office:value="5.660645" calcext:value-type="float">
            <text:p>5.660645</text:p>
          </table:table-cell>
          <table:table-cell office:value-type="float" office:value="5.636688" calcext:value-type="float">
            <text:p>5.636688</text:p>
          </table:table-cell>
          <table:table-cell office:value-type="float" office:value="6.009735" calcext:value-type="float">
            <text:p>6.009735</text:p>
          </table:table-cell>
          <table:table-cell office:value-type="float" office:value="6.00705" calcext:value-type="float">
            <text:p>6.00705</text:p>
          </table:table-cell>
          <table:table-cell office:value-type="float" office:value="6.350311" calcext:value-type="float">
            <text:p>6.350311</text:p>
          </table:table-cell>
          <table:table-cell office:value-type="float" office:value="6.343414" calcext:value-type="float">
            <text:p>6.343414</text:p>
          </table:table-cell>
          <table:table-cell office:value-type="float" office:value="19.94498" calcext:value-type="float">
            <text:p>19.94498</text:p>
          </table:table-cell>
          <table:table-cell office:value-type="float" office:value="-7.008453" calcext:value-type="float">
            <text:p>-7.00845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032006" calcext:value-type="float">
            <text:p>14032006</text:p>
          </table:table-cell>
          <table:table-cell office:value-type="float" office:value="19.79" calcext:value-type="float">
            <text:p>19.79</text:p>
          </table:table-cell>
          <table:table-cell office:value-type="float" office:value="12.2" calcext:value-type="float">
            <text:p>12.2</text:p>
          </table:table-cell>
          <table:table-cell office:value-type="float" office:value="-8.71" calcext:value-type="float">
            <text:p>-8.71</text:p>
          </table:table-cell>
          <table:table-cell office:value-type="float" office:value="0.7409684" calcext:value-type="float">
            <text:p>0.7409684</text:p>
          </table:table-cell>
          <table:table-cell office:value-type="float" office:value="0.2824624" calcext:value-type="float">
            <text:p>0.2824624</text:p>
          </table:table-cell>
          <table:table-cell office:value-type="float" office:value="249.66" calcext:value-type="float">
            <text:p>249.66</text:p>
          </table:table-cell>
          <table:table-cell office:value-type="float" office:value="0" calcext:value-type="float">
            <text:p>0</text:p>
          </table:table-cell>
          <table:table-cell office:value-type="float" office:value="11.93329" calcext:value-type="float">
            <text:p>11.93329</text:p>
          </table:table-cell>
          <table:table-cell office:value-type="float" office:value="-1.471832" calcext:value-type="float">
            <text:p>-1.471832</text:p>
          </table:table-cell>
          <table:table-cell office:value-type="float" office:value="8.963745" calcext:value-type="float">
            <text:p>8.963745</text:p>
          </table:table-cell>
          <table:table-cell office:value-type="float" office:value="0.8143921" calcext:value-type="float">
            <text:p>0.8143921</text:p>
          </table:table-cell>
          <table:table-cell office:value-type="float" office:value="7.497864" calcext:value-type="float">
            <text:p>7.497864</text:p>
          </table:table-cell>
          <table:table-cell office:value-type="float" office:value="2.220703" calcext:value-type="float">
            <text:p>2.220703</text:p>
          </table:table-cell>
          <table:table-cell office:value-type="float" office:value="6.529144" calcext:value-type="float">
            <text:p>6.529144</text:p>
          </table:table-cell>
          <table:table-cell office:value-type="float" office:value="3.332062" calcext:value-type="float">
            <text:p>3.332062</text:p>
          </table:table-cell>
          <table:table-cell office:value-type="float" office:value="6.028778" calcext:value-type="float">
            <text:p>6.028778</text:p>
          </table:table-cell>
          <table:table-cell office:value-type="float" office:value="3.986725" calcext:value-type="float">
            <text:p>3.986725</text:p>
          </table:table-cell>
          <table:table-cell office:value-type="float" office:value="5.67453" calcext:value-type="float">
            <text:p>5.67453</text:p>
          </table:table-cell>
          <table:table-cell office:value-type="float" office:value="4.610321" calcext:value-type="float">
            <text:p>4.610321</text:p>
          </table:table-cell>
          <table:table-cell office:value-type="float" office:value="5.666718" calcext:value-type="float">
            <text:p>5.666718</text:p>
          </table:table-cell>
          <table:table-cell office:value-type="float" office:value="4.97995" calcext:value-type="float">
            <text:p>4.97995</text:p>
          </table:table-cell>
          <table:table-cell office:value-type="float" office:value="5.585907" calcext:value-type="float">
            <text:p>5.585907</text:p>
          </table:table-cell>
          <table:table-cell office:value-type="float" office:value="5.359863" calcext:value-type="float">
            <text:p>5.359863</text:p>
          </table:table-cell>
          <table:table-cell office:value-type="float" office:value="5.467896" calcext:value-type="float">
            <text:p>5.467896</text:p>
          </table:table-cell>
          <table:table-cell office:value-type="float" office:value="5.436432" calcext:value-type="float">
            <text:p>5.436432</text:p>
          </table:table-cell>
          <table:table-cell office:value-type="float" office:value="5.389099" calcext:value-type="float">
            <text:p>5.389099</text:p>
          </table:table-cell>
          <table:table-cell office:value-type="float" office:value="5.330475" calcext:value-type="float">
            <text:p>5.330475</text:p>
          </table:table-cell>
          <table:table-cell office:value-type="float" office:value="5.486481" calcext:value-type="float">
            <text:p>5.486481</text:p>
          </table:table-cell>
          <table:table-cell office:value-type="float" office:value="5.436707" calcext:value-type="float">
            <text:p>5.436707</text:p>
          </table:table-cell>
          <table:table-cell office:value-type="float" office:value="5.687439" calcext:value-type="float">
            <text:p>5.687439</text:p>
          </table:table-cell>
          <table:table-cell office:value-type="float" office:value="5.66095" calcext:value-type="float">
            <text:p>5.66095</text:p>
          </table:table-cell>
          <table:table-cell office:value-type="float" office:value="6.015289" calcext:value-type="float">
            <text:p>6.015289</text:p>
          </table:table-cell>
          <table:table-cell office:value-type="float" office:value="6.009766" calcext:value-type="float">
            <text:p>6.009766</text:p>
          </table:table-cell>
          <table:table-cell office:value-type="float" office:value="6.343353" calcext:value-type="float">
            <text:p>6.343353</text:p>
          </table:table-cell>
          <table:table-cell office:value-type="float" office:value="6.339905" calcext:value-type="float">
            <text:p>6.339905</text:p>
          </table:table-cell>
          <table:table-cell office:value-type="float" office:value="27.19427" calcext:value-type="float">
            <text:p>27.19427</text:p>
          </table:table-cell>
          <table:table-cell office:value-type="float" office:value="-10.81693" calcext:value-type="float">
            <text:p>-10.8169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032006" calcext:value-type="float">
            <text:p>15032006</text:p>
          </table:table-cell>
          <table:table-cell office:value-type="float" office:value="14.78862" calcext:value-type="float">
            <text:p>14.78862</text:p>
          </table:table-cell>
          <table:table-cell office:value-type="float" office:value="18.21" calcext:value-type="float">
            <text:p>18.21</text:p>
          </table:table-cell>
          <table:table-cell office:value-type="float" office:value="-4.29" calcext:value-type="float">
            <text:p>-4.29</text:p>
          </table:table-cell>
          <table:table-cell office:value-type="float" office:value="0.8584136" calcext:value-type="float">
            <text:p>0.8584136</text:p>
          </table:table-cell>
          <table:table-cell office:value-type="float" office:value="0.3941638" calcext:value-type="float">
            <text:p>0.3941638</text:p>
          </table:table-cell>
          <table:table-cell office:value-type="float" office:value="497.196" calcext:value-type="float">
            <text:p>497.196</text:p>
          </table:table-cell>
          <table:table-cell office:value-type="float" office:value="0.7" calcext:value-type="float">
            <text:p>0.7</text:p>
          </table:table-cell>
          <table:table-cell office:value-type="float" office:value="13.70505" calcext:value-type="float">
            <text:p>13.70505</text:p>
          </table:table-cell>
          <table:table-cell office:value-type="float" office:value="0.6018066" calcext:value-type="float">
            <text:p>0.6018066</text:p>
          </table:table-cell>
          <table:table-cell office:value-type="float" office:value="9.915985" calcext:value-type="float">
            <text:p>9.915985</text:p>
          </table:table-cell>
          <table:table-cell office:value-type="float" office:value="2.329254" calcext:value-type="float">
            <text:p>2.329254</text:p>
          </table:table-cell>
          <table:table-cell office:value-type="float" office:value="8.308044" calcext:value-type="float">
            <text:p>8.308044</text:p>
          </table:table-cell>
          <table:table-cell office:value-type="float" office:value="3.296417" calcext:value-type="float">
            <text:p>3.296417</text:p>
          </table:table-cell>
          <table:table-cell office:value-type="float" office:value="7.221191" calcext:value-type="float">
            <text:p>7.221191</text:p>
          </table:table-cell>
          <table:table-cell office:value-type="float" office:value="4.06601" calcext:value-type="float">
            <text:p>4.06601</text:p>
          </table:table-cell>
          <table:table-cell office:value-type="float" office:value="6.628082" calcext:value-type="float">
            <text:p>6.628082</text:p>
          </table:table-cell>
          <table:table-cell office:value-type="float" office:value="4.500671" calcext:value-type="float">
            <text:p>4.500671</text:p>
          </table:table-cell>
          <table:table-cell office:value-type="float" office:value="6.142761" calcext:value-type="float">
            <text:p>6.142761</text:p>
          </table:table-cell>
          <table:table-cell office:value-type="float" office:value="4.895752" calcext:value-type="float">
            <text:p>4.895752</text:p>
          </table:table-cell>
          <table:table-cell office:value-type="float" office:value="5.773651" calcext:value-type="float">
            <text:p>5.773651</text:p>
          </table:table-cell>
          <table:table-cell office:value-type="float" office:value="5.112152" calcext:value-type="float">
            <text:p>5.112152</text:p>
          </table:table-cell>
          <table:table-cell office:value-type="float" office:value="5.411346" calcext:value-type="float">
            <text:p>5.411346</text:p>
          </table:table-cell>
          <table:table-cell office:value-type="float" office:value="5.336792" calcext:value-type="float">
            <text:p>5.336792</text:p>
          </table:table-cell>
          <table:table-cell office:value-type="float" office:value="5.435974" calcext:value-type="float">
            <text:p>5.435974</text:p>
          </table:table-cell>
          <table:table-cell office:value-type="float" office:value="5.410431" calcext:value-type="float">
            <text:p>5.410431</text:p>
          </table:table-cell>
          <table:table-cell office:value-type="float" office:value="5.424225" calcext:value-type="float">
            <text:p>5.424225</text:p>
          </table:table-cell>
          <table:table-cell office:value-type="float" office:value="5.389557" calcext:value-type="float">
            <text:p>5.389557</text:p>
          </table:table-cell>
          <table:table-cell office:value-type="float" office:value="5.528046" calcext:value-type="float">
            <text:p>5.528046</text:p>
          </table:table-cell>
          <table:table-cell office:value-type="float" office:value="5.486969" calcext:value-type="float">
            <text:p>5.486969</text:p>
          </table:table-cell>
          <table:table-cell office:value-type="float" office:value="5.713318" calcext:value-type="float">
            <text:p>5.713318</text:p>
          </table:table-cell>
          <table:table-cell office:value-type="float" office:value="5.687744" calcext:value-type="float">
            <text:p>5.687744</text:p>
          </table:table-cell>
          <table:table-cell office:value-type="float" office:value="6.023438" calcext:value-type="float">
            <text:p>6.023438</text:p>
          </table:table-cell>
          <table:table-cell office:value-type="float" office:value="6.015381" calcext:value-type="float">
            <text:p>6.015381</text:p>
          </table:table-cell>
          <table:table-cell office:value-type="float" office:value="6.339905" calcext:value-type="float">
            <text:p>6.339905</text:p>
          </table:table-cell>
          <table:table-cell office:value-type="float" office:value="6.33963" calcext:value-type="float">
            <text:p>6.33963</text:p>
          </table:table-cell>
          <table:table-cell office:value-type="float" office:value="39.39819" calcext:value-type="float">
            <text:p>39.39819</text:p>
          </table:table-cell>
          <table:table-cell office:value-type="float" office:value="-8.286957" calcext:value-type="float">
            <text:p>-8.28695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032006" calcext:value-type="float">
            <text:p>16032006</text:p>
          </table:table-cell>
          <table:table-cell office:value-type="float" office:value="7.0758" calcext:value-type="float">
            <text:p>7.0758</text:p>
          </table:table-cell>
          <table:table-cell office:value-type="float" office:value="5.33" calcext:value-type="float">
            <text:p>5.33</text:p>
          </table:table-cell>
          <table:table-cell office:value-type="float" office:value="-1.88" calcext:value-type="float">
            <text:p>-1.88</text:p>
          </table:table-cell>
          <table:table-cell office:value-type="float" office:value="0.7736843" calcext:value-type="float">
            <text:p>0.7736843</text:p>
          </table:table-cell>
          <table:table-cell office:value-type="float" office:value="0.4705401" calcext:value-type="float">
            <text:p>0.4705401</text:p>
          </table:table-cell>
          <table:table-cell office:value-type="float" office:value="589.32" calcext:value-type="float">
            <text:p>589.32</text:p>
          </table:table-cell>
          <table:table-cell office:value-type="float" office:value="0.1" calcext:value-type="float">
            <text:p>0.1</text:p>
          </table:table-cell>
          <table:table-cell office:value-type="float" office:value="7.671478" calcext:value-type="float">
            <text:p>7.671478</text:p>
          </table:table-cell>
          <table:table-cell office:value-type="float" office:value="1.875061" calcext:value-type="float">
            <text:p>1.875061</text:p>
          </table:table-cell>
          <table:table-cell office:value-type="float" office:value="6.777802" calcext:value-type="float">
            <text:p>6.777802</text:p>
          </table:table-cell>
          <table:table-cell office:value-type="float" office:value="3.36676" calcext:value-type="float">
            <text:p>3.36676</text:p>
          </table:table-cell>
          <table:table-cell office:value-type="float" office:value="7.005707" calcext:value-type="float">
            <text:p>7.005707</text:p>
          </table:table-cell>
          <table:table-cell office:value-type="float" office:value="4.291443" calcext:value-type="float">
            <text:p>4.291443</text:p>
          </table:table-cell>
          <table:table-cell office:value-type="float" office:value="6.847748" calcext:value-type="float">
            <text:p>6.847748</text:p>
          </table:table-cell>
          <table:table-cell office:value-type="float" office:value="4.963898" calcext:value-type="float">
            <text:p>4.963898</text:p>
          </table:table-cell>
          <table:table-cell office:value-type="float" office:value="6.561188" calcext:value-type="float">
            <text:p>6.561188</text:p>
          </table:table-cell>
          <table:table-cell office:value-type="float" office:value="5.291382" calcext:value-type="float">
            <text:p>5.291382</text:p>
          </table:table-cell>
          <table:table-cell office:value-type="float" office:value="6.171539" calcext:value-type="float">
            <text:p>6.171539</text:p>
          </table:table-cell>
          <table:table-cell office:value-type="float" office:value="5.58786" calcext:value-type="float">
            <text:p>5.58786</text:p>
          </table:table-cell>
          <table:table-cell office:value-type="float" office:value="5.87973" calcext:value-type="float">
            <text:p>5.87973</text:p>
          </table:table-cell>
          <table:table-cell office:value-type="float" office:value="5.650818" calcext:value-type="float">
            <text:p>5.650818</text:p>
          </table:table-cell>
          <table:table-cell office:value-type="float" office:value="5.598572" calcext:value-type="float">
            <text:p>5.598572</text:p>
          </table:table-cell>
          <table:table-cell office:value-type="float" office:value="5.410339" calcext:value-type="float">
            <text:p>5.410339</text:p>
          </table:table-cell>
          <table:table-cell office:value-type="float" office:value="5.464478" calcext:value-type="float">
            <text:p>5.464478</text:p>
          </table:table-cell>
          <table:table-cell office:value-type="float" office:value="5.410461" calcext:value-type="float">
            <text:p>5.410461</text:p>
          </table:table-cell>
          <table:table-cell office:value-type="float" office:value="5.455566" calcext:value-type="float">
            <text:p>5.455566</text:p>
          </table:table-cell>
          <table:table-cell office:value-type="float" office:value="5.4245" calcext:value-type="float">
            <text:p>5.4245</text:p>
          </table:table-cell>
          <table:table-cell office:value-type="float" office:value="5.561768" calcext:value-type="float">
            <text:p>5.561768</text:p>
          </table:table-cell>
          <table:table-cell office:value-type="float" office:value="5.528412" calcext:value-type="float">
            <text:p>5.528412</text:p>
          </table:table-cell>
          <table:table-cell office:value-type="float" office:value="5.739044" calcext:value-type="float">
            <text:p>5.739044</text:p>
          </table:table-cell>
          <table:table-cell office:value-type="float" office:value="5.713593" calcext:value-type="float">
            <text:p>5.713593</text:p>
          </table:table-cell>
          <table:table-cell office:value-type="float" office:value="6.034058" calcext:value-type="float">
            <text:p>6.034058</text:p>
          </table:table-cell>
          <table:table-cell office:value-type="float" office:value="6.02356" calcext:value-type="float">
            <text:p>6.02356</text:p>
          </table:table-cell>
          <table:table-cell office:value-type="float" office:value="6.340271" calcext:value-type="float">
            <text:p>6.340271</text:p>
          </table:table-cell>
          <table:table-cell office:value-type="float" office:value="6.33963" calcext:value-type="float">
            <text:p>6.33963</text:p>
          </table:table-cell>
          <table:table-cell office:value-type="float" office:value="12.17712" calcext:value-type="float">
            <text:p>12.17712</text:p>
          </table:table-cell>
          <table:table-cell office:value-type="float" office:value="-5.467834" calcext:value-type="float">
            <text:p>-5.46783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032006" calcext:value-type="float">
            <text:p>17032006</text:p>
          </table:table-cell>
          <table:table-cell office:value-type="float" office:value="14.89032" calcext:value-type="float">
            <text:p>14.89032</text:p>
          </table:table-cell>
          <table:table-cell office:value-type="float" office:value="6.57" calcext:value-type="float">
            <text:p>6.57</text:p>
          </table:table-cell>
          <table:table-cell office:value-type="float" office:value="-2.69" calcext:value-type="float">
            <text:p>-2.69</text:p>
          </table:table-cell>
          <table:table-cell office:value-type="float" office:value="0.7213824" calcext:value-type="float">
            <text:p>0.7213824</text:p>
          </table:table-cell>
          <table:table-cell office:value-type="float" office:value="0.4435031" calcext:value-type="float">
            <text:p>0.4435031</text:p>
          </table:table-cell>
          <table:table-cell office:value-type="float" office:value="223.524" calcext:value-type="float">
            <text:p>223.524</text:p>
          </table:table-cell>
          <table:table-cell office:value-type="float" office:value="0" calcext:value-type="float">
            <text:p>0</text:p>
          </table:table-cell>
          <table:table-cell office:value-type="float" office:value="11.01733" calcext:value-type="float">
            <text:p>11.01733</text:p>
          </table:table-cell>
          <table:table-cell office:value-type="float" office:value="0.5931091" calcext:value-type="float">
            <text:p>0.5931091</text:p>
          </table:table-cell>
          <table:table-cell office:value-type="float" office:value="8.182251" calcext:value-type="float">
            <text:p>8.182251</text:p>
          </table:table-cell>
          <table:table-cell office:value-type="float" office:value="2.117767" calcext:value-type="float">
            <text:p>2.117767</text:p>
          </table:table-cell>
          <table:table-cell office:value-type="float" office:value="6.880859" calcext:value-type="float">
            <text:p>6.880859</text:p>
          </table:table-cell>
          <table:table-cell office:value-type="float" office:value="3.04538" calcext:value-type="float">
            <text:p>3.04538</text:p>
          </table:table-cell>
          <table:table-cell office:value-type="float" office:value="6.113281" calcext:value-type="float">
            <text:p>6.113281</text:p>
          </table:table-cell>
          <table:table-cell office:value-type="float" office:value="3.799835" calcext:value-type="float">
            <text:p>3.799835</text:p>
          </table:table-cell>
          <table:table-cell office:value-type="float" office:value="5.742249" calcext:value-type="float">
            <text:p>5.742249</text:p>
          </table:table-cell>
          <table:table-cell office:value-type="float" office:value="4.270996" calcext:value-type="float">
            <text:p>4.270996</text:p>
          </table:table-cell>
          <table:table-cell office:value-type="float" office:value="5.571289" calcext:value-type="float">
            <text:p>5.571289</text:p>
          </table:table-cell>
          <table:table-cell office:value-type="float" office:value="4.732697" calcext:value-type="float">
            <text:p>4.732697</text:p>
          </table:table-cell>
          <table:table-cell office:value-type="float" office:value="5.643127" calcext:value-type="float">
            <text:p>5.643127</text:p>
          </table:table-cell>
          <table:table-cell office:value-type="float" office:value="5.038818" calcext:value-type="float">
            <text:p>5.038818</text:p>
          </table:table-cell>
          <table:table-cell office:value-type="float" office:value="5.5979" calcext:value-type="float">
            <text:p>5.5979</text:p>
          </table:table-cell>
          <table:table-cell office:value-type="float" office:value="5.367981" calcext:value-type="float">
            <text:p>5.367981</text:p>
          </table:table-cell>
          <table:table-cell office:value-type="float" office:value="5.481079" calcext:value-type="float">
            <text:p>5.481079</text:p>
          </table:table-cell>
          <table:table-cell office:value-type="float" office:value="5.464417" calcext:value-type="float">
            <text:p>5.464417</text:p>
          </table:table-cell>
          <table:table-cell office:value-type="float" office:value="5.488098" calcext:value-type="float">
            <text:p>5.488098</text:p>
          </table:table-cell>
          <table:table-cell office:value-type="float" office:value="5.455933" calcext:value-type="float">
            <text:p>5.455933</text:p>
          </table:table-cell>
          <table:table-cell office:value-type="float" office:value="5.592712" calcext:value-type="float">
            <text:p>5.592712</text:p>
          </table:table-cell>
          <table:table-cell office:value-type="float" office:value="5.562103" calcext:value-type="float">
            <text:p>5.562103</text:p>
          </table:table-cell>
          <table:table-cell office:value-type="float" office:value="5.763092" calcext:value-type="float">
            <text:p>5.763092</text:p>
          </table:table-cell>
          <table:table-cell office:value-type="float" office:value="5.739288" calcext:value-type="float">
            <text:p>5.739288</text:p>
          </table:table-cell>
          <table:table-cell office:value-type="float" office:value="6.044861" calcext:value-type="float">
            <text:p>6.044861</text:p>
          </table:table-cell>
          <table:table-cell office:value-type="float" office:value="6.034149" calcext:value-type="float">
            <text:p>6.034149</text:p>
          </table:table-cell>
          <table:table-cell office:value-type="float" office:value="6.342804" calcext:value-type="float">
            <text:p>6.342804</text:p>
          </table:table-cell>
          <table:table-cell office:value-type="float" office:value="6.340302" calcext:value-type="float">
            <text:p>6.340302</text:p>
          </table:table-cell>
          <table:table-cell office:value-type="float" office:value="25.85284" calcext:value-type="float">
            <text:p>25.85284</text:p>
          </table:table-cell>
          <table:table-cell office:value-type="float" office:value="-6.699921" calcext:value-type="float">
            <text:p>-6.69992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032006" calcext:value-type="float">
            <text:p>18032006</text:p>
          </table:table-cell>
          <table:table-cell office:value-type="float" office:value="3.645" calcext:value-type="float">
            <text:p>3.645</text:p>
          </table:table-cell>
          <table:table-cell office:value-type="float" office:value="5.26" calcext:value-type="float">
            <text:p>5.26</text:p>
          </table:table-cell>
          <table:table-cell office:value-type="float" office:value="-0.37" calcext:value-type="float">
            <text:p>-0.37</text:p>
          </table:table-cell>
          <table:table-cell office:value-type="float" office:value="0.6837095" calcext:value-type="float">
            <text:p>0.6837095</text:p>
          </table:table-cell>
          <table:table-cell office:value-type="float" office:value="0.5249273" calcext:value-type="float">
            <text:p>0.5249273</text:p>
          </table:table-cell>
          <table:table-cell office:value-type="float" office:value="403.812" calcext:value-type="float">
            <text:p>403.812</text:p>
          </table:table-cell>
          <table:table-cell office:value-type="float" office:value="0" calcext:value-type="float">
            <text:p>0</text:p>
          </table:table-cell>
          <table:table-cell office:value-type="float" office:value="5.464417" calcext:value-type="float">
            <text:p>5.464417</text:p>
          </table:table-cell>
          <table:table-cell office:value-type="float" office:value="2.0242" calcext:value-type="float">
            <text:p>2.0242</text:p>
          </table:table-cell>
          <table:table-cell office:value-type="float" office:value="5.021698" calcext:value-type="float">
            <text:p>5.021698</text:p>
          </table:table-cell>
          <table:table-cell office:value-type="float" office:value="3.315918" calcext:value-type="float">
            <text:p>3.315918</text:p>
          </table:table-cell>
          <table:table-cell office:value-type="float" office:value="4.98645" calcext:value-type="float">
            <text:p>4.98645</text:p>
          </table:table-cell>
          <table:table-cell office:value-type="float" office:value="3.972046" calcext:value-type="float">
            <text:p>3.972046</text:p>
          </table:table-cell>
          <table:table-cell office:value-type="float" office:value="5.348511" calcext:value-type="float">
            <text:p>5.348511</text:p>
          </table:table-cell>
          <table:table-cell office:value-type="float" office:value="4.422455" calcext:value-type="float">
            <text:p>4.422455</text:p>
          </table:table-cell>
          <table:table-cell office:value-type="float" office:value="5.441315" calcext:value-type="float">
            <text:p>5.441315</text:p>
          </table:table-cell>
          <table:table-cell office:value-type="float" office:value="4.690552" calcext:value-type="float">
            <text:p>4.690552</text:p>
          </table:table-cell>
          <table:table-cell office:value-type="float" office:value="5.464783" calcext:value-type="float">
            <text:p>5.464783</text:p>
          </table:table-cell>
          <table:table-cell office:value-type="float" office:value="4.938904" calcext:value-type="float">
            <text:p>4.938904</text:p>
          </table:table-cell>
          <table:table-cell office:value-type="float" office:value="5.415527" calcext:value-type="float">
            <text:p>5.415527</text:p>
          </table:table-cell>
          <table:table-cell office:value-type="float" office:value="5.102448" calcext:value-type="float">
            <text:p>5.102448</text:p>
          </table:table-cell>
          <table:table-cell office:value-type="float" office:value="5.390076" calcext:value-type="float">
            <text:p>5.390076</text:p>
          </table:table-cell>
          <table:table-cell office:value-type="float" office:value="5.286102" calcext:value-type="float">
            <text:p>5.286102</text:p>
          </table:table-cell>
          <table:table-cell office:value-type="float" office:value="5.464081" calcext:value-type="float">
            <text:p>5.464081</text:p>
          </table:table-cell>
          <table:table-cell office:value-type="float" office:value="5.435364" calcext:value-type="float">
            <text:p>5.435364</text:p>
          </table:table-cell>
          <table:table-cell office:value-type="float" office:value="5.508087" calcext:value-type="float">
            <text:p>5.508087</text:p>
          </table:table-cell>
          <table:table-cell office:value-type="float" office:value="5.488403" calcext:value-type="float">
            <text:p>5.488403</text:p>
          </table:table-cell>
          <table:table-cell office:value-type="float" office:value="5.620331" calcext:value-type="float">
            <text:p>5.620331</text:p>
          </table:table-cell>
          <table:table-cell office:value-type="float" office:value="5.593018" calcext:value-type="float">
            <text:p>5.593018</text:p>
          </table:table-cell>
          <table:table-cell office:value-type="float" office:value="5.785736" calcext:value-type="float">
            <text:p>5.785736</text:p>
          </table:table-cell>
          <table:table-cell office:value-type="float" office:value="5.763336" calcext:value-type="float">
            <text:p>5.763336</text:p>
          </table:table-cell>
          <table:table-cell office:value-type="float" office:value="6.05658" calcext:value-type="float">
            <text:p>6.05658</text:p>
          </table:table-cell>
          <table:table-cell office:value-type="float" office:value="6.044983" calcext:value-type="float">
            <text:p>6.044983</text:p>
          </table:table-cell>
          <table:table-cell office:value-type="float" office:value="6.347748" calcext:value-type="float">
            <text:p>6.347748</text:p>
          </table:table-cell>
          <table:table-cell office:value-type="float" office:value="6.342865" calcext:value-type="float">
            <text:p>6.342865</text:p>
          </table:table-cell>
          <table:table-cell office:value-type="float" office:value="8.404816" calcext:value-type="float">
            <text:p>8.404816</text:p>
          </table:table-cell>
          <table:table-cell office:value-type="float" office:value="-4.593048" calcext:value-type="float">
            <text:p>-4.59304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032006" calcext:value-type="float">
            <text:p>19032006</text:p>
          </table:table-cell>
          <table:table-cell office:value-type="float" office:value="11.56016" calcext:value-type="float">
            <text:p>11.56016</text:p>
          </table:table-cell>
          <table:table-cell office:value-type="float" office:value="4.31" calcext:value-type="float">
            <text:p>4.31</text:p>
          </table:table-cell>
          <table:table-cell office:value-type="float" office:value="-0.85" calcext:value-type="float">
            <text:p>-0.85</text:p>
          </table:table-cell>
          <table:table-cell office:value-type="float" office:value="0.664953" calcext:value-type="float">
            <text:p>0.664953</text:p>
          </table:table-cell>
          <table:table-cell office:value-type="float" office:value="0.5070558" calcext:value-type="float">
            <text:p>0.5070558</text:p>
          </table:table-cell>
          <table:table-cell office:value-type="float" office:value="547.704" calcext:value-type="float">
            <text:p>547.704</text:p>
          </table:table-cell>
          <table:table-cell office:value-type="float" office:value="2.8" calcext:value-type="float">
            <text:p>2.8</text:p>
          </table:table-cell>
          <table:table-cell office:value-type="float" office:value="7.007599" calcext:value-type="float">
            <text:p>7.007599</text:p>
          </table:table-cell>
          <table:table-cell office:value-type="float" office:value="1.743134" calcext:value-type="float">
            <text:p>1.743134</text:p>
          </table:table-cell>
          <table:table-cell office:value-type="float" office:value="5.858673" calcext:value-type="float">
            <text:p>5.858673</text:p>
          </table:table-cell>
          <table:table-cell office:value-type="float" office:value="2.853577" calcext:value-type="float">
            <text:p>2.853577</text:p>
          </table:table-cell>
          <table:table-cell office:value-type="float" office:value="5.344238" calcext:value-type="float">
            <text:p>5.344238</text:p>
          </table:table-cell>
          <table:table-cell office:value-type="float" office:value="3.460815" calcext:value-type="float">
            <text:p>3.460815</text:p>
          </table:table-cell>
          <table:table-cell office:value-type="float" office:value="5.051178" calcext:value-type="float">
            <text:p>5.051178</text:p>
          </table:table-cell>
          <table:table-cell office:value-type="float" office:value="3.960876" calcext:value-type="float">
            <text:p>3.960876</text:p>
          </table:table-cell>
          <table:table-cell office:value-type="float" office:value="4.943695" calcext:value-type="float">
            <text:p>4.943695</text:p>
          </table:table-cell>
          <table:table-cell office:value-type="float" office:value="4.27774" calcext:value-type="float">
            <text:p>4.27774</text:p>
          </table:table-cell>
          <table:table-cell office:value-type="float" office:value="4.957855" calcext:value-type="float">
            <text:p>4.957855</text:p>
          </table:table-cell>
          <table:table-cell office:value-type="float" office:value="4.603027" calcext:value-type="float">
            <text:p>4.603027</text:p>
          </table:table-cell>
          <table:table-cell office:value-type="float" office:value="5.100189" calcext:value-type="float">
            <text:p>5.100189</text:p>
          </table:table-cell>
          <table:table-cell office:value-type="float" office:value="4.844147" calcext:value-type="float">
            <text:p>4.844147</text:p>
          </table:table-cell>
          <table:table-cell office:value-type="float" office:value="5.284882" calcext:value-type="float">
            <text:p>5.284882</text:p>
          </table:table-cell>
          <table:table-cell office:value-type="float" office:value="5.132935" calcext:value-type="float">
            <text:p>5.132935</text:p>
          </table:table-cell>
          <table:table-cell office:value-type="float" office:value="5.434906" calcext:value-type="float">
            <text:p>5.434906</text:p>
          </table:table-cell>
          <table:table-cell office:value-type="float" office:value="5.376495" calcext:value-type="float">
            <text:p>5.376495</text:p>
          </table:table-cell>
          <table:table-cell office:value-type="float" office:value="5.514618" calcext:value-type="float">
            <text:p>5.514618</text:p>
          </table:table-cell>
          <table:table-cell office:value-type="float" office:value="5.508209" calcext:value-type="float">
            <text:p>5.508209</text:p>
          </table:table-cell>
          <table:table-cell office:value-type="float" office:value="5.641388" calcext:value-type="float">
            <text:p>5.641388</text:p>
          </table:table-cell>
          <table:table-cell office:value-type="float" office:value="5.620575" calcext:value-type="float">
            <text:p>5.620575</text:p>
          </table:table-cell>
          <table:table-cell office:value-type="float" office:value="5.80658" calcext:value-type="float">
            <text:p>5.80658</text:p>
          </table:table-cell>
          <table:table-cell office:value-type="float" office:value="5.78598" calcext:value-type="float">
            <text:p>5.78598</text:p>
          </table:table-cell>
          <table:table-cell office:value-type="float" office:value="6.069031" calcext:value-type="float">
            <text:p>6.069031</text:p>
          </table:table-cell>
          <table:table-cell office:value-type="float" office:value="6.056702" calcext:value-type="float">
            <text:p>6.056702</text:p>
          </table:table-cell>
          <table:table-cell office:value-type="float" office:value="6.354126" calcext:value-type="float">
            <text:p>6.354126</text:p>
          </table:table-cell>
          <table:table-cell office:value-type="float" office:value="6.347809" calcext:value-type="float">
            <text:p>6.347809</text:p>
          </table:table-cell>
          <table:table-cell office:value-type="float" office:value="14.48941" calcext:value-type="float">
            <text:p>14.48941</text:p>
          </table:table-cell>
          <table:table-cell office:value-type="float" office:value="-3.740021" calcext:value-type="float">
            <text:p>-3.74002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32006" calcext:value-type="float">
            <text:p>20032006</text:p>
          </table:table-cell>
          <table:table-cell office:value-type="float" office:value="9.320145" calcext:value-type="float">
            <text:p>9.320145</text:p>
          </table:table-cell>
          <table:table-cell office:value-type="float" office:value="1.03" calcext:value-type="float">
            <text:p>1.03</text:p>
          </table:table-cell>
          <table:table-cell office:value-type="float" office:value="-0.98" calcext:value-type="float">
            <text:p>-0.98</text:p>
          </table:table-cell>
          <table:table-cell office:value-type="float" office:value="0.580327" calcext:value-type="float">
            <text:p>0.580327</text:p>
          </table:table-cell>
          <table:table-cell office:value-type="float" office:value="0.5023107" calcext:value-type="float">
            <text:p>0.5023107</text:p>
          </table:table-cell>
          <table:table-cell office:value-type="float" office:value="634.32" calcext:value-type="float">
            <text:p>634.32</text:p>
          </table:table-cell>
          <table:table-cell office:value-type="float" office:value="4.1" calcext:value-type="float">
            <text:p>4.1</text:p>
          </table:table-cell>
          <table:table-cell office:value-type="float" office:value="6.201599" calcext:value-type="float">
            <text:p>6.201599</text:p>
          </table:table-cell>
          <table:table-cell office:value-type="float" office:value="1.522919" calcext:value-type="float">
            <text:p>1.522919</text:p>
          </table:table-cell>
          <table:table-cell office:value-type="float" office:value="4.9729" calcext:value-type="float">
            <text:p>4.9729</text:p>
          </table:table-cell>
          <table:table-cell office:value-type="float" office:value="2.51474" calcext:value-type="float">
            <text:p>2.51474</text:p>
          </table:table-cell>
          <table:table-cell office:value-type="float" office:value="4.71524" calcext:value-type="float">
            <text:p>4.71524</text:p>
          </table:table-cell>
          <table:table-cell office:value-type="float" office:value="3.141052" calcext:value-type="float">
            <text:p>3.141052</text:p>
          </table:table-cell>
          <table:table-cell office:value-type="float" office:value="4.588287" calcext:value-type="float">
            <text:p>4.588287</text:p>
          </table:table-cell>
          <table:table-cell office:value-type="float" office:value="3.677765" calcext:value-type="float">
            <text:p>3.677765</text:p>
          </table:table-cell>
          <table:table-cell office:value-type="float" office:value="4.598602" calcext:value-type="float">
            <text:p>4.598602</text:p>
          </table:table-cell>
          <table:table-cell office:value-type="float" office:value="4.020721" calcext:value-type="float">
            <text:p>4.020721</text:p>
          </table:table-cell>
          <table:table-cell office:value-type="float" office:value="4.836121" calcext:value-type="float">
            <text:p>4.836121</text:p>
          </table:table-cell>
          <table:table-cell office:value-type="float" office:value="4.374634" calcext:value-type="float">
            <text:p>4.374634</text:p>
          </table:table-cell>
          <table:table-cell office:value-type="float" office:value="4.968475" calcext:value-type="float">
            <text:p>4.968475</text:p>
          </table:table-cell>
          <table:table-cell office:value-type="float" office:value="4.650482" calcext:value-type="float">
            <text:p>4.650482</text:p>
          </table:table-cell>
          <table:table-cell office:value-type="float" office:value="5.132568" calcext:value-type="float">
            <text:p>5.132568</text:p>
          </table:table-cell>
          <table:table-cell office:value-type="float" office:value="4.978455" calcext:value-type="float">
            <text:p>4.978455</text:p>
          </table:table-cell>
          <table:table-cell office:value-type="float" office:value="5.375824" calcext:value-type="float">
            <text:p>5.375824</text:p>
          </table:table-cell>
          <table:table-cell office:value-type="float" office:value="5.304504" calcext:value-type="float">
            <text:p>5.304504</text:p>
          </table:table-cell>
          <table:table-cell office:value-type="float" office:value="5.514526" calcext:value-type="float">
            <text:p>5.514526</text:p>
          </table:table-cell>
          <table:table-cell office:value-type="float" office:value="5.507385" calcext:value-type="float">
            <text:p>5.507385</text:p>
          </table:table-cell>
          <table:table-cell office:value-type="float" office:value="5.655334" calcext:value-type="float">
            <text:p>5.655334</text:p>
          </table:table-cell>
          <table:table-cell office:value-type="float" office:value="5.641571" calcext:value-type="float">
            <text:p>5.641571</text:p>
          </table:table-cell>
          <table:table-cell office:value-type="float" office:value="5.824829" calcext:value-type="float">
            <text:p>5.824829</text:p>
          </table:table-cell>
          <table:table-cell office:value-type="float" office:value="5.806793" calcext:value-type="float">
            <text:p>5.806793</text:p>
          </table:table-cell>
          <table:table-cell office:value-type="float" office:value="6.082275" calcext:value-type="float">
            <text:p>6.082275</text:p>
          </table:table-cell>
          <table:table-cell office:value-type="float" office:value="6.069122" calcext:value-type="float">
            <text:p>6.069122</text:p>
          </table:table-cell>
          <table:table-cell office:value-type="float" office:value="6.362213" calcext:value-type="float">
            <text:p>6.362213</text:p>
          </table:table-cell>
          <table:table-cell office:value-type="float" office:value="6.354218" calcext:value-type="float">
            <text:p>6.354218</text:p>
          </table:table-cell>
          <table:table-cell office:value-type="float" office:value="12.0433" calcext:value-type="float">
            <text:p>12.0433</text:p>
          </table:table-cell>
          <table:table-cell office:value-type="float" office:value="-3.559235" calcext:value-type="float">
            <text:p>-3.55923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032006" calcext:value-type="float">
            <text:p>21032006</text:p>
          </table:table-cell>
          <table:table-cell office:value-type="float" office:value="17.48171" calcext:value-type="float">
            <text:p>17.48171</text:p>
          </table:table-cell>
          <table:table-cell office:value-type="float" office:value="0.38" calcext:value-type="float">
            <text:p>0.38</text:p>
          </table:table-cell>
          <table:table-cell office:value-type="float" office:value="-3.89" calcext:value-type="float">
            <text:p>-3.89</text:p>
          </table:table-cell>
          <table:table-cell office:value-type="float" office:value="0.5539848" calcext:value-type="float">
            <text:p>0.5539848</text:p>
          </table:table-cell>
          <table:table-cell office:value-type="float" office:value="0.4060118" calcext:value-type="float">
            <text:p>0.4060118</text:p>
          </table:table-cell>
          <table:table-cell office:value-type="float" office:value="398.088" calcext:value-type="float">
            <text:p>398.088</text:p>
          </table:table-cell>
          <table:table-cell office:value-type="float" office:value="2" calcext:value-type="float">
            <text:p>2</text:p>
          </table:table-cell>
          <table:table-cell office:value-type="float" office:value="7.656219" calcext:value-type="float">
            <text:p>7.656219</text:p>
          </table:table-cell>
          <table:table-cell office:value-type="float" office:value="1.070587" calcext:value-type="float">
            <text:p>1.070587</text:p>
          </table:table-cell>
          <table:table-cell office:value-type="float" office:value="6.008789" calcext:value-type="float">
            <text:p>6.008789</text:p>
          </table:table-cell>
          <table:table-cell office:value-type="float" office:value="2.026947" calcext:value-type="float">
            <text:p>2.026947</text:p>
          </table:table-cell>
          <table:table-cell office:value-type="float" office:value="5.258392" calcext:value-type="float">
            <text:p>5.258392</text:p>
          </table:table-cell>
          <table:table-cell office:value-type="float" office:value="2.70108" calcext:value-type="float">
            <text:p>2.70108</text:p>
          </table:table-cell>
          <table:table-cell office:value-type="float" office:value="4.829468" calcext:value-type="float">
            <text:p>4.829468</text:p>
          </table:table-cell>
          <table:table-cell office:value-type="float" office:value="3.290741" calcext:value-type="float">
            <text:p>3.290741</text:p>
          </table:table-cell>
          <table:table-cell office:value-type="float" office:value="4.65509" calcext:value-type="float">
            <text:p>4.65509</text:p>
          </table:table-cell>
          <table:table-cell office:value-type="float" office:value="3.677795" calcext:value-type="float">
            <text:p>3.677795</text:p>
          </table:table-cell>
          <table:table-cell office:value-type="float" office:value="4.570587" calcext:value-type="float">
            <text:p>4.570587</text:p>
          </table:table-cell>
          <table:table-cell office:value-type="float" office:value="4.085999" calcext:value-type="float">
            <text:p>4.085999</text:p>
          </table:table-cell>
          <table:table-cell office:value-type="float" office:value="4.727661" calcext:value-type="float">
            <text:p>4.727661</text:p>
          </table:table-cell>
          <table:table-cell office:value-type="float" office:value="4.408447" calcext:value-type="float">
            <text:p>4.408447</text:p>
          </table:table-cell>
          <table:table-cell office:value-type="float" office:value="4.9776" calcext:value-type="float">
            <text:p>4.9776</text:p>
          </table:table-cell>
          <table:table-cell office:value-type="float" office:value="4.822876" calcext:value-type="float">
            <text:p>4.822876</text:p>
          </table:table-cell>
          <table:table-cell office:value-type="float" office:value="5.30368" calcext:value-type="float">
            <text:p>5.30368</text:p>
          </table:table-cell>
          <table:table-cell office:value-type="float" office:value="5.216797" calcext:value-type="float">
            <text:p>5.216797</text:p>
          </table:table-cell>
          <table:table-cell office:value-type="float" office:value="5.507202" calcext:value-type="float">
            <text:p>5.507202</text:p>
          </table:table-cell>
          <table:table-cell office:value-type="float" office:value="5.487854" calcext:value-type="float">
            <text:p>5.487854</text:p>
          </table:table-cell>
          <table:table-cell office:value-type="float" office:value="5.662079" calcext:value-type="float">
            <text:p>5.662079</text:p>
          </table:table-cell>
          <table:table-cell office:value-type="float" office:value="5.655457" calcext:value-type="float">
            <text:p>5.655457</text:p>
          </table:table-cell>
          <table:table-cell office:value-type="float" office:value="5.840424" calcext:value-type="float">
            <text:p>5.840424</text:p>
          </table:table-cell>
          <table:table-cell office:value-type="float" office:value="5.825012" calcext:value-type="float">
            <text:p>5.825012</text:p>
          </table:table-cell>
          <table:table-cell office:value-type="float" office:value="6.094604" calcext:value-type="float">
            <text:p>6.094604</text:p>
          </table:table-cell>
          <table:table-cell office:value-type="float" office:value="6.082397" calcext:value-type="float">
            <text:p>6.082397</text:p>
          </table:table-cell>
          <table:table-cell office:value-type="float" office:value="6.37088" calcext:value-type="float">
            <text:p>6.37088</text:p>
          </table:table-cell>
          <table:table-cell office:value-type="float" office:value="6.362335" calcext:value-type="float">
            <text:p>6.362335</text:p>
          </table:table-cell>
          <table:table-cell office:value-type="float" office:value="18.22589" calcext:value-type="float">
            <text:p>18.22589</text:p>
          </table:table-cell>
          <table:table-cell office:value-type="float" office:value="-2.636047" calcext:value-type="float">
            <text:p>-2.63604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032006" calcext:value-type="float">
            <text:p>22032006</text:p>
          </table:table-cell>
          <table:table-cell office:value-type="float" office:value="22.17233" calcext:value-type="float">
            <text:p>22.17233</text:p>
          </table:table-cell>
          <table:table-cell office:value-type="float" office:value="0" calcext:value-type="float">
            <text:p>0</text:p>
          </table:table-cell>
          <table:table-cell office:value-type="float" office:value="-6.92" calcext:value-type="float">
            <text:p>-6.92</text:p>
          </table:table-cell>
          <table:table-cell office:value-type="float" office:value="0.539086" calcext:value-type="float">
            <text:p>0.539086</text:p>
          </table:table-cell>
          <table:table-cell office:value-type="float" office:value="0.3237022" calcext:value-type="float">
            <text:p>0.3237022</text:p>
          </table:table-cell>
          <table:table-cell office:value-type="float" office:value="254.052" calcext:value-type="float">
            <text:p>254.052</text:p>
          </table:table-cell>
          <table:table-cell office:value-type="float" office:value="0" calcext:value-type="float">
            <text:p>0</text:p>
          </table:table-cell>
          <table:table-cell office:value-type="float" office:value="9.512817" calcext:value-type="float">
            <text:p>9.512817</text:p>
          </table:table-cell>
          <table:table-cell office:value-type="float" office:value="0.5515442" calcext:value-type="float">
            <text:p>0.5515442</text:p>
          </table:table-cell>
          <table:table-cell office:value-type="float" office:value="7.508789" calcext:value-type="float">
            <text:p>7.508789</text:p>
          </table:table-cell>
          <table:table-cell office:value-type="float" office:value="1.668213" calcext:value-type="float">
            <text:p>1.668213</text:p>
          </table:table-cell>
          <table:table-cell office:value-type="float" office:value="6.210175" calcext:value-type="float">
            <text:p>6.210175</text:p>
          </table:table-cell>
          <table:table-cell office:value-type="float" office:value="2.468872" calcext:value-type="float">
            <text:p>2.468872</text:p>
          </table:table-cell>
          <table:table-cell office:value-type="float" office:value="5.383942" calcext:value-type="float">
            <text:p>5.383942</text:p>
          </table:table-cell>
          <table:table-cell office:value-type="float" office:value="3.137115" calcext:value-type="float">
            <text:p>3.137115</text:p>
          </table:table-cell>
          <table:table-cell office:value-type="float" office:value="4.99649" calcext:value-type="float">
            <text:p>4.99649</text:p>
          </table:table-cell>
          <table:table-cell office:value-type="float" office:value="3.557098" calcext:value-type="float">
            <text:p>3.557098</text:p>
          </table:table-cell>
          <table:table-cell office:value-type="float" office:value="4.727325" calcext:value-type="float">
            <text:p>4.727325</text:p>
          </table:table-cell>
          <table:table-cell office:value-type="float" office:value="3.986481" calcext:value-type="float">
            <text:p>3.986481</text:p>
          </table:table-cell>
          <table:table-cell office:value-type="float" office:value="4.70575" calcext:value-type="float">
            <text:p>4.70575</text:p>
          </table:table-cell>
          <table:table-cell office:value-type="float" office:value="4.309265" calcext:value-type="float">
            <text:p>4.309265</text:p>
          </table:table-cell>
          <table:table-cell office:value-type="float" office:value="4.830017" calcext:value-type="float">
            <text:p>4.830017</text:p>
          </table:table-cell>
          <table:table-cell office:value-type="float" office:value="4.727295" calcext:value-type="float">
            <text:p>4.727295</text:p>
          </table:table-cell>
          <table:table-cell office:value-type="float" office:value="5.215942" calcext:value-type="float">
            <text:p>5.215942</text:p>
          </table:table-cell>
          <table:table-cell office:value-type="float" office:value="5.138214" calcext:value-type="float">
            <text:p>5.138214</text:p>
          </table:table-cell>
          <table:table-cell office:value-type="float" office:value="5.487579" calcext:value-type="float">
            <text:p>5.487579</text:p>
          </table:table-cell>
          <table:table-cell office:value-type="float" office:value="5.459412" calcext:value-type="float">
            <text:p>5.459412</text:p>
          </table:table-cell>
          <table:table-cell office:value-type="float" office:value="5.662659" calcext:value-type="float">
            <text:p>5.662659</text:p>
          </table:table-cell>
          <table:table-cell office:value-type="float" office:value="5.661011" calcext:value-type="float">
            <text:p>5.661011</text:p>
          </table:table-cell>
          <table:table-cell office:value-type="float" office:value="5.852173" calcext:value-type="float">
            <text:p>5.852173</text:p>
          </table:table-cell>
          <table:table-cell office:value-type="float" office:value="5.840576" calcext:value-type="float">
            <text:p>5.840576</text:p>
          </table:table-cell>
          <table:table-cell office:value-type="float" office:value="6.106567" calcext:value-type="float">
            <text:p>6.106567</text:p>
          </table:table-cell>
          <table:table-cell office:value-type="float" office:value="6.094757" calcext:value-type="float">
            <text:p>6.094757</text:p>
          </table:table-cell>
          <table:table-cell office:value-type="float" office:value="6.380249" calcext:value-type="float">
            <text:p>6.380249</text:p>
          </table:table-cell>
          <table:table-cell office:value-type="float" office:value="6.370972" calcext:value-type="float">
            <text:p>6.370972</text:p>
          </table:table-cell>
          <table:table-cell office:value-type="float" office:value="21.20682" calcext:value-type="float">
            <text:p>21.20682</text:p>
          </table:table-cell>
          <table:table-cell office:value-type="float" office:value="-3.767059" calcext:value-type="float">
            <text:p>-3.76705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032006" calcext:value-type="float">
            <text:p>23032006</text:p>
          </table:table-cell>
          <table:table-cell office:value-type="float" office:value="22.68686" calcext:value-type="float">
            <text:p>22.68686</text:p>
          </table:table-cell>
          <table:table-cell office:value-type="float" office:value="1.16" calcext:value-type="float">
            <text:p>1.16</text:p>
          </table:table-cell>
          <table:table-cell office:value-type="float" office:value="-9.61" calcext:value-type="float">
            <text:p>-9.61</text:p>
          </table:table-cell>
          <table:table-cell office:value-type="float" office:value="0.5857287" calcext:value-type="float">
            <text:p>0.5857287</text:p>
          </table:table-cell>
          <table:table-cell office:value-type="float" office:value="0.2635717" calcext:value-type="float">
            <text:p>0.2635717</text:p>
          </table:table-cell>
          <table:table-cell office:value-type="float" office:value="379.944" calcext:value-type="float">
            <text:p>379.944</text:p>
          </table:table-cell>
          <table:table-cell office:value-type="float" office:value="0" calcext:value-type="float">
            <text:p>0</text:p>
          </table:table-cell>
          <table:table-cell office:value-type="float" office:value="10.78809" calcext:value-type="float">
            <text:p>10.78809</text:p>
          </table:table-cell>
          <table:table-cell office:value-type="float" office:value="-0.6905823" calcext:value-type="float">
            <text:p>-0.6905823</text:p>
          </table:table-cell>
          <table:table-cell office:value-type="float" office:value="7.948181" calcext:value-type="float">
            <text:p>7.948181</text:p>
          </table:table-cell>
          <table:table-cell office:value-type="float" office:value="0.8173218" calcext:value-type="float">
            <text:p>0.8173218</text:p>
          </table:table-cell>
          <table:table-cell office:value-type="float" office:value="6.452881" calcext:value-type="float">
            <text:p>6.452881</text:p>
          </table:table-cell>
          <table:table-cell office:value-type="float" office:value="1.866028" calcext:value-type="float">
            <text:p>1.866028</text:p>
          </table:table-cell>
          <table:table-cell office:value-type="float" office:value="5.51355" calcext:value-type="float">
            <text:p>5.51355</text:p>
          </table:table-cell>
          <table:table-cell office:value-type="float" office:value="2.731323" calcext:value-type="float">
            <text:p>2.731323</text:p>
          </table:table-cell>
          <table:table-cell office:value-type="float" office:value="5.058044" calcext:value-type="float">
            <text:p>5.058044</text:p>
          </table:table-cell>
          <table:table-cell office:value-type="float" office:value="3.280701" calcext:value-type="float">
            <text:p>3.280701</text:p>
          </table:table-cell>
          <table:table-cell office:value-type="float" office:value="4.738647" calcext:value-type="float">
            <text:p>4.738647</text:p>
          </table:table-cell>
          <table:table-cell office:value-type="float" office:value="3.831055" calcext:value-type="float">
            <text:p>3.831055</text:p>
          </table:table-cell>
          <table:table-cell office:value-type="float" office:value="4.706268" calcext:value-type="float">
            <text:p>4.706268</text:p>
          </table:table-cell>
          <table:table-cell office:value-type="float" office:value="4.205566" calcext:value-type="float">
            <text:p>4.205566</text:p>
          </table:table-cell>
          <table:table-cell office:value-type="float" office:value="4.779541" calcext:value-type="float">
            <text:p>4.779541</text:p>
          </table:table-cell>
          <table:table-cell office:value-type="float" office:value="4.665039" calcext:value-type="float">
            <text:p>4.665039</text:p>
          </table:table-cell>
          <table:table-cell office:value-type="float" office:value="5.137573" calcext:value-type="float">
            <text:p>5.137573</text:p>
          </table:table-cell>
          <table:table-cell office:value-type="float" office:value="5.078918" calcext:value-type="float">
            <text:p>5.078918</text:p>
          </table:table-cell>
          <table:table-cell office:value-type="float" office:value="5.459106" calcext:value-type="float">
            <text:p>5.459106</text:p>
          </table:table-cell>
          <table:table-cell office:value-type="float" office:value="5.428375" calcext:value-type="float">
            <text:p>5.428375</text:p>
          </table:table-cell>
          <table:table-cell office:value-type="float" office:value="5.66095" calcext:value-type="float">
            <text:p>5.66095</text:p>
          </table:table-cell>
          <table:table-cell office:value-type="float" office:value="5.654785" calcext:value-type="float">
            <text:p>5.654785</text:p>
          </table:table-cell>
          <table:table-cell office:value-type="float" office:value="5.859985" calcext:value-type="float">
            <text:p>5.859985</text:p>
          </table:table-cell>
          <table:table-cell office:value-type="float" office:value="5.852234" calcext:value-type="float">
            <text:p>5.852234</text:p>
          </table:table-cell>
          <table:table-cell office:value-type="float" office:value="6.117584" calcext:value-type="float">
            <text:p>6.117584</text:p>
          </table:table-cell>
          <table:table-cell office:value-type="float" office:value="6.106659" calcext:value-type="float">
            <text:p>6.106659</text:p>
          </table:table-cell>
          <table:table-cell office:value-type="float" office:value="6.390076" calcext:value-type="float">
            <text:p>6.390076</text:p>
          </table:table-cell>
          <table:table-cell office:value-type="float" office:value="6.380341" calcext:value-type="float">
            <text:p>6.380341</text:p>
          </table:table-cell>
          <table:table-cell office:value-type="float" office:value="23.66736" calcext:value-type="float">
            <text:p>23.66736</text:p>
          </table:table-cell>
          <table:table-cell office:value-type="float" office:value="-5.921112" calcext:value-type="float">
            <text:p>-5.9211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032006" calcext:value-type="float">
            <text:p>24032006</text:p>
          </table:table-cell>
          <table:table-cell office:value-type="float" office:value="16.80095" calcext:value-type="float">
            <text:p>16.80095</text:p>
          </table:table-cell>
          <table:table-cell office:value-type="float" office:value="1.54" calcext:value-type="float">
            <text:p>1.54</text:p>
          </table:table-cell>
          <table:table-cell office:value-type="float" office:value="-9.14" calcext:value-type="float">
            <text:p>-9.14</text:p>
          </table:table-cell>
          <table:table-cell office:value-type="float" office:value="0.6017783" calcext:value-type="float">
            <text:p>0.6017783</text:p>
          </table:table-cell>
          <table:table-cell office:value-type="float" office:value="0.2732891" calcext:value-type="float">
            <text:p>0.2732891</text:p>
          </table:table-cell>
          <table:table-cell office:value-type="float" office:value="273.744" calcext:value-type="float">
            <text:p>273.744</text:p>
          </table:table-cell>
          <table:table-cell office:value-type="float" office:value="0" calcext:value-type="float">
            <text:p>0</text:p>
          </table:table-cell>
          <table:table-cell office:value-type="float" office:value="8.050354" calcext:value-type="float">
            <text:p>8.050354</text:p>
          </table:table-cell>
          <table:table-cell office:value-type="float" office:value="-0.9794312" calcext:value-type="float">
            <text:p>-0.9794312</text:p>
          </table:table-cell>
          <table:table-cell office:value-type="float" office:value="6.235046" calcext:value-type="float">
            <text:p>6.235046</text:p>
          </table:table-cell>
          <table:table-cell office:value-type="float" office:value="0.7944336" calcext:value-type="float">
            <text:p>0.7944336</text:p>
          </table:table-cell>
          <table:table-cell office:value-type="float" office:value="5.284851" calcext:value-type="float">
            <text:p>5.284851</text:p>
          </table:table-cell>
          <table:table-cell office:value-type="float" office:value="1.930237" calcext:value-type="float">
            <text:p>1.930237</text:p>
          </table:table-cell>
          <table:table-cell office:value-type="float" office:value="4.770294" calcext:value-type="float">
            <text:p>4.770294</text:p>
          </table:table-cell>
          <table:table-cell office:value-type="float" office:value="2.839172" calcext:value-type="float">
            <text:p>2.839172</text:p>
          </table:table-cell>
          <table:table-cell office:value-type="float" office:value="4.60376" calcext:value-type="float">
            <text:p>4.60376</text:p>
          </table:table-cell>
          <table:table-cell office:value-type="float" office:value="3.38147" calcext:value-type="float">
            <text:p>3.38147</text:p>
          </table:table-cell>
          <table:table-cell office:value-type="float" office:value="4.709198" calcext:value-type="float">
            <text:p>4.709198</text:p>
          </table:table-cell>
          <table:table-cell office:value-type="float" office:value="3.899261" calcext:value-type="float">
            <text:p>3.899261</text:p>
          </table:table-cell>
          <table:table-cell office:value-type="float" office:value="4.691101" calcext:value-type="float">
            <text:p>4.691101</text:p>
          </table:table-cell>
          <table:table-cell office:value-type="float" office:value="4.234619" calcext:value-type="float">
            <text:p>4.234619</text:p>
          </table:table-cell>
          <table:table-cell office:value-type="float" office:value="4.734741" calcext:value-type="float">
            <text:p>4.734741</text:p>
          </table:table-cell>
          <table:table-cell office:value-type="float" office:value="4.641113" calcext:value-type="float">
            <text:p>4.641113</text:p>
          </table:table-cell>
          <table:table-cell office:value-type="float" office:value="5.0784" calcext:value-type="float">
            <text:p>5.0784</text:p>
          </table:table-cell>
          <table:table-cell office:value-type="float" office:value="5.03479" calcext:value-type="float">
            <text:p>5.03479</text:p>
          </table:table-cell>
          <table:table-cell office:value-type="float" office:value="5.42804" calcext:value-type="float">
            <text:p>5.42804</text:p>
          </table:table-cell>
          <table:table-cell office:value-type="float" office:value="5.39856" calcext:value-type="float">
            <text:p>5.39856</text:p>
          </table:table-cell>
          <table:table-cell office:value-type="float" office:value="5.654724" calcext:value-type="float">
            <text:p>5.654724</text:p>
          </table:table-cell>
          <table:table-cell office:value-type="float" office:value="5.645081" calcext:value-type="float">
            <text:p>5.645081</text:p>
          </table:table-cell>
          <table:table-cell office:value-type="float" office:value="5.865631" calcext:value-type="float">
            <text:p>5.865631</text:p>
          </table:table-cell>
          <table:table-cell office:value-type="float" office:value="5.860016" calcext:value-type="float">
            <text:p>5.860016</text:p>
          </table:table-cell>
          <table:table-cell office:value-type="float" office:value="6.129211" calcext:value-type="float">
            <text:p>6.129211</text:p>
          </table:table-cell>
          <table:table-cell office:value-type="float" office:value="6.117706" calcext:value-type="float">
            <text:p>6.117706</text:p>
          </table:table-cell>
          <table:table-cell office:value-type="float" office:value="6.400177" calcext:value-type="float">
            <text:p>6.400177</text:p>
          </table:table-cell>
          <table:table-cell office:value-type="float" office:value="6.390198" calcext:value-type="float">
            <text:p>6.390198</text:p>
          </table:table-cell>
          <table:table-cell office:value-type="float" office:value="16.31686" calcext:value-type="float">
            <text:p>16.31686</text:p>
          </table:table-cell>
          <table:table-cell office:value-type="float" office:value="-8.138031" calcext:value-type="float">
            <text:p>-8.13803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032006" calcext:value-type="float">
            <text:p>25032006</text:p>
          </table:table-cell>
          <table:table-cell office:value-type="float" office:value="15.33085" calcext:value-type="float">
            <text:p>15.33085</text:p>
          </table:table-cell>
          <table:table-cell office:value-type="float" office:value="3.63" calcext:value-type="float">
            <text:p>3.63</text:p>
          </table:table-cell>
          <table:table-cell office:value-type="float" office:value="-2.99" calcext:value-type="float">
            <text:p>-2.99</text:p>
          </table:table-cell>
          <table:table-cell office:value-type="float" office:value="0.671871" calcext:value-type="float">
            <text:p>0.671871</text:p>
          </table:table-cell>
          <table:table-cell office:value-type="float" office:value="0.4338503" calcext:value-type="float">
            <text:p>0.4338503</text:p>
          </table:table-cell>
          <table:table-cell office:value-type="float" office:value="134.82" calcext:value-type="float">
            <text:p>134.82</text:p>
          </table:table-cell>
          <table:table-cell office:value-type="float" office:value="0" calcext:value-type="float">
            <text:p>0</text:p>
          </table:table-cell>
          <table:table-cell office:value-type="float" office:value="8.490906" calcext:value-type="float">
            <text:p>8.490906</text:p>
          </table:table-cell>
          <table:table-cell office:value-type="float" office:value="0.06930542" calcext:value-type="float">
            <text:p>0.06930542</text:p>
          </table:table-cell>
          <table:table-cell office:value-type="float" office:value="6.567505" calcext:value-type="float">
            <text:p>6.567505</text:p>
          </table:table-cell>
          <table:table-cell office:value-type="float" office:value="1.36673" calcext:value-type="float">
            <text:p>1.36673</text:p>
          </table:table-cell>
          <table:table-cell office:value-type="float" office:value="5.596375" calcext:value-type="float">
            <text:p>5.596375</text:p>
          </table:table-cell>
          <table:table-cell office:value-type="float" office:value="2.211761" calcext:value-type="float">
            <text:p>2.211761</text:p>
          </table:table-cell>
          <table:table-cell office:value-type="float" office:value="4.988983" calcext:value-type="float">
            <text:p>4.988983</text:p>
          </table:table-cell>
          <table:table-cell office:value-type="float" office:value="2.904999" calcext:value-type="float">
            <text:p>2.904999</text:p>
          </table:table-cell>
          <table:table-cell office:value-type="float" office:value="4.691284" calcext:value-type="float">
            <text:p>4.691284</text:p>
          </table:table-cell>
          <table:table-cell office:value-type="float" office:value="3.343201" calcext:value-type="float">
            <text:p>3.343201</text:p>
          </table:table-cell>
          <table:table-cell office:value-type="float" office:value="4.492554" calcext:value-type="float">
            <text:p>4.492554</text:p>
          </table:table-cell>
          <table:table-cell office:value-type="float" office:value="3.791962" calcext:value-type="float">
            <text:p>3.791962</text:p>
          </table:table-cell>
          <table:table-cell office:value-type="float" office:value="4.496063" calcext:value-type="float">
            <text:p>4.496063</text:p>
          </table:table-cell>
          <table:table-cell office:value-type="float" office:value="4.124237" calcext:value-type="float">
            <text:p>4.124237</text:p>
          </table:table-cell>
          <table:table-cell office:value-type="float" office:value="4.654449" calcext:value-type="float">
            <text:p>4.654449</text:p>
          </table:table-cell>
          <table:table-cell office:value-type="float" office:value="4.55011" calcext:value-type="float">
            <text:p>4.55011</text:p>
          </table:table-cell>
          <table:table-cell office:value-type="float" office:value="5.034271" calcext:value-type="float">
            <text:p>5.034271</text:p>
          </table:table-cell>
          <table:table-cell office:value-type="float" office:value="4.980347" calcext:value-type="float">
            <text:p>4.980347</text:p>
          </table:table-cell>
          <table:table-cell office:value-type="float" office:value="5.398224" calcext:value-type="float">
            <text:p>5.398224</text:p>
          </table:table-cell>
          <table:table-cell office:value-type="float" office:value="5.368958" calcext:value-type="float">
            <text:p>5.368958</text:p>
          </table:table-cell>
          <table:table-cell office:value-type="float" office:value="5.644989" calcext:value-type="float">
            <text:p>5.644989</text:p>
          </table:table-cell>
          <table:table-cell office:value-type="float" office:value="5.633972" calcext:value-type="float">
            <text:p>5.633972</text:p>
          </table:table-cell>
          <table:table-cell office:value-type="float" office:value="5.868195" calcext:value-type="float">
            <text:p>5.868195</text:p>
          </table:table-cell>
          <table:table-cell office:value-type="float" office:value="5.865662" calcext:value-type="float">
            <text:p>5.865662</text:p>
          </table:table-cell>
          <table:table-cell office:value-type="float" office:value="6.136688" calcext:value-type="float">
            <text:p>6.136688</text:p>
          </table:table-cell>
          <table:table-cell office:value-type="float" office:value="6.129272" calcext:value-type="float">
            <text:p>6.129272</text:p>
          </table:table-cell>
          <table:table-cell office:value-type="float" office:value="6.409363" calcext:value-type="float">
            <text:p>6.409363</text:p>
          </table:table-cell>
          <table:table-cell office:value-type="float" office:value="6.400269" calcext:value-type="float">
            <text:p>6.400269</text:p>
          </table:table-cell>
          <table:table-cell office:value-type="float" office:value="18.68637" calcext:value-type="float">
            <text:p>18.68637</text:p>
          </table:table-cell>
          <table:table-cell office:value-type="float" office:value="-5.192963" calcext:value-type="float">
            <text:p>-5.19296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032006" calcext:value-type="float">
            <text:p>26032006</text:p>
          </table:table-cell>
          <table:table-cell office:value-type="float" office:value="18.06383" calcext:value-type="float">
            <text:p>18.06383</text:p>
          </table:table-cell>
          <table:table-cell office:value-type="float" office:value="11.72" calcext:value-type="float">
            <text:p>11.72</text:p>
          </table:table-cell>
          <table:table-cell office:value-type="float" office:value="-3.89" calcext:value-type="float">
            <text:p>-3.89</text:p>
          </table:table-cell>
          <table:table-cell office:value-type="float" office:value="0.8303487" calcext:value-type="float">
            <text:p>0.8303487</text:p>
          </table:table-cell>
          <table:table-cell office:value-type="float" office:value="0.4060118" calcext:value-type="float">
            <text:p>0.4060118</text:p>
          </table:table-cell>
          <table:table-cell office:value-type="float" office:value="525.132" calcext:value-type="float">
            <text:p>525.132</text:p>
          </table:table-cell>
          <table:table-cell office:value-type="float" office:value="0.9" calcext:value-type="float">
            <text:p>0.9</text:p>
          </table:table-cell>
          <table:table-cell office:value-type="float" office:value="10.68216" calcext:value-type="float">
            <text:p>10.68216</text:p>
          </table:table-cell>
          <table:table-cell office:value-type="float" office:value="-0.001861572" calcext:value-type="float">
            <text:p>-0.001861572</text:p>
          </table:table-cell>
          <table:table-cell office:value-type="float" office:value="8.151031" calcext:value-type="float">
            <text:p>8.151031</text:p>
          </table:table-cell>
          <table:table-cell office:value-type="float" office:value="1.386353" calcext:value-type="float">
            <text:p>1.386353</text:p>
          </table:table-cell>
          <table:table-cell office:value-type="float" office:value="6.830688" calcext:value-type="float">
            <text:p>6.830688</text:p>
          </table:table-cell>
          <table:table-cell office:value-type="float" office:value="2.273865" calcext:value-type="float">
            <text:p>2.273865</text:p>
          </table:table-cell>
          <table:table-cell office:value-type="float" office:value="5.905609" calcext:value-type="float">
            <text:p>5.905609</text:p>
          </table:table-cell>
          <table:table-cell office:value-type="float" office:value="2.993866" calcext:value-type="float">
            <text:p>2.993866</text:p>
          </table:table-cell>
          <table:table-cell office:value-type="float" office:value="5.420685" calcext:value-type="float">
            <text:p>5.420685</text:p>
          </table:table-cell>
          <table:table-cell office:value-type="float" office:value="3.434082" calcext:value-type="float">
            <text:p>3.434082</text:p>
          </table:table-cell>
          <table:table-cell office:value-type="float" office:value="5.067261" calcext:value-type="float">
            <text:p>5.067261</text:p>
          </table:table-cell>
          <table:table-cell office:value-type="float" office:value="3.874512" calcext:value-type="float">
            <text:p>3.874512</text:p>
          </table:table-cell>
          <table:table-cell office:value-type="float" office:value="4.829651" calcext:value-type="float">
            <text:p>4.829651</text:p>
          </table:table-cell>
          <table:table-cell office:value-type="float" office:value="4.171936" calcext:value-type="float">
            <text:p>4.171936</text:p>
          </table:table-cell>
          <table:table-cell office:value-type="float" office:value="4.629333" calcext:value-type="float">
            <text:p>4.629333</text:p>
          </table:table-cell>
          <table:table-cell office:value-type="float" office:value="4.543915" calcext:value-type="float">
            <text:p>4.543915</text:p>
          </table:table-cell>
          <table:table-cell office:value-type="float" office:value="4.979828" calcext:value-type="float">
            <text:p>4.979828</text:p>
          </table:table-cell>
          <table:table-cell office:value-type="float" office:value="4.943848" calcext:value-type="float">
            <text:p>4.943848</text:p>
          </table:table-cell>
          <table:table-cell office:value-type="float" office:value="5.368652" calcext:value-type="float">
            <text:p>5.368652</text:p>
          </table:table-cell>
          <table:table-cell office:value-type="float" office:value="5.338989" calcext:value-type="float">
            <text:p>5.338989</text:p>
          </table:table-cell>
          <table:table-cell office:value-type="float" office:value="5.63385" calcext:value-type="float">
            <text:p>5.63385</text:p>
          </table:table-cell>
          <table:table-cell office:value-type="float" office:value="5.620544" calcext:value-type="float">
            <text:p>5.620544</text:p>
          </table:table-cell>
          <table:table-cell office:value-type="float" office:value="5.868378" calcext:value-type="float">
            <text:p>5.868378</text:p>
          </table:table-cell>
          <table:table-cell office:value-type="float" office:value="5.86795" calcext:value-type="float">
            <text:p>5.86795</text:p>
          </table:table-cell>
          <table:table-cell office:value-type="float" office:value="6.143402" calcext:value-type="float">
            <text:p>6.143402</text:p>
          </table:table-cell>
          <table:table-cell office:value-type="float" office:value="6.13678" calcext:value-type="float">
            <text:p>6.13678</text:p>
          </table:table-cell>
          <table:table-cell office:value-type="float" office:value="6.417969" calcext:value-type="float">
            <text:p>6.417969</text:p>
          </table:table-cell>
          <table:table-cell office:value-type="float" office:value="6.409424" calcext:value-type="float">
            <text:p>6.409424</text:p>
          </table:table-cell>
          <table:table-cell office:value-type="float" office:value="25.38184" calcext:value-type="float">
            <text:p>25.38184</text:p>
          </table:table-cell>
          <table:table-cell office:value-type="float" office:value="-6.048889" calcext:value-type="float">
            <text:p>-6.04888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7032006" calcext:value-type="float">
            <text:p>27032006</text:p>
          </table:table-cell>
          <table:table-cell office:value-type="float" office:value="4.8942" calcext:value-type="float">
            <text:p>4.8942</text:p>
          </table:table-cell>
          <table:table-cell office:value-type="float" office:value="6.26" calcext:value-type="float">
            <text:p>6.26</text:p>
          </table:table-cell>
          <table:table-cell office:value-type="float" office:value="3.22" calcext:value-type="float">
            <text:p>3.22</text:p>
          </table:table-cell>
          <table:table-cell office:value-type="float" office:value="0.8367411" calcext:value-type="float">
            <text:p>0.8367411</text:p>
          </table:table-cell>
          <table:table-cell office:value-type="float" office:value="0.677563" calcext:value-type="float">
            <text:p>0.677563</text:p>
          </table:table-cell>
          <table:table-cell office:value-type="float" office:value="406.692" calcext:value-type="float">
            <text:p>406.692</text:p>
          </table:table-cell>
          <table:table-cell office:value-type="float" office:value="1.5" calcext:value-type="float">
            <text:p>1.5</text:p>
          </table:table-cell>
          <table:table-cell office:value-type="float" office:value="7.821503" calcext:value-type="float">
            <text:p>7.821503</text:p>
          </table:table-cell>
          <table:table-cell office:value-type="float" office:value="3.257904" calcext:value-type="float">
            <text:p>3.257904</text:p>
          </table:table-cell>
          <table:table-cell office:value-type="float" office:value="6.442566" calcext:value-type="float">
            <text:p>6.442566</text:p>
          </table:table-cell>
          <table:table-cell office:value-type="float" office:value="4.029785" calcext:value-type="float">
            <text:p>4.029785</text:p>
          </table:table-cell>
          <table:table-cell office:value-type="float" office:value="5.839813" calcext:value-type="float">
            <text:p>5.839813</text:p>
          </table:table-cell>
          <table:table-cell office:value-type="float" office:value="4.540283" calcext:value-type="float">
            <text:p>4.540283</text:p>
          </table:table-cell>
          <table:table-cell office:value-type="float" office:value="5.513397" calcext:value-type="float">
            <text:p>5.513397</text:p>
          </table:table-cell>
          <table:table-cell office:value-type="float" office:value="4.780426" calcext:value-type="float">
            <text:p>4.780426</text:p>
          </table:table-cell>
          <table:table-cell office:value-type="float" office:value="5.336334" calcext:value-type="float">
            <text:p>5.336334</text:p>
          </table:table-cell>
          <table:table-cell office:value-type="float" office:value="4.845123" calcext:value-type="float">
            <text:p>4.845123</text:p>
          </table:table-cell>
          <table:table-cell office:value-type="float" office:value="5.090881" calcext:value-type="float">
            <text:p>5.090881</text:p>
          </table:table-cell>
          <table:table-cell office:value-type="float" office:value="4.881165" calcext:value-type="float">
            <text:p>4.881165</text:p>
          </table:table-cell>
          <table:table-cell office:value-type="float" office:value="4.992096" calcext:value-type="float">
            <text:p>4.992096</text:p>
          </table:table-cell>
          <table:table-cell office:value-type="float" office:value="4.838531" calcext:value-type="float">
            <text:p>4.838531</text:p>
          </table:table-cell>
          <table:table-cell office:value-type="float" office:value="4.885742" calcext:value-type="float">
            <text:p>4.885742</text:p>
          </table:table-cell>
          <table:table-cell office:value-type="float" office:value="4.633789" calcext:value-type="float">
            <text:p>4.633789</text:p>
          </table:table-cell>
          <table:table-cell office:value-type="float" office:value="4.991272" calcext:value-type="float">
            <text:p>4.991272</text:p>
          </table:table-cell>
          <table:table-cell office:value-type="float" office:value="4.943756" calcext:value-type="float">
            <text:p>4.943756</text:p>
          </table:table-cell>
          <table:table-cell office:value-type="float" office:value="5.338684" calcext:value-type="float">
            <text:p>5.338684</text:p>
          </table:table-cell>
          <table:table-cell office:value-type="float" office:value="5.320557" calcext:value-type="float">
            <text:p>5.320557</text:p>
          </table:table-cell>
          <table:table-cell office:value-type="float" office:value="5.620392" calcext:value-type="float">
            <text:p>5.620392</text:p>
          </table:table-cell>
          <table:table-cell office:value-type="float" office:value="5.60791" calcext:value-type="float">
            <text:p>5.60791</text:p>
          </table:table-cell>
          <table:table-cell office:value-type="float" office:value="5.86792" calcext:value-type="float">
            <text:p>5.86792</text:p>
          </table:table-cell>
          <table:table-cell office:value-type="float" office:value="5.865631" calcext:value-type="float">
            <text:p>5.865631</text:p>
          </table:table-cell>
          <table:table-cell office:value-type="float" office:value="6.148865" calcext:value-type="float">
            <text:p>6.148865</text:p>
          </table:table-cell>
          <table:table-cell office:value-type="float" office:value="6.143494" calcext:value-type="float">
            <text:p>6.143494</text:p>
          </table:table-cell>
          <table:table-cell office:value-type="float" office:value="6.425751" calcext:value-type="float">
            <text:p>6.425751</text:p>
          </table:table-cell>
          <table:table-cell office:value-type="float" office:value="6.41806" calcext:value-type="float">
            <text:p>6.41806</text:p>
          </table:table-cell>
          <table:table-cell office:value-type="float" office:value="14.3866" calcext:value-type="float">
            <text:p>14.3866</text:p>
          </table:table-cell>
          <table:table-cell office:value-type="float" office:value="-0.4909668" calcext:value-type="float">
            <text:p>-0.490966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032006" calcext:value-type="float">
            <text:p>28032006</text:p>
          </table:table-cell>
          <table:table-cell office:value-type="float" office:value="8.747281" calcext:value-type="float">
            <text:p>8.747281</text:p>
          </table:table-cell>
          <table:table-cell office:value-type="float" office:value="8.55" calcext:value-type="float">
            <text:p>8.55</text:p>
          </table:table-cell>
          <table:table-cell office:value-type="float" office:value="2.74" calcext:value-type="float">
            <text:p>2.74</text:p>
          </table:table-cell>
          <table:table-cell office:value-type="float" office:value="0.8689566" calcext:value-type="float">
            <text:p>0.8689566</text:p>
          </table:table-cell>
          <table:table-cell office:value-type="float" office:value="0.6550817" calcext:value-type="float">
            <text:p>0.6550817</text:p>
          </table:table-cell>
          <table:table-cell office:value-type="float" office:value="221.256" calcext:value-type="float">
            <text:p>221.256</text:p>
          </table:table-cell>
          <table:table-cell office:value-type="float" office:value="0" calcext:value-type="float">
            <text:p>0</text:p>
          </table:table-cell>
          <table:table-cell office:value-type="float" office:value="9.003174" calcext:value-type="float">
            <text:p>9.003174</text:p>
          </table:table-cell>
          <table:table-cell office:value-type="float" office:value="2.456055" calcext:value-type="float">
            <text:p>2.456055</text:p>
          </table:table-cell>
          <table:table-cell office:value-type="float" office:value="7.159302" calcext:value-type="float">
            <text:p>7.159302</text:p>
          </table:table-cell>
          <table:table-cell office:value-type="float" office:value="3.225281" calcext:value-type="float">
            <text:p>3.225281</text:p>
          </table:table-cell>
          <table:table-cell office:value-type="float" office:value="6.252075" calcext:value-type="float">
            <text:p>6.252075</text:p>
          </table:table-cell>
          <table:table-cell office:value-type="float" office:value="3.745178" calcext:value-type="float">
            <text:p>3.745178</text:p>
          </table:table-cell>
          <table:table-cell office:value-type="float" office:value="5.648926" calcext:value-type="float">
            <text:p>5.648926</text:p>
          </table:table-cell>
          <table:table-cell office:value-type="float" office:value="4.13739" calcext:value-type="float">
            <text:p>4.13739</text:p>
          </table:table-cell>
          <table:table-cell office:value-type="float" office:value="5.341675" calcext:value-type="float">
            <text:p>5.341675</text:p>
          </table:table-cell>
          <table:table-cell office:value-type="float" office:value="4.370789" calcext:value-type="float">
            <text:p>4.370789</text:p>
          </table:table-cell>
          <table:table-cell office:value-type="float" office:value="5.095734" calcext:value-type="float">
            <text:p>5.095734</text:p>
          </table:table-cell>
          <table:table-cell office:value-type="float" office:value="4.589294" calcext:value-type="float">
            <text:p>4.589294</text:p>
          </table:table-cell>
          <table:table-cell office:value-type="float" office:value="4.997955" calcext:value-type="float">
            <text:p>4.997955</text:p>
          </table:table-cell>
          <table:table-cell office:value-type="float" office:value="4.723022" calcext:value-type="float">
            <text:p>4.723022</text:p>
          </table:table-cell>
          <table:table-cell office:value-type="float" office:value="4.915161" calcext:value-type="float">
            <text:p>4.915161</text:p>
          </table:table-cell>
          <table:table-cell office:value-type="float" office:value="4.881683" calcext:value-type="float">
            <text:p>4.881683</text:p>
          </table:table-cell>
          <table:table-cell office:value-type="float" office:value="5.042145" calcext:value-type="float">
            <text:p>5.042145</text:p>
          </table:table-cell>
          <table:table-cell office:value-type="float" office:value="4.992004" calcext:value-type="float">
            <text:p>4.992004</text:p>
          </table:table-cell>
          <table:table-cell office:value-type="float" office:value="5.320801" calcext:value-type="float">
            <text:p>5.320801</text:p>
          </table:table-cell>
          <table:table-cell office:value-type="float" office:value="5.319061" calcext:value-type="float">
            <text:p>5.319061</text:p>
          </table:table-cell>
          <table:table-cell office:value-type="float" office:value="5.607788" calcext:value-type="float">
            <text:p>5.607788</text:p>
          </table:table-cell>
          <table:table-cell office:value-type="float" office:value="5.599762" calcext:value-type="float">
            <text:p>5.599762</text:p>
          </table:table-cell>
          <table:table-cell office:value-type="float" office:value="5.865601" calcext:value-type="float">
            <text:p>5.865601</text:p>
          </table:table-cell>
          <table:table-cell office:value-type="float" office:value="5.863342" calcext:value-type="float">
            <text:p>5.863342</text:p>
          </table:table-cell>
          <table:table-cell office:value-type="float" office:value="6.153076" calcext:value-type="float">
            <text:p>6.153076</text:p>
          </table:table-cell>
          <table:table-cell office:value-type="float" office:value="6.148926" calcext:value-type="float">
            <text:p>6.148926</text:p>
          </table:table-cell>
          <table:table-cell office:value-type="float" office:value="6.432465" calcext:value-type="float">
            <text:p>6.432465</text:p>
          </table:table-cell>
          <table:table-cell office:value-type="float" office:value="6.425842" calcext:value-type="float">
            <text:p>6.425842</text:p>
          </table:table-cell>
          <table:table-cell office:value-type="float" office:value="18.07571" calcext:value-type="float">
            <text:p>18.07571</text:p>
          </table:table-cell>
          <table:table-cell office:value-type="float" office:value="-1.333862" calcext:value-type="float">
            <text:p>-1.33386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9032006" calcext:value-type="float">
            <text:p>29032006</text:p>
          </table:table-cell>
          <table:table-cell office:value-type="float" office:value="13.71024" calcext:value-type="float">
            <text:p>13.71024</text:p>
          </table:table-cell>
          <table:table-cell office:value-type="float" office:value="20.79" calcext:value-type="float">
            <text:p>20.79</text:p>
          </table:table-cell>
          <table:table-cell office:value-type="float" office:value="1.91" calcext:value-type="float">
            <text:p>1.91</text:p>
          </table:table-cell>
          <table:table-cell office:value-type="float" office:value="1.202833" calcext:value-type="float">
            <text:p>1.202833</text:p>
          </table:table-cell>
          <table:table-cell office:value-type="float" office:value="0.6177825" calcext:value-type="float">
            <text:p>0.6177825</text:p>
          </table:table-cell>
          <table:table-cell office:value-type="float" office:value="576.468" calcext:value-type="float">
            <text:p>576.468</text:p>
          </table:table-cell>
          <table:table-cell office:value-type="float" office:value="0.8" calcext:value-type="float">
            <text:p>0.8</text:p>
          </table:table-cell>
          <table:table-cell office:value-type="float" office:value="13.13037" calcext:value-type="float">
            <text:p>13.13037</text:p>
          </table:table-cell>
          <table:table-cell office:value-type="float" office:value="2.591919" calcext:value-type="float">
            <text:p>2.591919</text:p>
          </table:table-cell>
          <table:table-cell office:value-type="float" office:value="9.798157" calcext:value-type="float">
            <text:p>9.798157</text:p>
          </table:table-cell>
          <table:table-cell office:value-type="float" office:value="3.342072" calcext:value-type="float">
            <text:p>3.342072</text:p>
          </table:table-cell>
          <table:table-cell office:value-type="float" office:value="8.135376" calcext:value-type="float">
            <text:p>8.135376</text:p>
          </table:table-cell>
          <table:table-cell office:value-type="float" office:value="3.860687" calcext:value-type="float">
            <text:p>3.860687</text:p>
          </table:table-cell>
          <table:table-cell office:value-type="float" office:value="7.053375" calcext:value-type="float">
            <text:p>7.053375</text:p>
          </table:table-cell>
          <table:table-cell office:value-type="float" office:value="4.249512" calcext:value-type="float">
            <text:p>4.249512</text:p>
          </table:table-cell>
          <table:table-cell office:value-type="float" office:value="6.478638" calcext:value-type="float">
            <text:p>6.478638</text:p>
          </table:table-cell>
          <table:table-cell office:value-type="float" office:value="4.470825" calcext:value-type="float">
            <text:p>4.470825</text:p>
          </table:table-cell>
          <table:table-cell office:value-type="float" office:value="5.922516" calcext:value-type="float">
            <text:p>5.922516</text:p>
          </table:table-cell>
          <table:table-cell office:value-type="float" office:value="4.672638" calcext:value-type="float">
            <text:p>4.672638</text:p>
          </table:table-cell>
          <table:table-cell office:value-type="float" office:value="5.481781" calcext:value-type="float">
            <text:p>5.481781</text:p>
          </table:table-cell>
          <table:table-cell office:value-type="float" office:value="4.793549" calcext:value-type="float">
            <text:p>4.793549</text:p>
          </table:table-cell>
          <table:table-cell office:value-type="float" office:value="5.037994" calcext:value-type="float">
            <text:p>5.037994</text:p>
          </table:table-cell>
          <table:table-cell office:value-type="float" office:value="4.912476" calcext:value-type="float">
            <text:p>4.912476</text:p>
          </table:table-cell>
          <table:table-cell office:value-type="float" office:value="5.08316" calcext:value-type="float">
            <text:p>5.08316</text:p>
          </table:table-cell>
          <table:table-cell office:value-type="float" office:value="5.042542" calcext:value-type="float">
            <text:p>5.042542</text:p>
          </table:table-cell>
          <table:table-cell office:value-type="float" office:value="5.328857" calcext:value-type="float">
            <text:p>5.328857</text:p>
          </table:table-cell>
          <table:table-cell office:value-type="float" office:value="5.320892" calcext:value-type="float">
            <text:p>5.320892</text:p>
          </table:table-cell>
          <table:table-cell office:value-type="float" office:value="5.599701" calcext:value-type="float">
            <text:p>5.599701</text:p>
          </table:table-cell>
          <table:table-cell office:value-type="float" office:value="5.596832" calcext:value-type="float">
            <text:p>5.596832</text:p>
          </table:table-cell>
          <table:table-cell office:value-type="float" office:value="5.863312" calcext:value-type="float">
            <text:p>5.863312</text:p>
          </table:table-cell>
          <table:table-cell office:value-type="float" office:value="5.86142" calcext:value-type="float">
            <text:p>5.86142</text:p>
          </table:table-cell>
          <table:table-cell office:value-type="float" office:value="6.156677" calcext:value-type="float">
            <text:p>6.156677</text:p>
          </table:table-cell>
          <table:table-cell office:value-type="float" office:value="6.153076" calcext:value-type="float">
            <text:p>6.153076</text:p>
          </table:table-cell>
          <table:table-cell office:value-type="float" office:value="6.439117" calcext:value-type="float">
            <text:p>6.439117</text:p>
          </table:table-cell>
          <table:table-cell office:value-type="float" office:value="6.432556" calcext:value-type="float">
            <text:p>6.432556</text:p>
          </table:table-cell>
          <table:table-cell office:value-type="float" office:value="30.62064" calcext:value-type="float">
            <text:p>30.62064</text:p>
          </table:table-cell>
          <table:table-cell office:value-type="float" office:value="-1.626923" calcext:value-type="float">
            <text:p>-1.62692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032006" calcext:value-type="float">
            <text:p>30032006</text:p>
          </table:table-cell>
          <table:table-cell office:value-type="float" office:value="4.38804" calcext:value-type="float">
            <text:p>4.38804</text:p>
          </table:table-cell>
          <table:table-cell office:value-type="float" office:value="19.33" calcext:value-type="float">
            <text:p>19.33</text:p>
          </table:table-cell>
          <table:table-cell office:value-type="float" office:value="7.88" calcext:value-type="float">
            <text:p>7.88</text:p>
          </table:table-cell>
          <table:table-cell office:value-type="float" office:value="1.675023" calcext:value-type="float">
            <text:p>1.675023</text:p>
          </table:table-cell>
          <table:table-cell office:value-type="float" office:value="0.9176089" calcext:value-type="float">
            <text:p>0.9176089</text:p>
          </table:table-cell>
          <table:table-cell office:value-type="float" office:value="473.148" calcext:value-type="float">
            <text:p>473.148</text:p>
          </table:table-cell>
          <table:table-cell office:value-type="float" office:value="70.1" calcext:value-type="float">
            <text:p>70.1</text:p>
          </table:table-cell>
          <table:table-cell office:value-type="float" office:value="18.82272" calcext:value-type="float">
            <text:p>18.82272</text:p>
          </table:table-cell>
          <table:table-cell office:value-type="float" office:value="7.03241" calcext:value-type="float">
            <text:p>7.03241</text:p>
          </table:table-cell>
          <table:table-cell office:value-type="float" office:value="14.04749" calcext:value-type="float">
            <text:p>14.04749</text:p>
          </table:table-cell>
          <table:table-cell office:value-type="float" office:value="7.535431" calcext:value-type="float">
            <text:p>7.535431</text:p>
          </table:table-cell>
          <table:table-cell office:value-type="float" office:value="12.08469" calcext:value-type="float">
            <text:p>12.08469</text:p>
          </table:table-cell>
          <table:table-cell office:value-type="float" office:value="7.197052" calcext:value-type="float">
            <text:p>7.197052</text:p>
          </table:table-cell>
          <table:table-cell office:value-type="float" office:value="10.36182" calcext:value-type="float">
            <text:p>10.36182</text:p>
          </table:table-cell>
          <table:table-cell office:value-type="float" office:value="6.802551" calcext:value-type="float">
            <text:p>6.802551</text:p>
          </table:table-cell>
          <table:table-cell office:value-type="float" office:value="9.152374" calcext:value-type="float">
            <text:p>9.152374</text:p>
          </table:table-cell>
          <table:table-cell office:value-type="float" office:value="6.47934" calcext:value-type="float">
            <text:p>6.47934</text:p>
          </table:table-cell>
          <table:table-cell office:value-type="float" office:value="7.993134" calcext:value-type="float">
            <text:p>7.993134</text:p>
          </table:table-cell>
          <table:table-cell office:value-type="float" office:value="5.934143" calcext:value-type="float">
            <text:p>5.934143</text:p>
          </table:table-cell>
          <table:table-cell office:value-type="float" office:value="7.095612" calcext:value-type="float">
            <text:p>7.095612</text:p>
          </table:table-cell>
          <table:table-cell office:value-type="float" office:value="5.495026" calcext:value-type="float">
            <text:p>5.495026</text:p>
          </table:table-cell>
          <table:table-cell office:value-type="float" office:value="5.820801" calcext:value-type="float">
            <text:p>5.820801</text:p>
          </table:table-cell>
          <table:table-cell office:value-type="float" office:value="5.04361" calcext:value-type="float">
            <text:p>5.04361</text:p>
          </table:table-cell>
          <table:table-cell office:value-type="float" office:value="5.249542" calcext:value-type="float">
            <text:p>5.249542</text:p>
          </table:table-cell>
          <table:table-cell office:value-type="float" office:value="5.083893" calcext:value-type="float">
            <text:p>5.083893</text:p>
          </table:table-cell>
          <table:table-cell office:value-type="float" office:value="5.35321" calcext:value-type="float">
            <text:p>5.35321</text:p>
          </table:table-cell>
          <table:table-cell office:value-type="float" office:value="5.328979" calcext:value-type="float">
            <text:p>5.328979</text:p>
          </table:table-cell>
          <table:table-cell office:value-type="float" office:value="5.599762" calcext:value-type="float">
            <text:p>5.599762</text:p>
          </table:table-cell>
          <table:table-cell office:value-type="float" office:value="5.596741" calcext:value-type="float">
            <text:p>5.596741</text:p>
          </table:table-cell>
          <table:table-cell office:value-type="float" office:value="5.86142" calcext:value-type="float">
            <text:p>5.86142</text:p>
          </table:table-cell>
          <table:table-cell office:value-type="float" office:value="5.86087" calcext:value-type="float">
            <text:p>5.86087</text:p>
          </table:table-cell>
          <table:table-cell office:value-type="float" office:value="6.160065" calcext:value-type="float">
            <text:p>6.160065</text:p>
          </table:table-cell>
          <table:table-cell office:value-type="float" office:value="6.156708" calcext:value-type="float">
            <text:p>6.156708</text:p>
          </table:table-cell>
          <table:table-cell office:value-type="float" office:value="6.444122" calcext:value-type="float">
            <text:p>6.444122</text:p>
          </table:table-cell>
          <table:table-cell office:value-type="float" office:value="6.439178" calcext:value-type="float">
            <text:p>6.439178</text:p>
          </table:table-cell>
          <table:table-cell office:value-type="float" office:value="30.69891" calcext:value-type="float">
            <text:p>30.69891</text:p>
          </table:table-cell>
          <table:table-cell office:value-type="float" office:value="6.19754" calcext:value-type="float">
            <text:p>6.1975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032006" calcext:value-type="float">
            <text:p>31032006</text:p>
          </table:table-cell>
          <table:table-cell office:value-type="float" office:value="11.89368" calcext:value-type="float">
            <text:p>11.89368</text:p>
          </table:table-cell>
          <table:table-cell office:value-type="float" office:value="12.75" calcext:value-type="float">
            <text:p>12.75</text:p>
          </table:table-cell>
          <table:table-cell office:value-type="float" office:value="3.72" calcext:value-type="float">
            <text:p>3.72</text:p>
          </table:table-cell>
          <table:table-cell office:value-type="float" office:value="0.9963021" calcext:value-type="float">
            <text:p>0.9963021</text:p>
          </table:table-cell>
          <table:table-cell office:value-type="float" office:value="0.7017147" calcext:value-type="float">
            <text:p>0.7017147</text:p>
          </table:table-cell>
          <table:table-cell office:value-type="float" office:value="517.0681" calcext:value-type="float">
            <text:p>517.0681</text:p>
          </table:table-cell>
          <table:table-cell office:value-type="float" office:value="0" calcext:value-type="float">
            <text:p>0</text:p>
          </table:table-cell>
          <table:table-cell office:value-type="float" office:value="12.43878" calcext:value-type="float">
            <text:p>12.43878</text:p>
          </table:table-cell>
          <table:table-cell office:value-type="float" office:value="5.581299" calcext:value-type="float">
            <text:p>5.581299</text:p>
          </table:table-cell>
          <table:table-cell office:value-type="float" office:value="10.82639" calcext:value-type="float">
            <text:p>10.82639</text:p>
          </table:table-cell>
          <table:table-cell office:value-type="float" office:value="6.381195" calcext:value-type="float">
            <text:p>6.381195</text:p>
          </table:table-cell>
          <table:table-cell office:value-type="float" office:value="9.567505" calcext:value-type="float">
            <text:p>9.567505</text:p>
          </table:table-cell>
          <table:table-cell office:value-type="float" office:value="6.832214" calcext:value-type="float">
            <text:p>6.832214</text:p>
          </table:table-cell>
          <table:table-cell office:value-type="float" office:value="8.785431" calcext:value-type="float">
            <text:p>8.785431</text:p>
          </table:table-cell>
          <table:table-cell office:value-type="float" office:value="7.080658" calcext:value-type="float">
            <text:p>7.080658</text:p>
          </table:table-cell>
          <table:table-cell office:value-type="float" office:value="8.486389" calcext:value-type="float">
            <text:p>8.486389</text:p>
          </table:table-cell>
          <table:table-cell office:value-type="float" office:value="7.125275" calcext:value-type="float">
            <text:p>7.125275</text:p>
          </table:table-cell>
          <table:table-cell office:value-type="float" office:value="7.932922" calcext:value-type="float">
            <text:p>7.932922</text:p>
          </table:table-cell>
          <table:table-cell office:value-type="float" office:value="7.032104" calcext:value-type="float">
            <text:p>7.032104</text:p>
          </table:table-cell>
          <table:table-cell office:value-type="float" office:value="7.112305" calcext:value-type="float">
            <text:p>7.112305</text:p>
          </table:table-cell>
          <table:table-cell office:value-type="float" office:value="6.725372" calcext:value-type="float">
            <text:p>6.725372</text:p>
          </table:table-cell>
          <table:table-cell office:value-type="float" office:value="6.293976" calcext:value-type="float">
            <text:p>6.293976</text:p>
          </table:table-cell>
          <table:table-cell office:value-type="float" office:value="5.832367" calcext:value-type="float">
            <text:p>5.832367</text:p>
          </table:table-cell>
          <table:table-cell office:value-type="float" office:value="5.568665" calcext:value-type="float">
            <text:p>5.568665</text:p>
          </table:table-cell>
          <table:table-cell office:value-type="float" office:value="5.252716" calcext:value-type="float">
            <text:p>5.252716</text:p>
          </table:table-cell>
          <table:table-cell office:value-type="float" office:value="5.429169" calcext:value-type="float">
            <text:p>5.429169</text:p>
          </table:table-cell>
          <table:table-cell office:value-type="float" office:value="5.353699" calcext:value-type="float">
            <text:p>5.353699</text:p>
          </table:table-cell>
          <table:table-cell office:value-type="float" office:value="5.616699" calcext:value-type="float">
            <text:p>5.616699</text:p>
          </table:table-cell>
          <table:table-cell office:value-type="float" office:value="5.599854" calcext:value-type="float">
            <text:p>5.599854</text:p>
          </table:table-cell>
          <table:table-cell office:value-type="float" office:value="5.863708" calcext:value-type="float">
            <text:p>5.863708</text:p>
          </table:table-cell>
          <table:table-cell office:value-type="float" office:value="5.861176" calcext:value-type="float">
            <text:p>5.861176</text:p>
          </table:table-cell>
          <table:table-cell office:value-type="float" office:value="6.163025" calcext:value-type="float">
            <text:p>6.163025</text:p>
          </table:table-cell>
          <table:table-cell office:value-type="float" office:value="6.160095" calcext:value-type="float">
            <text:p>6.160095</text:p>
          </table:table-cell>
          <table:table-cell office:value-type="float" office:value="6.448456" calcext:value-type="float">
            <text:p>6.448456</text:p>
          </table:table-cell>
          <table:table-cell office:value-type="float" office:value="6.444153" calcext:value-type="float">
            <text:p>6.444153</text:p>
          </table:table-cell>
          <table:table-cell office:value-type="float" office:value="22.89606" calcext:value-type="float">
            <text:p>22.89606</text:p>
          </table:table-cell>
          <table:table-cell office:value-type="float" office:value="0.3033447" calcext:value-type="float">
            <text:p>0.303344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42006" calcext:value-type="float">
            <text:p>1042006</text:p>
          </table:table-cell>
          <table:table-cell office:value-type="float" office:value="21.97572" calcext:value-type="float">
            <text:p>21.97572</text:p>
          </table:table-cell>
          <table:table-cell office:value-type="float" office:value="18.92" calcext:value-type="float">
            <text:p>18.92</text:p>
          </table:table-cell>
          <table:table-cell office:value-type="float" office:value="-0.24" calcext:value-type="float">
            <text:p>-0.24</text:p>
          </table:table-cell>
          <table:table-cell office:value-type="float" office:value="1.185068" calcext:value-type="float">
            <text:p>1.185068</text:p>
          </table:table-cell>
          <table:table-cell office:value-type="float" office:value="0.5298636" calcext:value-type="float">
            <text:p>0.5298636</text:p>
          </table:table-cell>
          <table:table-cell office:value-type="float" office:value="312.336" calcext:value-type="float">
            <text:p>312.336</text:p>
          </table:table-cell>
          <table:table-cell office:value-type="float" office:value="7.9" calcext:value-type="float">
            <text:p>7.9</text:p>
          </table:table-cell>
          <table:table-cell office:value-type="float" office:value="15.66766" calcext:value-type="float">
            <text:p>15.66766</text:p>
          </table:table-cell>
          <table:table-cell office:value-type="float" office:value="4.36972" calcext:value-type="float">
            <text:p>4.36972</text:p>
          </table:table-cell>
          <table:table-cell office:value-type="float" office:value="12.99564" calcext:value-type="float">
            <text:p>12.99564</text:p>
          </table:table-cell>
          <table:table-cell office:value-type="float" office:value="5.486572" calcext:value-type="float">
            <text:p>5.486572</text:p>
          </table:table-cell>
          <table:table-cell office:value-type="float" office:value="11.07404" calcext:value-type="float">
            <text:p>11.07404</text:p>
          </table:table-cell>
          <table:table-cell office:value-type="float" office:value="6.203979" calcext:value-type="float">
            <text:p>6.203979</text:p>
          </table:table-cell>
          <table:table-cell office:value-type="float" office:value="9.677795" calcext:value-type="float">
            <text:p>9.677795</text:p>
          </table:table-cell>
          <table:table-cell office:value-type="float" office:value="6.651306" calcext:value-type="float">
            <text:p>6.651306</text:p>
          </table:table-cell>
          <table:table-cell office:value-type="float" office:value="8.880615" calcext:value-type="float">
            <text:p>8.880615</text:p>
          </table:table-cell>
          <table:table-cell office:value-type="float" office:value="6.813538" calcext:value-type="float">
            <text:p>6.813538</text:p>
          </table:table-cell>
          <table:table-cell office:value-type="float" office:value="8.11145" calcext:value-type="float">
            <text:p>8.11145</text:p>
          </table:table-cell>
          <table:table-cell office:value-type="float" office:value="6.885498" calcext:value-type="float">
            <text:p>6.885498</text:p>
          </table:table-cell>
          <table:table-cell office:value-type="float" office:value="7.412415" calcext:value-type="float">
            <text:p>7.412415</text:p>
          </table:table-cell>
          <table:table-cell office:value-type="float" office:value="6.734528" calcext:value-type="float">
            <text:p>6.734528</text:p>
          </table:table-cell>
          <table:table-cell office:value-type="float" office:value="6.519348" calcext:value-type="float">
            <text:p>6.519348</text:p>
          </table:table-cell>
          <table:table-cell office:value-type="float" office:value="6.298248" calcext:value-type="float">
            <text:p>6.298248</text:p>
          </table:table-cell>
          <table:table-cell office:value-type="float" office:value="5.815948" calcext:value-type="float">
            <text:p>5.815948</text:p>
          </table:table-cell>
          <table:table-cell office:value-type="float" office:value="5.571686" calcext:value-type="float">
            <text:p>5.571686</text:p>
          </table:table-cell>
          <table:table-cell office:value-type="float" office:value="5.539215" calcext:value-type="float">
            <text:p>5.539215</text:p>
          </table:table-cell>
          <table:table-cell office:value-type="float" office:value="5.430206" calcext:value-type="float">
            <text:p>5.430206</text:p>
          </table:table-cell>
          <table:table-cell office:value-type="float" office:value="5.654083" calcext:value-type="float">
            <text:p>5.654083</text:p>
          </table:table-cell>
          <table:table-cell office:value-type="float" office:value="5.616974" calcext:value-type="float">
            <text:p>5.616974</text:p>
          </table:table-cell>
          <table:table-cell office:value-type="float" office:value="5.872192" calcext:value-type="float">
            <text:p>5.872192</text:p>
          </table:table-cell>
          <table:table-cell office:value-type="float" office:value="5.8638" calcext:value-type="float">
            <text:p>5.8638</text:p>
          </table:table-cell>
          <table:table-cell office:value-type="float" office:value="6.166962" calcext:value-type="float">
            <text:p>6.166962</text:p>
          </table:table-cell>
          <table:table-cell office:value-type="float" office:value="6.163055" calcext:value-type="float">
            <text:p>6.163055</text:p>
          </table:table-cell>
          <table:table-cell office:value-type="float" office:value="6.452759" calcext:value-type="float">
            <text:p>6.452759</text:p>
          </table:table-cell>
          <table:table-cell office:value-type="float" office:value="6.448517" calcext:value-type="float">
            <text:p>6.448517</text:p>
          </table:table-cell>
          <table:table-cell office:value-type="float" office:value="32.01929" calcext:value-type="float">
            <text:p>32.01929</text:p>
          </table:table-cell>
          <table:table-cell office:value-type="float" office:value="-1.222809" calcext:value-type="float">
            <text:p>-1.22280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42006" calcext:value-type="float">
            <text:p>2042006</text:p>
          </table:table-cell>
          <table:table-cell office:value-type="float" office:value="2.82276" calcext:value-type="float">
            <text:p>2.82276</text:p>
          </table:table-cell>
          <table:table-cell office:value-type="float" office:value="12.65" calcext:value-type="float">
            <text:p>12.65</text:p>
          </table:table-cell>
          <table:table-cell office:value-type="float" office:value="6.75" calcext:value-type="float">
            <text:p>6.75</text:p>
          </table:table-cell>
          <table:table-cell office:value-type="float" office:value="1.284878" calcext:value-type="float">
            <text:p>1.284878</text:p>
          </table:table-cell>
          <table:table-cell office:value-type="float" office:value="0.8653185" calcext:value-type="float">
            <text:p>0.8653185</text:p>
          </table:table-cell>
          <table:table-cell office:value-type="float" office:value="439.668" calcext:value-type="float">
            <text:p>439.668</text:p>
          </table:table-cell>
          <table:table-cell office:value-type="float" office:value="7.8" calcext:value-type="float">
            <text:p>7.8</text:p>
          </table:table-cell>
          <table:table-cell office:value-type="float" office:value="10.84869" calcext:value-type="float">
            <text:p>10.84869</text:p>
          </table:table-cell>
          <table:table-cell office:value-type="float" office:value="7.174683" calcext:value-type="float">
            <text:p>7.174683</text:p>
          </table:table-cell>
          <table:table-cell office:value-type="float" office:value="10.04013" calcext:value-type="float">
            <text:p>10.04013</text:p>
          </table:table-cell>
          <table:table-cell office:value-type="float" office:value="7.810699" calcext:value-type="float">
            <text:p>7.810699</text:p>
          </table:table-cell>
          <table:table-cell office:value-type="float" office:value="9.628906" calcext:value-type="float">
            <text:p>9.628906</text:p>
          </table:table-cell>
          <table:table-cell office:value-type="float" office:value="8.20929" calcext:value-type="float">
            <text:p>8.20929</text:p>
          </table:table-cell>
          <table:table-cell office:value-type="float" office:value="9.279114" calcext:value-type="float">
            <text:p>9.279114</text:p>
          </table:table-cell>
          <table:table-cell office:value-type="float" office:value="8.349884" calcext:value-type="float">
            <text:p>8.349884</text:p>
          </table:table-cell>
          <table:table-cell office:value-type="float" office:value="8.805328" calcext:value-type="float">
            <text:p>8.805328</text:p>
          </table:table-cell>
          <table:table-cell office:value-type="float" office:value="8.280579" calcext:value-type="float">
            <text:p>8.280579</text:p>
          </table:table-cell>
          <table:table-cell office:value-type="float" office:value="8.149963" calcext:value-type="float">
            <text:p>8.149963</text:p>
          </table:table-cell>
          <table:table-cell office:value-type="float" office:value="8.008759" calcext:value-type="float">
            <text:p>8.008759</text:p>
          </table:table-cell>
          <table:table-cell office:value-type="float" office:value="7.669678" calcext:value-type="float">
            <text:p>7.669678</text:p>
          </table:table-cell>
          <table:table-cell office:value-type="float" office:value="7.424377" calcext:value-type="float">
            <text:p>7.424377</text:p>
          </table:table-cell>
          <table:table-cell office:value-type="float" office:value="6.939636" calcext:value-type="float">
            <text:p>6.939636</text:p>
          </table:table-cell>
          <table:table-cell office:value-type="float" office:value="6.525452" calcext:value-type="float">
            <text:p>6.525452</text:p>
          </table:table-cell>
          <table:table-cell office:value-type="float" office:value="6.072845" calcext:value-type="float">
            <text:p>6.072845</text:p>
          </table:table-cell>
          <table:table-cell office:value-type="float" office:value="5.818329" calcext:value-type="float">
            <text:p>5.818329</text:p>
          </table:table-cell>
          <table:table-cell office:value-type="float" office:value="5.663818" calcext:value-type="float">
            <text:p>5.663818</text:p>
          </table:table-cell>
          <table:table-cell office:value-type="float" office:value="5.540405" calcext:value-type="float">
            <text:p>5.540405</text:p>
          </table:table-cell>
          <table:table-cell office:value-type="float" office:value="5.707794" calcext:value-type="float">
            <text:p>5.707794</text:p>
          </table:table-cell>
          <table:table-cell office:value-type="float" office:value="5.654572" calcext:value-type="float">
            <text:p>5.654572</text:p>
          </table:table-cell>
          <table:table-cell office:value-type="float" office:value="5.888794" calcext:value-type="float">
            <text:p>5.888794</text:p>
          </table:table-cell>
          <table:table-cell office:value-type="float" office:value="5.872345" calcext:value-type="float">
            <text:p>5.872345</text:p>
          </table:table-cell>
          <table:table-cell office:value-type="float" office:value="6.172546" calcext:value-type="float">
            <text:p>6.172546</text:p>
          </table:table-cell>
          <table:table-cell office:value-type="float" office:value="6.167023" calcext:value-type="float">
            <text:p>6.167023</text:p>
          </table:table-cell>
          <table:table-cell office:value-type="float" office:value="6.457062" calcext:value-type="float">
            <text:p>6.457062</text:p>
          </table:table-cell>
          <table:table-cell office:value-type="float" office:value="6.452789" calcext:value-type="float">
            <text:p>6.452789</text:p>
          </table:table-cell>
          <table:table-cell office:value-type="float" office:value="16.59265" calcext:value-type="float">
            <text:p>16.59265</text:p>
          </table:table-cell>
          <table:table-cell office:value-type="float" office:value="3.855225" calcext:value-type="float">
            <text:p>3.85522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42006" calcext:value-type="float">
            <text:p>3042006</text:p>
          </table:table-cell>
          <table:table-cell office:value-type="float" office:value="23.72112" calcext:value-type="float">
            <text:p>23.72112</text:p>
          </table:table-cell>
          <table:table-cell office:value-type="float" office:value="12.65" calcext:value-type="float">
            <text:p>12.65</text:p>
          </table:table-cell>
          <table:table-cell office:value-type="float" office:value="1.29" calcext:value-type="float">
            <text:p>1.29</text:p>
          </table:table-cell>
          <table:table-cell office:value-type="float" office:value="0.8419261" calcext:value-type="float">
            <text:p>0.8419261</text:p>
          </table:table-cell>
          <table:table-cell office:value-type="float" office:value="0.5911755" calcext:value-type="float">
            <text:p>0.5911755</text:p>
          </table:table-cell>
          <table:table-cell office:value-type="float" office:value="369.936" calcext:value-type="float">
            <text:p>369.936</text:p>
          </table:table-cell>
          <table:table-cell office:value-type="float" office:value="0" calcext:value-type="float">
            <text:p>0</text:p>
          </table:table-cell>
          <table:table-cell office:value-type="float" office:value="15.60852" calcext:value-type="float">
            <text:p>15.60852</text:p>
          </table:table-cell>
          <table:table-cell office:value-type="float" office:value="5.727966" calcext:value-type="float">
            <text:p>5.727966</text:p>
          </table:table-cell>
          <table:table-cell office:value-type="float" office:value="13.13852" calcext:value-type="float">
            <text:p>13.13852</text:p>
          </table:table-cell>
          <table:table-cell office:value-type="float" office:value="6.575836" calcext:value-type="float">
            <text:p>6.575836</text:p>
          </table:table-cell>
          <table:table-cell office:value-type="float" office:value="11.32965" calcext:value-type="float">
            <text:p>11.32965</text:p>
          </table:table-cell>
          <table:table-cell office:value-type="float" office:value="7.091614" calcext:value-type="float">
            <text:p>7.091614</text:p>
          </table:table-cell>
          <table:table-cell office:value-type="float" office:value="10.03601" calcext:value-type="float">
            <text:p>10.03601</text:p>
          </table:table-cell>
          <table:table-cell office:value-type="float" office:value="7.394257" calcext:value-type="float">
            <text:p>7.394257</text:p>
          </table:table-cell>
          <table:table-cell office:value-type="float" office:value="9.278412" calcext:value-type="float">
            <text:p>9.278412</text:p>
          </table:table-cell>
          <table:table-cell office:value-type="float" office:value="7.497894" calcext:value-type="float">
            <text:p>7.497894</text:p>
          </table:table-cell>
          <table:table-cell office:value-type="float" office:value="8.527374" calcext:value-type="float">
            <text:p>8.527374</text:p>
          </table:table-cell>
          <table:table-cell office:value-type="float" office:value="7.525085" calcext:value-type="float">
            <text:p>7.525085</text:p>
          </table:table-cell>
          <table:table-cell office:value-type="float" office:value="7.94342" calcext:value-type="float">
            <text:p>7.94342</text:p>
          </table:table-cell>
          <table:table-cell office:value-type="float" office:value="7.356201" calcext:value-type="float">
            <text:p>7.356201</text:p>
          </table:table-cell>
          <table:table-cell office:value-type="float" office:value="7.095734" calcext:value-type="float">
            <text:p>7.095734</text:p>
          </table:table-cell>
          <table:table-cell office:value-type="float" office:value="6.942596" calcext:value-type="float">
            <text:p>6.942596</text:p>
          </table:table-cell>
          <table:table-cell office:value-type="float" office:value="6.287689" calcext:value-type="float">
            <text:p>6.287689</text:p>
          </table:table-cell>
          <table:table-cell office:value-type="float" office:value="6.075531" calcext:value-type="float">
            <text:p>6.075531</text:p>
          </table:table-cell>
          <table:table-cell office:value-type="float" office:value="5.799438" calcext:value-type="float">
            <text:p>5.799438</text:p>
          </table:table-cell>
          <table:table-cell office:value-type="float" office:value="5.665192" calcext:value-type="float">
            <text:p>5.665192</text:p>
          </table:table-cell>
          <table:table-cell office:value-type="float" office:value="5.775208" calcext:value-type="float">
            <text:p>5.775208</text:p>
          </table:table-cell>
          <table:table-cell office:value-type="float" office:value="5.708435" calcext:value-type="float">
            <text:p>5.708435</text:p>
          </table:table-cell>
          <table:table-cell office:value-type="float" office:value="5.913818" calcext:value-type="float">
            <text:p>5.913818</text:p>
          </table:table-cell>
          <table:table-cell office:value-type="float" office:value="5.889008" calcext:value-type="float">
            <text:p>5.889008</text:p>
          </table:table-cell>
          <table:table-cell office:value-type="float" office:value="6.181183" calcext:value-type="float">
            <text:p>6.181183</text:p>
          </table:table-cell>
          <table:table-cell office:value-type="float" office:value="6.172638" calcext:value-type="float">
            <text:p>6.172638</text:p>
          </table:table-cell>
          <table:table-cell office:value-type="float" office:value="6.462433" calcext:value-type="float">
            <text:p>6.462433</text:p>
          </table:table-cell>
          <table:table-cell office:value-type="float" office:value="6.457092" calcext:value-type="float">
            <text:p>6.457092</text:p>
          </table:table-cell>
          <table:table-cell office:value-type="float" office:value="30.41769" calcext:value-type="float">
            <text:p>30.41769</text:p>
          </table:table-cell>
          <table:table-cell office:value-type="float" office:value="-0.6416321" calcext:value-type="float">
            <text:p>-0.641632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42006" calcext:value-type="float">
            <text:p>4042006</text:p>
          </table:table-cell>
          <table:table-cell office:value-type="float" office:value="21.06787" calcext:value-type="float">
            <text:p>21.06787</text:p>
          </table:table-cell>
          <table:table-cell office:value-type="float" office:value="17.56" calcext:value-type="float">
            <text:p>17.56</text:p>
          </table:table-cell>
          <table:table-cell office:value-type="float" office:value="0.04" calcext:value-type="float">
            <text:p>0.04</text:p>
          </table:table-cell>
          <table:table-cell office:value-type="float" office:value="0.8805761" calcext:value-type="float">
            <text:p>0.8805761</text:p>
          </table:table-cell>
          <table:table-cell office:value-type="float" office:value="0.5406377" calcext:value-type="float">
            <text:p>0.5406377</text:p>
          </table:table-cell>
          <table:table-cell office:value-type="float" office:value="303.66" calcext:value-type="float">
            <text:p>303.66</text:p>
          </table:table-cell>
          <table:table-cell office:value-type="float" office:value="0" calcext:value-type="float">
            <text:p>0</text:p>
          </table:table-cell>
          <table:table-cell office:value-type="float" office:value="15.83966" calcext:value-type="float">
            <text:p>15.83966</text:p>
          </table:table-cell>
          <table:table-cell office:value-type="float" office:value="4.800476" calcext:value-type="float">
            <text:p>4.800476</text:p>
          </table:table-cell>
          <table:table-cell office:value-type="float" office:value="13.1665" calcext:value-type="float">
            <text:p>13.1665</text:p>
          </table:table-cell>
          <table:table-cell office:value-type="float" office:value="6.046509" calcext:value-type="float">
            <text:p>6.046509</text:p>
          </table:table-cell>
          <table:table-cell office:value-type="float" office:value="11.40433" calcext:value-type="float">
            <text:p>11.40433</text:p>
          </table:table-cell>
          <table:table-cell office:value-type="float" office:value="6.882111" calcext:value-type="float">
            <text:p>6.882111</text:p>
          </table:table-cell>
          <table:table-cell office:value-type="float" office:value="10.15363" calcext:value-type="float">
            <text:p>10.15363</text:p>
          </table:table-cell>
          <table:table-cell office:value-type="float" office:value="7.414825" calcext:value-type="float">
            <text:p>7.414825</text:p>
          </table:table-cell>
          <table:table-cell office:value-type="float" office:value="9.408356" calcext:value-type="float">
            <text:p>9.408356</text:p>
          </table:table-cell>
          <table:table-cell office:value-type="float" office:value="7.629669" calcext:value-type="float">
            <text:p>7.629669</text:p>
          </table:table-cell>
          <table:table-cell office:value-type="float" office:value="8.695679" calcext:value-type="float">
            <text:p>8.695679</text:p>
          </table:table-cell>
          <table:table-cell office:value-type="float" office:value="7.740479" calcext:value-type="float">
            <text:p>7.740479</text:p>
          </table:table-cell>
          <table:table-cell office:value-type="float" office:value="8.110779" calcext:value-type="float">
            <text:p>8.110779</text:p>
          </table:table-cell>
          <table:table-cell office:value-type="float" office:value="7.582581" calcext:value-type="float">
            <text:p>7.582581</text:p>
          </table:table-cell>
          <table:table-cell office:value-type="float" office:value="7.296967" calcext:value-type="float">
            <text:p>7.296967</text:p>
          </table:table-cell>
          <table:table-cell office:value-type="float" office:value="7.100708" calcext:value-type="float">
            <text:p>7.100708</text:p>
          </table:table-cell>
          <table:table-cell office:value-type="float" office:value="6.482086" calcext:value-type="float">
            <text:p>6.482086</text:p>
          </table:table-cell>
          <table:table-cell office:value-type="float" office:value="6.289825" calcext:value-type="float">
            <text:p>6.289825</text:p>
          </table:table-cell>
          <table:table-cell office:value-type="float" office:value="5.934845" calcext:value-type="float">
            <text:p>5.934845</text:p>
          </table:table-cell>
          <table:table-cell office:value-type="float" office:value="5.800873" calcext:value-type="float">
            <text:p>5.800873</text:p>
          </table:table-cell>
          <table:table-cell office:value-type="float" office:value="5.851105" calcext:value-type="float">
            <text:p>5.851105</text:p>
          </table:table-cell>
          <table:table-cell office:value-type="float" office:value="5.77597" calcext:value-type="float">
            <text:p>5.77597</text:p>
          </table:table-cell>
          <table:table-cell office:value-type="float" office:value="5.946747" calcext:value-type="float">
            <text:p>5.946747</text:p>
          </table:table-cell>
          <table:table-cell office:value-type="float" office:value="5.914093" calcext:value-type="float">
            <text:p>5.914093</text:p>
          </table:table-cell>
          <table:table-cell office:value-type="float" office:value="6.193176" calcext:value-type="float">
            <text:p>6.193176</text:p>
          </table:table-cell>
          <table:table-cell office:value-type="float" office:value="6.181305" calcext:value-type="float">
            <text:p>6.181305</text:p>
          </table:table-cell>
          <table:table-cell office:value-type="float" office:value="6.469116" calcext:value-type="float">
            <text:p>6.469116</text:p>
          </table:table-cell>
          <table:table-cell office:value-type="float" office:value="6.462494" calcext:value-type="float">
            <text:p>6.462494</text:p>
          </table:table-cell>
          <table:table-cell office:value-type="float" office:value="31.37158" calcext:value-type="float">
            <text:p>31.37158</text:p>
          </table:table-cell>
          <table:table-cell office:value-type="float" office:value="-1.082886" calcext:value-type="float">
            <text:p>-1.08288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42006" calcext:value-type="float">
            <text:p>5042006</text:p>
          </table:table-cell>
          <table:table-cell office:value-type="float" office:value="21.60851" calcext:value-type="float">
            <text:p>21.60851</text:p>
          </table:table-cell>
          <table:table-cell office:value-type="float" office:value="24.87" calcext:value-type="float">
            <text:p>24.87</text:p>
          </table:table-cell>
          <table:table-cell office:value-type="float" office:value="8.67" calcext:value-type="float">
            <text:p>8.67</text:p>
          </table:table-cell>
          <table:table-cell office:value-type="float" office:value="1.394773" calcext:value-type="float">
            <text:p>1.394773</text:p>
          </table:table-cell>
          <table:table-cell office:value-type="float" office:value="0.8652883" calcext:value-type="float">
            <text:p>0.8652883</text:p>
          </table:table-cell>
          <table:table-cell office:value-type="float" office:value="409.032" calcext:value-type="float">
            <text:p>409.032</text:p>
          </table:table-cell>
          <table:table-cell office:value-type="float" office:value="0" calcext:value-type="float">
            <text:p>0</text:p>
          </table:table-cell>
          <table:table-cell office:value-type="float" office:value="18.19736" calcext:value-type="float">
            <text:p>18.19736</text:p>
          </table:table-cell>
          <table:table-cell office:value-type="float" office:value="7.616669" calcext:value-type="float">
            <text:p>7.616669</text:p>
          </table:table-cell>
          <table:table-cell office:value-type="float" office:value="15.23581" calcext:value-type="float">
            <text:p>15.23581</text:p>
          </table:table-cell>
          <table:table-cell office:value-type="float" office:value="8.118073" calcext:value-type="float">
            <text:p>8.118073</text:p>
          </table:table-cell>
          <table:table-cell office:value-type="float" office:value="13.21268" calcext:value-type="float">
            <text:p>13.21268</text:p>
          </table:table-cell>
          <table:table-cell office:value-type="float" office:value="8.437073" calcext:value-type="float">
            <text:p>8.437073</text:p>
          </table:table-cell>
          <table:table-cell office:value-type="float" office:value="11.60797" calcext:value-type="float">
            <text:p>11.60797</text:p>
          </table:table-cell>
          <table:table-cell office:value-type="float" office:value="8.53949" calcext:value-type="float">
            <text:p>8.53949</text:p>
          </table:table-cell>
          <table:table-cell office:value-type="float" office:value="10.63235" calcext:value-type="float">
            <text:p>10.63235</text:p>
          </table:table-cell>
          <table:table-cell office:value-type="float" office:value="8.494202" calcext:value-type="float">
            <text:p>8.494202</text:p>
          </table:table-cell>
          <table:table-cell office:value-type="float" office:value="9.681274" calcext:value-type="float">
            <text:p>9.681274</text:p>
          </table:table-cell>
          <table:table-cell office:value-type="float" office:value="8.349701" calcext:value-type="float">
            <text:p>8.349701</text:p>
          </table:table-cell>
          <table:table-cell office:value-type="float" office:value="8.811035" calcext:value-type="float">
            <text:p>8.811035</text:p>
          </table:table-cell>
          <table:table-cell office:value-type="float" office:value="8.029358" calcext:value-type="float">
            <text:p>8.029358</text:p>
          </table:table-cell>
          <table:table-cell office:value-type="float" office:value="7.654938" calcext:value-type="float">
            <text:p>7.654938</text:p>
          </table:table-cell>
          <table:table-cell office:value-type="float" office:value="7.301483" calcext:value-type="float">
            <text:p>7.301483</text:p>
          </table:table-cell>
          <table:table-cell office:value-type="float" office:value="6.683563" calcext:value-type="float">
            <text:p>6.683563</text:p>
          </table:table-cell>
          <table:table-cell office:value-type="float" office:value="6.484009" calcext:value-type="float">
            <text:p>6.484009</text:p>
          </table:table-cell>
          <table:table-cell office:value-type="float" office:value="6.069641" calcext:value-type="float">
            <text:p>6.069641</text:p>
          </table:table-cell>
          <table:table-cell office:value-type="float" office:value="5.936249" calcext:value-type="float">
            <text:p>5.936249</text:p>
          </table:table-cell>
          <table:table-cell office:value-type="float" office:value="5.932892" calcext:value-type="float">
            <text:p>5.932892</text:p>
          </table:table-cell>
          <table:table-cell office:value-type="float" office:value="5.851929" calcext:value-type="float">
            <text:p>5.851929</text:p>
          </table:table-cell>
          <table:table-cell office:value-type="float" office:value="5.986572" calcext:value-type="float">
            <text:p>5.986572</text:p>
          </table:table-cell>
          <table:table-cell office:value-type="float" office:value="5.947144" calcext:value-type="float">
            <text:p>5.947144</text:p>
          </table:table-cell>
          <table:table-cell office:value-type="float" office:value="6.209259" calcext:value-type="float">
            <text:p>6.209259</text:p>
          </table:table-cell>
          <table:table-cell office:value-type="float" office:value="6.193329" calcext:value-type="float">
            <text:p>6.193329</text:p>
          </table:table-cell>
          <table:table-cell office:value-type="float" office:value="6.477264" calcext:value-type="float">
            <text:p>6.477264</text:p>
          </table:table-cell>
          <table:table-cell office:value-type="float" office:value="6.469177" calcext:value-type="float">
            <text:p>6.469177</text:p>
          </table:table-cell>
          <table:table-cell office:value-type="float" office:value="34.67328" calcext:value-type="float">
            <text:p>34.67328</text:p>
          </table:table-cell>
          <table:table-cell office:value-type="float" office:value="4.206177" calcext:value-type="float">
            <text:p>4.20617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042006" calcext:value-type="float">
            <text:p>6042006</text:p>
          </table:table-cell>
          <table:table-cell office:value-type="float" office:value="17.35884" calcext:value-type="float">
            <text:p>17.35884</text:p>
          </table:table-cell>
          <table:table-cell office:value-type="float" office:value="29.63" calcext:value-type="float">
            <text:p>29.63</text:p>
          </table:table-cell>
          <table:table-cell office:value-type="float" office:value="12.25" calcext:value-type="float">
            <text:p>12.25</text:p>
          </table:table-cell>
          <table:table-cell office:value-type="float" office:value="1.554476" calcext:value-type="float">
            <text:p>1.554476</text:p>
          </table:table-cell>
          <table:table-cell office:value-type="float" office:value="0.9912475" calcext:value-type="float">
            <text:p>0.9912475</text:p>
          </table:table-cell>
          <table:table-cell office:value-type="float" office:value="435.636" calcext:value-type="float">
            <text:p>435.636</text:p>
          </table:table-cell>
          <table:table-cell office:value-type="float" office:value="16.5" calcext:value-type="float">
            <text:p>16.5</text:p>
          </table:table-cell>
          <table:table-cell office:value-type="float" office:value="19.78375" calcext:value-type="float">
            <text:p>19.78375</text:p>
          </table:table-cell>
          <table:table-cell office:value-type="float" office:value="11.09299" calcext:value-type="float">
            <text:p>11.09299</text:p>
          </table:table-cell>
          <table:table-cell office:value-type="float" office:value="16.60028" calcext:value-type="float">
            <text:p>16.60028</text:p>
          </table:table-cell>
          <table:table-cell office:value-type="float" office:value="11.10837" calcext:value-type="float">
            <text:p>11.10837</text:p>
          </table:table-cell>
          <table:table-cell office:value-type="float" office:value="14.49649" calcext:value-type="float">
            <text:p>14.49649</text:p>
          </table:table-cell>
          <table:table-cell office:value-type="float" office:value="10.92603" calcext:value-type="float">
            <text:p>10.92603</text:p>
          </table:table-cell>
          <table:table-cell office:value-type="float" office:value="12.8786" calcext:value-type="float">
            <text:p>12.8786</text:p>
          </table:table-cell>
          <table:table-cell office:value-type="float" office:value="10.54626" calcext:value-type="float">
            <text:p>10.54626</text:p>
          </table:table-cell>
          <table:table-cell office:value-type="float" office:value="11.89661" calcext:value-type="float">
            <text:p>11.89661</text:p>
          </table:table-cell>
          <table:table-cell office:value-type="float" office:value="10.16495" calcext:value-type="float">
            <text:p>10.16495</text:p>
          </table:table-cell>
          <table:table-cell office:value-type="float" office:value="10.76993" calcext:value-type="float">
            <text:p>10.76993</text:p>
          </table:table-cell>
          <table:table-cell office:value-type="float" office:value="9.645538" calcext:value-type="float">
            <text:p>9.645538</text:p>
          </table:table-cell>
          <table:table-cell office:value-type="float" office:value="9.788391" calcext:value-type="float">
            <text:p>9.788391</text:p>
          </table:table-cell>
          <table:table-cell office:value-type="float" office:value="8.824036" calcext:value-type="float">
            <text:p>8.824036</text:p>
          </table:table-cell>
          <table:table-cell office:value-type="float" office:value="8.32309" calcext:value-type="float">
            <text:p>8.32309</text:p>
          </table:table-cell>
          <table:table-cell office:value-type="float" office:value="7.662445" calcext:value-type="float">
            <text:p>7.662445</text:p>
          </table:table-cell>
          <table:table-cell office:value-type="float" office:value="6.97937" calcext:value-type="float">
            <text:p>6.97937</text:p>
          </table:table-cell>
          <table:table-cell office:value-type="float" office:value="6.686035" calcext:value-type="float">
            <text:p>6.686035</text:p>
          </table:table-cell>
          <table:table-cell office:value-type="float" office:value="6.217346" calcext:value-type="float">
            <text:p>6.217346</text:p>
          </table:table-cell>
          <table:table-cell office:value-type="float" office:value="6.071045" calcext:value-type="float">
            <text:p>6.071045</text:p>
          </table:table-cell>
          <table:table-cell office:value-type="float" office:value="6.020386" calcext:value-type="float">
            <text:p>6.020386</text:p>
          </table:table-cell>
          <table:table-cell office:value-type="float" office:value="5.933777" calcext:value-type="float">
            <text:p>5.933777</text:p>
          </table:table-cell>
          <table:table-cell office:value-type="float" office:value="6.032257" calcext:value-type="float">
            <text:p>6.032257</text:p>
          </table:table-cell>
          <table:table-cell office:value-type="float" office:value="5.98703" calcext:value-type="float">
            <text:p>5.98703</text:p>
          </table:table-cell>
          <table:table-cell office:value-type="float" office:value="6.229034" calcext:value-type="float">
            <text:p>6.229034</text:p>
          </table:table-cell>
          <table:table-cell office:value-type="float" office:value="6.209442" calcext:value-type="float">
            <text:p>6.209442</text:p>
          </table:table-cell>
          <table:table-cell office:value-type="float" office:value="6.487823" calcext:value-type="float">
            <text:p>6.487823</text:p>
          </table:table-cell>
          <table:table-cell office:value-type="float" office:value="6.477356" calcext:value-type="float">
            <text:p>6.477356</text:p>
          </table:table-cell>
          <table:table-cell office:value-type="float" office:value="37.37" calcext:value-type="float">
            <text:p>37.37</text:p>
          </table:table-cell>
          <table:table-cell office:value-type="float" office:value="8.205231" calcext:value-type="float">
            <text:p>8.20523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042006" calcext:value-type="float">
            <text:p>7042006</text:p>
          </table:table-cell>
          <table:table-cell office:value-type="float" office:value="5.82984" calcext:value-type="float">
            <text:p>5.82984</text:p>
          </table:table-cell>
          <table:table-cell office:value-type="float" office:value="12.23" calcext:value-type="float">
            <text:p>12.23</text:p>
          </table:table-cell>
          <table:table-cell office:value-type="float" office:value="2.67" calcext:value-type="float">
            <text:p>2.67</text:p>
          </table:table-cell>
          <table:table-cell office:value-type="float" office:value="1.169061" calcext:value-type="float">
            <text:p>1.169061</text:p>
          </table:table-cell>
          <table:table-cell office:value-type="float" office:value="0.6518604" calcext:value-type="float">
            <text:p>0.6518604</text:p>
          </table:table-cell>
          <table:table-cell office:value-type="float" office:value="509.868" calcext:value-type="float">
            <text:p>509.868</text:p>
          </table:table-cell>
          <table:table-cell office:value-type="float" office:value="0.2" calcext:value-type="float">
            <text:p>0.2</text:p>
          </table:table-cell>
          <table:table-cell office:value-type="float" office:value="12.62036" calcext:value-type="float">
            <text:p>12.62036</text:p>
          </table:table-cell>
          <table:table-cell office:value-type="float" office:value="7.362274" calcext:value-type="float">
            <text:p>7.362274</text:p>
          </table:table-cell>
          <table:table-cell office:value-type="float" office:value="11.98166" calcext:value-type="float">
            <text:p>11.98166</text:p>
          </table:table-cell>
          <table:table-cell office:value-type="float" office:value="8.627319" calcext:value-type="float">
            <text:p>8.627319</text:p>
          </table:table-cell>
          <table:table-cell office:value-type="float" office:value="12.21552" calcext:value-type="float">
            <text:p>12.21552</text:p>
          </table:table-cell>
          <table:table-cell office:value-type="float" office:value="9.509735" calcext:value-type="float">
            <text:p>9.509735</text:p>
          </table:table-cell>
          <table:table-cell office:value-type="float" office:value="11.98407" calcext:value-type="float">
            <text:p>11.98407</text:p>
          </table:table-cell>
          <table:table-cell office:value-type="float" office:value="9.948303" calcext:value-type="float">
            <text:p>9.948303</text:p>
          </table:table-cell>
          <table:table-cell office:value-type="float" office:value="11.50858" calcext:value-type="float">
            <text:p>11.50858</text:p>
          </table:table-cell>
          <table:table-cell office:value-type="float" office:value="10.00055" calcext:value-type="float">
            <text:p>10.00055</text:p>
          </table:table-cell>
          <table:table-cell office:value-type="float" office:value="10.75732" calcext:value-type="float">
            <text:p>10.75732</text:p>
          </table:table-cell>
          <table:table-cell office:value-type="float" office:value="9.910095" calcext:value-type="float">
            <text:p>9.910095</text:p>
          </table:table-cell>
          <table:table-cell office:value-type="float" office:value="9.825073" calcext:value-type="float">
            <text:p>9.825073</text:p>
          </table:table-cell>
          <table:table-cell office:value-type="float" office:value="9.507599" calcext:value-type="float">
            <text:p>9.507599</text:p>
          </table:table-cell>
          <table:table-cell office:value-type="float" office:value="8.696381" calcext:value-type="float">
            <text:p>8.696381</text:p>
          </table:table-cell>
          <table:table-cell office:value-type="float" office:value="8.33194" calcext:value-type="float">
            <text:p>8.33194</text:p>
          </table:table-cell>
          <table:table-cell office:value-type="float" office:value="7.33429" calcext:value-type="float">
            <text:p>7.33429</text:p>
          </table:table-cell>
          <table:table-cell office:value-type="float" office:value="6.983063" calcext:value-type="float">
            <text:p>6.983063</text:p>
          </table:table-cell>
          <table:table-cell office:value-type="float" office:value="6.395325" calcext:value-type="float">
            <text:p>6.395325</text:p>
          </table:table-cell>
          <table:table-cell office:value-type="float" office:value="6.219025" calcext:value-type="float">
            <text:p>6.219025</text:p>
          </table:table-cell>
          <table:table-cell office:value-type="float" office:value="6.118958" calcext:value-type="float">
            <text:p>6.118958</text:p>
          </table:table-cell>
          <table:table-cell office:value-type="float" office:value="6.021332" calcext:value-type="float">
            <text:p>6.021332</text:p>
          </table:table-cell>
          <table:table-cell office:value-type="float" office:value="6.083954" calcext:value-type="float">
            <text:p>6.083954</text:p>
          </table:table-cell>
          <table:table-cell office:value-type="float" office:value="6.032776" calcext:value-type="float">
            <text:p>6.032776</text:p>
          </table:table-cell>
          <table:table-cell office:value-type="float" office:value="6.253357" calcext:value-type="float">
            <text:p>6.253357</text:p>
          </table:table-cell>
          <table:table-cell office:value-type="float" office:value="6.229279" calcext:value-type="float">
            <text:p>6.229279</text:p>
          </table:table-cell>
          <table:table-cell office:value-type="float" office:value="6.50058" calcext:value-type="float">
            <text:p>6.50058</text:p>
          </table:table-cell>
          <table:table-cell office:value-type="float" office:value="6.487946" calcext:value-type="float">
            <text:p>6.487946</text:p>
          </table:table-cell>
          <table:table-cell office:value-type="float" office:value="18.58701" calcext:value-type="float">
            <text:p>18.58701</text:p>
          </table:table-cell>
          <table:table-cell office:value-type="float" office:value="-0.005767822" calcext:value-type="float">
            <text:p>-0.00576782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042006" calcext:value-type="float">
            <text:p>8042006</text:p>
          </table:table-cell>
          <table:table-cell office:value-type="float" office:value="24.67951" calcext:value-type="float">
            <text:p>24.67951</text:p>
          </table:table-cell>
          <table:table-cell office:value-type="float" office:value="14.24" calcext:value-type="float">
            <text:p>14.24</text:p>
          </table:table-cell>
          <table:table-cell office:value-type="float" office:value="-1.34" calcext:value-type="float">
            <text:p>-1.34</text:p>
          </table:table-cell>
          <table:table-cell office:value-type="float" office:value="0.7262957" calcext:value-type="float">
            <text:p>0.7262957</text:p>
          </table:table-cell>
          <table:table-cell office:value-type="float" office:value="0.4893785" calcext:value-type="float">
            <text:p>0.4893785</text:p>
          </table:table-cell>
          <table:table-cell office:value-type="float" office:value="171.036" calcext:value-type="float">
            <text:p>171.036</text:p>
          </table:table-cell>
          <table:table-cell office:value-type="float" office:value="0" calcext:value-type="float">
            <text:p>0</text:p>
          </table:table-cell>
          <table:table-cell office:value-type="float" office:value="15.84949" calcext:value-type="float">
            <text:p>15.84949</text:p>
          </table:table-cell>
          <table:table-cell office:value-type="float" office:value="5.147675" calcext:value-type="float">
            <text:p>5.147675</text:p>
          </table:table-cell>
          <table:table-cell office:value-type="float" office:value="13.5318" calcext:value-type="float">
            <text:p>13.5318</text:p>
          </table:table-cell>
          <table:table-cell office:value-type="float" office:value="6.584015" calcext:value-type="float">
            <text:p>6.584015</text:p>
          </table:table-cell>
          <table:table-cell office:value-type="float" office:value="11.99051" calcext:value-type="float">
            <text:p>11.99051</text:p>
          </table:table-cell>
          <table:table-cell office:value-type="float" office:value="7.599243" calcext:value-type="float">
            <text:p>7.599243</text:p>
          </table:table-cell>
          <table:table-cell office:value-type="float" office:value="10.88809" calcext:value-type="float">
            <text:p>10.88809</text:p>
          </table:table-cell>
          <table:table-cell office:value-type="float" office:value="8.302521" calcext:value-type="float">
            <text:p>8.302521</text:p>
          </table:table-cell>
          <table:table-cell office:value-type="float" office:value="10.25418" calcext:value-type="float">
            <text:p>10.25418</text:p>
          </table:table-cell>
          <table:table-cell office:value-type="float" office:value="8.644775" calcext:value-type="float">
            <text:p>8.644775</text:p>
          </table:table-cell>
          <table:table-cell office:value-type="float" office:value="9.893951" calcext:value-type="float">
            <text:p>9.893951</text:p>
          </table:table-cell>
          <table:table-cell office:value-type="float" office:value="8.883453" calcext:value-type="float">
            <text:p>8.883453</text:p>
          </table:table-cell>
          <table:table-cell office:value-type="float" office:value="9.501221" calcext:value-type="float">
            <text:p>9.501221</text:p>
          </table:table-cell>
          <table:table-cell office:value-type="float" office:value="8.82193" calcext:value-type="float">
            <text:p>8.82193</text:p>
          </table:table-cell>
          <table:table-cell office:value-type="float" office:value="8.70166" calcext:value-type="float">
            <text:p>8.70166</text:p>
          </table:table-cell>
          <table:table-cell office:value-type="float" office:value="8.522614" calcext:value-type="float">
            <text:p>8.522614</text:p>
          </table:table-cell>
          <table:table-cell office:value-type="float" office:value="7.53479" calcext:value-type="float">
            <text:p>7.53479</text:p>
          </table:table-cell>
          <table:table-cell office:value-type="float" office:value="7.337433" calcext:value-type="float">
            <text:p>7.337433</text:p>
          </table:table-cell>
          <table:table-cell office:value-type="float" office:value="6.579132" calcext:value-type="float">
            <text:p>6.579132</text:p>
          </table:table-cell>
          <table:table-cell office:value-type="float" office:value="6.397278" calcext:value-type="float">
            <text:p>6.397278</text:p>
          </table:table-cell>
          <table:table-cell office:value-type="float" office:value="6.230042" calcext:value-type="float">
            <text:p>6.230042</text:p>
          </table:table-cell>
          <table:table-cell office:value-type="float" office:value="6.120087" calcext:value-type="float">
            <text:p>6.120087</text:p>
          </table:table-cell>
          <table:table-cell office:value-type="float" office:value="6.142944" calcext:value-type="float">
            <text:p>6.142944</text:p>
          </table:table-cell>
          <table:table-cell office:value-type="float" office:value="6.084564" calcext:value-type="float">
            <text:p>6.084564</text:p>
          </table:table-cell>
          <table:table-cell office:value-type="float" office:value="6.281769" calcext:value-type="float">
            <text:p>6.281769</text:p>
          </table:table-cell>
          <table:table-cell office:value-type="float" office:value="6.253601" calcext:value-type="float">
            <text:p>6.253601</text:p>
          </table:table-cell>
          <table:table-cell office:value-type="float" office:value="6.516693" calcext:value-type="float">
            <text:p>6.516693</text:p>
          </table:table-cell>
          <table:table-cell office:value-type="float" office:value="6.500702" calcext:value-type="float">
            <text:p>6.500702</text:p>
          </table:table-cell>
          <table:table-cell office:value-type="float" office:value="28.46497" calcext:value-type="float">
            <text:p>28.46497</text:p>
          </table:table-cell>
          <table:table-cell office:value-type="float" office:value="-1.460388" calcext:value-type="float">
            <text:p>-1.46038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042006" calcext:value-type="float">
            <text:p>9042006</text:p>
          </table:table-cell>
          <table:table-cell office:value-type="float" office:value="21.10758" calcext:value-type="float">
            <text:p>21.10758</text:p>
          </table:table-cell>
          <table:table-cell office:value-type="float" office:value="20.6" calcext:value-type="float">
            <text:p>20.6</text:p>
          </table:table-cell>
          <table:table-cell office:value-type="float" office:value="0.81" calcext:value-type="float">
            <text:p>0.81</text:p>
          </table:table-cell>
          <table:table-cell office:value-type="float" office:value="0.9277283" calcext:value-type="float">
            <text:p>0.9277283</text:p>
          </table:table-cell>
          <table:table-cell office:value-type="float" office:value="0.571288" calcext:value-type="float">
            <text:p>0.571288</text:p>
          </table:table-cell>
          <table:table-cell office:value-type="float" office:value="406.476" calcext:value-type="float">
            <text:p>406.476</text:p>
          </table:table-cell>
          <table:table-cell office:value-type="float" office:value="0" calcext:value-type="float">
            <text:p>0</text:p>
          </table:table-cell>
          <table:table-cell office:value-type="float" office:value="17.043" calcext:value-type="float">
            <text:p>17.043</text:p>
          </table:table-cell>
          <table:table-cell office:value-type="float" office:value="5.58429" calcext:value-type="float">
            <text:p>5.58429</text:p>
          </table:table-cell>
          <table:table-cell office:value-type="float" office:value="14.33401" calcext:value-type="float">
            <text:p>14.33401</text:p>
          </table:table-cell>
          <table:table-cell office:value-type="float" office:value="6.855652" calcext:value-type="float">
            <text:p>6.855652</text:p>
          </table:table-cell>
          <table:table-cell office:value-type="float" office:value="12.51819" calcext:value-type="float">
            <text:p>12.51819</text:p>
          </table:table-cell>
          <table:table-cell office:value-type="float" office:value="7.754364" calcext:value-type="float">
            <text:p>7.754364</text:p>
          </table:table-cell>
          <table:table-cell office:value-type="float" office:value="11.25885" calcext:value-type="float">
            <text:p>11.25885</text:p>
          </table:table-cell>
          <table:table-cell office:value-type="float" office:value="8.364777" calcext:value-type="float">
            <text:p>8.364777</text:p>
          </table:table-cell>
          <table:table-cell office:value-type="float" office:value="10.52728" calcext:value-type="float">
            <text:p>10.52728</text:p>
          </table:table-cell>
          <table:table-cell office:value-type="float" office:value="8.645325" calcext:value-type="float">
            <text:p>8.645325</text:p>
          </table:table-cell>
          <table:table-cell office:value-type="float" office:value="9.841858" calcext:value-type="float">
            <text:p>9.841858</text:p>
          </table:table-cell>
          <table:table-cell office:value-type="float" office:value="8.834717" calcext:value-type="float">
            <text:p>8.834717</text:p>
          </table:table-cell>
          <table:table-cell office:value-type="float" office:value="9.280762" calcext:value-type="float">
            <text:p>9.280762</text:p>
          </table:table-cell>
          <table:table-cell office:value-type="float" office:value="8.75473" calcext:value-type="float">
            <text:p>8.75473</text:p>
          </table:table-cell>
          <table:table-cell office:value-type="float" office:value="8.556" calcext:value-type="float">
            <text:p>8.556</text:p>
          </table:table-cell>
          <table:table-cell office:value-type="float" office:value="8.470306" calcext:value-type="float">
            <text:p>8.470306</text:p>
          </table:table-cell>
          <table:table-cell office:value-type="float" office:value="7.636139" calcext:value-type="float">
            <text:p>7.636139</text:p>
          </table:table-cell>
          <table:table-cell office:value-type="float" office:value="7.536102" calcext:value-type="float">
            <text:p>7.536102</text:p>
          </table:table-cell>
          <table:table-cell office:value-type="float" office:value="6.736053" calcext:value-type="float">
            <text:p>6.736053</text:p>
          </table:table-cell>
          <table:table-cell office:value-type="float" office:value="6.580902" calcext:value-type="float">
            <text:p>6.580902</text:p>
          </table:table-cell>
          <table:table-cell office:value-type="float" office:value="6.344086" calcext:value-type="float">
            <text:p>6.344086</text:p>
          </table:table-cell>
          <table:table-cell office:value-type="float" office:value="6.231232" calcext:value-type="float">
            <text:p>6.231232</text:p>
          </table:table-cell>
          <table:table-cell office:value-type="float" office:value="6.208832" calcext:value-type="float">
            <text:p>6.208832</text:p>
          </table:table-cell>
          <table:table-cell office:value-type="float" office:value="6.143646" calcext:value-type="float">
            <text:p>6.143646</text:p>
          </table:table-cell>
          <table:table-cell office:value-type="float" office:value="6.314026" calcext:value-type="float">
            <text:p>6.314026</text:p>
          </table:table-cell>
          <table:table-cell office:value-type="float" office:value="6.282104" calcext:value-type="float">
            <text:p>6.282104</text:p>
          </table:table-cell>
          <table:table-cell office:value-type="float" office:value="6.535522" calcext:value-type="float">
            <text:p>6.535522</text:p>
          </table:table-cell>
          <table:table-cell office:value-type="float" office:value="6.516907" calcext:value-type="float">
            <text:p>6.516907</text:p>
          </table:table-cell>
          <table:table-cell office:value-type="float" office:value="31.51547" calcext:value-type="float">
            <text:p>31.51547</text:p>
          </table:table-cell>
          <table:table-cell office:value-type="float" office:value="-0.9070435" calcext:value-type="float">
            <text:p>-0.907043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42006" calcext:value-type="float">
            <text:p>10042006</text:p>
          </table:table-cell>
          <table:table-cell office:value-type="float" office:value="23.64932" calcext:value-type="float">
            <text:p>23.64932</text:p>
          </table:table-cell>
          <table:table-cell office:value-type="float" office:value="28.2" calcext:value-type="float">
            <text:p>28.2</text:p>
          </table:table-cell>
          <table:table-cell office:value-type="float" office:value="6.91" calcext:value-type="float">
            <text:p>6.91</text:p>
          </table:table-cell>
          <table:table-cell office:value-type="float" office:value="1.100386" calcext:value-type="float">
            <text:p>1.100386</text:p>
          </table:table-cell>
          <table:table-cell office:value-type="float" office:value="0.8523012" calcext:value-type="float">
            <text:p>0.8523012</text:p>
          </table:table-cell>
          <table:table-cell office:value-type="float" office:value="575.316" calcext:value-type="float">
            <text:p>575.316</text:p>
          </table:table-cell>
          <table:table-cell office:value-type="float" office:value="0" calcext:value-type="float">
            <text:p>0</text:p>
          </table:table-cell>
          <table:table-cell office:value-type="float" office:value="19.46515" calcext:value-type="float">
            <text:p>19.46515</text:p>
          </table:table-cell>
          <table:table-cell office:value-type="float" office:value="7.926788" calcext:value-type="float">
            <text:p>7.926788</text:p>
          </table:table-cell>
          <table:table-cell office:value-type="float" office:value="16.3374" calcext:value-type="float">
            <text:p>16.3374</text:p>
          </table:table-cell>
          <table:table-cell office:value-type="float" office:value="8.721893" calcext:value-type="float">
            <text:p>8.721893</text:p>
          </table:table-cell>
          <table:table-cell office:value-type="float" office:value="14.24802" calcext:value-type="float">
            <text:p>14.24802</text:p>
          </table:table-cell>
          <table:table-cell office:value-type="float" office:value="9.244263" calcext:value-type="float">
            <text:p>9.244263</text:p>
          </table:table-cell>
          <table:table-cell office:value-type="float" office:value="12.6387" calcext:value-type="float">
            <text:p>12.6387</text:p>
          </table:table-cell>
          <table:table-cell office:value-type="float" office:value="9.482483" calcext:value-type="float">
            <text:p>9.482483</text:p>
          </table:table-cell>
          <table:table-cell office:value-type="float" office:value="11.67386" calcext:value-type="float">
            <text:p>11.67386</text:p>
          </table:table-cell>
          <table:table-cell office:value-type="float" office:value="9.509216" calcext:value-type="float">
            <text:p>9.509216</text:p>
          </table:table-cell>
          <table:table-cell office:value-type="float" office:value="10.75516" calcext:value-type="float">
            <text:p>10.75516</text:p>
          </table:table-cell>
          <table:table-cell office:value-type="float" office:value="9.434265" calcext:value-type="float">
            <text:p>9.434265</text:p>
          </table:table-cell>
          <table:table-cell office:value-type="float" office:value="9.920624" calcext:value-type="float">
            <text:p>9.920624</text:p>
          </table:table-cell>
          <table:table-cell office:value-type="float" office:value="9.154053" calcext:value-type="float">
            <text:p>9.154053</text:p>
          </table:table-cell>
          <table:table-cell office:value-type="float" office:value="8.792389" calcext:value-type="float">
            <text:p>8.792389</text:p>
          </table:table-cell>
          <table:table-cell office:value-type="float" office:value="8.52301" calcext:value-type="float">
            <text:p>8.52301</text:p>
          </table:table-cell>
          <table:table-cell office:value-type="float" office:value="7.758087" calcext:value-type="float">
            <text:p>7.758087</text:p>
          </table:table-cell>
          <table:table-cell office:value-type="float" office:value="7.637115" calcext:value-type="float">
            <text:p>7.637115</text:p>
          </table:table-cell>
          <table:table-cell office:value-type="float" office:value="6.87085" calcext:value-type="float">
            <text:p>6.87085</text:p>
          </table:table-cell>
          <table:table-cell office:value-type="float" office:value="6.737488" calcext:value-type="float">
            <text:p>6.737488</text:p>
          </table:table-cell>
          <table:table-cell office:value-type="float" office:value="6.453308" calcext:value-type="float">
            <text:p>6.453308</text:p>
          </table:table-cell>
          <table:table-cell office:value-type="float" office:value="6.345245" calcext:value-type="float">
            <text:p>6.345245</text:p>
          </table:table-cell>
          <table:table-cell office:value-type="float" office:value="6.278931" calcext:value-type="float">
            <text:p>6.278931</text:p>
          </table:table-cell>
          <table:table-cell office:value-type="float" office:value="6.209564" calcext:value-type="float">
            <text:p>6.209564</text:p>
          </table:table-cell>
          <table:table-cell office:value-type="float" office:value="6.350983" calcext:value-type="float">
            <text:p>6.350983</text:p>
          </table:table-cell>
          <table:table-cell office:value-type="float" office:value="6.314392" calcext:value-type="float">
            <text:p>6.314392</text:p>
          </table:table-cell>
          <table:table-cell office:value-type="float" office:value="6.557709" calcext:value-type="float">
            <text:p>6.557709</text:p>
          </table:table-cell>
          <table:table-cell office:value-type="float" office:value="6.535706" calcext:value-type="float">
            <text:p>6.535706</text:p>
          </table:table-cell>
          <table:table-cell office:value-type="float" office:value="36.35184" calcext:value-type="float">
            <text:p>36.35184</text:p>
          </table:table-cell>
          <table:table-cell office:value-type="float" office:value="3.136261" calcext:value-type="float">
            <text:p>3.13626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042006" calcext:value-type="float">
            <text:p>11042006</text:p>
          </table:table-cell>
          <table:table-cell office:value-type="float" office:value="16.87248" calcext:value-type="float">
            <text:p>16.87248</text:p>
          </table:table-cell>
          <table:table-cell office:value-type="float" office:value="28.74" calcext:value-type="float">
            <text:p>28.74</text:p>
          </table:table-cell>
          <table:table-cell office:value-type="float" office:value="11.54" calcext:value-type="float">
            <text:p>11.54</text:p>
          </table:table-cell>
          <table:table-cell office:value-type="float" office:value="1.198393" calcext:value-type="float">
            <text:p>1.198393</text:p>
          </table:table-cell>
          <table:table-cell office:value-type="float" office:value="0.8196439" calcext:value-type="float">
            <text:p>0.8196439</text:p>
          </table:table-cell>
          <table:table-cell office:value-type="float" office:value="518.508" calcext:value-type="float">
            <text:p>518.508</text:p>
          </table:table-cell>
          <table:table-cell office:value-type="float" office:value="0" calcext:value-type="float">
            <text:p>0</text:p>
          </table:table-cell>
          <table:table-cell office:value-type="float" office:value="21.35526" calcext:value-type="float">
            <text:p>21.35526</text:p>
          </table:table-cell>
          <table:table-cell office:value-type="float" office:value="11.18472" calcext:value-type="float">
            <text:p>11.18472</text:p>
          </table:table-cell>
          <table:table-cell office:value-type="float" office:value="17.37088" calcext:value-type="float">
            <text:p>17.37088</text:p>
          </table:table-cell>
          <table:table-cell office:value-type="float" office:value="11.4986" calcext:value-type="float">
            <text:p>11.4986</text:p>
          </table:table-cell>
          <table:table-cell office:value-type="float" office:value="15.23459" calcext:value-type="float">
            <text:p>15.23459</text:p>
          </table:table-cell>
          <table:table-cell office:value-type="float" office:value="11.51825" calcext:value-type="float">
            <text:p>11.51825</text:p>
          </table:table-cell>
          <table:table-cell office:value-type="float" office:value="13.59027" calcext:value-type="float">
            <text:p>13.59027</text:p>
          </table:table-cell>
          <table:table-cell office:value-type="float" office:value="11.27173" calcext:value-type="float">
            <text:p>11.27173</text:p>
          </table:table-cell>
          <table:table-cell office:value-type="float" office:value="12.57901" calcext:value-type="float">
            <text:p>12.57901</text:p>
          </table:table-cell>
          <table:table-cell office:value-type="float" office:value="10.9823" calcext:value-type="float">
            <text:p>10.9823</text:p>
          </table:table-cell>
          <table:table-cell office:value-type="float" office:value="11.54807" calcext:value-type="float">
            <text:p>11.54807</text:p>
          </table:table-cell>
          <table:table-cell office:value-type="float" office:value="10.56207" calcext:value-type="float">
            <text:p>10.56207</text:p>
          </table:table-cell>
          <table:table-cell office:value-type="float" office:value="10.59372" calcext:value-type="float">
            <text:p>10.59372</text:p>
          </table:table-cell>
          <table:table-cell office:value-type="float" office:value="9.931763" calcext:value-type="float">
            <text:p>9.931763</text:p>
          </table:table-cell>
          <table:table-cell office:value-type="float" office:value="9.282837" calcext:value-type="float">
            <text:p>9.282837</text:p>
          </table:table-cell>
          <table:table-cell office:value-type="float" office:value="8.799103" calcext:value-type="float">
            <text:p>8.799103</text:p>
          </table:table-cell>
          <table:table-cell office:value-type="float" office:value="7.979736" calcext:value-type="float">
            <text:p>7.979736</text:p>
          </table:table-cell>
          <table:table-cell office:value-type="float" office:value="7.759827" calcext:value-type="float">
            <text:p>7.759827</text:p>
          </table:table-cell>
          <table:table-cell office:value-type="float" office:value="7.007782" calcext:value-type="float">
            <text:p>7.007782</text:p>
          </table:table-cell>
          <table:table-cell office:value-type="float" office:value="6.872192" calcext:value-type="float">
            <text:p>6.872192</text:p>
          </table:table-cell>
          <table:table-cell office:value-type="float" office:value="6.55835" calcext:value-type="float">
            <text:p>6.55835</text:p>
          </table:table-cell>
          <table:table-cell office:value-type="float" office:value="6.454376" calcext:value-type="float">
            <text:p>6.454376</text:p>
          </table:table-cell>
          <table:table-cell office:value-type="float" office:value="6.351074" calcext:value-type="float">
            <text:p>6.351074</text:p>
          </table:table-cell>
          <table:table-cell office:value-type="float" office:value="6.279663" calcext:value-type="float">
            <text:p>6.279663</text:p>
          </table:table-cell>
          <table:table-cell office:value-type="float" office:value="6.391937" calcext:value-type="float">
            <text:p>6.391937</text:p>
          </table:table-cell>
          <table:table-cell office:value-type="float" office:value="6.35141" calcext:value-type="float">
            <text:p>6.35141</text:p>
          </table:table-cell>
          <table:table-cell office:value-type="float" office:value="6.583557" calcext:value-type="float">
            <text:p>6.583557</text:p>
          </table:table-cell>
          <table:table-cell office:value-type="float" office:value="6.557953" calcext:value-type="float">
            <text:p>6.557953</text:p>
          </table:table-cell>
          <table:table-cell office:value-type="float" office:value="48.35892" calcext:value-type="float">
            <text:p>48.35892</text:p>
          </table:table-cell>
          <table:table-cell office:value-type="float" office:value="7.739319" calcext:value-type="float">
            <text:p>7.73931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042006" calcext:value-type="float">
            <text:p>12042006</text:p>
          </table:table-cell>
          <table:table-cell office:value-type="float" office:value="24.2888" calcext:value-type="float">
            <text:p>24.2888</text:p>
          </table:table-cell>
          <table:table-cell office:value-type="float" office:value="26.65" calcext:value-type="float">
            <text:p>26.65</text:p>
          </table:table-cell>
          <table:table-cell office:value-type="float" office:value="7.22" calcext:value-type="float">
            <text:p>7.22</text:p>
          </table:table-cell>
          <table:table-cell office:value-type="float" office:value="1.112281" calcext:value-type="float">
            <text:p>1.112281</text:p>
          </table:table-cell>
          <table:table-cell office:value-type="float" office:value="0.828959" calcext:value-type="float">
            <text:p>0.828959</text:p>
          </table:table-cell>
          <table:table-cell office:value-type="float" office:value="256.248" calcext:value-type="float">
            <text:p>256.248</text:p>
          </table:table-cell>
          <table:table-cell office:value-type="float" office:value="0" calcext:value-type="float">
            <text:p>0</text:p>
          </table:table-cell>
          <table:table-cell office:value-type="float" office:value="24.00406" calcext:value-type="float">
            <text:p>24.00406</text:p>
          </table:table-cell>
          <table:table-cell office:value-type="float" office:value="10.09445" calcext:value-type="float">
            <text:p>10.09445</text:p>
          </table:table-cell>
          <table:table-cell office:value-type="float" office:value="19.4827" calcext:value-type="float">
            <text:p>19.4827</text:p>
          </table:table-cell>
          <table:table-cell office:value-type="float" office:value="11.19553" calcext:value-type="float">
            <text:p>11.19553</text:p>
          </table:table-cell>
          <table:table-cell office:value-type="float" office:value="17.00589" calcext:value-type="float">
            <text:p>17.00589</text:p>
          </table:table-cell>
          <table:table-cell office:value-type="float" office:value="11.60349" calcext:value-type="float">
            <text:p>11.60349</text:p>
          </table:table-cell>
          <table:table-cell office:value-type="float" office:value="15.00931" calcext:value-type="float">
            <text:p>15.00931</text:p>
          </table:table-cell>
          <table:table-cell office:value-type="float" office:value="11.62381" calcext:value-type="float">
            <text:p>11.62381</text:p>
          </table:table-cell>
          <table:table-cell office:value-type="float" office:value="13.76059" calcext:value-type="float">
            <text:p>13.76059</text:p>
          </table:table-cell>
          <table:table-cell office:value-type="float" office:value="11.45432" calcext:value-type="float">
            <text:p>11.45432</text:p>
          </table:table-cell>
          <table:table-cell office:value-type="float" office:value="12.51453" calcext:value-type="float">
            <text:p>12.51453</text:p>
          </table:table-cell>
          <table:table-cell office:value-type="float" office:value="11.11896" calcext:value-type="float">
            <text:p>11.11896</text:p>
          </table:table-cell>
          <table:table-cell office:value-type="float" office:value="11.37912" calcext:value-type="float">
            <text:p>11.37912</text:p>
          </table:table-cell>
          <table:table-cell office:value-type="float" office:value="10.54462" calcext:value-type="float">
            <text:p>10.54462</text:p>
          </table:table-cell>
          <table:table-cell office:value-type="float" office:value="9.802582" calcext:value-type="float">
            <text:p>9.802582</text:p>
          </table:table-cell>
          <table:table-cell office:value-type="float" office:value="9.289978" calcext:value-type="float">
            <text:p>9.289978</text:p>
          </table:table-cell>
          <table:table-cell office:value-type="float" office:value="8.26944" calcext:value-type="float">
            <text:p>8.26944</text:p>
          </table:table-cell>
          <table:table-cell office:value-type="float" office:value="7.982452" calcext:value-type="float">
            <text:p>7.982452</text:p>
          </table:table-cell>
          <table:table-cell office:value-type="float" office:value="7.165588" calcext:value-type="float">
            <text:p>7.165588</text:p>
          </table:table-cell>
          <table:table-cell office:value-type="float" office:value="7.009308" calcext:value-type="float">
            <text:p>7.009308</text:p>
          </table:table-cell>
          <table:table-cell office:value-type="float" office:value="6.666901" calcext:value-type="float">
            <text:p>6.666901</text:p>
          </table:table-cell>
          <table:table-cell office:value-type="float" office:value="6.559448" calcext:value-type="float">
            <text:p>6.559448</text:p>
          </table:table-cell>
          <table:table-cell office:value-type="float" office:value="6.42572" calcext:value-type="float">
            <text:p>6.42572</text:p>
          </table:table-cell>
          <table:table-cell office:value-type="float" office:value="6.351807" calcext:value-type="float">
            <text:p>6.351807</text:p>
          </table:table-cell>
          <table:table-cell office:value-type="float" office:value="6.436768" calcext:value-type="float">
            <text:p>6.436768</text:p>
          </table:table-cell>
          <table:table-cell office:value-type="float" office:value="6.392395" calcext:value-type="float">
            <text:p>6.392395</text:p>
          </table:table-cell>
          <table:table-cell office:value-type="float" office:value="6.612915" calcext:value-type="float">
            <text:p>6.612915</text:p>
          </table:table-cell>
          <table:table-cell office:value-type="float" office:value="6.583862" calcext:value-type="float">
            <text:p>6.583862</text:p>
          </table:table-cell>
          <table:table-cell office:value-type="float" office:value="52.58554" calcext:value-type="float">
            <text:p>52.58554</text:p>
          </table:table-cell>
          <table:table-cell office:value-type="float" office:value="3.75412" calcext:value-type="float">
            <text:p>3.754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042006" calcext:value-type="float">
            <text:p>13042006</text:p>
          </table:table-cell>
          <table:table-cell office:value-type="float" office:value="23.69033" calcext:value-type="float">
            <text:p>23.69033</text:p>
          </table:table-cell>
          <table:table-cell office:value-type="float" office:value="31.12" calcext:value-type="float">
            <text:p>31.12</text:p>
          </table:table-cell>
          <table:table-cell office:value-type="float" office:value="10.25" calcext:value-type="float">
            <text:p>10.25</text:p>
          </table:table-cell>
          <table:table-cell office:value-type="float" office:value="1.304049" calcext:value-type="float">
            <text:p>1.304049</text:p>
          </table:table-cell>
          <table:table-cell office:value-type="float" office:value="0.9650785" calcext:value-type="float">
            <text:p>0.9650785</text:p>
          </table:table-cell>
          <table:table-cell office:value-type="float" office:value="295.2" calcext:value-type="float">
            <text:p>295.2</text:p>
          </table:table-cell>
          <table:table-cell office:value-type="float" office:value="0" calcext:value-type="float">
            <text:p>0</text:p>
          </table:table-cell>
          <table:table-cell office:value-type="float" office:value="26.55737" calcext:value-type="float">
            <text:p>26.55737</text:p>
          </table:table-cell>
          <table:table-cell office:value-type="float" office:value="11.61066" calcext:value-type="float">
            <text:p>11.61066</text:p>
          </table:table-cell>
          <table:table-cell office:value-type="float" office:value="21.48383" calcext:value-type="float">
            <text:p>21.48383</text:p>
          </table:table-cell>
          <table:table-cell office:value-type="float" office:value="12.59195" calcext:value-type="float">
            <text:p>12.59195</text:p>
          </table:table-cell>
          <table:table-cell office:value-type="float" office:value="18.78122" calcext:value-type="float">
            <text:p>18.78122</text:p>
          </table:table-cell>
          <table:table-cell office:value-type="float" office:value="12.89246" calcext:value-type="float">
            <text:p>12.89246</text:p>
          </table:table-cell>
          <table:table-cell office:value-type="float" office:value="16.54559" calcext:value-type="float">
            <text:p>16.54559</text:p>
          </table:table-cell>
          <table:table-cell office:value-type="float" office:value="12.7908" calcext:value-type="float">
            <text:p>12.7908</text:p>
          </table:table-cell>
          <table:table-cell office:value-type="float" office:value="15.11984" calcext:value-type="float">
            <text:p>15.11984</text:p>
          </table:table-cell>
          <table:table-cell office:value-type="float" office:value="12.5249" calcext:value-type="float">
            <text:p>12.5249</text:p>
          </table:table-cell>
          <table:table-cell office:value-type="float" office:value="13.67648" calcext:value-type="float">
            <text:p>13.67648</text:p>
          </table:table-cell>
          <table:table-cell office:value-type="float" office:value="12.06909" calcext:value-type="float">
            <text:p>12.06909</text:p>
          </table:table-cell>
          <table:table-cell office:value-type="float" office:value="12.32898" calcext:value-type="float">
            <text:p>12.32898</text:p>
          </table:table-cell>
          <table:table-cell office:value-type="float" office:value="11.35254" calcext:value-type="float">
            <text:p>11.35254</text:p>
          </table:table-cell>
          <table:table-cell office:value-type="float" office:value="10.45038" calcext:value-type="float">
            <text:p>10.45038</text:p>
          </table:table-cell>
          <table:table-cell office:value-type="float" office:value="9.811371" calcext:value-type="float">
            <text:p>9.811371</text:p>
          </table:table-cell>
          <table:table-cell office:value-type="float" office:value="8.625122" calcext:value-type="float">
            <text:p>8.625122</text:p>
          </table:table-cell>
          <table:table-cell office:value-type="float" office:value="8.272766" calcext:value-type="float">
            <text:p>8.272766</text:p>
          </table:table-cell>
          <table:table-cell office:value-type="float" office:value="7.349915" calcext:value-type="float">
            <text:p>7.349915</text:p>
          </table:table-cell>
          <table:table-cell office:value-type="float" office:value="7.167328" calcext:value-type="float">
            <text:p>7.167328</text:p>
          </table:table-cell>
          <table:table-cell office:value-type="float" office:value="6.784393" calcext:value-type="float">
            <text:p>6.784393</text:p>
          </table:table-cell>
          <table:table-cell office:value-type="float" office:value="6.66806" calcext:value-type="float">
            <text:p>6.66806</text:p>
          </table:table-cell>
          <table:table-cell office:value-type="float" office:value="6.503265" calcext:value-type="float">
            <text:p>6.503265</text:p>
          </table:table-cell>
          <table:table-cell office:value-type="float" office:value="6.426514" calcext:value-type="float">
            <text:p>6.426514</text:p>
          </table:table-cell>
          <table:table-cell office:value-type="float" office:value="6.484772" calcext:value-type="float">
            <text:p>6.484772</text:p>
          </table:table-cell>
          <table:table-cell office:value-type="float" office:value="6.437256" calcext:value-type="float">
            <text:p>6.437256</text:p>
          </table:table-cell>
          <table:table-cell office:value-type="float" office:value="6.645599" calcext:value-type="float">
            <text:p>6.645599</text:p>
          </table:table-cell>
          <table:table-cell office:value-type="float" office:value="6.61322" calcext:value-type="float">
            <text:p>6.61322</text:p>
          </table:table-cell>
          <table:table-cell office:value-type="float" office:value="57.84464" calcext:value-type="float">
            <text:p>57.84464</text:p>
          </table:table-cell>
          <table:table-cell office:value-type="float" office:value="6.262421" calcext:value-type="float">
            <text:p>6.26242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042006" calcext:value-type="float">
            <text:p>14042006</text:p>
          </table:table-cell>
          <table:table-cell office:value-type="float" office:value="25.08352" calcext:value-type="float">
            <text:p>25.08352</text:p>
          </table:table-cell>
          <table:table-cell office:value-type="float" office:value="30.52" calcext:value-type="float">
            <text:p>30.52</text:p>
          </table:table-cell>
          <table:table-cell office:value-type="float" office:value="14.81" calcext:value-type="float">
            <text:p>14.81</text:p>
          </table:table-cell>
          <table:table-cell office:value-type="float" office:value="1.249696" calcext:value-type="float">
            <text:p>1.249696</text:p>
          </table:table-cell>
          <table:table-cell office:value-type="float" office:value="0.7609574" calcext:value-type="float">
            <text:p>0.7609574</text:p>
          </table:table-cell>
          <table:table-cell office:value-type="float" office:value="277.668" calcext:value-type="float">
            <text:p>277.668</text:p>
          </table:table-cell>
          <table:table-cell office:value-type="float" office:value="0" calcext:value-type="float">
            <text:p>0</text:p>
          </table:table-cell>
          <table:table-cell office:value-type="float" office:value="27.77142" calcext:value-type="float">
            <text:p>27.77142</text:p>
          </table:table-cell>
          <table:table-cell office:value-type="float" office:value="14.0155" calcext:value-type="float">
            <text:p>14.0155</text:p>
          </table:table-cell>
          <table:table-cell office:value-type="float" office:value="22.72818" calcext:value-type="float">
            <text:p>22.72818</text:p>
          </table:table-cell>
          <table:table-cell office:value-type="float" office:value="14.62469" calcext:value-type="float">
            <text:p>14.62469</text:p>
          </table:table-cell>
          <table:table-cell office:value-type="float" office:value="20.00113" calcext:value-type="float">
            <text:p>20.00113</text:p>
          </table:table-cell>
          <table:table-cell office:value-type="float" office:value="14.67584" calcext:value-type="float">
            <text:p>14.67584</text:p>
          </table:table-cell>
          <table:table-cell office:value-type="float" office:value="17.73029" calcext:value-type="float">
            <text:p>17.73029</text:p>
          </table:table-cell>
          <table:table-cell office:value-type="float" office:value="14.35104" calcext:value-type="float">
            <text:p>14.35104</text:p>
          </table:table-cell>
          <table:table-cell office:value-type="float" office:value="16.25015" calcext:value-type="float">
            <text:p>16.25015</text:p>
          </table:table-cell>
          <table:table-cell office:value-type="float" office:value="13.9263" calcext:value-type="float">
            <text:p>13.9263</text:p>
          </table:table-cell>
          <table:table-cell office:value-type="float" office:value="14.70929" calcext:value-type="float">
            <text:p>14.70929</text:p>
          </table:table-cell>
          <table:table-cell office:value-type="float" office:value="13.28445" calcext:value-type="float">
            <text:p>13.28445</text:p>
          </table:table-cell>
          <table:table-cell office:value-type="float" office:value="13.29007" calcext:value-type="float">
            <text:p>13.29007</text:p>
          </table:table-cell>
          <table:table-cell office:value-type="float" office:value="12.34442" calcext:value-type="float">
            <text:p>12.34442</text:p>
          </table:table-cell>
          <table:table-cell office:value-type="float" office:value="11.21735" calcext:value-type="float">
            <text:p>11.21735</text:p>
          </table:table-cell>
          <table:table-cell office:value-type="float" office:value="10.46085" calcext:value-type="float">
            <text:p>10.46085</text:p>
          </table:table-cell>
          <table:table-cell office:value-type="float" office:value="9.060394" calcext:value-type="float">
            <text:p>9.060394</text:p>
          </table:table-cell>
          <table:table-cell office:value-type="float" office:value="8.629242" calcext:value-type="float">
            <text:p>8.629242</text:p>
          </table:table-cell>
          <table:table-cell office:value-type="float" office:value="7.567749" calcext:value-type="float">
            <text:p>7.567749</text:p>
          </table:table-cell>
          <table:table-cell office:value-type="float" office:value="7.35199" calcext:value-type="float">
            <text:p>7.35199</text:p>
          </table:table-cell>
          <table:table-cell office:value-type="float" office:value="6.916077" calcext:value-type="float">
            <text:p>6.916077</text:p>
          </table:table-cell>
          <table:table-cell office:value-type="float" office:value="6.785675" calcext:value-type="float">
            <text:p>6.785675</text:p>
          </table:table-cell>
          <table:table-cell office:value-type="float" office:value="6.585571" calcext:value-type="float">
            <text:p>6.585571</text:p>
          </table:table-cell>
          <table:table-cell office:value-type="float" office:value="6.50412" calcext:value-type="float">
            <text:p>6.50412</text:p>
          </table:table-cell>
          <table:table-cell office:value-type="float" office:value="6.53598" calcext:value-type="float">
            <text:p>6.53598</text:p>
          </table:table-cell>
          <table:table-cell office:value-type="float" office:value="6.48526" calcext:value-type="float">
            <text:p>6.48526</text:p>
          </table:table-cell>
          <table:table-cell office:value-type="float" office:value="6.681732" calcext:value-type="float">
            <text:p>6.681732</text:p>
          </table:table-cell>
          <table:table-cell office:value-type="float" office:value="6.645966" calcext:value-type="float">
            <text:p>6.645966</text:p>
          </table:table-cell>
          <table:table-cell office:value-type="float" office:value="58.47424" calcext:value-type="float">
            <text:p>58.47424</text:p>
          </table:table-cell>
          <table:table-cell office:value-type="float" office:value="10.29834" calcext:value-type="float">
            <text:p>10.2983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042006" calcext:value-type="float">
            <text:p>15042006</text:p>
          </table:table-cell>
          <table:table-cell office:value-type="float" office:value="14.0579" calcext:value-type="float">
            <text:p>14.0579</text:p>
          </table:table-cell>
          <table:table-cell office:value-type="float" office:value="27.46" calcext:value-type="float">
            <text:p>27.46</text:p>
          </table:table-cell>
          <table:table-cell office:value-type="float" office:value="12.67" calcext:value-type="float">
            <text:p>12.67</text:p>
          </table:table-cell>
          <table:table-cell office:value-type="float" office:value="1.774967" calcext:value-type="float">
            <text:p>1.774967</text:p>
          </table:table-cell>
          <table:table-cell office:value-type="float" office:value="0.9075219" calcext:value-type="float">
            <text:p>0.9075219</text:p>
          </table:table-cell>
          <table:table-cell office:value-type="float" office:value="526.0681" calcext:value-type="float">
            <text:p>526.0681</text:p>
          </table:table-cell>
          <table:table-cell office:value-type="float" office:value="1.8" calcext:value-type="float">
            <text:p>1.8</text:p>
          </table:table-cell>
          <table:table-cell office:value-type="float" office:value="25.38095" calcext:value-type="float">
            <text:p>25.38095</text:p>
          </table:table-cell>
          <table:table-cell office:value-type="float" office:value="14.07367" calcext:value-type="float">
            <text:p>14.07367</text:p>
          </table:table-cell>
          <table:table-cell office:value-type="float" office:value="20.76138" calcext:value-type="float">
            <text:p>20.76138</text:p>
          </table:table-cell>
          <table:table-cell office:value-type="float" office:value="14.95786" calcext:value-type="float">
            <text:p>14.95786</text:p>
          </table:table-cell>
          <table:table-cell office:value-type="float" office:value="18.37885" calcext:value-type="float">
            <text:p>18.37885</text:p>
          </table:table-cell>
          <table:table-cell office:value-type="float" office:value="15.19595" calcext:value-type="float">
            <text:p>15.19595</text:p>
          </table:table-cell>
          <table:table-cell office:value-type="float" office:value="16.70026" calcext:value-type="float">
            <text:p>16.70026</text:p>
          </table:table-cell>
          <table:table-cell office:value-type="float" office:value="14.97165" calcext:value-type="float">
            <text:p>14.97165</text:p>
          </table:table-cell>
          <table:table-cell office:value-type="float" office:value="15.8924" calcext:value-type="float">
            <text:p>15.8924</text:p>
          </table:table-cell>
          <table:table-cell office:value-type="float" office:value="14.59473" calcext:value-type="float">
            <text:p>14.59473</text:p>
          </table:table-cell>
          <table:table-cell office:value-type="float" office:value="14.70859" calcext:value-type="float">
            <text:p>14.70859</text:p>
          </table:table-cell>
          <table:table-cell office:value-type="float" office:value="13.99539" calcext:value-type="float">
            <text:p>13.99539</text:p>
          </table:table-cell>
          <table:table-cell office:value-type="float" office:value="13.47192" calcext:value-type="float">
            <text:p>13.47192</text:p>
          </table:table-cell>
          <table:table-cell office:value-type="float" office:value="13.11255" calcext:value-type="float">
            <text:p>13.11255</text:p>
          </table:table-cell>
          <table:table-cell office:value-type="float" office:value="11.78915" calcext:value-type="float">
            <text:p>11.78915</text:p>
          </table:table-cell>
          <table:table-cell office:value-type="float" office:value="11.22797" calcext:value-type="float">
            <text:p>11.22797</text:p>
          </table:table-cell>
          <table:table-cell office:value-type="float" office:value="9.531219" calcext:value-type="float">
            <text:p>9.531219</text:p>
          </table:table-cell>
          <table:table-cell office:value-type="float" office:value="9.065277" calcext:value-type="float">
            <text:p>9.065277</text:p>
          </table:table-cell>
          <table:table-cell office:value-type="float" office:value="7.821411" calcext:value-type="float">
            <text:p>7.821411</text:p>
          </table:table-cell>
          <table:table-cell office:value-type="float" office:value="7.57019" calcext:value-type="float">
            <text:p>7.57019</text:p>
          </table:table-cell>
          <table:table-cell office:value-type="float" office:value="7.065948" calcext:value-type="float">
            <text:p>7.065948</text:p>
          </table:table-cell>
          <table:table-cell office:value-type="float" office:value="6.917542" calcext:value-type="float">
            <text:p>6.917542</text:p>
          </table:table-cell>
          <table:table-cell office:value-type="float" office:value="6.676208" calcext:value-type="float">
            <text:p>6.676208</text:p>
          </table:table-cell>
          <table:table-cell office:value-type="float" office:value="6.586517" calcext:value-type="float">
            <text:p>6.586517</text:p>
          </table:table-cell>
          <table:table-cell office:value-type="float" office:value="6.591248" calcext:value-type="float">
            <text:p>6.591248</text:p>
          </table:table-cell>
          <table:table-cell office:value-type="float" office:value="6.53653" calcext:value-type="float">
            <text:p>6.53653</text:p>
          </table:table-cell>
          <table:table-cell office:value-type="float" office:value="6.721161" calcext:value-type="float">
            <text:p>6.721161</text:p>
          </table:table-cell>
          <table:table-cell office:value-type="float" office:value="6.682129" calcext:value-type="float">
            <text:p>6.682129</text:p>
          </table:table-cell>
          <table:table-cell office:value-type="float" office:value="55.45944" calcext:value-type="float">
            <text:p>55.45944</text:p>
          </table:table-cell>
          <table:table-cell office:value-type="float" office:value="8.255493" calcext:value-type="float">
            <text:p>8.25549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042006" calcext:value-type="float">
            <text:p>16042006</text:p>
          </table:table-cell>
          <table:table-cell office:value-type="float" office:value="8.332061" calcext:value-type="float">
            <text:p>8.332061</text:p>
          </table:table-cell>
          <table:table-cell office:value-type="float" office:value="16.89" calcext:value-type="float">
            <text:p>16.89</text:p>
          </table:table-cell>
          <table:table-cell office:value-type="float" office:value="12.03" calcext:value-type="float">
            <text:p>12.03</text:p>
          </table:table-cell>
          <table:table-cell office:value-type="float" office:value="1.438052" calcext:value-type="float">
            <text:p>1.438052</text:p>
          </table:table-cell>
          <table:table-cell office:value-type="float" office:value="1.180987" calcext:value-type="float">
            <text:p>1.180987</text:p>
          </table:table-cell>
          <table:table-cell office:value-type="float" office:value="478.44" calcext:value-type="float">
            <text:p>478.44</text:p>
          </table:table-cell>
          <table:table-cell office:value-type="float" office:value="0" calcext:value-type="float">
            <text:p>0</text:p>
          </table:table-cell>
          <table:table-cell office:value-type="float" office:value="18.07211" calcext:value-type="float">
            <text:p>18.07211</text:p>
          </table:table-cell>
          <table:table-cell office:value-type="float" office:value="12.93814" calcext:value-type="float">
            <text:p>12.93814</text:p>
          </table:table-cell>
          <table:table-cell office:value-type="float" office:value="16.54388" calcext:value-type="float">
            <text:p>16.54388</text:p>
          </table:table-cell>
          <table:table-cell office:value-type="float" office:value="13.72864" calcext:value-type="float">
            <text:p>13.72864</text:p>
          </table:table-cell>
          <table:table-cell office:value-type="float" office:value="16.09177" calcext:value-type="float">
            <text:p>16.09177</text:p>
          </table:table-cell>
          <table:table-cell office:value-type="float" office:value="14.09064" calcext:value-type="float">
            <text:p>14.09064</text:p>
          </table:table-cell>
          <table:table-cell office:value-type="float" office:value="15.79813" calcext:value-type="float">
            <text:p>15.79813</text:p>
          </table:table-cell>
          <table:table-cell office:value-type="float" office:value="14.14963" calcext:value-type="float">
            <text:p>14.14963</text:p>
          </table:table-cell>
          <table:table-cell office:value-type="float" office:value="15.2923" calcext:value-type="float">
            <text:p>15.2923</text:p>
          </table:table-cell>
          <table:table-cell office:value-type="float" office:value="13.98639" calcext:value-type="float">
            <text:p>13.98639</text:p>
          </table:table-cell>
          <table:table-cell office:value-type="float" office:value="14.51828" calcext:value-type="float">
            <text:p>14.51828</text:p>
          </table:table-cell>
          <table:table-cell office:value-type="float" office:value="13.6633" calcext:value-type="float">
            <text:p>13.6633</text:p>
          </table:table-cell>
          <table:table-cell office:value-type="float" office:value="13.4772" calcext:value-type="float">
            <text:p>13.4772</text:p>
          </table:table-cell>
          <table:table-cell office:value-type="float" office:value="13.05438" calcext:value-type="float">
            <text:p>13.05438</text:p>
          </table:table-cell>
          <table:table-cell office:value-type="float" office:value="11.93982" calcext:value-type="float">
            <text:p>11.93982</text:p>
          </table:table-cell>
          <table:table-cell office:value-type="float" office:value="11.79446" calcext:value-type="float">
            <text:p>11.79446</text:p>
          </table:table-cell>
          <table:table-cell office:value-type="float" office:value="9.907715" calcext:value-type="float">
            <text:p>9.907715</text:p>
          </table:table-cell>
          <table:table-cell office:value-type="float" office:value="9.535767" calcext:value-type="float">
            <text:p>9.535767</text:p>
          </table:table-cell>
          <table:table-cell office:value-type="float" office:value="8.091705" calcext:value-type="float">
            <text:p>8.091705</text:p>
          </table:table-cell>
          <table:table-cell office:value-type="float" office:value="7.824188" calcext:value-type="float">
            <text:p>7.824188</text:p>
          </table:table-cell>
          <table:table-cell office:value-type="float" office:value="7.233887" calcext:value-type="float">
            <text:p>7.233887</text:p>
          </table:table-cell>
          <table:table-cell office:value-type="float" office:value="7.067596" calcext:value-type="float">
            <text:p>7.067596</text:p>
          </table:table-cell>
          <table:table-cell office:value-type="float" office:value="6.776733" calcext:value-type="float">
            <text:p>6.776733</text:p>
          </table:table-cell>
          <table:table-cell office:value-type="float" office:value="6.677216" calcext:value-type="float">
            <text:p>6.677216</text:p>
          </table:table-cell>
          <table:table-cell office:value-type="float" office:value="6.651459" calcext:value-type="float">
            <text:p>6.651459</text:p>
          </table:table-cell>
          <table:table-cell office:value-type="float" office:value="6.591858" calcext:value-type="float">
            <text:p>6.591858</text:p>
          </table:table-cell>
          <table:table-cell office:value-type="float" office:value="6.763977" calcext:value-type="float">
            <text:p>6.763977</text:p>
          </table:table-cell>
          <table:table-cell office:value-type="float" office:value="6.721588" calcext:value-type="float">
            <text:p>6.721588</text:p>
          </table:table-cell>
          <table:table-cell office:value-type="float" office:value="25.09348" calcext:value-type="float">
            <text:p>25.09348</text:p>
          </table:table-cell>
          <table:table-cell office:value-type="float" office:value="8.759247" calcext:value-type="float">
            <text:p>8.75924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042006" calcext:value-type="float">
            <text:p>17042006</text:p>
          </table:table-cell>
          <table:table-cell office:value-type="float" office:value="9.56318" calcext:value-type="float">
            <text:p>9.56318</text:p>
          </table:table-cell>
          <table:table-cell office:value-type="float" office:value="17.16" calcext:value-type="float">
            <text:p>17.16</text:p>
          </table:table-cell>
          <table:table-cell office:value-type="float" office:value="11.29" calcext:value-type="float">
            <text:p>11.29</text:p>
          </table:table-cell>
          <table:table-cell office:value-type="float" office:value="1.280304" calcext:value-type="float">
            <text:p>1.280304</text:p>
          </table:table-cell>
          <table:table-cell office:value-type="float" office:value="1.127689" calcext:value-type="float">
            <text:p>1.127689</text:p>
          </table:table-cell>
          <table:table-cell office:value-type="float" office:value="409.212" calcext:value-type="float">
            <text:p>409.212</text:p>
          </table:table-cell>
          <table:table-cell office:value-type="float" office:value="0" calcext:value-type="float">
            <text:p>0</text:p>
          </table:table-cell>
          <table:table-cell office:value-type="float" office:value="17.80161" calcext:value-type="float">
            <text:p>17.80161</text:p>
          </table:table-cell>
          <table:table-cell office:value-type="float" office:value="12.12537" calcext:value-type="float">
            <text:p>12.12537</text:p>
          </table:table-cell>
          <table:table-cell office:value-type="float" office:value="15.67392" calcext:value-type="float">
            <text:p>15.67392</text:p>
          </table:table-cell>
          <table:table-cell office:value-type="float" office:value="12.77695" calcext:value-type="float">
            <text:p>12.77695</text:p>
          </table:table-cell>
          <table:table-cell office:value-type="float" office:value="14.69263" calcext:value-type="float">
            <text:p>14.69263</text:p>
          </table:table-cell>
          <table:table-cell office:value-type="float" office:value="13.08292" calcext:value-type="float">
            <text:p>13.08292</text:p>
          </table:table-cell>
          <table:table-cell office:value-type="float" office:value="14.11258" calcext:value-type="float">
            <text:p>14.11258</text:p>
          </table:table-cell>
          <table:table-cell office:value-type="float" office:value="13.14029" calcext:value-type="float">
            <text:p>13.14029</text:p>
          </table:table-cell>
          <table:table-cell office:value-type="float" office:value="13.96005" calcext:value-type="float">
            <text:p>13.96005</text:p>
          </table:table-cell>
          <table:table-cell office:value-type="float" office:value="13.06476" calcext:value-type="float">
            <text:p>13.06476</text:p>
          </table:table-cell>
          <table:table-cell office:value-type="float" office:value="13.65021" calcext:value-type="float">
            <text:p>13.65021</text:p>
          </table:table-cell>
          <table:table-cell office:value-type="float" office:value="12.85901" calcext:value-type="float">
            <text:p>12.85901</text:p>
          </table:table-cell>
          <table:table-cell office:value-type="float" office:value="13.04901" calcext:value-type="float">
            <text:p>13.04901</text:p>
          </table:table-cell>
          <table:table-cell office:value-type="float" office:value="12.48105" calcext:value-type="float">
            <text:p>12.48105</text:p>
          </table:table-cell>
          <table:table-cell office:value-type="float" office:value="11.93988" calcext:value-type="float">
            <text:p>11.93988</text:p>
          </table:table-cell>
          <table:table-cell office:value-type="float" office:value="11.74219" calcext:value-type="float">
            <text:p>11.74219</text:p>
          </table:table-cell>
          <table:table-cell office:value-type="float" office:value="10.1127" calcext:value-type="float">
            <text:p>10.1127</text:p>
          </table:table-cell>
          <table:table-cell office:value-type="float" office:value="9.910767" calcext:value-type="float">
            <text:p>9.910767</text:p>
          </table:table-cell>
          <table:table-cell office:value-type="float" office:value="8.342896" calcext:value-type="float">
            <text:p>8.342896</text:p>
          </table:table-cell>
          <table:table-cell office:value-type="float" office:value="8.094513" calcext:value-type="float">
            <text:p>8.094513</text:p>
          </table:table-cell>
          <table:table-cell office:value-type="float" office:value="7.411011" calcext:value-type="float">
            <text:p>7.411011</text:p>
          </table:table-cell>
          <table:table-cell office:value-type="float" office:value="7.235718" calcext:value-type="float">
            <text:p>7.235718</text:p>
          </table:table-cell>
          <table:table-cell office:value-type="float" office:value="6.886139" calcext:value-type="float">
            <text:p>6.886139</text:p>
          </table:table-cell>
          <table:table-cell office:value-type="float" office:value="6.777832" calcext:value-type="float">
            <text:p>6.777832</text:p>
          </table:table-cell>
          <table:table-cell office:value-type="float" office:value="6.718262" calcext:value-type="float">
            <text:p>6.718262</text:p>
          </table:table-cell>
          <table:table-cell office:value-type="float" office:value="6.6521" calcext:value-type="float">
            <text:p>6.6521</text:p>
          </table:table-cell>
          <table:table-cell office:value-type="float" office:value="6.811401" calcext:value-type="float">
            <text:p>6.811401</text:p>
          </table:table-cell>
          <table:table-cell office:value-type="float" office:value="6.764435" calcext:value-type="float">
            <text:p>6.764435</text:p>
          </table:table-cell>
          <table:table-cell office:value-type="float" office:value="29.26312" calcext:value-type="float">
            <text:p>29.26312</text:p>
          </table:table-cell>
          <table:table-cell office:value-type="float" office:value="8.637787" calcext:value-type="float">
            <text:p>8.63778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042006" calcext:value-type="float">
            <text:p>18042006</text:p>
          </table:table-cell>
          <table:table-cell office:value-type="float" office:value="7.2324" calcext:value-type="float">
            <text:p>7.2324</text:p>
          </table:table-cell>
          <table:table-cell office:value-type="float" office:value="17.07" calcext:value-type="float">
            <text:p>17.07</text:p>
          </table:table-cell>
          <table:table-cell office:value-type="float" office:value="5.56" calcext:value-type="float">
            <text:p>5.56</text:p>
          </table:table-cell>
          <table:table-cell office:value-type="float" office:value="1.399431" calcext:value-type="float">
            <text:p>1.399431</text:p>
          </table:table-cell>
          <table:table-cell office:value-type="float" office:value="0.7764645" calcext:value-type="float">
            <text:p>0.7764645</text:p>
          </table:table-cell>
          <table:table-cell office:value-type="float" office:value="401.796" calcext:value-type="float">
            <text:p>401.796</text:p>
          </table:table-cell>
          <table:table-cell office:value-type="float" office:value="0" calcext:value-type="float">
            <text:p>0</text:p>
          </table:table-cell>
          <table:table-cell office:value-type="float" office:value="16.94946" calcext:value-type="float">
            <text:p>16.94946</text:p>
          </table:table-cell>
          <table:table-cell office:value-type="float" office:value="10.62448" calcext:value-type="float">
            <text:p>10.62448</text:p>
          </table:table-cell>
          <table:table-cell office:value-type="float" office:value="15.1011" calcext:value-type="float">
            <text:p>15.1011</text:p>
          </table:table-cell>
          <table:table-cell office:value-type="float" office:value="12.14001" calcext:value-type="float">
            <text:p>12.14001</text:p>
          </table:table-cell>
          <table:table-cell office:value-type="float" office:value="14.2218" calcext:value-type="float">
            <text:p>14.2218</text:p>
          </table:table-cell>
          <table:table-cell office:value-type="float" office:value="12.76862" calcext:value-type="float">
            <text:p>12.76862</text:p>
          </table:table-cell>
          <table:table-cell office:value-type="float" office:value="13.58331" calcext:value-type="float">
            <text:p>13.58331</text:p>
          </table:table-cell>
          <table:table-cell office:value-type="float" office:value="12.78598" calcext:value-type="float">
            <text:p>12.78598</text:p>
          </table:table-cell>
          <table:table-cell office:value-type="float" office:value="13.36877" calcext:value-type="float">
            <text:p>13.36877</text:p>
          </table:table-cell>
          <table:table-cell office:value-type="float" office:value="12.70877" calcext:value-type="float">
            <text:p>12.70877</text:p>
          </table:table-cell>
          <table:table-cell office:value-type="float" office:value="13.01971" calcext:value-type="float">
            <text:p>13.01971</text:p>
          </table:table-cell>
          <table:table-cell office:value-type="float" office:value="12.53146" calcext:value-type="float">
            <text:p>12.53146</text:p>
          </table:table-cell>
          <table:table-cell office:value-type="float" office:value="12.53723" calcext:value-type="float">
            <text:p>12.53723</text:p>
          </table:table-cell>
          <table:table-cell office:value-type="float" office:value="12.20593" calcext:value-type="float">
            <text:p>12.20593</text:p>
          </table:table-cell>
          <table:table-cell office:value-type="float" office:value="11.74106" calcext:value-type="float">
            <text:p>11.74106</text:p>
          </table:table-cell>
          <table:table-cell office:value-type="float" office:value="11.57608" calcext:value-type="float">
            <text:p>11.57608</text:p>
          </table:table-cell>
          <table:table-cell office:value-type="float" office:value="10.19785" calcext:value-type="float">
            <text:p>10.19785</text:p>
          </table:table-cell>
          <table:table-cell office:value-type="float" office:value="10.11398" calcext:value-type="float">
            <text:p>10.11398</text:p>
          </table:table-cell>
          <table:table-cell office:value-type="float" office:value="8.549927" calcext:value-type="float">
            <text:p>8.549927</text:p>
          </table:table-cell>
          <table:table-cell office:value-type="float" office:value="8.345245" calcext:value-type="float">
            <text:p>8.345245</text:p>
          </table:table-cell>
          <table:table-cell office:value-type="float" office:value="7.583984" calcext:value-type="float">
            <text:p>7.583984</text:p>
          </table:table-cell>
          <table:table-cell office:value-type="float" office:value="7.412842" calcext:value-type="float">
            <text:p>7.412842</text:p>
          </table:table-cell>
          <table:table-cell office:value-type="float" office:value="7.002533" calcext:value-type="float">
            <text:p>7.002533</text:p>
          </table:table-cell>
          <table:table-cell office:value-type="float" office:value="6.887299" calcext:value-type="float">
            <text:p>6.887299</text:p>
          </table:table-cell>
          <table:table-cell office:value-type="float" office:value="6.789795" calcext:value-type="float">
            <text:p>6.789795</text:p>
          </table:table-cell>
          <table:table-cell office:value-type="float" office:value="6.718994" calcext:value-type="float">
            <text:p>6.718994</text:p>
          </table:table-cell>
          <table:table-cell office:value-type="float" office:value="6.862579" calcext:value-type="float">
            <text:p>6.862579</text:p>
          </table:table-cell>
          <table:table-cell office:value-type="float" office:value="6.81192" calcext:value-type="float">
            <text:p>6.81192</text:p>
          </table:table-cell>
          <table:table-cell office:value-type="float" office:value="27.08142" calcext:value-type="float">
            <text:p>27.08142</text:p>
          </table:table-cell>
          <table:table-cell office:value-type="float" office:value="2.485413" calcext:value-type="float">
            <text:p>2.48541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042006" calcext:value-type="float">
            <text:p>19042006</text:p>
          </table:table-cell>
          <table:table-cell office:value-type="float" office:value="23.46925" calcext:value-type="float">
            <text:p>23.46925</text:p>
          </table:table-cell>
          <table:table-cell office:value-type="float" office:value="19.26" calcext:value-type="float">
            <text:p>19.26</text:p>
          </table:table-cell>
          <table:table-cell office:value-type="float" office:value="2.8" calcext:value-type="float">
            <text:p>2.8</text:p>
          </table:table-cell>
          <table:table-cell office:value-type="float" office:value="0.8148493" calcext:value-type="float">
            <text:p>0.8148493</text:p>
          </table:table-cell>
          <table:table-cell office:value-type="float" office:value="0.6578548" calcext:value-type="float">
            <text:p>0.6578548</text:p>
          </table:table-cell>
          <table:table-cell office:value-type="float" office:value="530.748" calcext:value-type="float">
            <text:p>530.748</text:p>
          </table:table-cell>
          <table:table-cell office:value-type="float" office:value="0" calcext:value-type="float">
            <text:p>0</text:p>
          </table:table-cell>
          <table:table-cell office:value-type="float" office:value="22.23581" calcext:value-type="float">
            <text:p>22.23581</text:p>
          </table:table-cell>
          <table:table-cell office:value-type="float" office:value="8.636627" calcext:value-type="float">
            <text:p>8.636627</text:p>
          </table:table-cell>
          <table:table-cell office:value-type="float" office:value="18.44574" calcext:value-type="float">
            <text:p>18.44574</text:p>
          </table:table-cell>
          <table:table-cell office:value-type="float" office:value="10.16293" calcext:value-type="float">
            <text:p>10.16293</text:p>
          </table:table-cell>
          <table:table-cell office:value-type="float" office:value="16.48068" calcext:value-type="float">
            <text:p>16.48068</text:p>
          </table:table-cell>
          <table:table-cell office:value-type="float" office:value="11.02155" calcext:value-type="float">
            <text:p>11.02155</text:p>
          </table:table-cell>
          <table:table-cell office:value-type="float" office:value="14.97253" calcext:value-type="float">
            <text:p>14.97253</text:p>
          </table:table-cell>
          <table:table-cell office:value-type="float" office:value="11.56299" calcext:value-type="float">
            <text:p>11.56299</text:p>
          </table:table-cell>
          <table:table-cell office:value-type="float" office:value="14.06165" calcext:value-type="float">
            <text:p>14.06165</text:p>
          </table:table-cell>
          <table:table-cell office:value-type="float" office:value="11.79572" calcext:value-type="float">
            <text:p>11.79572</text:p>
          </table:table-cell>
          <table:table-cell office:value-type="float" office:value="13.17715" calcext:value-type="float">
            <text:p>13.17715</text:p>
          </table:table-cell>
          <table:table-cell office:value-type="float" office:value="11.93002" calcext:value-type="float">
            <text:p>11.93002</text:p>
          </table:table-cell>
          <table:table-cell office:value-type="float" office:value="12.46869" calcext:value-type="float">
            <text:p>12.46869</text:p>
          </table:table-cell>
          <table:table-cell office:value-type="float" office:value="11.80005" calcext:value-type="float">
            <text:p>11.80005</text:p>
          </table:table-cell>
          <table:table-cell office:value-type="float" office:value="11.57532" calcext:value-type="float">
            <text:p>11.57532</text:p>
          </table:table-cell>
          <table:table-cell office:value-type="float" office:value="11.40805" calcext:value-type="float">
            <text:p>11.40805</text:p>
          </table:table-cell>
          <table:table-cell office:value-type="float" office:value="10.22342" calcext:value-type="float">
            <text:p>10.22342</text:p>
          </table:table-cell>
          <table:table-cell office:value-type="float" office:value="10.19843" calcext:value-type="float">
            <text:p>10.19843</text:p>
          </table:table-cell>
          <table:table-cell office:value-type="float" office:value="8.71283" calcext:value-type="float">
            <text:p>8.71283</text:p>
          </table:table-cell>
          <table:table-cell office:value-type="float" office:value="8.551849" calcext:value-type="float">
            <text:p>8.551849</text:p>
          </table:table-cell>
          <table:table-cell office:value-type="float" office:value="7.743378" calcext:value-type="float">
            <text:p>7.743378</text:p>
          </table:table-cell>
          <table:table-cell office:value-type="float" office:value="7.585724" calcext:value-type="float">
            <text:p>7.585724</text:p>
          </table:table-cell>
          <table:table-cell office:value-type="float" office:value="7.12207" calcext:value-type="float">
            <text:p>7.12207</text:p>
          </table:table-cell>
          <table:table-cell office:value-type="float" office:value="7.003784" calcext:value-type="float">
            <text:p>7.003784</text:p>
          </table:table-cell>
          <table:table-cell office:value-type="float" office:value="6.866791" calcext:value-type="float">
            <text:p>6.866791</text:p>
          </table:table-cell>
          <table:table-cell office:value-type="float" office:value="6.790588" calcext:value-type="float">
            <text:p>6.790588</text:p>
          </table:table-cell>
          <table:table-cell office:value-type="float" office:value="6.917664" calcext:value-type="float">
            <text:p>6.917664</text:p>
          </table:table-cell>
          <table:table-cell office:value-type="float" office:value="6.863098" calcext:value-type="float">
            <text:p>6.863098</text:p>
          </table:table-cell>
          <table:table-cell office:value-type="float" office:value="48.69324" calcext:value-type="float">
            <text:p>48.69324</text:p>
          </table:table-cell>
          <table:table-cell office:value-type="float" office:value="-0.2636108" calcext:value-type="float">
            <text:p>-0.263610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042006" calcext:value-type="float">
            <text:p>20042006</text:p>
          </table:table-cell>
          <table:table-cell office:value-type="float" office:value="23.37091" calcext:value-type="float">
            <text:p>23.37091</text:p>
          </table:table-cell>
          <table:table-cell office:value-type="float" office:value="17.3" calcext:value-type="float">
            <text:p>17.3</text:p>
          </table:table-cell>
          <table:table-cell office:value-type="float" office:value="5.06" calcext:value-type="float">
            <text:p>5.06</text:p>
          </table:table-cell>
          <table:table-cell office:value-type="float" office:value="0.8766898" calcext:value-type="float">
            <text:p>0.8766898</text:p>
          </table:table-cell>
          <table:table-cell office:value-type="float" office:value="0.7494197" calcext:value-type="float">
            <text:p>0.7494197</text:p>
          </table:table-cell>
          <table:table-cell office:value-type="float" office:value="335.952" calcext:value-type="float">
            <text:p>335.952</text:p>
          </table:table-cell>
          <table:table-cell office:value-type="float" office:value="0" calcext:value-type="float">
            <text:p>0</text:p>
          </table:table-cell>
          <table:table-cell office:value-type="float" office:value="22.75726" calcext:value-type="float">
            <text:p>22.75726</text:p>
          </table:table-cell>
          <table:table-cell office:value-type="float" office:value="10.20929" calcext:value-type="float">
            <text:p>10.20929</text:p>
          </table:table-cell>
          <table:table-cell office:value-type="float" office:value="18.79117" calcext:value-type="float">
            <text:p>18.79117</text:p>
          </table:table-cell>
          <table:table-cell office:value-type="float" office:value="11.50293" calcext:value-type="float">
            <text:p>11.50293</text:p>
          </table:table-cell>
          <table:table-cell office:value-type="float" office:value="16.88974" calcext:value-type="float">
            <text:p>16.88974</text:p>
          </table:table-cell>
          <table:table-cell office:value-type="float" office:value="12.16293" calcext:value-type="float">
            <text:p>12.16293</text:p>
          </table:table-cell>
          <table:table-cell office:value-type="float" office:value="15.39447" calcext:value-type="float">
            <text:p>15.39447</text:p>
          </table:table-cell>
          <table:table-cell office:value-type="float" office:value="12.48633" calcext:value-type="float">
            <text:p>12.48633</text:p>
          </table:table-cell>
          <table:table-cell office:value-type="float" office:value="14.46939" calcext:value-type="float">
            <text:p>14.46939</text:p>
          </table:table-cell>
          <table:table-cell office:value-type="float" office:value="12.55173" calcext:value-type="float">
            <text:p>12.55173</text:p>
          </table:table-cell>
          <table:table-cell office:value-type="float" office:value="13.53671" calcext:value-type="float">
            <text:p>13.53671</text:p>
          </table:table-cell>
          <table:table-cell office:value-type="float" office:value="12.48514" calcext:value-type="float">
            <text:p>12.48514</text:p>
          </table:table-cell>
          <table:table-cell office:value-type="float" office:value="12.76642" calcext:value-type="float">
            <text:p>12.76642</text:p>
          </table:table-cell>
          <table:table-cell office:value-type="float" office:value="12.1658" calcext:value-type="float">
            <text:p>12.1658</text:p>
          </table:table-cell>
          <table:table-cell office:value-type="float" office:value="11.63828" calcext:value-type="float">
            <text:p>11.63828</text:p>
          </table:table-cell>
          <table:table-cell office:value-type="float" office:value="11.46997" calcext:value-type="float">
            <text:p>11.46997</text:p>
          </table:table-cell>
          <table:table-cell office:value-type="float" office:value="10.29553" calcext:value-type="float">
            <text:p>10.29553</text:p>
          </table:table-cell>
          <table:table-cell office:value-type="float" office:value="10.22382" calcext:value-type="float">
            <text:p>10.22382</text:p>
          </table:table-cell>
          <table:table-cell office:value-type="float" office:value="8.846649" calcext:value-type="float">
            <text:p>8.846649</text:p>
          </table:table-cell>
          <table:table-cell office:value-type="float" office:value="8.714355" calcext:value-type="float">
            <text:p>8.714355</text:p>
          </table:table-cell>
          <table:table-cell office:value-type="float" office:value="7.886292" calcext:value-type="float">
            <text:p>7.886292</text:p>
          </table:table-cell>
          <table:table-cell office:value-type="float" office:value="7.744965" calcext:value-type="float">
            <text:p>7.744965</text:p>
          </table:table-cell>
          <table:table-cell office:value-type="float" office:value="7.240417" calcext:value-type="float">
            <text:p>7.240417</text:p>
          </table:table-cell>
          <table:table-cell office:value-type="float" office:value="7.123291" calcext:value-type="float">
            <text:p>7.123291</text:p>
          </table:table-cell>
          <table:table-cell office:value-type="float" office:value="6.94812" calcext:value-type="float">
            <text:p>6.94812</text:p>
          </table:table-cell>
          <table:table-cell office:value-type="float" office:value="6.867615" calcext:value-type="float">
            <text:p>6.867615</text:p>
          </table:table-cell>
          <table:table-cell office:value-type="float" office:value="6.977539" calcext:value-type="float">
            <text:p>6.977539</text:p>
          </table:table-cell>
          <table:table-cell office:value-type="float" office:value="6.918274" calcext:value-type="float">
            <text:p>6.918274</text:p>
          </table:table-cell>
          <table:table-cell office:value-type="float" office:value="48.15866" calcext:value-type="float">
            <text:p>48.15866</text:p>
          </table:table-cell>
          <table:table-cell office:value-type="float" office:value="2.167267" calcext:value-type="float">
            <text:p>2.16726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1042006" calcext:value-type="float">
            <text:p>21042006</text:p>
          </table:table-cell>
          <table:table-cell office:value-type="float" office:value="26.16545" calcext:value-type="float">
            <text:p>26.16545</text:p>
          </table:table-cell>
          <table:table-cell office:value-type="float" office:value="22.28" calcext:value-type="float">
            <text:p>22.28</text:p>
          </table:table-cell>
          <table:table-cell office:value-type="float" office:value="2.76" calcext:value-type="float">
            <text:p>2.76</text:p>
          </table:table-cell>
          <table:table-cell office:value-type="float" office:value="0.9064651" calcext:value-type="float">
            <text:p>0.9064651</text:p>
          </table:table-cell>
          <table:table-cell office:value-type="float" office:value="0.6560053" calcext:value-type="float">
            <text:p>0.6560053</text:p>
          </table:table-cell>
          <table:table-cell office:value-type="float" office:value="225.504" calcext:value-type="float">
            <text:p>225.504</text:p>
          </table:table-cell>
          <table:table-cell office:value-type="float" office:value="0" calcext:value-type="float">
            <text:p>0</text:p>
          </table:table-cell>
          <table:table-cell office:value-type="float" office:value="24.24384" calcext:value-type="float">
            <text:p>24.24384</text:p>
          </table:table-cell>
          <table:table-cell office:value-type="float" office:value="9.276062" calcext:value-type="float">
            <text:p>9.276062</text:p>
          </table:table-cell>
          <table:table-cell office:value-type="float" office:value="19.94373" calcext:value-type="float">
            <text:p>19.94373</text:p>
          </table:table-cell>
          <table:table-cell office:value-type="float" office:value="11.09091" calcext:value-type="float">
            <text:p>11.09091</text:p>
          </table:table-cell>
          <table:table-cell office:value-type="float" office:value="17.75885" calcext:value-type="float">
            <text:p>17.75885</text:p>
          </table:table-cell>
          <table:table-cell office:value-type="float" office:value="11.99643" calcext:value-type="float">
            <text:p>11.99643</text:p>
          </table:table-cell>
          <table:table-cell office:value-type="float" office:value="16.03275" calcext:value-type="float">
            <text:p>16.03275</text:p>
          </table:table-cell>
          <table:table-cell office:value-type="float" office:value="12.4892" calcext:value-type="float">
            <text:p>12.4892</text:p>
          </table:table-cell>
          <table:table-cell office:value-type="float" office:value="14.97653" calcext:value-type="float">
            <text:p>14.97653</text:p>
          </table:table-cell>
          <table:table-cell office:value-type="float" office:value="12.64032" calcext:value-type="float">
            <text:p>12.64032</text:p>
          </table:table-cell>
          <table:table-cell office:value-type="float" office:value="13.93628" calcext:value-type="float">
            <text:p>13.93628</text:p>
          </table:table-cell>
          <table:table-cell office:value-type="float" office:value="12.64246" calcext:value-type="float">
            <text:p>12.64246</text:p>
          </table:table-cell>
          <table:table-cell office:value-type="float" office:value="13.05603" calcext:value-type="float">
            <text:p>13.05603</text:p>
          </table:table-cell>
          <table:table-cell office:value-type="float" office:value="12.3381" calcext:value-type="float">
            <text:p>12.3381</text:p>
          </table:table-cell>
          <table:table-cell office:value-type="float" office:value="11.81607" calcext:value-type="float">
            <text:p>11.81607</text:p>
          </table:table-cell>
          <table:table-cell office:value-type="float" office:value="11.64291" calcext:value-type="float">
            <text:p>11.64291</text:p>
          </table:table-cell>
          <table:table-cell office:value-type="float" office:value="10.41357" calcext:value-type="float">
            <text:p>10.41357</text:p>
          </table:table-cell>
          <table:table-cell office:value-type="float" office:value="10.29666" calcext:value-type="float">
            <text:p>10.29666</text:p>
          </table:table-cell>
          <table:table-cell office:value-type="float" office:value="8.973511" calcext:value-type="float">
            <text:p>8.973511</text:p>
          </table:table-cell>
          <table:table-cell office:value-type="float" office:value="8.847961" calcext:value-type="float">
            <text:p>8.847961</text:p>
          </table:table-cell>
          <table:table-cell office:value-type="float" office:value="8.017365" calcext:value-type="float">
            <text:p>8.017365</text:p>
          </table:table-cell>
          <table:table-cell office:value-type="float" office:value="7.887726" calcext:value-type="float">
            <text:p>7.887726</text:p>
          </table:table-cell>
          <table:table-cell office:value-type="float" office:value="7.355743" calcext:value-type="float">
            <text:p>7.355743</text:p>
          </table:table-cell>
          <table:table-cell office:value-type="float" office:value="7.241577" calcext:value-type="float">
            <text:p>7.241577</text:p>
          </table:table-cell>
          <table:table-cell office:value-type="float" office:value="7.032776" calcext:value-type="float">
            <text:p>7.032776</text:p>
          </table:table-cell>
          <table:table-cell office:value-type="float" office:value="6.949036" calcext:value-type="float">
            <text:p>6.949036</text:p>
          </table:table-cell>
          <table:table-cell office:value-type="float" office:value="7.041351" calcext:value-type="float">
            <text:p>7.041351</text:p>
          </table:table-cell>
          <table:table-cell office:value-type="float" office:value="6.97818" calcext:value-type="float">
            <text:p>6.97818</text:p>
          </table:table-cell>
          <table:table-cell office:value-type="float" office:value="49.52664" calcext:value-type="float">
            <text:p>49.52664</text:p>
          </table:table-cell>
          <table:table-cell office:value-type="float" office:value="-0.5265503" calcext:value-type="float">
            <text:p>-0.526550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042006" calcext:value-type="float">
            <text:p>22042006</text:p>
          </table:table-cell>
          <table:table-cell office:value-type="float" office:value="23.6782" calcext:value-type="float">
            <text:p>23.6782</text:p>
          </table:table-cell>
          <table:table-cell office:value-type="float" office:value="23.76" calcext:value-type="float">
            <text:p>23.76</text:p>
          </table:table-cell>
          <table:table-cell office:value-type="float" office:value="4.03" calcext:value-type="float">
            <text:p>4.03</text:p>
          </table:table-cell>
          <table:table-cell office:value-type="float" office:value="1.060192" calcext:value-type="float">
            <text:p>1.060192</text:p>
          </table:table-cell>
          <table:table-cell office:value-type="float" office:value="0.7170742" calcext:value-type="float">
            <text:p>0.7170742</text:p>
          </table:table-cell>
          <table:table-cell office:value-type="float" office:value="177.912" calcext:value-type="float">
            <text:p>177.912</text:p>
          </table:table-cell>
          <table:table-cell office:value-type="float" office:value="0" calcext:value-type="float">
            <text:p>0</text:p>
          </table:table-cell>
          <table:table-cell office:value-type="float" office:value="24.56335" calcext:value-type="float">
            <text:p>24.56335</text:p>
          </table:table-cell>
          <table:table-cell office:value-type="float" office:value="10.67004" calcext:value-type="float">
            <text:p>10.67004</text:p>
          </table:table-cell>
          <table:table-cell office:value-type="float" office:value="20.25308" calcext:value-type="float">
            <text:p>20.25308</text:p>
          </table:table-cell>
          <table:table-cell office:value-type="float" office:value="12.1821" calcext:value-type="float">
            <text:p>12.1821</text:p>
          </table:table-cell>
          <table:table-cell office:value-type="float" office:value="18.09207" calcext:value-type="float">
            <text:p>18.09207</text:p>
          </table:table-cell>
          <table:table-cell office:value-type="float" office:value="12.94312" calcext:value-type="float">
            <text:p>12.94312</text:p>
          </table:table-cell>
          <table:table-cell office:value-type="float" office:value="16.43259" calcext:value-type="float">
            <text:p>16.43259</text:p>
          </table:table-cell>
          <table:table-cell office:value-type="float" office:value="13.27838" calcext:value-type="float">
            <text:p>13.27838</text:p>
          </table:table-cell>
          <table:table-cell office:value-type="float" office:value="15.39804" calcext:value-type="float">
            <text:p>15.39804</text:p>
          </table:table-cell>
          <table:table-cell office:value-type="float" office:value="13.31348" calcext:value-type="float">
            <text:p>13.31348</text:p>
          </table:table-cell>
          <table:table-cell office:value-type="float" office:value="14.34756" calcext:value-type="float">
            <text:p>14.34756</text:p>
          </table:table-cell>
          <table:table-cell office:value-type="float" office:value="13.18576" calcext:value-type="float">
            <text:p>13.18576</text:p>
          </table:table-cell>
          <table:table-cell office:value-type="float" office:value="13.43457" calcext:value-type="float">
            <text:p>13.43457</text:p>
          </table:table-cell>
          <table:table-cell office:value-type="float" office:value="12.7627" calcext:value-type="float">
            <text:p>12.7627</text:p>
          </table:table-cell>
          <table:table-cell office:value-type="float" office:value="12.10471" calcext:value-type="float">
            <text:p>12.10471</text:p>
          </table:table-cell>
          <table:table-cell office:value-type="float" office:value="11.82169" calcext:value-type="float">
            <text:p>11.82169</text:p>
          </table:table-cell>
          <table:table-cell office:value-type="float" office:value="10.57471" calcext:value-type="float">
            <text:p>10.57471</text:p>
          </table:table-cell>
          <table:table-cell office:value-type="float" office:value="10.41501" calcext:value-type="float">
            <text:p>10.41501</text:p>
          </table:table-cell>
          <table:table-cell office:value-type="float" office:value="9.103485" calcext:value-type="float">
            <text:p>9.103485</text:p>
          </table:table-cell>
          <table:table-cell office:value-type="float" office:value="8.974823" calcext:value-type="float">
            <text:p>8.974823</text:p>
          </table:table-cell>
          <table:table-cell office:value-type="float" office:value="8.142578" calcext:value-type="float">
            <text:p>8.142578</text:p>
          </table:table-cell>
          <table:table-cell office:value-type="float" office:value="8.018677" calcext:value-type="float">
            <text:p>8.018677</text:p>
          </table:table-cell>
          <table:table-cell office:value-type="float" office:value="7.467499" calcext:value-type="float">
            <text:p>7.467499</text:p>
          </table:table-cell>
          <table:table-cell office:value-type="float" office:value="7.356903" calcext:value-type="float">
            <text:p>7.356903</text:p>
          </table:table-cell>
          <table:table-cell office:value-type="float" office:value="7.119415" calcext:value-type="float">
            <text:p>7.119415</text:p>
          </table:table-cell>
          <table:table-cell office:value-type="float" office:value="7.033661" calcext:value-type="float">
            <text:p>7.033661</text:p>
          </table:table-cell>
          <table:table-cell office:value-type="float" office:value="7.109009" calcext:value-type="float">
            <text:p>7.109009</text:p>
          </table:table-cell>
          <table:table-cell office:value-type="float" office:value="7.042053" calcext:value-type="float">
            <text:p>7.042053</text:p>
          </table:table-cell>
          <table:table-cell office:value-type="float" office:value="48.8732" calcext:value-type="float">
            <text:p>48.8732</text:p>
          </table:table-cell>
          <table:table-cell office:value-type="float" office:value="0.974823" calcext:value-type="float">
            <text:p>0.97482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042006" calcext:value-type="float">
            <text:p>23042006</text:p>
          </table:table-cell>
          <table:table-cell office:value-type="float" office:value="21.45883" calcext:value-type="float">
            <text:p>21.45883</text:p>
          </table:table-cell>
          <table:table-cell office:value-type="float" office:value="23.65" calcext:value-type="float">
            <text:p>23.65</text:p>
          </table:table-cell>
          <table:table-cell office:value-type="float" office:value="9.4" calcext:value-type="float">
            <text:p>9.4</text:p>
          </table:table-cell>
          <table:table-cell office:value-type="float" office:value="0.9663613" calcext:value-type="float">
            <text:p>0.9663613</text:p>
          </table:table-cell>
          <table:table-cell office:value-type="float" office:value="0.812465" calcext:value-type="float">
            <text:p>0.812465</text:p>
          </table:table-cell>
          <table:table-cell office:value-type="float" office:value="287.244" calcext:value-type="float">
            <text:p>287.244</text:p>
          </table:table-cell>
          <table:table-cell office:value-type="float" office:value="0" calcext:value-type="float">
            <text:p>0</text:p>
          </table:table-cell>
          <table:table-cell office:value-type="float" office:value="25.36368" calcext:value-type="float">
            <text:p>25.36368</text:p>
          </table:table-cell>
          <table:table-cell office:value-type="float" office:value="12.11035" calcext:value-type="float">
            <text:p>12.11035</text:p>
          </table:table-cell>
          <table:table-cell office:value-type="float" office:value="20.11078" calcext:value-type="float">
            <text:p>20.11078</text:p>
          </table:table-cell>
          <table:table-cell office:value-type="float" office:value="13.29486" calcext:value-type="float">
            <text:p>13.29486</text:p>
          </table:table-cell>
          <table:table-cell office:value-type="float" office:value="18.37021" calcext:value-type="float">
            <text:p>18.37021</text:p>
          </table:table-cell>
          <table:table-cell office:value-type="float" office:value="13.8208" calcext:value-type="float">
            <text:p>13.8208</text:p>
          </table:table-cell>
          <table:table-cell office:value-type="float" office:value="16.82272" calcext:value-type="float">
            <text:p>16.82272</text:p>
          </table:table-cell>
          <table:table-cell office:value-type="float" office:value="13.98074" calcext:value-type="float">
            <text:p>13.98074</text:p>
          </table:table-cell>
          <table:table-cell office:value-type="float" office:value="15.81161" calcext:value-type="float">
            <text:p>15.81161</text:p>
          </table:table-cell>
          <table:table-cell office:value-type="float" office:value="13.91315" calcext:value-type="float">
            <text:p>13.91315</text:p>
          </table:table-cell>
          <table:table-cell office:value-type="float" office:value="14.75311" calcext:value-type="float">
            <text:p>14.75311</text:p>
          </table:table-cell>
          <table:table-cell office:value-type="float" office:value="13.68399" calcext:value-type="float">
            <text:p>13.68399</text:p>
          </table:table-cell>
          <table:table-cell office:value-type="float" office:value="13.8107" calcext:value-type="float">
            <text:p>13.8107</text:p>
          </table:table-cell>
          <table:table-cell office:value-type="float" office:value="13.18027" calcext:value-type="float">
            <text:p>13.18027</text:p>
          </table:table-cell>
          <table:table-cell office:value-type="float" office:value="12.42087" calcext:value-type="float">
            <text:p>12.42087</text:p>
          </table:table-cell>
          <table:table-cell office:value-type="float" office:value="12.11053" calcext:value-type="float">
            <text:p>12.11053</text:p>
          </table:table-cell>
          <table:table-cell office:value-type="float" office:value="10.77454" calcext:value-type="float">
            <text:p>10.77454</text:p>
          </table:table-cell>
          <table:table-cell office:value-type="float" office:value="10.57663" calcext:value-type="float">
            <text:p>10.57663</text:p>
          </table:table-cell>
          <table:table-cell office:value-type="float" office:value="9.243866" calcext:value-type="float">
            <text:p>9.243866</text:p>
          </table:table-cell>
          <table:table-cell office:value-type="float" office:value="9.104889" calcext:value-type="float">
            <text:p>9.104889</text:p>
          </table:table-cell>
          <table:table-cell office:value-type="float" office:value="8.266541" calcext:value-type="float">
            <text:p>8.266541</text:p>
          </table:table-cell>
          <table:table-cell office:value-type="float" office:value="8.14386" calcext:value-type="float">
            <text:p>8.14386</text:p>
          </table:table-cell>
          <table:table-cell office:value-type="float" office:value="7.577332" calcext:value-type="float">
            <text:p>7.577332</text:p>
          </table:table-cell>
          <table:table-cell office:value-type="float" office:value="7.468658" calcext:value-type="float">
            <text:p>7.468658</text:p>
          </table:table-cell>
          <table:table-cell office:value-type="float" office:value="7.207275" calcext:value-type="float">
            <text:p>7.207275</text:p>
          </table:table-cell>
          <table:table-cell office:value-type="float" office:value="7.120331" calcext:value-type="float">
            <text:p>7.120331</text:p>
          </table:table-cell>
          <table:table-cell office:value-type="float" office:value="7.180084" calcext:value-type="float">
            <text:p>7.180084</text:p>
          </table:table-cell>
          <table:table-cell office:value-type="float" office:value="7.109741" calcext:value-type="float">
            <text:p>7.109741</text:p>
          </table:table-cell>
          <table:table-cell office:value-type="float" office:value="53.81085" calcext:value-type="float">
            <text:p>53.81085</text:p>
          </table:table-cell>
          <table:table-cell office:value-type="float" office:value="5.643433" calcext:value-type="float">
            <text:p>5.64343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042006" calcext:value-type="float">
            <text:p>24042006</text:p>
          </table:table-cell>
          <table:table-cell office:value-type="float" office:value="17.00964" calcext:value-type="float">
            <text:p>17.00964</text:p>
          </table:table-cell>
          <table:table-cell office:value-type="float" office:value="20.07" calcext:value-type="float">
            <text:p>20.07</text:p>
          </table:table-cell>
          <table:table-cell office:value-type="float" office:value="3.81" calcext:value-type="float">
            <text:p>3.81</text:p>
          </table:table-cell>
          <table:table-cell office:value-type="float" office:value="1.179101" calcext:value-type="float">
            <text:p>1.179101</text:p>
          </table:table-cell>
          <table:table-cell office:value-type="float" office:value="0.7061431" calcext:value-type="float">
            <text:p>0.7061431</text:p>
          </table:table-cell>
          <table:table-cell office:value-type="float" office:value="460.692" calcext:value-type="float">
            <text:p>460.692</text:p>
          </table:table-cell>
          <table:table-cell office:value-type="float" office:value="8.700001" calcext:value-type="float">
            <text:p>8.700001</text:p>
          </table:table-cell>
          <table:table-cell office:value-type="float" office:value="23.2117" calcext:value-type="float">
            <text:p>23.2117</text:p>
          </table:table-cell>
          <table:table-cell office:value-type="float" office:value="10.74622" calcext:value-type="float">
            <text:p>10.74622</text:p>
          </table:table-cell>
          <table:table-cell office:value-type="float" office:value="19.06116" calcext:value-type="float">
            <text:p>19.06116</text:p>
          </table:table-cell>
          <table:table-cell office:value-type="float" office:value="12.83548" calcext:value-type="float">
            <text:p>12.83548</text:p>
          </table:table-cell>
          <table:table-cell office:value-type="float" office:value="17.29047" calcext:value-type="float">
            <text:p>17.29047</text:p>
          </table:table-cell>
          <table:table-cell office:value-type="float" office:value="14.29669" calcext:value-type="float">
            <text:p>14.29669</text:p>
          </table:table-cell>
          <table:table-cell office:value-type="float" office:value="16.0961" calcext:value-type="float">
            <text:p>16.0961</text:p>
          </table:table-cell>
          <table:table-cell office:value-type="float" office:value="14.34946" calcext:value-type="float">
            <text:p>14.34946</text:p>
          </table:table-cell>
          <table:table-cell office:value-type="float" office:value="15.47726" calcext:value-type="float">
            <text:p>15.47726</text:p>
          </table:table-cell>
          <table:table-cell office:value-type="float" office:value="14.2504" calcext:value-type="float">
            <text:p>14.2504</text:p>
          </table:table-cell>
          <table:table-cell office:value-type="float" office:value="14.74615" calcext:value-type="float">
            <text:p>14.74615</text:p>
          </table:table-cell>
          <table:table-cell office:value-type="float" office:value="13.99182" calcext:value-type="float">
            <text:p>13.99182</text:p>
          </table:table-cell>
          <table:table-cell office:value-type="float" office:value="13.84225" calcext:value-type="float">
            <text:p>13.84225</text:p>
          </table:table-cell>
          <table:table-cell office:value-type="float" office:value="13.48547" calcext:value-type="float">
            <text:p>13.48547</text:p>
          </table:table-cell>
          <table:table-cell office:value-type="float" office:value="12.63928" calcext:value-type="float">
            <text:p>12.63928</text:p>
          </table:table-cell>
          <table:table-cell office:value-type="float" office:value="12.42664" calcext:value-type="float">
            <text:p>12.42664</text:p>
          </table:table-cell>
          <table:table-cell office:value-type="float" office:value="10.99026" calcext:value-type="float">
            <text:p>10.99026</text:p>
          </table:table-cell>
          <table:table-cell office:value-type="float" office:value="10.77679" calcext:value-type="float">
            <text:p>10.77679</text:p>
          </table:table-cell>
          <table:table-cell office:value-type="float" office:value="9.396454" calcext:value-type="float">
            <text:p>9.396454</text:p>
          </table:table-cell>
          <table:table-cell office:value-type="float" office:value="9.245392" calcext:value-type="float">
            <text:p>9.245392</text:p>
          </table:table-cell>
          <table:table-cell office:value-type="float" office:value="8.393005" calcext:value-type="float">
            <text:p>8.393005</text:p>
          </table:table-cell>
          <table:table-cell office:value-type="float" office:value="8.267853" calcext:value-type="float">
            <text:p>8.267853</text:p>
          </table:table-cell>
          <table:table-cell office:value-type="float" office:value="7.686646" calcext:value-type="float">
            <text:p>7.686646</text:p>
          </table:table-cell>
          <table:table-cell office:value-type="float" office:value="7.578461" calcext:value-type="float">
            <text:p>7.578461</text:p>
          </table:table-cell>
          <table:table-cell office:value-type="float" office:value="7.296417" calcext:value-type="float">
            <text:p>7.296417</text:p>
          </table:table-cell>
          <table:table-cell office:value-type="float" office:value="7.208221" calcext:value-type="float">
            <text:p>7.208221</text:p>
          </table:table-cell>
          <table:table-cell office:value-type="float" office:value="7.253235" calcext:value-type="float">
            <text:p>7.253235</text:p>
          </table:table-cell>
          <table:table-cell office:value-type="float" office:value="7.180817" calcext:value-type="float">
            <text:p>7.180817</text:p>
          </table:table-cell>
          <table:table-cell office:value-type="float" office:value="45.82593" calcext:value-type="float">
            <text:p>45.82593</text:p>
          </table:table-cell>
          <table:table-cell office:value-type="float" office:value="2.105164" calcext:value-type="float">
            <text:p>2.10516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042006" calcext:value-type="float">
            <text:p>25042006</text:p>
          </table:table-cell>
          <table:table-cell office:value-type="float" office:value="4.95432" calcext:value-type="float">
            <text:p>4.95432</text:p>
          </table:table-cell>
          <table:table-cell office:value-type="float" office:value="5.57" calcext:value-type="float">
            <text:p>5.57</text:p>
          </table:table-cell>
          <table:table-cell office:value-type="float" office:value="2.98" calcext:value-type="float">
            <text:p>2.98</text:p>
          </table:table-cell>
          <table:table-cell office:value-type="float" office:value="0.7979327" calcext:value-type="float">
            <text:p>0.7979327</text:p>
          </table:table-cell>
          <table:table-cell office:value-type="float" office:value="0.6662384" calcext:value-type="float">
            <text:p>0.6662384</text:p>
          </table:table-cell>
          <table:table-cell office:value-type="float" office:value="383.22" calcext:value-type="float">
            <text:p>383.22</text:p>
          </table:table-cell>
          <table:table-cell office:value-type="float" office:value="2.9" calcext:value-type="float">
            <text:p>2.9</text:p>
          </table:table-cell>
          <table:table-cell office:value-type="float" office:value="11.23828" calcext:value-type="float">
            <text:p>11.23828</text:p>
          </table:table-cell>
          <table:table-cell office:value-type="float" office:value="8.070831" calcext:value-type="float">
            <text:p>8.070831</text:p>
          </table:table-cell>
          <table:table-cell office:value-type="float" office:value="12.69861" calcext:value-type="float">
            <text:p>12.69861</text:p>
          </table:table-cell>
          <table:table-cell office:value-type="float" office:value="9.342285" calcext:value-type="float">
            <text:p>9.342285</text:p>
          </table:table-cell>
          <table:table-cell office:value-type="float" office:value="14.15085" calcext:value-type="float">
            <text:p>14.15085</text:p>
          </table:table-cell>
          <table:table-cell office:value-type="float" office:value="10.40979" calcext:value-type="float">
            <text:p>10.40979</text:p>
          </table:table-cell>
          <table:table-cell office:value-type="float" office:value="14.77435" calcext:value-type="float">
            <text:p>14.77435</text:p>
          </table:table-cell>
          <table:table-cell office:value-type="float" office:value="11.24146" calcext:value-type="float">
            <text:p>11.24146</text:p>
          </table:table-cell>
          <table:table-cell office:value-type="float" office:value="14.72913" calcext:value-type="float">
            <text:p>14.72913</text:p>
          </table:table-cell>
          <table:table-cell office:value-type="float" office:value="11.68509" calcext:value-type="float">
            <text:p>11.68509</text:p>
          </table:table-cell>
          <table:table-cell office:value-type="float" office:value="14.42053" calcext:value-type="float">
            <text:p>14.42053</text:p>
          </table:table-cell>
          <table:table-cell office:value-type="float" office:value="12.12155" calcext:value-type="float">
            <text:p>12.12155</text:p>
          </table:table-cell>
          <table:table-cell office:value-type="float" office:value="13.76047" calcext:value-type="float">
            <text:p>13.76047</text:p>
          </table:table-cell>
          <table:table-cell office:value-type="float" office:value="12.28104" calcext:value-type="float">
            <text:p>12.28104</text:p>
          </table:table-cell>
          <table:table-cell office:value-type="float" office:value="12.6702" calcext:value-type="float">
            <text:p>12.6702</text:p>
          </table:table-cell>
          <table:table-cell office:value-type="float" office:value="12.26443" calcext:value-type="float">
            <text:p>12.26443</text:p>
          </table:table-cell>
          <table:table-cell office:value-type="float" office:value="11.10513" calcext:value-type="float">
            <text:p>11.10513</text:p>
          </table:table-cell>
          <table:table-cell office:value-type="float" office:value="10.99228" calcext:value-type="float">
            <text:p>10.99228</text:p>
          </table:table-cell>
          <table:table-cell office:value-type="float" office:value="9.548157" calcext:value-type="float">
            <text:p>9.548157</text:p>
          </table:table-cell>
          <table:table-cell office:value-type="float" office:value="9.398102" calcext:value-type="float">
            <text:p>9.398102</text:p>
          </table:table-cell>
          <table:table-cell office:value-type="float" office:value="8.522552" calcext:value-type="float">
            <text:p>8.522552</text:p>
          </table:table-cell>
          <table:table-cell office:value-type="float" office:value="8.394348" calcext:value-type="float">
            <text:p>8.394348</text:p>
          </table:table-cell>
          <table:table-cell office:value-type="float" office:value="7.795593" calcext:value-type="float">
            <text:p>7.795593</text:p>
          </table:table-cell>
          <table:table-cell office:value-type="float" office:value="7.687805" calcext:value-type="float">
            <text:p>7.687805</text:p>
          </table:table-cell>
          <table:table-cell office:value-type="float" office:value="7.386169" calcext:value-type="float">
            <text:p>7.386169</text:p>
          </table:table-cell>
          <table:table-cell office:value-type="float" office:value="7.297363" calcext:value-type="float">
            <text:p>7.297363</text:p>
          </table:table-cell>
          <table:table-cell office:value-type="float" office:value="7.327332" calcext:value-type="float">
            <text:p>7.327332</text:p>
          </table:table-cell>
          <table:table-cell office:value-type="float" office:value="7.253998" calcext:value-type="float">
            <text:p>7.253998</text:p>
          </table:table-cell>
          <table:table-cell office:value-type="float" office:value="11.36044" calcext:value-type="float">
            <text:p>11.36044</text:p>
          </table:table-cell>
          <table:table-cell office:value-type="float" office:value="1.255402" calcext:value-type="float">
            <text:p>1.25540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6042006" calcext:value-type="float">
            <text:p>26042006</text:p>
          </table:table-cell>
          <table:table-cell office:value-type="float" office:value="27.14704" calcext:value-type="float">
            <text:p>27.14704</text:p>
          </table:table-cell>
          <table:table-cell office:value-type="float" office:value="16.371" calcext:value-type="float">
            <text:p>16.371</text:p>
          </table:table-cell>
          <table:table-cell office:value-type="float" office:value="0.49" calcext:value-type="float">
            <text:p>0.49</text:p>
          </table:table-cell>
          <table:table-cell office:value-type="float" office:value="0.8844088" calcext:value-type="float">
            <text:p>0.8844088</text:p>
          </table:table-cell>
          <table:table-cell office:value-type="float" office:value="0.5583652" calcext:value-type="float">
            <text:p>0.5583652</text:p>
          </table:table-cell>
          <table:table-cell office:value-type="float" office:value="143.136" calcext:value-type="float">
            <text:p>143.136</text:p>
          </table:table-cell>
          <table:table-cell office:value-type="float" office:value="0" calcext:value-type="float">
            <text:p>0</text:p>
          </table:table-cell>
          <table:table-cell office:value-type="float" office:value="18.0336" calcext:value-type="float">
            <text:p>18.0336</text:p>
          </table:table-cell>
          <table:table-cell office:value-type="float" office:value="6.578674" calcext:value-type="float">
            <text:p>6.578674</text:p>
          </table:table-cell>
          <table:table-cell office:value-type="float" office:value="15.71289" calcext:value-type="float">
            <text:p>15.71289</text:p>
          </table:table-cell>
          <table:table-cell office:value-type="float" office:value="7.97168" calcext:value-type="float">
            <text:p>7.97168</text:p>
          </table:table-cell>
          <table:table-cell office:value-type="float" office:value="14.29807" calcext:value-type="float">
            <text:p>14.29807</text:p>
          </table:table-cell>
          <table:table-cell office:value-type="float" office:value="9.122559" calcext:value-type="float">
            <text:p>9.122559</text:p>
          </table:table-cell>
          <table:table-cell office:value-type="float" office:value="13.29599" calcext:value-type="float">
            <text:p>13.29599</text:p>
          </table:table-cell>
          <table:table-cell office:value-type="float" office:value="10.06921" calcext:value-type="float">
            <text:p>10.06921</text:p>
          </table:table-cell>
          <table:table-cell office:value-type="float" office:value="12.75406" calcext:value-type="float">
            <text:p>12.75406</text:p>
          </table:table-cell>
          <table:table-cell office:value-type="float" office:value="10.64371" calcext:value-type="float">
            <text:p>10.64371</text:p>
          </table:table-cell>
          <table:table-cell office:value-type="float" office:value="12.28961" calcext:value-type="float">
            <text:p>12.28961</text:p>
          </table:table-cell>
          <table:table-cell office:value-type="float" office:value="11.19901" calcext:value-type="float">
            <text:p>11.19901</text:p>
          </table:table-cell>
          <table:table-cell office:value-type="float" office:value="12.26785" calcext:value-type="float">
            <text:p>12.26785</text:p>
          </table:table-cell>
          <table:table-cell office:value-type="float" office:value="11.49887" calcext:value-type="float">
            <text:p>11.49887</text:p>
          </table:table-cell>
          <table:table-cell office:value-type="float" office:value="12.25714" calcext:value-type="float">
            <text:p>12.25714</text:p>
          </table:table-cell>
          <table:table-cell office:value-type="float" office:value="11.64285" calcext:value-type="float">
            <text:p>11.64285</text:p>
          </table:table-cell>
          <table:table-cell office:value-type="float" office:value="11.10431" calcext:value-type="float">
            <text:p>11.10431</text:p>
          </table:table-cell>
          <table:table-cell office:value-type="float" office:value="10.97601" calcext:value-type="float">
            <text:p>10.97601</text:p>
          </table:table-cell>
          <table:table-cell office:value-type="float" office:value="9.655396" calcext:value-type="float">
            <text:p>9.655396</text:p>
          </table:table-cell>
          <table:table-cell office:value-type="float" office:value="9.549591" calcext:value-type="float">
            <text:p>9.549591</text:p>
          </table:table-cell>
          <table:table-cell office:value-type="float" office:value="8.646545" calcext:value-type="float">
            <text:p>8.646545</text:p>
          </table:table-cell>
          <table:table-cell office:value-type="float" office:value="8.523895" calcext:value-type="float">
            <text:p>8.523895</text:p>
          </table:table-cell>
          <table:table-cell office:value-type="float" office:value="7.905487" calcext:value-type="float">
            <text:p>7.905487</text:p>
          </table:table-cell>
          <table:table-cell office:value-type="float" office:value="7.796722" calcext:value-type="float">
            <text:p>7.796722</text:p>
          </table:table-cell>
          <table:table-cell office:value-type="float" office:value="7.477203" calcext:value-type="float">
            <text:p>7.477203</text:p>
          </table:table-cell>
          <table:table-cell office:value-type="float" office:value="7.387085" calcext:value-type="float">
            <text:p>7.387085</text:p>
          </table:table-cell>
          <table:table-cell office:value-type="float" office:value="7.404755" calcext:value-type="float">
            <text:p>7.404755</text:p>
          </table:table-cell>
          <table:table-cell office:value-type="float" office:value="7.328125" calcext:value-type="float">
            <text:p>7.328125</text:p>
          </table:table-cell>
          <table:table-cell office:value-type="float" office:value="29.98044" calcext:value-type="float">
            <text:p>29.98044</text:p>
          </table:table-cell>
          <table:table-cell office:value-type="float" office:value="-0.9540405" calcext:value-type="float">
            <text:p>-0.954040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7042006" calcext:value-type="float">
            <text:p>27042006</text:p>
          </table:table-cell>
          <table:table-cell office:value-type="float" office:value="17.02308" calcext:value-type="float">
            <text:p>17.02308</text:p>
          </table:table-cell>
          <table:table-cell office:value-type="float" office:value="22.18" calcext:value-type="float">
            <text:p>22.18</text:p>
          </table:table-cell>
          <table:table-cell office:value-type="float" office:value="2.93" calcext:value-type="float">
            <text:p>2.93</text:p>
          </table:table-cell>
          <table:table-cell office:value-type="float" office:value="1.116737" calcext:value-type="float">
            <text:p>1.116737</text:p>
          </table:table-cell>
          <table:table-cell office:value-type="float" office:value="0.6638994" calcext:value-type="float">
            <text:p>0.6638994</text:p>
          </table:table-cell>
          <table:table-cell office:value-type="float" office:value="388.08" calcext:value-type="float">
            <text:p>388.08</text:p>
          </table:table-cell>
          <table:table-cell office:value-type="float" office:value="0.6" calcext:value-type="float">
            <text:p>0.6</text:p>
          </table:table-cell>
          <table:table-cell office:value-type="float" office:value="18.45227" calcext:value-type="float">
            <text:p>18.45227</text:p>
          </table:table-cell>
          <table:table-cell office:value-type="float" office:value="8.003845" calcext:value-type="float">
            <text:p>8.003845</text:p>
          </table:table-cell>
          <table:table-cell office:value-type="float" office:value="15.91837" calcext:value-type="float">
            <text:p>15.91837</text:p>
          </table:table-cell>
          <table:table-cell office:value-type="float" office:value="9.349701" calcext:value-type="float">
            <text:p>9.349701</text:p>
          </table:table-cell>
          <table:table-cell office:value-type="float" office:value="14.48904" calcext:value-type="float">
            <text:p>14.48904</text:p>
          </table:table-cell>
          <table:table-cell office:value-type="float" office:value="10.35437" calcext:value-type="float">
            <text:p>10.35437</text:p>
          </table:table-cell>
          <table:table-cell office:value-type="float" office:value="13.47446" calcext:value-type="float">
            <text:p>13.47446</text:p>
          </table:table-cell>
          <table:table-cell office:value-type="float" office:value="11.02618" calcext:value-type="float">
            <text:p>11.02618</text:p>
          </table:table-cell>
          <table:table-cell office:value-type="float" office:value="12.91025" calcext:value-type="float">
            <text:p>12.91025</text:p>
          </table:table-cell>
          <table:table-cell office:value-type="float" office:value="11.34241" calcext:value-type="float">
            <text:p>11.34241</text:p>
          </table:table-cell>
          <table:table-cell office:value-type="float" office:value="12.40399" calcext:value-type="float">
            <text:p>12.40399</text:p>
          </table:table-cell>
          <table:table-cell office:value-type="float" office:value="11.5686" calcext:value-type="float">
            <text:p>11.5686</text:p>
          </table:table-cell>
          <table:table-cell office:value-type="float" office:value="12.0184" calcext:value-type="float">
            <text:p>12.0184</text:p>
          </table:table-cell>
          <table:table-cell office:value-type="float" office:value="11.5929" calcext:value-type="float">
            <text:p>11.5929</text:p>
          </table:table-cell>
          <table:table-cell office:value-type="float" office:value="11.64301" calcext:value-type="float">
            <text:p>11.64301</text:p>
          </table:table-cell>
          <table:table-cell office:value-type="float" office:value="11.49109" calcext:value-type="float">
            <text:p>11.49109</text:p>
          </table:table-cell>
          <table:table-cell office:value-type="float" office:value="10.97437" calcext:value-type="float">
            <text:p>10.97437</text:p>
          </table:table-cell>
          <table:table-cell office:value-type="float" office:value="10.84634" calcext:value-type="float">
            <text:p>10.84634</text:p>
          </table:table-cell>
          <table:table-cell office:value-type="float" office:value="9.708801" calcext:value-type="float">
            <text:p>9.708801</text:p>
          </table:table-cell>
          <table:table-cell office:value-type="float" office:value="9.656128" calcext:value-type="float">
            <text:p>9.656128</text:p>
          </table:table-cell>
          <table:table-cell office:value-type="float" office:value="8.751434" calcext:value-type="float">
            <text:p>8.751434</text:p>
          </table:table-cell>
          <table:table-cell office:value-type="float" office:value="8.647736" calcext:value-type="float">
            <text:p>8.647736</text:p>
          </table:table-cell>
          <table:table-cell office:value-type="float" office:value="8.012939" calcext:value-type="float">
            <text:p>8.012939</text:p>
          </table:table-cell>
          <table:table-cell office:value-type="float" office:value="7.906616" calcext:value-type="float">
            <text:p>7.906616</text:p>
          </table:table-cell>
          <table:table-cell office:value-type="float" office:value="7.569031" calcext:value-type="float">
            <text:p>7.569031</text:p>
          </table:table-cell>
          <table:table-cell office:value-type="float" office:value="7.478149" calcext:value-type="float">
            <text:p>7.478149</text:p>
          </table:table-cell>
          <table:table-cell office:value-type="float" office:value="7.484222" calcext:value-type="float">
            <text:p>7.484222</text:p>
          </table:table-cell>
          <table:table-cell office:value-type="float" office:value="7.405548" calcext:value-type="float">
            <text:p>7.405548</text:p>
          </table:table-cell>
          <table:table-cell office:value-type="float" office:value="34.62592" calcext:value-type="float">
            <text:p>34.62592</text:p>
          </table:table-cell>
          <table:table-cell office:value-type="float" office:value="-0.1869507" calcext:value-type="float">
            <text:p>-0.186950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8042006" calcext:value-type="float">
            <text:p>28042006</text:p>
          </table:table-cell>
          <table:table-cell office:value-type="float" office:value="1.78236" calcext:value-type="float">
            <text:p>1.78236</text:p>
          </table:table-cell>
          <table:table-cell office:value-type="float" office:value="11.89" calcext:value-type="float">
            <text:p>11.89</text:p>
          </table:table-cell>
          <table:table-cell office:value-type="float" office:value="10.4" calcext:value-type="float">
            <text:p>10.4</text:p>
          </table:table-cell>
          <table:table-cell office:value-type="float" office:value="1.210167" calcext:value-type="float">
            <text:p>1.210167</text:p>
          </table:table-cell>
          <table:table-cell office:value-type="float" office:value="1.107213" calcext:value-type="float">
            <text:p>1.107213</text:p>
          </table:table-cell>
          <table:table-cell office:value-type="float" office:value="302.292" calcext:value-type="float">
            <text:p>302.292</text:p>
          </table:table-cell>
          <table:table-cell office:value-type="float" office:value="36.5" calcext:value-type="float">
            <text:p>36.5</text:p>
          </table:table-cell>
          <table:table-cell office:value-type="float" office:value="12.30853" calcext:value-type="float">
            <text:p>12.30853</text:p>
          </table:table-cell>
          <table:table-cell office:value-type="float" office:value="9.377441" calcext:value-type="float">
            <text:p>9.377441</text:p>
          </table:table-cell>
          <table:table-cell office:value-type="float" office:value="12.86707" calcext:value-type="float">
            <text:p>12.86707</text:p>
          </table:table-cell>
          <table:table-cell office:value-type="float" office:value="10.40503" calcext:value-type="float">
            <text:p>10.40503</text:p>
          </table:table-cell>
          <table:table-cell office:value-type="float" office:value="13.12485" calcext:value-type="float">
            <text:p>13.12485</text:p>
          </table:table-cell>
          <table:table-cell office:value-type="float" office:value="10.84293" calcext:value-type="float">
            <text:p>10.84293</text:p>
          </table:table-cell>
          <table:table-cell office:value-type="float" office:value="13.03766" calcext:value-type="float">
            <text:p>13.03766</text:p>
          </table:table-cell>
          <table:table-cell office:value-type="float" office:value="11.19318" calcext:value-type="float">
            <text:p>11.19318</text:p>
          </table:table-cell>
          <table:table-cell office:value-type="float" office:value="12.78992" calcext:value-type="float">
            <text:p>12.78992</text:p>
          </table:table-cell>
          <table:table-cell office:value-type="float" office:value="11.36807" calcext:value-type="float">
            <text:p>11.36807</text:p>
          </table:table-cell>
          <table:table-cell office:value-type="float" office:value="12.41125" calcext:value-type="float">
            <text:p>12.41125</text:p>
          </table:table-cell>
          <table:table-cell office:value-type="float" office:value="11.55356" calcext:value-type="float">
            <text:p>11.55356</text:p>
          </table:table-cell>
          <table:table-cell office:value-type="float" office:value="12.05548" calcext:value-type="float">
            <text:p>12.05548</text:p>
          </table:table-cell>
          <table:table-cell office:value-type="float" office:value="11.56445" calcext:value-type="float">
            <text:p>11.56445</text:p>
          </table:table-cell>
          <table:table-cell office:value-type="float" office:value="11.54987" calcext:value-type="float">
            <text:p>11.54987</text:p>
          </table:table-cell>
          <table:table-cell office:value-type="float" office:value="11.43097" calcext:value-type="float">
            <text:p>11.43097</text:p>
          </table:table-cell>
          <table:table-cell office:value-type="float" office:value="10.84534" calcext:value-type="float">
            <text:p>10.84534</text:p>
          </table:table-cell>
          <table:table-cell office:value-type="float" office:value="10.78229" calcext:value-type="float">
            <text:p>10.78229</text:p>
          </table:table-cell>
          <table:table-cell office:value-type="float" office:value="9.739594" calcext:value-type="float">
            <text:p>9.739594</text:p>
          </table:table-cell>
          <table:table-cell office:value-type="float" office:value="9.709167" calcext:value-type="float">
            <text:p>9.709167</text:p>
          </table:table-cell>
          <table:table-cell office:value-type="float" office:value="8.836609" calcext:value-type="float">
            <text:p>8.836609</text:p>
          </table:table-cell>
          <table:table-cell office:value-type="float" office:value="8.752411" calcext:value-type="float">
            <text:p>8.752411</text:p>
          </table:table-cell>
          <table:table-cell office:value-type="float" office:value="8.113861" calcext:value-type="float">
            <text:p>8.113861</text:p>
          </table:table-cell>
          <table:table-cell office:value-type="float" office:value="8.014008" calcext:value-type="float">
            <text:p>8.014008</text:p>
          </table:table-cell>
          <table:table-cell office:value-type="float" office:value="7.660767" calcext:value-type="float">
            <text:p>7.660767</text:p>
          </table:table-cell>
          <table:table-cell office:value-type="float" office:value="7.570007" calcext:value-type="float">
            <text:p>7.570007</text:p>
          </table:table-cell>
          <table:table-cell office:value-type="float" office:value="7.564667" calcext:value-type="float">
            <text:p>7.564667</text:p>
          </table:table-cell>
          <table:table-cell office:value-type="float" office:value="7.485046" calcext:value-type="float">
            <text:p>7.485046</text:p>
          </table:table-cell>
          <table:table-cell office:value-type="float" office:value="12.49741" calcext:value-type="float">
            <text:p>12.49741</text:p>
          </table:table-cell>
          <table:table-cell office:value-type="float" office:value="7.625732" calcext:value-type="float">
            <text:p>7.62573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042006" calcext:value-type="float">
            <text:p>29042006</text:p>
          </table:table-cell>
          <table:table-cell office:value-type="float" office:value="6.95916" calcext:value-type="float">
            <text:p>6.95916</text:p>
          </table:table-cell>
          <table:table-cell office:value-type="float" office:value="14.18" calcext:value-type="float">
            <text:p>14.18</text:p>
          </table:table-cell>
          <table:table-cell office:value-type="float" office:value="10.85" calcext:value-type="float">
            <text:p>10.85</text:p>
          </table:table-cell>
          <table:table-cell office:value-type="float" office:value="1.271191" calcext:value-type="float">
            <text:p>1.271191</text:p>
          </table:table-cell>
          <table:table-cell office:value-type="float" office:value="1.14088" calcext:value-type="float">
            <text:p>1.14088</text:p>
          </table:table-cell>
          <table:table-cell office:value-type="float" office:value="248.364" calcext:value-type="float">
            <text:p>248.364</text:p>
          </table:table-cell>
          <table:table-cell office:value-type="float" office:value="7.6" calcext:value-type="float">
            <text:p>7.6</text:p>
          </table:table-cell>
          <table:table-cell office:value-type="float" office:value="15.52847" calcext:value-type="float">
            <text:p>15.52847</text:p>
          </table:table-cell>
          <table:table-cell office:value-type="float" office:value="9.227631" calcext:value-type="float">
            <text:p>9.227631</text:p>
          </table:table-cell>
          <table:table-cell office:value-type="float" office:value="13.42578" calcext:value-type="float">
            <text:p>13.42578</text:p>
          </table:table-cell>
          <table:table-cell office:value-type="float" office:value="9.868927" calcext:value-type="float">
            <text:p>9.868927</text:p>
          </table:table-cell>
          <table:table-cell office:value-type="float" office:value="12.79172" calcext:value-type="float">
            <text:p>12.79172</text:p>
          </table:table-cell>
          <table:table-cell office:value-type="float" office:value="10.33575" calcext:value-type="float">
            <text:p>10.33575</text:p>
          </table:table-cell>
          <table:table-cell office:value-type="float" office:value="12.3031" calcext:value-type="float">
            <text:p>12.3031</text:p>
          </table:table-cell>
          <table:table-cell office:value-type="float" office:value="10.67529" calcext:value-type="float">
            <text:p>10.67529</text:p>
          </table:table-cell>
          <table:table-cell office:value-type="float" office:value="12.01611" calcext:value-type="float">
            <text:p>12.01611</text:p>
          </table:table-cell>
          <table:table-cell office:value-type="float" office:value="10.84698" calcext:value-type="float">
            <text:p>10.84698</text:p>
          </table:table-cell>
          <table:table-cell office:value-type="float" office:value="11.71716" calcext:value-type="float">
            <text:p>11.71716</text:p>
          </table:table-cell>
          <table:table-cell office:value-type="float" office:value="11.03903" calcext:value-type="float">
            <text:p>11.03903</text:p>
          </table:table-cell>
          <table:table-cell office:value-type="float" office:value="11.55734" calcext:value-type="float">
            <text:p>11.55734</text:p>
          </table:table-cell>
          <table:table-cell office:value-type="float" office:value="11.14758" calcext:value-type="float">
            <text:p>11.14758</text:p>
          </table:table-cell>
          <table:table-cell office:value-type="float" office:value="11.42831" calcext:value-type="float">
            <text:p>11.42831</text:p>
          </table:table-cell>
          <table:table-cell office:value-type="float" office:value="11.16251" calcext:value-type="float">
            <text:p>11.16251</text:p>
          </table:table-cell>
          <table:table-cell office:value-type="float" office:value="10.78152" calcext:value-type="float">
            <text:p>10.78152</text:p>
          </table:table-cell>
          <table:table-cell office:value-type="float" office:value="10.67856" calcext:value-type="float">
            <text:p>10.67856</text:p>
          </table:table-cell>
          <table:table-cell office:value-type="float" office:value="9.7565" calcext:value-type="float">
            <text:p>9.7565</text:p>
          </table:table-cell>
          <table:table-cell office:value-type="float" office:value="9.739838" calcext:value-type="float">
            <text:p>9.739838</text:p>
          </table:table-cell>
          <table:table-cell office:value-type="float" office:value="8.907227" calcext:value-type="float">
            <text:p>8.907227</text:p>
          </table:table-cell>
          <table:table-cell office:value-type="float" office:value="8.837433" calcext:value-type="float">
            <text:p>8.837433</text:p>
          </table:table-cell>
          <table:table-cell office:value-type="float" office:value="8.207764" calcext:value-type="float">
            <text:p>8.207764</text:p>
          </table:table-cell>
          <table:table-cell office:value-type="float" office:value="8.114868" calcext:value-type="float">
            <text:p>8.114868</text:p>
          </table:table-cell>
          <table:table-cell office:value-type="float" office:value="7.75116" calcext:value-type="float">
            <text:p>7.75116</text:p>
          </table:table-cell>
          <table:table-cell office:value-type="float" office:value="7.661713" calcext:value-type="float">
            <text:p>7.661713</text:p>
          </table:table-cell>
          <table:table-cell office:value-type="float" office:value="7.646729" calcext:value-type="float">
            <text:p>7.646729</text:p>
          </table:table-cell>
          <table:table-cell office:value-type="float" office:value="7.565521" calcext:value-type="float">
            <text:p>7.565521</text:p>
          </table:table-cell>
          <table:table-cell office:value-type="float" office:value="21.01529" calcext:value-type="float">
            <text:p>21.01529</text:p>
          </table:table-cell>
          <table:table-cell office:value-type="float" office:value="7.578857" calcext:value-type="float">
            <text:p>7.57885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042006" calcext:value-type="float">
            <text:p>30042006</text:p>
          </table:table-cell>
          <table:table-cell office:value-type="float" office:value="4.29732" calcext:value-type="float">
            <text:p>4.29732</text:p>
          </table:table-cell>
          <table:table-cell office:value-type="float" office:value="11.69" calcext:value-type="float">
            <text:p>11.69</text:p>
          </table:table-cell>
          <table:table-cell office:value-type="float" office:value="8.98" calcext:value-type="float">
            <text:p>8.98</text:p>
          </table:table-cell>
          <table:table-cell office:value-type="float" office:value="1.158435" calcext:value-type="float">
            <text:p>1.158435</text:p>
          </table:table-cell>
          <table:table-cell office:value-type="float" office:value="1.006728" calcext:value-type="float">
            <text:p>1.006728</text:p>
          </table:table-cell>
          <table:table-cell office:value-type="float" office:value="566.532" calcext:value-type="float">
            <text:p>566.532</text:p>
          </table:table-cell>
          <table:table-cell office:value-type="float" office:value="4" calcext:value-type="float">
            <text:p>4</text:p>
          </table:table-cell>
          <table:table-cell office:value-type="float" office:value="12.70358" calcext:value-type="float">
            <text:p>12.70358</text:p>
          </table:table-cell>
          <table:table-cell office:value-type="float" office:value="9.876923" calcext:value-type="float">
            <text:p>9.876923</text:p>
          </table:table-cell>
          <table:table-cell office:value-type="float" office:value="12.15631" calcext:value-type="float">
            <text:p>12.15631</text:p>
          </table:table-cell>
          <table:table-cell office:value-type="float" office:value="10.60028" calcext:value-type="float">
            <text:p>10.60028</text:p>
          </table:table-cell>
          <table:table-cell office:value-type="float" office:value="11.87668" calcext:value-type="float">
            <text:p>11.87668</text:p>
          </table:table-cell>
          <table:table-cell office:value-type="float" office:value="11.078" calcext:value-type="float">
            <text:p>11.078</text:p>
          </table:table-cell>
          <table:table-cell office:value-type="float" office:value="11.95825" calcext:value-type="float">
            <text:p>11.95825</text:p>
          </table:table-cell>
          <table:table-cell office:value-type="float" office:value="11.32242" calcext:value-type="float">
            <text:p>11.32242</text:p>
          </table:table-cell>
          <table:table-cell office:value-type="float" office:value="11.88412" calcext:value-type="float">
            <text:p>11.88412</text:p>
          </table:table-cell>
          <table:table-cell office:value-type="float" office:value="11.38312" calcext:value-type="float">
            <text:p>11.38312</text:p>
          </table:table-cell>
          <table:table-cell office:value-type="float" office:value="11.71658" calcext:value-type="float">
            <text:p>11.71658</text:p>
          </table:table-cell>
          <table:table-cell office:value-type="float" office:value="11.39771" calcext:value-type="float">
            <text:p>11.39771</text:p>
          </table:table-cell>
          <table:table-cell office:value-type="float" office:value="11.50366" calcext:value-type="float">
            <text:p>11.50366</text:p>
          </table:table-cell>
          <table:table-cell office:value-type="float" office:value="11.32187" calcext:value-type="float">
            <text:p>11.32187</text:p>
          </table:table-cell>
          <table:table-cell office:value-type="float" office:value="11.18179" calcext:value-type="float">
            <text:p>11.18179</text:p>
          </table:table-cell>
          <table:table-cell office:value-type="float" office:value="11.11981" calcext:value-type="float">
            <text:p>11.11981</text:p>
          </table:table-cell>
          <table:table-cell office:value-type="float" office:value="10.67752" calcext:value-type="float">
            <text:p>10.67752</text:p>
          </table:table-cell>
          <table:table-cell office:value-type="float" office:value="10.60654" calcext:value-type="float">
            <text:p>10.60654</text:p>
          </table:table-cell>
          <table:table-cell office:value-type="float" office:value="9.760254" calcext:value-type="float">
            <text:p>9.760254</text:p>
          </table:table-cell>
          <table:table-cell office:value-type="float" office:value="9.756561" calcext:value-type="float">
            <text:p>9.756561</text:p>
          </table:table-cell>
          <table:table-cell office:value-type="float" office:value="8.965363" calcext:value-type="float">
            <text:p>8.965363</text:p>
          </table:table-cell>
          <table:table-cell office:value-type="float" office:value="8.907898" calcext:value-type="float">
            <text:p>8.907898</text:p>
          </table:table-cell>
          <table:table-cell office:value-type="float" office:value="8.293945" calcext:value-type="float">
            <text:p>8.293945</text:p>
          </table:table-cell>
          <table:table-cell office:value-type="float" office:value="8.208679" calcext:value-type="float">
            <text:p>8.208679</text:p>
          </table:table-cell>
          <table:table-cell office:value-type="float" office:value="7.839996" calcext:value-type="float">
            <text:p>7.839996</text:p>
          </table:table-cell>
          <table:table-cell office:value-type="float" office:value="7.752136" calcext:value-type="float">
            <text:p>7.752136</text:p>
          </table:table-cell>
          <table:table-cell office:value-type="float" office:value="7.728851" calcext:value-type="float">
            <text:p>7.728851</text:p>
          </table:table-cell>
          <table:table-cell office:value-type="float" office:value="7.647583" calcext:value-type="float">
            <text:p>7.647583</text:p>
          </table:table-cell>
          <table:table-cell office:value-type="float" office:value="16.77692" calcext:value-type="float">
            <text:p>16.77692</text:p>
          </table:table-cell>
          <table:table-cell office:value-type="float" office:value="5.920715" calcext:value-type="float">
            <text:p>5.92071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52006" calcext:value-type="float">
            <text:p>1052006</text:p>
          </table:table-cell>
          <table:table-cell office:value-type="float" office:value="20.322" calcext:value-type="float">
            <text:p>20.322</text:p>
          </table:table-cell>
          <table:table-cell office:value-type="float" office:value="20.5" calcext:value-type="float">
            <text:p>20.5</text:p>
          </table:table-cell>
          <table:table-cell office:value-type="float" office:value="8.89" calcext:value-type="float">
            <text:p>8.89</text:p>
          </table:table-cell>
          <table:table-cell office:value-type="float" office:value="1.140835" calcext:value-type="float">
            <text:p>1.140835</text:p>
          </table:table-cell>
          <table:table-cell office:value-type="float" office:value="1.000643" calcext:value-type="float">
            <text:p>1.000643</text:p>
          </table:table-cell>
          <table:table-cell office:value-type="float" office:value="249.516" calcext:value-type="float">
            <text:p>249.516</text:p>
          </table:table-cell>
          <table:table-cell office:value-type="float" office:value="0" calcext:value-type="float">
            <text:p>0</text:p>
          </table:table-cell>
          <table:table-cell office:value-type="float" office:value="18.11371" calcext:value-type="float">
            <text:p>18.11371</text:p>
          </table:table-cell>
          <table:table-cell office:value-type="float" office:value="9.188202" calcext:value-type="float">
            <text:p>9.188202</text:p>
          </table:table-cell>
          <table:table-cell office:value-type="float" office:value="16.09592" calcext:value-type="float">
            <text:p>16.09592</text:p>
          </table:table-cell>
          <table:table-cell office:value-type="float" office:value="9.815338" calcext:value-type="float">
            <text:p>9.815338</text:p>
          </table:table-cell>
          <table:table-cell office:value-type="float" office:value="14.56262" calcext:value-type="float">
            <text:p>14.56262</text:p>
          </table:table-cell>
          <table:table-cell office:value-type="float" office:value="10.31876" calcext:value-type="float">
            <text:p>10.31876</text:p>
          </table:table-cell>
          <table:table-cell office:value-type="float" office:value="13.46051" calcext:value-type="float">
            <text:p>13.46051</text:p>
          </table:table-cell>
          <table:table-cell office:value-type="float" office:value="10.67233" calcext:value-type="float">
            <text:p>10.67233</text:p>
          </table:table-cell>
          <table:table-cell office:value-type="float" office:value="12.82388" calcext:value-type="float">
            <text:p>12.82388</text:p>
          </table:table-cell>
          <table:table-cell office:value-type="float" office:value="10.85895" calcext:value-type="float">
            <text:p>10.85895</text:p>
          </table:table-cell>
          <table:table-cell office:value-type="float" office:value="12.19998" calcext:value-type="float">
            <text:p>12.19998</text:p>
          </table:table-cell>
          <table:table-cell office:value-type="float" office:value="11.02844" calcext:value-type="float">
            <text:p>11.02844</text:p>
          </table:table-cell>
          <table:table-cell office:value-type="float" office:value="11.69318" calcext:value-type="float">
            <text:p>11.69318</text:p>
          </table:table-cell>
          <table:table-cell office:value-type="float" office:value="11.06451" calcext:value-type="float">
            <text:p>11.06451</text:p>
          </table:table-cell>
          <table:table-cell office:value-type="float" office:value="11.11908" calcext:value-type="float">
            <text:p>11.11908</text:p>
          </table:table-cell>
          <table:table-cell office:value-type="float" office:value="11.00525" calcext:value-type="float">
            <text:p>11.00525</text:p>
          </table:table-cell>
          <table:table-cell office:value-type="float" office:value="10.6059" calcext:value-type="float">
            <text:p>10.6059</text:p>
          </table:table-cell>
          <table:table-cell office:value-type="float" office:value="10.54324" calcext:value-type="float">
            <text:p>10.54324</text:p>
          </table:table-cell>
          <table:table-cell office:value-type="float" office:value="9.760895" calcext:value-type="float">
            <text:p>9.760895</text:p>
          </table:table-cell>
          <table:table-cell office:value-type="float" office:value="9.760254" calcext:value-type="float">
            <text:p>9.760254</text:p>
          </table:table-cell>
          <table:table-cell office:value-type="float" office:value="9.013824" calcext:value-type="float">
            <text:p>9.013824</text:p>
          </table:table-cell>
          <table:table-cell office:value-type="float" office:value="8.965912" calcext:value-type="float">
            <text:p>8.965912</text:p>
          </table:table-cell>
          <table:table-cell office:value-type="float" office:value="8.372223" calcext:value-type="float">
            <text:p>8.372223</text:p>
          </table:table-cell>
          <table:table-cell office:value-type="float" office:value="8.29483" calcext:value-type="float">
            <text:p>8.29483</text:p>
          </table:table-cell>
          <table:table-cell office:value-type="float" office:value="7.925659" calcext:value-type="float">
            <text:p>7.925659</text:p>
          </table:table-cell>
          <table:table-cell office:value-type="float" office:value="7.840912" calcext:value-type="float">
            <text:p>7.840912</text:p>
          </table:table-cell>
          <table:table-cell office:value-type="float" office:value="7.810608" calcext:value-type="float">
            <text:p>7.810608</text:p>
          </table:table-cell>
          <table:table-cell office:value-type="float" office:value="7.729706" calcext:value-type="float">
            <text:p>7.729706</text:p>
          </table:table-cell>
          <table:table-cell office:value-type="float" office:value="31.58191" calcext:value-type="float">
            <text:p>31.58191</text:p>
          </table:table-cell>
          <table:table-cell office:value-type="float" office:value="5.506561" calcext:value-type="float">
            <text:p>5.50656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52006" calcext:value-type="float">
            <text:p>2052006</text:p>
          </table:table-cell>
          <table:table-cell office:value-type="float" office:value="22.75101" calcext:value-type="float">
            <text:p>22.75101</text:p>
          </table:table-cell>
          <table:table-cell office:value-type="float" office:value="24.72" calcext:value-type="float">
            <text:p>24.72</text:p>
          </table:table-cell>
          <table:table-cell office:value-type="float" office:value="8.58" calcext:value-type="float">
            <text:p>8.58</text:p>
          </table:table-cell>
          <table:table-cell office:value-type="float" office:value="1.352285" calcext:value-type="float">
            <text:p>1.352285</text:p>
          </table:table-cell>
          <table:table-cell office:value-type="float" office:value="0.9799331" calcext:value-type="float">
            <text:p>0.9799331</text:p>
          </table:table-cell>
          <table:table-cell office:value-type="float" office:value="375.66" calcext:value-type="float">
            <text:p>375.66</text:p>
          </table:table-cell>
          <table:table-cell office:value-type="float" office:value="0.7" calcext:value-type="float">
            <text:p>0.7</text:p>
          </table:table-cell>
          <table:table-cell office:value-type="float" office:value="20.54898" calcext:value-type="float">
            <text:p>20.54898</text:p>
          </table:table-cell>
          <table:table-cell office:value-type="float" office:value="10.46002" calcext:value-type="float">
            <text:p>10.46002</text:p>
          </table:table-cell>
          <table:table-cell office:value-type="float" office:value="18.01102" calcext:value-type="float">
            <text:p>18.01102</text:p>
          </table:table-cell>
          <table:table-cell office:value-type="float" office:value="11.21774" calcext:value-type="float">
            <text:p>11.21774</text:p>
          </table:table-cell>
          <table:table-cell office:value-type="float" office:value="16.16321" calcext:value-type="float">
            <text:p>16.16321</text:p>
          </table:table-cell>
          <table:table-cell office:value-type="float" office:value="11.70758" calcext:value-type="float">
            <text:p>11.70758</text:p>
          </table:table-cell>
          <table:table-cell office:value-type="float" office:value="14.7583" calcext:value-type="float">
            <text:p>14.7583</text:p>
          </table:table-cell>
          <table:table-cell office:value-type="float" office:value="11.93527" calcext:value-type="float">
            <text:p>11.93527</text:p>
          </table:table-cell>
          <table:table-cell office:value-type="float" office:value="13.92087" calcext:value-type="float">
            <text:p>13.92087</text:p>
          </table:table-cell>
          <table:table-cell office:value-type="float" office:value="11.96127" calcext:value-type="float">
            <text:p>11.96127</text:p>
          </table:table-cell>
          <table:table-cell office:value-type="float" office:value="13.08981" calcext:value-type="float">
            <text:p>13.08981</text:p>
          </table:table-cell>
          <table:table-cell office:value-type="float" office:value="11.90009" calcext:value-type="float">
            <text:p>11.90009</text:p>
          </table:table-cell>
          <table:table-cell office:value-type="float" office:value="12.3465" calcext:value-type="float">
            <text:p>12.3465</text:p>
          </table:table-cell>
          <table:table-cell office:value-type="float" office:value="11.66147" calcext:value-type="float">
            <text:p>11.66147</text:p>
          </table:table-cell>
          <table:table-cell office:value-type="float" office:value="11.3862" calcext:value-type="float">
            <text:p>11.3862</text:p>
          </table:table-cell>
          <table:table-cell office:value-type="float" office:value="11.07666" calcext:value-type="float">
            <text:p>11.07666</text:p>
          </table:table-cell>
          <table:table-cell office:value-type="float" office:value="10.57733" calcext:value-type="float">
            <text:p>10.57733</text:p>
          </table:table-cell>
          <table:table-cell office:value-type="float" office:value="10.54132" calcext:value-type="float">
            <text:p>10.54132</text:p>
          </table:table-cell>
          <table:table-cell office:value-type="float" office:value="9.767517" calcext:value-type="float">
            <text:p>9.767517</text:p>
          </table:table-cell>
          <table:table-cell office:value-type="float" office:value="9.760284" calcext:value-type="float">
            <text:p>9.760284</text:p>
          </table:table-cell>
          <table:table-cell office:value-type="float" office:value="9.056519" calcext:value-type="float">
            <text:p>9.056519</text:p>
          </table:table-cell>
          <table:table-cell office:value-type="float" office:value="9.014282" calcext:value-type="float">
            <text:p>9.014282</text:p>
          </table:table-cell>
          <table:table-cell office:value-type="float" office:value="8.443787" calcext:value-type="float">
            <text:p>8.443787</text:p>
          </table:table-cell>
          <table:table-cell office:value-type="float" office:value="8.373016" calcext:value-type="float">
            <text:p>8.373016</text:p>
          </table:table-cell>
          <table:table-cell office:value-type="float" office:value="8.008423" calcext:value-type="float">
            <text:p>8.008423</text:p>
          </table:table-cell>
          <table:table-cell office:value-type="float" office:value="7.926544" calcext:value-type="float">
            <text:p>7.926544</text:p>
          </table:table-cell>
          <table:table-cell office:value-type="float" office:value="7.890656" calcext:value-type="float">
            <text:p>7.890656</text:p>
          </table:table-cell>
          <table:table-cell office:value-type="float" office:value="7.811432" calcext:value-type="float">
            <text:p>7.811432</text:p>
          </table:table-cell>
          <table:table-cell office:value-type="float" office:value="34.97403" calcext:value-type="float">
            <text:p>34.97403</text:p>
          </table:table-cell>
          <table:table-cell office:value-type="float" office:value="5.470184" calcext:value-type="float">
            <text:p>5.47018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52006" calcext:value-type="float">
            <text:p>3052006</text:p>
          </table:table-cell>
          <table:table-cell office:value-type="float" office:value="12.93984" calcext:value-type="float">
            <text:p>12.93984</text:p>
          </table:table-cell>
          <table:table-cell office:value-type="float" office:value="17.66" calcext:value-type="float">
            <text:p>17.66</text:p>
          </table:table-cell>
          <table:table-cell office:value-type="float" office:value="11.11" calcext:value-type="float">
            <text:p>11.11</text:p>
          </table:table-cell>
          <table:table-cell office:value-type="float" office:value="1.264954" calcext:value-type="float">
            <text:p>1.264954</text:p>
          </table:table-cell>
          <table:table-cell office:value-type="float" office:value="0.8972238" calcext:value-type="float">
            <text:p>0.8972238</text:p>
          </table:table-cell>
          <table:table-cell office:value-type="float" office:value="257.976" calcext:value-type="float">
            <text:p>257.976</text:p>
          </table:table-cell>
          <table:table-cell office:value-type="float" office:value="0.1" calcext:value-type="float">
            <text:p>0.1</text:p>
          </table:table-cell>
          <table:table-cell office:value-type="float" office:value="17.61441" calcext:value-type="float">
            <text:p>17.61441</text:p>
          </table:table-cell>
          <table:table-cell office:value-type="float" office:value="11.96701" calcext:value-type="float">
            <text:p>11.96701</text:p>
          </table:table-cell>
          <table:table-cell office:value-type="float" office:value="15.90048" calcext:value-type="float">
            <text:p>15.90048</text:p>
          </table:table-cell>
          <table:table-cell office:value-type="float" office:value="12.88089" calcext:value-type="float">
            <text:p>12.88089</text:p>
          </table:table-cell>
          <table:table-cell office:value-type="float" office:value="15.03897" calcext:value-type="float">
            <text:p>15.03897</text:p>
          </table:table-cell>
          <table:table-cell office:value-type="float" office:value="13.21191" calcext:value-type="float">
            <text:p>13.21191</text:p>
          </table:table-cell>
          <table:table-cell office:value-type="float" office:value="14.29196" calcext:value-type="float">
            <text:p>14.29196</text:p>
          </table:table-cell>
          <table:table-cell office:value-type="float" office:value="13.21075" calcext:value-type="float">
            <text:p>13.21075</text:p>
          </table:table-cell>
          <table:table-cell office:value-type="float" office:value="13.79837" calcext:value-type="float">
            <text:p>13.79837</text:p>
          </table:table-cell>
          <table:table-cell office:value-type="float" office:value="13.07288" calcext:value-type="float">
            <text:p>13.07288</text:p>
          </table:table-cell>
          <table:table-cell office:value-type="float" office:value="13.14471" calcext:value-type="float">
            <text:p>13.14471</text:p>
          </table:table-cell>
          <table:table-cell office:value-type="float" office:value="12.81015" calcext:value-type="float">
            <text:p>12.81015</text:p>
          </table:table-cell>
          <table:table-cell office:value-type="float" office:value="12.59619" calcext:value-type="float">
            <text:p>12.59619</text:p>
          </table:table-cell>
          <table:table-cell office:value-type="float" office:value="12.35767" calcext:value-type="float">
            <text:p>12.35767</text:p>
          </table:table-cell>
          <table:table-cell office:value-type="float" office:value="11.76263" calcext:value-type="float">
            <text:p>11.76263</text:p>
          </table:table-cell>
          <table:table-cell office:value-type="float" office:value="11.39255" calcext:value-type="float">
            <text:p>11.39255</text:p>
          </table:table-cell>
          <table:table-cell office:value-type="float" office:value="10.72479" calcext:value-type="float">
            <text:p>10.72479</text:p>
          </table:table-cell>
          <table:table-cell office:value-type="float" office:value="10.57837" calcext:value-type="float">
            <text:p>10.57837</text:p>
          </table:table-cell>
          <table:table-cell office:value-type="float" office:value="9.803833" calcext:value-type="float">
            <text:p>9.803833</text:p>
          </table:table-cell>
          <table:table-cell office:value-type="float" office:value="9.7677" calcext:value-type="float">
            <text:p>9.7677</text:p>
          </table:table-cell>
          <table:table-cell office:value-type="float" office:value="9.101044" calcext:value-type="float">
            <text:p>9.101044</text:p>
          </table:table-cell>
          <table:table-cell office:value-type="float" office:value="9.056946" calcext:value-type="float">
            <text:p>9.056946</text:p>
          </table:table-cell>
          <table:table-cell office:value-type="float" office:value="8.510468" calcext:value-type="float">
            <text:p>8.510468</text:p>
          </table:table-cell>
          <table:table-cell office:value-type="float" office:value="8.444489" calcext:value-type="float">
            <text:p>8.444489</text:p>
          </table:table-cell>
          <table:table-cell office:value-type="float" office:value="8.087738" calcext:value-type="float">
            <text:p>8.087738</text:p>
          </table:table-cell>
          <table:table-cell office:value-type="float" office:value="8.009247" calcext:value-type="float">
            <text:p>8.009247</text:p>
          </table:table-cell>
          <table:table-cell office:value-type="float" office:value="7.96994" calcext:value-type="float">
            <text:p>7.96994</text:p>
          </table:table-cell>
          <table:table-cell office:value-type="float" office:value="7.891479" calcext:value-type="float">
            <text:p>7.891479</text:p>
          </table:table-cell>
          <table:table-cell office:value-type="float" office:value="26.07706" calcext:value-type="float">
            <text:p>26.07706</text:p>
          </table:table-cell>
          <table:table-cell office:value-type="float" office:value="6.790955" calcext:value-type="float">
            <text:p>6.79095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052006" calcext:value-type="float">
            <text:p>4052006</text:p>
          </table:table-cell>
          <table:table-cell office:value-type="float" office:value="16.07652" calcext:value-type="float">
            <text:p>16.07652</text:p>
          </table:table-cell>
          <table:table-cell office:value-type="float" office:value="16.89" calcext:value-type="float">
            <text:p>16.89</text:p>
          </table:table-cell>
          <table:table-cell office:value-type="float" office:value="8.49" calcext:value-type="float">
            <text:p>8.49</text:p>
          </table:table-cell>
          <table:table-cell office:value-type="float" office:value="0.9588644" calcext:value-type="float">
            <text:p>0.9588644</text:p>
          </table:table-cell>
          <table:table-cell office:value-type="float" office:value="0.8433961" calcext:value-type="float">
            <text:p>0.8433961</text:p>
          </table:table-cell>
          <table:table-cell office:value-type="float" office:value="299.376" calcext:value-type="float">
            <text:p>299.376</text:p>
          </table:table-cell>
          <table:table-cell office:value-type="float" office:value="0" calcext:value-type="float">
            <text:p>0</text:p>
          </table:table-cell>
          <table:table-cell office:value-type="float" office:value="17.84357" calcext:value-type="float">
            <text:p>17.84357</text:p>
          </table:table-cell>
          <table:table-cell office:value-type="float" office:value="10.58945" calcext:value-type="float">
            <text:p>10.58945</text:p>
          </table:table-cell>
          <table:table-cell office:value-type="float" office:value="16.11276" calcext:value-type="float">
            <text:p>16.11276</text:p>
          </table:table-cell>
          <table:table-cell office:value-type="float" office:value="11.50928" calcext:value-type="float">
            <text:p>11.50928</text:p>
          </table:table-cell>
          <table:table-cell office:value-type="float" office:value="14.85074" calcext:value-type="float">
            <text:p>14.85074</text:p>
          </table:table-cell>
          <table:table-cell office:value-type="float" office:value="12.08844" calcext:value-type="float">
            <text:p>12.08844</text:p>
          </table:table-cell>
          <table:table-cell office:value-type="float" office:value="13.96017" calcext:value-type="float">
            <text:p>13.96017</text:p>
          </table:table-cell>
          <table:table-cell office:value-type="float" office:value="12.39835" calcext:value-type="float">
            <text:p>12.39835</text:p>
          </table:table-cell>
          <table:table-cell office:value-type="float" office:value="13.43655" calcext:value-type="float">
            <text:p>13.43655</text:p>
          </table:table-cell>
          <table:table-cell office:value-type="float" office:value="12.47827" calcext:value-type="float">
            <text:p>12.47827</text:p>
          </table:table-cell>
          <table:table-cell office:value-type="float" office:value="13.10916" calcext:value-type="float">
            <text:p>13.10916</text:p>
          </table:table-cell>
          <table:table-cell office:value-type="float" office:value="12.44775" calcext:value-type="float">
            <text:p>12.44775</text:p>
          </table:table-cell>
          <table:table-cell office:value-type="float" office:value="12.59738" calcext:value-type="float">
            <text:p>12.59738</text:p>
          </table:table-cell>
          <table:table-cell office:value-type="float" office:value="12.23102" calcext:value-type="float">
            <text:p>12.23102</text:p>
          </table:table-cell>
          <table:table-cell office:value-type="float" office:value="11.82623" calcext:value-type="float">
            <text:p>11.82623</text:p>
          </table:table-cell>
          <table:table-cell office:value-type="float" office:value="11.76587" calcext:value-type="float">
            <text:p>11.76587</text:p>
          </table:table-cell>
          <table:table-cell office:value-type="float" office:value="10.85715" calcext:value-type="float">
            <text:p>10.85715</text:p>
          </table:table-cell>
          <table:table-cell office:value-type="float" office:value="10.72653" calcext:value-type="float">
            <text:p>10.72653</text:p>
          </table:table-cell>
          <table:table-cell office:value-type="float" office:value="9.868835" calcext:value-type="float">
            <text:p>9.868835</text:p>
          </table:table-cell>
          <table:table-cell office:value-type="float" office:value="9.804413" calcext:value-type="float">
            <text:p>9.804413</text:p>
          </table:table-cell>
          <table:table-cell office:value-type="float" office:value="9.154602" calcext:value-type="float">
            <text:p>9.154602</text:p>
          </table:table-cell>
          <table:table-cell office:value-type="float" office:value="9.101562" calcext:value-type="float">
            <text:p>9.101562</text:p>
          </table:table-cell>
          <table:table-cell office:value-type="float" office:value="8.57608" calcext:value-type="float">
            <text:p>8.57608</text:p>
          </table:table-cell>
          <table:table-cell office:value-type="float" office:value="8.511169" calcext:value-type="float">
            <text:p>8.511169</text:p>
          </table:table-cell>
          <table:table-cell office:value-type="float" office:value="8.164001" calcext:value-type="float">
            <text:p>8.164001</text:p>
          </table:table-cell>
          <table:table-cell office:value-type="float" office:value="8.088562" calcext:value-type="float">
            <text:p>8.088562</text:p>
          </table:table-cell>
          <table:table-cell office:value-type="float" office:value="8.047211" calcext:value-type="float">
            <text:p>8.047211</text:p>
          </table:table-cell>
          <table:table-cell office:value-type="float" office:value="7.970734" calcext:value-type="float">
            <text:p>7.970734</text:p>
          </table:table-cell>
          <table:table-cell office:value-type="float" office:value="26.93445" calcext:value-type="float">
            <text:p>26.93445</text:p>
          </table:table-cell>
          <table:table-cell office:value-type="float" office:value="4.878174" calcext:value-type="float">
            <text:p>4.87817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52006" calcext:value-type="float">
            <text:p>5052006</text:p>
          </table:table-cell>
          <table:table-cell office:value-type="float" office:value="17.49636" calcext:value-type="float">
            <text:p>17.49636</text:p>
          </table:table-cell>
          <table:table-cell office:value-type="float" office:value="16.47" calcext:value-type="float">
            <text:p>16.47</text:p>
          </table:table-cell>
          <table:table-cell office:value-type="float" office:value="8.47" calcext:value-type="float">
            <text:p>8.47</text:p>
          </table:table-cell>
          <table:table-cell office:value-type="float" office:value="0.9272619" calcext:value-type="float">
            <text:p>0.9272619</text:p>
          </table:table-cell>
          <table:table-cell office:value-type="float" office:value="0.8002253" calcext:value-type="float">
            <text:p>0.8002253</text:p>
          </table:table-cell>
          <table:table-cell office:value-type="float" office:value="226.8" calcext:value-type="float">
            <text:p>226.8</text:p>
          </table:table-cell>
          <table:table-cell office:value-type="float" office:value="0" calcext:value-type="float">
            <text:p>0</text:p>
          </table:table-cell>
          <table:table-cell office:value-type="float" office:value="18.20203" calcext:value-type="float">
            <text:p>18.20203</text:p>
          </table:table-cell>
          <table:table-cell office:value-type="float" office:value="10.3111" calcext:value-type="float">
            <text:p>10.3111</text:p>
          </table:table-cell>
          <table:table-cell office:value-type="float" office:value="16.10236" calcext:value-type="float">
            <text:p>16.10236</text:p>
          </table:table-cell>
          <table:table-cell office:value-type="float" office:value="11.20395" calcext:value-type="float">
            <text:p>11.20395</text:p>
          </table:table-cell>
          <table:table-cell office:value-type="float" office:value="14.80286" calcext:value-type="float">
            <text:p>14.80286</text:p>
          </table:table-cell>
          <table:table-cell office:value-type="float" office:value="11.75003" calcext:value-type="float">
            <text:p>11.75003</text:p>
          </table:table-cell>
          <table:table-cell office:value-type="float" office:value="13.86234" calcext:value-type="float">
            <text:p>13.86234</text:p>
          </table:table-cell>
          <table:table-cell office:value-type="float" office:value="12.10257" calcext:value-type="float">
            <text:p>12.10257</text:p>
          </table:table-cell>
          <table:table-cell office:value-type="float" office:value="13.32675" calcext:value-type="float">
            <text:p>13.32675</text:p>
          </table:table-cell>
          <table:table-cell office:value-type="float" office:value="12.23383" calcext:value-type="float">
            <text:p>12.23383</text:p>
          </table:table-cell>
          <table:table-cell office:value-type="float" office:value="12.88184" calcext:value-type="float">
            <text:p>12.88184</text:p>
          </table:table-cell>
          <table:table-cell office:value-type="float" office:value="12.26123" calcext:value-type="float">
            <text:p>12.26123</text:p>
          </table:table-cell>
          <table:table-cell office:value-type="float" office:value="12.46707" calcext:value-type="float">
            <text:p>12.46707</text:p>
          </table:table-cell>
          <table:table-cell office:value-type="float" office:value="12.11459" calcext:value-type="float">
            <text:p>12.11459</text:p>
          </table:table-cell>
          <table:table-cell office:value-type="float" office:value="11.83884" calcext:value-type="float">
            <text:p>11.83884</text:p>
          </table:table-cell>
          <table:table-cell office:value-type="float" office:value="11.77454" calcext:value-type="float">
            <text:p>11.77454</text:p>
          </table:table-cell>
          <table:table-cell office:value-type="float" office:value="10.93008" calcext:value-type="float">
            <text:p>10.93008</text:p>
          </table:table-cell>
          <table:table-cell office:value-type="float" office:value="10.85818" calcext:value-type="float">
            <text:p>10.85818</text:p>
          </table:table-cell>
          <table:table-cell office:value-type="float" office:value="9.939575" calcext:value-type="float">
            <text:p>9.939575</text:p>
          </table:table-cell>
          <table:table-cell office:value-type="float" office:value="9.869568" calcext:value-type="float">
            <text:p>9.869568</text:p>
          </table:table-cell>
          <table:table-cell office:value-type="float" office:value="9.216583" calcext:value-type="float">
            <text:p>9.216583</text:p>
          </table:table-cell>
          <table:table-cell office:value-type="float" office:value="9.155212" calcext:value-type="float">
            <text:p>9.155212</text:p>
          </table:table-cell>
          <table:table-cell office:value-type="float" office:value="8.641663" calcext:value-type="float">
            <text:p>8.641663</text:p>
          </table:table-cell>
          <table:table-cell office:value-type="float" office:value="8.576752" calcext:value-type="float">
            <text:p>8.576752</text:p>
          </table:table-cell>
          <table:table-cell office:value-type="float" office:value="8.237885" calcext:value-type="float">
            <text:p>8.237885</text:p>
          </table:table-cell>
          <table:table-cell office:value-type="float" office:value="8.164764" calcext:value-type="float">
            <text:p>8.164764</text:p>
          </table:table-cell>
          <table:table-cell office:value-type="float" office:value="8.121399" calcext:value-type="float">
            <text:p>8.121399</text:p>
          </table:table-cell>
          <table:table-cell office:value-type="float" office:value="8.048035" calcext:value-type="float">
            <text:p>8.048035</text:p>
          </table:table-cell>
          <table:table-cell office:value-type="float" office:value="27.99023" calcext:value-type="float">
            <text:p>27.99023</text:p>
          </table:table-cell>
          <table:table-cell office:value-type="float" office:value="4.836365" calcext:value-type="float">
            <text:p>4.83636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052006" calcext:value-type="float">
            <text:p>6052006</text:p>
          </table:table-cell>
          <table:table-cell office:value-type="float" office:value="22.96065" calcext:value-type="float">
            <text:p>22.96065</text:p>
          </table:table-cell>
          <table:table-cell office:value-type="float" office:value="18.3" calcext:value-type="float">
            <text:p>18.3</text:p>
          </table:table-cell>
          <table:table-cell office:value-type="float" office:value="4.63" calcext:value-type="float">
            <text:p>4.63</text:p>
          </table:table-cell>
          <table:table-cell office:value-type="float" office:value="1.082874" calcext:value-type="float">
            <text:p>1.082874</text:p>
          </table:table-cell>
          <table:table-cell office:value-type="float" office:value="0.7476594" calcext:value-type="float">
            <text:p>0.7476594</text:p>
          </table:table-cell>
          <table:table-cell office:value-type="float" office:value="259.272" calcext:value-type="float">
            <text:p>259.272</text:p>
          </table:table-cell>
          <table:table-cell office:value-type="float" office:value="0" calcext:value-type="float">
            <text:p>0</text:p>
          </table:table-cell>
          <table:table-cell office:value-type="float" office:value="19.54385" calcext:value-type="float">
            <text:p>19.54385</text:p>
          </table:table-cell>
          <table:table-cell office:value-type="float" office:value="9.175629" calcext:value-type="float">
            <text:p>9.175629</text:p>
          </table:table-cell>
          <table:table-cell office:value-type="float" office:value="17.14291" calcext:value-type="float">
            <text:p>17.14291</text:p>
          </table:table-cell>
          <table:table-cell office:value-type="float" office:value="10.41852" calcext:value-type="float">
            <text:p>10.41852</text:p>
          </table:table-cell>
          <table:table-cell office:value-type="float" office:value="15.59366" calcext:value-type="float">
            <text:p>15.59366</text:p>
          </table:table-cell>
          <table:table-cell office:value-type="float" office:value="11.26263" calcext:value-type="float">
            <text:p>11.26263</text:p>
          </table:table-cell>
          <table:table-cell office:value-type="float" office:value="14.4104" calcext:value-type="float">
            <text:p>14.4104</text:p>
          </table:table-cell>
          <table:table-cell office:value-type="float" office:value="11.79932" calcext:value-type="float">
            <text:p>11.79932</text:p>
          </table:table-cell>
          <table:table-cell office:value-type="float" office:value="13.71823" calcext:value-type="float">
            <text:p>13.71823</text:p>
          </table:table-cell>
          <table:table-cell office:value-type="float" office:value="12.02301" calcext:value-type="float">
            <text:p>12.02301</text:p>
          </table:table-cell>
          <table:table-cell office:value-type="float" office:value="13.05408" calcext:value-type="float">
            <text:p>13.05408</text:p>
          </table:table-cell>
          <table:table-cell office:value-type="float" office:value="12.15527" calcext:value-type="float">
            <text:p>12.15527</text:p>
          </table:table-cell>
          <table:table-cell office:value-type="float" office:value="12.53738" calcext:value-type="float">
            <text:p>12.53738</text:p>
          </table:table-cell>
          <table:table-cell office:value-type="float" office:value="12.05191" calcext:value-type="float">
            <text:p>12.05191</text:p>
          </table:table-cell>
          <table:table-cell office:value-type="float" office:value="11.81711" calcext:value-type="float">
            <text:p>11.81711</text:p>
          </table:table-cell>
          <table:table-cell office:value-type="float" office:value="11.75842" calcext:value-type="float">
            <text:p>11.75842</text:p>
          </table:table-cell>
          <table:table-cell office:value-type="float" office:value="10.97269" calcext:value-type="float">
            <text:p>10.97269</text:p>
          </table:table-cell>
          <table:table-cell office:value-type="float" office:value="10.9306" calcext:value-type="float">
            <text:p>10.9306</text:p>
          </table:table-cell>
          <table:table-cell office:value-type="float" office:value="10.00568" calcext:value-type="float">
            <text:p>10.00568</text:p>
          </table:table-cell>
          <table:table-cell office:value-type="float" office:value="9.940277" calcext:value-type="float">
            <text:p>9.940277</text:p>
          </table:table-cell>
          <table:table-cell office:value-type="float" office:value="9.281921" calcext:value-type="float">
            <text:p>9.281921</text:p>
          </table:table-cell>
          <table:table-cell office:value-type="float" office:value="9.217255" calcext:value-type="float">
            <text:p>9.217255</text:p>
          </table:table-cell>
          <table:table-cell office:value-type="float" office:value="8.708466" calcext:value-type="float">
            <text:p>8.708466</text:p>
          </table:table-cell>
          <table:table-cell office:value-type="float" office:value="8.642365" calcext:value-type="float">
            <text:p>8.642365</text:p>
          </table:table-cell>
          <table:table-cell office:value-type="float" office:value="8.309875" calcext:value-type="float">
            <text:p>8.309875</text:p>
          </table:table-cell>
          <table:table-cell office:value-type="float" office:value="8.238678" calcext:value-type="float">
            <text:p>8.238678</text:p>
          </table:table-cell>
          <table:table-cell office:value-type="float" office:value="8.194946" calcext:value-type="float">
            <text:p>8.194946</text:p>
          </table:table-cell>
          <table:table-cell office:value-type="float" office:value="8.122192" calcext:value-type="float">
            <text:p>8.122192</text:p>
          </table:table-cell>
          <table:table-cell office:value-type="float" office:value="32.95923" calcext:value-type="float">
            <text:p>32.95923</text:p>
          </table:table-cell>
          <table:table-cell office:value-type="float" office:value="1.798065" calcext:value-type="float">
            <text:p>1.79806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052006" calcext:value-type="float">
            <text:p>7052006</text:p>
          </table:table-cell>
          <table:table-cell office:value-type="float" office:value="13.1544" calcext:value-type="float">
            <text:p>13.1544</text:p>
          </table:table-cell>
          <table:table-cell office:value-type="float" office:value="17.91" calcext:value-type="float">
            <text:p>17.91</text:p>
          </table:table-cell>
          <table:table-cell office:value-type="float" office:value="4.76" calcext:value-type="float">
            <text:p>4.76</text:p>
          </table:table-cell>
          <table:table-cell office:value-type="float" office:value="1.24088" calcext:value-type="float">
            <text:p>1.24088</text:p>
          </table:table-cell>
          <table:table-cell office:value-type="float" office:value="0.7544388" calcext:value-type="float">
            <text:p>0.7544388</text:p>
          </table:table-cell>
          <table:table-cell office:value-type="float" office:value="390.024" calcext:value-type="float">
            <text:p>390.024</text:p>
          </table:table-cell>
          <table:table-cell office:value-type="float" office:value="0" calcext:value-type="float">
            <text:p>0</text:p>
          </table:table-cell>
          <table:table-cell office:value-type="float" office:value="17.68237" calcext:value-type="float">
            <text:p>17.68237</text:p>
          </table:table-cell>
          <table:table-cell office:value-type="float" office:value="9.613922" calcext:value-type="float">
            <text:p>9.613922</text:p>
          </table:table-cell>
          <table:table-cell office:value-type="float" office:value="15.73624" calcext:value-type="float">
            <text:p>15.73624</text:p>
          </table:table-cell>
          <table:table-cell office:value-type="float" office:value="10.91367" calcext:value-type="float">
            <text:p>10.91367</text:p>
          </table:table-cell>
          <table:table-cell office:value-type="float" office:value="14.65363" calcext:value-type="float">
            <text:p>14.65363</text:p>
          </table:table-cell>
          <table:table-cell office:value-type="float" office:value="11.71683" calcext:value-type="float">
            <text:p>11.71683</text:p>
          </table:table-cell>
          <table:table-cell office:value-type="float" office:value="13.83932" calcext:value-type="float">
            <text:p>13.83932</text:p>
          </table:table-cell>
          <table:table-cell office:value-type="float" office:value="12.16919" calcext:value-type="float">
            <text:p>12.16919</text:p>
          </table:table-cell>
          <table:table-cell office:value-type="float" office:value="13.4201" calcext:value-type="float">
            <text:p>13.4201</text:p>
          </table:table-cell>
          <table:table-cell office:value-type="float" office:value="12.33362" calcext:value-type="float">
            <text:p>12.33362</text:p>
          </table:table-cell>
          <table:table-cell office:value-type="float" office:value="13.04767" calcext:value-type="float">
            <text:p>13.04767</text:p>
          </table:table-cell>
          <table:table-cell office:value-type="float" office:value="12.39563" calcext:value-type="float">
            <text:p>12.39563</text:p>
          </table:table-cell>
          <table:table-cell office:value-type="float" office:value="12.55927" calcext:value-type="float">
            <text:p>12.55927</text:p>
          </table:table-cell>
          <table:table-cell office:value-type="float" office:value="12.22787" calcext:value-type="float">
            <text:p>12.22787</text:p>
          </table:table-cell>
          <table:table-cell office:value-type="float" office:value="11.88239" calcext:value-type="float">
            <text:p>11.88239</text:p>
          </table:table-cell>
          <table:table-cell office:value-type="float" office:value="11.81454" calcext:value-type="float">
            <text:p>11.81454</text:p>
          </table:table-cell>
          <table:table-cell office:value-type="float" office:value="11.02975" calcext:value-type="float">
            <text:p>11.02975</text:p>
          </table:table-cell>
          <table:table-cell office:value-type="float" office:value="10.97318" calcext:value-type="float">
            <text:p>10.97318</text:p>
          </table:table-cell>
          <table:table-cell office:value-type="float" office:value="10.0679" calcext:value-type="float">
            <text:p>10.0679</text:p>
          </table:table-cell>
          <table:table-cell office:value-type="float" office:value="10.00635" calcext:value-type="float">
            <text:p>10.00635</text:p>
          </table:table-cell>
          <table:table-cell office:value-type="float" office:value="9.347656" calcext:value-type="float">
            <text:p>9.347656</text:p>
          </table:table-cell>
          <table:table-cell office:value-type="float" office:value="9.282593" calcext:value-type="float">
            <text:p>9.282593</text:p>
          </table:table-cell>
          <table:table-cell office:value-type="float" office:value="8.776062" calcext:value-type="float">
            <text:p>8.776062</text:p>
          </table:table-cell>
          <table:table-cell office:value-type="float" office:value="8.709137" calcext:value-type="float">
            <text:p>8.709137</text:p>
          </table:table-cell>
          <table:table-cell office:value-type="float" office:value="8.38147" calcext:value-type="float">
            <text:p>8.38147</text:p>
          </table:table-cell>
          <table:table-cell office:value-type="float" office:value="8.310638" calcext:value-type="float">
            <text:p>8.310638</text:p>
          </table:table-cell>
          <table:table-cell office:value-type="float" office:value="8.267792" calcext:value-type="float">
            <text:p>8.267792</text:p>
          </table:table-cell>
          <table:table-cell office:value-type="float" office:value="8.19574" calcext:value-type="float">
            <text:p>8.19574</text:p>
          </table:table-cell>
          <table:table-cell office:value-type="float" office:value="30.0614" calcext:value-type="float">
            <text:p>30.0614</text:p>
          </table:table-cell>
          <table:table-cell office:value-type="float" office:value="1.910004" calcext:value-type="float">
            <text:p>1.91000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052006" calcext:value-type="float">
            <text:p>8052006</text:p>
          </table:table-cell>
          <table:table-cell office:value-type="float" office:value="22.0572" calcext:value-type="float">
            <text:p>22.0572</text:p>
          </table:table-cell>
          <table:table-cell office:value-type="float" office:value="25.53" calcext:value-type="float">
            <text:p>25.53</text:p>
          </table:table-cell>
          <table:table-cell office:value-type="float" office:value="12.14" calcext:value-type="float">
            <text:p>12.14</text:p>
          </table:table-cell>
          <table:table-cell office:value-type="float" office:value="1.583949" calcext:value-type="float">
            <text:p>1.583949</text:p>
          </table:table-cell>
          <table:table-cell office:value-type="float" office:value="1.242237" calcext:value-type="float">
            <text:p>1.242237</text:p>
          </table:table-cell>
          <table:table-cell office:value-type="float" office:value="401.184" calcext:value-type="float">
            <text:p>401.184</text:p>
          </table:table-cell>
          <table:table-cell office:value-type="float" office:value="6.3" calcext:value-type="float">
            <text:p>6.3</text:p>
          </table:table-cell>
          <table:table-cell office:value-type="float" office:value="21.09567" calcext:value-type="float">
            <text:p>21.09567</text:p>
          </table:table-cell>
          <table:table-cell office:value-type="float" office:value="11.86118" calcext:value-type="float">
            <text:p>11.86118</text:p>
          </table:table-cell>
          <table:table-cell office:value-type="float" office:value="18.55191" calcext:value-type="float">
            <text:p>18.55191</text:p>
          </table:table-cell>
          <table:table-cell office:value-type="float" office:value="12.24976" calcext:value-type="float">
            <text:p>12.24976</text:p>
          </table:table-cell>
          <table:table-cell office:value-type="float" office:value="16.89456" calcext:value-type="float">
            <text:p>16.89456</text:p>
          </table:table-cell>
          <table:table-cell office:value-type="float" office:value="12.51675" calcext:value-type="float">
            <text:p>12.51675</text:p>
          </table:table-cell>
          <table:table-cell office:value-type="float" office:value="15.50406" calcext:value-type="float">
            <text:p>15.50406</text:p>
          </table:table-cell>
          <table:table-cell office:value-type="float" office:value="12.63455" calcext:value-type="float">
            <text:p>12.63455</text:p>
          </table:table-cell>
          <table:table-cell office:value-type="float" office:value="14.64313" calcext:value-type="float">
            <text:p>14.64313</text:p>
          </table:table-cell>
          <table:table-cell office:value-type="float" office:value="12.63358" calcext:value-type="float">
            <text:p>12.63358</text:p>
          </table:table-cell>
          <table:table-cell office:value-type="float" office:value="13.80069" calcext:value-type="float">
            <text:p>13.80069</text:p>
          </table:table-cell>
          <table:table-cell office:value-type="float" office:value="12.56036" calcext:value-type="float">
            <text:p>12.56036</text:p>
          </table:table-cell>
          <table:table-cell office:value-type="float" office:value="13.06516" calcext:value-type="float">
            <text:p>13.06516</text:p>
          </table:table-cell>
          <table:table-cell office:value-type="float" office:value="12.33618" calcext:value-type="float">
            <text:p>12.33618</text:p>
          </table:table-cell>
          <table:table-cell office:value-type="float" office:value="12.05099" calcext:value-type="float">
            <text:p>12.05099</text:p>
          </table:table-cell>
          <table:table-cell office:value-type="float" office:value="11.88361" calcext:value-type="float">
            <text:p>11.88361</text:p>
          </table:table-cell>
          <table:table-cell office:value-type="float" office:value="11.09167" calcext:value-type="float">
            <text:p>11.09167</text:p>
          </table:table-cell>
          <table:table-cell office:value-type="float" office:value="11.0303" calcext:value-type="float">
            <text:p>11.0303</text:p>
          </table:table-cell>
          <table:table-cell office:value-type="float" office:value="10.12909" calcext:value-type="float">
            <text:p>10.12909</text:p>
          </table:table-cell>
          <table:table-cell office:value-type="float" office:value="10.06851" calcext:value-type="float">
            <text:p>10.06851</text:p>
          </table:table-cell>
          <table:table-cell office:value-type="float" office:value="9.412445" calcext:value-type="float">
            <text:p>9.412445</text:p>
          </table:table-cell>
          <table:table-cell office:value-type="float" office:value="9.348358" calcext:value-type="float">
            <text:p>9.348358</text:p>
          </table:table-cell>
          <table:table-cell office:value-type="float" office:value="8.843719" calcext:value-type="float">
            <text:p>8.843719</text:p>
          </table:table-cell>
          <table:table-cell office:value-type="float" office:value="8.776764" calcext:value-type="float">
            <text:p>8.776764</text:p>
          </table:table-cell>
          <table:table-cell office:value-type="float" office:value="8.452515" calcext:value-type="float">
            <text:p>8.452515</text:p>
          </table:table-cell>
          <table:table-cell office:value-type="float" office:value="8.382233" calcext:value-type="float">
            <text:p>8.382233</text:p>
          </table:table-cell>
          <table:table-cell office:value-type="float" office:value="8.33902" calcext:value-type="float">
            <text:p>8.33902</text:p>
          </table:table-cell>
          <table:table-cell office:value-type="float" office:value="8.268524" calcext:value-type="float">
            <text:p>8.268524</text:p>
          </table:table-cell>
          <table:table-cell office:value-type="float" office:value="35.10373" calcext:value-type="float">
            <text:p>35.10373</text:p>
          </table:table-cell>
          <table:table-cell office:value-type="float" office:value="9.056396" calcext:value-type="float">
            <text:p>9.05639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052006" calcext:value-type="float">
            <text:p>9052006</text:p>
          </table:table-cell>
          <table:table-cell office:value-type="float" office:value="27.78641" calcext:value-type="float">
            <text:p>27.78641</text:p>
          </table:table-cell>
          <table:table-cell office:value-type="float" office:value="25.82" calcext:value-type="float">
            <text:p>25.82</text:p>
          </table:table-cell>
          <table:table-cell office:value-type="float" office:value="12" calcext:value-type="float">
            <text:p>12</text:p>
          </table:table-cell>
          <table:table-cell office:value-type="float" office:value="1.357471" calcext:value-type="float">
            <text:p>1.357471</text:p>
          </table:table-cell>
          <table:table-cell office:value-type="float" office:value="0.8861024" calcext:value-type="float">
            <text:p>0.8861024</text:p>
          </table:table-cell>
          <table:table-cell office:value-type="float" office:value="271.404" calcext:value-type="float">
            <text:p>271.404</text:p>
          </table:table-cell>
          <table:table-cell office:value-type="float" office:value="0" calcext:value-type="float">
            <text:p>0</text:p>
          </table:table-cell>
          <table:table-cell office:value-type="float" office:value="22.85712" calcext:value-type="float">
            <text:p>22.85712</text:p>
          </table:table-cell>
          <table:table-cell office:value-type="float" office:value="12.82718" calcext:value-type="float">
            <text:p>12.82718</text:p>
          </table:table-cell>
          <table:table-cell office:value-type="float" office:value="20.08261" calcext:value-type="float">
            <text:p>20.08261</text:p>
          </table:table-cell>
          <table:table-cell office:value-type="float" office:value="13.45117" calcext:value-type="float">
            <text:p>13.45117</text:p>
          </table:table-cell>
          <table:table-cell office:value-type="float" office:value="18.18121" calcext:value-type="float">
            <text:p>18.18121</text:p>
          </table:table-cell>
          <table:table-cell office:value-type="float" office:value="13.7515" calcext:value-type="float">
            <text:p>13.7515</text:p>
          </table:table-cell>
          <table:table-cell office:value-type="float" office:value="16.61627" calcext:value-type="float">
            <text:p>16.61627</text:p>
          </table:table-cell>
          <table:table-cell office:value-type="float" office:value="13.80292" calcext:value-type="float">
            <text:p>13.80292</text:p>
          </table:table-cell>
          <table:table-cell office:value-type="float" office:value="15.61819" calcext:value-type="float">
            <text:p>15.61819</text:p>
          </table:table-cell>
          <table:table-cell office:value-type="float" office:value="13.69052" calcext:value-type="float">
            <text:p>13.69052</text:p>
          </table:table-cell>
          <table:table-cell office:value-type="float" office:value="14.59988" calcext:value-type="float">
            <text:p>14.59988</text:p>
          </table:table-cell>
          <table:table-cell office:value-type="float" office:value="13.45093" calcext:value-type="float">
            <text:p>13.45093</text:p>
          </table:table-cell>
          <table:table-cell office:value-type="float" office:value="13.72974" calcext:value-type="float">
            <text:p>13.72974</text:p>
          </table:table-cell>
          <table:table-cell office:value-type="float" office:value="13.01074" calcext:value-type="float">
            <text:p>13.01074</text:p>
          </table:table-cell>
          <table:table-cell office:value-type="float" office:value="12.46893" calcext:value-type="float">
            <text:p>12.46893</text:p>
          </table:table-cell>
          <table:table-cell office:value-type="float" office:value="12.05673" calcext:value-type="float">
            <text:p>12.05673</text:p>
          </table:table-cell>
          <table:table-cell office:value-type="float" office:value="11.24051" calcext:value-type="float">
            <text:p>11.24051</text:p>
          </table:table-cell>
          <table:table-cell office:value-type="float" office:value="11.09277" calcext:value-type="float">
            <text:p>11.09277</text:p>
          </table:table-cell>
          <table:table-cell office:value-type="float" office:value="10.20108" calcext:value-type="float">
            <text:p>10.20108</text:p>
          </table:table-cell>
          <table:table-cell office:value-type="float" office:value="10.12973" calcext:value-type="float">
            <text:p>10.12973</text:p>
          </table:table-cell>
          <table:table-cell office:value-type="float" office:value="9.478729" calcext:value-type="float">
            <text:p>9.478729</text:p>
          </table:table-cell>
          <table:table-cell office:value-type="float" office:value="9.413116" calcext:value-type="float">
            <text:p>9.413116</text:p>
          </table:table-cell>
          <table:table-cell office:value-type="float" office:value="8.911591" calcext:value-type="float">
            <text:p>8.911591</text:p>
          </table:table-cell>
          <table:table-cell office:value-type="float" office:value="8.844452" calcext:value-type="float">
            <text:p>8.844452</text:p>
          </table:table-cell>
          <table:table-cell office:value-type="float" office:value="8.5224" calcext:value-type="float">
            <text:p>8.5224</text:p>
          </table:table-cell>
          <table:table-cell office:value-type="float" office:value="8.453247" calcext:value-type="float">
            <text:p>8.453247</text:p>
          </table:table-cell>
          <table:table-cell office:value-type="float" office:value="8.40799" calcext:value-type="float">
            <text:p>8.40799</text:p>
          </table:table-cell>
          <table:table-cell office:value-type="float" office:value="8.339752" calcext:value-type="float">
            <text:p>8.339752</text:p>
          </table:table-cell>
          <table:table-cell office:value-type="float" office:value="35.76279" calcext:value-type="float">
            <text:p>35.76279</text:p>
          </table:table-cell>
          <table:table-cell office:value-type="float" office:value="8.462524" calcext:value-type="float">
            <text:p>8.46252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52006" calcext:value-type="float">
            <text:p>10052006</text:p>
          </table:table-cell>
          <table:table-cell office:value-type="float" office:value="22.43952" calcext:value-type="float">
            <text:p>22.43952</text:p>
          </table:table-cell>
          <table:table-cell office:value-type="float" office:value="19.22" calcext:value-type="float">
            <text:p>19.22</text:p>
          </table:table-cell>
          <table:table-cell office:value-type="float" office:value="8.18" calcext:value-type="float">
            <text:p>8.18</text:p>
          </table:table-cell>
          <table:table-cell office:value-type="float" office:value="0.95482" calcext:value-type="float">
            <text:p>0.95482</text:p>
          </table:table-cell>
          <table:table-cell office:value-type="float" office:value="0.7654352" calcext:value-type="float">
            <text:p>0.7654352</text:p>
          </table:table-cell>
          <table:table-cell office:value-type="float" office:value="459.504" calcext:value-type="float">
            <text:p>459.504</text:p>
          </table:table-cell>
          <table:table-cell office:value-type="float" office:value="0.1" calcext:value-type="float">
            <text:p>0.1</text:p>
          </table:table-cell>
          <table:table-cell office:value-type="float" office:value="20.84534" calcext:value-type="float">
            <text:p>20.84534</text:p>
          </table:table-cell>
          <table:table-cell office:value-type="float" office:value="12.18222" calcext:value-type="float">
            <text:p>12.18222</text:p>
          </table:table-cell>
          <table:table-cell office:value-type="float" office:value="18.49869" calcext:value-type="float">
            <text:p>18.49869</text:p>
          </table:table-cell>
          <table:table-cell office:value-type="float" office:value="13.33383" calcext:value-type="float">
            <text:p>13.33383</text:p>
          </table:table-cell>
          <table:table-cell office:value-type="float" office:value="17.06555" calcext:value-type="float">
            <text:p>17.06555</text:p>
          </table:table-cell>
          <table:table-cell office:value-type="float" office:value="13.89825" calcext:value-type="float">
            <text:p>13.89825</text:p>
          </table:table-cell>
          <table:table-cell office:value-type="float" office:value="15.91409" calcext:value-type="float">
            <text:p>15.91409</text:p>
          </table:table-cell>
          <table:table-cell office:value-type="float" office:value="14.11798" calcext:value-type="float">
            <text:p>14.11798</text:p>
          </table:table-cell>
          <table:table-cell office:value-type="float" office:value="15.25839" calcext:value-type="float">
            <text:p>15.25839</text:p>
          </table:table-cell>
          <table:table-cell office:value-type="float" office:value="14.09503" calcext:value-type="float">
            <text:p>14.09503</text:p>
          </table:table-cell>
          <table:table-cell office:value-type="float" office:value="14.59241" calcext:value-type="float">
            <text:p>14.59241</text:p>
          </table:table-cell>
          <table:table-cell office:value-type="float" office:value="13.90689" calcext:value-type="float">
            <text:p>13.90689</text:p>
          </table:table-cell>
          <table:table-cell office:value-type="float" office:value="13.77576" calcext:value-type="float">
            <text:p>13.77576</text:p>
          </table:table-cell>
          <table:table-cell office:value-type="float" office:value="13.4664" calcext:value-type="float">
            <text:p>13.4664</text:p>
          </table:table-cell>
          <table:table-cell office:value-type="float" office:value="12.7706" calcext:value-type="float">
            <text:p>12.7706</text:p>
          </table:table-cell>
          <table:table-cell office:value-type="float" office:value="12.47583" calcext:value-type="float">
            <text:p>12.47583</text:p>
          </table:table-cell>
          <table:table-cell office:value-type="float" office:value="11.45081" calcext:value-type="float">
            <text:p>11.45081</text:p>
          </table:table-cell>
          <table:table-cell office:value-type="float" office:value="11.24258" calcext:value-type="float">
            <text:p>11.24258</text:p>
          </table:table-cell>
          <table:table-cell office:value-type="float" office:value="10.2981" calcext:value-type="float">
            <text:p>10.2981</text:p>
          </table:table-cell>
          <table:table-cell office:value-type="float" office:value="10.20197" calcext:value-type="float">
            <text:p>10.20197</text:p>
          </table:table-cell>
          <table:table-cell office:value-type="float" office:value="9.551544" calcext:value-type="float">
            <text:p>9.551544</text:p>
          </table:table-cell>
          <table:table-cell office:value-type="float" office:value="9.479462" calcext:value-type="float">
            <text:p>9.479462</text:p>
          </table:table-cell>
          <table:table-cell office:value-type="float" office:value="8.980286" calcext:value-type="float">
            <text:p>8.980286</text:p>
          </table:table-cell>
          <table:table-cell office:value-type="float" office:value="8.912323" calcext:value-type="float">
            <text:p>8.912323</text:p>
          </table:table-cell>
          <table:table-cell office:value-type="float" office:value="8.591675" calcext:value-type="float">
            <text:p>8.591675</text:p>
          </table:table-cell>
          <table:table-cell office:value-type="float" office:value="8.523132" calcext:value-type="float">
            <text:p>8.523132</text:p>
          </table:table-cell>
          <table:table-cell office:value-type="float" office:value="8.476044" calcext:value-type="float">
            <text:p>8.476044</text:p>
          </table:table-cell>
          <table:table-cell office:value-type="float" office:value="8.408722" calcext:value-type="float">
            <text:p>8.408722</text:p>
          </table:table-cell>
          <table:table-cell office:value-type="float" office:value="31.56924" calcext:value-type="float">
            <text:p>31.56924</text:p>
          </table:table-cell>
          <table:table-cell office:value-type="float" office:value="5.150665" calcext:value-type="float">
            <text:p>5.15066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052006" calcext:value-type="float">
            <text:p>11052006</text:p>
          </table:table-cell>
          <table:table-cell office:value-type="float" office:value="25.09452" calcext:value-type="float">
            <text:p>25.09452</text:p>
          </table:table-cell>
          <table:table-cell office:value-type="float" office:value="16.34" calcext:value-type="float">
            <text:p>16.34</text:p>
          </table:table-cell>
          <table:table-cell office:value-type="float" office:value="6.56" calcext:value-type="float">
            <text:p>6.56</text:p>
          </table:table-cell>
          <table:table-cell office:value-type="float" office:value="0.9326787" calcext:value-type="float">
            <text:p>0.9326787</text:p>
          </table:table-cell>
          <table:table-cell office:value-type="float" office:value="0.7909096" calcext:value-type="float">
            <text:p>0.7909096</text:p>
          </table:table-cell>
          <table:table-cell office:value-type="float" office:value="632.34" calcext:value-type="float">
            <text:p>632.34</text:p>
          </table:table-cell>
          <table:table-cell office:value-type="float" office:value="0.3" calcext:value-type="float">
            <text:p>0.3</text:p>
          </table:table-cell>
          <table:table-cell office:value-type="float" office:value="24.21164" calcext:value-type="float">
            <text:p>24.21164</text:p>
          </table:table-cell>
          <table:table-cell office:value-type="float" office:value="11.53641" calcext:value-type="float">
            <text:p>11.53641</text:p>
          </table:table-cell>
          <table:table-cell office:value-type="float" office:value="20.0737" calcext:value-type="float">
            <text:p>20.0737</text:p>
          </table:table-cell>
          <table:table-cell office:value-type="float" office:value="12.74356" calcext:value-type="float">
            <text:p>12.74356</text:p>
          </table:table-cell>
          <table:table-cell office:value-type="float" office:value="18.01801" calcext:value-type="float">
            <text:p>18.01801</text:p>
          </table:table-cell>
          <table:table-cell office:value-type="float" office:value="13.33752" calcext:value-type="float">
            <text:p>13.33752</text:p>
          </table:table-cell>
          <table:table-cell office:value-type="float" office:value="16.47757" calcext:value-type="float">
            <text:p>16.47757</text:p>
          </table:table-cell>
          <table:table-cell office:value-type="float" office:value="13.65802" calcext:value-type="float">
            <text:p>13.65802</text:p>
          </table:table-cell>
          <table:table-cell office:value-type="float" office:value="15.55838" calcext:value-type="float">
            <text:p>15.55838</text:p>
          </table:table-cell>
          <table:table-cell office:value-type="float" office:value="13.72946" calcext:value-type="float">
            <text:p>13.72946</text:p>
          </table:table-cell>
          <table:table-cell office:value-type="float" office:value="14.65091" calcext:value-type="float">
            <text:p>14.65091</text:p>
          </table:table-cell>
          <table:table-cell office:value-type="float" office:value="13.66101" calcext:value-type="float">
            <text:p>13.66101</text:p>
          </table:table-cell>
          <table:table-cell office:value-type="float" office:value="13.91354" calcext:value-type="float">
            <text:p>13.91354</text:p>
          </table:table-cell>
          <table:table-cell office:value-type="float" office:value="13.36957" calcext:value-type="float">
            <text:p>13.36957</text:p>
          </table:table-cell>
          <table:table-cell office:value-type="float" office:value="12.86795" calcext:value-type="float">
            <text:p>12.86795</text:p>
          </table:table-cell>
          <table:table-cell office:value-type="float" office:value="12.77393" calcext:value-type="float">
            <text:p>12.77393</text:p>
          </table:table-cell>
          <table:table-cell office:value-type="float" office:value="11.61685" calcext:value-type="float">
            <text:p>11.61685</text:p>
          </table:table-cell>
          <table:table-cell office:value-type="float" office:value="11.45288" calcext:value-type="float">
            <text:p>11.45288</text:p>
          </table:table-cell>
          <table:table-cell office:value-type="float" office:value="10.41132" calcext:value-type="float">
            <text:p>10.41132</text:p>
          </table:table-cell>
          <table:table-cell office:value-type="float" office:value="10.29922" calcext:value-type="float">
            <text:p>10.29922</text:p>
          </table:table-cell>
          <table:table-cell office:value-type="float" office:value="9.633759" calcext:value-type="float">
            <text:p>9.633759</text:p>
          </table:table-cell>
          <table:table-cell office:value-type="float" office:value="9.552338" calcext:value-type="float">
            <text:p>9.552338</text:p>
          </table:table-cell>
          <table:table-cell office:value-type="float" office:value="9.051056" calcext:value-type="float">
            <text:p>9.051056</text:p>
          </table:table-cell>
          <table:table-cell office:value-type="float" office:value="8.981049" calcext:value-type="float">
            <text:p>8.981049</text:p>
          </table:table-cell>
          <table:table-cell office:value-type="float" office:value="8.660492" calcext:value-type="float">
            <text:p>8.660492</text:p>
          </table:table-cell>
          <table:table-cell office:value-type="float" office:value="8.592407" calcext:value-type="float">
            <text:p>8.592407</text:p>
          </table:table-cell>
          <table:table-cell office:value-type="float" office:value="8.542725" calcext:value-type="float">
            <text:p>8.542725</text:p>
          </table:table-cell>
          <table:table-cell office:value-type="float" office:value="8.476746" calcext:value-type="float">
            <text:p>8.476746</text:p>
          </table:table-cell>
          <table:table-cell office:value-type="float" office:value="50.19775" calcext:value-type="float">
            <text:p>50.19775</text:p>
          </table:table-cell>
          <table:table-cell office:value-type="float" office:value="3.683502" calcext:value-type="float">
            <text:p>3.68350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052006" calcext:value-type="float">
            <text:p>12052006</text:p>
          </table:table-cell>
          <table:table-cell office:value-type="float" office:value="30.01974" calcext:value-type="float">
            <text:p>30.01974</text:p>
          </table:table-cell>
          <table:table-cell office:value-type="float" office:value="20.52" calcext:value-type="float">
            <text:p>20.52</text:p>
          </table:table-cell>
          <table:table-cell office:value-type="float" office:value="4.9" calcext:value-type="float">
            <text:p>4.9</text:p>
          </table:table-cell>
          <table:table-cell office:value-type="float" office:value="0.8261186" calcext:value-type="float">
            <text:p>0.8261186</text:p>
          </table:table-cell>
          <table:table-cell office:value-type="float" office:value="0.7151865" calcext:value-type="float">
            <text:p>0.7151865</text:p>
          </table:table-cell>
          <table:table-cell office:value-type="float" office:value="514.08" calcext:value-type="float">
            <text:p>514.08</text:p>
          </table:table-cell>
          <table:table-cell office:value-type="float" office:value="0" calcext:value-type="float">
            <text:p>0</text:p>
          </table:table-cell>
          <table:table-cell office:value-type="float" office:value="26.65457" calcext:value-type="float">
            <text:p>26.65457</text:p>
          </table:table-cell>
          <table:table-cell office:value-type="float" office:value="11.103" calcext:value-type="float">
            <text:p>11.103</text:p>
          </table:table-cell>
          <table:table-cell office:value-type="float" office:value="21.97876" calcext:value-type="float">
            <text:p>21.97876</text:p>
          </table:table-cell>
          <table:table-cell office:value-type="float" office:value="12.71887" calcext:value-type="float">
            <text:p>12.71887</text:p>
          </table:table-cell>
          <table:table-cell office:value-type="float" office:value="19.53412" calcext:value-type="float">
            <text:p>19.53412</text:p>
          </table:table-cell>
          <table:table-cell office:value-type="float" office:value="13.45044" calcext:value-type="float">
            <text:p>13.45044</text:p>
          </table:table-cell>
          <table:table-cell office:value-type="float" office:value="17.63574" calcext:value-type="float">
            <text:p>17.63574</text:p>
          </table:table-cell>
          <table:table-cell office:value-type="float" office:value="13.84109" calcext:value-type="float">
            <text:p>13.84109</text:p>
          </table:table-cell>
          <table:table-cell office:value-type="float" office:value="16.47937" calcext:value-type="float">
            <text:p>16.47937</text:p>
          </table:table-cell>
          <table:table-cell office:value-type="float" office:value="13.93924" calcext:value-type="float">
            <text:p>13.93924</text:p>
          </table:table-cell>
          <table:table-cell office:value-type="float" office:value="15.34485" calcext:value-type="float">
            <text:p>15.34485</text:p>
          </table:table-cell>
          <table:table-cell office:value-type="float" office:value="13.89981" calcext:value-type="float">
            <text:p>13.89981</text:p>
          </table:table-cell>
          <table:table-cell office:value-type="float" office:value="14.40765" calcext:value-type="float">
            <text:p>14.40765</text:p>
          </table:table-cell>
          <table:table-cell office:value-type="float" office:value="13.5845" calcext:value-type="float">
            <text:p>13.5845</text:p>
          </table:table-cell>
          <table:table-cell office:value-type="float" office:value="13.10129" calcext:value-type="float">
            <text:p>13.10129</text:p>
          </table:table-cell>
          <table:table-cell office:value-type="float" office:value="12.87222" calcext:value-type="float">
            <text:p>12.87222</text:p>
          </table:table-cell>
          <table:table-cell office:value-type="float" office:value="11.7684" calcext:value-type="float">
            <text:p>11.7684</text:p>
          </table:table-cell>
          <table:table-cell office:value-type="float" office:value="11.61841" calcext:value-type="float">
            <text:p>11.61841</text:p>
          </table:table-cell>
          <table:table-cell office:value-type="float" office:value="10.52676" calcext:value-type="float">
            <text:p>10.52676</text:p>
          </table:table-cell>
          <table:table-cell office:value-type="float" office:value="10.41254" calcext:value-type="float">
            <text:p>10.41254</text:p>
          </table:table-cell>
          <table:table-cell office:value-type="float" office:value="9.722595" calcext:value-type="float">
            <text:p>9.722595</text:p>
          </table:table-cell>
          <table:table-cell office:value-type="float" office:value="9.634674" calcext:value-type="float">
            <text:p>9.634674</text:p>
          </table:table-cell>
          <table:table-cell office:value-type="float" office:value="9.124969" calcext:value-type="float">
            <text:p>9.124969</text:p>
          </table:table-cell>
          <table:table-cell office:value-type="float" office:value="9.051819" calcext:value-type="float">
            <text:p>9.051819</text:p>
          </table:table-cell>
          <table:table-cell office:value-type="float" office:value="8.729706" calcext:value-type="float">
            <text:p>8.729706</text:p>
          </table:table-cell>
          <table:table-cell office:value-type="float" office:value="8.661224" calcext:value-type="float">
            <text:p>8.661224</text:p>
          </table:table-cell>
          <table:table-cell office:value-type="float" office:value="8.609192" calcext:value-type="float">
            <text:p>8.609192</text:p>
          </table:table-cell>
          <table:table-cell office:value-type="float" office:value="8.543396" calcext:value-type="float">
            <text:p>8.543396</text:p>
          </table:table-cell>
          <table:table-cell office:value-type="float" office:value="53.46307" calcext:value-type="float">
            <text:p>53.46307</text:p>
          </table:table-cell>
          <table:table-cell office:value-type="float" office:value="2.301086" calcext:value-type="float">
            <text:p>2.30108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052006" calcext:value-type="float">
            <text:p>13052006</text:p>
          </table:table-cell>
          <table:table-cell office:value-type="float" office:value="28.21008" calcext:value-type="float">
            <text:p>28.21008</text:p>
          </table:table-cell>
          <table:table-cell office:value-type="float" office:value="18.48" calcext:value-type="float">
            <text:p>18.48</text:p>
          </table:table-cell>
          <table:table-cell office:value-type="float" office:value="6" calcext:value-type="float">
            <text:p>6</text:p>
          </table:table-cell>
          <table:table-cell office:value-type="float" office:value="1.01792" calcext:value-type="float">
            <text:p>1.01792</text:p>
          </table:table-cell>
          <table:table-cell office:value-type="float" office:value="0.7759826" calcext:value-type="float">
            <text:p>0.7759826</text:p>
          </table:table-cell>
          <table:table-cell office:value-type="float" office:value="448.776" calcext:value-type="float">
            <text:p>448.776</text:p>
          </table:table-cell>
          <table:table-cell office:value-type="float" office:value="0" calcext:value-type="float">
            <text:p>0</text:p>
          </table:table-cell>
          <table:table-cell office:value-type="float" office:value="25.89761" calcext:value-type="float">
            <text:p>25.89761</text:p>
          </table:table-cell>
          <table:table-cell office:value-type="float" office:value="12.01999" calcext:value-type="float">
            <text:p>12.01999</text:p>
          </table:table-cell>
          <table:table-cell office:value-type="float" office:value="21.87341" calcext:value-type="float">
            <text:p>21.87341</text:p>
          </table:table-cell>
          <table:table-cell office:value-type="float" office:value="13.68658" calcext:value-type="float">
            <text:p>13.68658</text:p>
          </table:table-cell>
          <table:table-cell office:value-type="float" office:value="19.65201" calcext:value-type="float">
            <text:p>19.65201</text:p>
          </table:table-cell>
          <table:table-cell office:value-type="float" office:value="14.38199" calcext:value-type="float">
            <text:p>14.38199</text:p>
          </table:table-cell>
          <table:table-cell office:value-type="float" office:value="17.89554" calcext:value-type="float">
            <text:p>17.89554</text:p>
          </table:table-cell>
          <table:table-cell office:value-type="float" office:value="14.69116" calcext:value-type="float">
            <text:p>14.69116</text:p>
          </table:table-cell>
          <table:table-cell office:value-type="float" office:value="16.80969" calcext:value-type="float">
            <text:p>16.80969</text:p>
          </table:table-cell>
          <table:table-cell office:value-type="float" office:value="14.70938" calcext:value-type="float">
            <text:p>14.70938</text:p>
          </table:table-cell>
          <table:table-cell office:value-type="float" office:value="15.71542" calcext:value-type="float">
            <text:p>15.71542</text:p>
          </table:table-cell>
          <table:table-cell office:value-type="float" office:value="14.55661" calcext:value-type="float">
            <text:p>14.55661</text:p>
          </table:table-cell>
          <table:table-cell office:value-type="float" office:value="14.78671" calcext:value-type="float">
            <text:p>14.78671</text:p>
          </table:table-cell>
          <table:table-cell office:value-type="float" office:value="14.11383" calcext:value-type="float">
            <text:p>14.11383</text:p>
          </table:table-cell>
          <table:table-cell office:value-type="float" office:value="13.44748" calcext:value-type="float">
            <text:p>13.44748</text:p>
          </table:table-cell>
          <table:table-cell office:value-type="float" office:value="13.10806" calcext:value-type="float">
            <text:p>13.10806</text:p>
          </table:table-cell>
          <table:table-cell office:value-type="float" office:value="11.96609" calcext:value-type="float">
            <text:p>11.96609</text:p>
          </table:table-cell>
          <table:table-cell office:value-type="float" office:value="11.7702" calcext:value-type="float">
            <text:p>11.7702</text:p>
          </table:table-cell>
          <table:table-cell office:value-type="float" office:value="10.64951" calcext:value-type="float">
            <text:p>10.64951</text:p>
          </table:table-cell>
          <table:table-cell office:value-type="float" office:value="10.52798" calcext:value-type="float">
            <text:p>10.52798</text:p>
          </table:table-cell>
          <table:table-cell office:value-type="float" office:value="9.816406" calcext:value-type="float">
            <text:p>9.816406</text:p>
          </table:table-cell>
          <table:table-cell office:value-type="float" office:value="9.723541" calcext:value-type="float">
            <text:p>9.723541</text:p>
          </table:table-cell>
          <table:table-cell office:value-type="float" office:value="9.202271" calcext:value-type="float">
            <text:p>9.202271</text:p>
          </table:table-cell>
          <table:table-cell office:value-type="float" office:value="9.125763" calcext:value-type="float">
            <text:p>9.125763</text:p>
          </table:table-cell>
          <table:table-cell office:value-type="float" office:value="8.799652" calcext:value-type="float">
            <text:p>8.799652</text:p>
          </table:table-cell>
          <table:table-cell office:value-type="float" office:value="8.730438" calcext:value-type="float">
            <text:p>8.730438</text:p>
          </table:table-cell>
          <table:table-cell office:value-type="float" office:value="8.675415" calcext:value-type="float">
            <text:p>8.675415</text:p>
          </table:table-cell>
          <table:table-cell office:value-type="float" office:value="8.609863" calcext:value-type="float">
            <text:p>8.609863</text:p>
          </table:table-cell>
          <table:table-cell office:value-type="float" office:value="50.14789" calcext:value-type="float">
            <text:p>50.14789</text:p>
          </table:table-cell>
          <table:table-cell office:value-type="float" office:value="2.893311" calcext:value-type="float">
            <text:p>2.89331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052006" calcext:value-type="float">
            <text:p>14052006</text:p>
          </table:table-cell>
          <table:table-cell office:value-type="float" office:value="11.90664" calcext:value-type="float">
            <text:p>11.90664</text:p>
          </table:table-cell>
          <table:table-cell office:value-type="float" office:value="16.04" calcext:value-type="float">
            <text:p>16.04</text:p>
          </table:table-cell>
          <table:table-cell office:value-type="float" office:value="7.11" calcext:value-type="float">
            <text:p>7.11</text:p>
          </table:table-cell>
          <table:table-cell office:value-type="float" office:value="1.1665" calcext:value-type="float">
            <text:p>1.1665</text:p>
          </table:table-cell>
          <table:table-cell office:value-type="float" office:value="0.8771167" calcext:value-type="float">
            <text:p>0.8771167</text:p>
          </table:table-cell>
          <table:table-cell office:value-type="float" office:value="455.148" calcext:value-type="float">
            <text:p>455.148</text:p>
          </table:table-cell>
          <table:table-cell office:value-type="float" office:value="0" calcext:value-type="float">
            <text:p>0</text:p>
          </table:table-cell>
          <table:table-cell office:value-type="float" office:value="20.31717" calcext:value-type="float">
            <text:p>20.31717</text:p>
          </table:table-cell>
          <table:table-cell office:value-type="float" office:value="13.06842" calcext:value-type="float">
            <text:p>13.06842</text:p>
          </table:table-cell>
          <table:table-cell office:value-type="float" office:value="17.68124" calcext:value-type="float">
            <text:p>17.68124</text:p>
          </table:table-cell>
          <table:table-cell office:value-type="float" office:value="14.36774" calcext:value-type="float">
            <text:p>14.36774</text:p>
          </table:table-cell>
          <table:table-cell office:value-type="float" office:value="16.86691" calcext:value-type="float">
            <text:p>16.86691</text:p>
          </table:table-cell>
          <table:table-cell office:value-type="float" office:value="14.86389" calcext:value-type="float">
            <text:p>14.86389</text:p>
          </table:table-cell>
          <table:table-cell office:value-type="float" office:value="16.83298" calcext:value-type="float">
            <text:p>16.83298</text:p>
          </table:table-cell>
          <table:table-cell office:value-type="float" office:value="15.0694" calcext:value-type="float">
            <text:p>15.0694</text:p>
          </table:table-cell>
          <table:table-cell office:value-type="float" office:value="16.4136" calcext:value-type="float">
            <text:p>16.4136</text:p>
          </table:table-cell>
          <table:table-cell office:value-type="float" office:value="15.02484" calcext:value-type="float">
            <text:p>15.02484</text:p>
          </table:table-cell>
          <table:table-cell office:value-type="float" office:value="15.70755" calcext:value-type="float">
            <text:p>15.70755</text:p>
          </table:table-cell>
          <table:table-cell office:value-type="float" office:value="14.81882" calcext:value-type="float">
            <text:p>14.81882</text:p>
          </table:table-cell>
          <table:table-cell office:value-type="float" office:value="14.82327" calcext:value-type="float">
            <text:p>14.82327</text:p>
          </table:table-cell>
          <table:table-cell office:value-type="float" office:value="14.38672" calcext:value-type="float">
            <text:p>14.38672</text:p>
          </table:table-cell>
          <table:table-cell office:value-type="float" office:value="13.6188" calcext:value-type="float">
            <text:p>13.6188</text:p>
          </table:table-cell>
          <table:table-cell office:value-type="float" office:value="13.4537" calcext:value-type="float">
            <text:p>13.4537</text:p>
          </table:table-cell>
          <table:table-cell office:value-type="float" office:value="12.1763" calcext:value-type="float">
            <text:p>12.1763</text:p>
          </table:table-cell>
          <table:table-cell office:value-type="float" office:value="11.96832" calcext:value-type="float">
            <text:p>11.96832</text:p>
          </table:table-cell>
          <table:table-cell office:value-type="float" office:value="10.78513" calcext:value-type="float">
            <text:p>10.78513</text:p>
          </table:table-cell>
          <table:table-cell office:value-type="float" office:value="10.65082" calcext:value-type="float">
            <text:p>10.65082</text:p>
          </table:table-cell>
          <table:table-cell office:value-type="float" office:value="9.91629" calcext:value-type="float">
            <text:p>9.91629</text:p>
          </table:table-cell>
          <table:table-cell office:value-type="float" office:value="9.817383" calcext:value-type="float">
            <text:p>9.817383</text:p>
          </table:table-cell>
          <table:table-cell office:value-type="float" office:value="9.282623" calcext:value-type="float">
            <text:p>9.282623</text:p>
          </table:table-cell>
          <table:table-cell office:value-type="float" office:value="9.203094" calcext:value-type="float">
            <text:p>9.203094</text:p>
          </table:table-cell>
          <table:table-cell office:value-type="float" office:value="8.870483" calcext:value-type="float">
            <text:p>8.870483</text:p>
          </table:table-cell>
          <table:table-cell office:value-type="float" office:value="8.800354" calcext:value-type="float">
            <text:p>8.800354</text:p>
          </table:table-cell>
          <table:table-cell office:value-type="float" office:value="8.741211" calcext:value-type="float">
            <text:p>8.741211</text:p>
          </table:table-cell>
          <table:table-cell office:value-type="float" office:value="8.676117" calcext:value-type="float">
            <text:p>8.676117</text:p>
          </table:table-cell>
          <table:table-cell office:value-type="float" office:value="35.68918" calcext:value-type="float">
            <text:p>35.68918</text:p>
          </table:table-cell>
          <table:table-cell office:value-type="float" office:value="4.756195" calcext:value-type="float">
            <text:p>4.75619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052006" calcext:value-type="float">
            <text:p>15052006</text:p>
          </table:table-cell>
          <table:table-cell office:value-type="float" office:value="19.24524" calcext:value-type="float">
            <text:p>19.24524</text:p>
          </table:table-cell>
          <table:table-cell office:value-type="float" office:value="18.21" calcext:value-type="float">
            <text:p>18.21</text:p>
          </table:table-cell>
          <table:table-cell office:value-type="float" office:value="8.41" calcext:value-type="float">
            <text:p>8.41</text:p>
          </table:table-cell>
          <table:table-cell office:value-type="float" office:value="1.272146" calcext:value-type="float">
            <text:p>1.272146</text:p>
          </table:table-cell>
          <table:table-cell office:value-type="float" office:value="0.9600205" calcext:value-type="float">
            <text:p>0.9600205</text:p>
          </table:table-cell>
          <table:table-cell office:value-type="float" office:value="425.556" calcext:value-type="float">
            <text:p>425.556</text:p>
          </table:table-cell>
          <table:table-cell office:value-type="float" office:value="0" calcext:value-type="float">
            <text:p>0</text:p>
          </table:table-cell>
          <table:table-cell office:value-type="float" office:value="23.22452" calcext:value-type="float">
            <text:p>23.22452</text:p>
          </table:table-cell>
          <table:table-cell office:value-type="float" office:value="12.52734" calcext:value-type="float">
            <text:p>12.52734</text:p>
          </table:table-cell>
          <table:table-cell office:value-type="float" office:value="19.76657" calcext:value-type="float">
            <text:p>19.76657</text:p>
          </table:table-cell>
          <table:table-cell office:value-type="float" office:value="13.6817" calcext:value-type="float">
            <text:p>13.6817</text:p>
          </table:table-cell>
          <table:table-cell office:value-type="float" office:value="18.15723" calcext:value-type="float">
            <text:p>18.15723</text:p>
          </table:table-cell>
          <table:table-cell office:value-type="float" office:value="14.15897" calcext:value-type="float">
            <text:p>14.15897</text:p>
          </table:table-cell>
          <table:table-cell office:value-type="float" office:value="16.8479" calcext:value-type="float">
            <text:p>16.8479</text:p>
          </table:table-cell>
          <table:table-cell office:value-type="float" office:value="14.41656" calcext:value-type="float">
            <text:p>14.41656</text:p>
          </table:table-cell>
          <table:table-cell office:value-type="float" office:value="16.05368" calcext:value-type="float">
            <text:p>16.05368</text:p>
          </table:table-cell>
          <table:table-cell office:value-type="float" office:value="14.46463" calcext:value-type="float">
            <text:p>14.46463</text:p>
          </table:table-cell>
          <table:table-cell office:value-type="float" office:value="15.25247" calcext:value-type="float">
            <text:p>15.25247</text:p>
          </table:table-cell>
          <table:table-cell office:value-type="float" office:value="14.39569" calcext:value-type="float">
            <text:p>14.39569</text:p>
          </table:table-cell>
          <table:table-cell office:value-type="float" office:value="14.57919" calcext:value-type="float">
            <text:p>14.57919</text:p>
          </table:table-cell>
          <table:table-cell office:value-type="float" office:value="14.11517" calcext:value-type="float">
            <text:p>14.11517</text:p>
          </table:table-cell>
          <table:table-cell office:value-type="float" office:value="13.62668" calcext:value-type="float">
            <text:p>13.62668</text:p>
          </table:table-cell>
          <table:table-cell office:value-type="float" office:value="13.55185" calcext:value-type="float">
            <text:p>13.55185</text:p>
          </table:table-cell>
          <table:table-cell office:value-type="float" office:value="12.30093" calcext:value-type="float">
            <text:p>12.30093</text:p>
          </table:table-cell>
          <table:table-cell office:value-type="float" office:value="12.17807" calcext:value-type="float">
            <text:p>12.17807</text:p>
          </table:table-cell>
          <table:table-cell office:value-type="float" office:value="10.91928" calcext:value-type="float">
            <text:p>10.91928</text:p>
          </table:table-cell>
          <table:table-cell office:value-type="float" office:value="10.78653" calcext:value-type="float">
            <text:p>10.78653</text:p>
          </table:table-cell>
          <table:table-cell office:value-type="float" office:value="10.022" calcext:value-type="float">
            <text:p>10.022</text:p>
          </table:table-cell>
          <table:table-cell office:value-type="float" office:value="9.917358" calcext:value-type="float">
            <text:p>9.917358</text:p>
          </table:table-cell>
          <table:table-cell office:value-type="float" office:value="9.366974" calcext:value-type="float">
            <text:p>9.366974</text:p>
          </table:table-cell>
          <table:table-cell office:value-type="float" office:value="9.283478" calcext:value-type="float">
            <text:p>9.283478</text:p>
          </table:table-cell>
          <table:table-cell office:value-type="float" office:value="8.942871" calcext:value-type="float">
            <text:p>8.942871</text:p>
          </table:table-cell>
          <table:table-cell office:value-type="float" office:value="8.871216" calcext:value-type="float">
            <text:p>8.871216</text:p>
          </table:table-cell>
          <table:table-cell office:value-type="float" office:value="8.807648" calcext:value-type="float">
            <text:p>8.807648</text:p>
          </table:table-cell>
          <table:table-cell office:value-type="float" office:value="8.741882" calcext:value-type="float">
            <text:p>8.741882</text:p>
          </table:table-cell>
          <table:table-cell office:value-type="float" office:value="43.95178" calcext:value-type="float">
            <text:p>43.95178</text:p>
          </table:table-cell>
          <table:table-cell office:value-type="float" office:value="6.098206" calcext:value-type="float">
            <text:p>6.09820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052006" calcext:value-type="float">
            <text:p>16052006</text:p>
          </table:table-cell>
          <table:table-cell office:value-type="float" office:value="24.15227" calcext:value-type="float">
            <text:p>24.15227</text:p>
          </table:table-cell>
          <table:table-cell office:value-type="float" office:value="22.21" calcext:value-type="float">
            <text:p>22.21</text:p>
          </table:table-cell>
          <table:table-cell office:value-type="float" office:value="7.66" calcext:value-type="float">
            <text:p>7.66</text:p>
          </table:table-cell>
          <table:table-cell office:value-type="float" office:value="1.155949" calcext:value-type="float">
            <text:p>1.155949</text:p>
          </table:table-cell>
          <table:table-cell office:value-type="float" office:value="0.9207184" calcext:value-type="float">
            <text:p>0.9207184</text:p>
          </table:table-cell>
          <table:table-cell office:value-type="float" office:value="354.312" calcext:value-type="float">
            <text:p>354.312</text:p>
          </table:table-cell>
          <table:table-cell office:value-type="float" office:value="0" calcext:value-type="float">
            <text:p>0</text:p>
          </table:table-cell>
          <table:table-cell office:value-type="float" office:value="25.32733" calcext:value-type="float">
            <text:p>25.32733</text:p>
          </table:table-cell>
          <table:table-cell office:value-type="float" office:value="12.53711" calcext:value-type="float">
            <text:p>12.53711</text:p>
          </table:table-cell>
          <table:table-cell office:value-type="float" office:value="21.43951" calcext:value-type="float">
            <text:p>21.43951</text:p>
          </table:table-cell>
          <table:table-cell office:value-type="float" office:value="13.82672" calcext:value-type="float">
            <text:p>13.82672</text:p>
          </table:table-cell>
          <table:table-cell office:value-type="float" office:value="19.4071" calcext:value-type="float">
            <text:p>19.4071</text:p>
          </table:table-cell>
          <table:table-cell office:value-type="float" office:value="14.3913" calcext:value-type="float">
            <text:p>14.3913</text:p>
          </table:table-cell>
          <table:table-cell office:value-type="float" office:value="17.79266" calcext:value-type="float">
            <text:p>17.79266</text:p>
          </table:table-cell>
          <table:table-cell office:value-type="float" office:value="14.65021" calcext:value-type="float">
            <text:p>14.65021</text:p>
          </table:table-cell>
          <table:table-cell office:value-type="float" office:value="16.79721" calcext:value-type="float">
            <text:p>16.79721</text:p>
          </table:table-cell>
          <table:table-cell office:value-type="float" office:value="14.68747" calcext:value-type="float">
            <text:p>14.68747</text:p>
          </table:table-cell>
          <table:table-cell office:value-type="float" office:value="15.80521" calcext:value-type="float">
            <text:p>15.80521</text:p>
          </table:table-cell>
          <table:table-cell office:value-type="float" office:value="14.60284" calcext:value-type="float">
            <text:p>14.60284</text:p>
          </table:table-cell>
          <table:table-cell office:value-type="float" office:value="14.94733" calcext:value-type="float">
            <text:p>14.94733</text:p>
          </table:table-cell>
          <table:table-cell office:value-type="float" office:value="14.27942" calcext:value-type="float">
            <text:p>14.27942</text:p>
          </table:table-cell>
          <table:table-cell office:value-type="float" office:value="13.75497" calcext:value-type="float">
            <text:p>13.75497</text:p>
          </table:table-cell>
          <table:table-cell office:value-type="float" office:value="13.60385" calcext:value-type="float">
            <text:p>13.60385</text:p>
          </table:table-cell>
          <table:table-cell office:value-type="float" office:value="12.41278" calcext:value-type="float">
            <text:p>12.41278</text:p>
          </table:table-cell>
          <table:table-cell office:value-type="float" office:value="12.30203" calcext:value-type="float">
            <text:p>12.30203</text:p>
          </table:table-cell>
          <table:table-cell office:value-type="float" office:value="11.04214" calcext:value-type="float">
            <text:p>11.04214</text:p>
          </table:table-cell>
          <table:table-cell office:value-type="float" office:value="10.92062" calcext:value-type="float">
            <text:p>10.92062</text:p>
          </table:table-cell>
          <table:table-cell office:value-type="float" office:value="10.12778" calcext:value-type="float">
            <text:p>10.12778</text:p>
          </table:table-cell>
          <table:table-cell office:value-type="float" office:value="10.0231" calcext:value-type="float">
            <text:p>10.0231</text:p>
          </table:table-cell>
          <table:table-cell office:value-type="float" office:value="9.453827" calcext:value-type="float">
            <text:p>9.453827</text:p>
          </table:table-cell>
          <table:table-cell office:value-type="float" office:value="9.367859" calcext:value-type="float">
            <text:p>9.367859</text:p>
          </table:table-cell>
          <table:table-cell office:value-type="float" office:value="9.016541" calcext:value-type="float">
            <text:p>9.016541</text:p>
          </table:table-cell>
          <table:table-cell office:value-type="float" office:value="8.943634" calcext:value-type="float">
            <text:p>8.943634</text:p>
          </table:table-cell>
          <table:table-cell office:value-type="float" office:value="8.874207" calcext:value-type="float">
            <text:p>8.874207</text:p>
          </table:table-cell>
          <table:table-cell office:value-type="float" office:value="8.80835" calcext:value-type="float">
            <text:p>8.80835</text:p>
          </table:table-cell>
          <table:table-cell office:value-type="float" office:value="45.91437" calcext:value-type="float">
            <text:p>45.91437</text:p>
          </table:table-cell>
          <table:table-cell office:value-type="float" office:value="5.28067" calcext:value-type="float">
            <text:p>5.2806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052006" calcext:value-type="float">
            <text:p>17052006</text:p>
          </table:table-cell>
          <table:table-cell office:value-type="float" office:value="24.0127" calcext:value-type="float">
            <text:p>24.0127</text:p>
          </table:table-cell>
          <table:table-cell office:value-type="float" office:value="29.74" calcext:value-type="float">
            <text:p>29.74</text:p>
          </table:table-cell>
          <table:table-cell office:value-type="float" office:value="6.49" calcext:value-type="float">
            <text:p>6.49</text:p>
          </table:table-cell>
          <table:table-cell office:value-type="float" office:value="1.053201" calcext:value-type="float">
            <text:p>1.053201</text:p>
          </table:table-cell>
          <table:table-cell office:value-type="float" office:value="0.7938043" calcext:value-type="float">
            <text:p>0.7938043</text:p>
          </table:table-cell>
          <table:table-cell office:value-type="float" office:value="447.012" calcext:value-type="float">
            <text:p>447.012</text:p>
          </table:table-cell>
          <table:table-cell office:value-type="float" office:value="0" calcext:value-type="float">
            <text:p>0</text:p>
          </table:table-cell>
          <table:table-cell office:value-type="float" office:value="27.68591" calcext:value-type="float">
            <text:p>27.68591</text:p>
          </table:table-cell>
          <table:table-cell office:value-type="float" office:value="12.88055" calcext:value-type="float">
            <text:p>12.88055</text:p>
          </table:table-cell>
          <table:table-cell office:value-type="float" office:value="22.73331" calcext:value-type="float">
            <text:p>22.73331</text:p>
          </table:table-cell>
          <table:table-cell office:value-type="float" office:value="14.49063" calcext:value-type="float">
            <text:p>14.49063</text:p>
          </table:table-cell>
          <table:table-cell office:value-type="float" office:value="20.68161" calcext:value-type="float">
            <text:p>20.68161</text:p>
          </table:table-cell>
          <table:table-cell office:value-type="float" office:value="15.11258" calcext:value-type="float">
            <text:p>15.11258</text:p>
          </table:table-cell>
          <table:table-cell office:value-type="float" office:value="18.90726" calcext:value-type="float">
            <text:p>18.90726</text:p>
          </table:table-cell>
          <table:table-cell office:value-type="float" office:value="15.36746" calcext:value-type="float">
            <text:p>15.36746</text:p>
          </table:table-cell>
          <table:table-cell office:value-type="float" office:value="17.76166" calcext:value-type="float">
            <text:p>17.76166</text:p>
          </table:table-cell>
          <table:table-cell office:value-type="float" office:value="15.35052" calcext:value-type="float">
            <text:p>15.35052</text:p>
          </table:table-cell>
          <table:table-cell office:value-type="float" office:value="16.59695" calcext:value-type="float">
            <text:p>16.59695</text:p>
          </table:table-cell>
          <table:table-cell office:value-type="float" office:value="15.17953" calcext:value-type="float">
            <text:p>15.17953</text:p>
          </table:table-cell>
          <table:table-cell office:value-type="float" office:value="15.56097" calcext:value-type="float">
            <text:p>15.56097</text:p>
          </table:table-cell>
          <table:table-cell office:value-type="float" office:value="14.73444" calcext:value-type="float">
            <text:p>14.73444</text:p>
          </table:table-cell>
          <table:table-cell office:value-type="float" office:value="14.10126" calcext:value-type="float">
            <text:p>14.10126</text:p>
          </table:table-cell>
          <table:table-cell office:value-type="float" office:value="13.76038" calcext:value-type="float">
            <text:p>13.76038</text:p>
          </table:table-cell>
          <table:table-cell office:value-type="float" office:value="12.57446" calcext:value-type="float">
            <text:p>12.57446</text:p>
          </table:table-cell>
          <table:table-cell office:value-type="float" office:value="12.41412" calcext:value-type="float">
            <text:p>12.41412</text:p>
          </table:table-cell>
          <table:table-cell office:value-type="float" office:value="11.16336" calcext:value-type="float">
            <text:p>11.16336</text:p>
          </table:table-cell>
          <table:table-cell office:value-type="float" office:value="11.0434" calcext:value-type="float">
            <text:p>11.0434</text:p>
          </table:table-cell>
          <table:table-cell office:value-type="float" office:value="10.23248" calcext:value-type="float">
            <text:p>10.23248</text:p>
          </table:table-cell>
          <table:table-cell office:value-type="float" office:value="10.12885" calcext:value-type="float">
            <text:p>10.12885</text:p>
          </table:table-cell>
          <table:table-cell office:value-type="float" office:value="9.542389" calcext:value-type="float">
            <text:p>9.542389</text:p>
          </table:table-cell>
          <table:table-cell office:value-type="float" office:value="9.454773" calcext:value-type="float">
            <text:p>9.454773</text:p>
          </table:table-cell>
          <table:table-cell office:value-type="float" office:value="9.091614" calcext:value-type="float">
            <text:p>9.091614</text:p>
          </table:table-cell>
          <table:table-cell office:value-type="float" office:value="9.017334" calcext:value-type="float">
            <text:p>9.017334</text:p>
          </table:table-cell>
          <table:table-cell office:value-type="float" office:value="8.940796" calcext:value-type="float">
            <text:p>8.940796</text:p>
          </table:table-cell>
          <table:table-cell office:value-type="float" office:value="8.874878" calcext:value-type="float">
            <text:p>8.874878</text:p>
          </table:table-cell>
          <table:table-cell office:value-type="float" office:value="56.62387" calcext:value-type="float">
            <text:p>56.62387</text:p>
          </table:table-cell>
          <table:table-cell office:value-type="float" office:value="4.073517" calcext:value-type="float">
            <text:p>4.07351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052006" calcext:value-type="float">
            <text:p>18052006</text:p>
          </table:table-cell>
          <table:table-cell office:value-type="float" office:value="25.83432" calcext:value-type="float">
            <text:p>25.83432</text:p>
          </table:table-cell>
          <table:table-cell office:value-type="float" office:value="28.99" calcext:value-type="float">
            <text:p>28.99</text:p>
          </table:table-cell>
          <table:table-cell office:value-type="float" office:value="7.06" calcext:value-type="float">
            <text:p>7.06</text:p>
          </table:table-cell>
          <table:table-cell office:value-type="float" office:value="1.246561" calcext:value-type="float">
            <text:p>1.246561</text:p>
          </table:table-cell>
          <table:table-cell office:value-type="float" office:value="0.7983798" calcext:value-type="float">
            <text:p>0.7983798</text:p>
          </table:table-cell>
          <table:table-cell office:value-type="float" office:value="238.968" calcext:value-type="float">
            <text:p>238.968</text:p>
          </table:table-cell>
          <table:table-cell office:value-type="float" office:value="0" calcext:value-type="float">
            <text:p>0</text:p>
          </table:table-cell>
          <table:table-cell office:value-type="float" office:value="27.46109" calcext:value-type="float">
            <text:p>27.46109</text:p>
          </table:table-cell>
          <table:table-cell office:value-type="float" office:value="13.70612" calcext:value-type="float">
            <text:p>13.70612</text:p>
          </table:table-cell>
          <table:table-cell office:value-type="float" office:value="23.39185" calcext:value-type="float">
            <text:p>23.39185</text:p>
          </table:table-cell>
          <table:table-cell office:value-type="float" office:value="15.39319" calcext:value-type="float">
            <text:p>15.39319</text:p>
          </table:table-cell>
          <table:table-cell office:value-type="float" office:value="21.22656" calcext:value-type="float">
            <text:p>21.22656</text:p>
          </table:table-cell>
          <table:table-cell office:value-type="float" office:value="16.00604" calcext:value-type="float">
            <text:p>16.00604</text:p>
          </table:table-cell>
          <table:table-cell office:value-type="float" office:value="19.44165" calcext:value-type="float">
            <text:p>19.44165</text:p>
          </table:table-cell>
          <table:table-cell office:value-type="float" office:value="16.2052" calcext:value-type="float">
            <text:p>16.2052</text:p>
          </table:table-cell>
          <table:table-cell office:value-type="float" office:value="18.29559" calcext:value-type="float">
            <text:p>18.29559</text:p>
          </table:table-cell>
          <table:table-cell office:value-type="float" office:value="16.1362" calcext:value-type="float">
            <text:p>16.1362</text:p>
          </table:table-cell>
          <table:table-cell office:value-type="float" office:value="17.11911" calcext:value-type="float">
            <text:p>17.11911</text:p>
          </table:table-cell>
          <table:table-cell office:value-type="float" office:value="15.88556" calcext:value-type="float">
            <text:p>15.88556</text:p>
          </table:table-cell>
          <table:table-cell office:value-type="float" office:value="16.0459" calcext:value-type="float">
            <text:p>16.0459</text:p>
          </table:table-cell>
          <table:table-cell office:value-type="float" office:value="15.32947" calcext:value-type="float">
            <text:p>15.32947</text:p>
          </table:table-cell>
          <table:table-cell office:value-type="float" office:value="14.51541" calcext:value-type="float">
            <text:p>14.51541</text:p>
          </table:table-cell>
          <table:table-cell office:value-type="float" office:value="14.10861" calcext:value-type="float">
            <text:p>14.10861</text:p>
          </table:table-cell>
          <table:table-cell office:value-type="float" office:value="12.80469" calcext:value-type="float">
            <text:p>12.80469</text:p>
          </table:table-cell>
          <table:table-cell office:value-type="float" office:value="12.57657" calcext:value-type="float">
            <text:p>12.57657</text:p>
          </table:table-cell>
          <table:table-cell office:value-type="float" office:value="11.29822" calcext:value-type="float">
            <text:p>11.29822</text:p>
          </table:table-cell>
          <table:table-cell office:value-type="float" office:value="11.16467" calcext:value-type="float">
            <text:p>11.16467</text:p>
          </table:table-cell>
          <table:table-cell office:value-type="float" office:value="10.33917" calcext:value-type="float">
            <text:p>10.33917</text:p>
          </table:table-cell>
          <table:table-cell office:value-type="float" office:value="10.23358" calcext:value-type="float">
            <text:p>10.23358</text:p>
          </table:table-cell>
          <table:table-cell office:value-type="float" office:value="9.632416" calcext:value-type="float">
            <text:p>9.632416</text:p>
          </table:table-cell>
          <table:table-cell office:value-type="float" office:value="9.543335" calcext:value-type="float">
            <text:p>9.543335</text:p>
          </table:table-cell>
          <table:table-cell office:value-type="float" office:value="9.167694" calcext:value-type="float">
            <text:p>9.167694</text:p>
          </table:table-cell>
          <table:table-cell office:value-type="float" office:value="9.092377" calcext:value-type="float">
            <text:p>9.092377</text:p>
          </table:table-cell>
          <table:table-cell office:value-type="float" office:value="9.008179" calcext:value-type="float">
            <text:p>9.008179</text:p>
          </table:table-cell>
          <table:table-cell office:value-type="float" office:value="8.941498" calcext:value-type="float">
            <text:p>8.941498</text:p>
          </table:table-cell>
          <table:table-cell office:value-type="float" office:value="48.27847" calcext:value-type="float">
            <text:p>48.27847</text:p>
          </table:table-cell>
          <table:table-cell office:value-type="float" office:value="4.458405" calcext:value-type="float">
            <text:p>4.45840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052006" calcext:value-type="float">
            <text:p>19052006</text:p>
          </table:table-cell>
          <table:table-cell office:value-type="float" office:value="28.04004" calcext:value-type="float">
            <text:p>28.04004</text:p>
          </table:table-cell>
          <table:table-cell office:value-type="float" office:value="33.95" calcext:value-type="float">
            <text:p>33.95</text:p>
          </table:table-cell>
          <table:table-cell office:value-type="float" office:value="15.72" calcext:value-type="float">
            <text:p>15.72</text:p>
          </table:table-cell>
          <table:table-cell office:value-type="float" office:value="1.305005" calcext:value-type="float">
            <text:p>1.305005</text:p>
          </table:table-cell>
          <table:table-cell office:value-type="float" office:value="0.7705141" calcext:value-type="float">
            <text:p>0.7705141</text:p>
          </table:table-cell>
          <table:table-cell office:value-type="float" office:value="358.2" calcext:value-type="float">
            <text:p>358.2</text:p>
          </table:table-cell>
          <table:table-cell office:value-type="float" office:value="0" calcext:value-type="float">
            <text:p>0</text:p>
          </table:table-cell>
          <table:table-cell office:value-type="float" office:value="31.22083" calcext:value-type="float">
            <text:p>31.22083</text:p>
          </table:table-cell>
          <table:table-cell office:value-type="float" office:value="16.66174" calcext:value-type="float">
            <text:p>16.66174</text:p>
          </table:table-cell>
          <table:table-cell office:value-type="float" office:value="26.32083" calcext:value-type="float">
            <text:p>26.32083</text:p>
          </table:table-cell>
          <table:table-cell office:value-type="float" office:value="17.40939" calcext:value-type="float">
            <text:p>17.40939</text:p>
          </table:table-cell>
          <table:table-cell office:value-type="float" office:value="23.58362" calcext:value-type="float">
            <text:p>23.58362</text:p>
          </table:table-cell>
          <table:table-cell office:value-type="float" office:value="17.58154" calcext:value-type="float">
            <text:p>17.58154</text:p>
          </table:table-cell>
          <table:table-cell office:value-type="float" office:value="21.30084" calcext:value-type="float">
            <text:p>21.30084</text:p>
          </table:table-cell>
          <table:table-cell office:value-type="float" office:value="17.41919" calcext:value-type="float">
            <text:p>17.41919</text:p>
          </table:table-cell>
          <table:table-cell office:value-type="float" office:value="19.83823" calcext:value-type="float">
            <text:p>19.83823</text:p>
          </table:table-cell>
          <table:table-cell office:value-type="float" office:value="17.14105" calcext:value-type="float">
            <text:p>17.14105</text:p>
          </table:table-cell>
          <table:table-cell office:value-type="float" office:value="18.34052" calcext:value-type="float">
            <text:p>18.34052</text:p>
          </table:table-cell>
          <table:table-cell office:value-type="float" office:value="16.68253" calcext:value-type="float">
            <text:p>16.68253</text:p>
          </table:table-cell>
          <table:table-cell office:value-type="float" office:value="16.98828" calcext:value-type="float">
            <text:p>16.98828</text:p>
          </table:table-cell>
          <table:table-cell office:value-type="float" office:value="15.97192" calcext:value-type="float">
            <text:p>15.97192</text:p>
          </table:table-cell>
          <table:table-cell office:value-type="float" office:value="15.05969" calcext:value-type="float">
            <text:p>15.05969</text:p>
          </table:table-cell>
          <table:table-cell office:value-type="float" office:value="14.52243" calcext:value-type="float">
            <text:p>14.52243</text:p>
          </table:table-cell>
          <table:table-cell office:value-type="float" office:value="13.08524" calcext:value-type="float">
            <text:p>13.08524</text:p>
          </table:table-cell>
          <table:table-cell office:value-type="float" office:value="12.80725" calcext:value-type="float">
            <text:p>12.80725</text:p>
          </table:table-cell>
          <table:table-cell office:value-type="float" office:value="11.45346" calcext:value-type="float">
            <text:p>11.45346</text:p>
          </table:table-cell>
          <table:table-cell office:value-type="float" office:value="11.29968" calcext:value-type="float">
            <text:p>11.29968</text:p>
          </table:table-cell>
          <table:table-cell office:value-type="float" office:value="10.45261" calcext:value-type="float">
            <text:p>10.45261</text:p>
          </table:table-cell>
          <table:table-cell office:value-type="float" office:value="10.34033" calcext:value-type="float">
            <text:p>10.34033</text:p>
          </table:table-cell>
          <table:table-cell office:value-type="float" office:value="9.724304" calcext:value-type="float">
            <text:p>9.724304</text:p>
          </table:table-cell>
          <table:table-cell office:value-type="float" office:value="9.633392" calcext:value-type="float">
            <text:p>9.633392</text:p>
          </table:table-cell>
          <table:table-cell office:value-type="float" office:value="9.245361" calcext:value-type="float">
            <text:p>9.245361</text:p>
          </table:table-cell>
          <table:table-cell office:value-type="float" office:value="9.168518" calcext:value-type="float">
            <text:p>9.168518</text:p>
          </table:table-cell>
          <table:table-cell office:value-type="float" office:value="9.077148" calcext:value-type="float">
            <text:p>9.077148</text:p>
          </table:table-cell>
          <table:table-cell office:value-type="float" office:value="9.008911" calcext:value-type="float">
            <text:p>9.008911</text:p>
          </table:table-cell>
          <table:table-cell office:value-type="float" office:value="60.28137" calcext:value-type="float">
            <text:p>60.28137</text:p>
          </table:table-cell>
          <table:table-cell office:value-type="float" office:value="11.92145" calcext:value-type="float">
            <text:p>11.9214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052006" calcext:value-type="float">
            <text:p>20052006</text:p>
          </table:table-cell>
          <table:table-cell office:value-type="float" office:value="12.19644" calcext:value-type="float">
            <text:p>12.19644</text:p>
          </table:table-cell>
          <table:table-cell office:value-type="float" office:value="26.58" calcext:value-type="float">
            <text:p>26.58</text:p>
          </table:table-cell>
          <table:table-cell office:value-type="float" office:value="13.88" calcext:value-type="float">
            <text:p>13.88</text:p>
          </table:table-cell>
          <table:table-cell office:value-type="float" office:value="1.430646" calcext:value-type="float">
            <text:p>1.430646</text:p>
          </table:table-cell>
          <table:table-cell office:value-type="float" office:value="1.022723" calcext:value-type="float">
            <text:p>1.022723</text:p>
          </table:table-cell>
          <table:table-cell office:value-type="float" office:value="160.164" calcext:value-type="float">
            <text:p>160.164</text:p>
          </table:table-cell>
          <table:table-cell office:value-type="float" office:value="0.1" calcext:value-type="float">
            <text:p>0.1</text:p>
          </table:table-cell>
          <table:table-cell office:value-type="float" office:value="24.70782" calcext:value-type="float">
            <text:p>24.70782</text:p>
          </table:table-cell>
          <table:table-cell office:value-type="float" office:value="17.40768" calcext:value-type="float">
            <text:p>17.40768</text:p>
          </table:table-cell>
          <table:table-cell office:value-type="float" office:value="21.75601" calcext:value-type="float">
            <text:p>21.75601</text:p>
          </table:table-cell>
          <table:table-cell office:value-type="float" office:value="18.46622" calcext:value-type="float">
            <text:p>18.46622</text:p>
          </table:table-cell>
          <table:table-cell office:value-type="float" office:value="20.72983" calcext:value-type="float">
            <text:p>20.72983</text:p>
          </table:table-cell>
          <table:table-cell office:value-type="float" office:value="18.58316" calcext:value-type="float">
            <text:p>18.58316</text:p>
          </table:table-cell>
          <table:table-cell office:value-type="float" office:value="20.24789" calcext:value-type="float">
            <text:p>20.24789</text:p>
          </table:table-cell>
          <table:table-cell office:value-type="float" office:value="18.33942" calcext:value-type="float">
            <text:p>18.33942</text:p>
          </table:table-cell>
          <table:table-cell office:value-type="float" office:value="19.48099" calcext:value-type="float">
            <text:p>19.48099</text:p>
          </table:table-cell>
          <table:table-cell office:value-type="float" office:value="17.97766" calcext:value-type="float">
            <text:p>17.97766</text:p>
          </table:table-cell>
          <table:table-cell office:value-type="float" office:value="18.34076" calcext:value-type="float">
            <text:p>18.34076</text:p>
          </table:table-cell>
          <table:table-cell office:value-type="float" office:value="17.45029" calcext:value-type="float">
            <text:p>17.45029</text:p>
          </table:table-cell>
          <table:table-cell office:value-type="float" office:value="17.07822" calcext:value-type="float">
            <text:p>17.07822</text:p>
          </table:table-cell>
          <table:table-cell office:value-type="float" office:value="16.7067" calcext:value-type="float">
            <text:p>16.7067</text:p>
          </table:table-cell>
          <table:table-cell office:value-type="float" office:value="15.4906" calcext:value-type="float">
            <text:p>15.4906</text:p>
          </table:table-cell>
          <table:table-cell office:value-type="float" office:value="15.0697" calcext:value-type="float">
            <text:p>15.0697</text:p>
          </table:table-cell>
          <table:table-cell office:value-type="float" office:value="13.43362" calcext:value-type="float">
            <text:p>13.43362</text:p>
          </table:table-cell>
          <table:table-cell office:value-type="float" office:value="13.08865" calcext:value-type="float">
            <text:p>13.08865</text:p>
          </table:table-cell>
          <table:table-cell office:value-type="float" office:value="11.63715" calcext:value-type="float">
            <text:p>11.63715</text:p>
          </table:table-cell>
          <table:table-cell office:value-type="float" office:value="11.45517" calcext:value-type="float">
            <text:p>11.45517</text:p>
          </table:table-cell>
          <table:table-cell office:value-type="float" office:value="10.57697" calcext:value-type="float">
            <text:p>10.57697</text:p>
          </table:table-cell>
          <table:table-cell office:value-type="float" office:value="10.45383" calcext:value-type="float">
            <text:p>10.45383</text:p>
          </table:table-cell>
          <table:table-cell office:value-type="float" office:value="9.819733" calcext:value-type="float">
            <text:p>9.819733</text:p>
          </table:table-cell>
          <table:table-cell office:value-type="float" office:value="9.72525" calcext:value-type="float">
            <text:p>9.72525</text:p>
          </table:table-cell>
          <table:table-cell office:value-type="float" office:value="9.324188" calcext:value-type="float">
            <text:p>9.324188</text:p>
          </table:table-cell>
          <table:table-cell office:value-type="float" office:value="9.246155" calcext:value-type="float">
            <text:p>9.246155</text:p>
          </table:table-cell>
          <table:table-cell office:value-type="float" office:value="9.146088" calcext:value-type="float">
            <text:p>9.146088</text:p>
          </table:table-cell>
          <table:table-cell office:value-type="float" office:value="9.077881" calcext:value-type="float">
            <text:p>9.077881</text:p>
          </table:table-cell>
          <table:table-cell office:value-type="float" office:value="42.77133" calcext:value-type="float">
            <text:p>42.77133</text:p>
          </table:table-cell>
          <table:table-cell office:value-type="float" office:value="11.57541" calcext:value-type="float">
            <text:p>11.5754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052006" calcext:value-type="float">
            <text:p>21052006</text:p>
          </table:table-cell>
          <table:table-cell office:value-type="float" office:value="21.71449" calcext:value-type="float">
            <text:p>21.71449</text:p>
          </table:table-cell>
          <table:table-cell office:value-type="float" office:value="24.75" calcext:value-type="float">
            <text:p>24.75</text:p>
          </table:table-cell>
          <table:table-cell office:value-type="float" office:value="12.37" calcext:value-type="float">
            <text:p>12.37</text:p>
          </table:table-cell>
          <table:table-cell office:value-type="float" office:value="1.240112" calcext:value-type="float">
            <text:p>1.240112</text:p>
          </table:table-cell>
          <table:table-cell office:value-type="float" office:value="0.9583077" calcext:value-type="float">
            <text:p>0.9583077</text:p>
          </table:table-cell>
          <table:table-cell office:value-type="float" office:value="346.068" calcext:value-type="float">
            <text:p>346.068</text:p>
          </table:table-cell>
          <table:table-cell office:value-type="float" office:value="0.1" calcext:value-type="float">
            <text:p>0.1</text:p>
          </table:table-cell>
          <table:table-cell office:value-type="float" office:value="27.34238" calcext:value-type="float">
            <text:p>27.34238</text:p>
          </table:table-cell>
          <table:table-cell office:value-type="float" office:value="16.01712" calcext:value-type="float">
            <text:p>16.01712</text:p>
          </table:table-cell>
          <table:table-cell office:value-type="float" office:value="23.34039" calcext:value-type="float">
            <text:p>23.34039</text:p>
          </table:table-cell>
          <table:table-cell office:value-type="float" office:value="16.98141" calcext:value-type="float">
            <text:p>16.98141</text:p>
          </table:table-cell>
          <table:table-cell office:value-type="float" office:value="21.34695" calcext:value-type="float">
            <text:p>21.34695</text:p>
          </table:table-cell>
          <table:table-cell office:value-type="float" office:value="17.33539" calcext:value-type="float">
            <text:p>17.33539</text:p>
          </table:table-cell>
          <table:table-cell office:value-type="float" office:value="19.80063" calcext:value-type="float">
            <text:p>19.80063</text:p>
          </table:table-cell>
          <table:table-cell office:value-type="float" office:value="17.3956" calcext:value-type="float">
            <text:p>17.3956</text:p>
          </table:table-cell>
          <table:table-cell office:value-type="float" office:value="18.82581" calcext:value-type="float">
            <text:p>18.82581</text:p>
          </table:table-cell>
          <table:table-cell office:value-type="float" office:value="17.24826" calcext:value-type="float">
            <text:p>17.24826</text:p>
          </table:table-cell>
          <table:table-cell office:value-type="float" office:value="17.81168" calcext:value-type="float">
            <text:p>17.81168</text:p>
          </table:table-cell>
          <table:table-cell office:value-type="float" office:value="16.95306" calcext:value-type="float">
            <text:p>16.95306</text:p>
          </table:table-cell>
          <table:table-cell office:value-type="float" office:value="16.9003" calcext:value-type="float">
            <text:p>16.9003</text:p>
          </table:table-cell>
          <table:table-cell office:value-type="float" office:value="16.43695" calcext:value-type="float">
            <text:p>16.43695</text:p>
          </table:table-cell>
          <table:table-cell office:value-type="float" office:value="15.5575" calcext:value-type="float">
            <text:p>15.5575</text:p>
          </table:table-cell>
          <table:table-cell office:value-type="float" office:value="15.49295" calcext:value-type="float">
            <text:p>15.49295</text:p>
          </table:table-cell>
          <table:table-cell office:value-type="float" office:value="13.68002" calcext:value-type="float">
            <text:p>13.68002</text:p>
          </table:table-cell>
          <table:table-cell office:value-type="float" office:value="13.43677" calcext:value-type="float">
            <text:p>13.43677</text:p>
          </table:table-cell>
          <table:table-cell office:value-type="float" office:value="11.83408" calcext:value-type="float">
            <text:p>11.83408</text:p>
          </table:table-cell>
          <table:table-cell office:value-type="float" office:value="11.63919" calcext:value-type="float">
            <text:p>11.63919</text:p>
          </table:table-cell>
          <table:table-cell office:value-type="float" office:value="10.71384" calcext:value-type="float">
            <text:p>10.71384</text:p>
          </table:table-cell>
          <table:table-cell office:value-type="float" office:value="10.57834" calcext:value-type="float">
            <text:p>10.57834</text:p>
          </table:table-cell>
          <table:table-cell office:value-type="float" office:value="9.920441" calcext:value-type="float">
            <text:p>9.920441</text:p>
          </table:table-cell>
          <table:table-cell office:value-type="float" office:value="9.82077" calcext:value-type="float">
            <text:p>9.82077</text:p>
          </table:table-cell>
          <table:table-cell office:value-type="float" office:value="9.405212" calcext:value-type="float">
            <text:p>9.405212</text:p>
          </table:table-cell>
          <table:table-cell office:value-type="float" office:value="9.325073" calcext:value-type="float">
            <text:p>9.325073</text:p>
          </table:table-cell>
          <table:table-cell office:value-type="float" office:value="9.218323" calcext:value-type="float">
            <text:p>9.218323</text:p>
          </table:table-cell>
          <table:table-cell office:value-type="float" office:value="9.14679" calcext:value-type="float">
            <text:p>9.14679</text:p>
          </table:table-cell>
          <table:table-cell office:value-type="float" office:value="50.80774" calcext:value-type="float">
            <text:p>50.80774</text:p>
          </table:table-cell>
          <table:table-cell office:value-type="float" office:value="10.1774" calcext:value-type="float">
            <text:p>10.177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052006" calcext:value-type="float">
            <text:p>22052006</text:p>
          </table:table-cell>
          <table:table-cell office:value-type="float" office:value="28.04744" calcext:value-type="float">
            <text:p>28.04744</text:p>
          </table:table-cell>
          <table:table-cell office:value-type="float" office:value="29.59" calcext:value-type="float">
            <text:p>29.59</text:p>
          </table:table-cell>
          <table:table-cell office:value-type="float" office:value="11.46" calcext:value-type="float">
            <text:p>11.46</text:p>
          </table:table-cell>
          <table:table-cell office:value-type="float" office:value="1.403214" calcext:value-type="float">
            <text:p>1.403214</text:p>
          </table:table-cell>
          <table:table-cell office:value-type="float" office:value="0.8828903" calcext:value-type="float">
            <text:p>0.8828903</text:p>
          </table:table-cell>
          <table:table-cell office:value-type="float" office:value="406.98" calcext:value-type="float">
            <text:p>406.98</text:p>
          </table:table-cell>
          <table:table-cell office:value-type="float" office:value="0" calcext:value-type="float">
            <text:p>0</text:p>
          </table:table-cell>
          <table:table-cell office:value-type="float" office:value="29.92288" calcext:value-type="float">
            <text:p>29.92288</text:p>
          </table:table-cell>
          <table:table-cell office:value-type="float" office:value="15.48209" calcext:value-type="float">
            <text:p>15.48209</text:p>
          </table:table-cell>
          <table:table-cell office:value-type="float" office:value="25.31586" calcext:value-type="float">
            <text:p>25.31586</text:p>
          </table:table-cell>
          <table:table-cell office:value-type="float" office:value="16.85538" calcext:value-type="float">
            <text:p>16.85538</text:p>
          </table:table-cell>
          <table:table-cell office:value-type="float" office:value="22.94653" calcext:value-type="float">
            <text:p>22.94653</text:p>
          </table:table-cell>
          <table:table-cell office:value-type="float" office:value="17.33859" calcext:value-type="float">
            <text:p>17.33859</text:p>
          </table:table-cell>
          <table:table-cell office:value-type="float" office:value="21.01953" calcext:value-type="float">
            <text:p>21.01953</text:p>
          </table:table-cell>
          <table:table-cell office:value-type="float" office:value="17.483" calcext:value-type="float">
            <text:p>17.483</text:p>
          </table:table-cell>
          <table:table-cell office:value-type="float" office:value="19.79791" calcext:value-type="float">
            <text:p>19.79791</text:p>
          </table:table-cell>
          <table:table-cell office:value-type="float" office:value="17.40445" calcext:value-type="float">
            <text:p>17.40445</text:p>
          </table:table-cell>
          <table:table-cell office:value-type="float" office:value="18.55673" calcext:value-type="float">
            <text:p>18.55673</text:p>
          </table:table-cell>
          <table:table-cell office:value-type="float" office:value="17.15384" calcext:value-type="float">
            <text:p>17.15384</text:p>
          </table:table-cell>
          <table:table-cell office:value-type="float" office:value="17.40671" calcext:value-type="float">
            <text:p>17.40671</text:p>
          </table:table-cell>
          <table:table-cell office:value-type="float" office:value="16.61795" calcext:value-type="float">
            <text:p>16.61795</text:p>
          </table:table-cell>
          <table:table-cell office:value-type="float" office:value="15.78729" calcext:value-type="float">
            <text:p>15.78729</text:p>
          </table:table-cell>
          <table:table-cell office:value-type="float" office:value="15.56119" calcext:value-type="float">
            <text:p>15.56119</text:p>
          </table:table-cell>
          <table:table-cell office:value-type="float" office:value="13.88074" calcext:value-type="float">
            <text:p>13.88074</text:p>
          </table:table-cell>
          <table:table-cell office:value-type="float" office:value="13.68216" calcext:value-type="float">
            <text:p>13.68216</text:p>
          </table:table-cell>
          <table:table-cell office:value-type="float" office:value="12.02087" calcext:value-type="float">
            <text:p>12.02087</text:p>
          </table:table-cell>
          <table:table-cell office:value-type="float" office:value="11.83612" calcext:value-type="float">
            <text:p>11.83612</text:p>
          </table:table-cell>
          <table:table-cell office:value-type="float" office:value="10.85693" calcext:value-type="float">
            <text:p>10.85693</text:p>
          </table:table-cell>
          <table:table-cell office:value-type="float" office:value="10.7153" calcext:value-type="float">
            <text:p>10.7153</text:p>
          </table:table-cell>
          <table:table-cell office:value-type="float" office:value="10.0271" calcext:value-type="float">
            <text:p>10.0271</text:p>
          </table:table-cell>
          <table:table-cell office:value-type="float" office:value="9.921509" calcext:value-type="float">
            <text:p>9.921509</text:p>
          </table:table-cell>
          <table:table-cell office:value-type="float" office:value="9.489136" calcext:value-type="float">
            <text:p>9.489136</text:p>
          </table:table-cell>
          <table:table-cell office:value-type="float" office:value="9.406067" calcext:value-type="float">
            <text:p>9.406067</text:p>
          </table:table-cell>
          <table:table-cell office:value-type="float" office:value="9.290619" calcext:value-type="float">
            <text:p>9.290619</text:p>
          </table:table-cell>
          <table:table-cell office:value-type="float" office:value="9.219086" calcext:value-type="float">
            <text:p>9.219086</text:p>
          </table:table-cell>
          <table:table-cell office:value-type="float" office:value="55.23273" calcext:value-type="float">
            <text:p>55.23273</text:p>
          </table:table-cell>
          <table:table-cell office:value-type="float" office:value="8.144897" calcext:value-type="float">
            <text:p>8.14489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052006" calcext:value-type="float">
            <text:p>23052006</text:p>
          </table:table-cell>
          <table:table-cell office:value-type="float" office:value="24.77031" calcext:value-type="float">
            <text:p>24.77031</text:p>
          </table:table-cell>
          <table:table-cell office:value-type="float" office:value="32.84" calcext:value-type="float">
            <text:p>32.84</text:p>
          </table:table-cell>
          <table:table-cell office:value-type="float" office:value="16.23" calcext:value-type="float">
            <text:p>16.23</text:p>
          </table:table-cell>
          <table:table-cell office:value-type="float" office:value="1.807005" calcext:value-type="float">
            <text:p>1.807005</text:p>
          </table:table-cell>
          <table:table-cell office:value-type="float" office:value="1.125979" calcext:value-type="float">
            <text:p>1.125979</text:p>
          </table:table-cell>
          <table:table-cell office:value-type="float" office:value="567.54" calcext:value-type="float">
            <text:p>567.54</text:p>
          </table:table-cell>
          <table:table-cell office:value-type="float" office:value="17.1" calcext:value-type="float">
            <text:p>17.1</text:p>
          </table:table-cell>
          <table:table-cell office:value-type="float" office:value="31.96991" calcext:value-type="float">
            <text:p>31.96991</text:p>
          </table:table-cell>
          <table:table-cell office:value-type="float" office:value="18.23166" calcext:value-type="float">
            <text:p>18.23166</text:p>
          </table:table-cell>
          <table:table-cell office:value-type="float" office:value="26.76785" calcext:value-type="float">
            <text:p>26.76785</text:p>
          </table:table-cell>
          <table:table-cell office:value-type="float" office:value="19.4035" calcext:value-type="float">
            <text:p>19.4035</text:p>
          </table:table-cell>
          <table:table-cell office:value-type="float" office:value="24.33719" calcext:value-type="float">
            <text:p>24.33719</text:p>
          </table:table-cell>
          <table:table-cell office:value-type="float" office:value="19.39972" calcext:value-type="float">
            <text:p>19.39972</text:p>
          </table:table-cell>
          <table:table-cell office:value-type="float" office:value="22.2814" calcext:value-type="float">
            <text:p>22.2814</text:p>
          </table:table-cell>
          <table:table-cell office:value-type="float" office:value="19.10413" calcext:value-type="float">
            <text:p>19.10413</text:p>
          </table:table-cell>
          <table:table-cell office:value-type="float" office:value="20.97177" calcext:value-type="float">
            <text:p>20.97177</text:p>
          </table:table-cell>
          <table:table-cell office:value-type="float" office:value="18.73715" calcext:value-type="float">
            <text:p>18.73715</text:p>
          </table:table-cell>
          <table:table-cell office:value-type="float" office:value="19.54886" calcext:value-type="float">
            <text:p>19.54886</text:p>
          </table:table-cell>
          <table:table-cell office:value-type="float" office:value="18.18173" calcext:value-type="float">
            <text:p>18.18173</text:p>
          </table:table-cell>
          <table:table-cell office:value-type="float" office:value="18.24957" calcext:value-type="float">
            <text:p>18.24957</text:p>
          </table:table-cell>
          <table:table-cell office:value-type="float" office:value="17.3829" calcext:value-type="float">
            <text:p>17.3829</text:p>
          </table:table-cell>
          <table:table-cell office:value-type="float" office:value="16.31451" calcext:value-type="float">
            <text:p>16.31451</text:p>
          </table:table-cell>
          <table:table-cell office:value-type="float" office:value="15.7941" calcext:value-type="float">
            <text:p>15.7941</text:p>
          </table:table-cell>
          <table:table-cell office:value-type="float" office:value="14.14111" calcext:value-type="float">
            <text:p>14.14111</text:p>
          </table:table-cell>
          <table:table-cell office:value-type="float" office:value="13.883" calcext:value-type="float">
            <text:p>13.883</text:p>
          </table:table-cell>
          <table:table-cell office:value-type="float" office:value="12.20685" calcext:value-type="float">
            <text:p>12.20685</text:p>
          </table:table-cell>
          <table:table-cell office:value-type="float" office:value="12.02277" calcext:value-type="float">
            <text:p>12.02277</text:p>
          </table:table-cell>
          <table:table-cell office:value-type="float" office:value="11.0014" calcext:value-type="float">
            <text:p>11.0014</text:p>
          </table:table-cell>
          <table:table-cell office:value-type="float" office:value="10.85843" calcext:value-type="float">
            <text:p>10.85843</text:p>
          </table:table-cell>
          <table:table-cell office:value-type="float" office:value="10.1373" calcext:value-type="float">
            <text:p>10.1373</text:p>
          </table:table-cell>
          <table:table-cell office:value-type="float" office:value="10.02826" calcext:value-type="float">
            <text:p>10.02826</text:p>
          </table:table-cell>
          <table:table-cell office:value-type="float" office:value="9.575836" calcext:value-type="float">
            <text:p>9.575836</text:p>
          </table:table-cell>
          <table:table-cell office:value-type="float" office:value="9.490051" calcext:value-type="float">
            <text:p>9.490051</text:p>
          </table:table-cell>
          <table:table-cell office:value-type="float" office:value="9.363892" calcext:value-type="float">
            <text:p>9.363892</text:p>
          </table:table-cell>
          <table:table-cell office:value-type="float" office:value="9.291351" calcext:value-type="float">
            <text:p>9.291351</text:p>
          </table:table-cell>
          <table:table-cell office:value-type="float" office:value="57.52994" calcext:value-type="float">
            <text:p>57.52994</text:p>
          </table:table-cell>
          <table:table-cell office:value-type="float" office:value="15.08286" calcext:value-type="float">
            <text:p>15.0828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4052006" calcext:value-type="float">
            <text:p>24052006</text:p>
          </table:table-cell>
          <table:table-cell office:value-type="float" office:value="29.68496" calcext:value-type="float">
            <text:p>29.68496</text:p>
          </table:table-cell>
          <table:table-cell office:value-type="float" office:value="31.6" calcext:value-type="float">
            <text:p>31.6</text:p>
          </table:table-cell>
          <table:table-cell office:value-type="float" office:value="15.95" calcext:value-type="float">
            <text:p>15.95</text:p>
          </table:table-cell>
          <table:table-cell office:value-type="float" office:value="1.836611" calcext:value-type="float">
            <text:p>1.836611</text:p>
          </table:table-cell>
          <table:table-cell office:value-type="float" office:value="0.8139641" calcext:value-type="float">
            <text:p>0.8139641</text:p>
          </table:table-cell>
          <table:table-cell office:value-type="float" office:value="394.524" calcext:value-type="float">
            <text:p>394.524</text:p>
          </table:table-cell>
          <table:table-cell office:value-type="float" office:value="0.1" calcext:value-type="float">
            <text:p>0.1</text:p>
          </table:table-cell>
          <table:table-cell office:value-type="float" office:value="26.85297" calcext:value-type="float">
            <text:p>26.85297</text:p>
          </table:table-cell>
          <table:table-cell office:value-type="float" office:value="18.2674" calcext:value-type="float">
            <text:p>18.2674</text:p>
          </table:table-cell>
          <table:table-cell office:value-type="float" office:value="24.50293" calcext:value-type="float">
            <text:p>24.50293</text:p>
          </table:table-cell>
          <table:table-cell office:value-type="float" office:value="18.9274" calcext:value-type="float">
            <text:p>18.9274</text:p>
          </table:table-cell>
          <table:table-cell office:value-type="float" office:value="22.78549" calcext:value-type="float">
            <text:p>22.78549</text:p>
          </table:table-cell>
          <table:table-cell office:value-type="float" office:value="19.23193" calcext:value-type="float">
            <text:p>19.23193</text:p>
          </table:table-cell>
          <table:table-cell office:value-type="float" office:value="21.33435" calcext:value-type="float">
            <text:p>21.33435</text:p>
          </table:table-cell>
          <table:table-cell office:value-type="float" office:value="19.22507" calcext:value-type="float">
            <text:p>19.22507</text:p>
          </table:table-cell>
          <table:table-cell office:value-type="float" office:value="20.36121" calcext:value-type="float">
            <text:p>20.36121</text:p>
          </table:table-cell>
          <table:table-cell office:value-type="float" office:value="19.02155" calcext:value-type="float">
            <text:p>19.02155</text:p>
          </table:table-cell>
          <table:table-cell office:value-type="float" office:value="19.49631" calcext:value-type="float">
            <text:p>19.49631</text:p>
          </table:table-cell>
          <table:table-cell office:value-type="float" office:value="18.59137" calcext:value-type="float">
            <text:p>18.59137</text:p>
          </table:table-cell>
          <table:table-cell office:value-type="float" office:value="18.26474" calcext:value-type="float">
            <text:p>18.26474</text:p>
          </table:table-cell>
          <table:table-cell office:value-type="float" office:value="17.84802" calcext:value-type="float">
            <text:p>17.84802</text:p>
          </table:table-cell>
          <table:table-cell office:value-type="float" office:value="16.67538" calcext:value-type="float">
            <text:p>16.67538</text:p>
          </table:table-cell>
          <table:table-cell office:value-type="float" office:value="16.32349" calcext:value-type="float">
            <text:p>16.32349</text:p>
          </table:table-cell>
          <table:table-cell office:value-type="float" office:value="14.45569" calcext:value-type="float">
            <text:p>14.45569</text:p>
          </table:table-cell>
          <table:table-cell office:value-type="float" office:value="14.14435" calcext:value-type="float">
            <text:p>14.14435</text:p>
          </table:table-cell>
          <table:table-cell office:value-type="float" office:value="12.40836" calcext:value-type="float">
            <text:p>12.40836</text:p>
          </table:table-cell>
          <table:table-cell office:value-type="float" office:value="12.20886" calcext:value-type="float">
            <text:p>12.20886</text:p>
          </table:table-cell>
          <table:table-cell office:value-type="float" office:value="11.15079" calcext:value-type="float">
            <text:p>11.15079</text:p>
          </table:table-cell>
          <table:table-cell office:value-type="float" office:value="11.00296" calcext:value-type="float">
            <text:p>11.00296</text:p>
          </table:table-cell>
          <table:table-cell office:value-type="float" office:value="10.25183" calcext:value-type="float">
            <text:p>10.25183</text:p>
          </table:table-cell>
          <table:table-cell office:value-type="float" office:value="10.13849" calcext:value-type="float">
            <text:p>10.13849</text:p>
          </table:table-cell>
          <table:table-cell office:value-type="float" office:value="9.665161" calcext:value-type="float">
            <text:p>9.665161</text:p>
          </table:table-cell>
          <table:table-cell office:value-type="float" office:value="9.576782" calcext:value-type="float">
            <text:p>9.576782</text:p>
          </table:table-cell>
          <table:table-cell office:value-type="float" office:value="9.438354" calcext:value-type="float">
            <text:p>9.438354</text:p>
          </table:table-cell>
          <table:table-cell office:value-type="float" office:value="9.364655" calcext:value-type="float">
            <text:p>9.364655</text:p>
          </table:table-cell>
          <table:table-cell office:value-type="float" office:value="37.62933" calcext:value-type="float">
            <text:p>37.62933</text:p>
          </table:table-cell>
          <table:table-cell office:value-type="float" office:value="13.56708" calcext:value-type="float">
            <text:p>13.5670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052006" calcext:value-type="float">
            <text:p>25052006</text:p>
          </table:table-cell>
          <table:table-cell office:value-type="float" office:value="27.92279" calcext:value-type="float">
            <text:p>27.92279</text:p>
          </table:table-cell>
          <table:table-cell office:value-type="float" office:value="29.43" calcext:value-type="float">
            <text:p>29.43</text:p>
          </table:table-cell>
          <table:table-cell office:value-type="float" office:value="14.75" calcext:value-type="float">
            <text:p>14.75</text:p>
          </table:table-cell>
          <table:table-cell office:value-type="float" office:value="1.584822" calcext:value-type="float">
            <text:p>1.584822</text:p>
          </table:table-cell>
          <table:table-cell office:value-type="float" office:value="1.158783" calcext:value-type="float">
            <text:p>1.158783</text:p>
          </table:table-cell>
          <table:table-cell office:value-type="float" office:value="435.456" calcext:value-type="float">
            <text:p>435.456</text:p>
          </table:table-cell>
          <table:table-cell office:value-type="float" office:value="0" calcext:value-type="float">
            <text:p>0</text:p>
          </table:table-cell>
          <table:table-cell office:value-type="float" office:value="25.82986" calcext:value-type="float">
            <text:p>25.82986</text:p>
          </table:table-cell>
          <table:table-cell office:value-type="float" office:value="17.48752" calcext:value-type="float">
            <text:p>17.48752</text:p>
          </table:table-cell>
          <table:table-cell office:value-type="float" office:value="23.69543" calcext:value-type="float">
            <text:p>23.69543</text:p>
          </table:table-cell>
          <table:table-cell office:value-type="float" office:value="18.38391" calcext:value-type="float">
            <text:p>18.38391</text:p>
          </table:table-cell>
          <table:table-cell office:value-type="float" office:value="22.25259" calcext:value-type="float">
            <text:p>22.25259</text:p>
          </table:table-cell>
          <table:table-cell office:value-type="float" office:value="18.80777" calcext:value-type="float">
            <text:p>18.80777</text:p>
          </table:table-cell>
          <table:table-cell office:value-type="float" office:value="20.96463" calcext:value-type="float">
            <text:p>20.96463</text:p>
          </table:table-cell>
          <table:table-cell office:value-type="float" office:value="18.90085" calcext:value-type="float">
            <text:p>18.90085</text:p>
          </table:table-cell>
          <table:table-cell office:value-type="float" office:value="20.09457" calcext:value-type="float">
            <text:p>20.09457</text:p>
          </table:table-cell>
          <table:table-cell office:value-type="float" office:value="18.77396" calcext:value-type="float">
            <text:p>18.77396</text:p>
          </table:table-cell>
          <table:table-cell office:value-type="float" office:value="19.23248" calcext:value-type="float">
            <text:p>19.23248</text:p>
          </table:table-cell>
          <table:table-cell office:value-type="float" office:value="18.45132" calcext:value-type="float">
            <text:p>18.45132</text:p>
          </table:table-cell>
          <table:table-cell office:value-type="float" office:value="18.25748" calcext:value-type="float">
            <text:p>18.25748</text:p>
          </table:table-cell>
          <table:table-cell office:value-type="float" office:value="17.84167" calcext:value-type="float">
            <text:p>17.84167</text:p>
          </table:table-cell>
          <table:table-cell office:value-type="float" office:value="16.80029" calcext:value-type="float">
            <text:p>16.80029</text:p>
          </table:table-cell>
          <table:table-cell office:value-type="float" office:value="16.67966" calcext:value-type="float">
            <text:p>16.67966</text:p>
          </table:table-cell>
          <table:table-cell office:value-type="float" office:value="14.71057" calcext:value-type="float">
            <text:p>14.71057</text:p>
          </table:table-cell>
          <table:table-cell office:value-type="float" office:value="14.45877" calcext:value-type="float">
            <text:p>14.45877</text:p>
          </table:table-cell>
          <table:table-cell office:value-type="float" office:value="12.61713" calcext:value-type="float">
            <text:p>12.61713</text:p>
          </table:table-cell>
          <table:table-cell office:value-type="float" office:value="12.41052" calcext:value-type="float">
            <text:p>12.41052</text:p>
          </table:table-cell>
          <table:table-cell office:value-type="float" office:value="11.30716" calcext:value-type="float">
            <text:p>11.30716</text:p>
          </table:table-cell>
          <table:table-cell office:value-type="float" office:value="11.15237" calcext:value-type="float">
            <text:p>11.15237</text:p>
          </table:table-cell>
          <table:table-cell office:value-type="float" office:value="10.36972" calcext:value-type="float">
            <text:p>10.36972</text:p>
          </table:table-cell>
          <table:table-cell office:value-type="float" office:value="10.25302" calcext:value-type="float">
            <text:p>10.25302</text:p>
          </table:table-cell>
          <table:table-cell office:value-type="float" office:value="9.756622" calcext:value-type="float">
            <text:p>9.756622</text:p>
          </table:table-cell>
          <table:table-cell office:value-type="float" office:value="9.666107" calcext:value-type="float">
            <text:p>9.666107</text:p>
          </table:table-cell>
          <table:table-cell office:value-type="float" office:value="9.51593" calcext:value-type="float">
            <text:p>9.51593</text:p>
          </table:table-cell>
          <table:table-cell office:value-type="float" office:value="9.439178" calcext:value-type="float">
            <text:p>9.439178</text:p>
          </table:table-cell>
          <table:table-cell office:value-type="float" office:value="37.39172" calcext:value-type="float">
            <text:p>37.39172</text:p>
          </table:table-cell>
          <table:table-cell office:value-type="float" office:value="12.37958" calcext:value-type="float">
            <text:p>12.3795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6052006" calcext:value-type="float">
            <text:p>26052006</text:p>
          </table:table-cell>
          <table:table-cell office:value-type="float" office:value="20.06429" calcext:value-type="float">
            <text:p>20.06429</text:p>
          </table:table-cell>
          <table:table-cell office:value-type="float" office:value="28.08" calcext:value-type="float">
            <text:p>28.08</text:p>
          </table:table-cell>
          <table:table-cell office:value-type="float" office:value="12.15" calcext:value-type="float">
            <text:p>12.15</text:p>
          </table:table-cell>
          <table:table-cell office:value-type="float" office:value="1.684633" calcext:value-type="float">
            <text:p>1.684633</text:p>
          </table:table-cell>
          <table:table-cell office:value-type="float" office:value="1.092751" calcext:value-type="float">
            <text:p>1.092751</text:p>
          </table:table-cell>
          <table:table-cell office:value-type="float" office:value="305.2477" calcext:value-type="float">
            <text:p>305.2477</text:p>
          </table:table-cell>
          <table:table-cell office:value-type="float" office:value="2.5445" calcext:value-type="float">
            <text:p>2.5445</text:p>
          </table:table-cell>
          <table:table-cell office:value-type="float" office:value="27.97784" calcext:value-type="float">
            <text:p>27.97784</text:p>
          </table:table-cell>
          <table:table-cell office:value-type="float" office:value="17.17819" calcext:value-type="float">
            <text:p>17.17819</text:p>
          </table:table-cell>
          <table:table-cell office:value-type="float" office:value="24.20374" calcext:value-type="float">
            <text:p>24.20374</text:p>
          </table:table-cell>
          <table:table-cell office:value-type="float" office:value="18.439" calcext:value-type="float">
            <text:p>18.439</text:p>
          </table:table-cell>
          <table:table-cell office:value-type="float" office:value="22.51187" calcext:value-type="float">
            <text:p>22.51187</text:p>
          </table:table-cell>
          <table:table-cell office:value-type="float" office:value="18.86722" calcext:value-type="float">
            <text:p>18.86722</text:p>
          </table:table-cell>
          <table:table-cell office:value-type="float" office:value="21.09106" calcext:value-type="float">
            <text:p>21.09106</text:p>
          </table:table-cell>
          <table:table-cell office:value-type="float" office:value="18.9238" calcext:value-type="float">
            <text:p>18.9238</text:p>
          </table:table-cell>
          <table:table-cell office:value-type="float" office:value="20.17627" calcext:value-type="float">
            <text:p>20.17627</text:p>
          </table:table-cell>
          <table:table-cell office:value-type="float" office:value="18.78485" calcext:value-type="float">
            <text:p>18.78485</text:p>
          </table:table-cell>
          <table:table-cell office:value-type="float" office:value="19.20724" calcext:value-type="float">
            <text:p>19.20724</text:p>
          </table:table-cell>
          <table:table-cell office:value-type="float" office:value="18.46149" calcext:value-type="float">
            <text:p>18.46149</text:p>
          </table:table-cell>
          <table:table-cell office:value-type="float" office:value="18.27963" calcext:value-type="float">
            <text:p>18.27963</text:p>
          </table:table-cell>
          <table:table-cell office:value-type="float" office:value="17.88562" calcext:value-type="float">
            <text:p>17.88562</text:p>
          </table:table-cell>
          <table:table-cell office:value-type="float" office:value="16.90695" calcext:value-type="float">
            <text:p>16.90695</text:p>
          </table:table-cell>
          <table:table-cell office:value-type="float" office:value="16.80344" calcext:value-type="float">
            <text:p>16.80344</text:p>
          </table:table-cell>
          <table:table-cell office:value-type="float" office:value="14.90729" calcext:value-type="float">
            <text:p>14.90729</text:p>
          </table:table-cell>
          <table:table-cell office:value-type="float" office:value="14.71289" calcext:value-type="float">
            <text:p>14.71289</text:p>
          </table:table-cell>
          <table:table-cell office:value-type="float" office:value="12.81668" calcext:value-type="float">
            <text:p>12.81668</text:p>
          </table:table-cell>
          <table:table-cell office:value-type="float" office:value="12.61926" calcext:value-type="float">
            <text:p>12.61926</text:p>
          </table:table-cell>
          <table:table-cell office:value-type="float" office:value="11.46677" calcext:value-type="float">
            <text:p>11.46677</text:p>
          </table:table-cell>
          <table:table-cell office:value-type="float" office:value="11.30881" calcext:value-type="float">
            <text:p>11.30881</text:p>
          </table:table-cell>
          <table:table-cell office:value-type="float" office:value="10.49222" calcext:value-type="float">
            <text:p>10.49222</text:p>
          </table:table-cell>
          <table:table-cell office:value-type="float" office:value="10.37097" calcext:value-type="float">
            <text:p>10.37097</text:p>
          </table:table-cell>
          <table:table-cell office:value-type="float" office:value="9.851471" calcext:value-type="float">
            <text:p>9.851471</text:p>
          </table:table-cell>
          <table:table-cell office:value-type="float" office:value="9.757568" calcext:value-type="float">
            <text:p>9.757568</text:p>
          </table:table-cell>
          <table:table-cell office:value-type="float" office:value="9.596008" calcext:value-type="float">
            <text:p>9.596008</text:p>
          </table:table-cell>
          <table:table-cell office:value-type="float" office:value="9.516785" calcext:value-type="float">
            <text:p>9.516785</text:p>
          </table:table-cell>
          <table:table-cell office:value-type="float" office:value="49.75961" calcext:value-type="float">
            <text:p>49.75961</text:p>
          </table:table-cell>
          <table:table-cell office:value-type="float" office:value="10.16766" calcext:value-type="float">
            <text:p>10.1676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7052006" calcext:value-type="float">
            <text:p>27052006</text:p>
          </table:table-cell>
          <table:table-cell office:value-type="float" office:value="22.77131" calcext:value-type="float">
            <text:p>22.77131</text:p>
          </table:table-cell>
          <table:table-cell office:value-type="float" office:value="31.87288" calcext:value-type="float">
            <text:p>31.87288</text:p>
          </table:table-cell>
          <table:table-cell office:value-type="float" office:value="19.26348" calcext:value-type="float">
            <text:p>19.26348</text:p>
          </table:table-cell>
          <table:table-cell office:value-type="float" office:value="1.872891" calcext:value-type="float">
            <text:p>1.872891</text:p>
          </table:table-cell>
          <table:table-cell office:value-type="float" office:value="1.47492" calcext:value-type="float">
            <text:p>1.47492</text:p>
          </table:table-cell>
          <table:table-cell office:value-type="float" office:value="338.5817" calcext:value-type="float">
            <text:p>338.5817</text:p>
          </table:table-cell>
          <table:table-cell office:value-type="float" office:value="1.3335" calcext:value-type="float">
            <text:p>1.3335</text:p>
          </table:table-cell>
          <table:table-cell office:value-type="float" office:value="25.92896" calcext:value-type="float">
            <text:p>25.92896</text:p>
          </table:table-cell>
          <table:table-cell office:value-type="float" office:value="19.10242" calcext:value-type="float">
            <text:p>19.10242</text:p>
          </table:table-cell>
          <table:table-cell office:value-type="float" office:value="23.90067" calcext:value-type="float">
            <text:p>23.90067</text:p>
          </table:table-cell>
          <table:table-cell office:value-type="float" office:value="19.53134" calcext:value-type="float">
            <text:p>19.53134</text:p>
          </table:table-cell>
          <table:table-cell office:value-type="float" office:value="22.54044" calcext:value-type="float">
            <text:p>22.54044</text:p>
          </table:table-cell>
          <table:table-cell office:value-type="float" office:value="19.64191" calcext:value-type="float">
            <text:p>19.64191</text:p>
          </table:table-cell>
          <table:table-cell office:value-type="float" office:value="21.30002" calcext:value-type="float">
            <text:p>21.30002</text:p>
          </table:table-cell>
          <table:table-cell office:value-type="float" office:value="19.48102" calcext:value-type="float">
            <text:p>19.48102</text:p>
          </table:table-cell>
          <table:table-cell office:value-type="float" office:value="20.44431" calcext:value-type="float">
            <text:p>20.44431</text:p>
          </table:table-cell>
          <table:table-cell office:value-type="float" office:value="19.22141" calcext:value-type="float">
            <text:p>19.22141</text:p>
          </table:table-cell>
          <table:table-cell office:value-type="float" office:value="19.49088" calcext:value-type="float">
            <text:p>19.49088</text:p>
          </table:table-cell>
          <table:table-cell office:value-type="float" office:value="18.7905" calcext:value-type="float">
            <text:p>18.7905</text:p>
          </table:table-cell>
          <table:table-cell office:value-type="float" office:value="18.52805" calcext:value-type="float">
            <text:p>18.52805</text:p>
          </table:table-cell>
          <table:table-cell office:value-type="float" office:value="18.13528" calcext:value-type="float">
            <text:p>18.13528</text:p>
          </table:table-cell>
          <table:table-cell office:value-type="float" office:value="17.10086" calcext:value-type="float">
            <text:p>17.10086</text:p>
          </table:table-cell>
          <table:table-cell office:value-type="float" office:value="16.91028" calcext:value-type="float">
            <text:p>16.91028</text:p>
          </table:table-cell>
          <table:table-cell office:value-type="float" office:value="15.08801" calcext:value-type="float">
            <text:p>15.08801</text:p>
          </table:table-cell>
          <table:table-cell office:value-type="float" office:value="14.90915" calcext:value-type="float">
            <text:p>14.90915</text:p>
          </table:table-cell>
          <table:table-cell office:value-type="float" office:value="13.00345" calcext:value-type="float">
            <text:p>13.00345</text:p>
          </table:table-cell>
          <table:table-cell office:value-type="float" office:value="12.81873" calcext:value-type="float">
            <text:p>12.81873</text:p>
          </table:table-cell>
          <table:table-cell office:value-type="float" office:value="11.62527" calcext:value-type="float">
            <text:p>11.62527</text:p>
          </table:table-cell>
          <table:table-cell office:value-type="float" office:value="11.46844" calcext:value-type="float">
            <text:p>11.46844</text:p>
          </table:table-cell>
          <table:table-cell office:value-type="float" office:value="10.61758" calcext:value-type="float">
            <text:p>10.61758</text:p>
          </table:table-cell>
          <table:table-cell office:value-type="float" office:value="10.4935" calcext:value-type="float">
            <text:p>10.4935</text:p>
          </table:table-cell>
          <table:table-cell office:value-type="float" office:value="9.94931" calcext:value-type="float">
            <text:p>9.94931</text:p>
          </table:table-cell>
          <table:table-cell office:value-type="float" office:value="9.852448" calcext:value-type="float">
            <text:p>9.852448</text:p>
          </table:table-cell>
          <table:table-cell office:value-type="float" office:value="9.678558" calcext:value-type="float">
            <text:p>9.678558</text:p>
          </table:table-cell>
          <table:table-cell office:value-type="float" office:value="9.596863" calcext:value-type="float">
            <text:p>9.596863</text:p>
          </table:table-cell>
          <table:table-cell office:value-type="float" office:value="37.14856" calcext:value-type="float">
            <text:p>37.14856</text:p>
          </table:table-cell>
          <table:table-cell office:value-type="float" office:value="16.13162" calcext:value-type="float">
            <text:p>16.1316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8052006" calcext:value-type="float">
            <text:p>28052006</text:p>
          </table:table-cell>
          <table:table-cell office:value-type="float" office:value="22.52196" calcext:value-type="float">
            <text:p>22.52196</text:p>
          </table:table-cell>
          <table:table-cell office:value-type="float" office:value="32.98399" calcext:value-type="float">
            <text:p>32.98399</text:p>
          </table:table-cell>
          <table:table-cell office:value-type="float" office:value="19.2952" calcext:value-type="float">
            <text:p>19.2952</text:p>
          </table:table-cell>
          <table:table-cell office:value-type="float" office:value="1.94128" calcext:value-type="float">
            <text:p>1.94128</text:p>
          </table:table-cell>
          <table:table-cell office:value-type="float" office:value="1.543857" calcext:value-type="float">
            <text:p>1.543857</text:p>
          </table:table-cell>
          <table:table-cell office:value-type="float" office:value="336.7463" calcext:value-type="float">
            <text:p>336.7463</text:p>
          </table:table-cell>
          <table:table-cell office:value-type="float" office:value="0.127" calcext:value-type="float">
            <text:p>0.127</text:p>
          </table:table-cell>
          <table:table-cell office:value-type="float" office:value="30.24802" calcext:value-type="float">
            <text:p>30.24802</text:p>
          </table:table-cell>
          <table:table-cell office:value-type="float" office:value="19.85168" calcext:value-type="float">
            <text:p>19.85168</text:p>
          </table:table-cell>
          <table:table-cell office:value-type="float" office:value="26.62103" calcext:value-type="float">
            <text:p>26.62103</text:p>
          </table:table-cell>
          <table:table-cell office:value-type="float" office:value="20.24115" calcext:value-type="float">
            <text:p>20.24115</text:p>
          </table:table-cell>
          <table:table-cell office:value-type="float" office:value="24.51389" calcext:value-type="float">
            <text:p>24.51389</text:p>
          </table:table-cell>
          <table:table-cell office:value-type="float" office:value="20.24277" calcext:value-type="float">
            <text:p>20.24277</text:p>
          </table:table-cell>
          <table:table-cell office:value-type="float" office:value="22.73654" calcext:value-type="float">
            <text:p>22.73654</text:p>
          </table:table-cell>
          <table:table-cell office:value-type="float" office:value="19.9808" calcext:value-type="float">
            <text:p>19.9808</text:p>
          </table:table-cell>
          <table:table-cell office:value-type="float" office:value="21.57062" calcext:value-type="float">
            <text:p>21.57062</text:p>
          </table:table-cell>
          <table:table-cell office:value-type="float" office:value="19.65518" calcext:value-type="float">
            <text:p>19.65518</text:p>
          </table:table-cell>
          <table:table-cell office:value-type="float" office:value="20.3364" calcext:value-type="float">
            <text:p>20.3364</text:p>
          </table:table-cell>
          <table:table-cell office:value-type="float" office:value="19.15839" calcext:value-type="float">
            <text:p>19.15839</text:p>
          </table:table-cell>
          <table:table-cell office:value-type="float" office:value="19.13571" calcext:value-type="float">
            <text:p>19.13571</text:p>
          </table:table-cell>
          <table:table-cell office:value-type="float" office:value="18.44714" calcext:value-type="float">
            <text:p>18.44714</text:p>
          </table:table-cell>
          <table:table-cell office:value-type="float" office:value="17.41025" calcext:value-type="float">
            <text:p>17.41025</text:p>
          </table:table-cell>
          <table:table-cell office:value-type="float" office:value="17.10471" calcext:value-type="float">
            <text:p>17.10471</text:p>
          </table:table-cell>
          <table:table-cell office:value-type="float" office:value="15.28745" calcext:value-type="float">
            <text:p>15.28745</text:p>
          </table:table-cell>
          <table:table-cell office:value-type="float" office:value="15.08994" calcext:value-type="float">
            <text:p>15.08994</text:p>
          </table:table-cell>
          <table:table-cell office:value-type="float" office:value="13.18353" calcext:value-type="float">
            <text:p>13.18353</text:p>
          </table:table-cell>
          <table:table-cell office:value-type="float" office:value="13.00534" calcext:value-type="float">
            <text:p>13.00534</text:p>
          </table:table-cell>
          <table:table-cell office:value-type="float" office:value="11.78131" calcext:value-type="float">
            <text:p>11.78131</text:p>
          </table:table-cell>
          <table:table-cell office:value-type="float" office:value="11.62692" calcext:value-type="float">
            <text:p>11.62692</text:p>
          </table:table-cell>
          <table:table-cell office:value-type="float" office:value="10.74493" calcext:value-type="float">
            <text:p>10.74493</text:p>
          </table:table-cell>
          <table:table-cell office:value-type="float" office:value="10.61887" calcext:value-type="float">
            <text:p>10.61887</text:p>
          </table:table-cell>
          <table:table-cell office:value-type="float" office:value="10.05014" calcext:value-type="float">
            <text:p>10.05014</text:p>
          </table:table-cell>
          <table:table-cell office:value-type="float" office:value="9.950317" calcext:value-type="float">
            <text:p>9.950317</text:p>
          </table:table-cell>
          <table:table-cell office:value-type="float" office:value="9.763794" calcext:value-type="float">
            <text:p>9.763794</text:p>
          </table:table-cell>
          <table:table-cell office:value-type="float" office:value="9.679443" calcext:value-type="float">
            <text:p>9.679443</text:p>
          </table:table-cell>
          <table:table-cell office:value-type="float" office:value="51.37793" calcext:value-type="float">
            <text:p>51.37793</text:p>
          </table:table-cell>
          <table:table-cell office:value-type="float" office:value="16.78922" calcext:value-type="float">
            <text:p>16.7892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9052006" calcext:value-type="float">
            <text:p>29052006</text:p>
          </table:table-cell>
          <table:table-cell office:value-type="float" office:value="22.73399" calcext:value-type="float">
            <text:p>22.73399</text:p>
          </table:table-cell>
          <table:table-cell office:value-type="float" office:value="29.65066" calcext:value-type="float">
            <text:p>29.65066</text:p>
          </table:table-cell>
          <table:table-cell office:value-type="float" office:value="18.17297" calcext:value-type="float">
            <text:p>18.17297</text:p>
          </table:table-cell>
          <table:table-cell office:value-type="float" office:value="1.782703" calcext:value-type="float">
            <text:p>1.782703</text:p>
          </table:table-cell>
          <table:table-cell office:value-type="float" office:value="1.407913" calcext:value-type="float">
            <text:p>1.407913</text:p>
          </table:table-cell>
          <table:table-cell office:value-type="float" office:value="336.045" calcext:value-type="float">
            <text:p>336.045</text:p>
          </table:table-cell>
          <table:table-cell office:value-type="float" office:value="0.381" calcext:value-type="float">
            <text:p>0.381</text:p>
          </table:table-cell>
          <table:table-cell office:value-type="float" office:value="29.68628" calcext:value-type="float">
            <text:p>29.68628</text:p>
          </table:table-cell>
          <table:table-cell office:value-type="float" office:value="20.3158" calcext:value-type="float">
            <text:p>20.3158</text:p>
          </table:table-cell>
          <table:table-cell office:value-type="float" office:value="26.42673" calcext:value-type="float">
            <text:p>26.42673</text:p>
          </table:table-cell>
          <table:table-cell office:value-type="float" office:value="20.96567" calcext:value-type="float">
            <text:p>20.96567</text:p>
          </table:table-cell>
          <table:table-cell office:value-type="float" office:value="24.53793" calcext:value-type="float">
            <text:p>24.53793</text:p>
          </table:table-cell>
          <table:table-cell office:value-type="float" office:value="21.02475" calcext:value-type="float">
            <text:p>21.02475</text:p>
          </table:table-cell>
          <table:table-cell office:value-type="float" office:value="22.91635" calcext:value-type="float">
            <text:p>22.91635</text:p>
          </table:table-cell>
          <table:table-cell office:value-type="float" office:value="20.76019" calcext:value-type="float">
            <text:p>20.76019</text:p>
          </table:table-cell>
          <table:table-cell office:value-type="float" office:value="21.8345" calcext:value-type="float">
            <text:p>21.8345</text:p>
          </table:table-cell>
          <table:table-cell office:value-type="float" office:value="20.40457" calcext:value-type="float">
            <text:p>20.40457</text:p>
          </table:table-cell>
          <table:table-cell office:value-type="float" office:value="20.66058" calcext:value-type="float">
            <text:p>20.66058</text:p>
          </table:table-cell>
          <table:table-cell office:value-type="float" office:value="19.84604" calcext:value-type="float">
            <text:p>19.84604</text:p>
          </table:table-cell>
          <table:table-cell office:value-type="float" office:value="19.52417" calcext:value-type="float">
            <text:p>19.52417</text:p>
          </table:table-cell>
          <table:table-cell office:value-type="float" office:value="19.03424" calcext:value-type="float">
            <text:p>19.03424</text:p>
          </table:table-cell>
          <table:table-cell office:value-type="float" office:value="17.81342" calcext:value-type="float">
            <text:p>17.81342</text:p>
          </table:table-cell>
          <table:table-cell office:value-type="float" office:value="17.41696" calcext:value-type="float">
            <text:p>17.41696</text:p>
          </table:table-cell>
          <table:table-cell office:value-type="float" office:value="15.54483" calcext:value-type="float">
            <text:p>15.54483</text:p>
          </table:table-cell>
          <table:table-cell office:value-type="float" office:value="15.28983" calcext:value-type="float">
            <text:p>15.28983</text:p>
          </table:table-cell>
          <table:table-cell office:value-type="float" office:value="13.36948" calcext:value-type="float">
            <text:p>13.36948</text:p>
          </table:table-cell>
          <table:table-cell office:value-type="float" office:value="13.18542" calcext:value-type="float">
            <text:p>13.18542</text:p>
          </table:table-cell>
          <table:table-cell office:value-type="float" office:value="11.93671" calcext:value-type="float">
            <text:p>11.93671</text:p>
          </table:table-cell>
          <table:table-cell office:value-type="float" office:value="11.78293" calcext:value-type="float">
            <text:p>11.78293</text:p>
          </table:table-cell>
          <table:table-cell office:value-type="float" office:value="10.87408" calcext:value-type="float">
            <text:p>10.87408</text:p>
          </table:table-cell>
          <table:table-cell office:value-type="float" office:value="10.74628" calcext:value-type="float">
            <text:p>10.74628</text:p>
          </table:table-cell>
          <table:table-cell office:value-type="float" office:value="10.15326" calcext:value-type="float">
            <text:p>10.15326</text:p>
          </table:table-cell>
          <table:table-cell office:value-type="float" office:value="10.05118" calcext:value-type="float">
            <text:p>10.05118</text:p>
          </table:table-cell>
          <table:table-cell office:value-type="float" office:value="9.851318" calcext:value-type="float">
            <text:p>9.851318</text:p>
          </table:table-cell>
          <table:table-cell office:value-type="float" office:value="9.764679" calcext:value-type="float">
            <text:p>9.764679</text:p>
          </table:table-cell>
          <table:table-cell office:value-type="float" office:value="48.19672" calcext:value-type="float">
            <text:p>48.19672</text:p>
          </table:table-cell>
          <table:table-cell office:value-type="float" office:value="15.78937" calcext:value-type="float">
            <text:p>15.7893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052006" calcext:value-type="float">
            <text:p>30052006</text:p>
          </table:table-cell>
          <table:table-cell office:value-type="float" office:value="22.85291" calcext:value-type="float">
            <text:p>22.85291</text:p>
          </table:table-cell>
          <table:table-cell office:value-type="float" office:value="27.98399" calcext:value-type="float">
            <text:p>27.98399</text:p>
          </table:table-cell>
          <table:table-cell office:value-type="float" office:value="17.61186" calcext:value-type="float">
            <text:p>17.61186</text:p>
          </table:table-cell>
          <table:table-cell office:value-type="float" office:value="1.719043" calcext:value-type="float">
            <text:p>1.719043</text:p>
          </table:table-cell>
          <table:table-cell office:value-type="float" office:value="1.353237" calcext:value-type="float">
            <text:p>1.353237</text:p>
          </table:table-cell>
          <table:table-cell office:value-type="float" office:value="341.676" calcext:value-type="float">
            <text:p>341.676</text:p>
          </table:table-cell>
          <table:table-cell office:value-type="float" office:value="0" calcext:value-type="float">
            <text:p>0</text:p>
          </table:table-cell>
          <table:table-cell office:value-type="float" office:value="29.38458" calcext:value-type="float">
            <text:p>29.38458</text:p>
          </table:table-cell>
          <table:table-cell office:value-type="float" office:value="20.25296" calcext:value-type="float">
            <text:p>20.25296</text:p>
          </table:table-cell>
          <table:table-cell office:value-type="float" office:value="26.22232" calcext:value-type="float">
            <text:p>26.22232</text:p>
          </table:table-cell>
          <table:table-cell office:value-type="float" office:value="20.94434" calcext:value-type="float">
            <text:p>20.94434</text:p>
          </table:table-cell>
          <table:table-cell office:value-type="float" office:value="24.4563" calcext:value-type="float">
            <text:p>24.4563</text:p>
          </table:table-cell>
          <table:table-cell office:value-type="float" office:value="21.05432" calcext:value-type="float">
            <text:p>21.05432</text:p>
          </table:table-cell>
          <table:table-cell office:value-type="float" office:value="22.93079" calcext:value-type="float">
            <text:p>22.93079</text:p>
          </table:table-cell>
          <table:table-cell office:value-type="float" office:value="20.86044" calcext:value-type="float">
            <text:p>20.86044</text:p>
          </table:table-cell>
          <table:table-cell office:value-type="float" office:value="21.91086" calcext:value-type="float">
            <text:p>21.91086</text:p>
          </table:table-cell>
          <table:table-cell office:value-type="float" office:value="20.56079" calcext:value-type="float">
            <text:p>20.56079</text:p>
          </table:table-cell>
          <table:table-cell office:value-type="float" office:value="20.79858" calcext:value-type="float">
            <text:p>20.79858</text:p>
          </table:table-cell>
          <table:table-cell office:value-type="float" office:value="20.06262" calcext:value-type="float">
            <text:p>20.06262</text:p>
          </table:table-cell>
          <table:table-cell office:value-type="float" office:value="19.73016" calcext:value-type="float">
            <text:p>19.73016</text:p>
          </table:table-cell>
          <table:table-cell office:value-type="float" office:value="19.29913" calcext:value-type="float">
            <text:p>19.29913</text:p>
          </table:table-cell>
          <table:table-cell office:value-type="float" office:value="18.0986" calcext:value-type="float">
            <text:p>18.0986</text:p>
          </table:table-cell>
          <table:table-cell office:value-type="float" office:value="17.81897" calcext:value-type="float">
            <text:p>17.81897</text:p>
          </table:table-cell>
          <table:table-cell office:value-type="float" office:value="15.80997" calcext:value-type="float">
            <text:p>15.80997</text:p>
          </table:table-cell>
          <table:table-cell office:value-type="float" office:value="15.54764" calcext:value-type="float">
            <text:p>15.54764</text:p>
          </table:table-cell>
          <table:table-cell office:value-type="float" office:value="13.56564" calcext:value-type="float">
            <text:p>13.56564</text:p>
          </table:table-cell>
          <table:table-cell office:value-type="float" office:value="13.37146" calcext:value-type="float">
            <text:p>13.37146</text:p>
          </table:table-cell>
          <table:table-cell office:value-type="float" office:value="12.09485" calcext:value-type="float">
            <text:p>12.09485</text:p>
          </table:table-cell>
          <table:table-cell office:value-type="float" office:value="11.93835" calcext:value-type="float">
            <text:p>11.93835</text:p>
          </table:table-cell>
          <table:table-cell office:value-type="float" office:value="11.00516" calcext:value-type="float">
            <text:p>11.00516</text:p>
          </table:table-cell>
          <table:table-cell office:value-type="float" office:value="10.87543" calcext:value-type="float">
            <text:p>10.87543</text:p>
          </table:table-cell>
          <table:table-cell office:value-type="float" office:value="10.25937" calcext:value-type="float">
            <text:p>10.25937</text:p>
          </table:table-cell>
          <table:table-cell office:value-type="float" office:value="10.15436" calcext:value-type="float">
            <text:p>10.15436</text:p>
          </table:table-cell>
          <table:table-cell office:value-type="float" office:value="9.941559" calcext:value-type="float">
            <text:p>9.941559</text:p>
          </table:table-cell>
          <table:table-cell office:value-type="float" office:value="9.852234" calcext:value-type="float">
            <text:p>9.852234</text:p>
          </table:table-cell>
          <table:table-cell office:value-type="float" office:value="46.48776" calcext:value-type="float">
            <text:p>46.48776</text:p>
          </table:table-cell>
          <table:table-cell office:value-type="float" office:value="15.80899" calcext:value-type="float">
            <text:p>15.8089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1052006" calcext:value-type="float">
            <text:p>31052006</text:p>
          </table:table-cell>
          <table:table-cell office:value-type="float" office:value="22.52304" calcext:value-type="float">
            <text:p>22.52304</text:p>
          </table:table-cell>
          <table:table-cell office:value-type="float" office:value="27.98399" calcext:value-type="float">
            <text:p>27.98399</text:p>
          </table:table-cell>
          <table:table-cell office:value-type="float" office:value="16.98172" calcext:value-type="float">
            <text:p>16.98172</text:p>
          </table:table-cell>
          <table:table-cell office:value-type="float" office:value="1.784315" calcext:value-type="float">
            <text:p>1.784315</text:p>
          </table:table-cell>
          <table:table-cell office:value-type="float" office:value="1.253775" calcext:value-type="float">
            <text:p>1.253775</text:p>
          </table:table-cell>
          <table:table-cell office:value-type="float" office:value="344.5254" calcext:value-type="float">
            <text:p>344.5254</text:p>
          </table:table-cell>
          <table:table-cell office:value-type="float" office:value="0" calcext:value-type="float">
            <text:p>0</text:p>
          </table:table-cell>
          <table:table-cell office:value-type="float" office:value="29.31073" calcext:value-type="float">
            <text:p>29.31073</text:p>
          </table:table-cell>
          <table:table-cell office:value-type="float" office:value="20.4346" calcext:value-type="float">
            <text:p>20.4346</text:p>
          </table:table-cell>
          <table:table-cell office:value-type="float" office:value="26.21985" calcext:value-type="float">
            <text:p>26.21985</text:p>
          </table:table-cell>
          <table:table-cell office:value-type="float" office:value="21.04645" calcext:value-type="float">
            <text:p>21.04645</text:p>
          </table:table-cell>
          <table:table-cell office:value-type="float" office:value="24.50043" calcext:value-type="float">
            <text:p>24.50043</text:p>
          </table:table-cell>
          <table:table-cell office:value-type="float" office:value="21.13974" calcext:value-type="float">
            <text:p>21.13974</text:p>
          </table:table-cell>
          <table:table-cell office:value-type="float" office:value="23.01486" calcext:value-type="float">
            <text:p>23.01486</text:p>
          </table:table-cell>
          <table:table-cell office:value-type="float" office:value="20.95779" calcext:value-type="float">
            <text:p>20.95779</text:p>
          </table:table-cell>
          <table:table-cell office:value-type="float" office:value="22.02185" calcext:value-type="float">
            <text:p>22.02185</text:p>
          </table:table-cell>
          <table:table-cell office:value-type="float" office:value="20.67627" calcext:value-type="float">
            <text:p>20.67627</text:p>
          </table:table-cell>
          <table:table-cell office:value-type="float" office:value="20.94025" calcext:value-type="float">
            <text:p>20.94025</text:p>
          </table:table-cell>
          <table:table-cell office:value-type="float" office:value="20.20563" calcext:value-type="float">
            <text:p>20.20563</text:p>
          </table:table-cell>
          <table:table-cell office:value-type="float" office:value="19.90216" calcext:value-type="float">
            <text:p>19.90216</text:p>
          </table:table-cell>
          <table:table-cell office:value-type="float" office:value="19.47781" calcext:value-type="float">
            <text:p>19.47781</text:p>
          </table:table-cell>
          <table:table-cell office:value-type="float" office:value="18.3158" calcext:value-type="float">
            <text:p>18.3158</text:p>
          </table:table-cell>
          <table:table-cell office:value-type="float" office:value="18.10306" calcext:value-type="float">
            <text:p>18.10306</text:p>
          </table:table-cell>
          <table:table-cell office:value-type="float" office:value="16.05078" calcext:value-type="float">
            <text:p>16.05078</text:p>
          </table:table-cell>
          <table:table-cell office:value-type="float" office:value="15.81262" calcext:value-type="float">
            <text:p>15.81262</text:p>
          </table:table-cell>
          <table:table-cell office:value-type="float" office:value="13.76541" calcext:value-type="float">
            <text:p>13.76541</text:p>
          </table:table-cell>
          <table:table-cell office:value-type="float" office:value="13.56769" calcext:value-type="float">
            <text:p>13.56769</text:p>
          </table:table-cell>
          <table:table-cell office:value-type="float" office:value="12.2572" calcext:value-type="float">
            <text:p>12.2572</text:p>
          </table:table-cell>
          <table:table-cell office:value-type="float" office:value="12.09653" calcext:value-type="float">
            <text:p>12.09653</text:p>
          </table:table-cell>
          <table:table-cell office:value-type="float" office:value="11.13739" calcext:value-type="float">
            <text:p>11.13739</text:p>
          </table:table-cell>
          <table:table-cell office:value-type="float" office:value="11.00653" calcext:value-type="float">
            <text:p>11.00653</text:p>
          </table:table-cell>
          <table:table-cell office:value-type="float" office:value="10.36716" calcext:value-type="float">
            <text:p>10.36716</text:p>
          </table:table-cell>
          <table:table-cell office:value-type="float" office:value="10.26047" calcext:value-type="float">
            <text:p>10.26047</text:p>
          </table:table-cell>
          <table:table-cell office:value-type="float" office:value="10.03406" calcext:value-type="float">
            <text:p>10.03406</text:p>
          </table:table-cell>
          <table:table-cell office:value-type="float" office:value="9.942505" calcext:value-type="float">
            <text:p>9.942505</text:p>
          </table:table-cell>
          <table:table-cell office:value-type="float" office:value="45.75748" calcext:value-type="float">
            <text:p>45.75748</text:p>
          </table:table-cell>
          <table:table-cell office:value-type="float" office:value="14.95175" calcext:value-type="float">
            <text:p>14.9517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62006" calcext:value-type="float">
            <text:p>1062006</text:p>
          </table:table-cell>
          <table:table-cell office:value-type="float" office:value="22.49012" calcext:value-type="float">
            <text:p>22.49012</text:p>
          </table:table-cell>
          <table:table-cell office:value-type="float" office:value="28.53955" calcext:value-type="float">
            <text:p>28.53955</text:p>
          </table:table-cell>
          <table:table-cell office:value-type="float" office:value="12.63966" calcext:value-type="float">
            <text:p>12.63966</text:p>
          </table:table-cell>
          <table:table-cell office:value-type="float" office:value="1.645747" calcext:value-type="float">
            <text:p>1.645747</text:p>
          </table:table-cell>
          <table:table-cell office:value-type="float" office:value="1.205788" calcext:value-type="float">
            <text:p>1.205788</text:p>
          </table:table-cell>
          <table:table-cell office:value-type="float" office:value="347.0413" calcext:value-type="float">
            <text:p>347.0413</text:p>
          </table:table-cell>
          <table:table-cell office:value-type="float" office:value="0" calcext:value-type="float">
            <text:p>0</text:p>
          </table:table-cell>
          <table:table-cell office:value-type="float" office:value="28.88159" calcext:value-type="float">
            <text:p>28.88159</text:p>
          </table:table-cell>
          <table:table-cell office:value-type="float" office:value="18.99655" calcext:value-type="float">
            <text:p>18.99655</text:p>
          </table:table-cell>
          <table:table-cell office:value-type="float" office:value="25.83371" calcext:value-type="float">
            <text:p>25.83371</text:p>
          </table:table-cell>
          <table:table-cell office:value-type="float" office:value="20.17453" calcext:value-type="float">
            <text:p>20.17453</text:p>
          </table:table-cell>
          <table:table-cell office:value-type="float" office:value="24.15656" calcext:value-type="float">
            <text:p>24.15656</text:p>
          </table:table-cell>
          <table:table-cell office:value-type="float" office:value="20.56729" calcext:value-type="float">
            <text:p>20.56729</text:p>
          </table:table-cell>
          <table:table-cell office:value-type="float" office:value="22.75522" calcext:value-type="float">
            <text:p>22.75522</text:p>
          </table:table-cell>
          <table:table-cell office:value-type="float" office:value="20.61517" calcext:value-type="float">
            <text:p>20.61517</text:p>
          </table:table-cell>
          <table:table-cell office:value-type="float" office:value="21.8306" calcext:value-type="float">
            <text:p>21.8306</text:p>
          </table:table-cell>
          <table:table-cell office:value-type="float" office:value="20.47412" calcext:value-type="float">
            <text:p>20.47412</text:p>
          </table:table-cell>
          <table:table-cell office:value-type="float" office:value="20.93286" calcext:value-type="float">
            <text:p>20.93286</text:p>
          </table:table-cell>
          <table:table-cell office:value-type="float" office:value="20.13956" calcext:value-type="float">
            <text:p>20.13956</text:p>
          </table:table-cell>
          <table:table-cell office:value-type="float" office:value="19.92126" calcext:value-type="float">
            <text:p>19.92126</text:p>
          </table:table-cell>
          <table:table-cell office:value-type="float" office:value="19.5123" calcext:value-type="float">
            <text:p>19.5123</text:p>
          </table:table-cell>
          <table:table-cell office:value-type="float" office:value="18.4371" calcext:value-type="float">
            <text:p>18.4371</text:p>
          </table:table-cell>
          <table:table-cell office:value-type="float" office:value="18.31989" calcext:value-type="float">
            <text:p>18.31989</text:p>
          </table:table-cell>
          <table:table-cell office:value-type="float" office:value="16.25961" calcext:value-type="float">
            <text:p>16.25961</text:p>
          </table:table-cell>
          <table:table-cell office:value-type="float" office:value="16.05316" calcext:value-type="float">
            <text:p>16.05316</text:p>
          </table:table-cell>
          <table:table-cell office:value-type="float" office:value="13.9628" calcext:value-type="float">
            <text:p>13.9628</text:p>
          </table:table-cell>
          <table:table-cell office:value-type="float" office:value="13.76749" calcext:value-type="float">
            <text:p>13.76749</text:p>
          </table:table-cell>
          <table:table-cell office:value-type="float" office:value="12.42117" calcext:value-type="float">
            <text:p>12.42117</text:p>
          </table:table-cell>
          <table:table-cell office:value-type="float" office:value="12.25891" calcext:value-type="float">
            <text:p>12.25891</text:p>
          </table:table-cell>
          <table:table-cell office:value-type="float" office:value="11.27136" calcext:value-type="float">
            <text:p>11.27136</text:p>
          </table:table-cell>
          <table:table-cell office:value-type="float" office:value="11.13873" calcext:value-type="float">
            <text:p>11.13873</text:p>
          </table:table-cell>
          <table:table-cell office:value-type="float" office:value="10.47702" calcext:value-type="float">
            <text:p>10.47702</text:p>
          </table:table-cell>
          <table:table-cell office:value-type="float" office:value="10.36832" calcext:value-type="float">
            <text:p>10.36832</text:p>
          </table:table-cell>
          <table:table-cell office:value-type="float" office:value="10.12894" calcext:value-type="float">
            <text:p>10.12894</text:p>
          </table:table-cell>
          <table:table-cell office:value-type="float" office:value="10.03503" calcext:value-type="float">
            <text:p>10.03503</text:p>
          </table:table-cell>
          <table:table-cell office:value-type="float" office:value="45.45819" calcext:value-type="float">
            <text:p>45.45819</text:p>
          </table:table-cell>
          <table:table-cell office:value-type="float" office:value="11.85892" calcext:value-type="float">
            <text:p>11.8589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62006" calcext:value-type="float">
            <text:p>2062006</text:p>
          </table:table-cell>
          <table:table-cell office:value-type="float" office:value="22.42357" calcext:value-type="float">
            <text:p>22.42357</text:p>
          </table:table-cell>
          <table:table-cell office:value-type="float" office:value="30.20621" calcext:value-type="float">
            <text:p>30.20621</text:p>
          </table:table-cell>
          <table:table-cell office:value-type="float" office:value="15.96465" calcext:value-type="float">
            <text:p>15.96465</text:p>
          </table:table-cell>
          <table:table-cell office:value-type="float" office:value="1.809522" calcext:value-type="float">
            <text:p>1.809522</text:p>
          </table:table-cell>
          <table:table-cell office:value-type="float" office:value="1.455014" calcext:value-type="float">
            <text:p>1.455014</text:p>
          </table:table-cell>
          <table:table-cell office:value-type="float" office:value="341.7553" calcext:value-type="float">
            <text:p>341.7553</text:p>
          </table:table-cell>
          <table:table-cell office:value-type="float" office:value="2.0955" calcext:value-type="float">
            <text:p>2.0955</text:p>
          </table:table-cell>
          <table:table-cell office:value-type="float" office:value="29.43777" calcext:value-type="float">
            <text:p>29.43777</text:p>
          </table:table-cell>
          <table:table-cell office:value-type="float" office:value="19.74347" calcext:value-type="float">
            <text:p>19.74347</text:p>
          </table:table-cell>
          <table:table-cell office:value-type="float" office:value="26.26385" calcext:value-type="float">
            <text:p>26.26385</text:p>
          </table:table-cell>
          <table:table-cell office:value-type="float" office:value="20.52805" calcext:value-type="float">
            <text:p>20.52805</text:p>
          </table:table-cell>
          <table:table-cell office:value-type="float" office:value="24.51178" calcext:value-type="float">
            <text:p>24.51178</text:p>
          </table:table-cell>
          <table:table-cell office:value-type="float" office:value="20.76047" calcext:value-type="float">
            <text:p>20.76047</text:p>
          </table:table-cell>
          <table:table-cell office:value-type="float" office:value="23.03793" calcext:value-type="float">
            <text:p>23.03793</text:p>
          </table:table-cell>
          <table:table-cell office:value-type="float" office:value="20.71625" calcext:value-type="float">
            <text:p>20.71625</text:p>
          </table:table-cell>
          <table:table-cell office:value-type="float" office:value="22.06488" calcext:value-type="float">
            <text:p>22.06488</text:p>
          </table:table-cell>
          <table:table-cell office:value-type="float" office:value="20.53555" calcext:value-type="float">
            <text:p>20.53555</text:p>
          </table:table-cell>
          <table:table-cell office:value-type="float" office:value="21.02655" calcext:value-type="float">
            <text:p>21.02655</text:p>
          </table:table-cell>
          <table:table-cell office:value-type="float" office:value="20.18146" calcext:value-type="float">
            <text:p>20.18146</text:p>
          </table:table-cell>
          <table:table-cell office:value-type="float" office:value="20.03433" calcext:value-type="float">
            <text:p>20.03433</text:p>
          </table:table-cell>
          <table:table-cell office:value-type="float" office:value="19.56934" calcext:value-type="float">
            <text:p>19.56934</text:p>
          </table:table-cell>
          <table:table-cell office:value-type="float" office:value="18.5509" calcext:value-type="float">
            <text:p>18.5509</text:p>
          </table:table-cell>
          <table:table-cell office:value-type="float" office:value="18.44009" calcext:value-type="float">
            <text:p>18.44009</text:p>
          </table:table-cell>
          <table:table-cell office:value-type="float" office:value="16.42999" calcext:value-type="float">
            <text:p>16.42999</text:p>
          </table:table-cell>
          <table:table-cell office:value-type="float" office:value="16.26157" calcext:value-type="float">
            <text:p>16.26157</text:p>
          </table:table-cell>
          <table:table-cell office:value-type="float" office:value="14.14932" calcext:value-type="float">
            <text:p>14.14932</text:p>
          </table:table-cell>
          <table:table-cell office:value-type="float" office:value="13.96484" calcext:value-type="float">
            <text:p>13.96484</text:p>
          </table:table-cell>
          <table:table-cell office:value-type="float" office:value="12.58466" calcext:value-type="float">
            <text:p>12.58466</text:p>
          </table:table-cell>
          <table:table-cell office:value-type="float" office:value="12.42285" calcext:value-type="float">
            <text:p>12.42285</text:p>
          </table:table-cell>
          <table:table-cell office:value-type="float" office:value="11.40726" calcext:value-type="float">
            <text:p>11.40726</text:p>
          </table:table-cell>
          <table:table-cell office:value-type="float" office:value="11.2728" calcext:value-type="float">
            <text:p>11.2728</text:p>
          </table:table-cell>
          <table:table-cell office:value-type="float" office:value="10.58908" calcext:value-type="float">
            <text:p>10.58908</text:p>
          </table:table-cell>
          <table:table-cell office:value-type="float" office:value="10.47818" calcext:value-type="float">
            <text:p>10.47818</text:p>
          </table:table-cell>
          <table:table-cell office:value-type="float" office:value="10.22598" calcext:value-type="float">
            <text:p>10.22598</text:p>
          </table:table-cell>
          <table:table-cell office:value-type="float" office:value="10.12994" calcext:value-type="float">
            <text:p>10.12994</text:p>
          </table:table-cell>
          <table:table-cell office:value-type="float" office:value="46.54434" calcext:value-type="float">
            <text:p>46.54434</text:p>
          </table:table-cell>
          <table:table-cell office:value-type="float" office:value="14.91019" calcext:value-type="float">
            <text:p>14.9101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062006" calcext:value-type="float">
            <text:p>3062006</text:p>
          </table:table-cell>
          <table:table-cell office:value-type="float" office:value="21.99634" calcext:value-type="float">
            <text:p>21.99634</text:p>
          </table:table-cell>
          <table:table-cell office:value-type="float" office:value="30.20621" calcext:value-type="float">
            <text:p>30.20621</text:p>
          </table:table-cell>
          <table:table-cell office:value-type="float" office:value="18.17575" calcext:value-type="float">
            <text:p>18.17575</text:p>
          </table:table-cell>
          <table:table-cell office:value-type="float" office:value="1.914501" calcext:value-type="float">
            <text:p>1.914501</text:p>
          </table:table-cell>
          <table:table-cell office:value-type="float" office:value="1.551581" calcext:value-type="float">
            <text:p>1.551581</text:p>
          </table:table-cell>
          <table:table-cell office:value-type="float" office:value="341.1434" calcext:value-type="float">
            <text:p>341.1434</text:p>
          </table:table-cell>
          <table:table-cell office:value-type="float" office:value="6.2865" calcext:value-type="float">
            <text:p>6.2865</text:p>
          </table:table-cell>
          <table:table-cell office:value-type="float" office:value="26.10333" calcext:value-type="float">
            <text:p>26.10333</text:p>
          </table:table-cell>
          <table:table-cell office:value-type="float" office:value="19.89502" calcext:value-type="float">
            <text:p>19.89502</text:p>
          </table:table-cell>
          <table:table-cell office:value-type="float" office:value="24.51083" calcext:value-type="float">
            <text:p>24.51083</text:p>
          </table:table-cell>
          <table:table-cell office:value-type="float" office:value="20.4942" calcext:value-type="float">
            <text:p>20.4942</text:p>
          </table:table-cell>
          <table:table-cell office:value-type="float" office:value="23.30154" calcext:value-type="float">
            <text:p>23.30154</text:p>
          </table:table-cell>
          <table:table-cell office:value-type="float" office:value="20.84799" calcext:value-type="float">
            <text:p>20.84799</text:p>
          </table:table-cell>
          <table:table-cell office:value-type="float" office:value="22.41898" calcext:value-type="float">
            <text:p>22.41898</text:p>
          </table:table-cell>
          <table:table-cell office:value-type="float" office:value="20.86145" calcext:value-type="float">
            <text:p>20.86145</text:p>
          </table:table-cell>
          <table:table-cell office:value-type="float" office:value="21.85034" calcext:value-type="float">
            <text:p>21.85034</text:p>
          </table:table-cell>
          <table:table-cell office:value-type="float" office:value="20.69861" calcext:value-type="float">
            <text:p>20.69861</text:p>
          </table:table-cell>
          <table:table-cell office:value-type="float" office:value="21.02551" calcext:value-type="float">
            <text:p>21.02551</text:p>
          </table:table-cell>
          <table:table-cell office:value-type="float" office:value="20.34296" calcext:value-type="float">
            <text:p>20.34296</text:p>
          </table:table-cell>
          <table:table-cell office:value-type="float" office:value="20.06635" calcext:value-type="float">
            <text:p>20.06635</text:p>
          </table:table-cell>
          <table:table-cell office:value-type="float" office:value="19.72119" calcext:value-type="float">
            <text:p>19.72119</text:p>
          </table:table-cell>
          <table:table-cell office:value-type="float" office:value="18.65594" calcext:value-type="float">
            <text:p>18.65594</text:p>
          </table:table-cell>
          <table:table-cell office:value-type="float" office:value="18.55469" calcext:value-type="float">
            <text:p>18.55469</text:p>
          </table:table-cell>
          <table:table-cell office:value-type="float" office:value="16.59155" calcext:value-type="float">
            <text:p>16.59155</text:p>
          </table:table-cell>
          <table:table-cell office:value-type="float" office:value="16.4317" calcext:value-type="float">
            <text:p>16.4317</text:p>
          </table:table-cell>
          <table:table-cell office:value-type="float" office:value="14.32516" calcext:value-type="float">
            <text:p>14.32516</text:p>
          </table:table-cell>
          <table:table-cell office:value-type="float" office:value="14.15121" calcext:value-type="float">
            <text:p>14.15121</text:p>
          </table:table-cell>
          <table:table-cell office:value-type="float" office:value="12.74478" calcext:value-type="float">
            <text:p>12.74478</text:p>
          </table:table-cell>
          <table:table-cell office:value-type="float" office:value="12.58633" calcext:value-type="float">
            <text:p>12.58633</text:p>
          </table:table-cell>
          <table:table-cell office:value-type="float" office:value="11.54529" calcext:value-type="float">
            <text:p>11.54529</text:p>
          </table:table-cell>
          <table:table-cell office:value-type="float" office:value="11.40869" calcext:value-type="float">
            <text:p>11.40869</text:p>
          </table:table-cell>
          <table:table-cell office:value-type="float" office:value="10.70349" calcext:value-type="float">
            <text:p>10.70349</text:p>
          </table:table-cell>
          <table:table-cell office:value-type="float" office:value="10.59027" calcext:value-type="float">
            <text:p>10.59027</text:p>
          </table:table-cell>
          <table:table-cell office:value-type="float" office:value="10.32462" calcext:value-type="float">
            <text:p>10.32462</text:p>
          </table:table-cell>
          <table:table-cell office:value-type="float" office:value="10.22702" calcext:value-type="float">
            <text:p>10.22702</text:p>
          </table:table-cell>
          <table:table-cell office:value-type="float" office:value="32.74304" calcext:value-type="float">
            <text:p>32.74304</text:p>
          </table:table-cell>
          <table:table-cell office:value-type="float" office:value="16.38855" calcext:value-type="float">
            <text:p>16.3885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062006" calcext:value-type="float">
            <text:p>4062006</text:p>
          </table:table-cell>
          <table:table-cell office:value-type="float" office:value="22.34895" calcext:value-type="float">
            <text:p>22.34895</text:p>
          </table:table-cell>
          <table:table-cell office:value-type="float" office:value="26.87288" calcext:value-type="float">
            <text:p>26.87288</text:p>
          </table:table-cell>
          <table:table-cell office:value-type="float" office:value="18.15907" calcext:value-type="float">
            <text:p>18.15907</text:p>
          </table:table-cell>
          <table:table-cell office:value-type="float" office:value="1.793385" calcext:value-type="float">
            <text:p>1.793385</text:p>
          </table:table-cell>
          <table:table-cell office:value-type="float" office:value="1.403898" calcext:value-type="float">
            <text:p>1.403898</text:p>
          </table:table-cell>
          <table:table-cell office:value-type="float" office:value="340.4026" calcext:value-type="float">
            <text:p>340.4026</text:p>
          </table:table-cell>
          <table:table-cell office:value-type="float" office:value="0" calcext:value-type="float">
            <text:p>0</text:p>
          </table:table-cell>
          <table:table-cell office:value-type="float" office:value="25.62488" calcext:value-type="float">
            <text:p>25.62488</text:p>
          </table:table-cell>
          <table:table-cell office:value-type="float" office:value="19.70117" calcext:value-type="float">
            <text:p>19.70117</text:p>
          </table:table-cell>
          <table:table-cell office:value-type="float" office:value="23.82175" calcext:value-type="float">
            <text:p>23.82175</text:p>
          </table:table-cell>
          <table:table-cell office:value-type="float" office:value="20.26334" calcext:value-type="float">
            <text:p>20.26334</text:p>
          </table:table-cell>
          <table:table-cell office:value-type="float" office:value="22.73505" calcext:value-type="float">
            <text:p>22.73505</text:p>
          </table:table-cell>
          <table:table-cell office:value-type="float" office:value="20.49255" calcext:value-type="float">
            <text:p>20.49255</text:p>
          </table:table-cell>
          <table:table-cell office:value-type="float" office:value="21.79642" calcext:value-type="float">
            <text:p>21.79642</text:p>
          </table:table-cell>
          <table:table-cell office:value-type="float" office:value="20.48618" calcext:value-type="float">
            <text:p>20.48618</text:p>
          </table:table-cell>
          <table:table-cell office:value-type="float" office:value="21.22025" calcext:value-type="float">
            <text:p>21.22025</text:p>
          </table:table-cell>
          <table:table-cell office:value-type="float" office:value="20.35144" calcext:value-type="float">
            <text:p>20.35144</text:p>
          </table:table-cell>
          <table:table-cell office:value-type="float" office:value="20.6763" calcext:value-type="float">
            <text:p>20.6763</text:p>
          </table:table-cell>
          <table:table-cell office:value-type="float" office:value="20.05734" calcext:value-type="float">
            <text:p>20.05734</text:p>
          </table:table-cell>
          <table:table-cell office:value-type="float" office:value="19.91281" calcext:value-type="float">
            <text:p>19.91281</text:p>
          </table:table-cell>
          <table:table-cell office:value-type="float" office:value="19.53915" calcext:value-type="float">
            <text:p>19.53915</text:p>
          </table:table-cell>
          <table:table-cell office:value-type="float" office:value="18.67603" calcext:value-type="float">
            <text:p>18.67603</text:p>
          </table:table-cell>
          <table:table-cell office:value-type="float" office:value="18.60065" calcext:value-type="float">
            <text:p>18.60065</text:p>
          </table:table-cell>
          <table:table-cell office:value-type="float" office:value="16.70496" calcext:value-type="float">
            <text:p>16.70496</text:p>
          </table:table-cell>
          <table:table-cell office:value-type="float" office:value="16.59305" calcext:value-type="float">
            <text:p>16.59305</text:p>
          </table:table-cell>
          <table:table-cell office:value-type="float" office:value="14.48856" calcext:value-type="float">
            <text:p>14.48856</text:p>
          </table:table-cell>
          <table:table-cell office:value-type="float" office:value="14.32693" calcext:value-type="float">
            <text:p>14.32693</text:p>
          </table:table-cell>
          <table:table-cell office:value-type="float" office:value="12.90063" calcext:value-type="float">
            <text:p>12.90063</text:p>
          </table:table-cell>
          <table:table-cell office:value-type="float" office:value="12.74646" calcext:value-type="float">
            <text:p>12.74646</text:p>
          </table:table-cell>
          <table:table-cell office:value-type="float" office:value="11.68195" calcext:value-type="float">
            <text:p>11.68195</text:p>
          </table:table-cell>
          <table:table-cell office:value-type="float" office:value="11.54672" calcext:value-type="float">
            <text:p>11.54672</text:p>
          </table:table-cell>
          <table:table-cell office:value-type="float" office:value="10.81891" calcext:value-type="float">
            <text:p>10.81891</text:p>
          </table:table-cell>
          <table:table-cell office:value-type="float" office:value="10.70468" calcext:value-type="float">
            <text:p>10.70468</text:p>
          </table:table-cell>
          <table:table-cell office:value-type="float" office:value="10.42545" calcext:value-type="float">
            <text:p>10.42545</text:p>
          </table:table-cell>
          <table:table-cell office:value-type="float" office:value="10.32565" calcext:value-type="float">
            <text:p>10.32565</text:p>
          </table:table-cell>
          <table:table-cell office:value-type="float" office:value="35.39224" calcext:value-type="float">
            <text:p>35.39224</text:p>
          </table:table-cell>
          <table:table-cell office:value-type="float" office:value="16.12384" calcext:value-type="float">
            <text:p>16.1238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062006" calcext:value-type="float">
            <text:p>5062006</text:p>
          </table:table-cell>
          <table:table-cell office:value-type="float" office:value="22.46042" calcext:value-type="float">
            <text:p>22.46042</text:p>
          </table:table-cell>
          <table:table-cell office:value-type="float" office:value="25.76177" calcext:value-type="float">
            <text:p>25.76177</text:p>
          </table:table-cell>
          <table:table-cell office:value-type="float" office:value="17.88931" calcext:value-type="float">
            <text:p>17.88931</text:p>
          </table:table-cell>
          <table:table-cell office:value-type="float" office:value="1.77931" calcext:value-type="float">
            <text:p>1.77931</text:p>
          </table:table-cell>
          <table:table-cell office:value-type="float" office:value="1.355121" calcext:value-type="float">
            <text:p>1.355121</text:p>
          </table:table-cell>
          <table:table-cell office:value-type="float" office:value="335.0614" calcext:value-type="float">
            <text:p>335.0614</text:p>
          </table:table-cell>
          <table:table-cell office:value-type="float" office:value="0" calcext:value-type="float">
            <text:p>0</text:p>
          </table:table-cell>
          <table:table-cell office:value-type="float" office:value="27.46268" calcext:value-type="float">
            <text:p>27.46268</text:p>
          </table:table-cell>
          <table:table-cell office:value-type="float" office:value="19.8111" calcext:value-type="float">
            <text:p>19.8111</text:p>
          </table:table-cell>
          <table:table-cell office:value-type="float" office:value="24.90823" calcext:value-type="float">
            <text:p>24.90823</text:p>
          </table:table-cell>
          <table:table-cell office:value-type="float" office:value="20.34283" calcext:value-type="float">
            <text:p>20.34283</text:p>
          </table:table-cell>
          <table:table-cell office:value-type="float" office:value="23.48346" calcext:value-type="float">
            <text:p>23.48346</text:p>
          </table:table-cell>
          <table:table-cell office:value-type="float" office:value="20.48608" calcext:value-type="float">
            <text:p>20.48608</text:p>
          </table:table-cell>
          <table:table-cell office:value-type="float" office:value="22.27725" calcext:value-type="float">
            <text:p>22.27725</text:p>
          </table:table-cell>
          <table:table-cell office:value-type="float" office:value="20.42068" calcext:value-type="float">
            <text:p>20.42068</text:p>
          </table:table-cell>
          <table:table-cell office:value-type="float" office:value="21.48083" calcext:value-type="float">
            <text:p>21.48083</text:p>
          </table:table-cell>
          <table:table-cell office:value-type="float" office:value="20.2605" calcext:value-type="float">
            <text:p>20.2605</text:p>
          </table:table-cell>
          <table:table-cell office:value-type="float" office:value="20.63074" calcext:value-type="float">
            <text:p>20.63074</text:p>
          </table:table-cell>
          <table:table-cell office:value-type="float" office:value="19.96423" calcext:value-type="float">
            <text:p>19.96423</text:p>
          </table:table-cell>
          <table:table-cell office:value-type="float" office:value="19.83148" calcext:value-type="float">
            <text:p>19.83148</text:p>
          </table:table-cell>
          <table:table-cell office:value-type="float" office:value="19.46729" calcext:value-type="float">
            <text:p>19.46729</text:p>
          </table:table-cell>
          <table:table-cell office:value-type="float" office:value="18.62051" calcext:value-type="float">
            <text:p>18.62051</text:p>
          </table:table-cell>
          <table:table-cell office:value-type="float" office:value="18.57355" calcext:value-type="float">
            <text:p>18.57355</text:p>
          </table:table-cell>
          <table:table-cell office:value-type="float" office:value="16.78073" calcext:value-type="float">
            <text:p>16.78073</text:p>
          </table:table-cell>
          <table:table-cell office:value-type="float" office:value="16.70581" calcext:value-type="float">
            <text:p>16.70581</text:p>
          </table:table-cell>
          <table:table-cell office:value-type="float" office:value="14.63312" calcext:value-type="float">
            <text:p>14.63312</text:p>
          </table:table-cell>
          <table:table-cell office:value-type="float" office:value="14.49011" calcext:value-type="float">
            <text:p>14.49011</text:p>
          </table:table-cell>
          <table:table-cell office:value-type="float" office:value="13.04968" calcext:value-type="float">
            <text:p>13.04968</text:p>
          </table:table-cell>
          <table:table-cell office:value-type="float" office:value="12.90222" calcext:value-type="float">
            <text:p>12.90222</text:p>
          </table:table-cell>
          <table:table-cell office:value-type="float" office:value="11.81848" calcext:value-type="float">
            <text:p>11.81848</text:p>
          </table:table-cell>
          <table:table-cell office:value-type="float" office:value="11.68338" calcext:value-type="float">
            <text:p>11.68338</text:p>
          </table:table-cell>
          <table:table-cell office:value-type="float" office:value="10.93604" calcext:value-type="float">
            <text:p>10.93604</text:p>
          </table:table-cell>
          <table:table-cell office:value-type="float" office:value="10.82016" calcext:value-type="float">
            <text:p>10.82016</text:p>
          </table:table-cell>
          <table:table-cell office:value-type="float" office:value="10.52811" calcext:value-type="float">
            <text:p>10.52811</text:p>
          </table:table-cell>
          <table:table-cell office:value-type="float" office:value="10.42651" calcext:value-type="float">
            <text:p>10.42651</text:p>
          </table:table-cell>
          <table:table-cell office:value-type="float" office:value="41.17661" calcext:value-type="float">
            <text:p>41.17661</text:p>
          </table:table-cell>
          <table:table-cell office:value-type="float" office:value="16.44562" calcext:value-type="float">
            <text:p>16.4456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062006" calcext:value-type="float">
            <text:p>6062006</text:p>
          </table:table-cell>
          <table:table-cell office:value-type="float" office:value="22.65244" calcext:value-type="float">
            <text:p>22.65244</text:p>
          </table:table-cell>
          <table:table-cell office:value-type="float" office:value="32.42843" calcext:value-type="float">
            <text:p>32.42843</text:p>
          </table:table-cell>
          <table:table-cell office:value-type="float" office:value="14.87022" calcext:value-type="float">
            <text:p>14.87022</text:p>
          </table:table-cell>
          <table:table-cell office:value-type="float" office:value="1.929776" calcext:value-type="float">
            <text:p>1.929776</text:p>
          </table:table-cell>
          <table:table-cell office:value-type="float" office:value="1.391217" calcext:value-type="float">
            <text:p>1.391217</text:p>
          </table:table-cell>
          <table:table-cell office:value-type="float" office:value="325.4015" calcext:value-type="float">
            <text:p>325.4015</text:p>
          </table:table-cell>
          <table:table-cell office:value-type="float" office:value="0" calcext:value-type="float">
            <text:p>0</text:p>
          </table:table-cell>
          <table:table-cell office:value-type="float" office:value="29.13342" calcext:value-type="float">
            <text:p>29.13342</text:p>
          </table:table-cell>
          <table:table-cell office:value-type="float" office:value="19.28003" calcext:value-type="float">
            <text:p>19.28003</text:p>
          </table:table-cell>
          <table:table-cell office:value-type="float" office:value="26.09" calcext:value-type="float">
            <text:p>26.09</text:p>
          </table:table-cell>
          <table:table-cell office:value-type="float" office:value="20.09998" calcext:value-type="float">
            <text:p>20.09998</text:p>
          </table:table-cell>
          <table:table-cell office:value-type="float" office:value="24.36066" calcext:value-type="float">
            <text:p>24.36066</text:p>
          </table:table-cell>
          <table:table-cell office:value-type="float" office:value="20.38797" calcext:value-type="float">
            <text:p>20.38797</text:p>
          </table:table-cell>
          <table:table-cell office:value-type="float" office:value="22.92365" calcext:value-type="float">
            <text:p>22.92365</text:p>
          </table:table-cell>
          <table:table-cell office:value-type="float" office:value="20.41589" calcext:value-type="float">
            <text:p>20.41589</text:p>
          </table:table-cell>
          <table:table-cell office:value-type="float" office:value="21.98187" calcext:value-type="float">
            <text:p>21.98187</text:p>
          </table:table-cell>
          <table:table-cell office:value-type="float" office:value="20.30029" calcext:value-type="float">
            <text:p>20.30029</text:p>
          </table:table-cell>
          <table:table-cell office:value-type="float" office:value="20.99734" calcext:value-type="float">
            <text:p>20.99734</text:p>
          </table:table-cell>
          <table:table-cell office:value-type="float" office:value="20.03641" calcext:value-type="float">
            <text:p>20.03641</text:p>
          </table:table-cell>
          <table:table-cell office:value-type="float" office:value="20.06107" calcext:value-type="float">
            <text:p>20.06107</text:p>
          </table:table-cell>
          <table:table-cell office:value-type="float" office:value="19.5383" calcext:value-type="float">
            <text:p>19.5383</text:p>
          </table:table-cell>
          <table:table-cell office:value-type="float" office:value="18.70786" calcext:value-type="float">
            <text:p>18.70786</text:p>
          </table:table-cell>
          <table:table-cell office:value-type="float" office:value="18.61722" calcext:value-type="float">
            <text:p>18.61722</text:p>
          </table:table-cell>
          <table:table-cell office:value-type="float" office:value="16.86511" calcext:value-type="float">
            <text:p>16.86511</text:p>
          </table:table-cell>
          <table:table-cell office:value-type="float" office:value="16.78156" calcext:value-type="float">
            <text:p>16.78156</text:p>
          </table:table-cell>
          <table:table-cell office:value-type="float" office:value="14.76328" calcext:value-type="float">
            <text:p>14.76328</text:p>
          </table:table-cell>
          <table:table-cell office:value-type="float" office:value="14.63449" calcext:value-type="float">
            <text:p>14.63449</text:p>
          </table:table-cell>
          <table:table-cell office:value-type="float" office:value="13.19037" calcext:value-type="float">
            <text:p>13.19037</text:p>
          </table:table-cell>
          <table:table-cell office:value-type="float" office:value="13.05118" calcext:value-type="float">
            <text:p>13.05118</text:p>
          </table:table-cell>
          <table:table-cell office:value-type="float" office:value="11.95285" calcext:value-type="float">
            <text:p>11.95285</text:p>
          </table:table-cell>
          <table:table-cell office:value-type="float" office:value="11.81989" calcext:value-type="float">
            <text:p>11.81989</text:p>
          </table:table-cell>
          <table:table-cell office:value-type="float" office:value="11.05405" calcext:value-type="float">
            <text:p>11.05405</text:p>
          </table:table-cell>
          <table:table-cell office:value-type="float" office:value="10.93729" calcext:value-type="float">
            <text:p>10.93729</text:p>
          </table:table-cell>
          <table:table-cell office:value-type="float" office:value="10.63345" calcext:value-type="float">
            <text:p>10.63345</text:p>
          </table:table-cell>
          <table:table-cell office:value-type="float" office:value="10.52921" calcext:value-type="float">
            <text:p>10.52921</text:p>
          </table:table-cell>
          <table:table-cell office:value-type="float" office:value="46.00641" calcext:value-type="float">
            <text:p>46.00641</text:p>
          </table:table-cell>
          <table:table-cell office:value-type="float" office:value="14.18393" calcext:value-type="float">
            <text:p>14.1839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062006" calcext:value-type="float">
            <text:p>7062006</text:p>
          </table:table-cell>
          <table:table-cell office:value-type="float" office:value="22.43005" calcext:value-type="float">
            <text:p>22.43005</text:p>
          </table:table-cell>
          <table:table-cell office:value-type="float" office:value="32.42843" calcext:value-type="float">
            <text:p>32.42843</text:p>
          </table:table-cell>
          <table:table-cell office:value-type="float" office:value="17.08132" calcext:value-type="float">
            <text:p>17.08132</text:p>
          </table:table-cell>
          <table:table-cell office:value-type="float" office:value="1.999314" calcext:value-type="float">
            <text:p>1.999314</text:p>
          </table:table-cell>
          <table:table-cell office:value-type="float" office:value="1.567765" calcext:value-type="float">
            <text:p>1.567765</text:p>
          </table:table-cell>
          <table:table-cell office:value-type="float" office:value="328.3777" calcext:value-type="float">
            <text:p>328.3777</text:p>
          </table:table-cell>
          <table:table-cell office:value-type="float" office:value="0" calcext:value-type="float">
            <text:p>0</text:p>
          </table:table-cell>
          <table:table-cell office:value-type="float" office:value="29.57449" calcext:value-type="float">
            <text:p>29.57449</text:p>
          </table:table-cell>
          <table:table-cell office:value-type="float" office:value="20.50623" calcext:value-type="float">
            <text:p>20.50623</text:p>
          </table:table-cell>
          <table:table-cell office:value-type="float" office:value="26.57648" calcext:value-type="float">
            <text:p>26.57648</text:p>
          </table:table-cell>
          <table:table-cell office:value-type="float" office:value="21.12399" calcext:value-type="float">
            <text:p>21.12399</text:p>
          </table:table-cell>
          <table:table-cell office:value-type="float" office:value="24.86484" calcext:value-type="float">
            <text:p>24.86484</text:p>
          </table:table-cell>
          <table:table-cell office:value-type="float" office:value="21.25278" calcext:value-type="float">
            <text:p>21.25278</text:p>
          </table:table-cell>
          <table:table-cell office:value-type="float" office:value="23.40515" calcext:value-type="float">
            <text:p>23.40515</text:p>
          </table:table-cell>
          <table:table-cell office:value-type="float" office:value="21.12488" calcext:value-type="float">
            <text:p>21.12488</text:p>
          </table:table-cell>
          <table:table-cell office:value-type="float" office:value="22.43243" calcext:value-type="float">
            <text:p>22.43243</text:p>
          </table:table-cell>
          <table:table-cell office:value-type="float" office:value="20.89764" calcext:value-type="float">
            <text:p>20.89764</text:p>
          </table:table-cell>
          <table:table-cell office:value-type="float" office:value="21.40042" calcext:value-type="float">
            <text:p>21.40042</text:p>
          </table:table-cell>
          <table:table-cell office:value-type="float" office:value="20.50879" calcext:value-type="float">
            <text:p>20.50879</text:p>
          </table:table-cell>
          <table:table-cell office:value-type="float" office:value="20.40326" calcext:value-type="float">
            <text:p>20.40326</text:p>
          </table:table-cell>
          <table:table-cell office:value-type="float" office:value="19.89255" calcext:value-type="float">
            <text:p>19.89255</text:p>
          </table:table-cell>
          <table:table-cell office:value-type="float" office:value="18.93759" calcext:value-type="float">
            <text:p>18.93759</text:p>
          </table:table-cell>
          <table:table-cell office:value-type="float" office:value="18.71191" calcext:value-type="float">
            <text:p>18.71191</text:p>
          </table:table-cell>
          <table:table-cell office:value-type="float" office:value="16.98959" calcext:value-type="float">
            <text:p>16.98959</text:p>
          </table:table-cell>
          <table:table-cell office:value-type="float" office:value="16.86615" calcext:value-type="float">
            <text:p>16.86615</text:p>
          </table:table-cell>
          <table:table-cell office:value-type="float" office:value="14.88919" calcext:value-type="float">
            <text:p>14.88919</text:p>
          </table:table-cell>
          <table:table-cell office:value-type="float" office:value="14.76459" calcext:value-type="float">
            <text:p>14.76459</text:p>
          </table:table-cell>
          <table:table-cell office:value-type="float" office:value="13.32443" calcext:value-type="float">
            <text:p>13.32443</text:p>
          </table:table-cell>
          <table:table-cell office:value-type="float" office:value="13.1918" calcext:value-type="float">
            <text:p>13.1918</text:p>
          </table:table-cell>
          <table:table-cell office:value-type="float" office:value="12.08429" calcext:value-type="float">
            <text:p>12.08429</text:p>
          </table:table-cell>
          <table:table-cell office:value-type="float" office:value="11.95419" calcext:value-type="float">
            <text:p>11.95419</text:p>
          </table:table-cell>
          <table:table-cell office:value-type="float" office:value="11.17236" calcext:value-type="float">
            <text:p>11.17236</text:p>
          </table:table-cell>
          <table:table-cell office:value-type="float" office:value="11.05527" calcext:value-type="float">
            <text:p>11.05527</text:p>
          </table:table-cell>
          <table:table-cell office:value-type="float" office:value="10.7395" calcext:value-type="float">
            <text:p>10.7395</text:p>
          </table:table-cell>
          <table:table-cell office:value-type="float" office:value="10.63455" calcext:value-type="float">
            <text:p>10.63455</text:p>
          </table:table-cell>
          <table:table-cell office:value-type="float" office:value="45.60861" calcext:value-type="float">
            <text:p>45.60861</text:p>
          </table:table-cell>
          <table:table-cell office:value-type="float" office:value="16.54678" calcext:value-type="float">
            <text:p>16.5467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062006" calcext:value-type="float">
            <text:p>8062006</text:p>
          </table:table-cell>
          <table:table-cell office:value-type="float" office:value="22.39128" calcext:value-type="float">
            <text:p>22.39128</text:p>
          </table:table-cell>
          <table:table-cell office:value-type="float" office:value="26.87288" calcext:value-type="float">
            <text:p>26.87288</text:p>
          </table:table-cell>
          <table:table-cell office:value-type="float" office:value="21.47573" calcext:value-type="float">
            <text:p>21.47573</text:p>
          </table:table-cell>
          <table:table-cell office:value-type="float" office:value="2.109904" calcext:value-type="float">
            <text:p>2.109904</text:p>
          </table:table-cell>
          <table:table-cell office:value-type="float" office:value="1.432809" calcext:value-type="float">
            <text:p>1.432809</text:p>
          </table:table-cell>
          <table:table-cell office:value-type="float" office:value="331.0958" calcext:value-type="float">
            <text:p>331.0958</text:p>
          </table:table-cell>
          <table:table-cell office:value-type="float" office:value="0" calcext:value-type="float">
            <text:p>0</text:p>
          </table:table-cell>
          <table:table-cell office:value-type="float" office:value="28.58023" calcext:value-type="float">
            <text:p>28.58023</text:p>
          </table:table-cell>
          <table:table-cell office:value-type="float" office:value="22.0947" calcext:value-type="float">
            <text:p>22.0947</text:p>
          </table:table-cell>
          <table:table-cell office:value-type="float" office:value="26.07669" calcext:value-type="float">
            <text:p>26.07669</text:p>
          </table:table-cell>
          <table:table-cell office:value-type="float" office:value="22.29874" calcext:value-type="float">
            <text:p>22.29874</text:p>
          </table:table-cell>
          <table:table-cell office:value-type="float" office:value="24.65106" calcext:value-type="float">
            <text:p>24.65106</text:p>
          </table:table-cell>
          <table:table-cell office:value-type="float" office:value="22.18933" calcext:value-type="float">
            <text:p>22.18933</text:p>
          </table:table-cell>
          <table:table-cell office:value-type="float" office:value="23.38962" calcext:value-type="float">
            <text:p>23.38962</text:p>
          </table:table-cell>
          <table:table-cell office:value-type="float" office:value="21.87204" calcext:value-type="float">
            <text:p>21.87204</text:p>
          </table:table-cell>
          <table:table-cell office:value-type="float" office:value="22.52261" calcext:value-type="float">
            <text:p>22.52261</text:p>
          </table:table-cell>
          <table:table-cell office:value-type="float" office:value="21.52536" calcext:value-type="float">
            <text:p>21.52536</text:p>
          </table:table-cell>
          <table:table-cell office:value-type="float" office:value="21.56659" calcext:value-type="float">
            <text:p>21.56659</text:p>
          </table:table-cell>
          <table:table-cell office:value-type="float" office:value="21.01245" calcext:value-type="float">
            <text:p>21.01245</text:p>
          </table:table-cell>
          <table:table-cell office:value-type="float" office:value="20.63928" calcext:value-type="float">
            <text:p>20.63928</text:p>
          </table:table-cell>
          <table:table-cell office:value-type="float" office:value="20.29678" calcext:value-type="float">
            <text:p>20.29678</text:p>
          </table:table-cell>
          <table:table-cell office:value-type="float" office:value="19.20547" calcext:value-type="float">
            <text:p>19.20547</text:p>
          </table:table-cell>
          <table:table-cell office:value-type="float" office:value="18.94229" calcext:value-type="float">
            <text:p>18.94229</text:p>
          </table:table-cell>
          <table:table-cell office:value-type="float" office:value="17.15817" calcext:value-type="float">
            <text:p>17.15817</text:p>
          </table:table-cell>
          <table:table-cell office:value-type="float" office:value="16.99112" calcext:value-type="float">
            <text:p>16.99112</text:p>
          </table:table-cell>
          <table:table-cell office:value-type="float" office:value="15.02194" calcext:value-type="float">
            <text:p>15.02194</text:p>
          </table:table-cell>
          <table:table-cell office:value-type="float" office:value="14.8905" calcext:value-type="float">
            <text:p>14.8905</text:p>
          </table:table-cell>
          <table:table-cell office:value-type="float" office:value="13.45535" calcext:value-type="float">
            <text:p>13.45535</text:p>
          </table:table-cell>
          <table:table-cell office:value-type="float" office:value="13.32581" calcext:value-type="float">
            <text:p>13.32581</text:p>
          </table:table-cell>
          <table:table-cell office:value-type="float" office:value="12.21292" calcext:value-type="float">
            <text:p>12.21292</text:p>
          </table:table-cell>
          <table:table-cell office:value-type="float" office:value="12.08563" calcext:value-type="float">
            <text:p>12.08563</text:p>
          </table:table-cell>
          <table:table-cell office:value-type="float" office:value="11.29041" calcext:value-type="float">
            <text:p>11.29041</text:p>
          </table:table-cell>
          <table:table-cell office:value-type="float" office:value="11.17361" calcext:value-type="float">
            <text:p>11.17361</text:p>
          </table:table-cell>
          <table:table-cell office:value-type="float" office:value="10.84671" calcext:value-type="float">
            <text:p>10.84671</text:p>
          </table:table-cell>
          <table:table-cell office:value-type="float" office:value="10.7406" calcext:value-type="float">
            <text:p>10.7406</text:p>
          </table:table-cell>
          <table:table-cell office:value-type="float" office:value="40.70755" calcext:value-type="float">
            <text:p>40.70755</text:p>
          </table:table-cell>
          <table:table-cell office:value-type="float" office:value="20.69894" calcext:value-type="float">
            <text:p>20.6989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062006" calcext:value-type="float">
            <text:p>9062006</text:p>
          </table:table-cell>
          <table:table-cell office:value-type="float" office:value="22.13563" calcext:value-type="float">
            <text:p>22.13563</text:p>
          </table:table-cell>
          <table:table-cell office:value-type="float" office:value="36.31732" calcext:value-type="float">
            <text:p>36.31732</text:p>
          </table:table-cell>
          <table:table-cell office:value-type="float" office:value="18.78277" calcext:value-type="float">
            <text:p>18.78277</text:p>
          </table:table-cell>
          <table:table-cell office:value-type="float" office:value="2.36249" calcext:value-type="float">
            <text:p>2.36249</text:p>
          </table:table-cell>
          <table:table-cell office:value-type="float" office:value="1.229012" calcext:value-type="float">
            <text:p>1.229012</text:p>
          </table:table-cell>
          <table:table-cell office:value-type="float" office:value="333.2997" calcext:value-type="float">
            <text:p>333.2997</text:p>
          </table:table-cell>
          <table:table-cell office:value-type="float" office:value="0" calcext:value-type="float">
            <text:p>0</text:p>
          </table:table-cell>
          <table:table-cell office:value-type="float" office:value="31.03104" calcext:value-type="float">
            <text:p>31.03104</text:p>
          </table:table-cell>
          <table:table-cell office:value-type="float" office:value="21.74686" calcext:value-type="float">
            <text:p>21.74686</text:p>
          </table:table-cell>
          <table:table-cell office:value-type="float" office:value="27.81784" calcext:value-type="float">
            <text:p>27.81784</text:p>
          </table:table-cell>
          <table:table-cell office:value-type="float" office:value="22.0336" calcext:value-type="float">
            <text:p>22.0336</text:p>
          </table:table-cell>
          <table:table-cell office:value-type="float" office:value="25.96759" calcext:value-type="float">
            <text:p>25.96759</text:p>
          </table:table-cell>
          <table:table-cell office:value-type="float" office:value="22.02942" calcext:value-type="float">
            <text:p>22.02942</text:p>
          </table:table-cell>
          <table:table-cell office:value-type="float" office:value="24.37238" calcext:value-type="float">
            <text:p>24.37238</text:p>
          </table:table-cell>
          <table:table-cell office:value-type="float" office:value="21.81061" calcext:value-type="float">
            <text:p>21.81061</text:p>
          </table:table-cell>
          <table:table-cell office:value-type="float" office:value="23.29956" calcext:value-type="float">
            <text:p>23.29956</text:p>
          </table:table-cell>
          <table:table-cell office:value-type="float" office:value="21.52939" calcext:value-type="float">
            <text:p>21.52939</text:p>
          </table:table-cell>
          <table:table-cell office:value-type="float" office:value="22.15677" calcext:value-type="float">
            <text:p>22.15677</text:p>
          </table:table-cell>
          <table:table-cell office:value-type="float" office:value="21.08679" calcext:value-type="float">
            <text:p>21.08679</text:p>
          </table:table-cell>
          <table:table-cell office:value-type="float" office:value="21.03973" calcext:value-type="float">
            <text:p>21.03973</text:p>
          </table:table-cell>
          <table:table-cell office:value-type="float" office:value="20.42636" calcext:value-type="float">
            <text:p>20.42636</text:p>
          </table:table-cell>
          <table:table-cell office:value-type="float" office:value="19.42328" calcext:value-type="float">
            <text:p>19.42328</text:p>
          </table:table-cell>
          <table:table-cell office:value-type="float" office:value="19.20914" calcext:value-type="float">
            <text:p>19.20914</text:p>
          </table:table-cell>
          <table:table-cell office:value-type="float" office:value="17.33313" calcext:value-type="float">
            <text:p>17.33313</text:p>
          </table:table-cell>
          <table:table-cell office:value-type="float" office:value="17.16003" calcext:value-type="float">
            <text:p>17.16003</text:p>
          </table:table-cell>
          <table:table-cell office:value-type="float" office:value="15.1633" calcext:value-type="float">
            <text:p>15.1633</text:p>
          </table:table-cell>
          <table:table-cell office:value-type="float" office:value="15.02341" calcext:value-type="float">
            <text:p>15.02341</text:p>
          </table:table-cell>
          <table:table-cell office:value-type="float" office:value="13.58725" calcext:value-type="float">
            <text:p>13.58725</text:p>
          </table:table-cell>
          <table:table-cell office:value-type="float" office:value="13.4567" calcext:value-type="float">
            <text:p>13.4567</text:p>
          </table:table-cell>
          <table:table-cell office:value-type="float" office:value="12.33972" calcext:value-type="float">
            <text:p>12.33972</text:p>
          </table:table-cell>
          <table:table-cell office:value-type="float" office:value="12.21423" calcext:value-type="float">
            <text:p>12.21423</text:p>
          </table:table-cell>
          <table:table-cell office:value-type="float" office:value="11.40793" calcext:value-type="float">
            <text:p>11.40793</text:p>
          </table:table-cell>
          <table:table-cell office:value-type="float" office:value="11.29163" calcext:value-type="float">
            <text:p>11.29163</text:p>
          </table:table-cell>
          <table:table-cell office:value-type="float" office:value="10.95413" calcext:value-type="float">
            <text:p>10.95413</text:p>
          </table:table-cell>
          <table:table-cell office:value-type="float" office:value="10.84781" calcext:value-type="float">
            <text:p>10.84781</text:p>
          </table:table-cell>
          <table:table-cell office:value-type="float" office:value="47.98834" calcext:value-type="float">
            <text:p>47.98834</text:p>
          </table:table-cell>
          <table:table-cell office:value-type="float" office:value="17.38199" calcext:value-type="float">
            <text:p>17.3819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62006" calcext:value-type="float">
            <text:p>10062006</text:p>
          </table:table-cell>
          <table:table-cell office:value-type="float" office:value="22.20912" calcext:value-type="float">
            <text:p>22.20912</text:p>
          </table:table-cell>
          <table:table-cell office:value-type="float" office:value="23.53955" calcext:value-type="float">
            <text:p>23.53955</text:p>
          </table:table-cell>
          <table:table-cell office:value-type="float" office:value="12.61464" calcext:value-type="float">
            <text:p>12.61464</text:p>
          </table:table-cell>
          <table:table-cell office:value-type="float" office:value="1.481707" calcext:value-type="float">
            <text:p>1.481707</text:p>
          </table:table-cell>
          <table:table-cell office:value-type="float" office:value="1.140165" calcext:value-type="float">
            <text:p>1.140165</text:p>
          </table:table-cell>
          <table:table-cell office:value-type="float" office:value="325.9118" calcext:value-type="float">
            <text:p>325.9118</text:p>
          </table:table-cell>
          <table:table-cell office:value-type="float" office:value="0" calcext:value-type="float">
            <text:p>0</text:p>
          </table:table-cell>
          <table:table-cell office:value-type="float" office:value="27.16821" calcext:value-type="float">
            <text:p>27.16821</text:p>
          </table:table-cell>
          <table:table-cell office:value-type="float" office:value="20.10294" calcext:value-type="float">
            <text:p>20.10294</text:p>
          </table:table-cell>
          <table:table-cell office:value-type="float" office:value="25.06152" calcext:value-type="float">
            <text:p>25.06152</text:p>
          </table:table-cell>
          <table:table-cell office:value-type="float" office:value="21.40759" calcext:value-type="float">
            <text:p>21.40759</text:p>
          </table:table-cell>
          <table:table-cell office:value-type="float" office:value="24.41022" calcext:value-type="float">
            <text:p>24.41022</text:p>
          </table:table-cell>
          <table:table-cell office:value-type="float" office:value="21.76672" calcext:value-type="float">
            <text:p>21.76672</text:p>
          </table:table-cell>
          <table:table-cell office:value-type="float" office:value="23.85641" calcext:value-type="float">
            <text:p>23.85641</text:p>
          </table:table-cell>
          <table:table-cell office:value-type="float" office:value="21.79477" calcext:value-type="float">
            <text:p>21.79477</text:p>
          </table:table-cell>
          <table:table-cell office:value-type="float" office:value="23.14746" calcext:value-type="float">
            <text:p>23.14746</text:p>
          </table:table-cell>
          <table:table-cell office:value-type="float" office:value="21.64621" calcext:value-type="float">
            <text:p>21.64621</text:p>
          </table:table-cell>
          <table:table-cell office:value-type="float" office:value="22.16052" calcext:value-type="float">
            <text:p>22.16052</text:p>
          </table:table-cell>
          <table:table-cell office:value-type="float" office:value="21.29556" calcext:value-type="float">
            <text:p>21.29556</text:p>
          </table:table-cell>
          <table:table-cell office:value-type="float" office:value="21.10117" calcext:value-type="float">
            <text:p>21.10117</text:p>
          </table:table-cell>
          <table:table-cell office:value-type="float" office:value="20.66669" calcext:value-type="float">
            <text:p>20.66669</text:p>
          </table:table-cell>
          <table:table-cell office:value-type="float" office:value="19.58212" calcext:value-type="float">
            <text:p>19.58212</text:p>
          </table:table-cell>
          <table:table-cell office:value-type="float" office:value="19.4288" calcext:value-type="float">
            <text:p>19.4288</text:p>
          </table:table-cell>
          <table:table-cell office:value-type="float" office:value="17.52322" calcext:value-type="float">
            <text:p>17.52322</text:p>
          </table:table-cell>
          <table:table-cell office:value-type="float" office:value="17.33508" calcext:value-type="float">
            <text:p>17.33508</text:p>
          </table:table-cell>
          <table:table-cell office:value-type="float" office:value="15.31216" calcext:value-type="float">
            <text:p>15.31216</text:p>
          </table:table-cell>
          <table:table-cell office:value-type="float" office:value="15.16479" calcext:value-type="float">
            <text:p>15.16479</text:p>
          </table:table-cell>
          <table:table-cell office:value-type="float" office:value="13.72147" calcext:value-type="float">
            <text:p>13.72147</text:p>
          </table:table-cell>
          <table:table-cell office:value-type="float" office:value="13.58862" calcext:value-type="float">
            <text:p>13.58862</text:p>
          </table:table-cell>
          <table:table-cell office:value-type="float" office:value="12.46591" calcext:value-type="float">
            <text:p>12.46591</text:p>
          </table:table-cell>
          <table:table-cell office:value-type="float" office:value="12.34103" calcext:value-type="float">
            <text:p>12.34103</text:p>
          </table:table-cell>
          <table:table-cell office:value-type="float" office:value="11.5253" calcext:value-type="float">
            <text:p>11.5253</text:p>
          </table:table-cell>
          <table:table-cell office:value-type="float" office:value="11.40915" calcext:value-type="float">
            <text:p>11.40915</text:p>
          </table:table-cell>
          <table:table-cell office:value-type="float" office:value="11.06165" calcext:value-type="float">
            <text:p>11.06165</text:p>
          </table:table-cell>
          <table:table-cell office:value-type="float" office:value="10.95526" calcext:value-type="float">
            <text:p>10.95526</text:p>
          </table:table-cell>
          <table:table-cell office:value-type="float" office:value="37.50888" calcext:value-type="float">
            <text:p>37.50888</text:p>
          </table:table-cell>
          <table:table-cell office:value-type="float" office:value="13.07132" calcext:value-type="float">
            <text:p>13.0713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062006" calcext:value-type="float">
            <text:p>11062006</text:p>
          </table:table-cell>
          <table:table-cell office:value-type="float" office:value="22.22747" calcext:value-type="float">
            <text:p>22.22747</text:p>
          </table:table-cell>
          <table:table-cell office:value-type="float" office:value="22.98399" calcext:value-type="float">
            <text:p>22.98399</text:p>
          </table:table-cell>
          <table:table-cell office:value-type="float" office:value="10.95353" calcext:value-type="float">
            <text:p>10.95353</text:p>
          </table:table-cell>
          <table:table-cell office:value-type="float" office:value="1.42097" calcext:value-type="float">
            <text:p>1.42097</text:p>
          </table:table-cell>
          <table:table-cell office:value-type="float" office:value="1.111032" calcext:value-type="float">
            <text:p>1.111032</text:p>
          </table:table-cell>
          <table:table-cell office:value-type="float" office:value="327.8074" calcext:value-type="float">
            <text:p>327.8074</text:p>
          </table:table-cell>
          <table:table-cell office:value-type="float" office:value="0" calcext:value-type="float">
            <text:p>0</text:p>
          </table:table-cell>
          <table:table-cell office:value-type="float" office:value="26.01727" calcext:value-type="float">
            <text:p>26.01727</text:p>
          </table:table-cell>
          <table:table-cell office:value-type="float" office:value="18.0452" calcext:value-type="float">
            <text:p>18.0452</text:p>
          </table:table-cell>
          <table:table-cell office:value-type="float" office:value="23.93448" calcext:value-type="float">
            <text:p>23.93448</text:p>
          </table:table-cell>
          <table:table-cell office:value-type="float" office:value="19.44397" calcext:value-type="float">
            <text:p>19.44397</text:p>
          </table:table-cell>
          <table:table-cell office:value-type="float" office:value="22.88159" calcext:value-type="float">
            <text:p>22.88159</text:p>
          </table:table-cell>
          <table:table-cell office:value-type="float" office:value="20.05945" calcext:value-type="float">
            <text:p>20.05945</text:p>
          </table:table-cell>
          <table:table-cell office:value-type="float" office:value="22.04147" calcext:value-type="float">
            <text:p>22.04147</text:p>
          </table:table-cell>
          <table:table-cell office:value-type="float" office:value="20.39752" calcext:value-type="float">
            <text:p>20.39752</text:p>
          </table:table-cell>
          <table:table-cell office:value-type="float" office:value="21.83856" calcext:value-type="float">
            <text:p>21.83856</text:p>
          </table:table-cell>
          <table:table-cell office:value-type="float" office:value="20.49246" calcext:value-type="float">
            <text:p>20.49246</text:p>
          </table:table-cell>
          <table:table-cell office:value-type="float" office:value="21.44565" calcext:value-type="float">
            <text:p>21.44565</text:p>
          </table:table-cell>
          <table:table-cell office:value-type="float" office:value="20.43164" calcext:value-type="float">
            <text:p>20.43164</text:p>
          </table:table-cell>
          <table:table-cell office:value-type="float" office:value="20.76199" calcext:value-type="float">
            <text:p>20.76199</text:p>
          </table:table-cell>
          <table:table-cell office:value-type="float" office:value="20.09531" calcext:value-type="float">
            <text:p>20.09531</text:p>
          </table:table-cell>
          <table:table-cell office:value-type="float" office:value="19.58124" calcext:value-type="float">
            <text:p>19.58124</text:p>
          </table:table-cell>
          <table:table-cell office:value-type="float" office:value="19.35699" calcext:value-type="float">
            <text:p>19.35699</text:p>
          </table:table-cell>
          <table:table-cell office:value-type="float" office:value="17.61325" calcext:value-type="float">
            <text:p>17.61325</text:p>
          </table:table-cell>
          <table:table-cell office:value-type="float" office:value="17.52487" calcext:value-type="float">
            <text:p>17.52487</text:p>
          </table:table-cell>
          <table:table-cell office:value-type="float" office:value="15.45682" calcext:value-type="float">
            <text:p>15.45682</text:p>
          </table:table-cell>
          <table:table-cell office:value-type="float" office:value="15.31378" calcext:value-type="float">
            <text:p>15.31378</text:p>
          </table:table-cell>
          <table:table-cell office:value-type="float" office:value="13.85733" calcext:value-type="float">
            <text:p>13.85733</text:p>
          </table:table-cell>
          <table:table-cell office:value-type="float" office:value="13.72293" calcext:value-type="float">
            <text:p>13.72293</text:p>
          </table:table-cell>
          <table:table-cell office:value-type="float" office:value="12.5921" calcext:value-type="float">
            <text:p>12.5921</text:p>
          </table:table-cell>
          <table:table-cell office:value-type="float" office:value="12.46722" calcext:value-type="float">
            <text:p>12.46722</text:p>
          </table:table-cell>
          <table:table-cell office:value-type="float" office:value="11.64233" calcext:value-type="float">
            <text:p>11.64233</text:p>
          </table:table-cell>
          <table:table-cell office:value-type="float" office:value="11.52652" calcext:value-type="float">
            <text:p>11.52652</text:p>
          </table:table-cell>
          <table:table-cell office:value-type="float" office:value="11.17053" calcext:value-type="float">
            <text:p>11.17053</text:p>
          </table:table-cell>
          <table:table-cell office:value-type="float" office:value="11.06277" calcext:value-type="float">
            <text:p>11.06277</text:p>
          </table:table-cell>
          <table:table-cell office:value-type="float" office:value="36.41052" calcext:value-type="float">
            <text:p>36.41052</text:p>
          </table:table-cell>
          <table:table-cell office:value-type="float" office:value="10.70673" calcext:value-type="float">
            <text:p>10.7067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062006" calcext:value-type="float">
            <text:p>12062006</text:p>
          </table:table-cell>
          <table:table-cell office:value-type="float" office:value="22.27491" calcext:value-type="float">
            <text:p>22.27491</text:p>
          </table:table-cell>
          <table:table-cell office:value-type="float" office:value="24.0951" calcext:value-type="float">
            <text:p>24.0951</text:p>
          </table:table-cell>
          <table:table-cell office:value-type="float" office:value="10.95909" calcext:value-type="float">
            <text:p>10.95909</text:p>
          </table:table-cell>
          <table:table-cell office:value-type="float" office:value="1.467946" calcext:value-type="float">
            <text:p>1.467946</text:p>
          </table:table-cell>
          <table:table-cell office:value-type="float" office:value="1.113358" calcext:value-type="float">
            <text:p>1.113358</text:p>
          </table:table-cell>
          <table:table-cell office:value-type="float" office:value="325.9166" calcext:value-type="float">
            <text:p>325.9166</text:p>
          </table:table-cell>
          <table:table-cell office:value-type="float" office:value="0" calcext:value-type="float">
            <text:p>0</text:p>
          </table:table-cell>
          <table:table-cell office:value-type="float" office:value="25.8053" calcext:value-type="float">
            <text:p>25.8053</text:p>
          </table:table-cell>
          <table:table-cell office:value-type="float" office:value="17.49158" calcext:value-type="float">
            <text:p>17.49158</text:p>
          </table:table-cell>
          <table:table-cell office:value-type="float" office:value="23.62726" calcext:value-type="float">
            <text:p>23.62726</text:p>
          </table:table-cell>
          <table:table-cell office:value-type="float" office:value="18.7951" calcext:value-type="float">
            <text:p>18.7951</text:p>
          </table:table-cell>
          <table:table-cell office:value-type="float" office:value="22.52692" calcext:value-type="float">
            <text:p>22.52692</text:p>
          </table:table-cell>
          <table:table-cell office:value-type="float" office:value="19.40726" calcext:value-type="float">
            <text:p>19.40726</text:p>
          </table:table-cell>
          <table:table-cell office:value-type="float" office:value="21.62515" calcext:value-type="float">
            <text:p>21.62515</text:p>
          </table:table-cell>
          <table:table-cell office:value-type="float" office:value="19.77173" calcext:value-type="float">
            <text:p>19.77173</text:p>
          </table:table-cell>
          <table:table-cell office:value-type="float" office:value="21.07004" calcext:value-type="float">
            <text:p>21.07004</text:p>
          </table:table-cell>
          <table:table-cell office:value-type="float" office:value="19.90622" calcext:value-type="float">
            <text:p>19.90622</text:p>
          </table:table-cell>
          <table:table-cell office:value-type="float" office:value="20.77069" calcext:value-type="float">
            <text:p>20.77069</text:p>
          </table:table-cell>
          <table:table-cell office:value-type="float" office:value="19.91531" calcext:value-type="float">
            <text:p>19.91531</text:p>
          </table:table-cell>
          <table:table-cell office:value-type="float" office:value="20.24768" calcext:value-type="float">
            <text:p>20.24768</text:p>
          </table:table-cell>
          <table:table-cell office:value-type="float" office:value="19.68021" calcext:value-type="float">
            <text:p>19.68021</text:p>
          </table:table-cell>
          <table:table-cell office:value-type="float" office:value="19.35617" calcext:value-type="float">
            <text:p>19.35617</text:p>
          </table:table-cell>
          <table:table-cell office:value-type="float" office:value="19.10938" calcext:value-type="float">
            <text:p>19.10938</text:p>
          </table:table-cell>
          <table:table-cell office:value-type="float" office:value="17.62244" calcext:value-type="float">
            <text:p>17.62244</text:p>
          </table:table-cell>
          <table:table-cell office:value-type="float" office:value="17.60516" calcext:value-type="float">
            <text:p>17.60516</text:p>
          </table:table-cell>
          <table:table-cell office:value-type="float" office:value="15.57401" calcext:value-type="float">
            <text:p>15.57401</text:p>
          </table:table-cell>
          <table:table-cell office:value-type="float" office:value="15.45813" calcext:value-type="float">
            <text:p>15.45813</text:p>
          </table:table-cell>
          <table:table-cell office:value-type="float" office:value="13.98825" calcext:value-type="float">
            <text:p>13.98825</text:p>
          </table:table-cell>
          <table:table-cell office:value-type="float" office:value="13.85873" calcext:value-type="float">
            <text:p>13.85873</text:p>
          </table:table-cell>
          <table:table-cell office:value-type="float" office:value="12.71796" calcext:value-type="float">
            <text:p>12.71796</text:p>
          </table:table-cell>
          <table:table-cell office:value-type="float" office:value="12.59344" calcext:value-type="float">
            <text:p>12.59344</text:p>
          </table:table-cell>
          <table:table-cell office:value-type="float" office:value="11.75949" calcext:value-type="float">
            <text:p>11.75949</text:p>
          </table:table-cell>
          <table:table-cell office:value-type="float" office:value="11.64359" calcext:value-type="float">
            <text:p>11.64359</text:p>
          </table:table-cell>
          <table:table-cell office:value-type="float" office:value="11.27963" calcext:value-type="float">
            <text:p>11.27963</text:p>
          </table:table-cell>
          <table:table-cell office:value-type="float" office:value="11.17169" calcext:value-type="float">
            <text:p>11.17169</text:p>
          </table:table-cell>
          <table:table-cell office:value-type="float" office:value="36.92834" calcext:value-type="float">
            <text:p>36.92834</text:p>
          </table:table-cell>
          <table:table-cell office:value-type="float" office:value="10.64859" calcext:value-type="float">
            <text:p>10.6485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062006" calcext:value-type="float">
            <text:p>13062006</text:p>
          </table:table-cell>
          <table:table-cell office:value-type="float" office:value="22.71475" calcext:value-type="float">
            <text:p>22.71475</text:p>
          </table:table-cell>
          <table:table-cell office:value-type="float" office:value="29.65066" calcext:value-type="float">
            <text:p>29.65066</text:p>
          </table:table-cell>
          <table:table-cell office:value-type="float" office:value="12.09244" calcext:value-type="float">
            <text:p>12.09244</text:p>
          </table:table-cell>
          <table:table-cell office:value-type="float" office:value="1.897242" calcext:value-type="float">
            <text:p>1.897242</text:p>
          </table:table-cell>
          <table:table-cell office:value-type="float" office:value="1.18234" calcext:value-type="float">
            <text:p>1.18234</text:p>
          </table:table-cell>
          <table:table-cell office:value-type="float" office:value="323.7768" calcext:value-type="float">
            <text:p>323.7768</text:p>
          </table:table-cell>
          <table:table-cell office:value-type="float" office:value="0" calcext:value-type="float">
            <text:p>0</text:p>
          </table:table-cell>
          <table:table-cell office:value-type="float" office:value="27.26276" calcext:value-type="float">
            <text:p>27.26276</text:p>
          </table:table-cell>
          <table:table-cell office:value-type="float" office:value="17.74707" calcext:value-type="float">
            <text:p>17.74707</text:p>
          </table:table-cell>
          <table:table-cell office:value-type="float" office:value="24.6553" calcext:value-type="float">
            <text:p>24.6553</text:p>
          </table:table-cell>
          <table:table-cell office:value-type="float" office:value="18.84622" calcext:value-type="float">
            <text:p>18.84622</text:p>
          </table:table-cell>
          <table:table-cell office:value-type="float" office:value="23.26172" calcext:value-type="float">
            <text:p>23.26172</text:p>
          </table:table-cell>
          <table:table-cell office:value-type="float" office:value="19.36597" calcext:value-type="float">
            <text:p>19.36597</text:p>
          </table:table-cell>
          <table:table-cell office:value-type="float" office:value="22.10831" calcext:value-type="float">
            <text:p>22.10831</text:p>
          </table:table-cell>
          <table:table-cell office:value-type="float" office:value="19.65884" calcext:value-type="float">
            <text:p>19.65884</text:p>
          </table:table-cell>
          <table:table-cell office:value-type="float" office:value="21.36636" calcext:value-type="float">
            <text:p>21.36636</text:p>
          </table:table-cell>
          <table:table-cell office:value-type="float" office:value="19.75201" calcext:value-type="float">
            <text:p>19.75201</text:p>
          </table:table-cell>
          <table:table-cell office:value-type="float" office:value="20.62186" calcext:value-type="float">
            <text:p>20.62186</text:p>
          </table:table-cell>
          <table:table-cell office:value-type="float" office:value="19.73312" calcext:value-type="float">
            <text:p>19.73312</text:p>
          </table:table-cell>
          <table:table-cell office:value-type="float" office:value="19.94836" calcext:value-type="float">
            <text:p>19.94836</text:p>
          </table:table-cell>
          <table:table-cell office:value-type="float" office:value="19.49319" calcext:value-type="float">
            <text:p>19.49319</text:p>
          </table:table-cell>
          <table:table-cell office:value-type="float" office:value="19.10919" calcext:value-type="float">
            <text:p>19.10919</text:p>
          </table:table-cell>
          <table:table-cell office:value-type="float" office:value="18.95792" calcext:value-type="float">
            <text:p>18.95792</text:p>
          </table:table-cell>
          <table:table-cell office:value-type="float" office:value="17.60483" calcext:value-type="float">
            <text:p>17.60483</text:p>
          </table:table-cell>
          <table:table-cell office:value-type="float" office:value="17.56476" calcext:value-type="float">
            <text:p>17.56476</text:p>
          </table:table-cell>
          <table:table-cell office:value-type="float" office:value="15.66064" calcext:value-type="float">
            <text:p>15.66064</text:p>
          </table:table-cell>
          <table:table-cell office:value-type="float" office:value="15.57504" calcext:value-type="float">
            <text:p>15.57504</text:p>
          </table:table-cell>
          <table:table-cell office:value-type="float" office:value="14.10812" calcext:value-type="float">
            <text:p>14.10812</text:p>
          </table:table-cell>
          <table:table-cell office:value-type="float" office:value="13.98956" calcext:value-type="float">
            <text:p>13.98956</text:p>
          </table:table-cell>
          <table:table-cell office:value-type="float" office:value="12.84204" calcext:value-type="float">
            <text:p>12.84204</text:p>
          </table:table-cell>
          <table:table-cell office:value-type="float" office:value="12.7193" calcext:value-type="float">
            <text:p>12.7193</text:p>
          </table:table-cell>
          <table:table-cell office:value-type="float" office:value="11.87634" calcext:value-type="float">
            <text:p>11.87634</text:p>
          </table:table-cell>
          <table:table-cell office:value-type="float" office:value="11.76071" calcext:value-type="float">
            <text:p>11.76071</text:p>
          </table:table-cell>
          <table:table-cell office:value-type="float" office:value="11.38849" calcext:value-type="float">
            <text:p>11.38849</text:p>
          </table:table-cell>
          <table:table-cell office:value-type="float" office:value="11.28079" calcext:value-type="float">
            <text:p>11.28079</text:p>
          </table:table-cell>
          <table:table-cell office:value-type="float" office:value="41.24606" calcext:value-type="float">
            <text:p>41.24606</text:p>
          </table:table-cell>
          <table:table-cell office:value-type="float" office:value="11.70175" calcext:value-type="float">
            <text:p>11.7017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062006" calcext:value-type="float">
            <text:p>14062006</text:p>
          </table:table-cell>
          <table:table-cell office:value-type="float" office:value="23.12258" calcext:value-type="float">
            <text:p>23.12258</text:p>
          </table:table-cell>
          <table:table-cell office:value-type="float" office:value="32.42843" calcext:value-type="float">
            <text:p>32.42843</text:p>
          </table:table-cell>
          <table:table-cell office:value-type="float" office:value="20.40073" calcext:value-type="float">
            <text:p>20.40073</text:p>
          </table:table-cell>
          <table:table-cell office:value-type="float" office:value="2.130808" calcext:value-type="float">
            <text:p>2.130808</text:p>
          </table:table-cell>
          <table:table-cell office:value-type="float" office:value="1.659725" calcext:value-type="float">
            <text:p>1.659725</text:p>
          </table:table-cell>
          <table:table-cell office:value-type="float" office:value="324.9172" calcext:value-type="float">
            <text:p>324.9172</text:p>
          </table:table-cell>
          <table:table-cell office:value-type="float" office:value="0" calcext:value-type="float">
            <text:p>0</text:p>
          </table:table-cell>
          <table:table-cell office:value-type="float" office:value="29.27145" calcext:value-type="float">
            <text:p>29.27145</text:p>
          </table:table-cell>
          <table:table-cell office:value-type="float" office:value="20.98154" calcext:value-type="float">
            <text:p>20.98154</text:p>
          </table:table-cell>
          <table:table-cell office:value-type="float" office:value="26.35303" calcext:value-type="float">
            <text:p>26.35303</text:p>
          </table:table-cell>
          <table:table-cell office:value-type="float" office:value="21.10403" calcext:value-type="float">
            <text:p>21.10403</text:p>
          </table:table-cell>
          <table:table-cell office:value-type="float" office:value="24.7402" calcext:value-type="float">
            <text:p>24.7402</text:p>
          </table:table-cell>
          <table:table-cell office:value-type="float" office:value="21.07016" calcext:value-type="float">
            <text:p>21.07016</text:p>
          </table:table-cell>
          <table:table-cell office:value-type="float" office:value="23.32959" calcext:value-type="float">
            <text:p>23.32959</text:p>
          </table:table-cell>
          <table:table-cell office:value-type="float" office:value="20.88745" calcext:value-type="float">
            <text:p>20.88745</text:p>
          </table:table-cell>
          <table:table-cell office:value-type="float" office:value="22.39157" calcext:value-type="float">
            <text:p>22.39157</text:p>
          </table:table-cell>
          <table:table-cell office:value-type="float" office:value="20.6701" calcext:value-type="float">
            <text:p>20.6701</text:p>
          </table:table-cell>
          <table:table-cell office:value-type="float" office:value="21.42831" calcext:value-type="float">
            <text:p>21.42831</text:p>
          </table:table-cell>
          <table:table-cell office:value-type="float" office:value="20.34055" calcext:value-type="float">
            <text:p>20.34055</text:p>
          </table:table-cell>
          <table:table-cell office:value-type="float" office:value="20.49985" calcext:value-type="float">
            <text:p>20.49985</text:p>
          </table:table-cell>
          <table:table-cell office:value-type="float" office:value="19.85992" calcext:value-type="float">
            <text:p>19.85992</text:p>
          </table:table-cell>
          <table:table-cell office:value-type="float" office:value="19.17368" calcext:value-type="float">
            <text:p>19.17368</text:p>
          </table:table-cell>
          <table:table-cell office:value-type="float" office:value="18.98538" calcext:value-type="float">
            <text:p>18.98538</text:p>
          </table:table-cell>
          <table:table-cell office:value-type="float" office:value="17.5795" calcext:value-type="float">
            <text:p>17.5795</text:p>
          </table:table-cell>
          <table:table-cell office:value-type="float" office:value="17.56155" calcext:value-type="float">
            <text:p>17.56155</text:p>
          </table:table-cell>
          <table:table-cell office:value-type="float" office:value="15.73007" calcext:value-type="float">
            <text:p>15.73007</text:p>
          </table:table-cell>
          <table:table-cell office:value-type="float" office:value="15.66138" calcext:value-type="float">
            <text:p>15.66138</text:p>
          </table:table-cell>
          <table:table-cell office:value-type="float" office:value="14.21533" calcext:value-type="float">
            <text:p>14.21533</text:p>
          </table:table-cell>
          <table:table-cell office:value-type="float" office:value="14.10928" calcext:value-type="float">
            <text:p>14.10928</text:p>
          </table:table-cell>
          <table:table-cell office:value-type="float" office:value="12.96173" calcext:value-type="float">
            <text:p>12.96173</text:p>
          </table:table-cell>
          <table:table-cell office:value-type="float" office:value="12.84335" calcext:value-type="float">
            <text:p>12.84335</text:p>
          </table:table-cell>
          <table:table-cell office:value-type="float" office:value="11.99216" calcext:value-type="float">
            <text:p>11.99216</text:p>
          </table:table-cell>
          <table:table-cell office:value-type="float" office:value="11.87756" calcext:value-type="float">
            <text:p>11.87756</text:p>
          </table:table-cell>
          <table:table-cell office:value-type="float" office:value="11.49655" calcext:value-type="float">
            <text:p>11.49655</text:p>
          </table:table-cell>
          <table:table-cell office:value-type="float" office:value="11.38965" calcext:value-type="float">
            <text:p>11.38965</text:p>
          </table:table-cell>
          <table:table-cell office:value-type="float" office:value="44.21301" calcext:value-type="float">
            <text:p>44.21301</text:p>
          </table:table-cell>
          <table:table-cell office:value-type="float" office:value="19.81161" calcext:value-type="float">
            <text:p>19.8116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062006" calcext:value-type="float">
            <text:p>15062006</text:p>
          </table:table-cell>
          <table:table-cell office:value-type="float" office:value="23.16838" calcext:value-type="float">
            <text:p>23.16838</text:p>
          </table:table-cell>
          <table:table-cell office:value-type="float" office:value="31.31732" calcext:value-type="float">
            <text:p>31.31732</text:p>
          </table:table-cell>
          <table:table-cell office:value-type="float" office:value="22.60352" calcext:value-type="float">
            <text:p>22.60352</text:p>
          </table:table-cell>
          <table:table-cell office:value-type="float" office:value="2.227727" calcext:value-type="float">
            <text:p>2.227727</text:p>
          </table:table-cell>
          <table:table-cell office:value-type="float" office:value="1.587819" calcext:value-type="float">
            <text:p>1.587819</text:p>
          </table:table-cell>
          <table:table-cell office:value-type="float" office:value="326.1318" calcext:value-type="float">
            <text:p>326.1318</text:p>
          </table:table-cell>
          <table:table-cell office:value-type="float" office:value="1.5875" calcext:value-type="float">
            <text:p>1.5875</text:p>
          </table:table-cell>
          <table:table-cell office:value-type="float" office:value="29.58401" calcext:value-type="float">
            <text:p>29.58401</text:p>
          </table:table-cell>
          <table:table-cell office:value-type="float" office:value="22.52182" calcext:value-type="float">
            <text:p>22.52182</text:p>
          </table:table-cell>
          <table:table-cell office:value-type="float" office:value="26.86319" calcext:value-type="float">
            <text:p>26.86319</text:p>
          </table:table-cell>
          <table:table-cell office:value-type="float" office:value="22.57407" calcext:value-type="float">
            <text:p>22.57407</text:p>
          </table:table-cell>
          <table:table-cell office:value-type="float" office:value="25.33542" calcext:value-type="float">
            <text:p>25.33542</text:p>
          </table:table-cell>
          <table:table-cell office:value-type="float" office:value="22.39679" calcext:value-type="float">
            <text:p>22.39679</text:p>
          </table:table-cell>
          <table:table-cell office:value-type="float" office:value="23.94952" calcext:value-type="float">
            <text:p>23.94952</text:p>
          </table:table-cell>
          <table:table-cell office:value-type="float" office:value="22.03421" calcext:value-type="float">
            <text:p>22.03421</text:p>
          </table:table-cell>
          <table:table-cell office:value-type="float" office:value="22.9967" calcext:value-type="float">
            <text:p>22.9967</text:p>
          </table:table-cell>
          <table:table-cell office:value-type="float" office:value="21.67102" calcext:value-type="float">
            <text:p>21.67102</text:p>
          </table:table-cell>
          <table:table-cell office:value-type="float" office:value="21.98376" calcext:value-type="float">
            <text:p>21.98376</text:p>
          </table:table-cell>
          <table:table-cell office:value-type="float" office:value="21.16174" calcext:value-type="float">
            <text:p>21.16174</text:p>
          </table:table-cell>
          <table:table-cell office:value-type="float" office:value="21.0047" calcext:value-type="float">
            <text:p>21.0047</text:p>
          </table:table-cell>
          <table:table-cell office:value-type="float" office:value="20.48254" calcext:value-type="float">
            <text:p>20.48254</text:p>
          </table:table-cell>
          <table:table-cell office:value-type="float" office:value="19.53946" calcext:value-type="float">
            <text:p>19.53946</text:p>
          </table:table-cell>
          <table:table-cell office:value-type="float" office:value="19.17899" calcext:value-type="float">
            <text:p>19.17899</text:p>
          </table:table-cell>
          <table:table-cell office:value-type="float" office:value="17.70282" calcext:value-type="float">
            <text:p>17.70282</text:p>
          </table:table-cell>
          <table:table-cell office:value-type="float" office:value="17.58026" calcext:value-type="float">
            <text:p>17.58026</text:p>
          </table:table-cell>
          <table:table-cell office:value-type="float" office:value="15.80835" calcext:value-type="float">
            <text:p>15.80835</text:p>
          </table:table-cell>
          <table:table-cell office:value-type="float" office:value="15.7308" calcext:value-type="float">
            <text:p>15.7308</text:p>
          </table:table-cell>
          <table:table-cell office:value-type="float" office:value="14.31546" calcext:value-type="float">
            <text:p>14.31546</text:p>
          </table:table-cell>
          <table:table-cell office:value-type="float" office:value="14.21643" calcext:value-type="float">
            <text:p>14.21643</text:p>
          </table:table-cell>
          <table:table-cell office:value-type="float" office:value="13.07617" calcext:value-type="float">
            <text:p>13.07617</text:p>
          </table:table-cell>
          <table:table-cell office:value-type="float" office:value="12.96298" calcext:value-type="float">
            <text:p>12.96298</text:p>
          </table:table-cell>
          <table:table-cell office:value-type="float" office:value="12.10651" calcext:value-type="float">
            <text:p>12.10651</text:p>
          </table:table-cell>
          <table:table-cell office:value-type="float" office:value="11.99338" calcext:value-type="float">
            <text:p>11.99338</text:p>
          </table:table-cell>
          <table:table-cell office:value-type="float" office:value="11.60388" calcext:value-type="float">
            <text:p>11.60388</text:p>
          </table:table-cell>
          <table:table-cell office:value-type="float" office:value="11.49765" calcext:value-type="float">
            <text:p>11.49765</text:p>
          </table:table-cell>
          <table:table-cell office:value-type="float" office:value="43.05539" calcext:value-type="float">
            <text:p>43.05539</text:p>
          </table:table-cell>
          <table:table-cell office:value-type="float" office:value="19.32947" calcext:value-type="float">
            <text:p>19.3294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062006" calcext:value-type="float">
            <text:p>16062006</text:p>
          </table:table-cell>
          <table:table-cell office:value-type="float" office:value="23.16728" calcext:value-type="float">
            <text:p>23.16728</text:p>
          </table:table-cell>
          <table:table-cell office:value-type="float" office:value="33.53955" calcext:value-type="float">
            <text:p>33.53955</text:p>
          </table:table-cell>
          <table:table-cell office:value-type="float" office:value="19.85076" calcext:value-type="float">
            <text:p>19.85076</text:p>
          </table:table-cell>
          <table:table-cell office:value-type="float" office:value="2.104919" calcext:value-type="float">
            <text:p>2.104919</text:p>
          </table:table-cell>
          <table:table-cell office:value-type="float" office:value="1.49891" calcext:value-type="float">
            <text:p>1.49891</text:p>
          </table:table-cell>
          <table:table-cell office:value-type="float" office:value="325.2593" calcext:value-type="float">
            <text:p>325.2593</text:p>
          </table:table-cell>
          <table:table-cell office:value-type="float" office:value="5.1435" calcext:value-type="float">
            <text:p>5.1435</text:p>
          </table:table-cell>
          <table:table-cell office:value-type="float" office:value="26.21887" calcext:value-type="float">
            <text:p>26.21887</text:p>
          </table:table-cell>
          <table:table-cell office:value-type="float" office:value="21.06381" calcext:value-type="float">
            <text:p>21.06381</text:p>
          </table:table-cell>
          <table:table-cell office:value-type="float" office:value="24.8826" calcext:value-type="float">
            <text:p>24.8826</text:p>
          </table:table-cell>
          <table:table-cell office:value-type="float" office:value="21.66602" calcext:value-type="float">
            <text:p>21.66602</text:p>
          </table:table-cell>
          <table:table-cell office:value-type="float" office:value="23.88947" calcext:value-type="float">
            <text:p>23.88947</text:p>
          </table:table-cell>
          <table:table-cell office:value-type="float" office:value="21.89758" calcext:value-type="float">
            <text:p>21.89758</text:p>
          </table:table-cell>
          <table:table-cell office:value-type="float" office:value="23.39291" calcext:value-type="float">
            <text:p>23.39291</text:p>
          </table:table-cell>
          <table:table-cell office:value-type="float" office:value="21.84442" calcext:value-type="float">
            <text:p>21.84442</text:p>
          </table:table-cell>
          <table:table-cell office:value-type="float" office:value="22.80048" calcext:value-type="float">
            <text:p>22.80048</text:p>
          </table:table-cell>
          <table:table-cell office:value-type="float" office:value="21.66214" calcext:value-type="float">
            <text:p>21.66214</text:p>
          </table:table-cell>
          <table:table-cell office:value-type="float" office:value="21.98209" calcext:value-type="float">
            <text:p>21.98209</text:p>
          </table:table-cell>
          <table:table-cell office:value-type="float" office:value="21.30063" calcext:value-type="float">
            <text:p>21.30063</text:p>
          </table:table-cell>
          <table:table-cell office:value-type="float" office:value="21.035" calcext:value-type="float">
            <text:p>21.035</text:p>
          </table:table-cell>
          <table:table-cell office:value-type="float" office:value="20.70456" calcext:value-type="float">
            <text:p>20.70456</text:p>
          </table:table-cell>
          <table:table-cell office:value-type="float" office:value="19.71655" calcext:value-type="float">
            <text:p>19.71655</text:p>
          </table:table-cell>
          <table:table-cell office:value-type="float" office:value="19.54483" calcext:value-type="float">
            <text:p>19.54483</text:p>
          </table:table-cell>
          <table:table-cell office:value-type="float" office:value="17.87137" calcext:value-type="float">
            <text:p>17.87137</text:p>
          </table:table-cell>
          <table:table-cell office:value-type="float" office:value="17.70456" calcext:value-type="float">
            <text:p>17.70456</text:p>
          </table:table-cell>
          <table:table-cell office:value-type="float" office:value="15.90848" calcext:value-type="float">
            <text:p>15.90848</text:p>
          </table:table-cell>
          <table:table-cell office:value-type="float" office:value="15.80923" calcext:value-type="float">
            <text:p>15.80923</text:p>
          </table:table-cell>
          <table:table-cell office:value-type="float" office:value="14.41617" calcext:value-type="float">
            <text:p>14.41617</text:p>
          </table:table-cell>
          <table:table-cell office:value-type="float" office:value="14.31647" calcext:value-type="float">
            <text:p>14.31647</text:p>
          </table:table-cell>
          <table:table-cell office:value-type="float" office:value="13.18677" calcext:value-type="float">
            <text:p>13.18677</text:p>
          </table:table-cell>
          <table:table-cell office:value-type="float" office:value="13.07733" calcext:value-type="float">
            <text:p>13.07733</text:p>
          </table:table-cell>
          <table:table-cell office:value-type="float" office:value="12.21863" calcext:value-type="float">
            <text:p>12.21863</text:p>
          </table:table-cell>
          <table:table-cell office:value-type="float" office:value="12.10764" calcext:value-type="float">
            <text:p>12.10764</text:p>
          </table:table-cell>
          <table:table-cell office:value-type="float" office:value="11.71121" calcext:value-type="float">
            <text:p>11.71121</text:p>
          </table:table-cell>
          <table:table-cell office:value-type="float" office:value="11.60501" calcext:value-type="float">
            <text:p>11.60501</text:p>
          </table:table-cell>
          <table:table-cell office:value-type="float" office:value="31.87119" calcext:value-type="float">
            <text:p>31.87119</text:p>
          </table:table-cell>
          <table:table-cell office:value-type="float" office:value="17.24387" calcext:value-type="float">
            <text:p>17.2438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062006" calcext:value-type="float">
            <text:p>17062006</text:p>
          </table:table-cell>
          <table:table-cell office:value-type="float" office:value="23.2508" calcext:value-type="float">
            <text:p>23.2508</text:p>
          </table:table-cell>
          <table:table-cell office:value-type="float" office:value="26.31732" calcext:value-type="float">
            <text:p>26.31732</text:p>
          </table:table-cell>
          <table:table-cell office:value-type="float" office:value="17.05074" calcext:value-type="float">
            <text:p>17.05074</text:p>
          </table:table-cell>
          <table:table-cell office:value-type="float" office:value="1.667879" calcext:value-type="float">
            <text:p>1.667879</text:p>
          </table:table-cell>
          <table:table-cell office:value-type="float" office:value="1.338912" calcext:value-type="float">
            <text:p>1.338912</text:p>
          </table:table-cell>
          <table:table-cell office:value-type="float" office:value="322.9231" calcext:value-type="float">
            <text:p>322.9231</text:p>
          </table:table-cell>
          <table:table-cell office:value-type="float" office:value="1.143" calcext:value-type="float">
            <text:p>1.143</text:p>
          </table:table-cell>
          <table:table-cell office:value-type="float" office:value="23.9201" calcext:value-type="float">
            <text:p>23.9201</text:p>
          </table:table-cell>
          <table:table-cell office:value-type="float" office:value="19.65527" calcext:value-type="float">
            <text:p>19.65527</text:p>
          </table:table-cell>
          <table:table-cell office:value-type="float" office:value="22.92984" calcext:value-type="float">
            <text:p>22.92984</text:p>
          </table:table-cell>
          <table:table-cell office:value-type="float" office:value="20.45728" calcext:value-type="float">
            <text:p>20.45728</text:p>
          </table:table-cell>
          <table:table-cell office:value-type="float" office:value="22.50891" calcext:value-type="float">
            <text:p>22.50891</text:p>
          </table:table-cell>
          <table:table-cell office:value-type="float" office:value="20.81934" calcext:value-type="float">
            <text:p>20.81934</text:p>
          </table:table-cell>
          <table:table-cell office:value-type="float" office:value="22.35147" calcext:value-type="float">
            <text:p>22.35147</text:p>
          </table:table-cell>
          <table:table-cell office:value-type="float" office:value="20.95334" calcext:value-type="float">
            <text:p>20.95334</text:p>
          </table:table-cell>
          <table:table-cell office:value-type="float" office:value="22.03323" calcext:value-type="float">
            <text:p>22.03323</text:p>
          </table:table-cell>
          <table:table-cell office:value-type="float" office:value="20.92795" calcext:value-type="float">
            <text:p>20.92795</text:p>
          </table:table-cell>
          <table:table-cell office:value-type="float" office:value="21.54929" calcext:value-type="float">
            <text:p>21.54929</text:p>
          </table:table-cell>
          <table:table-cell office:value-type="float" office:value="20.75095" calcext:value-type="float">
            <text:p>20.75095</text:p>
          </table:table-cell>
          <table:table-cell office:value-type="float" office:value="20.85873" calcext:value-type="float">
            <text:p>20.85873</text:p>
          </table:table-cell>
          <table:table-cell office:value-type="float" office:value="20.35513" calcext:value-type="float">
            <text:p>20.35513</text:p>
          </table:table-cell>
          <table:table-cell office:value-type="float" office:value="19.73495" calcext:value-type="float">
            <text:p>19.73495</text:p>
          </table:table-cell>
          <table:table-cell office:value-type="float" office:value="19.58691" calcext:value-type="float">
            <text:p>19.58691</text:p>
          </table:table-cell>
          <table:table-cell office:value-type="float" office:value="17.96948" calcext:value-type="float">
            <text:p>17.96948</text:p>
          </table:table-cell>
          <table:table-cell office:value-type="float" office:value="17.87289" calcext:value-type="float">
            <text:p>17.87289</text:p>
          </table:table-cell>
          <table:table-cell office:value-type="float" office:value="16.01715" calcext:value-type="float">
            <text:p>16.01715</text:p>
          </table:table-cell>
          <table:table-cell office:value-type="float" office:value="15.90958" calcext:value-type="float">
            <text:p>15.90958</text:p>
          </table:table-cell>
          <table:table-cell office:value-type="float" office:value="14.52142" calcext:value-type="float">
            <text:p>14.52142</text:p>
          </table:table-cell>
          <table:table-cell office:value-type="float" office:value="14.41724" calcext:value-type="float">
            <text:p>14.41724</text:p>
          </table:table-cell>
          <table:table-cell office:value-type="float" office:value="13.29596" calcext:value-type="float">
            <text:p>13.29596</text:p>
          </table:table-cell>
          <table:table-cell office:value-type="float" office:value="13.1879" calcext:value-type="float">
            <text:p>13.1879</text:p>
          </table:table-cell>
          <table:table-cell office:value-type="float" office:value="12.32901" calcext:value-type="float">
            <text:p>12.32901</text:p>
          </table:table-cell>
          <table:table-cell office:value-type="float" office:value="12.21982" calcext:value-type="float">
            <text:p>12.21982</text:p>
          </table:table-cell>
          <table:table-cell office:value-type="float" office:value="11.81815" calcext:value-type="float">
            <text:p>11.81815</text:p>
          </table:table-cell>
          <table:table-cell office:value-type="float" office:value="11.71231" calcext:value-type="float">
            <text:p>11.71231</text:p>
          </table:table-cell>
          <table:table-cell office:value-type="float" office:value="27.79031" calcext:value-type="float">
            <text:p>27.79031</text:p>
          </table:table-cell>
          <table:table-cell office:value-type="float" office:value="15.08286" calcext:value-type="float">
            <text:p>15.0828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062006" calcext:value-type="float">
            <text:p>18062006</text:p>
          </table:table-cell>
          <table:table-cell office:value-type="float" office:value="23.48619" calcext:value-type="float">
            <text:p>23.48619</text:p>
          </table:table-cell>
          <table:table-cell office:value-type="float" office:value="31.87288" calcext:value-type="float">
            <text:p>31.87288</text:p>
          </table:table-cell>
          <table:table-cell office:value-type="float" office:value="17.07854" calcext:value-type="float">
            <text:p>17.07854</text:p>
          </table:table-cell>
          <table:table-cell office:value-type="float" office:value="1.906429" calcext:value-type="float">
            <text:p>1.906429</text:p>
          </table:table-cell>
          <table:table-cell office:value-type="float" office:value="1.521508" calcext:value-type="float">
            <text:p>1.521508</text:p>
          </table:table-cell>
          <table:table-cell office:value-type="float" office:value="318.2884" calcext:value-type="float">
            <text:p>318.2884</text:p>
          </table:table-cell>
          <table:table-cell office:value-type="float" office:value="0" calcext:value-type="float">
            <text:p>0</text:p>
          </table:table-cell>
          <table:table-cell office:value-type="float" office:value="27.92776" calcext:value-type="float">
            <text:p>27.92776</text:p>
          </table:table-cell>
          <table:table-cell office:value-type="float" office:value="19.36917" calcext:value-type="float">
            <text:p>19.36917</text:p>
          </table:table-cell>
          <table:table-cell office:value-type="float" office:value="25.43921" calcext:value-type="float">
            <text:p>25.43921</text:p>
          </table:table-cell>
          <table:table-cell office:value-type="float" office:value="19.97577" calcext:value-type="float">
            <text:p>19.97577</text:p>
          </table:table-cell>
          <table:table-cell office:value-type="float" office:value="24.04922" calcext:value-type="float">
            <text:p>24.04922</text:p>
          </table:table-cell>
          <table:table-cell office:value-type="float" office:value="20.26379" calcext:value-type="float">
            <text:p>20.26379</text:p>
          </table:table-cell>
          <table:table-cell office:value-type="float" office:value="22.86148" calcext:value-type="float">
            <text:p>22.86148</text:p>
          </table:table-cell>
          <table:table-cell office:value-type="float" office:value="20.38541" calcext:value-type="float">
            <text:p>20.38541</text:p>
          </table:table-cell>
          <table:table-cell office:value-type="float" office:value="22.07239" calcext:value-type="float">
            <text:p>22.07239</text:p>
          </table:table-cell>
          <table:table-cell office:value-type="float" office:value="20.38516" calcext:value-type="float">
            <text:p>20.38516</text:p>
          </table:table-cell>
          <table:table-cell office:value-type="float" office:value="21.27225" calcext:value-type="float">
            <text:p>21.27225</text:p>
          </table:table-cell>
          <table:table-cell office:value-type="float" office:value="20.28543" calcext:value-type="float">
            <text:p>20.28543</text:p>
          </table:table-cell>
          <table:table-cell office:value-type="float" office:value="20.52426" calcext:value-type="float">
            <text:p>20.52426</text:p>
          </table:table-cell>
          <table:table-cell office:value-type="float" office:value="20.00287" calcext:value-type="float">
            <text:p>20.00287</text:p>
          </table:table-cell>
          <table:table-cell office:value-type="float" office:value="19.58566" calcext:value-type="float">
            <text:p>19.58566</text:p>
          </table:table-cell>
          <table:table-cell office:value-type="float" office:value="19.41882" calcext:value-type="float">
            <text:p>19.41882</text:p>
          </table:table-cell>
          <table:table-cell office:value-type="float" office:value="17.98175" calcext:value-type="float">
            <text:p>17.98175</text:p>
          </table:table-cell>
          <table:table-cell office:value-type="float" office:value="17.96991" calcext:value-type="float">
            <text:p>17.96991</text:p>
          </table:table-cell>
          <table:table-cell office:value-type="float" office:value="16.11075" calcext:value-type="float">
            <text:p>16.11075</text:p>
          </table:table-cell>
          <table:table-cell office:value-type="float" office:value="16.01822" calcext:value-type="float">
            <text:p>16.01822</text:p>
          </table:table-cell>
          <table:table-cell office:value-type="float" office:value="14.62637" calcext:value-type="float">
            <text:p>14.62637</text:p>
          </table:table-cell>
          <table:table-cell office:value-type="float" office:value="14.52252" calcext:value-type="float">
            <text:p>14.52252</text:p>
          </table:table-cell>
          <table:table-cell office:value-type="float" office:value="13.40366" calcext:value-type="float">
            <text:p>13.40366</text:p>
          </table:table-cell>
          <table:table-cell office:value-type="float" office:value="13.29712" calcext:value-type="float">
            <text:p>13.29712</text:p>
          </table:table-cell>
          <table:table-cell office:value-type="float" office:value="12.43802" calcext:value-type="float">
            <text:p>12.43802</text:p>
          </table:table-cell>
          <table:table-cell office:value-type="float" office:value="12.33017" calcext:value-type="float">
            <text:p>12.33017</text:p>
          </table:table-cell>
          <table:table-cell office:value-type="float" office:value="11.92365" calcext:value-type="float">
            <text:p>11.92365</text:p>
          </table:table-cell>
          <table:table-cell office:value-type="float" office:value="11.81921" calcext:value-type="float">
            <text:p>11.81921</text:p>
          </table:table-cell>
          <table:table-cell office:value-type="float" office:value="41.81873" calcext:value-type="float">
            <text:p>41.81873</text:p>
          </table:table-cell>
          <table:table-cell office:value-type="float" office:value="15.73004" calcext:value-type="float">
            <text:p>15.7300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062006" calcext:value-type="float">
            <text:p>19062006</text:p>
          </table:table-cell>
          <table:table-cell office:value-type="float" office:value="23.53383" calcext:value-type="float">
            <text:p>23.53383</text:p>
          </table:table-cell>
          <table:table-cell office:value-type="float" office:value="31.31732" calcext:value-type="float">
            <text:p>31.31732</text:p>
          </table:table-cell>
          <table:table-cell office:value-type="float" office:value="17.62854" calcext:value-type="float">
            <text:p>17.62854</text:p>
          </table:table-cell>
          <table:table-cell office:value-type="float" office:value="2.034542" calcext:value-type="float">
            <text:p>2.034542</text:p>
          </table:table-cell>
          <table:table-cell office:value-type="float" office:value="1.527121" calcext:value-type="float">
            <text:p>1.527121</text:p>
          </table:table-cell>
          <table:table-cell office:value-type="float" office:value="311.1809" calcext:value-type="float">
            <text:p>311.1809</text:p>
          </table:table-cell>
          <table:table-cell office:value-type="float" office:value="0" calcext:value-type="float">
            <text:p>0</text:p>
          </table:table-cell>
          <table:table-cell office:value-type="float" office:value="28.31009" calcext:value-type="float">
            <text:p>28.31009</text:p>
          </table:table-cell>
          <table:table-cell office:value-type="float" office:value="20.57297" calcext:value-type="float">
            <text:p>20.57297</text:p>
          </table:table-cell>
          <table:table-cell office:value-type="float" office:value="25.86987" calcext:value-type="float">
            <text:p>25.86987</text:p>
          </table:table-cell>
          <table:table-cell office:value-type="float" office:value="21.15582" calcext:value-type="float">
            <text:p>21.15582</text:p>
          </table:table-cell>
          <table:table-cell office:value-type="float" office:value="24.50604" calcext:value-type="float">
            <text:p>24.50604</text:p>
          </table:table-cell>
          <table:table-cell office:value-type="float" office:value="21.30035" calcext:value-type="float">
            <text:p>21.30035</text:p>
          </table:table-cell>
          <table:table-cell office:value-type="float" office:value="23.30154" calcext:value-type="float">
            <text:p>23.30154</text:p>
          </table:table-cell>
          <table:table-cell office:value-type="float" office:value="21.23663" calcext:value-type="float">
            <text:p>21.23663</text:p>
          </table:table-cell>
          <table:table-cell office:value-type="float" office:value="22.48096" calcext:value-type="float">
            <text:p>22.48096</text:p>
          </table:table-cell>
          <table:table-cell office:value-type="float" office:value="21.0871" calcext:value-type="float">
            <text:p>21.0871</text:p>
          </table:table-cell>
          <table:table-cell office:value-type="float" office:value="21.62366" calcext:value-type="float">
            <text:p>21.62366</text:p>
          </table:table-cell>
          <table:table-cell office:value-type="float" office:value="20.81036" calcext:value-type="float">
            <text:p>20.81036</text:p>
          </table:table-cell>
          <table:table-cell office:value-type="float" office:value="20.81183" calcext:value-type="float">
            <text:p>20.81183</text:p>
          </table:table-cell>
          <table:table-cell office:value-type="float" office:value="20.34467" calcext:value-type="float">
            <text:p>20.34467</text:p>
          </table:table-cell>
          <table:table-cell office:value-type="float" office:value="19.6124" calcext:value-type="float">
            <text:p>19.6124</text:p>
          </table:table-cell>
          <table:table-cell office:value-type="float" office:value="19.46225" calcext:value-type="float">
            <text:p>19.46225</text:p>
          </table:table-cell>
          <table:table-cell office:value-type="float" office:value="18.02167" calcext:value-type="float">
            <text:p>18.02167</text:p>
          </table:table-cell>
          <table:table-cell office:value-type="float" office:value="17.9776" calcext:value-type="float">
            <text:p>17.9776</text:p>
          </table:table-cell>
          <table:table-cell office:value-type="float" office:value="16.19031" calcext:value-type="float">
            <text:p>16.19031</text:p>
          </table:table-cell>
          <table:table-cell office:value-type="float" office:value="16.11157" calcext:value-type="float">
            <text:p>16.11157</text:p>
          </table:table-cell>
          <table:table-cell office:value-type="float" office:value="14.72604" calcext:value-type="float">
            <text:p>14.72604</text:p>
          </table:table-cell>
          <table:table-cell office:value-type="float" office:value="14.62744" calcext:value-type="float">
            <text:p>14.62744</text:p>
          </table:table-cell>
          <table:table-cell office:value-type="float" office:value="13.51102" calcext:value-type="float">
            <text:p>13.51102</text:p>
          </table:table-cell>
          <table:table-cell office:value-type="float" office:value="13.40479" calcext:value-type="float">
            <text:p>13.40479</text:p>
          </table:table-cell>
          <table:table-cell office:value-type="float" office:value="12.54581" calcext:value-type="float">
            <text:p>12.54581</text:p>
          </table:table-cell>
          <table:table-cell office:value-type="float" office:value="12.43915" calcext:value-type="float">
            <text:p>12.43915</text:p>
          </table:table-cell>
          <table:table-cell office:value-type="float" office:value="12.02798" calcext:value-type="float">
            <text:p>12.02798</text:p>
          </table:table-cell>
          <table:table-cell office:value-type="float" office:value="11.92474" calcext:value-type="float">
            <text:p>11.92474</text:p>
          </table:table-cell>
          <table:table-cell office:value-type="float" office:value="41.20865" calcext:value-type="float">
            <text:p>41.20865</text:p>
          </table:table-cell>
          <table:table-cell office:value-type="float" office:value="17.03479" calcext:value-type="float">
            <text:p>17.0347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062006" calcext:value-type="float">
            <text:p>20062006</text:p>
          </table:table-cell>
          <table:table-cell office:value-type="float" office:value="23.61334" calcext:value-type="float">
            <text:p>23.61334</text:p>
          </table:table-cell>
          <table:table-cell office:value-type="float" office:value="34.0951" calcext:value-type="float">
            <text:p>34.0951</text:p>
          </table:table-cell>
          <table:table-cell office:value-type="float" office:value="23.17019" calcext:value-type="float">
            <text:p>23.17019</text:p>
          </table:table-cell>
          <table:table-cell office:value-type="float" office:value="2.285575" calcext:value-type="float">
            <text:p>2.285575</text:p>
          </table:table-cell>
          <table:table-cell office:value-type="float" office:value="1.641958" calcext:value-type="float">
            <text:p>1.641958</text:p>
          </table:table-cell>
          <table:table-cell office:value-type="float" office:value="302.603" calcext:value-type="float">
            <text:p>302.603</text:p>
          </table:table-cell>
          <table:table-cell office:value-type="float" office:value="0" calcext:value-type="float">
            <text:p>0</text:p>
          </table:table-cell>
          <table:table-cell office:value-type="float" office:value="29.92258" calcext:value-type="float">
            <text:p>29.92258</text:p>
          </table:table-cell>
          <table:table-cell office:value-type="float" office:value="22.56662" calcext:value-type="float">
            <text:p>22.56662</text:p>
          </table:table-cell>
          <table:table-cell office:value-type="float" office:value="27.22858" calcext:value-type="float">
            <text:p>27.22858</text:p>
          </table:table-cell>
          <table:table-cell office:value-type="float" office:value="22.55203" calcext:value-type="float">
            <text:p>22.55203</text:p>
          </table:table-cell>
          <table:table-cell office:value-type="float" office:value="25.6889" calcext:value-type="float">
            <text:p>25.6889</text:p>
          </table:table-cell>
          <table:table-cell office:value-type="float" office:value="22.40012" calcext:value-type="float">
            <text:p>22.40012</text:p>
          </table:table-cell>
          <table:table-cell office:value-type="float" office:value="24.29944" calcext:value-type="float">
            <text:p>24.29944</text:p>
          </table:table-cell>
          <table:table-cell office:value-type="float" office:value="22.08856" calcext:value-type="float">
            <text:p>22.08856</text:p>
          </table:table-cell>
          <table:table-cell office:value-type="float" office:value="23.34171" calcext:value-type="float">
            <text:p>23.34171</text:p>
          </table:table-cell>
          <table:table-cell office:value-type="float" office:value="21.77499" calcext:value-type="float">
            <text:p>21.77499</text:p>
          </table:table-cell>
          <table:table-cell office:value-type="float" office:value="22.33176" calcext:value-type="float">
            <text:p>22.33176</text:p>
          </table:table-cell>
          <table:table-cell office:value-type="float" office:value="21.33105" calcext:value-type="float">
            <text:p>21.33105</text:p>
          </table:table-cell>
          <table:table-cell office:value-type="float" office:value="21.34079" calcext:value-type="float">
            <text:p>21.34079</text:p>
          </table:table-cell>
          <table:table-cell office:value-type="float" office:value="20.7305" calcext:value-type="float">
            <text:p>20.7305</text:p>
          </table:table-cell>
          <table:table-cell office:value-type="float" office:value="19.89261" calcext:value-type="float">
            <text:p>19.89261</text:p>
          </table:table-cell>
          <table:table-cell office:value-type="float" office:value="19.61618" calcext:value-type="float">
            <text:p>19.61618</text:p>
          </table:table-cell>
          <table:table-cell office:value-type="float" office:value="18.1275" calcext:value-type="float">
            <text:p>18.1275</text:p>
          </table:table-cell>
          <table:table-cell office:value-type="float" office:value="18.02243" calcext:value-type="float">
            <text:p>18.02243</text:p>
          </table:table-cell>
          <table:table-cell office:value-type="float" office:value="16.27328" calcext:value-type="float">
            <text:p>16.27328</text:p>
          </table:table-cell>
          <table:table-cell office:value-type="float" office:value="16.1911" calcext:value-type="float">
            <text:p>16.1911</text:p>
          </table:table-cell>
          <table:table-cell office:value-type="float" office:value="14.82181" calcext:value-type="float">
            <text:p>14.82181</text:p>
          </table:table-cell>
          <table:table-cell office:value-type="float" office:value="14.72708" calcext:value-type="float">
            <text:p>14.72708</text:p>
          </table:table-cell>
          <table:table-cell office:value-type="float" office:value="13.61554" calcext:value-type="float">
            <text:p>13.61554</text:p>
          </table:table-cell>
          <table:table-cell office:value-type="float" office:value="13.51212" calcext:value-type="float">
            <text:p>13.51212</text:p>
          </table:table-cell>
          <table:table-cell office:value-type="float" office:value="12.65213" calcext:value-type="float">
            <text:p>12.65213</text:p>
          </table:table-cell>
          <table:table-cell office:value-type="float" office:value="12.54694" calcext:value-type="float">
            <text:p>12.54694</text:p>
          </table:table-cell>
          <table:table-cell office:value-type="float" office:value="12.13055" calcext:value-type="float">
            <text:p>12.13055</text:p>
          </table:table-cell>
          <table:table-cell office:value-type="float" office:value="12.02905" calcext:value-type="float">
            <text:p>12.02905</text:p>
          </table:table-cell>
          <table:table-cell office:value-type="float" office:value="44.00366" calcext:value-type="float">
            <text:p>44.00366</text:p>
          </table:table-cell>
          <table:table-cell office:value-type="float" office:value="21.98773" calcext:value-type="float">
            <text:p>21.9877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062006" calcext:value-type="float">
            <text:p>21062006</text:p>
          </table:table-cell>
          <table:table-cell office:value-type="float" office:value="23.9297" calcext:value-type="float">
            <text:p>23.9297</text:p>
          </table:table-cell>
          <table:table-cell office:value-type="float" office:value="30.76177" calcext:value-type="float">
            <text:p>30.76177</text:p>
          </table:table-cell>
          <table:table-cell office:value-type="float" office:value="19.78703" calcext:value-type="float">
            <text:p>19.78703</text:p>
          </table:table-cell>
          <table:table-cell office:value-type="float" office:value="1.924313" calcext:value-type="float">
            <text:p>1.924313</text:p>
          </table:table-cell>
          <table:table-cell office:value-type="float" office:value="1.433528" calcext:value-type="float">
            <text:p>1.433528</text:p>
          </table:table-cell>
          <table:table-cell office:value-type="float" office:value="300.1471" calcext:value-type="float">
            <text:p>300.1471</text:p>
          </table:table-cell>
          <table:table-cell office:value-type="float" office:value="0" calcext:value-type="float">
            <text:p>0</text:p>
          </table:table-cell>
          <table:table-cell office:value-type="float" office:value="29.05142" calcext:value-type="float">
            <text:p>29.05142</text:p>
          </table:table-cell>
          <table:table-cell office:value-type="float" office:value="22.34659" calcext:value-type="float">
            <text:p>22.34659</text:p>
          </table:table-cell>
          <table:table-cell office:value-type="float" office:value="26.69128" calcext:value-type="float">
            <text:p>26.69128</text:p>
          </table:table-cell>
          <table:table-cell office:value-type="float" office:value="22.79428" calcext:value-type="float">
            <text:p>22.79428</text:p>
          </table:table-cell>
          <table:table-cell office:value-type="float" office:value="25.38351" calcext:value-type="float">
            <text:p>25.38351</text:p>
          </table:table-cell>
          <table:table-cell office:value-type="float" office:value="22.78497" calcext:value-type="float">
            <text:p>22.78497</text:p>
          </table:table-cell>
          <table:table-cell office:value-type="float" office:value="24.18683" calcext:value-type="float">
            <text:p>24.18683</text:p>
          </table:table-cell>
          <table:table-cell office:value-type="float" office:value="22.55545" calcext:value-type="float">
            <text:p>22.55545</text:p>
          </table:table-cell>
          <table:table-cell office:value-type="float" office:value="23.34656" calcext:value-type="float">
            <text:p>23.34656</text:p>
          </table:table-cell>
          <table:table-cell office:value-type="float" office:value="22.27191" calcext:value-type="float">
            <text:p>22.27191</text:p>
          </table:table-cell>
          <table:table-cell office:value-type="float" office:value="22.42795" calcext:value-type="float">
            <text:p>22.42795</text:p>
          </table:table-cell>
          <table:table-cell office:value-type="float" office:value="21.82806" calcext:value-type="float">
            <text:p>21.82806</text:p>
          </table:table-cell>
          <table:table-cell office:value-type="float" office:value="21.54089" calcext:value-type="float">
            <text:p>21.54089</text:p>
          </table:table-cell>
          <table:table-cell office:value-type="float" office:value="21.17517" calcext:value-type="float">
            <text:p>21.17517</text:p>
          </table:table-cell>
          <table:table-cell office:value-type="float" office:value="20.18115" calcext:value-type="float">
            <text:p>20.18115</text:p>
          </table:table-cell>
          <table:table-cell office:value-type="float" office:value="19.89825" calcext:value-type="float">
            <text:p>19.89825</text:p>
          </table:table-cell>
          <table:table-cell office:value-type="float" office:value="18.29678" calcext:value-type="float">
            <text:p>18.29678</text:p>
          </table:table-cell>
          <table:table-cell office:value-type="float" office:value="18.12903" calcext:value-type="float">
            <text:p>18.12903</text:p>
          </table:table-cell>
          <table:table-cell office:value-type="float" office:value="16.3725" calcext:value-type="float">
            <text:p>16.3725</text:p>
          </table:table-cell>
          <table:table-cell office:value-type="float" office:value="16.2742" calcext:value-type="float">
            <text:p>16.2742</text:p>
          </table:table-cell>
          <table:table-cell office:value-type="float" office:value="14.9187" calcext:value-type="float">
            <text:p>14.9187</text:p>
          </table:table-cell>
          <table:table-cell office:value-type="float" office:value="14.82281" calcext:value-type="float">
            <text:p>14.82281</text:p>
          </table:table-cell>
          <table:table-cell office:value-type="float" office:value="13.71835" calcext:value-type="float">
            <text:p>13.71835</text:p>
          </table:table-cell>
          <table:table-cell office:value-type="float" office:value="13.61664" calcext:value-type="float">
            <text:p>13.61664</text:p>
          </table:table-cell>
          <table:table-cell office:value-type="float" office:value="12.7569" calcext:value-type="float">
            <text:p>12.7569</text:p>
          </table:table-cell>
          <table:table-cell office:value-type="float" office:value="12.65326" calcext:value-type="float">
            <text:p>12.65326</text:p>
          </table:table-cell>
          <table:table-cell office:value-type="float" office:value="12.23215" calcext:value-type="float">
            <text:p>12.23215</text:p>
          </table:table-cell>
          <table:table-cell office:value-type="float" office:value="12.13162" calcext:value-type="float">
            <text:p>12.13162</text:p>
          </table:table-cell>
          <table:table-cell office:value-type="float" office:value="40.89655" calcext:value-type="float">
            <text:p>40.89655</text:p>
          </table:table-cell>
          <table:table-cell office:value-type="float" office:value="18.8465" calcext:value-type="float">
            <text:p>18.846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062006" calcext:value-type="float">
            <text:p>22062006</text:p>
          </table:table-cell>
          <table:table-cell office:value-type="float" office:value="24.09587" calcext:value-type="float">
            <text:p>24.09587</text:p>
          </table:table-cell>
          <table:table-cell office:value-type="float" office:value="31.31732" calcext:value-type="float">
            <text:p>31.31732</text:p>
          </table:table-cell>
          <table:table-cell office:value-type="float" office:value="15.97021" calcext:value-type="float">
            <text:p>15.97021</text:p>
          </table:table-cell>
          <table:table-cell office:value-type="float" office:value="1.823798" calcext:value-type="float">
            <text:p>1.823798</text:p>
          </table:table-cell>
          <table:table-cell office:value-type="float" office:value="1.418243" calcext:value-type="float">
            <text:p>1.418243</text:p>
          </table:table-cell>
          <table:table-cell office:value-type="float" office:value="297.6418" calcext:value-type="float">
            <text:p>297.6418</text:p>
          </table:table-cell>
          <table:table-cell office:value-type="float" office:value="1.5875" calcext:value-type="float">
            <text:p>1.5875</text:p>
          </table:table-cell>
          <table:table-cell office:value-type="float" office:value="28.63431" calcext:value-type="float">
            <text:p>28.63431</text:p>
          </table:table-cell>
          <table:table-cell office:value-type="float" office:value="20.92877" calcext:value-type="float">
            <text:p>20.92877</text:p>
          </table:table-cell>
          <table:table-cell office:value-type="float" office:value="26.31583" calcext:value-type="float">
            <text:p>26.31583</text:p>
          </table:table-cell>
          <table:table-cell office:value-type="float" office:value="21.78827" calcext:value-type="float">
            <text:p>21.78827</text:p>
          </table:table-cell>
          <table:table-cell office:value-type="float" office:value="25.04605" calcext:value-type="float">
            <text:p>25.04605</text:p>
          </table:table-cell>
          <table:table-cell office:value-type="float" office:value="22.03671" calcext:value-type="float">
            <text:p>22.03671</text:p>
          </table:table-cell>
          <table:table-cell office:value-type="float" office:value="23.91617" calcext:value-type="float">
            <text:p>23.91617</text:p>
          </table:table-cell>
          <table:table-cell office:value-type="float" office:value="22.04678" calcext:value-type="float">
            <text:p>22.04678</text:p>
          </table:table-cell>
          <table:table-cell office:value-type="float" office:value="23.1366" calcext:value-type="float">
            <text:p>23.1366</text:p>
          </table:table-cell>
          <table:table-cell office:value-type="float" office:value="21.9285" calcext:value-type="float">
            <text:p>21.9285</text:p>
          </table:table-cell>
          <table:table-cell office:value-type="float" office:value="22.41266" calcext:value-type="float">
            <text:p>22.41266</text:p>
          </table:table-cell>
          <table:table-cell office:value-type="float" office:value="21.65421" calcext:value-type="float">
            <text:p>21.65421</text:p>
          </table:table-cell>
          <table:table-cell office:value-type="float" office:value="21.54901" calcext:value-type="float">
            <text:p>21.54901</text:p>
          </table:table-cell>
          <table:table-cell office:value-type="float" office:value="21.14227" calcext:value-type="float">
            <text:p>21.14227</text:p>
          </table:table-cell>
          <table:table-cell office:value-type="float" office:value="20.27008" calcext:value-type="float">
            <text:p>20.27008</text:p>
          </table:table-cell>
          <table:table-cell office:value-type="float" office:value="20.18494" calcext:value-type="float">
            <text:p>20.18494</text:p>
          </table:table-cell>
          <table:table-cell office:value-type="float" office:value="18.45071" calcext:value-type="float">
            <text:p>18.45071</text:p>
          </table:table-cell>
          <table:table-cell office:value-type="float" office:value="18.29861" calcext:value-type="float">
            <text:p>18.29861</text:p>
          </table:table-cell>
          <table:table-cell office:value-type="float" office:value="16.48663" calcext:value-type="float">
            <text:p>16.48663</text:p>
          </table:table-cell>
          <table:table-cell office:value-type="float" office:value="16.37363" calcext:value-type="float">
            <text:p>16.37363</text:p>
          </table:table-cell>
          <table:table-cell office:value-type="float" office:value="15.02051" calcext:value-type="float">
            <text:p>15.02051</text:p>
          </table:table-cell>
          <table:table-cell office:value-type="float" office:value="14.91974" calcext:value-type="float">
            <text:p>14.91974</text:p>
          </table:table-cell>
          <table:table-cell office:value-type="float" office:value="13.82019" calcext:value-type="float">
            <text:p>13.82019</text:p>
          </table:table-cell>
          <table:table-cell office:value-type="float" office:value="13.71939" calcext:value-type="float">
            <text:p>13.71939</text:p>
          </table:table-cell>
          <table:table-cell office:value-type="float" office:value="12.85983" calcext:value-type="float">
            <text:p>12.85983</text:p>
          </table:table-cell>
          <table:table-cell office:value-type="float" office:value="12.75797" calcext:value-type="float">
            <text:p>12.75797</text:p>
          </table:table-cell>
          <table:table-cell office:value-type="float" office:value="12.33228" calcext:value-type="float">
            <text:p>12.33228</text:p>
          </table:table-cell>
          <table:table-cell office:value-type="float" office:value="12.23318" calcext:value-type="float">
            <text:p>12.23318</text:p>
          </table:table-cell>
          <table:table-cell office:value-type="float" office:value="40.9006" calcext:value-type="float">
            <text:p>40.9006</text:p>
          </table:table-cell>
          <table:table-cell office:value-type="float" office:value="15.96274" calcext:value-type="float">
            <text:p>15.9627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3062006" calcext:value-type="float">
            <text:p>23062006</text:p>
          </table:table-cell>
          <table:table-cell office:value-type="float" office:value="24.27376" calcext:value-type="float">
            <text:p>24.27376</text:p>
          </table:table-cell>
          <table:table-cell office:value-type="float" office:value="30.20621" calcext:value-type="float">
            <text:p>30.20621</text:p>
          </table:table-cell>
          <table:table-cell office:value-type="float" office:value="17.62298" calcext:value-type="float">
            <text:p>17.62298</text:p>
          </table:table-cell>
          <table:table-cell office:value-type="float" office:value="1.82071" calcext:value-type="float">
            <text:p>1.82071</text:p>
          </table:table-cell>
          <table:table-cell office:value-type="float" office:value="1.412814" calcext:value-type="float">
            <text:p>1.412814</text:p>
          </table:table-cell>
          <table:table-cell office:value-type="float" office:value="293.4446" calcext:value-type="float">
            <text:p>293.4446</text:p>
          </table:table-cell>
          <table:table-cell office:value-type="float" office:value="5.2705" calcext:value-type="float">
            <text:p>5.2705</text:p>
          </table:table-cell>
          <table:table-cell office:value-type="float" office:value="24.85648" calcext:value-type="float">
            <text:p>24.85648</text:p>
          </table:table-cell>
          <table:table-cell office:value-type="float" office:value="20.16684" calcext:value-type="float">
            <text:p>20.16684</text:p>
          </table:table-cell>
          <table:table-cell office:value-type="float" office:value="23.86414" calcext:value-type="float">
            <text:p>23.86414</text:p>
          </table:table-cell>
          <table:table-cell office:value-type="float" office:value="21.00543" calcext:value-type="float">
            <text:p>21.00543</text:p>
          </table:table-cell>
          <table:table-cell office:value-type="float" office:value="23.54153" calcext:value-type="float">
            <text:p>23.54153</text:p>
          </table:table-cell>
          <table:table-cell office:value-type="float" office:value="21.42484" calcext:value-type="float">
            <text:p>21.42484</text:p>
          </table:table-cell>
          <table:table-cell office:value-type="float" office:value="23.30991" calcext:value-type="float">
            <text:p>23.30991</text:p>
          </table:table-cell>
          <table:table-cell office:value-type="float" office:value="21.58499" calcext:value-type="float">
            <text:p>21.58499</text:p>
          </table:table-cell>
          <table:table-cell office:value-type="float" office:value="22.89459" calcext:value-type="float">
            <text:p>22.89459</text:p>
          </table:table-cell>
          <table:table-cell office:value-type="float" office:value="21.56815" calcext:value-type="float">
            <text:p>21.56815</text:p>
          </table:table-cell>
          <table:table-cell office:value-type="float" office:value="22.28268" calcext:value-type="float">
            <text:p>22.28268</text:p>
          </table:table-cell>
          <table:table-cell office:value-type="float" office:value="21.39047" calcext:value-type="float">
            <text:p>21.39047</text:p>
          </table:table-cell>
          <table:table-cell office:value-type="float" office:value="21.5014" calcext:value-type="float">
            <text:p>21.5014</text:p>
          </table:table-cell>
          <table:table-cell office:value-type="float" office:value="20.98077" calcext:value-type="float">
            <text:p>20.98077</text:p>
          </table:table-cell>
          <table:table-cell office:value-type="float" office:value="20.31555" calcext:value-type="float">
            <text:p>20.31555</text:p>
          </table:table-cell>
          <table:table-cell office:value-type="float" office:value="20.19254" calcext:value-type="float">
            <text:p>20.19254</text:p>
          </table:table-cell>
          <table:table-cell office:value-type="float" office:value="18.55121" calcext:value-type="float">
            <text:p>18.55121</text:p>
          </table:table-cell>
          <table:table-cell office:value-type="float" office:value="18.45209" calcext:value-type="float">
            <text:p>18.45209</text:p>
          </table:table-cell>
          <table:table-cell office:value-type="float" office:value="16.60086" calcext:value-type="float">
            <text:p>16.60086</text:p>
          </table:table-cell>
          <table:table-cell office:value-type="float" office:value="16.48782" calcext:value-type="float">
            <text:p>16.48782</text:p>
          </table:table-cell>
          <table:table-cell office:value-type="float" office:value="15.12607" calcext:value-type="float">
            <text:p>15.12607</text:p>
          </table:table-cell>
          <table:table-cell office:value-type="float" office:value="15.02158" calcext:value-type="float">
            <text:p>15.02158</text:p>
          </table:table-cell>
          <table:table-cell office:value-type="float" office:value="13.92261" calcext:value-type="float">
            <text:p>13.92261</text:p>
          </table:table-cell>
          <table:table-cell office:value-type="float" office:value="13.82126" calcext:value-type="float">
            <text:p>13.82126</text:p>
          </table:table-cell>
          <table:table-cell office:value-type="float" office:value="12.96191" calcext:value-type="float">
            <text:p>12.96191</text:p>
          </table:table-cell>
          <table:table-cell office:value-type="float" office:value="12.86087" calcext:value-type="float">
            <text:p>12.86087</text:p>
          </table:table-cell>
          <table:table-cell office:value-type="float" office:value="12.43115" calcext:value-type="float">
            <text:p>12.43115</text:p>
          </table:table-cell>
          <table:table-cell office:value-type="float" office:value="12.33331" calcext:value-type="float">
            <text:p>12.33331</text:p>
          </table:table-cell>
          <table:table-cell office:value-type="float" office:value="29.09131" calcext:value-type="float">
            <text:p>29.09131</text:p>
          </table:table-cell>
          <table:table-cell office:value-type="float" office:value="15.87488" calcext:value-type="float">
            <text:p>15.8748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062006" calcext:value-type="float">
            <text:p>24062006</text:p>
          </table:table-cell>
          <table:table-cell office:value-type="float" office:value="24.55789" calcext:value-type="float">
            <text:p>24.55789</text:p>
          </table:table-cell>
          <table:table-cell office:value-type="float" office:value="27.98399" calcext:value-type="float">
            <text:p>27.98399</text:p>
          </table:table-cell>
          <table:table-cell office:value-type="float" office:value="15.95353" calcext:value-type="float">
            <text:p>15.95353</text:p>
          </table:table-cell>
          <table:table-cell office:value-type="float" office:value="1.678585" calcext:value-type="float">
            <text:p>1.678585</text:p>
          </table:table-cell>
          <table:table-cell office:value-type="float" office:value="1.258132" calcext:value-type="float">
            <text:p>1.258132</text:p>
          </table:table-cell>
          <table:table-cell office:value-type="float" office:value="289.2264" calcext:value-type="float">
            <text:p>289.2264</text:p>
          </table:table-cell>
          <table:table-cell office:value-type="float" office:value="1.524" calcext:value-type="float">
            <text:p>1.524</text:p>
          </table:table-cell>
          <table:table-cell office:value-type="float" office:value="23.59363" calcext:value-type="float">
            <text:p>23.59363</text:p>
          </table:table-cell>
          <table:table-cell office:value-type="float" office:value="18.9653" calcext:value-type="float">
            <text:p>18.9653</text:p>
          </table:table-cell>
          <table:table-cell office:value-type="float" office:value="22.65933" calcext:value-type="float">
            <text:p>22.65933</text:p>
          </table:table-cell>
          <table:table-cell office:value-type="float" office:value="19.82178" calcext:value-type="float">
            <text:p>19.82178</text:p>
          </table:table-cell>
          <table:table-cell office:value-type="float" office:value="22.07538" calcext:value-type="float">
            <text:p>22.07538</text:p>
          </table:table-cell>
          <table:table-cell office:value-type="float" office:value="20.30618" calcext:value-type="float">
            <text:p>20.30618</text:p>
          </table:table-cell>
          <table:table-cell office:value-type="float" office:value="21.88586" calcext:value-type="float">
            <text:p>21.88586</text:p>
          </table:table-cell>
          <table:table-cell office:value-type="float" office:value="20.58646" calcext:value-type="float">
            <text:p>20.58646</text:p>
          </table:table-cell>
          <table:table-cell office:value-type="float" office:value="21.74698" calcext:value-type="float">
            <text:p>21.74698</text:p>
          </table:table-cell>
          <table:table-cell office:value-type="float" office:value="20.68591" calcext:value-type="float">
            <text:p>20.68591</text:p>
          </table:table-cell>
          <table:table-cell office:value-type="float" office:value="21.48645" calcext:value-type="float">
            <text:p>21.48645</text:p>
          </table:table-cell>
          <table:table-cell office:value-type="float" office:value="20.66861" calcext:value-type="float">
            <text:p>20.66861</text:p>
          </table:table-cell>
          <table:table-cell office:value-type="float" office:value="21.01984" calcext:value-type="float">
            <text:p>21.01984</text:p>
          </table:table-cell>
          <table:table-cell office:value-type="float" office:value="20.44641" calcext:value-type="float">
            <text:p>20.44641</text:p>
          </table:table-cell>
          <table:table-cell office:value-type="float" office:value="20.19159" calcext:value-type="float">
            <text:p>20.19159</text:p>
          </table:table-cell>
          <table:table-cell office:value-type="float" office:value="19.90265" calcext:value-type="float">
            <text:p>19.90265</text:p>
          </table:table-cell>
          <table:table-cell office:value-type="float" office:value="18.56693" calcext:value-type="float">
            <text:p>18.56693</text:p>
          </table:table-cell>
          <table:table-cell office:value-type="float" office:value="18.55093" calcext:value-type="float">
            <text:p>18.55093</text:p>
          </table:table-cell>
          <table:table-cell office:value-type="float" office:value="16.69827" calcext:value-type="float">
            <text:p>16.69827</text:p>
          </table:table-cell>
          <table:table-cell office:value-type="float" office:value="16.60196" calcext:value-type="float">
            <text:p>16.60196</text:p>
          </table:table-cell>
          <table:table-cell office:value-type="float" office:value="15.23087" calcext:value-type="float">
            <text:p>15.23087</text:p>
          </table:table-cell>
          <table:table-cell office:value-type="float" office:value="15.12717" calcext:value-type="float">
            <text:p>15.12717</text:p>
          </table:table-cell>
          <table:table-cell office:value-type="float" office:value="14.0257" calcext:value-type="float">
            <text:p>14.0257</text:p>
          </table:table-cell>
          <table:table-cell office:value-type="float" office:value="13.92368" calcext:value-type="float">
            <text:p>13.92368</text:p>
          </table:table-cell>
          <table:table-cell office:value-type="float" office:value="13.06329" calcext:value-type="float">
            <text:p>13.06329</text:p>
          </table:table-cell>
          <table:table-cell office:value-type="float" office:value="12.96298" calcext:value-type="float">
            <text:p>12.96298</text:p>
          </table:table-cell>
          <table:table-cell office:value-type="float" office:value="12.52902" calcext:value-type="float">
            <text:p>12.52902</text:p>
          </table:table-cell>
          <table:table-cell office:value-type="float" office:value="12.43216" calcext:value-type="float">
            <text:p>12.43216</text:p>
          </table:table-cell>
          <table:table-cell office:value-type="float" office:value="27.70477" calcext:value-type="float">
            <text:p>27.70477</text:p>
          </table:table-cell>
          <table:table-cell office:value-type="float" office:value="14.271" calcext:value-type="float">
            <text:p>14.27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062006" calcext:value-type="float">
            <text:p>25062006</text:p>
          </table:table-cell>
          <table:table-cell office:value-type="float" office:value="24.69874" calcext:value-type="float">
            <text:p>24.69874</text:p>
          </table:table-cell>
          <table:table-cell office:value-type="float" office:value="24.65066" calcext:value-type="float">
            <text:p>24.65066</text:p>
          </table:table-cell>
          <table:table-cell office:value-type="float" office:value="13.72575" calcext:value-type="float">
            <text:p>13.72575</text:p>
          </table:table-cell>
          <table:table-cell office:value-type="float" office:value="1.489356" calcext:value-type="float">
            <text:p>1.489356</text:p>
          </table:table-cell>
          <table:table-cell office:value-type="float" office:value="1.214394" calcext:value-type="float">
            <text:p>1.214394</text:p>
          </table:table-cell>
          <table:table-cell office:value-type="float" office:value="284.7823" calcext:value-type="float">
            <text:p>284.7823</text:p>
          </table:table-cell>
          <table:table-cell office:value-type="float" office:value="30.7" calcext:value-type="float">
            <text:p>30.7</text:p>
          </table:table-cell>
          <table:table-cell office:value-type="float" office:value="23.59912" calcext:value-type="float">
            <text:p>23.59912</text:p>
          </table:table-cell>
          <table:table-cell office:value-type="float" office:value="17.39752" calcext:value-type="float">
            <text:p>17.39752</text:p>
          </table:table-cell>
          <table:table-cell office:value-type="float" office:value="22.90665" calcext:value-type="float">
            <text:p>22.90665</text:p>
          </table:table-cell>
          <table:table-cell office:value-type="float" office:value="18.77429" calcext:value-type="float">
            <text:p>18.77429</text:p>
          </table:table-cell>
          <table:table-cell office:value-type="float" office:value="22.11856" calcext:value-type="float">
            <text:p>22.11856</text:p>
          </table:table-cell>
          <table:table-cell office:value-type="float" office:value="19.50497" calcext:value-type="float">
            <text:p>19.50497</text:p>
          </table:table-cell>
          <table:table-cell office:value-type="float" office:value="21.3927" calcext:value-type="float">
            <text:p>21.3927</text:p>
          </table:table-cell>
          <table:table-cell office:value-type="float" office:value="19.84198" calcext:value-type="float">
            <text:p>19.84198</text:p>
          </table:table-cell>
          <table:table-cell office:value-type="float" office:value="20.97037" calcext:value-type="float">
            <text:p>20.97037</text:p>
          </table:table-cell>
          <table:table-cell office:value-type="float" office:value="19.99847" calcext:value-type="float">
            <text:p>19.99847</text:p>
          </table:table-cell>
          <table:table-cell office:value-type="float" office:value="20.81479" calcext:value-type="float">
            <text:p>20.81479</text:p>
          </table:table-cell>
          <table:table-cell office:value-type="float" office:value="20.06601" calcext:value-type="float">
            <text:p>20.06601</text:p>
          </table:table-cell>
          <table:table-cell office:value-type="float" office:value="20.49078" calcext:value-type="float">
            <text:p>20.49078</text:p>
          </table:table-cell>
          <table:table-cell office:value-type="float" office:value="19.966" calcext:value-type="float">
            <text:p>19.966</text:p>
          </table:table-cell>
          <table:table-cell office:value-type="float" office:value="19.90073" calcext:value-type="float">
            <text:p>19.90073</text:p>
          </table:table-cell>
          <table:table-cell office:value-type="float" office:value="19.60446" calcext:value-type="float">
            <text:p>19.60446</text:p>
          </table:table-cell>
          <table:table-cell office:value-type="float" office:value="18.55045" calcext:value-type="float">
            <text:p>18.55045</text:p>
          </table:table-cell>
          <table:table-cell office:value-type="float" office:value="18.47214" calcext:value-type="float">
            <text:p>18.47214</text:p>
          </table:table-cell>
          <table:table-cell office:value-type="float" office:value="16.76483" calcext:value-type="float">
            <text:p>16.76483</text:p>
          </table:table-cell>
          <table:table-cell office:value-type="float" office:value="16.69913" calcext:value-type="float">
            <text:p>16.69913</text:p>
          </table:table-cell>
          <table:table-cell office:value-type="float" office:value="15.32791" calcext:value-type="float">
            <text:p>15.32791</text:p>
          </table:table-cell>
          <table:table-cell office:value-type="float" office:value="15.2319" calcext:value-type="float">
            <text:p>15.2319</text:p>
          </table:table-cell>
          <table:table-cell office:value-type="float" office:value="14.12787" calcext:value-type="float">
            <text:p>14.12787</text:p>
          </table:table-cell>
          <table:table-cell office:value-type="float" office:value="14.02676" calcext:value-type="float">
            <text:p>14.02676</text:p>
          </table:table-cell>
          <table:table-cell office:value-type="float" office:value="13.16418" calcext:value-type="float">
            <text:p>13.16418</text:p>
          </table:table-cell>
          <table:table-cell office:value-type="float" office:value="13.06436" calcext:value-type="float">
            <text:p>13.06436</text:p>
          </table:table-cell>
          <table:table-cell office:value-type="float" office:value="12.62616" calcext:value-type="float">
            <text:p>12.62616</text:p>
          </table:table-cell>
          <table:table-cell office:value-type="float" office:value="12.53006" calcext:value-type="float">
            <text:p>12.53006</text:p>
          </table:table-cell>
          <table:table-cell office:value-type="float" office:value="28.73352" calcext:value-type="float">
            <text:p>28.73352</text:p>
          </table:table-cell>
          <table:table-cell office:value-type="float" office:value="12.36407" calcext:value-type="float">
            <text:p>12.3640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062006" calcext:value-type="float">
            <text:p>26062006</text:p>
          </table:table-cell>
          <table:table-cell office:value-type="float" office:value="24.52354" calcext:value-type="float">
            <text:p>24.52354</text:p>
          </table:table-cell>
          <table:table-cell office:value-type="float" office:value="27.98399" calcext:value-type="float">
            <text:p>27.98399</text:p>
          </table:table-cell>
          <table:table-cell office:value-type="float" office:value="12.63688" calcext:value-type="float">
            <text:p>12.63688</text:p>
          </table:table-cell>
          <table:table-cell office:value-type="float" office:value="1.612402" calcext:value-type="float">
            <text:p>1.612402</text:p>
          </table:table-cell>
          <table:table-cell office:value-type="float" office:value="1.192468" calcext:value-type="float">
            <text:p>1.192468</text:p>
          </table:table-cell>
          <table:table-cell office:value-type="float" office:value="283.6941" calcext:value-type="float">
            <text:p>283.6941</text:p>
          </table:table-cell>
          <table:table-cell office:value-type="float" office:value="0" calcext:value-type="float">
            <text:p>0</text:p>
          </table:table-cell>
          <table:table-cell office:value-type="float" office:value="21.6528" calcext:value-type="float">
            <text:p>21.6528</text:p>
          </table:table-cell>
          <table:table-cell office:value-type="float" office:value="15.6084" calcext:value-type="float">
            <text:p>15.6084</text:p>
          </table:table-cell>
          <table:table-cell office:value-type="float" office:value="20.92676" calcext:value-type="float">
            <text:p>20.92676</text:p>
          </table:table-cell>
          <table:table-cell office:value-type="float" office:value="16.67392" calcext:value-type="float">
            <text:p>16.67392</text:p>
          </table:table-cell>
          <table:table-cell office:value-type="float" office:value="20.42218" calcext:value-type="float">
            <text:p>20.42218</text:p>
          </table:table-cell>
          <table:table-cell office:value-type="float" office:value="17.54474" calcext:value-type="float">
            <text:p>17.54474</text:p>
          </table:table-cell>
          <table:table-cell office:value-type="float" office:value="20.12845" calcext:value-type="float">
            <text:p>20.12845</text:p>
          </table:table-cell>
          <table:table-cell office:value-type="float" office:value="18.34131" calcext:value-type="float">
            <text:p>18.34131</text:p>
          </table:table-cell>
          <table:table-cell office:value-type="float" office:value="20.29285" calcext:value-type="float">
            <text:p>20.29285</text:p>
          </table:table-cell>
          <table:table-cell office:value-type="float" office:value="18.78827" calcext:value-type="float">
            <text:p>18.78827</text:p>
          </table:table-cell>
          <table:table-cell office:value-type="float" office:value="20.34882" calcext:value-type="float">
            <text:p>20.34882</text:p>
          </table:table-cell>
          <table:table-cell office:value-type="float" office:value="19.13956" calcext:value-type="float">
            <text:p>19.13956</text:p>
          </table:table-cell>
          <table:table-cell office:value-type="float" office:value="20.11697" calcext:value-type="float">
            <text:p>20.11697</text:p>
          </table:table-cell>
          <table:table-cell office:value-type="float" office:value="19.25311" calcext:value-type="float">
            <text:p>19.25311</text:p>
          </table:table-cell>
          <table:table-cell office:value-type="float" office:value="19.60315" calcext:value-type="float">
            <text:p>19.60315</text:p>
          </table:table-cell>
          <table:table-cell office:value-type="float" office:value="19.15018" calcext:value-type="float">
            <text:p>19.15018</text:p>
          </table:table-cell>
          <table:table-cell office:value-type="float" office:value="18.47116" calcext:value-type="float">
            <text:p>18.47116</text:p>
          </table:table-cell>
          <table:table-cell office:value-type="float" office:value="18.3334" calcext:value-type="float">
            <text:p>18.3334</text:p>
          </table:table-cell>
          <table:table-cell office:value-type="float" office:value="16.79895" calcext:value-type="float">
            <text:p>16.79895</text:p>
          </table:table-cell>
          <table:table-cell office:value-type="float" office:value="16.76538" calcext:value-type="float">
            <text:p>16.76538</text:p>
          </table:table-cell>
          <table:table-cell office:value-type="float" office:value="15.41187" calcext:value-type="float">
            <text:p>15.41187</text:p>
          </table:table-cell>
          <table:table-cell office:value-type="float" office:value="15.32883" calcext:value-type="float">
            <text:p>15.32883</text:p>
          </table:table-cell>
          <table:table-cell office:value-type="float" office:value="14.22699" calcext:value-type="float">
            <text:p>14.22699</text:p>
          </table:table-cell>
          <table:table-cell office:value-type="float" office:value="14.12894" calcext:value-type="float">
            <text:p>14.12894</text:p>
          </table:table-cell>
          <table:table-cell office:value-type="float" office:value="13.26373" calcext:value-type="float">
            <text:p>13.26373</text:p>
          </table:table-cell>
          <table:table-cell office:value-type="float" office:value="13.16525" calcext:value-type="float">
            <text:p>13.16525</text:p>
          </table:table-cell>
          <table:table-cell office:value-type="float" office:value="12.72226" calcext:value-type="float">
            <text:p>12.72226</text:p>
          </table:table-cell>
          <table:table-cell office:value-type="float" office:value="12.62717" calcext:value-type="float">
            <text:p>12.62717</text:p>
          </table:table-cell>
          <table:table-cell office:value-type="float" office:value="27.05646" calcext:value-type="float">
            <text:p>27.05646</text:p>
          </table:table-cell>
          <table:table-cell office:value-type="float" office:value="12.54736" calcext:value-type="float">
            <text:p>12.5473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7062006" calcext:value-type="float">
            <text:p>27062006</text:p>
          </table:table-cell>
          <table:table-cell office:value-type="float" office:value="24.32683" calcext:value-type="float">
            <text:p>24.32683</text:p>
          </table:table-cell>
          <table:table-cell office:value-type="float" office:value="31.31732" calcext:value-type="float">
            <text:p>31.31732</text:p>
          </table:table-cell>
          <table:table-cell office:value-type="float" office:value="13.20633" calcext:value-type="float">
            <text:p>13.20633</text:p>
          </table:table-cell>
          <table:table-cell office:value-type="float" office:value="1.788363" calcext:value-type="float">
            <text:p>1.788363</text:p>
          </table:table-cell>
          <table:table-cell office:value-type="float" office:value="1.22798" calcext:value-type="float">
            <text:p>1.22798</text:p>
          </table:table-cell>
          <table:table-cell office:value-type="float" office:value="285.4653" calcext:value-type="float">
            <text:p>285.4653</text:p>
          </table:table-cell>
          <table:table-cell office:value-type="float" office:value="0" calcext:value-type="float">
            <text:p>0</text:p>
          </table:table-cell>
          <table:table-cell office:value-type="float" office:value="22.61053" calcext:value-type="float">
            <text:p>22.61053</text:p>
          </table:table-cell>
          <table:table-cell office:value-type="float" office:value="16.98352" calcext:value-type="float">
            <text:p>16.98352</text:p>
          </table:table-cell>
          <table:table-cell office:value-type="float" office:value="21.61606" calcext:value-type="float">
            <text:p>21.61606</text:p>
          </table:table-cell>
          <table:table-cell office:value-type="float" office:value="17.70978" calcext:value-type="float">
            <text:p>17.70978</text:p>
          </table:table-cell>
          <table:table-cell office:value-type="float" office:value="20.9281" calcext:value-type="float">
            <text:p>20.9281</text:p>
          </table:table-cell>
          <table:table-cell office:value-type="float" office:value="18.24561" calcext:value-type="float">
            <text:p>18.24561</text:p>
          </table:table-cell>
          <table:table-cell office:value-type="float" office:value="20.35782" calcext:value-type="float">
            <text:p>20.35782</text:p>
          </table:table-cell>
          <table:table-cell office:value-type="float" office:value="18.64703" calcext:value-type="float">
            <text:p>18.64703</text:p>
          </table:table-cell>
          <table:table-cell office:value-type="float" office:value="19.99219" calcext:value-type="float">
            <text:p>19.99219</text:p>
          </table:table-cell>
          <table:table-cell office:value-type="float" office:value="18.86203" calcext:value-type="float">
            <text:p>18.86203</text:p>
          </table:table-cell>
          <table:table-cell office:value-type="float" office:value="19.63025" calcext:value-type="float">
            <text:p>19.63025</text:p>
          </table:table-cell>
          <table:table-cell office:value-type="float" office:value="19.02585" calcext:value-type="float">
            <text:p>19.02585</text:p>
          </table:table-cell>
          <table:table-cell office:value-type="float" office:value="19.40076" calcext:value-type="float">
            <text:p>19.40076</text:p>
          </table:table-cell>
          <table:table-cell office:value-type="float" office:value="19.03958" calcext:value-type="float">
            <text:p>19.03958</text:p>
          </table:table-cell>
          <table:table-cell office:value-type="float" office:value="19.14771" calcext:value-type="float">
            <text:p>19.14771</text:p>
          </table:table-cell>
          <table:table-cell office:value-type="float" office:value="18.89587" calcext:value-type="float">
            <text:p>18.89587</text:p>
          </table:table-cell>
          <table:table-cell office:value-type="float" office:value="18.33154" calcext:value-type="float">
            <text:p>18.33154</text:p>
          </table:table-cell>
          <table:table-cell office:value-type="float" office:value="18.16034" calcext:value-type="float">
            <text:p>18.16034</text:p>
          </table:table-cell>
          <table:table-cell office:value-type="float" office:value="16.80243" calcext:value-type="float">
            <text:p>16.80243</text:p>
          </table:table-cell>
          <table:table-cell office:value-type="float" office:value="16.79858" calcext:value-type="float">
            <text:p>16.79858</text:p>
          </table:table-cell>
          <table:table-cell office:value-type="float" office:value="15.4791" calcext:value-type="float">
            <text:p>15.4791</text:p>
          </table:table-cell>
          <table:table-cell office:value-type="float" office:value="15.41263" calcext:value-type="float">
            <text:p>15.41263</text:p>
          </table:table-cell>
          <table:table-cell office:value-type="float" office:value="14.32013" calcext:value-type="float">
            <text:p>14.32013</text:p>
          </table:table-cell>
          <table:table-cell office:value-type="float" office:value="14.22794" calcext:value-type="float">
            <text:p>14.22794</text:p>
          </table:table-cell>
          <table:table-cell office:value-type="float" office:value="13.36172" calcext:value-type="float">
            <text:p>13.36172</text:p>
          </table:table-cell>
          <table:table-cell office:value-type="float" office:value="13.2648" calcext:value-type="float">
            <text:p>13.2648</text:p>
          </table:table-cell>
          <table:table-cell office:value-type="float" office:value="12.81726" calcext:value-type="float">
            <text:p>12.81726</text:p>
          </table:table-cell>
          <table:table-cell office:value-type="float" office:value="12.7233" calcext:value-type="float">
            <text:p>12.7233</text:p>
          </table:table-cell>
          <table:table-cell office:value-type="float" office:value="28.63672" calcext:value-type="float">
            <text:p>28.63672</text:p>
          </table:table-cell>
          <table:table-cell office:value-type="float" office:value="12.10229" calcext:value-type="float">
            <text:p>12.1022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8062006" calcext:value-type="float">
            <text:p>28062006</text:p>
          </table:table-cell>
          <table:table-cell office:value-type="float" office:value="24.30296" calcext:value-type="float">
            <text:p>24.30296</text:p>
          </table:table-cell>
          <table:table-cell office:value-type="float" office:value="30.76177" calcext:value-type="float">
            <text:p>30.76177</text:p>
          </table:table-cell>
          <table:table-cell office:value-type="float" office:value="13.75633" calcext:value-type="float">
            <text:p>13.75633</text:p>
          </table:table-cell>
          <table:table-cell office:value-type="float" office:value="1.790819" calcext:value-type="float">
            <text:p>1.790819</text:p>
          </table:table-cell>
          <table:table-cell office:value-type="float" office:value="1.262678" calcext:value-type="float">
            <text:p>1.262678</text:p>
          </table:table-cell>
          <table:table-cell office:value-type="float" office:value="282.4316" calcext:value-type="float">
            <text:p>282.4316</text:p>
          </table:table-cell>
          <table:table-cell office:value-type="float" office:value="0" calcext:value-type="float">
            <text:p>0</text:p>
          </table:table-cell>
          <table:table-cell office:value-type="float" office:value="22.56439" calcext:value-type="float">
            <text:p>22.56439</text:p>
          </table:table-cell>
          <table:table-cell office:value-type="float" office:value="17.37454" calcext:value-type="float">
            <text:p>17.37454</text:p>
          </table:table-cell>
          <table:table-cell office:value-type="float" office:value="21.54709" calcext:value-type="float">
            <text:p>21.54709</text:p>
          </table:table-cell>
          <table:table-cell office:value-type="float" office:value="18.1366" calcext:value-type="float">
            <text:p>18.1366</text:p>
          </table:table-cell>
          <table:table-cell office:value-type="float" office:value="20.87946" calcext:value-type="float">
            <text:p>20.87946</text:p>
          </table:table-cell>
          <table:table-cell office:value-type="float" office:value="18.60611" calcext:value-type="float">
            <text:p>18.60611</text:p>
          </table:table-cell>
          <table:table-cell office:value-type="float" office:value="20.32922" calcext:value-type="float">
            <text:p>20.32922</text:p>
          </table:table-cell>
          <table:table-cell office:value-type="float" office:value="18.90717" calcext:value-type="float">
            <text:p>18.90717</text:p>
          </table:table-cell>
          <table:table-cell office:value-type="float" office:value="19.96719" calcext:value-type="float">
            <text:p>19.96719</text:p>
          </table:table-cell>
          <table:table-cell office:value-type="float" office:value="19.04239" calcext:value-type="float">
            <text:p>19.04239</text:p>
          </table:table-cell>
          <table:table-cell office:value-type="float" office:value="19.63007" calcext:value-type="float">
            <text:p>19.63007</text:p>
          </table:table-cell>
          <table:table-cell office:value-type="float" office:value="19.11035" calcext:value-type="float">
            <text:p>19.11035</text:p>
          </table:table-cell>
          <table:table-cell office:value-type="float" office:value="19.3356" calcext:value-type="float">
            <text:p>19.3356</text:p>
          </table:table-cell>
          <table:table-cell office:value-type="float" office:value="19.03235" calcext:value-type="float">
            <text:p>19.03235</text:p>
          </table:table-cell>
          <table:table-cell office:value-type="float" office:value="18.89957" calcext:value-type="float">
            <text:p>18.89957</text:p>
          </table:table-cell>
          <table:table-cell office:value-type="float" office:value="18.793" calcext:value-type="float">
            <text:p>18.793</text:p>
          </table:table-cell>
          <table:table-cell office:value-type="float" office:value="18.15875" calcext:value-type="float">
            <text:p>18.15875</text:p>
          </table:table-cell>
          <table:table-cell office:value-type="float" office:value="18.03497" calcext:value-type="float">
            <text:p>18.03497</text:p>
          </table:table-cell>
          <table:table-cell office:value-type="float" office:value="16.79843" calcext:value-type="float">
            <text:p>16.79843</text:p>
          </table:table-cell>
          <table:table-cell office:value-type="float" office:value="16.77875" calcext:value-type="float">
            <text:p>16.77875</text:p>
          </table:table-cell>
          <table:table-cell office:value-type="float" office:value="15.52954" calcext:value-type="float">
            <text:p>15.52954</text:p>
          </table:table-cell>
          <table:table-cell office:value-type="float" office:value="15.47971" calcext:value-type="float">
            <text:p>15.47971</text:p>
          </table:table-cell>
          <table:table-cell office:value-type="float" office:value="14.40567" calcext:value-type="float">
            <text:p>14.40567</text:p>
          </table:table-cell>
          <table:table-cell office:value-type="float" office:value="14.32104" calcext:value-type="float">
            <text:p>14.32104</text:p>
          </table:table-cell>
          <table:table-cell office:value-type="float" office:value="13.45679" calcext:value-type="float">
            <text:p>13.45679</text:p>
          </table:table-cell>
          <table:table-cell office:value-type="float" office:value="13.3627" calcext:value-type="float">
            <text:p>13.3627</text:p>
          </table:table-cell>
          <table:table-cell office:value-type="float" office:value="12.91101" calcext:value-type="float">
            <text:p>12.91101</text:p>
          </table:table-cell>
          <table:table-cell office:value-type="float" office:value="12.81824" calcext:value-type="float">
            <text:p>12.81824</text:p>
          </table:table-cell>
          <table:table-cell office:value-type="float" office:value="28.23929" calcext:value-type="float">
            <text:p>28.23929</text:p>
          </table:table-cell>
          <table:table-cell office:value-type="float" office:value="12.49982" calcext:value-type="float">
            <text:p>12.4998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062006" calcext:value-type="float">
            <text:p>29062006</text:p>
          </table:table-cell>
          <table:table-cell office:value-type="float" office:value="24.18797" calcext:value-type="float">
            <text:p>24.18797</text:p>
          </table:table-cell>
          <table:table-cell office:value-type="float" office:value="34.65066" calcext:value-type="float">
            <text:p>34.65066</text:p>
          </table:table-cell>
          <table:table-cell office:value-type="float" office:value="19.85632" calcext:value-type="float">
            <text:p>19.85632</text:p>
          </table:table-cell>
          <table:table-cell office:value-type="float" office:value="2.178078" calcext:value-type="float">
            <text:p>2.178078</text:p>
          </table:table-cell>
          <table:table-cell office:value-type="float" office:value="1.673628" calcext:value-type="float">
            <text:p>1.673628</text:p>
          </table:table-cell>
          <table:table-cell office:value-type="float" office:value="277.3468" calcext:value-type="float">
            <text:p>277.3468</text:p>
          </table:table-cell>
          <table:table-cell office:value-type="float" office:value="0" calcext:value-type="float">
            <text:p>0</text:p>
          </table:table-cell>
          <table:table-cell office:value-type="float" office:value="23.88696" calcext:value-type="float">
            <text:p>23.88696</text:p>
          </table:table-cell>
          <table:table-cell office:value-type="float" office:value="19.06573" calcext:value-type="float">
            <text:p>19.06573</text:p>
          </table:table-cell>
          <table:table-cell office:value-type="float" office:value="22.61441" calcext:value-type="float">
            <text:p>22.61441</text:p>
          </table:table-cell>
          <table:table-cell office:value-type="float" office:value="19.31952" calcext:value-type="float">
            <text:p>19.31952</text:p>
          </table:table-cell>
          <table:table-cell office:value-type="float" office:value="21.84241" calcext:value-type="float">
            <text:p>21.84241</text:p>
          </table:table-cell>
          <table:table-cell office:value-type="float" office:value="19.44678" calcext:value-type="float">
            <text:p>19.44678</text:p>
          </table:table-cell>
          <table:table-cell office:value-type="float" office:value="21.11407" calcext:value-type="float">
            <text:p>21.11407</text:p>
          </table:table-cell>
          <table:table-cell office:value-type="float" office:value="19.47543" calcext:value-type="float">
            <text:p>19.47543</text:p>
          </table:table-cell>
          <table:table-cell office:value-type="float" office:value="20.61716" calcext:value-type="float">
            <text:p>20.61716</text:p>
          </table:table-cell>
          <table:table-cell office:value-type="float" office:value="19.439" calcext:value-type="float">
            <text:p>19.439</text:p>
          </table:table-cell>
          <table:table-cell office:value-type="float" office:value="20.07166" calcext:value-type="float">
            <text:p>20.07166</text:p>
          </table:table-cell>
          <table:table-cell office:value-type="float" office:value="19.3421" calcext:value-type="float">
            <text:p>19.3421</text:p>
          </table:table-cell>
          <table:table-cell office:value-type="float" office:value="19.54514" calcext:value-type="float">
            <text:p>19.54514</text:p>
          </table:table-cell>
          <table:table-cell office:value-type="float" office:value="19.14664" calcext:value-type="float">
            <text:p>19.14664</text:p>
          </table:table-cell>
          <table:table-cell office:value-type="float" office:value="18.83151" calcext:value-type="float">
            <text:p>18.83151</text:p>
          </table:table-cell>
          <table:table-cell office:value-type="float" office:value="18.77936" calcext:value-type="float">
            <text:p>18.77936</text:p>
          </table:table-cell>
          <table:table-cell office:value-type="float" office:value="18.03391" calcext:value-type="float">
            <text:p>18.03391</text:p>
          </table:table-cell>
          <table:table-cell office:value-type="float" office:value="17.9614" calcext:value-type="float">
            <text:p>17.9614</text:p>
          </table:table-cell>
          <table:table-cell office:value-type="float" office:value="16.7785" calcext:value-type="float">
            <text:p>16.7785</text:p>
          </table:table-cell>
          <table:table-cell office:value-type="float" office:value="16.75662" calcext:value-type="float">
            <text:p>16.75662</text:p>
          </table:table-cell>
          <table:table-cell office:value-type="float" office:value="15.56848" calcext:value-type="float">
            <text:p>15.56848</text:p>
          </table:table-cell>
          <table:table-cell office:value-type="float" office:value="15.53" calcext:value-type="float">
            <text:p>15.53</text:p>
          </table:table-cell>
          <table:table-cell office:value-type="float" office:value="14.48334" calcext:value-type="float">
            <text:p>14.48334</text:p>
          </table:table-cell>
          <table:table-cell office:value-type="float" office:value="14.40652" calcext:value-type="float">
            <text:p>14.40652</text:p>
          </table:table-cell>
          <table:table-cell office:value-type="float" office:value="13.54868" calcext:value-type="float">
            <text:p>13.54868</text:p>
          </table:table-cell>
          <table:table-cell office:value-type="float" office:value="13.45773" calcext:value-type="float">
            <text:p>13.45773</text:p>
          </table:table-cell>
          <table:table-cell office:value-type="float" office:value="13.00299" calcext:value-type="float">
            <text:p>13.00299</text:p>
          </table:table-cell>
          <table:table-cell office:value-type="float" office:value="12.91199" calcext:value-type="float">
            <text:p>12.91199</text:p>
          </table:table-cell>
          <table:table-cell office:value-type="float" office:value="30.45343" calcext:value-type="float">
            <text:p>30.45343</text:p>
          </table:table-cell>
          <table:table-cell office:value-type="float" office:value="17.15707" calcext:value-type="float">
            <text:p>17.1570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0062006" calcext:value-type="float">
            <text:p>30062006</text:p>
          </table:table-cell>
          <table:table-cell office:value-type="float" office:value="24.29214" calcext:value-type="float">
            <text:p>24.29214</text:p>
          </table:table-cell>
          <table:table-cell office:value-type="float" office:value="35.76177" calcext:value-type="float">
            <text:p>35.76177</text:p>
          </table:table-cell>
          <table:table-cell office:value-type="float" office:value="22.07298" calcext:value-type="float">
            <text:p>22.07298</text:p>
          </table:table-cell>
          <table:table-cell office:value-type="float" office:value="2.342845" calcext:value-type="float">
            <text:p>2.342845</text:p>
          </table:table-cell>
          <table:table-cell office:value-type="float" office:value="1.730985" calcext:value-type="float">
            <text:p>1.730985</text:p>
          </table:table-cell>
          <table:table-cell office:value-type="float" office:value="271.6139" calcext:value-type="float">
            <text:p>271.6139</text:p>
          </table:table-cell>
          <table:table-cell office:value-type="float" office:value="1.524" calcext:value-type="float">
            <text:p>1.524</text:p>
          </table:table-cell>
          <table:table-cell office:value-type="float" office:value="28.02911" calcext:value-type="float">
            <text:p>28.02911</text:p>
          </table:table-cell>
          <table:table-cell office:value-type="float" office:value="20.8483" calcext:value-type="float">
            <text:p>20.8483</text:p>
          </table:table-cell>
          <table:table-cell office:value-type="float" office:value="25.54492" calcext:value-type="float">
            <text:p>25.54492</text:p>
          </table:table-cell>
          <table:table-cell office:value-type="float" office:value="20.85846" calcext:value-type="float">
            <text:p>20.85846</text:p>
          </table:table-cell>
          <table:table-cell office:value-type="float" office:value="24.15094" calcext:value-type="float">
            <text:p>24.15094</text:p>
          </table:table-cell>
          <table:table-cell office:value-type="float" office:value="20.75571" calcext:value-type="float">
            <text:p>20.75571</text:p>
          </table:table-cell>
          <table:table-cell office:value-type="float" office:value="22.9151" calcext:value-type="float">
            <text:p>22.9151</text:p>
          </table:table-cell>
          <table:table-cell office:value-type="float" office:value="20.52914" calcext:value-type="float">
            <text:p>20.52914</text:p>
          </table:table-cell>
          <table:table-cell office:value-type="float" office:value="22.07721" calcext:value-type="float">
            <text:p>22.07721</text:p>
          </table:table-cell>
          <table:table-cell office:value-type="float" office:value="20.30286" calcext:value-type="float">
            <text:p>20.30286</text:p>
          </table:table-cell>
          <table:table-cell office:value-type="float" office:value="21.18173" calcext:value-type="float">
            <text:p>21.18173</text:p>
          </table:table-cell>
          <table:table-cell office:value-type="float" office:value="19.99136" calcext:value-type="float">
            <text:p>19.99136</text:p>
          </table:table-cell>
          <table:table-cell office:value-type="float" office:value="20.31192" calcext:value-type="float">
            <text:p>20.31192</text:p>
          </table:table-cell>
          <table:table-cell office:value-type="float" office:value="19.55212" calcext:value-type="float">
            <text:p>19.55212</text:p>
          </table:table-cell>
          <table:table-cell office:value-type="float" office:value="19.13071" calcext:value-type="float">
            <text:p>19.13071</text:p>
          </table:table-cell>
          <table:table-cell office:value-type="float" office:value="18.83429" calcext:value-type="float">
            <text:p>18.83429</text:p>
          </table:table-cell>
          <table:table-cell office:value-type="float" office:value="17.97955" calcext:value-type="float">
            <text:p>17.97955</text:p>
          </table:table-cell>
          <table:table-cell office:value-type="float" office:value="17.957" calcext:value-type="float">
            <text:p>17.957</text:p>
          </table:table-cell>
          <table:table-cell office:value-type="float" office:value="16.75638" calcext:value-type="float">
            <text:p>16.75638</text:p>
          </table:table-cell>
          <table:table-cell office:value-type="float" office:value="16.7467" calcext:value-type="float">
            <text:p>16.7467</text:p>
          </table:table-cell>
          <table:table-cell office:value-type="float" office:value="15.60156" calcext:value-type="float">
            <text:p>15.60156</text:p>
          </table:table-cell>
          <table:table-cell office:value-type="float" office:value="15.56882" calcext:value-type="float">
            <text:p>15.56882</text:p>
          </table:table-cell>
          <table:table-cell office:value-type="float" office:value="14.55365" calcext:value-type="float">
            <text:p>14.55365</text:p>
          </table:table-cell>
          <table:table-cell office:value-type="float" office:value="14.4841" calcext:value-type="float">
            <text:p>14.4841</text:p>
          </table:table-cell>
          <table:table-cell office:value-type="float" office:value="13.63617" calcext:value-type="float">
            <text:p>13.63617</text:p>
          </table:table-cell>
          <table:table-cell office:value-type="float" office:value="13.54962" calcext:value-type="float">
            <text:p>13.54962</text:p>
          </table:table-cell>
          <table:table-cell office:value-type="float" office:value="13.09293" calcext:value-type="float">
            <text:p>13.09293</text:p>
          </table:table-cell>
          <table:table-cell office:value-type="float" office:value="13.00394" calcext:value-type="float">
            <text:p>13.00394</text:p>
          </table:table-cell>
          <table:table-cell office:value-type="float" office:value="41.89883" calcext:value-type="float">
            <text:p>41.89883</text:p>
          </table:table-cell>
          <table:table-cell office:value-type="float" office:value="20.17493" calcext:value-type="float">
            <text:p>20.1749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72006" calcext:value-type="float">
            <text:p>1072006</text:p>
          </table:table-cell>
          <table:table-cell office:value-type="float" office:value="24.10211" calcext:value-type="float">
            <text:p>24.10211</text:p>
          </table:table-cell>
          <table:table-cell office:value-type="float" office:value="37.42843" calcext:value-type="float">
            <text:p>37.42843</text:p>
          </table:table-cell>
          <table:table-cell office:value-type="float" office:value="20.42299" calcext:value-type="float">
            <text:p>20.42299</text:p>
          </table:table-cell>
          <table:table-cell office:value-type="float" office:value="2.398293" calcext:value-type="float">
            <text:p>2.398293</text:p>
          </table:table-cell>
          <table:table-cell office:value-type="float" office:value="1.805626" calcext:value-type="float">
            <text:p>1.805626</text:p>
          </table:table-cell>
          <table:table-cell office:value-type="float" office:value="270.4862" calcext:value-type="float">
            <text:p>270.4862</text:p>
          </table:table-cell>
          <table:table-cell office:value-type="float" office:value="4.572" calcext:value-type="float">
            <text:p>4.572</text:p>
          </table:table-cell>
          <table:table-cell office:value-type="float" office:value="25.85883" calcext:value-type="float">
            <text:p>25.85883</text:p>
          </table:table-cell>
          <table:table-cell office:value-type="float" office:value="20.98465" calcext:value-type="float">
            <text:p>20.98465</text:p>
          </table:table-cell>
          <table:table-cell office:value-type="float" office:value="24.5163" calcext:value-type="float">
            <text:p>24.5163</text:p>
          </table:table-cell>
          <table:table-cell office:value-type="float" office:value="21.43591" calcext:value-type="float">
            <text:p>21.43591</text:p>
          </table:table-cell>
          <table:table-cell office:value-type="float" office:value="23.5423" calcext:value-type="float">
            <text:p>23.5423</text:p>
          </table:table-cell>
          <table:table-cell office:value-type="float" office:value="21.52579" calcext:value-type="float">
            <text:p>21.52579</text:p>
          </table:table-cell>
          <table:table-cell office:value-type="float" office:value="22.66977" calcext:value-type="float">
            <text:p>22.66977</text:p>
          </table:table-cell>
          <table:table-cell office:value-type="float" office:value="21.37411" calcext:value-type="float">
            <text:p>21.37411</text:p>
          </table:table-cell>
          <table:table-cell office:value-type="float" office:value="22.03229" calcext:value-type="float">
            <text:p>22.03229</text:p>
          </table:table-cell>
          <table:table-cell office:value-type="float" office:value="21.1517" calcext:value-type="float">
            <text:p>21.1517</text:p>
          </table:table-cell>
          <table:table-cell office:value-type="float" office:value="21.28601" calcext:value-type="float">
            <text:p>21.28601</text:p>
          </table:table-cell>
          <table:table-cell office:value-type="float" office:value="20.78903" calcext:value-type="float">
            <text:p>20.78903</text:p>
          </table:table-cell>
          <table:table-cell office:value-type="float" office:value="20.57526" calcext:value-type="float">
            <text:p>20.57526</text:p>
          </table:table-cell>
          <table:table-cell office:value-type="float" office:value="20.25909" calcext:value-type="float">
            <text:p>20.25909</text:p>
          </table:table-cell>
          <table:table-cell office:value-type="float" office:value="19.49658" calcext:value-type="float">
            <text:p>19.49658</text:p>
          </table:table-cell>
          <table:table-cell office:value-type="float" office:value="19.13736" calcext:value-type="float">
            <text:p>19.13736</text:p>
          </table:table-cell>
          <table:table-cell office:value-type="float" office:value="18.11389" calcext:value-type="float">
            <text:p>18.11389</text:p>
          </table:table-cell>
          <table:table-cell office:value-type="float" office:value="17.98044" calcext:value-type="float">
            <text:p>17.98044</text:p>
          </table:table-cell>
          <table:table-cell office:value-type="float" office:value="16.76816" calcext:value-type="float">
            <text:p>16.76816</text:p>
          </table:table-cell>
          <table:table-cell office:value-type="float" office:value="16.7468" calcext:value-type="float">
            <text:p>16.7468</text:p>
          </table:table-cell>
          <table:table-cell office:value-type="float" office:value="15.63675" calcext:value-type="float">
            <text:p>15.63675</text:p>
          </table:table-cell>
          <table:table-cell office:value-type="float" office:value="15.60193" calcext:value-type="float">
            <text:p>15.60193</text:p>
          </table:table-cell>
          <table:table-cell office:value-type="float" office:value="14.61865" calcext:value-type="float">
            <text:p>14.61865</text:p>
          </table:table-cell>
          <table:table-cell office:value-type="float" office:value="14.55435" calcext:value-type="float">
            <text:p>14.55435</text:p>
          </table:table-cell>
          <table:table-cell office:value-type="float" office:value="13.71979" calcext:value-type="float">
            <text:p>13.71979</text:p>
          </table:table-cell>
          <table:table-cell office:value-type="float" office:value="13.63705" calcext:value-type="float">
            <text:p>13.63705</text:p>
          </table:table-cell>
          <table:table-cell office:value-type="float" office:value="13.1795" calcext:value-type="float">
            <text:p>13.1795</text:p>
          </table:table-cell>
          <table:table-cell office:value-type="float" office:value="13.09387" calcext:value-type="float">
            <text:p>13.09387</text:p>
          </table:table-cell>
          <table:table-cell office:value-type="float" office:value="31.91867" calcext:value-type="float">
            <text:p>31.91867</text:p>
          </table:table-cell>
          <table:table-cell office:value-type="float" office:value="18.32568" calcext:value-type="float">
            <text:p>18.3256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72006" calcext:value-type="float">
            <text:p>2072006</text:p>
          </table:table-cell>
          <table:table-cell office:value-type="float" office:value="24.13315" calcext:value-type="float">
            <text:p>24.13315</text:p>
          </table:table-cell>
          <table:table-cell office:value-type="float" office:value="30.20621" calcext:value-type="float">
            <text:p>30.20621</text:p>
          </table:table-cell>
          <table:table-cell office:value-type="float" office:value="20.93963" calcext:value-type="float">
            <text:p>20.93963</text:p>
          </table:table-cell>
          <table:table-cell office:value-type="float" office:value="2.044683" calcext:value-type="float">
            <text:p>2.044683</text:p>
          </table:table-cell>
          <table:table-cell office:value-type="float" office:value="1.49586" calcext:value-type="float">
            <text:p>1.49586</text:p>
          </table:table-cell>
          <table:table-cell office:value-type="float" office:value="264.3641" calcext:value-type="float">
            <text:p>264.3641</text:p>
          </table:table-cell>
          <table:table-cell office:value-type="float" office:value="0" calcext:value-type="float">
            <text:p>0</text:p>
          </table:table-cell>
          <table:table-cell office:value-type="float" office:value="24.85098" calcext:value-type="float">
            <text:p>24.85098</text:p>
          </table:table-cell>
          <table:table-cell office:value-type="float" office:value="21.03088" calcext:value-type="float">
            <text:p>21.03088</text:p>
          </table:table-cell>
          <table:table-cell office:value-type="float" office:value="23.67633" calcext:value-type="float">
            <text:p>23.67633</text:p>
          </table:table-cell>
          <table:table-cell office:value-type="float" office:value="21.36655" calcext:value-type="float">
            <text:p>21.36655</text:p>
          </table:table-cell>
          <table:table-cell office:value-type="float" office:value="22.91724" calcext:value-type="float">
            <text:p>22.91724</text:p>
          </table:table-cell>
          <table:table-cell office:value-type="float" office:value="21.42249" calcext:value-type="float">
            <text:p>21.42249</text:p>
          </table:table-cell>
          <table:table-cell office:value-type="float" office:value="22.29355" calcext:value-type="float">
            <text:p>22.29355</text:p>
          </table:table-cell>
          <table:table-cell office:value-type="float" office:value="21.29599" calcext:value-type="float">
            <text:p>21.29599</text:p>
          </table:table-cell>
          <table:table-cell office:value-type="float" office:value="21.87082" calcext:value-type="float">
            <text:p>21.87082</text:p>
          </table:table-cell>
          <table:table-cell office:value-type="float" office:value="21.11551" calcext:value-type="float">
            <text:p>21.11551</text:p>
          </table:table-cell>
          <table:table-cell office:value-type="float" office:value="21.28366" calcext:value-type="float">
            <text:p>21.28366</text:p>
          </table:table-cell>
          <table:table-cell office:value-type="float" office:value="20.81088" calcext:value-type="float">
            <text:p>20.81088</text:p>
          </table:table-cell>
          <table:table-cell office:value-type="float" office:value="20.59229" calcext:value-type="float">
            <text:p>20.59229</text:p>
          </table:table-cell>
          <table:table-cell office:value-type="float" office:value="20.35992" calcext:value-type="float">
            <text:p>20.35992</text:p>
          </table:table-cell>
          <table:table-cell office:value-type="float" office:value="19.62662" calcext:value-type="float">
            <text:p>19.62662</text:p>
          </table:table-cell>
          <table:table-cell office:value-type="float" office:value="19.5004" calcext:value-type="float">
            <text:p>19.5004</text:p>
          </table:table-cell>
          <table:table-cell office:value-type="float" office:value="18.25342" calcext:value-type="float">
            <text:p>18.25342</text:p>
          </table:table-cell>
          <table:table-cell office:value-type="float" office:value="18.11545" calcext:value-type="float">
            <text:p>18.11545</text:p>
          </table:table-cell>
          <table:table-cell office:value-type="float" office:value="16.82098" calcext:value-type="float">
            <text:p>16.82098</text:p>
          </table:table-cell>
          <table:table-cell office:value-type="float" office:value="16.76852" calcext:value-type="float">
            <text:p>16.76852</text:p>
          </table:table-cell>
          <table:table-cell office:value-type="float" office:value="15.68219" calcext:value-type="float">
            <text:p>15.68219</text:p>
          </table:table-cell>
          <table:table-cell office:value-type="float" office:value="15.63715" calcext:value-type="float">
            <text:p>15.63715</text:p>
          </table:table-cell>
          <table:table-cell office:value-type="float" office:value="14.68137" calcext:value-type="float">
            <text:p>14.68137</text:p>
          </table:table-cell>
          <table:table-cell office:value-type="float" office:value="14.61932" calcext:value-type="float">
            <text:p>14.61932</text:p>
          </table:table-cell>
          <table:table-cell office:value-type="float" office:value="13.79944" calcext:value-type="float">
            <text:p>13.79944</text:p>
          </table:table-cell>
          <table:table-cell office:value-type="float" office:value="13.72064" calcext:value-type="float">
            <text:p>13.72064</text:p>
          </table:table-cell>
          <table:table-cell office:value-type="float" office:value="13.26346" calcext:value-type="float">
            <text:p>13.26346</text:p>
          </table:table-cell>
          <table:table-cell office:value-type="float" office:value="13.18039" calcext:value-type="float">
            <text:p>13.18039</text:p>
          </table:table-cell>
          <table:table-cell office:value-type="float" office:value="31.41132" calcext:value-type="float">
            <text:p>31.41132</text:p>
          </table:table-cell>
          <table:table-cell office:value-type="float" office:value="18.60004" calcext:value-type="float">
            <text:p>18.6000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072006" calcext:value-type="float">
            <text:p>3072006</text:p>
          </table:table-cell>
          <table:table-cell office:value-type="float" office:value="24.2479" calcext:value-type="float">
            <text:p>24.2479</text:p>
          </table:table-cell>
          <table:table-cell office:value-type="float" office:value="30.20621" calcext:value-type="float">
            <text:p>30.20621</text:p>
          </table:table-cell>
          <table:table-cell office:value-type="float" office:value="18.17575" calcext:value-type="float">
            <text:p>18.17575</text:p>
          </table:table-cell>
          <table:table-cell office:value-type="float" office:value="1.937285" calcext:value-type="float">
            <text:p>1.937285</text:p>
          </table:table-cell>
          <table:table-cell office:value-type="float" office:value="1.385436" calcext:value-type="float">
            <text:p>1.385436</text:p>
          </table:table-cell>
          <table:table-cell office:value-type="float" office:value="257.6588" calcext:value-type="float">
            <text:p>257.6588</text:p>
          </table:table-cell>
          <table:table-cell office:value-type="float" office:value="0" calcext:value-type="float">
            <text:p>0</text:p>
          </table:table-cell>
          <table:table-cell office:value-type="float" office:value="26.53629" calcext:value-type="float">
            <text:p>26.53629</text:p>
          </table:table-cell>
          <table:table-cell office:value-type="float" office:value="20.37888" calcext:value-type="float">
            <text:p>20.37888</text:p>
          </table:table-cell>
          <table:table-cell office:value-type="float" office:value="24.63879" calcext:value-type="float">
            <text:p>24.63879</text:p>
          </table:table-cell>
          <table:table-cell office:value-type="float" office:value="20.88995" calcext:value-type="float">
            <text:p>20.88995</text:p>
          </table:table-cell>
          <table:table-cell office:value-type="float" office:value="23.58026" calcext:value-type="float">
            <text:p>23.58026</text:p>
          </table:table-cell>
          <table:table-cell office:value-type="float" office:value="21.03375" calcext:value-type="float">
            <text:p>21.03375</text:p>
          </table:table-cell>
          <table:table-cell office:value-type="float" office:value="22.64835" calcext:value-type="float">
            <text:p>22.64835</text:p>
          </table:table-cell>
          <table:table-cell office:value-type="float" office:value="20.99789" calcext:value-type="float">
            <text:p>20.99789</text:p>
          </table:table-cell>
          <table:table-cell office:value-type="float" office:value="22.01065" calcext:value-type="float">
            <text:p>22.01065</text:p>
          </table:table-cell>
          <table:table-cell office:value-type="float" office:value="20.88708" calcext:value-type="float">
            <text:p>20.88708</text:p>
          </table:table-cell>
          <table:table-cell office:value-type="float" office:value="21.32788" calcext:value-type="float">
            <text:p>21.32788</text:p>
          </table:table-cell>
          <table:table-cell office:value-type="float" office:value="20.66989" calcext:value-type="float">
            <text:p>20.66989</text:p>
          </table:table-cell>
          <table:table-cell office:value-type="float" office:value="20.67072" calcext:value-type="float">
            <text:p>20.67072</text:p>
          </table:table-cell>
          <table:table-cell office:value-type="float" office:value="20.29926" calcext:value-type="float">
            <text:p>20.29926</text:p>
          </table:table-cell>
          <table:table-cell office:value-type="float" office:value="19.68991" calcext:value-type="float">
            <text:p>19.68991</text:p>
          </table:table-cell>
          <table:table-cell office:value-type="float" office:value="19.62836" calcext:value-type="float">
            <text:p>19.62836</text:p>
          </table:table-cell>
          <table:table-cell office:value-type="float" office:value="18.3494" calcext:value-type="float">
            <text:p>18.3494</text:p>
          </table:table-cell>
          <table:table-cell office:value-type="float" office:value="18.25461" calcext:value-type="float">
            <text:p>18.25461</text:p>
          </table:table-cell>
          <table:table-cell office:value-type="float" office:value="16.88681" calcext:value-type="float">
            <text:p>16.88681</text:p>
          </table:table-cell>
          <table:table-cell office:value-type="float" office:value="16.82162" calcext:value-type="float">
            <text:p>16.82162</text:p>
          </table:table-cell>
          <table:table-cell office:value-type="float" office:value="15.73761" calcext:value-type="float">
            <text:p>15.73761</text:p>
          </table:table-cell>
          <table:table-cell office:value-type="float" office:value="15.68274" calcext:value-type="float">
            <text:p>15.68274</text:p>
          </table:table-cell>
          <table:table-cell office:value-type="float" office:value="14.74463" calcext:value-type="float">
            <text:p>14.74463</text:p>
          </table:table-cell>
          <table:table-cell office:value-type="float" office:value="14.68201" calcext:value-type="float">
            <text:p>14.68201</text:p>
          </table:table-cell>
          <table:table-cell office:value-type="float" office:value="13.87607" calcext:value-type="float">
            <text:p>13.87607</text:p>
          </table:table-cell>
          <table:table-cell office:value-type="float" office:value="13.80026" calcext:value-type="float">
            <text:p>13.80026</text:p>
          </table:table-cell>
          <table:table-cell office:value-type="float" office:value="13.34421" calcext:value-type="float">
            <text:p>13.34421</text:p>
          </table:table-cell>
          <table:table-cell office:value-type="float" office:value="13.26431" calcext:value-type="float">
            <text:p>13.26431</text:p>
          </table:table-cell>
          <table:table-cell office:value-type="float" office:value="37.02219" calcext:value-type="float">
            <text:p>37.02219</text:p>
          </table:table-cell>
          <table:table-cell office:value-type="float" office:value="17.23709" calcext:value-type="float">
            <text:p>17.2370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072006" calcext:value-type="float">
            <text:p>4072006</text:p>
          </table:table-cell>
          <table:table-cell office:value-type="float" office:value="24.11698" calcext:value-type="float">
            <text:p>24.11698</text:p>
          </table:table-cell>
          <table:table-cell office:value-type="float" office:value="27.98399" calcext:value-type="float">
            <text:p>27.98399</text:p>
          </table:table-cell>
          <table:table-cell office:value-type="float" office:value="14.84798" calcext:value-type="float">
            <text:p>14.84798</text:p>
          </table:table-cell>
          <table:table-cell office:value-type="float" office:value="1.741803" calcext:value-type="float">
            <text:p>1.741803</text:p>
          </table:table-cell>
          <table:table-cell office:value-type="float" office:value="1.288783" calcext:value-type="float">
            <text:p>1.288783</text:p>
          </table:table-cell>
          <table:table-cell office:value-type="float" office:value="249.995" calcext:value-type="float">
            <text:p>249.995</text:p>
          </table:table-cell>
          <table:table-cell office:value-type="float" office:value="0" calcext:value-type="float">
            <text:p>0</text:p>
          </table:table-cell>
          <table:table-cell office:value-type="float" office:value="25.70428" calcext:value-type="float">
            <text:p>25.70428</text:p>
          </table:table-cell>
          <table:table-cell office:value-type="float" office:value="19.6886" calcext:value-type="float">
            <text:p>19.6886</text:p>
          </table:table-cell>
          <table:table-cell office:value-type="float" office:value="24.01526" calcext:value-type="float">
            <text:p>24.01526</text:p>
          </table:table-cell>
          <table:table-cell office:value-type="float" office:value="20.53177" calcext:value-type="float">
            <text:p>20.53177</text:p>
          </table:table-cell>
          <table:table-cell office:value-type="float" office:value="23.09738" calcext:value-type="float">
            <text:p>23.09738</text:p>
          </table:table-cell>
          <table:table-cell office:value-type="float" office:value="20.81024" calcext:value-type="float">
            <text:p>20.81024</text:p>
          </table:table-cell>
          <table:table-cell office:value-type="float" office:value="22.29697" calcext:value-type="float">
            <text:p>22.29697</text:p>
          </table:table-cell>
          <table:table-cell office:value-type="float" office:value="20.88663" calcext:value-type="float">
            <text:p>20.88663</text:p>
          </table:table-cell>
          <table:table-cell office:value-type="float" office:value="21.86975" calcext:value-type="float">
            <text:p>21.86975</text:p>
          </table:table-cell>
          <table:table-cell office:value-type="float" office:value="20.84198" calcext:value-type="float">
            <text:p>20.84198</text:p>
          </table:table-cell>
          <table:table-cell office:value-type="float" office:value="21.32654" calcext:value-type="float">
            <text:p>21.32654</text:p>
          </table:table-cell>
          <table:table-cell office:value-type="float" office:value="20.68008" calcext:value-type="float">
            <text:p>20.68008</text:p>
          </table:table-cell>
          <table:table-cell office:value-type="float" office:value="20.68982" calcext:value-type="float">
            <text:p>20.68982</text:p>
          </table:table-cell>
          <table:table-cell office:value-type="float" office:value="20.34018" calcext:value-type="float">
            <text:p>20.34018</text:p>
          </table:table-cell>
          <table:table-cell office:value-type="float" office:value="19.75235" calcext:value-type="float">
            <text:p>19.75235</text:p>
          </table:table-cell>
          <table:table-cell office:value-type="float" office:value="19.69281" calcext:value-type="float">
            <text:p>19.69281</text:p>
          </table:table-cell>
          <table:table-cell office:value-type="float" office:value="18.43146" calcext:value-type="float">
            <text:p>18.43146</text:p>
          </table:table-cell>
          <table:table-cell office:value-type="float" office:value="18.35034" calcext:value-type="float">
            <text:p>18.35034</text:p>
          </table:table-cell>
          <table:table-cell office:value-type="float" office:value="16.95599" calcext:value-type="float">
            <text:p>16.95599</text:p>
          </table:table-cell>
          <table:table-cell office:value-type="float" office:value="16.88751" calcext:value-type="float">
            <text:p>16.88751</text:p>
          </table:table-cell>
          <table:table-cell office:value-type="float" office:value="15.7991" calcext:value-type="float">
            <text:p>15.7991</text:p>
          </table:table-cell>
          <table:table-cell office:value-type="float" office:value="15.73822" calcext:value-type="float">
            <text:p>15.73822</text:p>
          </table:table-cell>
          <table:table-cell office:value-type="float" office:value="14.80939" calcext:value-type="float">
            <text:p>14.80939</text:p>
          </table:table-cell>
          <table:table-cell office:value-type="float" office:value="14.74527" calcext:value-type="float">
            <text:p>14.74527</text:p>
          </table:table-cell>
          <table:table-cell office:value-type="float" office:value="13.95056" calcext:value-type="float">
            <text:p>13.95056</text:p>
          </table:table-cell>
          <table:table-cell office:value-type="float" office:value="13.8768" calcext:value-type="float">
            <text:p>13.8768</text:p>
          </table:table-cell>
          <table:table-cell office:value-type="float" office:value="13.42224" calcext:value-type="float">
            <text:p>13.42224</text:p>
          </table:table-cell>
          <table:table-cell office:value-type="float" office:value="13.34503" calcext:value-type="float">
            <text:p>13.34503</text:p>
          </table:table-cell>
          <table:table-cell office:value-type="float" office:value="34.89059" calcext:value-type="float">
            <text:p>34.89059</text:p>
          </table:table-cell>
          <table:table-cell office:value-type="float" office:value="14.87381" calcext:value-type="float">
            <text:p>14.8738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072006" calcext:value-type="float">
            <text:p>5072006</text:p>
          </table:table-cell>
          <table:table-cell office:value-type="float" office:value="23.88116" calcext:value-type="float">
            <text:p>23.88116</text:p>
          </table:table-cell>
          <table:table-cell office:value-type="float" office:value="27.42843" calcext:value-type="float">
            <text:p>27.42843</text:p>
          </table:table-cell>
          <table:table-cell office:value-type="float" office:value="13.18687" calcext:value-type="float">
            <text:p>13.18687</text:p>
          </table:table-cell>
          <table:table-cell office:value-type="float" office:value="1.690792" calcext:value-type="float">
            <text:p>1.690792</text:p>
          </table:table-cell>
          <table:table-cell office:value-type="float" office:value="1.256749" calcext:value-type="float">
            <text:p>1.256749</text:p>
          </table:table-cell>
          <table:table-cell office:value-type="float" office:value="241.4414" calcext:value-type="float">
            <text:p>241.4414</text:p>
          </table:table-cell>
          <table:table-cell office:value-type="float" office:value="0" calcext:value-type="float">
            <text:p>0</text:p>
          </table:table-cell>
          <table:table-cell office:value-type="float" office:value="25.15128" calcext:value-type="float">
            <text:p>25.15128</text:p>
          </table:table-cell>
          <table:table-cell office:value-type="float" office:value="18.85208" calcext:value-type="float">
            <text:p>18.85208</text:p>
          </table:table-cell>
          <table:table-cell office:value-type="float" office:value="23.51147" calcext:value-type="float">
            <text:p>23.51147</text:p>
          </table:table-cell>
          <table:table-cell office:value-type="float" office:value="19.84399" calcext:value-type="float">
            <text:p>19.84399</text:p>
          </table:table-cell>
          <table:table-cell office:value-type="float" office:value="22.65063" calcext:value-type="float">
            <text:p>22.65063</text:p>
          </table:table-cell>
          <table:table-cell office:value-type="float" office:value="20.2392" calcext:value-type="float">
            <text:p>20.2392</text:p>
          </table:table-cell>
          <table:table-cell office:value-type="float" office:value="21.91626" calcext:value-type="float">
            <text:p>21.91626</text:p>
          </table:table-cell>
          <table:table-cell office:value-type="float" office:value="20.43256" calcext:value-type="float">
            <text:p>20.43256</text:p>
          </table:table-cell>
          <table:table-cell office:value-type="float" office:value="21.55289" calcext:value-type="float">
            <text:p>21.55289</text:p>
          </table:table-cell>
          <table:table-cell office:value-type="float" office:value="20.47446" calcext:value-type="float">
            <text:p>20.47446</text:p>
          </table:table-cell>
          <table:table-cell office:value-type="float" office:value="21.14545" calcext:value-type="float">
            <text:p>21.14545</text:p>
          </table:table-cell>
          <table:table-cell office:value-type="float" office:value="20.40936" calcext:value-type="float">
            <text:p>20.40936</text:p>
          </table:table-cell>
          <table:table-cell office:value-type="float" office:value="20.60138" calcext:value-type="float">
            <text:p>20.60138</text:p>
          </table:table-cell>
          <table:table-cell office:value-type="float" office:value="20.16519" calcext:value-type="float">
            <text:p>20.16519</text:p>
          </table:table-cell>
          <table:table-cell office:value-type="float" office:value="19.76132" calcext:value-type="float">
            <text:p>19.76132</text:p>
          </table:table-cell>
          <table:table-cell office:value-type="float" office:value="19.66232" calcext:value-type="float">
            <text:p>19.66232</text:p>
          </table:table-cell>
          <table:table-cell office:value-type="float" office:value="18.4769" calcext:value-type="float">
            <text:p>18.4769</text:p>
          </table:table-cell>
          <table:table-cell office:value-type="float" office:value="18.43216" calcext:value-type="float">
            <text:p>18.43216</text:p>
          </table:table-cell>
          <table:table-cell office:value-type="float" office:value="17.02271" calcext:value-type="float">
            <text:p>17.02271</text:p>
          </table:table-cell>
          <table:table-cell office:value-type="float" office:value="16.95673" calcext:value-type="float">
            <text:p>16.95673</text:p>
          </table:table-cell>
          <table:table-cell office:value-type="float" office:value="15.86398" calcext:value-type="float">
            <text:p>15.86398</text:p>
          </table:table-cell>
          <table:table-cell office:value-type="float" office:value="15.79974" calcext:value-type="float">
            <text:p>15.79974</text:p>
          </table:table-cell>
          <table:table-cell office:value-type="float" office:value="14.8757" calcext:value-type="float">
            <text:p>14.8757</text:p>
          </table:table-cell>
          <table:table-cell office:value-type="float" office:value="14.81009" calcext:value-type="float">
            <text:p>14.81009</text:p>
          </table:table-cell>
          <table:table-cell office:value-type="float" office:value="14.02344" calcext:value-type="float">
            <text:p>14.02344</text:p>
          </table:table-cell>
          <table:table-cell office:value-type="float" office:value="13.95132" calcext:value-type="float">
            <text:p>13.95132</text:p>
          </table:table-cell>
          <table:table-cell office:value-type="float" office:value="13.49615" calcext:value-type="float">
            <text:p>13.49615</text:p>
          </table:table-cell>
          <table:table-cell office:value-type="float" office:value="13.42303" calcext:value-type="float">
            <text:p>13.42303</text:p>
          </table:table-cell>
          <table:table-cell office:value-type="float" office:value="34.0896" calcext:value-type="float">
            <text:p>34.0896</text:p>
          </table:table-cell>
          <table:table-cell office:value-type="float" office:value="13.37817" calcext:value-type="float">
            <text:p>13.3781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072006" calcext:value-type="float">
            <text:p>6072006</text:p>
          </table:table-cell>
          <table:table-cell office:value-type="float" office:value="24.02585" calcext:value-type="float">
            <text:p>24.02585</text:p>
          </table:table-cell>
          <table:table-cell office:value-type="float" office:value="29.0951" calcext:value-type="float">
            <text:p>29.0951</text:p>
          </table:table-cell>
          <table:table-cell office:value-type="float" office:value="13.74799" calcext:value-type="float">
            <text:p>13.74799</text:p>
          </table:table-cell>
          <table:table-cell office:value-type="float" office:value="1.791519" calcext:value-type="float">
            <text:p>1.791519</text:p>
          </table:table-cell>
          <table:table-cell office:value-type="float" office:value="1.302658" calcext:value-type="float">
            <text:p>1.302658</text:p>
          </table:table-cell>
          <table:table-cell office:value-type="float" office:value="236.545" calcext:value-type="float">
            <text:p>236.545</text:p>
          </table:table-cell>
          <table:table-cell office:value-type="float" office:value="1.5875" calcext:value-type="float">
            <text:p>1.5875</text:p>
          </table:table-cell>
          <table:table-cell office:value-type="float" office:value="25.55759" calcext:value-type="float">
            <text:p>25.55759</text:p>
          </table:table-cell>
          <table:table-cell office:value-type="float" office:value="18.78345" calcext:value-type="float">
            <text:p>18.78345</text:p>
          </table:table-cell>
          <table:table-cell office:value-type="float" office:value="23.74628" calcext:value-type="float">
            <text:p>23.74628</text:p>
          </table:table-cell>
          <table:table-cell office:value-type="float" office:value="19.67355" calcext:value-type="float">
            <text:p>19.67355</text:p>
          </table:table-cell>
          <table:table-cell office:value-type="float" office:value="22.79956" calcext:value-type="float">
            <text:p>22.79956</text:p>
          </table:table-cell>
          <table:table-cell office:value-type="float" office:value="20.05499" calcext:value-type="float">
            <text:p>20.05499</text:p>
          </table:table-cell>
          <table:table-cell office:value-type="float" office:value="21.99109" calcext:value-type="float">
            <text:p>21.99109</text:p>
          </table:table-cell>
          <table:table-cell office:value-type="float" office:value="20.24475" calcext:value-type="float">
            <text:p>20.24475</text:p>
          </table:table-cell>
          <table:table-cell office:value-type="float" office:value="21.45358" calcext:value-type="float">
            <text:p>21.45358</text:p>
          </table:table-cell>
          <table:table-cell office:value-type="float" office:value="20.29199" calcext:value-type="float">
            <text:p>20.29199</text:p>
          </table:table-cell>
          <table:table-cell office:value-type="float" office:value="20.89374" calcext:value-type="float">
            <text:p>20.89374</text:p>
          </table:table-cell>
          <table:table-cell office:value-type="float" office:value="20.24503" calcext:value-type="float">
            <text:p>20.24503</text:p>
          </table:table-cell>
          <table:table-cell office:value-type="float" office:value="20.41785" calcext:value-type="float">
            <text:p>20.41785</text:p>
          </table:table-cell>
          <table:table-cell office:value-type="float" office:value="20.03284" calcext:value-type="float">
            <text:p>20.03284</text:p>
          </table:table-cell>
          <table:table-cell office:value-type="float" office:value="19.68356" calcext:value-type="float">
            <text:p>19.68356</text:p>
          </table:table-cell>
          <table:table-cell office:value-type="float" office:value="19.5856" calcext:value-type="float">
            <text:p>19.5856</text:p>
          </table:table-cell>
          <table:table-cell office:value-type="float" office:value="18.48904" calcext:value-type="float">
            <text:p>18.48904</text:p>
          </table:table-cell>
          <table:table-cell office:value-type="float" office:value="18.47717" calcext:value-type="float">
            <text:p>18.47717</text:p>
          </table:table-cell>
          <table:table-cell office:value-type="float" office:value="17.07971" calcext:value-type="float">
            <text:p>17.07971</text:p>
          </table:table-cell>
          <table:table-cell office:value-type="float" office:value="17.02335" calcext:value-type="float">
            <text:p>17.02335</text:p>
          </table:table-cell>
          <table:table-cell office:value-type="float" office:value="15.92844" calcext:value-type="float">
            <text:p>15.92844</text:p>
          </table:table-cell>
          <table:table-cell office:value-type="float" office:value="15.86469" calcext:value-type="float">
            <text:p>15.86469</text:p>
          </table:table-cell>
          <table:table-cell office:value-type="float" office:value="14.9429" calcext:value-type="float">
            <text:p>14.9429</text:p>
          </table:table-cell>
          <table:table-cell office:value-type="float" office:value="14.87637" calcext:value-type="float">
            <text:p>14.87637</text:p>
          </table:table-cell>
          <table:table-cell office:value-type="float" office:value="14.09537" calcext:value-type="float">
            <text:p>14.09537</text:p>
          </table:table-cell>
          <table:table-cell office:value-type="float" office:value="14.0242" calcext:value-type="float">
            <text:p>14.0242</text:p>
          </table:table-cell>
          <table:table-cell office:value-type="float" office:value="13.5697" calcext:value-type="float">
            <text:p>13.5697</text:p>
          </table:table-cell>
          <table:table-cell office:value-type="float" office:value="13.49692" calcext:value-type="float">
            <text:p>13.49692</text:p>
          </table:table-cell>
          <table:table-cell office:value-type="float" office:value="35.4628" calcext:value-type="float">
            <text:p>35.4628</text:p>
          </table:table-cell>
          <table:table-cell office:value-type="float" office:value="13.8248" calcext:value-type="float">
            <text:p>13.824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072006" calcext:value-type="float">
            <text:p>7072006</text:p>
          </table:table-cell>
          <table:table-cell office:value-type="float" office:value="24.15037" calcext:value-type="float">
            <text:p>24.15037</text:p>
          </table:table-cell>
          <table:table-cell office:value-type="float" office:value="31.87288" calcext:value-type="float">
            <text:p>31.87288</text:p>
          </table:table-cell>
          <table:table-cell office:value-type="float" office:value="13.76189" calcext:value-type="float">
            <text:p>13.76189</text:p>
          </table:table-cell>
          <table:table-cell office:value-type="float" office:value="1.947991" calcext:value-type="float">
            <text:p>1.947991</text:p>
          </table:table-cell>
          <table:table-cell office:value-type="float" office:value="1.303337" calcext:value-type="float">
            <text:p>1.303337</text:p>
          </table:table-cell>
          <table:table-cell office:value-type="float" office:value="236.6232" calcext:value-type="float">
            <text:p>236.6232</text:p>
          </table:table-cell>
          <table:table-cell office:value-type="float" office:value="4.8895" calcext:value-type="float">
            <text:p>4.8895</text:p>
          </table:table-cell>
          <table:table-cell office:value-type="float" office:value="23.52966" calcext:value-type="float">
            <text:p>23.52966</text:p>
          </table:table-cell>
          <table:table-cell office:value-type="float" office:value="18.04868" calcext:value-type="float">
            <text:p>18.04868</text:p>
          </table:table-cell>
          <table:table-cell office:value-type="float" office:value="22.53928" calcext:value-type="float">
            <text:p>22.53928</text:p>
          </table:table-cell>
          <table:table-cell office:value-type="float" office:value="19.04828" calcext:value-type="float">
            <text:p>19.04828</text:p>
          </table:table-cell>
          <table:table-cell office:value-type="float" office:value="21.86789" calcext:value-type="float">
            <text:p>21.86789</text:p>
          </table:table-cell>
          <table:table-cell office:value-type="float" office:value="19.61893" calcext:value-type="float">
            <text:p>19.61893</text:p>
          </table:table-cell>
          <table:table-cell office:value-type="float" office:value="21.57846" calcext:value-type="float">
            <text:p>21.57846</text:p>
          </table:table-cell>
          <table:table-cell office:value-type="float" office:value="19.95026" calcext:value-type="float">
            <text:p>19.95026</text:p>
          </table:table-cell>
          <table:table-cell office:value-type="float" office:value="21.30685" calcext:value-type="float">
            <text:p>21.30685</text:p>
          </table:table-cell>
          <table:table-cell office:value-type="float" office:value="20.07642" calcext:value-type="float">
            <text:p>20.07642</text:p>
          </table:table-cell>
          <table:table-cell office:value-type="float" office:value="20.89166" calcext:value-type="float">
            <text:p>20.89166</text:p>
          </table:table-cell>
          <table:table-cell office:value-type="float" office:value="20.09235" calcext:value-type="float">
            <text:p>20.09235</text:p>
          </table:table-cell>
          <table:table-cell office:value-type="float" office:value="20.38953" calcext:value-type="float">
            <text:p>20.38953</text:p>
          </table:table-cell>
          <table:table-cell office:value-type="float" office:value="19.91943" calcext:value-type="float">
            <text:p>19.91943</text:p>
          </table:table-cell>
          <table:table-cell office:value-type="float" office:value="19.63733" calcext:value-type="float">
            <text:p>19.63733</text:p>
          </table:table-cell>
          <table:table-cell office:value-type="float" office:value="19.51776" calcext:value-type="float">
            <text:p>19.51776</text:p>
          </table:table-cell>
          <table:table-cell office:value-type="float" office:value="18.49423" calcext:value-type="float">
            <text:p>18.49423</text:p>
          </table:table-cell>
          <table:table-cell office:value-type="float" office:value="18.48605" calcext:value-type="float">
            <text:p>18.48605</text:p>
          </table:table-cell>
          <table:table-cell office:value-type="float" office:value="17.1264" calcext:value-type="float">
            <text:p>17.1264</text:p>
          </table:table-cell>
          <table:table-cell office:value-type="float" office:value="17.08017" calcext:value-type="float">
            <text:p>17.08017</text:p>
          </table:table-cell>
          <table:table-cell office:value-type="float" office:value="15.98996" calcext:value-type="float">
            <text:p>15.98996</text:p>
          </table:table-cell>
          <table:table-cell office:value-type="float" office:value="15.92911" calcext:value-type="float">
            <text:p>15.92911</text:p>
          </table:table-cell>
          <table:table-cell office:value-type="float" office:value="15.01016" calcext:value-type="float">
            <text:p>15.01016</text:p>
          </table:table-cell>
          <table:table-cell office:value-type="float" office:value="14.9436" calcext:value-type="float">
            <text:p>14.9436</text:p>
          </table:table-cell>
          <table:table-cell office:value-type="float" office:value="14.16653" calcext:value-type="float">
            <text:p>14.16653</text:p>
          </table:table-cell>
          <table:table-cell office:value-type="float" office:value="14.0961" calcext:value-type="float">
            <text:p>14.0961</text:p>
          </table:table-cell>
          <table:table-cell office:value-type="float" office:value="13.6427" calcext:value-type="float">
            <text:p>13.6427</text:p>
          </table:table-cell>
          <table:table-cell office:value-type="float" office:value="13.57047" calcext:value-type="float">
            <text:p>13.57047</text:p>
          </table:table-cell>
          <table:table-cell office:value-type="float" office:value="28.59076" calcext:value-type="float">
            <text:p>28.59076</text:p>
          </table:table-cell>
          <table:table-cell office:value-type="float" office:value="13.05441" calcext:value-type="float">
            <text:p>13.0544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072006" calcext:value-type="float">
            <text:p>8072006</text:p>
          </table:table-cell>
          <table:table-cell office:value-type="float" office:value="24.08436" calcext:value-type="float">
            <text:p>24.08436</text:p>
          </table:table-cell>
          <table:table-cell office:value-type="float" office:value="31.87288" calcext:value-type="float">
            <text:p>31.87288</text:p>
          </table:table-cell>
          <table:table-cell office:value-type="float" office:value="13.76189" calcext:value-type="float">
            <text:p>13.76189</text:p>
          </table:table-cell>
          <table:table-cell office:value-type="float" office:value="1.967285" calcext:value-type="float">
            <text:p>1.967285</text:p>
          </table:table-cell>
          <table:table-cell office:value-type="float" office:value="1.301088" calcext:value-type="float">
            <text:p>1.301088</text:p>
          </table:table-cell>
          <table:table-cell office:value-type="float" office:value="236.7315" calcext:value-type="float">
            <text:p>236.7315</text:p>
          </table:table-cell>
          <table:table-cell office:value-type="float" office:value="0.381" calcext:value-type="float">
            <text:p>0.381</text:p>
          </table:table-cell>
          <table:table-cell office:value-type="float" office:value="23.16534" calcext:value-type="float">
            <text:p>23.16534</text:p>
          </table:table-cell>
          <table:table-cell office:value-type="float" office:value="17.97461" calcext:value-type="float">
            <text:p>17.97461</text:p>
          </table:table-cell>
          <table:table-cell office:value-type="float" office:value="22.12476" calcext:value-type="float">
            <text:p>22.12476</text:p>
          </table:table-cell>
          <table:table-cell office:value-type="float" office:value="18.82809" calcext:value-type="float">
            <text:p>18.82809</text:p>
          </table:table-cell>
          <table:table-cell office:value-type="float" office:value="21.50485" calcext:value-type="float">
            <text:p>21.50485</text:p>
          </table:table-cell>
          <table:table-cell office:value-type="float" office:value="19.32806" calcext:value-type="float">
            <text:p>19.32806</text:p>
          </table:table-cell>
          <table:table-cell office:value-type="float" office:value="20.97028" calcext:value-type="float">
            <text:p>20.97028</text:p>
          </table:table-cell>
          <table:table-cell office:value-type="float" office:value="19.63297" calcext:value-type="float">
            <text:p>19.63297</text:p>
          </table:table-cell>
          <table:table-cell office:value-type="float" office:value="20.7467" calcext:value-type="float">
            <text:p>20.7467</text:p>
          </table:table-cell>
          <table:table-cell office:value-type="float" office:value="19.76239" calcext:value-type="float">
            <text:p>19.76239</text:p>
          </table:table-cell>
          <table:table-cell office:value-type="float" office:value="20.4826" calcext:value-type="float">
            <text:p>20.4826</text:p>
          </table:table-cell>
          <table:table-cell office:value-type="float" office:value="19.80511" calcext:value-type="float">
            <text:p>19.80511</text:p>
          </table:table-cell>
          <table:table-cell office:value-type="float" office:value="20.11172" calcext:value-type="float">
            <text:p>20.11172</text:p>
          </table:table-cell>
          <table:table-cell office:value-type="float" office:value="19.68573" calcext:value-type="float">
            <text:p>19.68573</text:p>
          </table:table-cell>
          <table:table-cell office:value-type="float" office:value="19.5199" calcext:value-type="float">
            <text:p>19.5199</text:p>
          </table:table-cell>
          <table:table-cell office:value-type="float" office:value="19.36646" calcext:value-type="float">
            <text:p>19.36646</text:p>
          </table:table-cell>
          <table:table-cell office:value-type="float" office:value="18.48587" calcext:value-type="float">
            <text:p>18.48587</text:p>
          </table:table-cell>
          <table:table-cell office:value-type="float" office:value="18.45135" calcext:value-type="float">
            <text:p>18.45135</text:p>
          </table:table-cell>
          <table:table-cell office:value-type="float" office:value="17.1615" calcext:value-type="float">
            <text:p>17.1615</text:p>
          </table:table-cell>
          <table:table-cell office:value-type="float" office:value="17.12683" calcext:value-type="float">
            <text:p>17.12683</text:p>
          </table:table-cell>
          <table:table-cell office:value-type="float" office:value="16.047" calcext:value-type="float">
            <text:p>16.047</text:p>
          </table:table-cell>
          <table:table-cell office:value-type="float" office:value="15.9906" calcext:value-type="float">
            <text:p>15.9906</text:p>
          </table:table-cell>
          <table:table-cell office:value-type="float" office:value="15.07645" calcext:value-type="float">
            <text:p>15.07645</text:p>
          </table:table-cell>
          <table:table-cell office:value-type="float" office:value="15.01089" calcext:value-type="float">
            <text:p>15.01089</text:p>
          </table:table-cell>
          <table:table-cell office:value-type="float" office:value="14.23679" calcext:value-type="float">
            <text:p>14.23679</text:p>
          </table:table-cell>
          <table:table-cell office:value-type="float" office:value="14.1673" calcext:value-type="float">
            <text:p>14.1673</text:p>
          </table:table-cell>
          <table:table-cell office:value-type="float" office:value="13.71344" calcext:value-type="float">
            <text:p>13.71344</text:p>
          </table:table-cell>
          <table:table-cell office:value-type="float" office:value="13.64346" calcext:value-type="float">
            <text:p>13.64346</text:p>
          </table:table-cell>
          <table:table-cell office:value-type="float" office:value="28.50583" calcext:value-type="float">
            <text:p>28.50583</text:p>
          </table:table-cell>
          <table:table-cell office:value-type="float" office:value="12.77307" calcext:value-type="float">
            <text:p>12.7730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072006" calcext:value-type="float">
            <text:p>9072006</text:p>
          </table:table-cell>
          <table:table-cell office:value-type="float" office:value="24.07075" calcext:value-type="float">
            <text:p>24.07075</text:p>
          </table:table-cell>
          <table:table-cell office:value-type="float" office:value="31.87288" calcext:value-type="float">
            <text:p>31.87288</text:p>
          </table:table-cell>
          <table:table-cell office:value-type="float" office:value="19.28964" calcext:value-type="float">
            <text:p>19.28964</text:p>
          </table:table-cell>
          <table:table-cell office:value-type="float" office:value="2.148962" calcext:value-type="float">
            <text:p>2.148962</text:p>
          </table:table-cell>
          <table:table-cell office:value-type="float" office:value="1.650932" calcext:value-type="float">
            <text:p>1.650932</text:p>
          </table:table-cell>
          <table:table-cell office:value-type="float" office:value="234.6418" calcext:value-type="float">
            <text:p>234.6418</text:p>
          </table:table-cell>
          <table:table-cell office:value-type="float" office:value="2.2225" calcext:value-type="float">
            <text:p>2.2225</text:p>
          </table:table-cell>
          <table:table-cell office:value-type="float" office:value="26.08893" calcext:value-type="float">
            <text:p>26.08893</text:p>
          </table:table-cell>
          <table:table-cell office:value-type="float" office:value="19.57333" calcext:value-type="float">
            <text:p>19.57333</text:p>
          </table:table-cell>
          <table:table-cell office:value-type="float" office:value="24.13324" calcext:value-type="float">
            <text:p>24.13324</text:p>
          </table:table-cell>
          <table:table-cell office:value-type="float" office:value="19.89661" calcext:value-type="float">
            <text:p>19.89661</text:p>
          </table:table-cell>
          <table:table-cell office:value-type="float" office:value="23.0531" calcext:value-type="float">
            <text:p>23.0531</text:p>
          </table:table-cell>
          <table:table-cell office:value-type="float" office:value="20.04272" calcext:value-type="float">
            <text:p>20.04272</text:p>
          </table:table-cell>
          <table:table-cell office:value-type="float" office:value="22.12131" calcext:value-type="float">
            <text:p>22.12131</text:p>
          </table:table-cell>
          <table:table-cell office:value-type="float" office:value="20.07489" calcext:value-type="float">
            <text:p>20.07489</text:p>
          </table:table-cell>
          <table:table-cell office:value-type="float" office:value="21.50482" calcext:value-type="float">
            <text:p>21.50482</text:p>
          </table:table-cell>
          <table:table-cell office:value-type="float" office:value="20.03741" calcext:value-type="float">
            <text:p>20.03741</text:p>
          </table:table-cell>
          <table:table-cell office:value-type="float" office:value="20.8602" calcext:value-type="float">
            <text:p>20.8602</text:p>
          </table:table-cell>
          <table:table-cell office:value-type="float" office:value="19.93234" calcext:value-type="float">
            <text:p>19.93234</text:p>
          </table:table-cell>
          <table:table-cell office:value-type="float" office:value="20.24258" calcext:value-type="float">
            <text:p>20.24258</text:p>
          </table:table-cell>
          <table:table-cell office:value-type="float" office:value="19.72107" calcext:value-type="float">
            <text:p>19.72107</text:p>
          </table:table-cell>
          <table:table-cell office:value-type="float" office:value="19.38898" calcext:value-type="float">
            <text:p>19.38898</text:p>
          </table:table-cell>
          <table:table-cell office:value-type="float" office:value="19.3205" calcext:value-type="float">
            <text:p>19.3205</text:p>
          </table:table-cell>
          <table:table-cell office:value-type="float" office:value="18.4509" calcext:value-type="float">
            <text:p>18.4509</text:p>
          </table:table-cell>
          <table:table-cell office:value-type="float" office:value="18.41611" calcext:value-type="float">
            <text:p>18.41611</text:p>
          </table:table-cell>
          <table:table-cell office:value-type="float" office:value="17.18365" calcext:value-type="float">
            <text:p>17.18365</text:p>
          </table:table-cell>
          <table:table-cell office:value-type="float" office:value="17.16177" calcext:value-type="float">
            <text:p>17.16177</text:p>
          </table:table-cell>
          <table:table-cell office:value-type="float" office:value="16.09781" calcext:value-type="float">
            <text:p>16.09781</text:p>
          </table:table-cell>
          <table:table-cell office:value-type="float" office:value="16.04755" calcext:value-type="float">
            <text:p>16.04755</text:p>
          </table:table-cell>
          <table:table-cell office:value-type="float" office:value="15.14011" calcext:value-type="float">
            <text:p>15.14011</text:p>
          </table:table-cell>
          <table:table-cell office:value-type="float" office:value="15.07712" calcext:value-type="float">
            <text:p>15.07712</text:p>
          </table:table-cell>
          <table:table-cell office:value-type="float" office:value="14.30566" calcext:value-type="float">
            <text:p>14.30566</text:p>
          </table:table-cell>
          <table:table-cell office:value-type="float" office:value="14.23752" calcext:value-type="float">
            <text:p>14.23752</text:p>
          </table:table-cell>
          <table:table-cell office:value-type="float" office:value="13.78238" calcext:value-type="float">
            <text:p>13.78238</text:p>
          </table:table-cell>
          <table:table-cell office:value-type="float" office:value="13.71417" calcext:value-type="float">
            <text:p>13.71417</text:p>
          </table:table-cell>
          <table:table-cell office:value-type="float" office:value="37.59506" calcext:value-type="float">
            <text:p>37.59506</text:p>
          </table:table-cell>
          <table:table-cell office:value-type="float" office:value="17.42142" calcext:value-type="float">
            <text:p>17.4214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72006" calcext:value-type="float">
            <text:p>10072006</text:p>
          </table:table-cell>
          <table:table-cell office:value-type="float" office:value="23.92817" calcext:value-type="float">
            <text:p>23.92817</text:p>
          </table:table-cell>
          <table:table-cell office:value-type="float" office:value="23.53955" calcext:value-type="float">
            <text:p>23.53955</text:p>
          </table:table-cell>
          <table:table-cell office:value-type="float" office:value="20.40334" calcext:value-type="float">
            <text:p>20.40334</text:p>
          </table:table-cell>
          <table:table-cell office:value-type="float" office:value="2.090777" calcext:value-type="float">
            <text:p>2.090777</text:p>
          </table:table-cell>
          <table:table-cell office:value-type="float" office:value="1.293083" calcext:value-type="float">
            <text:p>1.293083</text:p>
          </table:table-cell>
          <table:table-cell office:value-type="float" office:value="232.6835" calcext:value-type="float">
            <text:p>232.6835</text:p>
          </table:table-cell>
          <table:table-cell office:value-type="float" office:value="6.6675" calcext:value-type="float">
            <text:p>6.6675</text:p>
          </table:table-cell>
          <table:table-cell office:value-type="float" office:value="22.58804" calcext:value-type="float">
            <text:p>22.58804</text:p>
          </table:table-cell>
          <table:table-cell office:value-type="float" office:value="19.98224" calcext:value-type="float">
            <text:p>19.98224</text:p>
          </table:table-cell>
          <table:table-cell office:value-type="float" office:value="22.33868" calcext:value-type="float">
            <text:p>22.33868</text:p>
          </table:table-cell>
          <table:table-cell office:value-type="float" office:value="20.35983" calcext:value-type="float">
            <text:p>20.35983</text:p>
          </table:table-cell>
          <table:table-cell office:value-type="float" office:value="22.29266" calcext:value-type="float">
            <text:p>22.29266</text:p>
          </table:table-cell>
          <table:table-cell office:value-type="float" office:value="20.57809" calcext:value-type="float">
            <text:p>20.57809</text:p>
          </table:table-cell>
          <table:table-cell office:value-type="float" office:value="21.90112" calcext:value-type="float">
            <text:p>21.90112</text:p>
          </table:table-cell>
          <table:table-cell office:value-type="float" office:value="20.63556" calcext:value-type="float">
            <text:p>20.63556</text:p>
          </table:table-cell>
          <table:table-cell office:value-type="float" office:value="21.45969" calcext:value-type="float">
            <text:p>21.45969</text:p>
          </table:table-cell>
          <table:table-cell office:value-type="float" office:value="20.57065" calcext:value-type="float">
            <text:p>20.57065</text:p>
          </table:table-cell>
          <table:table-cell office:value-type="float" office:value="20.87729" calcext:value-type="float">
            <text:p>20.87729</text:p>
          </table:table-cell>
          <table:table-cell office:value-type="float" office:value="20.42859" calcext:value-type="float">
            <text:p>20.42859</text:p>
          </table:table-cell>
          <table:table-cell office:value-type="float" office:value="20.31009" calcext:value-type="float">
            <text:p>20.31009</text:p>
          </table:table-cell>
          <table:table-cell office:value-type="float" office:value="20.11694" calcext:value-type="float">
            <text:p>20.11694</text:p>
          </table:table-cell>
          <table:table-cell office:value-type="float" office:value="19.52545" calcext:value-type="float">
            <text:p>19.52545</text:p>
          </table:table-cell>
          <table:table-cell office:value-type="float" office:value="19.39288" calcext:value-type="float">
            <text:p>19.39288</text:p>
          </table:table-cell>
          <table:table-cell office:value-type="float" office:value="18.45462" calcext:value-type="float">
            <text:p>18.45462</text:p>
          </table:table-cell>
          <table:table-cell office:value-type="float" office:value="18.41611" calcext:value-type="float">
            <text:p>18.41611</text:p>
          </table:table-cell>
          <table:table-cell office:value-type="float" office:value="17.20844" calcext:value-type="float">
            <text:p>17.20844</text:p>
          </table:table-cell>
          <table:table-cell office:value-type="float" office:value="17.18387" calcext:value-type="float">
            <text:p>17.18387</text:p>
          </table:table-cell>
          <table:table-cell office:value-type="float" office:value="16.1434" calcext:value-type="float">
            <text:p>16.1434</text:p>
          </table:table-cell>
          <table:table-cell office:value-type="float" office:value="16.09833" calcext:value-type="float">
            <text:p>16.09833</text:p>
          </table:table-cell>
          <table:table-cell office:value-type="float" office:value="15.20102" calcext:value-type="float">
            <text:p>15.20102</text:p>
          </table:table-cell>
          <table:table-cell office:value-type="float" office:value="15.14075" calcext:value-type="float">
            <text:p>15.14075</text:p>
          </table:table-cell>
          <table:table-cell office:value-type="float" office:value="14.3728" calcext:value-type="float">
            <text:p>14.3728</text:p>
          </table:table-cell>
          <table:table-cell office:value-type="float" office:value="14.30637" calcext:value-type="float">
            <text:p>14.30637</text:p>
          </table:table-cell>
          <table:table-cell office:value-type="float" office:value="13.84897" calcext:value-type="float">
            <text:p>13.84897</text:p>
          </table:table-cell>
          <table:table-cell office:value-type="float" office:value="13.78305" calcext:value-type="float">
            <text:p>13.78305</text:p>
          </table:table-cell>
          <table:table-cell office:value-type="float" office:value="24.52374" calcext:value-type="float">
            <text:p>24.52374</text:p>
          </table:table-cell>
          <table:table-cell office:value-type="float" office:value="17.87402" calcext:value-type="float">
            <text:p>17.8740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072006" calcext:value-type="float">
            <text:p>11072006</text:p>
          </table:table-cell>
          <table:table-cell office:value-type="float" office:value="23.85726" calcext:value-type="float">
            <text:p>23.85726</text:p>
          </table:table-cell>
          <table:table-cell office:value-type="float" office:value="27.98399" calcext:value-type="float">
            <text:p>27.98399</text:p>
          </table:table-cell>
          <table:table-cell office:value-type="float" office:value="18.71741" calcext:value-type="float">
            <text:p>18.71741</text:p>
          </table:table-cell>
          <table:table-cell office:value-type="float" office:value="1.941328" calcext:value-type="float">
            <text:p>1.941328</text:p>
          </table:table-cell>
          <table:table-cell office:value-type="float" office:value="1.50057" calcext:value-type="float">
            <text:p>1.50057</text:p>
          </table:table-cell>
          <table:table-cell office:value-type="float" office:value="233.3595" calcext:value-type="float">
            <text:p>233.3595</text:p>
          </table:table-cell>
          <table:table-cell office:value-type="float" office:value="0" calcext:value-type="float">
            <text:p>0</text:p>
          </table:table-cell>
          <table:table-cell office:value-type="float" office:value="22.78595" calcext:value-type="float">
            <text:p>22.78595</text:p>
          </table:table-cell>
          <table:table-cell office:value-type="float" office:value="19.13333" calcext:value-type="float">
            <text:p>19.13333</text:p>
          </table:table-cell>
          <table:table-cell office:value-type="float" office:value="21.98721" calcext:value-type="float">
            <text:p>21.98721</text:p>
          </table:table-cell>
          <table:table-cell office:value-type="float" office:value="19.51871" calcext:value-type="float">
            <text:p>19.51871</text:p>
          </table:table-cell>
          <table:table-cell office:value-type="float" office:value="21.41519" calcext:value-type="float">
            <text:p>21.41519</text:p>
          </table:table-cell>
          <table:table-cell office:value-type="float" office:value="19.78522" calcext:value-type="float">
            <text:p>19.78522</text:p>
          </table:table-cell>
          <table:table-cell office:value-type="float" office:value="20.93134" calcext:value-type="float">
            <text:p>20.93134</text:p>
          </table:table-cell>
          <table:table-cell office:value-type="float" office:value="19.92645" calcext:value-type="float">
            <text:p>19.92645</text:p>
          </table:table-cell>
          <table:table-cell office:value-type="float" office:value="20.60443" calcext:value-type="float">
            <text:p>20.60443</text:p>
          </table:table-cell>
          <table:table-cell office:value-type="float" office:value="19.96011" calcext:value-type="float">
            <text:p>19.96011</text:p>
          </table:table-cell>
          <table:table-cell office:value-type="float" office:value="20.41852" calcext:value-type="float">
            <text:p>20.41852</text:p>
          </table:table-cell>
          <table:table-cell office:value-type="float" office:value="19.92023" calcext:value-type="float">
            <text:p>19.92023</text:p>
          </table:table-cell>
          <table:table-cell office:value-type="float" office:value="20.1123" calcext:value-type="float">
            <text:p>20.1123</text:p>
          </table:table-cell>
          <table:table-cell office:value-type="float" office:value="19.75473" calcext:value-type="float">
            <text:p>19.75473</text:p>
          </table:table-cell>
          <table:table-cell office:value-type="float" office:value="19.5253" calcext:value-type="float">
            <text:p>19.5253</text:p>
          </table:table-cell>
          <table:table-cell office:value-type="float" office:value="19.38589" calcext:value-type="float">
            <text:p>19.38589</text:p>
          </table:table-cell>
          <table:table-cell office:value-type="float" office:value="18.46664" calcext:value-type="float">
            <text:p>18.46664</text:p>
          </table:table-cell>
          <table:table-cell office:value-type="float" office:value="18.45502" calcext:value-type="float">
            <text:p>18.45502</text:p>
          </table:table-cell>
          <table:table-cell office:value-type="float" office:value="17.23846" calcext:value-type="float">
            <text:p>17.23846</text:p>
          </table:table-cell>
          <table:table-cell office:value-type="float" office:value="17.20877" calcext:value-type="float">
            <text:p>17.20877</text:p>
          </table:table-cell>
          <table:table-cell office:value-type="float" office:value="16.18863" calcext:value-type="float">
            <text:p>16.18863</text:p>
          </table:table-cell>
          <table:table-cell office:value-type="float" office:value="16.14386" calcext:value-type="float">
            <text:p>16.14386</text:p>
          </table:table-cell>
          <table:table-cell office:value-type="float" office:value="15.25937" calcext:value-type="float">
            <text:p>15.25937</text:p>
          </table:table-cell>
          <table:table-cell office:value-type="float" office:value="15.20166" calcext:value-type="float">
            <text:p>15.20166</text:p>
          </table:table-cell>
          <table:table-cell office:value-type="float" office:value="14.43796" calcext:value-type="float">
            <text:p>14.43796</text:p>
          </table:table-cell>
          <table:table-cell office:value-type="float" office:value="14.37347" calcext:value-type="float">
            <text:p>14.37347</text:p>
          </table:table-cell>
          <table:table-cell office:value-type="float" office:value="13.91443" calcext:value-type="float">
            <text:p>13.91443</text:p>
          </table:table-cell>
          <table:table-cell office:value-type="float" office:value="13.84967" calcext:value-type="float">
            <text:p>13.84967</text:p>
          </table:table-cell>
          <table:table-cell office:value-type="float" office:value="26.57663" calcext:value-type="float">
            <text:p>26.57663</text:p>
          </table:table-cell>
          <table:table-cell office:value-type="float" office:value="16.82962" calcext:value-type="float">
            <text:p>16.8296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072006" calcext:value-type="float">
            <text:p>12072006</text:p>
          </table:table-cell>
          <table:table-cell office:value-type="float" office:value="23.70629" calcext:value-type="float">
            <text:p>23.70629</text:p>
          </table:table-cell>
          <table:table-cell office:value-type="float" office:value="30.76177" calcext:value-type="float">
            <text:p>30.76177</text:p>
          </table:table-cell>
          <table:table-cell office:value-type="float" office:value="18.73131" calcext:value-type="float">
            <text:p>18.73131</text:p>
          </table:table-cell>
          <table:table-cell office:value-type="float" office:value="2.105292" calcext:value-type="float">
            <text:p>2.105292</text:p>
          </table:table-cell>
          <table:table-cell office:value-type="float" office:value="1.646809" calcext:value-type="float">
            <text:p>1.646809</text:p>
          </table:table-cell>
          <table:table-cell office:value-type="float" office:value="228.8513" calcext:value-type="float">
            <text:p>228.8513</text:p>
          </table:table-cell>
          <table:table-cell office:value-type="float" office:value="9.3345" calcext:value-type="float">
            <text:p>9.3345</text:p>
          </table:table-cell>
          <table:table-cell office:value-type="float" office:value="23.24155" calcext:value-type="float">
            <text:p>23.24155</text:p>
          </table:table-cell>
          <table:table-cell office:value-type="float" office:value="19.24979" calcext:value-type="float">
            <text:p>19.24979</text:p>
          </table:table-cell>
          <table:table-cell office:value-type="float" office:value="22.26584" calcext:value-type="float">
            <text:p>22.26584</text:p>
          </table:table-cell>
          <table:table-cell office:value-type="float" office:value="19.62543" calcext:value-type="float">
            <text:p>19.62543</text:p>
          </table:table-cell>
          <table:table-cell office:value-type="float" office:value="21.63892" calcext:value-type="float">
            <text:p>21.63892</text:p>
          </table:table-cell>
          <table:table-cell office:value-type="float" office:value="19.84225" calcext:value-type="float">
            <text:p>19.84225</text:p>
          </table:table-cell>
          <table:table-cell office:value-type="float" office:value="21.0864" calcext:value-type="float">
            <text:p>21.0864</text:p>
          </table:table-cell>
          <table:table-cell office:value-type="float" office:value="19.9324" calcext:value-type="float">
            <text:p>19.9324</text:p>
          </table:table-cell>
          <table:table-cell office:value-type="float" office:value="20.71002" calcext:value-type="float">
            <text:p>20.71002</text:p>
          </table:table-cell>
          <table:table-cell office:value-type="float" office:value="19.93256" calcext:value-type="float">
            <text:p>19.93256</text:p>
          </table:table-cell>
          <table:table-cell office:value-type="float" office:value="20.30902" calcext:value-type="float">
            <text:p>20.30902</text:p>
          </table:table-cell>
          <table:table-cell office:value-type="float" office:value="19.86377" calcext:value-type="float">
            <text:p>19.86377</text:p>
          </table:table-cell>
          <table:table-cell office:value-type="float" office:value="19.92255" calcext:value-type="float">
            <text:p>19.92255</text:p>
          </table:table-cell>
          <table:table-cell office:value-type="float" office:value="19.6814" calcext:value-type="float">
            <text:p>19.6814</text:p>
          </table:table-cell>
          <table:table-cell office:value-type="float" office:value="19.38754" calcext:value-type="float">
            <text:p>19.38754</text:p>
          </table:table-cell>
          <table:table-cell office:value-type="float" office:value="19.31171" calcext:value-type="float">
            <text:p>19.31171</text:p>
          </table:table-cell>
          <table:table-cell office:value-type="float" office:value="18.4581" calcext:value-type="float">
            <text:p>18.4581</text:p>
          </table:table-cell>
          <table:table-cell office:value-type="float" office:value="18.43588" calcext:value-type="float">
            <text:p>18.43588</text:p>
          </table:table-cell>
          <table:table-cell office:value-type="float" office:value="17.26202" calcext:value-type="float">
            <text:p>17.26202</text:p>
          </table:table-cell>
          <table:table-cell office:value-type="float" office:value="17.23871" calcext:value-type="float">
            <text:p>17.23871</text:p>
          </table:table-cell>
          <table:table-cell office:value-type="float" office:value="16.23206" calcext:value-type="float">
            <text:p>16.23206</text:p>
          </table:table-cell>
          <table:table-cell office:value-type="float" office:value="16.18912" calcext:value-type="float">
            <text:p>16.18912</text:p>
          </table:table-cell>
          <table:table-cell office:value-type="float" office:value="15.31589" calcext:value-type="float">
            <text:p>15.31589</text:p>
          </table:table-cell>
          <table:table-cell office:value-type="float" office:value="15.25998" calcext:value-type="float">
            <text:p>15.25998</text:p>
          </table:table-cell>
          <table:table-cell office:value-type="float" office:value="14.50137" calcext:value-type="float">
            <text:p>14.50137</text:p>
          </table:table-cell>
          <table:table-cell office:value-type="float" office:value="14.43863" calcext:value-type="float">
            <text:p>14.43863</text:p>
          </table:table-cell>
          <table:table-cell office:value-type="float" office:value="13.97855" calcext:value-type="float">
            <text:p>13.97855</text:p>
          </table:table-cell>
          <table:table-cell office:value-type="float" office:value="13.9151" calcext:value-type="float">
            <text:p>13.9151</text:p>
          </table:table-cell>
          <table:table-cell office:value-type="float" office:value="28.0625" calcext:value-type="float">
            <text:p>28.0625</text:p>
          </table:table-cell>
          <table:table-cell office:value-type="float" office:value="16.77777" calcext:value-type="float">
            <text:p>16.7777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072006" calcext:value-type="float">
            <text:p>13072006</text:p>
          </table:table-cell>
          <table:table-cell office:value-type="float" office:value="23.58059" calcext:value-type="float">
            <text:p>23.58059</text:p>
          </table:table-cell>
          <table:table-cell office:value-type="float" office:value="35.76177" calcext:value-type="float">
            <text:p>35.76177</text:p>
          </table:table-cell>
          <table:table-cell office:value-type="float" office:value="18.20355" calcext:value-type="float">
            <text:p>18.20355</text:p>
          </table:table-cell>
          <table:table-cell office:value-type="float" office:value="2.41652" calcext:value-type="float">
            <text:p>2.41652</text:p>
          </table:table-cell>
          <table:table-cell office:value-type="float" office:value="1.666825" calcext:value-type="float">
            <text:p>1.666825</text:p>
          </table:table-cell>
          <table:table-cell office:value-type="float" office:value="223.9948" calcext:value-type="float">
            <text:p>223.9948</text:p>
          </table:table-cell>
          <table:table-cell office:value-type="float" office:value="28.0035" calcext:value-type="float">
            <text:p>28.0035</text:p>
          </table:table-cell>
          <table:table-cell office:value-type="float" office:value="27.02127" calcext:value-type="float">
            <text:p>27.02127</text:p>
          </table:table-cell>
          <table:table-cell office:value-type="float" office:value="18.10922" calcext:value-type="float">
            <text:p>18.10922</text:p>
          </table:table-cell>
          <table:table-cell office:value-type="float" office:value="24.87915" calcext:value-type="float">
            <text:p>24.87915</text:p>
          </table:table-cell>
          <table:table-cell office:value-type="float" office:value="18.80997" calcext:value-type="float">
            <text:p>18.80997</text:p>
          </table:table-cell>
          <table:table-cell office:value-type="float" office:value="23.66965" calcext:value-type="float">
            <text:p>23.66965</text:p>
          </table:table-cell>
          <table:table-cell office:value-type="float" office:value="19.28079" calcext:value-type="float">
            <text:p>19.28079</text:p>
          </table:table-cell>
          <table:table-cell office:value-type="float" office:value="22.57703" calcext:value-type="float">
            <text:p>22.57703</text:p>
          </table:table-cell>
          <table:table-cell office:value-type="float" office:value="19.62509" calcext:value-type="float">
            <text:p>19.62509</text:p>
          </table:table-cell>
          <table:table-cell office:value-type="float" office:value="21.86426" calcext:value-type="float">
            <text:p>21.86426</text:p>
          </table:table-cell>
          <table:table-cell office:value-type="float" office:value="19.75272" calcext:value-type="float">
            <text:p>19.75272</text:p>
          </table:table-cell>
          <table:table-cell office:value-type="float" office:value="21.12643" calcext:value-type="float">
            <text:p>21.12643</text:p>
          </table:table-cell>
          <table:table-cell office:value-type="float" office:value="19.79642" calcext:value-type="float">
            <text:p>19.79642</text:p>
          </table:table-cell>
          <table:table-cell office:value-type="float" office:value="20.41656" calcext:value-type="float">
            <text:p>20.41656</text:p>
          </table:table-cell>
          <table:table-cell office:value-type="float" office:value="19.65286" calcext:value-type="float">
            <text:p>19.65286</text:p>
          </table:table-cell>
          <table:table-cell office:value-type="float" office:value="19.42816" calcext:value-type="float">
            <text:p>19.42816</text:p>
          </table:table-cell>
          <table:table-cell office:value-type="float" office:value="19.30289" calcext:value-type="float">
            <text:p>19.30289</text:p>
          </table:table-cell>
          <table:table-cell office:value-type="float" office:value="18.4357" calcext:value-type="float">
            <text:p>18.4357</text:p>
          </table:table-cell>
          <table:table-cell office:value-type="float" office:value="18.4274" calcext:value-type="float">
            <text:p>18.4274</text:p>
          </table:table-cell>
          <table:table-cell office:value-type="float" office:value="17.28116" calcext:value-type="float">
            <text:p>17.28116</text:p>
          </table:table-cell>
          <table:table-cell office:value-type="float" office:value="17.26221" calcext:value-type="float">
            <text:p>17.26221</text:p>
          </table:table-cell>
          <table:table-cell office:value-type="float" office:value="16.2724" calcext:value-type="float">
            <text:p>16.2724</text:p>
          </table:table-cell>
          <table:table-cell office:value-type="float" office:value="16.23251" calcext:value-type="float">
            <text:p>16.23251</text:p>
          </table:table-cell>
          <table:table-cell office:value-type="float" office:value="15.36981" calcext:value-type="float">
            <text:p>15.36981</text:p>
          </table:table-cell>
          <table:table-cell office:value-type="float" office:value="15.3165" calcext:value-type="float">
            <text:p>15.3165</text:p>
          </table:table-cell>
          <table:table-cell office:value-type="float" office:value="14.56262" calcext:value-type="float">
            <text:p>14.56262</text:p>
          </table:table-cell>
          <table:table-cell office:value-type="float" office:value="14.50201" calcext:value-type="float">
            <text:p>14.50201</text:p>
          </table:table-cell>
          <table:table-cell office:value-type="float" office:value="14.04007" calcext:value-type="float">
            <text:p>14.04007</text:p>
          </table:table-cell>
          <table:table-cell office:value-type="float" office:value="13.97919" calcext:value-type="float">
            <text:p>13.97919</text:p>
          </table:table-cell>
          <table:table-cell office:value-type="float" office:value="30.82324" calcext:value-type="float">
            <text:p>30.82324</text:p>
          </table:table-cell>
          <table:table-cell office:value-type="float" office:value="16.92081" calcext:value-type="float">
            <text:p>16.9208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072006" calcext:value-type="float">
            <text:p>14072006</text:p>
          </table:table-cell>
          <table:table-cell office:value-type="float" office:value="23.58289" calcext:value-type="float">
            <text:p>23.58289</text:p>
          </table:table-cell>
          <table:table-cell office:value-type="float" office:value="32.98399" calcext:value-type="float">
            <text:p>32.98399</text:p>
          </table:table-cell>
          <table:table-cell office:value-type="float" office:value="18.74243" calcext:value-type="float">
            <text:p>18.74243</text:p>
          </table:table-cell>
          <table:table-cell office:value-type="float" office:value="2.224061" calcext:value-type="float">
            <text:p>2.224061</text:p>
          </table:table-cell>
          <table:table-cell office:value-type="float" office:value="1.712181" calcext:value-type="float">
            <text:p>1.712181</text:p>
          </table:table-cell>
          <table:table-cell office:value-type="float" office:value="225.7409" calcext:value-type="float">
            <text:p>225.7409</text:p>
          </table:table-cell>
          <table:table-cell office:value-type="float" office:value="0" calcext:value-type="float">
            <text:p>0</text:p>
          </table:table-cell>
          <table:table-cell office:value-type="float" office:value="24.27338" calcext:value-type="float">
            <text:p>24.27338</text:p>
          </table:table-cell>
          <table:table-cell office:value-type="float" office:value="20.68384" calcext:value-type="float">
            <text:p>20.68384</text:p>
          </table:table-cell>
          <table:table-cell office:value-type="float" office:value="23.4209" calcext:value-type="float">
            <text:p>23.4209</text:p>
          </table:table-cell>
          <table:table-cell office:value-type="float" office:value="21.05753" calcext:value-type="float">
            <text:p>21.05753</text:p>
          </table:table-cell>
          <table:table-cell office:value-type="float" office:value="22.71552" calcext:value-type="float">
            <text:p>22.71552</text:p>
          </table:table-cell>
          <table:table-cell office:value-type="float" office:value="21.17078" calcext:value-type="float">
            <text:p>21.17078</text:p>
          </table:table-cell>
          <table:table-cell office:value-type="float" office:value="22.272" calcext:value-type="float">
            <text:p>22.272</text:p>
          </table:table-cell>
          <table:table-cell office:value-type="float" office:value="21.10049" calcext:value-type="float">
            <text:p>21.10049</text:p>
          </table:table-cell>
          <table:table-cell office:value-type="float" office:value="21.78979" calcext:value-type="float">
            <text:p>21.78979</text:p>
          </table:table-cell>
          <table:table-cell office:value-type="float" office:value="20.95657" calcext:value-type="float">
            <text:p>20.95657</text:p>
          </table:table-cell>
          <table:table-cell office:value-type="float" office:value="21.1366" calcext:value-type="float">
            <text:p>21.1366</text:p>
          </table:table-cell>
          <table:table-cell office:value-type="float" office:value="20.69815" calcext:value-type="float">
            <text:p>20.69815</text:p>
          </table:table-cell>
          <table:table-cell office:value-type="float" office:value="20.50156" calcext:value-type="float">
            <text:p>20.50156</text:p>
          </table:table-cell>
          <table:table-cell office:value-type="float" office:value="20.30209" calcext:value-type="float">
            <text:p>20.30209</text:p>
          </table:table-cell>
          <table:table-cell office:value-type="float" office:value="19.6756" calcext:value-type="float">
            <text:p>19.6756</text:p>
          </table:table-cell>
          <table:table-cell office:value-type="float" office:value="19.43372" calcext:value-type="float">
            <text:p>19.43372</text:p>
          </table:table-cell>
          <table:table-cell office:value-type="float" office:value="18.517" calcext:value-type="float">
            <text:p>18.517</text:p>
          </table:table-cell>
          <table:table-cell office:value-type="float" office:value="18.43155" calcext:value-type="float">
            <text:p>18.43155</text:p>
          </table:table-cell>
          <table:table-cell office:value-type="float" office:value="17.31033" calcext:value-type="float">
            <text:p>17.31033</text:p>
          </table:table-cell>
          <table:table-cell office:value-type="float" office:value="17.28137" calcext:value-type="float">
            <text:p>17.28137</text:p>
          </table:table-cell>
          <table:table-cell office:value-type="float" office:value="16.31168" calcext:value-type="float">
            <text:p>16.31168</text:p>
          </table:table-cell>
          <table:table-cell office:value-type="float" office:value="16.2728" calcext:value-type="float">
            <text:p>16.2728</text:p>
          </table:table-cell>
          <table:table-cell office:value-type="float" office:value="15.42212" calcext:value-type="float">
            <text:p>15.42212</text:p>
          </table:table-cell>
          <table:table-cell office:value-type="float" office:value="15.37033" calcext:value-type="float">
            <text:p>15.37033</text:p>
          </table:table-cell>
          <table:table-cell office:value-type="float" office:value="14.62271" calcext:value-type="float">
            <text:p>14.62271</text:p>
          </table:table-cell>
          <table:table-cell office:value-type="float" office:value="14.56326" calcext:value-type="float">
            <text:p>14.56326</text:p>
          </table:table-cell>
          <table:table-cell office:value-type="float" office:value="14.10068" calcext:value-type="float">
            <text:p>14.10068</text:p>
          </table:table-cell>
          <table:table-cell office:value-type="float" office:value="14.04071" calcext:value-type="float">
            <text:p>14.04071</text:p>
          </table:table-cell>
          <table:table-cell office:value-type="float" office:value="29.09473" calcext:value-type="float">
            <text:p>29.09473</text:p>
          </table:table-cell>
          <table:table-cell office:value-type="float" office:value="17.34219" calcext:value-type="float">
            <text:p>17.3421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072006" calcext:value-type="float">
            <text:p>15072006</text:p>
          </table:table-cell>
          <table:table-cell office:value-type="float" office:value="23.41587" calcext:value-type="float">
            <text:p>23.41587</text:p>
          </table:table-cell>
          <table:table-cell office:value-type="float" office:value="35.20621" calcext:value-type="float">
            <text:p>35.20621</text:p>
          </table:table-cell>
          <table:table-cell office:value-type="float" office:value="18.20077" calcext:value-type="float">
            <text:p>18.20077</text:p>
          </table:table-cell>
          <table:table-cell office:value-type="float" office:value="2.427964" calcext:value-type="float">
            <text:p>2.427964</text:p>
          </table:table-cell>
          <table:table-cell office:value-type="float" office:value="1.656224" calcext:value-type="float">
            <text:p>1.656224</text:p>
          </table:table-cell>
          <table:table-cell office:value-type="float" office:value="227.6339" calcext:value-type="float">
            <text:p>227.6339</text:p>
          </table:table-cell>
          <table:table-cell office:value-type="float" office:value="0" calcext:value-type="float">
            <text:p>0</text:p>
          </table:table-cell>
          <table:table-cell office:value-type="float" office:value="24.59476" calcext:value-type="float">
            <text:p>24.59476</text:p>
          </table:table-cell>
          <table:table-cell office:value-type="float" office:value="20.05426" calcext:value-type="float">
            <text:p>20.05426</text:p>
          </table:table-cell>
          <table:table-cell office:value-type="float" office:value="23.53659" calcext:value-type="float">
            <text:p>23.53659</text:p>
          </table:table-cell>
          <table:table-cell office:value-type="float" office:value="20.51328" calcext:value-type="float">
            <text:p>20.51328</text:p>
          </table:table-cell>
          <table:table-cell office:value-type="float" office:value="22.76654" calcext:value-type="float">
            <text:p>22.76654</text:p>
          </table:table-cell>
          <table:table-cell office:value-type="float" office:value="20.73169" calcext:value-type="float">
            <text:p>20.73169</text:p>
          </table:table-cell>
          <table:table-cell office:value-type="float" office:value="22.06592" calcext:value-type="float">
            <text:p>22.06592</text:p>
          </table:table-cell>
          <table:table-cell office:value-type="float" office:value="20.77463" calcext:value-type="float">
            <text:p>20.77463</text:p>
          </table:table-cell>
          <table:table-cell office:value-type="float" office:value="21.5799" calcext:value-type="float">
            <text:p>21.5799</text:p>
          </table:table-cell>
          <table:table-cell office:value-type="float" office:value="20.71683" calcext:value-type="float">
            <text:p>20.71683</text:p>
          </table:table-cell>
          <table:table-cell office:value-type="float" office:value="21.05045" calcext:value-type="float">
            <text:p>21.05045</text:p>
          </table:table-cell>
          <table:table-cell office:value-type="float" office:value="20.55923" calcext:value-type="float">
            <text:p>20.55923</text:p>
          </table:table-cell>
          <table:table-cell office:value-type="float" office:value="20.52206" calcext:value-type="float">
            <text:p>20.52206</text:p>
          </table:table-cell>
          <table:table-cell office:value-type="float" office:value="20.25797" calcext:value-type="float">
            <text:p>20.25797</text:p>
          </table:table-cell>
          <table:table-cell office:value-type="float" office:value="19.7319" calcext:value-type="float">
            <text:p>19.7319</text:p>
          </table:table-cell>
          <table:table-cell office:value-type="float" office:value="19.67795" calcext:value-type="float">
            <text:p>19.67795</text:p>
          </table:table-cell>
          <table:table-cell office:value-type="float" office:value="18.59924" calcext:value-type="float">
            <text:p>18.59924</text:p>
          </table:table-cell>
          <table:table-cell office:value-type="float" office:value="18.51801" calcext:value-type="float">
            <text:p>18.51801</text:p>
          </table:table-cell>
          <table:table-cell office:value-type="float" office:value="17.35574" calcext:value-type="float">
            <text:p>17.35574</text:p>
          </table:table-cell>
          <table:table-cell office:value-type="float" office:value="17.31073" calcext:value-type="float">
            <text:p>17.31073</text:p>
          </table:table-cell>
          <table:table-cell office:value-type="float" office:value="16.35468" calcext:value-type="float">
            <text:p>16.35468</text:p>
          </table:table-cell>
          <table:table-cell office:value-type="float" office:value="16.3121" calcext:value-type="float">
            <text:p>16.3121</text:p>
          </table:table-cell>
          <table:table-cell office:value-type="float" office:value="15.47336" calcext:value-type="float">
            <text:p>15.47336</text:p>
          </table:table-cell>
          <table:table-cell office:value-type="float" office:value="15.42267" calcext:value-type="float">
            <text:p>15.42267</text:p>
          </table:table-cell>
          <table:table-cell office:value-type="float" office:value="14.68073" calcext:value-type="float">
            <text:p>14.68073</text:p>
          </table:table-cell>
          <table:table-cell office:value-type="float" office:value="14.62332" calcext:value-type="float">
            <text:p>14.62332</text:p>
          </table:table-cell>
          <table:table-cell office:value-type="float" office:value="14.16016" calcext:value-type="float">
            <text:p>14.16016</text:p>
          </table:table-cell>
          <table:table-cell office:value-type="float" office:value="14.10132" calcext:value-type="float">
            <text:p>14.10132</text:p>
          </table:table-cell>
          <table:table-cell office:value-type="float" office:value="30.37662" calcext:value-type="float">
            <text:p>30.37662</text:p>
          </table:table-cell>
          <table:table-cell office:value-type="float" office:value="16.72061" calcext:value-type="float">
            <text:p>16.7206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072006" calcext:value-type="float">
            <text:p>16072006</text:p>
          </table:table-cell>
          <table:table-cell office:value-type="float" office:value="22.99196" calcext:value-type="float">
            <text:p>22.99196</text:p>
          </table:table-cell>
          <table:table-cell office:value-type="float" office:value="36.31732" calcext:value-type="float">
            <text:p>36.31732</text:p>
          </table:table-cell>
          <table:table-cell office:value-type="float" office:value="22.83372" calcext:value-type="float">
            <text:p>22.83372</text:p>
          </table:table-cell>
          <table:table-cell office:value-type="float" office:value="2.769686" calcext:value-type="float">
            <text:p>2.769686</text:p>
          </table:table-cell>
          <table:table-cell office:value-type="float" office:value="1.616955" calcext:value-type="float">
            <text:p>1.616955</text:p>
          </table:table-cell>
          <table:table-cell office:value-type="float" office:value="228.4012" calcext:value-type="float">
            <text:p>228.4012</text:p>
          </table:table-cell>
          <table:table-cell office:value-type="float" office:value="0" calcext:value-type="float">
            <text:p>0</text:p>
          </table:table-cell>
          <table:table-cell office:value-type="float" office:value="25.51202" calcext:value-type="float">
            <text:p>25.51202</text:p>
          </table:table-cell>
          <table:table-cell office:value-type="float" office:value="22.0625" calcext:value-type="float">
            <text:p>22.0625</text:p>
          </table:table-cell>
          <table:table-cell office:value-type="float" office:value="24.3204" calcext:value-type="float">
            <text:p>24.3204</text:p>
          </table:table-cell>
          <table:table-cell office:value-type="float" office:value="21.95663" calcext:value-type="float">
            <text:p>21.95663</text:p>
          </table:table-cell>
          <table:table-cell office:value-type="float" office:value="23.47235" calcext:value-type="float">
            <text:p>23.47235</text:p>
          </table:table-cell>
          <table:table-cell office:value-type="float" office:value="21.77795" calcext:value-type="float">
            <text:p>21.77795</text:p>
          </table:table-cell>
          <table:table-cell office:value-type="float" office:value="22.68826" calcext:value-type="float">
            <text:p>22.68826</text:p>
          </table:table-cell>
          <table:table-cell office:value-type="float" office:value="21.51538" calcext:value-type="float">
            <text:p>21.51538</text:p>
          </table:table-cell>
          <table:table-cell office:value-type="float" office:value="22.13467" calcext:value-type="float">
            <text:p>22.13467</text:p>
          </table:table-cell>
          <table:table-cell office:value-type="float" office:value="21.27011" calcext:value-type="float">
            <text:p>21.27011</text:p>
          </table:table-cell>
          <table:table-cell office:value-type="float" office:value="21.51691" calcext:value-type="float">
            <text:p>21.51691</text:p>
          </table:table-cell>
          <table:table-cell office:value-type="float" office:value="20.935" calcext:value-type="float">
            <text:p>20.935</text:p>
          </table:table-cell>
          <table:table-cell office:value-type="float" office:value="20.87833" calcext:value-type="float">
            <text:p>20.87833</text:p>
          </table:table-cell>
          <table:table-cell office:value-type="float" office:value="20.51114" calcext:value-type="float">
            <text:p>20.51114</text:p>
          </table:table-cell>
          <table:table-cell office:value-type="float" office:value="19.91461" calcext:value-type="float">
            <text:p>19.91461</text:p>
          </table:table-cell>
          <table:table-cell office:value-type="float" office:value="19.73398" calcext:value-type="float">
            <text:p>19.73398</text:p>
          </table:table-cell>
          <table:table-cell office:value-type="float" office:value="18.68204" calcext:value-type="float">
            <text:p>18.68204</text:p>
          </table:table-cell>
          <table:table-cell office:value-type="float" office:value="18.59995" calcext:value-type="float">
            <text:p>18.59995</text:p>
          </table:table-cell>
          <table:table-cell office:value-type="float" office:value="17.40778" calcext:value-type="float">
            <text:p>17.40778</text:p>
          </table:table-cell>
          <table:table-cell office:value-type="float" office:value="17.35626" calcext:value-type="float">
            <text:p>17.35626</text:p>
          </table:table-cell>
          <table:table-cell office:value-type="float" office:value="16.4017" calcext:value-type="float">
            <text:p>16.4017</text:p>
          </table:table-cell>
          <table:table-cell office:value-type="float" office:value="16.35513" calcext:value-type="float">
            <text:p>16.35513</text:p>
          </table:table-cell>
          <table:table-cell office:value-type="float" office:value="15.52432" calcext:value-type="float">
            <text:p>15.52432</text:p>
          </table:table-cell>
          <table:table-cell office:value-type="float" office:value="15.47391" calcext:value-type="float">
            <text:p>15.47391</text:p>
          </table:table-cell>
          <table:table-cell office:value-type="float" office:value="14.737" calcext:value-type="float">
            <text:p>14.737</text:p>
          </table:table-cell>
          <table:table-cell office:value-type="float" office:value="14.68134" calcext:value-type="float">
            <text:p>14.68134</text:p>
          </table:table-cell>
          <table:table-cell office:value-type="float" office:value="14.21713" calcext:value-type="float">
            <text:p>14.21713</text:p>
          </table:table-cell>
          <table:table-cell office:value-type="float" office:value="14.16074" calcext:value-type="float">
            <text:p>14.16074</text:p>
          </table:table-cell>
          <table:table-cell office:value-type="float" office:value="31.37756" calcext:value-type="float">
            <text:p>31.37756</text:p>
          </table:table-cell>
          <table:table-cell office:value-type="float" office:value="20.01514" calcext:value-type="float">
            <text:p>20.0151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7072006" calcext:value-type="float">
            <text:p>17072006</text:p>
          </table:table-cell>
          <table:table-cell office:value-type="float" office:value="22.65825" calcext:value-type="float">
            <text:p>22.65825</text:p>
          </table:table-cell>
          <table:table-cell office:value-type="float" office:value="34.0951" calcext:value-type="float">
            <text:p>34.0951</text:p>
          </table:table-cell>
          <table:table-cell office:value-type="float" office:value="17.08966" calcext:value-type="float">
            <text:p>17.08966</text:p>
          </table:table-cell>
          <table:table-cell office:value-type="float" office:value="2.281196" calcext:value-type="float">
            <text:p>2.281196</text:p>
          </table:table-cell>
          <table:table-cell office:value-type="float" office:value="1.556299" calcext:value-type="float">
            <text:p>1.556299</text:p>
          </table:table-cell>
          <table:table-cell office:value-type="float" office:value="228.9874" calcext:value-type="float">
            <text:p>228.9874</text:p>
          </table:table-cell>
          <table:table-cell office:value-type="float" office:value="0" calcext:value-type="float">
            <text:p>0</text:p>
          </table:table-cell>
          <table:table-cell office:value-type="float" office:value="25.74762" calcext:value-type="float">
            <text:p>25.74762</text:p>
          </table:table-cell>
          <table:table-cell office:value-type="float" office:value="20.39841" calcext:value-type="float">
            <text:p>20.39841</text:p>
          </table:table-cell>
          <table:table-cell office:value-type="float" office:value="24.26913" calcext:value-type="float">
            <text:p>24.26913</text:p>
          </table:table-cell>
          <table:table-cell office:value-type="float" office:value="21.07166" calcext:value-type="float">
            <text:p>21.07166</text:p>
          </table:table-cell>
          <table:table-cell office:value-type="float" office:value="23.40421" calcext:value-type="float">
            <text:p>23.40421</text:p>
          </table:table-cell>
          <table:table-cell office:value-type="float" office:value="21.29221" calcext:value-type="float">
            <text:p>21.29221</text:p>
          </table:table-cell>
          <table:table-cell office:value-type="float" office:value="22.62277" calcext:value-type="float">
            <text:p>22.62277</text:p>
          </table:table-cell>
          <table:table-cell office:value-type="float" office:value="21.30203" calcext:value-type="float">
            <text:p>21.30203</text:p>
          </table:table-cell>
          <table:table-cell office:value-type="float" office:value="22.09003" calcext:value-type="float">
            <text:p>22.09003</text:p>
          </table:table-cell>
          <table:table-cell office:value-type="float" office:value="21.21103" calcext:value-type="float">
            <text:p>21.21103</text:p>
          </table:table-cell>
          <table:table-cell office:value-type="float" office:value="21.52054" calcext:value-type="float">
            <text:p>21.52054</text:p>
          </table:table-cell>
          <table:table-cell office:value-type="float" office:value="21.0029" calcext:value-type="float">
            <text:p>21.0029</text:p>
          </table:table-cell>
          <table:table-cell office:value-type="float" office:value="20.91101" calcext:value-type="float">
            <text:p>20.91101</text:p>
          </table:table-cell>
          <table:table-cell office:value-type="float" office:value="20.64169" calcext:value-type="float">
            <text:p>20.64169</text:p>
          </table:table-cell>
          <table:table-cell office:value-type="float" office:value="20.02832" calcext:value-type="float">
            <text:p>20.02832</text:p>
          </table:table-cell>
          <table:table-cell office:value-type="float" office:value="19.91815" calcext:value-type="float">
            <text:p>19.91815</text:p>
          </table:table-cell>
          <table:table-cell office:value-type="float" office:value="18.7876" calcext:value-type="float">
            <text:p>18.7876</text:p>
          </table:table-cell>
          <table:table-cell office:value-type="float" office:value="18.68317" calcext:value-type="float">
            <text:p>18.68317</text:p>
          </table:table-cell>
          <table:table-cell office:value-type="float" office:value="17.46967" calcext:value-type="float">
            <text:p>17.46967</text:p>
          </table:table-cell>
          <table:table-cell office:value-type="float" office:value="17.40839" calcext:value-type="float">
            <text:p>17.40839</text:p>
          </table:table-cell>
          <table:table-cell office:value-type="float" office:value="16.45319" calcext:value-type="float">
            <text:p>16.45319</text:p>
          </table:table-cell>
          <table:table-cell office:value-type="float" office:value="16.40219" calcext:value-type="float">
            <text:p>16.40219</text:p>
          </table:table-cell>
          <table:table-cell office:value-type="float" office:value="15.57614" calcext:value-type="float">
            <text:p>15.57614</text:p>
          </table:table-cell>
          <table:table-cell office:value-type="float" office:value="15.52484" calcext:value-type="float">
            <text:p>15.52484</text:p>
          </table:table-cell>
          <table:table-cell office:value-type="float" office:value="14.79269" calcext:value-type="float">
            <text:p>14.79269</text:p>
          </table:table-cell>
          <table:table-cell office:value-type="float" office:value="14.73755" calcext:value-type="float">
            <text:p>14.73755</text:p>
          </table:table-cell>
          <table:table-cell office:value-type="float" office:value="14.27264" calcext:value-type="float">
            <text:p>14.27264</text:p>
          </table:table-cell>
          <table:table-cell office:value-type="float" office:value="14.21771" calcext:value-type="float">
            <text:p>14.21771</text:p>
          </table:table-cell>
          <table:table-cell office:value-type="float" office:value="34.03314" calcext:value-type="float">
            <text:p>34.03314</text:p>
          </table:table-cell>
          <table:table-cell office:value-type="float" office:value="15.87045" calcext:value-type="float">
            <text:p>15.8704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8072006" calcext:value-type="float">
            <text:p>18072006</text:p>
          </table:table-cell>
          <table:table-cell office:value-type="float" office:value="22.73019" calcext:value-type="float">
            <text:p>22.73019</text:p>
          </table:table-cell>
          <table:table-cell office:value-type="float" office:value="31.31732" calcext:value-type="float">
            <text:p>31.31732</text:p>
          </table:table-cell>
          <table:table-cell office:value-type="float" office:value="22.05074" calcext:value-type="float">
            <text:p>22.05074</text:p>
          </table:table-cell>
          <table:table-cell office:value-type="float" office:value="2.371501" calcext:value-type="float">
            <text:p>2.371501</text:p>
          </table:table-cell>
          <table:table-cell office:value-type="float" office:value="1.71313" calcext:value-type="float">
            <text:p>1.71313</text:p>
          </table:table-cell>
          <table:table-cell office:value-type="float" office:value="228.9494" calcext:value-type="float">
            <text:p>228.9494</text:p>
          </table:table-cell>
          <table:table-cell office:value-type="float" office:value="0" calcext:value-type="float">
            <text:p>0</text:p>
          </table:table-cell>
          <table:table-cell office:value-type="float" office:value="26.75922" calcext:value-type="float">
            <text:p>26.75922</text:p>
          </table:table-cell>
          <table:table-cell office:value-type="float" office:value="21.93393" calcext:value-type="float">
            <text:p>21.93393</text:p>
          </table:table-cell>
          <table:table-cell office:value-type="float" office:value="25.03769" calcext:value-type="float">
            <text:p>25.03769</text:p>
          </table:table-cell>
          <table:table-cell office:value-type="float" office:value="22.03806" calcext:value-type="float">
            <text:p>22.03806</text:p>
          </table:table-cell>
          <table:table-cell office:value-type="float" office:value="24.05179" calcext:value-type="float">
            <text:p>24.05179</text:p>
          </table:table-cell>
          <table:table-cell office:value-type="float" office:value="21.98218" calcext:value-type="float">
            <text:p>21.98218</text:p>
          </table:table-cell>
          <table:table-cell office:value-type="float" office:value="23.1655" calcext:value-type="float">
            <text:p>23.1655</text:p>
          </table:table-cell>
          <table:table-cell office:value-type="float" office:value="21.78448" calcext:value-type="float">
            <text:p>21.78448</text:p>
          </table:table-cell>
          <table:table-cell office:value-type="float" office:value="22.55106" calcext:value-type="float">
            <text:p>22.55106</text:p>
          </table:table-cell>
          <table:table-cell office:value-type="float" office:value="21.57169" calcext:value-type="float">
            <text:p>21.57169</text:p>
          </table:table-cell>
          <table:table-cell office:value-type="float" office:value="21.88403" calcext:value-type="float">
            <text:p>21.88403</text:p>
          </table:table-cell>
          <table:table-cell office:value-type="float" office:value="21.25909" calcext:value-type="float">
            <text:p>21.25909</text:p>
          </table:table-cell>
          <table:table-cell office:value-type="float" office:value="21.20892" calcext:value-type="float">
            <text:p>21.20892</text:p>
          </table:table-cell>
          <table:table-cell office:value-type="float" office:value="20.83331" calcext:value-type="float">
            <text:p>20.83331</text:p>
          </table:table-cell>
          <table:table-cell office:value-type="float" office:value="20.19519" calcext:value-type="float">
            <text:p>20.19519</text:p>
          </table:table-cell>
          <table:table-cell office:value-type="float" office:value="20.03064" calcext:value-type="float">
            <text:p>20.03064</text:p>
          </table:table-cell>
          <table:table-cell office:value-type="float" office:value="18.88672" calcext:value-type="float">
            <text:p>18.88672</text:p>
          </table:table-cell>
          <table:table-cell office:value-type="float" office:value="18.78857" calcext:value-type="float">
            <text:p>18.78857</text:p>
          </table:table-cell>
          <table:table-cell office:value-type="float" office:value="17.53824" calcext:value-type="float">
            <text:p>17.53824</text:p>
          </table:table-cell>
          <table:table-cell office:value-type="float" office:value="17.47034" calcext:value-type="float">
            <text:p>17.47034</text:p>
          </table:table-cell>
          <table:table-cell office:value-type="float" office:value="16.50909" calcext:value-type="float">
            <text:p>16.50909</text:p>
          </table:table-cell>
          <table:table-cell office:value-type="float" office:value="16.45377" calcext:value-type="float">
            <text:p>16.45377</text:p>
          </table:table-cell>
          <table:table-cell office:value-type="float" office:value="15.62939" calcext:value-type="float">
            <text:p>15.62939</text:p>
          </table:table-cell>
          <table:table-cell office:value-type="float" office:value="15.57669" calcext:value-type="float">
            <text:p>15.57669</text:p>
          </table:table-cell>
          <table:table-cell office:value-type="float" office:value="14.84744" calcext:value-type="float">
            <text:p>14.84744</text:p>
          </table:table-cell>
          <table:table-cell office:value-type="float" office:value="14.79327" calcext:value-type="float">
            <text:p>14.79327</text:p>
          </table:table-cell>
          <table:table-cell office:value-type="float" office:value="14.32739" calcext:value-type="float">
            <text:p>14.32739</text:p>
          </table:table-cell>
          <table:table-cell office:value-type="float" office:value="14.27322" calcext:value-type="float">
            <text:p>14.27322</text:p>
          </table:table-cell>
          <table:table-cell office:value-type="float" office:value="36.00549" calcext:value-type="float">
            <text:p>36.00549</text:p>
          </table:table-cell>
          <table:table-cell office:value-type="float" office:value="20.86789" calcext:value-type="float">
            <text:p>20.8678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072006" calcext:value-type="float">
            <text:p>19072006</text:p>
          </table:table-cell>
          <table:table-cell office:value-type="float" office:value="22.86737" calcext:value-type="float">
            <text:p>22.86737</text:p>
          </table:table-cell>
          <table:table-cell office:value-type="float" office:value="39.65066" calcext:value-type="float">
            <text:p>39.65066</text:p>
          </table:table-cell>
          <table:table-cell office:value-type="float" office:value="22.49848" calcext:value-type="float">
            <text:p>22.49848</text:p>
          </table:table-cell>
          <table:table-cell office:value-type="float" office:value="2.985171" calcext:value-type="float">
            <text:p>2.985171</text:p>
          </table:table-cell>
          <table:table-cell office:value-type="float" office:value="1.530514" calcext:value-type="float">
            <text:p>1.530514</text:p>
          </table:table-cell>
          <table:table-cell office:value-type="float" office:value="227.0887" calcext:value-type="float">
            <text:p>227.0887</text:p>
          </table:table-cell>
          <table:table-cell office:value-type="float" office:value="3.3655" calcext:value-type="float">
            <text:p>3.3655</text:p>
          </table:table-cell>
          <table:table-cell office:value-type="float" office:value="30.03528" calcext:value-type="float">
            <text:p>30.03528</text:p>
          </table:table-cell>
          <table:table-cell office:value-type="float" office:value="23.17184" calcext:value-type="float">
            <text:p>23.17184</text:p>
          </table:table-cell>
          <table:table-cell office:value-type="float" office:value="27.55145" calcext:value-type="float">
            <text:p>27.55145</text:p>
          </table:table-cell>
          <table:table-cell office:value-type="float" office:value="23.03561" calcext:value-type="float">
            <text:p>23.03561</text:p>
          </table:table-cell>
          <table:table-cell office:value-type="float" office:value="26.11658" calcext:value-type="float">
            <text:p>26.11658</text:p>
          </table:table-cell>
          <table:table-cell office:value-type="float" office:value="22.82388" calcext:value-type="float">
            <text:p>22.82388</text:p>
          </table:table-cell>
          <table:table-cell office:value-type="float" office:value="24.82108" calcext:value-type="float">
            <text:p>24.82108</text:p>
          </table:table-cell>
          <table:table-cell office:value-type="float" office:value="22.48889" calcext:value-type="float">
            <text:p>22.48889</text:p>
          </table:table-cell>
          <table:table-cell office:value-type="float" office:value="23.92462" calcext:value-type="float">
            <text:p>23.92462</text:p>
          </table:table-cell>
          <table:table-cell office:value-type="float" office:value="22.17542" calcext:value-type="float">
            <text:p>22.17542</text:p>
          </table:table-cell>
          <table:table-cell office:value-type="float" office:value="22.93042" calcext:value-type="float">
            <text:p>22.93042</text:p>
          </table:table-cell>
          <table:table-cell office:value-type="float" office:value="21.75058" calcext:value-type="float">
            <text:p>21.75058</text:p>
          </table:table-cell>
          <table:table-cell office:value-type="float" office:value="21.94565" calcext:value-type="float">
            <text:p>21.94565</text:p>
          </table:table-cell>
          <table:table-cell office:value-type="float" office:value="21.21463" calcext:value-type="float">
            <text:p>21.21463</text:p>
          </table:table-cell>
          <table:table-cell office:value-type="float" office:value="20.53827" calcext:value-type="float">
            <text:p>20.53827</text:p>
          </table:table-cell>
          <table:table-cell office:value-type="float" office:value="20.19891" calcext:value-type="float">
            <text:p>20.19891</text:p>
          </table:table-cell>
          <table:table-cell office:value-type="float" office:value="19.02579" calcext:value-type="float">
            <text:p>19.02579</text:p>
          </table:table-cell>
          <table:table-cell office:value-type="float" office:value="18.88791" calcext:value-type="float">
            <text:p>18.88791</text:p>
          </table:table-cell>
          <table:table-cell office:value-type="float" office:value="17.61432" calcext:value-type="float">
            <text:p>17.61432</text:p>
          </table:table-cell>
          <table:table-cell office:value-type="float" office:value="17.53897" calcext:value-type="float">
            <text:p>17.53897</text:p>
          </table:table-cell>
          <table:table-cell office:value-type="float" office:value="16.56918" calcext:value-type="float">
            <text:p>16.56918</text:p>
          </table:table-cell>
          <table:table-cell office:value-type="float" office:value="16.5097" calcext:value-type="float">
            <text:p>16.5097</text:p>
          </table:table-cell>
          <table:table-cell office:value-type="float" office:value="15.6842" calcext:value-type="float">
            <text:p>15.6842</text:p>
          </table:table-cell>
          <table:table-cell office:value-type="float" office:value="15.62994" calcext:value-type="float">
            <text:p>15.62994</text:p>
          </table:table-cell>
          <table:table-cell office:value-type="float" office:value="14.90189" calcext:value-type="float">
            <text:p>14.90189</text:p>
          </table:table-cell>
          <table:table-cell office:value-type="float" office:value="14.84802" calcext:value-type="float">
            <text:p>14.84802</text:p>
          </table:table-cell>
          <table:table-cell office:value-type="float" office:value="14.38074" calcext:value-type="float">
            <text:p>14.38074</text:p>
          </table:table-cell>
          <table:table-cell office:value-type="float" office:value="14.32797" calcext:value-type="float">
            <text:p>14.32797</text:p>
          </table:table-cell>
          <table:table-cell office:value-type="float" office:value="43.6124" calcext:value-type="float">
            <text:p>43.6124</text:p>
          </table:table-cell>
          <table:table-cell office:value-type="float" office:value="20.39279" calcext:value-type="float">
            <text:p>20.3927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72006" calcext:value-type="float">
            <text:p>20072006</text:p>
          </table:table-cell>
          <table:table-cell office:value-type="float" office:value="22.84439" calcext:value-type="float">
            <text:p>22.84439</text:p>
          </table:table-cell>
          <table:table-cell office:value-type="float" office:value="32.42843" calcext:value-type="float">
            <text:p>32.42843</text:p>
          </table:table-cell>
          <table:table-cell office:value-type="float" office:value="15.97577" calcext:value-type="float">
            <text:p>15.97577</text:p>
          </table:table-cell>
          <table:table-cell office:value-type="float" office:value="2.136114" calcext:value-type="float">
            <text:p>2.136114</text:p>
          </table:table-cell>
          <table:table-cell office:value-type="float" office:value="1.475804" calcext:value-type="float">
            <text:p>1.475804</text:p>
          </table:table-cell>
          <table:table-cell office:value-type="float" office:value="225.0562" calcext:value-type="float">
            <text:p>225.0562</text:p>
          </table:table-cell>
          <table:table-cell office:value-type="float" office:value="10.0965" calcext:value-type="float">
            <text:p>10.0965</text:p>
          </table:table-cell>
          <table:table-cell office:value-type="float" office:value="24.37125" calcext:value-type="float">
            <text:p>24.37125</text:p>
          </table:table-cell>
          <table:table-cell office:value-type="float" office:value="18.19077" calcext:value-type="float">
            <text:p>18.19077</text:p>
          </table:table-cell>
          <table:table-cell office:value-type="float" office:value="25.32825" calcext:value-type="float">
            <text:p>25.32825</text:p>
          </table:table-cell>
          <table:table-cell office:value-type="float" office:value="19.61774" calcext:value-type="float">
            <text:p>19.61774</text:p>
          </table:table-cell>
          <table:table-cell office:value-type="float" office:value="25.25168" calcext:value-type="float">
            <text:p>25.25168</text:p>
          </table:table-cell>
          <table:table-cell office:value-type="float" office:value="20.74591" calcext:value-type="float">
            <text:p>20.74591</text:p>
          </table:table-cell>
          <table:table-cell office:value-type="float" office:value="24.59344" calcext:value-type="float">
            <text:p>24.59344</text:p>
          </table:table-cell>
          <table:table-cell office:value-type="float" office:value="21.3653" calcext:value-type="float">
            <text:p>21.3653</text:p>
          </table:table-cell>
          <table:table-cell office:value-type="float" office:value="23.88315" calcext:value-type="float">
            <text:p>23.88315</text:p>
          </table:table-cell>
          <table:table-cell office:value-type="float" office:value="21.56647" calcext:value-type="float">
            <text:p>21.56647</text:p>
          </table:table-cell>
          <table:table-cell office:value-type="float" office:value="22.9566" calcext:value-type="float">
            <text:p>22.9566</text:p>
          </table:table-cell>
          <table:table-cell office:value-type="float" office:value="21.52795" calcext:value-type="float">
            <text:p>21.52795</text:p>
          </table:table-cell>
          <table:table-cell office:value-type="float" office:value="22.0459" calcext:value-type="float">
            <text:p>22.0459</text:p>
          </table:table-cell>
          <table:table-cell office:value-type="float" office:value="21.2258" calcext:value-type="float">
            <text:p>21.2258</text:p>
          </table:table-cell>
          <table:table-cell office:value-type="float" office:value="20.72406" calcext:value-type="float">
            <text:p>20.72406</text:p>
          </table:table-cell>
          <table:table-cell office:value-type="float" office:value="20.54562" calcext:value-type="float">
            <text:p>20.54562</text:p>
          </table:table-cell>
          <table:table-cell office:value-type="float" office:value="19.19995" calcext:value-type="float">
            <text:p>19.19995</text:p>
          </table:table-cell>
          <table:table-cell office:value-type="float" office:value="19.02774" calcext:value-type="float">
            <text:p>19.02774</text:p>
          </table:table-cell>
          <table:table-cell office:value-type="float" office:value="17.70883" calcext:value-type="float">
            <text:p>17.70883</text:p>
          </table:table-cell>
          <table:table-cell office:value-type="float" office:value="17.61517" calcext:value-type="float">
            <text:p>17.61517</text:p>
          </table:table-cell>
          <table:table-cell office:value-type="float" office:value="16.63556" calcext:value-type="float">
            <text:p>16.63556</text:p>
          </table:table-cell>
          <table:table-cell office:value-type="float" office:value="16.56982" calcext:value-type="float">
            <text:p>16.56982</text:p>
          </table:table-cell>
          <table:table-cell office:value-type="float" office:value="15.74063" calcext:value-type="float">
            <text:p>15.74063</text:p>
          </table:table-cell>
          <table:table-cell office:value-type="float" office:value="15.68475" calcext:value-type="float">
            <text:p>15.68475</text:p>
          </table:table-cell>
          <table:table-cell office:value-type="float" office:value="14.95618" calcext:value-type="float">
            <text:p>14.95618</text:p>
          </table:table-cell>
          <table:table-cell office:value-type="float" office:value="14.90247" calcext:value-type="float">
            <text:p>14.90247</text:p>
          </table:table-cell>
          <table:table-cell office:value-type="float" office:value="14.43344" calcext:value-type="float">
            <text:p>14.43344</text:p>
          </table:table-cell>
          <table:table-cell office:value-type="float" office:value="14.38129" calcext:value-type="float">
            <text:p>14.38129</text:p>
          </table:table-cell>
          <table:table-cell office:value-type="float" office:value="28.58621" calcext:value-type="float">
            <text:p>28.58621</text:p>
          </table:table-cell>
          <table:table-cell office:value-type="float" office:value="16.82318" calcext:value-type="float">
            <text:p>16.8231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072006" calcext:value-type="float">
            <text:p>21072006</text:p>
          </table:table-cell>
          <table:table-cell office:value-type="float" office:value="22.84483" calcext:value-type="float">
            <text:p>22.84483</text:p>
          </table:table-cell>
          <table:table-cell office:value-type="float" office:value="26.87288" calcext:value-type="float">
            <text:p>26.87288</text:p>
          </table:table-cell>
          <table:table-cell office:value-type="float" office:value="15.94797" calcext:value-type="float">
            <text:p>15.94797</text:p>
          </table:table-cell>
          <table:table-cell office:value-type="float" office:value="1.808542" calcext:value-type="float">
            <text:p>1.808542</text:p>
          </table:table-cell>
          <table:table-cell office:value-type="float" office:value="1.472713" calcext:value-type="float">
            <text:p>1.472713</text:p>
          </table:table-cell>
          <table:table-cell office:value-type="float" office:value="226.9018" calcext:value-type="float">
            <text:p>226.9018</text:p>
          </table:table-cell>
          <table:table-cell office:value-type="float" office:value="0" calcext:value-type="float">
            <text:p>0</text:p>
          </table:table-cell>
          <table:table-cell office:value-type="float" office:value="22.6796" calcext:value-type="float">
            <text:p>22.6796</text:p>
          </table:table-cell>
          <table:table-cell office:value-type="float" office:value="19.33746" calcext:value-type="float">
            <text:p>19.33746</text:p>
          </table:table-cell>
          <table:table-cell office:value-type="float" office:value="22.13358" calcext:value-type="float">
            <text:p>22.13358</text:p>
          </table:table-cell>
          <table:table-cell office:value-type="float" office:value="20.06705" calcext:value-type="float">
            <text:p>20.06705</text:p>
          </table:table-cell>
          <table:table-cell office:value-type="float" office:value="22.13696" calcext:value-type="float">
            <text:p>22.13696</text:p>
          </table:table-cell>
          <table:table-cell office:value-type="float" office:value="20.52789" calcext:value-type="float">
            <text:p>20.52789</text:p>
          </table:table-cell>
          <table:table-cell office:value-type="float" office:value="22.13751" calcext:value-type="float">
            <text:p>22.13751</text:p>
          </table:table-cell>
          <table:table-cell office:value-type="float" office:value="20.79834" calcext:value-type="float">
            <text:p>20.79834</text:p>
          </table:table-cell>
          <table:table-cell office:value-type="float" office:value="21.97385" calcext:value-type="float">
            <text:p>21.97385</text:p>
          </table:table-cell>
          <table:table-cell office:value-type="float" office:value="20.90091" calcext:value-type="float">
            <text:p>20.90091</text:p>
          </table:table-cell>
          <table:table-cell office:value-type="float" office:value="21.69696" calcext:value-type="float">
            <text:p>21.69696</text:p>
          </table:table-cell>
          <table:table-cell office:value-type="float" office:value="20.90067" calcext:value-type="float">
            <text:p>20.90067</text:p>
          </table:table-cell>
          <table:table-cell office:value-type="float" office:value="21.28845" calcext:value-type="float">
            <text:p>21.28845</text:p>
          </table:table-cell>
          <table:table-cell office:value-type="float" office:value="20.73172" calcext:value-type="float">
            <text:p>20.73172</text:p>
          </table:table-cell>
          <table:table-cell office:value-type="float" office:value="20.58841" calcext:value-type="float">
            <text:p>20.58841</text:p>
          </table:table-cell>
          <table:table-cell office:value-type="float" office:value="20.30817" calcext:value-type="float">
            <text:p>20.30817</text:p>
          </table:table-cell>
          <table:table-cell office:value-type="float" office:value="19.2377" calcext:value-type="float">
            <text:p>19.2377</text:p>
          </table:table-cell>
          <table:table-cell office:value-type="float" office:value="19.20099" calcext:value-type="float">
            <text:p>19.20099</text:p>
          </table:table-cell>
          <table:table-cell office:value-type="float" office:value="17.79813" calcext:value-type="float">
            <text:p>17.79813</text:p>
          </table:table-cell>
          <table:table-cell office:value-type="float" office:value="17.70984" calcext:value-type="float">
            <text:p>17.70984</text:p>
          </table:table-cell>
          <table:table-cell office:value-type="float" office:value="16.70782" calcext:value-type="float">
            <text:p>16.70782</text:p>
          </table:table-cell>
          <table:table-cell office:value-type="float" office:value="16.63629" calcext:value-type="float">
            <text:p>16.63629</text:p>
          </table:table-cell>
          <table:table-cell office:value-type="float" office:value="15.7999" calcext:value-type="float">
            <text:p>15.7999</text:p>
          </table:table-cell>
          <table:table-cell office:value-type="float" office:value="15.74121" calcext:value-type="float">
            <text:p>15.74121</text:p>
          </table:table-cell>
          <table:table-cell office:value-type="float" office:value="15.01105" calcext:value-type="float">
            <text:p>15.01105</text:p>
          </table:table-cell>
          <table:table-cell office:value-type="float" office:value="14.95673" calcext:value-type="float">
            <text:p>14.95673</text:p>
          </table:table-cell>
          <table:table-cell office:value-type="float" office:value="14.48615" calcext:value-type="float">
            <text:p>14.48615</text:p>
          </table:table-cell>
          <table:table-cell office:value-type="float" office:value="14.43399" calcext:value-type="float">
            <text:p>14.43399</text:p>
          </table:table-cell>
          <table:table-cell office:value-type="float" office:value="25.35083" calcext:value-type="float">
            <text:p>25.35083</text:p>
          </table:table-cell>
          <table:table-cell office:value-type="float" office:value="14.97302" calcext:value-type="float">
            <text:p>14.9730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072006" calcext:value-type="float">
            <text:p>22072006</text:p>
          </table:table-cell>
          <table:table-cell office:value-type="float" office:value="23.01525" calcext:value-type="float">
            <text:p>23.01525</text:p>
          </table:table-cell>
          <table:table-cell office:value-type="float" office:value="27.98399" calcext:value-type="float">
            <text:p>27.98399</text:p>
          </table:table-cell>
          <table:table-cell office:value-type="float" office:value="15.95353" calcext:value-type="float">
            <text:p>15.95353</text:p>
          </table:table-cell>
          <table:table-cell office:value-type="float" office:value="1.866056" calcext:value-type="float">
            <text:p>1.866056</text:p>
          </table:table-cell>
          <table:table-cell office:value-type="float" office:value="1.481097" calcext:value-type="float">
            <text:p>1.481097</text:p>
          </table:table-cell>
          <table:table-cell office:value-type="float" office:value="227.1795" calcext:value-type="float">
            <text:p>227.1795</text:p>
          </table:table-cell>
          <table:table-cell office:value-type="float" office:value="0" calcext:value-type="float">
            <text:p>0</text:p>
          </table:table-cell>
          <table:table-cell office:value-type="float" office:value="22.46478" calcext:value-type="float">
            <text:p>22.46478</text:p>
          </table:table-cell>
          <table:table-cell office:value-type="float" office:value="18.62589" calcext:value-type="float">
            <text:p>18.62589</text:p>
          </table:table-cell>
          <table:table-cell office:value-type="float" office:value="21.77298" calcext:value-type="float">
            <text:p>21.77298</text:p>
          </table:table-cell>
          <table:table-cell office:value-type="float" office:value="19.31604" calcext:value-type="float">
            <text:p>19.31604</text:p>
          </table:table-cell>
          <table:table-cell office:value-type="float" office:value="21.34821" calcext:value-type="float">
            <text:p>21.34821</text:p>
          </table:table-cell>
          <table:table-cell office:value-type="float" office:value="19.7731" calcext:value-type="float">
            <text:p>19.7731</text:p>
          </table:table-cell>
          <table:table-cell office:value-type="float" office:value="21.02319" calcext:value-type="float">
            <text:p>21.02319</text:p>
          </table:table-cell>
          <table:table-cell office:value-type="float" office:value="20.0802" calcext:value-type="float">
            <text:p>20.0802</text:p>
          </table:table-cell>
          <table:table-cell office:value-type="float" office:value="21.0166" calcext:value-type="float">
            <text:p>21.0166</text:p>
          </table:table-cell>
          <table:table-cell office:value-type="float" office:value="20.22992" calcext:value-type="float">
            <text:p>20.22992</text:p>
          </table:table-cell>
          <table:table-cell office:value-type="float" office:value="20.94067" calcext:value-type="float">
            <text:p>20.94067</text:p>
          </table:table-cell>
          <table:table-cell office:value-type="float" office:value="20.31097" calcext:value-type="float">
            <text:p>20.31097</text:p>
          </table:table-cell>
          <table:table-cell office:value-type="float" office:value="20.72818" calcext:value-type="float">
            <text:p>20.72818</text:p>
          </table:table-cell>
          <table:table-cell office:value-type="float" office:value="20.25406" calcext:value-type="float">
            <text:p>20.25406</text:p>
          </table:table-cell>
          <table:table-cell office:value-type="float" office:value="20.30588" calcext:value-type="float">
            <text:p>20.30588</text:p>
          </table:table-cell>
          <table:table-cell office:value-type="float" office:value="19.99088" calcext:value-type="float">
            <text:p>19.99088</text:p>
          </table:table-cell>
          <table:table-cell office:value-type="float" office:value="19.23157" calcext:value-type="float">
            <text:p>19.23157</text:p>
          </table:table-cell>
          <table:table-cell office:value-type="float" office:value="19.16019" calcext:value-type="float">
            <text:p>19.16019</text:p>
          </table:table-cell>
          <table:table-cell office:value-type="float" office:value="17.85687" calcext:value-type="float">
            <text:p>17.85687</text:p>
          </table:table-cell>
          <table:table-cell office:value-type="float" office:value="17.79895" calcext:value-type="float">
            <text:p>17.79895</text:p>
          </table:table-cell>
          <table:table-cell office:value-type="float" office:value="16.77618" calcext:value-type="float">
            <text:p>16.77618</text:p>
          </table:table-cell>
          <table:table-cell office:value-type="float" office:value="16.70859" calcext:value-type="float">
            <text:p>16.70859</text:p>
          </table:table-cell>
          <table:table-cell office:value-type="float" office:value="15.86075" calcext:value-type="float">
            <text:p>15.86075</text:p>
          </table:table-cell>
          <table:table-cell office:value-type="float" office:value="15.80051" calcext:value-type="float">
            <text:p>15.80051</text:p>
          </table:table-cell>
          <table:table-cell office:value-type="float" office:value="15.06595" calcext:value-type="float">
            <text:p>15.06595</text:p>
          </table:table-cell>
          <table:table-cell office:value-type="float" office:value="15.01163" calcext:value-type="float">
            <text:p>15.01163</text:p>
          </table:table-cell>
          <table:table-cell office:value-type="float" office:value="14.53763" calcext:value-type="float">
            <text:p>14.53763</text:p>
          </table:table-cell>
          <table:table-cell office:value-type="float" office:value="14.48669" calcext:value-type="float">
            <text:p>14.48669</text:p>
          </table:table-cell>
          <table:table-cell office:value-type="float" office:value="25.94635" calcext:value-type="float">
            <text:p>25.94635</text:p>
          </table:table-cell>
          <table:table-cell office:value-type="float" office:value="14.64008" calcext:value-type="float">
            <text:p>14.6400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3072006" calcext:value-type="float">
            <text:p>23072006</text:p>
          </table:table-cell>
          <table:table-cell office:value-type="float" office:value="23.02393" calcext:value-type="float">
            <text:p>23.02393</text:p>
          </table:table-cell>
          <table:table-cell office:value-type="float" office:value="31.87288" calcext:value-type="float">
            <text:p>31.87288</text:p>
          </table:table-cell>
          <table:table-cell office:value-type="float" office:value="18.18409" calcext:value-type="float">
            <text:p>18.18409</text:p>
          </table:table-cell>
          <table:table-cell office:value-type="float" office:value="2.166334" calcext:value-type="float">
            <text:p>2.166334</text:p>
          </table:table-cell>
          <table:table-cell office:value-type="float" office:value="1.673058" calcext:value-type="float">
            <text:p>1.673058</text:p>
          </table:table-cell>
          <table:table-cell office:value-type="float" office:value="227.5694" calcext:value-type="float">
            <text:p>227.5694</text:p>
          </table:table-cell>
          <table:table-cell office:value-type="float" office:value="0" calcext:value-type="float">
            <text:p>0</text:p>
          </table:table-cell>
          <table:table-cell office:value-type="float" office:value="24.36932" calcext:value-type="float">
            <text:p>24.36932</text:p>
          </table:table-cell>
          <table:table-cell office:value-type="float" office:value="19.19827" calcext:value-type="float">
            <text:p>19.19827</text:p>
          </table:table-cell>
          <table:table-cell office:value-type="float" office:value="23.08878" calcext:value-type="float">
            <text:p>23.08878</text:p>
          </table:table-cell>
          <table:table-cell office:value-type="float" office:value="19.6622" calcext:value-type="float">
            <text:p>19.6622</text:p>
          </table:table-cell>
          <table:table-cell office:value-type="float" office:value="22.35318" calcext:value-type="float">
            <text:p>22.35318</text:p>
          </table:table-cell>
          <table:table-cell office:value-type="float" office:value="19.93323" calcext:value-type="float">
            <text:p>19.93323</text:p>
          </table:table-cell>
          <table:table-cell office:value-type="float" office:value="21.70901" calcext:value-type="float">
            <text:p>21.70901</text:p>
          </table:table-cell>
          <table:table-cell office:value-type="float" office:value="20.09946" calcext:value-type="float">
            <text:p>20.09946</text:p>
          </table:table-cell>
          <table:table-cell office:value-type="float" office:value="21.28787" calcext:value-type="float">
            <text:p>21.28787</text:p>
          </table:table-cell>
          <table:table-cell office:value-type="float" office:value="20.16339" calcext:value-type="float">
            <text:p>20.16339</text:p>
          </table:table-cell>
          <table:table-cell office:value-type="float" office:value="20.83481" calcext:value-type="float">
            <text:p>20.83481</text:p>
          </table:table-cell>
          <table:table-cell office:value-type="float" office:value="20.17471" calcext:value-type="float">
            <text:p>20.17471</text:p>
          </table:table-cell>
          <table:table-cell office:value-type="float" office:value="20.41574" calcext:value-type="float">
            <text:p>20.41574</text:p>
          </table:table-cell>
          <table:table-cell office:value-type="float" office:value="20.08115" calcext:value-type="float">
            <text:p>20.08115</text:p>
          </table:table-cell>
          <table:table-cell office:value-type="float" office:value="19.98938" calcext:value-type="float">
            <text:p>19.98938</text:p>
          </table:table-cell>
          <table:table-cell office:value-type="float" office:value="19.82932" calcext:value-type="float">
            <text:p>19.82932</text:p>
          </table:table-cell>
          <table:table-cell office:value-type="float" office:value="19.15915" calcext:value-type="float">
            <text:p>19.15915</text:p>
          </table:table-cell>
          <table:table-cell office:value-type="float" office:value="19.06357" calcext:value-type="float">
            <text:p>19.06357</text:p>
          </table:table-cell>
          <table:table-cell office:value-type="float" office:value="17.88361" calcext:value-type="float">
            <text:p>17.88361</text:p>
          </table:table-cell>
          <table:table-cell office:value-type="float" office:value="17.85724" calcext:value-type="float">
            <text:p>17.85724</text:p>
          </table:table-cell>
          <table:table-cell office:value-type="float" office:value="16.83414" calcext:value-type="float">
            <text:p>16.83414</text:p>
          </table:table-cell>
          <table:table-cell office:value-type="float" office:value="16.77689" calcext:value-type="float">
            <text:p>16.77689</text:p>
          </table:table-cell>
          <table:table-cell office:value-type="float" office:value="15.92087" calcext:value-type="float">
            <text:p>15.92087</text:p>
          </table:table-cell>
          <table:table-cell office:value-type="float" office:value="15.86139" calcext:value-type="float">
            <text:p>15.86139</text:p>
          </table:table-cell>
          <table:table-cell office:value-type="float" office:value="15.12112" calcext:value-type="float">
            <text:p>15.12112</text:p>
          </table:table-cell>
          <table:table-cell office:value-type="float" office:value="15.0665" calcext:value-type="float">
            <text:p>15.0665</text:p>
          </table:table-cell>
          <table:table-cell office:value-type="float" office:value="14.5885" calcext:value-type="float">
            <text:p>14.5885</text:p>
          </table:table-cell>
          <table:table-cell office:value-type="float" office:value="14.53815" calcext:value-type="float">
            <text:p>14.53815</text:p>
          </table:table-cell>
          <table:table-cell office:value-type="float" office:value="31.53595" calcext:value-type="float">
            <text:p>31.53595</text:p>
          </table:table-cell>
          <table:table-cell office:value-type="float" office:value="16.39648" calcext:value-type="float">
            <text:p>16.3964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4072006" calcext:value-type="float">
            <text:p>24072006</text:p>
          </table:table-cell>
          <table:table-cell office:value-type="float" office:value="22.83514" calcext:value-type="float">
            <text:p>22.83514</text:p>
          </table:table-cell>
          <table:table-cell office:value-type="float" office:value="32.98399" calcext:value-type="float">
            <text:p>32.98399</text:p>
          </table:table-cell>
          <table:table-cell office:value-type="float" office:value="20.95353" calcext:value-type="float">
            <text:p>20.95353</text:p>
          </table:table-cell>
          <table:table-cell office:value-type="float" office:value="2.334418" calcext:value-type="float">
            <text:p>2.334418</text:p>
          </table:table-cell>
          <table:table-cell office:value-type="float" office:value="1.779312" calcext:value-type="float">
            <text:p>1.779312</text:p>
          </table:table-cell>
          <table:table-cell office:value-type="float" office:value="230.1302" calcext:value-type="float">
            <text:p>230.1302</text:p>
          </table:table-cell>
          <table:table-cell office:value-type="float" office:value="32.2795" calcext:value-type="float">
            <text:p>32.2795</text:p>
          </table:table-cell>
          <table:table-cell office:value-type="float" office:value="27.21631" calcext:value-type="float">
            <text:p>27.21631</text:p>
          </table:table-cell>
          <table:table-cell office:value-type="float" office:value="21.05392" calcext:value-type="float">
            <text:p>21.05392</text:p>
          </table:table-cell>
          <table:table-cell office:value-type="float" office:value="26.00897" calcext:value-type="float">
            <text:p>26.00897</text:p>
          </table:table-cell>
          <table:table-cell office:value-type="float" office:value="21.20187" calcext:value-type="float">
            <text:p>21.20187</text:p>
          </table:table-cell>
          <table:table-cell office:value-type="float" office:value="24.6868" calcext:value-type="float">
            <text:p>24.6868</text:p>
          </table:table-cell>
          <table:table-cell office:value-type="float" office:value="21.19717" calcext:value-type="float">
            <text:p>21.19717</text:p>
          </table:table-cell>
          <table:table-cell office:value-type="float" office:value="23.43695" calcext:value-type="float">
            <text:p>23.43695</text:p>
          </table:table-cell>
          <table:table-cell office:value-type="float" office:value="21.07779" calcext:value-type="float">
            <text:p>21.07779</text:p>
          </table:table-cell>
          <table:table-cell office:value-type="float" office:value="22.64816" calcext:value-type="float">
            <text:p>22.64816</text:p>
          </table:table-cell>
          <table:table-cell office:value-type="float" office:value="20.93555" calcext:value-type="float">
            <text:p>20.93555</text:p>
          </table:table-cell>
          <table:table-cell office:value-type="float" office:value="21.86261" calcext:value-type="float">
            <text:p>21.86261</text:p>
          </table:table-cell>
          <table:table-cell office:value-type="float" office:value="20.72281" calcext:value-type="float">
            <text:p>20.72281</text:p>
          </table:table-cell>
          <table:table-cell office:value-type="float" office:value="21.13873" calcext:value-type="float">
            <text:p>21.13873</text:p>
          </table:table-cell>
          <table:table-cell office:value-type="float" office:value="20.42288" calcext:value-type="float">
            <text:p>20.42288</text:p>
          </table:table-cell>
          <table:table-cell office:value-type="float" office:value="20.08615" calcext:value-type="float">
            <text:p>20.08615</text:p>
          </table:table-cell>
          <table:table-cell office:value-type="float" office:value="19.84833" calcext:value-type="float">
            <text:p>19.84833</text:p>
          </table:table-cell>
          <table:table-cell office:value-type="float" office:value="19.06281" calcext:value-type="float">
            <text:p>19.06281</text:p>
          </table:table-cell>
          <table:table-cell office:value-type="float" office:value="19.0386" calcext:value-type="float">
            <text:p>19.0386</text:p>
          </table:table-cell>
          <table:table-cell office:value-type="float" office:value="17.89658" calcext:value-type="float">
            <text:p>17.89658</text:p>
          </table:table-cell>
          <table:table-cell office:value-type="float" office:value="17.88379" calcext:value-type="float">
            <text:p>17.88379</text:p>
          </table:table-cell>
          <table:table-cell office:value-type="float" office:value="16.88" calcext:value-type="float">
            <text:p>16.88</text:p>
          </table:table-cell>
          <table:table-cell office:value-type="float" office:value="16.83466" calcext:value-type="float">
            <text:p>16.83466</text:p>
          </table:table-cell>
          <table:table-cell office:value-type="float" office:value="15.97672" calcext:value-type="float">
            <text:p>15.97672</text:p>
          </table:table-cell>
          <table:table-cell office:value-type="float" office:value="15.92148" calcext:value-type="float">
            <text:p>15.92148</text:p>
          </table:table-cell>
          <table:table-cell office:value-type="float" office:value="15.17368" calcext:value-type="float">
            <text:p>15.17368</text:p>
          </table:table-cell>
          <table:table-cell office:value-type="float" office:value="15.1217" calcext:value-type="float">
            <text:p>15.1217</text:p>
          </table:table-cell>
          <table:table-cell office:value-type="float" office:value="14.63977" calcext:value-type="float">
            <text:p>14.63977</text:p>
          </table:table-cell>
          <table:table-cell office:value-type="float" office:value="14.58902" calcext:value-type="float">
            <text:p>14.58902</text:p>
          </table:table-cell>
          <table:table-cell office:value-type="float" office:value="33.48727" calcext:value-type="float">
            <text:p>33.48727</text:p>
          </table:table-cell>
          <table:table-cell office:value-type="float" office:value="19.8096" calcext:value-type="float">
            <text:p>19.809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072006" calcext:value-type="float">
            <text:p>25072006</text:p>
          </table:table-cell>
          <table:table-cell office:value-type="float" office:value="22.6656" calcext:value-type="float">
            <text:p>22.6656</text:p>
          </table:table-cell>
          <table:table-cell office:value-type="float" office:value="32.98399" calcext:value-type="float">
            <text:p>32.98399</text:p>
          </table:table-cell>
          <table:table-cell office:value-type="float" office:value="20.95353" calcext:value-type="float">
            <text:p>20.95353</text:p>
          </table:table-cell>
          <table:table-cell office:value-type="float" office:value="2.346361" calcext:value-type="float">
            <text:p>2.346361</text:p>
          </table:table-cell>
          <table:table-cell office:value-type="float" office:value="1.783236" calcext:value-type="float">
            <text:p>1.783236</text:p>
          </table:table-cell>
          <table:table-cell office:value-type="float" office:value="231.8091" calcext:value-type="float">
            <text:p>231.8091</text:p>
          </table:table-cell>
          <table:table-cell office:value-type="float" office:value="3.2385" calcext:value-type="float">
            <text:p>3.2385</text:p>
          </table:table-cell>
          <table:table-cell office:value-type="float" office:value="26.15057" calcext:value-type="float">
            <text:p>26.15057</text:p>
          </table:table-cell>
          <table:table-cell office:value-type="float" office:value="20.37418" calcext:value-type="float">
            <text:p>20.37418</text:p>
          </table:table-cell>
          <table:table-cell office:value-type="float" office:value="24.70218" calcext:value-type="float">
            <text:p>24.70218</text:p>
          </table:table-cell>
          <table:table-cell office:value-type="float" office:value="20.94345" calcext:value-type="float">
            <text:p>20.94345</text:p>
          </table:table-cell>
          <table:table-cell office:value-type="float" office:value="23.85638" calcext:value-type="float">
            <text:p>23.85638</text:p>
          </table:table-cell>
          <table:table-cell office:value-type="float" office:value="21.28412" calcext:value-type="float">
            <text:p>21.28412</text:p>
          </table:table-cell>
          <table:table-cell office:value-type="float" office:value="23.03165" calcext:value-type="float">
            <text:p>23.03165</text:p>
          </table:table-cell>
          <table:table-cell office:value-type="float" office:value="21.4339" calcext:value-type="float">
            <text:p>21.4339</text:p>
          </table:table-cell>
          <table:table-cell office:value-type="float" office:value="22.48694" calcext:value-type="float">
            <text:p>22.48694</text:p>
          </table:table-cell>
          <table:table-cell office:value-type="float" office:value="21.40619" calcext:value-type="float">
            <text:p>21.40619</text:p>
          </table:table-cell>
          <table:table-cell office:value-type="float" office:value="21.86667" calcext:value-type="float">
            <text:p>21.86667</text:p>
          </table:table-cell>
          <table:table-cell office:value-type="float" office:value="21.25092" calcext:value-type="float">
            <text:p>21.25092</text:p>
          </table:table-cell>
          <table:table-cell office:value-type="float" office:value="21.27194" calcext:value-type="float">
            <text:p>21.27194</text:p>
          </table:table-cell>
          <table:table-cell office:value-type="float" office:value="20.90256" calcext:value-type="float">
            <text:p>20.90256</text:p>
          </table:table-cell>
          <table:table-cell office:value-type="float" office:value="20.34653" calcext:value-type="float">
            <text:p>20.34653</text:p>
          </table:table-cell>
          <table:table-cell office:value-type="float" office:value="20.09244" calcext:value-type="float">
            <text:p>20.09244</text:p>
          </table:table-cell>
          <table:table-cell office:value-type="float" office:value="19.14407" calcext:value-type="float">
            <text:p>19.14407</text:p>
          </table:table-cell>
          <table:table-cell office:value-type="float" office:value="19.04663" calcext:value-type="float">
            <text:p>19.04663</text:p>
          </table:table-cell>
          <table:table-cell office:value-type="float" office:value="17.92517" calcext:value-type="float">
            <text:p>17.92517</text:p>
          </table:table-cell>
          <table:table-cell office:value-type="float" office:value="17.8967" calcext:value-type="float">
            <text:p>17.8967</text:p>
          </table:table-cell>
          <table:table-cell office:value-type="float" office:value="16.92075" calcext:value-type="float">
            <text:p>16.92075</text:p>
          </table:table-cell>
          <table:table-cell office:value-type="float" office:value="16.8804" calcext:value-type="float">
            <text:p>16.8804</text:p>
          </table:table-cell>
          <table:table-cell office:value-type="float" office:value="16.02945" calcext:value-type="float">
            <text:p>16.02945</text:p>
          </table:table-cell>
          <table:table-cell office:value-type="float" office:value="15.97729" calcext:value-type="float">
            <text:p>15.97729</text:p>
          </table:table-cell>
          <table:table-cell office:value-type="float" office:value="15.22916" calcext:value-type="float">
            <text:p>15.22916</text:p>
          </table:table-cell>
          <table:table-cell office:value-type="float" office:value="15.17426" calcext:value-type="float">
            <text:p>15.17426</text:p>
          </table:table-cell>
          <table:table-cell office:value-type="float" office:value="14.6915" calcext:value-type="float">
            <text:p>14.6915</text:p>
          </table:table-cell>
          <table:table-cell office:value-type="float" office:value="14.64032" calcext:value-type="float">
            <text:p>14.64032</text:p>
          </table:table-cell>
          <table:table-cell office:value-type="float" office:value="28.82892" calcext:value-type="float">
            <text:p>28.82892</text:p>
          </table:table-cell>
          <table:table-cell office:value-type="float" office:value="19.95093" calcext:value-type="float">
            <text:p>19.9509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6072006" calcext:value-type="float">
            <text:p>26072006</text:p>
          </table:table-cell>
          <table:table-cell office:value-type="float" office:value="22.55221" calcext:value-type="float">
            <text:p>22.55221</text:p>
          </table:table-cell>
          <table:table-cell office:value-type="float" office:value="34.0951" calcext:value-type="float">
            <text:p>34.0951</text:p>
          </table:table-cell>
          <table:table-cell office:value-type="float" office:value="20.95909" calcext:value-type="float">
            <text:p>20.95909</text:p>
          </table:table-cell>
          <table:table-cell office:value-type="float" office:value="2.439191" calcext:value-type="float">
            <text:p>2.439191</text:p>
          </table:table-cell>
          <table:table-cell office:value-type="float" office:value="1.871169" calcext:value-type="float">
            <text:p>1.871169</text:p>
          </table:table-cell>
          <table:table-cell office:value-type="float" office:value="236.0801" calcext:value-type="float">
            <text:p>236.0801</text:p>
          </table:table-cell>
          <table:table-cell office:value-type="float" office:value="0" calcext:value-type="float">
            <text:p>0</text:p>
          </table:table-cell>
          <table:table-cell office:value-type="float" office:value="24.87338" calcext:value-type="float">
            <text:p>24.87338</text:p>
          </table:table-cell>
          <table:table-cell office:value-type="float" office:value="21.53677" calcext:value-type="float">
            <text:p>21.53677</text:p>
          </table:table-cell>
          <table:table-cell office:value-type="float" office:value="24.05829" calcext:value-type="float">
            <text:p>24.05829</text:p>
          </table:table-cell>
          <table:table-cell office:value-type="float" office:value="21.8129" calcext:value-type="float">
            <text:p>21.8129</text:p>
          </table:table-cell>
          <table:table-cell office:value-type="float" office:value="23.38855" calcext:value-type="float">
            <text:p>23.38855</text:p>
          </table:table-cell>
          <table:table-cell office:value-type="float" office:value="21.89676" calcext:value-type="float">
            <text:p>21.89676</text:p>
          </table:table-cell>
          <table:table-cell office:value-type="float" office:value="22.75552" calcext:value-type="float">
            <text:p>22.75552</text:p>
          </table:table-cell>
          <table:table-cell office:value-type="float" office:value="21.8259" calcext:value-type="float">
            <text:p>21.8259</text:p>
          </table:table-cell>
          <table:table-cell office:value-type="float" office:value="22.35715" calcext:value-type="float">
            <text:p>22.35715</text:p>
          </table:table-cell>
          <table:table-cell office:value-type="float" office:value="21.69235" calcext:value-type="float">
            <text:p>21.69235</text:p>
          </table:table-cell>
          <table:table-cell office:value-type="float" office:value="21.86475" calcext:value-type="float">
            <text:p>21.86475</text:p>
          </table:table-cell>
          <table:table-cell office:value-type="float" office:value="21.45358" calcext:value-type="float">
            <text:p>21.45358</text:p>
          </table:table-cell>
          <table:table-cell office:value-type="float" office:value="21.28854" calcext:value-type="float">
            <text:p>21.28854</text:p>
          </table:table-cell>
          <table:table-cell office:value-type="float" office:value="21.08499" calcext:value-type="float">
            <text:p>21.08499</text:p>
          </table:table-cell>
          <table:table-cell office:value-type="float" office:value="20.4646" calcext:value-type="float">
            <text:p>20.4646</text:p>
          </table:table-cell>
          <table:table-cell office:value-type="float" office:value="20.34998" calcext:value-type="float">
            <text:p>20.34998</text:p>
          </table:table-cell>
          <table:table-cell office:value-type="float" office:value="19.25183" calcext:value-type="float">
            <text:p>19.25183</text:p>
          </table:table-cell>
          <table:table-cell office:value-type="float" office:value="19.1452" calcext:value-type="float">
            <text:p>19.1452</text:p>
          </table:table-cell>
          <table:table-cell office:value-type="float" office:value="17.97397" calcext:value-type="float">
            <text:p>17.97397</text:p>
          </table:table-cell>
          <table:table-cell office:value-type="float" office:value="17.92557" calcext:value-type="float">
            <text:p>17.92557</text:p>
          </table:table-cell>
          <table:table-cell office:value-type="float" office:value="16.96463" calcext:value-type="float">
            <text:p>16.96463</text:p>
          </table:table-cell>
          <table:table-cell office:value-type="float" office:value="16.92117" calcext:value-type="float">
            <text:p>16.92117</text:p>
          </table:table-cell>
          <table:table-cell office:value-type="float" office:value="16.08035" calcext:value-type="float">
            <text:p>16.08035</text:p>
          </table:table-cell>
          <table:table-cell office:value-type="float" office:value="16.02997" calcext:value-type="float">
            <text:p>16.02997</text:p>
          </table:table-cell>
          <table:table-cell office:value-type="float" office:value="15.28244" calcext:value-type="float">
            <text:p>15.28244</text:p>
          </table:table-cell>
          <table:table-cell office:value-type="float" office:value="15.22971" calcext:value-type="float">
            <text:p>15.22971</text:p>
          </table:table-cell>
          <table:table-cell office:value-type="float" office:value="14.74286" calcext:value-type="float">
            <text:p>14.74286</text:p>
          </table:table-cell>
          <table:table-cell office:value-type="float" office:value="14.69205" calcext:value-type="float">
            <text:p>14.69205</text:p>
          </table:table-cell>
          <table:table-cell office:value-type="float" office:value="29.46884" calcext:value-type="float">
            <text:p>29.46884</text:p>
          </table:table-cell>
          <table:table-cell office:value-type="float" office:value="19.10986" calcext:value-type="float">
            <text:p>19.1098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7072006" calcext:value-type="float">
            <text:p>27072006</text:p>
          </table:table-cell>
          <table:table-cell office:value-type="float" office:value="22.5117" calcext:value-type="float">
            <text:p>22.5117</text:p>
          </table:table-cell>
          <table:table-cell office:value-type="float" office:value="31.87288" calcext:value-type="float">
            <text:p>31.87288</text:p>
          </table:table-cell>
          <table:table-cell office:value-type="float" office:value="20.94797" calcext:value-type="float">
            <text:p>20.94797</text:p>
          </table:table-cell>
          <table:table-cell office:value-type="float" office:value="2.299741" calcext:value-type="float">
            <text:p>2.299741</text:p>
          </table:table-cell>
          <table:table-cell office:value-type="float" office:value="1.751297" calcext:value-type="float">
            <text:p>1.751297</text:p>
          </table:table-cell>
          <table:table-cell office:value-type="float" office:value="234.8907" calcext:value-type="float">
            <text:p>234.8907</text:p>
          </table:table-cell>
          <table:table-cell office:value-type="float" office:value="0" calcext:value-type="float">
            <text:p>0</text:p>
          </table:table-cell>
          <table:table-cell office:value-type="float" office:value="24.34525" calcext:value-type="float">
            <text:p>24.34525</text:p>
          </table:table-cell>
          <table:table-cell office:value-type="float" office:value="21.34872" calcext:value-type="float">
            <text:p>21.34872</text:p>
          </table:table-cell>
          <table:table-cell office:value-type="float" office:value="23.5715" calcext:value-type="float">
            <text:p>23.5715</text:p>
          </table:table-cell>
          <table:table-cell office:value-type="float" office:value="21.66367" calcext:value-type="float">
            <text:p>21.66367</text:p>
          </table:table-cell>
          <table:table-cell office:value-type="float" office:value="22.98935" calcext:value-type="float">
            <text:p>22.98935</text:p>
          </table:table-cell>
          <table:table-cell office:value-type="float" office:value="21.77124" calcext:value-type="float">
            <text:p>21.77124</text:p>
          </table:table-cell>
          <table:table-cell office:value-type="float" office:value="22.55038" calcext:value-type="float">
            <text:p>22.55038</text:p>
          </table:table-cell>
          <table:table-cell office:value-type="float" office:value="21.72638" calcext:value-type="float">
            <text:p>21.72638</text:p>
          </table:table-cell>
          <table:table-cell office:value-type="float" office:value="22.23413" calcext:value-type="float">
            <text:p>22.23413</text:p>
          </table:table-cell>
          <table:table-cell office:value-type="float" office:value="21.61749" calcext:value-type="float">
            <text:p>21.61749</text:p>
          </table:table-cell>
          <table:table-cell office:value-type="float" office:value="21.7951" calcext:value-type="float">
            <text:p>21.7951</text:p>
          </table:table-cell>
          <table:table-cell office:value-type="float" office:value="21.41138" calcext:value-type="float">
            <text:p>21.41138</text:p>
          </table:table-cell>
          <table:table-cell office:value-type="float" office:value="21.29016" calcext:value-type="float">
            <text:p>21.29016</text:p>
          </table:table-cell>
          <table:table-cell office:value-type="float" office:value="21.08151" calcext:value-type="float">
            <text:p>21.08151</text:p>
          </table:table-cell>
          <table:table-cell office:value-type="float" office:value="20.50607" calcext:value-type="float">
            <text:p>20.50607</text:p>
          </table:table-cell>
          <table:table-cell office:value-type="float" office:value="20.46649" calcext:value-type="float">
            <text:p>20.46649</text:p>
          </table:table-cell>
          <table:table-cell office:value-type="float" office:value="19.33221" calcext:value-type="float">
            <text:p>19.33221</text:p>
          </table:table-cell>
          <table:table-cell office:value-type="float" office:value="19.25284" calcext:value-type="float">
            <text:p>19.25284</text:p>
          </table:table-cell>
          <table:table-cell office:value-type="float" office:value="18.03299" calcext:value-type="float">
            <text:p>18.03299</text:p>
          </table:table-cell>
          <table:table-cell office:value-type="float" office:value="17.97452" calcext:value-type="float">
            <text:p>17.97452</text:p>
          </table:table-cell>
          <table:table-cell office:value-type="float" office:value="17.01395" calcext:value-type="float">
            <text:p>17.01395</text:p>
          </table:table-cell>
          <table:table-cell office:value-type="float" office:value="16.96512" calcext:value-type="float">
            <text:p>16.96512</text:p>
          </table:table-cell>
          <table:table-cell office:value-type="float" office:value="16.13126" calcext:value-type="float">
            <text:p>16.13126</text:p>
          </table:table-cell>
          <table:table-cell office:value-type="float" office:value="16.0809" calcext:value-type="float">
            <text:p>16.0809</text:p>
          </table:table-cell>
          <table:table-cell office:value-type="float" office:value="15.33453" calcext:value-type="float">
            <text:p>15.33453</text:p>
          </table:table-cell>
          <table:table-cell office:value-type="float" office:value="15.28299" calcext:value-type="float">
            <text:p>15.28299</text:p>
          </table:table-cell>
          <table:table-cell office:value-type="float" office:value="14.79318" calcext:value-type="float">
            <text:p>14.79318</text:p>
          </table:table-cell>
          <table:table-cell office:value-type="float" office:value="14.74338" calcext:value-type="float">
            <text:p>14.74338</text:p>
          </table:table-cell>
          <table:table-cell office:value-type="float" office:value="28.22845" calcext:value-type="float">
            <text:p>28.22845</text:p>
          </table:table-cell>
          <table:table-cell office:value-type="float" office:value="19.02548" calcext:value-type="float">
            <text:p>19.0254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8072006" calcext:value-type="float">
            <text:p>28072006</text:p>
          </table:table-cell>
          <table:table-cell office:value-type="float" office:value="22.42677" calcext:value-type="float">
            <text:p>22.42677</text:p>
          </table:table-cell>
          <table:table-cell office:value-type="float" office:value="35.20621" calcext:value-type="float">
            <text:p>35.20621</text:p>
          </table:table-cell>
          <table:table-cell office:value-type="float" office:value="20.96465" calcext:value-type="float">
            <text:p>20.96465</text:p>
          </table:table-cell>
          <table:table-cell office:value-type="float" office:value="2.542518" calcext:value-type="float">
            <text:p>2.542518</text:p>
          </table:table-cell>
          <table:table-cell office:value-type="float" office:value="1.944742" calcext:value-type="float">
            <text:p>1.944742</text:p>
          </table:table-cell>
          <table:table-cell office:value-type="float" office:value="232.5186" calcext:value-type="float">
            <text:p>232.5186</text:p>
          </table:table-cell>
          <table:table-cell office:value-type="float" office:value="0" calcext:value-type="float">
            <text:p>0</text:p>
          </table:table-cell>
          <table:table-cell office:value-type="float" office:value="24.97318" calcext:value-type="float">
            <text:p>24.97318</text:p>
          </table:table-cell>
          <table:table-cell office:value-type="float" office:value="21.12573" calcext:value-type="float">
            <text:p>21.12573</text:p>
          </table:table-cell>
          <table:table-cell office:value-type="float" office:value="23.93808" calcext:value-type="float">
            <text:p>23.93808</text:p>
          </table:table-cell>
          <table:table-cell office:value-type="float" office:value="21.42191" calcext:value-type="float">
            <text:p>21.42191</text:p>
          </table:table-cell>
          <table:table-cell office:value-type="float" office:value="23.24701" calcext:value-type="float">
            <text:p>23.24701</text:p>
          </table:table-cell>
          <table:table-cell office:value-type="float" office:value="21.54889" calcext:value-type="float">
            <text:p>21.54889</text:p>
          </table:table-cell>
          <table:table-cell office:value-type="float" office:value="22.63129" calcext:value-type="float">
            <text:p>22.63129</text:p>
          </table:table-cell>
          <table:table-cell office:value-type="float" office:value="21.53659" calcext:value-type="float">
            <text:p>21.53659</text:p>
          </table:table-cell>
          <table:table-cell office:value-type="float" office:value="22.19925" calcext:value-type="float">
            <text:p>22.19925</text:p>
          </table:table-cell>
          <table:table-cell office:value-type="float" office:value="21.45605" calcext:value-type="float">
            <text:p>21.45605</text:p>
          </table:table-cell>
          <table:table-cell office:value-type="float" office:value="21.72311" calcext:value-type="float">
            <text:p>21.72311</text:p>
          </table:table-cell>
          <table:table-cell office:value-type="float" office:value="21.28949" calcext:value-type="float">
            <text:p>21.28949</text:p>
          </table:table-cell>
          <table:table-cell office:value-type="float" office:value="21.23853" calcext:value-type="float">
            <text:p>21.23853</text:p>
          </table:table-cell>
          <table:table-cell office:value-type="float" office:value="21.00302" calcext:value-type="float">
            <text:p>21.00302</text:p>
          </table:table-cell>
          <table:table-cell office:value-type="float" office:value="20.50821" calcext:value-type="float">
            <text:p>20.50821</text:p>
          </table:table-cell>
          <table:table-cell office:value-type="float" office:value="20.46725" calcext:value-type="float">
            <text:p>20.46725</text:p>
          </table:table-cell>
          <table:table-cell office:value-type="float" office:value="19.37967" calcext:value-type="float">
            <text:p>19.37967</text:p>
          </table:table-cell>
          <table:table-cell office:value-type="float" office:value="19.33286" calcext:value-type="float">
            <text:p>19.33286</text:p>
          </table:table-cell>
          <table:table-cell office:value-type="float" office:value="18.0903" calcext:value-type="float">
            <text:p>18.0903</text:p>
          </table:table-cell>
          <table:table-cell office:value-type="float" office:value="18.03363" calcext:value-type="float">
            <text:p>18.03363</text:p>
          </table:table-cell>
          <table:table-cell office:value-type="float" office:value="17.0665" calcext:value-type="float">
            <text:p>17.0665</text:p>
          </table:table-cell>
          <table:table-cell office:value-type="float" office:value="17.0145" calcext:value-type="float">
            <text:p>17.0145</text:p>
          </table:table-cell>
          <table:table-cell office:value-type="float" office:value="16.18234" calcext:value-type="float">
            <text:p>16.18234</text:p>
          </table:table-cell>
          <table:table-cell office:value-type="float" office:value="16.13177" calcext:value-type="float">
            <text:p>16.13177</text:p>
          </table:table-cell>
          <table:table-cell office:value-type="float" office:value="15.38272" calcext:value-type="float">
            <text:p>15.38272</text:p>
          </table:table-cell>
          <table:table-cell office:value-type="float" office:value="15.33505" calcext:value-type="float">
            <text:p>15.33505</text:p>
          </table:table-cell>
          <table:table-cell office:value-type="float" office:value="14.84277" calcext:value-type="float">
            <text:p>14.84277</text:p>
          </table:table-cell>
          <table:table-cell office:value-type="float" office:value="14.79373" calcext:value-type="float">
            <text:p>14.79373</text:p>
          </table:table-cell>
          <table:table-cell office:value-type="float" office:value="30.16476" calcext:value-type="float">
            <text:p>30.16476</text:p>
          </table:table-cell>
          <table:table-cell office:value-type="float" office:value="18.93372" calcext:value-type="float">
            <text:p>18.9337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9072006" calcext:value-type="float">
            <text:p>29072006</text:p>
          </table:table-cell>
          <table:table-cell office:value-type="float" office:value="22.57211" calcext:value-type="float">
            <text:p>22.57211</text:p>
          </table:table-cell>
          <table:table-cell office:value-type="float" office:value="37.42843" calcext:value-type="float">
            <text:p>37.42843</text:p>
          </table:table-cell>
          <table:table-cell office:value-type="float" office:value="23.73965" calcext:value-type="float">
            <text:p>23.73965</text:p>
          </table:table-cell>
          <table:table-cell office:value-type="float" office:value="2.805122" calcext:value-type="float">
            <text:p>2.805122</text:p>
          </table:table-cell>
          <table:table-cell office:value-type="float" office:value="2.074997" calcext:value-type="float">
            <text:p>2.074997</text:p>
          </table:table-cell>
          <table:table-cell office:value-type="float" office:value="230.5159" calcext:value-type="float">
            <text:p>230.5159</text:p>
          </table:table-cell>
          <table:table-cell office:value-type="float" office:value="31.2" calcext:value-type="float">
            <text:p>31.2</text:p>
          </table:table-cell>
          <table:table-cell office:value-type="float" office:value="29.49963" calcext:value-type="float">
            <text:p>29.49963</text:p>
          </table:table-cell>
          <table:table-cell office:value-type="float" office:value="22.18243" calcext:value-type="float">
            <text:p>22.18243</text:p>
          </table:table-cell>
          <table:table-cell office:value-type="float" office:value="27.97183" calcext:value-type="float">
            <text:p>27.97183</text:p>
          </table:table-cell>
          <table:table-cell office:value-type="float" office:value="22.23801" calcext:value-type="float">
            <text:p>22.23801</text:p>
          </table:table-cell>
          <table:table-cell office:value-type="float" office:value="26.40308" calcext:value-type="float">
            <text:p>26.40308</text:p>
          </table:table-cell>
          <table:table-cell office:value-type="float" office:value="22.17834" calcext:value-type="float">
            <text:p>22.17834</text:p>
          </table:table-cell>
          <table:table-cell office:value-type="float" office:value="24.89304" calcext:value-type="float">
            <text:p>24.89304</text:p>
          </table:table-cell>
          <table:table-cell office:value-type="float" office:value="22.00726" calcext:value-type="float">
            <text:p>22.00726</text:p>
          </table:table-cell>
          <table:table-cell office:value-type="float" office:value="23.94272" calcext:value-type="float">
            <text:p>23.94272</text:p>
          </table:table-cell>
          <table:table-cell office:value-type="float" office:value="21.82205" calcext:value-type="float">
            <text:p>21.82205</text:p>
          </table:table-cell>
          <table:table-cell office:value-type="float" office:value="22.97314" calcext:value-type="float">
            <text:p>22.97314</text:p>
          </table:table-cell>
          <table:table-cell office:value-type="float" office:value="21.5509" calcext:value-type="float">
            <text:p>21.5509</text:p>
          </table:table-cell>
          <table:table-cell office:value-type="float" office:value="22.04486" calcext:value-type="float">
            <text:p>22.04486</text:p>
          </table:table-cell>
          <table:table-cell office:value-type="float" office:value="21.18137" calcext:value-type="float">
            <text:p>21.18137</text:p>
          </table:table-cell>
          <table:table-cell office:value-type="float" office:value="20.74017" calcext:value-type="float">
            <text:p>20.74017</text:p>
          </table:table-cell>
          <table:table-cell office:value-type="float" office:value="20.49493" calcext:value-type="float">
            <text:p>20.49493</text:p>
          </table:table-cell>
          <table:table-cell office:value-type="float" office:value="19.44321" calcext:value-type="float">
            <text:p>19.44321</text:p>
          </table:table-cell>
          <table:table-cell office:value-type="float" office:value="19.3801" calcext:value-type="float">
            <text:p>19.3801</text:p>
          </table:table-cell>
          <table:table-cell office:value-type="float" office:value="18.14413" calcext:value-type="float">
            <text:p>18.14413</text:p>
          </table:table-cell>
          <table:table-cell office:value-type="float" office:value="18.09082" calcext:value-type="float">
            <text:p>18.09082</text:p>
          </table:table-cell>
          <table:table-cell office:value-type="float" office:value="17.11893" calcext:value-type="float">
            <text:p>17.11893</text:p>
          </table:table-cell>
          <table:table-cell office:value-type="float" office:value="17.06705" calcext:value-type="float">
            <text:p>17.06705</text:p>
          </table:table-cell>
          <table:table-cell office:value-type="float" office:value="16.23108" calcext:value-type="float">
            <text:p>16.23108</text:p>
          </table:table-cell>
          <table:table-cell office:value-type="float" office:value="16.18283" calcext:value-type="float">
            <text:p>16.18283</text:p>
          </table:table-cell>
          <table:table-cell office:value-type="float" office:value="15.43417" calcext:value-type="float">
            <text:p>15.43417</text:p>
          </table:table-cell>
          <table:table-cell office:value-type="float" office:value="15.38086" calcext:value-type="float">
            <text:p>15.38086</text:p>
          </table:table-cell>
          <table:table-cell office:value-type="float" office:value="14.89188" calcext:value-type="float">
            <text:p>14.89188</text:p>
          </table:table-cell>
          <table:table-cell office:value-type="float" office:value="14.84329" calcext:value-type="float">
            <text:p>14.84329</text:p>
          </table:table-cell>
          <table:table-cell office:value-type="float" office:value="32.29623" calcext:value-type="float">
            <text:p>32.29623</text:p>
          </table:table-cell>
          <table:table-cell office:value-type="float" office:value="21.34198" calcext:value-type="float">
            <text:p>21.3419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0072006" calcext:value-type="float">
            <text:p>30072006</text:p>
          </table:table-cell>
          <table:table-cell office:value-type="float" office:value="22.38715" calcext:value-type="float">
            <text:p>22.38715</text:p>
          </table:table-cell>
          <table:table-cell office:value-type="float" office:value="37.98399" calcext:value-type="float">
            <text:p>37.98399</text:p>
          </table:table-cell>
          <table:table-cell office:value-type="float" office:value="24.84798" calcext:value-type="float">
            <text:p>24.84798</text:p>
          </table:table-cell>
          <table:table-cell office:value-type="float" office:value="2.904073" calcext:value-type="float">
            <text:p>2.904073</text:p>
          </table:table-cell>
          <table:table-cell office:value-type="float" office:value="2.105282" calcext:value-type="float">
            <text:p>2.105282</text:p>
          </table:table-cell>
          <table:table-cell office:value-type="float" office:value="229.4294" calcext:value-type="float">
            <text:p>229.4294</text:p>
          </table:table-cell>
          <table:table-cell office:value-type="float" office:value="0.3175" calcext:value-type="float">
            <text:p>0.3175</text:p>
          </table:table-cell>
          <table:table-cell office:value-type="float" office:value="26.80505" calcext:value-type="float">
            <text:p>26.80505</text:p>
          </table:table-cell>
          <table:table-cell office:value-type="float" office:value="23.71463" calcext:value-type="float">
            <text:p>23.71463</text:p>
          </table:table-cell>
          <table:table-cell office:value-type="float" office:value="25.94138" calcext:value-type="float">
            <text:p>25.94138</text:p>
          </table:table-cell>
          <table:table-cell office:value-type="float" office:value="23.84631" calcext:value-type="float">
            <text:p>23.84631</text:p>
          </table:table-cell>
          <table:table-cell office:value-type="float" office:value="25.12268" calcext:value-type="float">
            <text:p>25.12268</text:p>
          </table:table-cell>
          <table:table-cell office:value-type="float" office:value="23.74683" calcext:value-type="float">
            <text:p>23.74683</text:p>
          </table:table-cell>
          <table:table-cell office:value-type="float" office:value="24.48322" calcext:value-type="float">
            <text:p>24.48322</text:p>
          </table:table-cell>
          <table:table-cell office:value-type="float" office:value="23.44196" calcext:value-type="float">
            <text:p>23.44196</text:p>
          </table:table-cell>
          <table:table-cell office:value-type="float" office:value="23.84543" calcext:value-type="float">
            <text:p>23.84543</text:p>
          </table:table-cell>
          <table:table-cell office:value-type="float" office:value="23.12006" calcext:value-type="float">
            <text:p>23.12006</text:p>
          </table:table-cell>
          <table:table-cell office:value-type="float" office:value="23.0173" calcext:value-type="float">
            <text:p>23.0173</text:p>
          </table:table-cell>
          <table:table-cell office:value-type="float" office:value="22.65387" calcext:value-type="float">
            <text:p>22.65387</text:p>
          </table:table-cell>
          <table:table-cell office:value-type="float" office:value="22.29443" calcext:value-type="float">
            <text:p>22.29443</text:p>
          </table:table-cell>
          <table:table-cell office:value-type="float" office:value="22.05273" calcext:value-type="float">
            <text:p>22.05273</text:p>
          </table:table-cell>
          <table:table-cell office:value-type="float" office:value="21.16452" calcext:value-type="float">
            <text:p>21.16452</text:p>
          </table:table-cell>
          <table:table-cell office:value-type="float" office:value="20.74802" calcext:value-type="float">
            <text:p>20.74802</text:p>
          </table:table-cell>
          <table:table-cell office:value-type="float" office:value="19.6283" calcext:value-type="float">
            <text:p>19.6283</text:p>
          </table:table-cell>
          <table:table-cell office:value-type="float" office:value="19.44455" calcext:value-type="float">
            <text:p>19.44455</text:p>
          </table:table-cell>
          <table:table-cell office:value-type="float" office:value="18.21521" calcext:value-type="float">
            <text:p>18.21521</text:p>
          </table:table-cell>
          <table:table-cell office:value-type="float" office:value="18.14471" calcext:value-type="float">
            <text:p>18.14471</text:p>
          </table:table-cell>
          <table:table-cell office:value-type="float" office:value="17.17319" calcext:value-type="float">
            <text:p>17.17319</text:p>
          </table:table-cell>
          <table:table-cell office:value-type="float" office:value="17.11951" calcext:value-type="float">
            <text:p>17.11951</text:p>
          </table:table-cell>
          <table:table-cell office:value-type="float" office:value="16.2822" calcext:value-type="float">
            <text:p>16.2822</text:p>
          </table:table-cell>
          <table:table-cell office:value-type="float" office:value="16.2316" calcext:value-type="float">
            <text:p>16.2316</text:p>
          </table:table-cell>
          <table:table-cell office:value-type="float" office:value="15.48575" calcext:value-type="float">
            <text:p>15.48575</text:p>
          </table:table-cell>
          <table:table-cell office:value-type="float" office:value="15.43472" calcext:value-type="float">
            <text:p>15.43472</text:p>
          </table:table-cell>
          <table:table-cell office:value-type="float" office:value="14.94119" calcext:value-type="float">
            <text:p>14.94119</text:p>
          </table:table-cell>
          <table:table-cell office:value-type="float" office:value="14.89243" calcext:value-type="float">
            <text:p>14.89243</text:p>
          </table:table-cell>
          <table:table-cell office:value-type="float" office:value="31.75781" calcext:value-type="float">
            <text:p>31.75781</text:p>
          </table:table-cell>
          <table:table-cell office:value-type="float" office:value="22.72083" calcext:value-type="float">
            <text:p>22.7208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1072006" calcext:value-type="float">
            <text:p>31072006</text:p>
          </table:table-cell>
          <table:table-cell office:value-type="float" office:value="22.38162" calcext:value-type="float">
            <text:p>22.38162</text:p>
          </table:table-cell>
          <table:table-cell office:value-type="float" office:value="38.53955" calcext:value-type="float">
            <text:p>38.53955</text:p>
          </table:table-cell>
          <table:table-cell office:value-type="float" office:value="24.29799" calcext:value-type="float">
            <text:p>24.29799</text:p>
          </table:table-cell>
          <table:table-cell office:value-type="float" office:value="2.935995" calcext:value-type="float">
            <text:p>2.935995</text:p>
          </table:table-cell>
          <table:table-cell office:value-type="float" office:value="2.126117" calcext:value-type="float">
            <text:p>2.126117</text:p>
          </table:table-cell>
          <table:table-cell office:value-type="float" office:value="227.5416" calcext:value-type="float">
            <text:p>227.5416</text:p>
          </table:table-cell>
          <table:table-cell office:value-type="float" office:value="1.4605" calcext:value-type="float">
            <text:p>1.4605</text:p>
          </table:table-cell>
          <table:table-cell office:value-type="float" office:value="26.92126" calcext:value-type="float">
            <text:p>26.92126</text:p>
          </table:table-cell>
          <table:table-cell office:value-type="float" office:value="23.4877" calcext:value-type="float">
            <text:p>23.4877</text:p>
          </table:table-cell>
          <table:table-cell office:value-type="float" office:value="25.92929" calcext:value-type="float">
            <text:p>25.92929</text:p>
          </table:table-cell>
          <table:table-cell office:value-type="float" office:value="23.62842" calcext:value-type="float">
            <text:p>23.62842</text:p>
          </table:table-cell>
          <table:table-cell office:value-type="float" office:value="25.10397" calcext:value-type="float">
            <text:p>25.10397</text:p>
          </table:table-cell>
          <table:table-cell office:value-type="float" office:value="23.56741" calcext:value-type="float">
            <text:p>23.56741</text:p>
          </table:table-cell>
          <table:table-cell office:value-type="float" office:value="24.31564" calcext:value-type="float">
            <text:p>24.31564</text:p>
          </table:table-cell>
          <table:table-cell office:value-type="float" office:value="23.33734" calcext:value-type="float">
            <text:p>23.33734</text:p>
          </table:table-cell>
          <table:table-cell office:value-type="float" office:value="23.74863" calcext:value-type="float">
            <text:p>23.74863</text:p>
          </table:table-cell>
          <table:table-cell office:value-type="float" office:value="23.0827" calcext:value-type="float">
            <text:p>23.0827</text:p>
          </table:table-cell>
          <table:table-cell office:value-type="float" office:value="23.09949" calcext:value-type="float">
            <text:p>23.09949</text:p>
          </table:table-cell>
          <table:table-cell office:value-type="float" office:value="22.70157" calcext:value-type="float">
            <text:p>22.70157</text:p>
          </table:table-cell>
          <table:table-cell office:value-type="float" office:value="22.41977" calcext:value-type="float">
            <text:p>22.41977</text:p>
          </table:table-cell>
          <table:table-cell office:value-type="float" office:value="22.1842" calcext:value-type="float">
            <text:p>22.1842</text:p>
          </table:table-cell>
          <table:table-cell office:value-type="float" office:value="21.35736" calcext:value-type="float">
            <text:p>21.35736</text:p>
          </table:table-cell>
          <table:table-cell office:value-type="float" office:value="21.16824" calcext:value-type="float">
            <text:p>21.16824</text:p>
          </table:table-cell>
          <table:table-cell office:value-type="float" office:value="19.81366" calcext:value-type="float">
            <text:p>19.81366</text:p>
          </table:table-cell>
          <table:table-cell office:value-type="float" office:value="19.6304" calcext:value-type="float">
            <text:p>19.6304</text:p>
          </table:table-cell>
          <table:table-cell office:value-type="float" office:value="18.30978" calcext:value-type="float">
            <text:p>18.30978</text:p>
          </table:table-cell>
          <table:table-cell office:value-type="float" office:value="18.21606" calcext:value-type="float">
            <text:p>18.21606</text:p>
          </table:table-cell>
          <table:table-cell office:value-type="float" office:value="17.23596" calcext:value-type="float">
            <text:p>17.23596</text:p>
          </table:table-cell>
          <table:table-cell office:value-type="float" office:value="17.1738" calcext:value-type="float">
            <text:p>17.1738</text:p>
          </table:table-cell>
          <table:table-cell office:value-type="float" office:value="16.33533" calcext:value-type="float">
            <text:p>16.33533</text:p>
          </table:table-cell>
          <table:table-cell office:value-type="float" office:value="16.28278" calcext:value-type="float">
            <text:p>16.28278</text:p>
          </table:table-cell>
          <table:table-cell office:value-type="float" office:value="15.53644" calcext:value-type="float">
            <text:p>15.53644</text:p>
          </table:table-cell>
          <table:table-cell office:value-type="float" office:value="15.48627" calcext:value-type="float">
            <text:p>15.48627</text:p>
          </table:table-cell>
          <table:table-cell office:value-type="float" office:value="14.98956" calcext:value-type="float">
            <text:p>14.98956</text:p>
          </table:table-cell>
          <table:table-cell office:value-type="float" office:value="14.94171" calcext:value-type="float">
            <text:p>14.94171</text:p>
          </table:table-cell>
          <table:table-cell office:value-type="float" office:value="32.02802" calcext:value-type="float">
            <text:p>32.02802</text:p>
          </table:table-cell>
          <table:table-cell office:value-type="float" office:value="21.8873" calcext:value-type="float">
            <text:p>21.887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82006" calcext:value-type="float">
            <text:p>1082006</text:p>
          </table:table-cell>
          <table:table-cell office:value-type="float" office:value="22.286" calcext:value-type="float">
            <text:p>22.286</text:p>
          </table:table-cell>
          <table:table-cell office:value-type="float" office:value="38.53955" calcext:value-type="float">
            <text:p>38.53955</text:p>
          </table:table-cell>
          <table:table-cell office:value-type="float" office:value="23.07969" calcext:value-type="float">
            <text:p>23.07969</text:p>
          </table:table-cell>
          <table:table-cell office:value-type="float" office:value="2.948429" calcext:value-type="float">
            <text:p>2.948429</text:p>
          </table:table-cell>
          <table:table-cell office:value-type="float" office:value="1.609879" calcext:value-type="float">
            <text:p>1.609879</text:p>
          </table:table-cell>
          <table:table-cell office:value-type="float" office:value="224.8797" calcext:value-type="float">
            <text:p>224.8797</text:p>
          </table:table-cell>
          <table:table-cell office:value-type="float" office:value="1.524" calcext:value-type="float">
            <text:p>1.524</text:p>
          </table:table-cell>
          <table:table-cell office:value-type="float" office:value="26.93741" calcext:value-type="float">
            <text:p>26.93741</text:p>
          </table:table-cell>
          <table:table-cell office:value-type="float" office:value="23.45193" calcext:value-type="float">
            <text:p>23.45193</text:p>
          </table:table-cell>
          <table:table-cell office:value-type="float" office:value="25.89526" calcext:value-type="float">
            <text:p>25.89526</text:p>
          </table:table-cell>
          <table:table-cell office:value-type="float" office:value="23.60522" calcext:value-type="float">
            <text:p>23.60522</text:p>
          </table:table-cell>
          <table:table-cell office:value-type="float" office:value="25.0899" calcext:value-type="float">
            <text:p>25.0899</text:p>
          </table:table-cell>
          <table:table-cell office:value-type="float" office:value="23.56946" calcext:value-type="float">
            <text:p>23.56946</text:p>
          </table:table-cell>
          <table:table-cell office:value-type="float" office:value="24.33325" calcext:value-type="float">
            <text:p>24.33325</text:p>
          </table:table-cell>
          <table:table-cell office:value-type="float" office:value="23.36902" calcext:value-type="float">
            <text:p>23.36902</text:p>
          </table:table-cell>
          <table:table-cell office:value-type="float" office:value="23.78918" calcext:value-type="float">
            <text:p>23.78918</text:p>
          </table:table-cell>
          <table:table-cell office:value-type="float" office:value="23.13733" calcext:value-type="float">
            <text:p>23.13733</text:p>
          </table:table-cell>
          <table:table-cell office:value-type="float" office:value="23.16592" calcext:value-type="float">
            <text:p>23.16592</text:p>
          </table:table-cell>
          <table:table-cell office:value-type="float" office:value="22.78424" calcext:value-type="float">
            <text:p>22.78424</text:p>
          </table:table-cell>
          <table:table-cell office:value-type="float" office:value="22.51764" calcext:value-type="float">
            <text:p>22.51764</text:p>
          </table:table-cell>
          <table:table-cell office:value-type="float" office:value="22.29483" calcext:value-type="float">
            <text:p>22.29483</text:p>
          </table:table-cell>
          <table:table-cell office:value-type="float" office:value="21.49451" calcext:value-type="float">
            <text:p>21.49451</text:p>
          </table:table-cell>
          <table:table-cell office:value-type="float" office:value="21.3602" calcext:value-type="float">
            <text:p>21.3602</text:p>
          </table:table-cell>
          <table:table-cell office:value-type="float" office:value="19.96826" calcext:value-type="float">
            <text:p>19.96826</text:p>
          </table:table-cell>
          <table:table-cell office:value-type="float" office:value="19.81543" calcext:value-type="float">
            <text:p>19.81543</text:p>
          </table:table-cell>
          <table:table-cell office:value-type="float" office:value="18.41409" calcext:value-type="float">
            <text:p>18.41409</text:p>
          </table:table-cell>
          <table:table-cell office:value-type="float" office:value="18.31091" calcext:value-type="float">
            <text:p>18.31091</text:p>
          </table:table-cell>
          <table:table-cell office:value-type="float" office:value="17.30746" calcext:value-type="float">
            <text:p>17.30746</text:p>
          </table:table-cell>
          <table:table-cell office:value-type="float" office:value="17.23666" calcext:value-type="float">
            <text:p>17.23666</text:p>
          </table:table-cell>
          <table:table-cell office:value-type="float" office:value="16.39224" calcext:value-type="float">
            <text:p>16.39224</text:p>
          </table:table-cell>
          <table:table-cell office:value-type="float" office:value="16.33588" calcext:value-type="float">
            <text:p>16.33588</text:p>
          </table:table-cell>
          <table:table-cell office:value-type="float" office:value="15.58737" calcext:value-type="float">
            <text:p>15.58737</text:p>
          </table:table-cell>
          <table:table-cell office:value-type="float" office:value="15.53693" calcext:value-type="float">
            <text:p>15.53693</text:p>
          </table:table-cell>
          <table:table-cell office:value-type="float" office:value="15.03824" calcext:value-type="float">
            <text:p>15.03824</text:p>
          </table:table-cell>
          <table:table-cell office:value-type="float" office:value="14.99008" calcext:value-type="float">
            <text:p>14.99008</text:p>
          </table:table-cell>
          <table:table-cell office:value-type="float" office:value="32.05127" calcext:value-type="float">
            <text:p>32.05127</text:p>
          </table:table-cell>
          <table:table-cell office:value-type="float" office:value="20.54352" calcext:value-type="float">
            <text:p>20.5435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82006" calcext:value-type="float">
            <text:p>2082006</text:p>
          </table:table-cell>
          <table:table-cell office:value-type="float" office:value="22.04768" calcext:value-type="float">
            <text:p>22.04768</text:p>
          </table:table-cell>
          <table:table-cell office:value-type="float" office:value="24.65066" calcext:value-type="float">
            <text:p>24.65066</text:p>
          </table:table-cell>
          <table:table-cell office:value-type="float" office:value="16.60056" calcext:value-type="float">
            <text:p>16.60056</text:p>
          </table:table-cell>
          <table:table-cell office:value-type="float" office:value="1.783878" calcext:value-type="float">
            <text:p>1.783878</text:p>
          </table:table-cell>
          <table:table-cell office:value-type="float" office:value="1.354932" calcext:value-type="float">
            <text:p>1.354932</text:p>
          </table:table-cell>
          <table:table-cell office:value-type="float" office:value="224.6332" calcext:value-type="float">
            <text:p>224.6332</text:p>
          </table:table-cell>
          <table:table-cell office:value-type="float" office:value="0" calcext:value-type="float">
            <text:p>0</text:p>
          </table:table-cell>
          <table:table-cell office:value-type="float" office:value="23.85965" calcext:value-type="float">
            <text:p>23.85965</text:p>
          </table:table-cell>
          <table:table-cell office:value-type="float" office:value="20.28586" calcext:value-type="float">
            <text:p>20.28586</text:p>
          </table:table-cell>
          <table:table-cell office:value-type="float" office:value="24.46472" calcext:value-type="float">
            <text:p>24.46472</text:p>
          </table:table-cell>
          <table:table-cell office:value-type="float" office:value="21.2551" calcext:value-type="float">
            <text:p>21.2551</text:p>
          </table:table-cell>
          <table:table-cell office:value-type="float" office:value="24.47141" calcext:value-type="float">
            <text:p>24.47141</text:p>
          </table:table-cell>
          <table:table-cell office:value-type="float" office:value="21.7359" calcext:value-type="float">
            <text:p>21.7359</text:p>
          </table:table-cell>
          <table:table-cell office:value-type="float" office:value="24.12439" calcext:value-type="float">
            <text:p>24.12439</text:p>
          </table:table-cell>
          <table:table-cell office:value-type="float" office:value="21.99271" calcext:value-type="float">
            <text:p>21.99271</text:p>
          </table:table-cell>
          <table:table-cell office:value-type="float" office:value="23.7207" calcext:value-type="float">
            <text:p>23.7207</text:p>
          </table:table-cell>
          <table:table-cell office:value-type="float" office:value="22.05423" calcext:value-type="float">
            <text:p>22.05423</text:p>
          </table:table-cell>
          <table:table-cell office:value-type="float" office:value="23.16583" calcext:value-type="float">
            <text:p>23.16583</text:p>
          </table:table-cell>
          <table:table-cell office:value-type="float" office:value="22.05493" calcext:value-type="float">
            <text:p>22.05493</text:p>
          </table:table-cell>
          <table:table-cell office:value-type="float" office:value="22.53351" calcext:value-type="float">
            <text:p>22.53351</text:p>
          </table:table-cell>
          <table:table-cell office:value-type="float" office:value="21.86032" calcext:value-type="float">
            <text:p>21.86032</text:p>
          </table:table-cell>
          <table:table-cell office:value-type="float" office:value="21.54486" calcext:value-type="float">
            <text:p>21.54486</text:p>
          </table:table-cell>
          <table:table-cell office:value-type="float" office:value="21.3826" calcext:value-type="float">
            <text:p>21.3826</text:p>
          </table:table-cell>
          <table:table-cell office:value-type="float" office:value="20.07416" calcext:value-type="float">
            <text:p>20.07416</text:p>
          </table:table-cell>
          <table:table-cell office:value-type="float" office:value="19.96973" calcext:value-type="float">
            <text:p>19.96973</text:p>
          </table:table-cell>
          <table:table-cell office:value-type="float" office:value="18.51816" calcext:value-type="float">
            <text:p>18.51816</text:p>
          </table:table-cell>
          <table:table-cell office:value-type="float" office:value="18.41516" calcext:value-type="float">
            <text:p>18.41516</text:p>
          </table:table-cell>
          <table:table-cell office:value-type="float" office:value="17.3848" calcext:value-type="float">
            <text:p>17.3848</text:p>
          </table:table-cell>
          <table:table-cell office:value-type="float" office:value="17.30826" calcext:value-type="float">
            <text:p>17.30826</text:p>
          </table:table-cell>
          <table:table-cell office:value-type="float" office:value="16.45187" calcext:value-type="float">
            <text:p>16.45187</text:p>
          </table:table-cell>
          <table:table-cell office:value-type="float" office:value="16.39285" calcext:value-type="float">
            <text:p>16.39285</text:p>
          </table:table-cell>
          <table:table-cell office:value-type="float" office:value="15.63895" calcext:value-type="float">
            <text:p>15.63895</text:p>
          </table:table-cell>
          <table:table-cell office:value-type="float" office:value="15.58792" calcext:value-type="float">
            <text:p>15.58792</text:p>
          </table:table-cell>
          <table:table-cell office:value-type="float" office:value="15.08566" calcext:value-type="float">
            <text:p>15.08566</text:p>
          </table:table-cell>
          <table:table-cell office:value-type="float" office:value="15.03873" calcext:value-type="float">
            <text:p>15.03873</text:p>
          </table:table-cell>
          <table:table-cell office:value-type="float" office:value="23.92014" calcext:value-type="float">
            <text:p>23.92014</text:p>
          </table:table-cell>
          <table:table-cell office:value-type="float" office:value="15.24124" calcext:value-type="float">
            <text:p>15.2412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82006" calcext:value-type="float">
            <text:p>3082006</text:p>
          </table:table-cell>
          <table:table-cell office:value-type="float" office:value="21.89915" calcext:value-type="float">
            <text:p>21.89915</text:p>
          </table:table-cell>
          <table:table-cell office:value-type="float" office:value="30.76177" calcext:value-type="float">
            <text:p>30.76177</text:p>
          </table:table-cell>
          <table:table-cell office:value-type="float" office:value="13.20355" calcext:value-type="float">
            <text:p>13.20355</text:p>
          </table:table-cell>
          <table:table-cell office:value-type="float" office:value="1.996834" calcext:value-type="float">
            <text:p>1.996834</text:p>
          </table:table-cell>
          <table:table-cell office:value-type="float" office:value="1.281622" calcext:value-type="float">
            <text:p>1.281622</text:p>
          </table:table-cell>
          <table:table-cell office:value-type="float" office:value="222.9713" calcext:value-type="float">
            <text:p>222.9713</text:p>
          </table:table-cell>
          <table:table-cell office:value-type="float" office:value="32.597" calcext:value-type="float">
            <text:p>32.597</text:p>
          </table:table-cell>
          <table:table-cell office:value-type="float" office:value="25.67456" calcext:value-type="float">
            <text:p>25.67456</text:p>
          </table:table-cell>
          <table:table-cell office:value-type="float" office:value="18.6636" calcext:value-type="float">
            <text:p>18.6636</text:p>
          </table:table-cell>
          <table:table-cell office:value-type="float" office:value="24.6571" calcext:value-type="float">
            <text:p>24.6571</text:p>
          </table:table-cell>
          <table:table-cell office:value-type="float" office:value="19.74405" calcext:value-type="float">
            <text:p>19.74405</text:p>
          </table:table-cell>
          <table:table-cell office:value-type="float" office:value="23.70187" calcext:value-type="float">
            <text:p>23.70187</text:p>
          </table:table-cell>
          <table:table-cell office:value-type="float" office:value="20.36227" calcext:value-type="float">
            <text:p>20.36227</text:p>
          </table:table-cell>
          <table:table-cell office:value-type="float" office:value="22.87283" calcext:value-type="float">
            <text:p>22.87283</text:p>
          </table:table-cell>
          <table:table-cell office:value-type="float" office:value="20.80569" calcext:value-type="float">
            <text:p>20.80569</text:p>
          </table:table-cell>
          <table:table-cell office:value-type="float" office:value="22.38492" calcext:value-type="float">
            <text:p>22.38492</text:p>
          </table:table-cell>
          <table:table-cell office:value-type="float" office:value="21.03998" calcext:value-type="float">
            <text:p>21.03998</text:p>
          </table:table-cell>
          <table:table-cell office:value-type="float" office:value="22.04175" calcext:value-type="float">
            <text:p>22.04175</text:p>
          </table:table-cell>
          <table:table-cell office:value-type="float" office:value="21.19724" calcext:value-type="float">
            <text:p>21.19724</text:p>
          </table:table-cell>
          <table:table-cell office:value-type="float" office:value="21.85242" calcext:value-type="float">
            <text:p>21.85242</text:p>
          </table:table-cell>
          <table:table-cell office:value-type="float" office:value="21.20041" calcext:value-type="float">
            <text:p>21.20041</text:p>
          </table:table-cell>
          <table:table-cell office:value-type="float" office:value="21.37933" calcext:value-type="float">
            <text:p>21.37933</text:p>
          </table:table-cell>
          <table:table-cell office:value-type="float" office:value="20.99484" calcext:value-type="float">
            <text:p>20.99484</text:p>
          </table:table-cell>
          <table:table-cell office:value-type="float" office:value="20.07825" calcext:value-type="float">
            <text:p>20.07825</text:p>
          </table:table-cell>
          <table:table-cell office:value-type="float" office:value="20.02753" calcext:value-type="float">
            <text:p>20.02753</text:p>
          </table:table-cell>
          <table:table-cell office:value-type="float" office:value="18.59848" calcext:value-type="float">
            <text:p>18.59848</text:p>
          </table:table-cell>
          <table:table-cell office:value-type="float" office:value="18.51917" calcext:value-type="float">
            <text:p>18.51917</text:p>
          </table:table-cell>
          <table:table-cell office:value-type="float" office:value="17.46219" calcext:value-type="float">
            <text:p>17.46219</text:p>
          </table:table-cell>
          <table:table-cell office:value-type="float" office:value="17.38562" calcext:value-type="float">
            <text:p>17.38562</text:p>
          </table:table-cell>
          <table:table-cell office:value-type="float" office:value="16.51468" calcext:value-type="float">
            <text:p>16.51468</text:p>
          </table:table-cell>
          <table:table-cell office:value-type="float" office:value="16.45251" calcext:value-type="float">
            <text:p>16.45251</text:p>
          </table:table-cell>
          <table:table-cell office:value-type="float" office:value="15.69193" calcext:value-type="float">
            <text:p>15.69193</text:p>
          </table:table-cell>
          <table:table-cell office:value-type="float" office:value="15.6395" calcext:value-type="float">
            <text:p>15.6395</text:p>
          </table:table-cell>
          <table:table-cell office:value-type="float" office:value="15.13397" calcext:value-type="float">
            <text:p>15.13397</text:p>
          </table:table-cell>
          <table:table-cell office:value-type="float" office:value="15.08615" calcext:value-type="float">
            <text:p>15.08615</text:p>
          </table:table-cell>
          <table:table-cell office:value-type="float" office:value="27.52161" calcext:value-type="float">
            <text:p>27.52161</text:p>
          </table:table-cell>
          <table:table-cell office:value-type="float" office:value="12.71313" calcext:value-type="float">
            <text:p>12.7131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082006" calcext:value-type="float">
            <text:p>4082006</text:p>
          </table:table-cell>
          <table:table-cell office:value-type="float" office:value="21.74071" calcext:value-type="float">
            <text:p>21.74071</text:p>
          </table:table-cell>
          <table:table-cell office:value-type="float" office:value="31.87288" calcext:value-type="float">
            <text:p>31.87288</text:p>
          </table:table-cell>
          <table:table-cell office:value-type="float" office:value="19.84242" calcext:value-type="float">
            <text:p>19.84242</text:p>
          </table:table-cell>
          <table:table-cell office:value-type="float" office:value="2.297576" calcext:value-type="float">
            <text:p>2.297576</text:p>
          </table:table-cell>
          <table:table-cell office:value-type="float" office:value="1.748038" calcext:value-type="float">
            <text:p>1.748038</text:p>
          </table:table-cell>
          <table:table-cell office:value-type="float" office:value="219.947" calcext:value-type="float">
            <text:p>219.947</text:p>
          </table:table-cell>
          <table:table-cell office:value-type="float" office:value="6.1595" calcext:value-type="float">
            <text:p>6.1595</text:p>
          </table:table-cell>
          <table:table-cell office:value-type="float" office:value="24.97226" calcext:value-type="float">
            <text:p>24.97226</text:p>
          </table:table-cell>
          <table:table-cell office:value-type="float" office:value="19.24634" calcext:value-type="float">
            <text:p>19.24634</text:p>
          </table:table-cell>
          <table:table-cell office:value-type="float" office:value="23.86743" calcext:value-type="float">
            <text:p>23.86743</text:p>
          </table:table-cell>
          <table:table-cell office:value-type="float" office:value="19.84946" calcext:value-type="float">
            <text:p>19.84946</text:p>
          </table:table-cell>
          <table:table-cell office:value-type="float" office:value="23.20697" calcext:value-type="float">
            <text:p>23.20697</text:p>
          </table:table-cell>
          <table:table-cell office:value-type="float" office:value="20.33853" calcext:value-type="float">
            <text:p>20.33853</text:p>
          </table:table-cell>
          <table:table-cell office:value-type="float" office:value="22.60422" calcext:value-type="float">
            <text:p>22.60422</text:p>
          </table:table-cell>
          <table:table-cell office:value-type="float" office:value="20.76562" calcext:value-type="float">
            <text:p>20.76562</text:p>
          </table:table-cell>
          <table:table-cell office:value-type="float" office:value="22.20923" calcext:value-type="float">
            <text:p>22.20923</text:p>
          </table:table-cell>
          <table:table-cell office:value-type="float" office:value="20.98032" calcext:value-type="float">
            <text:p>20.98032</text:p>
          </table:table-cell>
          <table:table-cell office:value-type="float" office:value="21.87082" calcext:value-type="float">
            <text:p>21.87082</text:p>
          </table:table-cell>
          <table:table-cell office:value-type="float" office:value="21.11899" calcext:value-type="float">
            <text:p>21.11899</text:p>
          </table:table-cell>
          <table:table-cell office:value-type="float" office:value="21.54233" calcext:value-type="float">
            <text:p>21.54233</text:p>
          </table:table-cell>
          <table:table-cell office:value-type="float" office:value="21.07172" calcext:value-type="float">
            <text:p>21.07172</text:p>
          </table:table-cell>
          <table:table-cell office:value-type="float" office:value="20.99612" calcext:value-type="float">
            <text:p>20.99612</text:p>
          </table:table-cell>
          <table:table-cell office:value-type="float" office:value="20.82129" calcext:value-type="float">
            <text:p>20.82129</text:p>
          </table:table-cell>
          <table:table-cell office:value-type="float" office:value="20.02667" calcext:value-type="float">
            <text:p>20.02667</text:p>
          </table:table-cell>
          <table:table-cell office:value-type="float" office:value="19.94522" calcext:value-type="float">
            <text:p>19.94522</text:p>
          </table:table-cell>
          <table:table-cell office:value-type="float" office:value="18.64249" calcext:value-type="float">
            <text:p>18.64249</text:p>
          </table:table-cell>
          <table:table-cell office:value-type="float" office:value="18.59906" calcext:value-type="float">
            <text:p>18.59906</text:p>
          </table:table-cell>
          <table:table-cell office:value-type="float" office:value="17.52972" calcext:value-type="float">
            <text:p>17.52972</text:p>
          </table:table-cell>
          <table:table-cell office:value-type="float" office:value="17.46298" calcext:value-type="float">
            <text:p>17.46298</text:p>
          </table:table-cell>
          <table:table-cell office:value-type="float" office:value="16.57693" calcext:value-type="float">
            <text:p>16.57693</text:p>
          </table:table-cell>
          <table:table-cell office:value-type="float" office:value="16.51532" calcext:value-type="float">
            <text:p>16.51532</text:p>
          </table:table-cell>
          <table:table-cell office:value-type="float" office:value="15.74515" calcext:value-type="float">
            <text:p>15.74515</text:p>
          </table:table-cell>
          <table:table-cell office:value-type="float" office:value="15.69183" calcext:value-type="float">
            <text:p>15.69183</text:p>
          </table:table-cell>
          <table:table-cell office:value-type="float" office:value="15.18149" calcext:value-type="float">
            <text:p>15.18149</text:p>
          </table:table-cell>
          <table:table-cell office:value-type="float" office:value="15.13449" calcext:value-type="float">
            <text:p>15.13449</text:p>
          </table:table-cell>
          <table:table-cell office:value-type="float" office:value="27.66241" calcext:value-type="float">
            <text:p>27.66241</text:p>
          </table:table-cell>
          <table:table-cell office:value-type="float" office:value="18.84113" calcext:value-type="float">
            <text:p>18.8411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082006" calcext:value-type="float">
            <text:p>5082006</text:p>
          </table:table-cell>
          <table:table-cell office:value-type="float" office:value="21.85253" calcext:value-type="float">
            <text:p>21.85253</text:p>
          </table:table-cell>
          <table:table-cell office:value-type="float" office:value="37.42843" calcext:value-type="float">
            <text:p>37.42843</text:p>
          </table:table-cell>
          <table:table-cell office:value-type="float" office:value="20.42299" calcext:value-type="float">
            <text:p>20.42299</text:p>
          </table:table-cell>
          <table:table-cell office:value-type="float" office:value="2.73171" calcext:value-type="float">
            <text:p>2.73171</text:p>
          </table:table-cell>
          <table:table-cell office:value-type="float" office:value="1.835823" calcext:value-type="float">
            <text:p>1.835823</text:p>
          </table:table-cell>
          <table:table-cell office:value-type="float" office:value="215.5779" calcext:value-type="float">
            <text:p>215.5779</text:p>
          </table:table-cell>
          <table:table-cell office:value-type="float" office:value="9.7155" calcext:value-type="float">
            <text:p>9.7155</text:p>
          </table:table-cell>
          <table:table-cell office:value-type="float" office:value="26.9407" calcext:value-type="float">
            <text:p>26.9407</text:p>
          </table:table-cell>
          <table:table-cell office:value-type="float" office:value="20.10904" calcext:value-type="float">
            <text:p>20.10904</text:p>
          </table:table-cell>
          <table:table-cell office:value-type="float" office:value="25.3262" calcext:value-type="float">
            <text:p>25.3262</text:p>
          </table:table-cell>
          <table:table-cell office:value-type="float" office:value="20.70135" calcext:value-type="float">
            <text:p>20.70135</text:p>
          </table:table-cell>
          <table:table-cell office:value-type="float" office:value="24.46127" calcext:value-type="float">
            <text:p>24.46127</text:p>
          </table:table-cell>
          <table:table-cell office:value-type="float" office:value="21.08038" calcext:value-type="float">
            <text:p>21.08038</text:p>
          </table:table-cell>
          <table:table-cell office:value-type="float" office:value="23.60596" calcext:value-type="float">
            <text:p>23.60596</text:p>
          </table:table-cell>
          <table:table-cell office:value-type="float" office:value="21.31802" calcext:value-type="float">
            <text:p>21.31802</text:p>
          </table:table-cell>
          <table:table-cell office:value-type="float" office:value="23.02237" calcext:value-type="float">
            <text:p>23.02237</text:p>
          </table:table-cell>
          <table:table-cell office:value-type="float" office:value="21.38837" calcext:value-type="float">
            <text:p>21.38837</text:p>
          </table:table-cell>
          <table:table-cell office:value-type="float" office:value="22.39011" calcext:value-type="float">
            <text:p>22.39011</text:p>
          </table:table-cell>
          <table:table-cell office:value-type="float" office:value="21.37875" calcext:value-type="float">
            <text:p>21.37875</text:p>
          </table:table-cell>
          <table:table-cell office:value-type="float" office:value="21.77328" calcext:value-type="float">
            <text:p>21.77328</text:p>
          </table:table-cell>
          <table:table-cell office:value-type="float" office:value="21.20493" calcext:value-type="float">
            <text:p>21.20493</text:p>
          </table:table-cell>
          <table:table-cell office:value-type="float" office:value="20.90378" calcext:value-type="float">
            <text:p>20.90378</text:p>
          </table:table-cell>
          <table:table-cell office:value-type="float" office:value="20.81506" calcext:value-type="float">
            <text:p>20.81506</text:p>
          </table:table-cell>
          <table:table-cell office:value-type="float" office:value="19.94449" calcext:value-type="float">
            <text:p>19.94449</text:p>
          </table:table-cell>
          <table:table-cell office:value-type="float" office:value="19.90436" calcext:value-type="float">
            <text:p>19.90436</text:p>
          </table:table-cell>
          <table:table-cell office:value-type="float" office:value="18.66562" calcext:value-type="float">
            <text:p>18.66562</text:p>
          </table:table-cell>
          <table:table-cell office:value-type="float" office:value="18.64279" calcext:value-type="float">
            <text:p>18.64279</text:p>
          </table:table-cell>
          <table:table-cell office:value-type="float" office:value="17.58417" calcext:value-type="float">
            <text:p>17.58417</text:p>
          </table:table-cell>
          <table:table-cell office:value-type="float" office:value="17.53036" calcext:value-type="float">
            <text:p>17.53036</text:p>
          </table:table-cell>
          <table:table-cell office:value-type="float" office:value="16.6351" calcext:value-type="float">
            <text:p>16.6351</text:p>
          </table:table-cell>
          <table:table-cell office:value-type="float" office:value="16.57758" calcext:value-type="float">
            <text:p>16.57758</text:p>
          </table:table-cell>
          <table:table-cell office:value-type="float" office:value="15.79544" calcext:value-type="float">
            <text:p>15.79544</text:p>
          </table:table-cell>
          <table:table-cell office:value-type="float" office:value="15.74573" calcext:value-type="float">
            <text:p>15.74573</text:p>
          </table:table-cell>
          <table:table-cell office:value-type="float" office:value="15.22961" calcext:value-type="float">
            <text:p>15.22961</text:p>
          </table:table-cell>
          <table:table-cell office:value-type="float" office:value="15.18198" calcext:value-type="float">
            <text:p>15.18198</text:p>
          </table:table-cell>
          <table:table-cell office:value-type="float" office:value="30.97437" calcext:value-type="float">
            <text:p>30.97437</text:p>
          </table:table-cell>
          <table:table-cell office:value-type="float" office:value="19.69092" calcext:value-type="float">
            <text:p>19.6909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082006" calcext:value-type="float">
            <text:p>6082006</text:p>
          </table:table-cell>
          <table:table-cell office:value-type="float" office:value="22.07065" calcext:value-type="float">
            <text:p>22.07065</text:p>
          </table:table-cell>
          <table:table-cell office:value-type="float" office:value="30.20621" calcext:value-type="float">
            <text:p>30.20621</text:p>
          </table:table-cell>
          <table:table-cell office:value-type="float" office:value="19.28131" calcext:value-type="float">
            <text:p>19.28131</text:p>
          </table:table-cell>
          <table:table-cell office:value-type="float" office:value="2.146502" calcext:value-type="float">
            <text:p>2.146502</text:p>
          </table:table-cell>
          <table:table-cell office:value-type="float" office:value="1.629004" calcext:value-type="float">
            <text:p>1.629004</text:p>
          </table:table-cell>
          <table:table-cell office:value-type="float" office:value="215.605" calcext:value-type="float">
            <text:p>215.605</text:p>
          </table:table-cell>
          <table:table-cell office:value-type="float" office:value="26.4795" calcext:value-type="float">
            <text:p>26.4795</text:p>
          </table:table-cell>
          <table:table-cell office:value-type="float" office:value="23.52325" calcext:value-type="float">
            <text:p>23.52325</text:p>
          </table:table-cell>
          <table:table-cell office:value-type="float" office:value="19.90448" calcext:value-type="float">
            <text:p>19.90448</text:p>
          </table:table-cell>
          <table:table-cell office:value-type="float" office:value="23.4881" calcext:value-type="float">
            <text:p>23.4881</text:p>
          </table:table-cell>
          <table:table-cell office:value-type="float" office:value="20.90237" calcext:value-type="float">
            <text:p>20.90237</text:p>
          </table:table-cell>
          <table:table-cell office:value-type="float" office:value="23.75635" calcext:value-type="float">
            <text:p>23.75635</text:p>
          </table:table-cell>
          <table:table-cell office:value-type="float" office:value="21.37967" calcext:value-type="float">
            <text:p>21.37967</text:p>
          </table:table-cell>
          <table:table-cell office:value-type="float" office:value="23.42242" calcext:value-type="float">
            <text:p>23.42242</text:p>
          </table:table-cell>
          <table:table-cell office:value-type="float" office:value="21.59" calcext:value-type="float">
            <text:p>21.59</text:p>
          </table:table-cell>
          <table:table-cell office:value-type="float" office:value="22.98975" calcext:value-type="float">
            <text:p>22.98975</text:p>
          </table:table-cell>
          <table:table-cell office:value-type="float" office:value="21.6579" calcext:value-type="float">
            <text:p>21.6579</text:p>
          </table:table-cell>
          <table:table-cell office:value-type="float" office:value="22.40662" calcext:value-type="float">
            <text:p>22.40662</text:p>
          </table:table-cell>
          <table:table-cell office:value-type="float" office:value="21.60309" calcext:value-type="float">
            <text:p>21.60309</text:p>
          </table:table-cell>
          <table:table-cell office:value-type="float" office:value="21.83826" calcext:value-type="float">
            <text:p>21.83826</text:p>
          </table:table-cell>
          <table:table-cell office:value-type="float" office:value="21.38617" calcext:value-type="float">
            <text:p>21.38617</text:p>
          </table:table-cell>
          <table:table-cell office:value-type="float" office:value="21.00815" calcext:value-type="float">
            <text:p>21.00815</text:p>
          </table:table-cell>
          <table:table-cell office:value-type="float" office:value="20.90805" calcext:value-type="float">
            <text:p>20.90805</text:p>
          </table:table-cell>
          <table:table-cell office:value-type="float" office:value="19.93301" calcext:value-type="float">
            <text:p>19.93301</text:p>
          </table:table-cell>
          <table:table-cell office:value-type="float" office:value="19.9046" calcext:value-type="float">
            <text:p>19.9046</text:p>
          </table:table-cell>
          <table:table-cell office:value-type="float" office:value="18.69165" calcext:value-type="float">
            <text:p>18.69165</text:p>
          </table:table-cell>
          <table:table-cell office:value-type="float" office:value="18.66583" calcext:value-type="float">
            <text:p>18.66583</text:p>
          </table:table-cell>
          <table:table-cell office:value-type="float" office:value="17.6301" calcext:value-type="float">
            <text:p>17.6301</text:p>
          </table:table-cell>
          <table:table-cell office:value-type="float" office:value="17.58466" calcext:value-type="float">
            <text:p>17.58466</text:p>
          </table:table-cell>
          <table:table-cell office:value-type="float" office:value="16.69037" calcext:value-type="float">
            <text:p>16.69037</text:p>
          </table:table-cell>
          <table:table-cell office:value-type="float" office:value="16.63562" calcext:value-type="float">
            <text:p>16.63562</text:p>
          </table:table-cell>
          <table:table-cell office:value-type="float" office:value="15.85123" calcext:value-type="float">
            <text:p>15.85123</text:p>
          </table:table-cell>
          <table:table-cell office:value-type="float" office:value="15.79602" calcext:value-type="float">
            <text:p>15.79602</text:p>
          </table:table-cell>
          <table:table-cell office:value-type="float" office:value="15.27924" calcext:value-type="float">
            <text:p>15.27924</text:p>
          </table:table-cell>
          <table:table-cell office:value-type="float" office:value="15.23013" calcext:value-type="float">
            <text:p>15.23013</text:p>
          </table:table-cell>
          <table:table-cell office:value-type="float" office:value="27.04941" calcext:value-type="float">
            <text:p>27.04941</text:p>
          </table:table-cell>
          <table:table-cell office:value-type="float" office:value="18.76303" calcext:value-type="float">
            <text:p>18.7630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082006" calcext:value-type="float">
            <text:p>7082006</text:p>
          </table:table-cell>
          <table:table-cell office:value-type="float" office:value="22.4046" calcext:value-type="float">
            <text:p>22.4046</text:p>
          </table:table-cell>
          <table:table-cell office:value-type="float" office:value="24.0951" calcext:value-type="float">
            <text:p>24.0951</text:p>
          </table:table-cell>
          <table:table-cell office:value-type="float" office:value="18.69795" calcext:value-type="float">
            <text:p>18.69795</text:p>
          </table:table-cell>
          <table:table-cell office:value-type="float" office:value="1.897722" calcext:value-type="float">
            <text:p>1.897722</text:p>
          </table:table-cell>
          <table:table-cell office:value-type="float" office:value="1.32732" calcext:value-type="float">
            <text:p>1.32732</text:p>
          </table:table-cell>
          <table:table-cell office:value-type="float" office:value="213.7841" calcext:value-type="float">
            <text:p>213.7841</text:p>
          </table:table-cell>
          <table:table-cell office:value-type="float" office:value="47.0535" calcext:value-type="float">
            <text:p>47.0535</text:p>
          </table:table-cell>
          <table:table-cell office:value-type="float" office:value="21.60181" calcext:value-type="float">
            <text:p>21.60181</text:p>
          </table:table-cell>
          <table:table-cell office:value-type="float" office:value="18.80609" calcext:value-type="float">
            <text:p>18.80609</text:p>
          </table:table-cell>
          <table:table-cell office:value-type="float" office:value="21.5451" calcext:value-type="float">
            <text:p>21.5451</text:p>
          </table:table-cell>
          <table:table-cell office:value-type="float" office:value="19.69986" calcext:value-type="float">
            <text:p>19.69986</text:p>
          </table:table-cell>
          <table:table-cell office:value-type="float" office:value="21.94888" calcext:value-type="float">
            <text:p>21.94888</text:p>
          </table:table-cell>
          <table:table-cell office:value-type="float" office:value="20.24545" calcext:value-type="float">
            <text:p>20.24545</text:p>
          </table:table-cell>
          <table:table-cell office:value-type="float" office:value="22.0517" calcext:value-type="float">
            <text:p>22.0517</text:p>
          </table:table-cell>
          <table:table-cell office:value-type="float" office:value="20.59045" calcext:value-type="float">
            <text:p>20.59045</text:p>
          </table:table-cell>
          <table:table-cell office:value-type="float" office:value="21.94745" calcext:value-type="float">
            <text:p>21.94745</text:p>
          </table:table-cell>
          <table:table-cell office:value-type="float" office:value="20.74921" calcext:value-type="float">
            <text:p>20.74921</text:p>
          </table:table-cell>
          <table:table-cell office:value-type="float" office:value="21.73541" calcext:value-type="float">
            <text:p>21.73541</text:p>
          </table:table-cell>
          <table:table-cell office:value-type="float" office:value="20.86258" calcext:value-type="float">
            <text:p>20.86258</text:p>
          </table:table-cell>
          <table:table-cell office:value-type="float" office:value="21.44318" calcext:value-type="float">
            <text:p>21.44318</text:p>
          </table:table-cell>
          <table:table-cell office:value-type="float" office:value="20.79843" calcext:value-type="float">
            <text:p>20.79843</text:p>
          </table:table-cell>
          <table:table-cell office:value-type="float" office:value="20.92667" calcext:value-type="float">
            <text:p>20.92667</text:p>
          </table:table-cell>
          <table:table-cell office:value-type="float" office:value="20.62128" calcext:value-type="float">
            <text:p>20.62128</text:p>
          </table:table-cell>
          <table:table-cell office:value-type="float" office:value="19.93344" calcext:value-type="float">
            <text:p>19.93344</text:p>
          </table:table-cell>
          <table:table-cell office:value-type="float" office:value="19.89008" calcext:value-type="float">
            <text:p>19.89008</text:p>
          </table:table-cell>
          <table:table-cell office:value-type="float" office:value="18.71472" calcext:value-type="float">
            <text:p>18.71472</text:p>
          </table:table-cell>
          <table:table-cell office:value-type="float" office:value="18.69199" calcext:value-type="float">
            <text:p>18.69199</text:p>
          </table:table-cell>
          <table:table-cell office:value-type="float" office:value="17.67285" calcext:value-type="float">
            <text:p>17.67285</text:p>
          </table:table-cell>
          <table:table-cell office:value-type="float" office:value="17.63055" calcext:value-type="float">
            <text:p>17.63055</text:p>
          </table:table-cell>
          <table:table-cell office:value-type="float" office:value="16.7438" calcext:value-type="float">
            <text:p>16.7438</text:p>
          </table:table-cell>
          <table:table-cell office:value-type="float" office:value="16.69095" calcext:value-type="float">
            <text:p>16.69095</text:p>
          </table:table-cell>
          <table:table-cell office:value-type="float" office:value="15.90463" calcext:value-type="float">
            <text:p>15.90463</text:p>
          </table:table-cell>
          <table:table-cell office:value-type="float" office:value="15.85178" calcext:value-type="float">
            <text:p>15.85178</text:p>
          </table:table-cell>
          <table:table-cell office:value-type="float" office:value="15.32867" calcext:value-type="float">
            <text:p>15.32867</text:p>
          </table:table-cell>
          <table:table-cell office:value-type="float" office:value="15.27979" calcext:value-type="float">
            <text:p>15.27979</text:p>
          </table:table-cell>
          <table:table-cell office:value-type="float" office:value="23.45496" calcext:value-type="float">
            <text:p>23.45496</text:p>
          </table:table-cell>
          <table:table-cell office:value-type="float" office:value="17.64597" calcext:value-type="float">
            <text:p>17.6459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082006" calcext:value-type="float">
            <text:p>8082006</text:p>
          </table:table-cell>
          <table:table-cell office:value-type="float" office:value="22.00965" calcext:value-type="float">
            <text:p>22.00965</text:p>
          </table:table-cell>
          <table:table-cell office:value-type="float" office:value="26.31732" calcext:value-type="float">
            <text:p>26.31732</text:p>
          </table:table-cell>
          <table:table-cell office:value-type="float" office:value="20.3674" calcext:value-type="float">
            <text:p>20.3674</text:p>
          </table:table-cell>
          <table:table-cell office:value-type="float" office:value="2.263241" calcext:value-type="float">
            <text:p>2.263241</text:p>
          </table:table-cell>
          <table:table-cell office:value-type="float" office:value="1.434637" calcext:value-type="float">
            <text:p>1.434637</text:p>
          </table:table-cell>
          <table:table-cell office:value-type="float" office:value="214.1201" calcext:value-type="float">
            <text:p>214.1201</text:p>
          </table:table-cell>
          <table:table-cell office:value-type="float" office:value="6.604" calcext:value-type="float">
            <text:p>6.604</text:p>
          </table:table-cell>
          <table:table-cell office:value-type="float" office:value="22.02917" calcext:value-type="float">
            <text:p>22.02917</text:p>
          </table:table-cell>
          <table:table-cell office:value-type="float" office:value="19.27121" calcext:value-type="float">
            <text:p>19.27121</text:p>
          </table:table-cell>
          <table:table-cell office:value-type="float" office:value="21.54877" calcext:value-type="float">
            <text:p>21.54877</text:p>
          </table:table-cell>
          <table:table-cell office:value-type="float" office:value="19.83313" calcext:value-type="float">
            <text:p>19.83313</text:p>
          </table:table-cell>
          <table:table-cell office:value-type="float" office:value="21.21442" calcext:value-type="float">
            <text:p>21.21442</text:p>
          </table:table-cell>
          <table:table-cell office:value-type="float" office:value="20.14594" calcext:value-type="float">
            <text:p>20.14594</text:p>
          </table:table-cell>
          <table:table-cell office:value-type="float" office:value="20.98178" calcext:value-type="float">
            <text:p>20.98178</text:p>
          </table:table-cell>
          <table:table-cell office:value-type="float" office:value="20.35092" calcext:value-type="float">
            <text:p>20.35092</text:p>
          </table:table-cell>
          <table:table-cell office:value-type="float" office:value="20.84579" calcext:value-type="float">
            <text:p>20.84579</text:p>
          </table:table-cell>
          <table:table-cell office:value-type="float" office:value="20.45917" calcext:value-type="float">
            <text:p>20.45917</text:p>
          </table:table-cell>
          <table:table-cell office:value-type="float" office:value="20.85855" calcext:value-type="float">
            <text:p>20.85855</text:p>
          </table:table-cell>
          <table:table-cell office:value-type="float" office:value="20.53915" calcext:value-type="float">
            <text:p>20.53915</text:p>
          </table:table-cell>
          <table:table-cell office:value-type="float" office:value="20.79602" calcext:value-type="float">
            <text:p>20.79602</text:p>
          </table:table-cell>
          <table:table-cell office:value-type="float" office:value="20.52283" calcext:value-type="float">
            <text:p>20.52283</text:p>
          </table:table-cell>
          <table:table-cell office:value-type="float" office:value="20.61835" calcext:value-type="float">
            <text:p>20.61835</text:p>
          </table:table-cell>
          <table:table-cell office:value-type="float" office:value="20.35257" calcext:value-type="float">
            <text:p>20.35257</text:p>
          </table:table-cell>
          <table:table-cell office:value-type="float" office:value="19.88907" calcext:value-type="float">
            <text:p>19.88907</text:p>
          </table:table-cell>
          <table:table-cell office:value-type="float" office:value="19.77127" calcext:value-type="float">
            <text:p>19.77127</text:p>
          </table:table-cell>
          <table:table-cell office:value-type="float" office:value="18.71887" calcext:value-type="float">
            <text:p>18.71887</text:p>
          </table:table-cell>
          <table:table-cell office:value-type="float" office:value="18.71487" calcext:value-type="float">
            <text:p>18.71487</text:p>
          </table:table-cell>
          <table:table-cell office:value-type="float" office:value="17.7095" calcext:value-type="float">
            <text:p>17.7095</text:p>
          </table:table-cell>
          <table:table-cell office:value-type="float" office:value="17.67325" calcext:value-type="float">
            <text:p>17.67325</text:p>
          </table:table-cell>
          <table:table-cell office:value-type="float" office:value="16.79431" calcext:value-type="float">
            <text:p>16.79431</text:p>
          </table:table-cell>
          <table:table-cell office:value-type="float" office:value="16.74429" calcext:value-type="float">
            <text:p>16.74429</text:p>
          </table:table-cell>
          <table:table-cell office:value-type="float" office:value="15.9566" calcext:value-type="float">
            <text:p>15.9566</text:p>
          </table:table-cell>
          <table:table-cell office:value-type="float" office:value="15.90518" calcext:value-type="float">
            <text:p>15.90518</text:p>
          </table:table-cell>
          <table:table-cell office:value-type="float" office:value="15.37762" calcext:value-type="float">
            <text:p>15.37762</text:p>
          </table:table-cell>
          <table:table-cell office:value-type="float" office:value="15.32919" calcext:value-type="float">
            <text:p>15.32919</text:p>
          </table:table-cell>
          <table:table-cell office:value-type="float" office:value="24.77817" calcext:value-type="float">
            <text:p>24.77817</text:p>
          </table:table-cell>
          <table:table-cell office:value-type="float" office:value="18.33798" calcext:value-type="float">
            <text:p>18.3379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082006" calcext:value-type="float">
            <text:p>9082006</text:p>
          </table:table-cell>
          <table:table-cell office:value-type="float" office:value="21.86466" calcext:value-type="float">
            <text:p>21.86466</text:p>
          </table:table-cell>
          <table:table-cell office:value-type="float" office:value="35.20621" calcext:value-type="float">
            <text:p>35.20621</text:p>
          </table:table-cell>
          <table:table-cell office:value-type="float" office:value="23.17575" calcext:value-type="float">
            <text:p>23.17575</text:p>
          </table:table-cell>
          <table:table-cell office:value-type="float" office:value="2.629967" calcext:value-type="float">
            <text:p>2.629967</text:p>
          </table:table-cell>
          <table:table-cell office:value-type="float" office:value="1.904058" calcext:value-type="float">
            <text:p>1.904058</text:p>
          </table:table-cell>
          <table:table-cell office:value-type="float" office:value="215.0006" calcext:value-type="float">
            <text:p>215.0006</text:p>
          </table:table-cell>
          <table:table-cell office:value-type="float" office:value="2.9845" calcext:value-type="float">
            <text:p>2.9845</text:p>
          </table:table-cell>
          <table:table-cell office:value-type="float" office:value="24.33014" calcext:value-type="float">
            <text:p>24.33014</text:p>
          </table:table-cell>
          <table:table-cell office:value-type="float" office:value="20.67761" calcext:value-type="float">
            <text:p>20.67761</text:p>
          </table:table-cell>
          <table:table-cell office:value-type="float" office:value="23.38458" calcext:value-type="float">
            <text:p>23.38458</text:p>
          </table:table-cell>
          <table:table-cell office:value-type="float" office:value="20.7515" calcext:value-type="float">
            <text:p>20.7515</text:p>
          </table:table-cell>
          <table:table-cell office:value-type="float" office:value="22.6524" calcext:value-type="float">
            <text:p>22.6524</text:p>
          </table:table-cell>
          <table:table-cell office:value-type="float" office:value="20.76288" calcext:value-type="float">
            <text:p>20.76288</text:p>
          </table:table-cell>
          <table:table-cell office:value-type="float" office:value="22.06729" calcext:value-type="float">
            <text:p>22.06729</text:p>
          </table:table-cell>
          <table:table-cell office:value-type="float" office:value="20.74268" calcext:value-type="float">
            <text:p>20.74268</text:p>
          </table:table-cell>
          <table:table-cell office:value-type="float" office:value="21.69733" calcext:value-type="float">
            <text:p>21.69733</text:p>
          </table:table-cell>
          <table:table-cell office:value-type="float" office:value="20.70709" calcext:value-type="float">
            <text:p>20.70709</text:p>
          </table:table-cell>
          <table:table-cell office:value-type="float" office:value="21.24683" calcext:value-type="float">
            <text:p>21.24683</text:p>
          </table:table-cell>
          <table:table-cell office:value-type="float" office:value="20.64453" calcext:value-type="float">
            <text:p>20.64453</text:p>
          </table:table-cell>
          <table:table-cell office:value-type="float" office:value="20.85736" calcext:value-type="float">
            <text:p>20.85736</text:p>
          </table:table-cell>
          <table:table-cell office:value-type="float" office:value="20.53467" calcext:value-type="float">
            <text:p>20.53467</text:p>
          </table:table-cell>
          <table:table-cell office:value-type="float" office:value="20.35135" calcext:value-type="float">
            <text:p>20.35135</text:p>
          </table:table-cell>
          <table:table-cell office:value-type="float" office:value="20.2879" calcext:value-type="float">
            <text:p>20.2879</text:p>
          </table:table-cell>
          <table:table-cell office:value-type="float" office:value="19.76996" calcext:value-type="float">
            <text:p>19.76996</text:p>
          </table:table-cell>
          <table:table-cell office:value-type="float" office:value="19.67169" calcext:value-type="float">
            <text:p>19.67169</text:p>
          </table:table-cell>
          <table:table-cell office:value-type="float" office:value="18.71658" calcext:value-type="float">
            <text:p>18.71658</text:p>
          </table:table-cell>
          <table:table-cell office:value-type="float" office:value="18.69986" calcext:value-type="float">
            <text:p>18.69986</text:p>
          </table:table-cell>
          <table:table-cell office:value-type="float" office:value="17.73608" calcext:value-type="float">
            <text:p>17.73608</text:p>
          </table:table-cell>
          <table:table-cell office:value-type="float" office:value="17.70984" calcext:value-type="float">
            <text:p>17.70984</text:p>
          </table:table-cell>
          <table:table-cell office:value-type="float" office:value="16.84085" calcext:value-type="float">
            <text:p>16.84085</text:p>
          </table:table-cell>
          <table:table-cell office:value-type="float" office:value="16.79486" calcext:value-type="float">
            <text:p>16.79486</text:p>
          </table:table-cell>
          <table:table-cell office:value-type="float" office:value="16.00714" calcext:value-type="float">
            <text:p>16.00714</text:p>
          </table:table-cell>
          <table:table-cell office:value-type="float" office:value="15.95712" calcext:value-type="float">
            <text:p>15.95712</text:p>
          </table:table-cell>
          <table:table-cell office:value-type="float" office:value="15.42639" calcext:value-type="float">
            <text:p>15.42639</text:p>
          </table:table-cell>
          <table:table-cell office:value-type="float" office:value="15.37811" calcext:value-type="float">
            <text:p>15.37811</text:p>
          </table:table-cell>
          <table:table-cell office:value-type="float" office:value="29.90054" calcext:value-type="float">
            <text:p>29.90054</text:p>
          </table:table-cell>
          <table:table-cell office:value-type="float" office:value="20.24646" calcext:value-type="float">
            <text:p>20.2464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82006" calcext:value-type="float">
            <text:p>10082006</text:p>
          </table:table-cell>
          <table:table-cell office:value-type="float" office:value="21.79926" calcext:value-type="float">
            <text:p>21.79926</text:p>
          </table:table-cell>
          <table:table-cell office:value-type="float" office:value="30.20621" calcext:value-type="float">
            <text:p>30.20621</text:p>
          </table:table-cell>
          <table:table-cell office:value-type="float" office:value="20.38686" calcext:value-type="float">
            <text:p>20.38686</text:p>
          </table:table-cell>
          <table:table-cell office:value-type="float" office:value="2.193925" calcext:value-type="float">
            <text:p>2.193925</text:p>
          </table:table-cell>
          <table:table-cell office:value-type="float" office:value="1.637744" calcext:value-type="float">
            <text:p>1.637744</text:p>
          </table:table-cell>
          <table:table-cell office:value-type="float" office:value="215.0558" calcext:value-type="float">
            <text:p>215.0558</text:p>
          </table:table-cell>
          <table:table-cell office:value-type="float" office:value="0.9525" calcext:value-type="float">
            <text:p>0.9525</text:p>
          </table:table-cell>
          <table:table-cell office:value-type="float" office:value="23.62256" calcext:value-type="float">
            <text:p>23.62256</text:p>
          </table:table-cell>
          <table:table-cell office:value-type="float" office:value="21.02151" calcext:value-type="float">
            <text:p>21.02151</text:p>
          </table:table-cell>
          <table:table-cell office:value-type="float" office:value="22.9415" calcext:value-type="float">
            <text:p>22.9415</text:p>
          </table:table-cell>
          <table:table-cell office:value-type="float" office:value="21.3324" calcext:value-type="float">
            <text:p>21.3324</text:p>
          </table:table-cell>
          <table:table-cell office:value-type="float" office:value="22.41644" calcext:value-type="float">
            <text:p>22.41644</text:p>
          </table:table-cell>
          <table:table-cell office:value-type="float" office:value="21.45468" calcext:value-type="float">
            <text:p>21.45468</text:p>
          </table:table-cell>
          <table:table-cell office:value-type="float" office:value="22.03955" calcext:value-type="float">
            <text:p>22.03955</text:p>
          </table:table-cell>
          <table:table-cell office:value-type="float" office:value="21.4173" calcext:value-type="float">
            <text:p>21.4173</text:p>
          </table:table-cell>
          <table:table-cell office:value-type="float" office:value="21.69794" calcext:value-type="float">
            <text:p>21.69794</text:p>
          </table:table-cell>
          <table:table-cell office:value-type="float" office:value="21.32339" calcext:value-type="float">
            <text:p>21.32339</text:p>
          </table:table-cell>
          <table:table-cell office:value-type="float" office:value="21.3468" calcext:value-type="float">
            <text:p>21.3468</text:p>
          </table:table-cell>
          <table:table-cell office:value-type="float" office:value="21.1615" calcext:value-type="float">
            <text:p>21.1615</text:p>
          </table:table-cell>
          <table:table-cell office:value-type="float" office:value="21.01947" calcext:value-type="float">
            <text:p>21.01947</text:p>
          </table:table-cell>
          <table:table-cell office:value-type="float" office:value="20.86459" calcext:value-type="float">
            <text:p>20.86459</text:p>
          </table:table-cell>
          <table:table-cell office:value-type="float" office:value="20.47659" calcext:value-type="float">
            <text:p>20.47659</text:p>
          </table:table-cell>
          <table:table-cell office:value-type="float" office:value="20.32932" calcext:value-type="float">
            <text:p>20.32932</text:p>
          </table:table-cell>
          <table:table-cell office:value-type="float" office:value="19.67111" calcext:value-type="float">
            <text:p>19.67111</text:p>
          </table:table-cell>
          <table:table-cell office:value-type="float" office:value="19.66031" calcext:value-type="float">
            <text:p>19.66031</text:p>
          </table:table-cell>
          <table:table-cell office:value-type="float" office:value="18.69968" calcext:value-type="float">
            <text:p>18.69968</text:p>
          </table:table-cell>
          <table:table-cell office:value-type="float" office:value="18.68478" calcext:value-type="float">
            <text:p>18.68478</text:p>
          </table:table-cell>
          <table:table-cell office:value-type="float" office:value="17.75516" calcext:value-type="float">
            <text:p>17.75516</text:p>
          </table:table-cell>
          <table:table-cell office:value-type="float" office:value="17.7363" calcext:value-type="float">
            <text:p>17.7363</text:p>
          </table:table-cell>
          <table:table-cell office:value-type="float" office:value="16.88278" calcext:value-type="float">
            <text:p>16.88278</text:p>
          </table:table-cell>
          <table:table-cell office:value-type="float" office:value="16.84134" calcext:value-type="float">
            <text:p>16.84134</text:p>
          </table:table-cell>
          <table:table-cell office:value-type="float" office:value="16.05606" calcext:value-type="float">
            <text:p>16.05606</text:p>
          </table:table-cell>
          <table:table-cell office:value-type="float" office:value="16.00763" calcext:value-type="float">
            <text:p>16.00763</text:p>
          </table:table-cell>
          <table:table-cell office:value-type="float" office:value="15.47372" calcext:value-type="float">
            <text:p>15.47372</text:p>
          </table:table-cell>
          <table:table-cell office:value-type="float" office:value="15.42691" calcext:value-type="float">
            <text:p>15.42691</text:p>
          </table:table-cell>
          <table:table-cell office:value-type="float" office:value="27.15115" calcext:value-type="float">
            <text:p>27.15115</text:p>
          </table:table-cell>
          <table:table-cell office:value-type="float" office:value="18.75775" calcext:value-type="float">
            <text:p>18.7577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082006" calcext:value-type="float">
            <text:p>11082006</text:p>
          </table:table-cell>
          <table:table-cell office:value-type="float" office:value="21.71007" calcext:value-type="float">
            <text:p>21.71007</text:p>
          </table:table-cell>
          <table:table-cell office:value-type="float" office:value="30.20621" calcext:value-type="float">
            <text:p>30.20621</text:p>
          </table:table-cell>
          <table:table-cell office:value-type="float" office:value="19.83408" calcext:value-type="float">
            <text:p>19.83408</text:p>
          </table:table-cell>
          <table:table-cell office:value-type="float" office:value="2.185302" calcext:value-type="float">
            <text:p>2.185302</text:p>
          </table:table-cell>
          <table:table-cell office:value-type="float" office:value="1.623405" calcext:value-type="float">
            <text:p>1.623405</text:p>
          </table:table-cell>
          <table:table-cell office:value-type="float" office:value="212.1785" calcext:value-type="float">
            <text:p>212.1785</text:p>
          </table:table-cell>
          <table:table-cell office:value-type="float" office:value="0" calcext:value-type="float">
            <text:p>0</text:p>
          </table:table-cell>
          <table:table-cell office:value-type="float" office:value="23.52454" calcext:value-type="float">
            <text:p>23.52454</text:p>
          </table:table-cell>
          <table:table-cell office:value-type="float" office:value="20.59399" calcext:value-type="float">
            <text:p>20.59399</text:p>
          </table:table-cell>
          <table:table-cell office:value-type="float" office:value="22.82089" calcext:value-type="float">
            <text:p>22.82089</text:p>
          </table:table-cell>
          <table:table-cell office:value-type="float" office:value="20.95114" calcext:value-type="float">
            <text:p>20.95114</text:p>
          </table:table-cell>
          <table:table-cell office:value-type="float" office:value="22.30023" calcext:value-type="float">
            <text:p>22.30023</text:p>
          </table:table-cell>
          <table:table-cell office:value-type="float" office:value="21.15686" calcext:value-type="float">
            <text:p>21.15686</text:p>
          </table:table-cell>
          <table:table-cell office:value-type="float" office:value="21.87842" calcext:value-type="float">
            <text:p>21.87842</text:p>
          </table:table-cell>
          <table:table-cell office:value-type="float" office:value="21.21402" calcext:value-type="float">
            <text:p>21.21402</text:p>
          </table:table-cell>
          <table:table-cell office:value-type="float" office:value="21.62445" calcext:value-type="float">
            <text:p>21.62445</text:p>
          </table:table-cell>
          <table:table-cell office:value-type="float" office:value="21.18668" calcext:value-type="float">
            <text:p>21.18668</text:p>
          </table:table-cell>
          <table:table-cell office:value-type="float" office:value="21.34689" calcext:value-type="float">
            <text:p>21.34689</text:p>
          </table:table-cell>
          <table:table-cell office:value-type="float" office:value="21.0928" calcext:value-type="float">
            <text:p>21.0928</text:p>
          </table:table-cell>
          <table:table-cell office:value-type="float" office:value="21.03152" calcext:value-type="float">
            <text:p>21.03152</text:p>
          </table:table-cell>
          <table:table-cell office:value-type="float" office:value="20.89496" calcext:value-type="float">
            <text:p>20.89496</text:p>
          </table:table-cell>
          <table:table-cell office:value-type="float" office:value="20.5094" calcext:value-type="float">
            <text:p>20.5094</text:p>
          </table:table-cell>
          <table:table-cell office:value-type="float" office:value="20.47794" calcext:value-type="float">
            <text:p>20.47794</text:p>
          </table:table-cell>
          <table:table-cell office:value-type="float" office:value="19.68207" calcext:value-type="float">
            <text:p>19.68207</text:p>
          </table:table-cell>
          <table:table-cell office:value-type="float" office:value="19.66428" calcext:value-type="float">
            <text:p>19.66428</text:p>
          </table:table-cell>
          <table:table-cell office:value-type="float" office:value="18.68472" calcext:value-type="float">
            <text:p>18.68472</text:p>
          </table:table-cell>
          <table:table-cell office:value-type="float" office:value="18.6824" calcext:value-type="float">
            <text:p>18.6824</text:p>
          </table:table-cell>
          <table:table-cell office:value-type="float" office:value="17.77182" calcext:value-type="float">
            <text:p>17.77182</text:p>
          </table:table-cell>
          <table:table-cell office:value-type="float" office:value="17.75534" calcext:value-type="float">
            <text:p>17.75534</text:p>
          </table:table-cell>
          <table:table-cell office:value-type="float" office:value="16.91696" calcext:value-type="float">
            <text:p>16.91696</text:p>
          </table:table-cell>
          <table:table-cell office:value-type="float" office:value="16.88318" calcext:value-type="float">
            <text:p>16.88318</text:p>
          </table:table-cell>
          <table:table-cell office:value-type="float" office:value="16.0965" calcext:value-type="float">
            <text:p>16.0965</text:p>
          </table:table-cell>
          <table:table-cell office:value-type="float" office:value="16.05655" calcext:value-type="float">
            <text:p>16.05655</text:p>
          </table:table-cell>
          <table:table-cell office:value-type="float" office:value="15.52002" calcext:value-type="float">
            <text:p>15.52002</text:p>
          </table:table-cell>
          <table:table-cell office:value-type="float" office:value="15.47418" calcext:value-type="float">
            <text:p>15.47418</text:p>
          </table:table-cell>
          <table:table-cell office:value-type="float" office:value="27.1651" calcext:value-type="float">
            <text:p>27.1651</text:p>
          </table:table-cell>
          <table:table-cell office:value-type="float" office:value="18.26257" calcext:value-type="float">
            <text:p>18.2625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082006" calcext:value-type="float">
            <text:p>12082006</text:p>
          </table:table-cell>
          <table:table-cell office:value-type="float" office:value="21.58486" calcext:value-type="float">
            <text:p>21.58486</text:p>
          </table:table-cell>
          <table:table-cell office:value-type="float" office:value="29.65066" calcext:value-type="float">
            <text:p>29.65066</text:p>
          </table:table-cell>
          <table:table-cell office:value-type="float" office:value="20.71981" calcext:value-type="float">
            <text:p>20.71981</text:p>
          </table:table-cell>
          <table:table-cell office:value-type="float" office:value="2.208639" calcext:value-type="float">
            <text:p>2.208639</text:p>
          </table:table-cell>
          <table:table-cell office:value-type="float" office:value="1.597517" calcext:value-type="float">
            <text:p>1.597517</text:p>
          </table:table-cell>
          <table:table-cell office:value-type="float" office:value="209.8848" calcext:value-type="float">
            <text:p>209.8848</text:p>
          </table:table-cell>
          <table:table-cell office:value-type="float" office:value="3.429" calcext:value-type="float">
            <text:p>3.429</text:p>
          </table:table-cell>
          <table:table-cell office:value-type="float" office:value="23.56131" calcext:value-type="float">
            <text:p>23.56131</text:p>
          </table:table-cell>
          <table:table-cell office:value-type="float" office:value="20.80688" calcext:value-type="float">
            <text:p>20.80688</text:p>
          </table:table-cell>
          <table:table-cell office:value-type="float" office:value="22.84558" calcext:value-type="float">
            <text:p>22.84558</text:p>
          </table:table-cell>
          <table:table-cell office:value-type="float" office:value="21.0712" calcext:value-type="float">
            <text:p>21.0712</text:p>
          </table:table-cell>
          <table:table-cell office:value-type="float" office:value="22.31924" calcext:value-type="float">
            <text:p>22.31924</text:p>
          </table:table-cell>
          <table:table-cell office:value-type="float" office:value="21.21747" calcext:value-type="float">
            <text:p>21.21747</text:p>
          </table:table-cell>
          <table:table-cell office:value-type="float" office:value="21.89249" calcext:value-type="float">
            <text:p>21.89249</text:p>
          </table:table-cell>
          <table:table-cell office:value-type="float" office:value="21.23898" calcext:value-type="float">
            <text:p>21.23898</text:p>
          </table:table-cell>
          <table:table-cell office:value-type="float" office:value="21.61191" calcext:value-type="float">
            <text:p>21.61191</text:p>
          </table:table-cell>
          <table:table-cell office:value-type="float" office:value="21.19528" calcext:value-type="float">
            <text:p>21.19528</text:p>
          </table:table-cell>
          <table:table-cell office:value-type="float" office:value="21.30386" calcext:value-type="float">
            <text:p>21.30386</text:p>
          </table:table-cell>
          <table:table-cell office:value-type="float" office:value="21.09042" calcext:value-type="float">
            <text:p>21.09042</text:p>
          </table:table-cell>
          <table:table-cell office:value-type="float" office:value="21.00479" calcext:value-type="float">
            <text:p>21.00479</text:p>
          </table:table-cell>
          <table:table-cell office:value-type="float" office:value="20.89221" calcext:value-type="float">
            <text:p>20.89221</text:p>
          </table:table-cell>
          <table:table-cell office:value-type="float" office:value="20.51483" calcext:value-type="float">
            <text:p>20.51483</text:p>
          </table:table-cell>
          <table:table-cell office:value-type="float" office:value="20.49512" calcext:value-type="float">
            <text:p>20.49512</text:p>
          </table:table-cell>
          <table:table-cell office:value-type="float" office:value="19.6925" calcext:value-type="float">
            <text:p>19.6925</text:p>
          </table:table-cell>
          <table:table-cell office:value-type="float" office:value="19.68219" calcext:value-type="float">
            <text:p>19.68219</text:p>
          </table:table-cell>
          <table:table-cell office:value-type="float" office:value="18.68958" calcext:value-type="float">
            <text:p>18.68958</text:p>
          </table:table-cell>
          <table:table-cell office:value-type="float" office:value="18.68335" calcext:value-type="float">
            <text:p>18.68335</text:p>
          </table:table-cell>
          <table:table-cell office:value-type="float" office:value="17.78891" calcext:value-type="float">
            <text:p>17.78891</text:p>
          </table:table-cell>
          <table:table-cell office:value-type="float" office:value="17.772" calcext:value-type="float">
            <text:p>17.772</text:p>
          </table:table-cell>
          <table:table-cell office:value-type="float" office:value="16.9494" calcext:value-type="float">
            <text:p>16.9494</text:p>
          </table:table-cell>
          <table:table-cell office:value-type="float" office:value="16.9173" calcext:value-type="float">
            <text:p>16.9173</text:p>
          </table:table-cell>
          <table:table-cell office:value-type="float" office:value="16.14346" calcext:value-type="float">
            <text:p>16.14346</text:p>
          </table:table-cell>
          <table:table-cell office:value-type="float" office:value="16.09702" calcext:value-type="float">
            <text:p>16.09702</text:p>
          </table:table-cell>
          <table:table-cell office:value-type="float" office:value="15.56659" calcext:value-type="float">
            <text:p>15.56659</text:p>
          </table:table-cell>
          <table:table-cell office:value-type="float" office:value="15.52051" calcext:value-type="float">
            <text:p>15.52051</text:p>
          </table:table-cell>
          <table:table-cell office:value-type="float" office:value="27.01639" calcext:value-type="float">
            <text:p>27.01639</text:p>
          </table:table-cell>
          <table:table-cell office:value-type="float" office:value="19.06891" calcext:value-type="float">
            <text:p>19.0689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082006" calcext:value-type="float">
            <text:p>13082006</text:p>
          </table:table-cell>
          <table:table-cell office:value-type="float" office:value="21.42598" calcext:value-type="float">
            <text:p>21.42598</text:p>
          </table:table-cell>
          <table:table-cell office:value-type="float" office:value="27.42843" calcext:value-type="float">
            <text:p>27.42843</text:p>
          </table:table-cell>
          <table:table-cell office:value-type="float" office:value="17.60908" calcext:value-type="float">
            <text:p>17.60908</text:p>
          </table:table-cell>
          <table:table-cell office:value-type="float" office:value="1.955718" calcext:value-type="float">
            <text:p>1.955718</text:p>
          </table:table-cell>
          <table:table-cell office:value-type="float" office:value="1.412513" calcext:value-type="float">
            <text:p>1.412513</text:p>
          </table:table-cell>
          <table:table-cell office:value-type="float" office:value="209.6722" calcext:value-type="float">
            <text:p>209.6722</text:p>
          </table:table-cell>
          <table:table-cell office:value-type="float" office:value="10.287" calcext:value-type="float">
            <text:p>10.287</text:p>
          </table:table-cell>
          <table:table-cell office:value-type="float" office:value="22.26776" calcext:value-type="float">
            <text:p>22.26776</text:p>
          </table:table-cell>
          <table:table-cell office:value-type="float" office:value="18.22012" calcext:value-type="float">
            <text:p>18.22012</text:p>
          </table:table-cell>
          <table:table-cell office:value-type="float" office:value="21.71835" calcext:value-type="float">
            <text:p>21.71835</text:p>
          </table:table-cell>
          <table:table-cell office:value-type="float" office:value="19.23499" calcext:value-type="float">
            <text:p>19.23499</text:p>
          </table:table-cell>
          <table:table-cell office:value-type="float" office:value="21.79282" calcext:value-type="float">
            <text:p>21.79282</text:p>
          </table:table-cell>
          <table:table-cell office:value-type="float" office:value="19.90073" calcext:value-type="float">
            <text:p>19.90073</text:p>
          </table:table-cell>
          <table:table-cell office:value-type="float" office:value="21.72421" calcext:value-type="float">
            <text:p>21.72421</text:p>
          </table:table-cell>
          <table:table-cell office:value-type="float" office:value="20.32056" calcext:value-type="float">
            <text:p>20.32056</text:p>
          </table:table-cell>
          <table:table-cell office:value-type="float" office:value="21.55655" calcext:value-type="float">
            <text:p>21.55655</text:p>
          </table:table-cell>
          <table:table-cell office:value-type="float" office:value="20.52267" calcext:value-type="float">
            <text:p>20.52267</text:p>
          </table:table-cell>
          <table:table-cell office:value-type="float" office:value="21.30386" calcext:value-type="float">
            <text:p>21.30386</text:p>
          </table:table-cell>
          <table:table-cell office:value-type="float" office:value="20.63513" calcext:value-type="float">
            <text:p>20.63513</text:p>
          </table:table-cell>
          <table:table-cell office:value-type="float" office:value="21.01126" calcext:value-type="float">
            <text:p>21.01126</text:p>
          </table:table-cell>
          <table:table-cell office:value-type="float" office:value="20.58121" calcext:value-type="float">
            <text:p>20.58121</text:p>
          </table:table-cell>
          <table:table-cell office:value-type="float" office:value="20.51688" calcext:value-type="float">
            <text:p>20.51688</text:p>
          </table:table-cell>
          <table:table-cell office:value-type="float" office:value="20.35205" calcext:value-type="float">
            <text:p>20.35205</text:p>
          </table:table-cell>
          <table:table-cell office:value-type="float" office:value="19.69684" calcext:value-type="float">
            <text:p>19.69684</text:p>
          </table:table-cell>
          <table:table-cell office:value-type="float" office:value="19.67862" calcext:value-type="float">
            <text:p>19.67862</text:p>
          </table:table-cell>
          <table:table-cell office:value-type="float" office:value="18.69781" calcext:value-type="float">
            <text:p>18.69781</text:p>
          </table:table-cell>
          <table:table-cell office:value-type="float" office:value="18.68967" calcext:value-type="float">
            <text:p>18.68967</text:p>
          </table:table-cell>
          <table:table-cell office:value-type="float" office:value="17.80838" calcext:value-type="float">
            <text:p>17.80838</text:p>
          </table:table-cell>
          <table:table-cell office:value-type="float" office:value="17.78909" calcext:value-type="float">
            <text:p>17.78909</text:p>
          </table:table-cell>
          <table:table-cell office:value-type="float" office:value="16.9823" calcext:value-type="float">
            <text:p>16.9823</text:p>
          </table:table-cell>
          <table:table-cell office:value-type="float" office:value="16.94974" calcext:value-type="float">
            <text:p>16.94974</text:p>
          </table:table-cell>
          <table:table-cell office:value-type="float" office:value="16.18652" calcext:value-type="float">
            <text:p>16.18652</text:p>
          </table:table-cell>
          <table:table-cell office:value-type="float" office:value="16.14395" calcext:value-type="float">
            <text:p>16.14395</text:p>
          </table:table-cell>
          <table:table-cell office:value-type="float" office:value="15.61136" calcext:value-type="float">
            <text:p>15.61136</text:p>
          </table:table-cell>
          <table:table-cell office:value-type="float" office:value="15.56711" calcext:value-type="float">
            <text:p>15.56711</text:p>
          </table:table-cell>
          <table:table-cell office:value-type="float" office:value="25.53937" calcext:value-type="float">
            <text:p>25.53937</text:p>
          </table:table-cell>
          <table:table-cell office:value-type="float" office:value="16.34662" calcext:value-type="float">
            <text:p>16.3466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082006" calcext:value-type="float">
            <text:p>14082006</text:p>
          </table:table-cell>
          <table:table-cell office:value-type="float" office:value="21.09475" calcext:value-type="float">
            <text:p>21.09475</text:p>
          </table:table-cell>
          <table:table-cell office:value-type="float" office:value="26.87288" calcext:value-type="float">
            <text:p>26.87288</text:p>
          </table:table-cell>
          <table:table-cell office:value-type="float" office:value="14.28965" calcext:value-type="float">
            <text:p>14.28965</text:p>
          </table:table-cell>
          <table:table-cell office:value-type="float" office:value="1.837185" calcext:value-type="float">
            <text:p>1.837185</text:p>
          </table:table-cell>
          <table:table-cell office:value-type="float" office:value="1.372415" calcext:value-type="float">
            <text:p>1.372415</text:p>
          </table:table-cell>
          <table:table-cell office:value-type="float" office:value="207.1156" calcext:value-type="float">
            <text:p>207.1156</text:p>
          </table:table-cell>
          <table:table-cell office:value-type="float" office:value="0" calcext:value-type="float">
            <text:p>0</text:p>
          </table:table-cell>
          <table:table-cell office:value-type="float" office:value="21.91327" calcext:value-type="float">
            <text:p>21.91327</text:p>
          </table:table-cell>
          <table:table-cell office:value-type="float" office:value="18.32401" calcext:value-type="float">
            <text:p>18.32401</text:p>
          </table:table-cell>
          <table:table-cell office:value-type="float" office:value="21.345" calcext:value-type="float">
            <text:p>21.345</text:p>
          </table:table-cell>
          <table:table-cell office:value-type="float" office:value="19.09729" calcext:value-type="float">
            <text:p>19.09729</text:p>
          </table:table-cell>
          <table:table-cell office:value-type="float" office:value="20.97751" calcext:value-type="float">
            <text:p>20.97751</text:p>
          </table:table-cell>
          <table:table-cell office:value-type="float" office:value="19.64294" calcext:value-type="float">
            <text:p>19.64294</text:p>
          </table:table-cell>
          <table:table-cell office:value-type="float" office:value="20.92349" calcext:value-type="float">
            <text:p>20.92349</text:p>
          </table:table-cell>
          <table:table-cell office:value-type="float" office:value="20.00137" calcext:value-type="float">
            <text:p>20.00137</text:p>
          </table:table-cell>
          <table:table-cell office:value-type="float" office:value="20.87424" calcext:value-type="float">
            <text:p>20.87424</text:p>
          </table:table-cell>
          <table:table-cell office:value-type="float" office:value="20.17847" calcext:value-type="float">
            <text:p>20.17847</text:p>
          </table:table-cell>
          <table:table-cell office:value-type="float" office:value="20.76672" calcext:value-type="float">
            <text:p>20.76672</text:p>
          </table:table-cell>
          <table:table-cell office:value-type="float" office:value="20.3024" calcext:value-type="float">
            <text:p>20.3024</text:p>
          </table:table-cell>
          <table:table-cell office:value-type="float" office:value="20.61618" calcext:value-type="float">
            <text:p>20.61618</text:p>
          </table:table-cell>
          <table:table-cell office:value-type="float" office:value="20.29306" calcext:value-type="float">
            <text:p>20.29306</text:p>
          </table:table-cell>
          <table:table-cell office:value-type="float" office:value="20.35071" calcext:value-type="float">
            <text:p>20.35071</text:p>
          </table:table-cell>
          <table:table-cell office:value-type="float" office:value="20.14417" calcext:value-type="float">
            <text:p>20.14417</text:p>
          </table:table-cell>
          <table:table-cell office:value-type="float" office:value="19.6781" calcext:value-type="float">
            <text:p>19.6781</text:p>
          </table:table-cell>
          <table:table-cell office:value-type="float" office:value="19.60785" calcext:value-type="float">
            <text:p>19.60785</text:p>
          </table:table-cell>
          <table:table-cell office:value-type="float" office:value="18.69891" calcext:value-type="float">
            <text:p>18.69891</text:p>
          </table:table-cell>
          <table:table-cell office:value-type="float" office:value="18.69641" calcext:value-type="float">
            <text:p>18.69641</text:p>
          </table:table-cell>
          <table:table-cell office:value-type="float" office:value="17.82712" calcext:value-type="float">
            <text:p>17.82712</text:p>
          </table:table-cell>
          <table:table-cell office:value-type="float" office:value="17.80859" calcext:value-type="float">
            <text:p>17.80859</text:p>
          </table:table-cell>
          <table:table-cell office:value-type="float" office:value="17.0145" calcext:value-type="float">
            <text:p>17.0145</text:p>
          </table:table-cell>
          <table:table-cell office:value-type="float" office:value="16.98267" calcext:value-type="float">
            <text:p>16.98267</text:p>
          </table:table-cell>
          <table:table-cell office:value-type="float" office:value="16.22696" calcext:value-type="float">
            <text:p>16.22696</text:p>
          </table:table-cell>
          <table:table-cell office:value-type="float" office:value="16.18698" calcext:value-type="float">
            <text:p>16.18698</text:p>
          </table:table-cell>
          <table:table-cell office:value-type="float" office:value="15.65366" calcext:value-type="float">
            <text:p>15.65366</text:p>
          </table:table-cell>
          <table:table-cell office:value-type="float" office:value="15.61179" calcext:value-type="float">
            <text:p>15.61179</text:p>
          </table:table-cell>
          <table:table-cell office:value-type="float" office:value="25.16306" calcext:value-type="float">
            <text:p>25.16306</text:p>
          </table:table-cell>
          <table:table-cell office:value-type="float" office:value="13.76318" calcext:value-type="float">
            <text:p>13.7631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082006" calcext:value-type="float">
            <text:p>15082006</text:p>
          </table:table-cell>
          <table:table-cell office:value-type="float" office:value="20.90357" calcext:value-type="float">
            <text:p>20.90357</text:p>
          </table:table-cell>
          <table:table-cell office:value-type="float" office:value="27.98399" calcext:value-type="float">
            <text:p>27.98399</text:p>
          </table:table-cell>
          <table:table-cell office:value-type="float" office:value="13.74243" calcext:value-type="float">
            <text:p>13.74243</text:p>
          </table:table-cell>
          <table:table-cell office:value-type="float" office:value="1.889315" calcext:value-type="float">
            <text:p>1.889315</text:p>
          </table:table-cell>
          <table:table-cell office:value-type="float" office:value="1.332511" calcext:value-type="float">
            <text:p>1.332511</text:p>
          </table:table-cell>
          <table:table-cell office:value-type="float" office:value="204.4587" calcext:value-type="float">
            <text:p>204.4587</text:p>
          </table:table-cell>
          <table:table-cell office:value-type="float" office:value="5.9055" calcext:value-type="float">
            <text:p>5.9055</text:p>
          </table:table-cell>
          <table:table-cell office:value-type="float" office:value="21.97653" calcext:value-type="float">
            <text:p>21.97653</text:p>
          </table:table-cell>
          <table:table-cell office:value-type="float" office:value="17.79425" calcext:value-type="float">
            <text:p>17.79425</text:p>
          </table:table-cell>
          <table:table-cell office:value-type="float" office:value="21.27753" calcext:value-type="float">
            <text:p>21.27753</text:p>
          </table:table-cell>
          <table:table-cell office:value-type="float" office:value="18.60526" calcext:value-type="float">
            <text:p>18.60526</text:p>
          </table:table-cell>
          <table:table-cell office:value-type="float" office:value="20.84293" calcext:value-type="float">
            <text:p>20.84293</text:p>
          </table:table-cell>
          <table:table-cell office:value-type="float" office:value="19.19058" calcext:value-type="float">
            <text:p>19.19058</text:p>
          </table:table-cell>
          <table:table-cell office:value-type="float" office:value="20.54837" calcext:value-type="float">
            <text:p>20.54837</text:p>
          </table:table-cell>
          <table:table-cell office:value-type="float" office:value="19.59586" calcext:value-type="float">
            <text:p>19.59586</text:p>
          </table:table-cell>
          <table:table-cell office:value-type="float" office:value="20.50903" calcext:value-type="float">
            <text:p>20.50903</text:p>
          </table:table-cell>
          <table:table-cell office:value-type="float" office:value="19.80853" calcext:value-type="float">
            <text:p>19.80853</text:p>
          </table:table-cell>
          <table:table-cell office:value-type="float" office:value="20.44708" calcext:value-type="float">
            <text:p>20.44708</text:p>
          </table:table-cell>
          <table:table-cell office:value-type="float" office:value="19.97601" calcext:value-type="float">
            <text:p>19.97601</text:p>
          </table:table-cell>
          <table:table-cell office:value-type="float" office:value="20.33673" calcext:value-type="float">
            <text:p>20.33673</text:p>
          </table:table-cell>
          <table:table-cell office:value-type="float" office:value="20.01208" calcext:value-type="float">
            <text:p>20.01208</text:p>
          </table:table-cell>
          <table:table-cell office:value-type="float" office:value="20.14285" calcext:value-type="float">
            <text:p>20.14285</text:p>
          </table:table-cell>
          <table:table-cell office:value-type="float" office:value="19.93582" calcext:value-type="float">
            <text:p>19.93582</text:p>
          </table:table-cell>
          <table:table-cell office:value-type="float" office:value="19.6069" calcext:value-type="float">
            <text:p>19.6069</text:p>
          </table:table-cell>
          <table:table-cell office:value-type="float" office:value="19.5069" calcext:value-type="float">
            <text:p>19.5069</text:p>
          </table:table-cell>
          <table:table-cell office:value-type="float" office:value="18.69629" calcext:value-type="float">
            <text:p>18.69629</text:p>
          </table:table-cell>
          <table:table-cell office:value-type="float" office:value="18.68018" calcext:value-type="float">
            <text:p>18.68018</text:p>
          </table:table-cell>
          <table:table-cell office:value-type="float" office:value="17.84094" calcext:value-type="float">
            <text:p>17.84094</text:p>
          </table:table-cell>
          <table:table-cell office:value-type="float" office:value="17.82733" calcext:value-type="float">
            <text:p>17.82733</text:p>
          </table:table-cell>
          <table:table-cell office:value-type="float" office:value="17.04501" calcext:value-type="float">
            <text:p>17.04501</text:p>
          </table:table-cell>
          <table:table-cell office:value-type="float" office:value="17.01483" calcext:value-type="float">
            <text:p>17.01483</text:p>
          </table:table-cell>
          <table:table-cell office:value-type="float" office:value="16.26569" calcext:value-type="float">
            <text:p>16.26569</text:p>
          </table:table-cell>
          <table:table-cell office:value-type="float" office:value="16.22736" calcext:value-type="float">
            <text:p>16.22736</text:p>
          </table:table-cell>
          <table:table-cell office:value-type="float" office:value="15.69382" calcext:value-type="float">
            <text:p>15.69382</text:p>
          </table:table-cell>
          <table:table-cell office:value-type="float" office:value="15.65408" calcext:value-type="float">
            <text:p>15.65408</text:p>
          </table:table-cell>
          <table:table-cell office:value-type="float" office:value="25.79303" calcext:value-type="float">
            <text:p>25.79303</text:p>
          </table:table-cell>
          <table:table-cell office:value-type="float" office:value="13.19382" calcext:value-type="float">
            <text:p>13.1938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6082006" calcext:value-type="float">
            <text:p>16082006</text:p>
          </table:table-cell>
          <table:table-cell office:value-type="float" office:value="20.72616" calcext:value-type="float">
            <text:p>20.72616</text:p>
          </table:table-cell>
          <table:table-cell office:value-type="float" office:value="28.53955" calcext:value-type="float">
            <text:p>28.53955</text:p>
          </table:table-cell>
          <table:table-cell office:value-type="float" office:value="17.06186" calcext:value-type="float">
            <text:p>17.06186</text:p>
          </table:table-cell>
          <table:table-cell office:value-type="float" office:value="2.065136" calcext:value-type="float">
            <text:p>2.065136</text:p>
          </table:table-cell>
          <table:table-cell office:value-type="float" office:value="1.564678" calcext:value-type="float">
            <text:p>1.564678</text:p>
          </table:table-cell>
          <table:table-cell office:value-type="float" office:value="199.8268" calcext:value-type="float">
            <text:p>199.8268</text:p>
          </table:table-cell>
          <table:table-cell office:value-type="float" office:value="18.7325" calcext:value-type="float">
            <text:p>18.7325</text:p>
          </table:table-cell>
          <table:table-cell office:value-type="float" office:value="21.88611" calcext:value-type="float">
            <text:p>21.88611</text:p>
          </table:table-cell>
          <table:table-cell office:value-type="float" office:value="17.25137" calcext:value-type="float">
            <text:p>17.25137</text:p>
          </table:table-cell>
          <table:table-cell office:value-type="float" office:value="21.17328" calcext:value-type="float">
            <text:p>21.17328</text:p>
          </table:table-cell>
          <table:table-cell office:value-type="float" office:value="18.17999" calcext:value-type="float">
            <text:p>18.17999</text:p>
          </table:table-cell>
          <table:table-cell office:value-type="float" office:value="20.70059" calcext:value-type="float">
            <text:p>20.70059</text:p>
          </table:table-cell>
          <table:table-cell office:value-type="float" office:value="18.74677" calcext:value-type="float">
            <text:p>18.74677</text:p>
          </table:table-cell>
          <table:table-cell office:value-type="float" office:value="20.37845" calcext:value-type="float">
            <text:p>20.37845</text:p>
          </table:table-cell>
          <table:table-cell office:value-type="float" office:value="19.18262" calcext:value-type="float">
            <text:p>19.18262</text:p>
          </table:table-cell>
          <table:table-cell office:value-type="float" office:value="20.32092" calcext:value-type="float">
            <text:p>20.32092</text:p>
          </table:table-cell>
          <table:table-cell office:value-type="float" office:value="19.44153" calcext:value-type="float">
            <text:p>19.44153</text:p>
          </table:table-cell>
          <table:table-cell office:value-type="float" office:value="20.22357" calcext:value-type="float">
            <text:p>20.22357</text:p>
          </table:table-cell>
          <table:table-cell office:value-type="float" office:value="19.66446" calcext:value-type="float">
            <text:p>19.66446</text:p>
          </table:table-cell>
          <table:table-cell office:value-type="float" office:value="20.11414" calcext:value-type="float">
            <text:p>20.11414</text:p>
          </table:table-cell>
          <table:table-cell office:value-type="float" office:value="19.74536" calcext:value-type="float">
            <text:p>19.74536</text:p>
          </table:table-cell>
          <table:table-cell office:value-type="float" office:value="19.93497" calcext:value-type="float">
            <text:p>19.93497</text:p>
          </table:table-cell>
          <table:table-cell office:value-type="float" office:value="19.73465" calcext:value-type="float">
            <text:p>19.73465</text:p>
          </table:table-cell>
          <table:table-cell office:value-type="float" office:value="19.50571" calcext:value-type="float">
            <text:p>19.50571</text:p>
          </table:table-cell>
          <table:table-cell office:value-type="float" office:value="19.39255" calcext:value-type="float">
            <text:p>19.39255</text:p>
          </table:table-cell>
          <table:table-cell office:value-type="float" office:value="18.67993" calcext:value-type="float">
            <text:p>18.67993</text:p>
          </table:table-cell>
          <table:table-cell office:value-type="float" office:value="18.6496" calcext:value-type="float">
            <text:p>18.6496</text:p>
          </table:table-cell>
          <table:table-cell office:value-type="float" office:value="17.84851" calcext:value-type="float">
            <text:p>17.84851</text:p>
          </table:table-cell>
          <table:table-cell office:value-type="float" office:value="17.84109" calcext:value-type="float">
            <text:p>17.84109</text:p>
          </table:table-cell>
          <table:table-cell office:value-type="float" office:value="17.07248" calcext:value-type="float">
            <text:p>17.07248</text:p>
          </table:table-cell>
          <table:table-cell office:value-type="float" office:value="17.04532" calcext:value-type="float">
            <text:p>17.04532</text:p>
          </table:table-cell>
          <table:table-cell office:value-type="float" office:value="16.30286" calcext:value-type="float">
            <text:p>16.30286</text:p>
          </table:table-cell>
          <table:table-cell office:value-type="float" office:value="16.26608" calcext:value-type="float">
            <text:p>16.26608</text:p>
          </table:table-cell>
          <table:table-cell office:value-type="float" office:value="15.73306" calcext:value-type="float">
            <text:p>15.73306</text:p>
          </table:table-cell>
          <table:table-cell office:value-type="float" office:value="15.69427" calcext:value-type="float">
            <text:p>15.69427</text:p>
          </table:table-cell>
          <table:table-cell office:value-type="float" office:value="26.22388" calcext:value-type="float">
            <text:p>26.22388</text:p>
          </table:table-cell>
          <table:table-cell office:value-type="float" office:value="16.11987" calcext:value-type="float">
            <text:p>16.1198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7082006" calcext:value-type="float">
            <text:p>17082006</text:p>
          </table:table-cell>
          <table:table-cell office:value-type="float" office:value="20.64036" calcext:value-type="float">
            <text:p>20.64036</text:p>
          </table:table-cell>
          <table:table-cell office:value-type="float" office:value="30.20621" calcext:value-type="float">
            <text:p>30.20621</text:p>
          </table:table-cell>
          <table:table-cell office:value-type="float" office:value="21.49241" calcext:value-type="float">
            <text:p>21.49241</text:p>
          </table:table-cell>
          <table:table-cell office:value-type="float" office:value="2.286852" calcext:value-type="float">
            <text:p>2.286852</text:p>
          </table:table-cell>
          <table:table-cell office:value-type="float" office:value="1.649624" calcext:value-type="float">
            <text:p>1.649624</text:p>
          </table:table-cell>
          <table:table-cell office:value-type="float" office:value="198.1073" calcext:value-type="float">
            <text:p>198.1073</text:p>
          </table:table-cell>
          <table:table-cell office:value-type="float" office:value="3.556" calcext:value-type="float">
            <text:p>3.556</text:p>
          </table:table-cell>
          <table:table-cell office:value-type="float" office:value="23.10413" calcext:value-type="float">
            <text:p>23.10413</text:p>
          </table:table-cell>
          <table:table-cell office:value-type="float" office:value="19.86368" calcext:value-type="float">
            <text:p>19.86368</text:p>
          </table:table-cell>
          <table:table-cell office:value-type="float" office:value="22.25766" calcext:value-type="float">
            <text:p>22.25766</text:p>
          </table:table-cell>
          <table:table-cell office:value-type="float" office:value="19.97928" calcext:value-type="float">
            <text:p>19.97928</text:p>
          </table:table-cell>
          <table:table-cell office:value-type="float" office:value="21.6152" calcext:value-type="float">
            <text:p>21.6152</text:p>
          </table:table-cell>
          <table:table-cell office:value-type="float" office:value="20.04642" calcext:value-type="float">
            <text:p>20.04642</text:p>
          </table:table-cell>
          <table:table-cell office:value-type="float" office:value="21.11707" calcext:value-type="float">
            <text:p>21.11707</text:p>
          </table:table-cell>
          <table:table-cell office:value-type="float" office:value="20.05707" calcext:value-type="float">
            <text:p>20.05707</text:p>
          </table:table-cell>
          <table:table-cell office:value-type="float" office:value="20.80823" calcext:value-type="float">
            <text:p>20.80823</text:p>
          </table:table-cell>
          <table:table-cell office:value-type="float" office:value="20.03506" calcext:value-type="float">
            <text:p>20.03506</text:p>
          </table:table-cell>
          <table:table-cell office:value-type="float" office:value="20.46957" calcext:value-type="float">
            <text:p>20.46957</text:p>
          </table:table-cell>
          <table:table-cell office:value-type="float" office:value="19.9888" calcext:value-type="float">
            <text:p>19.9888</text:p>
          </table:table-cell>
          <table:table-cell office:value-type="float" office:value="20.16913" calcext:value-type="float">
            <text:p>20.16913</text:p>
          </table:table-cell>
          <table:table-cell office:value-type="float" office:value="19.8873" calcext:value-type="float">
            <text:p>19.8873</text:p>
          </table:table-cell>
          <table:table-cell office:value-type="float" office:value="19.76175" calcext:value-type="float">
            <text:p>19.76175</text:p>
          </table:table-cell>
          <table:table-cell office:value-type="float" office:value="19.72055" calcext:value-type="float">
            <text:p>19.72055</text:p>
          </table:table-cell>
          <table:table-cell office:value-type="float" office:value="19.3913" calcext:value-type="float">
            <text:p>19.3913</text:p>
          </table:table-cell>
          <table:table-cell office:value-type="float" office:value="19.30536" calcext:value-type="float">
            <text:p>19.30536</text:p>
          </table:table-cell>
          <table:table-cell office:value-type="float" office:value="18.64923" calcext:value-type="float">
            <text:p>18.64923</text:p>
          </table:table-cell>
          <table:table-cell office:value-type="float" office:value="18.61023" calcext:value-type="float">
            <text:p>18.61023</text:p>
          </table:table-cell>
          <table:table-cell office:value-type="float" office:value="17.84943" calcext:value-type="float">
            <text:p>17.84943</text:p>
          </table:table-cell>
          <table:table-cell office:value-type="float" office:value="17.84845" calcext:value-type="float">
            <text:p>17.84845</text:p>
          </table:table-cell>
          <table:table-cell office:value-type="float" office:value="17.09656" calcext:value-type="float">
            <text:p>17.09656</text:p>
          </table:table-cell>
          <table:table-cell office:value-type="float" office:value="17.07272" calcext:value-type="float">
            <text:p>17.07272</text:p>
          </table:table-cell>
          <table:table-cell office:value-type="float" office:value="16.33762" calcext:value-type="float">
            <text:p>16.33762</text:p>
          </table:table-cell>
          <table:table-cell office:value-type="float" office:value="16.30322" calcext:value-type="float">
            <text:p>16.30322</text:p>
          </table:table-cell>
          <table:table-cell office:value-type="float" office:value="15.76993" calcext:value-type="float">
            <text:p>15.76993</text:p>
          </table:table-cell>
          <table:table-cell office:value-type="float" office:value="15.73346" calcext:value-type="float">
            <text:p>15.73346</text:p>
          </table:table-cell>
          <table:table-cell office:value-type="float" office:value="27.59195" calcext:value-type="float">
            <text:p>27.59195</text:p>
          </table:table-cell>
          <table:table-cell office:value-type="float" office:value="19.05072" calcext:value-type="float">
            <text:p>19.0507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082006" calcext:value-type="float">
            <text:p>18082006</text:p>
          </table:table-cell>
          <table:table-cell office:value-type="float" office:value="20.39326" calcext:value-type="float">
            <text:p>20.39326</text:p>
          </table:table-cell>
          <table:table-cell office:value-type="float" office:value="30.20621" calcext:value-type="float">
            <text:p>30.20621</text:p>
          </table:table-cell>
          <table:table-cell office:value-type="float" office:value="20.11453" calcext:value-type="float">
            <text:p>20.11453</text:p>
          </table:table-cell>
          <table:table-cell office:value-type="float" office:value="2.334086" calcext:value-type="float">
            <text:p>2.334086</text:p>
          </table:table-cell>
          <table:table-cell office:value-type="float" office:value="1.522473" calcext:value-type="float">
            <text:p>1.522473</text:p>
          </table:table-cell>
          <table:table-cell office:value-type="float" office:value="198.0874" calcext:value-type="float">
            <text:p>198.0874</text:p>
          </table:table-cell>
          <table:table-cell office:value-type="float" office:value="1.524" calcext:value-type="float">
            <text:p>1.524</text:p>
          </table:table-cell>
          <table:table-cell office:value-type="float" office:value="23.59018" calcext:value-type="float">
            <text:p>23.59018</text:p>
          </table:table-cell>
          <table:table-cell office:value-type="float" office:value="20.67856" calcext:value-type="float">
            <text:p>20.67856</text:p>
          </table:table-cell>
          <table:table-cell office:value-type="float" office:value="22.74466" calcext:value-type="float">
            <text:p>22.74466</text:p>
          </table:table-cell>
          <table:table-cell office:value-type="float" office:value="20.7822" calcext:value-type="float">
            <text:p>20.7822</text:p>
          </table:table-cell>
          <table:table-cell office:value-type="float" office:value="22.08966" calcext:value-type="float">
            <text:p>22.08966</text:p>
          </table:table-cell>
          <table:table-cell office:value-type="float" office:value="20.79514" calcext:value-type="float">
            <text:p>20.79514</text:p>
          </table:table-cell>
          <table:table-cell office:value-type="float" office:value="21.55444" calcext:value-type="float">
            <text:p>21.55444</text:p>
          </table:table-cell>
          <table:table-cell office:value-type="float" office:value="20.71292" calcext:value-type="float">
            <text:p>20.71292</text:p>
          </table:table-cell>
          <table:table-cell office:value-type="float" office:value="21.20807" calcext:value-type="float">
            <text:p>21.20807</text:p>
          </table:table-cell>
          <table:table-cell office:value-type="float" office:value="20.60654" calcext:value-type="float">
            <text:p>20.60654</text:p>
          </table:table-cell>
          <table:table-cell office:value-type="float" office:value="20.83353" calcext:value-type="float">
            <text:p>20.83353</text:p>
          </table:table-cell>
          <table:table-cell office:value-type="float" office:value="20.4498" calcext:value-type="float">
            <text:p>20.4498</text:p>
          </table:table-cell>
          <table:table-cell office:value-type="float" office:value="20.47342" calcext:value-type="float">
            <text:p>20.47342</text:p>
          </table:table-cell>
          <table:table-cell office:value-type="float" office:value="20.17465" calcext:value-type="float">
            <text:p>20.17465</text:p>
          </table:table-cell>
          <table:table-cell office:value-type="float" office:value="19.93506" calcext:value-type="float">
            <text:p>19.93506</text:p>
          </table:table-cell>
          <table:table-cell office:value-type="float" office:value="19.76385" calcext:value-type="float">
            <text:p>19.76385</text:p>
          </table:table-cell>
          <table:table-cell office:value-type="float" office:value="19.3049" calcext:value-type="float">
            <text:p>19.3049</text:p>
          </table:table-cell>
          <table:table-cell office:value-type="float" office:value="19.29553" calcext:value-type="float">
            <text:p>19.29553</text:p>
          </table:table-cell>
          <table:table-cell office:value-type="float" office:value="18.60983" calcext:value-type="float">
            <text:p>18.60983</text:p>
          </table:table-cell>
          <table:table-cell office:value-type="float" office:value="18.58011" calcext:value-type="float">
            <text:p>18.58011</text:p>
          </table:table-cell>
          <table:table-cell office:value-type="float" office:value="17.84842" calcext:value-type="float">
            <text:p>17.84842</text:p>
          </table:table-cell>
          <table:table-cell office:value-type="float" office:value="17.8447" calcext:value-type="float">
            <text:p>17.8447</text:p>
          </table:table-cell>
          <table:table-cell office:value-type="float" office:value="17.11502" calcext:value-type="float">
            <text:p>17.11502</text:p>
          </table:table-cell>
          <table:table-cell office:value-type="float" office:value="17.09677" calcext:value-type="float">
            <text:p>17.09677</text:p>
          </table:table-cell>
          <table:table-cell office:value-type="float" office:value="16.36282" calcext:value-type="float">
            <text:p>16.36282</text:p>
          </table:table-cell>
          <table:table-cell office:value-type="float" office:value="16.33798" calcext:value-type="float">
            <text:p>16.33798</text:p>
          </table:table-cell>
          <table:table-cell office:value-type="float" office:value="15.80548" calcext:value-type="float">
            <text:p>15.80548</text:p>
          </table:table-cell>
          <table:table-cell office:value-type="float" office:value="15.77029" calcext:value-type="float">
            <text:p>15.77029</text:p>
          </table:table-cell>
          <table:table-cell office:value-type="float" office:value="27.67944" calcext:value-type="float">
            <text:p>27.67944</text:p>
          </table:table-cell>
          <table:table-cell office:value-type="float" office:value="18.47586" calcext:value-type="float">
            <text:p>18.4758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9082006" calcext:value-type="float">
            <text:p>19082006</text:p>
          </table:table-cell>
          <table:table-cell office:value-type="float" office:value="20.02657" calcext:value-type="float">
            <text:p>20.02657</text:p>
          </table:table-cell>
          <table:table-cell office:value-type="float" office:value="24.0951" calcext:value-type="float">
            <text:p>24.0951</text:p>
          </table:table-cell>
          <table:table-cell office:value-type="float" office:value="15.93407" calcext:value-type="float">
            <text:p>15.93407</text:p>
          </table:table-cell>
          <table:table-cell office:value-type="float" office:value="1.753845" calcext:value-type="float">
            <text:p>1.753845</text:p>
          </table:table-cell>
          <table:table-cell office:value-type="float" office:value="1.371669" calcext:value-type="float">
            <text:p>1.371669</text:p>
          </table:table-cell>
          <table:table-cell office:value-type="float" office:value="199.6776" calcext:value-type="float">
            <text:p>199.6776</text:p>
          </table:table-cell>
          <table:table-cell office:value-type="float" office:value="0" calcext:value-type="float">
            <text:p>0</text:p>
          </table:table-cell>
          <table:table-cell office:value-type="float" office:value="21.74582" calcext:value-type="float">
            <text:p>21.74582</text:p>
          </table:table-cell>
          <table:table-cell office:value-type="float" office:value="19.17499" calcext:value-type="float">
            <text:p>19.17499</text:p>
          </table:table-cell>
          <table:table-cell office:value-type="float" office:value="21.54645" calcext:value-type="float">
            <text:p>21.54645</text:p>
          </table:table-cell>
          <table:table-cell office:value-type="float" office:value="19.83301" calcext:value-type="float">
            <text:p>19.83301</text:p>
          </table:table-cell>
          <table:table-cell office:value-type="float" office:value="21.62732" calcext:value-type="float">
            <text:p>21.62732</text:p>
          </table:table-cell>
          <table:table-cell office:value-type="float" office:value="20.22757" calcext:value-type="float">
            <text:p>20.22757</text:p>
          </table:table-cell>
          <table:table-cell office:value-type="float" office:value="21.43094" calcext:value-type="float">
            <text:p>21.43094</text:p>
          </table:table-cell>
          <table:table-cell office:value-type="float" office:value="20.41849" calcext:value-type="float">
            <text:p>20.41849</text:p>
          </table:table-cell>
          <table:table-cell office:value-type="float" office:value="21.18216" calcext:value-type="float">
            <text:p>21.18216</text:p>
          </table:table-cell>
          <table:table-cell office:value-type="float" office:value="20.46854" calcext:value-type="float">
            <text:p>20.46854</text:p>
          </table:table-cell>
          <table:table-cell office:value-type="float" office:value="20.84262" calcext:value-type="float">
            <text:p>20.84262</text:p>
          </table:table-cell>
          <table:table-cell office:value-type="float" office:value="20.4343" calcext:value-type="float">
            <text:p>20.4343</text:p>
          </table:table-cell>
          <table:table-cell office:value-type="float" office:value="20.5134" calcext:value-type="float">
            <text:p>20.5134</text:p>
          </table:table-cell>
          <table:table-cell office:value-type="float" office:value="20.28687" calcext:value-type="float">
            <text:p>20.28687</text:p>
          </table:table-cell>
          <table:table-cell office:value-type="float" office:value="20.01199" calcext:value-type="float">
            <text:p>20.01199</text:p>
          </table:table-cell>
          <table:table-cell office:value-type="float" office:value="19.93762" calcext:value-type="float">
            <text:p>19.93762</text:p>
          </table:table-cell>
          <table:table-cell office:value-type="float" office:value="19.33804" calcext:value-type="float">
            <text:p>19.33804</text:p>
          </table:table-cell>
          <table:table-cell office:value-type="float" office:value="19.30188" calcext:value-type="float">
            <text:p>19.30188</text:p>
          </table:table-cell>
          <table:table-cell office:value-type="float" office:value="18.57983" calcext:value-type="float">
            <text:p>18.57983</text:p>
          </table:table-cell>
          <table:table-cell office:value-type="float" office:value="18.56836" calcext:value-type="float">
            <text:p>18.56836</text:p>
          </table:table-cell>
          <table:table-cell office:value-type="float" office:value="17.84467" calcext:value-type="float">
            <text:p>17.84467</text:p>
          </table:table-cell>
          <table:table-cell office:value-type="float" office:value="17.84201" calcext:value-type="float">
            <text:p>17.84201</text:p>
          </table:table-cell>
          <table:table-cell office:value-type="float" office:value="17.12921" calcext:value-type="float">
            <text:p>17.12921</text:p>
          </table:table-cell>
          <table:table-cell office:value-type="float" office:value="17.11514" calcext:value-type="float">
            <text:p>17.11514</text:p>
          </table:table-cell>
          <table:table-cell office:value-type="float" office:value="16.39709" calcext:value-type="float">
            <text:p>16.39709</text:p>
          </table:table-cell>
          <table:table-cell office:value-type="float" office:value="16.36328" calcext:value-type="float">
            <text:p>16.36328</text:p>
          </table:table-cell>
          <table:table-cell office:value-type="float" office:value="15.84024" calcext:value-type="float">
            <text:p>15.84024</text:p>
          </table:table-cell>
          <table:table-cell office:value-type="float" office:value="15.80585" calcext:value-type="float">
            <text:p>15.80585</text:p>
          </table:table-cell>
          <table:table-cell office:value-type="float" office:value="23.78461" calcext:value-type="float">
            <text:p>23.78461</text:p>
          </table:table-cell>
          <table:table-cell office:value-type="float" office:value="15.18445" calcext:value-type="float">
            <text:p>15.1844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082006" calcext:value-type="float">
            <text:p>20082006</text:p>
          </table:table-cell>
          <table:table-cell office:value-type="float" office:value="19.89914" calcext:value-type="float">
            <text:p>19.89914</text:p>
          </table:table-cell>
          <table:table-cell office:value-type="float" office:value="26.31732" calcext:value-type="float">
            <text:p>26.31732</text:p>
          </table:table-cell>
          <table:table-cell office:value-type="float" office:value="15.94519" calcext:value-type="float">
            <text:p>15.94519</text:p>
          </table:table-cell>
          <table:table-cell office:value-type="float" office:value="1.880758" calcext:value-type="float">
            <text:p>1.880758</text:p>
          </table:table-cell>
          <table:table-cell office:value-type="float" office:value="1.471815" calcext:value-type="float">
            <text:p>1.471815</text:p>
          </table:table-cell>
          <table:table-cell office:value-type="float" office:value="200.1603" calcext:value-type="float">
            <text:p>200.1603</text:p>
          </table:table-cell>
          <table:table-cell office:value-type="float" office:value="0" calcext:value-type="float">
            <text:p>0</text:p>
          </table:table-cell>
          <table:table-cell office:value-type="float" office:value="21.80945" calcext:value-type="float">
            <text:p>21.80945</text:p>
          </table:table-cell>
          <table:table-cell office:value-type="float" office:value="18.27438" calcext:value-type="float">
            <text:p>18.27438</text:p>
          </table:table-cell>
          <table:table-cell office:value-type="float" office:value="21.18039" calcext:value-type="float">
            <text:p>21.18039</text:p>
          </table:table-cell>
          <table:table-cell office:value-type="float" office:value="18.9053" calcext:value-type="float">
            <text:p>18.9053</text:p>
          </table:table-cell>
          <table:table-cell office:value-type="float" office:value="20.77667" calcext:value-type="float">
            <text:p>20.77667</text:p>
          </table:table-cell>
          <table:table-cell office:value-type="float" office:value="19.3718" calcext:value-type="float">
            <text:p>19.3718</text:p>
          </table:table-cell>
          <table:table-cell office:value-type="float" office:value="20.492" calcext:value-type="float">
            <text:p>20.492</text:p>
          </table:table-cell>
          <table:table-cell office:value-type="float" office:value="19.69568" calcext:value-type="float">
            <text:p>19.69568</text:p>
          </table:table-cell>
          <table:table-cell office:value-type="float" office:value="20.46503" calcext:value-type="float">
            <text:p>20.46503</text:p>
          </table:table-cell>
          <table:table-cell office:value-type="float" office:value="19.85651" calcext:value-type="float">
            <text:p>19.85651</text:p>
          </table:table-cell>
          <table:table-cell office:value-type="float" office:value="20.42896" calcext:value-type="float">
            <text:p>20.42896</text:p>
          </table:table-cell>
          <table:table-cell office:value-type="float" office:value="19.96713" calcext:value-type="float">
            <text:p>19.96713</text:p>
          </table:table-cell>
          <table:table-cell office:value-type="float" office:value="20.28503" calcext:value-type="float">
            <text:p>20.28503</text:p>
          </table:table-cell>
          <table:table-cell office:value-type="float" office:value="19.95428" calcext:value-type="float">
            <text:p>19.95428</text:p>
          </table:table-cell>
          <table:table-cell office:value-type="float" office:value="19.97937" calcext:value-type="float">
            <text:p>19.97937</text:p>
          </table:table-cell>
          <table:table-cell office:value-type="float" office:value="19.81122" calcext:value-type="float">
            <text:p>19.81122</text:p>
          </table:table-cell>
          <table:table-cell office:value-type="float" office:value="19.34027" calcext:value-type="float">
            <text:p>19.34027</text:p>
          </table:table-cell>
          <table:table-cell office:value-type="float" office:value="19.31735" calcext:value-type="float">
            <text:p>19.31735</text:p>
          </table:table-cell>
          <table:table-cell office:value-type="float" office:value="18.56833" calcext:value-type="float">
            <text:p>18.56833</text:p>
          </table:table-cell>
          <table:table-cell office:value-type="float" office:value="18.56406" calcext:value-type="float">
            <text:p>18.56406</text:p>
          </table:table-cell>
          <table:table-cell office:value-type="float" office:value="17.84338" calcext:value-type="float">
            <text:p>17.84338</text:p>
          </table:table-cell>
          <table:table-cell office:value-type="float" office:value="17.84204" calcext:value-type="float">
            <text:p>17.84204</text:p>
          </table:table-cell>
          <table:table-cell office:value-type="float" office:value="17.14465" calcext:value-type="float">
            <text:p>17.14465</text:p>
          </table:table-cell>
          <table:table-cell office:value-type="float" office:value="17.12936" calcext:value-type="float">
            <text:p>17.12936</text:p>
          </table:table-cell>
          <table:table-cell office:value-type="float" office:value="16.4267" calcext:value-type="float">
            <text:p>16.4267</text:p>
          </table:table-cell>
          <table:table-cell office:value-type="float" office:value="16.3974" calcext:value-type="float">
            <text:p>16.3974</text:p>
          </table:table-cell>
          <table:table-cell office:value-type="float" office:value="15.87363" calcext:value-type="float">
            <text:p>15.87363</text:p>
          </table:table-cell>
          <table:table-cell office:value-type="float" office:value="15.84058" calcext:value-type="float">
            <text:p>15.84058</text:p>
          </table:table-cell>
          <table:table-cell office:value-type="float" office:value="24.97784" calcext:value-type="float">
            <text:p>24.97784</text:p>
          </table:table-cell>
          <table:table-cell office:value-type="float" office:value="14.87225" calcext:value-type="float">
            <text:p>14.8722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082006" calcext:value-type="float">
            <text:p>21082006</text:p>
          </table:table-cell>
          <table:table-cell office:value-type="float" office:value="19.68094" calcext:value-type="float">
            <text:p>19.68094</text:p>
          </table:table-cell>
          <table:table-cell office:value-type="float" office:value="29.65066" calcext:value-type="float">
            <text:p>29.65066</text:p>
          </table:table-cell>
          <table:table-cell office:value-type="float" office:value="16.51465" calcext:value-type="float">
            <text:p>16.51465</text:p>
          </table:table-cell>
          <table:table-cell office:value-type="float" office:value="2.106386" calcext:value-type="float">
            <text:p>2.106386</text:p>
          </table:table-cell>
          <table:table-cell office:value-type="float" office:value="1.568709" calcext:value-type="float">
            <text:p>1.568709</text:p>
          </table:table-cell>
          <table:table-cell office:value-type="float" office:value="199.1472" calcext:value-type="float">
            <text:p>199.1472</text:p>
          </table:table-cell>
          <table:table-cell office:value-type="float" office:value="0" calcext:value-type="float">
            <text:p>0</text:p>
          </table:table-cell>
          <table:table-cell office:value-type="float" office:value="22.65399" calcext:value-type="float">
            <text:p>22.65399</text:p>
          </table:table-cell>
          <table:table-cell office:value-type="float" office:value="18.40887" calcext:value-type="float">
            <text:p>18.40887</text:p>
          </table:table-cell>
          <table:table-cell office:value-type="float" office:value="21.7774" calcext:value-type="float">
            <text:p>21.7774</text:p>
          </table:table-cell>
          <table:table-cell office:value-type="float" office:value="18.97186" calcext:value-type="float">
            <text:p>18.97186</text:p>
          </table:table-cell>
          <table:table-cell office:value-type="float" office:value="21.19696" calcext:value-type="float">
            <text:p>21.19696</text:p>
          </table:table-cell>
          <table:table-cell office:value-type="float" office:value="19.36893" calcext:value-type="float">
            <text:p>19.36893</text:p>
          </table:table-cell>
          <table:table-cell office:value-type="float" office:value="20.76575" calcext:value-type="float">
            <text:p>20.76575</text:p>
          </table:table-cell>
          <table:table-cell office:value-type="float" office:value="19.63409" calcext:value-type="float">
            <text:p>19.63409</text:p>
          </table:table-cell>
          <table:table-cell office:value-type="float" office:value="20.50171" calcext:value-type="float">
            <text:p>20.50171</text:p>
          </table:table-cell>
          <table:table-cell office:value-type="float" office:value="19.7598" calcext:value-type="float">
            <text:p>19.7598</text:p>
          </table:table-cell>
          <table:table-cell office:value-type="float" office:value="20.23816" calcext:value-type="float">
            <text:p>20.23816</text:p>
          </table:table-cell>
          <table:table-cell office:value-type="float" office:value="19.8468" calcext:value-type="float">
            <text:p>19.8468</text:p>
          </table:table-cell>
          <table:table-cell office:value-type="float" office:value="20.02866" calcext:value-type="float">
            <text:p>20.02866</text:p>
          </table:table-cell>
          <table:table-cell office:value-type="float" office:value="19.82846" calcext:value-type="float">
            <text:p>19.82846</text:p>
          </table:table-cell>
          <table:table-cell office:value-type="float" office:value="19.81055" calcext:value-type="float">
            <text:p>19.81055</text:p>
          </table:table-cell>
          <table:table-cell office:value-type="float" office:value="19.70654" calcext:value-type="float">
            <text:p>19.70654</text:p>
          </table:table-cell>
          <table:table-cell office:value-type="float" office:value="19.3168" calcext:value-type="float">
            <text:p>19.3168</text:p>
          </table:table-cell>
          <table:table-cell office:value-type="float" office:value="19.26071" calcext:value-type="float">
            <text:p>19.26071</text:p>
          </table:table-cell>
          <table:table-cell office:value-type="float" office:value="18.56396" calcext:value-type="float">
            <text:p>18.56396</text:p>
          </table:table-cell>
          <table:table-cell office:value-type="float" office:value="18.55203" calcext:value-type="float">
            <text:p>18.55203</text:p>
          </table:table-cell>
          <table:table-cell office:value-type="float" office:value="17.84601" calcext:value-type="float">
            <text:p>17.84601</text:p>
          </table:table-cell>
          <table:table-cell office:value-type="float" office:value="17.84341" calcext:value-type="float">
            <text:p>17.84341</text:p>
          </table:table-cell>
          <table:table-cell office:value-type="float" office:value="17.16022" calcext:value-type="float">
            <text:p>17.16022</text:p>
          </table:table-cell>
          <table:table-cell office:value-type="float" office:value="17.14481" calcext:value-type="float">
            <text:p>17.14481</text:p>
          </table:table-cell>
          <table:table-cell office:value-type="float" office:value="16.45328" calcext:value-type="float">
            <text:p>16.45328</text:p>
          </table:table-cell>
          <table:table-cell office:value-type="float" office:value="16.42694" calcext:value-type="float">
            <text:p>16.42694</text:p>
          </table:table-cell>
          <table:table-cell office:value-type="float" office:value="15.90417" calcext:value-type="float">
            <text:p>15.90417</text:p>
          </table:table-cell>
          <table:table-cell office:value-type="float" office:value="15.87399" calcext:value-type="float">
            <text:p>15.87399</text:p>
          </table:table-cell>
          <table:table-cell office:value-type="float" office:value="26.96408" calcext:value-type="float">
            <text:p>26.96408</text:p>
          </table:table-cell>
          <table:table-cell office:value-type="float" office:value="15.30478" calcext:value-type="float">
            <text:p>15.3047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2082006" calcext:value-type="float">
            <text:p>22082006</text:p>
          </table:table-cell>
          <table:table-cell office:value-type="float" office:value="19.64352" calcext:value-type="float">
            <text:p>19.64352</text:p>
          </table:table-cell>
          <table:table-cell office:value-type="float" office:value="29.0951" calcext:value-type="float">
            <text:p>29.0951</text:p>
          </table:table-cell>
          <table:table-cell office:value-type="float" office:value="18.17019" calcext:value-type="float">
            <text:p>18.17019</text:p>
          </table:table-cell>
          <table:table-cell office:value-type="float" office:value="2.11561" calcext:value-type="float">
            <text:p>2.11561</text:p>
          </table:table-cell>
          <table:table-cell office:value-type="float" office:value="1.604375" calcext:value-type="float">
            <text:p>1.604375</text:p>
          </table:table-cell>
          <table:table-cell office:value-type="float" office:value="200.0136" calcext:value-type="float">
            <text:p>200.0136</text:p>
          </table:table-cell>
          <table:table-cell office:value-type="float" office:value="0" calcext:value-type="float">
            <text:p>0</text:p>
          </table:table-cell>
          <table:table-cell office:value-type="float" office:value="22.79596" calcext:value-type="float">
            <text:p>22.79596</text:p>
          </table:table-cell>
          <table:table-cell office:value-type="float" office:value="19.16083" calcext:value-type="float">
            <text:p>19.16083</text:p>
          </table:table-cell>
          <table:table-cell office:value-type="float" office:value="21.94492" calcext:value-type="float">
            <text:p>21.94492</text:p>
          </table:table-cell>
          <table:table-cell office:value-type="float" office:value="19.59796" calcext:value-type="float">
            <text:p>19.59796</text:p>
          </table:table-cell>
          <table:table-cell office:value-type="float" office:value="21.37857" calcext:value-type="float">
            <text:p>21.37857</text:p>
          </table:table-cell>
          <table:table-cell office:value-type="float" office:value="19.86356" calcext:value-type="float">
            <text:p>19.86356</text:p>
          </table:table-cell>
          <table:table-cell office:value-type="float" office:value="20.93527" calcext:value-type="float">
            <text:p>20.93527</text:p>
          </table:table-cell>
          <table:table-cell office:value-type="float" office:value="20.00168" calcext:value-type="float">
            <text:p>20.00168</text:p>
          </table:table-cell>
          <table:table-cell office:value-type="float" office:value="20.65628" calcext:value-type="float">
            <text:p>20.65628</text:p>
          </table:table-cell>
          <table:table-cell office:value-type="float" office:value="20.039" calcext:value-type="float">
            <text:p>20.039</text:p>
          </table:table-cell>
          <table:table-cell office:value-type="float" office:value="20.37161" calcext:value-type="float">
            <text:p>20.37161</text:p>
          </table:table-cell>
          <table:table-cell office:value-type="float" office:value="20.03094" calcext:value-type="float">
            <text:p>20.03094</text:p>
          </table:table-cell>
          <table:table-cell office:value-type="float" office:value="20.1127" calcext:value-type="float">
            <text:p>20.1127</text:p>
          </table:table-cell>
          <table:table-cell office:value-type="float" office:value="19.9332" calcext:value-type="float">
            <text:p>19.9332</text:p>
          </table:table-cell>
          <table:table-cell office:value-type="float" office:value="19.73535" calcext:value-type="float">
            <text:p>19.73535</text:p>
          </table:table-cell>
          <table:table-cell office:value-type="float" office:value="19.71228" calcext:value-type="float">
            <text:p>19.71228</text:p>
          </table:table-cell>
          <table:table-cell office:value-type="float" office:value="19.26013" calcext:value-type="float">
            <text:p>19.26013</text:p>
          </table:table-cell>
          <table:table-cell office:value-type="float" office:value="19.22662" calcext:value-type="float">
            <text:p>19.22662</text:p>
          </table:table-cell>
          <table:table-cell office:value-type="float" office:value="18.55185" calcext:value-type="float">
            <text:p>18.55185</text:p>
          </table:table-cell>
          <table:table-cell office:value-type="float" office:value="18.53607" calcext:value-type="float">
            <text:p>18.53607</text:p>
          </table:table-cell>
          <table:table-cell office:value-type="float" office:value="17.84738" calcext:value-type="float">
            <text:p>17.84738</text:p>
          </table:table-cell>
          <table:table-cell office:value-type="float" office:value="17.84601" calcext:value-type="float">
            <text:p>17.84601</text:p>
          </table:table-cell>
          <table:table-cell office:value-type="float" office:value="17.17517" calcext:value-type="float">
            <text:p>17.17517</text:p>
          </table:table-cell>
          <table:table-cell office:value-type="float" office:value="17.16037" calcext:value-type="float">
            <text:p>17.16037</text:p>
          </table:table-cell>
          <table:table-cell office:value-type="float" office:value="16.47827" calcext:value-type="float">
            <text:p>16.47827</text:p>
          </table:table-cell>
          <table:table-cell office:value-type="float" office:value="16.45355" calcext:value-type="float">
            <text:p>16.45355</text:p>
          </table:table-cell>
          <table:table-cell office:value-type="float" office:value="15.93176" calcext:value-type="float">
            <text:p>15.93176</text:p>
          </table:table-cell>
          <table:table-cell office:value-type="float" office:value="15.90448" calcext:value-type="float">
            <text:p>15.90448</text:p>
          </table:table-cell>
          <table:table-cell office:value-type="float" office:value="26.69452" calcext:value-type="float">
            <text:p>26.69452</text:p>
          </table:table-cell>
          <table:table-cell office:value-type="float" office:value="16.64484" calcext:value-type="float">
            <text:p>16.6448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082006" calcext:value-type="float">
            <text:p>23082006</text:p>
          </table:table-cell>
          <table:table-cell office:value-type="float" office:value="19.89182" calcext:value-type="float">
            <text:p>19.89182</text:p>
          </table:table-cell>
          <table:table-cell office:value-type="float" office:value="31.87288" calcext:value-type="float">
            <text:p>31.87288</text:p>
          </table:table-cell>
          <table:table-cell office:value-type="float" office:value="18.73687" calcext:value-type="float">
            <text:p>18.73687</text:p>
          </table:table-cell>
          <table:table-cell office:value-type="float" office:value="2.297061" calcext:value-type="float">
            <text:p>2.297061</text:p>
          </table:table-cell>
          <table:table-cell office:value-type="float" office:value="1.71687" calcext:value-type="float">
            <text:p>1.71687</text:p>
          </table:table-cell>
          <table:table-cell office:value-type="float" office:value="200.2845" calcext:value-type="float">
            <text:p>200.2845</text:p>
          </table:table-cell>
          <table:table-cell office:value-type="float" office:value="0" calcext:value-type="float">
            <text:p>0</text:p>
          </table:table-cell>
          <table:table-cell office:value-type="float" office:value="23.61322" calcext:value-type="float">
            <text:p>23.61322</text:p>
          </table:table-cell>
          <table:table-cell office:value-type="float" office:value="19.4617" calcext:value-type="float">
            <text:p>19.4617</text:p>
          </table:table-cell>
          <table:table-cell office:value-type="float" office:value="22.54944" calcext:value-type="float">
            <text:p>22.54944</text:p>
          </table:table-cell>
          <table:table-cell office:value-type="float" office:value="19.86493" calcext:value-type="float">
            <text:p>19.86493</text:p>
          </table:table-cell>
          <table:table-cell office:value-type="float" office:value="21.87259" calcext:value-type="float">
            <text:p>21.87259</text:p>
          </table:table-cell>
          <table:table-cell office:value-type="float" office:value="20.0903" calcext:value-type="float">
            <text:p>20.0903</text:p>
          </table:table-cell>
          <table:table-cell office:value-type="float" office:value="21.33044" calcext:value-type="float">
            <text:p>21.33044</text:p>
          </table:table-cell>
          <table:table-cell office:value-type="float" office:value="20.19281" calcext:value-type="float">
            <text:p>20.19281</text:p>
          </table:table-cell>
          <table:table-cell office:value-type="float" office:value="20.98038" calcext:value-type="float">
            <text:p>20.98038</text:p>
          </table:table-cell>
          <table:table-cell office:value-type="float" office:value="20.20343" calcext:value-type="float">
            <text:p>20.20343</text:p>
          </table:table-cell>
          <table:table-cell office:value-type="float" office:value="20.61551" calcext:value-type="float">
            <text:p>20.61551</text:p>
          </table:table-cell>
          <table:table-cell office:value-type="float" office:value="20.16394" calcext:value-type="float">
            <text:p>20.16394</text:p>
          </table:table-cell>
          <table:table-cell office:value-type="float" office:value="20.27814" calcext:value-type="float">
            <text:p>20.27814</text:p>
          </table:table-cell>
          <table:table-cell office:value-type="float" office:value="20.03235" calcext:value-type="float">
            <text:p>20.03235</text:p>
          </table:table-cell>
          <table:table-cell office:value-type="float" office:value="19.80167" calcext:value-type="float">
            <text:p>19.80167</text:p>
          </table:table-cell>
          <table:table-cell office:value-type="float" office:value="19.73669" calcext:value-type="float">
            <text:p>19.73669</text:p>
          </table:table-cell>
          <table:table-cell office:value-type="float" office:value="19.22644" calcext:value-type="float">
            <text:p>19.22644</text:p>
          </table:table-cell>
          <table:table-cell office:value-type="float" office:value="19.22202" calcext:value-type="float">
            <text:p>19.22202</text:p>
          </table:table-cell>
          <table:table-cell office:value-type="float" office:value="18.53589" calcext:value-type="float">
            <text:p>18.53589</text:p>
          </table:table-cell>
          <table:table-cell office:value-type="float" office:value="18.52292" calcext:value-type="float">
            <text:p>18.52292</text:p>
          </table:table-cell>
          <table:table-cell office:value-type="float" office:value="17.84784" calcext:value-type="float">
            <text:p>17.84784</text:p>
          </table:table-cell>
          <table:table-cell office:value-type="float" office:value="17.84738" calcext:value-type="float">
            <text:p>17.84738</text:p>
          </table:table-cell>
          <table:table-cell office:value-type="float" office:value="17.18872" calcext:value-type="float">
            <text:p>17.18872</text:p>
          </table:table-cell>
          <table:table-cell office:value-type="float" office:value="17.17532" calcext:value-type="float">
            <text:p>17.17532</text:p>
          </table:table-cell>
          <table:table-cell office:value-type="float" office:value="16.50128" calcext:value-type="float">
            <text:p>16.50128</text:p>
          </table:table-cell>
          <table:table-cell office:value-type="float" office:value="16.47852" calcext:value-type="float">
            <text:p>16.47852</text:p>
          </table:table-cell>
          <table:table-cell office:value-type="float" office:value="15.95813" calcext:value-type="float">
            <text:p>15.95813</text:p>
          </table:table-cell>
          <table:table-cell office:value-type="float" office:value="15.93204" calcext:value-type="float">
            <text:p>15.93204</text:p>
          </table:table-cell>
          <table:table-cell office:value-type="float" office:value="28.36987" calcext:value-type="float">
            <text:p>28.36987</text:p>
          </table:table-cell>
          <table:table-cell office:value-type="float" office:value="17.09192" calcext:value-type="float">
            <text:p>17.0919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082006" calcext:value-type="float">
            <text:p>24082006</text:p>
          </table:table-cell>
          <table:table-cell office:value-type="float" office:value="20.00335" calcext:value-type="float">
            <text:p>20.00335</text:p>
          </table:table-cell>
          <table:table-cell office:value-type="float" office:value="33.53955" calcext:value-type="float">
            <text:p>33.53955</text:p>
          </table:table-cell>
          <table:table-cell office:value-type="float" office:value="20.40354" calcext:value-type="float">
            <text:p>20.40354</text:p>
          </table:table-cell>
          <table:table-cell office:value-type="float" office:value="2.462477" calcext:value-type="float">
            <text:p>2.462477</text:p>
          </table:table-cell>
          <table:table-cell office:value-type="float" office:value="1.747257" calcext:value-type="float">
            <text:p>1.747257</text:p>
          </table:table-cell>
          <table:table-cell office:value-type="float" office:value="201.7509" calcext:value-type="float">
            <text:p>201.7509</text:p>
          </table:table-cell>
          <table:table-cell office:value-type="float" office:value="0" calcext:value-type="float">
            <text:p>0</text:p>
          </table:table-cell>
          <table:table-cell office:value-type="float" office:value="24.37695" calcext:value-type="float">
            <text:p>24.37695</text:p>
          </table:table-cell>
          <table:table-cell office:value-type="float" office:value="20.28824" calcext:value-type="float">
            <text:p>20.28824</text:p>
          </table:table-cell>
          <table:table-cell office:value-type="float" office:value="23.16998" calcext:value-type="float">
            <text:p>23.16998</text:p>
          </table:table-cell>
          <table:table-cell office:value-type="float" office:value="20.57123" calcext:value-type="float">
            <text:p>20.57123</text:p>
          </table:table-cell>
          <table:table-cell office:value-type="float" office:value="22.43085" calcext:value-type="float">
            <text:p>22.43085</text:p>
          </table:table-cell>
          <table:table-cell office:value-type="float" office:value="20.6795" calcext:value-type="float">
            <text:p>20.6795</text:p>
          </table:table-cell>
          <table:table-cell office:value-type="float" office:value="21.81912" calcext:value-type="float">
            <text:p>21.81912</text:p>
          </table:table-cell>
          <table:table-cell office:value-type="float" office:value="20.6705" calcext:value-type="float">
            <text:p>20.6705</text:p>
          </table:table-cell>
          <table:table-cell office:value-type="float" office:value="21.41043" calcext:value-type="float">
            <text:p>21.41043</text:p>
          </table:table-cell>
          <table:table-cell office:value-type="float" office:value="20.60281" calcext:value-type="float">
            <text:p>20.60281</text:p>
          </table:table-cell>
          <table:table-cell office:value-type="float" office:value="20.97073" calcext:value-type="float">
            <text:p>20.97073</text:p>
          </table:table-cell>
          <table:table-cell office:value-type="float" office:value="20.47699" calcext:value-type="float">
            <text:p>20.47699</text:p>
          </table:table-cell>
          <table:table-cell office:value-type="float" office:value="20.5524" calcext:value-type="float">
            <text:p>20.5524</text:p>
          </table:table-cell>
          <table:table-cell office:value-type="float" office:value="20.26599" calcext:value-type="float">
            <text:p>20.26599</text:p>
          </table:table-cell>
          <table:table-cell office:value-type="float" office:value="19.95187" calcext:value-type="float">
            <text:p>19.95187</text:p>
          </table:table-cell>
          <table:table-cell office:value-type="float" office:value="19.80377" calcext:value-type="float">
            <text:p>19.80377</text:p>
          </table:table-cell>
          <table:table-cell office:value-type="float" office:value="19.25674" calcext:value-type="float">
            <text:p>19.25674</text:p>
          </table:table-cell>
          <table:table-cell office:value-type="float" office:value="19.22308" calcext:value-type="float">
            <text:p>19.22308</text:p>
          </table:table-cell>
          <table:table-cell office:value-type="float" office:value="18.52283" calcext:value-type="float">
            <text:p>18.52283</text:p>
          </table:table-cell>
          <table:table-cell office:value-type="float" office:value="18.5199" calcext:value-type="float">
            <text:p>18.5199</text:p>
          </table:table-cell>
          <table:table-cell office:value-type="float" office:value="17.84964" calcext:value-type="float">
            <text:p>17.84964</text:p>
          </table:table-cell>
          <table:table-cell office:value-type="float" office:value="17.84784" calcext:value-type="float">
            <text:p>17.84784</text:p>
          </table:table-cell>
          <table:table-cell office:value-type="float" office:value="17.20175" calcext:value-type="float">
            <text:p>17.20175</text:p>
          </table:table-cell>
          <table:table-cell office:value-type="float" office:value="17.18887" calcext:value-type="float">
            <text:p>17.18887</text:p>
          </table:table-cell>
          <table:table-cell office:value-type="float" office:value="16.52301" calcext:value-type="float">
            <text:p>16.52301</text:p>
          </table:table-cell>
          <table:table-cell office:value-type="float" office:value="16.50153" calcext:value-type="float">
            <text:p>16.50153</text:p>
          </table:table-cell>
          <table:table-cell office:value-type="float" office:value="15.98288" calcext:value-type="float">
            <text:p>15.98288</text:p>
          </table:table-cell>
          <table:table-cell office:value-type="float" office:value="15.95837" calcext:value-type="float">
            <text:p>15.95837</text:p>
          </table:table-cell>
          <table:table-cell office:value-type="float" office:value="29.52789" calcext:value-type="float">
            <text:p>29.52789</text:p>
          </table:table-cell>
          <table:table-cell office:value-type="float" office:value="18.49222" calcext:value-type="float">
            <text:p>18.4922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082006" calcext:value-type="float">
            <text:p>25082006</text:p>
          </table:table-cell>
          <table:table-cell office:value-type="float" office:value="20.15385" calcext:value-type="float">
            <text:p>20.15385</text:p>
          </table:table-cell>
          <table:table-cell office:value-type="float" office:value="26.31732" calcext:value-type="float">
            <text:p>26.31732</text:p>
          </table:table-cell>
          <table:table-cell office:value-type="float" office:value="18.61851" calcext:value-type="float">
            <text:p>18.61851</text:p>
          </table:table-cell>
          <table:table-cell office:value-type="float" office:value="1.939611" calcext:value-type="float">
            <text:p>1.939611</text:p>
          </table:table-cell>
          <table:table-cell office:value-type="float" office:value="1.407248" calcext:value-type="float">
            <text:p>1.407248</text:p>
          </table:table-cell>
          <table:table-cell office:value-type="float" office:value="201.6912" calcext:value-type="float">
            <text:p>201.6912</text:p>
          </table:table-cell>
          <table:table-cell office:value-type="float" office:value="0" calcext:value-type="float">
            <text:p>0</text:p>
          </table:table-cell>
          <table:table-cell office:value-type="float" office:value="23.30887" calcext:value-type="float">
            <text:p>23.30887</text:p>
          </table:table-cell>
          <table:table-cell office:value-type="float" office:value="20.12729" calcext:value-type="float">
            <text:p>20.12729</text:p>
          </table:table-cell>
          <table:table-cell office:value-type="float" office:value="22.41888" calcext:value-type="float">
            <text:p>22.41888</text:p>
          </table:table-cell>
          <table:table-cell office:value-type="float" office:value="20.6235" calcext:value-type="float">
            <text:p>20.6235</text:p>
          </table:table-cell>
          <table:table-cell office:value-type="float" office:value="21.95105" calcext:value-type="float">
            <text:p>21.95105</text:p>
          </table:table-cell>
          <table:table-cell office:value-type="float" office:value="20.82773" calcext:value-type="float">
            <text:p>20.82773</text:p>
          </table:table-cell>
          <table:table-cell office:value-type="float" office:value="21.69012" calcext:value-type="float">
            <text:p>21.69012</text:p>
          </table:table-cell>
          <table:table-cell office:value-type="float" office:value="20.86551" calcext:value-type="float">
            <text:p>20.86551</text:p>
          </table:table-cell>
          <table:table-cell office:value-type="float" office:value="21.38562" calcext:value-type="float">
            <text:p>21.38562</text:p>
          </table:table-cell>
          <table:table-cell office:value-type="float" office:value="20.81973" calcext:value-type="float">
            <text:p>20.81973</text:p>
          </table:table-cell>
          <table:table-cell office:value-type="float" office:value="20.98447" calcext:value-type="float">
            <text:p>20.98447</text:p>
          </table:table-cell>
          <table:table-cell office:value-type="float" office:value="20.69861" calcext:value-type="float">
            <text:p>20.69861</text:p>
          </table:table-cell>
          <table:table-cell office:value-type="float" office:value="20.60397" calcext:value-type="float">
            <text:p>20.60397</text:p>
          </table:table-cell>
          <table:table-cell office:value-type="float" office:value="20.47202" calcext:value-type="float">
            <text:p>20.47202</text:p>
          </table:table-cell>
          <table:table-cell office:value-type="float" office:value="20.07489" calcext:value-type="float">
            <text:p>20.07489</text:p>
          </table:table-cell>
          <table:table-cell office:value-type="float" office:value="19.9548" calcext:value-type="float">
            <text:p>19.9548</text:p>
          </table:table-cell>
          <table:table-cell office:value-type="float" office:value="19.32388" calcext:value-type="float">
            <text:p>19.32388</text:p>
          </table:table-cell>
          <table:table-cell office:value-type="float" office:value="19.25732" calcext:value-type="float">
            <text:p>19.25732</text:p>
          </table:table-cell>
          <table:table-cell office:value-type="float" office:value="18.53201" calcext:value-type="float">
            <text:p>18.53201</text:p>
          </table:table-cell>
          <table:table-cell office:value-type="float" office:value="18.52045" calcext:value-type="float">
            <text:p>18.52045</text:p>
          </table:table-cell>
          <table:table-cell office:value-type="float" office:value="17.8562" calcext:value-type="float">
            <text:p>17.8562</text:p>
          </table:table-cell>
          <table:table-cell office:value-type="float" office:value="17.84967" calcext:value-type="float">
            <text:p>17.84967</text:p>
          </table:table-cell>
          <table:table-cell office:value-type="float" office:value="17.21439" calcext:value-type="float">
            <text:p>17.21439</text:p>
          </table:table-cell>
          <table:table-cell office:value-type="float" office:value="17.2019" calcext:value-type="float">
            <text:p>17.2019</text:p>
          </table:table-cell>
          <table:table-cell office:value-type="float" office:value="16.54346" calcext:value-type="float">
            <text:p>16.54346</text:p>
          </table:table-cell>
          <table:table-cell office:value-type="float" office:value="16.52322" calcext:value-type="float">
            <text:p>16.52322</text:p>
          </table:table-cell>
          <table:table-cell office:value-type="float" office:value="16.00635" calcext:value-type="float">
            <text:p>16.00635</text:p>
          </table:table-cell>
          <table:table-cell office:value-type="float" office:value="15.98312" calcext:value-type="float">
            <text:p>15.98312</text:p>
          </table:table-cell>
          <table:table-cell office:value-type="float" office:value="27.25064" calcext:value-type="float">
            <text:p>27.25064</text:p>
          </table:table-cell>
          <table:table-cell office:value-type="float" office:value="17.30661" calcext:value-type="float">
            <text:p>17.3066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6082006" calcext:value-type="float">
            <text:p>26082006</text:p>
          </table:table-cell>
          <table:table-cell office:value-type="float" office:value="20.06845" calcext:value-type="float">
            <text:p>20.06845</text:p>
          </table:table-cell>
          <table:table-cell office:value-type="float" office:value="25.76177" calcext:value-type="float">
            <text:p>25.76177</text:p>
          </table:table-cell>
          <table:table-cell office:value-type="float" office:value="15.94241" calcext:value-type="float">
            <text:p>15.94241</text:p>
          </table:table-cell>
          <table:table-cell office:value-type="float" office:value="1.806996" calcext:value-type="float">
            <text:p>1.806996</text:p>
          </table:table-cell>
          <table:table-cell office:value-type="float" office:value="1.375922" calcext:value-type="float">
            <text:p>1.375922</text:p>
          </table:table-cell>
          <table:table-cell office:value-type="float" office:value="204.5914" calcext:value-type="float">
            <text:p>204.5914</text:p>
          </table:table-cell>
          <table:table-cell office:value-type="float" office:value="1.9685" calcext:value-type="float">
            <text:p>1.9685</text:p>
          </table:table-cell>
          <table:table-cell office:value-type="float" office:value="23.24146" calcext:value-type="float">
            <text:p>23.24146</text:p>
          </table:table-cell>
          <table:table-cell office:value-type="float" office:value="18.9968" calcext:value-type="float">
            <text:p>18.9968</text:p>
          </table:table-cell>
          <table:table-cell office:value-type="float" office:value="22.19543" calcext:value-type="float">
            <text:p>22.19543</text:p>
          </table:table-cell>
          <table:table-cell office:value-type="float" office:value="19.74557" calcext:value-type="float">
            <text:p>19.74557</text:p>
          </table:table-cell>
          <table:table-cell office:value-type="float" office:value="21.65607" calcext:value-type="float">
            <text:p>21.65607</text:p>
          </table:table-cell>
          <table:table-cell office:value-type="float" office:value="20.12598" calcext:value-type="float">
            <text:p>20.12598</text:p>
          </table:table-cell>
          <table:table-cell office:value-type="float" office:value="21.24457" calcext:value-type="float">
            <text:p>21.24457</text:p>
          </table:table-cell>
          <table:table-cell office:value-type="float" office:value="20.34113" calcext:value-type="float">
            <text:p>20.34113</text:p>
          </table:table-cell>
          <table:table-cell office:value-type="float" office:value="21.10184" calcext:value-type="float">
            <text:p>21.10184</text:p>
          </table:table-cell>
          <table:table-cell office:value-type="float" office:value="20.41898" calcext:value-type="float">
            <text:p>20.41898</text:p>
          </table:table-cell>
          <table:table-cell office:value-type="float" office:value="20.87317" calcext:value-type="float">
            <text:p>20.87317</text:p>
          </table:table-cell>
          <table:table-cell office:value-type="float" office:value="20.42798" calcext:value-type="float">
            <text:p>20.42798</text:p>
          </table:table-cell>
          <table:table-cell office:value-type="float" office:value="20.57462" calcext:value-type="float">
            <text:p>20.57462</text:p>
          </table:table-cell>
          <table:table-cell office:value-type="float" office:value="20.31058" calcext:value-type="float">
            <text:p>20.31058</text:p>
          </table:table-cell>
          <table:table-cell office:value-type="float" office:value="20.09445" calcext:value-type="float">
            <text:p>20.09445</text:p>
          </table:table-cell>
          <table:table-cell office:value-type="float" office:value="20.03214" calcext:value-type="float">
            <text:p>20.03214</text:p>
          </table:table-cell>
          <table:table-cell office:value-type="float" office:value="19.36252" calcext:value-type="float">
            <text:p>19.36252</text:p>
          </table:table-cell>
          <table:table-cell office:value-type="float" office:value="19.32449" calcext:value-type="float">
            <text:p>19.32449</text:p>
          </table:table-cell>
          <table:table-cell office:value-type="float" office:value="18.55252" calcext:value-type="float">
            <text:p>18.55252</text:p>
          </table:table-cell>
          <table:table-cell office:value-type="float" office:value="18.53217" calcext:value-type="float">
            <text:p>18.53217</text:p>
          </table:table-cell>
          <table:table-cell office:value-type="float" office:value="17.86743" calcext:value-type="float">
            <text:p>17.86743</text:p>
          </table:table-cell>
          <table:table-cell office:value-type="float" office:value="17.85629" calcext:value-type="float">
            <text:p>17.85629</text:p>
          </table:table-cell>
          <table:table-cell office:value-type="float" office:value="17.2254" calcext:value-type="float">
            <text:p>17.2254</text:p>
          </table:table-cell>
          <table:table-cell office:value-type="float" office:value="17.21454" calcext:value-type="float">
            <text:p>17.21454</text:p>
          </table:table-cell>
          <table:table-cell office:value-type="float" office:value="16.55673" calcext:value-type="float">
            <text:p>16.55673</text:p>
          </table:table-cell>
          <table:table-cell office:value-type="float" office:value="16.54364" calcext:value-type="float">
            <text:p>16.54364</text:p>
          </table:table-cell>
          <table:table-cell office:value-type="float" office:value="16.02835" calcext:value-type="float">
            <text:p>16.02835</text:p>
          </table:table-cell>
          <table:table-cell office:value-type="float" office:value="16.00659" calcext:value-type="float">
            <text:p>16.00659</text:p>
          </table:table-cell>
          <table:table-cell office:value-type="float" office:value="28.85358" calcext:value-type="float">
            <text:p>28.85358</text:p>
          </table:table-cell>
          <table:table-cell office:value-type="float" office:value="15.31232" calcext:value-type="float">
            <text:p>15.3123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7082006" calcext:value-type="float">
            <text:p>27082006</text:p>
          </table:table-cell>
          <table:table-cell office:value-type="float" office:value="19.66925" calcext:value-type="float">
            <text:p>19.66925</text:p>
          </table:table-cell>
          <table:table-cell office:value-type="float" office:value="24.0951" calcext:value-type="float">
            <text:p>24.0951</text:p>
          </table:table-cell>
          <table:table-cell office:value-type="float" office:value="17.5924" calcext:value-type="float">
            <text:p>17.5924</text:p>
          </table:table-cell>
          <table:table-cell office:value-type="float" office:value="1.80121" calcext:value-type="float">
            <text:p>1.80121</text:p>
          </table:table-cell>
          <table:table-cell office:value-type="float" office:value="1.317564" calcext:value-type="float">
            <text:p>1.317564</text:p>
          </table:table-cell>
          <table:table-cell office:value-type="float" office:value="207.0216" calcext:value-type="float">
            <text:p>207.0216</text:p>
          </table:table-cell>
          <table:table-cell office:value-type="float" office:value="5.9055" calcext:value-type="float">
            <text:p>5.9055</text:p>
          </table:table-cell>
          <table:table-cell office:value-type="float" office:value="21.76453" calcext:value-type="float">
            <text:p>21.76453</text:p>
          </table:table-cell>
          <table:table-cell office:value-type="float" office:value="18.74329" calcext:value-type="float">
            <text:p>18.74329</text:p>
          </table:table-cell>
          <table:table-cell office:value-type="float" office:value="21.25085" calcext:value-type="float">
            <text:p>21.25085</text:p>
          </table:table-cell>
          <table:table-cell office:value-type="float" office:value="19.24261" calcext:value-type="float">
            <text:p>19.24261</text:p>
          </table:table-cell>
          <table:table-cell office:value-type="float" office:value="20.91843" calcext:value-type="float">
            <text:p>20.91843</text:p>
          </table:table-cell>
          <table:table-cell office:value-type="float" office:value="19.6861" calcext:value-type="float">
            <text:p>19.6861</text:p>
          </table:table-cell>
          <table:table-cell office:value-type="float" office:value="20.96109" calcext:value-type="float">
            <text:p>20.96109</text:p>
          </table:table-cell>
          <table:table-cell office:value-type="float" office:value="19.98132" calcext:value-type="float">
            <text:p>19.98132</text:p>
          </table:table-cell>
          <table:table-cell office:value-type="float" office:value="20.85904" calcext:value-type="float">
            <text:p>20.85904</text:p>
          </table:table-cell>
          <table:table-cell office:value-type="float" office:value="20.11667" calcext:value-type="float">
            <text:p>20.11667</text:p>
          </table:table-cell>
          <table:table-cell office:value-type="float" office:value="20.67685" calcext:value-type="float">
            <text:p>20.67685</text:p>
          </table:table-cell>
          <table:table-cell office:value-type="float" office:value="20.18723" calcext:value-type="float">
            <text:p>20.18723</text:p>
          </table:table-cell>
          <table:table-cell office:value-type="float" office:value="20.43326" calcext:value-type="float">
            <text:p>20.43326</text:p>
          </table:table-cell>
          <table:table-cell office:value-type="float" office:value="20.12802" calcext:value-type="float">
            <text:p>20.12802</text:p>
          </table:table-cell>
          <table:table-cell office:value-type="float" office:value="20.03903" calcext:value-type="float">
            <text:p>20.03903</text:p>
          </table:table-cell>
          <table:table-cell office:value-type="float" office:value="19.92114" calcext:value-type="float">
            <text:p>19.92114</text:p>
          </table:table-cell>
          <table:table-cell office:value-type="float" office:value="19.36847" calcext:value-type="float">
            <text:p>19.36847</text:p>
          </table:table-cell>
          <table:table-cell office:value-type="float" office:value="19.3584" calcext:value-type="float">
            <text:p>19.3584</text:p>
          </table:table-cell>
          <table:table-cell office:value-type="float" office:value="18.57007" calcext:value-type="float">
            <text:p>18.57007</text:p>
          </table:table-cell>
          <table:table-cell office:value-type="float" office:value="18.5527" calcext:value-type="float">
            <text:p>18.5527</text:p>
          </table:table-cell>
          <table:table-cell office:value-type="float" office:value="17.88092" calcext:value-type="float">
            <text:p>17.88092</text:p>
          </table:table-cell>
          <table:table-cell office:value-type="float" office:value="17.86755" calcext:value-type="float">
            <text:p>17.86755</text:p>
          </table:table-cell>
          <table:table-cell office:value-type="float" office:value="17.23795" calcext:value-type="float">
            <text:p>17.23795</text:p>
          </table:table-cell>
          <table:table-cell office:value-type="float" office:value="17.22552" calcext:value-type="float">
            <text:p>17.22552</text:p>
          </table:table-cell>
          <table:table-cell office:value-type="float" office:value="16.5788" calcext:value-type="float">
            <text:p>16.5788</text:p>
          </table:table-cell>
          <table:table-cell office:value-type="float" office:value="16.55698" calcext:value-type="float">
            <text:p>16.55698</text:p>
          </table:table-cell>
          <table:table-cell office:value-type="float" office:value="16.05066" calcext:value-type="float">
            <text:p>16.05066</text:p>
          </table:table-cell>
          <table:table-cell office:value-type="float" office:value="16.02856" calcext:value-type="float">
            <text:p>16.02856</text:p>
          </table:table-cell>
          <table:table-cell office:value-type="float" office:value="23.67038" calcext:value-type="float">
            <text:p>23.67038</text:p>
          </table:table-cell>
          <table:table-cell office:value-type="float" office:value="16.20676" calcext:value-type="float">
            <text:p>16.2067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082006" calcext:value-type="float">
            <text:p>28082006</text:p>
          </table:table-cell>
          <table:table-cell office:value-type="float" office:value="19.34865" calcext:value-type="float">
            <text:p>19.34865</text:p>
          </table:table-cell>
          <table:table-cell office:value-type="float" office:value="19.0951" calcext:value-type="float">
            <text:p>19.0951</text:p>
          </table:table-cell>
          <table:table-cell office:value-type="float" office:value="15.07842" calcext:value-type="float">
            <text:p>15.07842</text:p>
          </table:table-cell>
          <table:table-cell office:value-type="float" office:value="1.67019" calcext:value-type="float">
            <text:p>1.67019</text:p>
          </table:table-cell>
          <table:table-cell office:value-type="float" office:value="1.12167" calcext:value-type="float">
            <text:p>1.12167</text:p>
          </table:table-cell>
          <table:table-cell office:value-type="float" office:value="207.6833" calcext:value-type="float">
            <text:p>207.6833</text:p>
          </table:table-cell>
          <table:table-cell office:value-type="float" office:value="0" calcext:value-type="float">
            <text:p>0</text:p>
          </table:table-cell>
          <table:table-cell office:value-type="float" office:value="20.27307" calcext:value-type="float">
            <text:p>20.27307</text:p>
          </table:table-cell>
          <table:table-cell office:value-type="float" office:value="17.43649" calcext:value-type="float">
            <text:p>17.43649</text:p>
          </table:table-cell>
          <table:table-cell office:value-type="float" office:value="19.98349" calcext:value-type="float">
            <text:p>19.98349</text:p>
          </table:table-cell>
          <table:table-cell office:value-type="float" office:value="18.28412" calcext:value-type="float">
            <text:p>18.28412</text:p>
          </table:table-cell>
          <table:table-cell office:value-type="float" office:value="20.02863" calcext:value-type="float">
            <text:p>20.02863</text:p>
          </table:table-cell>
          <table:table-cell office:value-type="float" office:value="18.85269" calcext:value-type="float">
            <text:p>18.85269</text:p>
          </table:table-cell>
          <table:table-cell office:value-type="float" office:value="20.23523" calcext:value-type="float">
            <text:p>20.23523</text:p>
          </table:table-cell>
          <table:table-cell office:value-type="float" office:value="19.2605" calcext:value-type="float">
            <text:p>19.2605</text:p>
          </table:table-cell>
          <table:table-cell office:value-type="float" office:value="20.27594" calcext:value-type="float">
            <text:p>20.27594</text:p>
          </table:table-cell>
          <table:table-cell office:value-type="float" office:value="19.46332" calcext:value-type="float">
            <text:p>19.46332</text:p>
          </table:table-cell>
          <table:table-cell office:value-type="float" office:value="20.2673" calcext:value-type="float">
            <text:p>20.2673</text:p>
          </table:table-cell>
          <table:table-cell office:value-type="float" office:value="19.65137" calcext:value-type="float">
            <text:p>19.65137</text:p>
          </table:table-cell>
          <table:table-cell office:value-type="float" office:value="20.15567" calcext:value-type="float">
            <text:p>20.15567</text:p>
          </table:table-cell>
          <table:table-cell office:value-type="float" office:value="19.70749" calcext:value-type="float">
            <text:p>19.70749</text:p>
          </table:table-cell>
          <table:table-cell office:value-type="float" office:value="19.92023" calcext:value-type="float">
            <text:p>19.92023</text:p>
          </table:table-cell>
          <table:table-cell office:value-type="float" office:value="19.69083" calcext:value-type="float">
            <text:p>19.69083</text:p>
          </table:table-cell>
          <table:table-cell office:value-type="float" office:value="19.35812" calcext:value-type="float">
            <text:p>19.35812</text:p>
          </table:table-cell>
          <table:table-cell office:value-type="float" office:value="19.30069" calcext:value-type="float">
            <text:p>19.30069</text:p>
          </table:table-cell>
          <table:table-cell office:value-type="float" office:value="18.57599" calcext:value-type="float">
            <text:p>18.57599</text:p>
          </table:table-cell>
          <table:table-cell office:value-type="float" office:value="18.57019" calcext:value-type="float">
            <text:p>18.57019</text:p>
          </table:table-cell>
          <table:table-cell office:value-type="float" office:value="17.89392" calcext:value-type="float">
            <text:p>17.89392</text:p>
          </table:table-cell>
          <table:table-cell office:value-type="float" office:value="17.88107" calcext:value-type="float">
            <text:p>17.88107</text:p>
          </table:table-cell>
          <table:table-cell office:value-type="float" office:value="17.25311" calcext:value-type="float">
            <text:p>17.25311</text:p>
          </table:table-cell>
          <table:table-cell office:value-type="float" office:value="17.23807" calcext:value-type="float">
            <text:p>17.23807</text:p>
          </table:table-cell>
          <table:table-cell office:value-type="float" office:value="16.59863" calcext:value-type="float">
            <text:p>16.59863</text:p>
          </table:table-cell>
          <table:table-cell office:value-type="float" office:value="16.57901" calcext:value-type="float">
            <text:p>16.57901</text:p>
          </table:table-cell>
          <table:table-cell office:value-type="float" office:value="16.07184" calcext:value-type="float">
            <text:p>16.07184</text:p>
          </table:table-cell>
          <table:table-cell office:value-type="float" office:value="16.0509" calcext:value-type="float">
            <text:p>16.0509</text:p>
          </table:table-cell>
          <table:table-cell office:value-type="float" office:value="20.84479" calcext:value-type="float">
            <text:p>20.84479</text:p>
          </table:table-cell>
          <table:table-cell office:value-type="float" office:value="13.66867" calcext:value-type="float">
            <text:p>13.6686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9082006" calcext:value-type="float">
            <text:p>29082006</text:p>
          </table:table-cell>
          <table:table-cell office:value-type="float" office:value="19.52673" calcext:value-type="float">
            <text:p>19.52673</text:p>
          </table:table-cell>
          <table:table-cell office:value-type="float" office:value="25.76177" calcext:value-type="float">
            <text:p>25.76177</text:p>
          </table:table-cell>
          <table:table-cell office:value-type="float" office:value="12.62576" calcext:value-type="float">
            <text:p>12.62576</text:p>
          </table:table-cell>
          <table:table-cell office:value-type="float" office:value="1.690318" calcext:value-type="float">
            <text:p>1.690318</text:p>
          </table:table-cell>
          <table:table-cell office:value-type="float" office:value="1.244212" calcext:value-type="float">
            <text:p>1.244212</text:p>
          </table:table-cell>
          <table:table-cell office:value-type="float" office:value="206.8543" calcext:value-type="float">
            <text:p>206.8543</text:p>
          </table:table-cell>
          <table:table-cell office:value-type="float" office:value="0" calcext:value-type="float">
            <text:p>0</text:p>
          </table:table-cell>
          <table:table-cell office:value-type="float" office:value="20.93521" calcext:value-type="float">
            <text:p>20.93521</text:p>
          </table:table-cell>
          <table:table-cell office:value-type="float" office:value="16.19559" calcext:value-type="float">
            <text:p>16.19559</text:p>
          </table:table-cell>
          <table:table-cell office:value-type="float" office:value="20.20422" calcext:value-type="float">
            <text:p>20.20422</text:p>
          </table:table-cell>
          <table:table-cell office:value-type="float" office:value="17.1058" calcext:value-type="float">
            <text:p>17.1058</text:p>
          </table:table-cell>
          <table:table-cell office:value-type="float" office:value="19.82477" calcext:value-type="float">
            <text:p>19.82477</text:p>
          </table:table-cell>
          <table:table-cell office:value-type="float" office:value="17.79324" calcext:value-type="float">
            <text:p>17.79324</text:p>
          </table:table-cell>
          <table:table-cell office:value-type="float" office:value="19.58499" calcext:value-type="float">
            <text:p>19.58499</text:p>
          </table:table-cell>
          <table:table-cell office:value-type="float" office:value="18.36899" calcext:value-type="float">
            <text:p>18.36899</text:p>
          </table:table-cell>
          <table:table-cell office:value-type="float" office:value="19.46658" calcext:value-type="float">
            <text:p>19.46658</text:p>
          </table:table-cell>
          <table:table-cell office:value-type="float" office:value="18.71817" calcext:value-type="float">
            <text:p>18.71817</text:p>
          </table:table-cell>
          <table:table-cell office:value-type="float" office:value="19.64166" calcext:value-type="float">
            <text:p>19.64166</text:p>
          </table:table-cell>
          <table:table-cell office:value-type="float" office:value="19.03952" calcext:value-type="float">
            <text:p>19.03952</text:p>
          </table:table-cell>
          <table:table-cell office:value-type="float" office:value="19.70215" calcext:value-type="float">
            <text:p>19.70215</text:p>
          </table:table-cell>
          <table:table-cell office:value-type="float" office:value="19.22742" calcext:value-type="float">
            <text:p>19.22742</text:p>
          </table:table-cell>
          <table:table-cell office:value-type="float" office:value="19.68826" calcext:value-type="float">
            <text:p>19.68826</text:p>
          </table:table-cell>
          <table:table-cell office:value-type="float" office:value="19.35522" calcext:value-type="float">
            <text:p>19.35522</text:p>
          </table:table-cell>
          <table:table-cell office:value-type="float" office:value="19.2998" calcext:value-type="float">
            <text:p>19.2998</text:p>
          </table:table-cell>
          <table:table-cell office:value-type="float" office:value="19.17249" calcext:value-type="float">
            <text:p>19.17249</text:p>
          </table:table-cell>
          <table:table-cell office:value-type="float" office:value="18.57571" calcext:value-type="float">
            <text:p>18.57571</text:p>
          </table:table-cell>
          <table:table-cell office:value-type="float" office:value="18.55984" calcext:value-type="float">
            <text:p>18.55984</text:p>
          </table:table-cell>
          <table:table-cell office:value-type="float" office:value="17.90231" calcext:value-type="float">
            <text:p>17.90231</text:p>
          </table:table-cell>
          <table:table-cell office:value-type="float" office:value="17.89407" calcext:value-type="float">
            <text:p>17.89407</text:p>
          </table:table-cell>
          <table:table-cell office:value-type="float" office:value="17.26846" calcext:value-type="float">
            <text:p>17.26846</text:p>
          </table:table-cell>
          <table:table-cell office:value-type="float" office:value="17.2533" calcext:value-type="float">
            <text:p>17.2533</text:p>
          </table:table-cell>
          <table:table-cell office:value-type="float" office:value="16.61719" calcext:value-type="float">
            <text:p>16.61719</text:p>
          </table:table-cell>
          <table:table-cell office:value-type="float" office:value="16.59882" calcext:value-type="float">
            <text:p>16.59882</text:p>
          </table:table-cell>
          <table:table-cell office:value-type="float" office:value="16.09125" calcext:value-type="float">
            <text:p>16.09125</text:p>
          </table:table-cell>
          <table:table-cell office:value-type="float" office:value="16.07205" calcext:value-type="float">
            <text:p>16.07205</text:p>
          </table:table-cell>
          <table:table-cell office:value-type="float" office:value="24.09061" calcext:value-type="float">
            <text:p>24.09061</text:p>
          </table:table-cell>
          <table:table-cell office:value-type="float" office:value="11.8555" calcext:value-type="float">
            <text:p>11.855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0082006" calcext:value-type="float">
            <text:p>30082006</text:p>
          </table:table-cell>
          <table:table-cell office:value-type="float" office:value="19.36335" calcext:value-type="float">
            <text:p>19.36335</text:p>
          </table:table-cell>
          <table:table-cell office:value-type="float" office:value="26.87288" calcext:value-type="float">
            <text:p>26.87288</text:p>
          </table:table-cell>
          <table:table-cell office:value-type="float" office:value="12.63132" calcext:value-type="float">
            <text:p>12.63132</text:p>
          </table:table-cell>
          <table:table-cell office:value-type="float" office:value="1.75192" calcext:value-type="float">
            <text:p>1.75192</text:p>
          </table:table-cell>
          <table:table-cell office:value-type="float" office:value="1.240872" calcext:value-type="float">
            <text:p>1.240872</text:p>
          </table:table-cell>
          <table:table-cell office:value-type="float" office:value="206.7106" calcext:value-type="float">
            <text:p>206.7106</text:p>
          </table:table-cell>
          <table:table-cell office:value-type="float" office:value="0" calcext:value-type="float">
            <text:p>0</text:p>
          </table:table-cell>
          <table:table-cell office:value-type="float" office:value="21.22018" calcext:value-type="float">
            <text:p>21.22018</text:p>
          </table:table-cell>
          <table:table-cell office:value-type="float" office:value="16.33966" calcext:value-type="float">
            <text:p>16.33966</text:p>
          </table:table-cell>
          <table:table-cell office:value-type="float" office:value="20.36029" calcext:value-type="float">
            <text:p>20.36029</text:p>
          </table:table-cell>
          <table:table-cell office:value-type="float" office:value="17.2634" calcext:value-type="float">
            <text:p>17.2634</text:p>
          </table:table-cell>
          <table:table-cell office:value-type="float" office:value="19.92636" calcext:value-type="float">
            <text:p>19.92636</text:p>
          </table:table-cell>
          <table:table-cell office:value-type="float" office:value="17.87387" calcext:value-type="float">
            <text:p>17.87387</text:p>
          </table:table-cell>
          <table:table-cell office:value-type="float" office:value="19.62683" calcext:value-type="float">
            <text:p>19.62683</text:p>
          </table:table-cell>
          <table:table-cell office:value-type="float" office:value="18.36224" calcext:value-type="float">
            <text:p>18.36224</text:p>
          </table:table-cell>
          <table:table-cell office:value-type="float" office:value="19.45786" calcext:value-type="float">
            <text:p>19.45786</text:p>
          </table:table-cell>
          <table:table-cell office:value-type="float" office:value="18.64911" calcext:value-type="float">
            <text:p>18.64911</text:p>
          </table:table-cell>
          <table:table-cell office:value-type="float" office:value="19.37894" calcext:value-type="float">
            <text:p>19.37894</text:p>
          </table:table-cell>
          <table:table-cell office:value-type="float" office:value="18.90912" calcext:value-type="float">
            <text:p>18.90912</text:p>
          </table:table-cell>
          <table:table-cell office:value-type="float" office:value="19.36401" calcext:value-type="float">
            <text:p>19.36401</text:p>
          </table:table-cell>
          <table:table-cell office:value-type="float" office:value="19.05411" calcext:value-type="float">
            <text:p>19.05411</text:p>
          </table:table-cell>
          <table:table-cell office:value-type="float" office:value="19.35391" calcext:value-type="float">
            <text:p>19.35391</text:p>
          </table:table-cell>
          <table:table-cell office:value-type="float" office:value="19.16766" calcext:value-type="float">
            <text:p>19.16766</text:p>
          </table:table-cell>
          <table:table-cell office:value-type="float" office:value="19.17096" calcext:value-type="float">
            <text:p>19.17096</text:p>
          </table:table-cell>
          <table:table-cell office:value-type="float" office:value="19.03101" calcext:value-type="float">
            <text:p>19.03101</text:p>
          </table:table-cell>
          <table:table-cell office:value-type="float" office:value="18.55954" calcext:value-type="float">
            <text:p>18.55954</text:p>
          </table:table-cell>
          <table:table-cell office:value-type="float" office:value="18.521" calcext:value-type="float">
            <text:p>18.521</text:p>
          </table:table-cell>
          <table:table-cell office:value-type="float" office:value="17.9032" calcext:value-type="float">
            <text:p>17.9032</text:p>
          </table:table-cell>
          <table:table-cell office:value-type="float" office:value="17.90125" calcext:value-type="float">
            <text:p>17.90125</text:p>
          </table:table-cell>
          <table:table-cell office:value-type="float" office:value="17.28189" calcext:value-type="float">
            <text:p>17.28189</text:p>
          </table:table-cell>
          <table:table-cell office:value-type="float" office:value="17.26862" calcext:value-type="float">
            <text:p>17.26862</text:p>
          </table:table-cell>
          <table:table-cell office:value-type="float" office:value="16.63495" calcext:value-type="float">
            <text:p>16.63495</text:p>
          </table:table-cell>
          <table:table-cell office:value-type="float" office:value="16.61734" calcext:value-type="float">
            <text:p>16.61734</text:p>
          </table:table-cell>
          <table:table-cell office:value-type="float" office:value="16.10959" calcext:value-type="float">
            <text:p>16.10959</text:p>
          </table:table-cell>
          <table:table-cell office:value-type="float" office:value="16.09146" calcext:value-type="float">
            <text:p>16.09146</text:p>
          </table:table-cell>
          <table:table-cell office:value-type="float" office:value="24.8067" calcext:value-type="float">
            <text:p>24.8067</text:p>
          </table:table-cell>
          <table:table-cell office:value-type="float" office:value="11.7804" calcext:value-type="float">
            <text:p>11.780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1082006" calcext:value-type="float">
            <text:p>31082006</text:p>
          </table:table-cell>
          <table:table-cell office:value-type="float" office:value="19.27606" calcext:value-type="float">
            <text:p>19.27606</text:p>
          </table:table-cell>
          <table:table-cell office:value-type="float" office:value="27.42843" calcext:value-type="float">
            <text:p>27.42843</text:p>
          </table:table-cell>
          <table:table-cell office:value-type="float" office:value="14.8452" calcext:value-type="float">
            <text:p>14.8452</text:p>
          </table:table-cell>
          <table:table-cell office:value-type="float" office:value="1.824361" calcext:value-type="float">
            <text:p>1.824361</text:p>
          </table:table-cell>
          <table:table-cell office:value-type="float" office:value="1.395639" calcext:value-type="float">
            <text:p>1.395639</text:p>
          </table:table-cell>
          <table:table-cell office:value-type="float" office:value="210.5414" calcext:value-type="float">
            <text:p>210.5414</text:p>
          </table:table-cell>
          <table:table-cell office:value-type="float" office:value="0" calcext:value-type="float">
            <text:p>0</text:p>
          </table:table-cell>
          <table:table-cell office:value-type="float" office:value="22.52182" calcext:value-type="float">
            <text:p>22.52182</text:p>
          </table:table-cell>
          <table:table-cell office:value-type="float" office:value="17.20547" calcext:value-type="float">
            <text:p>17.20547</text:p>
          </table:table-cell>
          <table:table-cell office:value-type="float" office:value="21.2688" calcext:value-type="float">
            <text:p>21.2688</text:p>
          </table:table-cell>
          <table:table-cell office:value-type="float" office:value="17.92114" calcext:value-type="float">
            <text:p>17.92114</text:p>
          </table:table-cell>
          <table:table-cell office:value-type="float" office:value="20.64932" calcext:value-type="float">
            <text:p>20.64932</text:p>
          </table:table-cell>
          <table:table-cell office:value-type="float" office:value="18.3392" calcext:value-type="float">
            <text:p>18.3392</text:p>
          </table:table-cell>
          <table:table-cell office:value-type="float" office:value="20.16904" calcext:value-type="float">
            <text:p>20.16904</text:p>
          </table:table-cell>
          <table:table-cell office:value-type="float" office:value="18.66364" calcext:value-type="float">
            <text:p>18.66364</text:p>
          </table:table-cell>
          <table:table-cell office:value-type="float" office:value="19.87057" calcext:value-type="float">
            <text:p>19.87057</text:p>
          </table:table-cell>
          <table:table-cell office:value-type="float" office:value="18.84439" calcext:value-type="float">
            <text:p>18.84439</text:p>
          </table:table-cell>
          <table:table-cell office:value-type="float" office:value="19.59253" calcext:value-type="float">
            <text:p>19.59253</text:p>
          </table:table-cell>
          <table:table-cell office:value-type="float" office:value="18.99979" calcext:value-type="float">
            <text:p>18.99979</text:p>
          </table:table-cell>
          <table:table-cell office:value-type="float" office:value="19.37482" calcext:value-type="float">
            <text:p>19.37482</text:p>
          </table:table-cell>
          <table:table-cell office:value-type="float" office:value="19.06473" calcext:value-type="float">
            <text:p>19.06473</text:p>
          </table:table-cell>
          <table:table-cell office:value-type="float" office:value="19.16818" calcext:value-type="float">
            <text:p>19.16818</text:p>
          </table:table-cell>
          <table:table-cell office:value-type="float" office:value="19.09851" calcext:value-type="float">
            <text:p>19.09851</text:p>
          </table:table-cell>
          <table:table-cell office:value-type="float" office:value="19.02966" calcext:value-type="float">
            <text:p>19.02966</text:p>
          </table:table-cell>
          <table:table-cell office:value-type="float" office:value="18.92358" calcext:value-type="float">
            <text:p>18.92358</text:p>
          </table:table-cell>
          <table:table-cell office:value-type="float" office:value="18.52054" calcext:value-type="float">
            <text:p>18.52054</text:p>
          </table:table-cell>
          <table:table-cell office:value-type="float" office:value="18.47067" calcext:value-type="float">
            <text:p>18.47067</text:p>
          </table:table-cell>
          <table:table-cell office:value-type="float" office:value="17.90118" calcext:value-type="float">
            <text:p>17.90118</text:p>
          </table:table-cell>
          <table:table-cell office:value-type="float" office:value="17.89066" calcext:value-type="float">
            <text:p>17.89066</text:p>
          </table:table-cell>
          <table:table-cell office:value-type="float" office:value="17.29184" calcext:value-type="float">
            <text:p>17.29184</text:p>
          </table:table-cell>
          <table:table-cell office:value-type="float" office:value="17.28201" calcext:value-type="float">
            <text:p>17.28201</text:p>
          </table:table-cell>
          <table:table-cell office:value-type="float" office:value="16.65131" calcext:value-type="float">
            <text:p>16.65131</text:p>
          </table:table-cell>
          <table:table-cell office:value-type="float" office:value="16.63513" calcext:value-type="float">
            <text:p>16.63513</text:p>
          </table:table-cell>
          <table:table-cell office:value-type="float" office:value="16.12689" calcext:value-type="float">
            <text:p>16.12689</text:p>
          </table:table-cell>
          <table:table-cell office:value-type="float" office:value="16.10977" calcext:value-type="float">
            <text:p>16.10977</text:p>
          </table:table-cell>
          <table:table-cell office:value-type="float" office:value="29.37067" calcext:value-type="float">
            <text:p>29.37067</text:p>
          </table:table-cell>
          <table:table-cell office:value-type="float" office:value="13.80045" calcext:value-type="float">
            <text:p>13.8004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92006" calcext:value-type="float">
            <text:p>1092006</text:p>
          </table:table-cell>
          <table:table-cell office:value-type="float" office:value="19.07664" calcext:value-type="float">
            <text:p>19.07664</text:p>
          </table:table-cell>
          <table:table-cell office:value-type="float" office:value="26.87288" calcext:value-type="float">
            <text:p>26.87288</text:p>
          </table:table-cell>
          <table:table-cell office:value-type="float" office:value="13.54308" calcext:value-type="float">
            <text:p>13.54308</text:p>
          </table:table-cell>
          <table:table-cell office:value-type="float" office:value="1.771286" calcext:value-type="float">
            <text:p>1.771286</text:p>
          </table:table-cell>
          <table:table-cell office:value-type="float" office:value="1.030829" calcext:value-type="float">
            <text:p>1.030829</text:p>
          </table:table-cell>
          <table:table-cell office:value-type="float" office:value="213.1413" calcext:value-type="float">
            <text:p>213.1413</text:p>
          </table:table-cell>
          <table:table-cell office:value-type="float" office:value="0" calcext:value-type="float">
            <text:p>0</text:p>
          </table:table-cell>
          <table:table-cell office:value-type="float" office:value="22.7742" calcext:value-type="float">
            <text:p>22.7742</text:p>
          </table:table-cell>
          <table:table-cell office:value-type="float" office:value="17.54697" calcext:value-type="float">
            <text:p>17.54697</text:p>
          </table:table-cell>
          <table:table-cell office:value-type="float" office:value="21.51028" calcext:value-type="float">
            <text:p>21.51028</text:p>
          </table:table-cell>
          <table:table-cell office:value-type="float" office:value="18.30634" calcext:value-type="float">
            <text:p>18.30634</text:p>
          </table:table-cell>
          <table:table-cell office:value-type="float" office:value="20.86966" calcext:value-type="float">
            <text:p>20.86966</text:p>
          </table:table-cell>
          <table:table-cell office:value-type="float" office:value="18.73438" calcext:value-type="float">
            <text:p>18.73438</text:p>
          </table:table-cell>
          <table:table-cell office:value-type="float" office:value="20.36029" calcext:value-type="float">
            <text:p>20.36029</text:p>
          </table:table-cell>
          <table:table-cell office:value-type="float" office:value="19.01471" calcext:value-type="float">
            <text:p>19.01471</text:p>
          </table:table-cell>
          <table:table-cell office:value-type="float" office:value="20.04315" calcext:value-type="float">
            <text:p>20.04315</text:p>
          </table:table-cell>
          <table:table-cell office:value-type="float" office:value="19.14984" calcext:value-type="float">
            <text:p>19.14984</text:p>
          </table:table-cell>
          <table:table-cell office:value-type="float" office:value="19.74414" calcext:value-type="float">
            <text:p>19.74414</text:p>
          </table:table-cell>
          <table:table-cell office:value-type="float" office:value="19.24026" calcext:value-type="float">
            <text:p>19.24026</text:p>
          </table:table-cell>
          <table:table-cell office:value-type="float" office:value="19.50342" calcext:value-type="float">
            <text:p>19.50342</text:p>
          </table:table-cell>
          <table:table-cell office:value-type="float" office:value="19.22583" calcext:value-type="float">
            <text:p>19.22583</text:p>
          </table:table-cell>
          <table:table-cell office:value-type="float" office:value="19.17929" calcext:value-type="float">
            <text:p>19.17929</text:p>
          </table:table-cell>
          <table:table-cell office:value-type="float" office:value="19.12363" calcext:value-type="float">
            <text:p>19.12363</text:p>
          </table:table-cell>
          <table:table-cell office:value-type="float" office:value="18.92279" calcext:value-type="float">
            <text:p>18.92279</text:p>
          </table:table-cell>
          <table:table-cell office:value-type="float" office:value="18.87534" calcext:value-type="float">
            <text:p>18.87534</text:p>
          </table:table-cell>
          <table:table-cell office:value-type="float" office:value="18.47015" calcext:value-type="float">
            <text:p>18.47015</text:p>
          </table:table-cell>
          <table:table-cell office:value-type="float" office:value="18.42392" calcext:value-type="float">
            <text:p>18.42392</text:p>
          </table:table-cell>
          <table:table-cell office:value-type="float" office:value="17.8905" calcext:value-type="float">
            <text:p>17.8905</text:p>
          </table:table-cell>
          <table:table-cell office:value-type="float" office:value="17.87408" calcext:value-type="float">
            <text:p>17.87408</text:p>
          </table:table-cell>
          <table:table-cell office:value-type="float" office:value="17.29764" calcext:value-type="float">
            <text:p>17.29764</text:p>
          </table:table-cell>
          <table:table-cell office:value-type="float" office:value="17.29193" calcext:value-type="float">
            <text:p>17.29193</text:p>
          </table:table-cell>
          <table:table-cell office:value-type="float" office:value="16.66602" calcext:value-type="float">
            <text:p>16.66602</text:p>
          </table:table-cell>
          <table:table-cell office:value-type="float" office:value="16.65146" calcext:value-type="float">
            <text:p>16.65146</text:p>
          </table:table-cell>
          <table:table-cell office:value-type="float" office:value="16.14316" calcext:value-type="float">
            <text:p>16.14316</text:p>
          </table:table-cell>
          <table:table-cell office:value-type="float" office:value="16.12704" calcext:value-type="float">
            <text:p>16.12704</text:p>
          </table:table-cell>
          <table:table-cell office:value-type="float" office:value="29.80362" calcext:value-type="float">
            <text:p>29.80362</text:p>
          </table:table-cell>
          <table:table-cell office:value-type="float" office:value="12.90829" calcext:value-type="float">
            <text:p>12.9082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92006" calcext:value-type="float">
            <text:p>2092006</text:p>
          </table:table-cell>
          <table:table-cell office:value-type="float" office:value="18.96515" calcext:value-type="float">
            <text:p>18.96515</text:p>
          </table:table-cell>
          <table:table-cell office:value-type="float" office:value="22.42843" calcext:value-type="float">
            <text:p>22.42843</text:p>
          </table:table-cell>
          <table:table-cell office:value-type="float" office:value="8.739649" calcext:value-type="float">
            <text:p>8.739649</text:p>
          </table:table-cell>
          <table:table-cell office:value-type="float" office:value="1.431406" calcext:value-type="float">
            <text:p>1.431406</text:p>
          </table:table-cell>
          <table:table-cell office:value-type="float" office:value="0.9889641" calcext:value-type="float">
            <text:p>0.9889641</text:p>
          </table:table-cell>
          <table:table-cell office:value-type="float" office:value="213.2002" calcext:value-type="float">
            <text:p>213.2002</text:p>
          </table:table-cell>
          <table:table-cell office:value-type="float" office:value="3.175" calcext:value-type="float">
            <text:p>3.175</text:p>
          </table:table-cell>
          <table:table-cell office:value-type="float" office:value="21.08206" calcext:value-type="float">
            <text:p>21.08206</text:p>
          </table:table-cell>
          <table:table-cell office:value-type="float" office:value="15.70251" calcext:value-type="float">
            <text:p>15.70251</text:p>
          </table:table-cell>
          <table:table-cell office:value-type="float" office:value="20.1662" calcext:value-type="float">
            <text:p>20.1662</text:p>
          </table:table-cell>
          <table:table-cell office:value-type="float" office:value="17.09067" calcext:value-type="float">
            <text:p>17.09067</text:p>
          </table:table-cell>
          <table:table-cell office:value-type="float" office:value="19.9549" calcext:value-type="float">
            <text:p>19.9549</text:p>
          </table:table-cell>
          <table:table-cell office:value-type="float" office:value="17.8736" calcext:value-type="float">
            <text:p>17.8736</text:p>
          </table:table-cell>
          <table:table-cell office:value-type="float" office:value="20.04132" calcext:value-type="float">
            <text:p>20.04132</text:p>
          </table:table-cell>
          <table:table-cell office:value-type="float" office:value="18.42896" calcext:value-type="float">
            <text:p>18.42896</text:p>
          </table:table-cell>
          <table:table-cell office:value-type="float" office:value="19.93716" calcext:value-type="float">
            <text:p>19.93716</text:p>
          </table:table-cell>
          <table:table-cell office:value-type="float" office:value="18.73605" calcext:value-type="float">
            <text:p>18.73605</text:p>
          </table:table-cell>
          <table:table-cell office:value-type="float" office:value="19.74387" calcext:value-type="float">
            <text:p>19.74387</text:p>
          </table:table-cell>
          <table:table-cell office:value-type="float" office:value="18.97736" calcext:value-type="float">
            <text:p>18.97736</text:p>
          </table:table-cell>
          <table:table-cell office:value-type="float" office:value="19.52106" calcext:value-type="float">
            <text:p>19.52106</text:p>
          </table:table-cell>
          <table:table-cell office:value-type="float" office:value="19.06537" calcext:value-type="float">
            <text:p>19.06537</text:p>
          </table:table-cell>
          <table:table-cell office:value-type="float" office:value="19.21674" calcext:value-type="float">
            <text:p>19.21674</text:p>
          </table:table-cell>
          <table:table-cell office:value-type="float" office:value="19.08472" calcext:value-type="float">
            <text:p>19.08472</text:p>
          </table:table-cell>
          <table:table-cell office:value-type="float" office:value="18.87506" calcext:value-type="float">
            <text:p>18.87506</text:p>
          </table:table-cell>
          <table:table-cell office:value-type="float" office:value="18.84344" calcext:value-type="float">
            <text:p>18.84344</text:p>
          </table:table-cell>
          <table:table-cell office:value-type="float" office:value="18.42343" calcext:value-type="float">
            <text:p>18.42343</text:p>
          </table:table-cell>
          <table:table-cell office:value-type="float" office:value="18.38696" calcext:value-type="float">
            <text:p>18.38696</text:p>
          </table:table-cell>
          <table:table-cell office:value-type="float" office:value="17.87387" calcext:value-type="float">
            <text:p>17.87387</text:p>
          </table:table-cell>
          <table:table-cell office:value-type="float" office:value="17.85623" calcext:value-type="float">
            <text:p>17.85623</text:p>
          </table:table-cell>
          <table:table-cell office:value-type="float" office:value="17.29892" calcext:value-type="float">
            <text:p>17.29892</text:p>
          </table:table-cell>
          <table:table-cell office:value-type="float" office:value="17.29712" calcext:value-type="float">
            <text:p>17.29712</text:p>
          </table:table-cell>
          <table:table-cell office:value-type="float" office:value="16.67264" calcext:value-type="float">
            <text:p>16.67264</text:p>
          </table:table-cell>
          <table:table-cell office:value-type="float" office:value="16.66302" calcext:value-type="float">
            <text:p>16.66302</text:p>
          </table:table-cell>
          <table:table-cell office:value-type="float" office:value="16.15878" calcext:value-type="float">
            <text:p>16.15878</text:p>
          </table:table-cell>
          <table:table-cell office:value-type="float" office:value="16.14334" calcext:value-type="float">
            <text:p>16.14334</text:p>
          </table:table-cell>
          <table:table-cell office:value-type="float" office:value="26.30505" calcext:value-type="float">
            <text:p>26.30505</text:p>
          </table:table-cell>
          <table:table-cell office:value-type="float" office:value="9.122955" calcext:value-type="float">
            <text:p>9.12295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092006" calcext:value-type="float">
            <text:p>3092006</text:p>
          </table:table-cell>
          <table:table-cell office:value-type="float" office:value="18.76703" calcext:value-type="float">
            <text:p>18.76703</text:p>
          </table:table-cell>
          <table:table-cell office:value-type="float" office:value="24.65066" calcext:value-type="float">
            <text:p>24.65066</text:p>
          </table:table-cell>
          <table:table-cell office:value-type="float" office:value="7.645217" calcext:value-type="float">
            <text:p>7.645217</text:p>
          </table:table-cell>
          <table:table-cell office:value-type="float" office:value="1.51721" calcext:value-type="float">
            <text:p>1.51721</text:p>
          </table:table-cell>
          <table:table-cell office:value-type="float" office:value="0.9197928" calcext:value-type="float">
            <text:p>0.9197928</text:p>
          </table:table-cell>
          <table:table-cell office:value-type="float" office:value="218.099" calcext:value-type="float">
            <text:p>218.099</text:p>
          </table:table-cell>
          <table:table-cell office:value-type="float" office:value="9.525" calcext:value-type="float">
            <text:p>9.525</text:p>
          </table:table-cell>
          <table:table-cell office:value-type="float" office:value="19.04001" calcext:value-type="float">
            <text:p>19.04001</text:p>
          </table:table-cell>
          <table:table-cell office:value-type="float" office:value="10.87503" calcext:value-type="float">
            <text:p>10.87503</text:p>
          </table:table-cell>
          <table:table-cell office:value-type="float" office:value="18.40536" calcext:value-type="float">
            <text:p>18.40536</text:p>
          </table:table-cell>
          <table:table-cell office:value-type="float" office:value="12.73273" calcext:value-type="float">
            <text:p>12.73273</text:p>
          </table:table-cell>
          <table:table-cell office:value-type="float" office:value="18.60513" calcext:value-type="float">
            <text:p>18.60513</text:p>
          </table:table-cell>
          <table:table-cell office:value-type="float" office:value="14.52936" calcext:value-type="float">
            <text:p>14.52936</text:p>
          </table:table-cell>
          <table:table-cell office:value-type="float" office:value="19.01859" calcext:value-type="float">
            <text:p>19.01859</text:p>
          </table:table-cell>
          <table:table-cell office:value-type="float" office:value="16.00281" calcext:value-type="float">
            <text:p>16.00281</text:p>
          </table:table-cell>
          <table:table-cell office:value-type="float" office:value="19.13852" calcext:value-type="float">
            <text:p>19.13852</text:p>
          </table:table-cell>
          <table:table-cell office:value-type="float" office:value="16.86932" calcext:value-type="float">
            <text:p>16.86932</text:p>
          </table:table-cell>
          <table:table-cell office:value-type="float" office:value="19.20047" calcext:value-type="float">
            <text:p>19.20047</text:p>
          </table:table-cell>
          <table:table-cell office:value-type="float" office:value="17.62671" calcext:value-type="float">
            <text:p>17.62671</text:p>
          </table:table-cell>
          <table:table-cell office:value-type="float" office:value="19.16418" calcext:value-type="float">
            <text:p>19.16418</text:p>
          </table:table-cell>
          <table:table-cell office:value-type="float" office:value="18.10416" calcext:value-type="float">
            <text:p>18.10416</text:p>
          </table:table-cell>
          <table:table-cell office:value-type="float" office:value="19.08405" calcext:value-type="float">
            <text:p>19.08405</text:p>
          </table:table-cell>
          <table:table-cell office:value-type="float" office:value="18.57434" calcext:value-type="float">
            <text:p>18.57434</text:p>
          </table:table-cell>
          <table:table-cell office:value-type="float" office:value="18.8428" calcext:value-type="float">
            <text:p>18.8428</text:p>
          </table:table-cell>
          <table:table-cell office:value-type="float" office:value="18.71304" calcext:value-type="float">
            <text:p>18.71304</text:p>
          </table:table-cell>
          <table:table-cell office:value-type="float" office:value="18.3866" calcext:value-type="float">
            <text:p>18.3866</text:p>
          </table:table-cell>
          <table:table-cell office:value-type="float" office:value="18.34625" calcext:value-type="float">
            <text:p>18.34625</text:p>
          </table:table-cell>
          <table:table-cell office:value-type="float" office:value="17.85605" calcext:value-type="float">
            <text:p>17.85605</text:p>
          </table:table-cell>
          <table:table-cell office:value-type="float" office:value="17.83719" calcext:value-type="float">
            <text:p>17.83719</text:p>
          </table:table-cell>
          <table:table-cell office:value-type="float" office:value="17.29709" calcext:value-type="float">
            <text:p>17.29709</text:p>
          </table:table-cell>
          <table:table-cell office:value-type="float" office:value="17.29462" calcext:value-type="float">
            <text:p>17.29462</text:p>
          </table:table-cell>
          <table:table-cell office:value-type="float" office:value="16.68671" calcext:value-type="float">
            <text:p>16.68671</text:p>
          </table:table-cell>
          <table:table-cell office:value-type="float" office:value="16.67279" calcext:value-type="float">
            <text:p>16.67279</text:p>
          </table:table-cell>
          <table:table-cell office:value-type="float" office:value="16.17426" calcext:value-type="float">
            <text:p>16.17426</text:p>
          </table:table-cell>
          <table:table-cell office:value-type="float" office:value="16.15897" calcext:value-type="float">
            <text:p>16.15897</text:p>
          </table:table-cell>
          <table:table-cell office:value-type="float" office:value="22.76016" calcext:value-type="float">
            <text:p>22.76016</text:p>
          </table:table-cell>
          <table:table-cell office:value-type="float" office:value="9.145844" calcext:value-type="float">
            <text:p>9.14584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092006" calcext:value-type="float">
            <text:p>4092006</text:p>
          </table:table-cell>
          <table:table-cell office:value-type="float" office:value="18.76287" calcext:value-type="float">
            <text:p>18.76287</text:p>
          </table:table-cell>
          <table:table-cell office:value-type="float" office:value="22.98399" calcext:value-type="float">
            <text:p>22.98399</text:p>
          </table:table-cell>
          <table:table-cell office:value-type="float" office:value="10.40076" calcext:value-type="float">
            <text:p>10.40076</text:p>
          </table:table-cell>
          <table:table-cell office:value-type="float" office:value="1.46319" calcext:value-type="float">
            <text:p>1.46319</text:p>
          </table:table-cell>
          <table:table-cell office:value-type="float" office:value="1.088522" calcext:value-type="float">
            <text:p>1.088522</text:p>
          </table:table-cell>
          <table:table-cell office:value-type="float" office:value="223.4486" calcext:value-type="float">
            <text:p>223.4486</text:p>
          </table:table-cell>
          <table:table-cell office:value-type="float" office:value="0" calcext:value-type="float">
            <text:p>0</text:p>
          </table:table-cell>
          <table:table-cell office:value-type="float" office:value="19.16104" calcext:value-type="float">
            <text:p>19.16104</text:p>
          </table:table-cell>
          <table:table-cell office:value-type="float" office:value="14.37823" calcext:value-type="float">
            <text:p>14.37823</text:p>
          </table:table-cell>
          <table:table-cell office:value-type="float" office:value="18.48953" calcext:value-type="float">
            <text:p>18.48953</text:p>
          </table:table-cell>
          <table:table-cell office:value-type="float" office:value="15.28976" calcext:value-type="float">
            <text:p>15.28976</text:p>
          </table:table-cell>
          <table:table-cell office:value-type="float" office:value="18.17804" calcext:value-type="float">
            <text:p>18.17804</text:p>
          </table:table-cell>
          <table:table-cell office:value-type="float" office:value="16.04489" calcext:value-type="float">
            <text:p>16.04489</text:p>
          </table:table-cell>
          <table:table-cell office:value-type="float" office:value="18.01086" calcext:value-type="float">
            <text:p>18.01086</text:p>
          </table:table-cell>
          <table:table-cell office:value-type="float" office:value="16.70486" calcext:value-type="float">
            <text:p>16.70486</text:p>
          </table:table-cell>
          <table:table-cell office:value-type="float" office:value="17.9566" calcext:value-type="float">
            <text:p>17.9566</text:p>
          </table:table-cell>
          <table:table-cell office:value-type="float" office:value="17.13138" calcext:value-type="float">
            <text:p>17.13138</text:p>
          </table:table-cell>
          <table:table-cell office:value-type="float" office:value="18.06888" calcext:value-type="float">
            <text:p>18.06888</text:p>
          </table:table-cell>
          <table:table-cell office:value-type="float" office:value="17.56146" calcext:value-type="float">
            <text:p>17.56146</text:p>
          </table:table-cell>
          <table:table-cell office:value-type="float" office:value="18.24841" calcext:value-type="float">
            <text:p>18.24841</text:p>
          </table:table-cell>
          <table:table-cell office:value-type="float" office:value="17.88995" calcext:value-type="float">
            <text:p>17.88995</text:p>
          </table:table-cell>
          <table:table-cell office:value-type="float" office:value="18.57114" calcext:value-type="float">
            <text:p>18.57114</text:p>
          </table:table-cell>
          <table:table-cell office:value-type="float" office:value="18.26312" calcext:value-type="float">
            <text:p>18.26312</text:p>
          </table:table-cell>
          <table:table-cell office:value-type="float" office:value="18.71085" calcext:value-type="float">
            <text:p>18.71085</text:p>
          </table:table-cell>
          <table:table-cell office:value-type="float" office:value="18.49976" calcext:value-type="float">
            <text:p>18.49976</text:p>
          </table:table-cell>
          <table:table-cell office:value-type="float" office:value="18.34564" calcext:value-type="float">
            <text:p>18.34564</text:p>
          </table:table-cell>
          <table:table-cell office:value-type="float" office:value="18.27716" calcext:value-type="float">
            <text:p>18.27716</text:p>
          </table:table-cell>
          <table:table-cell office:value-type="float" office:value="17.83701" calcext:value-type="float">
            <text:p>17.83701</text:p>
          </table:table-cell>
          <table:table-cell office:value-type="float" office:value="17.81232" calcext:value-type="float">
            <text:p>17.81232</text:p>
          </table:table-cell>
          <table:table-cell office:value-type="float" office:value="17.29456" calcext:value-type="float">
            <text:p>17.29456</text:p>
          </table:table-cell>
          <table:table-cell office:value-type="float" office:value="17.29163" calcext:value-type="float">
            <text:p>17.29163</text:p>
          </table:table-cell>
          <table:table-cell office:value-type="float" office:value="16.69693" calcext:value-type="float">
            <text:p>16.69693</text:p>
          </table:table-cell>
          <table:table-cell office:value-type="float" office:value="16.68683" calcext:value-type="float">
            <text:p>16.68683</text:p>
          </table:table-cell>
          <table:table-cell office:value-type="float" office:value="16.18826" calcext:value-type="float">
            <text:p>16.18826</text:p>
          </table:table-cell>
          <table:table-cell office:value-type="float" office:value="16.17444" calcext:value-type="float">
            <text:p>16.17444</text:p>
          </table:table-cell>
          <table:table-cell office:value-type="float" office:value="22.08353" calcext:value-type="float">
            <text:p>22.08353</text:p>
          </table:table-cell>
          <table:table-cell office:value-type="float" office:value="9.820435" calcext:value-type="float">
            <text:p>9.82043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092006" calcext:value-type="float">
            <text:p>5092006</text:p>
          </table:table-cell>
          <table:table-cell office:value-type="float" office:value="18.7002" calcext:value-type="float">
            <text:p>18.7002</text:p>
          </table:table-cell>
          <table:table-cell office:value-type="float" office:value="26.31732" calcext:value-type="float">
            <text:p>26.31732</text:p>
          </table:table-cell>
          <table:table-cell office:value-type="float" office:value="11.52299" calcext:value-type="float">
            <text:p>11.52299</text:p>
          </table:table-cell>
          <table:table-cell office:value-type="float" office:value="1.634925" calcext:value-type="float">
            <text:p>1.634925</text:p>
          </table:table-cell>
          <table:table-cell office:value-type="float" office:value="1.157174" calcext:value-type="float">
            <text:p>1.157174</text:p>
          </table:table-cell>
          <table:table-cell office:value-type="float" office:value="225.0021" calcext:value-type="float">
            <text:p>225.0021</text:p>
          </table:table-cell>
          <table:table-cell office:value-type="float" office:value="0" calcext:value-type="float">
            <text:p>0</text:p>
          </table:table-cell>
          <table:table-cell office:value-type="float" office:value="20.09055" calcext:value-type="float">
            <text:p>20.09055</text:p>
          </table:table-cell>
          <table:table-cell office:value-type="float" office:value="14.80286" calcext:value-type="float">
            <text:p>14.80286</text:p>
          </table:table-cell>
          <table:table-cell office:value-type="float" office:value="19.17209" calcext:value-type="float">
            <text:p>19.17209</text:p>
          </table:table-cell>
          <table:table-cell office:value-type="float" office:value="15.65677" calcext:value-type="float">
            <text:p>15.65677</text:p>
          </table:table-cell>
          <table:table-cell office:value-type="float" office:value="18.70273" calcext:value-type="float">
            <text:p>18.70273</text:p>
          </table:table-cell>
          <table:table-cell office:value-type="float" office:value="16.28888" calcext:value-type="float">
            <text:p>16.28888</text:p>
          </table:table-cell>
          <table:table-cell office:value-type="float" office:value="18.37988" calcext:value-type="float">
            <text:p>18.37988</text:p>
          </table:table-cell>
          <table:table-cell office:value-type="float" office:value="16.83521" calcext:value-type="float">
            <text:p>16.83521</text:p>
          </table:table-cell>
          <table:table-cell office:value-type="float" office:value="18.21689" calcext:value-type="float">
            <text:p>18.21689</text:p>
          </table:table-cell>
          <table:table-cell office:value-type="float" office:value="17.18259" calcext:value-type="float">
            <text:p>17.18259</text:p>
          </table:table-cell>
          <table:table-cell office:value-type="float" office:value="18.11316" calcext:value-type="float">
            <text:p>18.11316</text:p>
          </table:table-cell>
          <table:table-cell office:value-type="float" office:value="17.53107" calcext:value-type="float">
            <text:p>17.53107</text:p>
          </table:table-cell>
          <table:table-cell office:value-type="float" office:value="18.0863" calcext:value-type="float">
            <text:p>18.0863</text:p>
          </table:table-cell>
          <table:table-cell office:value-type="float" office:value="17.79028" calcext:value-type="float">
            <text:p>17.79028</text:p>
          </table:table-cell>
          <table:table-cell office:value-type="float" office:value="18.26227" calcext:value-type="float">
            <text:p>18.26227</text:p>
          </table:table-cell>
          <table:table-cell office:value-type="float" office:value="18.11008" calcext:value-type="float">
            <text:p>18.11008</text:p>
          </table:table-cell>
          <table:table-cell office:value-type="float" office:value="18.49768" calcext:value-type="float">
            <text:p>18.49768</text:p>
          </table:table-cell>
          <table:table-cell office:value-type="float" office:value="18.32013" calcext:value-type="float">
            <text:p>18.32013</text:p>
          </table:table-cell>
          <table:table-cell office:value-type="float" office:value="18.27634" calcext:value-type="float">
            <text:p>18.27634</text:p>
          </table:table-cell>
          <table:table-cell office:value-type="float" office:value="18.18893" calcext:value-type="float">
            <text:p>18.18893</text:p>
          </table:table-cell>
          <table:table-cell office:value-type="float" office:value="17.81201" calcext:value-type="float">
            <text:p>17.81201</text:p>
          </table:table-cell>
          <table:table-cell office:value-type="float" office:value="17.77704" calcext:value-type="float">
            <text:p>17.77704</text:p>
          </table:table-cell>
          <table:table-cell office:value-type="float" office:value="17.2916" calcext:value-type="float">
            <text:p>17.2916</text:p>
          </table:table-cell>
          <table:table-cell office:value-type="float" office:value="17.28516" calcext:value-type="float">
            <text:p>17.28516</text:p>
          </table:table-cell>
          <table:table-cell office:value-type="float" office:value="16.70428" calcext:value-type="float">
            <text:p>16.70428</text:p>
          </table:table-cell>
          <table:table-cell office:value-type="float" office:value="16.69702" calcext:value-type="float">
            <text:p>16.69702</text:p>
          </table:table-cell>
          <table:table-cell office:value-type="float" office:value="16.20007" calcext:value-type="float">
            <text:p>16.20007</text:p>
          </table:table-cell>
          <table:table-cell office:value-type="float" office:value="16.18839" calcext:value-type="float">
            <text:p>16.18839</text:p>
          </table:table-cell>
          <table:table-cell office:value-type="float" office:value="23.9462" calcext:value-type="float">
            <text:p>23.9462</text:p>
          </table:table-cell>
          <table:table-cell office:value-type="float" office:value="10.57642" calcext:value-type="float">
            <text:p>10.5764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092006" calcext:value-type="float">
            <text:p>6092006</text:p>
          </table:table-cell>
          <table:table-cell office:value-type="float" office:value="18.73067" calcext:value-type="float">
            <text:p>18.73067</text:p>
          </table:table-cell>
          <table:table-cell office:value-type="float" office:value="27.42843" calcext:value-type="float">
            <text:p>27.42843</text:p>
          </table:table-cell>
          <table:table-cell office:value-type="float" office:value="11.52855" calcext:value-type="float">
            <text:p>11.52855</text:p>
          </table:table-cell>
          <table:table-cell office:value-type="float" office:value="1.686162" calcext:value-type="float">
            <text:p>1.686162</text:p>
          </table:table-cell>
          <table:table-cell office:value-type="float" office:value="1.152361" calcext:value-type="float">
            <text:p>1.152361</text:p>
          </table:table-cell>
          <table:table-cell office:value-type="float" office:value="227.0458" calcext:value-type="float">
            <text:p>227.0458</text:p>
          </table:table-cell>
          <table:table-cell office:value-type="float" office:value="0" calcext:value-type="float">
            <text:p>0</text:p>
          </table:table-cell>
          <table:table-cell office:value-type="float" office:value="21.10226" calcext:value-type="float">
            <text:p>21.10226</text:p>
          </table:table-cell>
          <table:table-cell office:value-type="float" office:value="15.19785" calcext:value-type="float">
            <text:p>15.19785</text:p>
          </table:table-cell>
          <table:table-cell office:value-type="float" office:value="19.97229" calcext:value-type="float">
            <text:p>19.97229</text:p>
          </table:table-cell>
          <table:table-cell office:value-type="float" office:value="16.116" calcext:value-type="float">
            <text:p>16.116</text:p>
          </table:table-cell>
          <table:table-cell office:value-type="float" office:value="19.36734" calcext:value-type="float">
            <text:p>19.36734</text:p>
          </table:table-cell>
          <table:table-cell office:value-type="float" office:value="16.70114" calcext:value-type="float">
            <text:p>16.70114</text:p>
          </table:table-cell>
          <table:table-cell office:value-type="float" office:value="18.89667" calcext:value-type="float">
            <text:p>18.89667</text:p>
          </table:table-cell>
          <table:table-cell office:value-type="float" office:value="17.16754" calcext:value-type="float">
            <text:p>17.16754</text:p>
          </table:table-cell>
          <table:table-cell office:value-type="float" office:value="18.62866" calcext:value-type="float">
            <text:p>18.62866</text:p>
          </table:table-cell>
          <table:table-cell office:value-type="float" office:value="17.44556" calcext:value-type="float">
            <text:p>17.44556</text:p>
          </table:table-cell>
          <table:table-cell office:value-type="float" office:value="18.39813" calcext:value-type="float">
            <text:p>18.39813</text:p>
          </table:table-cell>
          <table:table-cell office:value-type="float" office:value="17.70795" calcext:value-type="float">
            <text:p>17.70795</text:p>
          </table:table-cell>
          <table:table-cell office:value-type="float" office:value="18.24323" calcext:value-type="float">
            <text:p>18.24323</text:p>
          </table:table-cell>
          <table:table-cell office:value-type="float" office:value="17.87592" calcext:value-type="float">
            <text:p>17.87592</text:p>
          </table:table-cell>
          <table:table-cell office:value-type="float" office:value="18.13608" calcext:value-type="float">
            <text:p>18.13608</text:p>
          </table:table-cell>
          <table:table-cell office:value-type="float" office:value="18.07864" calcext:value-type="float">
            <text:p>18.07864</text:p>
          </table:table-cell>
          <table:table-cell office:value-type="float" office:value="18.3186" calcext:value-type="float">
            <text:p>18.3186</text:p>
          </table:table-cell>
          <table:table-cell office:value-type="float" office:value="18.20267" calcext:value-type="float">
            <text:p>18.20267</text:p>
          </table:table-cell>
          <table:table-cell office:value-type="float" office:value="18.18799" calcext:value-type="float">
            <text:p>18.18799</text:p>
          </table:table-cell>
          <table:table-cell office:value-type="float" office:value="18.09909" calcext:value-type="float">
            <text:p>18.09909</text:p>
          </table:table-cell>
          <table:table-cell office:value-type="float" office:value="17.77661" calcext:value-type="float">
            <text:p>17.77661</text:p>
          </table:table-cell>
          <table:table-cell office:value-type="float" office:value="17.73315" calcext:value-type="float">
            <text:p>17.73315</text:p>
          </table:table-cell>
          <table:table-cell office:value-type="float" office:value="17.2851" calcext:value-type="float">
            <text:p>17.2851</text:p>
          </table:table-cell>
          <table:table-cell office:value-type="float" office:value="17.27396" calcext:value-type="float">
            <text:p>17.27396</text:p>
          </table:table-cell>
          <table:table-cell office:value-type="float" office:value="16.70941" calcext:value-type="float">
            <text:p>16.70941</text:p>
          </table:table-cell>
          <table:table-cell office:value-type="float" office:value="16.70435" calcext:value-type="float">
            <text:p>16.70435</text:p>
          </table:table-cell>
          <table:table-cell office:value-type="float" office:value="16.20901" calcext:value-type="float">
            <text:p>16.20901</text:p>
          </table:table-cell>
          <table:table-cell office:value-type="float" office:value="16.20016" calcext:value-type="float">
            <text:p>16.20016</text:p>
          </table:table-cell>
          <table:table-cell office:value-type="float" office:value="26.97742" calcext:value-type="float">
            <text:p>26.97742</text:p>
          </table:table-cell>
          <table:table-cell office:value-type="float" office:value="10.63333" calcext:value-type="float">
            <text:p>10.6333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092006" calcext:value-type="float">
            <text:p>7092006</text:p>
          </table:table-cell>
          <table:table-cell office:value-type="float" office:value="18.60402" calcext:value-type="float">
            <text:p>18.60402</text:p>
          </table:table-cell>
          <table:table-cell office:value-type="float" office:value="28.53955" calcext:value-type="float">
            <text:p>28.53955</text:p>
          </table:table-cell>
          <table:table-cell office:value-type="float" office:value="12.63966" calcext:value-type="float">
            <text:p>12.63966</text:p>
          </table:table-cell>
          <table:table-cell office:value-type="float" office:value="1.752715" calcext:value-type="float">
            <text:p>1.752715</text:p>
          </table:table-cell>
          <table:table-cell office:value-type="float" office:value="1.226773" calcext:value-type="float">
            <text:p>1.226773</text:p>
          </table:table-cell>
          <table:table-cell office:value-type="float" office:value="232.1757" calcext:value-type="float">
            <text:p>232.1757</text:p>
          </table:table-cell>
          <table:table-cell office:value-type="float" office:value="0" calcext:value-type="float">
            <text:p>0</text:p>
          </table:table-cell>
          <table:table-cell office:value-type="float" office:value="22.78625" calcext:value-type="float">
            <text:p>22.78625</text:p>
          </table:table-cell>
          <table:table-cell office:value-type="float" office:value="16.06827" calcext:value-type="float">
            <text:p>16.06827</text:p>
          </table:table-cell>
          <table:table-cell office:value-type="float" office:value="21.151" calcext:value-type="float">
            <text:p>21.151</text:p>
          </table:table-cell>
          <table:table-cell office:value-type="float" office:value="16.90692" calcext:value-type="float">
            <text:p>16.90692</text:p>
          </table:table-cell>
          <table:table-cell office:value-type="float" office:value="20.31952" calcext:value-type="float">
            <text:p>20.31952</text:p>
          </table:table-cell>
          <table:table-cell office:value-type="float" office:value="17.38004" calcext:value-type="float">
            <text:p>17.38004</text:p>
          </table:table-cell>
          <table:table-cell office:value-type="float" office:value="19.65576" calcext:value-type="float">
            <text:p>19.65576</text:p>
          </table:table-cell>
          <table:table-cell office:value-type="float" office:value="17.72318" calcext:value-type="float">
            <text:p>17.72318</text:p>
          </table:table-cell>
          <table:table-cell office:value-type="float" office:value="19.25421" calcext:value-type="float">
            <text:p>19.25421</text:p>
          </table:table-cell>
          <table:table-cell office:value-type="float" office:value="17.90579" calcext:value-type="float">
            <text:p>17.90579</text:p>
          </table:table-cell>
          <table:table-cell office:value-type="float" office:value="18.88422" calcext:value-type="float">
            <text:p>18.88422</text:p>
          </table:table-cell>
          <table:table-cell office:value-type="float" office:value="18.05884" calcext:value-type="float">
            <text:p>18.05884</text:p>
          </table:table-cell>
          <table:table-cell office:value-type="float" office:value="18.58725" calcext:value-type="float">
            <text:p>18.58725</text:p>
          </table:table-cell>
          <table:table-cell office:value-type="float" office:value="18.11584" calcext:value-type="float">
            <text:p>18.11584</text:p>
          </table:table-cell>
          <table:table-cell office:value-type="float" office:value="18.23868" calcext:value-type="float">
            <text:p>18.23868</text:p>
          </table:table-cell>
          <table:table-cell office:value-type="float" office:value="18.11353" calcext:value-type="float">
            <text:p>18.11353</text:p>
          </table:table-cell>
          <table:table-cell office:value-type="float" office:value="18.20178" calcext:value-type="float">
            <text:p>18.20178</text:p>
          </table:table-cell>
          <table:table-cell office:value-type="float" office:value="18.15421" calcext:value-type="float">
            <text:p>18.15421</text:p>
          </table:table-cell>
          <table:table-cell office:value-type="float" office:value="18.09818" calcext:value-type="float">
            <text:p>18.09818</text:p>
          </table:table-cell>
          <table:table-cell office:value-type="float" office:value="18.02219" calcext:value-type="float">
            <text:p>18.02219</text:p>
          </table:table-cell>
          <table:table-cell office:value-type="float" office:value="17.7327" calcext:value-type="float">
            <text:p>17.7327</text:p>
          </table:table-cell>
          <table:table-cell office:value-type="float" office:value="17.68686" calcext:value-type="float">
            <text:p>17.68686</text:p>
          </table:table-cell>
          <table:table-cell office:value-type="float" office:value="17.2738" calcext:value-type="float">
            <text:p>17.2738</text:p>
          </table:table-cell>
          <table:table-cell office:value-type="float" office:value="17.25742" calcext:value-type="float">
            <text:p>17.25742</text:p>
          </table:table-cell>
          <table:table-cell office:value-type="float" office:value="16.71112" calcext:value-type="float">
            <text:p>16.71112</text:p>
          </table:table-cell>
          <table:table-cell office:value-type="float" office:value="16.70941" calcext:value-type="float">
            <text:p>16.70941</text:p>
          </table:table-cell>
          <table:table-cell office:value-type="float" office:value="16.21664" calcext:value-type="float">
            <text:p>16.21664</text:p>
          </table:table-cell>
          <table:table-cell office:value-type="float" office:value="16.20911" calcext:value-type="float">
            <text:p>16.20911</text:p>
          </table:table-cell>
          <table:table-cell office:value-type="float" office:value="32.45764" calcext:value-type="float">
            <text:p>32.45764</text:p>
          </table:table-cell>
          <table:table-cell office:value-type="float" office:value="11.96628" calcext:value-type="float">
            <text:p>11.9662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092006" calcext:value-type="float">
            <text:p>8092006</text:p>
          </table:table-cell>
          <table:table-cell office:value-type="float" office:value="18.18853" calcext:value-type="float">
            <text:p>18.18853</text:p>
          </table:table-cell>
          <table:table-cell office:value-type="float" office:value="29.0951" calcext:value-type="float">
            <text:p>29.0951</text:p>
          </table:table-cell>
          <table:table-cell office:value-type="float" office:value="12.08966" calcext:value-type="float">
            <text:p>12.08966</text:p>
          </table:table-cell>
          <table:table-cell office:value-type="float" office:value="1.764837" calcext:value-type="float">
            <text:p>1.764837</text:p>
          </table:table-cell>
          <table:table-cell office:value-type="float" office:value="1.187039" calcext:value-type="float">
            <text:p>1.187039</text:p>
          </table:table-cell>
          <table:table-cell office:value-type="float" office:value="235.6811" calcext:value-type="float">
            <text:p>235.6811</text:p>
          </table:table-cell>
          <table:table-cell office:value-type="float" office:value="9.652" calcext:value-type="float">
            <text:p>9.652</text:p>
          </table:table-cell>
          <table:table-cell office:value-type="float" office:value="23.33862" calcext:value-type="float">
            <text:p>23.33862</text:p>
          </table:table-cell>
          <table:table-cell office:value-type="float" office:value="16.40778" calcext:value-type="float">
            <text:p>16.40778</text:p>
          </table:table-cell>
          <table:table-cell office:value-type="float" office:value="21.64493" calcext:value-type="float">
            <text:p>21.64493</text:p>
          </table:table-cell>
          <table:table-cell office:value-type="float" office:value="17.33951" calcext:value-type="float">
            <text:p>17.33951</text:p>
          </table:table-cell>
          <table:table-cell office:value-type="float" office:value="20.77893" calcext:value-type="float">
            <text:p>20.77893</text:p>
          </table:table-cell>
          <table:table-cell office:value-type="float" office:value="17.84729" calcext:value-type="float">
            <text:p>17.84729</text:p>
          </table:table-cell>
          <table:table-cell office:value-type="float" office:value="20.07147" calcext:value-type="float">
            <text:p>20.07147</text:p>
          </table:table-cell>
          <table:table-cell office:value-type="float" office:value="18.17834" calcext:value-type="float">
            <text:p>18.17834</text:p>
          </table:table-cell>
          <table:table-cell office:value-type="float" office:value="19.63293" calcext:value-type="float">
            <text:p>19.63293</text:p>
          </table:table-cell>
          <table:table-cell office:value-type="float" office:value="18.33594" calcext:value-type="float">
            <text:p>18.33594</text:p>
          </table:table-cell>
          <table:table-cell office:value-type="float" office:value="19.2197" calcext:value-type="float">
            <text:p>19.2197</text:p>
          </table:table-cell>
          <table:table-cell office:value-type="float" office:value="18.43964" calcext:value-type="float">
            <text:p>18.43964</text:p>
          </table:table-cell>
          <table:table-cell office:value-type="float" office:value="18.87146" calcext:value-type="float">
            <text:p>18.87146</text:p>
          </table:table-cell>
          <table:table-cell office:value-type="float" office:value="18.42206" calcext:value-type="float">
            <text:p>18.42206</text:p>
          </table:table-cell>
          <table:table-cell office:value-type="float" office:value="18.42474" calcext:value-type="float">
            <text:p>18.42474</text:p>
          </table:table-cell>
          <table:table-cell office:value-type="float" office:value="18.24258" calcext:value-type="float">
            <text:p>18.24258</text:p>
          </table:table-cell>
          <table:table-cell office:value-type="float" office:value="18.17435" calcext:value-type="float">
            <text:p>18.17435</text:p>
          </table:table-cell>
          <table:table-cell office:value-type="float" office:value="18.1539" calcext:value-type="float">
            <text:p>18.1539</text:p>
          </table:table-cell>
          <table:table-cell office:value-type="float" office:value="18.02145" calcext:value-type="float">
            <text:p>18.02145</text:p>
          </table:table-cell>
          <table:table-cell office:value-type="float" office:value="17.96762" calcext:value-type="float">
            <text:p>17.96762</text:p>
          </table:table-cell>
          <table:table-cell office:value-type="float" office:value="17.6864" calcext:value-type="float">
            <text:p>17.6864</text:p>
          </table:table-cell>
          <table:table-cell office:value-type="float" office:value="17.64355" calcext:value-type="float">
            <text:p>17.64355</text:p>
          </table:table-cell>
          <table:table-cell office:value-type="float" office:value="17.2572" calcext:value-type="float">
            <text:p>17.2572</text:p>
          </table:table-cell>
          <table:table-cell office:value-type="float" office:value="17.23822" calcext:value-type="float">
            <text:p>17.23822</text:p>
          </table:table-cell>
          <table:table-cell office:value-type="float" office:value="16.71124" calcext:value-type="float">
            <text:p>16.71124</text:p>
          </table:table-cell>
          <table:table-cell office:value-type="float" office:value="16.70966" calcext:value-type="float">
            <text:p>16.70966</text:p>
          </table:table-cell>
          <table:table-cell office:value-type="float" office:value="16.22211" calcext:value-type="float">
            <text:p>16.22211</text:p>
          </table:table-cell>
          <table:table-cell office:value-type="float" office:value="16.21671" calcext:value-type="float">
            <text:p>16.21671</text:p>
          </table:table-cell>
          <table:table-cell office:value-type="float" office:value="33.24866" calcext:value-type="float">
            <text:p>33.24866</text:p>
          </table:table-cell>
          <table:table-cell office:value-type="float" office:value="11.74039" calcext:value-type="float">
            <text:p>11.7403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092006" calcext:value-type="float">
            <text:p>9092006</text:p>
          </table:table-cell>
          <table:table-cell office:value-type="float" office:value="18.07553" calcext:value-type="float">
            <text:p>18.07553</text:p>
          </table:table-cell>
          <table:table-cell office:value-type="float" office:value="22.42843" calcext:value-type="float">
            <text:p>22.42843</text:p>
          </table:table-cell>
          <table:table-cell office:value-type="float" office:value="15.37296" calcext:value-type="float">
            <text:p>15.37296</text:p>
          </table:table-cell>
          <table:table-cell office:value-type="float" office:value="1.598392" calcext:value-type="float">
            <text:p>1.598392</text:p>
          </table:table-cell>
          <table:table-cell office:value-type="float" office:value="1.14588" calcext:value-type="float">
            <text:p>1.14588</text:p>
          </table:table-cell>
          <table:table-cell office:value-type="float" office:value="236.0201" calcext:value-type="float">
            <text:p>236.0201</text:p>
          </table:table-cell>
          <table:table-cell office:value-type="float" office:value="31.496" calcext:value-type="float">
            <text:p>31.496</text:p>
          </table:table-cell>
          <table:table-cell office:value-type="float" office:value="21.24466" calcext:value-type="float">
            <text:p>21.24466</text:p>
          </table:table-cell>
          <table:table-cell office:value-type="float" office:value="15.56635" calcext:value-type="float">
            <text:p>15.56635</text:p>
          </table:table-cell>
          <table:table-cell office:value-type="float" office:value="20.2616" calcext:value-type="float">
            <text:p>20.2616</text:p>
          </table:table-cell>
          <table:table-cell office:value-type="float" office:value="16.40262" calcext:value-type="float">
            <text:p>16.40262</text:p>
          </table:table-cell>
          <table:table-cell office:value-type="float" office:value="19.68524" calcext:value-type="float">
            <text:p>19.68524</text:p>
          </table:table-cell>
          <table:table-cell office:value-type="float" office:value="17.1008" calcext:value-type="float">
            <text:p>17.1008</text:p>
          </table:table-cell>
          <table:table-cell office:value-type="float" office:value="19.73636" calcext:value-type="float">
            <text:p>19.73636</text:p>
          </table:table-cell>
          <table:table-cell office:value-type="float" office:value="17.74362" calcext:value-type="float">
            <text:p>17.74362</text:p>
          </table:table-cell>
          <table:table-cell office:value-type="float" office:value="19.54614" calcext:value-type="float">
            <text:p>19.54614</text:p>
          </table:table-cell>
          <table:table-cell office:value-type="float" office:value="18.08713" calcext:value-type="float">
            <text:p>18.08713</text:p>
          </table:table-cell>
          <table:table-cell office:value-type="float" office:value="19.22839" calcext:value-type="float">
            <text:p>19.22839</text:p>
          </table:table-cell>
          <table:table-cell office:value-type="float" office:value="18.36157" calcext:value-type="float">
            <text:p>18.36157</text:p>
          </table:table-cell>
          <table:table-cell office:value-type="float" office:value="18.92526" calcext:value-type="float">
            <text:p>18.92526</text:p>
          </table:table-cell>
          <table:table-cell office:value-type="float" office:value="18.44116" calcext:value-type="float">
            <text:p>18.44116</text:p>
          </table:table-cell>
          <table:table-cell office:value-type="float" office:value="18.51389" calcext:value-type="float">
            <text:p>18.51389</text:p>
          </table:table-cell>
          <table:table-cell office:value-type="float" office:value="18.42883" calcext:value-type="float">
            <text:p>18.42883</text:p>
          </table:table-cell>
          <table:table-cell office:value-type="float" office:value="18.21262" calcext:value-type="float">
            <text:p>18.21262</text:p>
          </table:table-cell>
          <table:table-cell office:value-type="float" office:value="18.17484" calcext:value-type="float">
            <text:p>18.17484</text:p>
          </table:table-cell>
          <table:table-cell office:value-type="float" office:value="17.96719" calcext:value-type="float">
            <text:p>17.96719</text:p>
          </table:table-cell>
          <table:table-cell office:value-type="float" office:value="17.93643" calcext:value-type="float">
            <text:p>17.93643</text:p>
          </table:table-cell>
          <table:table-cell office:value-type="float" office:value="17.64316" calcext:value-type="float">
            <text:p>17.64316</text:p>
          </table:table-cell>
          <table:table-cell office:value-type="float" office:value="17.60806" calcext:value-type="float">
            <text:p>17.60806</text:p>
          </table:table-cell>
          <table:table-cell office:value-type="float" office:value="17.23801" calcext:value-type="float">
            <text:p>17.23801</text:p>
          </table:table-cell>
          <table:table-cell office:value-type="float" office:value="17.21783" calcext:value-type="float">
            <text:p>17.21783</text:p>
          </table:table-cell>
          <table:table-cell office:value-type="float" office:value="16.70959" calcext:value-type="float">
            <text:p>16.70959</text:p>
          </table:table-cell>
          <table:table-cell office:value-type="float" office:value="16.70569" calcext:value-type="float">
            <text:p>16.70569</text:p>
          </table:table-cell>
          <table:table-cell office:value-type="float" office:value="16.22491" calcext:value-type="float">
            <text:p>16.22491</text:p>
          </table:table-cell>
          <table:table-cell office:value-type="float" office:value="16.22217" calcext:value-type="float">
            <text:p>16.22217</text:p>
          </table:table-cell>
          <table:table-cell office:value-type="float" office:value="21.94739" calcext:value-type="float">
            <text:p>21.94739</text:p>
          </table:table-cell>
          <table:table-cell office:value-type="float" office:value="14.1853" calcext:value-type="float">
            <text:p>14.185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92006" calcext:value-type="float">
            <text:p>10092006</text:p>
          </table:table-cell>
          <table:table-cell office:value-type="float" office:value="18.07137" calcext:value-type="float">
            <text:p>18.07137</text:p>
          </table:table-cell>
          <table:table-cell office:value-type="float" office:value="19.0951" calcext:value-type="float">
            <text:p>19.0951</text:p>
          </table:table-cell>
          <table:table-cell office:value-type="float" office:value="15.35628" calcext:value-type="float">
            <text:p>15.35628</text:p>
          </table:table-cell>
          <table:table-cell office:value-type="float" office:value="1.545664" calcext:value-type="float">
            <text:p>1.545664</text:p>
          </table:table-cell>
          <table:table-cell office:value-type="float" office:value="1.033643" calcext:value-type="float">
            <text:p>1.033643</text:p>
          </table:table-cell>
          <table:table-cell office:value-type="float" office:value="238.4794" calcext:value-type="float">
            <text:p>238.4794</text:p>
          </table:table-cell>
          <table:table-cell office:value-type="float" office:value="7.6835" calcext:value-type="float">
            <text:p>7.6835</text:p>
          </table:table-cell>
          <table:table-cell office:value-type="float" office:value="18.78949" calcext:value-type="float">
            <text:p>18.78949</text:p>
          </table:table-cell>
          <table:table-cell office:value-type="float" office:value="15.19464" calcext:value-type="float">
            <text:p>15.19464</text:p>
          </table:table-cell>
          <table:table-cell office:value-type="float" office:value="18.31326" calcext:value-type="float">
            <text:p>18.31326</text:p>
          </table:table-cell>
          <table:table-cell office:value-type="float" office:value="15.93948" calcext:value-type="float">
            <text:p>15.93948</text:p>
          </table:table-cell>
          <table:table-cell office:value-type="float" office:value="18.3555" calcext:value-type="float">
            <text:p>18.3555</text:p>
          </table:table-cell>
          <table:table-cell office:value-type="float" office:value="16.59283" calcext:value-type="float">
            <text:p>16.59283</text:p>
          </table:table-cell>
          <table:table-cell office:value-type="float" office:value="18.69583" calcext:value-type="float">
            <text:p>18.69583</text:p>
          </table:table-cell>
          <table:table-cell office:value-type="float" office:value="17.21185" calcext:value-type="float">
            <text:p>17.21185</text:p>
          </table:table-cell>
          <table:table-cell office:value-type="float" office:value="18.75558" calcext:value-type="float">
            <text:p>18.75558</text:p>
          </table:table-cell>
          <table:table-cell office:value-type="float" office:value="17.58582" calcext:value-type="float">
            <text:p>17.58582</text:p>
          </table:table-cell>
          <table:table-cell office:value-type="float" office:value="18.74942" calcext:value-type="float">
            <text:p>18.74942</text:p>
          </table:table-cell>
          <table:table-cell office:value-type="float" office:value="17.91187" calcext:value-type="float">
            <text:p>17.91187</text:p>
          </table:table-cell>
          <table:table-cell office:value-type="float" office:value="18.64407" calcext:value-type="float">
            <text:p>18.64407</text:p>
          </table:table-cell>
          <table:table-cell office:value-type="float" office:value="18.09583" calcext:value-type="float">
            <text:p>18.09583</text:p>
          </table:table-cell>
          <table:table-cell office:value-type="float" office:value="18.46124" calcext:value-type="float">
            <text:p>18.46124</text:p>
          </table:table-cell>
          <table:table-cell office:value-type="float" office:value="18.2348" calcext:value-type="float">
            <text:p>18.2348</text:p>
          </table:table-cell>
          <table:table-cell office:value-type="float" office:value="18.21567" calcext:value-type="float">
            <text:p>18.21567</text:p>
          </table:table-cell>
          <table:table-cell office:value-type="float" office:value="18.18283" calcext:value-type="float">
            <text:p>18.18283</text:p>
          </table:table-cell>
          <table:table-cell office:value-type="float" office:value="17.93613" calcext:value-type="float">
            <text:p>17.93613</text:p>
          </table:table-cell>
          <table:table-cell office:value-type="float" office:value="17.91425" calcext:value-type="float">
            <text:p>17.91425</text:p>
          </table:table-cell>
          <table:table-cell office:value-type="float" office:value="17.60776" calcext:value-type="float">
            <text:p>17.60776</text:p>
          </table:table-cell>
          <table:table-cell office:value-type="float" office:value="17.5799" calcext:value-type="float">
            <text:p>17.5799</text:p>
          </table:table-cell>
          <table:table-cell office:value-type="float" office:value="17.21765" calcext:value-type="float">
            <text:p>17.21765</text:p>
          </table:table-cell>
          <table:table-cell office:value-type="float" office:value="17.19696" calcext:value-type="float">
            <text:p>17.19696</text:p>
          </table:table-cell>
          <table:table-cell office:value-type="float" office:value="16.70563" calcext:value-type="float">
            <text:p>16.70563</text:p>
          </table:table-cell>
          <table:table-cell office:value-type="float" office:value="16.69742" calcext:value-type="float">
            <text:p>16.69742</text:p>
          </table:table-cell>
          <table:table-cell office:value-type="float" office:value="16.22641" calcext:value-type="float">
            <text:p>16.22641</text:p>
          </table:table-cell>
          <table:table-cell office:value-type="float" office:value="16.22495" calcext:value-type="float">
            <text:p>16.22495</text:p>
          </table:table-cell>
          <table:table-cell office:value-type="float" office:value="20.78708" calcext:value-type="float">
            <text:p>20.78708</text:p>
          </table:table-cell>
          <table:table-cell office:value-type="float" office:value="13.37573" calcext:value-type="float">
            <text:p>13.3757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092006" calcext:value-type="float">
            <text:p>11092006</text:p>
          </table:table-cell>
          <table:table-cell office:value-type="float" office:value="17.96748" calcext:value-type="float">
            <text:p>17.96748</text:p>
          </table:table-cell>
          <table:table-cell office:value-type="float" office:value="16.31732" calcext:value-type="float">
            <text:p>16.31732</text:p>
          </table:table-cell>
          <table:table-cell office:value-type="float" office:value="11.68627" calcext:value-type="float">
            <text:p>11.68627</text:p>
          </table:table-cell>
          <table:table-cell office:value-type="float" office:value="1.422295" calcext:value-type="float">
            <text:p>1.422295</text:p>
          </table:table-cell>
          <table:table-cell office:value-type="float" office:value="0.9483931" calcext:value-type="float">
            <text:p>0.9483931</text:p>
          </table:table-cell>
          <table:table-cell office:value-type="float" office:value="242.6849" calcext:value-type="float">
            <text:p>242.6849</text:p>
          </table:table-cell>
          <table:table-cell office:value-type="float" office:value="0.1905" calcext:value-type="float">
            <text:p>0.1905</text:p>
          </table:table-cell>
          <table:table-cell office:value-type="float" office:value="18.09305" calcext:value-type="float">
            <text:p>18.09305</text:p>
          </table:table-cell>
          <table:table-cell office:value-type="float" office:value="14.94113" calcext:value-type="float">
            <text:p>14.94113</text:p>
          </table:table-cell>
          <table:table-cell office:value-type="float" office:value="17.72684" calcext:value-type="float">
            <text:p>17.72684</text:p>
          </table:table-cell>
          <table:table-cell office:value-type="float" office:value="15.87067" calcext:value-type="float">
            <text:p>15.87067</text:p>
          </table:table-cell>
          <table:table-cell office:value-type="float" office:value="17.56314" calcext:value-type="float">
            <text:p>17.56314</text:p>
          </table:table-cell>
          <table:table-cell office:value-type="float" office:value="16.54666" calcext:value-type="float">
            <text:p>16.54666</text:p>
          </table:table-cell>
          <table:table-cell office:value-type="float" office:value="17.64731" calcext:value-type="float">
            <text:p>17.64731</text:p>
          </table:table-cell>
          <table:table-cell office:value-type="float" office:value="16.97592" calcext:value-type="float">
            <text:p>16.97592</text:p>
          </table:table-cell>
          <table:table-cell office:value-type="float" office:value="17.82523" calcext:value-type="float">
            <text:p>17.82523</text:p>
          </table:table-cell>
          <table:table-cell office:value-type="float" office:value="17.26422" calcext:value-type="float">
            <text:p>17.26422</text:p>
          </table:table-cell>
          <table:table-cell office:value-type="float" office:value="18.00241" calcext:value-type="float">
            <text:p>18.00241</text:p>
          </table:table-cell>
          <table:table-cell office:value-type="float" office:value="17.55441" calcext:value-type="float">
            <text:p>17.55441</text:p>
          </table:table-cell>
          <table:table-cell office:value-type="float" office:value="18.11008" calcext:value-type="float">
            <text:p>18.11008</text:p>
          </table:table-cell>
          <table:table-cell office:value-type="float" office:value="17.75519" calcext:value-type="float">
            <text:p>17.75519</text:p>
          </table:table-cell>
          <table:table-cell office:value-type="float" office:value="18.23282" calcext:value-type="float">
            <text:p>18.23282</text:p>
          </table:table-cell>
          <table:table-cell office:value-type="float" office:value="17.97119" calcext:value-type="float">
            <text:p>17.97119</text:p>
          </table:table-cell>
          <table:table-cell office:value-type="float" office:value="18.18201" calcext:value-type="float">
            <text:p>18.18201</text:p>
          </table:table-cell>
          <table:table-cell office:value-type="float" office:value="18.07559" calcext:value-type="float">
            <text:p>18.07559</text:p>
          </table:table-cell>
          <table:table-cell office:value-type="float" office:value="17.914" calcext:value-type="float">
            <text:p>17.914</text:p>
          </table:table-cell>
          <table:table-cell office:value-type="float" office:value="17.87903" calcext:value-type="float">
            <text:p>17.87903</text:p>
          </table:table-cell>
          <table:table-cell office:value-type="float" office:value="17.57962" calcext:value-type="float">
            <text:p>17.57962</text:p>
          </table:table-cell>
          <table:table-cell office:value-type="float" office:value="17.55429" calcext:value-type="float">
            <text:p>17.55429</text:p>
          </table:table-cell>
          <table:table-cell office:value-type="float" office:value="17.19675" calcext:value-type="float">
            <text:p>17.19675</text:p>
          </table:table-cell>
          <table:table-cell office:value-type="float" office:value="17.17831" calcext:value-type="float">
            <text:p>17.17831</text:p>
          </table:table-cell>
          <table:table-cell office:value-type="float" office:value="16.69733" calcext:value-type="float">
            <text:p>16.69733</text:p>
          </table:table-cell>
          <table:table-cell office:value-type="float" office:value="16.69144" calcext:value-type="float">
            <text:p>16.69144</text:p>
          </table:table-cell>
          <table:table-cell office:value-type="float" office:value="16.2265" calcext:value-type="float">
            <text:p>16.2265</text:p>
          </table:table-cell>
          <table:table-cell office:value-type="float" office:value="16.22623" calcext:value-type="float">
            <text:p>16.22623</text:p>
          </table:table-cell>
          <table:table-cell office:value-type="float" office:value="19.27896" calcext:value-type="float">
            <text:p>19.27896</text:p>
          </table:table-cell>
          <table:table-cell office:value-type="float" office:value="10.7178" calcext:value-type="float">
            <text:p>10.717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092006" calcext:value-type="float">
            <text:p>12092006</text:p>
          </table:table-cell>
          <table:table-cell office:value-type="float" office:value="17.59479" calcext:value-type="float">
            <text:p>17.59479</text:p>
          </table:table-cell>
          <table:table-cell office:value-type="float" office:value="22.98399" calcext:value-type="float">
            <text:p>22.98399</text:p>
          </table:table-cell>
          <table:table-cell office:value-type="float" office:value="8.742429" calcext:value-type="float">
            <text:p>8.742429</text:p>
          </table:table-cell>
          <table:table-cell office:value-type="float" office:value="1.388857" calcext:value-type="float">
            <text:p>1.388857</text:p>
          </table:table-cell>
          <table:table-cell office:value-type="float" office:value="0.9793121" calcext:value-type="float">
            <text:p>0.9793121</text:p>
          </table:table-cell>
          <table:table-cell office:value-type="float" office:value="243.5379" calcext:value-type="float">
            <text:p>243.5379</text:p>
          </table:table-cell>
          <table:table-cell office:value-type="float" office:value="0" calcext:value-type="float">
            <text:p>0</text:p>
          </table:table-cell>
          <table:table-cell office:value-type="float" office:value="18.70859" calcext:value-type="float">
            <text:p>18.70859</text:p>
          </table:table-cell>
          <table:table-cell office:value-type="float" office:value="13.44507" calcext:value-type="float">
            <text:p>13.44507</text:p>
          </table:table-cell>
          <table:table-cell office:value-type="float" office:value="17.93561" calcext:value-type="float">
            <text:p>17.93561</text:p>
          </table:table-cell>
          <table:table-cell office:value-type="float" office:value="14.42041" calcext:value-type="float">
            <text:p>14.42041</text:p>
          </table:table-cell>
          <table:table-cell office:value-type="float" office:value="17.55127" calcext:value-type="float">
            <text:p>17.55127</text:p>
          </table:table-cell>
          <table:table-cell office:value-type="float" office:value="15.24927" calcext:value-type="float">
            <text:p>15.24927</text:p>
          </table:table-cell>
          <table:table-cell office:value-type="float" office:value="17.37524" calcext:value-type="float">
            <text:p>17.37524</text:p>
          </table:table-cell>
          <table:table-cell office:value-type="float" office:value="15.94266" calcext:value-type="float">
            <text:p>15.94266</text:p>
          </table:table-cell>
          <table:table-cell office:value-type="float" office:value="17.3187" calcext:value-type="float">
            <text:p>17.3187</text:p>
          </table:table-cell>
          <table:table-cell office:value-type="float" office:value="16.41107" calcext:value-type="float">
            <text:p>16.41107</text:p>
          </table:table-cell>
          <table:table-cell office:value-type="float" office:value="17.56406" calcext:value-type="float">
            <text:p>17.56406</text:p>
          </table:table-cell>
          <table:table-cell office:value-type="float" office:value="16.88794" calcext:value-type="float">
            <text:p>16.88794</text:p>
          </table:table-cell>
          <table:table-cell office:value-type="float" office:value="17.75082" calcext:value-type="float">
            <text:p>17.75082</text:p>
          </table:table-cell>
          <table:table-cell office:value-type="float" office:value="17.24579" calcext:value-type="float">
            <text:p>17.24579</text:p>
          </table:table-cell>
          <table:table-cell office:value-type="float" office:value="17.96909" calcext:value-type="float">
            <text:p>17.96909</text:p>
          </table:table-cell>
          <table:table-cell office:value-type="float" office:value="17.64682" calcext:value-type="float">
            <text:p>17.64682</text:p>
          </table:table-cell>
          <table:table-cell office:value-type="float" office:value="18.07428" calcext:value-type="float">
            <text:p>18.07428</text:p>
          </table:table-cell>
          <table:table-cell office:value-type="float" office:value="17.91858" calcext:value-type="float">
            <text:p>17.91858</text:p>
          </table:table-cell>
          <table:table-cell office:value-type="float" office:value="17.87854" calcext:value-type="float">
            <text:p>17.87854</text:p>
          </table:table-cell>
          <table:table-cell office:value-type="float" office:value="17.82388" calcext:value-type="float">
            <text:p>17.82388</text:p>
          </table:table-cell>
          <table:table-cell office:value-type="float" office:value="17.55402" calcext:value-type="float">
            <text:p>17.55402</text:p>
          </table:table-cell>
          <table:table-cell office:value-type="float" office:value="17.52509" calcext:value-type="float">
            <text:p>17.52509</text:p>
          </table:table-cell>
          <table:table-cell office:value-type="float" office:value="17.1781" calcext:value-type="float">
            <text:p>17.1781</text:p>
          </table:table-cell>
          <table:table-cell office:value-type="float" office:value="17.16052" calcext:value-type="float">
            <text:p>17.16052</text:p>
          </table:table-cell>
          <table:table-cell office:value-type="float" office:value="16.69141" calcext:value-type="float">
            <text:p>16.69141</text:p>
          </table:table-cell>
          <table:table-cell office:value-type="float" office:value="16.6839" calcext:value-type="float">
            <text:p>16.6839</text:p>
          </table:table-cell>
          <table:table-cell office:value-type="float" office:value="16.22629" calcext:value-type="float">
            <text:p>16.22629</text:p>
          </table:table-cell>
          <table:table-cell office:value-type="float" office:value="16.22461" calcext:value-type="float">
            <text:p>16.22461</text:p>
          </table:table-cell>
          <table:table-cell office:value-type="float" office:value="22.21509" calcext:value-type="float">
            <text:p>22.21509</text:p>
          </table:table-cell>
          <table:table-cell office:value-type="float" office:value="8.509644" calcext:value-type="float">
            <text:p>8.50964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092006" calcext:value-type="float">
            <text:p>13092006</text:p>
          </table:table-cell>
          <table:table-cell office:value-type="float" office:value="17.25984" calcext:value-type="float">
            <text:p>17.25984</text:p>
          </table:table-cell>
          <table:table-cell office:value-type="float" office:value="26.87288" calcext:value-type="float">
            <text:p>26.87288</text:p>
          </table:table-cell>
          <table:table-cell office:value-type="float" office:value="8.761888" calcext:value-type="float">
            <text:p>8.761888</text:p>
          </table:table-cell>
          <table:table-cell office:value-type="float" office:value="1.569435" calcext:value-type="float">
            <text:p>1.569435</text:p>
          </table:table-cell>
          <table:table-cell office:value-type="float" office:value="0.9800742" calcext:value-type="float">
            <text:p>0.9800742</text:p>
          </table:table-cell>
          <table:table-cell office:value-type="float" office:value="247.8507" calcext:value-type="float">
            <text:p>247.8507</text:p>
          </table:table-cell>
          <table:table-cell office:value-type="float" office:value="0" calcext:value-type="float">
            <text:p>0</text:p>
          </table:table-cell>
          <table:table-cell office:value-type="float" office:value="19.71713" calcext:value-type="float">
            <text:p>19.71713</text:p>
          </table:table-cell>
          <table:table-cell office:value-type="float" office:value="13.50095" calcext:value-type="float">
            <text:p>13.50095</text:p>
          </table:table-cell>
          <table:table-cell office:value-type="float" office:value="18.68344" calcext:value-type="float">
            <text:p>18.68344</text:p>
          </table:table-cell>
          <table:table-cell office:value-type="float" office:value="14.49362" calcext:value-type="float">
            <text:p>14.49362</text:p>
          </table:table-cell>
          <table:table-cell office:value-type="float" office:value="18.11459" calcext:value-type="float">
            <text:p>18.11459</text:p>
          </table:table-cell>
          <table:table-cell office:value-type="float" office:value="15.29083" calcext:value-type="float">
            <text:p>15.29083</text:p>
          </table:table-cell>
          <table:table-cell office:value-type="float" office:value="17.75183" calcext:value-type="float">
            <text:p>17.75183</text:p>
          </table:table-cell>
          <table:table-cell office:value-type="float" office:value="15.93427" calcext:value-type="float">
            <text:p>15.93427</text:p>
          </table:table-cell>
          <table:table-cell office:value-type="float" office:value="17.5704" calcext:value-type="float">
            <text:p>17.5704</text:p>
          </table:table-cell>
          <table:table-cell office:value-type="float" office:value="16.35242" calcext:value-type="float">
            <text:p>16.35242</text:p>
          </table:table-cell>
          <table:table-cell office:value-type="float" office:value="17.44977" calcext:value-type="float">
            <text:p>17.44977</text:p>
          </table:table-cell>
          <table:table-cell office:value-type="float" office:value="16.77701" calcext:value-type="float">
            <text:p>16.77701</text:p>
          </table:table-cell>
          <table:table-cell office:value-type="float" office:value="17.43683" calcext:value-type="float">
            <text:p>17.43683</text:p>
          </table:table-cell>
          <table:table-cell office:value-type="float" office:value="17.08963" calcext:value-type="float">
            <text:p>17.08963</text:p>
          </table:table-cell>
          <table:table-cell office:value-type="float" office:value="17.64597" calcext:value-type="float">
            <text:p>17.64597</text:p>
          </table:table-cell>
          <table:table-cell office:value-type="float" office:value="17.47153" calcext:value-type="float">
            <text:p>17.47153</text:p>
          </table:table-cell>
          <table:table-cell office:value-type="float" office:value="17.91681" calcext:value-type="float">
            <text:p>17.91681</text:p>
          </table:table-cell>
          <table:table-cell office:value-type="float" office:value="17.75873" calcext:value-type="float">
            <text:p>17.75873</text:p>
          </table:table-cell>
          <table:table-cell office:value-type="float" office:value="17.82318" calcext:value-type="float">
            <text:p>17.82318</text:p>
          </table:table-cell>
          <table:table-cell office:value-type="float" office:value="17.74939" calcext:value-type="float">
            <text:p>17.74939</text:p>
          </table:table-cell>
          <table:table-cell office:value-type="float" office:value="17.52475" calcext:value-type="float">
            <text:p>17.52475</text:p>
          </table:table-cell>
          <table:table-cell office:value-type="float" office:value="17.48798" calcext:value-type="float">
            <text:p>17.48798</text:p>
          </table:table-cell>
          <table:table-cell office:value-type="float" office:value="17.16034" calcext:value-type="float">
            <text:p>17.16034</text:p>
          </table:table-cell>
          <table:table-cell office:value-type="float" office:value="17.14105" calcext:value-type="float">
            <text:p>17.14105</text:p>
          </table:table-cell>
          <table:table-cell office:value-type="float" office:value="16.68381" calcext:value-type="float">
            <text:p>16.68381</text:p>
          </table:table-cell>
          <table:table-cell office:value-type="float" office:value="16.67499" calcext:value-type="float">
            <text:p>16.67499</text:p>
          </table:table-cell>
          <table:table-cell office:value-type="float" office:value="16.22458" calcext:value-type="float">
            <text:p>16.22458</text:p>
          </table:table-cell>
          <table:table-cell office:value-type="float" office:value="16.22098" calcext:value-type="float">
            <text:p>16.22098</text:p>
          </table:table-cell>
          <table:table-cell office:value-type="float" office:value="24.23618" calcext:value-type="float">
            <text:p>24.23618</text:p>
          </table:table-cell>
          <table:table-cell office:value-type="float" office:value="8.532471" calcext:value-type="float">
            <text:p>8.53247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092006" calcext:value-type="float">
            <text:p>14092006</text:p>
          </table:table-cell>
          <table:table-cell office:value-type="float" office:value="17.01719" calcext:value-type="float">
            <text:p>17.01719</text:p>
          </table:table-cell>
          <table:table-cell office:value-type="float" office:value="28.53955" calcext:value-type="float">
            <text:p>28.53955</text:p>
          </table:table-cell>
          <table:table-cell office:value-type="float" office:value="13.74521" calcext:value-type="float">
            <text:p>13.74521</text:p>
          </table:table-cell>
          <table:table-cell office:value-type="float" office:value="1.73341" calcext:value-type="float">
            <text:p>1.73341</text:p>
          </table:table-cell>
          <table:table-cell office:value-type="float" office:value="1.292646" calcext:value-type="float">
            <text:p>1.292646</text:p>
          </table:table-cell>
          <table:table-cell office:value-type="float" office:value="251.8317" calcext:value-type="float">
            <text:p>251.8317</text:p>
          </table:table-cell>
          <table:table-cell office:value-type="float" office:value="2.794" calcext:value-type="float">
            <text:p>2.794</text:p>
          </table:table-cell>
          <table:table-cell office:value-type="float" office:value="20.91513" calcext:value-type="float">
            <text:p>20.91513</text:p>
          </table:table-cell>
          <table:table-cell office:value-type="float" office:value="15.32855" calcext:value-type="float">
            <text:p>15.32855</text:p>
          </table:table-cell>
          <table:table-cell office:value-type="float" office:value="19.73306" calcext:value-type="float">
            <text:p>19.73306</text:p>
          </table:table-cell>
          <table:table-cell office:value-type="float" office:value="15.94724" calcext:value-type="float">
            <text:p>15.94724</text:p>
          </table:table-cell>
          <table:table-cell office:value-type="float" office:value="19.02588" calcext:value-type="float">
            <text:p>19.02588</text:p>
          </table:table-cell>
          <table:table-cell office:value-type="float" office:value="16.40329" calcext:value-type="float">
            <text:p>16.40329</text:p>
          </table:table-cell>
          <table:table-cell office:value-type="float" office:value="18.50879" calcext:value-type="float">
            <text:p>18.50879</text:p>
          </table:table-cell>
          <table:table-cell office:value-type="float" office:value="16.75467" calcext:value-type="float">
            <text:p>16.75467</text:p>
          </table:table-cell>
          <table:table-cell office:value-type="float" office:value="18.20825" calcext:value-type="float">
            <text:p>18.20825</text:p>
          </table:table-cell>
          <table:table-cell office:value-type="float" office:value="16.96741" calcext:value-type="float">
            <text:p>16.96741</text:p>
          </table:table-cell>
          <table:table-cell office:value-type="float" office:value="17.94138" calcext:value-type="float">
            <text:p>17.94138</text:p>
          </table:table-cell>
          <table:table-cell office:value-type="float" office:value="17.17654" calcext:value-type="float">
            <text:p>17.17654</text:p>
          </table:table-cell>
          <table:table-cell office:value-type="float" office:value="17.74017" calcext:value-type="float">
            <text:p>17.74017</text:p>
          </table:table-cell>
          <table:table-cell office:value-type="float" office:value="17.31378" calcext:value-type="float">
            <text:p>17.31378</text:p>
          </table:table-cell>
          <table:table-cell office:value-type="float" office:value="17.54926" calcext:value-type="float">
            <text:p>17.54926</text:p>
          </table:table-cell>
          <table:table-cell office:value-type="float" office:value="17.48065" calcext:value-type="float">
            <text:p>17.48065</text:p>
          </table:table-cell>
          <table:table-cell office:value-type="float" office:value="17.75726" calcext:value-type="float">
            <text:p>17.75726</text:p>
          </table:table-cell>
          <table:table-cell office:value-type="float" office:value="17.6608" calcext:value-type="float">
            <text:p>17.6608</text:p>
          </table:table-cell>
          <table:table-cell office:value-type="float" office:value="17.7485" calcext:value-type="float">
            <text:p>17.7485</text:p>
          </table:table-cell>
          <table:table-cell office:value-type="float" office:value="17.67004" calcext:value-type="float">
            <text:p>17.67004</text:p>
          </table:table-cell>
          <table:table-cell office:value-type="float" office:value="17.48752" calcext:value-type="float">
            <text:p>17.48752</text:p>
          </table:table-cell>
          <table:table-cell office:value-type="float" office:value="17.44345" calcext:value-type="float">
            <text:p>17.44345</text:p>
          </table:table-cell>
          <table:table-cell office:value-type="float" office:value="17.14081" calcext:value-type="float">
            <text:p>17.14081</text:p>
          </table:table-cell>
          <table:table-cell office:value-type="float" office:value="17.1189" calcext:value-type="float">
            <text:p>17.1189</text:p>
          </table:table-cell>
          <table:table-cell office:value-type="float" office:value="16.6749" calcext:value-type="float">
            <text:p>16.6749</text:p>
          </table:table-cell>
          <table:table-cell office:value-type="float" office:value="16.66492" calcext:value-type="float">
            <text:p>16.66492</text:p>
          </table:table-cell>
          <table:table-cell office:value-type="float" office:value="16.22095" calcext:value-type="float">
            <text:p>16.22095</text:p>
          </table:table-cell>
          <table:table-cell office:value-type="float" office:value="16.21606" calcext:value-type="float">
            <text:p>16.21606</text:p>
          </table:table-cell>
          <table:table-cell office:value-type="float" office:value="25.43948" calcext:value-type="float">
            <text:p>25.43948</text:p>
          </table:table-cell>
          <table:table-cell office:value-type="float" office:value="12.30762" calcext:value-type="float">
            <text:p>12.3076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092006" calcext:value-type="float">
            <text:p>15092006</text:p>
          </table:table-cell>
          <table:table-cell office:value-type="float" office:value="16.72687" calcext:value-type="float">
            <text:p>16.72687</text:p>
          </table:table-cell>
          <table:table-cell office:value-type="float" office:value="27.98399" calcext:value-type="float">
            <text:p>27.98399</text:p>
          </table:table-cell>
          <table:table-cell office:value-type="float" office:value="16.32696" calcext:value-type="float">
            <text:p>16.32696</text:p>
          </table:table-cell>
          <table:table-cell office:value-type="float" office:value="1.77454" calcext:value-type="float">
            <text:p>1.77454</text:p>
          </table:table-cell>
          <table:table-cell office:value-type="float" office:value="1.246737" calcext:value-type="float">
            <text:p>1.246737</text:p>
          </table:table-cell>
          <table:table-cell office:value-type="float" office:value="250.4438" calcext:value-type="float">
            <text:p>250.4438</text:p>
          </table:table-cell>
          <table:table-cell office:value-type="float" office:value="19.05" calcext:value-type="float">
            <text:p>19.05</text:p>
          </table:table-cell>
          <table:table-cell office:value-type="float" office:value="21.1796" calcext:value-type="float">
            <text:p>21.1796</text:p>
          </table:table-cell>
          <table:table-cell office:value-type="float" office:value="15.84805" calcext:value-type="float">
            <text:p>15.84805</text:p>
          </table:table-cell>
          <table:table-cell office:value-type="float" office:value="20.11581" calcext:value-type="float">
            <text:p>20.11581</text:p>
          </table:table-cell>
          <table:table-cell office:value-type="float" office:value="16.55948" calcext:value-type="float">
            <text:p>16.55948</text:p>
          </table:table-cell>
          <table:table-cell office:value-type="float" office:value="19.41428" calcext:value-type="float">
            <text:p>19.41428</text:p>
          </table:table-cell>
          <table:table-cell office:value-type="float" office:value="17.00967" calcext:value-type="float">
            <text:p>17.00967</text:p>
          </table:table-cell>
          <table:table-cell office:value-type="float" office:value="18.89108" calcext:value-type="float">
            <text:p>18.89108</text:p>
          </table:table-cell>
          <table:table-cell office:value-type="float" office:value="17.30835" calcext:value-type="float">
            <text:p>17.30835</text:p>
          </table:table-cell>
          <table:table-cell office:value-type="float" office:value="18.56708" calcext:value-type="float">
            <text:p>18.56708</text:p>
          </table:table-cell>
          <table:table-cell office:value-type="float" office:value="17.46756" calcext:value-type="float">
            <text:p>17.46756</text:p>
          </table:table-cell>
          <table:table-cell office:value-type="float" office:value="18.2673" calcext:value-type="float">
            <text:p>18.2673</text:p>
          </table:table-cell>
          <table:table-cell office:value-type="float" office:value="17.59479" calcext:value-type="float">
            <text:p>17.59479</text:p>
          </table:table-cell>
          <table:table-cell office:value-type="float" office:value="18.01379" calcext:value-type="float">
            <text:p>18.01379</text:p>
          </table:table-cell>
          <table:table-cell office:value-type="float" office:value="17.62891" calcext:value-type="float">
            <text:p>17.62891</text:p>
          </table:table-cell>
          <table:table-cell office:value-type="float" office:value="17.71381" calcext:value-type="float">
            <text:p>17.71381</text:p>
          </table:table-cell>
          <table:table-cell office:value-type="float" office:value="17.55252" calcext:value-type="float">
            <text:p>17.55252</text:p>
          </table:table-cell>
          <table:table-cell office:value-type="float" office:value="17.66028" calcext:value-type="float">
            <text:p>17.66028</text:p>
          </table:table-cell>
          <table:table-cell office:value-type="float" office:value="17.64676" calcext:value-type="float">
            <text:p>17.64676</text:p>
          </table:table-cell>
          <table:table-cell office:value-type="float" office:value="17.66925" calcext:value-type="float">
            <text:p>17.66925</text:p>
          </table:table-cell>
          <table:table-cell office:value-type="float" office:value="17.60587" calcext:value-type="float">
            <text:p>17.60587</text:p>
          </table:table-cell>
          <table:table-cell office:value-type="float" office:value="17.44296" calcext:value-type="float">
            <text:p>17.44296</text:p>
          </table:table-cell>
          <table:table-cell office:value-type="float" office:value="17.39725" calcext:value-type="float">
            <text:p>17.39725</text:p>
          </table:table-cell>
          <table:table-cell office:value-type="float" office:value="17.11862" calcext:value-type="float">
            <text:p>17.11862</text:p>
          </table:table-cell>
          <table:table-cell office:value-type="float" office:value="17.09335" calcext:value-type="float">
            <text:p>17.09335</text:p>
          </table:table-cell>
          <table:table-cell office:value-type="float" office:value="16.66479" calcext:value-type="float">
            <text:p>16.66479</text:p>
          </table:table-cell>
          <table:table-cell office:value-type="float" office:value="16.64462" calcext:value-type="float">
            <text:p>16.64462</text:p>
          </table:table-cell>
          <table:table-cell office:value-type="float" office:value="16.216" calcext:value-type="float">
            <text:p>16.216</text:p>
          </table:table-cell>
          <table:table-cell office:value-type="float" office:value="16.20929" calcext:value-type="float">
            <text:p>16.20929</text:p>
          </table:table-cell>
          <table:table-cell office:value-type="float" office:value="25.29486" calcext:value-type="float">
            <text:p>25.29486</text:p>
          </table:table-cell>
          <table:table-cell office:value-type="float" office:value="14.87497" calcext:value-type="float">
            <text:p>14.8749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6092006" calcext:value-type="float">
            <text:p>16092006</text:p>
          </table:table-cell>
          <table:table-cell office:value-type="float" office:value="16.39505" calcext:value-type="float">
            <text:p>16.39505</text:p>
          </table:table-cell>
          <table:table-cell office:value-type="float" office:value="32.42843" calcext:value-type="float">
            <text:p>32.42843</text:p>
          </table:table-cell>
          <table:table-cell office:value-type="float" office:value="12.10634" calcext:value-type="float">
            <text:p>12.10634</text:p>
          </table:table-cell>
          <table:table-cell office:value-type="float" office:value="1.905634" calcext:value-type="float">
            <text:p>1.905634</text:p>
          </table:table-cell>
          <table:table-cell office:value-type="float" office:value="0.9471771" calcext:value-type="float">
            <text:p>0.9471771</text:p>
          </table:table-cell>
          <table:table-cell office:value-type="float" office:value="248.8828" calcext:value-type="float">
            <text:p>248.8828</text:p>
          </table:table-cell>
          <table:table-cell office:value-type="float" office:value="32.0675" calcext:value-type="float">
            <text:p>32.0675</text:p>
          </table:table-cell>
          <table:table-cell office:value-type="float" office:value="21.47626" calcext:value-type="float">
            <text:p>21.47626</text:p>
          </table:table-cell>
          <table:table-cell office:value-type="float" office:value="13.81454" calcext:value-type="float">
            <text:p>13.81454</text:p>
          </table:table-cell>
          <table:table-cell office:value-type="float" office:value="20.21338" calcext:value-type="float">
            <text:p>20.21338</text:p>
          </table:table-cell>
          <table:table-cell office:value-type="float" office:value="15.29916" calcext:value-type="float">
            <text:p>15.29916</text:p>
          </table:table-cell>
          <table:table-cell office:value-type="float" office:value="19.46707" calcext:value-type="float">
            <text:p>19.46707</text:p>
          </table:table-cell>
          <table:table-cell office:value-type="float" office:value="16.00024" calcext:value-type="float">
            <text:p>16.00024</text:p>
          </table:table-cell>
          <table:table-cell office:value-type="float" office:value="18.97208" calcext:value-type="float">
            <text:p>18.97208</text:p>
          </table:table-cell>
          <table:table-cell office:value-type="float" office:value="16.6236" calcext:value-type="float">
            <text:p>16.6236</text:p>
          </table:table-cell>
          <table:table-cell office:value-type="float" office:value="18.66068" calcext:value-type="float">
            <text:p>18.66068</text:p>
          </table:table-cell>
          <table:table-cell office:value-type="float" office:value="17.03992" calcext:value-type="float">
            <text:p>17.03992</text:p>
          </table:table-cell>
          <table:table-cell office:value-type="float" office:value="18.29309" calcext:value-type="float">
            <text:p>18.29309</text:p>
          </table:table-cell>
          <table:table-cell office:value-type="float" office:value="17.42267" calcext:value-type="float">
            <text:p>17.42267</text:p>
          </table:table-cell>
          <table:table-cell office:value-type="float" office:value="18.06247" calcext:value-type="float">
            <text:p>18.06247</text:p>
          </table:table-cell>
          <table:table-cell office:value-type="float" office:value="17.58795" calcext:value-type="float">
            <text:p>17.58795</text:p>
          </table:table-cell>
          <table:table-cell office:value-type="float" office:value="17.7897" calcext:value-type="float">
            <text:p>17.7897</text:p>
          </table:table-cell>
          <table:table-cell office:value-type="float" office:value="17.71332" calcext:value-type="float">
            <text:p>17.71332</text:p>
          </table:table-cell>
          <table:table-cell office:value-type="float" office:value="17.66431" calcext:value-type="float">
            <text:p>17.66431</text:p>
          </table:table-cell>
          <table:table-cell office:value-type="float" office:value="17.64795" calcext:value-type="float">
            <text:p>17.64795</text:p>
          </table:table-cell>
          <table:table-cell office:value-type="float" office:value="17.60535" calcext:value-type="float">
            <text:p>17.60535</text:p>
          </table:table-cell>
          <table:table-cell office:value-type="float" office:value="17.56241" calcext:value-type="float">
            <text:p>17.56241</text:p>
          </table:table-cell>
          <table:table-cell office:value-type="float" office:value="17.39679" calcext:value-type="float">
            <text:p>17.39679</text:p>
          </table:table-cell>
          <table:table-cell office:value-type="float" office:value="17.35428" calcext:value-type="float">
            <text:p>17.35428</text:p>
          </table:table-cell>
          <table:table-cell office:value-type="float" office:value="17.09302" calcext:value-type="float">
            <text:p>17.09302</text:p>
          </table:table-cell>
          <table:table-cell office:value-type="float" office:value="17.06329" calcext:value-type="float">
            <text:p>17.06329</text:p>
          </table:table-cell>
          <table:table-cell office:value-type="float" office:value="16.64453" calcext:value-type="float">
            <text:p>16.64453</text:p>
          </table:table-cell>
          <table:table-cell office:value-type="float" office:value="16.63535" calcext:value-type="float">
            <text:p>16.63535</text:p>
          </table:table-cell>
          <table:table-cell office:value-type="float" office:value="16.20923" calcext:value-type="float">
            <text:p>16.20923</text:p>
          </table:table-cell>
          <table:table-cell office:value-type="float" office:value="16.20129" calcext:value-type="float">
            <text:p>16.20129</text:p>
          </table:table-cell>
          <table:table-cell office:value-type="float" office:value="27.21133" calcext:value-type="float">
            <text:p>27.21133</text:p>
          </table:table-cell>
          <table:table-cell office:value-type="float" office:value="12.01645" calcext:value-type="float">
            <text:p>12.0164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092006" calcext:value-type="float">
            <text:p>17092006</text:p>
          </table:table-cell>
          <table:table-cell office:value-type="float" office:value="16.56622" calcext:value-type="float">
            <text:p>16.56622</text:p>
          </table:table-cell>
          <table:table-cell office:value-type="float" office:value="20.76177" calcext:value-type="float">
            <text:p>20.76177</text:p>
          </table:table-cell>
          <table:table-cell office:value-type="float" office:value="7.625758" calcext:value-type="float">
            <text:p>7.625758</text:p>
          </table:table-cell>
          <table:table-cell office:value-type="float" office:value="1.275769" calcext:value-type="float">
            <text:p>1.275769</text:p>
          </table:table-cell>
          <table:table-cell office:value-type="float" office:value="0.9167327" calcext:value-type="float">
            <text:p>0.9167327</text:p>
          </table:table-cell>
          <table:table-cell office:value-type="float" office:value="246.0978" calcext:value-type="float">
            <text:p>246.0978</text:p>
          </table:table-cell>
          <table:table-cell office:value-type="float" office:value="0.1905" calcext:value-type="float">
            <text:p>0.1905</text:p>
          </table:table-cell>
          <table:table-cell office:value-type="float" office:value="18.77698" calcext:value-type="float">
            <text:p>18.77698</text:p>
          </table:table-cell>
          <table:table-cell office:value-type="float" office:value="14.49521" calcext:value-type="float">
            <text:p>14.49521</text:p>
          </table:table-cell>
          <table:table-cell office:value-type="float" office:value="18.39362" calcext:value-type="float">
            <text:p>18.39362</text:p>
          </table:table-cell>
          <table:table-cell office:value-type="float" office:value="15.72141" calcext:value-type="float">
            <text:p>15.72141</text:p>
          </table:table-cell>
          <table:table-cell office:value-type="float" office:value="18.83472" calcext:value-type="float">
            <text:p>18.83472</text:p>
          </table:table-cell>
          <table:table-cell office:value-type="float" office:value="16.51559" calcext:value-type="float">
            <text:p>16.51559</text:p>
          </table:table-cell>
          <table:table-cell office:value-type="float" office:value="18.81839" calcext:value-type="float">
            <text:p>18.81839</text:p>
          </table:table-cell>
          <table:table-cell office:value-type="float" office:value="17.01233" calcext:value-type="float">
            <text:p>17.01233</text:p>
          </table:table-cell>
          <table:table-cell office:value-type="float" office:value="18.62714" calcext:value-type="float">
            <text:p>18.62714</text:p>
          </table:table-cell>
          <table:table-cell office:value-type="float" office:value="17.28696" calcext:value-type="float">
            <text:p>17.28696</text:p>
          </table:table-cell>
          <table:table-cell office:value-type="float" office:value="18.31564" calcext:value-type="float">
            <text:p>18.31564</text:p>
          </table:table-cell>
          <table:table-cell office:value-type="float" office:value="17.55118" calcext:value-type="float">
            <text:p>17.55118</text:p>
          </table:table-cell>
          <table:table-cell office:value-type="float" office:value="18.08823" calcext:value-type="float">
            <text:p>18.08823</text:p>
          </table:table-cell>
          <table:table-cell office:value-type="float" office:value="17.66495" calcext:value-type="float">
            <text:p>17.66495</text:p>
          </table:table-cell>
          <table:table-cell office:value-type="float" office:value="17.83029" calcext:value-type="float">
            <text:p>17.83029</text:p>
          </table:table-cell>
          <table:table-cell office:value-type="float" office:value="17.73444" calcext:value-type="float">
            <text:p>17.73444</text:p>
          </table:table-cell>
          <table:table-cell office:value-type="float" office:value="17.67581" calcext:value-type="float">
            <text:p>17.67581</text:p>
          </table:table-cell>
          <table:table-cell office:value-type="float" office:value="17.6618" calcext:value-type="float">
            <text:p>17.6618</text:p>
          </table:table-cell>
          <table:table-cell office:value-type="float" office:value="17.56201" calcext:value-type="float">
            <text:p>17.56201</text:p>
          </table:table-cell>
          <table:table-cell office:value-type="float" office:value="17.53177" calcext:value-type="float">
            <text:p>17.53177</text:p>
          </table:table-cell>
          <table:table-cell office:value-type="float" office:value="17.35385" calcext:value-type="float">
            <text:p>17.35385</text:p>
          </table:table-cell>
          <table:table-cell office:value-type="float" office:value="17.31754" calcext:value-type="float">
            <text:p>17.31754</text:p>
          </table:table-cell>
          <table:table-cell office:value-type="float" office:value="17.06302" calcext:value-type="float">
            <text:p>17.06302</text:p>
          </table:table-cell>
          <table:table-cell office:value-type="float" office:value="17.03552" calcext:value-type="float">
            <text:p>17.03552</text:p>
          </table:table-cell>
          <table:table-cell office:value-type="float" office:value="16.63522" calcext:value-type="float">
            <text:p>16.63522</text:p>
          </table:table-cell>
          <table:table-cell office:value-type="float" office:value="16.6218" calcext:value-type="float">
            <text:p>16.6218</text:p>
          </table:table-cell>
          <table:table-cell office:value-type="float" office:value="16.2012" calcext:value-type="float">
            <text:p>16.2012</text:p>
          </table:table-cell>
          <table:table-cell office:value-type="float" office:value="16.19296" calcext:value-type="float">
            <text:p>16.19296</text:p>
          </table:table-cell>
          <table:table-cell office:value-type="float" office:value="20.91354" calcext:value-type="float">
            <text:p>20.91354</text:p>
          </table:table-cell>
          <table:table-cell office:value-type="float" office:value="8.223267" calcext:value-type="float">
            <text:p>8.22326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8092006" calcext:value-type="float">
            <text:p>18092006</text:p>
          </table:table-cell>
          <table:table-cell office:value-type="float" office:value="16.45592" calcext:value-type="float">
            <text:p>16.45592</text:p>
          </table:table-cell>
          <table:table-cell office:value-type="float" office:value="14.65066" calcext:value-type="float">
            <text:p>14.65066</text:p>
          </table:table-cell>
          <table:table-cell office:value-type="float" office:value="7.450221" calcext:value-type="float">
            <text:p>7.450221</text:p>
          </table:table-cell>
          <table:table-cell office:value-type="float" office:value="1.056274" calcext:value-type="float">
            <text:p>1.056274</text:p>
          </table:table-cell>
          <table:table-cell office:value-type="float" office:value="0.8195099" calcext:value-type="float">
            <text:p>0.8195099</text:p>
          </table:table-cell>
          <table:table-cell office:value-type="float" office:value="246.5757" calcext:value-type="float">
            <text:p>246.5757</text:p>
          </table:table-cell>
          <table:table-cell office:value-type="float" office:value="0" calcext:value-type="float">
            <text:p>0</text:p>
          </table:table-cell>
          <table:table-cell office:value-type="float" office:value="16.60156" calcext:value-type="float">
            <text:p>16.60156</text:p>
          </table:table-cell>
          <table:table-cell office:value-type="float" office:value="12.68213" calcext:value-type="float">
            <text:p>12.68213</text:p>
          </table:table-cell>
          <table:table-cell office:value-type="float" office:value="16.27948" calcext:value-type="float">
            <text:p>16.27948</text:p>
          </table:table-cell>
          <table:table-cell office:value-type="float" office:value="14.0256" calcext:value-type="float">
            <text:p>14.0256</text:p>
          </table:table-cell>
          <table:table-cell office:value-type="float" office:value="16.72897" calcext:value-type="float">
            <text:p>16.72897</text:p>
          </table:table-cell>
          <table:table-cell office:value-type="float" office:value="15.06195" calcext:value-type="float">
            <text:p>15.06195</text:p>
          </table:table-cell>
          <table:table-cell office:value-type="float" office:value="17.24261" calcext:value-type="float">
            <text:p>17.24261</text:p>
          </table:table-cell>
          <table:table-cell office:value-type="float" office:value="15.80222" calcext:value-type="float">
            <text:p>15.80222</text:p>
          </table:table-cell>
          <table:table-cell office:value-type="float" office:value="17.44431" calcext:value-type="float">
            <text:p>17.44431</text:p>
          </table:table-cell>
          <table:table-cell office:value-type="float" office:value="16.19186" calcext:value-type="float">
            <text:p>16.19186</text:p>
          </table:table-cell>
          <table:table-cell office:value-type="float" office:value="17.61298" calcext:value-type="float">
            <text:p>17.61298</text:p>
          </table:table-cell>
          <table:table-cell office:value-type="float" office:value="16.61539" calcext:value-type="float">
            <text:p>16.61539</text:p>
          </table:table-cell>
          <table:table-cell office:value-type="float" office:value="17.68033" calcext:value-type="float">
            <text:p>17.68033</text:p>
          </table:table-cell>
          <table:table-cell office:value-type="float" office:value="16.94379" calcext:value-type="float">
            <text:p>16.94379</text:p>
          </table:table-cell>
          <table:table-cell office:value-type="float" office:value="17.73334" calcext:value-type="float">
            <text:p>17.73334</text:p>
          </table:table-cell>
          <table:table-cell office:value-type="float" office:value="17.36731" calcext:value-type="float">
            <text:p>17.36731</text:p>
          </table:table-cell>
          <table:table-cell office:value-type="float" office:value="17.67105" calcext:value-type="float">
            <text:p>17.67105</text:p>
          </table:table-cell>
          <table:table-cell office:value-type="float" office:value="17.59122" calcext:value-type="float">
            <text:p>17.59122</text:p>
          </table:table-cell>
          <table:table-cell office:value-type="float" office:value="17.53149" calcext:value-type="float">
            <text:p>17.53149</text:p>
          </table:table-cell>
          <table:table-cell office:value-type="float" office:value="17.50006" calcext:value-type="float">
            <text:p>17.50006</text:p>
          </table:table-cell>
          <table:table-cell office:value-type="float" office:value="17.3172" calcext:value-type="float">
            <text:p>17.3172</text:p>
          </table:table-cell>
          <table:table-cell office:value-type="float" office:value="17.28616" calcext:value-type="float">
            <text:p>17.28616</text:p>
          </table:table-cell>
          <table:table-cell office:value-type="float" office:value="17.03525" calcext:value-type="float">
            <text:p>17.03525</text:p>
          </table:table-cell>
          <table:table-cell office:value-type="float" office:value="17.00946" calcext:value-type="float">
            <text:p>17.00946</text:p>
          </table:table-cell>
          <table:table-cell office:value-type="float" office:value="16.62167" calcext:value-type="float">
            <text:p>16.62167</text:p>
          </table:table-cell>
          <table:table-cell office:value-type="float" office:value="16.60602" calcext:value-type="float">
            <text:p>16.60602</text:p>
          </table:table-cell>
          <table:table-cell office:value-type="float" office:value="16.19287" calcext:value-type="float">
            <text:p>16.19287</text:p>
          </table:table-cell>
          <table:table-cell office:value-type="float" office:value="16.18283" calcext:value-type="float">
            <text:p>16.18283</text:p>
          </table:table-cell>
          <table:table-cell office:value-type="float" office:value="17.39896" calcext:value-type="float">
            <text:p>17.39896</text:p>
          </table:table-cell>
          <table:table-cell office:value-type="float" office:value="7.309204" calcext:value-type="float">
            <text:p>7.30920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092006" calcext:value-type="float">
            <text:p>19092006</text:p>
          </table:table-cell>
          <table:table-cell office:value-type="float" office:value="16.14294" calcext:value-type="float">
            <text:p>16.14294</text:p>
          </table:table-cell>
          <table:table-cell office:value-type="float" office:value="16.87288" calcext:value-type="float">
            <text:p>16.87288</text:p>
          </table:table-cell>
          <table:table-cell office:value-type="float" office:value="4.842421" calcext:value-type="float">
            <text:p>4.842421</text:p>
          </table:table-cell>
          <table:table-cell office:value-type="float" office:value="1.08856" calcext:value-type="float">
            <text:p>1.08856</text:p>
          </table:table-cell>
          <table:table-cell office:value-type="float" office:value="0.7587643" calcext:value-type="float">
            <text:p>0.7587643</text:p>
          </table:table-cell>
          <table:table-cell office:value-type="float" office:value="247.7325" calcext:value-type="float">
            <text:p>247.7325</text:p>
          </table:table-cell>
          <table:table-cell office:value-type="float" office:value="0" calcext:value-type="float">
            <text:p>0</text:p>
          </table:table-cell>
          <table:table-cell office:value-type="float" office:value="16.18802" calcext:value-type="float">
            <text:p>16.18802</text:p>
          </table:table-cell>
          <table:table-cell office:value-type="float" office:value="10.9827" calcext:value-type="float">
            <text:p>10.9827</text:p>
          </table:table-cell>
          <table:table-cell office:value-type="float" office:value="15.62366" calcext:value-type="float">
            <text:p>15.62366</text:p>
          </table:table-cell>
          <table:table-cell office:value-type="float" office:value="12.30563" calcext:value-type="float">
            <text:p>12.30563</text:p>
          </table:table-cell>
          <table:table-cell office:value-type="float" office:value="15.42618" calcext:value-type="float">
            <text:p>15.42618</text:p>
          </table:table-cell>
          <table:table-cell office:value-type="float" office:value="13.48807" calcext:value-type="float">
            <text:p>13.48807</text:p>
          </table:table-cell>
          <table:table-cell office:value-type="float" office:value="15.76804" calcext:value-type="float">
            <text:p>15.76804</text:p>
          </table:table-cell>
          <table:table-cell office:value-type="float" office:value="14.44995" calcext:value-type="float">
            <text:p>14.44995</text:p>
          </table:table-cell>
          <table:table-cell office:value-type="float" office:value="16.16879" calcext:value-type="float">
            <text:p>16.16879</text:p>
          </table:table-cell>
          <table:table-cell office:value-type="float" office:value="15.04129" calcext:value-type="float">
            <text:p>15.04129</text:p>
          </table:table-cell>
          <table:table-cell office:value-type="float" office:value="16.60406" calcext:value-type="float">
            <text:p>16.60406</text:p>
          </table:table-cell>
          <table:table-cell office:value-type="float" office:value="15.68845" calcext:value-type="float">
            <text:p>15.68845</text:p>
          </table:table-cell>
          <table:table-cell office:value-type="float" office:value="16.93787" calcext:value-type="float">
            <text:p>16.93787</text:p>
          </table:table-cell>
          <table:table-cell office:value-type="float" office:value="16.21597" calcext:value-type="float">
            <text:p>16.21597</text:p>
          </table:table-cell>
          <table:table-cell office:value-type="float" office:value="17.36334" calcext:value-type="float">
            <text:p>17.36334</text:p>
          </table:table-cell>
          <table:table-cell office:value-type="float" office:value="16.83218" calcext:value-type="float">
            <text:p>16.83218</text:p>
          </table:table-cell>
          <table:table-cell office:value-type="float" office:value="17.58969" calcext:value-type="float">
            <text:p>17.58969</text:p>
          </table:table-cell>
          <table:table-cell office:value-type="float" office:value="17.38672" calcext:value-type="float">
            <text:p>17.38672</text:p>
          </table:table-cell>
          <table:table-cell office:value-type="float" office:value="17.4996" calcext:value-type="float">
            <text:p>17.4996</text:p>
          </table:table-cell>
          <table:table-cell office:value-type="float" office:value="17.4426" calcext:value-type="float">
            <text:p>17.4426</text:p>
          </table:table-cell>
          <table:table-cell office:value-type="float" office:value="17.28583" calcext:value-type="float">
            <text:p>17.28583</text:p>
          </table:table-cell>
          <table:table-cell office:value-type="float" office:value="17.2525" calcext:value-type="float">
            <text:p>17.2525</text:p>
          </table:table-cell>
          <table:table-cell office:value-type="float" office:value="17.00919" calcext:value-type="float">
            <text:p>17.00919</text:p>
          </table:table-cell>
          <table:table-cell office:value-type="float" office:value="16.98456" calcext:value-type="float">
            <text:p>16.98456</text:p>
          </table:table-cell>
          <table:table-cell office:value-type="float" office:value="16.6058" calcext:value-type="float">
            <text:p>16.6058</text:p>
          </table:table-cell>
          <table:table-cell office:value-type="float" office:value="16.58908" calcext:value-type="float">
            <text:p>16.58908</text:p>
          </table:table-cell>
          <table:table-cell office:value-type="float" office:value="16.18271" calcext:value-type="float">
            <text:p>16.18271</text:p>
          </table:table-cell>
          <table:table-cell office:value-type="float" office:value="16.17029" calcext:value-type="float">
            <text:p>16.17029</text:p>
          </table:table-cell>
          <table:table-cell office:value-type="float" office:value="18.2728" calcext:value-type="float">
            <text:p>18.2728</text:p>
          </table:table-cell>
          <table:table-cell office:value-type="float" office:value="5.17099" calcext:value-type="float">
            <text:p>5.1709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092006" calcext:value-type="float">
            <text:p>20092006</text:p>
          </table:table-cell>
          <table:table-cell office:value-type="float" office:value="16.07484" calcext:value-type="float">
            <text:p>16.07484</text:p>
          </table:table-cell>
          <table:table-cell office:value-type="float" office:value="20.20621" calcext:value-type="float">
            <text:p>20.20621</text:p>
          </table:table-cell>
          <table:table-cell office:value-type="float" office:value="4.306324" calcext:value-type="float">
            <text:p>4.306324</text:p>
          </table:table-cell>
          <table:table-cell office:value-type="float" office:value="1.251499" calcext:value-type="float">
            <text:p>1.251499</text:p>
          </table:table-cell>
          <table:table-cell office:value-type="float" office:value="0.7310179" calcext:value-type="float">
            <text:p>0.7310179</text:p>
          </table:table-cell>
          <table:table-cell office:value-type="float" office:value="249.0336" calcext:value-type="float">
            <text:p>249.0336</text:p>
          </table:table-cell>
          <table:table-cell office:value-type="float" office:value="10.16" calcext:value-type="float">
            <text:p>10.16</text:p>
          </table:table-cell>
          <table:table-cell office:value-type="float" office:value="16.67685" calcext:value-type="float">
            <text:p>16.67685</text:p>
          </table:table-cell>
          <table:table-cell office:value-type="float" office:value="10.39609" calcext:value-type="float">
            <text:p>10.39609</text:p>
          </table:table-cell>
          <table:table-cell office:value-type="float" office:value="15.85654" calcext:value-type="float">
            <text:p>15.85654</text:p>
          </table:table-cell>
          <table:table-cell office:value-type="float" office:value="11.7142" calcext:value-type="float">
            <text:p>11.7142</text:p>
          </table:table-cell>
          <table:table-cell office:value-type="float" office:value="15.4537" calcext:value-type="float">
            <text:p>15.4537</text:p>
          </table:table-cell>
          <table:table-cell office:value-type="float" office:value="12.87967" calcext:value-type="float">
            <text:p>12.87967</text:p>
          </table:table-cell>
          <table:table-cell office:value-type="float" office:value="15.35855" calcext:value-type="float">
            <text:p>15.35855</text:p>
          </table:table-cell>
          <table:table-cell office:value-type="float" office:value="13.84576" calcext:value-type="float">
            <text:p>13.84576</text:p>
          </table:table-cell>
          <table:table-cell office:value-type="float" office:value="15.46814" calcext:value-type="float">
            <text:p>15.46814</text:p>
          </table:table-cell>
          <table:table-cell office:value-type="float" office:value="14.4469" calcext:value-type="float">
            <text:p>14.4469</text:p>
          </table:table-cell>
          <table:table-cell office:value-type="float" office:value="15.86972" calcext:value-type="float">
            <text:p>15.86972</text:p>
          </table:table-cell>
          <table:table-cell office:value-type="float" office:value="15.12" calcext:value-type="float">
            <text:p>15.12</text:p>
          </table:table-cell>
          <table:table-cell office:value-type="float" office:value="16.24426" calcext:value-type="float">
            <text:p>16.24426</text:p>
          </table:table-cell>
          <table:table-cell office:value-type="float" office:value="15.6897" calcext:value-type="float">
            <text:p>15.6897</text:p>
          </table:table-cell>
          <table:table-cell office:value-type="float" office:value="16.82843" calcext:value-type="float">
            <text:p>16.82843</text:p>
          </table:table-cell>
          <table:table-cell office:value-type="float" office:value="16.39313" calcext:value-type="float">
            <text:p>16.39313</text:p>
          </table:table-cell>
          <table:table-cell office:value-type="float" office:value="17.38406" calcext:value-type="float">
            <text:p>17.38406</text:p>
          </table:table-cell>
          <table:table-cell office:value-type="float" office:value="17.12061" calcext:value-type="float">
            <text:p>17.12061</text:p>
          </table:table-cell>
          <table:table-cell office:value-type="float" office:value="17.44177" calcext:value-type="float">
            <text:p>17.44177</text:p>
          </table:table-cell>
          <table:table-cell office:value-type="float" office:value="17.34857" calcext:value-type="float">
            <text:p>17.34857</text:p>
          </table:table-cell>
          <table:table-cell office:value-type="float" office:value="17.25208" calcext:value-type="float">
            <text:p>17.25208</text:p>
          </table:table-cell>
          <table:table-cell office:value-type="float" office:value="17.20834" calcext:value-type="float">
            <text:p>17.20834</text:p>
          </table:table-cell>
          <table:table-cell office:value-type="float" office:value="16.98431" calcext:value-type="float">
            <text:p>16.98431</text:p>
          </table:table-cell>
          <table:table-cell office:value-type="float" office:value="16.9581" calcext:value-type="float">
            <text:p>16.9581</text:p>
          </table:table-cell>
          <table:table-cell office:value-type="float" office:value="16.5889" calcext:value-type="float">
            <text:p>16.5889</text:p>
          </table:table-cell>
          <table:table-cell office:value-type="float" office:value="16.57132" calcext:value-type="float">
            <text:p>16.57132</text:p>
          </table:table-cell>
          <table:table-cell office:value-type="float" office:value="16.17017" calcext:value-type="float">
            <text:p>16.17017</text:p>
          </table:table-cell>
          <table:table-cell office:value-type="float" office:value="16.1568" calcext:value-type="float">
            <text:p>16.1568</text:p>
          </table:table-cell>
          <table:table-cell office:value-type="float" office:value="19.97543" calcext:value-type="float">
            <text:p>19.97543</text:p>
          </table:table-cell>
          <table:table-cell office:value-type="float" office:value="4.6409" calcext:value-type="float">
            <text:p>4.640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1092006" calcext:value-type="float">
            <text:p>21092006</text:p>
          </table:table-cell>
          <table:table-cell office:value-type="float" office:value="16.01041" calcext:value-type="float">
            <text:p>16.01041</text:p>
          </table:table-cell>
          <table:table-cell office:value-type="float" office:value="15.20621" calcext:value-type="float">
            <text:p>15.20621</text:p>
          </table:table-cell>
          <table:table-cell office:value-type="float" office:value="11.63655" calcext:value-type="float">
            <text:p>11.63655</text:p>
          </table:table-cell>
          <table:table-cell office:value-type="float" office:value="1.351973" calcext:value-type="float">
            <text:p>1.351973</text:p>
          </table:table-cell>
          <table:table-cell office:value-type="float" office:value="0.8994672" calcext:value-type="float">
            <text:p>0.8994672</text:p>
          </table:table-cell>
          <table:table-cell office:value-type="float" office:value="246.5026" calcext:value-type="float">
            <text:p>246.5026</text:p>
          </table:table-cell>
          <table:table-cell office:value-type="float" office:value="30.48" calcext:value-type="float">
            <text:p>30.48</text:p>
          </table:table-cell>
          <table:table-cell office:value-type="float" office:value="15.97067" calcext:value-type="float">
            <text:p>15.97067</text:p>
          </table:table-cell>
          <table:table-cell office:value-type="float" office:value="12.49579" calcext:value-type="float">
            <text:p>12.49579</text:p>
          </table:table-cell>
          <table:table-cell office:value-type="float" office:value="15.4064" calcext:value-type="float">
            <text:p>15.4064</text:p>
          </table:table-cell>
          <table:table-cell office:value-type="float" office:value="13.07294" calcext:value-type="float">
            <text:p>13.07294</text:p>
          </table:table-cell>
          <table:table-cell office:value-type="float" office:value="15.12949" calcext:value-type="float">
            <text:p>15.12949</text:p>
          </table:table-cell>
          <table:table-cell office:value-type="float" office:value="13.56326" calcext:value-type="float">
            <text:p>13.56326</text:p>
          </table:table-cell>
          <table:table-cell office:value-type="float" office:value="15.05347" calcext:value-type="float">
            <text:p>15.05347</text:p>
          </table:table-cell>
          <table:table-cell office:value-type="float" office:value="14.03354" calcext:value-type="float">
            <text:p>14.03354</text:p>
          </table:table-cell>
          <table:table-cell office:value-type="float" office:value="15.31171" calcext:value-type="float">
            <text:p>15.31171</text:p>
          </table:table-cell>
          <table:table-cell office:value-type="float" office:value="14.37323" calcext:value-type="float">
            <text:p>14.37323</text:p>
          </table:table-cell>
          <table:table-cell office:value-type="float" office:value="15.57297" calcext:value-type="float">
            <text:p>15.57297</text:p>
          </table:table-cell>
          <table:table-cell office:value-type="float" office:value="14.87857" calcext:value-type="float">
            <text:p>14.87857</text:p>
          </table:table-cell>
          <table:table-cell office:value-type="float" office:value="15.85577" calcext:value-type="float">
            <text:p>15.85577</text:p>
          </table:table-cell>
          <table:table-cell office:value-type="float" office:value="15.36545" calcext:value-type="float">
            <text:p>15.36545</text:p>
          </table:table-cell>
          <table:table-cell office:value-type="float" office:value="16.39124" calcext:value-type="float">
            <text:p>16.39124</text:p>
          </table:table-cell>
          <table:table-cell office:value-type="float" office:value="16.04855" calcext:value-type="float">
            <text:p>16.04855</text:p>
          </table:table-cell>
          <table:table-cell office:value-type="float" office:value="17.1178" calcext:value-type="float">
            <text:p>17.1178</text:p>
          </table:table-cell>
          <table:table-cell office:value-type="float" office:value="16.85568" calcext:value-type="float">
            <text:p>16.85568</text:p>
          </table:table-cell>
          <table:table-cell office:value-type="float" office:value="17.34741" calcext:value-type="float">
            <text:p>17.34741</text:p>
          </table:table-cell>
          <table:table-cell office:value-type="float" office:value="17.22577" calcext:value-type="float">
            <text:p>17.22577</text:p>
          </table:table-cell>
          <table:table-cell office:value-type="float" office:value="17.20779" calcext:value-type="float">
            <text:p>17.20779</text:p>
          </table:table-cell>
          <table:table-cell office:value-type="float" office:value="17.1496" calcext:value-type="float">
            <text:p>17.1496</text:p>
          </table:table-cell>
          <table:table-cell office:value-type="float" office:value="16.95779" calcext:value-type="float">
            <text:p>16.95779</text:p>
          </table:table-cell>
          <table:table-cell office:value-type="float" office:value="16.92734" calcext:value-type="float">
            <text:p>16.92734</text:p>
          </table:table-cell>
          <table:table-cell office:value-type="float" office:value="16.57117" calcext:value-type="float">
            <text:p>16.57117</text:p>
          </table:table-cell>
          <table:table-cell office:value-type="float" office:value="16.55249" calcext:value-type="float">
            <text:p>16.55249</text:p>
          </table:table-cell>
          <table:table-cell office:value-type="float" office:value="16.15665" calcext:value-type="float">
            <text:p>16.15665</text:p>
          </table:table-cell>
          <table:table-cell office:value-type="float" office:value="16.14246" calcext:value-type="float">
            <text:p>16.14246</text:p>
          </table:table-cell>
          <table:table-cell office:value-type="float" office:value="17.8678" calcext:value-type="float">
            <text:p>17.8678</text:p>
          </table:table-cell>
          <table:table-cell office:value-type="float" office:value="10.24872" calcext:value-type="float">
            <text:p>10.2487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092006" calcext:value-type="float">
            <text:p>22092006</text:p>
          </table:table-cell>
          <table:table-cell office:value-type="float" office:value="15.72386" calcext:value-type="float">
            <text:p>15.72386</text:p>
          </table:table-cell>
          <table:table-cell office:value-type="float" office:value="21.87288" calcext:value-type="float">
            <text:p>21.87288</text:p>
          </table:table-cell>
          <table:table-cell office:value-type="float" office:value="9.289645" calcext:value-type="float">
            <text:p>9.289645</text:p>
          </table:table-cell>
          <table:table-cell office:value-type="float" office:value="1.313431" calcext:value-type="float">
            <text:p>1.313431</text:p>
          </table:table-cell>
          <table:table-cell office:value-type="float" office:value="0.9966744" calcext:value-type="float">
            <text:p>0.9966744</text:p>
          </table:table-cell>
          <table:table-cell office:value-type="float" office:value="247.9084" calcext:value-type="float">
            <text:p>247.9084</text:p>
          </table:table-cell>
          <table:table-cell office:value-type="float" office:value="0" calcext:value-type="float">
            <text:p>0</text:p>
          </table:table-cell>
          <table:table-cell office:value-type="float" office:value="17.43961" calcext:value-type="float">
            <text:p>17.43961</text:p>
          </table:table-cell>
          <table:table-cell office:value-type="float" office:value="12.0885" calcext:value-type="float">
            <text:p>12.0885</text:p>
          </table:table-cell>
          <table:table-cell office:value-type="float" office:value="16.46613" calcext:value-type="float">
            <text:p>16.46613</text:p>
          </table:table-cell>
          <table:table-cell office:value-type="float" office:value="12.88858" calcext:value-type="float">
            <text:p>12.88858</text:p>
          </table:table-cell>
          <table:table-cell office:value-type="float" office:value="15.91269" calcext:value-type="float">
            <text:p>15.91269</text:p>
          </table:table-cell>
          <table:table-cell office:value-type="float" office:value="13.55673" calcext:value-type="float">
            <text:p>13.55673</text:p>
          </table:table-cell>
          <table:table-cell office:value-type="float" office:value="15.62289" calcext:value-type="float">
            <text:p>15.62289</text:p>
          </table:table-cell>
          <table:table-cell office:value-type="float" office:value="14.12448" calcext:value-type="float">
            <text:p>14.12448</text:p>
          </table:table-cell>
          <table:table-cell office:value-type="float" office:value="15.51929" calcext:value-type="float">
            <text:p>15.51929</text:p>
          </table:table-cell>
          <table:table-cell office:value-type="float" office:value="14.49103" calcext:value-type="float">
            <text:p>14.49103</text:p>
          </table:table-cell>
          <table:table-cell office:value-type="float" office:value="15.4967" calcext:value-type="float">
            <text:p>15.4967</text:p>
          </table:table-cell>
          <table:table-cell office:value-type="float" office:value="14.92612" calcext:value-type="float">
            <text:p>14.92612</text:p>
          </table:table-cell>
          <table:table-cell office:value-type="float" office:value="15.58719" calcext:value-type="float">
            <text:p>15.58719</text:p>
          </table:table-cell>
          <table:table-cell office:value-type="float" office:value="15.30984" calcext:value-type="float">
            <text:p>15.30984</text:p>
          </table:table-cell>
          <table:table-cell office:value-type="float" office:value="16.04706" calcext:value-type="float">
            <text:p>16.04706</text:p>
          </table:table-cell>
          <table:table-cell office:value-type="float" office:value="15.89291" calcext:value-type="float">
            <text:p>15.89291</text:p>
          </table:table-cell>
          <table:table-cell office:value-type="float" office:value="16.85306" calcext:value-type="float">
            <text:p>16.85306</text:p>
          </table:table-cell>
          <table:table-cell office:value-type="float" office:value="16.63376" calcext:value-type="float">
            <text:p>16.63376</text:p>
          </table:table-cell>
          <table:table-cell office:value-type="float" office:value="17.22437" calcext:value-type="float">
            <text:p>17.22437</text:p>
          </table:table-cell>
          <table:table-cell office:value-type="float" office:value="17.08945" calcext:value-type="float">
            <text:p>17.08945</text:p>
          </table:table-cell>
          <table:table-cell office:value-type="float" office:value="17.14893" calcext:value-type="float">
            <text:p>17.14893</text:p>
          </table:table-cell>
          <table:table-cell office:value-type="float" office:value="17.077" calcext:value-type="float">
            <text:p>17.077</text:p>
          </table:table-cell>
          <table:table-cell office:value-type="float" office:value="16.927" calcext:value-type="float">
            <text:p>16.927</text:p>
          </table:table-cell>
          <table:table-cell office:value-type="float" office:value="16.89075" calcext:value-type="float">
            <text:p>16.89075</text:p>
          </table:table-cell>
          <table:table-cell office:value-type="float" office:value="16.55228" calcext:value-type="float">
            <text:p>16.55228</text:p>
          </table:table-cell>
          <table:table-cell office:value-type="float" office:value="16.53137" calcext:value-type="float">
            <text:p>16.53137</text:p>
          </table:table-cell>
          <table:table-cell office:value-type="float" office:value="16.14227" calcext:value-type="float">
            <text:p>16.14227</text:p>
          </table:table-cell>
          <table:table-cell office:value-type="float" office:value="16.12634" calcext:value-type="float">
            <text:p>16.12634</text:p>
          </table:table-cell>
          <table:table-cell office:value-type="float" office:value="21.00824" calcext:value-type="float">
            <text:p>21.00824</text:p>
          </table:table-cell>
          <table:table-cell office:value-type="float" office:value="8.626617" calcext:value-type="float">
            <text:p>8.62661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3092006" calcext:value-type="float">
            <text:p>23092006</text:p>
          </table:table-cell>
          <table:table-cell office:value-type="float" office:value="15.51166" calcext:value-type="float">
            <text:p>15.51166</text:p>
          </table:table-cell>
          <table:table-cell office:value-type="float" office:value="14.65066" calcext:value-type="float">
            <text:p>14.65066</text:p>
          </table:table-cell>
          <table:table-cell office:value-type="float" office:value="9.253507" calcext:value-type="float">
            <text:p>9.253507</text:p>
          </table:table-cell>
          <table:table-cell office:value-type="float" office:value="1.098085" calcext:value-type="float">
            <text:p>1.098085</text:p>
          </table:table-cell>
          <table:table-cell office:value-type="float" office:value="0.890552" calcext:value-type="float">
            <text:p>0.890552</text:p>
          </table:table-cell>
          <table:table-cell office:value-type="float" office:value="250.7345" calcext:value-type="float">
            <text:p>250.7345</text:p>
          </table:table-cell>
          <table:table-cell office:value-type="float" office:value="0" calcext:value-type="float">
            <text:p>0</text:p>
          </table:table-cell>
          <table:table-cell office:value-type="float" office:value="15.82523" calcext:value-type="float">
            <text:p>15.82523</text:p>
          </table:table-cell>
          <table:table-cell office:value-type="float" office:value="12.30734" calcext:value-type="float">
            <text:p>12.30734</text:p>
          </table:table-cell>
          <table:table-cell office:value-type="float" office:value="15.35294" calcext:value-type="float">
            <text:p>15.35294</text:p>
          </table:table-cell>
          <table:table-cell office:value-type="float" office:value="13.19559" calcext:value-type="float">
            <text:p>13.19559</text:p>
          </table:table-cell>
          <table:table-cell office:value-type="float" office:value="15.15363" calcext:value-type="float">
            <text:p>15.15363</text:p>
          </table:table-cell>
          <table:table-cell office:value-type="float" office:value="13.89581" calcext:value-type="float">
            <text:p>13.89581</text:p>
          </table:table-cell>
          <table:table-cell office:value-type="float" office:value="15.40485" calcext:value-type="float">
            <text:p>15.40485</text:p>
          </table:table-cell>
          <table:table-cell office:value-type="float" office:value="14.43765" calcext:value-type="float">
            <text:p>14.43765</text:p>
          </table:table-cell>
          <table:table-cell office:value-type="float" office:value="15.46722" calcext:value-type="float">
            <text:p>15.46722</text:p>
          </table:table-cell>
          <table:table-cell office:value-type="float" office:value="14.76678" calcext:value-type="float">
            <text:p>14.76678</text:p>
          </table:table-cell>
          <table:table-cell office:value-type="float" office:value="15.50577" calcext:value-type="float">
            <text:p>15.50577</text:p>
          </table:table-cell>
          <table:table-cell office:value-type="float" office:value="15.1286" calcext:value-type="float">
            <text:p>15.1286</text:p>
          </table:table-cell>
          <table:table-cell office:value-type="float" office:value="15.6304" calcext:value-type="float">
            <text:p>15.6304</text:p>
          </table:table-cell>
          <table:table-cell office:value-type="float" office:value="15.41931" calcext:value-type="float">
            <text:p>15.41931</text:p>
          </table:table-cell>
          <table:table-cell office:value-type="float" office:value="15.92642" calcext:value-type="float">
            <text:p>15.92642</text:p>
          </table:table-cell>
          <table:table-cell office:value-type="float" office:value="15.85272" calcext:value-type="float">
            <text:p>15.85272</text:p>
          </table:table-cell>
          <table:table-cell office:value-type="float" office:value="16.63184" calcext:value-type="float">
            <text:p>16.63184</text:p>
          </table:table-cell>
          <table:table-cell office:value-type="float" office:value="16.48898" calcext:value-type="float">
            <text:p>16.48898</text:p>
          </table:table-cell>
          <table:table-cell office:value-type="float" office:value="17.08798" calcext:value-type="float">
            <text:p>17.08798</text:p>
          </table:table-cell>
          <table:table-cell office:value-type="float" office:value="16.95804" calcext:value-type="float">
            <text:p>16.95804</text:p>
          </table:table-cell>
          <table:table-cell office:value-type="float" office:value="17.07617" calcext:value-type="float">
            <text:p>17.07617</text:p>
          </table:table-cell>
          <table:table-cell office:value-type="float" office:value="16.9957" calcext:value-type="float">
            <text:p>16.9957</text:p>
          </table:table-cell>
          <table:table-cell office:value-type="float" office:value="16.89035" calcext:value-type="float">
            <text:p>16.89035</text:p>
          </table:table-cell>
          <table:table-cell office:value-type="float" office:value="16.84671" calcext:value-type="float">
            <text:p>16.84671</text:p>
          </table:table-cell>
          <table:table-cell office:value-type="float" office:value="16.53116" calcext:value-type="float">
            <text:p>16.53116</text:p>
          </table:table-cell>
          <table:table-cell office:value-type="float" office:value="16.50125" calcext:value-type="float">
            <text:p>16.50125</text:p>
          </table:table-cell>
          <table:table-cell office:value-type="float" office:value="16.12616" calcext:value-type="float">
            <text:p>16.12616</text:p>
          </table:table-cell>
          <table:table-cell office:value-type="float" office:value="16.10907" calcext:value-type="float">
            <text:p>16.10907</text:p>
          </table:table-cell>
          <table:table-cell office:value-type="float" office:value="17.07147" calcext:value-type="float">
            <text:p>17.07147</text:p>
          </table:table-cell>
          <table:table-cell office:value-type="float" office:value="8.705719" calcext:value-type="float">
            <text:p>8.70571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4092006" calcext:value-type="float">
            <text:p>24092006</text:p>
          </table:table-cell>
          <table:table-cell office:value-type="float" office:value="15.32991" calcext:value-type="float">
            <text:p>15.32991</text:p>
          </table:table-cell>
          <table:table-cell office:value-type="float" office:value="20.20621" calcext:value-type="float">
            <text:p>20.20621</text:p>
          </table:table-cell>
          <table:table-cell office:value-type="float" office:value="8.72853" calcext:value-type="float">
            <text:p>8.72853</text:p>
          </table:table-cell>
          <table:table-cell office:value-type="float" office:value="1.229074" calcext:value-type="float">
            <text:p>1.229074</text:p>
          </table:table-cell>
          <table:table-cell office:value-type="float" office:value="0.9714102" calcext:value-type="float">
            <text:p>0.9714102</text:p>
          </table:table-cell>
          <table:table-cell office:value-type="float" office:value="249.0384" calcext:value-type="float">
            <text:p>249.0384</text:p>
          </table:table-cell>
          <table:table-cell office:value-type="float" office:value="0" calcext:value-type="float">
            <text:p>0</text:p>
          </table:table-cell>
          <table:table-cell office:value-type="float" office:value="16.89551" calcext:value-type="float">
            <text:p>16.89551</text:p>
          </table:table-cell>
          <table:table-cell office:value-type="float" office:value="11.60959" calcext:value-type="float">
            <text:p>11.60959</text:p>
          </table:table-cell>
          <table:table-cell office:value-type="float" office:value="15.99307" calcext:value-type="float">
            <text:p>15.99307</text:p>
          </table:table-cell>
          <table:table-cell office:value-type="float" office:value="12.47745" calcext:value-type="float">
            <text:p>12.47745</text:p>
          </table:table-cell>
          <table:table-cell office:value-type="float" office:value="15.48615" calcext:value-type="float">
            <text:p>15.48615</text:p>
          </table:table-cell>
          <table:table-cell office:value-type="float" office:value="13.2254" calcext:value-type="float">
            <text:p>13.2254</text:p>
          </table:table-cell>
          <table:table-cell office:value-type="float" office:value="15.24963" calcext:value-type="float">
            <text:p>15.24963</text:p>
          </table:table-cell>
          <table:table-cell office:value-type="float" office:value="13.86435" calcext:value-type="float">
            <text:p>13.86435</text:p>
          </table:table-cell>
          <table:table-cell office:value-type="float" office:value="15.18237" calcext:value-type="float">
            <text:p>15.18237</text:p>
          </table:table-cell>
          <table:table-cell office:value-type="float" office:value="14.27283" calcext:value-type="float">
            <text:p>14.27283</text:p>
          </table:table-cell>
          <table:table-cell office:value-type="float" office:value="15.21613" calcext:value-type="float">
            <text:p>15.21613</text:p>
          </table:table-cell>
          <table:table-cell office:value-type="float" office:value="14.73624" calcext:value-type="float">
            <text:p>14.73624</text:p>
          </table:table-cell>
          <table:table-cell office:value-type="float" office:value="15.45819" calcext:value-type="float">
            <text:p>15.45819</text:p>
          </table:table-cell>
          <table:table-cell office:value-type="float" office:value="15.11877" calcext:value-type="float">
            <text:p>15.11877</text:p>
          </table:table-cell>
          <table:table-cell office:value-type="float" office:value="15.85202" calcext:value-type="float">
            <text:p>15.85202</text:p>
          </table:table-cell>
          <table:table-cell office:value-type="float" office:value="15.66962" calcext:value-type="float">
            <text:p>15.66962</text:p>
          </table:table-cell>
          <table:table-cell office:value-type="float" office:value="16.48761" calcext:value-type="float">
            <text:p>16.48761</text:p>
          </table:table-cell>
          <table:table-cell office:value-type="float" office:value="16.34692" calcext:value-type="float">
            <text:p>16.34692</text:p>
          </table:table-cell>
          <table:table-cell office:value-type="float" office:value="16.95673" calcext:value-type="float">
            <text:p>16.95673</text:p>
          </table:table-cell>
          <table:table-cell office:value-type="float" office:value="16.83691" calcext:value-type="float">
            <text:p>16.83691</text:p>
          </table:table-cell>
          <table:table-cell office:value-type="float" office:value="16.99484" calcext:value-type="float">
            <text:p>16.99484</text:p>
          </table:table-cell>
          <table:table-cell office:value-type="float" office:value="16.91147" calcext:value-type="float">
            <text:p>16.91147</text:p>
          </table:table-cell>
          <table:table-cell office:value-type="float" office:value="16.84616" calcext:value-type="float">
            <text:p>16.84616</text:p>
          </table:table-cell>
          <table:table-cell office:value-type="float" office:value="16.79636" calcext:value-type="float">
            <text:p>16.79636</text:p>
          </table:table-cell>
          <table:table-cell office:value-type="float" office:value="16.50104" calcext:value-type="float">
            <text:p>16.50104</text:p>
          </table:table-cell>
          <table:table-cell office:value-type="float" office:value="16.47736" calcext:value-type="float">
            <text:p>16.47736</text:p>
          </table:table-cell>
          <table:table-cell office:value-type="float" office:value="16.10886" calcext:value-type="float">
            <text:p>16.10886</text:p>
          </table:table-cell>
          <table:table-cell office:value-type="float" office:value="16.09067" calcext:value-type="float">
            <text:p>16.09067</text:p>
          </table:table-cell>
          <table:table-cell office:value-type="float" office:value="19.97958" calcext:value-type="float">
            <text:p>19.97958</text:p>
          </table:table-cell>
          <table:table-cell office:value-type="float" office:value="8.109863" calcext:value-type="float">
            <text:p>8.10986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092006" calcext:value-type="float">
            <text:p>25092006</text:p>
          </table:table-cell>
          <table:table-cell office:value-type="float" office:value="15.35996" calcext:value-type="float">
            <text:p>15.35996</text:p>
          </table:table-cell>
          <table:table-cell office:value-type="float" office:value="24.65066" calcext:value-type="float">
            <text:p>24.65066</text:p>
          </table:table-cell>
          <table:table-cell office:value-type="float" office:value="8.197993" calcext:value-type="float">
            <text:p>8.197993</text:p>
          </table:table-cell>
          <table:table-cell office:value-type="float" office:value="1.383115" calcext:value-type="float">
            <text:p>1.383115</text:p>
          </table:table-cell>
          <table:table-cell office:value-type="float" office:value="0.9405499" calcext:value-type="float">
            <text:p>0.9405499</text:p>
          </table:table-cell>
          <table:table-cell office:value-type="float" office:value="247.0687" calcext:value-type="float">
            <text:p>247.0687</text:p>
          </table:table-cell>
          <table:table-cell office:value-type="float" office:value="0" calcext:value-type="float">
            <text:p>0</text:p>
          </table:table-cell>
          <table:table-cell office:value-type="float" office:value="18.15674" calcext:value-type="float">
            <text:p>18.15674</text:p>
          </table:table-cell>
          <table:table-cell office:value-type="float" office:value="11.77908" calcext:value-type="float">
            <text:p>11.77908</text:p>
          </table:table-cell>
          <table:table-cell office:value-type="float" office:value="16.98163" calcext:value-type="float">
            <text:p>16.98163</text:p>
          </table:table-cell>
          <table:table-cell office:value-type="float" office:value="12.70667" calcext:value-type="float">
            <text:p>12.70667</text:p>
          </table:table-cell>
          <table:table-cell office:value-type="float" office:value="16.25412" calcext:value-type="float">
            <text:p>16.25412</text:p>
          </table:table-cell>
          <table:table-cell office:value-type="float" office:value="13.45911" calcext:value-type="float">
            <text:p>13.45911</text:p>
          </table:table-cell>
          <table:table-cell office:value-type="float" office:value="15.82254" calcext:value-type="float">
            <text:p>15.82254</text:p>
          </table:table-cell>
          <table:table-cell office:value-type="float" office:value="14.05902" calcext:value-type="float">
            <text:p>14.05902</text:p>
          </table:table-cell>
          <table:table-cell office:value-type="float" office:value="15.6257" calcext:value-type="float">
            <text:p>15.6257</text:p>
          </table:table-cell>
          <table:table-cell office:value-type="float" office:value="14.42401" calcext:value-type="float">
            <text:p>14.42401</text:p>
          </table:table-cell>
          <table:table-cell office:value-type="float" office:value="15.49097" calcext:value-type="float">
            <text:p>15.49097</text:p>
          </table:table-cell>
          <table:table-cell office:value-type="float" office:value="14.82538" calcext:value-type="float">
            <text:p>14.82538</text:p>
          </table:table-cell>
          <table:table-cell office:value-type="float" office:value="15.47388" calcext:value-type="float">
            <text:p>15.47388</text:p>
          </table:table-cell>
          <table:table-cell office:value-type="float" office:value="15.14029" calcext:value-type="float">
            <text:p>15.14029</text:p>
          </table:table-cell>
          <table:table-cell office:value-type="float" office:value="15.67615" calcext:value-type="float">
            <text:p>15.67615</text:p>
          </table:table-cell>
          <table:table-cell office:value-type="float" office:value="15.6077" calcext:value-type="float">
            <text:p>15.6077</text:p>
          </table:table-cell>
          <table:table-cell office:value-type="float" office:value="16.34543" calcext:value-type="float">
            <text:p>16.34543</text:p>
          </table:table-cell>
          <table:table-cell office:value-type="float" office:value="16.22455" calcext:value-type="float">
            <text:p>16.22455</text:p>
          </table:table-cell>
          <table:table-cell office:value-type="float" office:value="16.83566" calcext:value-type="float">
            <text:p>16.83566</text:p>
          </table:table-cell>
          <table:table-cell office:value-type="float" office:value="16.72113" calcext:value-type="float">
            <text:p>16.72113</text:p>
          </table:table-cell>
          <table:table-cell office:value-type="float" office:value="16.91058" calcext:value-type="float">
            <text:p>16.91058</text:p>
          </table:table-cell>
          <table:table-cell office:value-type="float" office:value="16.82706" calcext:value-type="float">
            <text:p>16.82706</text:p>
          </table:table-cell>
          <table:table-cell office:value-type="float" office:value="16.79584" calcext:value-type="float">
            <text:p>16.79584</text:p>
          </table:table-cell>
          <table:table-cell office:value-type="float" office:value="16.74365" calcext:value-type="float">
            <text:p>16.74365</text:p>
          </table:table-cell>
          <table:table-cell office:value-type="float" office:value="16.47711" calcext:value-type="float">
            <text:p>16.47711</text:p>
          </table:table-cell>
          <table:table-cell office:value-type="float" office:value="16.44849" calcext:value-type="float">
            <text:p>16.44849</text:p>
          </table:table-cell>
          <table:table-cell office:value-type="float" office:value="16.09048" calcext:value-type="float">
            <text:p>16.09048</text:p>
          </table:table-cell>
          <table:table-cell office:value-type="float" office:value="16.07074" calcext:value-type="float">
            <text:p>16.07074</text:p>
          </table:table-cell>
          <table:table-cell office:value-type="float" office:value="22.25632" calcext:value-type="float">
            <text:p>22.25632</text:p>
          </table:table-cell>
          <table:table-cell office:value-type="float" office:value="7.928284" calcext:value-type="float">
            <text:p>7.92828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092006" calcext:value-type="float">
            <text:p>26092006</text:p>
          </table:table-cell>
          <table:table-cell office:value-type="float" office:value="15.32553" calcext:value-type="float">
            <text:p>15.32553</text:p>
          </table:table-cell>
          <table:table-cell office:value-type="float" office:value="27.98399" calcext:value-type="float">
            <text:p>27.98399</text:p>
          </table:table-cell>
          <table:table-cell office:value-type="float" office:value="9.320224" calcext:value-type="float">
            <text:p>9.320224</text:p>
          </table:table-cell>
          <table:table-cell office:value-type="float" office:value="1.530461" calcext:value-type="float">
            <text:p>1.530461</text:p>
          </table:table-cell>
          <table:table-cell office:value-type="float" office:value="0.8476161" calcext:value-type="float">
            <text:p>0.8476161</text:p>
          </table:table-cell>
          <table:table-cell office:value-type="float" office:value="250.4081" calcext:value-type="float">
            <text:p>250.4081</text:p>
          </table:table-cell>
          <table:table-cell office:value-type="float" office:value="0.635" calcext:value-type="float">
            <text:p>0.635</text:p>
          </table:table-cell>
          <table:table-cell office:value-type="float" office:value="19.46072" calcext:value-type="float">
            <text:p>19.46072</text:p>
          </table:table-cell>
          <table:table-cell office:value-type="float" office:value="12.56232" calcext:value-type="float">
            <text:p>12.56232</text:p>
          </table:table-cell>
          <table:table-cell office:value-type="float" office:value="18.08694" calcext:value-type="float">
            <text:p>18.08694</text:p>
          </table:table-cell>
          <table:table-cell office:value-type="float" office:value="13.43439" calcext:value-type="float">
            <text:p>13.43439</text:p>
          </table:table-cell>
          <table:table-cell office:value-type="float" office:value="17.17618" calcext:value-type="float">
            <text:p>17.17618</text:p>
          </table:table-cell>
          <table:table-cell office:value-type="float" office:value="14.11133" calcext:value-type="float">
            <text:p>14.11133</text:p>
          </table:table-cell>
          <table:table-cell office:value-type="float" office:value="16.57471" calcext:value-type="float">
            <text:p>16.57471</text:p>
          </table:table-cell>
          <table:table-cell office:value-type="float" office:value="14.61349" calcext:value-type="float">
            <text:p>14.61349</text:p>
          </table:table-cell>
          <table:table-cell office:value-type="float" office:value="16.2597" calcext:value-type="float">
            <text:p>16.2597</text:p>
          </table:table-cell>
          <table:table-cell office:value-type="float" office:value="14.89795" calcext:value-type="float">
            <text:p>14.89795</text:p>
          </table:table-cell>
          <table:table-cell office:value-type="float" office:value="15.97635" calcext:value-type="float">
            <text:p>15.97635</text:p>
          </table:table-cell>
          <table:table-cell office:value-type="float" office:value="15.1911" calcext:value-type="float">
            <text:p>15.1911</text:p>
          </table:table-cell>
          <table:table-cell office:value-type="float" office:value="15.81186" calcext:value-type="float">
            <text:p>15.81186</text:p>
          </table:table-cell>
          <table:table-cell office:value-type="float" office:value="15.39182" calcext:value-type="float">
            <text:p>15.39182</text:p>
          </table:table-cell>
          <table:table-cell office:value-type="float" office:value="15.75217" calcext:value-type="float">
            <text:p>15.75217</text:p>
          </table:table-cell>
          <table:table-cell office:value-type="float" office:value="15.63342" calcext:value-type="float">
            <text:p>15.63342</text:p>
          </table:table-cell>
          <table:table-cell office:value-type="float" office:value="16.22351" calcext:value-type="float">
            <text:p>16.22351</text:p>
          </table:table-cell>
          <table:table-cell office:value-type="float" office:value="16.16394" calcext:value-type="float">
            <text:p>16.16394</text:p>
          </table:table-cell>
          <table:table-cell office:value-type="float" office:value="16.71994" calcext:value-type="float">
            <text:p>16.71994</text:p>
          </table:table-cell>
          <table:table-cell office:value-type="float" office:value="16.61896" calcext:value-type="float">
            <text:p>16.61896</text:p>
          </table:table-cell>
          <table:table-cell office:value-type="float" office:value="16.82617" calcext:value-type="float">
            <text:p>16.82617</text:p>
          </table:table-cell>
          <table:table-cell office:value-type="float" office:value="16.74475" calcext:value-type="float">
            <text:p>16.74475</text:p>
          </table:table-cell>
          <table:table-cell office:value-type="float" office:value="16.7431" calcext:value-type="float">
            <text:p>16.7431</text:p>
          </table:table-cell>
          <table:table-cell office:value-type="float" office:value="16.68854" calcext:value-type="float">
            <text:p>16.68854</text:p>
          </table:table-cell>
          <table:table-cell office:value-type="float" office:value="16.44818" calcext:value-type="float">
            <text:p>16.44818</text:p>
          </table:table-cell>
          <table:table-cell office:value-type="float" office:value="16.4158" calcext:value-type="float">
            <text:p>16.4158</text:p>
          </table:table-cell>
          <table:table-cell office:value-type="float" office:value="16.07053" calcext:value-type="float">
            <text:p>16.07053</text:p>
          </table:table-cell>
          <table:table-cell office:value-type="float" office:value="16.04819" calcext:value-type="float">
            <text:p>16.04819</text:p>
          </table:table-cell>
          <table:table-cell office:value-type="float" office:value="24.00604" calcext:value-type="float">
            <text:p>24.00604</text:p>
          </table:table-cell>
          <table:table-cell office:value-type="float" office:value="8.930634" calcext:value-type="float">
            <text:p>8.93063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092006" calcext:value-type="float">
            <text:p>27092006</text:p>
          </table:table-cell>
          <table:table-cell office:value-type="float" office:value="15.18758" calcext:value-type="float">
            <text:p>15.18758</text:p>
          </table:table-cell>
          <table:table-cell office:value-type="float" office:value="17.42843" calcext:value-type="float">
            <text:p>17.42843</text:p>
          </table:table-cell>
          <table:table-cell office:value-type="float" office:value="5.950752" calcext:value-type="float">
            <text:p>5.950752</text:p>
          </table:table-cell>
          <table:table-cell office:value-type="float" office:value="1.081228" calcext:value-type="float">
            <text:p>1.081228</text:p>
          </table:table-cell>
          <table:table-cell office:value-type="float" office:value="0.8191424" calcext:value-type="float">
            <text:p>0.8191424</text:p>
          </table:table-cell>
          <table:table-cell office:value-type="float" office:value="253.2223" calcext:value-type="float">
            <text:p>253.2223</text:p>
          </table:table-cell>
          <table:table-cell office:value-type="float" office:value="1.905" calcext:value-type="float">
            <text:p>1.905</text:p>
          </table:table-cell>
          <table:table-cell office:value-type="float" office:value="16.45309" calcext:value-type="float">
            <text:p>16.45309</text:p>
          </table:table-cell>
          <table:table-cell office:value-type="float" office:value="11.59256" calcext:value-type="float">
            <text:p>11.59256</text:p>
          </table:table-cell>
          <table:table-cell office:value-type="float" office:value="15.78668" calcext:value-type="float">
            <text:p>15.78668</text:p>
          </table:table-cell>
          <table:table-cell office:value-type="float" office:value="12.88583" calcext:value-type="float">
            <text:p>12.88583</text:p>
          </table:table-cell>
          <table:table-cell office:value-type="float" office:value="16.26523" calcext:value-type="float">
            <text:p>16.26523</text:p>
          </table:table-cell>
          <table:table-cell office:value-type="float" office:value="13.84641" calcext:value-type="float">
            <text:p>13.84641</text:p>
          </table:table-cell>
          <table:table-cell office:value-type="float" office:value="16.34778" calcext:value-type="float">
            <text:p>16.34778</text:p>
          </table:table-cell>
          <table:table-cell office:value-type="float" office:value="14.54074" calcext:value-type="float">
            <text:p>14.54074</text:p>
          </table:table-cell>
          <table:table-cell office:value-type="float" office:value="16.21448" calcext:value-type="float">
            <text:p>16.21448</text:p>
          </table:table-cell>
          <table:table-cell office:value-type="float" office:value="14.92886" calcext:value-type="float">
            <text:p>14.92886</text:p>
          </table:table-cell>
          <table:table-cell office:value-type="float" office:value="15.9996" calcext:value-type="float">
            <text:p>15.9996</text:p>
          </table:table-cell>
          <table:table-cell office:value-type="float" office:value="15.29593" calcext:value-type="float">
            <text:p>15.29593</text:p>
          </table:table-cell>
          <table:table-cell office:value-type="float" office:value="15.89648" calcext:value-type="float">
            <text:p>15.89648</text:p>
          </table:table-cell>
          <table:table-cell office:value-type="float" office:value="15.51309" calcext:value-type="float">
            <text:p>15.51309</text:p>
          </table:table-cell>
          <table:table-cell office:value-type="float" office:value="15.86157" calcext:value-type="float">
            <text:p>15.86157</text:p>
          </table:table-cell>
          <table:table-cell office:value-type="float" office:value="15.75583" calcext:value-type="float">
            <text:p>15.75583</text:p>
          </table:table-cell>
          <table:table-cell office:value-type="float" office:value="16.1658" calcext:value-type="float">
            <text:p>16.1658</text:p>
          </table:table-cell>
          <table:table-cell office:value-type="float" office:value="16.15814" calcext:value-type="float">
            <text:p>16.15814</text:p>
          </table:table-cell>
          <table:table-cell office:value-type="float" office:value="16.61801" calcext:value-type="float">
            <text:p>16.61801</text:p>
          </table:table-cell>
          <table:table-cell office:value-type="float" office:value="16.53897" calcext:value-type="float">
            <text:p>16.53897</text:p>
          </table:table-cell>
          <table:table-cell office:value-type="float" office:value="16.74393" calcext:value-type="float">
            <text:p>16.74393</text:p>
          </table:table-cell>
          <table:table-cell office:value-type="float" office:value="16.668" calcext:value-type="float">
            <text:p>16.668</text:p>
          </table:table-cell>
          <table:table-cell office:value-type="float" office:value="16.68796" calcext:value-type="float">
            <text:p>16.68796</text:p>
          </table:table-cell>
          <table:table-cell office:value-type="float" office:value="16.63214" calcext:value-type="float">
            <text:p>16.63214</text:p>
          </table:table-cell>
          <table:table-cell office:value-type="float" office:value="16.41547" calcext:value-type="float">
            <text:p>16.41547</text:p>
          </table:table-cell>
          <table:table-cell office:value-type="float" office:value="16.38016" calcext:value-type="float">
            <text:p>16.38016</text:p>
          </table:table-cell>
          <table:table-cell office:value-type="float" office:value="16.04794" calcext:value-type="float">
            <text:p>16.04794</text:p>
          </table:table-cell>
          <table:table-cell office:value-type="float" office:value="16.02301" calcext:value-type="float">
            <text:p>16.02301</text:p>
          </table:table-cell>
          <table:table-cell office:value-type="float" office:value="18.22299" calcext:value-type="float">
            <text:p>18.22299</text:p>
          </table:table-cell>
          <table:table-cell office:value-type="float" office:value="6.504761" calcext:value-type="float">
            <text:p>6.50476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8092006" calcext:value-type="float">
            <text:p>28092006</text:p>
          </table:table-cell>
          <table:table-cell office:value-type="float" office:value="14.90076" calcext:value-type="float">
            <text:p>14.90076</text:p>
          </table:table-cell>
          <table:table-cell office:value-type="float" office:value="16.31732" calcext:value-type="float">
            <text:p>16.31732</text:p>
          </table:table-cell>
          <table:table-cell office:value-type="float" office:value="5.392417" calcext:value-type="float">
            <text:p>5.392417</text:p>
          </table:table-cell>
          <table:table-cell office:value-type="float" office:value="1.043645" calcext:value-type="float">
            <text:p>1.043645</text:p>
          </table:table-cell>
          <table:table-cell office:value-type="float" office:value="0.7882098" calcext:value-type="float">
            <text:p>0.7882098</text:p>
          </table:table-cell>
          <table:table-cell office:value-type="float" office:value="251.6558" calcext:value-type="float">
            <text:p>251.6558</text:p>
          </table:table-cell>
          <table:table-cell office:value-type="float" office:value="0" calcext:value-type="float">
            <text:p>0</text:p>
          </table:table-cell>
          <table:table-cell office:value-type="float" office:value="15.58121" calcext:value-type="float">
            <text:p>15.58121</text:p>
          </table:table-cell>
          <table:table-cell office:value-type="float" office:value="10.29294" calcext:value-type="float">
            <text:p>10.29294</text:p>
          </table:table-cell>
          <table:table-cell office:value-type="float" office:value="14.90503" calcext:value-type="float">
            <text:p>14.90503</text:p>
          </table:table-cell>
          <table:table-cell office:value-type="float" office:value="11.5574" calcext:value-type="float">
            <text:p>11.5574</text:p>
          </table:table-cell>
          <table:table-cell office:value-type="float" office:value="14.59253" calcext:value-type="float">
            <text:p>14.59253</text:p>
          </table:table-cell>
          <table:table-cell office:value-type="float" office:value="12.62982" calcext:value-type="float">
            <text:p>12.62982</text:p>
          </table:table-cell>
          <table:table-cell office:value-type="float" office:value="14.83875" calcext:value-type="float">
            <text:p>14.83875</text:p>
          </table:table-cell>
          <table:table-cell office:value-type="float" office:value="13.49414" calcext:value-type="float">
            <text:p>13.49414</text:p>
          </table:table-cell>
          <table:table-cell office:value-type="float" office:value="15.11469" calcext:value-type="float">
            <text:p>15.11469</text:p>
          </table:table-cell>
          <table:table-cell office:value-type="float" office:value="14.02298" calcext:value-type="float">
            <text:p>14.02298</text:p>
          </table:table-cell>
          <table:table-cell office:value-type="float" office:value="15.37485" calcext:value-type="float">
            <text:p>15.37485</text:p>
          </table:table-cell>
          <table:table-cell office:value-type="float" office:value="14.57394" calcext:value-type="float">
            <text:p>14.57394</text:p>
          </table:table-cell>
          <table:table-cell office:value-type="float" office:value="15.54037" calcext:value-type="float">
            <text:p>15.54037</text:p>
          </table:table-cell>
          <table:table-cell office:value-type="float" office:value="14.9783" calcext:value-type="float">
            <text:p>14.9783</text:p>
          </table:table-cell>
          <table:table-cell office:value-type="float" office:value="15.7926" calcext:value-type="float">
            <text:p>15.7926</text:p>
          </table:table-cell>
          <table:table-cell office:value-type="float" office:value="15.49896" calcext:value-type="float">
            <text:p>15.49896</text:p>
          </table:table-cell>
          <table:table-cell office:value-type="float" office:value="16.15784" calcext:value-type="float">
            <text:p>16.15784</text:p>
          </table:table-cell>
          <table:table-cell office:value-type="float" office:value="16.07697" calcext:value-type="float">
            <text:p>16.07697</text:p>
          </table:table-cell>
          <table:table-cell office:value-type="float" office:value="16.53827" calcext:value-type="float">
            <text:p>16.53827</text:p>
          </table:table-cell>
          <table:table-cell office:value-type="float" office:value="16.46964" calcext:value-type="float">
            <text:p>16.46964</text:p>
          </table:table-cell>
          <table:table-cell office:value-type="float" office:value="16.66727" calcext:value-type="float">
            <text:p>16.66727</text:p>
          </table:table-cell>
          <table:table-cell office:value-type="float" office:value="16.59845" calcext:value-type="float">
            <text:p>16.59845</text:p>
          </table:table-cell>
          <table:table-cell office:value-type="float" office:value="16.63156" calcext:value-type="float">
            <text:p>16.63156</text:p>
          </table:table-cell>
          <table:table-cell office:value-type="float" office:value="16.57684" calcext:value-type="float">
            <text:p>16.57684</text:p>
          </table:table-cell>
          <table:table-cell office:value-type="float" office:value="16.37979" calcext:value-type="float">
            <text:p>16.37979</text:p>
          </table:table-cell>
          <table:table-cell office:value-type="float" office:value="16.3429" calcext:value-type="float">
            <text:p>16.3429</text:p>
          </table:table-cell>
          <table:table-cell office:value-type="float" office:value="16.02274" calcext:value-type="float">
            <text:p>16.02274</text:p>
          </table:table-cell>
          <table:table-cell office:value-type="float" office:value="15.99551" calcext:value-type="float">
            <text:p>15.99551</text:p>
          </table:table-cell>
          <table:table-cell office:value-type="float" office:value="17.41855" calcext:value-type="float">
            <text:p>17.41855</text:p>
          </table:table-cell>
          <table:table-cell office:value-type="float" office:value="5.652008" calcext:value-type="float">
            <text:p>5.65200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9092006" calcext:value-type="float">
            <text:p>29092006</text:p>
          </table:table-cell>
          <table:table-cell office:value-type="float" office:value="15.0544" calcext:value-type="float">
            <text:p>15.0544</text:p>
          </table:table-cell>
          <table:table-cell office:value-type="float" office:value="23.53955" calcext:value-type="float">
            <text:p>23.53955</text:p>
          </table:table-cell>
          <table:table-cell office:value-type="float" office:value="9.297985" calcext:value-type="float">
            <text:p>9.297985</text:p>
          </table:table-cell>
          <table:table-cell office:value-type="float" office:value="1.341319" calcext:value-type="float">
            <text:p>1.341319</text:p>
          </table:table-cell>
          <table:table-cell office:value-type="float" office:value="0.9965956" calcext:value-type="float">
            <text:p>0.9965956</text:p>
          </table:table-cell>
          <table:table-cell office:value-type="float" office:value="250.8796" calcext:value-type="float">
            <text:p>250.8796</text:p>
          </table:table-cell>
          <table:table-cell office:value-type="float" office:value="0" calcext:value-type="float">
            <text:p>0</text:p>
          </table:table-cell>
          <table:table-cell office:value-type="float" office:value="17.84808" calcext:value-type="float">
            <text:p>17.84808</text:p>
          </table:table-cell>
          <table:table-cell office:value-type="float" office:value="11.1864" calcext:value-type="float">
            <text:p>11.1864</text:p>
          </table:table-cell>
          <table:table-cell office:value-type="float" office:value="16.58325" calcext:value-type="float">
            <text:p>16.58325</text:p>
          </table:table-cell>
          <table:table-cell office:value-type="float" office:value="12.03149" calcext:value-type="float">
            <text:p>12.03149</text:p>
          </table:table-cell>
          <table:table-cell office:value-type="float" office:value="15.8056" calcext:value-type="float">
            <text:p>15.8056</text:p>
          </table:table-cell>
          <table:table-cell office:value-type="float" office:value="12.77417" calcext:value-type="float">
            <text:p>12.77417</text:p>
          </table:table-cell>
          <table:table-cell office:value-type="float" office:value="15.36694" calcext:value-type="float">
            <text:p>15.36694</text:p>
          </table:table-cell>
          <table:table-cell office:value-type="float" office:value="13.42612" calcext:value-type="float">
            <text:p>13.42612</text:p>
          </table:table-cell>
          <table:table-cell office:value-type="float" office:value="15.18039" calcext:value-type="float">
            <text:p>15.18039</text:p>
          </table:table-cell>
          <table:table-cell office:value-type="float" office:value="13.85165" calcext:value-type="float">
            <text:p>13.85165</text:p>
          </table:table-cell>
          <table:table-cell office:value-type="float" office:value="15.06915" calcext:value-type="float">
            <text:p>15.06915</text:p>
          </table:table-cell>
          <table:table-cell office:value-type="float" office:value="14.32764" calcext:value-type="float">
            <text:p>14.32764</text:p>
          </table:table-cell>
          <table:table-cell office:value-type="float" office:value="15.08383" calcext:value-type="float">
            <text:p>15.08383</text:p>
          </table:table-cell>
          <table:table-cell office:value-type="float" office:value="14.72363" calcext:value-type="float">
            <text:p>14.72363</text:p>
          </table:table-cell>
          <table:table-cell office:value-type="float" office:value="15.49683" calcext:value-type="float">
            <text:p>15.49683</text:p>
          </table:table-cell>
          <table:table-cell office:value-type="float" office:value="15.28809" calcext:value-type="float">
            <text:p>15.28809</text:p>
          </table:table-cell>
          <table:table-cell office:value-type="float" office:value="16.07562" calcext:value-type="float">
            <text:p>16.07562</text:p>
          </table:table-cell>
          <table:table-cell office:value-type="float" office:value="15.93073" calcext:value-type="float">
            <text:p>15.93073</text:p>
          </table:table-cell>
          <table:table-cell office:value-type="float" office:value="16.46884" calcext:value-type="float">
            <text:p>16.46884</text:p>
          </table:table-cell>
          <table:table-cell office:value-type="float" office:value="16.38849" calcext:value-type="float">
            <text:p>16.38849</text:p>
          </table:table-cell>
          <table:table-cell office:value-type="float" office:value="16.59775" calcext:value-type="float">
            <text:p>16.59775</text:p>
          </table:table-cell>
          <table:table-cell office:value-type="float" office:value="16.53162" calcext:value-type="float">
            <text:p>16.53162</text:p>
          </table:table-cell>
          <table:table-cell office:value-type="float" office:value="16.57629" calcext:value-type="float">
            <text:p>16.57629</text:p>
          </table:table-cell>
          <table:table-cell office:value-type="float" office:value="16.52109" calcext:value-type="float">
            <text:p>16.52109</text:p>
          </table:table-cell>
          <table:table-cell office:value-type="float" office:value="16.34244" calcext:value-type="float">
            <text:p>16.34244</text:p>
          </table:table-cell>
          <table:table-cell office:value-type="float" office:value="16.30377" calcext:value-type="float">
            <text:p>16.30377</text:p>
          </table:table-cell>
          <table:table-cell office:value-type="float" office:value="15.99521" calcext:value-type="float">
            <text:p>15.99521</text:p>
          </table:table-cell>
          <table:table-cell office:value-type="float" office:value="15.96573" calcext:value-type="float">
            <text:p>15.96573</text:p>
          </table:table-cell>
          <table:table-cell office:value-type="float" office:value="21.48407" calcext:value-type="float">
            <text:p>21.48407</text:p>
          </table:table-cell>
          <table:table-cell office:value-type="float" office:value="8.366211" calcext:value-type="float">
            <text:p>8.36621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0092006" calcext:value-type="float">
            <text:p>30092006</text:p>
          </table:table-cell>
          <table:table-cell office:value-type="float" office:value="14.99639" calcext:value-type="float">
            <text:p>14.99639</text:p>
          </table:table-cell>
          <table:table-cell office:value-type="float" office:value="28.53955" calcext:value-type="float">
            <text:p>28.53955</text:p>
          </table:table-cell>
          <table:table-cell office:value-type="float" office:value="10.98133" calcext:value-type="float">
            <text:p>10.98133</text:p>
          </table:table-cell>
          <table:table-cell office:value-type="float" office:value="1.566199" calcext:value-type="float">
            <text:p>1.566199</text:p>
          </table:table-cell>
          <table:table-cell office:value-type="float" office:value="1.089433" calcext:value-type="float">
            <text:p>1.089433</text:p>
          </table:table-cell>
          <table:table-cell office:value-type="float" office:value="251.4052" calcext:value-type="float">
            <text:p>251.4052</text:p>
          </table:table-cell>
          <table:table-cell office:value-type="float" office:value="0" calcext:value-type="float">
            <text:p>0</text:p>
          </table:table-cell>
          <table:table-cell office:value-type="float" office:value="19.9147" calcext:value-type="float">
            <text:p>19.9147</text:p>
          </table:table-cell>
          <table:table-cell office:value-type="float" office:value="12.63007" calcext:value-type="float">
            <text:p>12.63007</text:p>
          </table:table-cell>
          <table:table-cell office:value-type="float" office:value="18.34784" calcext:value-type="float">
            <text:p>18.34784</text:p>
          </table:table-cell>
          <table:table-cell office:value-type="float" office:value="13.36246" calcext:value-type="float">
            <text:p>13.36246</text:p>
          </table:table-cell>
          <table:table-cell office:value-type="float" office:value="17.27713" calcext:value-type="float">
            <text:p>17.27713</text:p>
          </table:table-cell>
          <table:table-cell office:value-type="float" office:value="13.93863" calcext:value-type="float">
            <text:p>13.93863</text:p>
          </table:table-cell>
          <table:table-cell office:value-type="float" office:value="16.55508" calcext:value-type="float">
            <text:p>16.55508</text:p>
          </table:table-cell>
          <table:table-cell office:value-type="float" office:value="14.371" calcext:value-type="float">
            <text:p>14.371</text:p>
          </table:table-cell>
          <table:table-cell office:value-type="float" office:value="16.17252" calcext:value-type="float">
            <text:p>16.17252</text:p>
          </table:table-cell>
          <table:table-cell office:value-type="float" office:value="14.61847" calcext:value-type="float">
            <text:p>14.61847</text:p>
          </table:table-cell>
          <table:table-cell office:value-type="float" office:value="15.81293" calcext:value-type="float">
            <text:p>15.81293</text:p>
          </table:table-cell>
          <table:table-cell office:value-type="float" office:value="14.87622" calcext:value-type="float">
            <text:p>14.87622</text:p>
          </table:table-cell>
          <table:table-cell office:value-type="float" office:value="15.58255" calcext:value-type="float">
            <text:p>15.58255</text:p>
          </table:table-cell>
          <table:table-cell office:value-type="float" office:value="15.06448" calcext:value-type="float">
            <text:p>15.06448</text:p>
          </table:table-cell>
          <table:table-cell office:value-type="float" office:value="15.44659" calcext:value-type="float">
            <text:p>15.44659</text:p>
          </table:table-cell>
          <table:table-cell office:value-type="float" office:value="15.30234" calcext:value-type="float">
            <text:p>15.30234</text:p>
          </table:table-cell>
          <table:table-cell office:value-type="float" office:value="15.92935" calcext:value-type="float">
            <text:p>15.92935</text:p>
          </table:table-cell>
          <table:table-cell office:value-type="float" office:value="15.8508" calcext:value-type="float">
            <text:p>15.8508</text:p>
          </table:table-cell>
          <table:table-cell office:value-type="float" office:value="16.38754" calcext:value-type="float">
            <text:p>16.38754</text:p>
          </table:table-cell>
          <table:table-cell office:value-type="float" office:value="16.30209" calcext:value-type="float">
            <text:p>16.30209</text:p>
          </table:table-cell>
          <table:table-cell office:value-type="float" office:value="16.53088" calcext:value-type="float">
            <text:p>16.53088</text:p>
          </table:table-cell>
          <table:table-cell office:value-type="float" office:value="16.46277" calcext:value-type="float">
            <text:p>16.46277</text:p>
          </table:table-cell>
          <table:table-cell office:value-type="float" office:value="16.52054" calcext:value-type="float">
            <text:p>16.52054</text:p>
          </table:table-cell>
          <table:table-cell office:value-type="float" office:value="16.46646" calcext:value-type="float">
            <text:p>16.46646</text:p>
          </table:table-cell>
          <table:table-cell office:value-type="float" office:value="16.30334" calcext:value-type="float">
            <text:p>16.30334</text:p>
          </table:table-cell>
          <table:table-cell office:value-type="float" office:value="16.26321" calcext:value-type="float">
            <text:p>16.26321</text:p>
          </table:table-cell>
          <table:table-cell office:value-type="float" office:value="15.96539" calcext:value-type="float">
            <text:p>15.96539</text:p>
          </table:table-cell>
          <table:table-cell office:value-type="float" office:value="15.93362" calcext:value-type="float">
            <text:p>15.93362</text:p>
          </table:table-cell>
          <table:table-cell office:value-type="float" office:value="24.16324" calcext:value-type="float">
            <text:p>24.16324</text:p>
          </table:table-cell>
          <table:table-cell office:value-type="float" office:value="10.01526" calcext:value-type="float">
            <text:p>10.0152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02006" calcext:value-type="float">
            <text:p>1102006</text:p>
          </table:table-cell>
          <table:table-cell office:value-type="float" office:value="14.74779" calcext:value-type="float">
            <text:p>14.74779</text:p>
          </table:table-cell>
          <table:table-cell office:value-type="float" office:value="32.98399" calcext:value-type="float">
            <text:p>32.98399</text:p>
          </table:table-cell>
          <table:table-cell office:value-type="float" office:value="14.32022" calcext:value-type="float">
            <text:p>14.32022</text:p>
          </table:table-cell>
          <table:table-cell office:value-type="float" office:value="1.843123" calcext:value-type="float">
            <text:p>1.843123</text:p>
          </table:table-cell>
          <table:table-cell office:value-type="float" office:value="1.298297" calcext:value-type="float">
            <text:p>1.298297</text:p>
          </table:table-cell>
          <table:table-cell office:value-type="float" office:value="251.46" calcext:value-type="float">
            <text:p>251.46</text:p>
          </table:table-cell>
          <table:table-cell office:value-type="float" office:value="0" calcext:value-type="float">
            <text:p>0</text:p>
          </table:table-cell>
          <table:table-cell office:value-type="float" office:value="22.15439" calcext:value-type="float">
            <text:p>22.15439</text:p>
          </table:table-cell>
          <table:table-cell office:value-type="float" office:value="14.60596" calcext:value-type="float">
            <text:p>14.60596</text:p>
          </table:table-cell>
          <table:table-cell office:value-type="float" office:value="20.3251" calcext:value-type="float">
            <text:p>20.3251</text:p>
          </table:table-cell>
          <table:table-cell office:value-type="float" office:value="15.12622" calcext:value-type="float">
            <text:p>15.12622</text:p>
          </table:table-cell>
          <table:table-cell office:value-type="float" office:value="18.99371" calcext:value-type="float">
            <text:p>18.99371</text:p>
          </table:table-cell>
          <table:table-cell office:value-type="float" office:value="15.46329" calcext:value-type="float">
            <text:p>15.46329</text:p>
          </table:table-cell>
          <table:table-cell office:value-type="float" office:value="18.01016" calcext:value-type="float">
            <text:p>18.01016</text:p>
          </table:table-cell>
          <table:table-cell office:value-type="float" office:value="15.64658" calcext:value-type="float">
            <text:p>15.64658</text:p>
          </table:table-cell>
          <table:table-cell office:value-type="float" office:value="17.43777" calcext:value-type="float">
            <text:p>17.43777</text:p>
          </table:table-cell>
          <table:table-cell office:value-type="float" office:value="15.70648" calcext:value-type="float">
            <text:p>15.70648</text:p>
          </table:table-cell>
          <table:table-cell office:value-type="float" office:value="16.83636" calcext:value-type="float">
            <text:p>16.83636</text:p>
          </table:table-cell>
          <table:table-cell office:value-type="float" office:value="15.73862" calcext:value-type="float">
            <text:p>15.73862</text:p>
          </table:table-cell>
          <table:table-cell office:value-type="float" office:value="16.3606" calcext:value-type="float">
            <text:p>16.3606</text:p>
          </table:table-cell>
          <table:table-cell office:value-type="float" office:value="15.59375" calcext:value-type="float">
            <text:p>15.59375</text:p>
          </table:table-cell>
          <table:table-cell office:value-type="float" office:value="15.84778" calcext:value-type="float">
            <text:p>15.84778</text:p>
          </table:table-cell>
          <table:table-cell office:value-type="float" office:value="15.45123" calcext:value-type="float">
            <text:p>15.45123</text:p>
          </table:table-cell>
          <table:table-cell office:value-type="float" office:value="15.89523" calcext:value-type="float">
            <text:p>15.89523</text:p>
          </table:table-cell>
          <table:table-cell office:value-type="float" office:value="15.84943" calcext:value-type="float">
            <text:p>15.84943</text:p>
          </table:table-cell>
          <table:table-cell office:value-type="float" office:value="16.30127" calcext:value-type="float">
            <text:p>16.30127</text:p>
          </table:table-cell>
          <table:table-cell office:value-type="float" office:value="16.23618" calcext:value-type="float">
            <text:p>16.23618</text:p>
          </table:table-cell>
          <table:table-cell office:value-type="float" office:value="16.46204" calcext:value-type="float">
            <text:p>16.46204</text:p>
          </table:table-cell>
          <table:table-cell office:value-type="float" office:value="16.39587" calcext:value-type="float">
            <text:p>16.39587</text:p>
          </table:table-cell>
          <table:table-cell office:value-type="float" office:value="16.46588" calcext:value-type="float">
            <text:p>16.46588</text:p>
          </table:table-cell>
          <table:table-cell office:value-type="float" office:value="16.41119" calcext:value-type="float">
            <text:p>16.41119</text:p>
          </table:table-cell>
          <table:table-cell office:value-type="float" office:value="16.26279" calcext:value-type="float">
            <text:p>16.26279</text:p>
          </table:table-cell>
          <table:table-cell office:value-type="float" office:value="16.22147" calcext:value-type="float">
            <text:p>16.22147</text:p>
          </table:table-cell>
          <table:table-cell office:value-type="float" office:value="15.93329" calcext:value-type="float">
            <text:p>15.93329</text:p>
          </table:table-cell>
          <table:table-cell office:value-type="float" office:value="15.90021" calcext:value-type="float">
            <text:p>15.90021</text:p>
          </table:table-cell>
          <table:table-cell office:value-type="float" office:value="26.61597" calcext:value-type="float">
            <text:p>26.61597</text:p>
          </table:table-cell>
          <table:table-cell office:value-type="float" office:value="12.73471" calcext:value-type="float">
            <text:p>12.7347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102006" calcext:value-type="float">
            <text:p>2102006</text:p>
          </table:table-cell>
          <table:table-cell office:value-type="float" office:value="14.42312" calcext:value-type="float">
            <text:p>14.42312</text:p>
          </table:table-cell>
          <table:table-cell office:value-type="float" office:value="32.42843" calcext:value-type="float">
            <text:p>32.42843</text:p>
          </table:table-cell>
          <table:table-cell office:value-type="float" office:value="15.42299" calcext:value-type="float">
            <text:p>15.42299</text:p>
          </table:table-cell>
          <table:table-cell office:value-type="float" office:value="1.854459" calcext:value-type="float">
            <text:p>1.854459</text:p>
          </table:table-cell>
          <table:table-cell office:value-type="float" office:value="1.362159" calcext:value-type="float">
            <text:p>1.362159</text:p>
          </table:table-cell>
          <table:table-cell office:value-type="float" office:value="250.4332" calcext:value-type="float">
            <text:p>250.4332</text:p>
          </table:table-cell>
          <table:table-cell office:value-type="float" office:value="0" calcext:value-type="float">
            <text:p>0</text:p>
          </table:table-cell>
          <table:table-cell office:value-type="float" office:value="22.81244" calcext:value-type="float">
            <text:p>22.81244</text:p>
          </table:table-cell>
          <table:table-cell office:value-type="float" office:value="15.95673" calcext:value-type="float">
            <text:p>15.95673</text:p>
          </table:table-cell>
          <table:table-cell office:value-type="float" office:value="21.05569" calcext:value-type="float">
            <text:p>21.05569</text:p>
          </table:table-cell>
          <table:table-cell office:value-type="float" office:value="16.48587" calcext:value-type="float">
            <text:p>16.48587</text:p>
          </table:table-cell>
          <table:table-cell office:value-type="float" office:value="19.78091" calcext:value-type="float">
            <text:p>19.78091</text:p>
          </table:table-cell>
          <table:table-cell office:value-type="float" office:value="16.78665" calcext:value-type="float">
            <text:p>16.78665</text:p>
          </table:table-cell>
          <table:table-cell office:value-type="float" office:value="18.80383" calcext:value-type="float">
            <text:p>18.80383</text:p>
          </table:table-cell>
          <table:table-cell office:value-type="float" office:value="16.87601" calcext:value-type="float">
            <text:p>16.87601</text:p>
          </table:table-cell>
          <table:table-cell office:value-type="float" office:value="18.20862" calcext:value-type="float">
            <text:p>18.20862</text:p>
          </table:table-cell>
          <table:table-cell office:value-type="float" office:value="16.83859" calcext:value-type="float">
            <text:p>16.83859</text:p>
          </table:table-cell>
          <table:table-cell office:value-type="float" office:value="17.59604" calcext:value-type="float">
            <text:p>17.59604</text:p>
          </table:table-cell>
          <table:table-cell office:value-type="float" office:value="16.73254" calcext:value-type="float">
            <text:p>16.73254</text:p>
          </table:table-cell>
          <table:table-cell office:value-type="float" office:value="17.0611" calcext:value-type="float">
            <text:p>17.0611</text:p>
          </table:table-cell>
          <table:table-cell office:value-type="float" office:value="16.37436" calcext:value-type="float">
            <text:p>16.37436</text:p>
          </table:table-cell>
          <table:table-cell office:value-type="float" office:value="16.37375" calcext:value-type="float">
            <text:p>16.37375</text:p>
          </table:table-cell>
          <table:table-cell office:value-type="float" office:value="15.8548" calcext:value-type="float">
            <text:p>15.8548</text:p>
          </table:table-cell>
          <table:table-cell office:value-type="float" office:value="16.06454" calcext:value-type="float">
            <text:p>16.06454</text:p>
          </table:table-cell>
          <table:table-cell office:value-type="float" office:value="15.89639" calcext:value-type="float">
            <text:p>15.89639</text:p>
          </table:table-cell>
          <table:table-cell office:value-type="float" office:value="16.23563" calcext:value-type="float">
            <text:p>16.23563</text:p>
          </table:table-cell>
          <table:table-cell office:value-type="float" office:value="16.21109" calcext:value-type="float">
            <text:p>16.21109</text:p>
          </table:table-cell>
          <table:table-cell office:value-type="float" office:value="16.3952" calcext:value-type="float">
            <text:p>16.3952</text:p>
          </table:table-cell>
          <table:table-cell office:value-type="float" office:value="16.3392" calcext:value-type="float">
            <text:p>16.3392</text:p>
          </table:table-cell>
          <table:table-cell office:value-type="float" office:value="16.41064" calcext:value-type="float">
            <text:p>16.41064</text:p>
          </table:table-cell>
          <table:table-cell office:value-type="float" office:value="16.35706" calcext:value-type="float">
            <text:p>16.35706</text:p>
          </table:table-cell>
          <table:table-cell office:value-type="float" office:value="16.22107" calcext:value-type="float">
            <text:p>16.22107</text:p>
          </table:table-cell>
          <table:table-cell office:value-type="float" office:value="16.17715" calcext:value-type="float">
            <text:p>16.17715</text:p>
          </table:table-cell>
          <table:table-cell office:value-type="float" office:value="15.89984" calcext:value-type="float">
            <text:p>15.89984</text:p>
          </table:table-cell>
          <table:table-cell office:value-type="float" office:value="15.86514" calcext:value-type="float">
            <text:p>15.86514</text:p>
          </table:table-cell>
          <table:table-cell office:value-type="float" office:value="26.46295" calcext:value-type="float">
            <text:p>26.46295</text:p>
          </table:table-cell>
          <table:table-cell office:value-type="float" office:value="13.9679" calcext:value-type="float">
            <text:p>13.967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102006" calcext:value-type="float">
            <text:p>3102006</text:p>
          </table:table-cell>
          <table:table-cell office:value-type="float" office:value="14.21331" calcext:value-type="float">
            <text:p>14.21331</text:p>
          </table:table-cell>
          <table:table-cell office:value-type="float" office:value="32.98399" calcext:value-type="float">
            <text:p>32.98399</text:p>
          </table:table-cell>
          <table:table-cell office:value-type="float" office:value="14.873" calcext:value-type="float">
            <text:p>14.873</text:p>
          </table:table-cell>
          <table:table-cell office:value-type="float" office:value="1.876323" calcext:value-type="float">
            <text:p>1.876323</text:p>
          </table:table-cell>
          <table:table-cell office:value-type="float" office:value="1.088064" calcext:value-type="float">
            <text:p>1.088064</text:p>
          </table:table-cell>
          <table:table-cell office:value-type="float" office:value="248.4291" calcext:value-type="float">
            <text:p>248.4291</text:p>
          </table:table-cell>
          <table:table-cell office:value-type="float" office:value="0" calcext:value-type="float">
            <text:p>0</text:p>
          </table:table-cell>
          <table:table-cell office:value-type="float" office:value="23.35089" calcext:value-type="float">
            <text:p>23.35089</text:p>
          </table:table-cell>
          <table:table-cell office:value-type="float" office:value="16.10278" calcext:value-type="float">
            <text:p>16.10278</text:p>
          </table:table-cell>
          <table:table-cell office:value-type="float" office:value="21.56918" calcext:value-type="float">
            <text:p>21.56918</text:p>
          </table:table-cell>
          <table:table-cell office:value-type="float" office:value="16.78629" calcext:value-type="float">
            <text:p>16.78629</text:p>
          </table:table-cell>
          <table:table-cell office:value-type="float" office:value="20.29721" calcext:value-type="float">
            <text:p>20.29721</text:p>
          </table:table-cell>
          <table:table-cell office:value-type="float" office:value="17.20767" calcext:value-type="float">
            <text:p>17.20767</text:p>
          </table:table-cell>
          <table:table-cell office:value-type="float" office:value="19.32257" calcext:value-type="float">
            <text:p>19.32257</text:p>
          </table:table-cell>
          <table:table-cell office:value-type="float" office:value="17.38559" calcext:value-type="float">
            <text:p>17.38559</text:p>
          </table:table-cell>
          <table:table-cell office:value-type="float" office:value="18.72018" calcext:value-type="float">
            <text:p>18.72018</text:p>
          </table:table-cell>
          <table:table-cell office:value-type="float" office:value="17.39185" calcext:value-type="float">
            <text:p>17.39185</text:p>
          </table:table-cell>
          <table:table-cell office:value-type="float" office:value="18.10172" calcext:value-type="float">
            <text:p>18.10172</text:p>
          </table:table-cell>
          <table:table-cell office:value-type="float" office:value="17.3111" calcext:value-type="float">
            <text:p>17.3111</text:p>
          </table:table-cell>
          <table:table-cell office:value-type="float" office:value="17.55392" calcext:value-type="float">
            <text:p>17.55392</text:p>
          </table:table-cell>
          <table:table-cell office:value-type="float" office:value="17.07205" calcext:value-type="float">
            <text:p>17.07205</text:p>
          </table:table-cell>
          <table:table-cell office:value-type="float" office:value="16.81735" calcext:value-type="float">
            <text:p>16.81735</text:p>
          </table:table-cell>
          <table:table-cell office:value-type="float" office:value="16.38055" calcext:value-type="float">
            <text:p>16.38055</text:p>
          </table:table-cell>
          <table:table-cell office:value-type="float" office:value="16.2934" calcext:value-type="float">
            <text:p>16.2934</text:p>
          </table:table-cell>
          <table:table-cell office:value-type="float" office:value="16.06674" calcext:value-type="float">
            <text:p>16.06674</text:p>
          </table:table-cell>
          <table:table-cell office:value-type="float" office:value="16.23166" calcext:value-type="float">
            <text:p>16.23166</text:p>
          </table:table-cell>
          <table:table-cell office:value-type="float" office:value="16.21103" calcext:value-type="float">
            <text:p>16.21103</text:p>
          </table:table-cell>
          <table:table-cell office:value-type="float" office:value="16.33871" calcext:value-type="float">
            <text:p>16.33871</text:p>
          </table:table-cell>
          <table:table-cell office:value-type="float" office:value="16.30103" calcext:value-type="float">
            <text:p>16.30103</text:p>
          </table:table-cell>
          <table:table-cell office:value-type="float" office:value="16.35645" calcext:value-type="float">
            <text:p>16.35645</text:p>
          </table:table-cell>
          <table:table-cell office:value-type="float" office:value="16.30667" calcext:value-type="float">
            <text:p>16.30667</text:p>
          </table:table-cell>
          <table:table-cell office:value-type="float" office:value="16.1767" calcext:value-type="float">
            <text:p>16.1767</text:p>
          </table:table-cell>
          <table:table-cell office:value-type="float" office:value="16.13504" calcext:value-type="float">
            <text:p>16.13504</text:p>
          </table:table-cell>
          <table:table-cell office:value-type="float" office:value="15.86478" calcext:value-type="float">
            <text:p>15.86478</text:p>
          </table:table-cell>
          <table:table-cell office:value-type="float" office:value="15.82895" calcext:value-type="float">
            <text:p>15.82895</text:p>
          </table:table-cell>
          <table:table-cell office:value-type="float" office:value="26.73862" calcext:value-type="float">
            <text:p>26.73862</text:p>
          </table:table-cell>
          <table:table-cell office:value-type="float" office:value="13.78812" calcext:value-type="float">
            <text:p>13.788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102006" calcext:value-type="float">
            <text:p>4102006</text:p>
          </table:table-cell>
          <table:table-cell office:value-type="float" office:value="14.14336" calcext:value-type="float">
            <text:p>14.14336</text:p>
          </table:table-cell>
          <table:table-cell office:value-type="float" office:value="15.20621" calcext:value-type="float">
            <text:p>15.20621</text:p>
          </table:table-cell>
          <table:table-cell office:value-type="float" office:value="11.37415" calcext:value-type="float">
            <text:p>11.37415</text:p>
          </table:table-cell>
          <table:table-cell office:value-type="float" office:value="1.208519" calcext:value-type="float">
            <text:p>1.208519</text:p>
          </table:table-cell>
          <table:table-cell office:value-type="float" office:value="0.8846701" calcext:value-type="float">
            <text:p>0.8846701</text:p>
          </table:table-cell>
          <table:table-cell office:value-type="float" office:value="250.4088" calcext:value-type="float">
            <text:p>250.4088</text:p>
          </table:table-cell>
          <table:table-cell office:value-type="float" office:value="0" calcext:value-type="float">
            <text:p>0</text:p>
          </table:table-cell>
          <table:table-cell office:value-type="float" office:value="17.61557" calcext:value-type="float">
            <text:p>17.61557</text:p>
          </table:table-cell>
          <table:table-cell office:value-type="float" office:value="13.1662" calcext:value-type="float">
            <text:p>13.1662</text:p>
          </table:table-cell>
          <table:table-cell office:value-type="float" office:value="18.72165" calcext:value-type="float">
            <text:p>18.72165</text:p>
          </table:table-cell>
          <table:table-cell office:value-type="float" office:value="14.41385" calcext:value-type="float">
            <text:p>14.41385</text:p>
          </table:table-cell>
          <table:table-cell office:value-type="float" office:value="19.18253" calcext:value-type="float">
            <text:p>19.18253</text:p>
          </table:table-cell>
          <table:table-cell office:value-type="float" office:value="15.43774" calcext:value-type="float">
            <text:p>15.43774</text:p>
          </table:table-cell>
          <table:table-cell office:value-type="float" office:value="19.01572" calcext:value-type="float">
            <text:p>19.01572</text:p>
          </table:table-cell>
          <table:table-cell office:value-type="float" office:value="16.19431" calcext:value-type="float">
            <text:p>16.19431</text:p>
          </table:table-cell>
          <table:table-cell office:value-type="float" office:value="18.64975" calcext:value-type="float">
            <text:p>18.64975</text:p>
          </table:table-cell>
          <table:table-cell office:value-type="float" office:value="16.57101" calcext:value-type="float">
            <text:p>16.57101</text:p>
          </table:table-cell>
          <table:table-cell office:value-type="float" office:value="18.11783" calcext:value-type="float">
            <text:p>18.11783</text:p>
          </table:table-cell>
          <table:table-cell office:value-type="float" office:value="16.92343" calcext:value-type="float">
            <text:p>16.92343</text:p>
          </table:table-cell>
          <table:table-cell office:value-type="float" office:value="17.6394" calcext:value-type="float">
            <text:p>17.6394</text:p>
          </table:table-cell>
          <table:table-cell office:value-type="float" office:value="17.01526" calcext:value-type="float">
            <text:p>17.01526</text:p>
          </table:table-cell>
          <table:table-cell office:value-type="float" office:value="17.00943" calcext:value-type="float">
            <text:p>17.00943</text:p>
          </table:table-cell>
          <table:table-cell office:value-type="float" office:value="16.82324" calcext:value-type="float">
            <text:p>16.82324</text:p>
          </table:table-cell>
          <table:table-cell office:value-type="float" office:value="16.50647" calcext:value-type="float">
            <text:p>16.50647</text:p>
          </table:table-cell>
          <table:table-cell office:value-type="float" office:value="16.29584" calcext:value-type="float">
            <text:p>16.29584</text:p>
          </table:table-cell>
          <table:table-cell office:value-type="float" office:value="16.28729" calcext:value-type="float">
            <text:p>16.28729</text:p>
          </table:table-cell>
          <table:table-cell office:value-type="float" office:value="16.23212" calcext:value-type="float">
            <text:p>16.23212</text:p>
          </table:table-cell>
          <table:table-cell office:value-type="float" office:value="16.30072" calcext:value-type="float">
            <text:p>16.30072</text:p>
          </table:table-cell>
          <table:table-cell office:value-type="float" office:value="16.28333" calcext:value-type="float">
            <text:p>16.28333</text:p>
          </table:table-cell>
          <table:table-cell office:value-type="float" office:value="16.30615" calcext:value-type="float">
            <text:p>16.30615</text:p>
          </table:table-cell>
          <table:table-cell office:value-type="float" office:value="16.26315" calcext:value-type="float">
            <text:p>16.26315</text:p>
          </table:table-cell>
          <table:table-cell office:value-type="float" office:value="16.13461" calcext:value-type="float">
            <text:p>16.13461</text:p>
          </table:table-cell>
          <table:table-cell office:value-type="float" office:value="16.09311" calcext:value-type="float">
            <text:p>16.09311</text:p>
          </table:table-cell>
          <table:table-cell office:value-type="float" office:value="15.82855" calcext:value-type="float">
            <text:p>15.82855</text:p>
          </table:table-cell>
          <table:table-cell office:value-type="float" office:value="15.79211" calcext:value-type="float">
            <text:p>15.79211</text:p>
          </table:table-cell>
          <table:table-cell office:value-type="float" office:value="17.33524" calcext:value-type="float">
            <text:p>17.33524</text:p>
          </table:table-cell>
          <table:table-cell office:value-type="float" office:value="10.37955" calcext:value-type="float">
            <text:p>10.3795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102006" calcext:value-type="float">
            <text:p>5102006</text:p>
          </table:table-cell>
          <table:table-cell office:value-type="float" office:value="13.93507" calcext:value-type="float">
            <text:p>13.93507</text:p>
          </table:table-cell>
          <table:table-cell office:value-type="float" office:value="21.31732" calcext:value-type="float">
            <text:p>21.31732</text:p>
          </table:table-cell>
          <table:table-cell office:value-type="float" office:value="9.839641" calcext:value-type="float">
            <text:p>9.839641</text:p>
          </table:table-cell>
          <table:table-cell office:value-type="float" office:value="1.273031" calcext:value-type="float">
            <text:p>1.273031</text:p>
          </table:table-cell>
          <table:table-cell office:value-type="float" office:value="1.023798" calcext:value-type="float">
            <text:p>1.023798</text:p>
          </table:table-cell>
          <table:table-cell office:value-type="float" office:value="249.4656" calcext:value-type="float">
            <text:p>249.4656</text:p>
          </table:table-cell>
          <table:table-cell office:value-type="float" office:value="0" calcext:value-type="float">
            <text:p>0</text:p>
          </table:table-cell>
          <table:table-cell office:value-type="float" office:value="18.44641" calcext:value-type="float">
            <text:p>18.44641</text:p>
          </table:table-cell>
          <table:table-cell office:value-type="float" office:value="12.12747" calcext:value-type="float">
            <text:p>12.12747</text:p>
          </table:table-cell>
          <table:table-cell office:value-type="float" office:value="17.37756" calcext:value-type="float">
            <text:p>17.37756</text:p>
          </table:table-cell>
          <table:table-cell office:value-type="float" office:value="13.23938" calcext:value-type="float">
            <text:p>13.23938</text:p>
          </table:table-cell>
          <table:table-cell office:value-type="float" office:value="16.7774" calcext:value-type="float">
            <text:p>16.7774</text:p>
          </table:table-cell>
          <table:table-cell office:value-type="float" office:value="14.21381" calcext:value-type="float">
            <text:p>14.21381</text:p>
          </table:table-cell>
          <table:table-cell office:value-type="float" office:value="16.49088" calcext:value-type="float">
            <text:p>16.49088</text:p>
          </table:table-cell>
          <table:table-cell office:value-type="float" office:value="15.03918" calcext:value-type="float">
            <text:p>15.03918</text:p>
          </table:table-cell>
          <table:table-cell office:value-type="float" office:value="16.54221" calcext:value-type="float">
            <text:p>16.54221</text:p>
          </table:table-cell>
          <table:table-cell office:value-type="float" office:value="15.5401" calcext:value-type="float">
            <text:p>15.5401</text:p>
          </table:table-cell>
          <table:table-cell office:value-type="float" office:value="16.90613" calcext:value-type="float">
            <text:p>16.90613</text:p>
          </table:table-cell>
          <table:table-cell office:value-type="float" office:value="16.0137" calcext:value-type="float">
            <text:p>16.0137</text:p>
          </table:table-cell>
          <table:table-cell office:value-type="float" office:value="17.00565" calcext:value-type="float">
            <text:p>17.00565</text:p>
          </table:table-cell>
          <table:table-cell office:value-type="float" office:value="16.29492" calcext:value-type="float">
            <text:p>16.29492</text:p>
          </table:table-cell>
          <table:table-cell office:value-type="float" office:value="16.94827" calcext:value-type="float">
            <text:p>16.94827</text:p>
          </table:table-cell>
          <table:table-cell office:value-type="float" office:value="16.54187" calcext:value-type="float">
            <text:p>16.54187</text:p>
          </table:table-cell>
          <table:table-cell office:value-type="float" office:value="16.54437" calcext:value-type="float">
            <text:p>16.54437</text:p>
          </table:table-cell>
          <table:table-cell office:value-type="float" office:value="16.50784" calcext:value-type="float">
            <text:p>16.50784</text:p>
          </table:table-cell>
          <table:table-cell office:value-type="float" office:value="16.34006" calcext:value-type="float">
            <text:p>16.34006</text:p>
          </table:table-cell>
          <table:table-cell office:value-type="float" office:value="16.28793" calcext:value-type="float">
            <text:p>16.28793</text:p>
          </table:table-cell>
          <table:table-cell office:value-type="float" office:value="16.28323" calcext:value-type="float">
            <text:p>16.28323</text:p>
          </table:table-cell>
          <table:table-cell office:value-type="float" office:value="16.2811" calcext:value-type="float">
            <text:p>16.2811</text:p>
          </table:table-cell>
          <table:table-cell office:value-type="float" office:value="16.26276" calcext:value-type="float">
            <text:p>16.26276</text:p>
          </table:table-cell>
          <table:table-cell office:value-type="float" office:value="16.2287" calcext:value-type="float">
            <text:p>16.2287</text:p>
          </table:table-cell>
          <table:table-cell office:value-type="float" office:value="16.09268" calcext:value-type="float">
            <text:p>16.09268</text:p>
          </table:table-cell>
          <table:table-cell office:value-type="float" office:value="16.0528" calcext:value-type="float">
            <text:p>16.0528</text:p>
          </table:table-cell>
          <table:table-cell office:value-type="float" office:value="15.79172" calcext:value-type="float">
            <text:p>15.79172</text:p>
          </table:table-cell>
          <table:table-cell office:value-type="float" office:value="15.75516" calcext:value-type="float">
            <text:p>15.75516</text:p>
          </table:table-cell>
          <table:table-cell office:value-type="float" office:value="20.17694" calcext:value-type="float">
            <text:p>20.17694</text:p>
          </table:table-cell>
          <table:table-cell office:value-type="float" office:value="9.361694" calcext:value-type="float">
            <text:p>9.36169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102006" calcext:value-type="float">
            <text:p>6102006</text:p>
          </table:table-cell>
          <table:table-cell office:value-type="float" office:value="13.63074" calcext:value-type="float">
            <text:p>13.63074</text:p>
          </table:table-cell>
          <table:table-cell office:value-type="float" office:value="24.0951" calcext:value-type="float">
            <text:p>24.0951</text:p>
          </table:table-cell>
          <table:table-cell office:value-type="float" office:value="9.85354" calcext:value-type="float">
            <text:p>9.85354</text:p>
          </table:table-cell>
          <table:table-cell office:value-type="float" office:value="1.382903" calcext:value-type="float">
            <text:p>1.382903</text:p>
          </table:table-cell>
          <table:table-cell office:value-type="float" office:value="1.023251" calcext:value-type="float">
            <text:p>1.023251</text:p>
          </table:table-cell>
          <table:table-cell office:value-type="float" office:value="252.5023" calcext:value-type="float">
            <text:p>252.5023</text:p>
          </table:table-cell>
          <table:table-cell office:value-type="float" office:value="0" calcext:value-type="float">
            <text:p>0</text:p>
          </table:table-cell>
          <table:table-cell office:value-type="float" office:value="19.29984" calcext:value-type="float">
            <text:p>19.29984</text:p>
          </table:table-cell>
          <table:table-cell office:value-type="float" office:value="12.15323" calcext:value-type="float">
            <text:p>12.15323</text:p>
          </table:table-cell>
          <table:table-cell office:value-type="float" office:value="17.95572" calcext:value-type="float">
            <text:p>17.95572</text:p>
          </table:table-cell>
          <table:table-cell office:value-type="float" office:value="13.24353" calcext:value-type="float">
            <text:p>13.24353</text:p>
          </table:table-cell>
          <table:table-cell office:value-type="float" office:value="17.14285" calcext:value-type="float">
            <text:p>17.14285</text:p>
          </table:table-cell>
          <table:table-cell office:value-type="float" office:value="14.14429" calcext:value-type="float">
            <text:p>14.14429</text:p>
          </table:table-cell>
          <table:table-cell office:value-type="float" office:value="16.67899" calcext:value-type="float">
            <text:p>16.67899</text:p>
          </table:table-cell>
          <table:table-cell office:value-type="float" office:value="14.87653" calcext:value-type="float">
            <text:p>14.87653</text:p>
          </table:table-cell>
          <table:table-cell office:value-type="float" office:value="16.461" calcext:value-type="float">
            <text:p>16.461</text:p>
          </table:table-cell>
          <table:table-cell office:value-type="float" office:value="15.314" calcext:value-type="float">
            <text:p>15.314</text:p>
          </table:table-cell>
          <table:table-cell office:value-type="float" office:value="16.34116" calcext:value-type="float">
            <text:p>16.34116</text:p>
          </table:table-cell>
          <table:table-cell office:value-type="float" office:value="15.74005" calcext:value-type="float">
            <text:p>15.74005</text:p>
          </table:table-cell>
          <table:table-cell office:value-type="float" office:value="16.41199" calcext:value-type="float">
            <text:p>16.41199</text:p>
          </table:table-cell>
          <table:table-cell office:value-type="float" office:value="16.0101" calcext:value-type="float">
            <text:p>16.0101</text:p>
          </table:table-cell>
          <table:table-cell office:value-type="float" office:value="16.54004" calcext:value-type="float">
            <text:p>16.54004</text:p>
          </table:table-cell>
          <table:table-cell office:value-type="float" office:value="16.3093" calcext:value-type="float">
            <text:p>16.3093</text:p>
          </table:table-cell>
          <table:table-cell office:value-type="float" office:value="16.5239" calcext:value-type="float">
            <text:p>16.5239</text:p>
          </table:table-cell>
          <table:table-cell office:value-type="float" office:value="16.43771" calcext:value-type="float">
            <text:p>16.43771</text:p>
          </table:table-cell>
          <table:table-cell office:value-type="float" office:value="16.35733" calcext:value-type="float">
            <text:p>16.35733</text:p>
          </table:table-cell>
          <table:table-cell office:value-type="float" office:value="16.34042" calcext:value-type="float">
            <text:p>16.34042</text:p>
          </table:table-cell>
          <table:table-cell office:value-type="float" office:value="16.28195" calcext:value-type="float">
            <text:p>16.28195</text:p>
          </table:table-cell>
          <table:table-cell office:value-type="float" office:value="16.28146" calcext:value-type="float">
            <text:p>16.28146</text:p>
          </table:table-cell>
          <table:table-cell office:value-type="float" office:value="16.22836" calcext:value-type="float">
            <text:p>16.22836</text:p>
          </table:table-cell>
          <table:table-cell office:value-type="float" office:value="16.20102" calcext:value-type="float">
            <text:p>16.20102</text:p>
          </table:table-cell>
          <table:table-cell office:value-type="float" office:value="16.0524" calcext:value-type="float">
            <text:p>16.0524</text:p>
          </table:table-cell>
          <table:table-cell office:value-type="float" office:value="16.01544" calcext:value-type="float">
            <text:p>16.01544</text:p>
          </table:table-cell>
          <table:table-cell office:value-type="float" office:value="15.75476" calcext:value-type="float">
            <text:p>15.75476</text:p>
          </table:table-cell>
          <table:table-cell office:value-type="float" office:value="15.71832" calcext:value-type="float">
            <text:p>15.71832</text:p>
          </table:table-cell>
          <table:table-cell office:value-type="float" office:value="21.51114" calcext:value-type="float">
            <text:p>21.51114</text:p>
          </table:table-cell>
          <table:table-cell office:value-type="float" office:value="9.446503" calcext:value-type="float">
            <text:p>9.44650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102006" calcext:value-type="float">
            <text:p>7102006</text:p>
          </table:table-cell>
          <table:table-cell office:value-type="float" office:value="13.60462" calcext:value-type="float">
            <text:p>13.60462</text:p>
          </table:table-cell>
          <table:table-cell office:value-type="float" office:value="29.65066" calcext:value-type="float">
            <text:p>29.65066</text:p>
          </table:table-cell>
          <table:table-cell office:value-type="float" office:value="13.75077" calcext:value-type="float">
            <text:p>13.75077</text:p>
          </table:table-cell>
          <table:table-cell office:value-type="float" office:value="1.679757" calcext:value-type="float">
            <text:p>1.679757</text:p>
          </table:table-cell>
          <table:table-cell office:value-type="float" office:value="1.050734" calcext:value-type="float">
            <text:p>1.050734</text:p>
          </table:table-cell>
          <table:table-cell office:value-type="float" office:value="254.8039" calcext:value-type="float">
            <text:p>254.8039</text:p>
          </table:table-cell>
          <table:table-cell office:value-type="float" office:value="0" calcext:value-type="float">
            <text:p>0</text:p>
          </table:table-cell>
          <table:table-cell office:value-type="float" office:value="21.73465" calcext:value-type="float">
            <text:p>21.73465</text:p>
          </table:table-cell>
          <table:table-cell office:value-type="float" office:value="13.86505" calcext:value-type="float">
            <text:p>13.86505</text:p>
          </table:table-cell>
          <table:table-cell office:value-type="float" office:value="19.92114" calcext:value-type="float">
            <text:p>19.92114</text:p>
          </table:table-cell>
          <table:table-cell office:value-type="float" office:value="14.5806" calcext:value-type="float">
            <text:p>14.5806</text:p>
          </table:table-cell>
          <table:table-cell office:value-type="float" office:value="18.72787" calcext:value-type="float">
            <text:p>18.72787</text:p>
          </table:table-cell>
          <table:table-cell office:value-type="float" office:value="15.12653" calcext:value-type="float">
            <text:p>15.12653</text:p>
          </table:table-cell>
          <table:table-cell office:value-type="float" office:value="17.89929" calcext:value-type="float">
            <text:p>17.89929</text:p>
          </table:table-cell>
          <table:table-cell office:value-type="float" office:value="15.54108" calcext:value-type="float">
            <text:p>15.54108</text:p>
          </table:table-cell>
          <table:table-cell office:value-type="float" office:value="17.43219" calcext:value-type="float">
            <text:p>17.43219</text:p>
          </table:table-cell>
          <table:table-cell office:value-type="float" office:value="15.77869" calcext:value-type="float">
            <text:p>15.77869</text:p>
          </table:table-cell>
          <table:table-cell office:value-type="float" office:value="16.99933" calcext:value-type="float">
            <text:p>16.99933</text:p>
          </table:table-cell>
          <table:table-cell office:value-type="float" office:value="16.00824" calcext:value-type="float">
            <text:p>16.00824</text:p>
          </table:table-cell>
          <table:table-cell office:value-type="float" office:value="16.67868" calcext:value-type="float">
            <text:p>16.67868</text:p>
          </table:table-cell>
          <table:table-cell office:value-type="float" office:value="16.13708" calcext:value-type="float">
            <text:p>16.13708</text:p>
          </table:table-cell>
          <table:table-cell office:value-type="float" office:value="16.35867" calcext:value-type="float">
            <text:p>16.35867</text:p>
          </table:table-cell>
          <table:table-cell office:value-type="float" office:value="16.28369" calcext:value-type="float">
            <text:p>16.28369</text:p>
          </table:table-cell>
          <table:table-cell office:value-type="float" office:value="16.43677" calcext:value-type="float">
            <text:p>16.43677</text:p>
          </table:table-cell>
          <table:table-cell office:value-type="float" office:value="16.37372" calcext:value-type="float">
            <text:p>16.37372</text:p>
          </table:table-cell>
          <table:table-cell office:value-type="float" office:value="16.35736" calcext:value-type="float">
            <text:p>16.35736</text:p>
          </table:table-cell>
          <table:table-cell office:value-type="float" office:value="16.34781" calcext:value-type="float">
            <text:p>16.34781</text:p>
          </table:table-cell>
          <table:table-cell office:value-type="float" office:value="16.28143" calcext:value-type="float">
            <text:p>16.28143</text:p>
          </table:table-cell>
          <table:table-cell office:value-type="float" office:value="16.2746" calcext:value-type="float">
            <text:p>16.2746</text:p>
          </table:table-cell>
          <table:table-cell office:value-type="float" office:value="16.20074" calcext:value-type="float">
            <text:p>16.20074</text:p>
          </table:table-cell>
          <table:table-cell office:value-type="float" office:value="16.1774" calcext:value-type="float">
            <text:p>16.1774</text:p>
          </table:table-cell>
          <table:table-cell office:value-type="float" office:value="16.01508" calcext:value-type="float">
            <text:p>16.01508</text:p>
          </table:table-cell>
          <table:table-cell office:value-type="float" office:value="15.98047" calcext:value-type="float">
            <text:p>15.98047</text:p>
          </table:table-cell>
          <table:table-cell office:value-type="float" office:value="15.71796" calcext:value-type="float">
            <text:p>15.71796</text:p>
          </table:table-cell>
          <table:table-cell office:value-type="float" office:value="15.68164" calcext:value-type="float">
            <text:p>15.68164</text:p>
          </table:table-cell>
          <table:table-cell office:value-type="float" office:value="24.54803" calcext:value-type="float">
            <text:p>24.54803</text:p>
          </table:table-cell>
          <table:table-cell office:value-type="float" office:value="12.23328" calcext:value-type="float">
            <text:p>12.2332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102006" calcext:value-type="float">
            <text:p>8102006</text:p>
          </table:table-cell>
          <table:table-cell office:value-type="float" office:value="13.43719" calcext:value-type="float">
            <text:p>13.43719</text:p>
          </table:table-cell>
          <table:table-cell office:value-type="float" office:value="20.20621" calcext:value-type="float">
            <text:p>20.20621</text:p>
          </table:table-cell>
          <table:table-cell office:value-type="float" office:value="10.38686" calcext:value-type="float">
            <text:p>10.38686</text:p>
          </table:table-cell>
          <table:table-cell office:value-type="float" office:value="1.234954" calcext:value-type="float">
            <text:p>1.234954</text:p>
          </table:table-cell>
          <table:table-cell office:value-type="float" office:value="0.9188137" calcext:value-type="float">
            <text:p>0.9188137</text:p>
          </table:table-cell>
          <table:table-cell office:value-type="float" office:value="256.5868" calcext:value-type="float">
            <text:p>256.5868</text:p>
          </table:table-cell>
          <table:table-cell office:value-type="float" office:value="0" calcext:value-type="float">
            <text:p>0</text:p>
          </table:table-cell>
          <table:table-cell office:value-type="float" office:value="18.47125" calcext:value-type="float">
            <text:p>18.47125</text:p>
          </table:table-cell>
          <table:table-cell office:value-type="float" office:value="13.08267" calcext:value-type="float">
            <text:p>13.08267</text:p>
          </table:table-cell>
          <table:table-cell office:value-type="float" office:value="17.55811" calcext:value-type="float">
            <text:p>17.55811</text:p>
          </table:table-cell>
          <table:table-cell office:value-type="float" office:value="14.29575" calcext:value-type="float">
            <text:p>14.29575</text:p>
          </table:table-cell>
          <table:table-cell office:value-type="float" office:value="17.62079" calcext:value-type="float">
            <text:p>17.62079</text:p>
          </table:table-cell>
          <table:table-cell office:value-type="float" office:value="15.19476" calcext:value-type="float">
            <text:p>15.19476</text:p>
          </table:table-cell>
          <table:table-cell office:value-type="float" office:value="17.60526" calcext:value-type="float">
            <text:p>17.60526</text:p>
          </table:table-cell>
          <table:table-cell office:value-type="float" office:value="15.8158" calcext:value-type="float">
            <text:p>15.8158</text:p>
          </table:table-cell>
          <table:table-cell office:value-type="float" office:value="17.37155" calcext:value-type="float">
            <text:p>17.37155</text:p>
          </table:table-cell>
          <table:table-cell office:value-type="float" office:value="16.1254" calcext:value-type="float">
            <text:p>16.1254</text:p>
          </table:table-cell>
          <table:table-cell office:value-type="float" office:value="17.02151" calcext:value-type="float">
            <text:p>17.02151</text:p>
          </table:table-cell>
          <table:table-cell office:value-type="float" office:value="16.36649" calcext:value-type="float">
            <text:p>16.36649</text:p>
          </table:table-cell>
          <table:table-cell office:value-type="float" office:value="16.76785" calcext:value-type="float">
            <text:p>16.76785</text:p>
          </table:table-cell>
          <table:table-cell office:value-type="float" office:value="16.43192" calcext:value-type="float">
            <text:p>16.43192</text:p>
          </table:table-cell>
          <table:table-cell office:value-type="float" office:value="16.4881" calcext:value-type="float">
            <text:p>16.4881</text:p>
          </table:table-cell>
          <table:table-cell office:value-type="float" office:value="16.36292" calcext:value-type="float">
            <text:p>16.36292</text:p>
          </table:table-cell>
          <table:table-cell office:value-type="float" office:value="16.39328" calcext:value-type="float">
            <text:p>16.39328</text:p>
          </table:table-cell>
          <table:table-cell office:value-type="float" office:value="16.37302" calcext:value-type="float">
            <text:p>16.37302</text:p>
          </table:table-cell>
          <table:table-cell office:value-type="float" office:value="16.34763" calcext:value-type="float">
            <text:p>16.34763</text:p>
          </table:table-cell>
          <table:table-cell office:value-type="float" office:value="16.33731" calcext:value-type="float">
            <text:p>16.33731</text:p>
          </table:table-cell>
          <table:table-cell office:value-type="float" office:value="16.27448" calcext:value-type="float">
            <text:p>16.27448</text:p>
          </table:table-cell>
          <table:table-cell office:value-type="float" office:value="16.26157" calcext:value-type="float">
            <text:p>16.26157</text:p>
          </table:table-cell>
          <table:table-cell office:value-type="float" office:value="16.17719" calcext:value-type="float">
            <text:p>16.17719</text:p>
          </table:table-cell>
          <table:table-cell office:value-type="float" office:value="16.15442" calcext:value-type="float">
            <text:p>16.15442</text:p>
          </table:table-cell>
          <table:table-cell office:value-type="float" office:value="15.98016" calcext:value-type="float">
            <text:p>15.98016</text:p>
          </table:table-cell>
          <table:table-cell office:value-type="float" office:value="15.94781" calcext:value-type="float">
            <text:p>15.94781</text:p>
          </table:table-cell>
          <table:table-cell office:value-type="float" office:value="15.68127" calcext:value-type="float">
            <text:p>15.68127</text:p>
          </table:table-cell>
          <table:table-cell office:value-type="float" office:value="15.64679" calcext:value-type="float">
            <text:p>15.64679</text:p>
          </table:table-cell>
          <table:table-cell office:value-type="float" office:value="19.51413" calcext:value-type="float">
            <text:p>19.51413</text:p>
          </table:table-cell>
          <table:table-cell office:value-type="float" office:value="10.06931" calcext:value-type="float">
            <text:p>10.0693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102006" calcext:value-type="float">
            <text:p>9102006</text:p>
          </table:table-cell>
          <table:table-cell office:value-type="float" office:value="13.30978" calcext:value-type="float">
            <text:p>13.30978</text:p>
          </table:table-cell>
          <table:table-cell office:value-type="float" office:value="12.42843" calcext:value-type="float">
            <text:p>12.42843</text:p>
          </table:table-cell>
          <table:table-cell office:value-type="float" office:value="7.350082" calcext:value-type="float">
            <text:p>7.350082</text:p>
          </table:table-cell>
          <table:table-cell office:value-type="float" office:value="1.001025" calcext:value-type="float">
            <text:p>1.001025</text:p>
          </table:table-cell>
          <table:table-cell office:value-type="float" office:value="0.7942528" calcext:value-type="float">
            <text:p>0.7942528</text:p>
          </table:table-cell>
          <table:table-cell office:value-type="float" office:value="258.2935" calcext:value-type="float">
            <text:p>258.2935</text:p>
          </table:table-cell>
          <table:table-cell office:value-type="float" office:value="0.9525" calcext:value-type="float">
            <text:p>0.9525</text:p>
          </table:table-cell>
          <table:table-cell office:value-type="float" office:value="17.65424" calcext:value-type="float">
            <text:p>17.65424</text:p>
          </table:table-cell>
          <table:table-cell office:value-type="float" office:value="10.93893" calcext:value-type="float">
            <text:p>10.93893</text:p>
          </table:table-cell>
          <table:table-cell office:value-type="float" office:value="16.24417" calcext:value-type="float">
            <text:p>16.24417</text:p>
          </table:table-cell>
          <table:table-cell office:value-type="float" office:value="12.31561" calcext:value-type="float">
            <text:p>12.31561</text:p>
          </table:table-cell>
          <table:table-cell office:value-type="float" office:value="15.66776" calcext:value-type="float">
            <text:p>15.66776</text:p>
          </table:table-cell>
          <table:table-cell office:value-type="float" office:value="13.47061" calcext:value-type="float">
            <text:p>13.47061</text:p>
          </table:table-cell>
          <table:table-cell office:value-type="float" office:value="16.08832" calcext:value-type="float">
            <text:p>16.08832</text:p>
          </table:table-cell>
          <table:table-cell office:value-type="float" office:value="14.39636" calcext:value-type="float">
            <text:p>14.39636</text:p>
          </table:table-cell>
          <table:table-cell office:value-type="float" office:value="16.30658" calcext:value-type="float">
            <text:p>16.30658</text:p>
          </table:table-cell>
          <table:table-cell office:value-type="float" office:value="14.91217" calcext:value-type="float">
            <text:p>14.91217</text:p>
          </table:table-cell>
          <table:table-cell office:value-type="float" office:value="16.4675" calcext:value-type="float">
            <text:p>16.4675</text:p>
          </table:table-cell>
          <table:table-cell office:value-type="float" office:value="15.44379" calcext:value-type="float">
            <text:p>15.44379</text:p>
          </table:table-cell>
          <table:table-cell office:value-type="float" office:value="16.48502" calcext:value-type="float">
            <text:p>16.48502</text:p>
          </table:table-cell>
          <table:table-cell office:value-type="float" office:value="15.7821" calcext:value-type="float">
            <text:p>15.7821</text:p>
          </table:table-cell>
          <table:table-cell office:value-type="float" office:value="16.45801" calcext:value-type="float">
            <text:p>16.45801</text:p>
          </table:table-cell>
          <table:table-cell office:value-type="float" office:value="16.13751" calcext:value-type="float">
            <text:p>16.13751</text:p>
          </table:table-cell>
          <table:table-cell office:value-type="float" office:value="16.3949" calcext:value-type="float">
            <text:p>16.3949</text:p>
          </table:table-cell>
          <table:table-cell office:value-type="float" office:value="16.34665" calcext:value-type="float">
            <text:p>16.34665</text:p>
          </table:table-cell>
          <table:table-cell office:value-type="float" office:value="16.33725" calcext:value-type="float">
            <text:p>16.33725</text:p>
          </table:table-cell>
          <table:table-cell office:value-type="float" office:value="16.32648" calcext:value-type="float">
            <text:p>16.32648</text:p>
          </table:table-cell>
          <table:table-cell office:value-type="float" office:value="16.26138" calcext:value-type="float">
            <text:p>16.26138</text:p>
          </table:table-cell>
          <table:table-cell office:value-type="float" office:value="16.24597" calcext:value-type="float">
            <text:p>16.24597</text:p>
          </table:table-cell>
          <table:table-cell office:value-type="float" office:value="16.15421" calcext:value-type="float">
            <text:p>16.15421</text:p>
          </table:table-cell>
          <table:table-cell office:value-type="float" office:value="16.12994" calcext:value-type="float">
            <text:p>16.12994</text:p>
          </table:table-cell>
          <table:table-cell office:value-type="float" office:value="15.94751" calcext:value-type="float">
            <text:p>15.94751</text:p>
          </table:table-cell>
          <table:table-cell office:value-type="float" office:value="15.91354" calcext:value-type="float">
            <text:p>15.91354</text:p>
          </table:table-cell>
          <table:table-cell office:value-type="float" office:value="15.64642" calcext:value-type="float">
            <text:p>15.64642</text:p>
          </table:table-cell>
          <table:table-cell office:value-type="float" office:value="15.61252" calcext:value-type="float">
            <text:p>15.61252</text:p>
          </table:table-cell>
          <table:table-cell office:value-type="float" office:value="24.15521" calcext:value-type="float">
            <text:p>24.15521</text:p>
          </table:table-cell>
          <table:table-cell office:value-type="float" office:value="4.363129" calcext:value-type="float">
            <text:p>4.36312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102006" calcext:value-type="float">
            <text:p>10102006</text:p>
          </table:table-cell>
          <table:table-cell office:value-type="float" office:value="13.19536" calcext:value-type="float">
            <text:p>13.19536</text:p>
          </table:table-cell>
          <table:table-cell office:value-type="float" office:value="8.539546" calcext:value-type="float">
            <text:p>8.539546</text:p>
          </table:table-cell>
          <table:table-cell office:value-type="float" office:value="1.641894" calcext:value-type="float">
            <text:p>1.641894</text:p>
          </table:table-cell>
          <table:table-cell office:value-type="float" office:value="0.8374442" calcext:value-type="float">
            <text:p>0.8374442</text:p>
          </table:table-cell>
          <table:table-cell office:value-type="float" office:value="0.5395464" calcext:value-type="float">
            <text:p>0.5395464</text:p>
          </table:table-cell>
          <table:table-cell office:value-type="float" office:value="259.2651" calcext:value-type="float">
            <text:p>259.2651</text:p>
          </table:table-cell>
          <table:table-cell office:value-type="float" office:value="2.8575" calcext:value-type="float">
            <text:p>2.8575</text:p>
          </table:table-cell>
          <table:table-cell office:value-type="float" office:value="17.25259" calcext:value-type="float">
            <text:p>17.25259</text:p>
          </table:table-cell>
          <table:table-cell office:value-type="float" office:value="9.103271" calcext:value-type="float">
            <text:p>9.103271</text:p>
          </table:table-cell>
          <table:table-cell office:value-type="float" office:value="15.94769" calcext:value-type="float">
            <text:p>15.94769</text:p>
          </table:table-cell>
          <table:table-cell office:value-type="float" office:value="10.72565" calcext:value-type="float">
            <text:p>10.72565</text:p>
          </table:table-cell>
          <table:table-cell office:value-type="float" office:value="15.23788" calcext:value-type="float">
            <text:p>15.23788</text:p>
          </table:table-cell>
          <table:table-cell office:value-type="float" office:value="12.05914" calcext:value-type="float">
            <text:p>12.05914</text:p>
          </table:table-cell>
          <table:table-cell office:value-type="float" office:value="14.94974" calcext:value-type="float">
            <text:p>14.94974</text:p>
          </table:table-cell>
          <table:table-cell office:value-type="float" office:value="13.20523" calcext:value-type="float">
            <text:p>13.20523</text:p>
          </table:table-cell>
          <table:table-cell office:value-type="float" office:value="15.13443" calcext:value-type="float">
            <text:p>15.13443</text:p>
          </table:table-cell>
          <table:table-cell office:value-type="float" office:value="13.91293" calcext:value-type="float">
            <text:p>13.91293</text:p>
          </table:table-cell>
          <table:table-cell office:value-type="float" office:value="15.52982" calcext:value-type="float">
            <text:p>15.52982</text:p>
          </table:table-cell>
          <table:table-cell office:value-type="float" office:value="14.62341" calcext:value-type="float">
            <text:p>14.62341</text:p>
          </table:table-cell>
          <table:table-cell office:value-type="float" office:value="15.78812" calcext:value-type="float">
            <text:p>15.78812</text:p>
          </table:table-cell>
          <table:table-cell office:value-type="float" office:value="15.12311" calcext:value-type="float">
            <text:p>15.12311</text:p>
          </table:table-cell>
          <table:table-cell office:value-type="float" office:value="16.13449" calcext:value-type="float">
            <text:p>16.13449</text:p>
          </table:table-cell>
          <table:table-cell office:value-type="float" office:value="15.69464" calcext:value-type="float">
            <text:p>15.69464</text:p>
          </table:table-cell>
          <table:table-cell office:value-type="float" office:value="16.34549" calcext:value-type="float">
            <text:p>16.34549</text:p>
          </table:table-cell>
          <table:table-cell office:value-type="float" office:value="16.18362" calcext:value-type="float">
            <text:p>16.18362</text:p>
          </table:table-cell>
          <table:table-cell office:value-type="float" office:value="16.32626" calcext:value-type="float">
            <text:p>16.32626</text:p>
          </table:table-cell>
          <table:table-cell office:value-type="float" office:value="16.29199" calcext:value-type="float">
            <text:p>16.29199</text:p>
          </table:table-cell>
          <table:table-cell office:value-type="float" office:value="16.24579" calcext:value-type="float">
            <text:p>16.24579</text:p>
          </table:table-cell>
          <table:table-cell office:value-type="float" office:value="16.2262" calcext:value-type="float">
            <text:p>16.2262</text:p>
          </table:table-cell>
          <table:table-cell office:value-type="float" office:value="16.1297" calcext:value-type="float">
            <text:p>16.1297</text:p>
          </table:table-cell>
          <table:table-cell office:value-type="float" office:value="16.10678" calcext:value-type="float">
            <text:p>16.10678</text:p>
          </table:table-cell>
          <table:table-cell office:value-type="float" office:value="15.91324" calcext:value-type="float">
            <text:p>15.91324</text:p>
          </table:table-cell>
          <table:table-cell office:value-type="float" office:value="15.88495" calcext:value-type="float">
            <text:p>15.88495</text:p>
          </table:table-cell>
          <table:table-cell office:value-type="float" office:value="15.61212" calcext:value-type="float">
            <text:p>15.61212</text:p>
          </table:table-cell>
          <table:table-cell office:value-type="float" office:value="15.58054" calcext:value-type="float">
            <text:p>15.58054</text:p>
          </table:table-cell>
          <table:table-cell office:value-type="float" office:value="22.54477" calcext:value-type="float">
            <text:p>22.54477</text:p>
          </table:table-cell>
          <table:table-cell office:value-type="float" office:value="-0.4045105" calcext:value-type="float">
            <text:p>-0.404510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102006" calcext:value-type="float">
            <text:p>11102006</text:p>
          </table:table-cell>
          <table:table-cell office:value-type="float" office:value="12.86218" calcext:value-type="float">
            <text:p>12.86218</text:p>
          </table:table-cell>
          <table:table-cell office:value-type="float" office:value="7.428434" calcext:value-type="float">
            <text:p>7.428434</text:p>
          </table:table-cell>
          <table:table-cell office:value-type="float" office:value="-2.390921" calcext:value-type="float">
            <text:p>-2.390921</text:p>
          </table:table-cell>
          <table:table-cell office:value-type="float" office:value="0.7510671" calcext:value-type="float">
            <text:p>0.7510671</text:p>
          </table:table-cell>
          <table:table-cell office:value-type="float" office:value="0.4533188" calcext:value-type="float">
            <text:p>0.4533188</text:p>
          </table:table-cell>
          <table:table-cell office:value-type="float" office:value="260.8646" calcext:value-type="float">
            <text:p>260.8646</text:p>
          </table:table-cell>
          <table:table-cell office:value-type="float" office:value="0" calcext:value-type="float">
            <text:p>0</text:p>
          </table:table-cell>
          <table:table-cell office:value-type="float" office:value="15.629" calcext:value-type="float">
            <text:p>15.629</text:p>
          </table:table-cell>
          <table:table-cell office:value-type="float" office:value="6.608856" calcext:value-type="float">
            <text:p>6.608856</text:p>
          </table:table-cell>
          <table:table-cell office:value-type="float" office:value="14.31097" calcext:value-type="float">
            <text:p>14.31097</text:p>
          </table:table-cell>
          <table:table-cell office:value-type="float" office:value="8.666779" calcext:value-type="float">
            <text:p>8.666779</text:p>
          </table:table-cell>
          <table:table-cell office:value-type="float" office:value="13.72998" calcext:value-type="float">
            <text:p>13.72998</text:p>
          </table:table-cell>
          <table:table-cell office:value-type="float" office:value="10.39456" calcext:value-type="float">
            <text:p>10.39456</text:p>
          </table:table-cell>
          <table:table-cell office:value-type="float" office:value="13.79739" calcext:value-type="float">
            <text:p>13.79739</text:p>
          </table:table-cell>
          <table:table-cell office:value-type="float" office:value="11.82455" calcext:value-type="float">
            <text:p>11.82455</text:p>
          </table:table-cell>
          <table:table-cell office:value-type="float" office:value="14.3447" calcext:value-type="float">
            <text:p>14.3447</text:p>
          </table:table-cell>
          <table:table-cell office:value-type="float" office:value="12.72809" calcext:value-type="float">
            <text:p>12.72809</text:p>
          </table:table-cell>
          <table:table-cell office:value-type="float" office:value="14.87817" calcext:value-type="float">
            <text:p>14.87817</text:p>
          </table:table-cell>
          <table:table-cell office:value-type="float" office:value="13.64963" calcext:value-type="float">
            <text:p>13.64963</text:p>
          </table:table-cell>
          <table:table-cell office:value-type="float" office:value="15.22073" calcext:value-type="float">
            <text:p>15.22073</text:p>
          </table:table-cell>
          <table:table-cell office:value-type="float" office:value="14.32632" calcext:value-type="float">
            <text:p>14.32632</text:p>
          </table:table-cell>
          <table:table-cell office:value-type="float" office:value="15.69199" calcext:value-type="float">
            <text:p>15.69199</text:p>
          </table:table-cell>
          <table:table-cell office:value-type="float" office:value="15.13895" calcext:value-type="float">
            <text:p>15.13895</text:p>
          </table:table-cell>
          <table:table-cell office:value-type="float" office:value="16.18155" calcext:value-type="float">
            <text:p>16.18155</text:p>
          </table:table-cell>
          <table:table-cell office:value-type="float" office:value="15.9415" calcext:value-type="float">
            <text:p>15.9415</text:p>
          </table:table-cell>
          <table:table-cell office:value-type="float" office:value="16.29144" calcext:value-type="float">
            <text:p>16.29144</text:p>
          </table:table-cell>
          <table:table-cell office:value-type="float" office:value="16.2222" calcext:value-type="float">
            <text:p>16.2222</text:p>
          </table:table-cell>
          <table:table-cell office:value-type="float" office:value="16.22595" calcext:value-type="float">
            <text:p>16.22595</text:p>
          </table:table-cell>
          <table:table-cell office:value-type="float" office:value="16.19495" calcext:value-type="float">
            <text:p>16.19495</text:p>
          </table:table-cell>
          <table:table-cell office:value-type="float" office:value="16.10654" calcext:value-type="float">
            <text:p>16.10654</text:p>
          </table:table-cell>
          <table:table-cell office:value-type="float" office:value="16.08212" calcext:value-type="float">
            <text:p>16.08212</text:p>
          </table:table-cell>
          <table:table-cell office:value-type="float" office:value="15.88467" calcext:value-type="float">
            <text:p>15.88467</text:p>
          </table:table-cell>
          <table:table-cell office:value-type="float" office:value="15.85638" calcext:value-type="float">
            <text:p>15.85638</text:p>
          </table:table-cell>
          <table:table-cell office:value-type="float" office:value="15.5802" calcext:value-type="float">
            <text:p>15.5802</text:p>
          </table:table-cell>
          <table:table-cell office:value-type="float" office:value="15.55008" calcext:value-type="float">
            <text:p>15.55008</text:p>
          </table:table-cell>
          <table:table-cell office:value-type="float" office:value="21.05612" calcext:value-type="float">
            <text:p>21.05612</text:p>
          </table:table-cell>
          <table:table-cell office:value-type="float" office:value="-1.792786" calcext:value-type="float">
            <text:p>-1.79278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102006" calcext:value-type="float">
            <text:p>12102006</text:p>
          </table:table-cell>
          <table:table-cell office:value-type="float" office:value="12.37418" calcext:value-type="float">
            <text:p>12.37418</text:p>
          </table:table-cell>
          <table:table-cell office:value-type="float" office:value="10.20621" calcext:value-type="float">
            <text:p>10.20621</text:p>
          </table:table-cell>
          <table:table-cell office:value-type="float" office:value="-2.929797" calcext:value-type="float">
            <text:p>-2.929797</text:p>
          </table:table-cell>
          <table:table-cell office:value-type="float" office:value="0.8259118" calcext:value-type="float">
            <text:p>0.8259118</text:p>
          </table:table-cell>
          <table:table-cell office:value-type="float" office:value="0.4357717" calcext:value-type="float">
            <text:p>0.4357717</text:p>
          </table:table-cell>
          <table:table-cell office:value-type="float" office:value="261.635" calcext:value-type="float">
            <text:p>261.635</text:p>
          </table:table-cell>
          <table:table-cell office:value-type="float" office:value="0" calcext:value-type="float">
            <text:p>0</text:p>
          </table:table-cell>
          <table:table-cell office:value-type="float" office:value="15.38849" calcext:value-type="float">
            <text:p>15.38849</text:p>
          </table:table-cell>
          <table:table-cell office:value-type="float" office:value="5.62442" calcext:value-type="float">
            <text:p>5.62442</text:p>
          </table:table-cell>
          <table:table-cell office:value-type="float" office:value="13.82462" calcext:value-type="float">
            <text:p>13.82462</text:p>
          </table:table-cell>
          <table:table-cell office:value-type="float" office:value="7.568512" calcext:value-type="float">
            <text:p>7.568512</text:p>
          </table:table-cell>
          <table:table-cell office:value-type="float" office:value="13.10095" calcext:value-type="float">
            <text:p>13.10095</text:p>
          </table:table-cell>
          <table:table-cell office:value-type="float" office:value="9.272095" calcext:value-type="float">
            <text:p>9.272095</text:p>
          </table:table-cell>
          <table:table-cell office:value-type="float" office:value="12.91043" calcext:value-type="float">
            <text:p>12.91043</text:p>
          </table:table-cell>
          <table:table-cell office:value-type="float" office:value="10.75058" calcext:value-type="float">
            <text:p>10.75058</text:p>
          </table:table-cell>
          <table:table-cell office:value-type="float" office:value="13.16019" calcext:value-type="float">
            <text:p>13.16019</text:p>
          </table:table-cell>
          <table:table-cell office:value-type="float" office:value="11.70468" calcext:value-type="float">
            <text:p>11.70468</text:p>
          </table:table-cell>
          <table:table-cell office:value-type="float" office:value="13.85654" calcext:value-type="float">
            <text:p>13.85654</text:p>
          </table:table-cell>
          <table:table-cell office:value-type="float" office:value="12.71573" calcext:value-type="float">
            <text:p>12.71573</text:p>
          </table:table-cell>
          <table:table-cell office:value-type="float" office:value="14.37543" calcext:value-type="float">
            <text:p>14.37543</text:p>
          </table:table-cell>
          <table:table-cell office:value-type="float" office:value="13.51855" calcext:value-type="float">
            <text:p>13.51855</text:p>
          </table:table-cell>
          <table:table-cell office:value-type="float" office:value="15.13474" calcext:value-type="float">
            <text:p>15.13474</text:p>
          </table:table-cell>
          <table:table-cell office:value-type="float" office:value="14.53302" calcext:value-type="float">
            <text:p>14.53302</text:p>
          </table:table-cell>
          <table:table-cell office:value-type="float" office:value="15.93851" calcext:value-type="float">
            <text:p>15.93851</text:p>
          </table:table-cell>
          <table:table-cell office:value-type="float" office:value="15.61932" calcext:value-type="float">
            <text:p>15.61932</text:p>
          </table:table-cell>
          <table:table-cell office:value-type="float" office:value="16.22125" calcext:value-type="float">
            <text:p>16.22125</text:p>
          </table:table-cell>
          <table:table-cell office:value-type="float" office:value="16.11182" calcext:value-type="float">
            <text:p>16.11182</text:p>
          </table:table-cell>
          <table:table-cell office:value-type="float" office:value="16.19455" calcext:value-type="float">
            <text:p>16.19455</text:p>
          </table:table-cell>
          <table:table-cell office:value-type="float" office:value="16.1474" calcext:value-type="float">
            <text:p>16.1474</text:p>
          </table:table-cell>
          <table:table-cell office:value-type="float" office:value="16.08188" calcext:value-type="float">
            <text:p>16.08188</text:p>
          </table:table-cell>
          <table:table-cell office:value-type="float" office:value="16.05334" calcext:value-type="float">
            <text:p>16.05334</text:p>
          </table:table-cell>
          <table:table-cell office:value-type="float" office:value="15.85611" calcext:value-type="float">
            <text:p>15.85611</text:p>
          </table:table-cell>
          <table:table-cell office:value-type="float" office:value="15.82776" calcext:value-type="float">
            <text:p>15.82776</text:p>
          </table:table-cell>
          <table:table-cell office:value-type="float" office:value="15.54977" calcext:value-type="float">
            <text:p>15.54977</text:p>
          </table:table-cell>
          <table:table-cell office:value-type="float" office:value="15.52036" calcext:value-type="float">
            <text:p>15.52036</text:p>
          </table:table-cell>
          <table:table-cell office:value-type="float" office:value="21.88062" calcext:value-type="float">
            <text:p>21.88062</text:p>
          </table:table-cell>
          <table:table-cell office:value-type="float" office:value="-2.181885" calcext:value-type="float">
            <text:p>-2.18188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3102006" calcext:value-type="float">
            <text:p>13102006</text:p>
          </table:table-cell>
          <table:table-cell office:value-type="float" office:value="12.187" calcext:value-type="float">
            <text:p>12.187</text:p>
          </table:table-cell>
          <table:table-cell office:value-type="float" office:value="12.42843" calcext:value-type="float">
            <text:p>12.42843</text:p>
          </table:table-cell>
          <table:table-cell office:value-type="float" office:value="-2.365902" calcext:value-type="float">
            <text:p>-2.365902</text:p>
          </table:table-cell>
          <table:table-cell office:value-type="float" office:value="0.8940074" calcext:value-type="float">
            <text:p>0.8940074</text:p>
          </table:table-cell>
          <table:table-cell office:value-type="float" office:value="0.4541489" calcext:value-type="float">
            <text:p>0.4541489</text:p>
          </table:table-cell>
          <table:table-cell office:value-type="float" office:value="263.5337" calcext:value-type="float">
            <text:p>263.5337</text:p>
          </table:table-cell>
          <table:table-cell office:value-type="float" office:value="0" calcext:value-type="float">
            <text:p>0</text:p>
          </table:table-cell>
          <table:table-cell office:value-type="float" office:value="15.70547" calcext:value-type="float">
            <text:p>15.70547</text:p>
          </table:table-cell>
          <table:table-cell office:value-type="float" office:value="5.551727" calcext:value-type="float">
            <text:p>5.551727</text:p>
          </table:table-cell>
          <table:table-cell office:value-type="float" office:value="13.94531" calcext:value-type="float">
            <text:p>13.94531</text:p>
          </table:table-cell>
          <table:table-cell office:value-type="float" office:value="7.361145" calcext:value-type="float">
            <text:p>7.361145</text:p>
          </table:table-cell>
          <table:table-cell office:value-type="float" office:value="13.07382" calcext:value-type="float">
            <text:p>13.07382</text:p>
          </table:table-cell>
          <table:table-cell office:value-type="float" office:value="8.960236" calcext:value-type="float">
            <text:p>8.960236</text:p>
          </table:table-cell>
          <table:table-cell office:value-type="float" office:value="12.74487" calcext:value-type="float">
            <text:p>12.74487</text:p>
          </table:table-cell>
          <table:table-cell office:value-type="float" office:value="10.35214" calcext:value-type="float">
            <text:p>10.35214</text:p>
          </table:table-cell>
          <table:table-cell office:value-type="float" office:value="12.72952" calcext:value-type="float">
            <text:p>12.72952</text:p>
          </table:table-cell>
          <table:table-cell office:value-type="float" office:value="11.25732" calcext:value-type="float">
            <text:p>11.25732</text:p>
          </table:table-cell>
          <table:table-cell office:value-type="float" office:value="13.18631" calcext:value-type="float">
            <text:p>13.18631</text:p>
          </table:table-cell>
          <table:table-cell office:value-type="float" office:value="12.22855" calcext:value-type="float">
            <text:p>12.22855</text:p>
          </table:table-cell>
          <table:table-cell office:value-type="float" office:value="13.6955" calcext:value-type="float">
            <text:p>13.6955</text:p>
          </table:table-cell>
          <table:table-cell office:value-type="float" office:value="13.01962" calcext:value-type="float">
            <text:p>13.01962</text:p>
          </table:table-cell>
          <table:table-cell office:value-type="float" office:value="14.52975" calcext:value-type="float">
            <text:p>14.52975</text:p>
          </table:table-cell>
          <table:table-cell office:value-type="float" office:value="14.07117" calcext:value-type="float">
            <text:p>14.07117</text:p>
          </table:table-cell>
          <table:table-cell office:value-type="float" office:value="15.61575" calcext:value-type="float">
            <text:p>15.61575</text:p>
          </table:table-cell>
          <table:table-cell office:value-type="float" office:value="15.27808" calcext:value-type="float">
            <text:p>15.27808</text:p>
          </table:table-cell>
          <table:table-cell office:value-type="float" office:value="16.11041" calcext:value-type="float">
            <text:p>16.11041</text:p>
          </table:table-cell>
          <table:table-cell office:value-type="float" office:value="15.9639" calcext:value-type="float">
            <text:p>15.9639</text:p>
          </table:table-cell>
          <table:table-cell office:value-type="float" office:value="16.14682" calcext:value-type="float">
            <text:p>16.14682</text:p>
          </table:table-cell>
          <table:table-cell office:value-type="float" office:value="16.0795" calcext:value-type="float">
            <text:p>16.0795</text:p>
          </table:table-cell>
          <table:table-cell office:value-type="float" office:value="16.05301" calcext:value-type="float">
            <text:p>16.05301</text:p>
          </table:table-cell>
          <table:table-cell office:value-type="float" office:value="16.01779" calcext:value-type="float">
            <text:p>16.01779</text:p>
          </table:table-cell>
          <table:table-cell office:value-type="float" office:value="15.82748" calcext:value-type="float">
            <text:p>15.82748</text:p>
          </table:table-cell>
          <table:table-cell office:value-type="float" office:value="15.79831" calcext:value-type="float">
            <text:p>15.79831</text:p>
          </table:table-cell>
          <table:table-cell office:value-type="float" office:value="15.52005" calcext:value-type="float">
            <text:p>15.52005</text:p>
          </table:table-cell>
          <table:table-cell office:value-type="float" office:value="15.49094" calcext:value-type="float">
            <text:p>15.49094</text:p>
          </table:table-cell>
          <table:table-cell office:value-type="float" office:value="22.88083" calcext:value-type="float">
            <text:p>22.88083</text:p>
          </table:table-cell>
          <table:table-cell office:value-type="float" office:value="-2.060486" calcext:value-type="float">
            <text:p>-2.06048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102006" calcext:value-type="float">
            <text:p>14102006</text:p>
          </table:table-cell>
          <table:table-cell office:value-type="float" office:value="11.98888" calcext:value-type="float">
            <text:p>11.98888</text:p>
          </table:table-cell>
          <table:table-cell office:value-type="float" office:value="15.20621" calcext:value-type="float">
            <text:p>15.20621</text:p>
          </table:table-cell>
          <table:table-cell office:value-type="float" office:value="-2.352003" calcext:value-type="float">
            <text:p>-2.352003</text:p>
          </table:table-cell>
          <table:table-cell office:value-type="float" office:value="0.9828148" calcext:value-type="float">
            <text:p>0.9828148</text:p>
          </table:table-cell>
          <table:table-cell office:value-type="float" office:value="0.4546111" calcext:value-type="float">
            <text:p>0.4546111</text:p>
          </table:table-cell>
          <table:table-cell office:value-type="float" office:value="270.1032" calcext:value-type="float">
            <text:p>270.1032</text:p>
          </table:table-cell>
          <table:table-cell office:value-type="float" office:value="0.3175" calcext:value-type="float">
            <text:p>0.3175</text:p>
          </table:table-cell>
          <table:table-cell office:value-type="float" office:value="16.2706" calcext:value-type="float">
            <text:p>16.2706</text:p>
          </table:table-cell>
          <table:table-cell office:value-type="float" office:value="5.547211" calcext:value-type="float">
            <text:p>5.547211</text:p>
          </table:table-cell>
          <table:table-cell office:value-type="float" office:value="14.29761" calcext:value-type="float">
            <text:p>14.29761</text:p>
          </table:table-cell>
          <table:table-cell office:value-type="float" office:value="7.330872" calcext:value-type="float">
            <text:p>7.330872</text:p>
          </table:table-cell>
          <table:table-cell office:value-type="float" office:value="13.27979" calcext:value-type="float">
            <text:p>13.27979</text:p>
          </table:table-cell>
          <table:table-cell office:value-type="float" office:value="8.872223" calcext:value-type="float">
            <text:p>8.872223</text:p>
          </table:table-cell>
          <table:table-cell office:value-type="float" office:value="12.81891" calcext:value-type="float">
            <text:p>12.81891</text:p>
          </table:table-cell>
          <table:table-cell office:value-type="float" office:value="10.2066" calcext:value-type="float">
            <text:p>10.2066</text:p>
          </table:table-cell>
          <table:table-cell office:value-type="float" office:value="12.71317" calcext:value-type="float">
            <text:p>12.71317</text:p>
          </table:table-cell>
          <table:table-cell office:value-type="float" office:value="11.06552" calcext:value-type="float">
            <text:p>11.06552</text:p>
          </table:table-cell>
          <table:table-cell office:value-type="float" office:value="12.87195" calcext:value-type="float">
            <text:p>12.87195</text:p>
          </table:table-cell>
          <table:table-cell office:value-type="float" office:value="11.98502" calcext:value-type="float">
            <text:p>11.98502</text:p>
          </table:table-cell>
          <table:table-cell office:value-type="float" office:value="13.30768" calcext:value-type="float">
            <text:p>13.30768</text:p>
          </table:table-cell>
          <table:table-cell office:value-type="float" office:value="12.72888" calcext:value-type="float">
            <text:p>12.72888</text:p>
          </table:table-cell>
          <table:table-cell office:value-type="float" office:value="14.0697" calcext:value-type="float">
            <text:p>14.0697</text:p>
          </table:table-cell>
          <table:table-cell office:value-type="float" office:value="13.75638" calcext:value-type="float">
            <text:p>13.75638</text:p>
          </table:table-cell>
          <table:table-cell office:value-type="float" office:value="15.27466" calcext:value-type="float">
            <text:p>15.27466</text:p>
          </table:table-cell>
          <table:table-cell office:value-type="float" office:value="14.9718" calcext:value-type="float">
            <text:p>14.9718</text:p>
          </table:table-cell>
          <table:table-cell office:value-type="float" office:value="15.96225" calcext:value-type="float">
            <text:p>15.96225</text:p>
          </table:table-cell>
          <table:table-cell office:value-type="float" office:value="15.79404" calcext:value-type="float">
            <text:p>15.79404</text:p>
          </table:table-cell>
          <table:table-cell office:value-type="float" office:value="16.07867" calcext:value-type="float">
            <text:p>16.07867</text:p>
          </table:table-cell>
          <table:table-cell office:value-type="float" office:value="15.99234" calcext:value-type="float">
            <text:p>15.99234</text:p>
          </table:table-cell>
          <table:table-cell office:value-type="float" office:value="16.01736" calcext:value-type="float">
            <text:p>16.01736</text:p>
          </table:table-cell>
          <table:table-cell office:value-type="float" office:value="15.97336" calcext:value-type="float">
            <text:p>15.97336</text:p>
          </table:table-cell>
          <table:table-cell office:value-type="float" office:value="15.798" calcext:value-type="float">
            <text:p>15.798</text:p>
          </table:table-cell>
          <table:table-cell office:value-type="float" office:value="15.76669" calcext:value-type="float">
            <text:p>15.76669</text:p>
          </table:table-cell>
          <table:table-cell office:value-type="float" office:value="15.49063" calcext:value-type="float">
            <text:p>15.49063</text:p>
          </table:table-cell>
          <table:table-cell office:value-type="float" office:value="15.46146" calcext:value-type="float">
            <text:p>15.46146</text:p>
          </table:table-cell>
          <table:table-cell office:value-type="float" office:value="24.10889" calcext:value-type="float">
            <text:p>24.10889</text:p>
          </table:table-cell>
          <table:table-cell office:value-type="float" office:value="-2.146271" calcext:value-type="float">
            <text:p>-2.14627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102006" calcext:value-type="float">
            <text:p>15102006</text:p>
          </table:table-cell>
          <table:table-cell office:value-type="float" office:value="11.9775" calcext:value-type="float">
            <text:p>11.9775</text:p>
          </table:table-cell>
          <table:table-cell office:value-type="float" office:value="15.20621" calcext:value-type="float">
            <text:p>15.20621</text:p>
          </table:table-cell>
          <table:table-cell office:value-type="float" office:value="7.040553" calcext:value-type="float">
            <text:p>7.040553</text:p>
          </table:table-cell>
          <table:table-cell office:value-type="float" office:value="1.189611" calcext:value-type="float">
            <text:p>1.189611</text:p>
          </table:table-cell>
          <table:table-cell office:value-type="float" office:value="0.8826735" calcext:value-type="float">
            <text:p>0.8826735</text:p>
          </table:table-cell>
          <table:table-cell office:value-type="float" office:value="273.0734" calcext:value-type="float">
            <text:p>273.0734</text:p>
          </table:table-cell>
          <table:table-cell office:value-type="float" office:value="1.016" calcext:value-type="float">
            <text:p>1.016</text:p>
          </table:table-cell>
          <table:table-cell office:value-type="float" office:value="17.603" calcext:value-type="float">
            <text:p>17.603</text:p>
          </table:table-cell>
          <table:table-cell office:value-type="float" office:value="8.65274" calcext:value-type="float">
            <text:p>8.65274</text:p>
          </table:table-cell>
          <table:table-cell office:value-type="float" office:value="15.62506" calcext:value-type="float">
            <text:p>15.62506</text:p>
          </table:table-cell>
          <table:table-cell office:value-type="float" office:value="9.58551" calcext:value-type="float">
            <text:p>9.58551</text:p>
          </table:table-cell>
          <table:table-cell office:value-type="float" office:value="14.4454" calcext:value-type="float">
            <text:p>14.4454</text:p>
          </table:table-cell>
          <table:table-cell office:value-type="float" office:value="10.4093" calcext:value-type="float">
            <text:p>10.4093</text:p>
          </table:table-cell>
          <table:table-cell office:value-type="float" office:value="13.74286" calcext:value-type="float">
            <text:p>13.74286</text:p>
          </table:table-cell>
          <table:table-cell office:value-type="float" office:value="11.20926" calcext:value-type="float">
            <text:p>11.20926</text:p>
          </table:table-cell>
          <table:table-cell office:value-type="float" office:value="13.44644" calcext:value-type="float">
            <text:p>13.44644</text:p>
          </table:table-cell>
          <table:table-cell office:value-type="float" office:value="11.75076" calcext:value-type="float">
            <text:p>11.75076</text:p>
          </table:table-cell>
          <table:table-cell office:value-type="float" office:value="13.32642" calcext:value-type="float">
            <text:p>13.32642</text:p>
          </table:table-cell>
          <table:table-cell office:value-type="float" office:value="12.35391" calcext:value-type="float">
            <text:p>12.35391</text:p>
          </table:table-cell>
          <table:table-cell office:value-type="float" office:value="13.43024" calcext:value-type="float">
            <text:p>13.43024</text:p>
          </table:table-cell>
          <table:table-cell office:value-type="float" office:value="12.87982" calcext:value-type="float">
            <text:p>12.87982</text:p>
          </table:table-cell>
          <table:table-cell office:value-type="float" office:value="13.75797" calcext:value-type="float">
            <text:p>13.75797</text:p>
          </table:table-cell>
          <table:table-cell office:value-type="float" office:value="13.66901" calcext:value-type="float">
            <text:p>13.66901</text:p>
          </table:table-cell>
          <table:table-cell office:value-type="float" office:value="14.9689" calcext:value-type="float">
            <text:p>14.9689</text:p>
          </table:table-cell>
          <table:table-cell office:value-type="float" office:value="14.7446" calcext:value-type="float">
            <text:p>14.7446</text:p>
          </table:table-cell>
          <table:table-cell office:value-type="float" office:value="15.79218" calcext:value-type="float">
            <text:p>15.79218</text:p>
          </table:table-cell>
          <table:table-cell office:value-type="float" office:value="15.61993" calcext:value-type="float">
            <text:p>15.61993</text:p>
          </table:table-cell>
          <table:table-cell office:value-type="float" office:value="15.99133" calcext:value-type="float">
            <text:p>15.99133</text:p>
          </table:table-cell>
          <table:table-cell office:value-type="float" office:value="15.89075" calcext:value-type="float">
            <text:p>15.89075</text:p>
          </table:table-cell>
          <table:table-cell office:value-type="float" office:value="15.97284" calcext:value-type="float">
            <text:p>15.97284</text:p>
          </table:table-cell>
          <table:table-cell office:value-type="float" office:value="15.91959" calcext:value-type="float">
            <text:p>15.91959</text:p>
          </table:table-cell>
          <table:table-cell office:value-type="float" office:value="15.76636" calcext:value-type="float">
            <text:p>15.76636</text:p>
          </table:table-cell>
          <table:table-cell office:value-type="float" office:value="15.73203" calcext:value-type="float">
            <text:p>15.73203</text:p>
          </table:table-cell>
          <table:table-cell office:value-type="float" office:value="15.46115" calcext:value-type="float">
            <text:p>15.46115</text:p>
          </table:table-cell>
          <table:table-cell office:value-type="float" office:value="15.43201" calcext:value-type="float">
            <text:p>15.43201</text:p>
          </table:table-cell>
          <table:table-cell office:value-type="float" office:value="25.0108" calcext:value-type="float">
            <text:p>25.0108</text:p>
          </table:table-cell>
          <table:table-cell office:value-type="float" office:value="3.681885" calcext:value-type="float">
            <text:p>3.68188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102006" calcext:value-type="float">
            <text:p>16102006</text:p>
          </table:table-cell>
          <table:table-cell office:value-type="float" office:value="11.84136" calcext:value-type="float">
            <text:p>11.84136</text:p>
          </table:table-cell>
          <table:table-cell office:value-type="float" office:value="13.1146" calcext:value-type="float">
            <text:p>13.1146</text:p>
          </table:table-cell>
          <table:table-cell office:value-type="float" office:value="7.898229" calcext:value-type="float">
            <text:p>7.898229</text:p>
          </table:table-cell>
          <table:table-cell office:value-type="float" office:value="1.257937" calcext:value-type="float">
            <text:p>1.257937</text:p>
          </table:table-cell>
          <table:table-cell office:value-type="float" office:value="0.756444" calcext:value-type="float">
            <text:p>0.756444</text:p>
          </table:table-cell>
          <table:table-cell office:value-type="float" office:value="272.3599" calcext:value-type="float">
            <text:p>272.3599</text:p>
          </table:table-cell>
          <table:table-cell office:value-type="float" office:value="1.143" calcext:value-type="float">
            <text:p>1.143</text:p>
          </table:table-cell>
          <table:table-cell office:value-type="float" office:value="18.35165" calcext:value-type="float">
            <text:p>18.35165</text:p>
          </table:table-cell>
          <table:table-cell office:value-type="float" office:value="10.56125" calcext:value-type="float">
            <text:p>10.56125</text:p>
          </table:table-cell>
          <table:table-cell office:value-type="float" office:value="16.4556" calcext:value-type="float">
            <text:p>16.4556</text:p>
          </table:table-cell>
          <table:table-cell office:value-type="float" office:value="11.57874" calcext:value-type="float">
            <text:p>11.57874</text:p>
          </table:table-cell>
          <table:table-cell office:value-type="float" office:value="15.28265" calcext:value-type="float">
            <text:p>15.28265</text:p>
          </table:table-cell>
          <table:table-cell office:value-type="float" office:value="12.06003" calcext:value-type="float">
            <text:p>12.06003</text:p>
          </table:table-cell>
          <table:table-cell office:value-type="float" office:value="14.52017" calcext:value-type="float">
            <text:p>14.52017</text:p>
          </table:table-cell>
          <table:table-cell office:value-type="float" office:value="12.49475" calcext:value-type="float">
            <text:p>12.49475</text:p>
          </table:table-cell>
          <table:table-cell office:value-type="float" office:value="14.14899" calcext:value-type="float">
            <text:p>14.14899</text:p>
          </table:table-cell>
          <table:table-cell office:value-type="float" office:value="12.77817" calcext:value-type="float">
            <text:p>12.77817</text:p>
          </table:table-cell>
          <table:table-cell office:value-type="float" office:value="13.89462" calcext:value-type="float">
            <text:p>13.89462</text:p>
          </table:table-cell>
          <table:table-cell office:value-type="float" office:value="13.09433" calcext:value-type="float">
            <text:p>13.09433</text:p>
          </table:table-cell>
          <table:table-cell office:value-type="float" office:value="13.87689" calcext:value-type="float">
            <text:p>13.87689</text:p>
          </table:table-cell>
          <table:table-cell office:value-type="float" office:value="13.37103" calcext:value-type="float">
            <text:p>13.37103</text:p>
          </table:table-cell>
          <table:table-cell office:value-type="float" office:value="13.94022" calcext:value-type="float">
            <text:p>13.94022</text:p>
          </table:table-cell>
          <table:table-cell office:value-type="float" office:value="13.73129" calcext:value-type="float">
            <text:p>13.73129</text:p>
          </table:table-cell>
          <table:table-cell office:value-type="float" office:value="14.74292" calcext:value-type="float">
            <text:p>14.74292</text:p>
          </table:table-cell>
          <table:table-cell office:value-type="float" office:value="14.6485" calcext:value-type="float">
            <text:p>14.6485</text:p>
          </table:table-cell>
          <table:table-cell office:value-type="float" office:value="15.61823" calcext:value-type="float">
            <text:p>15.61823</text:p>
          </table:table-cell>
          <table:table-cell office:value-type="float" office:value="15.46613" calcext:value-type="float">
            <text:p>15.46613</text:p>
          </table:table-cell>
          <table:table-cell office:value-type="float" office:value="15.88965" calcext:value-type="float">
            <text:p>15.88965</text:p>
          </table:table-cell>
          <table:table-cell office:value-type="float" office:value="15.78372" calcext:value-type="float">
            <text:p>15.78372</text:p>
          </table:table-cell>
          <table:table-cell office:value-type="float" office:value="15.91895" calcext:value-type="float">
            <text:p>15.91895</text:p>
          </table:table-cell>
          <table:table-cell office:value-type="float" office:value="15.85742" calcext:value-type="float">
            <text:p>15.85742</text:p>
          </table:table-cell>
          <table:table-cell office:value-type="float" office:value="15.73166" calcext:value-type="float">
            <text:p>15.73166</text:p>
          </table:table-cell>
          <table:table-cell office:value-type="float" office:value="15.69379" calcext:value-type="float">
            <text:p>15.69379</text:p>
          </table:table-cell>
          <table:table-cell office:value-type="float" office:value="15.4317" calcext:value-type="float">
            <text:p>15.4317</text:p>
          </table:table-cell>
          <table:table-cell office:value-type="float" office:value="15.40109" calcext:value-type="float">
            <text:p>15.40109</text:p>
          </table:table-cell>
          <table:table-cell office:value-type="float" office:value="24.37955" calcext:value-type="float">
            <text:p>24.37955</text:p>
          </table:table-cell>
          <table:table-cell office:value-type="float" office:value="4.543518" calcext:value-type="float">
            <text:p>4.54351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102006" calcext:value-type="float">
            <text:p>17102006</text:p>
          </table:table-cell>
          <table:table-cell office:value-type="float" office:value="11.48648" calcext:value-type="float">
            <text:p>11.48648</text:p>
          </table:table-cell>
          <table:table-cell office:value-type="float" office:value="14.65066" calcext:value-type="float">
            <text:p>14.65066</text:p>
          </table:table-cell>
          <table:table-cell office:value-type="float" office:value="1.647889" calcext:value-type="float">
            <text:p>1.647889</text:p>
          </table:table-cell>
          <table:table-cell office:value-type="float" office:value="1.013584" calcext:value-type="float">
            <text:p>1.013584</text:p>
          </table:table-cell>
          <table:table-cell office:value-type="float" office:value="0.5000381" calcext:value-type="float">
            <text:p>0.5000381</text:p>
          </table:table-cell>
          <table:table-cell office:value-type="float" office:value="270.6943" calcext:value-type="float">
            <text:p>270.6943</text:p>
          </table:table-cell>
          <table:table-cell office:value-type="float" office:value="3.81" calcext:value-type="float">
            <text:p>3.81</text:p>
          </table:table-cell>
          <table:table-cell office:value-type="float" office:value="17.57678" calcext:value-type="float">
            <text:p>17.57678</text:p>
          </table:table-cell>
          <table:table-cell office:value-type="float" office:value="7.894379" calcext:value-type="float">
            <text:p>7.894379</text:p>
          </table:table-cell>
          <table:table-cell office:value-type="float" office:value="15.72495" calcext:value-type="float">
            <text:p>15.72495</text:p>
          </table:table-cell>
          <table:table-cell office:value-type="float" office:value="9.261261" calcext:value-type="float">
            <text:p>9.261261</text:p>
          </table:table-cell>
          <table:table-cell office:value-type="float" office:value="14.64197" calcext:value-type="float">
            <text:p>14.64197</text:p>
          </table:table-cell>
          <table:table-cell office:value-type="float" office:value="10.59439" calcext:value-type="float">
            <text:p>10.59439</text:p>
          </table:table-cell>
          <table:table-cell office:value-type="float" office:value="14.02606" calcext:value-type="float">
            <text:p>14.02606</text:p>
          </table:table-cell>
          <table:table-cell office:value-type="float" office:value="11.69821" calcext:value-type="float">
            <text:p>11.69821</text:p>
          </table:table-cell>
          <table:table-cell office:value-type="float" office:value="13.77081" calcext:value-type="float">
            <text:p>13.77081</text:p>
          </table:table-cell>
          <table:table-cell office:value-type="float" office:value="12.34464" calcext:value-type="float">
            <text:p>12.34464</text:p>
          </table:table-cell>
          <table:table-cell office:value-type="float" office:value="13.86014" calcext:value-type="float">
            <text:p>13.86014</text:p>
          </table:table-cell>
          <table:table-cell office:value-type="float" office:value="12.97324" calcext:value-type="float">
            <text:p>12.97324</text:p>
          </table:table-cell>
          <table:table-cell office:value-type="float" office:value="13.88086" calcext:value-type="float">
            <text:p>13.88086</text:p>
          </table:table-cell>
          <table:table-cell office:value-type="float" office:value="13.38504" calcext:value-type="float">
            <text:p>13.38504</text:p>
          </table:table-cell>
          <table:table-cell office:value-type="float" office:value="14.01321" calcext:value-type="float">
            <text:p>14.01321</text:p>
          </table:table-cell>
          <table:table-cell office:value-type="float" office:value="13.93417" calcext:value-type="float">
            <text:p>13.93417</text:p>
          </table:table-cell>
          <table:table-cell office:value-type="float" office:value="14.64819" calcext:value-type="float">
            <text:p>14.64819</text:p>
          </table:table-cell>
          <table:table-cell office:value-type="float" office:value="14.61795" calcext:value-type="float">
            <text:p>14.61795</text:p>
          </table:table-cell>
          <table:table-cell office:value-type="float" office:value="15.46469" calcext:value-type="float">
            <text:p>15.46469</text:p>
          </table:table-cell>
          <table:table-cell office:value-type="float" office:value="15.34702" calcext:value-type="float">
            <text:p>15.34702</text:p>
          </table:table-cell>
          <table:table-cell office:value-type="float" office:value="15.78259" calcext:value-type="float">
            <text:p>15.78259</text:p>
          </table:table-cell>
          <table:table-cell office:value-type="float" office:value="15.6813" calcext:value-type="float">
            <text:p>15.6813</text:p>
          </table:table-cell>
          <table:table-cell office:value-type="float" office:value="15.85672" calcext:value-type="float">
            <text:p>15.85672</text:p>
          </table:table-cell>
          <table:table-cell office:value-type="float" office:value="15.78979" calcext:value-type="float">
            <text:p>15.78979</text:p>
          </table:table-cell>
          <table:table-cell office:value-type="float" office:value="15.69336" calcext:value-type="float">
            <text:p>15.69336</text:p>
          </table:table-cell>
          <table:table-cell office:value-type="float" office:value="15.65118" calcext:value-type="float">
            <text:p>15.65118</text:p>
          </table:table-cell>
          <table:table-cell office:value-type="float" office:value="15.40076" calcext:value-type="float">
            <text:p>15.40076</text:p>
          </table:table-cell>
          <table:table-cell office:value-type="float" office:value="15.36838" calcext:value-type="float">
            <text:p>15.36838</text:p>
          </table:table-cell>
          <table:table-cell office:value-type="float" office:value="24.16464" calcext:value-type="float">
            <text:p>24.16464</text:p>
          </table:table-cell>
          <table:table-cell office:value-type="float" office:value="-0.380127" calcext:value-type="float">
            <text:p>-0.38012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8102006" calcext:value-type="float">
            <text:p>18102006</text:p>
          </table:table-cell>
          <table:table-cell office:value-type="float" office:value="11.24107" calcext:value-type="float">
            <text:p>11.24107</text:p>
          </table:table-cell>
          <table:table-cell office:value-type="float" office:value="5.206212" calcext:value-type="float">
            <text:p>5.206212</text:p>
          </table:table-cell>
          <table:table-cell office:value-type="float" office:value="-3.507592" calcext:value-type="float">
            <text:p>-3.507592</text:p>
          </table:table-cell>
          <table:table-cell office:value-type="float" office:value="0.7060365" calcext:value-type="float">
            <text:p>0.7060365</text:p>
          </table:table-cell>
          <table:table-cell office:value-type="float" office:value="0.4176375" calcext:value-type="float">
            <text:p>0.4176375</text:p>
          </table:table-cell>
          <table:table-cell office:value-type="float" office:value="271.3769" calcext:value-type="float">
            <text:p>271.3769</text:p>
          </table:table-cell>
          <table:table-cell office:value-type="float" office:value="2.8575" calcext:value-type="float">
            <text:p>2.8575</text:p>
          </table:table-cell>
          <table:table-cell office:value-type="float" office:value="12.77029" calcext:value-type="float">
            <text:p>12.77029</text:p>
          </table:table-cell>
          <table:table-cell office:value-type="float" office:value="5.325165" calcext:value-type="float">
            <text:p>5.325165</text:p>
          </table:table-cell>
          <table:table-cell office:value-type="float" office:value="11.90967" calcext:value-type="float">
            <text:p>11.90967</text:p>
          </table:table-cell>
          <table:table-cell office:value-type="float" office:value="7.415558" calcext:value-type="float">
            <text:p>7.415558</text:p>
          </table:table-cell>
          <table:table-cell office:value-type="float" office:value="12.07574" calcext:value-type="float">
            <text:p>12.07574</text:p>
          </table:table-cell>
          <table:table-cell office:value-type="float" office:value="9.138367" calcext:value-type="float">
            <text:p>9.138367</text:p>
          </table:table-cell>
          <table:table-cell office:value-type="float" office:value="12.98108" calcext:value-type="float">
            <text:p>12.98108</text:p>
          </table:table-cell>
          <table:table-cell office:value-type="float" office:value="10.51834" calcext:value-type="float">
            <text:p>10.51834</text:p>
          </table:table-cell>
          <table:table-cell office:value-type="float" office:value="13.3248" calcext:value-type="float">
            <text:p>13.3248</text:p>
          </table:table-cell>
          <table:table-cell office:value-type="float" office:value="11.30914" calcext:value-type="float">
            <text:p>11.30914</text:p>
          </table:table-cell>
          <table:table-cell office:value-type="float" office:value="13.59744" calcext:value-type="float">
            <text:p>13.59744</text:p>
          </table:table-cell>
          <table:table-cell office:value-type="float" office:value="12.15057" calcext:value-type="float">
            <text:p>12.15057</text:p>
          </table:table-cell>
          <table:table-cell office:value-type="float" office:value="13.72925" calcext:value-type="float">
            <text:p>13.72925</text:p>
          </table:table-cell>
          <table:table-cell office:value-type="float" office:value="12.77072" calcext:value-type="float">
            <text:p>12.77072</text:p>
          </table:table-cell>
          <table:table-cell office:value-type="float" office:value="13.97476" calcext:value-type="float">
            <text:p>13.97476</text:p>
          </table:table-cell>
          <table:table-cell office:value-type="float" office:value="13.61984" calcext:value-type="float">
            <text:p>13.61984</text:p>
          </table:table-cell>
          <table:table-cell office:value-type="float" office:value="14.61749" calcext:value-type="float">
            <text:p>14.61749</text:p>
          </table:table-cell>
          <table:table-cell office:value-type="float" office:value="14.52908" calcext:value-type="float">
            <text:p>14.52908</text:p>
          </table:table-cell>
          <table:table-cell office:value-type="float" office:value="15.34592" calcext:value-type="float">
            <text:p>15.34592</text:p>
          </table:table-cell>
          <table:table-cell office:value-type="float" office:value="15.24734" calcext:value-type="float">
            <text:p>15.24734</text:p>
          </table:table-cell>
          <table:table-cell office:value-type="float" office:value="15.6803" calcext:value-type="float">
            <text:p>15.6803</text:p>
          </table:table-cell>
          <table:table-cell office:value-type="float" office:value="15.58765" calcext:value-type="float">
            <text:p>15.58765</text:p>
          </table:table-cell>
          <table:table-cell office:value-type="float" office:value="15.78906" calcext:value-type="float">
            <text:p>15.78906</text:p>
          </table:table-cell>
          <table:table-cell office:value-type="float" office:value="15.71982" calcext:value-type="float">
            <text:p>15.71982</text:p>
          </table:table-cell>
          <table:table-cell office:value-type="float" office:value="15.6507" calcext:value-type="float">
            <text:p>15.6507</text:p>
          </table:table-cell>
          <table:table-cell office:value-type="float" office:value="15.6059" calcext:value-type="float">
            <text:p>15.6059</text:p>
          </table:table-cell>
          <table:table-cell office:value-type="float" office:value="15.36804" calcext:value-type="float">
            <text:p>15.36804</text:p>
          </table:table-cell>
          <table:table-cell office:value-type="float" office:value="15.33401" calcext:value-type="float">
            <text:p>15.33401</text:p>
          </table:table-cell>
          <table:table-cell office:value-type="float" office:value="16.69171" calcext:value-type="float">
            <text:p>16.69171</text:p>
          </table:table-cell>
          <table:table-cell office:value-type="float" office:value="-1.446991" calcext:value-type="float">
            <text:p>-1.44699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9102006" calcext:value-type="float">
            <text:p>19102006</text:p>
          </table:table-cell>
          <table:table-cell office:value-type="float" office:value="11.06673" calcext:value-type="float">
            <text:p>11.06673</text:p>
          </table:table-cell>
          <table:table-cell office:value-type="float" office:value="11.87288" calcext:value-type="float">
            <text:p>11.87288</text:p>
          </table:table-cell>
          <table:table-cell office:value-type="float" office:value="-2.921458" calcext:value-type="float">
            <text:p>-2.921458</text:p>
          </table:table-cell>
          <table:table-cell office:value-type="float" office:value="0.8945914" calcext:value-type="float">
            <text:p>0.8945914</text:p>
          </table:table-cell>
          <table:table-cell office:value-type="float" office:value="0.4360388" calcext:value-type="float">
            <text:p>0.4360388</text:p>
          </table:table-cell>
          <table:table-cell office:value-type="float" office:value="277.9162" calcext:value-type="float">
            <text:p>277.9162</text:p>
          </table:table-cell>
          <table:table-cell office:value-type="float" office:value="0.6985" calcext:value-type="float">
            <text:p>0.6985</text:p>
          </table:table-cell>
          <table:table-cell office:value-type="float" office:value="14.6344" calcext:value-type="float">
            <text:p>14.6344</text:p>
          </table:table-cell>
          <table:table-cell office:value-type="float" office:value="3.782745" calcext:value-type="float">
            <text:p>3.782745</text:p>
          </table:table-cell>
          <table:table-cell office:value-type="float" office:value="12.71643" calcext:value-type="float">
            <text:p>12.71643</text:p>
          </table:table-cell>
          <table:table-cell office:value-type="float" office:value="5.639221" calcext:value-type="float">
            <text:p>5.639221</text:p>
          </table:table-cell>
          <table:table-cell office:value-type="float" office:value="11.77689" calcext:value-type="float">
            <text:p>11.77689</text:p>
          </table:table-cell>
          <table:table-cell office:value-type="float" office:value="7.311493" calcext:value-type="float">
            <text:p>7.311493</text:p>
          </table:table-cell>
          <table:table-cell office:value-type="float" office:value="11.452" calcext:value-type="float">
            <text:p>11.452</text:p>
          </table:table-cell>
          <table:table-cell office:value-type="float" office:value="8.832336" calcext:value-type="float">
            <text:p>8.832336</text:p>
          </table:table-cell>
          <table:table-cell office:value-type="float" office:value="11.46057" calcext:value-type="float">
            <text:p>11.46057</text:p>
          </table:table-cell>
          <table:table-cell office:value-type="float" office:value="9.842072" calcext:value-type="float">
            <text:p>9.842072</text:p>
          </table:table-cell>
          <table:table-cell office:value-type="float" office:value="12.12994" calcext:value-type="float">
            <text:p>12.12994</text:p>
          </table:table-cell>
          <table:table-cell office:value-type="float" office:value="10.9317" calcext:value-type="float">
            <text:p>10.9317</text:p>
          </table:table-cell>
          <table:table-cell office:value-type="float" office:value="12.76062" calcext:value-type="float">
            <text:p>12.76062</text:p>
          </table:table-cell>
          <table:table-cell office:value-type="float" office:value="11.83252" calcext:value-type="float">
            <text:p>11.83252</text:p>
          </table:table-cell>
          <table:table-cell office:value-type="float" office:value="13.61523" calcext:value-type="float">
            <text:p>13.61523</text:p>
          </table:table-cell>
          <table:table-cell office:value-type="float" office:value="12.99472" calcext:value-type="float">
            <text:p>12.99472</text:p>
          </table:table-cell>
          <table:table-cell office:value-type="float" office:value="14.52734" calcext:value-type="float">
            <text:p>14.52734</text:p>
          </table:table-cell>
          <table:table-cell office:value-type="float" office:value="14.27512" calcext:value-type="float">
            <text:p>14.27512</text:p>
          </table:table-cell>
          <table:table-cell office:value-type="float" office:value="15.24631" calcext:value-type="float">
            <text:p>15.24631</text:p>
          </table:table-cell>
          <table:table-cell office:value-type="float" office:value="15.13239" calcext:value-type="float">
            <text:p>15.13239</text:p>
          </table:table-cell>
          <table:table-cell office:value-type="float" office:value="15.58673" calcext:value-type="float">
            <text:p>15.58673</text:p>
          </table:table-cell>
          <table:table-cell office:value-type="float" office:value="15.49762" calcext:value-type="float">
            <text:p>15.49762</text:p>
          </table:table-cell>
          <table:table-cell office:value-type="float" office:value="15.71912" calcext:value-type="float">
            <text:p>15.71912</text:p>
          </table:table-cell>
          <table:table-cell office:value-type="float" office:value="15.64941" calcext:value-type="float">
            <text:p>15.64941</text:p>
          </table:table-cell>
          <table:table-cell office:value-type="float" office:value="15.60544" calcext:value-type="float">
            <text:p>15.60544</text:p>
          </table:table-cell>
          <table:table-cell office:value-type="float" office:value="15.55481" calcext:value-type="float">
            <text:p>15.55481</text:p>
          </table:table-cell>
          <table:table-cell office:value-type="float" office:value="15.33362" calcext:value-type="float">
            <text:p>15.33362</text:p>
          </table:table-cell>
          <table:table-cell office:value-type="float" office:value="15.29678" calcext:value-type="float">
            <text:p>15.29678</text:p>
          </table:table-cell>
          <table:table-cell office:value-type="float" office:value="21.62451" calcext:value-type="float">
            <text:p>21.62451</text:p>
          </table:table-cell>
          <table:table-cell office:value-type="float" office:value="-2.014435" calcext:value-type="float">
            <text:p>-2.01443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102006" calcext:value-type="float">
            <text:p>20102006</text:p>
          </table:table-cell>
          <table:table-cell office:value-type="float" office:value="10.76706" calcext:value-type="float">
            <text:p>10.76706</text:p>
          </table:table-cell>
          <table:table-cell office:value-type="float" office:value="15.76177" calcext:value-type="float">
            <text:p>15.76177</text:p>
          </table:table-cell>
          <table:table-cell office:value-type="float" office:value="2.625758" calcext:value-type="float">
            <text:p>2.625758</text:p>
          </table:table-cell>
          <table:table-cell office:value-type="float" office:value="1.054759" calcext:value-type="float">
            <text:p>1.054759</text:p>
          </table:table-cell>
          <table:table-cell office:value-type="float" office:value="0.5757288" calcext:value-type="float">
            <text:p>0.5757288</text:p>
          </table:table-cell>
          <table:table-cell office:value-type="float" office:value="289.2048" calcext:value-type="float">
            <text:p>289.2048</text:p>
          </table:table-cell>
          <table:table-cell office:value-type="float" office:value="2.3495" calcext:value-type="float">
            <text:p>2.3495</text:p>
          </table:table-cell>
          <table:table-cell office:value-type="float" office:value="16.35266" calcext:value-type="float">
            <text:p>16.35266</text:p>
          </table:table-cell>
          <table:table-cell office:value-type="float" office:value="5.381714" calcext:value-type="float">
            <text:p>5.381714</text:p>
          </table:table-cell>
          <table:table-cell office:value-type="float" office:value="14.19687" calcext:value-type="float">
            <text:p>14.19687</text:p>
          </table:table-cell>
          <table:table-cell office:value-type="float" office:value="6.767548" calcext:value-type="float">
            <text:p>6.767548</text:p>
          </table:table-cell>
          <table:table-cell office:value-type="float" office:value="12.94067" calcext:value-type="float">
            <text:p>12.94067</text:p>
          </table:table-cell>
          <table:table-cell office:value-type="float" office:value="8.027496" calcext:value-type="float">
            <text:p>8.027496</text:p>
          </table:table-cell>
          <table:table-cell office:value-type="float" office:value="12.27948" calcext:value-type="float">
            <text:p>12.27948</text:p>
          </table:table-cell>
          <table:table-cell office:value-type="float" office:value="9.234131" calcext:value-type="float">
            <text:p>9.234131</text:p>
          </table:table-cell>
          <table:table-cell office:value-type="float" office:value="12.05011" calcext:value-type="float">
            <text:p>12.05011</text:p>
          </table:table-cell>
          <table:table-cell office:value-type="float" office:value="10.04218" calcext:value-type="float">
            <text:p>10.04218</text:p>
          </table:table-cell>
          <table:table-cell office:value-type="float" office:value="12.02591" calcext:value-type="float">
            <text:p>12.02591</text:p>
          </table:table-cell>
          <table:table-cell office:value-type="float" office:value="10.92636" calcext:value-type="float">
            <text:p>10.92636</text:p>
          </table:table-cell>
          <table:table-cell office:value-type="float" office:value="12.23767" calcext:value-type="float">
            <text:p>12.23767</text:p>
          </table:table-cell>
          <table:table-cell office:value-type="float" office:value="11.66904" calcext:value-type="float">
            <text:p>11.66904</text:p>
          </table:table-cell>
          <table:table-cell office:value-type="float" office:value="12.99265" calcext:value-type="float">
            <text:p>12.99265</text:p>
          </table:table-cell>
          <table:table-cell office:value-type="float" office:value="12.72256" calcext:value-type="float">
            <text:p>12.72256</text:p>
          </table:table-cell>
          <table:table-cell office:value-type="float" office:value="14.272" calcext:value-type="float">
            <text:p>14.272</text:p>
          </table:table-cell>
          <table:table-cell office:value-type="float" office:value="13.99646" calcext:value-type="float">
            <text:p>13.99646</text:p>
          </table:table-cell>
          <table:table-cell office:value-type="float" office:value="15.13098" calcext:value-type="float">
            <text:p>15.13098</text:p>
          </table:table-cell>
          <table:table-cell office:value-type="float" office:value="14.9859" calcext:value-type="float">
            <text:p>14.9859</text:p>
          </table:table-cell>
          <table:table-cell office:value-type="float" office:value="15.49667" calcext:value-type="float">
            <text:p>15.49667</text:p>
          </table:table-cell>
          <table:table-cell office:value-type="float" office:value="15.40039" calcext:value-type="float">
            <text:p>15.40039</text:p>
          </table:table-cell>
          <table:table-cell office:value-type="float" office:value="15.64865" calcext:value-type="float">
            <text:p>15.64865</text:p>
          </table:table-cell>
          <table:table-cell office:value-type="float" office:value="15.57788" calcext:value-type="float">
            <text:p>15.57788</text:p>
          </table:table-cell>
          <table:table-cell office:value-type="float" office:value="15.55432" calcext:value-type="float">
            <text:p>15.55432</text:p>
          </table:table-cell>
          <table:table-cell office:value-type="float" office:value="15.50552" calcext:value-type="float">
            <text:p>15.50552</text:p>
          </table:table-cell>
          <table:table-cell office:value-type="float" office:value="15.29639" calcext:value-type="float">
            <text:p>15.29639</text:p>
          </table:table-cell>
          <table:table-cell office:value-type="float" office:value="15.25778" calcext:value-type="float">
            <text:p>15.25778</text:p>
          </table:table-cell>
          <table:table-cell office:value-type="float" office:value="23.85861" calcext:value-type="float">
            <text:p>23.85861</text:p>
          </table:table-cell>
          <table:table-cell office:value-type="float" office:value="-0.05343628" calcext:value-type="float">
            <text:p>-0.0534362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1102006" calcext:value-type="float">
            <text:p>21102006</text:p>
          </table:table-cell>
          <table:table-cell office:value-type="float" office:value="10.53842" calcext:value-type="float">
            <text:p>10.53842</text:p>
          </table:table-cell>
          <table:table-cell office:value-type="float" office:value="4.095101" calcext:value-type="float">
            <text:p>4.095101</text:p>
          </table:table-cell>
          <table:table-cell office:value-type="float" office:value="-1.307" calcext:value-type="float">
            <text:p>-1.307</text:p>
          </table:table-cell>
          <table:table-cell office:value-type="float" office:value="0.6874548" calcext:value-type="float">
            <text:p>0.6874548</text:p>
          </table:table-cell>
          <table:table-cell office:value-type="float" office:value="0.4905513" calcext:value-type="float">
            <text:p>0.4905513</text:p>
          </table:table-cell>
          <table:table-cell office:value-type="float" office:value="296.5331" calcext:value-type="float">
            <text:p>296.5331</text:p>
          </table:table-cell>
          <table:table-cell office:value-type="float" office:value="0.762" calcext:value-type="float">
            <text:p>0.762</text:p>
          </table:table-cell>
          <table:table-cell office:value-type="float" office:value="13.29071" calcext:value-type="float">
            <text:p>13.29071</text:p>
          </table:table-cell>
          <table:table-cell office:value-type="float" office:value="4.682709" calcext:value-type="float">
            <text:p>4.682709</text:p>
          </table:table-cell>
          <table:table-cell office:value-type="float" office:value="11.92514" calcext:value-type="float">
            <text:p>11.92514</text:p>
          </table:table-cell>
          <table:table-cell office:value-type="float" office:value="6.616058" calcext:value-type="float">
            <text:p>6.616058</text:p>
          </table:table-cell>
          <table:table-cell office:value-type="float" office:value="11.26624" calcext:value-type="float">
            <text:p>11.26624</text:p>
          </table:table-cell>
          <table:table-cell office:value-type="float" office:value="8.185059" calcext:value-type="float">
            <text:p>8.185059</text:p>
          </table:table-cell>
          <table:table-cell office:value-type="float" office:value="11.53079" calcext:value-type="float">
            <text:p>11.53079</text:p>
          </table:table-cell>
          <table:table-cell office:value-type="float" office:value="9.451141" calcext:value-type="float">
            <text:p>9.451141</text:p>
          </table:table-cell>
          <table:table-cell office:value-type="float" office:value="11.80148" calcext:value-type="float">
            <text:p>11.80148</text:p>
          </table:table-cell>
          <table:table-cell office:value-type="float" office:value="10.24857" calcext:value-type="float">
            <text:p>10.24857</text:p>
          </table:table-cell>
          <table:table-cell office:value-type="float" office:value="12.02408" calcext:value-type="float">
            <text:p>12.02408</text:p>
          </table:table-cell>
          <table:table-cell office:value-type="float" office:value="11.07578" calcext:value-type="float">
            <text:p>11.07578</text:p>
          </table:table-cell>
          <table:table-cell office:value-type="float" office:value="12.26483" calcext:value-type="float">
            <text:p>12.26483</text:p>
          </table:table-cell>
          <table:table-cell office:value-type="float" office:value="11.71695" calcext:value-type="float">
            <text:p>11.71695</text:p>
          </table:table-cell>
          <table:table-cell office:value-type="float" office:value="12.78217" calcext:value-type="float">
            <text:p>12.78217</text:p>
          </table:table-cell>
          <table:table-cell office:value-type="float" office:value="12.59583" calcext:value-type="float">
            <text:p>12.59583</text:p>
          </table:table-cell>
          <table:table-cell office:value-type="float" office:value="13.99405" calcext:value-type="float">
            <text:p>13.99405</text:p>
          </table:table-cell>
          <table:table-cell office:value-type="float" office:value="13.80234" calcext:value-type="float">
            <text:p>13.80234</text:p>
          </table:table-cell>
          <table:table-cell office:value-type="float" office:value="14.98425" calcext:value-type="float">
            <text:p>14.98425</text:p>
          </table:table-cell>
          <table:table-cell office:value-type="float" office:value="14.83185" calcext:value-type="float">
            <text:p>14.83185</text:p>
          </table:table-cell>
          <table:table-cell office:value-type="float" office:value="15.39932" calcext:value-type="float">
            <text:p>15.39932</text:p>
          </table:table-cell>
          <table:table-cell office:value-type="float" office:value="15.29385" calcext:value-type="float">
            <text:p>15.29385</text:p>
          </table:table-cell>
          <table:table-cell office:value-type="float" office:value="15.57715" calcext:value-type="float">
            <text:p>15.57715</text:p>
          </table:table-cell>
          <table:table-cell office:value-type="float" office:value="15.50354" calcext:value-type="float">
            <text:p>15.50354</text:p>
          </table:table-cell>
          <table:table-cell office:value-type="float" office:value="15.505" calcext:value-type="float">
            <text:p>15.505</text:p>
          </table:table-cell>
          <table:table-cell office:value-type="float" office:value="15.45325" calcext:value-type="float">
            <text:p>15.45325</text:p>
          </table:table-cell>
          <table:table-cell office:value-type="float" office:value="15.25739" calcext:value-type="float">
            <text:p>15.25739</text:p>
          </table:table-cell>
          <table:table-cell office:value-type="float" office:value="15.2164" calcext:value-type="float">
            <text:p>15.2164</text:p>
          </table:table-cell>
          <table:table-cell office:value-type="float" office:value="18.05518" calcext:value-type="float">
            <text:p>18.05518</text:p>
          </table:table-cell>
          <table:table-cell office:value-type="float" office:value="-1.7117" calcext:value-type="float">
            <text:p>-1.711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2102006" calcext:value-type="float">
            <text:p>22102006</text:p>
          </table:table-cell>
          <table:table-cell office:value-type="float" office:value="10.35084" calcext:value-type="float">
            <text:p>10.35084</text:p>
          </table:table-cell>
          <table:table-cell office:value-type="float" office:value="6.872879" calcext:value-type="float">
            <text:p>6.872879</text:p>
          </table:table-cell>
          <table:table-cell office:value-type="float" office:value="-3.499252" calcext:value-type="float">
            <text:p>-3.499252</text:p>
          </table:table-cell>
          <table:table-cell office:value-type="float" office:value="0.7521995" calcext:value-type="float">
            <text:p>0.7521995</text:p>
          </table:table-cell>
          <table:table-cell office:value-type="float" office:value="0.417895" calcext:value-type="float">
            <text:p>0.417895</text:p>
          </table:table-cell>
          <table:table-cell office:value-type="float" office:value="295.5435" calcext:value-type="float">
            <text:p>295.5435</text:p>
          </table:table-cell>
          <table:table-cell office:value-type="float" office:value="0" calcext:value-type="float">
            <text:p>0</text:p>
          </table:table-cell>
          <table:table-cell office:value-type="float" office:value="12.86032" calcext:value-type="float">
            <text:p>12.86032</text:p>
          </table:table-cell>
          <table:table-cell office:value-type="float" office:value="2.934906" calcext:value-type="float">
            <text:p>2.934906</text:p>
          </table:table-cell>
          <table:table-cell office:value-type="float" office:value="11.21463" calcext:value-type="float">
            <text:p>11.21463</text:p>
          </table:table-cell>
          <table:table-cell office:value-type="float" office:value="4.853973" calcext:value-type="float">
            <text:p>4.853973</text:p>
          </table:table-cell>
          <table:table-cell office:value-type="float" office:value="10.44711" calcext:value-type="float">
            <text:p>10.44711</text:p>
          </table:table-cell>
          <table:table-cell office:value-type="float" office:value="6.555664" calcext:value-type="float">
            <text:p>6.555664</text:p>
          </table:table-cell>
          <table:table-cell office:value-type="float" office:value="10.25583" calcext:value-type="float">
            <text:p>10.25583</text:p>
          </table:table-cell>
          <table:table-cell office:value-type="float" office:value="8.05423" calcext:value-type="float">
            <text:p>8.05423</text:p>
          </table:table-cell>
          <table:table-cell office:value-type="float" office:value="10.47522" calcext:value-type="float">
            <text:p>10.47522</text:p>
          </table:table-cell>
          <table:table-cell office:value-type="float" office:value="9.037354" calcext:value-type="float">
            <text:p>9.037354</text:p>
          </table:table-cell>
          <table:table-cell office:value-type="float" office:value="11.23611" calcext:value-type="float">
            <text:p>11.23611</text:p>
          </table:table-cell>
          <table:table-cell office:value-type="float" office:value="10.08588" calcext:value-type="float">
            <text:p>10.08588</text:p>
          </table:table-cell>
          <table:table-cell office:value-type="float" office:value="11.79428" calcext:value-type="float">
            <text:p>11.79428</text:p>
          </table:table-cell>
          <table:table-cell office:value-type="float" office:value="10.95862" calcext:value-type="float">
            <text:p>10.95862</text:p>
          </table:table-cell>
          <table:table-cell office:value-type="float" office:value="12.59396" calcext:value-type="float">
            <text:p>12.59396</text:p>
          </table:table-cell>
          <table:table-cell office:value-type="float" office:value="12.12317" calcext:value-type="float">
            <text:p>12.12317</text:p>
          </table:table-cell>
          <table:table-cell office:value-type="float" office:value="13.80029" calcext:value-type="float">
            <text:p>13.80029</text:p>
          </table:table-cell>
          <table:table-cell office:value-type="float" office:value="13.56058" calcext:value-type="float">
            <text:p>13.56058</text:p>
          </table:table-cell>
          <table:table-cell office:value-type="float" office:value="14.83023" calcext:value-type="float">
            <text:p>14.83023</text:p>
          </table:table-cell>
          <table:table-cell office:value-type="float" office:value="14.67563" calcext:value-type="float">
            <text:p>14.67563</text:p>
          </table:table-cell>
          <table:table-cell office:value-type="float" office:value="15.29272" calcext:value-type="float">
            <text:p>15.29272</text:p>
          </table:table-cell>
          <table:table-cell office:value-type="float" office:value="15.18262" calcext:value-type="float">
            <text:p>15.18262</text:p>
          </table:table-cell>
          <table:table-cell office:value-type="float" office:value="15.50275" calcext:value-type="float">
            <text:p>15.50275</text:p>
          </table:table-cell>
          <table:table-cell office:value-type="float" office:value="15.42526" calcext:value-type="float">
            <text:p>15.42526</text:p>
          </table:table-cell>
          <table:table-cell office:value-type="float" office:value="15.4527" calcext:value-type="float">
            <text:p>15.4527</text:p>
          </table:table-cell>
          <table:table-cell office:value-type="float" office:value="15.3985" calcext:value-type="float">
            <text:p>15.3985</text:p>
          </table:table-cell>
          <table:table-cell office:value-type="float" office:value="15.216" calcext:value-type="float">
            <text:p>15.216</text:p>
          </table:table-cell>
          <table:table-cell office:value-type="float" office:value="15.17294" calcext:value-type="float">
            <text:p>15.17294</text:p>
          </table:table-cell>
          <table:table-cell office:value-type="float" office:value="18.35901" calcext:value-type="float">
            <text:p>18.35901</text:p>
          </table:table-cell>
          <table:table-cell office:value-type="float" office:value="-2.669067" calcext:value-type="float">
            <text:p>-2.66906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3102006" calcext:value-type="float">
            <text:p>23102006</text:p>
          </table:table-cell>
          <table:table-cell office:value-type="float" office:value="10.18238" calcext:value-type="float">
            <text:p>10.18238</text:p>
          </table:table-cell>
          <table:table-cell office:value-type="float" office:value="9.095101" calcext:value-type="float">
            <text:p>9.095101</text:p>
          </table:table-cell>
          <table:table-cell office:value-type="float" office:value="-4.593684" calcext:value-type="float">
            <text:p>-4.593684</text:p>
          </table:table-cell>
          <table:table-cell office:value-type="float" office:value="0.8136389" calcext:value-type="float">
            <text:p>0.8136389</text:p>
          </table:table-cell>
          <table:table-cell office:value-type="float" office:value="0.3853774" calcext:value-type="float">
            <text:p>0.3853774</text:p>
          </table:table-cell>
          <table:table-cell office:value-type="float" office:value="297.0784" calcext:value-type="float">
            <text:p>297.0784</text:p>
          </table:table-cell>
          <table:table-cell office:value-type="float" office:value="0" calcext:value-type="float">
            <text:p>0</text:p>
          </table:table-cell>
          <table:table-cell office:value-type="float" office:value="13.09494" calcext:value-type="float">
            <text:p>13.09494</text:p>
          </table:table-cell>
          <table:table-cell office:value-type="float" office:value="2.380493" calcext:value-type="float">
            <text:p>2.380493</text:p>
          </table:table-cell>
          <table:table-cell office:value-type="float" office:value="11.17133" calcext:value-type="float">
            <text:p>11.17133</text:p>
          </table:table-cell>
          <table:table-cell office:value-type="float" office:value="4.303741" calcext:value-type="float">
            <text:p>4.303741</text:p>
          </table:table-cell>
          <table:table-cell office:value-type="float" office:value="10.27213" calcext:value-type="float">
            <text:p>10.27213</text:p>
          </table:table-cell>
          <table:table-cell office:value-type="float" office:value="5.990295" calcext:value-type="float">
            <text:p>5.990295</text:p>
          </table:table-cell>
          <table:table-cell office:value-type="float" office:value="9.976807" calcext:value-type="float">
            <text:p>9.976807</text:p>
          </table:table-cell>
          <table:table-cell office:value-type="float" office:value="7.490082" calcext:value-type="float">
            <text:p>7.490082</text:p>
          </table:table-cell>
          <table:table-cell office:value-type="float" office:value="10.00748" calcext:value-type="float">
            <text:p>10.00748</text:p>
          </table:table-cell>
          <table:table-cell office:value-type="float" office:value="8.478729" calcext:value-type="float">
            <text:p>8.478729</text:p>
          </table:table-cell>
          <table:table-cell office:value-type="float" office:value="10.55804" calcext:value-type="float">
            <text:p>10.55804</text:p>
          </table:table-cell>
          <table:table-cell office:value-type="float" office:value="9.543579" calcext:value-type="float">
            <text:p>9.543579</text:p>
          </table:table-cell>
          <table:table-cell office:value-type="float" office:value="11.1597" calcext:value-type="float">
            <text:p>11.1597</text:p>
          </table:table-cell>
          <table:table-cell office:value-type="float" office:value="10.44922" calcext:value-type="float">
            <text:p>10.44922</text:p>
          </table:table-cell>
          <table:table-cell office:value-type="float" office:value="12.12079" calcext:value-type="float">
            <text:p>12.12079</text:p>
          </table:table-cell>
          <table:table-cell office:value-type="float" office:value="11.69839" calcext:value-type="float">
            <text:p>11.69839</text:p>
          </table:table-cell>
          <table:table-cell office:value-type="float" office:value="13.55771" calcext:value-type="float">
            <text:p>13.55771</text:p>
          </table:table-cell>
          <table:table-cell office:value-type="float" office:value="13.2684" calcext:value-type="float">
            <text:p>13.2684</text:p>
          </table:table-cell>
          <table:table-cell office:value-type="float" office:value="14.67389" calcext:value-type="float">
            <text:p>14.67389</text:p>
          </table:table-cell>
          <table:table-cell office:value-type="float" office:value="14.50397" calcext:value-type="float">
            <text:p>14.50397</text:p>
          </table:table-cell>
          <table:table-cell office:value-type="float" office:value="15.18143" calcext:value-type="float">
            <text:p>15.18143</text:p>
          </table:table-cell>
          <table:table-cell office:value-type="float" office:value="15.06491" calcext:value-type="float">
            <text:p>15.06491</text:p>
          </table:table-cell>
          <table:table-cell office:value-type="float" office:value="15.42444" calcext:value-type="float">
            <text:p>15.42444</text:p>
          </table:table-cell>
          <table:table-cell office:value-type="float" office:value="15.34302" calcext:value-type="float">
            <text:p>15.34302</text:p>
          </table:table-cell>
          <table:table-cell office:value-type="float" office:value="15.39792" calcext:value-type="float">
            <text:p>15.39792</text:p>
          </table:table-cell>
          <table:table-cell office:value-type="float" office:value="15.34064" calcext:value-type="float">
            <text:p>15.34064</text:p>
          </table:table-cell>
          <table:table-cell office:value-type="float" office:value="15.17245" calcext:value-type="float">
            <text:p>15.17245</text:p>
          </table:table-cell>
          <table:table-cell office:value-type="float" office:value="15.12662" calcext:value-type="float">
            <text:p>15.12662</text:p>
          </table:table-cell>
          <table:table-cell office:value-type="float" office:value="19.25879" calcext:value-type="float">
            <text:p>19.25879</text:p>
          </table:table-cell>
          <table:table-cell office:value-type="float" office:value="-3.329132" calcext:value-type="float">
            <text:p>-3.32913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4102006" calcext:value-type="float">
            <text:p>24102006</text:p>
          </table:table-cell>
          <table:table-cell office:value-type="float" office:value="10.09342" calcext:value-type="float">
            <text:p>10.09342</text:p>
          </table:table-cell>
          <table:table-cell office:value-type="float" office:value="12.42843" calcext:value-type="float">
            <text:p>12.42843</text:p>
          </table:table-cell>
          <table:table-cell office:value-type="float" office:value="-4.577005" calcext:value-type="float">
            <text:p>-4.577005</text:p>
          </table:table-cell>
          <table:table-cell office:value-type="float" office:value="0.9143216" calcext:value-type="float">
            <text:p>0.9143216</text:p>
          </table:table-cell>
          <table:table-cell office:value-type="float" office:value="0.3858558" calcext:value-type="float">
            <text:p>0.3858558</text:p>
          </table:table-cell>
          <table:table-cell office:value-type="float" office:value="300.538" calcext:value-type="float">
            <text:p>300.538</text:p>
          </table:table-cell>
          <table:table-cell office:value-type="float" office:value="0.6985" calcext:value-type="float">
            <text:p>0.6985</text:p>
          </table:table-cell>
          <table:table-cell office:value-type="float" office:value="14.04987" calcext:value-type="float">
            <text:p>14.04987</text:p>
          </table:table-cell>
          <table:table-cell office:value-type="float" office:value="2.330811" calcext:value-type="float">
            <text:p>2.330811</text:p>
          </table:table-cell>
          <table:table-cell office:value-type="float" office:value="11.79453" calcext:value-type="float">
            <text:p>11.79453</text:p>
          </table:table-cell>
          <table:table-cell office:value-type="float" office:value="4.225891" calcext:value-type="float">
            <text:p>4.225891</text:p>
          </table:table-cell>
          <table:table-cell office:value-type="float" office:value="10.65604" calcext:value-type="float">
            <text:p>10.65604</text:p>
          </table:table-cell>
          <table:table-cell office:value-type="float" office:value="5.847992" calcext:value-type="float">
            <text:p>5.847992</text:p>
          </table:table-cell>
          <table:table-cell office:value-type="float" office:value="10.16959" calcext:value-type="float">
            <text:p>10.16959</text:p>
          </table:table-cell>
          <table:table-cell office:value-type="float" office:value="7.299561" calcext:value-type="float">
            <text:p>7.299561</text:p>
          </table:table-cell>
          <table:table-cell office:value-type="float" office:value="10.07755" calcext:value-type="float">
            <text:p>10.07755</text:p>
          </table:table-cell>
          <table:table-cell office:value-type="float" office:value="8.251282" calcext:value-type="float">
            <text:p>8.251282</text:p>
          </table:table-cell>
          <table:table-cell office:value-type="float" office:value="10.21057" calcext:value-type="float">
            <text:p>10.21057</text:p>
          </table:table-cell>
          <table:table-cell office:value-type="float" office:value="9.27832" calcext:value-type="float">
            <text:p>9.27832</text:p>
          </table:table-cell>
          <table:table-cell office:value-type="float" office:value="10.76108" calcext:value-type="float">
            <text:p>10.76108</text:p>
          </table:table-cell>
          <table:table-cell office:value-type="float" office:value="10.15253" calcext:value-type="float">
            <text:p>10.15253</text:p>
          </table:table-cell>
          <table:table-cell office:value-type="float" office:value="11.69724" calcext:value-type="float">
            <text:p>11.69724</text:p>
          </table:table-cell>
          <table:table-cell office:value-type="float" office:value="11.39835" calcext:value-type="float">
            <text:p>11.39835</text:p>
          </table:table-cell>
          <table:table-cell office:value-type="float" office:value="13.26532" calcext:value-type="float">
            <text:p>13.26532</text:p>
          </table:table-cell>
          <table:table-cell office:value-type="float" office:value="12.98431" calcext:value-type="float">
            <text:p>12.98431</text:p>
          </table:table-cell>
          <table:table-cell office:value-type="float" office:value="14.50211" calcext:value-type="float">
            <text:p>14.50211</text:p>
          </table:table-cell>
          <table:table-cell office:value-type="float" office:value="14.31744" calcext:value-type="float">
            <text:p>14.31744</text:p>
          </table:table-cell>
          <table:table-cell office:value-type="float" office:value="15.06363" calcext:value-type="float">
            <text:p>15.06363</text:p>
          </table:table-cell>
          <table:table-cell office:value-type="float" office:value="14.93845" calcext:value-type="float">
            <text:p>14.93845</text:p>
          </table:table-cell>
          <table:table-cell office:value-type="float" office:value="15.34213" calcext:value-type="float">
            <text:p>15.34213</text:p>
          </table:table-cell>
          <table:table-cell office:value-type="float" office:value="15.25626" calcext:value-type="float">
            <text:p>15.25626</text:p>
          </table:table-cell>
          <table:table-cell office:value-type="float" office:value="15.34003" calcext:value-type="float">
            <text:p>15.34003</text:p>
          </table:table-cell>
          <table:table-cell office:value-type="float" office:value="15.27988" calcext:value-type="float">
            <text:p>15.27988</text:p>
          </table:table-cell>
          <table:table-cell office:value-type="float" office:value="15.12613" calcext:value-type="float">
            <text:p>15.12613</text:p>
          </table:table-cell>
          <table:table-cell office:value-type="float" office:value="15.07864" calcext:value-type="float">
            <text:p>15.07864</text:p>
          </table:table-cell>
          <table:table-cell office:value-type="float" office:value="21.0235" calcext:value-type="float">
            <text:p>21.0235</text:p>
          </table:table-cell>
          <table:table-cell office:value-type="float" office:value="-3.440063" calcext:value-type="float">
            <text:p>-3.44006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102006" calcext:value-type="float">
            <text:p>25102006</text:p>
          </table:table-cell>
          <table:table-cell office:value-type="float" office:value="9.888035" calcext:value-type="float">
            <text:p>9.888035</text:p>
          </table:table-cell>
          <table:table-cell office:value-type="float" office:value="9.650657" calcext:value-type="float">
            <text:p>9.650657</text:p>
          </table:table-cell>
          <table:table-cell office:value-type="float" office:value="0.384077" calcext:value-type="float">
            <text:p>0.384077</text:p>
          </table:table-cell>
          <table:table-cell office:value-type="float" office:value="0.8523482" calcext:value-type="float">
            <text:p>0.8523482</text:p>
          </table:table-cell>
          <table:table-cell office:value-type="float" office:value="0.5541459" calcext:value-type="float">
            <text:p>0.5541459</text:p>
          </table:table-cell>
          <table:table-cell office:value-type="float" office:value="294.0183" calcext:value-type="float">
            <text:p>294.0183</text:p>
          </table:table-cell>
          <table:table-cell office:value-type="float" office:value="2.0955" calcext:value-type="float">
            <text:p>2.0955</text:p>
          </table:table-cell>
          <table:table-cell office:value-type="float" office:value="13.96588" calcext:value-type="float">
            <text:p>13.96588</text:p>
          </table:table-cell>
          <table:table-cell office:value-type="float" office:value="3.612549" calcext:value-type="float">
            <text:p>3.612549</text:p>
          </table:table-cell>
          <table:table-cell office:value-type="float" office:value="11.94217" calcext:value-type="float">
            <text:p>11.94217</text:p>
          </table:table-cell>
          <table:table-cell office:value-type="float" office:value="5.054016" calcext:value-type="float">
            <text:p>5.054016</text:p>
          </table:table-cell>
          <table:table-cell office:value-type="float" office:value="10.82129" calcext:value-type="float">
            <text:p>10.82129</text:p>
          </table:table-cell>
          <table:table-cell office:value-type="float" office:value="6.443451" calcext:value-type="float">
            <text:p>6.443451</text:p>
          </table:table-cell>
          <table:table-cell office:value-type="float" office:value="10.30823" calcext:value-type="float">
            <text:p>10.30823</text:p>
          </table:table-cell>
          <table:table-cell office:value-type="float" office:value="7.691681" calcext:value-type="float">
            <text:p>7.691681</text:p>
          </table:table-cell>
          <table:table-cell office:value-type="float" office:value="10.17789" calcext:value-type="float">
            <text:p>10.17789</text:p>
          </table:table-cell>
          <table:table-cell office:value-type="float" office:value="8.513" calcext:value-type="float">
            <text:p>8.513</text:p>
          </table:table-cell>
          <table:table-cell office:value-type="float" office:value="10.24918" calcext:value-type="float">
            <text:p>10.24918</text:p>
          </table:table-cell>
          <table:table-cell office:value-type="float" office:value="9.407593" calcext:value-type="float">
            <text:p>9.407593</text:p>
          </table:table-cell>
          <table:table-cell office:value-type="float" office:value="10.62054" calcext:value-type="float">
            <text:p>10.62054</text:p>
          </table:table-cell>
          <table:table-cell office:value-type="float" office:value="10.15979" calcext:value-type="float">
            <text:p>10.15979</text:p>
          </table:table-cell>
          <table:table-cell office:value-type="float" office:value="11.41052" calcext:value-type="float">
            <text:p>11.41052</text:p>
          </table:table-cell>
          <table:table-cell office:value-type="float" office:value="11.25784" calcext:value-type="float">
            <text:p>11.25784</text:p>
          </table:table-cell>
          <table:table-cell office:value-type="float" office:value="12.98157" calcext:value-type="float">
            <text:p>12.98157</text:p>
          </table:table-cell>
          <table:table-cell office:value-type="float" office:value="12.75507" calcext:value-type="float">
            <text:p>12.75507</text:p>
          </table:table-cell>
          <table:table-cell office:value-type="float" office:value="14.31546" calcext:value-type="float">
            <text:p>14.31546</text:p>
          </table:table-cell>
          <table:table-cell office:value-type="float" office:value="14.12891" calcext:value-type="float">
            <text:p>14.12891</text:p>
          </table:table-cell>
          <table:table-cell office:value-type="float" office:value="14.93707" calcext:value-type="float">
            <text:p>14.93707</text:p>
          </table:table-cell>
          <table:table-cell office:value-type="float" office:value="14.80505" calcext:value-type="float">
            <text:p>14.80505</text:p>
          </table:table-cell>
          <table:table-cell office:value-type="float" office:value="15.25531" calcext:value-type="float">
            <text:p>15.25531</text:p>
          </table:table-cell>
          <table:table-cell office:value-type="float" office:value="15.16418" calcext:value-type="float">
            <text:p>15.16418</text:p>
          </table:table-cell>
          <table:table-cell office:value-type="float" office:value="15.27924" calcext:value-type="float">
            <text:p>15.27924</text:p>
          </table:table-cell>
          <table:table-cell office:value-type="float" office:value="15.21609" calcext:value-type="float">
            <text:p>15.21609</text:p>
          </table:table-cell>
          <table:table-cell office:value-type="float" office:value="15.07812" calcext:value-type="float">
            <text:p>15.07812</text:p>
          </table:table-cell>
          <table:table-cell office:value-type="float" office:value="15.02802" calcext:value-type="float">
            <text:p>15.02802</text:p>
          </table:table-cell>
          <table:table-cell office:value-type="float" office:value="19.86945" calcext:value-type="float">
            <text:p>19.86945</text:p>
          </table:table-cell>
          <table:table-cell office:value-type="float" office:value="-0.9934387" calcext:value-type="float">
            <text:p>-0.993438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6102006" calcext:value-type="float">
            <text:p>26102006</text:p>
          </table:table-cell>
          <table:table-cell office:value-type="float" office:value="9.718369" calcext:value-type="float">
            <text:p>9.718369</text:p>
          </table:table-cell>
          <table:table-cell office:value-type="float" office:value="7.428434" calcext:value-type="float">
            <text:p>7.428434</text:p>
          </table:table-cell>
          <table:table-cell office:value-type="float" office:value="4.357147" calcext:value-type="float">
            <text:p>4.357147</text:p>
          </table:table-cell>
          <table:table-cell office:value-type="float" office:value="0.8644075" calcext:value-type="float">
            <text:p>0.8644075</text:p>
          </table:table-cell>
          <table:table-cell office:value-type="float" office:value="0.711162" calcext:value-type="float">
            <text:p>0.711162</text:p>
          </table:table-cell>
          <table:table-cell office:value-type="float" office:value="296.393" calcext:value-type="float">
            <text:p>296.393</text:p>
          </table:table-cell>
          <table:table-cell office:value-type="float" office:value="0" calcext:value-type="float">
            <text:p>0</text:p>
          </table:table-cell>
          <table:table-cell office:value-type="float" office:value="14.44269" calcext:value-type="float">
            <text:p>14.44269</text:p>
          </table:table-cell>
          <table:table-cell office:value-type="float" office:value="5.704803" calcext:value-type="float">
            <text:p>5.704803</text:p>
          </table:table-cell>
          <table:table-cell office:value-type="float" office:value="12.48093" calcext:value-type="float">
            <text:p>12.48093</text:p>
          </table:table-cell>
          <table:table-cell office:value-type="float" office:value="6.686462" calcext:value-type="float">
            <text:p>6.686462</text:p>
          </table:table-cell>
          <table:table-cell office:value-type="float" office:value="11.35547" calcext:value-type="float">
            <text:p>11.35547</text:p>
          </table:table-cell>
          <table:table-cell office:value-type="float" office:value="7.615326" calcext:value-type="float">
            <text:p>7.615326</text:p>
          </table:table-cell>
          <table:table-cell office:value-type="float" office:value="10.76288" calcext:value-type="float">
            <text:p>10.76288</text:p>
          </table:table-cell>
          <table:table-cell office:value-type="float" office:value="8.483337" calcext:value-type="float">
            <text:p>8.483337</text:p>
          </table:table-cell>
          <table:table-cell office:value-type="float" office:value="10.56134" calcext:value-type="float">
            <text:p>10.56134</text:p>
          </table:table-cell>
          <table:table-cell office:value-type="float" office:value="9.072632" calcext:value-type="float">
            <text:p>9.072632</text:p>
          </table:table-cell>
          <table:table-cell office:value-type="float" office:value="10.52917" calcext:value-type="float">
            <text:p>10.52917</text:p>
          </table:table-cell>
          <table:table-cell office:value-type="float" office:value="9.735138" calcext:value-type="float">
            <text:p>9.735138</text:p>
          </table:table-cell>
          <table:table-cell office:value-type="float" office:value="10.7771" calcext:value-type="float">
            <text:p>10.7771</text:p>
          </table:table-cell>
          <table:table-cell office:value-type="float" office:value="10.32794" calcext:value-type="float">
            <text:p>10.32794</text:p>
          </table:table-cell>
          <table:table-cell office:value-type="float" office:value="11.29471" calcext:value-type="float">
            <text:p>11.29471</text:p>
          </table:table-cell>
          <table:table-cell office:value-type="float" office:value="11.2334" calcext:value-type="float">
            <text:p>11.2334</text:p>
          </table:table-cell>
          <table:table-cell office:value-type="float" office:value="12.75302" calcext:value-type="float">
            <text:p>12.75302</text:p>
          </table:table-cell>
          <table:table-cell office:value-type="float" office:value="12.59448" calcext:value-type="float">
            <text:p>12.59448</text:p>
          </table:table-cell>
          <table:table-cell office:value-type="float" office:value="14.12698" calcext:value-type="float">
            <text:p>14.12698</text:p>
          </table:table-cell>
          <table:table-cell office:value-type="float" office:value="13.9519" calcext:value-type="float">
            <text:p>13.9519</text:p>
          </table:table-cell>
          <table:table-cell office:value-type="float" office:value="14.80365" calcext:value-type="float">
            <text:p>14.80365</text:p>
          </table:table-cell>
          <table:table-cell office:value-type="float" office:value="14.66876" calcext:value-type="float">
            <text:p>14.66876</text:p>
          </table:table-cell>
          <table:table-cell office:value-type="float" office:value="15.16321" calcext:value-type="float">
            <text:p>15.16321</text:p>
          </table:table-cell>
          <table:table-cell office:value-type="float" office:value="15.06735" calcext:value-type="float">
            <text:p>15.06735</text:p>
          </table:table-cell>
          <table:table-cell office:value-type="float" office:value="15.21542" calcext:value-type="float">
            <text:p>15.21542</text:p>
          </table:table-cell>
          <table:table-cell office:value-type="float" office:value="15.14844" calcext:value-type="float">
            <text:p>15.14844</text:p>
          </table:table-cell>
          <table:table-cell office:value-type="float" office:value="15.02747" calcext:value-type="float">
            <text:p>15.02747</text:p>
          </table:table-cell>
          <table:table-cell office:value-type="float" office:value="14.97455" calcext:value-type="float">
            <text:p>14.97455</text:p>
          </table:table-cell>
          <table:table-cell office:value-type="float" office:value="19.24377" calcext:value-type="float">
            <text:p>19.24377</text:p>
          </table:table-cell>
          <table:table-cell office:value-type="float" office:value="1.23291" calcext:value-type="float">
            <text:p>1.2329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7102006" calcext:value-type="float">
            <text:p>27102006</text:p>
          </table:table-cell>
          <table:table-cell office:value-type="float" office:value="9.742151" calcext:value-type="float">
            <text:p>9.742151</text:p>
          </table:table-cell>
          <table:table-cell office:value-type="float" office:value="16.87288" calcext:value-type="float">
            <text:p>16.87288</text:p>
          </table:table-cell>
          <table:table-cell office:value-type="float" office:value="2.078542" calcext:value-type="float">
            <text:p>2.078542</text:p>
          </table:table-cell>
          <table:table-cell office:value-type="float" office:value="1.127161" calcext:value-type="float">
            <text:p>1.127161</text:p>
          </table:table-cell>
          <table:table-cell office:value-type="float" office:value="0.6251987" calcext:value-type="float">
            <text:p>0.6251987</text:p>
          </table:table-cell>
          <table:table-cell office:value-type="float" office:value="294.0062" calcext:value-type="float">
            <text:p>294.0062</text:p>
          </table:table-cell>
          <table:table-cell office:value-type="float" office:value="0" calcext:value-type="float">
            <text:p>0</text:p>
          </table:table-cell>
          <table:table-cell office:value-type="float" office:value="16.62418" calcext:value-type="float">
            <text:p>16.62418</text:p>
          </table:table-cell>
          <table:table-cell office:value-type="float" office:value="4.57132" calcext:value-type="float">
            <text:p>4.57132</text:p>
          </table:table-cell>
          <table:table-cell office:value-type="float" office:value="13.9668" calcext:value-type="float">
            <text:p>13.9668</text:p>
          </table:table-cell>
          <table:table-cell office:value-type="float" office:value="6.006775" calcext:value-type="float">
            <text:p>6.006775</text:p>
          </table:table-cell>
          <table:table-cell office:value-type="float" office:value="12.44666" calcext:value-type="float">
            <text:p>12.44666</text:p>
          </table:table-cell>
          <table:table-cell office:value-type="float" office:value="7.214111" calcext:value-type="float">
            <text:p>7.214111</text:p>
          </table:table-cell>
          <table:table-cell office:value-type="float" office:value="11.56168" calcext:value-type="float">
            <text:p>11.56168</text:p>
          </table:table-cell>
          <table:table-cell office:value-type="float" office:value="8.30423" calcext:value-type="float">
            <text:p>8.30423</text:p>
          </table:table-cell>
          <table:table-cell office:value-type="float" office:value="11.17929" calcext:value-type="float">
            <text:p>11.17929</text:p>
          </table:table-cell>
          <table:table-cell office:value-type="float" office:value="9.004242" calcext:value-type="float">
            <text:p>9.004242</text:p>
          </table:table-cell>
          <table:table-cell office:value-type="float" office:value="10.99673" calcext:value-type="float">
            <text:p>10.99673</text:p>
          </table:table-cell>
          <table:table-cell office:value-type="float" office:value="9.754028" calcext:value-type="float">
            <text:p>9.754028</text:p>
          </table:table-cell>
          <table:table-cell office:value-type="float" office:value="11.05093" calcext:value-type="float">
            <text:p>11.05093</text:p>
          </table:table-cell>
          <table:table-cell office:value-type="float" office:value="10.35815" calcext:value-type="float">
            <text:p>10.35815</text:p>
          </table:table-cell>
          <table:table-cell office:value-type="float" office:value="11.32068" calcext:value-type="float">
            <text:p>11.32068</text:p>
          </table:table-cell>
          <table:table-cell office:value-type="float" office:value="11.23914" calcext:value-type="float">
            <text:p>11.23914</text:p>
          </table:table-cell>
          <table:table-cell office:value-type="float" office:value="12.59326" calcext:value-type="float">
            <text:p>12.59326</text:p>
          </table:table-cell>
          <table:table-cell office:value-type="float" office:value="12.49057" calcext:value-type="float">
            <text:p>12.49057</text:p>
          </table:table-cell>
          <table:table-cell office:value-type="float" office:value="13.95016" calcext:value-type="float">
            <text:p>13.95016</text:p>
          </table:table-cell>
          <table:table-cell office:value-type="float" office:value="13.79602" calcext:value-type="float">
            <text:p>13.79602</text:p>
          </table:table-cell>
          <table:table-cell office:value-type="float" office:value="14.66736" calcext:value-type="float">
            <text:p>14.66736</text:p>
          </table:table-cell>
          <table:table-cell office:value-type="float" office:value="14.53513" calcext:value-type="float">
            <text:p>14.53513</text:p>
          </table:table-cell>
          <table:table-cell office:value-type="float" office:value="15.06631" calcext:value-type="float">
            <text:p>15.06631</text:p>
          </table:table-cell>
          <table:table-cell office:value-type="float" office:value="14.96735" calcext:value-type="float">
            <text:p>14.96735</text:p>
          </table:table-cell>
          <table:table-cell office:value-type="float" office:value="15.14771" calcext:value-type="float">
            <text:p>15.14771</text:p>
          </table:table-cell>
          <table:table-cell office:value-type="float" office:value="15.07764" calcext:value-type="float">
            <text:p>15.07764</text:p>
          </table:table-cell>
          <table:table-cell office:value-type="float" office:value="14.97397" calcext:value-type="float">
            <text:p>14.97397</text:p>
          </table:table-cell>
          <table:table-cell office:value-type="float" office:value="14.91852" calcext:value-type="float">
            <text:p>14.91852</text:p>
          </table:table-cell>
          <table:table-cell office:value-type="float" office:value="23.73193" calcext:value-type="float">
            <text:p>23.73193</text:p>
          </table:table-cell>
          <table:table-cell office:value-type="float" office:value="-0.450531" calcext:value-type="float">
            <text:p>-0.45053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8102006" calcext:value-type="float">
            <text:p>28102006</text:p>
          </table:table-cell>
          <table:table-cell office:value-type="float" office:value="9.657036" calcext:value-type="float">
            <text:p>9.657036</text:p>
          </table:table-cell>
          <table:table-cell office:value-type="float" office:value="19.0951" calcext:value-type="float">
            <text:p>19.0951</text:p>
          </table:table-cell>
          <table:table-cell office:value-type="float" office:value="-0.121441" calcext:value-type="float">
            <text:p>-0.121441</text:p>
          </table:table-cell>
          <table:table-cell office:value-type="float" office:value="1.203784" calcext:value-type="float">
            <text:p>1.203784</text:p>
          </table:table-cell>
          <table:table-cell office:value-type="float" office:value="0.534402" calcext:value-type="float">
            <text:p>0.534402</text:p>
          </table:table-cell>
          <table:table-cell office:value-type="float" office:value="295.1809" calcext:value-type="float">
            <text:p>295.1809</text:p>
          </table:table-cell>
          <table:table-cell office:value-type="float" office:value="0" calcext:value-type="float">
            <text:p>0</text:p>
          </table:table-cell>
          <table:table-cell office:value-type="float" office:value="17.48682" calcext:value-type="float">
            <text:p>17.48682</text:p>
          </table:table-cell>
          <table:table-cell office:value-type="float" office:value="4.636597" calcext:value-type="float">
            <text:p>4.636597</text:p>
          </table:table-cell>
          <table:table-cell office:value-type="float" office:value="14.63385" calcext:value-type="float">
            <text:p>14.63385</text:p>
          </table:table-cell>
          <table:table-cell office:value-type="float" office:value="6.320984" calcext:value-type="float">
            <text:p>6.320984</text:p>
          </table:table-cell>
          <table:table-cell office:value-type="float" office:value="13.03824" calcext:value-type="float">
            <text:p>13.03824</text:p>
          </table:table-cell>
          <table:table-cell office:value-type="float" office:value="7.678406" calcext:value-type="float">
            <text:p>7.678406</text:p>
          </table:table-cell>
          <table:table-cell office:value-type="float" office:value="12.0867" calcext:value-type="float">
            <text:p>12.0867</text:p>
          </table:table-cell>
          <table:table-cell office:value-type="float" office:value="8.807983" calcext:value-type="float">
            <text:p>8.807983</text:p>
          </table:table-cell>
          <table:table-cell office:value-type="float" office:value="11.64761" calcext:value-type="float">
            <text:p>11.64761</text:p>
          </table:table-cell>
          <table:table-cell office:value-type="float" office:value="9.491699" calcext:value-type="float">
            <text:p>9.491699</text:p>
          </table:table-cell>
          <table:table-cell office:value-type="float" office:value="11.38367" calcext:value-type="float">
            <text:p>11.38367</text:p>
          </table:table-cell>
          <table:table-cell office:value-type="float" office:value="10.18726" calcext:value-type="float">
            <text:p>10.18726</text:p>
          </table:table-cell>
          <table:table-cell office:value-type="float" office:value="11.35388" calcext:value-type="float">
            <text:p>11.35388</text:p>
          </table:table-cell>
          <table:table-cell office:value-type="float" office:value="10.68347" calcext:value-type="float">
            <text:p>10.68347</text:p>
          </table:table-cell>
          <table:table-cell office:value-type="float" office:value="11.48239" calcext:value-type="float">
            <text:p>11.48239</text:p>
          </table:table-cell>
          <table:table-cell office:value-type="float" office:value="11.32523" calcext:value-type="float">
            <text:p>11.32523</text:p>
          </table:table-cell>
          <table:table-cell office:value-type="float" office:value="12.48984" calcext:value-type="float">
            <text:p>12.48984</text:p>
          </table:table-cell>
          <table:table-cell office:value-type="float" office:value="12.4527" calcext:value-type="float">
            <text:p>12.4527</text:p>
          </table:table-cell>
          <table:table-cell office:value-type="float" office:value="13.79453" calcext:value-type="float">
            <text:p>13.79453</text:p>
          </table:table-cell>
          <table:table-cell office:value-type="float" office:value="13.66513" calcext:value-type="float">
            <text:p>13.66513</text:p>
          </table:table-cell>
          <table:table-cell office:value-type="float" office:value="14.53375" calcext:value-type="float">
            <text:p>14.53375</text:p>
          </table:table-cell>
          <table:table-cell office:value-type="float" office:value="14.4082" calcext:value-type="float">
            <text:p>14.4082</text:p>
          </table:table-cell>
          <table:table-cell office:value-type="float" office:value="14.96628" calcext:value-type="float">
            <text:p>14.96628</text:p>
          </table:table-cell>
          <table:table-cell office:value-type="float" office:value="14.86591" calcext:value-type="float">
            <text:p>14.86591</text:p>
          </table:table-cell>
          <table:table-cell office:value-type="float" office:value="15.07687" calcext:value-type="float">
            <text:p>15.07687</text:p>
          </table:table-cell>
          <table:table-cell office:value-type="float" office:value="15.00397" calcext:value-type="float">
            <text:p>15.00397</text:p>
          </table:table-cell>
          <table:table-cell office:value-type="float" office:value="14.91791" calcext:value-type="float">
            <text:p>14.91791</text:p>
          </table:table-cell>
          <table:table-cell office:value-type="float" office:value="14.85983" calcext:value-type="float">
            <text:p>14.85983</text:p>
          </table:table-cell>
          <table:table-cell office:value-type="float" office:value="24.82605" calcext:value-type="float">
            <text:p>24.82605</text:p>
          </table:table-cell>
          <table:table-cell office:value-type="float" office:value="-1.348358" calcext:value-type="float">
            <text:p>-1.34835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9102006" calcext:value-type="float">
            <text:p>29102006</text:p>
          </table:table-cell>
          <table:table-cell office:value-type="float" office:value="9.450754" calcext:value-type="float">
            <text:p>9.450754</text:p>
          </table:table-cell>
          <table:table-cell office:value-type="float" office:value="24.65066" calcext:value-type="float">
            <text:p>24.65066</text:p>
          </table:table-cell>
          <table:table-cell office:value-type="float" office:value="0.459133" calcext:value-type="float">
            <text:p>0.459133</text:p>
          </table:table-cell>
          <table:table-cell office:value-type="float" office:value="1.476505" calcext:value-type="float">
            <text:p>1.476505</text:p>
          </table:table-cell>
          <table:table-cell office:value-type="float" office:value="0.5571331" calcext:value-type="float">
            <text:p>0.5571331</text:p>
          </table:table-cell>
          <table:table-cell office:value-type="float" office:value="295.8186" calcext:value-type="float">
            <text:p>295.8186</text:p>
          </table:table-cell>
          <table:table-cell office:value-type="float" office:value="0" calcext:value-type="float">
            <text:p>0</text:p>
          </table:table-cell>
          <table:table-cell office:value-type="float" office:value="19.41913" calcext:value-type="float">
            <text:p>19.41913</text:p>
          </table:table-cell>
          <table:table-cell office:value-type="float" office:value="5.072601" calcext:value-type="float">
            <text:p>5.072601</text:p>
          </table:table-cell>
          <table:table-cell office:value-type="float" office:value="16.0929" calcext:value-type="float">
            <text:p>16.0929</text:p>
          </table:table-cell>
          <table:table-cell office:value-type="float" office:value="6.849152" calcext:value-type="float">
            <text:p>6.849152</text:p>
          </table:table-cell>
          <table:table-cell office:value-type="float" office:value="14.23596" calcext:value-type="float">
            <text:p>14.23596</text:p>
          </table:table-cell>
          <table:table-cell office:value-type="float" office:value="8.152283" calcext:value-type="float">
            <text:p>8.152283</text:p>
          </table:table-cell>
          <table:table-cell office:value-type="float" office:value="13.06613" calcext:value-type="float">
            <text:p>13.06613</text:p>
          </table:table-cell>
          <table:table-cell office:value-type="float" office:value="9.251556" calcext:value-type="float">
            <text:p>9.251556</text:p>
          </table:table-cell>
          <table:table-cell office:value-type="float" office:value="12.47736" calcext:value-type="float">
            <text:p>12.47736</text:p>
          </table:table-cell>
          <table:table-cell office:value-type="float" office:value="9.902191" calcext:value-type="float">
            <text:p>9.902191</text:p>
          </table:table-cell>
          <table:table-cell office:value-type="float" office:value="12.04007" calcext:value-type="float">
            <text:p>12.04007</text:p>
          </table:table-cell>
          <table:table-cell office:value-type="float" office:value="10.54898" calcext:value-type="float">
            <text:p>10.54898</text:p>
          </table:table-cell>
          <table:table-cell office:value-type="float" office:value="11.81433" calcext:value-type="float">
            <text:p>11.81433</text:p>
          </table:table-cell>
          <table:table-cell office:value-type="float" office:value="10.9783" calcext:value-type="float">
            <text:p>10.9783</text:p>
          </table:table-cell>
          <table:table-cell office:value-type="float" office:value="11.69897" calcext:value-type="float">
            <text:p>11.69897</text:p>
          </table:table-cell>
          <table:table-cell office:value-type="float" office:value="11.4873" calcext:value-type="float">
            <text:p>11.4873</text:p>
          </table:table-cell>
          <table:table-cell office:value-type="float" office:value="12.46756" calcext:value-type="float">
            <text:p>12.46756</text:p>
          </table:table-cell>
          <table:table-cell office:value-type="float" office:value="12.45255" calcext:value-type="float">
            <text:p>12.45255</text:p>
          </table:table-cell>
          <table:table-cell office:value-type="float" office:value="13.66391" calcext:value-type="float">
            <text:p>13.66391</text:p>
          </table:table-cell>
          <table:table-cell office:value-type="float" office:value="13.56332" calcext:value-type="float">
            <text:p>13.56332</text:p>
          </table:table-cell>
          <table:table-cell office:value-type="float" office:value="14.40695" calcext:value-type="float">
            <text:p>14.40695</text:p>
          </table:table-cell>
          <table:table-cell office:value-type="float" office:value="14.29279" calcext:value-type="float">
            <text:p>14.29279</text:p>
          </table:table-cell>
          <table:table-cell office:value-type="float" office:value="14.8649" calcext:value-type="float">
            <text:p>14.8649</text:p>
          </table:table-cell>
          <table:table-cell office:value-type="float" office:value="14.76556" calcext:value-type="float">
            <text:p>14.76556</text:p>
          </table:table-cell>
          <table:table-cell office:value-type="float" office:value="15.00317" calcext:value-type="float">
            <text:p>15.00317</text:p>
          </table:table-cell>
          <table:table-cell office:value-type="float" office:value="14.92654" calcext:value-type="float">
            <text:p>14.92654</text:p>
          </table:table-cell>
          <table:table-cell office:value-type="float" office:value="14.85919" calcext:value-type="float">
            <text:p>14.85919</text:p>
          </table:table-cell>
          <table:table-cell office:value-type="float" office:value="14.79788" calcext:value-type="float">
            <text:p>14.79788</text:p>
          </table:table-cell>
          <table:table-cell office:value-type="float" office:value="27.61212" calcext:value-type="float">
            <text:p>27.61212</text:p>
          </table:table-cell>
          <table:table-cell office:value-type="float" office:value="-1.094299" calcext:value-type="float">
            <text:p>-1.09429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102006" calcext:value-type="float">
            <text:p>30102006</text:p>
          </table:table-cell>
          <table:table-cell office:value-type="float" office:value="9.359056" calcext:value-type="float">
            <text:p>9.359056</text:p>
          </table:table-cell>
          <table:table-cell office:value-type="float" office:value="20.20621" calcext:value-type="float">
            <text:p>20.20621</text:p>
          </table:table-cell>
          <table:table-cell office:value-type="float" office:value="-1.774208" calcext:value-type="float">
            <text:p>-1.774208</text:p>
          </table:table-cell>
          <table:table-cell office:value-type="float" office:value="1.257357" calcext:value-type="float">
            <text:p>1.257357</text:p>
          </table:table-cell>
          <table:table-cell office:value-type="float" office:value="0.4413568" calcext:value-type="float">
            <text:p>0.4413568</text:p>
          </table:table-cell>
          <table:table-cell office:value-type="float" office:value="296.7992" calcext:value-type="float">
            <text:p>296.7992</text:p>
          </table:table-cell>
          <table:table-cell office:value-type="float" office:value="0" calcext:value-type="float">
            <text:p>0</text:p>
          </table:table-cell>
          <table:table-cell office:value-type="float" office:value="18.29007" calcext:value-type="float">
            <text:p>18.29007</text:p>
          </table:table-cell>
          <table:table-cell office:value-type="float" office:value="4.900146" calcext:value-type="float">
            <text:p>4.900146</text:p>
          </table:table-cell>
          <table:table-cell office:value-type="float" office:value="15.33209" calcext:value-type="float">
            <text:p>15.33209</text:p>
          </table:table-cell>
          <table:table-cell office:value-type="float" office:value="6.972076" calcext:value-type="float">
            <text:p>6.972076</text:p>
          </table:table-cell>
          <table:table-cell office:value-type="float" office:value="13.76303" calcext:value-type="float">
            <text:p>13.76303</text:p>
          </table:table-cell>
          <table:table-cell office:value-type="float" office:value="8.513275" calcext:value-type="float">
            <text:p>8.513275</text:p>
          </table:table-cell>
          <table:table-cell office:value-type="float" office:value="12.81744" calcext:value-type="float">
            <text:p>12.81744</text:p>
          </table:table-cell>
          <table:table-cell office:value-type="float" office:value="9.700562" calcext:value-type="float">
            <text:p>9.700562</text:p>
          </table:table-cell>
          <table:table-cell office:value-type="float" office:value="12.35715" calcext:value-type="float">
            <text:p>12.35715</text:p>
          </table:table-cell>
          <table:table-cell office:value-type="float" office:value="10.37894" calcext:value-type="float">
            <text:p>10.37894</text:p>
          </table:table-cell>
          <table:table-cell office:value-type="float" office:value="12.043" calcext:value-type="float">
            <text:p>12.043</text:p>
          </table:table-cell>
          <table:table-cell office:value-type="float" office:value="11.01642" calcext:value-type="float">
            <text:p>11.01642</text:p>
          </table:table-cell>
          <table:table-cell office:value-type="float" office:value="11.94287" calcext:value-type="float">
            <text:p>11.94287</text:p>
          </table:table-cell>
          <table:table-cell office:value-type="float" office:value="11.37946" calcext:value-type="float">
            <text:p>11.37946</text:p>
          </table:table-cell>
          <table:table-cell office:value-type="float" office:value="11.92664" calcext:value-type="float">
            <text:p>11.92664</text:p>
          </table:table-cell>
          <table:table-cell office:value-type="float" office:value="11.70563" calcext:value-type="float">
            <text:p>11.70563</text:p>
          </table:table-cell>
          <table:table-cell office:value-type="float" office:value="12.53699" calcext:value-type="float">
            <text:p>12.53699</text:p>
          </table:table-cell>
          <table:table-cell office:value-type="float" office:value="12.46808" calcext:value-type="float">
            <text:p>12.46808</text:p>
          </table:table-cell>
          <table:table-cell office:value-type="float" office:value="13.56241" calcext:value-type="float">
            <text:p>13.56241</text:p>
          </table:table-cell>
          <table:table-cell office:value-type="float" office:value="13.49265" calcext:value-type="float">
            <text:p>13.49265</text:p>
          </table:table-cell>
          <table:table-cell office:value-type="float" office:value="14.29166" calcext:value-type="float">
            <text:p>14.29166</text:p>
          </table:table-cell>
          <table:table-cell office:value-type="float" office:value="14.19135" calcext:value-type="float">
            <text:p>14.19135</text:p>
          </table:table-cell>
          <table:table-cell office:value-type="float" office:value="14.76453" calcext:value-type="float">
            <text:p>14.76453</text:p>
          </table:table-cell>
          <table:table-cell office:value-type="float" office:value="14.66815" calcext:value-type="float">
            <text:p>14.66815</text:p>
          </table:table-cell>
          <table:table-cell office:value-type="float" office:value="14.92575" calcext:value-type="float">
            <text:p>14.92575</text:p>
          </table:table-cell>
          <table:table-cell office:value-type="float" office:value="14.84912" calcext:value-type="float">
            <text:p>14.84912</text:p>
          </table:table-cell>
          <table:table-cell office:value-type="float" office:value="14.79718" calcext:value-type="float">
            <text:p>14.79718</text:p>
          </table:table-cell>
          <table:table-cell office:value-type="float" office:value="14.73404" calcext:value-type="float">
            <text:p>14.73404</text:p>
          </table:table-cell>
          <table:table-cell office:value-type="float" office:value="25.08453" calcext:value-type="float">
            <text:p>25.08453</text:p>
          </table:table-cell>
          <table:table-cell office:value-type="float" office:value="-2.269318" calcext:value-type="float">
            <text:p>-2.26931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102006" calcext:value-type="float">
            <text:p>31102006</text:p>
          </table:table-cell>
          <table:table-cell office:value-type="float" office:value="9.189775" calcext:value-type="float">
            <text:p>9.189775</text:p>
          </table:table-cell>
          <table:table-cell office:value-type="float" office:value="4.095101" calcext:value-type="float">
            <text:p>4.095101</text:p>
          </table:table-cell>
          <table:table-cell office:value-type="float" office:value="-5.724254" calcext:value-type="float">
            <text:p>-5.724254</text:p>
          </table:table-cell>
          <table:table-cell office:value-type="float" office:value="0.6866633" calcext:value-type="float">
            <text:p>0.6866633</text:p>
          </table:table-cell>
          <table:table-cell office:value-type="float" office:value="0.3541951" calcext:value-type="float">
            <text:p>0.3541951</text:p>
          </table:table-cell>
          <table:table-cell office:value-type="float" office:value="301.0156" calcext:value-type="float">
            <text:p>301.0156</text:p>
          </table:table-cell>
          <table:table-cell office:value-type="float" office:value="0" calcext:value-type="float">
            <text:p>0</text:p>
          </table:table-cell>
          <table:table-cell office:value-type="float" office:value="12.82111" calcext:value-type="float">
            <text:p>12.82111</text:p>
          </table:table-cell>
          <table:table-cell office:value-type="float" office:value="2.280823" calcext:value-type="float">
            <text:p>2.280823</text:p>
          </table:table-cell>
          <table:table-cell office:value-type="float" office:value="11.12057" calcext:value-type="float">
            <text:p>11.12057</text:p>
          </table:table-cell>
          <table:table-cell office:value-type="float" office:value="5.169159" calcext:value-type="float">
            <text:p>5.169159</text:p>
          </table:table-cell>
          <table:table-cell office:value-type="float" office:value="10.92291" calcext:value-type="float">
            <text:p>10.92291</text:p>
          </table:table-cell>
          <table:table-cell office:value-type="float" office:value="7.158569" calcext:value-type="float">
            <text:p>7.158569</text:p>
          </table:table-cell>
          <table:table-cell office:value-type="float" office:value="11.75351" calcext:value-type="float">
            <text:p>11.75351</text:p>
          </table:table-cell>
          <table:table-cell office:value-type="float" office:value="8.707977" calcext:value-type="float">
            <text:p>8.707977</text:p>
          </table:table-cell>
          <table:table-cell office:value-type="float" office:value="11.95435" calcext:value-type="float">
            <text:p>11.95435</text:p>
          </table:table-cell>
          <table:table-cell office:value-type="float" office:value="9.595306" calcext:value-type="float">
            <text:p>9.595306</text:p>
          </table:table-cell>
          <table:table-cell office:value-type="float" office:value="12.01633" calcext:value-type="float">
            <text:p>12.01633</text:p>
          </table:table-cell>
          <table:table-cell office:value-type="float" office:value="10.45016" calcext:value-type="float">
            <text:p>10.45016</text:p>
          </table:table-cell>
          <table:table-cell office:value-type="float" office:value="11.9584" calcext:value-type="float">
            <text:p>11.9584</text:p>
          </table:table-cell>
          <table:table-cell office:value-type="float" office:value="11.0159" calcext:value-type="float">
            <text:p>11.0159</text:p>
          </table:table-cell>
          <table:table-cell office:value-type="float" office:value="12.0032" calcext:value-type="float">
            <text:p>12.0032</text:p>
          </table:table-cell>
          <table:table-cell office:value-type="float" office:value="11.74002" calcext:value-type="float">
            <text:p>11.74002</text:p>
          </table:table-cell>
          <table:table-cell office:value-type="float" office:value="12.57639" calcext:value-type="float">
            <text:p>12.57639</text:p>
          </table:table-cell>
          <table:table-cell office:value-type="float" office:value="12.53772" calcext:value-type="float">
            <text:p>12.53772</text:p>
          </table:table-cell>
          <table:table-cell office:value-type="float" office:value="13.49207" calcext:value-type="float">
            <text:p>13.49207</text:p>
          </table:table-cell>
          <table:table-cell office:value-type="float" office:value="13.44449" calcext:value-type="float">
            <text:p>13.44449</text:p>
          </table:table-cell>
          <table:table-cell office:value-type="float" office:value="14.19037" calcext:value-type="float">
            <text:p>14.19037</text:p>
          </table:table-cell>
          <table:table-cell office:value-type="float" office:value="14.1051" calcext:value-type="float">
            <text:p>14.1051</text:p>
          </table:table-cell>
          <table:table-cell office:value-type="float" office:value="14.66714" calcext:value-type="float">
            <text:p>14.66714</text:p>
          </table:table-cell>
          <table:table-cell office:value-type="float" office:value="14.57562" calcext:value-type="float">
            <text:p>14.57562</text:p>
          </table:table-cell>
          <table:table-cell office:value-type="float" office:value="14.8483" calcext:value-type="float">
            <text:p>14.8483</text:p>
          </table:table-cell>
          <table:table-cell office:value-type="float" office:value="14.77069" calcext:value-type="float">
            <text:p>14.77069</text:p>
          </table:table-cell>
          <table:table-cell office:value-type="float" office:value="14.73337" calcext:value-type="float">
            <text:p>14.73337</text:p>
          </table:table-cell>
          <table:table-cell office:value-type="float" office:value="14.66833" calcext:value-type="float">
            <text:p>14.66833</text:p>
          </table:table-cell>
          <table:table-cell office:value-type="float" office:value="15.54675" calcext:value-type="float">
            <text:p>15.54675</text:p>
          </table:table-cell>
          <table:table-cell office:value-type="float" office:value="-4.954102" calcext:value-type="float">
            <text:p>-4.95410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112006" calcext:value-type="float">
            <text:p>1112006</text:p>
          </table:table-cell>
          <table:table-cell office:value-type="float" office:value="9.111395" calcext:value-type="float">
            <text:p>9.111395</text:p>
          </table:table-cell>
          <table:table-cell office:value-type="float" office:value="7.428434" calcext:value-type="float">
            <text:p>7.428434</text:p>
          </table:table-cell>
          <table:table-cell office:value-type="float" office:value="-7.365902" calcext:value-type="float">
            <text:p>-7.365902</text:p>
          </table:table-cell>
          <table:table-cell office:value-type="float" office:value="0.7761737" calcext:value-type="float">
            <text:p>0.7761737</text:p>
          </table:table-cell>
          <table:table-cell office:value-type="float" office:value="0.3129517" calcext:value-type="float">
            <text:p>0.3129517</text:p>
          </table:table-cell>
          <table:table-cell office:value-type="float" office:value="300.1484" calcext:value-type="float">
            <text:p>300.1484</text:p>
          </table:table-cell>
          <table:table-cell office:value-type="float" office:value="0" calcext:value-type="float">
            <text:p>0</text:p>
          </table:table-cell>
          <table:table-cell office:value-type="float" office:value="12.34521" calcext:value-type="float">
            <text:p>12.34521</text:p>
          </table:table-cell>
          <table:table-cell office:value-type="float" office:value="0.1308899" calcext:value-type="float">
            <text:p>0.1308899</text:p>
          </table:table-cell>
          <table:table-cell office:value-type="float" office:value="10.16321" calcext:value-type="float">
            <text:p>10.16321</text:p>
          </table:table-cell>
          <table:table-cell office:value-type="float" office:value="2.779175" calcext:value-type="float">
            <text:p>2.779175</text:p>
          </table:table-cell>
          <table:table-cell office:value-type="float" office:value="9.307343" calcext:value-type="float">
            <text:p>9.307343</text:p>
          </table:table-cell>
          <table:table-cell office:value-type="float" office:value="4.775909" calcext:value-type="float">
            <text:p>4.775909</text:p>
          </table:table-cell>
          <table:table-cell office:value-type="float" office:value="9.114502" calcext:value-type="float">
            <text:p>9.114502</text:p>
          </table:table-cell>
          <table:table-cell office:value-type="float" office:value="6.557037" calcext:value-type="float">
            <text:p>6.557037</text:p>
          </table:table-cell>
          <table:table-cell office:value-type="float" office:value="9.544464" calcext:value-type="float">
            <text:p>9.544464</text:p>
          </table:table-cell>
          <table:table-cell office:value-type="float" office:value="7.722748" calcext:value-type="float">
            <text:p>7.722748</text:p>
          </table:table-cell>
          <table:table-cell office:value-type="float" office:value="10.42526" calcext:value-type="float">
            <text:p>10.42526</text:p>
          </table:table-cell>
          <table:table-cell office:value-type="float" office:value="8.933319" calcext:value-type="float">
            <text:p>8.933319</text:p>
          </table:table-cell>
          <table:table-cell office:value-type="float" office:value="11.00467" calcext:value-type="float">
            <text:p>11.00467</text:p>
          </table:table-cell>
          <table:table-cell office:value-type="float" office:value="9.887695" calcext:value-type="float">
            <text:p>9.887695</text:p>
          </table:table-cell>
          <table:table-cell office:value-type="float" office:value="11.73648" calcext:value-type="float">
            <text:p>11.73648</text:p>
          </table:table-cell>
          <table:table-cell office:value-type="float" office:value="11.07681" calcext:value-type="float">
            <text:p>11.07681</text:p>
          </table:table-cell>
          <table:table-cell office:value-type="float" office:value="12.56195" calcext:value-type="float">
            <text:p>12.56195</text:p>
          </table:table-cell>
          <table:table-cell office:value-type="float" office:value="12.38486" calcext:value-type="float">
            <text:p>12.38486</text:p>
          </table:table-cell>
          <table:table-cell office:value-type="float" office:value="13.44397" calcext:value-type="float">
            <text:p>13.44397</text:p>
          </table:table-cell>
          <table:table-cell office:value-type="float" office:value="13.38159" calcext:value-type="float">
            <text:p>13.38159</text:p>
          </table:table-cell>
          <table:table-cell office:value-type="float" office:value="14.10431" calcext:value-type="float">
            <text:p>14.10431</text:p>
          </table:table-cell>
          <table:table-cell office:value-type="float" office:value="14.02798" calcext:value-type="float">
            <text:p>14.02798</text:p>
          </table:table-cell>
          <table:table-cell office:value-type="float" office:value="14.57468" calcext:value-type="float">
            <text:p>14.57468</text:p>
          </table:table-cell>
          <table:table-cell office:value-type="float" office:value="14.48856" calcext:value-type="float">
            <text:p>14.48856</text:p>
          </table:table-cell>
          <table:table-cell office:value-type="float" office:value="14.7699" calcext:value-type="float">
            <text:p>14.7699</text:p>
          </table:table-cell>
          <table:table-cell office:value-type="float" office:value="14.69281" calcext:value-type="float">
            <text:p>14.69281</text:p>
          </table:table-cell>
          <table:table-cell office:value-type="float" office:value="14.66763" calcext:value-type="float">
            <text:p>14.66763</text:p>
          </table:table-cell>
          <table:table-cell office:value-type="float" office:value="14.60046" calcext:value-type="float">
            <text:p>14.60046</text:p>
          </table:table-cell>
          <table:table-cell office:value-type="float" office:value="17.09485" calcext:value-type="float">
            <text:p>17.09485</text:p>
          </table:table-cell>
          <table:table-cell office:value-type="float" office:value="-6.706757" calcext:value-type="float">
            <text:p>-6.70675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112006" calcext:value-type="float">
            <text:p>2112006</text:p>
          </table:table-cell>
          <table:table-cell office:value-type="float" office:value="9.287977" calcext:value-type="float">
            <text:p>9.287977</text:p>
          </table:table-cell>
          <table:table-cell office:value-type="float" office:value="6.872879" calcext:value-type="float">
            <text:p>6.872879</text:p>
          </table:table-cell>
          <table:table-cell office:value-type="float" office:value="-6.815906" calcext:value-type="float">
            <text:p>-6.815906</text:p>
          </table:table-cell>
          <table:table-cell office:value-type="float" office:value="0.7576459" calcext:value-type="float">
            <text:p>0.7576459</text:p>
          </table:table-cell>
          <table:table-cell office:value-type="float" office:value="0.3262597" calcext:value-type="float">
            <text:p>0.3262597</text:p>
          </table:table-cell>
          <table:table-cell office:value-type="float" office:value="303.693" calcext:value-type="float">
            <text:p>303.693</text:p>
          </table:table-cell>
          <table:table-cell office:value-type="float" office:value="0" calcext:value-type="float">
            <text:p>0</text:p>
          </table:table-cell>
          <table:table-cell office:value-type="float" office:value="18.39655" calcext:value-type="float">
            <text:p>18.39655</text:p>
          </table:table-cell>
          <table:table-cell office:value-type="float" office:value="-0.1090088" calcext:value-type="float">
            <text:p>-0.1090088</text:p>
          </table:table-cell>
          <table:table-cell office:value-type="float" office:value="10.97754" calcext:value-type="float">
            <text:p>10.97754</text:p>
          </table:table-cell>
          <table:table-cell office:value-type="float" office:value="2.365662" calcext:value-type="float">
            <text:p>2.365662</text:p>
          </table:table-cell>
          <table:table-cell office:value-type="float" office:value="9.421356" calcext:value-type="float">
            <text:p>9.421356</text:p>
          </table:table-cell>
          <table:table-cell office:value-type="float" office:value="4.243744" calcext:value-type="float">
            <text:p>4.243744</text:p>
          </table:table-cell>
          <table:table-cell office:value-type="float" office:value="8.854004" calcext:value-type="float">
            <text:p>8.854004</text:p>
          </table:table-cell>
          <table:table-cell office:value-type="float" office:value="5.929413" calcext:value-type="float">
            <text:p>5.929413</text:p>
          </table:table-cell>
          <table:table-cell office:value-type="float" office:value="8.803619" calcext:value-type="float">
            <text:p>8.803619</text:p>
          </table:table-cell>
          <table:table-cell office:value-type="float" office:value="7.049286" calcext:value-type="float">
            <text:p>7.049286</text:p>
          </table:table-cell>
          <table:table-cell office:value-type="float" office:value="9.437988" calcext:value-type="float">
            <text:p>9.437988</text:p>
          </table:table-cell>
          <table:table-cell office:value-type="float" office:value="8.239319" calcext:value-type="float">
            <text:p>8.239319</text:p>
          </table:table-cell>
          <table:table-cell office:value-type="float" office:value="10.08237" calcext:value-type="float">
            <text:p>10.08237</text:p>
          </table:table-cell>
          <table:table-cell office:value-type="float" office:value="9.226044" calcext:value-type="float">
            <text:p>9.226044</text:p>
          </table:table-cell>
          <table:table-cell office:value-type="float" office:value="11.07324" calcext:value-type="float">
            <text:p>11.07324</text:p>
          </table:table-cell>
          <table:table-cell office:value-type="float" office:value="10.54126" calcext:value-type="float">
            <text:p>10.54126</text:p>
          </table:table-cell>
          <table:table-cell office:value-type="float" office:value="12.38217" calcext:value-type="float">
            <text:p>12.38217</text:p>
          </table:table-cell>
          <table:table-cell office:value-type="float" office:value="12.09131" calcext:value-type="float">
            <text:p>12.09131</text:p>
          </table:table-cell>
          <table:table-cell office:value-type="float" office:value="13.38068" calcext:value-type="float">
            <text:p>13.38068</text:p>
          </table:table-cell>
          <table:table-cell office:value-type="float" office:value="13.2735" calcext:value-type="float">
            <text:p>13.2735</text:p>
          </table:table-cell>
          <table:table-cell office:value-type="float" office:value="14.02713" calcext:value-type="float">
            <text:p>14.02713</text:p>
          </table:table-cell>
          <table:table-cell office:value-type="float" office:value="13.94504" calcext:value-type="float">
            <text:p>13.94504</text:p>
          </table:table-cell>
          <table:table-cell office:value-type="float" office:value="14.48773" calcext:value-type="float">
            <text:p>14.48773</text:p>
          </table:table-cell>
          <table:table-cell office:value-type="float" office:value="14.40552" calcext:value-type="float">
            <text:p>14.40552</text:p>
          </table:table-cell>
          <table:table-cell office:value-type="float" office:value="14.69202" calcext:value-type="float">
            <text:p>14.69202</text:p>
          </table:table-cell>
          <table:table-cell office:value-type="float" office:value="14.61554" calcext:value-type="float">
            <text:p>14.61554</text:p>
          </table:table-cell>
          <table:table-cell office:value-type="float" office:value="14.59976" calcext:value-type="float">
            <text:p>14.59976</text:p>
          </table:table-cell>
          <table:table-cell office:value-type="float" office:value="14.53162" calcext:value-type="float">
            <text:p>14.53162</text:p>
          </table:table-cell>
          <table:table-cell office:value-type="float" office:value="16.88797" calcext:value-type="float">
            <text:p>16.88797</text:p>
          </table:table-cell>
          <table:table-cell office:value-type="float" office:value="-6.515137" calcext:value-type="float">
            <text:p>-6.51513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112006" calcext:value-type="float">
            <text:p>3112006</text:p>
          </table:table-cell>
          <table:table-cell office:value-type="float" office:value="9.225869" calcext:value-type="float">
            <text:p>9.225869</text:p>
          </table:table-cell>
          <table:table-cell office:value-type="float" office:value="12.98399" calcext:value-type="float">
            <text:p>12.98399</text:p>
          </table:table-cell>
          <table:table-cell office:value-type="float" office:value="0.019308" calcext:value-type="float">
            <text:p>0.019308</text:p>
          </table:table-cell>
          <table:table-cell office:value-type="float" office:value="0.9827763" calcext:value-type="float">
            <text:p>0.9827763</text:p>
          </table:table-cell>
          <table:table-cell office:value-type="float" office:value="0.4685949" calcext:value-type="float">
            <text:p>0.4685949</text:p>
          </table:table-cell>
          <table:table-cell office:value-type="float" office:value="302.1638" calcext:value-type="float">
            <text:p>302.1638</text:p>
          </table:table-cell>
          <table:table-cell office:value-type="float" office:value="0" calcext:value-type="float">
            <text:p>0</text:p>
          </table:table-cell>
          <table:table-cell office:value-type="float" office:value="18.7117" calcext:value-type="float">
            <text:p>18.7117</text:p>
          </table:table-cell>
          <table:table-cell office:value-type="float" office:value="0.6539917" calcext:value-type="float">
            <text:p>0.6539917</text:p>
          </table:table-cell>
          <table:table-cell office:value-type="float" office:value="14.26416" calcext:value-type="float">
            <text:p>14.26416</text:p>
          </table:table-cell>
          <table:table-cell office:value-type="float" office:value="2.695374" calcext:value-type="float">
            <text:p>2.695374</text:p>
          </table:table-cell>
          <table:table-cell office:value-type="float" office:value="11.88327" calcext:value-type="float">
            <text:p>11.88327</text:p>
          </table:table-cell>
          <table:table-cell office:value-type="float" office:value="4.212341" calcext:value-type="float">
            <text:p>4.212341</text:p>
          </table:table-cell>
          <table:table-cell office:value-type="float" office:value="10.5083" calcext:value-type="float">
            <text:p>10.5083</text:p>
          </table:table-cell>
          <table:table-cell office:value-type="float" office:value="5.653656" calcext:value-type="float">
            <text:p>5.653656</text:p>
          </table:table-cell>
          <table:table-cell office:value-type="float" office:value="9.931854" calcext:value-type="float">
            <text:p>9.931854</text:p>
          </table:table-cell>
          <table:table-cell office:value-type="float" office:value="6.67514" calcext:value-type="float">
            <text:p>6.67514</text:p>
          </table:table-cell>
          <table:table-cell office:value-type="float" office:value="9.676086" calcext:value-type="float">
            <text:p>9.676086</text:p>
          </table:table-cell>
          <table:table-cell office:value-type="float" office:value="7.816772" calcext:value-type="float">
            <text:p>7.816772</text:p>
          </table:table-cell>
          <table:table-cell office:value-type="float" office:value="9.842194" calcext:value-type="float">
            <text:p>9.842194</text:p>
          </table:table-cell>
          <table:table-cell office:value-type="float" office:value="8.805267" calcext:value-type="float">
            <text:p>8.805267</text:p>
          </table:table-cell>
          <table:table-cell office:value-type="float" office:value="10.53894" calcext:value-type="float">
            <text:p>10.53894</text:p>
          </table:table-cell>
          <table:table-cell office:value-type="float" office:value="10.1897" calcext:value-type="float">
            <text:p>10.1897</text:p>
          </table:table-cell>
          <table:table-cell office:value-type="float" office:value="12.08813" calcext:value-type="float">
            <text:p>12.08813</text:p>
          </table:table-cell>
          <table:table-cell office:value-type="float" office:value="11.78854" calcext:value-type="float">
            <text:p>11.78854</text:p>
          </table:table-cell>
          <table:table-cell office:value-type="float" office:value="13.27209" calcext:value-type="float">
            <text:p>13.27209</text:p>
          </table:table-cell>
          <table:table-cell office:value-type="float" office:value="13.12585" calcext:value-type="float">
            <text:p>13.12585</text:p>
          </table:table-cell>
          <table:table-cell office:value-type="float" office:value="13.94409" calcext:value-type="float">
            <text:p>13.94409</text:p>
          </table:table-cell>
          <table:table-cell office:value-type="float" office:value="13.84793" calcext:value-type="float">
            <text:p>13.84793</text:p>
          </table:table-cell>
          <table:table-cell office:value-type="float" office:value="14.40463" calcext:value-type="float">
            <text:p>14.40463</text:p>
          </table:table-cell>
          <table:table-cell office:value-type="float" office:value="14.3219" calcext:value-type="float">
            <text:p>14.3219</text:p>
          </table:table-cell>
          <table:table-cell office:value-type="float" office:value="14.61475" calcext:value-type="float">
            <text:p>14.61475</text:p>
          </table:table-cell>
          <table:table-cell office:value-type="float" office:value="14.53897" calcext:value-type="float">
            <text:p>14.53897</text:p>
          </table:table-cell>
          <table:table-cell office:value-type="float" office:value="14.53091" calcext:value-type="float">
            <text:p>14.53091</text:p>
          </table:table-cell>
          <table:table-cell office:value-type="float" office:value="14.46268" calcext:value-type="float">
            <text:p>14.46268</text:p>
          </table:table-cell>
          <table:table-cell office:value-type="float" office:value="21.32056" calcext:value-type="float">
            <text:p>21.32056</text:p>
          </table:table-cell>
          <table:table-cell office:value-type="float" office:value="-2.849335" calcext:value-type="float">
            <text:p>-2.84933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112006" calcext:value-type="float">
            <text:p>4112006</text:p>
          </table:table-cell>
          <table:table-cell office:value-type="float" office:value="9.139905" calcext:value-type="float">
            <text:p>9.139905</text:p>
          </table:table-cell>
          <table:table-cell office:value-type="float" office:value="14.65066" calcext:value-type="float">
            <text:p>14.65066</text:p>
          </table:table-cell>
          <table:table-cell office:value-type="float" office:value="-5.671437" calcext:value-type="float">
            <text:p>-5.671437</text:p>
          </table:table-cell>
          <table:table-cell office:value-type="float" office:value="1.013705" calcext:value-type="float">
            <text:p>1.013705</text:p>
          </table:table-cell>
          <table:table-cell office:value-type="float" office:value="0.355599" calcext:value-type="float">
            <text:p>0.355599</text:p>
          </table:table-cell>
          <table:table-cell office:value-type="float" office:value="298.3255" calcext:value-type="float">
            <text:p>298.3255</text:p>
          </table:table-cell>
          <table:table-cell office:value-type="float" office:value="0.0635" calcext:value-type="float">
            <text:p>0.0635</text:p>
          </table:table-cell>
          <table:table-cell office:value-type="float" office:value="18.74487" calcext:value-type="float">
            <text:p>18.74487</text:p>
          </table:table-cell>
          <table:table-cell office:value-type="float" office:value="-1.443695" calcext:value-type="float">
            <text:p>-1.443695</text:p>
          </table:table-cell>
          <table:table-cell office:value-type="float" office:value="13.87302" calcext:value-type="float">
            <text:p>13.87302</text:p>
          </table:table-cell>
          <table:table-cell office:value-type="float" office:value="1.63858" calcext:value-type="float">
            <text:p>1.63858</text:p>
          </table:table-cell>
          <table:table-cell office:value-type="float" office:value="11.57755" calcext:value-type="float">
            <text:p>11.57755</text:p>
          </table:table-cell>
          <table:table-cell office:value-type="float" office:value="3.784027" calcext:value-type="float">
            <text:p>3.784027</text:p>
          </table:table-cell>
          <table:table-cell office:value-type="float" office:value="10.34988" calcext:value-type="float">
            <text:p>10.34988</text:p>
          </table:table-cell>
          <table:table-cell office:value-type="float" office:value="5.651733" calcext:value-type="float">
            <text:p>5.651733</text:p>
          </table:table-cell>
          <table:table-cell office:value-type="float" office:value="9.844055" calcext:value-type="float">
            <text:p>9.844055</text:p>
          </table:table-cell>
          <table:table-cell office:value-type="float" office:value="6.84436" calcext:value-type="float">
            <text:p>6.84436</text:p>
          </table:table-cell>
          <table:table-cell office:value-type="float" office:value="9.633209" calcext:value-type="float">
            <text:p>9.633209</text:p>
          </table:table-cell>
          <table:table-cell office:value-type="float" office:value="8.074615" calcext:value-type="float">
            <text:p>8.074615</text:p>
          </table:table-cell>
          <table:table-cell office:value-type="float" office:value="9.851532" calcext:value-type="float">
            <text:p>9.851532</text:p>
          </table:table-cell>
          <table:table-cell office:value-type="float" office:value="8.965607" calcext:value-type="float">
            <text:p>8.965607</text:p>
          </table:table-cell>
          <table:table-cell office:value-type="float" office:value="10.34671" calcext:value-type="float">
            <text:p>10.34671</text:p>
          </table:table-cell>
          <table:table-cell office:value-type="float" office:value="10.16336" calcext:value-type="float">
            <text:p>10.16336</text:p>
          </table:table-cell>
          <table:table-cell office:value-type="float" office:value="11.78622" calcext:value-type="float">
            <text:p>11.78622</text:p>
          </table:table-cell>
          <table:table-cell office:value-type="float" office:value="11.60294" calcext:value-type="float">
            <text:p>11.60294</text:p>
          </table:table-cell>
          <table:table-cell office:value-type="float" office:value="13.12421" calcext:value-type="float">
            <text:p>13.12421</text:p>
          </table:table-cell>
          <table:table-cell office:value-type="float" office:value="12.96936" calcext:value-type="float">
            <text:p>12.96936</text:p>
          </table:table-cell>
          <table:table-cell office:value-type="float" office:value="13.84683" calcext:value-type="float">
            <text:p>13.84683</text:p>
          </table:table-cell>
          <table:table-cell office:value-type="float" office:value="13.73715" calcext:value-type="float">
            <text:p>13.73715</text:p>
          </table:table-cell>
          <table:table-cell office:value-type="float" office:value="14.32098" calcext:value-type="float">
            <text:p>14.32098</text:p>
          </table:table-cell>
          <table:table-cell office:value-type="float" office:value="14.23462" calcext:value-type="float">
            <text:p>14.23462</text:p>
          </table:table-cell>
          <table:table-cell office:value-type="float" office:value="14.53818" calcext:value-type="float">
            <text:p>14.53818</text:p>
          </table:table-cell>
          <table:table-cell office:value-type="float" office:value="14.46182" calcext:value-type="float">
            <text:p>14.46182</text:p>
          </table:table-cell>
          <table:table-cell office:value-type="float" office:value="14.46198" calcext:value-type="float">
            <text:p>14.46198</text:p>
          </table:table-cell>
          <table:table-cell office:value-type="float" office:value="14.39316" calcext:value-type="float">
            <text:p>14.39316</text:p>
          </table:table-cell>
          <table:table-cell office:value-type="float" office:value="21.69476" calcext:value-type="float">
            <text:p>21.69476</text:p>
          </table:table-cell>
          <table:table-cell office:value-type="float" office:value="-6.742828" calcext:value-type="float">
            <text:p>-6.74282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112006" calcext:value-type="float">
            <text:p>5112006</text:p>
          </table:table-cell>
          <table:table-cell office:value-type="float" office:value="8.953523" calcext:value-type="float">
            <text:p>8.953523</text:p>
          </table:table-cell>
          <table:table-cell office:value-type="float" office:value="19.65066" calcext:value-type="float">
            <text:p>19.65066</text:p>
          </table:table-cell>
          <table:table-cell office:value-type="float" office:value="4.555526" calcext:value-type="float">
            <text:p>4.555526</text:p>
          </table:table-cell>
          <table:table-cell office:value-type="float" office:value="1.28544" calcext:value-type="float">
            <text:p>1.28544</text:p>
          </table:table-cell>
          <table:table-cell office:value-type="float" office:value="0.6559255" calcext:value-type="float">
            <text:p>0.6559255</text:p>
          </table:table-cell>
          <table:table-cell office:value-type="float" office:value="293.2125" calcext:value-type="float">
            <text:p>293.2125</text:p>
          </table:table-cell>
          <table:table-cell office:value-type="float" office:value="0.1905" calcext:value-type="float">
            <text:p>0.1905</text:p>
          </table:table-cell>
          <table:table-cell office:value-type="float" office:value="22.19095" calcext:value-type="float">
            <text:p>22.19095</text:p>
          </table:table-cell>
          <table:table-cell office:value-type="float" office:value="3.394226" calcext:value-type="float">
            <text:p>3.394226</text:p>
          </table:table-cell>
          <table:table-cell office:value-type="float" office:value="16.85913" calcext:value-type="float">
            <text:p>16.85913</text:p>
          </table:table-cell>
          <table:table-cell office:value-type="float" office:value="5.14682" calcext:value-type="float">
            <text:p>5.14682</text:p>
          </table:table-cell>
          <table:table-cell office:value-type="float" office:value="14.13776" calcext:value-type="float">
            <text:p>14.13776</text:p>
          </table:table-cell>
          <table:table-cell office:value-type="float" office:value="6.324219" calcext:value-type="float">
            <text:p>6.324219</text:p>
          </table:table-cell>
          <table:table-cell office:value-type="float" office:value="12.40567" calcext:value-type="float">
            <text:p>12.40567</text:p>
          </table:table-cell>
          <table:table-cell office:value-type="float" office:value="7.349274" calcext:value-type="float">
            <text:p>7.349274</text:p>
          </table:table-cell>
          <table:table-cell office:value-type="float" office:value="11.53564" calcext:value-type="float">
            <text:p>11.53564</text:p>
          </table:table-cell>
          <table:table-cell office:value-type="float" office:value="8.040161" calcext:value-type="float">
            <text:p>8.040161</text:p>
          </table:table-cell>
          <table:table-cell office:value-type="float" office:value="10.94275" calcext:value-type="float">
            <text:p>10.94275</text:p>
          </table:table-cell>
          <table:table-cell office:value-type="float" office:value="8.785553" calcext:value-type="float">
            <text:p>8.785553</text:p>
          </table:table-cell>
          <table:table-cell office:value-type="float" office:value="10.67447" calcext:value-type="float">
            <text:p>10.67447</text:p>
          </table:table-cell>
          <table:table-cell office:value-type="float" office:value="9.380493" calcext:value-type="float">
            <text:p>9.380493</text:p>
          </table:table-cell>
          <table:table-cell office:value-type="float" office:value="10.47211" calcext:value-type="float">
            <text:p>10.47211</text:p>
          </table:table-cell>
          <table:table-cell office:value-type="float" office:value="10.22797" calcext:value-type="float">
            <text:p>10.22797</text:p>
          </table:table-cell>
          <table:table-cell office:value-type="float" office:value="11.60135" calcext:value-type="float">
            <text:p>11.60135</text:p>
          </table:table-cell>
          <table:table-cell office:value-type="float" office:value="11.50446" calcext:value-type="float">
            <text:p>11.50446</text:p>
          </table:table-cell>
          <table:table-cell office:value-type="float" office:value="12.96774" calcext:value-type="float">
            <text:p>12.96774</text:p>
          </table:table-cell>
          <table:table-cell office:value-type="float" office:value="12.82483" calcext:value-type="float">
            <text:p>12.82483</text:p>
          </table:table-cell>
          <table:table-cell office:value-type="float" office:value="13.73596" calcext:value-type="float">
            <text:p>13.73596</text:p>
          </table:table-cell>
          <table:table-cell office:value-type="float" office:value="13.62042" calcext:value-type="float">
            <text:p>13.62042</text:p>
          </table:table-cell>
          <table:table-cell office:value-type="float" office:value="14.2337" calcext:value-type="float">
            <text:p>14.2337</text:p>
          </table:table-cell>
          <table:table-cell office:value-type="float" office:value="14.14297" calcext:value-type="float">
            <text:p>14.14297</text:p>
          </table:table-cell>
          <table:table-cell office:value-type="float" office:value="14.461" calcext:value-type="float">
            <text:p>14.461</text:p>
          </table:table-cell>
          <table:table-cell office:value-type="float" office:value="14.38367" calcext:value-type="float">
            <text:p>14.38367</text:p>
          </table:table-cell>
          <table:table-cell office:value-type="float" office:value="14.3924" calcext:value-type="float">
            <text:p>14.3924</text:p>
          </table:table-cell>
          <table:table-cell office:value-type="float" office:value="14.32172" calcext:value-type="float">
            <text:p>14.32172</text:p>
          </table:table-cell>
          <table:table-cell office:value-type="float" office:value="25.78" calcext:value-type="float">
            <text:p>25.78</text:p>
          </table:table-cell>
          <table:table-cell office:value-type="float" office:value="0.774231" calcext:value-type="float">
            <text:p>0.77423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112006" calcext:value-type="float">
            <text:p>6112006</text:p>
          </table:table-cell>
          <table:table-cell office:value-type="float" office:value="8.709591" calcext:value-type="float">
            <text:p>8.709591</text:p>
          </table:table-cell>
          <table:table-cell office:value-type="float" office:value="19.65066" calcext:value-type="float">
            <text:p>19.65066</text:p>
          </table:table-cell>
          <table:table-cell office:value-type="float" office:value="0.434115" calcext:value-type="float">
            <text:p>0.434115</text:p>
          </table:table-cell>
          <table:table-cell office:value-type="float" office:value="1.264287" calcext:value-type="float">
            <text:p>1.264287</text:p>
          </table:table-cell>
          <table:table-cell office:value-type="float" office:value="0.5561356" calcext:value-type="float">
            <text:p>0.5561356</text:p>
          </table:table-cell>
          <table:table-cell office:value-type="float" office:value="295.7257" calcext:value-type="float">
            <text:p>295.7257</text:p>
          </table:table-cell>
          <table:table-cell office:value-type="float" office:value="0" calcext:value-type="float">
            <text:p>0</text:p>
          </table:table-cell>
          <table:table-cell office:value-type="float" office:value="22.39178" calcext:value-type="float">
            <text:p>22.39178</text:p>
          </table:table-cell>
          <table:table-cell office:value-type="float" office:value="2.016083" calcext:value-type="float">
            <text:p>2.016083</text:p>
          </table:table-cell>
          <table:table-cell office:value-type="float" office:value="16.78784" calcext:value-type="float">
            <text:p>16.78784</text:p>
          </table:table-cell>
          <table:table-cell office:value-type="float" office:value="5.108063" calcext:value-type="float">
            <text:p>5.108063</text:p>
          </table:table-cell>
          <table:table-cell office:value-type="float" office:value="14.35193" calcext:value-type="float">
            <text:p>14.35193</text:p>
          </table:table-cell>
          <table:table-cell office:value-type="float" office:value="6.791931" calcext:value-type="float">
            <text:p>6.791931</text:p>
          </table:table-cell>
          <table:table-cell office:value-type="float" office:value="12.81497" calcext:value-type="float">
            <text:p>12.81497</text:p>
          </table:table-cell>
          <table:table-cell office:value-type="float" office:value="8.170593" calcext:value-type="float">
            <text:p>8.170593</text:p>
          </table:table-cell>
          <table:table-cell office:value-type="float" office:value="12.01474" calcext:value-type="float">
            <text:p>12.01474</text:p>
          </table:table-cell>
          <table:table-cell office:value-type="float" office:value="8.966125" calcext:value-type="float">
            <text:p>8.966125</text:p>
          </table:table-cell>
          <table:table-cell office:value-type="float" office:value="11.41602" calcext:value-type="float">
            <text:p>11.41602</text:p>
          </table:table-cell>
          <table:table-cell office:value-type="float" office:value="9.719086" calcext:value-type="float">
            <text:p>9.719086</text:p>
          </table:table-cell>
          <table:table-cell office:value-type="float" office:value="11.13623" calcext:value-type="float">
            <text:p>11.13623</text:p>
          </table:table-cell>
          <table:table-cell office:value-type="float" office:value="10.14413" calcext:value-type="float">
            <text:p>10.14413</text:p>
          </table:table-cell>
          <table:table-cell office:value-type="float" office:value="10.87057" calcext:value-type="float">
            <text:p>10.87057</text:p>
          </table:table-cell>
          <table:table-cell office:value-type="float" office:value="10.48145" calcext:value-type="float">
            <text:p>10.48145</text:p>
          </table:table-cell>
          <table:table-cell office:value-type="float" office:value="11.56451" calcext:value-type="float">
            <text:p>11.56451</text:p>
          </table:table-cell>
          <table:table-cell office:value-type="float" office:value="11.50449" calcext:value-type="float">
            <text:p>11.50449</text:p>
          </table:table-cell>
          <table:table-cell office:value-type="float" office:value="12.82343" calcext:value-type="float">
            <text:p>12.82343</text:p>
          </table:table-cell>
          <table:table-cell office:value-type="float" office:value="12.71738" calcext:value-type="float">
            <text:p>12.71738</text:p>
          </table:table-cell>
          <table:table-cell office:value-type="float" office:value="13.6192" calcext:value-type="float">
            <text:p>13.6192</text:p>
          </table:table-cell>
          <table:table-cell office:value-type="float" office:value="13.50848" calcext:value-type="float">
            <text:p>13.50848</text:p>
          </table:table-cell>
          <table:table-cell office:value-type="float" office:value="14.14206" calcext:value-type="float">
            <text:p>14.14206</text:p>
          </table:table-cell>
          <table:table-cell office:value-type="float" office:value="14.04852" calcext:value-type="float">
            <text:p>14.04852</text:p>
          </table:table-cell>
          <table:table-cell office:value-type="float" office:value="14.38284" calcext:value-type="float">
            <text:p>14.38284</text:p>
          </table:table-cell>
          <table:table-cell office:value-type="float" office:value="14.30408" calcext:value-type="float">
            <text:p>14.30408</text:p>
          </table:table-cell>
          <table:table-cell office:value-type="float" office:value="14.32095" calcext:value-type="float">
            <text:p>14.32095</text:p>
          </table:table-cell>
          <table:table-cell office:value-type="float" office:value="14.2504" calcext:value-type="float">
            <text:p>14.2504</text:p>
          </table:table-cell>
          <table:table-cell office:value-type="float" office:value="31.85736" calcext:value-type="float">
            <text:p>31.85736</text:p>
          </table:table-cell>
          <table:table-cell office:value-type="float" office:value="-2.626801" calcext:value-type="float">
            <text:p>-2.62680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112006" calcext:value-type="float">
            <text:p>7112006</text:p>
          </table:table-cell>
          <table:table-cell office:value-type="float" office:value="8.664326" calcext:value-type="float">
            <text:p>8.664326</text:p>
          </table:table-cell>
          <table:table-cell office:value-type="float" office:value="22.42843" calcext:value-type="float">
            <text:p>22.42843</text:p>
          </table:table-cell>
          <table:table-cell office:value-type="float" office:value="1.553565" calcext:value-type="float">
            <text:p>1.553565</text:p>
          </table:table-cell>
          <table:table-cell office:value-type="float" office:value="1.414283" calcext:value-type="float">
            <text:p>1.414283</text:p>
          </table:table-cell>
          <table:table-cell office:value-type="float" office:value="0.6023576" calcext:value-type="float">
            <text:p>0.6023576</text:p>
          </table:table-cell>
          <table:table-cell office:value-type="float" office:value="300.5424" calcext:value-type="float">
            <text:p>300.5424</text:p>
          </table:table-cell>
          <table:table-cell office:value-type="float" office:value="0" calcext:value-type="float">
            <text:p>0</text:p>
          </table:table-cell>
          <table:table-cell office:value-type="float" office:value="25.4913" calcext:value-type="float">
            <text:p>25.4913</text:p>
          </table:table-cell>
          <table:table-cell office:value-type="float" office:value="2.963165" calcext:value-type="float">
            <text:p>2.963165</text:p>
          </table:table-cell>
          <table:table-cell office:value-type="float" office:value="18.85632" calcext:value-type="float">
            <text:p>18.85632</text:p>
          </table:table-cell>
          <table:table-cell office:value-type="float" office:value="6.041351" calcext:value-type="float">
            <text:p>6.041351</text:p>
          </table:table-cell>
          <table:table-cell office:value-type="float" office:value="16.03241" calcext:value-type="float">
            <text:p>16.03241</text:p>
          </table:table-cell>
          <table:table-cell office:value-type="float" office:value="7.56723" calcext:value-type="float">
            <text:p>7.56723</text:p>
          </table:table-cell>
          <table:table-cell office:value-type="float" office:value="14.15933" calcext:value-type="float">
            <text:p>14.15933</text:p>
          </table:table-cell>
          <table:table-cell office:value-type="float" office:value="8.810272" calcext:value-type="float">
            <text:p>8.810272</text:p>
          </table:table-cell>
          <table:table-cell office:value-type="float" office:value="13.14355" calcext:value-type="float">
            <text:p>13.14355</text:p>
          </table:table-cell>
          <table:table-cell office:value-type="float" office:value="9.532623" calcext:value-type="float">
            <text:p>9.532623</text:p>
          </table:table-cell>
          <table:table-cell office:value-type="float" office:value="12.32996" calcext:value-type="float">
            <text:p>12.32996</text:p>
          </table:table-cell>
          <table:table-cell office:value-type="float" office:value="10.21548" calcext:value-type="float">
            <text:p>10.21548</text:p>
          </table:table-cell>
          <table:table-cell office:value-type="float" office:value="11.81317" calcext:value-type="float">
            <text:p>11.81317</text:p>
          </table:table-cell>
          <table:table-cell office:value-type="float" office:value="10.58228" calcext:value-type="float">
            <text:p>10.58228</text:p>
          </table:table-cell>
          <table:table-cell office:value-type="float" office:value="11.2468" calcext:value-type="float">
            <text:p>11.2468</text:p>
          </table:table-cell>
          <table:table-cell office:value-type="float" office:value="10.87851" calcext:value-type="float">
            <text:p>10.87851</text:p>
          </table:table-cell>
          <table:table-cell office:value-type="float" office:value="11.68491" calcext:value-type="float">
            <text:p>11.68491</text:p>
          </table:table-cell>
          <table:table-cell office:value-type="float" office:value="11.56558" calcext:value-type="float">
            <text:p>11.56558</text:p>
          </table:table-cell>
          <table:table-cell office:value-type="float" office:value="12.71652" calcext:value-type="float">
            <text:p>12.71652</text:p>
          </table:table-cell>
          <table:table-cell office:value-type="float" office:value="12.65512" calcext:value-type="float">
            <text:p>12.65512</text:p>
          </table:table-cell>
          <table:table-cell office:value-type="float" office:value="13.50739" calcext:value-type="float">
            <text:p>13.50739</text:p>
          </table:table-cell>
          <table:table-cell office:value-type="float" office:value="13.41058" calcext:value-type="float">
            <text:p>13.41058</text:p>
          </table:table-cell>
          <table:table-cell office:value-type="float" office:value="14.04752" calcext:value-type="float">
            <text:p>14.04752</text:p>
          </table:table-cell>
          <table:table-cell office:value-type="float" office:value="13.95526" calcext:value-type="float">
            <text:p>13.95526</text:p>
          </table:table-cell>
          <table:table-cell office:value-type="float" office:value="14.30325" calcext:value-type="float">
            <text:p>14.30325</text:p>
          </table:table-cell>
          <table:table-cell office:value-type="float" office:value="14.22348" calcext:value-type="float">
            <text:p>14.22348</text:p>
          </table:table-cell>
          <table:table-cell office:value-type="float" office:value="14.24963" calcext:value-type="float">
            <text:p>14.24963</text:p>
          </table:table-cell>
          <table:table-cell office:value-type="float" office:value="14.17892" calcext:value-type="float">
            <text:p>14.17892</text:p>
          </table:table-cell>
          <table:table-cell office:value-type="float" office:value="35.48004" calcext:value-type="float">
            <text:p>35.48004</text:p>
          </table:table-cell>
          <table:table-cell office:value-type="float" office:value="-1.609131" calcext:value-type="float">
            <text:p>-1.60913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112006" calcext:value-type="float">
            <text:p>8112006</text:p>
          </table:table-cell>
          <table:table-cell office:value-type="float" office:value="8.524678" calcext:value-type="float">
            <text:p>8.524678</text:p>
          </table:table-cell>
          <table:table-cell office:value-type="float" office:value="28.53955" calcext:value-type="float">
            <text:p>28.53955</text:p>
          </table:table-cell>
          <table:table-cell office:value-type="float" office:value="7.111901" calcext:value-type="float">
            <text:p>7.111901</text:p>
          </table:table-cell>
          <table:table-cell office:value-type="float" office:value="1.81813" calcext:value-type="float">
            <text:p>1.81813</text:p>
          </table:table-cell>
          <table:table-cell office:value-type="float" office:value="0.7128901" calcext:value-type="float">
            <text:p>0.7128901</text:p>
          </table:table-cell>
          <table:table-cell office:value-type="float" office:value="302.1283" calcext:value-type="float">
            <text:p>302.1283</text:p>
          </table:table-cell>
          <table:table-cell office:value-type="float" office:value="0.889" calcext:value-type="float">
            <text:p>0.889</text:p>
          </table:table-cell>
          <table:table-cell office:value-type="float" office:value="30.5163" calcext:value-type="float">
            <text:p>30.5163</text:p>
          </table:table-cell>
          <table:table-cell office:value-type="float" office:value="7.268524" calcext:value-type="float">
            <text:p>7.268524</text:p>
          </table:table-cell>
          <table:table-cell office:value-type="float" office:value="22.73837" calcext:value-type="float">
            <text:p>22.73837</text:p>
          </table:table-cell>
          <table:table-cell office:value-type="float" office:value="9.337433" calcext:value-type="float">
            <text:p>9.337433</text:p>
          </table:table-cell>
          <table:table-cell office:value-type="float" office:value="19.31686" calcext:value-type="float">
            <text:p>19.31686</text:p>
          </table:table-cell>
          <table:table-cell office:value-type="float" office:value="10.28247" calcext:value-type="float">
            <text:p>10.28247</text:p>
          </table:table-cell>
          <table:table-cell office:value-type="float" office:value="16.88995" calcext:value-type="float">
            <text:p>16.88995</text:p>
          </table:table-cell>
          <table:table-cell office:value-type="float" office:value="10.93982" calcext:value-type="float">
            <text:p>10.93982</text:p>
          </table:table-cell>
          <table:table-cell office:value-type="float" office:value="15.48422" calcext:value-type="float">
            <text:p>15.48422</text:p>
          </table:table-cell>
          <table:table-cell office:value-type="float" office:value="11.28082" calcext:value-type="float">
            <text:p>11.28082</text:p>
          </table:table-cell>
          <table:table-cell office:value-type="float" office:value="14.22095" calcext:value-type="float">
            <text:p>14.22095</text:p>
          </table:table-cell>
          <table:table-cell office:value-type="float" office:value="11.55774" calcext:value-type="float">
            <text:p>11.55774</text:p>
          </table:table-cell>
          <table:table-cell office:value-type="float" office:value="13.21283" calcext:value-type="float">
            <text:p>13.21283</text:p>
          </table:table-cell>
          <table:table-cell office:value-type="float" office:value="11.58896" calcext:value-type="float">
            <text:p>11.58896</text:p>
          </table:table-cell>
          <table:table-cell office:value-type="float" office:value="11.97076" calcext:value-type="float">
            <text:p>11.97076</text:p>
          </table:table-cell>
          <table:table-cell office:value-type="float" office:value="11.25674" calcext:value-type="float">
            <text:p>11.25674</text:p>
          </table:table-cell>
          <table:table-cell office:value-type="float" office:value="11.90488" calcext:value-type="float">
            <text:p>11.90488</text:p>
          </table:table-cell>
          <table:table-cell office:value-type="float" office:value="11.68658" calcext:value-type="float">
            <text:p>11.68658</text:p>
          </table:table-cell>
          <table:table-cell office:value-type="float" office:value="12.65466" calcext:value-type="float">
            <text:p>12.65466</text:p>
          </table:table-cell>
          <table:table-cell office:value-type="float" office:value="12.63605" calcext:value-type="float">
            <text:p>12.63605</text:p>
          </table:table-cell>
          <table:table-cell office:value-type="float" office:value="13.40964" calcext:value-type="float">
            <text:p>13.40964</text:p>
          </table:table-cell>
          <table:table-cell office:value-type="float" office:value="13.33212" calcext:value-type="float">
            <text:p>13.33212</text:p>
          </table:table-cell>
          <table:table-cell office:value-type="float" office:value="13.95425" calcext:value-type="float">
            <text:p>13.95425</text:p>
          </table:table-cell>
          <table:table-cell office:value-type="float" office:value="13.86484" calcext:value-type="float">
            <text:p>13.86484</text:p>
          </table:table-cell>
          <table:table-cell office:value-type="float" office:value="14.2226" calcext:value-type="float">
            <text:p>14.2226</text:p>
          </table:table-cell>
          <table:table-cell office:value-type="float" office:value="14.14203" calcext:value-type="float">
            <text:p>14.14203</text:p>
          </table:table-cell>
          <table:table-cell office:value-type="float" office:value="14.17816" calcext:value-type="float">
            <text:p>14.17816</text:p>
          </table:table-cell>
          <table:table-cell office:value-type="float" office:value="14.10657" calcext:value-type="float">
            <text:p>14.10657</text:p>
          </table:table-cell>
          <table:table-cell office:value-type="float" office:value="41.49048" calcext:value-type="float">
            <text:p>41.49048</text:p>
          </table:table-cell>
          <table:table-cell office:value-type="float" office:value="4.023895" calcext:value-type="float">
            <text:p>4.02389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112006" calcext:value-type="float">
            <text:p>9112006</text:p>
          </table:table-cell>
          <table:table-cell office:value-type="float" office:value="8.46784" calcext:value-type="float">
            <text:p>8.46784</text:p>
          </table:table-cell>
          <table:table-cell office:value-type="float" office:value="15.20621" calcext:value-type="float">
            <text:p>15.20621</text:p>
          </table:table-cell>
          <table:table-cell office:value-type="float" office:value="0.493576" calcext:value-type="float">
            <text:p>0.493576</text:p>
          </table:table-cell>
          <table:table-cell office:value-type="float" office:value="1.086153" calcext:value-type="float">
            <text:p>1.086153</text:p>
          </table:table-cell>
          <table:table-cell office:value-type="float" office:value="0.4500706" calcext:value-type="float">
            <text:p>0.4500706</text:p>
          </table:table-cell>
          <table:table-cell office:value-type="float" office:value="296.934" calcext:value-type="float">
            <text:p>296.934</text:p>
          </table:table-cell>
          <table:table-cell office:value-type="float" office:value="2.667" calcext:value-type="float">
            <text:p>2.667</text:p>
          </table:table-cell>
          <table:table-cell office:value-type="float" office:value="20.65732" calcext:value-type="float">
            <text:p>20.65732</text:p>
          </table:table-cell>
          <table:table-cell office:value-type="float" office:value="3.241089" calcext:value-type="float">
            <text:p>3.241089</text:p>
          </table:table-cell>
          <table:table-cell office:value-type="float" office:value="17.33081" calcext:value-type="float">
            <text:p>17.33081</text:p>
          </table:table-cell>
          <table:table-cell office:value-type="float" office:value="7.395691" calcext:value-type="float">
            <text:p>7.395691</text:p>
          </table:table-cell>
          <table:table-cell office:value-type="float" office:value="15.41931" calcext:value-type="float">
            <text:p>15.41931</text:p>
          </table:table-cell>
          <table:table-cell office:value-type="float" office:value="9.486389" calcext:value-type="float">
            <text:p>9.486389</text:p>
          </table:table-cell>
          <table:table-cell office:value-type="float" office:value="15.61734" calcext:value-type="float">
            <text:p>15.61734</text:p>
          </table:table-cell>
          <table:table-cell office:value-type="float" office:value="10.99817" calcext:value-type="float">
            <text:p>10.99817</text:p>
          </table:table-cell>
          <table:table-cell office:value-type="float" office:value="15.10931" calcext:value-type="float">
            <text:p>15.10931</text:p>
          </table:table-cell>
          <table:table-cell office:value-type="float" office:value="11.77182" calcext:value-type="float">
            <text:p>11.77182</text:p>
          </table:table-cell>
          <table:table-cell office:value-type="float" office:value="14.22562" calcext:value-type="float">
            <text:p>14.22562</text:p>
          </table:table-cell>
          <table:table-cell office:value-type="float" office:value="12.35666" calcext:value-type="float">
            <text:p>12.35666</text:p>
          </table:table-cell>
          <table:table-cell office:value-type="float" office:value="13.34387" calcext:value-type="float">
            <text:p>13.34387</text:p>
          </table:table-cell>
          <table:table-cell office:value-type="float" office:value="12.43491" calcext:value-type="float">
            <text:p>12.43491</text:p>
          </table:table-cell>
          <table:table-cell office:value-type="float" office:value="12.44086" calcext:value-type="float">
            <text:p>12.44086</text:p>
          </table:table-cell>
          <table:table-cell office:value-type="float" office:value="11.98569" calcext:value-type="float">
            <text:p>11.98569</text:p>
          </table:table-cell>
          <table:table-cell office:value-type="float" office:value="12.24048" calcext:value-type="float">
            <text:p>12.24048</text:p>
          </table:table-cell>
          <table:table-cell office:value-type="float" office:value="11.90817" calcext:value-type="float">
            <text:p>11.90817</text:p>
          </table:table-cell>
          <table:table-cell office:value-type="float" office:value="12.67606" calcext:value-type="float">
            <text:p>12.67606</text:p>
          </table:table-cell>
          <table:table-cell office:value-type="float" office:value="12.63651" calcext:value-type="float">
            <text:p>12.63651</text:p>
          </table:table-cell>
          <table:table-cell office:value-type="float" office:value="13.33142" calcext:value-type="float">
            <text:p>13.33142</text:p>
          </table:table-cell>
          <table:table-cell office:value-type="float" office:value="13.27823" calcext:value-type="float">
            <text:p>13.27823</text:p>
          </table:table-cell>
          <table:table-cell office:value-type="float" office:value="13.86392" calcext:value-type="float">
            <text:p>13.86392</text:p>
          </table:table-cell>
          <table:table-cell office:value-type="float" office:value="13.78238" calcext:value-type="float">
            <text:p>13.78238</text:p>
          </table:table-cell>
          <table:table-cell office:value-type="float" office:value="14.14117" calcext:value-type="float">
            <text:p>14.14117</text:p>
          </table:table-cell>
          <table:table-cell office:value-type="float" office:value="14.06168" calcext:value-type="float">
            <text:p>14.06168</text:p>
          </table:table-cell>
          <table:table-cell office:value-type="float" office:value="14.10583" calcext:value-type="float">
            <text:p>14.10583</text:p>
          </table:table-cell>
          <table:table-cell office:value-type="float" office:value="14.03348" calcext:value-type="float">
            <text:p>14.03348</text:p>
          </table:table-cell>
          <table:table-cell office:value-type="float" office:value="22.47003" calcext:value-type="float">
            <text:p>22.47003</text:p>
          </table:table-cell>
          <table:table-cell office:value-type="float" office:value="-1.734344" calcext:value-type="float">
            <text:p>-1.73434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12006" calcext:value-type="float">
            <text:p>10112006</text:p>
          </table:table-cell>
          <table:table-cell office:value-type="float" office:value="8.430191" calcext:value-type="float">
            <text:p>8.430191</text:p>
          </table:table-cell>
          <table:table-cell office:value-type="float" office:value="2.428434" calcext:value-type="float">
            <text:p>2.428434</text:p>
          </table:table-cell>
          <table:table-cell office:value-type="float" office:value="-5.179818" calcext:value-type="float">
            <text:p>-5.179818</text:p>
          </table:table-cell>
          <table:table-cell office:value-type="float" office:value="0.6408501" calcext:value-type="float">
            <text:p>0.6408501</text:p>
          </table:table-cell>
          <table:table-cell office:value-type="float" office:value="0.3689156" calcext:value-type="float">
            <text:p>0.3689156</text:p>
          </table:table-cell>
          <table:table-cell office:value-type="float" office:value="288.9153" calcext:value-type="float">
            <text:p>288.9153</text:p>
          </table:table-cell>
          <table:table-cell office:value-type="float" office:value="0" calcext:value-type="float">
            <text:p>0</text:p>
          </table:table-cell>
          <table:table-cell office:value-type="float" office:value="13.15616" calcext:value-type="float">
            <text:p>13.15616</text:p>
          </table:table-cell>
          <table:table-cell office:value-type="float" office:value="-0.9493408" calcext:value-type="float">
            <text:p>-0.9493408</text:p>
          </table:table-cell>
          <table:table-cell office:value-type="float" office:value="10.74649" calcext:value-type="float">
            <text:p>10.74649</text:p>
          </table:table-cell>
          <table:table-cell office:value-type="float" office:value="2.27829" calcext:value-type="float">
            <text:p>2.27829</text:p>
          </table:table-cell>
          <table:table-cell office:value-type="float" office:value="9.985596" calcext:value-type="float">
            <text:p>9.985596</text:p>
          </table:table-cell>
          <table:table-cell office:value-type="float" office:value="4.899628" calcext:value-type="float">
            <text:p>4.899628</text:p>
          </table:table-cell>
          <table:table-cell office:value-type="float" office:value="11.66595" calcext:value-type="float">
            <text:p>11.66595</text:p>
          </table:table-cell>
          <table:table-cell office:value-type="float" office:value="7.117462" calcext:value-type="float">
            <text:p>7.117462</text:p>
          </table:table-cell>
          <table:table-cell office:value-type="float" office:value="12.30215" calcext:value-type="float">
            <text:p>12.30215</text:p>
          </table:table-cell>
          <table:table-cell office:value-type="float" office:value="8.419678" calcext:value-type="float">
            <text:p>8.419678</text:p>
          </table:table-cell>
          <table:table-cell office:value-type="float" office:value="12.76804" calcext:value-type="float">
            <text:p>12.76804</text:p>
          </table:table-cell>
          <table:table-cell office:value-type="float" office:value="9.796875" calcext:value-type="float">
            <text:p>9.796875</text:p>
          </table:table-cell>
          <table:table-cell office:value-type="float" office:value="12.72772" calcext:value-type="float">
            <text:p>12.72772</text:p>
          </table:table-cell>
          <table:table-cell office:value-type="float" office:value="10.6933" calcext:value-type="float">
            <text:p>10.6933</text:p>
          </table:table-cell>
          <table:table-cell office:value-type="float" office:value="12.45532" calcext:value-type="float">
            <text:p>12.45532</text:p>
          </table:table-cell>
          <table:table-cell office:value-type="float" office:value="11.73117" calcext:value-type="float">
            <text:p>11.73117</text:p>
          </table:table-cell>
          <table:table-cell office:value-type="float" office:value="12.34631" calcext:value-type="float">
            <text:p>12.34631</text:p>
          </table:table-cell>
          <table:table-cell office:value-type="float" office:value="12.24326" calcext:value-type="float">
            <text:p>12.24326</text:p>
          </table:table-cell>
          <table:table-cell office:value-type="float" office:value="12.73697" calcext:value-type="float">
            <text:p>12.73697</text:p>
          </table:table-cell>
          <table:table-cell office:value-type="float" office:value="12.6767" calcext:value-type="float">
            <text:p>12.6767</text:p>
          </table:table-cell>
          <table:table-cell office:value-type="float" office:value="13.2778" calcext:value-type="float">
            <text:p>13.2778</text:p>
          </table:table-cell>
          <table:table-cell office:value-type="float" office:value="13.25037" calcext:value-type="float">
            <text:p>13.25037</text:p>
          </table:table-cell>
          <table:table-cell office:value-type="float" office:value="13.78156" calcext:value-type="float">
            <text:p>13.78156</text:p>
          </table:table-cell>
          <table:table-cell office:value-type="float" office:value="13.7106" calcext:value-type="float">
            <text:p>13.7106</text:p>
          </table:table-cell>
          <table:table-cell office:value-type="float" office:value="14.06085" calcext:value-type="float">
            <text:p>14.06085</text:p>
          </table:table-cell>
          <table:table-cell office:value-type="float" office:value="13.98322" calcext:value-type="float">
            <text:p>13.98322</text:p>
          </table:table-cell>
          <table:table-cell office:value-type="float" office:value="14.03271" calcext:value-type="float">
            <text:p>14.03271</text:p>
          </table:table-cell>
          <table:table-cell office:value-type="float" office:value="13.96048" calcext:value-type="float">
            <text:p>13.96048</text:p>
          </table:table-cell>
          <table:table-cell office:value-type="float" office:value="13.94403" calcext:value-type="float">
            <text:p>13.94403</text:p>
          </table:table-cell>
          <table:table-cell office:value-type="float" office:value="-5.283081" calcext:value-type="float">
            <text:p>-5.28308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112006" calcext:value-type="float">
            <text:p>11112006</text:p>
          </table:table-cell>
          <table:table-cell office:value-type="float" office:value="8.297195" calcext:value-type="float">
            <text:p>8.297195</text:p>
          </table:table-cell>
          <table:table-cell office:value-type="float" office:value="7.428434" calcext:value-type="float">
            <text:p>7.428434</text:p>
          </table:table-cell>
          <table:table-cell office:value-type="float" office:value="-5.154799" calcext:value-type="float">
            <text:p>-5.154799</text:p>
          </table:table-cell>
          <table:table-cell office:value-type="float" office:value="0.7854198" calcext:value-type="float">
            <text:p>0.7854198</text:p>
          </table:table-cell>
          <table:table-cell office:value-type="float" office:value="0.3696054" calcext:value-type="float">
            <text:p>0.3696054</text:p>
          </table:table-cell>
          <table:table-cell office:value-type="float" office:value="285.4344" calcext:value-type="float">
            <text:p>285.4344</text:p>
          </table:table-cell>
          <table:table-cell office:value-type="float" office:value="0" calcext:value-type="float">
            <text:p>0</text:p>
          </table:table-cell>
          <table:table-cell office:value-type="float" office:value="14.41476" calcext:value-type="float">
            <text:p>14.41476</text:p>
          </table:table-cell>
          <table:table-cell office:value-type="float" office:value="-1.942596" calcext:value-type="float">
            <text:p>-1.942596</text:p>
          </table:table-cell>
          <table:table-cell office:value-type="float" office:value="10.79669" calcext:value-type="float">
            <text:p>10.79669</text:p>
          </table:table-cell>
          <table:table-cell office:value-type="float" office:value="0.7340088" calcext:value-type="float">
            <text:p>0.7340088</text:p>
          </table:table-cell>
          <table:table-cell office:value-type="float" office:value="9.212799" calcext:value-type="float">
            <text:p>9.212799</text:p>
          </table:table-cell>
          <table:table-cell office:value-type="float" office:value="2.923615" calcext:value-type="float">
            <text:p>2.923615</text:p>
          </table:table-cell>
          <table:table-cell office:value-type="float" office:value="8.664215" calcext:value-type="float">
            <text:p>8.664215</text:p>
          </table:table-cell>
          <table:table-cell office:value-type="float" office:value="4.999664" calcext:value-type="float">
            <text:p>4.999664</text:p>
          </table:table-cell>
          <table:table-cell office:value-type="float" office:value="8.651855" calcext:value-type="float">
            <text:p>8.651855</text:p>
          </table:table-cell>
          <table:table-cell office:value-type="float" office:value="6.419128" calcext:value-type="float">
            <text:p>6.419128</text:p>
          </table:table-cell>
          <table:table-cell office:value-type="float" office:value="9.75531" calcext:value-type="float">
            <text:p>9.75531</text:p>
          </table:table-cell>
          <table:table-cell office:value-type="float" office:value="7.936371" calcext:value-type="float">
            <text:p>7.936371</text:p>
          </table:table-cell>
          <table:table-cell office:value-type="float" office:value="10.67056" calcext:value-type="float">
            <text:p>10.67056</text:p>
          </table:table-cell>
          <table:table-cell office:value-type="float" office:value="9.188507" calcext:value-type="float">
            <text:p>9.188507</text:p>
          </table:table-cell>
          <table:table-cell office:value-type="float" office:value="11.72223" calcext:value-type="float">
            <text:p>11.72223</text:p>
          </table:table-cell>
          <table:table-cell office:value-type="float" office:value="10.66357" calcext:value-type="float">
            <text:p>10.66357</text:p>
          </table:table-cell>
          <table:table-cell office:value-type="float" office:value="12.319" calcext:value-type="float">
            <text:p>12.319</text:p>
          </table:table-cell>
          <table:table-cell office:value-type="float" office:value="12.01761" calcext:value-type="float">
            <text:p>12.01761</text:p>
          </table:table-cell>
          <table:table-cell office:value-type="float" office:value="12.74753" calcext:value-type="float">
            <text:p>12.74753</text:p>
          </table:table-cell>
          <table:table-cell office:value-type="float" office:value="12.7341" calcext:value-type="float">
            <text:p>12.7341</text:p>
          </table:table-cell>
          <table:table-cell office:value-type="float" office:value="13.25015" calcext:value-type="float">
            <text:p>13.25015</text:p>
          </table:table-cell>
          <table:table-cell office:value-type="float" office:value="13.22845" calcext:value-type="float">
            <text:p>13.22845</text:p>
          </table:table-cell>
          <table:table-cell office:value-type="float" office:value="13.70993" calcext:value-type="float">
            <text:p>13.70993</text:p>
          </table:table-cell>
          <table:table-cell office:value-type="float" office:value="13.64926" calcext:value-type="float">
            <text:p>13.64926</text:p>
          </table:table-cell>
          <table:table-cell office:value-type="float" office:value="13.98245" calcext:value-type="float">
            <text:p>13.98245</text:p>
          </table:table-cell>
          <table:table-cell office:value-type="float" office:value="13.90881" calcext:value-type="float">
            <text:p>13.90881</text:p>
          </table:table-cell>
          <table:table-cell office:value-type="float" office:value="13.95975" calcext:value-type="float">
            <text:p>13.95975</text:p>
          </table:table-cell>
          <table:table-cell office:value-type="float" office:value="13.88846" calcext:value-type="float">
            <text:p>13.88846</text:p>
          </table:table-cell>
          <table:table-cell office:value-type="float" office:value="16.7038" calcext:value-type="float">
            <text:p>16.7038</text:p>
          </table:table-cell>
          <table:table-cell office:value-type="float" office:value="-6.228027" calcext:value-type="float">
            <text:p>-6.22802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2112006" calcext:value-type="float">
            <text:p>12112006</text:p>
          </table:table-cell>
          <table:table-cell office:value-type="float" office:value="8.183067" calcext:value-type="float">
            <text:p>8.183067</text:p>
          </table:table-cell>
          <table:table-cell office:value-type="float" office:value="11.31732" calcext:value-type="float">
            <text:p>11.31732</text:p>
          </table:table-cell>
          <table:table-cell office:value-type="float" office:value="-1.26591" calcext:value-type="float">
            <text:p>-1.26591</text:p>
          </table:table-cell>
          <table:table-cell office:value-type="float" office:value="0.9268094" calcext:value-type="float">
            <text:p>0.9268094</text:p>
          </table:table-cell>
          <table:table-cell office:value-type="float" office:value="0.492016" calcext:value-type="float">
            <text:p>0.492016</text:p>
          </table:table-cell>
          <table:table-cell office:value-type="float" office:value="285.1865" calcext:value-type="float">
            <text:p>285.1865</text:p>
          </table:table-cell>
          <table:table-cell office:value-type="float" office:value="0" calcext:value-type="float">
            <text:p>0</text:p>
          </table:table-cell>
          <table:table-cell office:value-type="float" office:value="16.6705" calcext:value-type="float">
            <text:p>16.6705</text:p>
          </table:table-cell>
          <table:table-cell office:value-type="float" office:value="-0.721344" calcext:value-type="float">
            <text:p>-0.721344</text:p>
          </table:table-cell>
          <table:table-cell office:value-type="float" office:value="12.56943" calcext:value-type="float">
            <text:p>12.56943</text:p>
          </table:table-cell>
          <table:table-cell office:value-type="float" office:value="1.577545" calcext:value-type="float">
            <text:p>1.577545</text:p>
          </table:table-cell>
          <table:table-cell office:value-type="float" office:value="10.5155" calcext:value-type="float">
            <text:p>10.5155</text:p>
          </table:table-cell>
          <table:table-cell office:value-type="float" office:value="3.343994" calcext:value-type="float">
            <text:p>3.343994</text:p>
          </table:table-cell>
          <table:table-cell office:value-type="float" office:value="9.482758" calcext:value-type="float">
            <text:p>9.482758</text:p>
          </table:table-cell>
          <table:table-cell office:value-type="float" office:value="5.049103" calcext:value-type="float">
            <text:p>5.049103</text:p>
          </table:table-cell>
          <table:table-cell office:value-type="float" office:value="9.130188" calcext:value-type="float">
            <text:p>9.130188</text:p>
          </table:table-cell>
          <table:table-cell office:value-type="float" office:value="6.231628" calcext:value-type="float">
            <text:p>6.231628</text:p>
          </table:table-cell>
          <table:table-cell office:value-type="float" office:value="9.082153" calcext:value-type="float">
            <text:p>9.082153</text:p>
          </table:table-cell>
          <table:table-cell office:value-type="float" office:value="7.542572" calcext:value-type="float">
            <text:p>7.542572</text:p>
          </table:table-cell>
          <table:table-cell office:value-type="float" office:value="9.535065" calcext:value-type="float">
            <text:p>9.535065</text:p>
          </table:table-cell>
          <table:table-cell office:value-type="float" office:value="8.647949" calcext:value-type="float">
            <text:p>8.647949</text:p>
          </table:table-cell>
          <table:table-cell office:value-type="float" office:value="10.65875" calcext:value-type="float">
            <text:p>10.65875</text:p>
          </table:table-cell>
          <table:table-cell office:value-type="float" office:value="10.11777" calcext:value-type="float">
            <text:p>10.11777</text:p>
          </table:table-cell>
          <table:table-cell office:value-type="float" office:value="12.01355" calcext:value-type="float">
            <text:p>12.01355</text:p>
          </table:table-cell>
          <table:table-cell office:value-type="float" office:value="11.62357" calcext:value-type="float">
            <text:p>11.62357</text:p>
          </table:table-cell>
          <table:table-cell office:value-type="float" office:value="12.73352" calcext:value-type="float">
            <text:p>12.73352</text:p>
          </table:table-cell>
          <table:table-cell office:value-type="float" office:value="12.64316" calcext:value-type="float">
            <text:p>12.64316</text:p>
          </table:table-cell>
          <table:table-cell office:value-type="float" office:value="13.22815" calcext:value-type="float">
            <text:p>13.22815</text:p>
          </table:table-cell>
          <table:table-cell office:value-type="float" office:value="13.18585" calcext:value-type="float">
            <text:p>13.18585</text:p>
          </table:table-cell>
          <table:table-cell office:value-type="float" office:value="13.64868" calcext:value-type="float">
            <text:p>13.64868</text:p>
          </table:table-cell>
          <table:table-cell office:value-type="float" office:value="13.59253" calcext:value-type="float">
            <text:p>13.59253</text:p>
          </table:table-cell>
          <table:table-cell office:value-type="float" office:value="13.90808" calcext:value-type="float">
            <text:p>13.90808</text:p>
          </table:table-cell>
          <table:table-cell office:value-type="float" office:value="13.83838" calcext:value-type="float">
            <text:p>13.83838</text:p>
          </table:table-cell>
          <table:table-cell office:value-type="float" office:value="13.88773" calcext:value-type="float">
            <text:p>13.88773</text:p>
          </table:table-cell>
          <table:table-cell office:value-type="float" office:value="13.81766" calcext:value-type="float">
            <text:p>13.81766</text:p>
          </table:table-cell>
          <table:table-cell office:value-type="float" office:value="19.25497" calcext:value-type="float">
            <text:p>19.25497</text:p>
          </table:table-cell>
          <table:table-cell office:value-type="float" office:value="-3.758087" calcext:value-type="float">
            <text:p>-3.75808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3112006" calcext:value-type="float">
            <text:p>13112006</text:p>
          </table:table-cell>
          <table:table-cell office:value-type="float" office:value="8.112047" calcext:value-type="float">
            <text:p>8.112047</text:p>
          </table:table-cell>
          <table:table-cell office:value-type="float" office:value="11.87288" calcext:value-type="float">
            <text:p>11.87288</text:p>
          </table:table-cell>
          <table:table-cell office:value-type="float" office:value="-0.710355" calcext:value-type="float">
            <text:p>-0.710355</text:p>
          </table:table-cell>
          <table:table-cell office:value-type="float" office:value="0.9512308" calcext:value-type="float">
            <text:p>0.9512308</text:p>
          </table:table-cell>
          <table:table-cell office:value-type="float" office:value="0.5121979" calcext:value-type="float">
            <text:p>0.5121979</text:p>
          </table:table-cell>
          <table:table-cell office:value-type="float" office:value="290.5265" calcext:value-type="float">
            <text:p>290.5265</text:p>
          </table:table-cell>
          <table:table-cell office:value-type="float" office:value="0.127" calcext:value-type="float">
            <text:p>0.127</text:p>
          </table:table-cell>
          <table:table-cell office:value-type="float" office:value="17.12518" calcext:value-type="float">
            <text:p>17.12518</text:p>
          </table:table-cell>
          <table:table-cell office:value-type="float" office:value="-0.382019" calcext:value-type="float">
            <text:p>-0.382019</text:p>
          </table:table-cell>
          <table:table-cell office:value-type="float" office:value="12.95325" calcext:value-type="float">
            <text:p>12.95325</text:p>
          </table:table-cell>
          <table:table-cell office:value-type="float" office:value="2.186462" calcext:value-type="float">
            <text:p>2.186462</text:p>
          </table:table-cell>
          <table:table-cell office:value-type="float" office:value="10.92133" calcext:value-type="float">
            <text:p>10.92133</text:p>
          </table:table-cell>
          <table:table-cell office:value-type="float" office:value="3.97522" calcext:value-type="float">
            <text:p>3.97522</text:p>
          </table:table-cell>
          <table:table-cell office:value-type="float" office:value="9.827087" calcext:value-type="float">
            <text:p>9.827087</text:p>
          </table:table-cell>
          <table:table-cell office:value-type="float" office:value="5.607788" calcext:value-type="float">
            <text:p>5.607788</text:p>
          </table:table-cell>
          <table:table-cell office:value-type="float" office:value="9.404633" calcext:value-type="float">
            <text:p>9.404633</text:p>
          </table:table-cell>
          <table:table-cell office:value-type="float" office:value="6.677246" calcext:value-type="float">
            <text:p>6.677246</text:p>
          </table:table-cell>
          <table:table-cell office:value-type="float" office:value="9.247559" calcext:value-type="float">
            <text:p>9.247559</text:p>
          </table:table-cell>
          <table:table-cell office:value-type="float" office:value="7.814789" calcext:value-type="float">
            <text:p>7.814789</text:p>
          </table:table-cell>
          <table:table-cell office:value-type="float" office:value="9.475647" calcext:value-type="float">
            <text:p>9.475647</text:p>
          </table:table-cell>
          <table:table-cell office:value-type="float" office:value="8.70697" calcext:value-type="float">
            <text:p>8.70697</text:p>
          </table:table-cell>
          <table:table-cell office:value-type="float" office:value="10.14249" calcext:value-type="float">
            <text:p>10.14249</text:p>
          </table:table-cell>
          <table:table-cell office:value-type="float" office:value="9.921814" calcext:value-type="float">
            <text:p>9.921814</text:p>
          </table:table-cell>
          <table:table-cell office:value-type="float" office:value="11.62003" calcext:value-type="float">
            <text:p>11.62003</text:p>
          </table:table-cell>
          <table:table-cell office:value-type="float" office:value="11.33749" calcext:value-type="float">
            <text:p>11.33749</text:p>
          </table:table-cell>
          <table:table-cell office:value-type="float" office:value="12.64182" calcext:value-type="float">
            <text:p>12.64182</text:p>
          </table:table-cell>
          <table:table-cell office:value-type="float" office:value="12.50583" calcext:value-type="float">
            <text:p>12.50583</text:p>
          </table:table-cell>
          <table:table-cell office:value-type="float" office:value="13.18524" calcext:value-type="float">
            <text:p>13.18524</text:p>
          </table:table-cell>
          <table:table-cell office:value-type="float" office:value="13.11572" calcext:value-type="float">
            <text:p>13.11572</text:p>
          </table:table-cell>
          <table:table-cell office:value-type="float" office:value="13.59195" calcext:value-type="float">
            <text:p>13.59195</text:p>
          </table:table-cell>
          <table:table-cell office:value-type="float" office:value="13.53293" calcext:value-type="float">
            <text:p>13.53293</text:p>
          </table:table-cell>
          <table:table-cell office:value-type="float" office:value="13.83765" calcext:value-type="float">
            <text:p>13.83765</text:p>
          </table:table-cell>
          <table:table-cell office:value-type="float" office:value="13.77051" calcext:value-type="float">
            <text:p>13.77051</text:p>
          </table:table-cell>
          <table:table-cell office:value-type="float" office:value="13.81693" calcext:value-type="float">
            <text:p>13.81693</text:p>
          </table:table-cell>
          <table:table-cell office:value-type="float" office:value="13.7485" calcext:value-type="float">
            <text:p>13.7485</text:p>
          </table:table-cell>
          <table:table-cell office:value-type="float" office:value="19.46097" calcext:value-type="float">
            <text:p>19.46097</text:p>
          </table:table-cell>
          <table:table-cell office:value-type="float" office:value="-3.506683" calcext:value-type="float">
            <text:p>-3.50668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112006" calcext:value-type="float">
            <text:p>14112006</text:p>
          </table:table-cell>
          <table:table-cell office:value-type="float" office:value="8.048282" calcext:value-type="float">
            <text:p>8.048282</text:p>
          </table:table-cell>
          <table:table-cell office:value-type="float" office:value="11.87288" calcext:value-type="float">
            <text:p>11.87288</text:p>
          </table:table-cell>
          <table:table-cell office:value-type="float" office:value="2.053524" calcext:value-type="float">
            <text:p>2.053524</text:p>
          </table:table-cell>
          <table:table-cell office:value-type="float" office:value="0.9670925" calcext:value-type="float">
            <text:p>0.9670925</text:p>
          </table:table-cell>
          <table:table-cell office:value-type="float" office:value="0.5723875" calcext:value-type="float">
            <text:p>0.5723875</text:p>
          </table:table-cell>
          <table:table-cell office:value-type="float" office:value="299.0575" calcext:value-type="float">
            <text:p>299.0575</text:p>
          </table:table-cell>
          <table:table-cell office:value-type="float" office:value="0.381" calcext:value-type="float">
            <text:p>0.381</text:p>
          </table:table-cell>
          <table:table-cell office:value-type="float" office:value="17.46268" calcext:value-type="float">
            <text:p>17.46268</text:p>
          </table:table-cell>
          <table:table-cell office:value-type="float" office:value="1.260315" calcext:value-type="float">
            <text:p>1.260315</text:p>
          </table:table-cell>
          <table:table-cell office:value-type="float" office:value="13.46301" calcext:value-type="float">
            <text:p>13.46301</text:p>
          </table:table-cell>
          <table:table-cell office:value-type="float" office:value="3.384003" calcext:value-type="float">
            <text:p>3.384003</text:p>
          </table:table-cell>
          <table:table-cell office:value-type="float" office:value="11.41672" calcext:value-type="float">
            <text:p>11.41672</text:p>
          </table:table-cell>
          <table:table-cell office:value-type="float" office:value="4.888336" calcext:value-type="float">
            <text:p>4.888336</text:p>
          </table:table-cell>
          <table:table-cell office:value-type="float" office:value="10.24542" calcext:value-type="float">
            <text:p>10.24542</text:p>
          </table:table-cell>
          <table:table-cell office:value-type="float" office:value="6.266113" calcext:value-type="float">
            <text:p>6.266113</text:p>
          </table:table-cell>
          <table:table-cell office:value-type="float" office:value="9.754333" calcext:value-type="float">
            <text:p>9.754333</text:p>
          </table:table-cell>
          <table:table-cell office:value-type="float" office:value="7.165924" calcext:value-type="float">
            <text:p>7.165924</text:p>
          </table:table-cell>
          <table:table-cell office:value-type="float" office:value="9.504639" calcext:value-type="float">
            <text:p>9.504639</text:p>
          </table:table-cell>
          <table:table-cell office:value-type="float" office:value="8.121979" calcext:value-type="float">
            <text:p>8.121979</text:p>
          </table:table-cell>
          <table:table-cell office:value-type="float" office:value="9.630035" calcext:value-type="float">
            <text:p>9.630035</text:p>
          </table:table-cell>
          <table:table-cell office:value-type="float" office:value="8.861176" calcext:value-type="float">
            <text:p>8.861176</text:p>
          </table:table-cell>
          <table:table-cell office:value-type="float" office:value="10.00824" calcext:value-type="float">
            <text:p>10.00824</text:p>
          </table:table-cell>
          <table:table-cell office:value-type="float" office:value="9.879333" calcext:value-type="float">
            <text:p>9.879333</text:p>
          </table:table-cell>
          <table:table-cell office:value-type="float" office:value="11.33521" calcext:value-type="float">
            <text:p>11.33521</text:p>
          </table:table-cell>
          <table:table-cell office:value-type="float" office:value="11.1586" calcext:value-type="float">
            <text:p>11.1586</text:p>
          </table:table-cell>
          <table:table-cell office:value-type="float" office:value="12.5043" calcext:value-type="float">
            <text:p>12.5043</text:p>
          </table:table-cell>
          <table:table-cell office:value-type="float" office:value="12.3623" calcext:value-type="float">
            <text:p>12.3623</text:p>
          </table:table-cell>
          <table:table-cell office:value-type="float" office:value="13.11484" calcext:value-type="float">
            <text:p>13.11484</text:p>
          </table:table-cell>
          <table:table-cell office:value-type="float" office:value="13.02631" calcext:value-type="float">
            <text:p>13.02631</text:p>
          </table:table-cell>
          <table:table-cell office:value-type="float" office:value="13.53226" calcext:value-type="float">
            <text:p>13.53226</text:p>
          </table:table-cell>
          <table:table-cell office:value-type="float" office:value="13.4668" calcext:value-type="float">
            <text:p>13.4668</text:p>
          </table:table-cell>
          <table:table-cell office:value-type="float" office:value="13.76981" calcext:value-type="float">
            <text:p>13.76981</text:p>
          </table:table-cell>
          <table:table-cell office:value-type="float" office:value="13.70349" calcext:value-type="float">
            <text:p>13.70349</text:p>
          </table:table-cell>
          <table:table-cell office:value-type="float" office:value="13.7478" calcext:value-type="float">
            <text:p>13.7478</text:p>
          </table:table-cell>
          <table:table-cell office:value-type="float" office:value="13.68106" calcext:value-type="float">
            <text:p>13.68106</text:p>
          </table:table-cell>
          <table:table-cell office:value-type="float" office:value="19.73911" calcext:value-type="float">
            <text:p>19.73911</text:p>
          </table:table-cell>
          <table:table-cell office:value-type="float" office:value="-1.501404" calcext:value-type="float">
            <text:p>-1.50140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112006" calcext:value-type="float">
            <text:p>15112006</text:p>
          </table:table-cell>
          <table:table-cell office:value-type="float" office:value="7.942676" calcext:value-type="float">
            <text:p>7.942676</text:p>
          </table:table-cell>
          <table:table-cell office:value-type="float" office:value="2.98399" calcext:value-type="float">
            <text:p>2.98399</text:p>
          </table:table-cell>
          <table:table-cell office:value-type="float" office:value="-0.754833" calcext:value-type="float">
            <text:p>-0.754833</text:p>
          </table:table-cell>
          <table:table-cell office:value-type="float" office:value="0.6636817" calcext:value-type="float">
            <text:p>0.6636817</text:p>
          </table:table-cell>
          <table:table-cell office:value-type="float" office:value="0.5105558" calcext:value-type="float">
            <text:p>0.5105558</text:p>
          </table:table-cell>
          <table:table-cell office:value-type="float" office:value="302.7545" calcext:value-type="float">
            <text:p>302.7545</text:p>
          </table:table-cell>
          <table:table-cell office:value-type="float" office:value="0" calcext:value-type="float">
            <text:p>0</text:p>
          </table:table-cell>
          <table:table-cell office:value-type="float" office:value="13.01242" calcext:value-type="float">
            <text:p>13.01242</text:p>
          </table:table-cell>
          <table:table-cell office:value-type="float" office:value="-0.5646362" calcext:value-type="float">
            <text:p>-0.5646362</text:p>
          </table:table-cell>
          <table:table-cell office:value-type="float" office:value="10.09485" calcext:value-type="float">
            <text:p>10.09485</text:p>
          </table:table-cell>
          <table:table-cell office:value-type="float" office:value="2.10611" calcext:value-type="float">
            <text:p>2.10611</text:p>
          </table:table-cell>
          <table:table-cell office:value-type="float" office:value="8.937744" calcext:value-type="float">
            <text:p>8.937744</text:p>
          </table:table-cell>
          <table:table-cell office:value-type="float" office:value="4.114807" calcext:value-type="float">
            <text:p>4.114807</text:p>
          </table:table-cell>
          <table:table-cell office:value-type="float" office:value="8.491943" calcext:value-type="float">
            <text:p>8.491943</text:p>
          </table:table-cell>
          <table:table-cell office:value-type="float" office:value="5.799896" calcext:value-type="float">
            <text:p>5.799896</text:p>
          </table:table-cell>
          <table:table-cell office:value-type="float" office:value="8.996155" calcext:value-type="float">
            <text:p>8.996155</text:p>
          </table:table-cell>
          <table:table-cell office:value-type="float" office:value="6.872345" calcext:value-type="float">
            <text:p>6.872345</text:p>
          </table:table-cell>
          <table:table-cell office:value-type="float" office:value="9.421082" calcext:value-type="float">
            <text:p>9.421082</text:p>
          </table:table-cell>
          <table:table-cell office:value-type="float" office:value="7.957733" calcext:value-type="float">
            <text:p>7.957733</text:p>
          </table:table-cell>
          <table:table-cell office:value-type="float" office:value="9.630066" calcext:value-type="float">
            <text:p>9.630066</text:p>
          </table:table-cell>
          <table:table-cell office:value-type="float" office:value="8.750183" calcext:value-type="float">
            <text:p>8.750183</text:p>
          </table:table-cell>
          <table:table-cell office:value-type="float" office:value="10.0116" calcext:value-type="float">
            <text:p>10.0116</text:p>
          </table:table-cell>
          <table:table-cell office:value-type="float" office:value="9.76355" calcext:value-type="float">
            <text:p>9.76355</text:p>
          </table:table-cell>
          <table:table-cell office:value-type="float" office:value="11.15732" calcext:value-type="float">
            <text:p>11.15732</text:p>
          </table:table-cell>
          <table:table-cell office:value-type="float" office:value="11.03088" calcext:value-type="float">
            <text:p>11.03088</text:p>
          </table:table-cell>
          <table:table-cell office:value-type="float" office:value="12.36087" calcext:value-type="float">
            <text:p>12.36087</text:p>
          </table:table-cell>
          <table:table-cell office:value-type="float" office:value="12.23123" calcext:value-type="float">
            <text:p>12.23123</text:p>
          </table:table-cell>
          <table:table-cell office:value-type="float" office:value="13.02533" calcext:value-type="float">
            <text:p>13.02533</text:p>
          </table:table-cell>
          <table:table-cell office:value-type="float" office:value="12.92905" calcext:value-type="float">
            <text:p>12.92905</text:p>
          </table:table-cell>
          <table:table-cell office:value-type="float" office:value="13.46606" calcext:value-type="float">
            <text:p>13.46606</text:p>
          </table:table-cell>
          <table:table-cell office:value-type="float" office:value="13.39392" calcext:value-type="float">
            <text:p>13.39392</text:p>
          </table:table-cell>
          <table:table-cell office:value-type="float" office:value="13.70282" calcext:value-type="float">
            <text:p>13.70282</text:p>
          </table:table-cell>
          <table:table-cell office:value-type="float" office:value="13.63599" calcext:value-type="float">
            <text:p>13.63599</text:p>
          </table:table-cell>
          <table:table-cell office:value-type="float" office:value="13.68039" calcext:value-type="float">
            <text:p>13.68039</text:p>
          </table:table-cell>
          <table:table-cell office:value-type="float" office:value="13.61447" calcext:value-type="float">
            <text:p>13.61447</text:p>
          </table:table-cell>
          <table:table-cell office:value-type="float" office:value="14.21143" calcext:value-type="float">
            <text:p>14.21143</text:p>
          </table:table-cell>
          <table:table-cell office:value-type="float" office:value="-3.887878" calcext:value-type="float">
            <text:p>-3.88787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112006" calcext:value-type="float">
            <text:p>16112006</text:p>
          </table:table-cell>
          <table:table-cell office:value-type="float" office:value="7.874478" calcext:value-type="float">
            <text:p>7.874478</text:p>
          </table:table-cell>
          <table:table-cell office:value-type="float" office:value="5.206212" calcext:value-type="float">
            <text:p>5.206212</text:p>
          </table:table-cell>
          <table:table-cell office:value-type="float" office:value="-2.448227" calcext:value-type="float">
            <text:p>-2.448227</text:p>
          </table:table-cell>
          <table:table-cell office:value-type="float" office:value="0.7319216" calcext:value-type="float">
            <text:p>0.7319216</text:p>
          </table:table-cell>
          <table:table-cell office:value-type="float" office:value="0.4514242" calcext:value-type="float">
            <text:p>0.4514242</text:p>
          </table:table-cell>
          <table:table-cell office:value-type="float" office:value="304.1561" calcext:value-type="float">
            <text:p>304.1561</text:p>
          </table:table-cell>
          <table:table-cell office:value-type="float" office:value="0" calcext:value-type="float">
            <text:p>0</text:p>
          </table:table-cell>
          <table:table-cell office:value-type="float" office:value="13.53662" calcext:value-type="float">
            <text:p>13.53662</text:p>
          </table:table-cell>
          <table:table-cell office:value-type="float" office:value="-1.643402" calcext:value-type="float">
            <text:p>-1.643402</text:p>
          </table:table-cell>
          <table:table-cell office:value-type="float" office:value="10.03113" calcext:value-type="float">
            <text:p>10.03113</text:p>
          </table:table-cell>
          <table:table-cell office:value-type="float" office:value="0.8259888" calcext:value-type="float">
            <text:p>0.8259888</text:p>
          </table:table-cell>
          <table:table-cell office:value-type="float" office:value="8.522675" calcext:value-type="float">
            <text:p>8.522675</text:p>
          </table:table-cell>
          <table:table-cell office:value-type="float" office:value="2.655426" calcext:value-type="float">
            <text:p>2.655426</text:p>
          </table:table-cell>
          <table:table-cell office:value-type="float" office:value="7.862946" calcext:value-type="float">
            <text:p>7.862946</text:p>
          </table:table-cell>
          <table:table-cell office:value-type="float" office:value="4.376312" calcext:value-type="float">
            <text:p>4.376312</text:p>
          </table:table-cell>
          <table:table-cell office:value-type="float" office:value="7.728851" calcext:value-type="float">
            <text:p>7.728851</text:p>
          </table:table-cell>
          <table:table-cell office:value-type="float" office:value="5.557129" calcext:value-type="float">
            <text:p>5.557129</text:p>
          </table:table-cell>
          <table:table-cell office:value-type="float" office:value="8.190216" calcext:value-type="float">
            <text:p>8.190216</text:p>
          </table:table-cell>
          <table:table-cell office:value-type="float" office:value="6.837189" calcext:value-type="float">
            <text:p>6.837189</text:p>
          </table:table-cell>
          <table:table-cell office:value-type="float" office:value="8.882599" calcext:value-type="float">
            <text:p>8.882599</text:p>
          </table:table-cell>
          <table:table-cell office:value-type="float" office:value="7.888519" calcext:value-type="float">
            <text:p>7.888519</text:p>
          </table:table-cell>
          <table:table-cell office:value-type="float" office:value="9.761261" calcext:value-type="float">
            <text:p>9.761261</text:p>
          </table:table-cell>
          <table:table-cell office:value-type="float" office:value="9.259521" calcext:value-type="float">
            <text:p>9.259521</text:p>
          </table:table-cell>
          <table:table-cell office:value-type="float" office:value="11.02924" calcext:value-type="float">
            <text:p>11.02924</text:p>
          </table:table-cell>
          <table:table-cell office:value-type="float" office:value="10.79935" calcext:value-type="float">
            <text:p>10.79935</text:p>
          </table:table-cell>
          <table:table-cell office:value-type="float" office:value="12.22989" calcext:value-type="float">
            <text:p>12.22989</text:p>
          </table:table-cell>
          <table:table-cell office:value-type="float" office:value="12.09689" calcext:value-type="float">
            <text:p>12.09689</text:p>
          </table:table-cell>
          <table:table-cell office:value-type="float" office:value="12.92801" calcext:value-type="float">
            <text:p>12.92801</text:p>
          </table:table-cell>
          <table:table-cell office:value-type="float" office:value="12.82822" calcext:value-type="float">
            <text:p>12.82822</text:p>
          </table:table-cell>
          <table:table-cell office:value-type="float" office:value="13.39313" calcext:value-type="float">
            <text:p>13.39313</text:p>
          </table:table-cell>
          <table:table-cell office:value-type="float" office:value="13.31589" calcext:value-type="float">
            <text:p>13.31589</text:p>
          </table:table-cell>
          <table:table-cell office:value-type="float" office:value="13.63528" calcext:value-type="float">
            <text:p>13.63528</text:p>
          </table:table-cell>
          <table:table-cell office:value-type="float" office:value="13.56729" calcext:value-type="float">
            <text:p>13.56729</text:p>
          </table:table-cell>
          <table:table-cell office:value-type="float" office:value="13.61377" calcext:value-type="float">
            <text:p>13.61377</text:p>
          </table:table-cell>
          <table:table-cell office:value-type="float" office:value="13.5495" calcext:value-type="float">
            <text:p>13.5495</text:p>
          </table:table-cell>
          <table:table-cell office:value-type="float" office:value="15.52457" calcext:value-type="float">
            <text:p>15.52457</text:p>
          </table:table-cell>
          <table:table-cell office:value-type="float" office:value="-5.693481" calcext:value-type="float">
            <text:p>-5.69348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7112006" calcext:value-type="float">
            <text:p>17112006</text:p>
          </table:table-cell>
          <table:table-cell office:value-type="float" office:value="7.72407" calcext:value-type="float">
            <text:p>7.72407</text:p>
          </table:table-cell>
          <table:table-cell office:value-type="float" office:value="8.539546" calcext:value-type="float">
            <text:p>8.539546</text:p>
          </table:table-cell>
          <table:table-cell office:value-type="float" office:value="-5.702015" calcext:value-type="float">
            <text:p>-5.702015</text:p>
          </table:table-cell>
          <table:table-cell office:value-type="float" office:value="0.8299516" calcext:value-type="float">
            <text:p>0.8299516</text:p>
          </table:table-cell>
          <table:table-cell office:value-type="float" office:value="0.3547852" calcext:value-type="float">
            <text:p>0.3547852</text:p>
          </table:table-cell>
          <table:table-cell office:value-type="float" office:value="311.0677" calcext:value-type="float">
            <text:p>311.0677</text:p>
          </table:table-cell>
          <table:table-cell office:value-type="float" office:value="0" calcext:value-type="float">
            <text:p>0</text:p>
          </table:table-cell>
          <table:table-cell office:value-type="float" office:value="14.36533" calcext:value-type="float">
            <text:p>14.36533</text:p>
          </table:table-cell>
          <table:table-cell office:value-type="float" office:value="-3.762848" calcext:value-type="float">
            <text:p>-3.762848</text:p>
          </table:table-cell>
          <table:table-cell office:value-type="float" office:value="10.15485" calcext:value-type="float">
            <text:p>10.15485</text:p>
          </table:table-cell>
          <table:table-cell office:value-type="float" office:value="-0.3374329" calcext:value-type="float">
            <text:p>-0.3374329</text:p>
          </table:table-cell>
          <table:table-cell office:value-type="float" office:value="8.371887" calcext:value-type="float">
            <text:p>8.371887</text:p>
          </table:table-cell>
          <table:table-cell office:value-type="float" office:value="1.650604" calcext:value-type="float">
            <text:p>1.650604</text:p>
          </table:table-cell>
          <table:table-cell office:value-type="float" office:value="7.582214" calcext:value-type="float">
            <text:p>7.582214</text:p>
          </table:table-cell>
          <table:table-cell office:value-type="float" office:value="3.502533" calcext:value-type="float">
            <text:p>3.502533</text:p>
          </table:table-cell>
          <table:table-cell office:value-type="float" office:value="7.379791" calcext:value-type="float">
            <text:p>7.379791</text:p>
          </table:table-cell>
          <table:table-cell office:value-type="float" office:value="4.786224" calcext:value-type="float">
            <text:p>4.786224</text:p>
          </table:table-cell>
          <table:table-cell office:value-type="float" office:value="7.675934" calcext:value-type="float">
            <text:p>7.675934</text:p>
          </table:table-cell>
          <table:table-cell office:value-type="float" office:value="6.178009" calcext:value-type="float">
            <text:p>6.178009</text:p>
          </table:table-cell>
          <table:table-cell office:value-type="float" office:value="8.326721" calcext:value-type="float">
            <text:p>8.326721</text:p>
          </table:table-cell>
          <table:table-cell office:value-type="float" office:value="7.309357" calcext:value-type="float">
            <text:p>7.309357</text:p>
          </table:table-cell>
          <table:table-cell office:value-type="float" office:value="9.258331" calcext:value-type="float">
            <text:p>9.258331</text:p>
          </table:table-cell>
          <table:table-cell office:value-type="float" office:value="8.816376" calcext:value-type="float">
            <text:p>8.816376</text:p>
          </table:table-cell>
          <table:table-cell office:value-type="float" office:value="10.79672" calcext:value-type="float">
            <text:p>10.79672</text:p>
          </table:table-cell>
          <table:table-cell office:value-type="float" office:value="10.51376" calcext:value-type="float">
            <text:p>10.51376</text:p>
          </table:table-cell>
          <table:table-cell office:value-type="float" office:value="12.0954" calcext:value-type="float">
            <text:p>12.0954</text:p>
          </table:table-cell>
          <table:table-cell office:value-type="float" office:value="11.94083" calcext:value-type="float">
            <text:p>11.94083</text:p>
          </table:table-cell>
          <table:table-cell office:value-type="float" office:value="12.82715" calcext:value-type="float">
            <text:p>12.82715</text:p>
          </table:table-cell>
          <table:table-cell office:value-type="float" office:value="12.72006" calcext:value-type="float">
            <text:p>12.72006</text:p>
          </table:table-cell>
          <table:table-cell office:value-type="float" office:value="13.31503" calcext:value-type="float">
            <text:p>13.31503</text:p>
          </table:table-cell>
          <table:table-cell office:value-type="float" office:value="13.23392" calcext:value-type="float">
            <text:p>13.23392</text:p>
          </table:table-cell>
          <table:table-cell office:value-type="float" office:value="13.56656" calcext:value-type="float">
            <text:p>13.56656</text:p>
          </table:table-cell>
          <table:table-cell office:value-type="float" office:value="13.4967" calcext:value-type="float">
            <text:p>13.4967</text:p>
          </table:table-cell>
          <table:table-cell office:value-type="float" office:value="13.54877" calcext:value-type="float">
            <text:p>13.54877</text:p>
          </table:table-cell>
          <table:table-cell office:value-type="float" office:value="13.48422" calcext:value-type="float">
            <text:p>13.48422</text:p>
          </table:table-cell>
          <table:table-cell office:value-type="float" office:value="17.46375" calcext:value-type="float">
            <text:p>17.46375</text:p>
          </table:table-cell>
          <table:table-cell office:value-type="float" office:value="-8.506805" calcext:value-type="float">
            <text:p>-8.50680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8112006" calcext:value-type="float">
            <text:p>18112006</text:p>
          </table:table-cell>
          <table:table-cell office:value-type="float" office:value="7.477138" calcext:value-type="float">
            <text:p>7.477138</text:p>
          </table:table-cell>
          <table:table-cell office:value-type="float" office:value="6.317323" calcext:value-type="float">
            <text:p>6.317323</text:p>
          </table:table-cell>
          <table:table-cell office:value-type="float" office:value="-7.371462" calcext:value-type="float">
            <text:p>-7.371462</text:p>
          </table:table-cell>
          <table:table-cell office:value-type="float" office:value="0.7590078" calcext:value-type="float">
            <text:p>0.7590078</text:p>
          </table:table-cell>
          <table:table-cell office:value-type="float" office:value="0.3128197" calcext:value-type="float">
            <text:p>0.3128197</text:p>
          </table:table-cell>
          <table:table-cell office:value-type="float" office:value="314.421" calcext:value-type="float">
            <text:p>314.421</text:p>
          </table:table-cell>
          <table:table-cell office:value-type="float" office:value="0" calcext:value-type="float">
            <text:p>0</text:p>
          </table:table-cell>
          <table:table-cell office:value-type="float" office:value="12.77914" calcext:value-type="float">
            <text:p>12.77914</text:p>
          </table:table-cell>
          <table:table-cell office:value-type="float" office:value="-4.844421" calcext:value-type="float">
            <text:p>-4.844421</text:p>
          </table:table-cell>
          <table:table-cell office:value-type="float" office:value="8.802917" calcext:value-type="float">
            <text:p>8.802917</text:p>
          </table:table-cell>
          <table:table-cell office:value-type="float" office:value="-0.5484619" calcext:value-type="float">
            <text:p>-0.5484619</text:p>
          </table:table-cell>
          <table:table-cell office:value-type="float" office:value="7.260529" calcext:value-type="float">
            <text:p>7.260529</text:p>
          </table:table-cell>
          <table:table-cell office:value-type="float" office:value="1.394806" calcext:value-type="float">
            <text:p>1.394806</text:p>
          </table:table-cell>
          <table:table-cell office:value-type="float" office:value="6.681183" calcext:value-type="float">
            <text:p>6.681183</text:p>
          </table:table-cell>
          <table:table-cell office:value-type="float" office:value="3.208618" calcext:value-type="float">
            <text:p>3.208618</text:p>
          </table:table-cell>
          <table:table-cell office:value-type="float" office:value="6.612" calcext:value-type="float">
            <text:p>6.612</text:p>
          </table:table-cell>
          <table:table-cell office:value-type="float" office:value="4.43869" calcext:value-type="float">
            <text:p>4.43869</text:p>
          </table:table-cell>
          <table:table-cell office:value-type="float" office:value="7.364929" calcext:value-type="float">
            <text:p>7.364929</text:p>
          </table:table-cell>
          <table:table-cell office:value-type="float" office:value="5.791595" calcext:value-type="float">
            <text:p>5.791595</text:p>
          </table:table-cell>
          <table:table-cell office:value-type="float" office:value="7.932434" calcext:value-type="float">
            <text:p>7.932434</text:p>
          </table:table-cell>
          <table:table-cell office:value-type="float" office:value="6.916931" calcext:value-type="float">
            <text:p>6.916931</text:p>
          </table:table-cell>
          <table:table-cell office:value-type="float" office:value="8.820831" calcext:value-type="float">
            <text:p>8.820831</text:p>
          </table:table-cell>
          <table:table-cell office:value-type="float" office:value="8.420349" calcext:value-type="float">
            <text:p>8.420349</text:p>
          </table:table-cell>
          <table:table-cell office:value-type="float" office:value="10.51083" calcext:value-type="float">
            <text:p>10.51083</text:p>
          </table:table-cell>
          <table:table-cell office:value-type="float" office:value="10.22464" calcext:value-type="float">
            <text:p>10.22464</text:p>
          </table:table-cell>
          <table:table-cell office:value-type="float" office:value="11.93906" calcext:value-type="float">
            <text:p>11.93906</text:p>
          </table:table-cell>
          <table:table-cell office:value-type="float" office:value="11.76608" calcext:value-type="float">
            <text:p>11.76608</text:p>
          </table:table-cell>
          <table:table-cell office:value-type="float" office:value="12.7189" calcext:value-type="float">
            <text:p>12.7189</text:p>
          </table:table-cell>
          <table:table-cell office:value-type="float" office:value="12.60165" calcext:value-type="float">
            <text:p>12.60165</text:p>
          </table:table-cell>
          <table:table-cell office:value-type="float" office:value="13.23303" calcext:value-type="float">
            <text:p>13.23303</text:p>
          </table:table-cell>
          <table:table-cell office:value-type="float" office:value="13.1467" calcext:value-type="float">
            <text:p>13.1467</text:p>
          </table:table-cell>
          <table:table-cell office:value-type="float" office:value="13.496" calcext:value-type="float">
            <text:p>13.496</text:p>
          </table:table-cell>
          <table:table-cell office:value-type="float" office:value="13.42447" calcext:value-type="float">
            <text:p>13.42447</text:p>
          </table:table-cell>
          <table:table-cell office:value-type="float" office:value="13.48358" calcext:value-type="float">
            <text:p>13.48358</text:p>
          </table:table-cell>
          <table:table-cell office:value-type="float" office:value="13.41895" calcext:value-type="float">
            <text:p>13.41895</text:p>
          </table:table-cell>
          <table:table-cell office:value-type="float" office:value="16.00507" calcext:value-type="float">
            <text:p>16.00507</text:p>
          </table:table-cell>
          <table:table-cell office:value-type="float" office:value="-10.27069" calcext:value-type="float">
            <text:p>-10.2706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9112006" calcext:value-type="float">
            <text:p>19112006</text:p>
          </table:table-cell>
          <table:table-cell office:value-type="float" office:value="7.200968" calcext:value-type="float">
            <text:p>7.200968</text:p>
          </table:table-cell>
          <table:table-cell office:value-type="float" office:value="11.87288" calcext:value-type="float">
            <text:p>11.87288</text:p>
          </table:table-cell>
          <table:table-cell office:value-type="float" office:value="-9.00199" calcext:value-type="float">
            <text:p>-9.00199</text:p>
          </table:table-cell>
          <table:table-cell office:value-type="float" office:value="0.956591" calcext:value-type="float">
            <text:p>0.956591</text:p>
          </table:table-cell>
          <table:table-cell office:value-type="float" office:value="0.2762039" calcext:value-type="float">
            <text:p>0.2762039</text:p>
          </table:table-cell>
          <table:table-cell office:value-type="float" office:value="320.7045" calcext:value-type="float">
            <text:p>320.7045</text:p>
          </table:table-cell>
          <table:table-cell office:value-type="float" office:value="0" calcext:value-type="float">
            <text:p>0</text:p>
          </table:table-cell>
          <table:table-cell office:value-type="float" office:value="14.75992" calcext:value-type="float">
            <text:p>14.75992</text:p>
          </table:table-cell>
          <table:table-cell office:value-type="float" office:value="-5.820587" calcext:value-type="float">
            <text:p>-5.820587</text:p>
          </table:table-cell>
          <table:table-cell office:value-type="float" office:value="9.716736" calcext:value-type="float">
            <text:p>9.716736</text:p>
          </table:table-cell>
          <table:table-cell office:value-type="float" office:value="-0.7963257" calcext:value-type="float">
            <text:p>-0.7963257</text:p>
          </table:table-cell>
          <table:table-cell office:value-type="float" office:value="7.81543" calcext:value-type="float">
            <text:p>7.81543</text:p>
          </table:table-cell>
          <table:table-cell office:value-type="float" office:value="1.018402" calcext:value-type="float">
            <text:p>1.018402</text:p>
          </table:table-cell>
          <table:table-cell office:value-type="float" office:value="6.97467" calcext:value-type="float">
            <text:p>6.97467</text:p>
          </table:table-cell>
          <table:table-cell office:value-type="float" office:value="2.742859" calcext:value-type="float">
            <text:p>2.742859</text:p>
          </table:table-cell>
          <table:table-cell office:value-type="float" office:value="6.716553" calcext:value-type="float">
            <text:p>6.716553</text:p>
          </table:table-cell>
          <table:table-cell office:value-type="float" office:value="3.932587" calcext:value-type="float">
            <text:p>3.932587</text:p>
          </table:table-cell>
          <table:table-cell office:value-type="float" office:value="6.753479" calcext:value-type="float">
            <text:p>6.753479</text:p>
          </table:table-cell>
          <table:table-cell office:value-type="float" office:value="5.239746" calcext:value-type="float">
            <text:p>5.239746</text:p>
          </table:table-cell>
          <table:table-cell office:value-type="float" office:value="7.372864" calcext:value-type="float">
            <text:p>7.372864</text:p>
          </table:table-cell>
          <table:table-cell office:value-type="float" office:value="6.403076" calcext:value-type="float">
            <text:p>6.403076</text:p>
          </table:table-cell>
          <table:table-cell office:value-type="float" office:value="8.419495" calcext:value-type="float">
            <text:p>8.419495</text:p>
          </table:table-cell>
          <table:table-cell office:value-type="float" office:value="8.010895" calcext:value-type="float">
            <text:p>8.010895</text:p>
          </table:table-cell>
          <table:table-cell office:value-type="float" office:value="10.22159" calcext:value-type="float">
            <text:p>10.22159</text:p>
          </table:table-cell>
          <table:table-cell office:value-type="float" office:value="9.917358" calcext:value-type="float">
            <text:p>9.917358</text:p>
          </table:table-cell>
          <table:table-cell office:value-type="float" office:value="11.76419" calcext:value-type="float">
            <text:p>11.76419</text:p>
          </table:table-cell>
          <table:table-cell office:value-type="float" office:value="11.57608" calcext:value-type="float">
            <text:p>11.57608</text:p>
          </table:table-cell>
          <table:table-cell office:value-type="float" office:value="12.60034" calcext:value-type="float">
            <text:p>12.60034</text:p>
          </table:table-cell>
          <table:table-cell office:value-type="float" office:value="12.47244" calcext:value-type="float">
            <text:p>12.47244</text:p>
          </table:table-cell>
          <table:table-cell office:value-type="float" office:value="13.14578" calcext:value-type="float">
            <text:p>13.14578</text:p>
          </table:table-cell>
          <table:table-cell office:value-type="float" office:value="13.05356" calcext:value-type="float">
            <text:p>13.05356</text:p>
          </table:table-cell>
          <table:table-cell office:value-type="float" office:value="13.42371" calcext:value-type="float">
            <text:p>13.42371</text:p>
          </table:table-cell>
          <table:table-cell office:value-type="float" office:value="13.35001" calcext:value-type="float">
            <text:p>13.35001</text:p>
          </table:table-cell>
          <table:table-cell office:value-type="float" office:value="13.41827" calcext:value-type="float">
            <text:p>13.41827</text:p>
          </table:table-cell>
          <table:table-cell office:value-type="float" office:value="13.35287" calcext:value-type="float">
            <text:p>13.35287</text:p>
          </table:table-cell>
          <table:table-cell office:value-type="float" office:value="20.62534" calcext:value-type="float">
            <text:p>20.62534</text:p>
          </table:table-cell>
          <table:table-cell office:value-type="float" office:value="-11.90097" calcext:value-type="float">
            <text:p>-11.9009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112006" calcext:value-type="float">
            <text:p>20112006</text:p>
          </table:table-cell>
          <table:table-cell office:value-type="float" office:value="7.058289" calcext:value-type="float">
            <text:p>7.058289</text:p>
          </table:table-cell>
          <table:table-cell office:value-type="float" office:value="11.31732" calcext:value-type="float">
            <text:p>11.31732</text:p>
          </table:table-cell>
          <table:table-cell office:value-type="float" office:value="-6.240892" calcext:value-type="float">
            <text:p>-6.240892</text:p>
          </table:table-cell>
          <table:table-cell office:value-type="float" office:value="0.9437441" calcext:value-type="float">
            <text:p>0.9437441</text:p>
          </table:table-cell>
          <table:table-cell office:value-type="float" office:value="0.3407161" calcext:value-type="float">
            <text:p>0.3407161</text:p>
          </table:table-cell>
          <table:table-cell office:value-type="float" office:value="325.8422" calcext:value-type="float">
            <text:p>325.8422</text:p>
          </table:table-cell>
          <table:table-cell office:value-type="float" office:value="0" calcext:value-type="float">
            <text:p>0</text:p>
          </table:table-cell>
          <table:table-cell office:value-type="float" office:value="15.0874" calcext:value-type="float">
            <text:p>15.0874</text:p>
          </table:table-cell>
          <table:table-cell office:value-type="float" office:value="-4.628235" calcext:value-type="float">
            <text:p>-4.628235</text:p>
          </table:table-cell>
          <table:table-cell office:value-type="float" office:value="10.2962" calcext:value-type="float">
            <text:p>10.2962</text:p>
          </table:table-cell>
          <table:table-cell office:value-type="float" office:value="-0.5432434" calcext:value-type="float">
            <text:p>-0.5432434</text:p>
          </table:table-cell>
          <table:table-cell office:value-type="float" office:value="8.320679" calcext:value-type="float">
            <text:p>8.320679</text:p>
          </table:table-cell>
          <table:table-cell office:value-type="float" office:value="1.305786" calcext:value-type="float">
            <text:p>1.305786</text:p>
          </table:table-cell>
          <table:table-cell office:value-type="float" office:value="7.357208" calcext:value-type="float">
            <text:p>7.357208</text:p>
          </table:table-cell>
          <table:table-cell office:value-type="float" office:value="2.976349" calcext:value-type="float">
            <text:p>2.976349</text:p>
          </table:table-cell>
          <table:table-cell office:value-type="float" office:value="7.003235" calcext:value-type="float">
            <text:p>7.003235</text:p>
          </table:table-cell>
          <table:table-cell office:value-type="float" office:value="4.123291" calcext:value-type="float">
            <text:p>4.123291</text:p>
          </table:table-cell>
          <table:table-cell office:value-type="float" office:value="6.935272" calcext:value-type="float">
            <text:p>6.935272</text:p>
          </table:table-cell>
          <table:table-cell office:value-type="float" office:value="5.377594" calcext:value-type="float">
            <text:p>5.377594</text:p>
          </table:table-cell>
          <table:table-cell office:value-type="float" office:value="7.24585" calcext:value-type="float">
            <text:p>7.24585</text:p>
          </table:table-cell>
          <table:table-cell office:value-type="float" office:value="6.40744" calcext:value-type="float">
            <text:p>6.40744</text:p>
          </table:table-cell>
          <table:table-cell office:value-type="float" office:value="8.055115" calcext:value-type="float">
            <text:p>8.055115</text:p>
          </table:table-cell>
          <table:table-cell office:value-type="float" office:value="7.842468" calcext:value-type="float">
            <text:p>7.842468</text:p>
          </table:table-cell>
          <table:table-cell office:value-type="float" office:value="9.914398" calcext:value-type="float">
            <text:p>9.914398</text:p>
          </table:table-cell>
          <table:table-cell office:value-type="float" office:value="9.664612" calcext:value-type="float">
            <text:p>9.664612</text:p>
          </table:table-cell>
          <table:table-cell office:value-type="float" office:value="11.57401" calcext:value-type="float">
            <text:p>11.57401</text:p>
          </table:table-cell>
          <table:table-cell office:value-type="float" office:value="11.37878" calcext:value-type="float">
            <text:p>11.37878</text:p>
          </table:table-cell>
          <table:table-cell office:value-type="float" office:value="12.47101" calcext:value-type="float">
            <text:p>12.47101</text:p>
          </table:table-cell>
          <table:table-cell office:value-type="float" office:value="12.33328" calcext:value-type="float">
            <text:p>12.33328</text:p>
          </table:table-cell>
          <table:table-cell office:value-type="float" office:value="13.05255" calcext:value-type="float">
            <text:p>13.05255</text:p>
          </table:table-cell>
          <table:table-cell office:value-type="float" office:value="12.95441" calcext:value-type="float">
            <text:p>12.95441</text:p>
          </table:table-cell>
          <table:table-cell office:value-type="float" office:value="13.34921" calcext:value-type="float">
            <text:p>13.34921</text:p>
          </table:table-cell>
          <table:table-cell office:value-type="float" office:value="13.27258" calcext:value-type="float">
            <text:p>13.27258</text:p>
          </table:table-cell>
          <table:table-cell office:value-type="float" office:value="13.35217" calcext:value-type="float">
            <text:p>13.35217</text:p>
          </table:table-cell>
          <table:table-cell office:value-type="float" office:value="13.28629" calcext:value-type="float">
            <text:p>13.28629</text:p>
          </table:table-cell>
          <table:table-cell office:value-type="float" office:value="20.71368" calcext:value-type="float">
            <text:p>20.71368</text:p>
          </table:table-cell>
          <table:table-cell office:value-type="float" office:value="-9.613831" calcext:value-type="float">
            <text:p>-9.61383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112006" calcext:value-type="float">
            <text:p>21112006</text:p>
          </table:table-cell>
          <table:table-cell office:value-type="float" office:value="7.030588" calcext:value-type="float">
            <text:p>7.030588</text:p>
          </table:table-cell>
          <table:table-cell office:value-type="float" office:value="15.20621" calcext:value-type="float">
            <text:p>15.20621</text:p>
          </table:table-cell>
          <table:table-cell office:value-type="float" office:value="-0.1409" calcext:value-type="float">
            <text:p>-0.1409</text:p>
          </table:table-cell>
          <table:table-cell office:value-type="float" office:value="1.125973" calcext:value-type="float">
            <text:p>1.125973</text:p>
          </table:table-cell>
          <table:table-cell office:value-type="float" office:value="0.5336542" calcext:value-type="float">
            <text:p>0.5336542</text:p>
          </table:table-cell>
          <table:table-cell office:value-type="float" office:value="319.3738" calcext:value-type="float">
            <text:p>319.3738</text:p>
          </table:table-cell>
          <table:table-cell office:value-type="float" office:value="0" calcext:value-type="float">
            <text:p>0</text:p>
          </table:table-cell>
          <table:table-cell office:value-type="float" office:value="17.99176" calcext:value-type="float">
            <text:p>17.99176</text:p>
          </table:table-cell>
          <table:table-cell office:value-type="float" office:value="-1.022003" calcext:value-type="float">
            <text:p>-1.022003</text:p>
          </table:table-cell>
          <table:table-cell office:value-type="float" office:value="12.74042" calcext:value-type="float">
            <text:p>12.74042</text:p>
          </table:table-cell>
          <table:table-cell office:value-type="float" office:value="1.431946" calcext:value-type="float">
            <text:p>1.431946</text:p>
          </table:table-cell>
          <table:table-cell office:value-type="float" office:value="10.37347" calcext:value-type="float">
            <text:p>10.37347</text:p>
          </table:table-cell>
          <table:table-cell office:value-type="float" office:value="2.890778" calcext:value-type="float">
            <text:p>2.890778</text:p>
          </table:table-cell>
          <table:table-cell office:value-type="float" office:value="9.006866" calcext:value-type="float">
            <text:p>9.006866</text:p>
          </table:table-cell>
          <table:table-cell office:value-type="float" office:value="4.182312" calcext:value-type="float">
            <text:p>4.182312</text:p>
          </table:table-cell>
          <table:table-cell office:value-type="float" office:value="8.35788" calcext:value-type="float">
            <text:p>8.35788</text:p>
          </table:table-cell>
          <table:table-cell office:value-type="float" office:value="5.047974" calcext:value-type="float">
            <text:p>5.047974</text:p>
          </table:table-cell>
          <table:table-cell office:value-type="float" office:value="7.977905" calcext:value-type="float">
            <text:p>7.977905</text:p>
          </table:table-cell>
          <table:table-cell office:value-type="float" office:value="5.991394" calcext:value-type="float">
            <text:p>5.991394</text:p>
          </table:table-cell>
          <table:table-cell office:value-type="float" office:value="7.929352" calcext:value-type="float">
            <text:p>7.929352</text:p>
          </table:table-cell>
          <table:table-cell office:value-type="float" office:value="6.767883" calcext:value-type="float">
            <text:p>6.767883</text:p>
          </table:table-cell>
          <table:table-cell office:value-type="float" office:value="8.066895" calcext:value-type="float">
            <text:p>8.066895</text:p>
          </table:table-cell>
          <table:table-cell office:value-type="float" office:value="7.887817" calcext:value-type="float">
            <text:p>7.887817</text:p>
          </table:table-cell>
          <table:table-cell office:value-type="float" office:value="9.662476" calcext:value-type="float">
            <text:p>9.662476</text:p>
          </table:table-cell>
          <table:table-cell office:value-type="float" office:value="9.513672" calcext:value-type="float">
            <text:p>9.513672</text:p>
          </table:table-cell>
          <table:table-cell office:value-type="float" office:value="11.37671" calcext:value-type="float">
            <text:p>11.37671</text:p>
          </table:table-cell>
          <table:table-cell office:value-type="float" office:value="11.19308" calcext:value-type="float">
            <text:p>11.19308</text:p>
          </table:table-cell>
          <table:table-cell office:value-type="float" office:value="12.33179" calcext:value-type="float">
            <text:p>12.33179</text:p>
          </table:table-cell>
          <table:table-cell office:value-type="float" office:value="12.18933" calcext:value-type="float">
            <text:p>12.18933</text:p>
          </table:table-cell>
          <table:table-cell office:value-type="float" office:value="12.95331" calcext:value-type="float">
            <text:p>12.95331</text:p>
          </table:table-cell>
          <table:table-cell office:value-type="float" office:value="12.84924" calcext:value-type="float">
            <text:p>12.84924</text:p>
          </table:table-cell>
          <table:table-cell office:value-type="float" office:value="13.27179" calcext:value-type="float">
            <text:p>13.27179</text:p>
          </table:table-cell>
          <table:table-cell office:value-type="float" office:value="13.19229" calcext:value-type="float">
            <text:p>13.19229</text:p>
          </table:table-cell>
          <table:table-cell office:value-type="float" office:value="13.28558" calcext:value-type="float">
            <text:p>13.28558</text:p>
          </table:table-cell>
          <table:table-cell office:value-type="float" office:value="13.21747" calcext:value-type="float">
            <text:p>13.21747</text:p>
          </table:table-cell>
          <table:table-cell office:value-type="float" office:value="25.03088" calcext:value-type="float">
            <text:p>25.03088</text:p>
          </table:table-cell>
          <table:table-cell office:value-type="float" office:value="-4.232147" calcext:value-type="float">
            <text:p>-4.23214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2112006" calcext:value-type="float">
            <text:p>22112006</text:p>
          </table:table-cell>
          <table:table-cell office:value-type="float" office:value="6.964525" calcext:value-type="float">
            <text:p>6.964525</text:p>
          </table:table-cell>
          <table:table-cell office:value-type="float" office:value="18.53955" calcext:value-type="float">
            <text:p>18.53955</text:p>
          </table:table-cell>
          <table:table-cell office:value-type="float" office:value="-2.335324" calcext:value-type="float">
            <text:p>-2.335324</text:p>
          </table:table-cell>
          <table:table-cell office:value-type="float" office:value="1.293249" calcext:value-type="float">
            <text:p>1.293249</text:p>
          </table:table-cell>
          <table:table-cell office:value-type="float" office:value="0.4551651" calcext:value-type="float">
            <text:p>0.4551651</text:p>
          </table:table-cell>
          <table:table-cell office:value-type="float" office:value="319.8967" calcext:value-type="float">
            <text:p>319.8967</text:p>
          </table:table-cell>
          <table:table-cell office:value-type="float" office:value="0" calcext:value-type="float">
            <text:p>0</text:p>
          </table:table-cell>
          <table:table-cell office:value-type="float" office:value="19.9455" calcext:value-type="float">
            <text:p>19.9455</text:p>
          </table:table-cell>
          <table:table-cell office:value-type="float" office:value="-1.273193" calcext:value-type="float">
            <text:p>-1.273193</text:p>
          </table:table-cell>
          <table:table-cell office:value-type="float" office:value="14.19128" calcext:value-type="float">
            <text:p>14.19128</text:p>
          </table:table-cell>
          <table:table-cell office:value-type="float" office:value="1.942566" calcext:value-type="float">
            <text:p>1.942566</text:p>
          </table:table-cell>
          <table:table-cell office:value-type="float" office:value="11.70587" calcext:value-type="float">
            <text:p>11.70587</text:p>
          </table:table-cell>
          <table:table-cell office:value-type="float" office:value="3.636597" calcext:value-type="float">
            <text:p>3.636597</text:p>
          </table:table-cell>
          <table:table-cell office:value-type="float" office:value="10.17831" calcext:value-type="float">
            <text:p>10.17831</text:p>
          </table:table-cell>
          <table:table-cell office:value-type="float" office:value="5.042725" calcext:value-type="float">
            <text:p>5.042725</text:p>
          </table:table-cell>
          <table:table-cell office:value-type="float" office:value="9.386719" calcext:value-type="float">
            <text:p>9.386719</text:p>
          </table:table-cell>
          <table:table-cell office:value-type="float" office:value="5.914398" calcext:value-type="float">
            <text:p>5.914398</text:p>
          </table:table-cell>
          <table:table-cell office:value-type="float" office:value="8.818146" calcext:value-type="float">
            <text:p>8.818146</text:p>
          </table:table-cell>
          <table:table-cell office:value-type="float" office:value="6.794739" calcext:value-type="float">
            <text:p>6.794739</text:p>
          </table:table-cell>
          <table:table-cell office:value-type="float" office:value="8.575623" calcext:value-type="float">
            <text:p>8.575623</text:p>
          </table:table-cell>
          <table:table-cell office:value-type="float" office:value="7.395264" calcext:value-type="float">
            <text:p>7.395264</text:p>
          </table:table-cell>
          <table:table-cell office:value-type="float" office:value="8.424408" calcext:value-type="float">
            <text:p>8.424408</text:p>
          </table:table-cell>
          <table:table-cell office:value-type="float" office:value="8.074799" calcext:value-type="float">
            <text:p>8.074799</text:p>
          </table:table-cell>
          <table:table-cell office:value-type="float" office:value="9.513" calcext:value-type="float">
            <text:p>9.513</text:p>
          </table:table-cell>
          <table:table-cell office:value-type="float" office:value="9.503143" calcext:value-type="float">
            <text:p>9.503143</text:p>
          </table:table-cell>
          <table:table-cell office:value-type="float" office:value="11.19125" calcext:value-type="float">
            <text:p>11.19125</text:p>
          </table:table-cell>
          <table:table-cell office:value-type="float" office:value="11.04306" calcext:value-type="float">
            <text:p>11.04306</text:p>
          </table:table-cell>
          <table:table-cell office:value-type="float" office:value="12.18784" calcext:value-type="float">
            <text:p>12.18784</text:p>
          </table:table-cell>
          <table:table-cell office:value-type="float" office:value="12.04947" calcext:value-type="float">
            <text:p>12.04947</text:p>
          </table:table-cell>
          <table:table-cell office:value-type="float" office:value="12.84808" calcext:value-type="float">
            <text:p>12.84808</text:p>
          </table:table-cell>
          <table:table-cell office:value-type="float" office:value="12.74036" calcext:value-type="float">
            <text:p>12.74036</text:p>
          </table:table-cell>
          <table:table-cell office:value-type="float" office:value="13.19147" calcext:value-type="float">
            <text:p>13.19147</text:p>
          </table:table-cell>
          <table:table-cell office:value-type="float" office:value="13.10892" calcext:value-type="float">
            <text:p>13.10892</text:p>
          </table:table-cell>
          <table:table-cell office:value-type="float" office:value="13.21677" calcext:value-type="float">
            <text:p>13.21677</text:p>
          </table:table-cell>
          <table:table-cell office:value-type="float" office:value="13.14691" calcext:value-type="float">
            <text:p>13.14691</text:p>
          </table:table-cell>
          <table:table-cell office:value-type="float" office:value="28.54126" calcext:value-type="float">
            <text:p>28.54126</text:p>
          </table:table-cell>
          <table:table-cell office:value-type="float" office:value="-5.756836" calcext:value-type="float">
            <text:p>-5.75683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3112006" calcext:value-type="float">
            <text:p>23112006</text:p>
          </table:table-cell>
          <table:table-cell office:value-type="float" office:value="6.703854" calcext:value-type="float">
            <text:p>6.703854</text:p>
          </table:table-cell>
          <table:table-cell office:value-type="float" office:value="18.53955" calcext:value-type="float">
            <text:p>18.53955</text:p>
          </table:table-cell>
          <table:table-cell office:value-type="float" office:value="-0.124221" calcext:value-type="float">
            <text:p>-0.124221</text:p>
          </table:table-cell>
          <table:table-cell office:value-type="float" office:value="1.31788" calcext:value-type="float">
            <text:p>1.31788</text:p>
          </table:table-cell>
          <table:table-cell office:value-type="float" office:value="0.5342952" calcext:value-type="float">
            <text:p>0.5342952</text:p>
          </table:table-cell>
          <table:table-cell office:value-type="float" office:value="314.7929" calcext:value-type="float">
            <text:p>314.7929</text:p>
          </table:table-cell>
          <table:table-cell office:value-type="float" office:value="0" calcext:value-type="float">
            <text:p>0</text:p>
          </table:table-cell>
          <table:table-cell office:value-type="float" office:value="20.44437" calcext:value-type="float">
            <text:p>20.44437</text:p>
          </table:table-cell>
          <table:table-cell office:value-type="float" office:value="0.5423279" calcext:value-type="float">
            <text:p>0.5423279</text:p>
          </table:table-cell>
          <table:table-cell office:value-type="float" office:value="14.89362" calcext:value-type="float">
            <text:p>14.89362</text:p>
          </table:table-cell>
          <table:table-cell office:value-type="float" office:value="3.487946" calcext:value-type="float">
            <text:p>3.487946</text:p>
          </table:table-cell>
          <table:table-cell office:value-type="float" office:value="12.4711" calcext:value-type="float">
            <text:p>12.4711</text:p>
          </table:table-cell>
          <table:table-cell office:value-type="float" office:value="4.990845" calcext:value-type="float">
            <text:p>4.990845</text:p>
          </table:table-cell>
          <table:table-cell office:value-type="float" office:value="10.94705" calcext:value-type="float">
            <text:p>10.94705</text:p>
          </table:table-cell>
          <table:table-cell office:value-type="float" office:value="6.211029" calcext:value-type="float">
            <text:p>6.211029</text:p>
          </table:table-cell>
          <table:table-cell office:value-type="float" office:value="10.1272" calcext:value-type="float">
            <text:p>10.1272</text:p>
          </table:table-cell>
          <table:table-cell office:value-type="float" office:value="6.944031" calcext:value-type="float">
            <text:p>6.944031</text:p>
          </table:table-cell>
          <table:table-cell office:value-type="float" office:value="9.495941" calcext:value-type="float">
            <text:p>9.495941</text:p>
          </table:table-cell>
          <table:table-cell office:value-type="float" office:value="7.655579" calcext:value-type="float">
            <text:p>7.655579</text:p>
          </table:table-cell>
          <table:table-cell office:value-type="float" office:value="9.170959" calcext:value-type="float">
            <text:p>9.170959</text:p>
          </table:table-cell>
          <table:table-cell office:value-type="float" office:value="8.082153" calcext:value-type="float">
            <text:p>8.082153</text:p>
          </table:table-cell>
          <table:table-cell office:value-type="float" office:value="8.854309" calcext:value-type="float">
            <text:p>8.854309</text:p>
          </table:table-cell>
          <table:table-cell office:value-type="float" office:value="8.433502" calcext:value-type="float">
            <text:p>8.433502</text:p>
          </table:table-cell>
          <table:table-cell office:value-type="float" office:value="9.608765" calcext:value-type="float">
            <text:p>9.608765</text:p>
          </table:table-cell>
          <table:table-cell office:value-type="float" office:value="9.509155" calcext:value-type="float">
            <text:p>9.509155</text:p>
          </table:table-cell>
          <table:table-cell office:value-type="float" office:value="11.04172" calcext:value-type="float">
            <text:p>11.04172</text:p>
          </table:table-cell>
          <table:table-cell office:value-type="float" office:value="10.94153" calcext:value-type="float">
            <text:p>10.94153</text:p>
          </table:table-cell>
          <table:table-cell office:value-type="float" office:value="12.04807" calcext:value-type="float">
            <text:p>12.04807</text:p>
          </table:table-cell>
          <table:table-cell office:value-type="float" office:value="11.92374" calcext:value-type="float">
            <text:p>11.92374</text:p>
          </table:table-cell>
          <table:table-cell office:value-type="float" office:value="12.73923" calcext:value-type="float">
            <text:p>12.73923</text:p>
          </table:table-cell>
          <table:table-cell office:value-type="float" office:value="12.63092" calcext:value-type="float">
            <text:p>12.63092</text:p>
          </table:table-cell>
          <table:table-cell office:value-type="float" office:value="13.108" calcext:value-type="float">
            <text:p>13.108</text:p>
          </table:table-cell>
          <table:table-cell office:value-type="float" office:value="13.0228" calcext:value-type="float">
            <text:p>13.0228</text:p>
          </table:table-cell>
          <table:table-cell office:value-type="float" office:value="13.14618" calcext:value-type="float">
            <text:p>13.14618</text:p>
          </table:table-cell>
          <table:table-cell office:value-type="float" office:value="13.07492" calcext:value-type="float">
            <text:p>13.07492</text:p>
          </table:table-cell>
          <table:table-cell office:value-type="float" office:value="28.65472" calcext:value-type="float">
            <text:p>28.65472</text:p>
          </table:table-cell>
          <table:table-cell office:value-type="float" office:value="-3.62149" calcext:value-type="float">
            <text:p>-3.6214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4112006" calcext:value-type="float">
            <text:p>24112006</text:p>
          </table:table-cell>
          <table:table-cell office:value-type="float" office:value="6.583186" calcext:value-type="float">
            <text:p>6.583186</text:p>
          </table:table-cell>
          <table:table-cell office:value-type="float" office:value="13.53955" calcext:value-type="float">
            <text:p>13.53955</text:p>
          </table:table-cell>
          <table:table-cell office:value-type="float" office:value="-1.254791" calcext:value-type="float">
            <text:p>-1.254791</text:p>
          </table:table-cell>
          <table:table-cell office:value-type="float" office:value="1.079352" calcext:value-type="float">
            <text:p>1.079352</text:p>
          </table:table-cell>
          <table:table-cell office:value-type="float" office:value="0.4924122" calcext:value-type="float">
            <text:p>0.4924122</text:p>
          </table:table-cell>
          <table:table-cell office:value-type="float" office:value="313.1235" calcext:value-type="float">
            <text:p>313.1235</text:p>
          </table:table-cell>
          <table:table-cell office:value-type="float" office:value="0" calcext:value-type="float">
            <text:p>0</text:p>
          </table:table-cell>
          <table:table-cell office:value-type="float" office:value="17.85907" calcext:value-type="float">
            <text:p>17.85907</text:p>
          </table:table-cell>
          <table:table-cell office:value-type="float" office:value="0.1308594" calcext:value-type="float">
            <text:p>0.1308594</text:p>
          </table:table-cell>
          <table:table-cell office:value-type="float" office:value="13.26825" calcext:value-type="float">
            <text:p>13.26825</text:p>
          </table:table-cell>
          <table:table-cell office:value-type="float" office:value="3.336487" calcext:value-type="float">
            <text:p>3.336487</text:p>
          </table:table-cell>
          <table:table-cell office:value-type="float" office:value="11.31058" calcext:value-type="float">
            <text:p>11.31058</text:p>
          </table:table-cell>
          <table:table-cell office:value-type="float" office:value="5.039978" calcext:value-type="float">
            <text:p>5.039978</text:p>
          </table:table-cell>
          <table:table-cell office:value-type="float" office:value="10.17651" calcext:value-type="float">
            <text:p>10.17651</text:p>
          </table:table-cell>
          <table:table-cell office:value-type="float" office:value="6.431152" calcext:value-type="float">
            <text:p>6.431152</text:p>
          </table:table-cell>
          <table:table-cell office:value-type="float" office:value="9.626068" calcext:value-type="float">
            <text:p>9.626068</text:p>
          </table:table-cell>
          <table:table-cell office:value-type="float" office:value="7.261169" calcext:value-type="float">
            <text:p>7.261169</text:p>
          </table:table-cell>
          <table:table-cell office:value-type="float" office:value="9.482727" calcext:value-type="float">
            <text:p>9.482727</text:p>
          </table:table-cell>
          <table:table-cell office:value-type="float" office:value="8.040894" calcext:value-type="float">
            <text:p>8.040894</text:p>
          </table:table-cell>
          <table:table-cell office:value-type="float" office:value="9.209839" calcext:value-type="float">
            <text:p>9.209839</text:p>
          </table:table-cell>
          <table:table-cell office:value-type="float" office:value="8.477509" calcext:value-type="float">
            <text:p>8.477509</text:p>
          </table:table-cell>
          <table:table-cell office:value-type="float" office:value="9.110321" calcext:value-type="float">
            <text:p>9.110321</text:p>
          </table:table-cell>
          <table:table-cell office:value-type="float" office:value="8.863159" calcext:value-type="float">
            <text:p>8.863159</text:p>
          </table:table-cell>
          <table:table-cell office:value-type="float" office:value="9.751556" calcext:value-type="float">
            <text:p>9.751556</text:p>
          </table:table-cell>
          <table:table-cell office:value-type="float" office:value="9.61026" calcext:value-type="float">
            <text:p>9.61026</text:p>
          </table:table-cell>
          <table:table-cell office:value-type="float" office:value="10.94073" calcext:value-type="float">
            <text:p>10.94073</text:p>
          </table:table-cell>
          <table:table-cell office:value-type="float" office:value="10.88751" calcext:value-type="float">
            <text:p>10.88751</text:p>
          </table:table-cell>
          <table:table-cell office:value-type="float" office:value="11.92255" calcext:value-type="float">
            <text:p>11.92255</text:p>
          </table:table-cell>
          <table:table-cell office:value-type="float" office:value="11.81857" calcext:value-type="float">
            <text:p>11.81857</text:p>
          </table:table-cell>
          <table:table-cell office:value-type="float" office:value="12.62982" calcext:value-type="float">
            <text:p>12.62982</text:p>
          </table:table-cell>
          <table:table-cell office:value-type="float" office:value="12.52481" calcext:value-type="float">
            <text:p>12.52481</text:p>
          </table:table-cell>
          <table:table-cell office:value-type="float" office:value="13.02188" calcext:value-type="float">
            <text:p>13.02188</text:p>
          </table:table-cell>
          <table:table-cell office:value-type="float" office:value="12.93573" calcext:value-type="float">
            <text:p>12.93573</text:p>
          </table:table-cell>
          <table:table-cell office:value-type="float" office:value="13.07416" calcext:value-type="float">
            <text:p>13.07416</text:p>
          </table:table-cell>
          <table:table-cell office:value-type="float" office:value="13.0015" calcext:value-type="float">
            <text:p>13.0015</text:p>
          </table:table-cell>
          <table:table-cell office:value-type="float" office:value="23.87122" calcext:value-type="float">
            <text:p>23.87122</text:p>
          </table:table-cell>
          <table:table-cell office:value-type="float" office:value="-4.566742" calcext:value-type="float">
            <text:p>-4.56674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5112006" calcext:value-type="float">
            <text:p>25112006</text:p>
          </table:table-cell>
          <table:table-cell office:value-type="float" office:value="6.60472" calcext:value-type="float">
            <text:p>6.60472</text:p>
          </table:table-cell>
          <table:table-cell office:value-type="float" office:value="11.87288" calcext:value-type="float">
            <text:p>11.87288</text:p>
          </table:table-cell>
          <table:table-cell office:value-type="float" office:value="-1.263131" calcext:value-type="float">
            <text:p>-1.263131</text:p>
          </table:table-cell>
          <table:table-cell office:value-type="float" office:value="1.006003" calcext:value-type="float">
            <text:p>1.006003</text:p>
          </table:table-cell>
          <table:table-cell office:value-type="float" office:value="0.4921149" calcext:value-type="float">
            <text:p>0.4921149</text:p>
          </table:table-cell>
          <table:table-cell office:value-type="float" office:value="313.2943" calcext:value-type="float">
            <text:p>313.2943</text:p>
          </table:table-cell>
          <table:table-cell office:value-type="float" office:value="0" calcext:value-type="float">
            <text:p>0</text:p>
          </table:table-cell>
          <table:table-cell office:value-type="float" office:value="16.82941" calcext:value-type="float">
            <text:p>16.82941</text:p>
          </table:table-cell>
          <table:table-cell office:value-type="float" office:value="-0.395874" calcext:value-type="float">
            <text:p>-0.395874</text:p>
          </table:table-cell>
          <table:table-cell office:value-type="float" office:value="12.44763" calcext:value-type="float">
            <text:p>12.44763</text:p>
          </table:table-cell>
          <table:table-cell office:value-type="float" office:value="2.694183" calcext:value-type="float">
            <text:p>2.694183</text:p>
          </table:table-cell>
          <table:table-cell office:value-type="float" office:value="10.60336" calcext:value-type="float">
            <text:p>10.60336</text:p>
          </table:table-cell>
          <table:table-cell office:value-type="float" office:value="4.409149" calcext:value-type="float">
            <text:p>4.409149</text:p>
          </table:table-cell>
          <table:table-cell office:value-type="float" office:value="9.588501" calcext:value-type="float">
            <text:p>9.588501</text:p>
          </table:table-cell>
          <table:table-cell office:value-type="float" office:value="5.877258" calcext:value-type="float">
            <text:p>5.877258</text:p>
          </table:table-cell>
          <table:table-cell office:value-type="float" office:value="9.138794" calcext:value-type="float">
            <text:p>9.138794</text:p>
          </table:table-cell>
          <table:table-cell office:value-type="float" office:value="6.799835" calcext:value-type="float">
            <text:p>6.799835</text:p>
          </table:table-cell>
          <table:table-cell office:value-type="float" office:value="9.158936" calcext:value-type="float">
            <text:p>9.158936</text:p>
          </table:table-cell>
          <table:table-cell office:value-type="float" office:value="7.707794" calcext:value-type="float">
            <text:p>7.707794</text:p>
          </table:table-cell>
          <table:table-cell office:value-type="float" office:value="9.13913" calcext:value-type="float">
            <text:p>9.13913</text:p>
          </table:table-cell>
          <table:table-cell office:value-type="float" office:value="8.297668" calcext:value-type="float">
            <text:p>8.297668</text:p>
          </table:table-cell>
          <table:table-cell office:value-type="float" office:value="9.177979" calcext:value-type="float">
            <text:p>9.177979</text:p>
          </table:table-cell>
          <table:table-cell office:value-type="float" office:value="9.031494" calcext:value-type="float">
            <text:p>9.031494</text:p>
          </table:table-cell>
          <table:table-cell office:value-type="float" office:value="9.823669" calcext:value-type="float">
            <text:p>9.823669</text:p>
          </table:table-cell>
          <table:table-cell office:value-type="float" office:value="9.752838" calcext:value-type="float">
            <text:p>9.752838</text:p>
          </table:table-cell>
          <table:table-cell office:value-type="float" office:value="10.88715" calcext:value-type="float">
            <text:p>10.88715</text:p>
          </table:table-cell>
          <table:table-cell office:value-type="float" office:value="10.85965" calcext:value-type="float">
            <text:p>10.85965</text:p>
          </table:table-cell>
          <table:table-cell office:value-type="float" office:value="11.81757" calcext:value-type="float">
            <text:p>11.81757</text:p>
          </table:table-cell>
          <table:table-cell office:value-type="float" office:value="11.73428" calcext:value-type="float">
            <text:p>11.73428</text:p>
          </table:table-cell>
          <table:table-cell office:value-type="float" office:value="12.52374" calcext:value-type="float">
            <text:p>12.52374</text:p>
          </table:table-cell>
          <table:table-cell office:value-type="float" office:value="12.42603" calcext:value-type="float">
            <text:p>12.42603</text:p>
          </table:table-cell>
          <table:table-cell office:value-type="float" office:value="12.93481" calcext:value-type="float">
            <text:p>12.93481</text:p>
          </table:table-cell>
          <table:table-cell office:value-type="float" office:value="12.84763" calcext:value-type="float">
            <text:p>12.84763</text:p>
          </table:table-cell>
          <table:table-cell office:value-type="float" office:value="13.00073" calcext:value-type="float">
            <text:p>13.00073</text:p>
          </table:table-cell>
          <table:table-cell office:value-type="float" office:value="12.92557" calcext:value-type="float">
            <text:p>12.92557</text:p>
          </table:table-cell>
          <table:table-cell office:value-type="float" office:value="22.44757" calcext:value-type="float">
            <text:p>22.44757</text:p>
          </table:table-cell>
          <table:table-cell office:value-type="float" office:value="-4.790985" calcext:value-type="float">
            <text:p>-4.79098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112006" calcext:value-type="float">
            <text:p>26112006</text:p>
          </table:table-cell>
          <table:table-cell office:value-type="float" office:value="6.53656" calcext:value-type="float">
            <text:p>6.53656</text:p>
          </table:table-cell>
          <table:table-cell office:value-type="float" office:value="5.761768" calcext:value-type="float">
            <text:p>5.761768</text:p>
          </table:table-cell>
          <table:table-cell office:value-type="float" office:value="-1.846485" calcext:value-type="float">
            <text:p>-1.846485</text:p>
          </table:table-cell>
          <table:table-cell office:value-type="float" office:value="0.7687266" calcext:value-type="float">
            <text:p>0.7687266</text:p>
          </table:table-cell>
          <table:table-cell office:value-type="float" office:value="0.4716895" calcext:value-type="float">
            <text:p>0.4716895</text:p>
          </table:table-cell>
          <table:table-cell office:value-type="float" office:value="316.3036" calcext:value-type="float">
            <text:p>316.3036</text:p>
          </table:table-cell>
          <table:table-cell office:value-type="float" office:value="0.1905" calcext:value-type="float">
            <text:p>0.1905</text:p>
          </table:table-cell>
          <table:table-cell office:value-type="float" office:value="13.298" calcext:value-type="float">
            <text:p>13.298</text:p>
          </table:table-cell>
          <table:table-cell office:value-type="float" office:value="-1.201294" calcext:value-type="float">
            <text:p>-1.201294</text:p>
          </table:table-cell>
          <table:table-cell office:value-type="float" office:value="9.955048" calcext:value-type="float">
            <text:p>9.955048</text:p>
          </table:table-cell>
          <table:table-cell office:value-type="float" office:value="1.779541" calcext:value-type="float">
            <text:p>1.779541</text:p>
          </table:table-cell>
          <table:table-cell office:value-type="float" office:value="8.662811" calcext:value-type="float">
            <text:p>8.662811</text:p>
          </table:table-cell>
          <table:table-cell office:value-type="float" office:value="3.641388" calcext:value-type="float">
            <text:p>3.641388</text:p>
          </table:table-cell>
          <table:table-cell office:value-type="float" office:value="8.08905" calcext:value-type="float">
            <text:p>8.08905</text:p>
          </table:table-cell>
          <table:table-cell office:value-type="float" office:value="5.241486" calcext:value-type="float">
            <text:p>5.241486</text:p>
          </table:table-cell>
          <table:table-cell office:value-type="float" office:value="8.432617" calcext:value-type="float">
            <text:p>8.432617</text:p>
          </table:table-cell>
          <table:table-cell office:value-type="float" office:value="6.259735" calcext:value-type="float">
            <text:p>6.259735</text:p>
          </table:table-cell>
          <table:table-cell office:value-type="float" office:value="8.788696" calcext:value-type="float">
            <text:p>8.788696</text:p>
          </table:table-cell>
          <table:table-cell office:value-type="float" office:value="7.276459" calcext:value-type="float">
            <text:p>7.276459</text:p>
          </table:table-cell>
          <table:table-cell office:value-type="float" office:value="8.907593" calcext:value-type="float">
            <text:p>8.907593</text:p>
          </table:table-cell>
          <table:table-cell office:value-type="float" office:value="7.983307" calcext:value-type="float">
            <text:p>7.983307</text:p>
          </table:table-cell>
          <table:table-cell office:value-type="float" office:value="9.11203" calcext:value-type="float">
            <text:p>9.11203</text:p>
          </table:table-cell>
          <table:table-cell office:value-type="float" office:value="8.853271" calcext:value-type="float">
            <text:p>8.853271</text:p>
          </table:table-cell>
          <table:table-cell office:value-type="float" office:value="9.837677" calcext:value-type="float">
            <text:p>9.837677</text:p>
          </table:table-cell>
          <table:table-cell office:value-type="float" office:value="9.806763" calcext:value-type="float">
            <text:p>9.806763</text:p>
          </table:table-cell>
          <table:table-cell office:value-type="float" office:value="10.85938" calcext:value-type="float">
            <text:p>10.85938</text:p>
          </table:table-cell>
          <table:table-cell office:value-type="float" office:value="10.83148" calcext:value-type="float">
            <text:p>10.83148</text:p>
          </table:table-cell>
          <table:table-cell office:value-type="float" office:value="11.73349" calcext:value-type="float">
            <text:p>11.73349</text:p>
          </table:table-cell>
          <table:table-cell office:value-type="float" office:value="11.66367" calcext:value-type="float">
            <text:p>11.66367</text:p>
          </table:table-cell>
          <table:table-cell office:value-type="float" office:value="12.42508" calcext:value-type="float">
            <text:p>12.42508</text:p>
          </table:table-cell>
          <table:table-cell office:value-type="float" office:value="12.33459" calcext:value-type="float">
            <text:p>12.33459</text:p>
          </table:table-cell>
          <table:table-cell office:value-type="float" office:value="12.84668" calcext:value-type="float">
            <text:p>12.84668</text:p>
          </table:table-cell>
          <table:table-cell office:value-type="float" office:value="12.76038" calcext:value-type="float">
            <text:p>12.76038</text:p>
          </table:table-cell>
          <table:table-cell office:value-type="float" office:value="12.92474" calcext:value-type="float">
            <text:p>12.92474</text:p>
          </table:table-cell>
          <table:table-cell office:value-type="float" office:value="12.84851" calcext:value-type="float">
            <text:p>12.84851</text:p>
          </table:table-cell>
          <table:table-cell office:value-type="float" office:value="17.0853" calcext:value-type="float">
            <text:p>17.0853</text:p>
          </table:table-cell>
          <table:table-cell office:value-type="float" office:value="-5.431213" calcext:value-type="float">
            <text:p>-5.43121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7112006" calcext:value-type="float">
            <text:p>27112006</text:p>
          </table:table-cell>
          <table:table-cell office:value-type="float" office:value="6.457989" calcext:value-type="float">
            <text:p>6.457989</text:p>
          </table:table-cell>
          <table:table-cell office:value-type="float" office:value="12.42843" calcext:value-type="float">
            <text:p>12.42843</text:p>
          </table:table-cell>
          <table:table-cell office:value-type="float" office:value="-2.918678" calcext:value-type="float">
            <text:p>-2.918678</text:p>
          </table:table-cell>
          <table:table-cell office:value-type="float" office:value="1.0329" calcext:value-type="float">
            <text:p>1.0329</text:p>
          </table:table-cell>
          <table:table-cell office:value-type="float" office:value="0.4271364" calcext:value-type="float">
            <text:p>0.4271364</text:p>
          </table:table-cell>
          <table:table-cell office:value-type="float" office:value="311.7065" calcext:value-type="float">
            <text:p>311.7065</text:p>
          </table:table-cell>
          <table:table-cell office:value-type="float" office:value="0.5715" calcext:value-type="float">
            <text:p>0.5715</text:p>
          </table:table-cell>
          <table:table-cell office:value-type="float" office:value="14.96088" calcext:value-type="float">
            <text:p>14.96088</text:p>
          </table:table-cell>
          <table:table-cell office:value-type="float" office:value="-2.371185" calcext:value-type="float">
            <text:p>-2.371185</text:p>
          </table:table-cell>
          <table:table-cell office:value-type="float" office:value="10.83652" calcext:value-type="float">
            <text:p>10.83652</text:p>
          </table:table-cell>
          <table:table-cell office:value-type="float" office:value="0.8281555" calcext:value-type="float">
            <text:p>0.8281555</text:p>
          </table:table-cell>
          <table:table-cell office:value-type="float" office:value="9.046509" calcext:value-type="float">
            <text:p>9.046509</text:p>
          </table:table-cell>
          <table:table-cell office:value-type="float" office:value="2.596283" calcext:value-type="float">
            <text:p>2.596283</text:p>
          </table:table-cell>
          <table:table-cell office:value-type="float" office:value="8.165527" calcext:value-type="float">
            <text:p>8.165527</text:p>
          </table:table-cell>
          <table:table-cell office:value-type="float" office:value="4.191162" calcext:value-type="float">
            <text:p>4.191162</text:p>
          </table:table-cell>
          <table:table-cell office:value-type="float" office:value="7.831635" calcext:value-type="float">
            <text:p>7.831635</text:p>
          </table:table-cell>
          <table:table-cell office:value-type="float" office:value="5.26413" calcext:value-type="float">
            <text:p>5.26413</text:p>
          </table:table-cell>
          <table:table-cell office:value-type="float" office:value="7.758087" calcext:value-type="float">
            <text:p>7.758087</text:p>
          </table:table-cell>
          <table:table-cell office:value-type="float" office:value="6.400818" calcext:value-type="float">
            <text:p>6.400818</text:p>
          </table:table-cell>
          <table:table-cell office:value-type="float" office:value="8.237396" calcext:value-type="float">
            <text:p>8.237396</text:p>
          </table:table-cell>
          <table:table-cell office:value-type="float" office:value="7.295715" calcext:value-type="float">
            <text:p>7.295715</text:p>
          </table:table-cell>
          <table:table-cell office:value-type="float" office:value="8.852081" calcext:value-type="float">
            <text:p>8.852081</text:p>
          </table:table-cell>
          <table:table-cell office:value-type="float" office:value="8.462524" calcext:value-type="float">
            <text:p>8.462524</text:p>
          </table:table-cell>
          <table:table-cell office:value-type="float" office:value="9.806" calcext:value-type="float">
            <text:p>9.806</text:p>
          </table:table-cell>
          <table:table-cell office:value-type="float" office:value="9.668884" calcext:value-type="float">
            <text:p>9.668884</text:p>
          </table:table-cell>
          <table:table-cell office:value-type="float" office:value="10.83115" calcext:value-type="float">
            <text:p>10.83115</text:p>
          </table:table-cell>
          <table:table-cell office:value-type="float" office:value="10.7818" calcext:value-type="float">
            <text:p>10.7818</text:p>
          </table:table-cell>
          <table:table-cell office:value-type="float" office:value="11.66296" calcext:value-type="float">
            <text:p>11.66296</text:p>
          </table:table-cell>
          <table:table-cell office:value-type="float" office:value="11.59726" calcext:value-type="float">
            <text:p>11.59726</text:p>
          </table:table-cell>
          <table:table-cell office:value-type="float" office:value="12.33368" calcext:value-type="float">
            <text:p>12.33368</text:p>
          </table:table-cell>
          <table:table-cell office:value-type="float" office:value="12.24954" calcext:value-type="float">
            <text:p>12.24954</text:p>
          </table:table-cell>
          <table:table-cell office:value-type="float" office:value="12.75949" calcext:value-type="float">
            <text:p>12.75949</text:p>
          </table:table-cell>
          <table:table-cell office:value-type="float" office:value="12.67508" calcext:value-type="float">
            <text:p>12.67508</text:p>
          </table:table-cell>
          <table:table-cell office:value-type="float" office:value="12.84769" calcext:value-type="float">
            <text:p>12.84769</text:p>
          </table:table-cell>
          <table:table-cell office:value-type="float" office:value="12.77084" calcext:value-type="float">
            <text:p>12.77084</text:p>
          </table:table-cell>
          <table:table-cell office:value-type="float" office:value="17.7843" calcext:value-type="float">
            <text:p>17.7843</text:p>
          </table:table-cell>
          <table:table-cell office:value-type="float" office:value="-6.11441" calcext:value-type="float">
            <text:p>-6.1144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8112006" calcext:value-type="float">
            <text:p>28112006</text:p>
          </table:table-cell>
          <table:table-cell office:value-type="float" office:value="6.421083" calcext:value-type="float">
            <text:p>6.421083</text:p>
          </table:table-cell>
          <table:table-cell office:value-type="float" office:value="16.31732" calcext:value-type="float">
            <text:p>16.31732</text:p>
          </table:table-cell>
          <table:table-cell office:value-type="float" office:value="-7.321424" calcext:value-type="float">
            <text:p>-7.321424</text:p>
          </table:table-cell>
          <table:table-cell office:value-type="float" office:value="1.208629" calcext:value-type="float">
            <text:p>1.208629</text:p>
          </table:table-cell>
          <table:table-cell office:value-type="float" office:value="0.2911496" calcext:value-type="float">
            <text:p>0.2911496</text:p>
          </table:table-cell>
          <table:table-cell office:value-type="float" office:value="307.8182" calcext:value-type="float">
            <text:p>307.8182</text:p>
          </table:table-cell>
          <table:table-cell office:value-type="float" office:value="0" calcext:value-type="float">
            <text:p>0</text:p>
          </table:table-cell>
          <table:table-cell office:value-type="float" office:value="16.87363" calcext:value-type="float">
            <text:p>16.87363</text:p>
          </table:table-cell>
          <table:table-cell office:value-type="float" office:value="-3.93277" calcext:value-type="float">
            <text:p>-3.93277</text:p>
          </table:table-cell>
          <table:table-cell office:value-type="float" office:value="11.94717" calcext:value-type="float">
            <text:p>11.94717</text:p>
          </table:table-cell>
          <table:table-cell office:value-type="float" office:value="-0.5072937" calcext:value-type="float">
            <text:p>-0.5072937</text:p>
          </table:table-cell>
          <table:table-cell office:value-type="float" office:value="9.779816" calcext:value-type="float">
            <text:p>9.779816</text:p>
          </table:table-cell>
          <table:table-cell office:value-type="float" office:value="1.631744" calcext:value-type="float">
            <text:p>1.631744</text:p>
          </table:table-cell>
          <table:table-cell office:value-type="float" office:value="8.612213" calcext:value-type="float">
            <text:p>8.612213</text:p>
          </table:table-cell>
          <table:table-cell office:value-type="float" office:value="3.514526" calcext:value-type="float">
            <text:p>3.514526</text:p>
          </table:table-cell>
          <table:table-cell office:value-type="float" office:value="8.089417" calcext:value-type="float">
            <text:p>8.089417</text:p>
          </table:table-cell>
          <table:table-cell office:value-type="float" office:value="4.747162" calcext:value-type="float">
            <text:p>4.747162</text:p>
          </table:table-cell>
          <table:table-cell office:value-type="float" office:value="7.813721" calcext:value-type="float">
            <text:p>7.813721</text:p>
          </table:table-cell>
          <table:table-cell office:value-type="float" office:value="6.030609" calcext:value-type="float">
            <text:p>6.030609</text:p>
          </table:table-cell>
          <table:table-cell office:value-type="float" office:value="7.976654" calcext:value-type="float">
            <text:p>7.976654</text:p>
          </table:table-cell>
          <table:table-cell office:value-type="float" office:value="6.979462" calcext:value-type="float">
            <text:p>6.979462</text:p>
          </table:table-cell>
          <table:table-cell office:value-type="float" office:value="8.496094" calcext:value-type="float">
            <text:p>8.496094</text:p>
          </table:table-cell>
          <table:table-cell office:value-type="float" office:value="8.208984" calcext:value-type="float">
            <text:p>8.208984</text:p>
          </table:table-cell>
          <table:table-cell office:value-type="float" office:value="9.667297" calcext:value-type="float">
            <text:p>9.667297</text:p>
          </table:table-cell>
          <table:table-cell office:value-type="float" office:value="9.50528" calcext:value-type="float">
            <text:p>9.50528</text:p>
          </table:table-cell>
          <table:table-cell office:value-type="float" office:value="10.78107" calcext:value-type="float">
            <text:p>10.78107</text:p>
          </table:table-cell>
          <table:table-cell office:value-type="float" office:value="10.70447" calcext:value-type="float">
            <text:p>10.70447</text:p>
          </table:table-cell>
          <table:table-cell office:value-type="float" office:value="11.59656" calcext:value-type="float">
            <text:p>11.59656</text:p>
          </table:table-cell>
          <table:table-cell office:value-type="float" office:value="11.52652" calcext:value-type="float">
            <text:p>11.52652</text:p>
          </table:table-cell>
          <table:table-cell office:value-type="float" office:value="12.24872" calcext:value-type="float">
            <text:p>12.24872</text:p>
          </table:table-cell>
          <table:table-cell office:value-type="float" office:value="12.16879" calcext:value-type="float">
            <text:p>12.16879</text:p>
          </table:table-cell>
          <table:table-cell office:value-type="float" office:value="12.67419" calcext:value-type="float">
            <text:p>12.67419</text:p>
          </table:table-cell>
          <table:table-cell office:value-type="float" office:value="12.59235" calcext:value-type="float">
            <text:p>12.59235</text:p>
          </table:table-cell>
          <table:table-cell office:value-type="float" office:value="12.77005" calcext:value-type="float">
            <text:p>12.77005</text:p>
          </table:table-cell>
          <table:table-cell office:value-type="float" office:value="12.6933" calcext:value-type="float">
            <text:p>12.6933</text:p>
          </table:table-cell>
          <table:table-cell office:value-type="float" office:value="20.92023" calcext:value-type="float">
            <text:p>20.92023</text:p>
          </table:table-cell>
          <table:table-cell office:value-type="float" office:value="-9.194916" calcext:value-type="float">
            <text:p>-9.19491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9112006" calcext:value-type="float">
            <text:p>29112006</text:p>
          </table:table-cell>
          <table:table-cell office:value-type="float" office:value="6.427917" calcext:value-type="float">
            <text:p>6.427917</text:p>
          </table:table-cell>
          <table:table-cell office:value-type="float" office:value="-5.349343" calcext:value-type="float">
            <text:p>-5.349343</text:p>
          </table:table-cell>
          <table:table-cell office:value-type="float" office:value="-11.85204" calcext:value-type="float">
            <text:p>-11.85204</text:p>
          </table:table-cell>
          <table:table-cell office:value-type="float" office:value="0.3642738" calcext:value-type="float">
            <text:p>0.3642738</text:p>
          </table:table-cell>
          <table:table-cell office:value-type="float" office:value="0.2213647" calcext:value-type="float">
            <text:p>0.2213647</text:p>
          </table:table-cell>
          <table:table-cell office:value-type="float" office:value="308.0843" calcext:value-type="float">
            <text:p>308.0843</text:p>
          </table:table-cell>
          <table:table-cell office:value-type="float" office:value="0" calcext:value-type="float">
            <text:p>0</text:p>
          </table:table-cell>
          <table:table-cell office:value-type="float" office:value="3.981537" calcext:value-type="float">
            <text:p>3.981537</text:p>
          </table:table-cell>
          <table:table-cell office:value-type="float" office:value="-7.44693" calcext:value-type="float">
            <text:p>-7.44693</text:p>
          </table:table-cell>
          <table:table-cell office:value-type="float" office:value="2.612549" calcext:value-type="float">
            <text:p>2.612549</text:p>
          </table:table-cell>
          <table:table-cell office:value-type="float" office:value="-1.832336" calcext:value-type="float">
            <text:p>-1.832336</text:p>
          </table:table-cell>
          <table:table-cell office:value-type="float" office:value="5.25415" calcext:value-type="float">
            <text:p>5.25415</text:p>
          </table:table-cell>
          <table:table-cell office:value-type="float" office:value="0.1089172" calcext:value-type="float">
            <text:p>0.1089172</text:p>
          </table:table-cell>
          <table:table-cell office:value-type="float" office:value="6.851685" calcext:value-type="float">
            <text:p>6.851685</text:p>
          </table:table-cell>
          <table:table-cell office:value-type="float" office:value="1.958771" calcext:value-type="float">
            <text:p>1.958771</text:p>
          </table:table-cell>
          <table:table-cell office:value-type="float" office:value="7.396027" calcext:value-type="float">
            <text:p>7.396027</text:p>
          </table:table-cell>
          <table:table-cell office:value-type="float" office:value="3.2341" calcext:value-type="float">
            <text:p>3.2341</text:p>
          </table:table-cell>
          <table:table-cell office:value-type="float" office:value="7.770111" calcext:value-type="float">
            <text:p>7.770111</text:p>
          </table:table-cell>
          <table:table-cell office:value-type="float" office:value="4.719666" calcext:value-type="float">
            <text:p>4.719666</text:p>
          </table:table-cell>
          <table:table-cell office:value-type="float" office:value="7.92868" calcext:value-type="float">
            <text:p>7.92868</text:p>
          </table:table-cell>
          <table:table-cell office:value-type="float" office:value="5.991486" calcext:value-type="float">
            <text:p>5.991486</text:p>
          </table:table-cell>
          <table:table-cell office:value-type="float" office:value="8.315796" calcext:value-type="float">
            <text:p>8.315796</text:p>
          </table:table-cell>
          <table:table-cell office:value-type="float" office:value="7.708832" calcext:value-type="float">
            <text:p>7.708832</text:p>
          </table:table-cell>
          <table:table-cell office:value-type="float" office:value="9.503784" calcext:value-type="float">
            <text:p>9.503784</text:p>
          </table:table-cell>
          <table:table-cell office:value-type="float" office:value="9.330017" calcext:value-type="float">
            <text:p>9.330017</text:p>
          </table:table-cell>
          <table:table-cell office:value-type="float" office:value="10.70352" calcext:value-type="float">
            <text:p>10.70352</text:p>
          </table:table-cell>
          <table:table-cell office:value-type="float" office:value="10.6105" calcext:value-type="float">
            <text:p>10.6105</text:p>
          </table:table-cell>
          <table:table-cell office:value-type="float" office:value="11.52573" calcext:value-type="float">
            <text:p>11.52573</text:p>
          </table:table-cell>
          <table:table-cell office:value-type="float" office:value="11.44803" calcext:value-type="float">
            <text:p>11.44803</text:p>
          </table:table-cell>
          <table:table-cell office:value-type="float" office:value="12.16794" calcext:value-type="float">
            <text:p>12.16794</text:p>
          </table:table-cell>
          <table:table-cell office:value-type="float" office:value="12.08875" calcext:value-type="float">
            <text:p>12.08875</text:p>
          </table:table-cell>
          <table:table-cell office:value-type="float" office:value="12.59149" calcext:value-type="float">
            <text:p>12.59149</text:p>
          </table:table-cell>
          <table:table-cell office:value-type="float" office:value="12.51089" calcext:value-type="float">
            <text:p>12.51089</text:p>
          </table:table-cell>
          <table:table-cell office:value-type="float" office:value="12.69247" calcext:value-type="float">
            <text:p>12.69247</text:p>
          </table:table-cell>
          <table:table-cell office:value-type="float" office:value="12.61615" calcext:value-type="float">
            <text:p>12.61615</text:p>
          </table:table-cell>
          <table:table-cell office:value-type="float" office:value="3.889465" calcext:value-type="float">
            <text:p>3.889465</text:p>
          </table:table-cell>
          <table:table-cell office:value-type="float" office:value="-14.24771" calcext:value-type="float">
            <text:p>-14.2477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0112006" calcext:value-type="float">
            <text:p>30112006</text:p>
          </table:table-cell>
          <table:table-cell office:value-type="float" office:value="6.406481" calcext:value-type="float">
            <text:p>6.406481</text:p>
          </table:table-cell>
          <table:table-cell office:value-type="float" office:value="-5.349343" calcext:value-type="float">
            <text:p>-5.349343</text:p>
          </table:table-cell>
          <table:table-cell office:value-type="float" office:value="-14.06315" calcext:value-type="float">
            <text:p>-14.06315</text:p>
          </table:table-cell>
          <table:table-cell office:value-type="float" office:value="0.3642738" calcext:value-type="float">
            <text:p>0.3642738</text:p>
          </table:table-cell>
          <table:table-cell office:value-type="float" office:value="0.1858149" calcext:value-type="float">
            <text:p>0.1858149</text:p>
          </table:table-cell>
          <table:table-cell office:value-type="float" office:value="309.4673" calcext:value-type="float">
            <text:p>309.4673</text:p>
          </table:table-cell>
          <table:table-cell office:value-type="float" office:value="0" calcext:value-type="float">
            <text:p>0</text:p>
          </table:table-cell>
          <table:table-cell office:value-type="float" office:value="2.932098" calcext:value-type="float">
            <text:p>2.932098</text:p>
          </table:table-cell>
          <table:table-cell office:value-type="float" office:value="-9.026978" calcext:value-type="float">
            <text:p>-9.026978</text:p>
          </table:table-cell>
          <table:table-cell office:value-type="float" office:value="-0.5816345" calcext:value-type="float">
            <text:p>-0.5816345</text:p>
          </table:table-cell>
          <table:table-cell office:value-type="float" office:value="-3.594147" calcext:value-type="float">
            <text:p>-3.594147</text:p>
          </table:table-cell>
          <table:table-cell office:value-type="float" office:value="0.05877686" calcext:value-type="float">
            <text:p>0.05877686</text:p>
          </table:table-cell>
          <table:table-cell office:value-type="float" office:value="-0.4726257" calcext:value-type="float">
            <text:p>-0.4726257</text:p>
          </table:table-cell>
          <table:table-cell office:value-type="float" office:value="1.917938" calcext:value-type="float">
            <text:p>1.917938</text:p>
          </table:table-cell>
          <table:table-cell office:value-type="float" office:value="0.9155273" calcext:value-type="float">
            <text:p>0.9155273</text:p>
          </table:table-cell>
          <table:table-cell office:value-type="float" office:value="3.199493" calcext:value-type="float">
            <text:p>3.199493</text:p>
          </table:table-cell>
          <table:table-cell office:value-type="float" office:value="1.961304" calcext:value-type="float">
            <text:p>1.961304</text:p>
          </table:table-cell>
          <table:table-cell office:value-type="float" office:value="4.692566" calcext:value-type="float">
            <text:p>4.692566</text:p>
          </table:table-cell>
          <table:table-cell office:value-type="float" office:value="3.249695" calcext:value-type="float">
            <text:p>3.249695</text:p>
          </table:table-cell>
          <table:table-cell office:value-type="float" office:value="5.971954" calcext:value-type="float">
            <text:p>5.971954</text:p>
          </table:table-cell>
          <table:table-cell office:value-type="float" office:value="4.591034" calcext:value-type="float">
            <text:p>4.591034</text:p>
          </table:table-cell>
          <table:table-cell office:value-type="float" office:value="7.698517" calcext:value-type="float">
            <text:p>7.698517</text:p>
          </table:table-cell>
          <table:table-cell office:value-type="float" office:value="6.626648" calcext:value-type="float">
            <text:p>6.626648</text:p>
          </table:table-cell>
          <table:table-cell office:value-type="float" office:value="9.326874" calcext:value-type="float">
            <text:p>9.326874</text:p>
          </table:table-cell>
          <table:table-cell office:value-type="float" office:value="8.905853" calcext:value-type="float">
            <text:p>8.905853</text:p>
          </table:table-cell>
          <table:table-cell office:value-type="float" office:value="10.60941" calcext:value-type="float">
            <text:p>10.60941</text:p>
          </table:table-cell>
          <table:table-cell office:value-type="float" office:value="10.47202" calcext:value-type="float">
            <text:p>10.47202</text:p>
          </table:table-cell>
          <table:table-cell office:value-type="float" office:value="11.44714" calcext:value-type="float">
            <text:p>11.44714</text:p>
          </table:table-cell>
          <table:table-cell office:value-type="float" office:value="11.358" calcext:value-type="float">
            <text:p>11.358</text:p>
          </table:table-cell>
          <table:table-cell office:value-type="float" office:value="12.08789" calcext:value-type="float">
            <text:p>12.08789</text:p>
          </table:table-cell>
          <table:table-cell office:value-type="float" office:value="12.00748" calcext:value-type="float">
            <text:p>12.00748</text:p>
          </table:table-cell>
          <table:table-cell office:value-type="float" office:value="12.51004" calcext:value-type="float">
            <text:p>12.51004</text:p>
          </table:table-cell>
          <table:table-cell office:value-type="float" office:value="12.43069" calcext:value-type="float">
            <text:p>12.43069</text:p>
          </table:table-cell>
          <table:table-cell office:value-type="float" office:value="12.61536" calcext:value-type="float">
            <text:p>12.61536</text:p>
          </table:table-cell>
          <table:table-cell office:value-type="float" office:value="12.53955" calcext:value-type="float">
            <text:p>12.53955</text:p>
          </table:table-cell>
          <table:table-cell office:value-type="float" office:value="3.541351" calcext:value-type="float">
            <text:p>3.541351</text:p>
          </table:table-cell>
          <table:table-cell office:value-type="float" office:value="-16.09744" calcext:value-type="float">
            <text:p>-16.0974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22006" calcext:value-type="float">
            <text:p>1122006</text:p>
          </table:table-cell>
          <table:table-cell office:value-type="float" office:value="6.320439" calcext:value-type="float">
            <text:p>6.320439</text:p>
          </table:table-cell>
          <table:table-cell office:value-type="float" office:value="4.095101" calcext:value-type="float">
            <text:p>4.095101</text:p>
          </table:table-cell>
          <table:table-cell office:value-type="float" office:value="-14.01589" calcext:value-type="float">
            <text:p>-14.01589</text:p>
          </table:table-cell>
          <table:table-cell office:value-type="float" office:value="0.7101907" calcext:value-type="float">
            <text:p>0.7101907</text:p>
          </table:table-cell>
          <table:table-cell office:value-type="float" office:value="0.186517" calcext:value-type="float">
            <text:p>0.186517</text:p>
          </table:table-cell>
          <table:table-cell office:value-type="float" office:value="313.4047" calcext:value-type="float">
            <text:p>313.4047</text:p>
          </table:table-cell>
          <table:table-cell office:value-type="float" office:value="0" calcext:value-type="float">
            <text:p>0</text:p>
          </table:table-cell>
          <table:table-cell office:value-type="float" office:value="6.73822" calcext:value-type="float">
            <text:p>6.73822</text:p>
          </table:table-cell>
          <table:table-cell office:value-type="float" office:value="-9.562317" calcext:value-type="float">
            <text:p>-9.562317</text:p>
          </table:table-cell>
          <table:table-cell office:value-type="float" office:value="1.18576" calcext:value-type="float">
            <text:p>1.18576</text:p>
          </table:table-cell>
          <table:table-cell office:value-type="float" office:value="-4.086273" calcext:value-type="float">
            <text:p>-4.086273</text:p>
          </table:table-cell>
          <table:table-cell office:value-type="float" office:value="-0.01272583" calcext:value-type="float">
            <text:p>-0.01272583</text:p>
          </table:table-cell>
          <table:table-cell office:value-type="float" office:value="-0.8021851" calcext:value-type="float">
            <text:p>-0.8021851</text:p>
          </table:table-cell>
          <table:table-cell office:value-type="float" office:value="0.931488" calcext:value-type="float">
            <text:p>0.931488</text:p>
          </table:table-cell>
          <table:table-cell office:value-type="float" office:value="0.5244141" calcext:value-type="float">
            <text:p>0.5244141</text:p>
          </table:table-cell>
          <table:table-cell office:value-type="float" office:value="1.951019" calcext:value-type="float">
            <text:p>1.951019</text:p>
          </table:table-cell>
          <table:table-cell office:value-type="float" office:value="1.568207" calcext:value-type="float">
            <text:p>1.568207</text:p>
          </table:table-cell>
          <table:table-cell office:value-type="float" office:value="3.240417" calcext:value-type="float">
            <text:p>3.240417</text:p>
          </table:table-cell>
          <table:table-cell office:value-type="float" office:value="2.729156" calcext:value-type="float">
            <text:p>2.729156</text:p>
          </table:table-cell>
          <table:table-cell office:value-type="float" office:value="4.581635" calcext:value-type="float">
            <text:p>4.581635</text:p>
          </table:table-cell>
          <table:table-cell office:value-type="float" office:value="3.928833" calcext:value-type="float">
            <text:p>3.928833</text:p>
          </table:table-cell>
          <table:table-cell office:value-type="float" office:value="6.616821" calcext:value-type="float">
            <text:p>6.616821</text:p>
          </table:table-cell>
          <table:table-cell office:value-type="float" office:value="5.824402" calcext:value-type="float">
            <text:p>5.824402</text:p>
          </table:table-cell>
          <table:table-cell office:value-type="float" office:value="8.900513" calcext:value-type="float">
            <text:p>8.900513</text:p>
          </table:table-cell>
          <table:table-cell office:value-type="float" office:value="8.376221" calcext:value-type="float">
            <text:p>8.376221</text:p>
          </table:table-cell>
          <table:table-cell office:value-type="float" office:value="10.47018" calcext:value-type="float">
            <text:p>10.47018</text:p>
          </table:table-cell>
          <table:table-cell office:value-type="float" office:value="10.26361" calcext:value-type="float">
            <text:p>10.26361</text:p>
          </table:table-cell>
          <table:table-cell office:value-type="float" office:value="11.35696" calcext:value-type="float">
            <text:p>11.35696</text:p>
          </table:table-cell>
          <table:table-cell office:value-type="float" office:value="11.24405" calcext:value-type="float">
            <text:p>11.24405</text:p>
          </table:table-cell>
          <table:table-cell office:value-type="float" office:value="12.00662" calcext:value-type="float">
            <text:p>12.00662</text:p>
          </table:table-cell>
          <table:table-cell office:value-type="float" office:value="11.92163" calcext:value-type="float">
            <text:p>11.92163</text:p>
          </table:table-cell>
          <table:table-cell office:value-type="float" office:value="12.42987" calcext:value-type="float">
            <text:p>12.42987</text:p>
          </table:table-cell>
          <table:table-cell office:value-type="float" office:value="12.35086" calcext:value-type="float">
            <text:p>12.35086</text:p>
          </table:table-cell>
          <table:table-cell office:value-type="float" office:value="12.53876" calcext:value-type="float">
            <text:p>12.53876</text:p>
          </table:table-cell>
          <table:table-cell office:value-type="float" office:value="12.46378" calcext:value-type="float">
            <text:p>12.46378</text:p>
          </table:table-cell>
          <table:table-cell office:value-type="float" office:value="12.24329" calcext:value-type="float">
            <text:p>12.24329</text:p>
          </table:table-cell>
          <table:table-cell office:value-type="float" office:value="-16.4115" calcext:value-type="float">
            <text:p>-16.411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122006" calcext:value-type="float">
            <text:p>2122006</text:p>
          </table:table-cell>
          <table:table-cell office:value-type="float" office:value="6.266911" calcext:value-type="float">
            <text:p>6.266911</text:p>
          </table:table-cell>
          <table:table-cell office:value-type="float" office:value="-3.127121" calcext:value-type="float">
            <text:p>-3.127121</text:p>
          </table:table-cell>
          <table:table-cell office:value-type="float" office:value="-13.49925" calcext:value-type="float">
            <text:p>-13.49925</text:p>
          </table:table-cell>
          <table:table-cell office:value-type="float" office:value="0.4295012" calcext:value-type="float">
            <text:p>0.4295012</text:p>
          </table:table-cell>
          <table:table-cell office:value-type="float" office:value="0.1943538" calcext:value-type="float">
            <text:p>0.1943538</text:p>
          </table:table-cell>
          <table:table-cell office:value-type="float" office:value="309.6453" calcext:value-type="float">
            <text:p>309.6453</text:p>
          </table:table-cell>
          <table:table-cell office:value-type="float" office:value="0" calcext:value-type="float">
            <text:p>0</text:p>
          </table:table-cell>
          <table:table-cell office:value-type="float" office:value="3.73111" calcext:value-type="float">
            <text:p>3.73111</text:p>
          </table:table-cell>
          <table:table-cell office:value-type="float" office:value="-8.846588" calcext:value-type="float">
            <text:p>-8.846588</text:p>
          </table:table-cell>
          <table:table-cell office:value-type="float" office:value="-0.5028076" calcext:value-type="float">
            <text:p>-0.5028076</text:p>
          </table:table-cell>
          <table:table-cell office:value-type="float" office:value="-3.635956" calcext:value-type="float">
            <text:p>-3.635956</text:p>
          </table:table-cell>
          <table:table-cell office:value-type="float" office:value="-0.3837891" calcext:value-type="float">
            <text:p>-0.3837891</text:p>
          </table:table-cell>
          <table:table-cell office:value-type="float" office:value="-0.8271484" calcext:value-type="float">
            <text:p>-0.8271484</text:p>
          </table:table-cell>
          <table:table-cell office:value-type="float" office:value="0.7416992" calcext:value-type="float">
            <text:p>0.7416992</text:p>
          </table:table-cell>
          <table:table-cell office:value-type="float" office:value="0.3551941" calcext:value-type="float">
            <text:p>0.3551941</text:p>
          </table:table-cell>
          <table:table-cell office:value-type="float" office:value="1.626007" calcext:value-type="float">
            <text:p>1.626007</text:p>
          </table:table-cell>
          <table:table-cell office:value-type="float" office:value="1.224701" calcext:value-type="float">
            <text:p>1.224701</text:p>
          </table:table-cell>
          <table:table-cell office:value-type="float" office:value="2.72467" calcext:value-type="float">
            <text:p>2.72467</text:p>
          </table:table-cell>
          <table:table-cell office:value-type="float" office:value="2.294983" calcext:value-type="float">
            <text:p>2.294983</text:p>
          </table:table-cell>
          <table:table-cell office:value-type="float" office:value="3.924133" calcext:value-type="float">
            <text:p>3.924133</text:p>
          </table:table-cell>
          <table:table-cell office:value-type="float" office:value="3.449249" calcext:value-type="float">
            <text:p>3.449249</text:p>
          </table:table-cell>
          <table:table-cell office:value-type="float" office:value="5.818176" calcext:value-type="float">
            <text:p>5.818176</text:p>
          </table:table-cell>
          <table:table-cell office:value-type="float" office:value="5.271942" calcext:value-type="float">
            <text:p>5.271942</text:p>
          </table:table-cell>
          <table:table-cell office:value-type="float" office:value="8.370758" calcext:value-type="float">
            <text:p>8.370758</text:p>
          </table:table-cell>
          <table:table-cell office:value-type="float" office:value="7.885132" calcext:value-type="float">
            <text:p>7.885132</text:p>
          </table:table-cell>
          <table:table-cell office:value-type="float" office:value="10.26114" calcext:value-type="float">
            <text:p>10.26114</text:p>
          </table:table-cell>
          <table:table-cell office:value-type="float" office:value="10.00717" calcext:value-type="float">
            <text:p>10.00717</text:p>
          </table:table-cell>
          <table:table-cell office:value-type="float" office:value="11.24271" calcext:value-type="float">
            <text:p>11.24271</text:p>
          </table:table-cell>
          <table:table-cell office:value-type="float" office:value="11.10062" calcext:value-type="float">
            <text:p>11.10062</text:p>
          </table:table-cell>
          <table:table-cell office:value-type="float" office:value="11.92072" calcext:value-type="float">
            <text:p>11.92072</text:p>
          </table:table-cell>
          <table:table-cell office:value-type="float" office:value="11.82681" calcext:value-type="float">
            <text:p>11.82681</text:p>
          </table:table-cell>
          <table:table-cell office:value-type="float" office:value="12.35004" calcext:value-type="float">
            <text:p>12.35004</text:p>
          </table:table-cell>
          <table:table-cell office:value-type="float" office:value="12.26984" calcext:value-type="float">
            <text:p>12.26984</text:p>
          </table:table-cell>
          <table:table-cell office:value-type="float" office:value="12.46295" calcext:value-type="float">
            <text:p>12.46295</text:p>
          </table:table-cell>
          <table:table-cell office:value-type="float" office:value="12.38828" calcext:value-type="float">
            <text:p>12.38828</text:p>
          </table:table-cell>
          <table:table-cell office:value-type="float" office:value="5.674072" calcext:value-type="float">
            <text:p>5.674072</text:p>
          </table:table-cell>
          <table:table-cell office:value-type="float" office:value="-15.75089" calcext:value-type="float">
            <text:p>-15.7508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122006" calcext:value-type="float">
            <text:p>3122006</text:p>
          </table:table-cell>
          <table:table-cell office:value-type="float" office:value="6.273854" calcext:value-type="float">
            <text:p>6.273854</text:p>
          </table:table-cell>
          <table:table-cell office:value-type="float" office:value="-2.571566" calcext:value-type="float">
            <text:p>-2.571566</text:p>
          </table:table-cell>
          <table:table-cell office:value-type="float" office:value="-12.9437" calcext:value-type="float">
            <text:p>-12.9437</text:p>
          </table:table-cell>
          <table:table-cell office:value-type="float" office:value="0.4473677" calcext:value-type="float">
            <text:p>0.4473677</text:p>
          </table:table-cell>
          <table:table-cell office:value-type="float" office:value="0.2031112" calcext:value-type="float">
            <text:p>0.2031112</text:p>
          </table:table-cell>
          <table:table-cell office:value-type="float" office:value="311.7621" calcext:value-type="float">
            <text:p>311.7621</text:p>
          </table:table-cell>
          <table:table-cell office:value-type="float" office:value="0" calcext:value-type="float">
            <text:p>0</text:p>
          </table:table-cell>
          <table:table-cell office:value-type="float" office:value="3.906952" calcext:value-type="float">
            <text:p>3.906952</text:p>
          </table:table-cell>
          <table:table-cell office:value-type="float" office:value="-9.288635" calcext:value-type="float">
            <text:p>-9.288635</text:p>
          </table:table-cell>
          <table:table-cell office:value-type="float" office:value="-0.7069702" calcext:value-type="float">
            <text:p>-0.7069702</text:p>
          </table:table-cell>
          <table:table-cell office:value-type="float" office:value="-4.314941" calcext:value-type="float">
            <text:p>-4.314941</text:p>
          </table:table-cell>
          <table:table-cell office:value-type="float" office:value="-0.7783203" calcext:value-type="float">
            <text:p>-0.7783203</text:p>
          </table:table-cell>
          <table:table-cell office:value-type="float" office:value="-1.498383" calcext:value-type="float">
            <text:p>-1.498383</text:p>
          </table:table-cell>
          <table:table-cell office:value-type="float" office:value="0.3432922" calcext:value-type="float">
            <text:p>0.3432922</text:p>
          </table:table-cell>
          <table:table-cell office:value-type="float" office:value="-0.1358337" calcext:value-type="float">
            <text:p>-0.1358337</text:p>
          </table:table-cell>
          <table:table-cell office:value-type="float" office:value="1.216125" calcext:value-type="float">
            <text:p>1.216125</text:p>
          </table:table-cell>
          <table:table-cell office:value-type="float" office:value="0.7312317" calcext:value-type="float">
            <text:p>0.7312317</text:p>
          </table:table-cell>
          <table:table-cell office:value-type="float" office:value="2.289551" calcext:value-type="float">
            <text:p>2.289551</text:p>
          </table:table-cell>
          <table:table-cell office:value-type="float" office:value="1.779846" calcext:value-type="float">
            <text:p>1.779846</text:p>
          </table:table-cell>
          <table:table-cell office:value-type="float" office:value="3.444672" calcext:value-type="float">
            <text:p>3.444672</text:p>
          </table:table-cell>
          <table:table-cell office:value-type="float" office:value="2.931915" calcext:value-type="float">
            <text:p>2.931915</text:p>
          </table:table-cell>
          <table:table-cell office:value-type="float" office:value="5.266998" calcext:value-type="float">
            <text:p>5.266998</text:p>
          </table:table-cell>
          <table:table-cell office:value-type="float" office:value="4.768433" calcext:value-type="float">
            <text:p>4.768433</text:p>
          </table:table-cell>
          <table:table-cell office:value-type="float" office:value="7.880341" calcext:value-type="float">
            <text:p>7.880341</text:p>
          </table:table-cell>
          <table:table-cell office:value-type="float" office:value="7.442871" calcext:value-type="float">
            <text:p>7.442871</text:p>
          </table:table-cell>
          <table:table-cell office:value-type="float" office:value="10.00436" calcext:value-type="float">
            <text:p>10.00436</text:p>
          </table:table-cell>
          <table:table-cell office:value-type="float" office:value="9.728973" calcext:value-type="float">
            <text:p>9.728973</text:p>
          </table:table-cell>
          <table:table-cell office:value-type="float" office:value="11.099" calcext:value-type="float">
            <text:p>11.099</text:p>
          </table:table-cell>
          <table:table-cell office:value-type="float" office:value="10.93259" calcext:value-type="float">
            <text:p>10.93259</text:p>
          </table:table-cell>
          <table:table-cell office:value-type="float" office:value="11.82578" calcext:value-type="float">
            <text:p>11.82578</text:p>
          </table:table-cell>
          <table:table-cell office:value-type="float" office:value="11.72156" calcext:value-type="float">
            <text:p>11.72156</text:p>
          </table:table-cell>
          <table:table-cell office:value-type="float" office:value="12.26895" calcext:value-type="float">
            <text:p>12.26895</text:p>
          </table:table-cell>
          <table:table-cell office:value-type="float" office:value="12.18738" calcext:value-type="float">
            <text:p>12.18738</text:p>
          </table:table-cell>
          <table:table-cell office:value-type="float" office:value="12.38748" calcext:value-type="float">
            <text:p>12.38748</text:p>
          </table:table-cell>
          <table:table-cell office:value-type="float" office:value="12.3121" calcext:value-type="float">
            <text:p>12.3121</text:p>
          </table:table-cell>
          <table:table-cell office:value-type="float" office:value="6.523438" calcext:value-type="float">
            <text:p>6.523438</text:p>
          </table:table-cell>
          <table:table-cell office:value-type="float" office:value="-15.70898" calcext:value-type="float">
            <text:p>-15.7089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122006" calcext:value-type="float">
            <text:p>4122006</text:p>
          </table:table-cell>
          <table:table-cell office:value-type="float" office:value="6.326407" calcext:value-type="float">
            <text:p>6.326407</text:p>
          </table:table-cell>
          <table:table-cell office:value-type="float" office:value="5.761768" calcext:value-type="float">
            <text:p>5.761768</text:p>
          </table:table-cell>
          <table:table-cell office:value-type="float" office:value="-6.51486" calcext:value-type="float">
            <text:p>-6.51486</text:p>
          </table:table-cell>
          <table:table-cell office:value-type="float" office:value="0.7709029" calcext:value-type="float">
            <text:p>0.7709029</text:p>
          </table:table-cell>
          <table:table-cell office:value-type="float" office:value="0.3337582" calcext:value-type="float">
            <text:p>0.3337582</text:p>
          </table:table-cell>
          <table:table-cell office:value-type="float" office:value="311.0232" calcext:value-type="float">
            <text:p>311.0232</text:p>
          </table:table-cell>
          <table:table-cell office:value-type="float" office:value="0" calcext:value-type="float">
            <text:p>0</text:p>
          </table:table-cell>
          <table:table-cell office:value-type="float" office:value="8.16449" calcext:value-type="float">
            <text:p>8.16449</text:p>
          </table:table-cell>
          <table:table-cell office:value-type="float" office:value="-6.638641" calcext:value-type="float">
            <text:p>-6.638641</text:p>
          </table:table-cell>
          <table:table-cell office:value-type="float" office:value="2.739532" calcext:value-type="float">
            <text:p>2.739532</text:p>
          </table:table-cell>
          <table:table-cell office:value-type="float" office:value="-3.32431" calcext:value-type="float">
            <text:p>-3.32431</text:p>
          </table:table-cell>
          <table:table-cell office:value-type="float" office:value="-0.1987915" calcext:value-type="float">
            <text:p>-0.1987915</text:p>
          </table:table-cell>
          <table:table-cell office:value-type="float" office:value="-1.534088" calcext:value-type="float">
            <text:p>-1.534088</text:p>
          </table:table-cell>
          <table:table-cell office:value-type="float" office:value="0.2564087" calcext:value-type="float">
            <text:p>0.2564087</text:p>
          </table:table-cell>
          <table:table-cell office:value-type="float" office:value="-0.1760254" calcext:value-type="float">
            <text:p>-0.1760254</text:p>
          </table:table-cell>
          <table:table-cell office:value-type="float" office:value="0.9023132" calcext:value-type="float">
            <text:p>0.9023132</text:p>
          </table:table-cell>
          <table:table-cell office:value-type="float" office:value="0.6341248" calcext:value-type="float">
            <text:p>0.6341248</text:p>
          </table:table-cell>
          <table:table-cell office:value-type="float" office:value="1.775879" calcext:value-type="float">
            <text:p>1.775879</text:p>
          </table:table-cell>
          <table:table-cell office:value-type="float" office:value="1.630768" calcext:value-type="float">
            <text:p>1.630768</text:p>
          </table:table-cell>
          <table:table-cell office:value-type="float" office:value="2.928223" calcext:value-type="float">
            <text:p>2.928223</text:p>
          </table:table-cell>
          <table:table-cell office:value-type="float" office:value="2.70578" calcext:value-type="float">
            <text:p>2.70578</text:p>
          </table:table-cell>
          <table:table-cell office:value-type="float" office:value="4.763702" calcext:value-type="float">
            <text:p>4.763702</text:p>
          </table:table-cell>
          <table:table-cell office:value-type="float" office:value="4.381897" calcext:value-type="float">
            <text:p>4.381897</text:p>
          </table:table-cell>
          <table:table-cell office:value-type="float" office:value="7.438416" calcext:value-type="float">
            <text:p>7.438416</text:p>
          </table:table-cell>
          <table:table-cell office:value-type="float" office:value="7.038361" calcext:value-type="float">
            <text:p>7.038361</text:p>
          </table:table-cell>
          <table:table-cell office:value-type="float" office:value="9.726013" calcext:value-type="float">
            <text:p>9.726013</text:p>
          </table:table-cell>
          <table:table-cell office:value-type="float" office:value="9.442444" calcext:value-type="float">
            <text:p>9.442444</text:p>
          </table:table-cell>
          <table:table-cell office:value-type="float" office:value="10.93073" calcext:value-type="float">
            <text:p>10.93073</text:p>
          </table:table-cell>
          <table:table-cell office:value-type="float" office:value="10.74756" calcext:value-type="float">
            <text:p>10.74756</text:p>
          </table:table-cell>
          <table:table-cell office:value-type="float" office:value="11.7204" calcext:value-type="float">
            <text:p>11.7204</text:p>
          </table:table-cell>
          <table:table-cell office:value-type="float" office:value="11.60376" calcext:value-type="float">
            <text:p>11.60376</text:p>
          </table:table-cell>
          <table:table-cell office:value-type="float" office:value="12.18646" calcext:value-type="float">
            <text:p>12.18646</text:p>
          </table:table-cell>
          <table:table-cell office:value-type="float" office:value="12.09811" calcext:value-type="float">
            <text:p>12.09811</text:p>
          </table:table-cell>
          <table:table-cell office:value-type="float" office:value="12.31128" calcext:value-type="float">
            <text:p>12.31128</text:p>
          </table:table-cell>
          <table:table-cell office:value-type="float" office:value="12.23453" calcext:value-type="float">
            <text:p>12.23453</text:p>
          </table:table-cell>
          <table:table-cell office:value-type="float" office:value="14.86826" calcext:value-type="float">
            <text:p>14.86826</text:p>
          </table:table-cell>
          <table:table-cell office:value-type="float" office:value="-10.8472" calcext:value-type="float">
            <text:p>-10.847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122006" calcext:value-type="float">
            <text:p>5122006</text:p>
          </table:table-cell>
          <table:table-cell office:value-type="float" office:value="6.344109" calcext:value-type="float">
            <text:p>6.344109</text:p>
          </table:table-cell>
          <table:table-cell office:value-type="float" office:value="14.65066" calcext:value-type="float">
            <text:p>14.65066</text:p>
          </table:table-cell>
          <table:table-cell office:value-type="float" office:value="-6.8561" calcext:value-type="float">
            <text:p>-6.8561</text:p>
          </table:table-cell>
          <table:table-cell office:value-type="float" office:value="1.161913" calcext:value-type="float">
            <text:p>1.161913</text:p>
          </table:table-cell>
          <table:table-cell office:value-type="float" office:value="0.2457915" calcext:value-type="float">
            <text:p>0.2457915</text:p>
          </table:table-cell>
          <table:table-cell office:value-type="float" office:value="308.1474" calcext:value-type="float">
            <text:p>308.1474</text:p>
          </table:table-cell>
          <table:table-cell office:value-type="float" office:value="0" calcext:value-type="float">
            <text:p>0</text:p>
          </table:table-cell>
          <table:table-cell office:value-type="float" office:value="14.2468" calcext:value-type="float">
            <text:p>14.2468</text:p>
          </table:table-cell>
          <table:table-cell office:value-type="float" office:value="-5.38504" calcext:value-type="float">
            <text:p>-5.38504</text:p>
          </table:table-cell>
          <table:table-cell office:value-type="float" office:value="6.331482" calcext:value-type="float">
            <text:p>6.331482</text:p>
          </table:table-cell>
          <table:table-cell office:value-type="float" office:value="-1.829681" calcext:value-type="float">
            <text:p>-1.829681</text:p>
          </table:table-cell>
          <table:table-cell office:value-type="float" office:value="1.98291" calcext:value-type="float">
            <text:p>1.98291</text:p>
          </table:table-cell>
          <table:table-cell office:value-type="float" office:value="-0.639679" calcext:value-type="float">
            <text:p>-0.639679</text:p>
          </table:table-cell>
          <table:table-cell office:value-type="float" office:value="1.947754" calcext:value-type="float">
            <text:p>1.947754</text:p>
          </table:table-cell>
          <table:table-cell office:value-type="float" office:value="0.1851501" calcext:value-type="float">
            <text:p>0.1851501</text:p>
          </table:table-cell>
          <table:table-cell office:value-type="float" office:value="2.115295" calcext:value-type="float">
            <text:p>2.115295</text:p>
          </table:table-cell>
          <table:table-cell office:value-type="float" office:value="0.8662415" calcext:value-type="float">
            <text:p>0.8662415</text:p>
          </table:table-cell>
          <table:table-cell office:value-type="float" office:value="2.460876" calcext:value-type="float">
            <text:p>2.460876</text:p>
          </table:table-cell>
          <table:table-cell office:value-type="float" office:value="1.723022" calcext:value-type="float">
            <text:p>1.723022</text:p>
          </table:table-cell>
          <table:table-cell office:value-type="float" office:value="3.064484" calcext:value-type="float">
            <text:p>3.064484</text:p>
          </table:table-cell>
          <table:table-cell office:value-type="float" office:value="2.694305" calcext:value-type="float">
            <text:p>2.694305</text:p>
          </table:table-cell>
          <table:table-cell office:value-type="float" office:value="4.379211" calcext:value-type="float">
            <text:p>4.379211</text:p>
          </table:table-cell>
          <table:table-cell office:value-type="float" office:value="4.240967" calcext:value-type="float">
            <text:p>4.240967</text:p>
          </table:table-cell>
          <table:table-cell office:value-type="float" office:value="7.034454" calcext:value-type="float">
            <text:p>7.034454</text:p>
          </table:table-cell>
          <table:table-cell office:value-type="float" office:value="6.713196" calcext:value-type="float">
            <text:p>6.713196</text:p>
          </table:table-cell>
          <table:table-cell office:value-type="float" office:value="9.439453" calcext:value-type="float">
            <text:p>9.439453</text:p>
          </table:table-cell>
          <table:table-cell office:value-type="float" office:value="9.161346" calcext:value-type="float">
            <text:p>9.161346</text:p>
          </table:table-cell>
          <table:table-cell office:value-type="float" office:value="10.74554" calcext:value-type="float">
            <text:p>10.74554</text:p>
          </table:table-cell>
          <table:table-cell office:value-type="float" office:value="10.55103" calcext:value-type="float">
            <text:p>10.55103</text:p>
          </table:table-cell>
          <table:table-cell office:value-type="float" office:value="11.60248" calcext:value-type="float">
            <text:p>11.60248</text:p>
          </table:table-cell>
          <table:table-cell office:value-type="float" office:value="11.47403" calcext:value-type="float">
            <text:p>11.47403</text:p>
          </table:table-cell>
          <table:table-cell office:value-type="float" office:value="12.09717" calcext:value-type="float">
            <text:p>12.09717</text:p>
          </table:table-cell>
          <table:table-cell office:value-type="float" office:value="12.00446" calcext:value-type="float">
            <text:p>12.00446</text:p>
          </table:table-cell>
          <table:table-cell office:value-type="float" office:value="12.2337" calcext:value-type="float">
            <text:p>12.2337</text:p>
          </table:table-cell>
          <table:table-cell office:value-type="float" office:value="12.15561" calcext:value-type="float">
            <text:p>12.15561</text:p>
          </table:table-cell>
          <table:table-cell office:value-type="float" office:value="21.89905" calcext:value-type="float">
            <text:p>21.89905</text:p>
          </table:table-cell>
          <table:table-cell office:value-type="float" office:value="-10.72668" calcext:value-type="float">
            <text:p>-10.7266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122006" calcext:value-type="float">
            <text:p>6122006</text:p>
          </table:table-cell>
          <table:table-cell office:value-type="float" office:value="6.286245" calcext:value-type="float">
            <text:p>6.286245</text:p>
          </table:table-cell>
          <table:table-cell office:value-type="float" office:value="9.095101" calcext:value-type="float">
            <text:p>9.095101</text:p>
          </table:table-cell>
          <table:table-cell office:value-type="float" office:value="-15.6492" calcext:value-type="float">
            <text:p>-15.6492</text:p>
          </table:table-cell>
          <table:table-cell office:value-type="float" office:value="0.8905139" calcext:value-type="float">
            <text:p>0.8905139</text:p>
          </table:table-cell>
          <table:table-cell office:value-type="float" office:value="0.1635836" calcext:value-type="float">
            <text:p>0.1635836</text:p>
          </table:table-cell>
          <table:table-cell office:value-type="float" office:value="312.8016" calcext:value-type="float">
            <text:p>312.8016</text:p>
          </table:table-cell>
          <table:table-cell office:value-type="float" office:value="0" calcext:value-type="float">
            <text:p>0</text:p>
          </table:table-cell>
          <table:table-cell office:value-type="float" office:value="10.49771" calcext:value-type="float">
            <text:p>10.49771</text:p>
          </table:table-cell>
          <table:table-cell office:value-type="float" office:value="-9.093811" calcext:value-type="float">
            <text:p>-9.093811</text:p>
          </table:table-cell>
          <table:table-cell office:value-type="float" office:value="4.576447" calcext:value-type="float">
            <text:p>4.576447</text:p>
          </table:table-cell>
          <table:table-cell office:value-type="float" office:value="-3.214111" calcext:value-type="float">
            <text:p>-3.214111</text:p>
          </table:table-cell>
          <table:table-cell office:value-type="float" office:value="2.502136" calcext:value-type="float">
            <text:p>2.502136</text:p>
          </table:table-cell>
          <table:table-cell office:value-type="float" office:value="-0.4763794" calcext:value-type="float">
            <text:p>-0.4763794</text:p>
          </table:table-cell>
          <table:table-cell office:value-type="float" office:value="2.256378" calcext:value-type="float">
            <text:p>2.256378</text:p>
          </table:table-cell>
          <table:table-cell office:value-type="float" office:value="0.4766235" calcext:value-type="float">
            <text:p>0.4766235</text:p>
          </table:table-cell>
          <table:table-cell office:value-type="float" office:value="2.334503" calcext:value-type="float">
            <text:p>2.334503</text:p>
          </table:table-cell>
          <table:table-cell office:value-type="float" office:value="1.192078" calcext:value-type="float">
            <text:p>1.192078</text:p>
          </table:table-cell>
          <table:table-cell office:value-type="float" office:value="2.612762" calcext:value-type="float">
            <text:p>2.612762</text:p>
          </table:table-cell>
          <table:table-cell office:value-type="float" office:value="2.020477" calcext:value-type="float">
            <text:p>2.020477</text:p>
          </table:table-cell>
          <table:table-cell office:value-type="float" office:value="3.200043" calcext:value-type="float">
            <text:p>3.200043</text:p>
          </table:table-cell>
          <table:table-cell office:value-type="float" office:value="2.881836" calcext:value-type="float">
            <text:p>2.881836</text:p>
          </table:table-cell>
          <table:table-cell office:value-type="float" office:value="4.294525" calcext:value-type="float">
            <text:p>4.294525</text:p>
          </table:table-cell>
          <table:table-cell office:value-type="float" office:value="4.246094" calcext:value-type="float">
            <text:p>4.246094</text:p>
          </table:table-cell>
          <table:table-cell office:value-type="float" office:value="6.71051" calcext:value-type="float">
            <text:p>6.71051</text:p>
          </table:table-cell>
          <table:table-cell office:value-type="float" office:value="6.505432" calcext:value-type="float">
            <text:p>6.505432</text:p>
          </table:table-cell>
          <table:table-cell office:value-type="float" office:value="9.158539" calcext:value-type="float">
            <text:p>9.158539</text:p>
          </table:table-cell>
          <table:table-cell office:value-type="float" office:value="8.904602" calcext:value-type="float">
            <text:p>8.904602</text:p>
          </table:table-cell>
          <table:table-cell office:value-type="float" office:value="10.54895" calcext:value-type="float">
            <text:p>10.54895</text:p>
          </table:table-cell>
          <table:table-cell office:value-type="float" office:value="10.35175" calcext:value-type="float">
            <text:p>10.35175</text:p>
          </table:table-cell>
          <table:table-cell office:value-type="float" office:value="11.4726" calcext:value-type="float">
            <text:p>11.4726</text:p>
          </table:table-cell>
          <table:table-cell office:value-type="float" office:value="11.33484" calcext:value-type="float">
            <text:p>11.33484</text:p>
          </table:table-cell>
          <table:table-cell office:value-type="float" office:value="12.00342" calcext:value-type="float">
            <text:p>12.00342</text:p>
          </table:table-cell>
          <table:table-cell office:value-type="float" office:value="11.9057" calcext:value-type="float">
            <text:p>11.9057</text:p>
          </table:table-cell>
          <table:table-cell office:value-type="float" office:value="12.15479" calcext:value-type="float">
            <text:p>12.15479</text:p>
          </table:table-cell>
          <table:table-cell office:value-type="float" office:value="12.07443" calcext:value-type="float">
            <text:p>12.07443</text:p>
          </table:table-cell>
          <table:table-cell office:value-type="float" office:value="16.35312" calcext:value-type="float">
            <text:p>16.35312</text:p>
          </table:table-cell>
          <table:table-cell office:value-type="float" office:value="-16.97281" calcext:value-type="float">
            <text:p>-16.9728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122006" calcext:value-type="float">
            <text:p>7122006</text:p>
          </table:table-cell>
          <table:table-cell office:value-type="float" office:value="6.203471" calcext:value-type="float">
            <text:p>6.203471</text:p>
          </table:table-cell>
          <table:table-cell office:value-type="float" office:value="-7.571566" calcext:value-type="float">
            <text:p>-7.571566</text:p>
          </table:table-cell>
          <table:table-cell office:value-type="float" office:value="-15.73259" calcext:value-type="float">
            <text:p>-15.73259</text:p>
          </table:table-cell>
          <table:table-cell office:value-type="float" office:value="0.3081023" calcext:value-type="float">
            <text:p>0.3081023</text:p>
          </table:table-cell>
          <table:table-cell office:value-type="float" office:value="0.1624841" calcext:value-type="float">
            <text:p>0.1624841</text:p>
          </table:table-cell>
          <table:table-cell office:value-type="float" office:value="312.3579" calcext:value-type="float">
            <text:p>312.3579</text:p>
          </table:table-cell>
          <table:table-cell office:value-type="float" office:value="0" calcext:value-type="float">
            <text:p>0</text:p>
          </table:table-cell>
          <table:table-cell office:value-type="float" office:value="1.808411" calcext:value-type="float">
            <text:p>1.808411</text:p>
          </table:table-cell>
          <table:table-cell office:value-type="float" office:value="-9.812866" calcext:value-type="float">
            <text:p>-9.812866</text:p>
          </table:table-cell>
          <table:table-cell office:value-type="float" office:value="-0.984436" calcext:value-type="float">
            <text:p>-0.984436</text:p>
          </table:table-cell>
          <table:table-cell office:value-type="float" office:value="-4.079559" calcext:value-type="float">
            <text:p>-4.079559</text:p>
          </table:table-cell>
          <table:table-cell office:value-type="float" office:value="-0.1973572" calcext:value-type="float">
            <text:p>-0.1973572</text:p>
          </table:table-cell>
          <table:table-cell office:value-type="float" office:value="-0.7911682" calcext:value-type="float">
            <text:p>-0.7911682</text:p>
          </table:table-cell>
          <table:table-cell office:value-type="float" office:value="1.069336" calcext:value-type="float">
            <text:p>1.069336</text:p>
          </table:table-cell>
          <table:table-cell office:value-type="float" office:value="0.1503906" calcext:value-type="float">
            <text:p>0.1503906</text:p>
          </table:table-cell>
          <table:table-cell office:value-type="float" office:value="1.798645" calcext:value-type="float">
            <text:p>1.798645</text:p>
          </table:table-cell>
          <table:table-cell office:value-type="float" office:value="0.8748169" calcext:value-type="float">
            <text:p>0.8748169</text:p>
          </table:table-cell>
          <table:table-cell office:value-type="float" office:value="2.556488" calcext:value-type="float">
            <text:p>2.556488</text:p>
          </table:table-cell>
          <table:table-cell office:value-type="float" office:value="1.758728" calcext:value-type="float">
            <text:p>1.758728</text:p>
          </table:table-cell>
          <table:table-cell office:value-type="float" office:value="3.200806" calcext:value-type="float">
            <text:p>3.200806</text:p>
          </table:table-cell>
          <table:table-cell office:value-type="float" office:value="2.680328" calcext:value-type="float">
            <text:p>2.680328</text:p>
          </table:table-cell>
          <table:table-cell office:value-type="float" office:value="4.288666" calcext:value-type="float">
            <text:p>4.288666</text:p>
          </table:table-cell>
          <table:table-cell office:value-type="float" office:value="4.11792" calcext:value-type="float">
            <text:p>4.11792</text:p>
          </table:table-cell>
          <table:table-cell office:value-type="float" office:value="6.503693" calcext:value-type="float">
            <text:p>6.503693</text:p>
          </table:table-cell>
          <table:table-cell office:value-type="float" office:value="6.341278" calcext:value-type="float">
            <text:p>6.341278</text:p>
          </table:table-cell>
          <table:table-cell office:value-type="float" office:value="8.9021" calcext:value-type="float">
            <text:p>8.9021</text:p>
          </table:table-cell>
          <table:table-cell office:value-type="float" office:value="8.679688" calcext:value-type="float">
            <text:p>8.679688</text:p>
          </table:table-cell>
          <table:table-cell office:value-type="float" office:value="10.34967" calcext:value-type="float">
            <text:p>10.34967</text:p>
          </table:table-cell>
          <table:table-cell office:value-type="float" office:value="10.15778" calcext:value-type="float">
            <text:p>10.15778</text:p>
          </table:table-cell>
          <table:table-cell office:value-type="float" office:value="11.33337" calcext:value-type="float">
            <text:p>11.33337</text:p>
          </table:table-cell>
          <table:table-cell office:value-type="float" office:value="11.18988" calcext:value-type="float">
            <text:p>11.18988</text:p>
          </table:table-cell>
          <table:table-cell office:value-type="float" office:value="11.9046" calcext:value-type="float">
            <text:p>11.9046</text:p>
          </table:table-cell>
          <table:table-cell office:value-type="float" office:value="11.80133" calcext:value-type="float">
            <text:p>11.80133</text:p>
          </table:table-cell>
          <table:table-cell office:value-type="float" office:value="12.07358" calcext:value-type="float">
            <text:p>12.07358</text:p>
          </table:table-cell>
          <table:table-cell office:value-type="float" office:value="11.99017" calcext:value-type="float">
            <text:p>11.99017</text:p>
          </table:table-cell>
          <table:table-cell office:value-type="float" office:value="1.741669" calcext:value-type="float">
            <text:p>1.741669</text:p>
          </table:table-cell>
          <table:table-cell office:value-type="float" office:value="-17.40958" calcext:value-type="float">
            <text:p>-17.4095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122006" calcext:value-type="float">
            <text:p>8122006</text:p>
          </table:table-cell>
          <table:table-cell office:value-type="float" office:value="6.160623" calcext:value-type="float">
            <text:p>6.160623</text:p>
          </table:table-cell>
          <table:table-cell office:value-type="float" office:value="5.206212" calcext:value-type="float">
            <text:p>5.206212</text:p>
          </table:table-cell>
          <table:table-cell office:value-type="float" office:value="-8.311998" calcext:value-type="float">
            <text:p>-8.311998</text:p>
          </table:table-cell>
          <table:table-cell office:value-type="float" office:value="0.7516172" calcext:value-type="float">
            <text:p>0.7516172</text:p>
          </table:table-cell>
          <table:table-cell office:value-type="float" office:value="0.2911984" calcext:value-type="float">
            <text:p>0.2911984</text:p>
          </table:table-cell>
          <table:table-cell office:value-type="float" office:value="311.0709" calcext:value-type="float">
            <text:p>311.0709</text:p>
          </table:table-cell>
          <table:table-cell office:value-type="float" office:value="0" calcext:value-type="float">
            <text:p>0</text:p>
          </table:table-cell>
          <table:table-cell office:value-type="float" office:value="8.859619" calcext:value-type="float">
            <text:p>8.859619</text:p>
          </table:table-cell>
          <table:table-cell office:value-type="float" office:value="-7.71167" calcext:value-type="float">
            <text:p>-7.71167</text:p>
          </table:table-cell>
          <table:table-cell office:value-type="float" office:value="3.304596" calcext:value-type="float">
            <text:p>3.304596</text:p>
          </table:table-cell>
          <table:table-cell office:value-type="float" office:value="-3.477539" calcext:value-type="float">
            <text:p>-3.477539</text:p>
          </table:table-cell>
          <table:table-cell office:value-type="float" office:value="0.04360962" calcext:value-type="float">
            <text:p>0.04360962</text:p>
          </table:table-cell>
          <table:table-cell office:value-type="float" office:value="-1.161285" calcext:value-type="float">
            <text:p>-1.161285</text:p>
          </table:table-cell>
          <table:table-cell office:value-type="float" office:value="0.4866638" calcext:value-type="float">
            <text:p>0.4866638</text:p>
          </table:table-cell>
          <table:table-cell office:value-type="float" office:value="-0.131012" calcext:value-type="float">
            <text:p>-0.131012</text:p>
          </table:table-cell>
          <table:table-cell office:value-type="float" office:value="0.9677429" calcext:value-type="float">
            <text:p>0.9677429</text:p>
          </table:table-cell>
          <table:table-cell office:value-type="float" office:value="0.598877" calcext:value-type="float">
            <text:p>0.598877</text:p>
          </table:table-cell>
          <table:table-cell office:value-type="float" office:value="1.752411" calcext:value-type="float">
            <text:p>1.752411</text:p>
          </table:table-cell>
          <table:table-cell office:value-type="float" office:value="1.465149" calcext:value-type="float">
            <text:p>1.465149</text:p>
          </table:table-cell>
          <table:table-cell office:value-type="float" office:value="2.675873" calcext:value-type="float">
            <text:p>2.675873</text:p>
          </table:table-cell>
          <table:table-cell office:value-type="float" office:value="2.411835" calcext:value-type="float">
            <text:p>2.411835</text:p>
          </table:table-cell>
          <table:table-cell office:value-type="float" office:value="4.115082" calcext:value-type="float">
            <text:p>4.115082</text:p>
          </table:table-cell>
          <table:table-cell office:value-type="float" office:value="3.842377" calcext:value-type="float">
            <text:p>3.842377</text:p>
          </table:table-cell>
          <table:table-cell office:value-type="float" office:value="6.339325" calcext:value-type="float">
            <text:p>6.339325</text:p>
          </table:table-cell>
          <table:table-cell office:value-type="float" office:value="6.130005" calcext:value-type="float">
            <text:p>6.130005</text:p>
          </table:table-cell>
          <table:table-cell office:value-type="float" office:value="8.67749" calcext:value-type="float">
            <text:p>8.67749</text:p>
          </table:table-cell>
          <table:table-cell office:value-type="float" office:value="8.470795" calcext:value-type="float">
            <text:p>8.470795</text:p>
          </table:table-cell>
          <table:table-cell office:value-type="float" office:value="10.15579" calcext:value-type="float">
            <text:p>10.15579</text:p>
          </table:table-cell>
          <table:table-cell office:value-type="float" office:value="9.972412" calcext:value-type="float">
            <text:p>9.972412</text:p>
          </table:table-cell>
          <table:table-cell office:value-type="float" office:value="11.18829" calcext:value-type="float">
            <text:p>11.18829</text:p>
          </table:table-cell>
          <table:table-cell office:value-type="float" office:value="11.04214" calcext:value-type="float">
            <text:p>11.04214</text:p>
          </table:table-cell>
          <table:table-cell office:value-type="float" office:value="11.8002" calcext:value-type="float">
            <text:p>11.8002</text:p>
          </table:table-cell>
          <table:table-cell office:value-type="float" office:value="11.69232" calcext:value-type="float">
            <text:p>11.69232</text:p>
          </table:table-cell>
          <table:table-cell office:value-type="float" office:value="11.98929" calcext:value-type="float">
            <text:p>11.98929</text:p>
          </table:table-cell>
          <table:table-cell office:value-type="float" office:value="11.90237" calcext:value-type="float">
            <text:p>11.90237</text:p>
          </table:table-cell>
          <table:table-cell office:value-type="float" office:value="14.14072" calcext:value-type="float">
            <text:p>14.14072</text:p>
          </table:table-cell>
          <table:table-cell office:value-type="float" office:value="-12.62524" calcext:value-type="float">
            <text:p>-12.6252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122006" calcext:value-type="float">
            <text:p>9122006</text:p>
          </table:table-cell>
          <table:table-cell office:value-type="float" office:value="6.241312" calcext:value-type="float">
            <text:p>6.241312</text:p>
          </table:table-cell>
          <table:table-cell office:value-type="float" office:value="13.53955" calcext:value-type="float">
            <text:p>13.53955</text:p>
          </table:table-cell>
          <table:table-cell office:value-type="float" office:value="-1.347234" calcext:value-type="float">
            <text:p>-1.347234</text:p>
          </table:table-cell>
          <table:table-cell office:value-type="float" office:value="1.108343" calcext:value-type="float">
            <text:p>1.108343</text:p>
          </table:table-cell>
          <table:table-cell office:value-type="float" office:value="0.4891221" calcext:value-type="float">
            <text:p>0.4891221</text:p>
          </table:table-cell>
          <table:table-cell office:value-type="float" office:value="309.6422" calcext:value-type="float">
            <text:p>309.6422</text:p>
          </table:table-cell>
          <table:table-cell office:value-type="float" office:value="0" calcext:value-type="float">
            <text:p>0</text:p>
          </table:table-cell>
          <table:table-cell office:value-type="float" office:value="13.92337" calcext:value-type="float">
            <text:p>13.92337</text:p>
          </table:table-cell>
          <table:table-cell office:value-type="float" office:value="-3.860901" calcext:value-type="float">
            <text:p>-3.860901</text:p>
          </table:table-cell>
          <table:table-cell office:value-type="float" office:value="6.325439" calcext:value-type="float">
            <text:p>6.325439</text:p>
          </table:table-cell>
          <table:table-cell office:value-type="float" office:value="-1.715729" calcext:value-type="float">
            <text:p>-1.715729</text:p>
          </table:table-cell>
          <table:table-cell office:value-type="float" office:value="2.892609" calcext:value-type="float">
            <text:p>2.892609</text:p>
          </table:table-cell>
          <table:table-cell office:value-type="float" office:value="-0.5248108" calcext:value-type="float">
            <text:p>-0.5248108</text:p>
          </table:table-cell>
          <table:table-cell office:value-type="float" office:value="2.558624" calcext:value-type="float">
            <text:p>2.558624</text:p>
          </table:table-cell>
          <table:table-cell office:value-type="float" office:value="0.2103882" calcext:value-type="float">
            <text:p>0.2103882</text:p>
          </table:table-cell>
          <table:table-cell office:value-type="float" office:value="2.50412" calcext:value-type="float">
            <text:p>2.50412</text:p>
          </table:table-cell>
          <table:table-cell office:value-type="float" office:value="0.8106689" calcext:value-type="float">
            <text:p>0.8106689</text:p>
          </table:table-cell>
          <table:table-cell office:value-type="float" office:value="2.599243" calcext:value-type="float">
            <text:p>2.599243</text:p>
          </table:table-cell>
          <table:table-cell office:value-type="float" office:value="1.561096" calcext:value-type="float">
            <text:p>1.561096</text:p>
          </table:table-cell>
          <table:table-cell office:value-type="float" office:value="2.945038" calcext:value-type="float">
            <text:p>2.945038</text:p>
          </table:table-cell>
          <table:table-cell office:value-type="float" office:value="2.402588" calcext:value-type="float">
            <text:p>2.402588</text:p>
          </table:table-cell>
          <table:table-cell office:value-type="float" office:value="3.84079" calcext:value-type="float">
            <text:p>3.84079</text:p>
          </table:table-cell>
          <table:table-cell office:value-type="float" office:value="3.745758" calcext:value-type="float">
            <text:p>3.745758</text:p>
          </table:table-cell>
          <table:table-cell office:value-type="float" office:value="6.127716" calcext:value-type="float">
            <text:p>6.127716</text:p>
          </table:table-cell>
          <table:table-cell office:value-type="float" office:value="5.932983" calcext:value-type="float">
            <text:p>5.932983</text:p>
          </table:table-cell>
          <table:table-cell office:value-type="float" office:value="8.468658" calcext:value-type="float">
            <text:p>8.468658</text:p>
          </table:table-cell>
          <table:table-cell office:value-type="float" office:value="8.267426" calcext:value-type="float">
            <text:p>8.267426</text:p>
          </table:table-cell>
          <table:table-cell office:value-type="float" office:value="9.97052" calcext:value-type="float">
            <text:p>9.97052</text:p>
          </table:table-cell>
          <table:table-cell office:value-type="float" office:value="9.791504" calcext:value-type="float">
            <text:p>9.791504</text:p>
          </table:table-cell>
          <table:table-cell office:value-type="float" office:value="11.04062" calcext:value-type="float">
            <text:p>11.04062</text:p>
          </table:table-cell>
          <table:table-cell office:value-type="float" office:value="10.89444" calcext:value-type="float">
            <text:p>10.89444</text:p>
          </table:table-cell>
          <table:table-cell office:value-type="float" office:value="11.69119" calcext:value-type="float">
            <text:p>11.69119</text:p>
          </table:table-cell>
          <table:table-cell office:value-type="float" office:value="11.58011" calcext:value-type="float">
            <text:p>11.58011</text:p>
          </table:table-cell>
          <table:table-cell office:value-type="float" office:value="11.90146" calcext:value-type="float">
            <text:p>11.90146</text:p>
          </table:table-cell>
          <table:table-cell office:value-type="float" office:value="11.81079" calcext:value-type="float">
            <text:p>11.81079</text:p>
          </table:table-cell>
          <table:table-cell office:value-type="float" office:value="21.27328" calcext:value-type="float">
            <text:p>21.27328</text:p>
          </table:table-cell>
          <table:table-cell office:value-type="float" office:value="-6.082367" calcext:value-type="float">
            <text:p>-6.08236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122006" calcext:value-type="float">
            <text:p>10122006</text:p>
          </table:table-cell>
          <table:table-cell office:value-type="float" office:value="6.43933" calcext:value-type="float">
            <text:p>6.43933</text:p>
          </table:table-cell>
          <table:table-cell office:value-type="float" office:value="11.31732" calcext:value-type="float">
            <text:p>11.31732</text:p>
          </table:table-cell>
          <table:table-cell office:value-type="float" office:value="-2.371462" calcext:value-type="float">
            <text:p>-2.371462</text:p>
          </table:table-cell>
          <table:table-cell office:value-type="float" office:value="0.9918815" calcext:value-type="float">
            <text:p>0.9918815</text:p>
          </table:table-cell>
          <table:table-cell office:value-type="float" office:value="0.4539648" calcext:value-type="float">
            <text:p>0.4539648</text:p>
          </table:table-cell>
          <table:table-cell office:value-type="float" office:value="305.9009" calcext:value-type="float">
            <text:p>305.9009</text:p>
          </table:table-cell>
          <table:table-cell office:value-type="float" office:value="0.508" calcext:value-type="float">
            <text:p>0.508</text:p>
          </table:table-cell>
          <table:table-cell office:value-type="float" office:value="14.50171" calcext:value-type="float">
            <text:p>14.50171</text:p>
          </table:table-cell>
          <table:table-cell office:value-type="float" office:value="-3.855804" calcext:value-type="float">
            <text:p>-3.855804</text:p>
          </table:table-cell>
          <table:table-cell office:value-type="float" office:value="9.255188" calcext:value-type="float">
            <text:p>9.255188</text:p>
          </table:table-cell>
          <table:table-cell office:value-type="float" office:value="-1.451874" calcext:value-type="float">
            <text:p>-1.451874</text:p>
          </table:table-cell>
          <table:table-cell office:value-type="float" office:value="6.771729" calcext:value-type="float">
            <text:p>6.771729</text:p>
          </table:table-cell>
          <table:table-cell office:value-type="float" office:value="-0.1624756" calcext:value-type="float">
            <text:p>-0.1624756</text:p>
          </table:table-cell>
          <table:table-cell office:value-type="float" office:value="5.30896" calcext:value-type="float">
            <text:p>5.30896</text:p>
          </table:table-cell>
          <table:table-cell office:value-type="float" office:value="0.7648315" calcext:value-type="float">
            <text:p>0.7648315</text:p>
          </table:table-cell>
          <table:table-cell office:value-type="float" office:value="4.602966" calcext:value-type="float">
            <text:p>4.602966</text:p>
          </table:table-cell>
          <table:table-cell office:value-type="float" office:value="1.426178" calcext:value-type="float">
            <text:p>1.426178</text:p>
          </table:table-cell>
          <table:table-cell office:value-type="float" office:value="4.180359" calcext:value-type="float">
            <text:p>4.180359</text:p>
          </table:table-cell>
          <table:table-cell office:value-type="float" office:value="2.179413" calcext:value-type="float">
            <text:p>2.179413</text:p>
          </table:table-cell>
          <table:table-cell office:value-type="float" office:value="4.103271" calcext:value-type="float">
            <text:p>4.103271</text:p>
          </table:table-cell>
          <table:table-cell office:value-type="float" office:value="2.866302" calcext:value-type="float">
            <text:p>2.866302</text:p>
          </table:table-cell>
          <table:table-cell office:value-type="float" office:value="4.199707" calcext:value-type="float">
            <text:p>4.199707</text:p>
          </table:table-cell>
          <table:table-cell office:value-type="float" office:value="3.800934" calcext:value-type="float">
            <text:p>3.800934</text:p>
          </table:table-cell>
          <table:table-cell office:value-type="float" office:value="5.931458" calcext:value-type="float">
            <text:p>5.931458</text:p>
          </table:table-cell>
          <table:table-cell office:value-type="float" office:value="5.860809" calcext:value-type="float">
            <text:p>5.860809</text:p>
          </table:table-cell>
          <table:table-cell office:value-type="float" office:value="8.26532" calcext:value-type="float">
            <text:p>8.26532</text:p>
          </table:table-cell>
          <table:table-cell office:value-type="float" office:value="8.084534" calcext:value-type="float">
            <text:p>8.084534</text:p>
          </table:table-cell>
          <table:table-cell office:value-type="float" office:value="9.789673" calcext:value-type="float">
            <text:p>9.789673</text:p>
          </table:table-cell>
          <table:table-cell office:value-type="float" office:value="9.61676" calcext:value-type="float">
            <text:p>9.61676</text:p>
          </table:table-cell>
          <table:table-cell office:value-type="float" office:value="10.89288" calcext:value-type="float">
            <text:p>10.89288</text:p>
          </table:table-cell>
          <table:table-cell office:value-type="float" office:value="10.74658" calcext:value-type="float">
            <text:p>10.74658</text:p>
          </table:table-cell>
          <table:table-cell office:value-type="float" office:value="11.57892" calcext:value-type="float">
            <text:p>11.57892</text:p>
          </table:table-cell>
          <table:table-cell office:value-type="float" office:value="11.46466" calcext:value-type="float">
            <text:p>11.46466</text:p>
          </table:table-cell>
          <table:table-cell office:value-type="float" office:value="11.80981" calcext:value-type="float">
            <text:p>11.80981</text:p>
          </table:table-cell>
          <table:table-cell office:value-type="float" office:value="11.71588" calcext:value-type="float">
            <text:p>11.71588</text:p>
          </table:table-cell>
          <table:table-cell office:value-type="float" office:value="19.69968" calcext:value-type="float">
            <text:p>19.69968</text:p>
          </table:table-cell>
          <table:table-cell office:value-type="float" office:value="-6.483032" calcext:value-type="float">
            <text:p>-6.48303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122006" calcext:value-type="float">
            <text:p>11122006</text:p>
          </table:table-cell>
          <table:table-cell office:value-type="float" office:value="6.419802" calcext:value-type="float">
            <text:p>6.419802</text:p>
          </table:table-cell>
          <table:table-cell office:value-type="float" office:value="9.650657" calcext:value-type="float">
            <text:p>9.650657</text:p>
          </table:table-cell>
          <table:table-cell office:value-type="float" office:value="-0.126846" calcext:value-type="float">
            <text:p>-0.126846</text:p>
          </table:table-cell>
          <table:table-cell office:value-type="float" office:value="0.9291174" calcext:value-type="float">
            <text:p>0.9291174</text:p>
          </table:table-cell>
          <table:table-cell office:value-type="float" office:value="0.489481" calcext:value-type="float">
            <text:p>0.489481</text:p>
          </table:table-cell>
          <table:table-cell office:value-type="float" office:value="300.3765" calcext:value-type="float">
            <text:p>300.3765</text:p>
          </table:table-cell>
          <table:table-cell office:value-type="float" office:value="1.524" calcext:value-type="float">
            <text:p>1.524</text:p>
          </table:table-cell>
          <table:table-cell office:value-type="float" office:value="14.0687" calcext:value-type="float">
            <text:p>14.0687</text:p>
          </table:table-cell>
          <table:table-cell office:value-type="float" office:value="-0.6821899" calcext:value-type="float">
            <text:p>-0.6821899</text:p>
          </table:table-cell>
          <table:table-cell office:value-type="float" office:value="10.08469" calcext:value-type="float">
            <text:p>10.08469</text:p>
          </table:table-cell>
          <table:table-cell office:value-type="float" office:value="0.5678711" calcext:value-type="float">
            <text:p>0.5678711</text:p>
          </table:table-cell>
          <table:table-cell office:value-type="float" office:value="7.669769" calcext:value-type="float">
            <text:p>7.669769</text:p>
          </table:table-cell>
          <table:table-cell office:value-type="float" office:value="1.495728" calcext:value-type="float">
            <text:p>1.495728</text:p>
          </table:table-cell>
          <table:table-cell office:value-type="float" office:value="6.181976" calcext:value-type="float">
            <text:p>6.181976</text:p>
          </table:table-cell>
          <table:table-cell office:value-type="float" office:value="2.32074" calcext:value-type="float">
            <text:p>2.32074</text:p>
          </table:table-cell>
          <table:table-cell office:value-type="float" office:value="5.45694" calcext:value-type="float">
            <text:p>5.45694</text:p>
          </table:table-cell>
          <table:table-cell office:value-type="float" office:value="2.86026" calcext:value-type="float">
            <text:p>2.86026</text:p>
          </table:table-cell>
          <table:table-cell office:value-type="float" office:value="4.952972" calcext:value-type="float">
            <text:p>4.952972</text:p>
          </table:table-cell>
          <table:table-cell office:value-type="float" office:value="3.427063" calcext:value-type="float">
            <text:p>3.427063</text:p>
          </table:table-cell>
          <table:table-cell office:value-type="float" office:value="4.824493" calcext:value-type="float">
            <text:p>4.824493</text:p>
          </table:table-cell>
          <table:table-cell office:value-type="float" office:value="3.857422" calcext:value-type="float">
            <text:p>3.857422</text:p>
          </table:table-cell>
          <table:table-cell office:value-type="float" office:value="4.773712" calcext:value-type="float">
            <text:p>4.773712</text:p>
          </table:table-cell>
          <table:table-cell office:value-type="float" office:value="4.209595" calcext:value-type="float">
            <text:p>4.209595</text:p>
          </table:table-cell>
          <table:table-cell office:value-type="float" office:value="5.9729" calcext:value-type="float">
            <text:p>5.9729</text:p>
          </table:table-cell>
          <table:table-cell office:value-type="float" office:value="5.863403" calcext:value-type="float">
            <text:p>5.863403</text:p>
          </table:table-cell>
          <table:table-cell office:value-type="float" office:value="8.082855" calcext:value-type="float">
            <text:p>8.082855</text:p>
          </table:table-cell>
          <table:table-cell office:value-type="float" office:value="7.951782" calcext:value-type="float">
            <text:p>7.951782</text:p>
          </table:table-cell>
          <table:table-cell office:value-type="float" office:value="9.61496" calcext:value-type="float">
            <text:p>9.61496</text:p>
          </table:table-cell>
          <table:table-cell office:value-type="float" office:value="9.455322" calcext:value-type="float">
            <text:p>9.455322</text:p>
          </table:table-cell>
          <table:table-cell office:value-type="float" office:value="10.74503" calcext:value-type="float">
            <text:p>10.74503</text:p>
          </table:table-cell>
          <table:table-cell office:value-type="float" office:value="10.6004" calcext:value-type="float">
            <text:p>10.6004</text:p>
          </table:table-cell>
          <table:table-cell office:value-type="float" office:value="11.46341" calcext:value-type="float">
            <text:p>11.46341</text:p>
          </table:table-cell>
          <table:table-cell office:value-type="float" office:value="11.34692" calcext:value-type="float">
            <text:p>11.34692</text:p>
          </table:table-cell>
          <table:table-cell office:value-type="float" office:value="11.71487" calcext:value-type="float">
            <text:p>11.71487</text:p>
          </table:table-cell>
          <table:table-cell office:value-type="float" office:value="11.61798" calcext:value-type="float">
            <text:p>11.61798</text:p>
          </table:table-cell>
          <table:table-cell office:value-type="float" office:value="17.11105" calcext:value-type="float">
            <text:p>17.11105</text:p>
          </table:table-cell>
          <table:table-cell office:value-type="float" office:value="-3.022156" calcext:value-type="float">
            <text:p>-3.02215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122006" calcext:value-type="float">
            <text:p>12122006</text:p>
          </table:table-cell>
          <table:table-cell office:value-type="float" office:value="6.404856" calcext:value-type="float">
            <text:p>6.404856</text:p>
          </table:table-cell>
          <table:table-cell office:value-type="float" office:value="2.428434" calcext:value-type="float">
            <text:p>2.428434</text:p>
          </table:table-cell>
          <table:table-cell office:value-type="float" office:value="-3.521491" calcext:value-type="float">
            <text:p>-3.521491</text:p>
          </table:table-cell>
          <table:table-cell office:value-type="float" office:value="0.6408501" calcext:value-type="float">
            <text:p>0.6408501</text:p>
          </table:table-cell>
          <table:table-cell office:value-type="float" office:value="0.4172103" calcext:value-type="float">
            <text:p>0.4172103</text:p>
          </table:table-cell>
          <table:table-cell office:value-type="float" office:value="305.7771" calcext:value-type="float">
            <text:p>305.7771</text:p>
          </table:table-cell>
          <table:table-cell office:value-type="float" office:value="0" calcext:value-type="float">
            <text:p>0</text:p>
          </table:table-cell>
          <table:table-cell office:value-type="float" office:value="9.376648" calcext:value-type="float">
            <text:p>9.376648</text:p>
          </table:table-cell>
          <table:table-cell office:value-type="float" office:value="-2.221283" calcext:value-type="float">
            <text:p>-2.221283</text:p>
          </table:table-cell>
          <table:table-cell office:value-type="float" office:value="6.38504" calcext:value-type="float">
            <text:p>6.38504</text:p>
          </table:table-cell>
          <table:table-cell office:value-type="float" office:value="-0.5010376" calcext:value-type="float">
            <text:p>-0.5010376</text:p>
          </table:table-cell>
          <table:table-cell office:value-type="float" office:value="4.975403" calcext:value-type="float">
            <text:p>4.975403</text:p>
          </table:table-cell>
          <table:table-cell office:value-type="float" office:value="0.8987427" calcext:value-type="float">
            <text:p>0.8987427</text:p>
          </table:table-cell>
          <table:table-cell office:value-type="float" office:value="4.410614" calcext:value-type="float">
            <text:p>4.410614</text:p>
          </table:table-cell>
          <table:table-cell office:value-type="float" office:value="2.117432" calcext:value-type="float">
            <text:p>2.117432</text:p>
          </table:table-cell>
          <table:table-cell office:value-type="float" office:value="4.716125" calcext:value-type="float">
            <text:p>4.716125</text:p>
          </table:table-cell>
          <table:table-cell office:value-type="float" office:value="2.86795" calcext:value-type="float">
            <text:p>2.86795</text:p>
          </table:table-cell>
          <table:table-cell office:value-type="float" office:value="4.88736" calcext:value-type="float">
            <text:p>4.88736</text:p>
          </table:table-cell>
          <table:table-cell office:value-type="float" office:value="3.609558" calcext:value-type="float">
            <text:p>3.609558</text:p>
          </table:table-cell>
          <table:table-cell office:value-type="float" office:value="4.830811" calcext:value-type="float">
            <text:p>4.830811</text:p>
          </table:table-cell>
          <table:table-cell office:value-type="float" office:value="4.1539" calcext:value-type="float">
            <text:p>4.1539</text:p>
          </table:table-cell>
          <table:table-cell office:value-type="float" office:value="4.954468" calcext:value-type="float">
            <text:p>4.954468</text:p>
          </table:table-cell>
          <table:table-cell office:value-type="float" office:value="4.782349" calcext:value-type="float">
            <text:p>4.782349</text:p>
          </table:table-cell>
          <table:table-cell office:value-type="float" office:value="6.124847" calcext:value-type="float">
            <text:p>6.124847</text:p>
          </table:table-cell>
          <table:table-cell office:value-type="float" office:value="5.974701" calcext:value-type="float">
            <text:p>5.974701</text:p>
          </table:table-cell>
          <table:table-cell office:value-type="float" office:value="7.950684" calcext:value-type="float">
            <text:p>7.950684</text:p>
          </table:table-cell>
          <table:table-cell office:value-type="float" office:value="7.877167" calcext:value-type="float">
            <text:p>7.877167</text:p>
          </table:table-cell>
          <table:table-cell office:value-type="float" office:value="9.453735" calcext:value-type="float">
            <text:p>9.453735</text:p>
          </table:table-cell>
          <table:table-cell office:value-type="float" office:value="9.31778" calcext:value-type="float">
            <text:p>9.31778</text:p>
          </table:table-cell>
          <table:table-cell office:value-type="float" office:value="10.59894" calcext:value-type="float">
            <text:p>10.59894</text:p>
          </table:table-cell>
          <table:table-cell office:value-type="float" office:value="10.45938" calcext:value-type="float">
            <text:p>10.45938</text:p>
          </table:table-cell>
          <table:table-cell office:value-type="float" office:value="11.34567" calcext:value-type="float">
            <text:p>11.34567</text:p>
          </table:table-cell>
          <table:table-cell office:value-type="float" office:value="11.22803" calcext:value-type="float">
            <text:p>11.22803</text:p>
          </table:table-cell>
          <table:table-cell office:value-type="float" office:value="11.61694" calcext:value-type="float">
            <text:p>11.61694</text:p>
          </table:table-cell>
          <table:table-cell office:value-type="float" office:value="11.51663" calcext:value-type="float">
            <text:p>11.51663</text:p>
          </table:table-cell>
          <table:table-cell office:value-type="float" office:value="9.898773" calcext:value-type="float">
            <text:p>9.898773</text:p>
          </table:table-cell>
          <table:table-cell office:value-type="float" office:value="-5.13208" calcext:value-type="float">
            <text:p>-5.1320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3122006" calcext:value-type="float">
            <text:p>13122006</text:p>
          </table:table-cell>
          <table:table-cell office:value-type="float" office:value="6.409364" calcext:value-type="float">
            <text:p>6.409364</text:p>
          </table:table-cell>
          <table:table-cell office:value-type="float" office:value="14.65066" calcext:value-type="float">
            <text:p>14.65066</text:p>
          </table:table-cell>
          <table:table-cell office:value-type="float" office:value="-2.907558" calcext:value-type="float">
            <text:p>-2.907558</text:p>
          </table:table-cell>
          <table:table-cell office:value-type="float" office:value="1.147038" calcext:value-type="float">
            <text:p>1.147038</text:p>
          </table:table-cell>
          <table:table-cell office:value-type="float" office:value="0.4364836" calcext:value-type="float">
            <text:p>0.4364836</text:p>
          </table:table-cell>
          <table:table-cell office:value-type="float" office:value="308.4408" calcext:value-type="float">
            <text:p>308.4408</text:p>
          </table:table-cell>
          <table:table-cell office:value-type="float" office:value="0" calcext:value-type="float">
            <text:p>0</text:p>
          </table:table-cell>
          <table:table-cell office:value-type="float" office:value="15.87766" calcext:value-type="float">
            <text:p>15.87766</text:p>
          </table:table-cell>
          <table:table-cell office:value-type="float" office:value="-3.136932" calcext:value-type="float">
            <text:p>-3.136932</text:p>
          </table:table-cell>
          <table:table-cell office:value-type="float" office:value="10.59155" calcext:value-type="float">
            <text:p>10.59155</text:p>
          </table:table-cell>
          <table:table-cell office:value-type="float" office:value="-0.97995" calcext:value-type="float">
            <text:p>-0.97995</text:p>
          </table:table-cell>
          <table:table-cell office:value-type="float" office:value="7.890625" calcext:value-type="float">
            <text:p>7.890625</text:p>
          </table:table-cell>
          <table:table-cell office:value-type="float" office:value="0.206604" calcext:value-type="float">
            <text:p>0.206604</text:p>
          </table:table-cell>
          <table:table-cell office:value-type="float" office:value="6.346649" calcext:value-type="float">
            <text:p>6.346649</text:p>
          </table:table-cell>
          <table:table-cell office:value-type="float" office:value="1.319061" calcext:value-type="float">
            <text:p>1.319061</text:p>
          </table:table-cell>
          <table:table-cell office:value-type="float" office:value="5.589386" calcext:value-type="float">
            <text:p>5.589386</text:p>
          </table:table-cell>
          <table:table-cell office:value-type="float" office:value="2.107208" calcext:value-type="float">
            <text:p>2.107208</text:p>
          </table:table-cell>
          <table:table-cell office:value-type="float" office:value="5.099579" calcext:value-type="float">
            <text:p>5.099579</text:p>
          </table:table-cell>
          <table:table-cell office:value-type="float" office:value="2.982697" calcext:value-type="float">
            <text:p>2.982697</text:p>
          </table:table-cell>
          <table:table-cell office:value-type="float" office:value="4.948853" calcext:value-type="float">
            <text:p>4.948853</text:p>
          </table:table-cell>
          <table:table-cell office:value-type="float" office:value="3.73172" calcext:value-type="float">
            <text:p>3.73172</text:p>
          </table:table-cell>
          <table:table-cell office:value-type="float" office:value="4.949707" calcext:value-type="float">
            <text:p>4.949707</text:p>
          </table:table-cell>
          <table:table-cell office:value-type="float" office:value="4.783081" calcext:value-type="float">
            <text:p>4.783081</text:p>
          </table:table-cell>
          <table:table-cell office:value-type="float" office:value="6.155029" calcext:value-type="float">
            <text:p>6.155029</text:p>
          </table:table-cell>
          <table:table-cell office:value-type="float" office:value="6.125854" calcext:value-type="float">
            <text:p>6.125854</text:p>
          </table:table-cell>
          <table:table-cell office:value-type="float" office:value="7.876587" calcext:value-type="float">
            <text:p>7.876587</text:p>
          </table:table-cell>
          <table:table-cell office:value-type="float" office:value="7.824951" calcext:value-type="float">
            <text:p>7.824951</text:p>
          </table:table-cell>
          <table:table-cell office:value-type="float" office:value="9.316498" calcext:value-type="float">
            <text:p>9.316498</text:p>
          </table:table-cell>
          <table:table-cell office:value-type="float" office:value="9.203583" calcext:value-type="float">
            <text:p>9.203583</text:p>
          </table:table-cell>
          <table:table-cell office:value-type="float" office:value="10.45801" calcext:value-type="float">
            <text:p>10.45801</text:p>
          </table:table-cell>
          <table:table-cell office:value-type="float" office:value="10.32672" calcext:value-type="float">
            <text:p>10.32672</text:p>
          </table:table-cell>
          <table:table-cell office:value-type="float" office:value="11.22681" calcext:value-type="float">
            <text:p>11.22681</text:p>
          </table:table-cell>
          <table:table-cell office:value-type="float" office:value="11.10907" calcext:value-type="float">
            <text:p>11.10907</text:p>
          </table:table-cell>
          <table:table-cell office:value-type="float" office:value="11.51556" calcext:value-type="float">
            <text:p>11.51556</text:p>
          </table:table-cell>
          <table:table-cell office:value-type="float" office:value="11.41278" calcext:value-type="float">
            <text:p>11.41278</text:p>
          </table:table-cell>
          <table:table-cell office:value-type="float" office:value="19.86902" calcext:value-type="float">
            <text:p>19.86902</text:p>
          </table:table-cell>
          <table:table-cell office:value-type="float" office:value="-5.970459" calcext:value-type="float">
            <text:p>-5.97045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122006" calcext:value-type="float">
            <text:p>14122006</text:p>
          </table:table-cell>
          <table:table-cell office:value-type="float" office:value="6.507402" calcext:value-type="float">
            <text:p>6.507402</text:p>
          </table:table-cell>
          <table:table-cell office:value-type="float" office:value="15.20621" calcext:value-type="float">
            <text:p>15.20621</text:p>
          </table:table-cell>
          <table:table-cell office:value-type="float" office:value="-4.01033" calcext:value-type="float">
            <text:p>-4.01033</text:p>
          </table:table-cell>
          <table:table-cell office:value-type="float" office:value="1.168596" calcext:value-type="float">
            <text:p>1.168596</text:p>
          </table:table-cell>
          <table:table-cell office:value-type="float" office:value="0.4024141" calcext:value-type="float">
            <text:p>0.4024141</text:p>
          </table:table-cell>
          <table:table-cell office:value-type="float" office:value="311.1473" calcext:value-type="float">
            <text:p>311.1473</text:p>
          </table:table-cell>
          <table:table-cell office:value-type="float" office:value="0" calcext:value-type="float">
            <text:p>0</text:p>
          </table:table-cell>
          <table:table-cell office:value-type="float" office:value="16.78522" calcext:value-type="float">
            <text:p>16.78522</text:p>
          </table:table-cell>
          <table:table-cell office:value-type="float" office:value="-2.728119" calcext:value-type="float">
            <text:p>-2.728119</text:p>
          </table:table-cell>
          <table:table-cell office:value-type="float" office:value="11.41388" calcext:value-type="float">
            <text:p>11.41388</text:p>
          </table:table-cell>
          <table:table-cell office:value-type="float" office:value="-0.3769531" calcext:value-type="float">
            <text:p>-0.3769531</text:p>
          </table:table-cell>
          <table:table-cell office:value-type="float" office:value="8.780273" calcext:value-type="float">
            <text:p>8.780273</text:p>
          </table:table-cell>
          <table:table-cell office:value-type="float" office:value="1.077515" calcext:value-type="float">
            <text:p>1.077515</text:p>
          </table:table-cell>
          <table:table-cell office:value-type="float" office:value="7.199799" calcext:value-type="float">
            <text:p>7.199799</text:p>
          </table:table-cell>
          <table:table-cell office:value-type="float" office:value="2.321259" calcext:value-type="float">
            <text:p>2.321259</text:p>
          </table:table-cell>
          <table:table-cell office:value-type="float" office:value="6.381958" calcext:value-type="float">
            <text:p>6.381958</text:p>
          </table:table-cell>
          <table:table-cell office:value-type="float" office:value="3.105835" calcext:value-type="float">
            <text:p>3.105835</text:p>
          </table:table-cell>
          <table:table-cell office:value-type="float" office:value="5.786804" calcext:value-type="float">
            <text:p>5.786804</text:p>
          </table:table-cell>
          <table:table-cell office:value-type="float" office:value="3.898102" calcext:value-type="float">
            <text:p>3.898102</text:p>
          </table:table-cell>
          <table:table-cell office:value-type="float" office:value="5.533325" calcext:value-type="float">
            <text:p>5.533325</text:p>
          </table:table-cell>
          <table:table-cell office:value-type="float" office:value="4.420532" calcext:value-type="float">
            <text:p>4.420532</text:p>
          </table:table-cell>
          <table:table-cell office:value-type="float" office:value="5.323364" calcext:value-type="float">
            <text:p>5.323364</text:p>
          </table:table-cell>
          <table:table-cell office:value-type="float" office:value="4.952728" calcext:value-type="float">
            <text:p>4.952728</text:p>
          </table:table-cell>
          <table:table-cell office:value-type="float" office:value="6.246094" calcext:value-type="float">
            <text:p>6.246094</text:p>
          </table:table-cell>
          <table:table-cell office:value-type="float" office:value="6.155396" calcext:value-type="float">
            <text:p>6.155396</text:p>
          </table:table-cell>
          <table:table-cell office:value-type="float" office:value="7.824402" calcext:value-type="float">
            <text:p>7.824402</text:p>
          </table:table-cell>
          <table:table-cell office:value-type="float" office:value="7.782776" calcext:value-type="float">
            <text:p>7.782776</text:p>
          </table:table-cell>
          <table:table-cell office:value-type="float" office:value="9.202484" calcext:value-type="float">
            <text:p>9.202484</text:p>
          </table:table-cell>
          <table:table-cell office:value-type="float" office:value="9.104675" calcext:value-type="float">
            <text:p>9.104675</text:p>
          </table:table-cell>
          <table:table-cell office:value-type="float" office:value="10.32538" calcext:value-type="float">
            <text:p>10.32538</text:p>
          </table:table-cell>
          <table:table-cell office:value-type="float" office:value="10.20309" calcext:value-type="float">
            <text:p>10.20309</text:p>
          </table:table-cell>
          <table:table-cell office:value-type="float" office:value="11.10785" calcext:value-type="float">
            <text:p>11.10785</text:p>
          </table:table-cell>
          <table:table-cell office:value-type="float" office:value="10.99167" calcext:value-type="float">
            <text:p>10.99167</text:p>
          </table:table-cell>
          <table:table-cell office:value-type="float" office:value="11.41168" calcext:value-type="float">
            <text:p>11.41168</text:p>
          </table:table-cell>
          <table:table-cell office:value-type="float" office:value="11.30759" calcext:value-type="float">
            <text:p>11.30759</text:p>
          </table:table-cell>
          <table:table-cell office:value-type="float" office:value="20.75873" calcext:value-type="float">
            <text:p>20.75873</text:p>
          </table:table-cell>
          <table:table-cell office:value-type="float" office:value="-6.510803" calcext:value-type="float">
            <text:p>-6.51080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5122006" calcext:value-type="float">
            <text:p>15122006</text:p>
          </table:table-cell>
          <table:table-cell office:value-type="float" office:value="6.610008" calcext:value-type="float">
            <text:p>6.610008</text:p>
          </table:table-cell>
          <table:table-cell office:value-type="float" office:value="9.095101" calcext:value-type="float">
            <text:p>9.095101</text:p>
          </table:table-cell>
          <table:table-cell office:value-type="float" office:value="-2.935357" calcext:value-type="float">
            <text:p>-2.935357</text:p>
          </table:table-cell>
          <table:table-cell office:value-type="float" office:value="0.888836" calcext:value-type="float">
            <text:p>0.888836</text:p>
          </table:table-cell>
          <table:table-cell office:value-type="float" office:value="0.4355939" calcext:value-type="float">
            <text:p>0.4355939</text:p>
          </table:table-cell>
          <table:table-cell office:value-type="float" office:value="314.2283" calcext:value-type="float">
            <text:p>314.2283</text:p>
          </table:table-cell>
          <table:table-cell office:value-type="float" office:value="0" calcext:value-type="float">
            <text:p>0</text:p>
          </table:table-cell>
          <table:table-cell office:value-type="float" office:value="14.2319" calcext:value-type="float">
            <text:p>14.2319</text:p>
          </table:table-cell>
          <table:table-cell office:value-type="float" office:value="-2.822754" calcext:value-type="float">
            <text:p>-2.822754</text:p>
          </table:table-cell>
          <table:table-cell office:value-type="float" office:value="9.750153" calcext:value-type="float">
            <text:p>9.750153</text:p>
          </table:table-cell>
          <table:table-cell office:value-type="float" office:value="-0.1836243" calcext:value-type="float">
            <text:p>-0.1836243</text:p>
          </table:table-cell>
          <table:table-cell office:value-type="float" office:value="7.680298" calcext:value-type="float">
            <text:p>7.680298</text:p>
          </table:table-cell>
          <table:table-cell office:value-type="float" office:value="1.374878" calcext:value-type="float">
            <text:p>1.374878</text:p>
          </table:table-cell>
          <table:table-cell office:value-type="float" office:value="6.480927" calcext:value-type="float">
            <text:p>6.480927</text:p>
          </table:table-cell>
          <table:table-cell office:value-type="float" office:value="2.726959" calcext:value-type="float">
            <text:p>2.726959</text:p>
          </table:table-cell>
          <table:table-cell office:value-type="float" office:value="5.92981" calcext:value-type="float">
            <text:p>5.92981</text:p>
          </table:table-cell>
          <table:table-cell office:value-type="float" office:value="3.560638" calcext:value-type="float">
            <text:p>3.560638</text:p>
          </table:table-cell>
          <table:table-cell office:value-type="float" office:value="5.764709" calcext:value-type="float">
            <text:p>5.764709</text:p>
          </table:table-cell>
          <table:table-cell office:value-type="float" office:value="4.366608" calcext:value-type="float">
            <text:p>4.366608</text:p>
          </table:table-cell>
          <table:table-cell office:value-type="float" office:value="5.563782" calcext:value-type="float">
            <text:p>5.563782</text:p>
          </table:table-cell>
          <table:table-cell office:value-type="float" office:value="4.854858" calcext:value-type="float">
            <text:p>4.854858</text:p>
          </table:table-cell>
          <table:table-cell office:value-type="float" office:value="5.585205" calcext:value-type="float">
            <text:p>5.585205</text:p>
          </table:table-cell>
          <table:table-cell office:value-type="float" office:value="5.332062" calcext:value-type="float">
            <text:p>5.332062</text:p>
          </table:table-cell>
          <table:table-cell office:value-type="float" office:value="6.390625" calcext:value-type="float">
            <text:p>6.390625</text:p>
          </table:table-cell>
          <table:table-cell office:value-type="float" office:value="6.247559" calcext:value-type="float">
            <text:p>6.247559</text:p>
          </table:table-cell>
          <table:table-cell office:value-type="float" office:value="7.78244" calcext:value-type="float">
            <text:p>7.78244</text:p>
          </table:table-cell>
          <table:table-cell office:value-type="float" office:value="7.76651" calcext:value-type="float">
            <text:p>7.76651</text:p>
          </table:table-cell>
          <table:table-cell office:value-type="float" office:value="9.103699" calcext:value-type="float">
            <text:p>9.103699</text:p>
          </table:table-cell>
          <table:table-cell office:value-type="float" office:value="9.020752" calcext:value-type="float">
            <text:p>9.020752</text:p>
          </table:table-cell>
          <table:table-cell office:value-type="float" office:value="10.20187" calcext:value-type="float">
            <text:p>10.20187</text:p>
          </table:table-cell>
          <table:table-cell office:value-type="float" office:value="10.08865" calcext:value-type="float">
            <text:p>10.08865</text:p>
          </table:table-cell>
          <table:table-cell office:value-type="float" office:value="10.99048" calcext:value-type="float">
            <text:p>10.99048</text:p>
          </table:table-cell>
          <table:table-cell office:value-type="float" office:value="10.87643" calcext:value-type="float">
            <text:p>10.87643</text:p>
          </table:table-cell>
          <table:table-cell office:value-type="float" office:value="11.30649" calcext:value-type="float">
            <text:p>11.30649</text:p>
          </table:table-cell>
          <table:table-cell office:value-type="float" office:value="11.20209" calcext:value-type="float">
            <text:p>11.20209</text:p>
          </table:table-cell>
          <table:table-cell office:value-type="float" office:value="17.75446" calcext:value-type="float">
            <text:p>17.75446</text:p>
          </table:table-cell>
          <table:table-cell office:value-type="float" office:value="-6.292023" calcext:value-type="float">
            <text:p>-6.29202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122006" calcext:value-type="float">
            <text:p>16122006</text:p>
          </table:table-cell>
          <table:table-cell office:value-type="float" office:value="6.48596" calcext:value-type="float">
            <text:p>6.48596</text:p>
          </table:table-cell>
          <table:table-cell office:value-type="float" office:value="10.20621" calcext:value-type="float">
            <text:p>10.20621</text:p>
          </table:table-cell>
          <table:table-cell office:value-type="float" office:value="-3.311492" calcext:value-type="float">
            <text:p>-3.311492</text:p>
          </table:table-cell>
          <table:table-cell office:value-type="float" office:value="0.937964" calcext:value-type="float">
            <text:p>0.937964</text:p>
          </table:table-cell>
          <table:table-cell office:value-type="float" office:value="0.3736694" calcext:value-type="float">
            <text:p>0.3736694</text:p>
          </table:table-cell>
          <table:table-cell office:value-type="float" office:value="311.9884" calcext:value-type="float">
            <text:p>311.9884</text:p>
          </table:table-cell>
          <table:table-cell office:value-type="float" office:value="0" calcext:value-type="float">
            <text:p>0</text:p>
          </table:table-cell>
          <table:table-cell office:value-type="float" office:value="14.77927" calcext:value-type="float">
            <text:p>14.77927</text:p>
          </table:table-cell>
          <table:table-cell office:value-type="float" office:value="-2.670135" calcext:value-type="float">
            <text:p>-2.670135</text:p>
          </table:table-cell>
          <table:table-cell office:value-type="float" office:value="10.0365" calcext:value-type="float">
            <text:p>10.0365</text:p>
          </table:table-cell>
          <table:table-cell office:value-type="float" office:value="-0.1968079" calcext:value-type="float">
            <text:p>-0.1968079</text:p>
          </table:table-cell>
          <table:table-cell office:value-type="float" office:value="7.857941" calcext:value-type="float">
            <text:p>7.857941</text:p>
          </table:table-cell>
          <table:table-cell office:value-type="float" office:value="1.262421" calcext:value-type="float">
            <text:p>1.262421</text:p>
          </table:table-cell>
          <table:table-cell office:value-type="float" office:value="6.596649" calcext:value-type="float">
            <text:p>6.596649</text:p>
          </table:table-cell>
          <table:table-cell office:value-type="float" office:value="2.525238" calcext:value-type="float">
            <text:p>2.525238</text:p>
          </table:table-cell>
          <table:table-cell office:value-type="float" office:value="6.010925" calcext:value-type="float">
            <text:p>6.010925</text:p>
          </table:table-cell>
          <table:table-cell office:value-type="float" office:value="3.356079" calcext:value-type="float">
            <text:p>3.356079</text:p>
          </table:table-cell>
          <table:table-cell office:value-type="float" office:value="5.633911" calcext:value-type="float">
            <text:p>5.633911</text:p>
          </table:table-cell>
          <table:table-cell office:value-type="float" office:value="4.204041" calcext:value-type="float">
            <text:p>4.204041</text:p>
          </table:table-cell>
          <table:table-cell office:value-type="float" office:value="5.589142" calcext:value-type="float">
            <text:p>5.589142</text:p>
          </table:table-cell>
          <table:table-cell office:value-type="float" office:value="4.788452" calcext:value-type="float">
            <text:p>4.788452</text:p>
          </table:table-cell>
          <table:table-cell office:value-type="float" office:value="5.650604" calcext:value-type="float">
            <text:p>5.650604</text:p>
          </table:table-cell>
          <table:table-cell office:value-type="float" office:value="5.546082" calcext:value-type="float">
            <text:p>5.546082</text:p>
          </table:table-cell>
          <table:table-cell office:value-type="float" office:value="6.484344" calcext:value-type="float">
            <text:p>6.484344</text:p>
          </table:table-cell>
          <table:table-cell office:value-type="float" office:value="6.392029" calcext:value-type="float">
            <text:p>6.392029</text:p>
          </table:table-cell>
          <table:table-cell office:value-type="float" office:value="7.766449" calcext:value-type="float">
            <text:p>7.766449</text:p>
          </table:table-cell>
          <table:table-cell office:value-type="float" office:value="7.765442" calcext:value-type="float">
            <text:p>7.765442</text:p>
          </table:table-cell>
          <table:table-cell office:value-type="float" office:value="9.019958" calcext:value-type="float">
            <text:p>9.019958</text:p>
          </table:table-cell>
          <table:table-cell office:value-type="float" office:value="8.952057" calcext:value-type="float">
            <text:p>8.952057</text:p>
          </table:table-cell>
          <table:table-cell office:value-type="float" office:value="10.08752" calcext:value-type="float">
            <text:p>10.08752</text:p>
          </table:table-cell>
          <table:table-cell office:value-type="float" office:value="9.982819" calcext:value-type="float">
            <text:p>9.982819</text:p>
          </table:table-cell>
          <table:table-cell office:value-type="float" office:value="10.87524" calcext:value-type="float">
            <text:p>10.87524</text:p>
          </table:table-cell>
          <table:table-cell office:value-type="float" office:value="10.76453" calcext:value-type="float">
            <text:p>10.76453</text:p>
          </table:table-cell>
          <table:table-cell office:value-type="float" office:value="11.20099" calcext:value-type="float">
            <text:p>11.20099</text:p>
          </table:table-cell>
          <table:table-cell office:value-type="float" office:value="11.09659" calcext:value-type="float">
            <text:p>11.09659</text:p>
          </table:table-cell>
          <table:table-cell office:value-type="float" office:value="19.32574" calcext:value-type="float">
            <text:p>19.32574</text:p>
          </table:table-cell>
          <table:table-cell office:value-type="float" office:value="-7.206146" calcext:value-type="float">
            <text:p>-7.20614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122006" calcext:value-type="float">
            <text:p>17122006</text:p>
          </table:table-cell>
          <table:table-cell office:value-type="float" office:value="6.515083" calcext:value-type="float">
            <text:p>6.515083</text:p>
          </table:table-cell>
          <table:table-cell office:value-type="float" office:value="4.650657" calcext:value-type="float">
            <text:p>4.650657</text:p>
          </table:table-cell>
          <table:table-cell office:value-type="float" office:value="-8.485353" calcext:value-type="float">
            <text:p>-8.485353</text:p>
          </table:table-cell>
          <table:table-cell office:value-type="float" office:value="0.7210836" calcext:value-type="float">
            <text:p>0.7210836</text:p>
          </table:table-cell>
          <table:table-cell office:value-type="float" office:value="0.2873641" calcext:value-type="float">
            <text:p>0.2873641</text:p>
          </table:table-cell>
          <table:table-cell office:value-type="float" office:value="312.2845" calcext:value-type="float">
            <text:p>312.2845</text:p>
          </table:table-cell>
          <table:table-cell office:value-type="float" office:value="0" calcext:value-type="float">
            <text:p>0</text:p>
          </table:table-cell>
          <table:table-cell office:value-type="float" office:value="11.06793" calcext:value-type="float">
            <text:p>11.06793</text:p>
          </table:table-cell>
          <table:table-cell office:value-type="float" office:value="-6.114807" calcext:value-type="float">
            <text:p>-6.114807</text:p>
          </table:table-cell>
          <table:table-cell office:value-type="float" office:value="6.923248" calcext:value-type="float">
            <text:p>6.923248</text:p>
          </table:table-cell>
          <table:table-cell office:value-type="float" office:value="-1.579803" calcext:value-type="float">
            <text:p>-1.579803</text:p>
          </table:table-cell>
          <table:table-cell office:value-type="float" office:value="5.340942" calcext:value-type="float">
            <text:p>5.340942</text:p>
          </table:table-cell>
          <table:table-cell office:value-type="float" office:value="0.1304321" calcext:value-type="float">
            <text:p>0.1304321</text:p>
          </table:table-cell>
          <table:table-cell office:value-type="float" office:value="4.830505" calcext:value-type="float">
            <text:p>4.830505</text:p>
          </table:table-cell>
          <table:table-cell office:value-type="float" office:value="1.721161" calcext:value-type="float">
            <text:p>1.721161</text:p>
          </table:table-cell>
          <table:table-cell office:value-type="float" office:value="5.264008" calcext:value-type="float">
            <text:p>5.264008</text:p>
          </table:table-cell>
          <table:table-cell office:value-type="float" office:value="2.722198" calcext:value-type="float">
            <text:p>2.722198</text:p>
          </table:table-cell>
          <table:table-cell office:value-type="float" office:value="5.557434" calcext:value-type="float">
            <text:p>5.557434</text:p>
          </table:table-cell>
          <table:table-cell office:value-type="float" office:value="3.760376" calcext:value-type="float">
            <text:p>3.760376</text:p>
          </table:table-cell>
          <table:table-cell office:value-type="float" office:value="5.590332" calcext:value-type="float">
            <text:p>5.590332</text:p>
          </table:table-cell>
          <table:table-cell office:value-type="float" office:value="4.518188" calcext:value-type="float">
            <text:p>4.518188</text:p>
          </table:table-cell>
          <table:table-cell office:value-type="float" office:value="5.716309" calcext:value-type="float">
            <text:p>5.716309</text:p>
          </table:table-cell>
          <table:table-cell office:value-type="float" office:value="5.463745" calcext:value-type="float">
            <text:p>5.463745</text:p>
          </table:table-cell>
          <table:table-cell office:value-type="float" office:value="6.527924" calcext:value-type="float">
            <text:p>6.527924</text:p>
          </table:table-cell>
          <table:table-cell office:value-type="float" office:value="6.48526" calcext:value-type="float">
            <text:p>6.48526</text:p>
          </table:table-cell>
          <table:table-cell office:value-type="float" office:value="7.766418" calcext:value-type="float">
            <text:p>7.766418</text:p>
          </table:table-cell>
          <table:table-cell office:value-type="float" office:value="7.764954" calcext:value-type="float">
            <text:p>7.764954</text:p>
          </table:table-cell>
          <table:table-cell office:value-type="float" office:value="8.951385" calcext:value-type="float">
            <text:p>8.951385</text:p>
          </table:table-cell>
          <table:table-cell office:value-type="float" office:value="8.894318" calcext:value-type="float">
            <text:p>8.894318</text:p>
          </table:table-cell>
          <table:table-cell office:value-type="float" office:value="9.98175" calcext:value-type="float">
            <text:p>9.98175</text:p>
          </table:table-cell>
          <table:table-cell office:value-type="float" office:value="9.888367" calcext:value-type="float">
            <text:p>9.888367</text:p>
          </table:table-cell>
          <table:table-cell office:value-type="float" office:value="10.76337" calcext:value-type="float">
            <text:p>10.76337</text:p>
          </table:table-cell>
          <table:table-cell office:value-type="float" office:value="10.65976" calcext:value-type="float">
            <text:p>10.65976</text:p>
          </table:table-cell>
          <table:table-cell office:value-type="float" office:value="11.09549" calcext:value-type="float">
            <text:p>11.09549</text:p>
          </table:table-cell>
          <table:table-cell office:value-type="float" office:value="10.99146" calcext:value-type="float">
            <text:p>10.99146</text:p>
          </table:table-cell>
          <table:table-cell office:value-type="float" office:value="14.83554" calcext:value-type="float">
            <text:p>14.83554</text:p>
          </table:table-cell>
          <table:table-cell office:value-type="float" office:value="-11.58499" calcext:value-type="float">
            <text:p>-11.5849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8122006" calcext:value-type="float">
            <text:p>18122006</text:p>
          </table:table-cell>
          <table:table-cell office:value-type="float" office:value="6.494235" calcext:value-type="float">
            <text:p>6.494235</text:p>
          </table:table-cell>
          <table:table-cell office:value-type="float" office:value="5.206212" calcext:value-type="float">
            <text:p>5.206212</text:p>
          </table:table-cell>
          <table:table-cell office:value-type="float" office:value="-9.588124" calcext:value-type="float">
            <text:p>-9.588124</text:p>
          </table:table-cell>
          <table:table-cell office:value-type="float" office:value="0.737286" calcext:value-type="float">
            <text:p>0.737286</text:p>
          </table:table-cell>
          <table:table-cell office:value-type="float" office:value="0.2640164" calcext:value-type="float">
            <text:p>0.2640164</text:p>
          </table:table-cell>
          <table:table-cell office:value-type="float" office:value="314.3658" calcext:value-type="float">
            <text:p>314.3658</text:p>
          </table:table-cell>
          <table:table-cell office:value-type="float" office:value="0.127" calcext:value-type="float">
            <text:p>0.127</text:p>
          </table:table-cell>
          <table:table-cell office:value-type="float" office:value="10.29312" calcext:value-type="float">
            <text:p>10.29312</text:p>
          </table:table-cell>
          <table:table-cell office:value-type="float" office:value="-6.999939" calcext:value-type="float">
            <text:p>-6.999939</text:p>
          </table:table-cell>
          <table:table-cell office:value-type="float" office:value="5.59433" calcext:value-type="float">
            <text:p>5.59433</text:p>
          </table:table-cell>
          <table:table-cell office:value-type="float" office:value="-2.361237" calcext:value-type="float">
            <text:p>-2.361237</text:p>
          </table:table-cell>
          <table:table-cell office:value-type="float" office:value="4.078033" calcext:value-type="float">
            <text:p>4.078033</text:p>
          </table:table-cell>
          <table:table-cell office:value-type="float" office:value="-0.3156433" calcext:value-type="float">
            <text:p>-0.3156433</text:p>
          </table:table-cell>
          <table:table-cell office:value-type="float" office:value="3.579834" calcext:value-type="float">
            <text:p>3.579834</text:p>
          </table:table-cell>
          <table:table-cell office:value-type="float" office:value="1.012299" calcext:value-type="float">
            <text:p>1.012299</text:p>
          </table:table-cell>
          <table:table-cell office:value-type="float" office:value="3.51944" calcext:value-type="float">
            <text:p>3.51944</text:p>
          </table:table-cell>
          <table:table-cell office:value-type="float" office:value="1.906342" calcext:value-type="float">
            <text:p>1.906342</text:p>
          </table:table-cell>
          <table:table-cell office:value-type="float" office:value="4.320679" calcext:value-type="float">
            <text:p>4.320679</text:p>
          </table:table-cell>
          <table:table-cell office:value-type="float" office:value="2.905853" calcext:value-type="float">
            <text:p>2.905853</text:p>
          </table:table-cell>
          <table:table-cell office:value-type="float" office:value="4.817352" calcext:value-type="float">
            <text:p>4.817352</text:p>
          </table:table-cell>
          <table:table-cell office:value-type="float" office:value="3.81601" calcext:value-type="float">
            <text:p>3.81601</text:p>
          </table:table-cell>
          <table:table-cell office:value-type="float" office:value="5.462952" calcext:value-type="float">
            <text:p>5.462952</text:p>
          </table:table-cell>
          <table:table-cell office:value-type="float" office:value="5.016266" calcext:value-type="float">
            <text:p>5.016266</text:p>
          </table:table-cell>
          <table:table-cell office:value-type="float" office:value="6.517151" calcext:value-type="float">
            <text:p>6.517151</text:p>
          </table:table-cell>
          <table:table-cell office:value-type="float" office:value="6.405975" calcext:value-type="float">
            <text:p>6.405975</text:p>
          </table:table-cell>
          <table:table-cell office:value-type="float" office:value="7.764862" calcext:value-type="float">
            <text:p>7.764862</text:p>
          </table:table-cell>
          <table:table-cell office:value-type="float" office:value="7.741577" calcext:value-type="float">
            <text:p>7.741577</text:p>
          </table:table-cell>
          <table:table-cell office:value-type="float" office:value="8.893738" calcext:value-type="float">
            <text:p>8.893738</text:p>
          </table:table-cell>
          <table:table-cell office:value-type="float" office:value="8.840576" calcext:value-type="float">
            <text:p>8.840576</text:p>
          </table:table-cell>
          <table:table-cell office:value-type="float" office:value="9.887451" calcext:value-type="float">
            <text:p>9.887451</text:p>
          </table:table-cell>
          <table:table-cell office:value-type="float" office:value="9.801544" calcext:value-type="float">
            <text:p>9.801544</text:p>
          </table:table-cell>
          <table:table-cell office:value-type="float" office:value="10.6586" calcext:value-type="float">
            <text:p>10.6586</text:p>
          </table:table-cell>
          <table:table-cell office:value-type="float" office:value="10.55402" calcext:value-type="float">
            <text:p>10.55402</text:p>
          </table:table-cell>
          <table:table-cell office:value-type="float" office:value="10.99036" calcext:value-type="float">
            <text:p>10.99036</text:p>
          </table:table-cell>
          <table:table-cell office:value-type="float" office:value="10.88702" calcext:value-type="float">
            <text:p>10.88702</text:p>
          </table:table-cell>
          <table:table-cell office:value-type="float" office:value="15.18353" calcext:value-type="float">
            <text:p>15.18353</text:p>
          </table:table-cell>
          <table:table-cell office:value-type="float" office:value="-12.80493" calcext:value-type="float">
            <text:p>-12.8049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9122006" calcext:value-type="float">
            <text:p>19122006</text:p>
          </table:table-cell>
          <table:table-cell office:value-type="float" office:value="6.524058" calcext:value-type="float">
            <text:p>6.524058</text:p>
          </table:table-cell>
          <table:table-cell office:value-type="float" office:value="7.428434" calcext:value-type="float">
            <text:p>7.428434</text:p>
          </table:table-cell>
          <table:table-cell office:value-type="float" office:value="-3.542229" calcext:value-type="float">
            <text:p>-3.542229</text:p>
          </table:table-cell>
          <table:table-cell office:value-type="float" office:value="0.8194693" calcext:value-type="float">
            <text:p>0.8194693</text:p>
          </table:table-cell>
          <table:table-cell office:value-type="float" office:value="0.4165725" calcext:value-type="float">
            <text:p>0.4165725</text:p>
          </table:table-cell>
          <table:table-cell office:value-type="float" office:value="312.7546" calcext:value-type="float">
            <text:p>312.7546</text:p>
          </table:table-cell>
          <table:table-cell office:value-type="float" office:value="2.9845" calcext:value-type="float">
            <text:p>2.9845</text:p>
          </table:table-cell>
          <table:table-cell office:value-type="float" office:value="11.74371" calcext:value-type="float">
            <text:p>11.74371</text:p>
          </table:table-cell>
          <table:table-cell office:value-type="float" office:value="-4.475952" calcext:value-type="float">
            <text:p>-4.475952</text:p>
          </table:table-cell>
          <table:table-cell office:value-type="float" office:value="7.265198" calcext:value-type="float">
            <text:p>7.265198</text:p>
          </table:table-cell>
          <table:table-cell office:value-type="float" office:value="-1.553925" calcext:value-type="float">
            <text:p>-1.553925</text:p>
          </table:table-cell>
          <table:table-cell office:value-type="float" office:value="5.363861" calcext:value-type="float">
            <text:p>5.363861</text:p>
          </table:table-cell>
          <table:table-cell office:value-type="float" office:value="-0.2079468" calcext:value-type="float">
            <text:p>-0.2079468</text:p>
          </table:table-cell>
          <table:table-cell office:value-type="float" office:value="4.40564" calcext:value-type="float">
            <text:p>4.40564</text:p>
          </table:table-cell>
          <table:table-cell office:value-type="float" office:value="0.9178772" calcext:value-type="float">
            <text:p>0.9178772</text:p>
          </table:table-cell>
          <table:table-cell office:value-type="float" office:value="4.057465" calcext:value-type="float">
            <text:p>4.057465</text:p>
          </table:table-cell>
          <table:table-cell office:value-type="float" office:value="1.721893" calcext:value-type="float">
            <text:p>1.721893</text:p>
          </table:table-cell>
          <table:table-cell office:value-type="float" office:value="3.970673" calcext:value-type="float">
            <text:p>3.970673</text:p>
          </table:table-cell>
          <table:table-cell office:value-type="float" office:value="2.658844" calcext:value-type="float">
            <text:p>2.658844</text:p>
          </table:table-cell>
          <table:table-cell office:value-type="float" office:value="4.236542" calcext:value-type="float">
            <text:p>4.236542</text:p>
          </table:table-cell>
          <table:table-cell office:value-type="float" office:value="3.521484" calcext:value-type="float">
            <text:p>3.521484</text:p>
          </table:table-cell>
          <table:table-cell office:value-type="float" office:value="5.014954" calcext:value-type="float">
            <text:p>5.014954</text:p>
          </table:table-cell>
          <table:table-cell office:value-type="float" office:value="4.737701" calcext:value-type="float">
            <text:p>4.737701</text:p>
          </table:table-cell>
          <table:table-cell office:value-type="float" office:value="6.404266" calcext:value-type="float">
            <text:p>6.404266</text:p>
          </table:table-cell>
          <table:table-cell office:value-type="float" office:value="6.22879" calcext:value-type="float">
            <text:p>6.22879</text:p>
          </table:table-cell>
          <table:table-cell office:value-type="float" office:value="7.741119" calcext:value-type="float">
            <text:p>7.741119</text:p>
          </table:table-cell>
          <table:table-cell office:value-type="float" office:value="7.680939" calcext:value-type="float">
            <text:p>7.680939</text:p>
          </table:table-cell>
          <table:table-cell office:value-type="float" office:value="8.839996" calcext:value-type="float">
            <text:p>8.839996</text:p>
          </table:table-cell>
          <table:table-cell office:value-type="float" office:value="8.780396" calcext:value-type="float">
            <text:p>8.780396</text:p>
          </table:table-cell>
          <table:table-cell office:value-type="float" office:value="9.800659" calcext:value-type="float">
            <text:p>9.800659</text:p>
          </table:table-cell>
          <table:table-cell office:value-type="float" office:value="9.717377" calcext:value-type="float">
            <text:p>9.717377</text:p>
          </table:table-cell>
          <table:table-cell office:value-type="float" office:value="10.55295" calcext:value-type="float">
            <text:p>10.55295</text:p>
          </table:table-cell>
          <table:table-cell office:value-type="float" office:value="10.45337" calcext:value-type="float">
            <text:p>10.45337</text:p>
          </table:table-cell>
          <table:table-cell office:value-type="float" office:value="10.88593" calcext:value-type="float">
            <text:p>10.88593</text:p>
          </table:table-cell>
          <table:table-cell office:value-type="float" office:value="10.78549" calcext:value-type="float">
            <text:p>10.78549</text:p>
          </table:table-cell>
          <table:table-cell office:value-type="float" office:value="14.73706" calcext:value-type="float">
            <text:p>14.73706</text:p>
          </table:table-cell>
          <table:table-cell office:value-type="float" office:value="-7.50174" calcext:value-type="float">
            <text:p>-7.5017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122006" calcext:value-type="float">
            <text:p>20122006</text:p>
          </table:table-cell>
          <table:table-cell office:value-type="float" office:value="6.51365" calcext:value-type="float">
            <text:p>6.51365</text:p>
          </table:table-cell>
          <table:table-cell office:value-type="float" office:value="2.428434" calcext:value-type="float">
            <text:p>2.428434</text:p>
          </table:table-cell>
          <table:table-cell office:value-type="float" office:value="0.762264" calcext:value-type="float">
            <text:p>0.762264</text:p>
          </table:table-cell>
          <table:table-cell office:value-type="float" office:value="0.6408501" calcext:value-type="float">
            <text:p>0.6408501</text:p>
          </table:table-cell>
          <table:table-cell office:value-type="float" office:value="0.5693436" calcext:value-type="float">
            <text:p>0.5693436</text:p>
          </table:table-cell>
          <table:table-cell office:value-type="float" office:value="311.9651" calcext:value-type="float">
            <text:p>311.9651</text:p>
          </table:table-cell>
          <table:table-cell office:value-type="float" office:value="8.0645" calcext:value-type="float">
            <text:p>8.0645</text:p>
          </table:table-cell>
          <table:table-cell office:value-type="float" office:value="9.936829" calcext:value-type="float">
            <text:p>9.936829</text:p>
          </table:table-cell>
          <table:table-cell office:value-type="float" office:value="-0.6642456" calcext:value-type="float">
            <text:p>-0.6642456</text:p>
          </table:table-cell>
          <table:table-cell office:value-type="float" office:value="7.009033" calcext:value-type="float">
            <text:p>7.009033</text:p>
          </table:table-cell>
          <table:table-cell office:value-type="float" office:value="0.09301758" calcext:value-type="float">
            <text:p>0.09301758</text:p>
          </table:table-cell>
          <table:table-cell office:value-type="float" office:value="5.382385" calcext:value-type="float">
            <text:p>5.382385</text:p>
          </table:table-cell>
          <table:table-cell office:value-type="float" office:value="0.9518738" calcext:value-type="float">
            <text:p>0.9518738</text:p>
          </table:table-cell>
          <table:table-cell office:value-type="float" office:value="4.518494" calcext:value-type="float">
            <text:p>4.518494</text:p>
          </table:table-cell>
          <table:table-cell office:value-type="float" office:value="1.855835" calcext:value-type="float">
            <text:p>1.855835</text:p>
          </table:table-cell>
          <table:table-cell office:value-type="float" office:value="4.200806" calcext:value-type="float">
            <text:p>4.200806</text:p>
          </table:table-cell>
          <table:table-cell office:value-type="float" office:value="2.494324" calcext:value-type="float">
            <text:p>2.494324</text:p>
          </table:table-cell>
          <table:table-cell office:value-type="float" office:value="4.080475" calcext:value-type="float">
            <text:p>4.080475</text:p>
          </table:table-cell>
          <table:table-cell office:value-type="float" office:value="3.203888" calcext:value-type="float">
            <text:p>3.203888</text:p>
          </table:table-cell>
          <table:table-cell office:value-type="float" office:value="4.31073" calcext:value-type="float">
            <text:p>4.31073</text:p>
          </table:table-cell>
          <table:table-cell office:value-type="float" office:value="3.832611" calcext:value-type="float">
            <text:p>3.832611</text:p>
          </table:table-cell>
          <table:table-cell office:value-type="float" office:value="4.825317" calcext:value-type="float">
            <text:p>4.825317</text:p>
          </table:table-cell>
          <table:table-cell office:value-type="float" office:value="4.759033" calcext:value-type="float">
            <text:p>4.759033</text:p>
          </table:table-cell>
          <table:table-cell office:value-type="float" office:value="6.227295" calcext:value-type="float">
            <text:p>6.227295</text:p>
          </table:table-cell>
          <table:table-cell office:value-type="float" office:value="6.122131" calcext:value-type="float">
            <text:p>6.122131</text:p>
          </table:table-cell>
          <table:table-cell office:value-type="float" office:value="7.680145" calcext:value-type="float">
            <text:p>7.680145</text:p>
          </table:table-cell>
          <table:table-cell office:value-type="float" office:value="7.600586" calcext:value-type="float">
            <text:p>7.600586</text:p>
          </table:table-cell>
          <table:table-cell office:value-type="float" office:value="8.779694" calcext:value-type="float">
            <text:p>8.779694</text:p>
          </table:table-cell>
          <table:table-cell office:value-type="float" office:value="8.709229" calcext:value-type="float">
            <text:p>8.709229</text:p>
          </table:table-cell>
          <table:table-cell office:value-type="float" office:value="9.716492" calcext:value-type="float">
            <text:p>9.716492</text:p>
          </table:table-cell>
          <table:table-cell office:value-type="float" office:value="9.633759" calcext:value-type="float">
            <text:p>9.633759</text:p>
          </table:table-cell>
          <table:table-cell office:value-type="float" office:value="10.45236" calcext:value-type="float">
            <text:p>10.45236</text:p>
          </table:table-cell>
          <table:table-cell office:value-type="float" office:value="10.35681" calcext:value-type="float">
            <text:p>10.35681</text:p>
          </table:table-cell>
          <table:table-cell office:value-type="float" office:value="10.78442" calcext:value-type="float">
            <text:p>10.78442</text:p>
          </table:table-cell>
          <table:table-cell office:value-type="float" office:value="10.68704" calcext:value-type="float">
            <text:p>10.68704</text:p>
          </table:table-cell>
          <table:table-cell office:value-type="float" office:value="12.51251" calcext:value-type="float">
            <text:p>12.51251</text:p>
          </table:table-cell>
          <table:table-cell office:value-type="float" office:value="-1.712738" calcext:value-type="float">
            <text:p>-1.71273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122006" calcext:value-type="float">
            <text:p>21122006</text:p>
          </table:table-cell>
          <table:table-cell office:value-type="float" office:value="6.516045" calcext:value-type="float">
            <text:p>6.516045</text:p>
          </table:table-cell>
          <table:table-cell office:value-type="float" office:value="6.317323" calcext:value-type="float">
            <text:p>6.317323</text:p>
          </table:table-cell>
          <table:table-cell office:value-type="float" office:value="-0.307242" calcext:value-type="float">
            <text:p>-0.307242</text:p>
          </table:table-cell>
          <table:table-cell office:value-type="float" office:value="0.7897812" calcext:value-type="float">
            <text:p>0.7897812</text:p>
          </table:table-cell>
          <table:table-cell office:value-type="float" office:value="0.4907156" calcext:value-type="float">
            <text:p>0.4907156</text:p>
          </table:table-cell>
          <table:table-cell office:value-type="float" office:value="312.7567" calcext:value-type="float">
            <text:p>312.7567</text:p>
          </table:table-cell>
          <table:table-cell office:value-type="float" office:value="0.762" calcext:value-type="float">
            <text:p>0.762</text:p>
          </table:table-cell>
          <table:table-cell office:value-type="float" office:value="12.2655" calcext:value-type="float">
            <text:p>12.2655</text:p>
          </table:table-cell>
          <table:table-cell office:value-type="float" office:value="-0.5383911" calcext:value-type="float">
            <text:p>-0.5383911</text:p>
          </table:table-cell>
          <table:table-cell office:value-type="float" office:value="8.783813" calcext:value-type="float">
            <text:p>8.783813</text:p>
          </table:table-cell>
          <table:table-cell office:value-type="float" office:value="0.3907776" calcext:value-type="float">
            <text:p>0.3907776</text:p>
          </table:table-cell>
          <table:table-cell office:value-type="float" office:value="6.720245" calcext:value-type="float">
            <text:p>6.720245</text:p>
          </table:table-cell>
          <table:table-cell office:value-type="float" office:value="1.184845" calcext:value-type="float">
            <text:p>1.184845</text:p>
          </table:table-cell>
          <table:table-cell office:value-type="float" office:value="5.484375" calcext:value-type="float">
            <text:p>5.484375</text:p>
          </table:table-cell>
          <table:table-cell office:value-type="float" office:value="2.000153" calcext:value-type="float">
            <text:p>2.000153</text:p>
          </table:table-cell>
          <table:table-cell office:value-type="float" office:value="4.93335" calcext:value-type="float">
            <text:p>4.93335</text:p>
          </table:table-cell>
          <table:table-cell office:value-type="float" office:value="2.595825" calcext:value-type="float">
            <text:p>2.595825</text:p>
          </table:table-cell>
          <table:table-cell office:value-type="float" office:value="4.61264" calcext:value-type="float">
            <text:p>4.61264</text:p>
          </table:table-cell>
          <table:table-cell office:value-type="float" office:value="3.270081" calcext:value-type="float">
            <text:p>3.270081</text:p>
          </table:table-cell>
          <table:table-cell office:value-type="float" office:value="4.667358" calcext:value-type="float">
            <text:p>4.667358</text:p>
          </table:table-cell>
          <table:table-cell office:value-type="float" office:value="3.878052" calcext:value-type="float">
            <text:p>3.878052</text:p>
          </table:table-cell>
          <table:table-cell office:value-type="float" office:value="4.893463" calcext:value-type="float">
            <text:p>4.893463</text:p>
          </table:table-cell>
          <table:table-cell office:value-type="float" office:value="4.767914" calcext:value-type="float">
            <text:p>4.767914</text:p>
          </table:table-cell>
          <table:table-cell office:value-type="float" office:value="6.12146" calcext:value-type="float">
            <text:p>6.12146</text:p>
          </table:table-cell>
          <table:table-cell office:value-type="float" office:value="6.064026" calcext:value-type="float">
            <text:p>6.064026</text:p>
          </table:table-cell>
          <table:table-cell office:value-type="float" office:value="7.599762" calcext:value-type="float">
            <text:p>7.599762</text:p>
          </table:table-cell>
          <table:table-cell office:value-type="float" office:value="7.522064" calcext:value-type="float">
            <text:p>7.522064</text:p>
          </table:table-cell>
          <table:table-cell office:value-type="float" office:value="8.708435" calcext:value-type="float">
            <text:p>8.708435</text:p>
          </table:table-cell>
          <table:table-cell office:value-type="float" office:value="8.631592" calcext:value-type="float">
            <text:p>8.631592</text:p>
          </table:table-cell>
          <table:table-cell office:value-type="float" office:value="9.632904" calcext:value-type="float">
            <text:p>9.632904</text:p>
          </table:table-cell>
          <table:table-cell office:value-type="float" office:value="9.5495" calcext:value-type="float">
            <text:p>9.5495</text:p>
          </table:table-cell>
          <table:table-cell office:value-type="float" office:value="10.3558" calcext:value-type="float">
            <text:p>10.3558</text:p>
          </table:table-cell>
          <table:table-cell office:value-type="float" office:value="10.2627" calcext:value-type="float">
            <text:p>10.2627</text:p>
          </table:table-cell>
          <table:table-cell office:value-type="float" office:value="10.68607" calcext:value-type="float">
            <text:p>10.68607</text:p>
          </table:table-cell>
          <table:table-cell office:value-type="float" office:value="10.59171" calcext:value-type="float">
            <text:p>10.59171</text:p>
          </table:table-cell>
          <table:table-cell office:value-type="float" office:value="15.23499" calcext:value-type="float">
            <text:p>15.23499</text:p>
          </table:table-cell>
          <table:table-cell office:value-type="float" office:value="-2.669678" calcext:value-type="float">
            <text:p>-2.66967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2122006" calcext:value-type="float">
            <text:p>22122006</text:p>
          </table:table-cell>
          <table:table-cell office:value-type="float" office:value="6.607534" calcext:value-type="float">
            <text:p>6.607534</text:p>
          </table:table-cell>
          <table:table-cell office:value-type="float" office:value="1.872879" calcext:value-type="float">
            <text:p>1.872879</text:p>
          </table:table-cell>
          <table:table-cell office:value-type="float" office:value="-3.524271" calcext:value-type="float">
            <text:p>-3.524271</text:p>
          </table:table-cell>
          <table:table-cell office:value-type="float" office:value="0.6161601" calcext:value-type="float">
            <text:p>0.6161601</text:p>
          </table:table-cell>
          <table:table-cell office:value-type="float" office:value="0.4171249" calcext:value-type="float">
            <text:p>0.4171249</text:p>
          </table:table-cell>
          <table:table-cell office:value-type="float" office:value="306.2452" calcext:value-type="float">
            <text:p>306.2452</text:p>
          </table:table-cell>
          <table:table-cell office:value-type="float" office:value="0" calcext:value-type="float">
            <text:p>0</text:p>
          </table:table-cell>
          <table:table-cell office:value-type="float" office:value="8.437225" calcext:value-type="float">
            <text:p>8.437225</text:p>
          </table:table-cell>
          <table:table-cell office:value-type="float" office:value="-1.585297" calcext:value-type="float">
            <text:p>-1.585297</text:p>
          </table:table-cell>
          <table:table-cell office:value-type="float" office:value="5.834229" calcext:value-type="float">
            <text:p>5.834229</text:p>
          </table:table-cell>
          <table:table-cell office:value-type="float" office:value="-0.09732056" calcext:value-type="float">
            <text:p>-0.09732056</text:p>
          </table:table-cell>
          <table:table-cell office:value-type="float" office:value="4.561432" calcext:value-type="float">
            <text:p>4.561432</text:p>
          </table:table-cell>
          <table:table-cell office:value-type="float" office:value="0.9735413" calcext:value-type="float">
            <text:p>0.9735413</text:p>
          </table:table-cell>
          <table:table-cell office:value-type="float" office:value="4.030975" calcext:value-type="float">
            <text:p>4.030975</text:p>
          </table:table-cell>
          <table:table-cell office:value-type="float" office:value="2.013092" calcext:value-type="float">
            <text:p>2.013092</text:p>
          </table:table-cell>
          <table:table-cell office:value-type="float" office:value="4.188812" calcext:value-type="float">
            <text:p>4.188812</text:p>
          </table:table-cell>
          <table:table-cell office:value-type="float" office:value="2.716034" calcext:value-type="float">
            <text:p>2.716034</text:p>
          </table:table-cell>
          <table:table-cell office:value-type="float" office:value="4.531311" calcext:value-type="float">
            <text:p>4.531311</text:p>
          </table:table-cell>
          <table:table-cell office:value-type="float" office:value="3.456329" calcext:value-type="float">
            <text:p>3.456329</text:p>
          </table:table-cell>
          <table:table-cell office:value-type="float" office:value="4.668121" calcext:value-type="float">
            <text:p>4.668121</text:p>
          </table:table-cell>
          <table:table-cell office:value-type="float" office:value="4.04834" calcext:value-type="float">
            <text:p>4.04834</text:p>
          </table:table-cell>
          <table:table-cell office:value-type="float" office:value="4.97464" calcext:value-type="float">
            <text:p>4.97464</text:p>
          </table:table-cell>
          <table:table-cell office:value-type="float" office:value="4.882507" calcext:value-type="float">
            <text:p>4.882507</text:p>
          </table:table-cell>
          <table:table-cell office:value-type="float" office:value="6.068329" calcext:value-type="float">
            <text:p>6.068329</text:p>
          </table:table-cell>
          <table:table-cell office:value-type="float" office:value="6.054352" calcext:value-type="float">
            <text:p>6.054352</text:p>
          </table:table-cell>
          <table:table-cell office:value-type="float" office:value="7.521271" calcext:value-type="float">
            <text:p>7.521271</text:p>
          </table:table-cell>
          <table:table-cell office:value-type="float" office:value="7.45517" calcext:value-type="float">
            <text:p>7.45517</text:p>
          </table:table-cell>
          <table:table-cell office:value-type="float" office:value="8.630768" calcext:value-type="float">
            <text:p>8.630768</text:p>
          </table:table-cell>
          <table:table-cell office:value-type="float" office:value="8.553131" calcext:value-type="float">
            <text:p>8.553131</text:p>
          </table:table-cell>
          <table:table-cell office:value-type="float" office:value="9.548645" calcext:value-type="float">
            <text:p>9.548645</text:p>
          </table:table-cell>
          <table:table-cell office:value-type="float" office:value="9.464722" calcext:value-type="float">
            <text:p>9.464722</text:p>
          </table:table-cell>
          <table:table-cell office:value-type="float" office:value="10.26172" calcext:value-type="float">
            <text:p>10.26172</text:p>
          </table:table-cell>
          <table:table-cell office:value-type="float" office:value="10.17068" calcext:value-type="float">
            <text:p>10.17068</text:p>
          </table:table-cell>
          <table:table-cell office:value-type="float" office:value="10.59073" calcext:value-type="float">
            <text:p>10.59073</text:p>
          </table:table-cell>
          <table:table-cell office:value-type="float" office:value="10.4986" calcext:value-type="float">
            <text:p>10.4986</text:p>
          </table:table-cell>
          <table:table-cell office:value-type="float" office:value="9.72522" calcext:value-type="float">
            <text:p>9.72522</text:p>
          </table:table-cell>
          <table:table-cell office:value-type="float" office:value="-4.330505" calcext:value-type="float">
            <text:p>-4.33050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3122006" calcext:value-type="float">
            <text:p>23122006</text:p>
          </table:table-cell>
          <table:table-cell office:value-type="float" office:value="6.49906" calcext:value-type="float">
            <text:p>6.49906</text:p>
          </table:table-cell>
          <table:table-cell office:value-type="float" office:value="6.317323" calcext:value-type="float">
            <text:p>6.317323</text:p>
          </table:table-cell>
          <table:table-cell office:value-type="float" office:value="-4.607583" calcext:value-type="float">
            <text:p>-4.607583</text:p>
          </table:table-cell>
          <table:table-cell office:value-type="float" office:value="0.7720665" calcext:value-type="float">
            <text:p>0.7720665</text:p>
          </table:table-cell>
          <table:table-cell office:value-type="float" office:value="0.3849799" calcext:value-type="float">
            <text:p>0.3849799</text:p>
          </table:table-cell>
          <table:table-cell office:value-type="float" office:value="302.8443" calcext:value-type="float">
            <text:p>302.8443</text:p>
          </table:table-cell>
          <table:table-cell office:value-type="float" office:value="0" calcext:value-type="float">
            <text:p>0</text:p>
          </table:table-cell>
          <table:table-cell office:value-type="float" office:value="9.300995" calcext:value-type="float">
            <text:p>9.300995</text:p>
          </table:table-cell>
          <table:table-cell office:value-type="float" office:value="-2.109406" calcext:value-type="float">
            <text:p>-2.109406</text:p>
          </table:table-cell>
          <table:table-cell office:value-type="float" office:value="6.00177" calcext:value-type="float">
            <text:p>6.00177</text:p>
          </table:table-cell>
          <table:table-cell office:value-type="float" office:value="-0.249054" calcext:value-type="float">
            <text:p>-0.249054</text:p>
          </table:table-cell>
          <table:table-cell office:value-type="float" office:value="4.506744" calcext:value-type="float">
            <text:p>4.506744</text:p>
          </table:table-cell>
          <table:table-cell office:value-type="float" office:value="0.6401978" calcext:value-type="float">
            <text:p>0.6401978</text:p>
          </table:table-cell>
          <table:table-cell office:value-type="float" office:value="3.892883" calcext:value-type="float">
            <text:p>3.892883</text:p>
          </table:table-cell>
          <table:table-cell office:value-type="float" office:value="1.567932" calcext:value-type="float">
            <text:p>1.567932</text:p>
          </table:table-cell>
          <table:table-cell office:value-type="float" office:value="3.718597" calcext:value-type="float">
            <text:p>3.718597</text:p>
          </table:table-cell>
          <table:table-cell office:value-type="float" office:value="2.232941" calcext:value-type="float">
            <text:p>2.232941</text:p>
          </table:table-cell>
          <table:table-cell office:value-type="float" office:value="3.744415" calcext:value-type="float">
            <text:p>3.744415</text:p>
          </table:table-cell>
          <table:table-cell office:value-type="float" office:value="2.967255" calcext:value-type="float">
            <text:p>2.967255</text:p>
          </table:table-cell>
          <table:table-cell office:value-type="float" office:value="4.236053" calcext:value-type="float">
            <text:p>4.236053</text:p>
          </table:table-cell>
          <table:table-cell office:value-type="float" office:value="3.663086" calcext:value-type="float">
            <text:p>3.663086</text:p>
          </table:table-cell>
          <table:table-cell office:value-type="float" office:value="4.886475" calcext:value-type="float">
            <text:p>4.886475</text:p>
          </table:table-cell>
          <table:table-cell office:value-type="float" office:value="4.664398" calcext:value-type="float">
            <text:p>4.664398</text:p>
          </table:table-cell>
          <table:table-cell office:value-type="float" office:value="6.054016" calcext:value-type="float">
            <text:p>6.054016</text:p>
          </table:table-cell>
          <table:table-cell office:value-type="float" office:value="5.978058" calcext:value-type="float">
            <text:p>5.978058</text:p>
          </table:table-cell>
          <table:table-cell office:value-type="float" office:value="7.454529" calcext:value-type="float">
            <text:p>7.454529</text:p>
          </table:table-cell>
          <table:table-cell office:value-type="float" office:value="7.390778" calcext:value-type="float">
            <text:p>7.390778</text:p>
          </table:table-cell>
          <table:table-cell office:value-type="float" office:value="8.552338" calcext:value-type="float">
            <text:p>8.552338</text:p>
          </table:table-cell>
          <table:table-cell office:value-type="float" office:value="8.477173" calcext:value-type="float">
            <text:p>8.477173</text:p>
          </table:table-cell>
          <table:table-cell office:value-type="float" office:value="9.463806" calcext:value-type="float">
            <text:p>9.463806</text:p>
          </table:table-cell>
          <table:table-cell office:value-type="float" office:value="9.380432" calcext:value-type="float">
            <text:p>9.380432</text:p>
          </table:table-cell>
          <table:table-cell office:value-type="float" office:value="10.16974" calcext:value-type="float">
            <text:p>10.16974</text:p>
          </table:table-cell>
          <table:table-cell office:value-type="float" office:value="10.08017" calcext:value-type="float">
            <text:p>10.08017</text:p>
          </table:table-cell>
          <table:table-cell office:value-type="float" office:value="10.49765" calcext:value-type="float">
            <text:p>10.49765</text:p>
          </table:table-cell>
          <table:table-cell office:value-type="float" office:value="10.40765" calcext:value-type="float">
            <text:p>10.40765</text:p>
          </table:table-cell>
          <table:table-cell office:value-type="float" office:value="11.47559" calcext:value-type="float">
            <text:p>11.47559</text:p>
          </table:table-cell>
          <table:table-cell office:value-type="float" office:value="-5.485901" calcext:value-type="float">
            <text:p>-5.48590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4122006" calcext:value-type="float">
            <text:p>24122006</text:p>
          </table:table-cell>
          <table:table-cell office:value-type="float" office:value="6.499511" calcext:value-type="float">
            <text:p>6.499511</text:p>
          </table:table-cell>
          <table:table-cell office:value-type="float" office:value="10.20621" calcext:value-type="float">
            <text:p>10.20621</text:p>
          </table:table-cell>
          <table:table-cell office:value-type="float" office:value="-4.035349" calcext:value-type="float">
            <text:p>-4.035349</text:p>
          </table:table-cell>
          <table:table-cell office:value-type="float" office:value="0.9136316" calcext:value-type="float">
            <text:p>0.9136316</text:p>
          </table:table-cell>
          <table:table-cell office:value-type="float" office:value="0.3717332" calcext:value-type="float">
            <text:p>0.3717332</text:p>
          </table:table-cell>
          <table:table-cell office:value-type="float" office:value="302.8443" calcext:value-type="float">
            <text:p>302.8443</text:p>
          </table:table-cell>
          <table:table-cell office:value-type="float" office:value="0" calcext:value-type="float">
            <text:p>0</text:p>
          </table:table-cell>
          <table:table-cell office:value-type="float" office:value="12.49246" calcext:value-type="float">
            <text:p>12.49246</text:p>
          </table:table-cell>
          <table:table-cell office:value-type="float" office:value="-1.905579" calcext:value-type="float">
            <text:p>-1.905579</text:p>
          </table:table-cell>
          <table:table-cell office:value-type="float" office:value="8.376617" calcext:value-type="float">
            <text:p>8.376617</text:p>
          </table:table-cell>
          <table:table-cell office:value-type="float" office:value="-0.2009277" calcext:value-type="float">
            <text:p>-0.2009277</text:p>
          </table:table-cell>
          <table:table-cell office:value-type="float" office:value="6.24472" calcext:value-type="float">
            <text:p>6.24472</text:p>
          </table:table-cell>
          <table:table-cell office:value-type="float" office:value="0.7056274" calcext:value-type="float">
            <text:p>0.7056274</text:p>
          </table:table-cell>
          <table:table-cell office:value-type="float" office:value="5.097931" calcext:value-type="float">
            <text:p>5.097931</text:p>
          </table:table-cell>
          <table:table-cell office:value-type="float" office:value="1.598511" calcext:value-type="float">
            <text:p>1.598511</text:p>
          </table:table-cell>
          <table:table-cell office:value-type="float" office:value="4.590057" calcext:value-type="float">
            <text:p>4.590057</text:p>
          </table:table-cell>
          <table:table-cell office:value-type="float" office:value="2.234283" calcext:value-type="float">
            <text:p>2.234283</text:p>
          </table:table-cell>
          <table:table-cell office:value-type="float" office:value="4.315735" calcext:value-type="float">
            <text:p>4.315735</text:p>
          </table:table-cell>
          <table:table-cell office:value-type="float" office:value="2.950623" calcext:value-type="float">
            <text:p>2.950623</text:p>
          </table:table-cell>
          <table:table-cell office:value-type="float" office:value="4.38678" calcext:value-type="float">
            <text:p>4.38678</text:p>
          </table:table-cell>
          <table:table-cell office:value-type="float" office:value="3.608978" calcext:value-type="float">
            <text:p>3.608978</text:p>
          </table:table-cell>
          <table:table-cell office:value-type="float" office:value="4.686249" calcext:value-type="float">
            <text:p>4.686249</text:p>
          </table:table-cell>
          <table:table-cell office:value-type="float" office:value="4.568329" calcext:value-type="float">
            <text:p>4.568329</text:p>
          </table:table-cell>
          <table:table-cell office:value-type="float" office:value="5.977112" calcext:value-type="float">
            <text:p>5.977112</text:p>
          </table:table-cell>
          <table:table-cell office:value-type="float" office:value="5.888611" calcext:value-type="float">
            <text:p>5.888611</text:p>
          </table:table-cell>
          <table:table-cell office:value-type="float" office:value="7.390076" calcext:value-type="float">
            <text:p>7.390076</text:p>
          </table:table-cell>
          <table:table-cell office:value-type="float" office:value="7.31781" calcext:value-type="float">
            <text:p>7.31781</text:p>
          </table:table-cell>
          <table:table-cell office:value-type="float" office:value="8.47641" calcext:value-type="float">
            <text:p>8.47641</text:p>
          </table:table-cell>
          <table:table-cell office:value-type="float" office:value="8.400757" calcext:value-type="float">
            <text:p>8.400757</text:p>
          </table:table-cell>
          <table:table-cell office:value-type="float" office:value="9.379547" calcext:value-type="float">
            <text:p>9.379547</text:p>
          </table:table-cell>
          <table:table-cell office:value-type="float" office:value="9.296448" calcext:value-type="float">
            <text:p>9.296448</text:p>
          </table:table-cell>
          <table:table-cell office:value-type="float" office:value="10.07922" calcext:value-type="float">
            <text:p>10.07922</text:p>
          </table:table-cell>
          <table:table-cell office:value-type="float" office:value="9.990967" calcext:value-type="float">
            <text:p>9.990967</text:p>
          </table:table-cell>
          <table:table-cell office:value-type="float" office:value="10.40671" calcext:value-type="float">
            <text:p>10.40671</text:p>
          </table:table-cell>
          <table:table-cell office:value-type="float" office:value="10.31848" calcext:value-type="float">
            <text:p>10.31848</text:p>
          </table:table-cell>
          <table:table-cell office:value-type="float" office:value="16.72156" calcext:value-type="float">
            <text:p>16.72156</text:p>
          </table:table-cell>
          <table:table-cell office:value-type="float" office:value="-5.154327" calcext:value-type="float">
            <text:p>-5.15432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5122006" calcext:value-type="float">
            <text:p>25122006</text:p>
          </table:table-cell>
          <table:table-cell office:value-type="float" office:value="6.500326" calcext:value-type="float">
            <text:p>6.500326</text:p>
          </table:table-cell>
          <table:table-cell office:value-type="float" office:value="2.428434" calcext:value-type="float">
            <text:p>2.428434</text:p>
          </table:table-cell>
          <table:table-cell office:value-type="float" office:value="-8.496472" calcext:value-type="float">
            <text:p>-8.496472</text:p>
          </table:table-cell>
          <table:table-cell office:value-type="float" office:value="0.6408501" calcext:value-type="float">
            <text:p>0.6408501</text:p>
          </table:table-cell>
          <table:table-cell office:value-type="float" office:value="0.28712" calcext:value-type="float">
            <text:p>0.28712</text:p>
          </table:table-cell>
          <table:table-cell office:value-type="float" office:value="302.8443" calcext:value-type="float">
            <text:p>302.8443</text:p>
          </table:table-cell>
          <table:table-cell office:value-type="float" office:value="0" calcext:value-type="float">
            <text:p>0</text:p>
          </table:table-cell>
          <table:table-cell office:value-type="float" office:value="6.542694" calcext:value-type="float">
            <text:p>6.542694</text:p>
          </table:table-cell>
          <table:table-cell office:value-type="float" office:value="-3.901825" calcext:value-type="float">
            <text:p>-3.901825</text:p>
          </table:table-cell>
          <table:table-cell office:value-type="float" office:value="3.726196" calcext:value-type="float">
            <text:p>3.726196</text:p>
          </table:table-cell>
          <table:table-cell office:value-type="float" office:value="-0.5049438" calcext:value-type="float">
            <text:p>-0.5049438</text:p>
          </table:table-cell>
          <table:table-cell office:value-type="float" office:value="2.901245" calcext:value-type="float">
            <text:p>2.901245</text:p>
          </table:table-cell>
          <table:table-cell office:value-type="float" office:value="0.6066284" calcext:value-type="float">
            <text:p>0.6066284</text:p>
          </table:table-cell>
          <table:table-cell office:value-type="float" office:value="3.596069" calcext:value-type="float">
            <text:p>3.596069</text:p>
          </table:table-cell>
          <table:table-cell office:value-type="float" office:value="1.677582" calcext:value-type="float">
            <text:p>1.677582</text:p>
          </table:table-cell>
          <table:table-cell office:value-type="float" office:value="3.99115" calcext:value-type="float">
            <text:p>3.99115</text:p>
          </table:table-cell>
          <table:table-cell office:value-type="float" office:value="2.367371" calcext:value-type="float">
            <text:p>2.367371</text:p>
          </table:table-cell>
          <table:table-cell office:value-type="float" office:value="4.276733" calcext:value-type="float">
            <text:p>4.276733</text:p>
          </table:table-cell>
          <table:table-cell office:value-type="float" office:value="3.060944" calcext:value-type="float">
            <text:p>3.060944</text:p>
          </table:table-cell>
          <table:table-cell office:value-type="float" office:value="4.397736" calcext:value-type="float">
            <text:p>4.397736</text:p>
          </table:table-cell>
          <table:table-cell office:value-type="float" office:value="3.696594" calcext:value-type="float">
            <text:p>3.696594</text:p>
          </table:table-cell>
          <table:table-cell office:value-type="float" office:value="4.741241" calcext:value-type="float">
            <text:p>4.741241</text:p>
          </table:table-cell>
          <table:table-cell office:value-type="float" office:value="4.57605" calcext:value-type="float">
            <text:p>4.57605</text:p>
          </table:table-cell>
          <table:table-cell office:value-type="float" office:value="5.888062" calcext:value-type="float">
            <text:p>5.888062</text:p>
          </table:table-cell>
          <table:table-cell office:value-type="float" office:value="5.845673" calcext:value-type="float">
            <text:p>5.845673</text:p>
          </table:table-cell>
          <table:table-cell office:value-type="float" office:value="7.317017" calcext:value-type="float">
            <text:p>7.317017</text:p>
          </table:table-cell>
          <table:table-cell office:value-type="float" office:value="7.246643" calcext:value-type="float">
            <text:p>7.246643</text:p>
          </table:table-cell>
          <table:table-cell office:value-type="float" office:value="8.399963" calcext:value-type="float">
            <text:p>8.399963</text:p>
          </table:table-cell>
          <table:table-cell office:value-type="float" office:value="8.323364" calcext:value-type="float">
            <text:p>8.323364</text:p>
          </table:table-cell>
          <table:table-cell office:value-type="float" office:value="9.295563" calcext:value-type="float">
            <text:p>9.295563</text:p>
          </table:table-cell>
          <table:table-cell office:value-type="float" office:value="9.212921" calcext:value-type="float">
            <text:p>9.212921</text:p>
          </table:table-cell>
          <table:table-cell office:value-type="float" office:value="9.990021" calcext:value-type="float">
            <text:p>9.990021</text:p>
          </table:table-cell>
          <table:table-cell office:value-type="float" office:value="9.903198" calcext:value-type="float">
            <text:p>9.903198</text:p>
          </table:table-cell>
          <table:table-cell office:value-type="float" office:value="10.3176" calcext:value-type="float">
            <text:p>10.3176</text:p>
          </table:table-cell>
          <table:table-cell office:value-type="float" office:value="10.23141" calcext:value-type="float">
            <text:p>10.23141</text:p>
          </table:table-cell>
          <table:table-cell office:value-type="float" office:value="8.02655" calcext:value-type="float">
            <text:p>8.02655</text:p>
          </table:table-cell>
          <table:table-cell office:value-type="float" office:value="-8.455109" calcext:value-type="float">
            <text:p>-8.45510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122006" calcext:value-type="float">
            <text:p>26122006</text:p>
          </table:table-cell>
          <table:table-cell office:value-type="float" office:value="6.501504" calcext:value-type="float">
            <text:p>6.501504</text:p>
          </table:table-cell>
          <table:table-cell office:value-type="float" office:value="9.095101" calcext:value-type="float">
            <text:p>9.095101</text:p>
          </table:table-cell>
          <table:table-cell office:value-type="float" office:value="-6.804787" calcext:value-type="float">
            <text:p>-6.804787</text:p>
          </table:table-cell>
          <table:table-cell office:value-type="float" office:value="0.8646976" calcext:value-type="float">
            <text:p>0.8646976</text:p>
          </table:table-cell>
          <table:table-cell office:value-type="float" office:value="0.3265343" calcext:value-type="float">
            <text:p>0.3265343</text:p>
          </table:table-cell>
          <table:table-cell office:value-type="float" office:value="302.8443" calcext:value-type="float">
            <text:p>302.8443</text:p>
          </table:table-cell>
          <table:table-cell office:value-type="float" office:value="0" calcext:value-type="float">
            <text:p>0</text:p>
          </table:table-cell>
          <table:table-cell office:value-type="float" office:value="9.721466" calcext:value-type="float">
            <text:p>9.721466</text:p>
          </table:table-cell>
          <table:table-cell office:value-type="float" office:value="-4.143066" calcext:value-type="float">
            <text:p>-4.143066</text:p>
          </table:table-cell>
          <table:table-cell office:value-type="float" office:value="5.586884" calcext:value-type="float">
            <text:p>5.586884</text:p>
          </table:table-cell>
          <table:table-cell office:value-type="float" office:value="-0.6296082" calcext:value-type="float">
            <text:p>-0.6296082</text:p>
          </table:table-cell>
          <table:table-cell office:value-type="float" office:value="4.082153" calcext:value-type="float">
            <text:p>4.082153</text:p>
          </table:table-cell>
          <table:table-cell office:value-type="float" office:value="0.2569275" calcext:value-type="float">
            <text:p>0.2569275</text:p>
          </table:table-cell>
          <table:table-cell office:value-type="float" office:value="3.487213" calcext:value-type="float">
            <text:p>3.487213</text:p>
          </table:table-cell>
          <table:table-cell office:value-type="float" office:value="1.146271" calcext:value-type="float">
            <text:p>1.146271</text:p>
          </table:table-cell>
          <table:table-cell office:value-type="float" office:value="3.32724" calcext:value-type="float">
            <text:p>3.32724</text:p>
          </table:table-cell>
          <table:table-cell office:value-type="float" office:value="1.803619" calcext:value-type="float">
            <text:p>1.803619</text:p>
          </table:table-cell>
          <table:table-cell office:value-type="float" office:value="3.365509" calcext:value-type="float">
            <text:p>3.365509</text:p>
          </table:table-cell>
          <table:table-cell office:value-type="float" office:value="2.547028" calcext:value-type="float">
            <text:p>2.547028</text:p>
          </table:table-cell>
          <table:table-cell office:value-type="float" office:value="3.715424" calcext:value-type="float">
            <text:p>3.715424</text:p>
          </table:table-cell>
          <table:table-cell office:value-type="float" office:value="3.258392" calcext:value-type="float">
            <text:p>3.258392</text:p>
          </table:table-cell>
          <table:table-cell office:value-type="float" office:value="4.574066" calcext:value-type="float">
            <text:p>4.574066</text:p>
          </table:table-cell>
          <table:table-cell office:value-type="float" office:value="4.311157" calcext:value-type="float">
            <text:p>4.311157</text:p>
          </table:table-cell>
          <table:table-cell office:value-type="float" office:value="5.844818" calcext:value-type="float">
            <text:p>5.844818</text:p>
          </table:table-cell>
          <table:table-cell office:value-type="float" office:value="5.723572" calcext:value-type="float">
            <text:p>5.723572</text:p>
          </table:table-cell>
          <table:table-cell office:value-type="float" office:value="7.245911" calcext:value-type="float">
            <text:p>7.245911</text:p>
          </table:table-cell>
          <table:table-cell office:value-type="float" office:value="7.17099" calcext:value-type="float">
            <text:p>7.17099</text:p>
          </table:table-cell>
          <table:table-cell office:value-type="float" office:value="8.322571" calcext:value-type="float">
            <text:p>8.322571</text:p>
          </table:table-cell>
          <table:table-cell office:value-type="float" office:value="8.245667" calcext:value-type="float">
            <text:p>8.245667</text:p>
          </table:table-cell>
          <table:table-cell office:value-type="float" office:value="9.212097" calcext:value-type="float">
            <text:p>9.212097</text:p>
          </table:table-cell>
          <table:table-cell office:value-type="float" office:value="9.130554" calcext:value-type="float">
            <text:p>9.130554</text:p>
          </table:table-cell>
          <table:table-cell office:value-type="float" office:value="9.902344" calcext:value-type="float">
            <text:p>9.902344</text:p>
          </table:table-cell>
          <table:table-cell office:value-type="float" office:value="9.816925" calcext:value-type="float">
            <text:p>9.816925</text:p>
          </table:table-cell>
          <table:table-cell office:value-type="float" office:value="10.23053" calcext:value-type="float">
            <text:p>10.23053</text:p>
          </table:table-cell>
          <table:table-cell office:value-type="float" office:value="10.14594" calcext:value-type="float">
            <text:p>10.14594</text:p>
          </table:table-cell>
          <table:table-cell office:value-type="float" office:value="14.41794" calcext:value-type="float">
            <text:p>14.41794</text:p>
          </table:table-cell>
          <table:table-cell office:value-type="float" office:value="-8.572906" calcext:value-type="float">
            <text:p>-8.57290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7122006" calcext:value-type="float">
            <text:p>27122006</text:p>
          </table:table-cell>
          <table:table-cell office:value-type="float" office:value="6.503046" calcext:value-type="float">
            <text:p>6.503046</text:p>
          </table:table-cell>
          <table:table-cell office:value-type="float" office:value="10.76177" calcext:value-type="float">
            <text:p>10.76177</text:p>
          </table:table-cell>
          <table:table-cell office:value-type="float" office:value="-2.374242" calcext:value-type="float">
            <text:p>-2.374242</text:p>
          </table:table-cell>
          <table:table-cell office:value-type="float" office:value="0.9397141" calcext:value-type="float">
            <text:p>0.9397141</text:p>
          </table:table-cell>
          <table:table-cell office:value-type="float" office:value="0.4538724" calcext:value-type="float">
            <text:p>0.4538724</text:p>
          </table:table-cell>
          <table:table-cell office:value-type="float" office:value="302.8443" calcext:value-type="float">
            <text:p>302.8443</text:p>
          </table:table-cell>
          <table:table-cell office:value-type="float" office:value="0.127" calcext:value-type="float">
            <text:p>0.127</text:p>
          </table:table-cell>
          <table:table-cell office:value-type="float" office:value="13.48978" calcext:value-type="float">
            <text:p>13.48978</text:p>
          </table:table-cell>
          <table:table-cell office:value-type="float" office:value="-1.695496" calcext:value-type="float">
            <text:p>-1.695496</text:p>
          </table:table-cell>
          <table:table-cell office:value-type="float" office:value="9.067505" calcext:value-type="float">
            <text:p>9.067505</text:p>
          </table:table-cell>
          <table:table-cell office:value-type="float" office:value="-0.1911316" calcext:value-type="float">
            <text:p>-0.1911316</text:p>
          </table:table-cell>
          <table:table-cell office:value-type="float" office:value="6.69632" calcext:value-type="float">
            <text:p>6.69632</text:p>
          </table:table-cell>
          <table:table-cell office:value-type="float" office:value="0.6567688" calcext:value-type="float">
            <text:p>0.6567688</text:p>
          </table:table-cell>
          <table:table-cell office:value-type="float" office:value="5.348877" calcext:value-type="float">
            <text:p>5.348877</text:p>
          </table:table-cell>
          <table:table-cell office:value-type="float" office:value="1.483551" calcext:value-type="float">
            <text:p>1.483551</text:p>
          </table:table-cell>
          <table:table-cell office:value-type="float" office:value="4.718842" calcext:value-type="float">
            <text:p>4.718842</text:p>
          </table:table-cell>
          <table:table-cell office:value-type="float" office:value="2.072693" calcext:value-type="float">
            <text:p>2.072693</text:p>
          </table:table-cell>
          <table:table-cell office:value-type="float" office:value="4.339355" calcext:value-type="float">
            <text:p>4.339355</text:p>
          </table:table-cell>
          <table:table-cell office:value-type="float" office:value="2.745453" calcext:value-type="float">
            <text:p>2.745453</text:p>
          </table:table-cell>
          <table:table-cell office:value-type="float" office:value="4.304382" calcext:value-type="float">
            <text:p>4.304382</text:p>
          </table:table-cell>
          <table:table-cell office:value-type="float" office:value="3.364044" calcext:value-type="float">
            <text:p>3.364044</text:p>
          </table:table-cell>
          <table:table-cell office:value-type="float" office:value="4.422272" calcext:value-type="float">
            <text:p>4.422272</text:p>
          </table:table-cell>
          <table:table-cell office:value-type="float" office:value="4.280853" calcext:value-type="float">
            <text:p>4.280853</text:p>
          </table:table-cell>
          <table:table-cell office:value-type="float" office:value="5.72226" calcext:value-type="float">
            <text:p>5.72226</text:p>
          </table:table-cell>
          <table:table-cell office:value-type="float" office:value="5.62796" calcext:value-type="float">
            <text:p>5.62796</text:p>
          </table:table-cell>
          <table:table-cell office:value-type="float" office:value="7.170105" calcext:value-type="float">
            <text:p>7.170105</text:p>
          </table:table-cell>
          <table:table-cell office:value-type="float" office:value="7.085938" calcext:value-type="float">
            <text:p>7.085938</text:p>
          </table:table-cell>
          <table:table-cell office:value-type="float" office:value="8.244873" calcext:value-type="float">
            <text:p>8.244873</text:p>
          </table:table-cell>
          <table:table-cell office:value-type="float" office:value="8.165558" calcext:value-type="float">
            <text:p>8.165558</text:p>
          </table:table-cell>
          <table:table-cell office:value-type="float" office:value="9.129639" calcext:value-type="float">
            <text:p>9.129639</text:p>
          </table:table-cell>
          <table:table-cell office:value-type="float" office:value="9.048065" calcext:value-type="float">
            <text:p>9.048065</text:p>
          </table:table-cell>
          <table:table-cell office:value-type="float" office:value="9.81601" calcext:value-type="float">
            <text:p>9.81601</text:p>
          </table:table-cell>
          <table:table-cell office:value-type="float" office:value="9.731506" calcext:value-type="float">
            <text:p>9.731506</text:p>
          </table:table-cell>
          <table:table-cell office:value-type="float" office:value="10.14505" calcext:value-type="float">
            <text:p>10.14505</text:p>
          </table:table-cell>
          <table:table-cell office:value-type="float" office:value="10.06201" calcext:value-type="float">
            <text:p>10.06201</text:p>
          </table:table-cell>
          <table:table-cell office:value-type="float" office:value="17.47028" calcext:value-type="float">
            <text:p>17.47028</text:p>
          </table:table-cell>
          <table:table-cell office:value-type="float" office:value="-4.465942" calcext:value-type="float">
            <text:p>-4.46594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8122006" calcext:value-type="float">
            <text:p>28122006</text:p>
          </table:table-cell>
          <table:table-cell office:value-type="float" office:value="6.504948" calcext:value-type="float">
            <text:p>6.504948</text:p>
          </table:table-cell>
          <table:table-cell office:value-type="float" office:value="6.317323" calcext:value-type="float">
            <text:p>6.317323</text:p>
          </table:table-cell>
          <table:table-cell office:value-type="float" office:value="-2.396481" calcext:value-type="float">
            <text:p>-2.396481</text:p>
          </table:table-cell>
          <table:table-cell office:value-type="float" office:value="0.7770365" calcext:value-type="float">
            <text:p>0.7770365</text:p>
          </table:table-cell>
          <table:table-cell office:value-type="float" office:value="0.453135" calcext:value-type="float">
            <text:p>0.453135</text:p>
          </table:table-cell>
          <table:table-cell office:value-type="float" office:value="302.8443" calcext:value-type="float">
            <text:p>302.8443</text:p>
          </table:table-cell>
          <table:table-cell office:value-type="float" office:value="3.6195" calcext:value-type="float">
            <text:p>3.6195</text:p>
          </table:table-cell>
          <table:table-cell office:value-type="float" office:value="11.14911" calcext:value-type="float">
            <text:p>11.14911</text:p>
          </table:table-cell>
          <table:table-cell office:value-type="float" office:value="-1.415741" calcext:value-type="float">
            <text:p>-1.415741</text:p>
          </table:table-cell>
          <table:table-cell office:value-type="float" office:value="7.636993" calcext:value-type="float">
            <text:p>7.636993</text:p>
          </table:table-cell>
          <table:table-cell office:value-type="float" office:value="0.05831909" calcext:value-type="float">
            <text:p>0.05831909</text:p>
          </table:table-cell>
          <table:table-cell office:value-type="float" office:value="5.844818" calcext:value-type="float">
            <text:p>5.844818</text:p>
          </table:table-cell>
          <table:table-cell office:value-type="float" office:value="1.104218" calcext:value-type="float">
            <text:p>1.104218</text:p>
          </table:table-cell>
          <table:table-cell office:value-type="float" office:value="4.870544" calcext:value-type="float">
            <text:p>4.870544</text:p>
          </table:table-cell>
          <table:table-cell office:value-type="float" office:value="2.083435" calcext:value-type="float">
            <text:p>2.083435</text:p>
          </table:table-cell>
          <table:table-cell office:value-type="float" office:value="4.4711" calcext:value-type="float">
            <text:p>4.4711</text:p>
          </table:table-cell>
          <table:table-cell office:value-type="float" office:value="2.708496" calcext:value-type="float">
            <text:p>2.708496</text:p>
          </table:table-cell>
          <table:table-cell office:value-type="float" office:value="4.318756" calcext:value-type="float">
            <text:p>4.318756</text:p>
          </table:table-cell>
          <table:table-cell office:value-type="float" office:value="3.347107" calcext:value-type="float">
            <text:p>3.347107</text:p>
          </table:table-cell>
          <table:table-cell office:value-type="float" office:value="4.342651" calcext:value-type="float">
            <text:p>4.342651</text:p>
          </table:table-cell>
          <table:table-cell office:value-type="float" office:value="3.840088" calcext:value-type="float">
            <text:p>3.840088</text:p>
          </table:table-cell>
          <table:table-cell office:value-type="float" office:value="4.619751" calcext:value-type="float">
            <text:p>4.619751</text:p>
          </table:table-cell>
          <table:table-cell office:value-type="float" office:value="4.428864" calcext:value-type="float">
            <text:p>4.428864</text:p>
          </table:table-cell>
          <table:table-cell office:value-type="float" office:value="5.638947" calcext:value-type="float">
            <text:p>5.638947</text:p>
          </table:table-cell>
          <table:table-cell office:value-type="float" office:value="5.626434" calcext:value-type="float">
            <text:p>5.626434</text:p>
          </table:table-cell>
          <table:table-cell office:value-type="float" office:value="7.085022" calcext:value-type="float">
            <text:p>7.085022</text:p>
          </table:table-cell>
          <table:table-cell office:value-type="float" office:value="7.012573" calcext:value-type="float">
            <text:p>7.012573</text:p>
          </table:table-cell>
          <table:table-cell office:value-type="float" office:value="8.164734" calcext:value-type="float">
            <text:p>8.164734</text:p>
          </table:table-cell>
          <table:table-cell office:value-type="float" office:value="8.084564" calcext:value-type="float">
            <text:p>8.084564</text:p>
          </table:table-cell>
          <table:table-cell office:value-type="float" office:value="9.04715" calcext:value-type="float">
            <text:p>9.04715</text:p>
          </table:table-cell>
          <table:table-cell office:value-type="float" office:value="8.964966" calcext:value-type="float">
            <text:p>8.964966</text:p>
          </table:table-cell>
          <table:table-cell office:value-type="float" office:value="9.730652" calcext:value-type="float">
            <text:p>9.730652</text:p>
          </table:table-cell>
          <table:table-cell office:value-type="float" office:value="9.647583" calcext:value-type="float">
            <text:p>9.647583</text:p>
          </table:table-cell>
          <table:table-cell office:value-type="float" office:value="10.06113" calcext:value-type="float">
            <text:p>10.06113</text:p>
          </table:table-cell>
          <table:table-cell office:value-type="float" office:value="9.979431" calcext:value-type="float">
            <text:p>9.979431</text:p>
          </table:table-cell>
          <table:table-cell office:value-type="float" office:value="14.15137" calcext:value-type="float">
            <text:p>14.15137</text:p>
          </table:table-cell>
          <table:table-cell office:value-type="float" office:value="-3.776062" calcext:value-type="float">
            <text:p>-3.77606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122006" calcext:value-type="float">
            <text:p>29122006</text:p>
          </table:table-cell>
          <table:table-cell office:value-type="float" office:value="6.507213" calcext:value-type="float">
            <text:p>6.507213</text:p>
          </table:table-cell>
          <table:table-cell office:value-type="float" office:value="4.650657" calcext:value-type="float">
            <text:p>4.650657</text:p>
          </table:table-cell>
          <table:table-cell office:value-type="float" office:value="1.377908" calcext:value-type="float">
            <text:p>1.377908</text:p>
          </table:table-cell>
          <table:table-cell office:value-type="float" office:value="0.7380893" calcext:value-type="float">
            <text:p>0.7380893</text:p>
          </table:table-cell>
          <table:table-cell office:value-type="float" office:value="0.594884" calcext:value-type="float">
            <text:p>0.594884</text:p>
          </table:table-cell>
          <table:table-cell office:value-type="float" office:value="302.8443" calcext:value-type="float">
            <text:p>302.8443</text:p>
          </table:table-cell>
          <table:table-cell office:value-type="float" office:value="16.637" calcext:value-type="float">
            <text:p>16.637</text:p>
          </table:table-cell>
          <table:table-cell office:value-type="float" office:value="11.2785" calcext:value-type="float">
            <text:p>11.2785</text:p>
          </table:table-cell>
          <table:table-cell office:value-type="float" office:value="-0.1485596" calcext:value-type="float">
            <text:p>-0.1485596</text:p>
          </table:table-cell>
          <table:table-cell office:value-type="float" office:value="8.515625" calcext:value-type="float">
            <text:p>8.515625</text:p>
          </table:table-cell>
          <table:table-cell office:value-type="float" office:value="0.5144958" calcext:value-type="float">
            <text:p>0.5144958</text:p>
          </table:table-cell>
          <table:table-cell office:value-type="float" office:value="6.7789" calcext:value-type="float">
            <text:p>6.7789</text:p>
          </table:table-cell>
          <table:table-cell office:value-type="float" office:value="1.237823" calcext:value-type="float">
            <text:p>1.237823</text:p>
          </table:table-cell>
          <table:table-cell office:value-type="float" office:value="5.528687" calcext:value-type="float">
            <text:p>5.528687</text:p>
          </table:table-cell>
          <table:table-cell office:value-type="float" office:value="2.088196" calcext:value-type="float">
            <text:p>2.088196</text:p>
          </table:table-cell>
          <table:table-cell office:value-type="float" office:value="4.951721" calcext:value-type="float">
            <text:p>4.951721</text:p>
          </table:table-cell>
          <table:table-cell office:value-type="float" office:value="2.681702" calcext:value-type="float">
            <text:p>2.681702</text:p>
          </table:table-cell>
          <table:table-cell office:value-type="float" office:value="4.576385" calcext:value-type="float">
            <text:p>4.576385</text:p>
          </table:table-cell>
          <table:table-cell office:value-type="float" office:value="3.335571" calcext:value-type="float">
            <text:p>3.335571</text:p>
          </table:table-cell>
          <table:table-cell office:value-type="float" office:value="4.576508" calcext:value-type="float">
            <text:p>4.576508</text:p>
          </table:table-cell>
          <table:table-cell office:value-type="float" office:value="3.863831" calcext:value-type="float">
            <text:p>3.863831</text:p>
          </table:table-cell>
          <table:table-cell office:value-type="float" office:value="4.718689" calcext:value-type="float">
            <text:p>4.718689</text:p>
          </table:table-cell>
          <table:table-cell office:value-type="float" office:value="4.602478" calcext:value-type="float">
            <text:p>4.602478</text:p>
          </table:table-cell>
          <table:table-cell office:value-type="float" office:value="5.657898" calcext:value-type="float">
            <text:p>5.657898</text:p>
          </table:table-cell>
          <table:table-cell office:value-type="float" office:value="5.639252" calcext:value-type="float">
            <text:p>5.639252</text:p>
          </table:table-cell>
          <table:table-cell office:value-type="float" office:value="7.011902" calcext:value-type="float">
            <text:p>7.011902</text:p>
          </table:table-cell>
          <table:table-cell office:value-type="float" office:value="6.957916" calcext:value-type="float">
            <text:p>6.957916</text:p>
          </table:table-cell>
          <table:table-cell office:value-type="float" office:value="8.08374" calcext:value-type="float">
            <text:p>8.08374</text:p>
          </table:table-cell>
          <table:table-cell office:value-type="float" office:value="8.008698" calcext:value-type="float">
            <text:p>8.008698</text:p>
          </table:table-cell>
          <table:table-cell office:value-type="float" office:value="8.964081" calcext:value-type="float">
            <text:p>8.964081</text:p>
          </table:table-cell>
          <table:table-cell office:value-type="float" office:value="8.88324" calcext:value-type="float">
            <text:p>8.88324</text:p>
          </table:table-cell>
          <table:table-cell office:value-type="float" office:value="9.646698" calcext:value-type="float">
            <text:p>9.646698</text:p>
          </table:table-cell>
          <table:table-cell office:value-type="float" office:value="9.564117" calcext:value-type="float">
            <text:p>9.564117</text:p>
          </table:table-cell>
          <table:table-cell office:value-type="float" office:value="9.978577" calcext:value-type="float">
            <text:p>9.978577</text:p>
          </table:table-cell>
          <table:table-cell office:value-type="float" office:value="9.898499" calcext:value-type="float">
            <text:p>9.898499</text:p>
          </table:table-cell>
          <table:table-cell office:value-type="float" office:value="13.61929" calcext:value-type="float">
            <text:p>13.61929</text:p>
          </table:table-cell>
          <table:table-cell office:value-type="float" office:value="-0.8994141" calcext:value-type="float">
            <text:p>-0.899414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0122006" calcext:value-type="float">
            <text:p>30122006</text:p>
          </table:table-cell>
          <table:table-cell office:value-type="float" office:value="6.509839" calcext:value-type="float">
            <text:p>6.509839</text:p>
          </table:table-cell>
          <table:table-cell office:value-type="float" office:value="10.76177" calcext:value-type="float">
            <text:p>10.76177</text:p>
          </table:table-cell>
          <table:table-cell office:value-type="float" office:value="-4.535133" calcext:value-type="float">
            <text:p>-4.535133</text:p>
          </table:table-cell>
          <table:table-cell office:value-type="float" office:value="0.9440565" calcext:value-type="float">
            <text:p>0.9440565</text:p>
          </table:table-cell>
          <table:table-cell office:value-type="float" office:value="0.3870581" calcext:value-type="float">
            <text:p>0.3870581</text:p>
          </table:table-cell>
          <table:table-cell office:value-type="float" office:value="302.8443" calcext:value-type="float">
            <text:p>302.8443</text:p>
          </table:table-cell>
          <table:table-cell office:value-type="float" office:value="20.7645" calcext:value-type="float">
            <text:p>20.7645</text:p>
          </table:table-cell>
          <table:table-cell office:value-type="float" office:value="6.117432" calcext:value-type="float">
            <text:p>6.117432</text:p>
          </table:table-cell>
          <table:table-cell office:value-type="float" office:value="-0.5567017" calcext:value-type="float">
            <text:p>-0.5567017</text:p>
          </table:table-cell>
          <table:table-cell office:value-type="float" office:value="4.640259" calcext:value-type="float">
            <text:p>4.640259</text:p>
          </table:table-cell>
          <table:table-cell office:value-type="float" office:value="0.6879883" calcext:value-type="float">
            <text:p>0.6879883</text:p>
          </table:table-cell>
          <table:table-cell office:value-type="float" office:value="3.988861" calcext:value-type="float">
            <text:p>3.988861</text:p>
          </table:table-cell>
          <table:table-cell office:value-type="float" office:value="1.411957" calcext:value-type="float">
            <text:p>1.411957</text:p>
          </table:table-cell>
          <table:table-cell office:value-type="float" office:value="3.757202" calcext:value-type="float">
            <text:p>3.757202</text:p>
          </table:table-cell>
          <table:table-cell office:value-type="float" office:value="2.07254" calcext:value-type="float">
            <text:p>2.07254</text:p>
          </table:table-cell>
          <table:table-cell office:value-type="float" office:value="4.116608" calcext:value-type="float">
            <text:p>4.116608</text:p>
          </table:table-cell>
          <table:table-cell office:value-type="float" office:value="2.592438" calcext:value-type="float">
            <text:p>2.592438</text:p>
          </table:table-cell>
          <table:table-cell office:value-type="float" office:value="4.464417" calcext:value-type="float">
            <text:p>4.464417</text:p>
          </table:table-cell>
          <table:table-cell office:value-type="float" office:value="3.273743" calcext:value-type="float">
            <text:p>3.273743</text:p>
          </table:table-cell>
          <table:table-cell office:value-type="float" office:value="4.574951" calcext:value-type="float">
            <text:p>4.574951</text:p>
          </table:table-cell>
          <table:table-cell office:value-type="float" office:value="3.843811" calcext:value-type="float">
            <text:p>3.843811</text:p>
          </table:table-cell>
          <table:table-cell office:value-type="float" office:value="4.778015" calcext:value-type="float">
            <text:p>4.778015</text:p>
          </table:table-cell>
          <table:table-cell office:value-type="float" office:value="4.62735" calcext:value-type="float">
            <text:p>4.62735</text:p>
          </table:table-cell>
          <table:table-cell office:value-type="float" office:value="5.67984" calcext:value-type="float">
            <text:p>5.67984</text:p>
          </table:table-cell>
          <table:table-cell office:value-type="float" office:value="5.658295" calcext:value-type="float">
            <text:p>5.658295</text:p>
          </table:table-cell>
          <table:table-cell office:value-type="float" office:value="6.957458" calcext:value-type="float">
            <text:p>6.957458</text:p>
          </table:table-cell>
          <table:table-cell office:value-type="float" office:value="6.915771" calcext:value-type="float">
            <text:p>6.915771</text:p>
          </table:table-cell>
          <table:table-cell office:value-type="float" office:value="8.007935" calcext:value-type="float">
            <text:p>8.007935</text:p>
          </table:table-cell>
          <table:table-cell office:value-type="float" office:value="7.939789" calcext:value-type="float">
            <text:p>7.939789</text:p>
          </table:table-cell>
          <table:table-cell office:value-type="float" office:value="8.882385" calcext:value-type="float">
            <text:p>8.882385</text:p>
          </table:table-cell>
          <table:table-cell office:value-type="float" office:value="8.803955" calcext:value-type="float">
            <text:p>8.803955</text:p>
          </table:table-cell>
          <table:table-cell office:value-type="float" office:value="9.563263" calcext:value-type="float">
            <text:p>9.563263</text:p>
          </table:table-cell>
          <table:table-cell office:value-type="float" office:value="9.483521" calcext:value-type="float">
            <text:p>9.483521</text:p>
          </table:table-cell>
          <table:table-cell office:value-type="float" office:value="9.897675" calcext:value-type="float">
            <text:p>9.897675</text:p>
          </table:table-cell>
          <table:table-cell office:value-type="float" office:value="9.818207" calcext:value-type="float">
            <text:p>9.818207</text:p>
          </table:table-cell>
          <table:table-cell office:value-type="float" office:value="8.178009" calcext:value-type="float">
            <text:p>8.178009</text:p>
          </table:table-cell>
          <table:table-cell office:value-type="float" office:value="-1.936249" calcext:value-type="float">
            <text:p>-1.93624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1122006" calcext:value-type="float">
            <text:p>31122006</text:p>
          </table:table-cell>
          <table:table-cell office:value-type="float" office:value="6.512826" calcext:value-type="float">
            <text:p>6.512826</text:p>
          </table:table-cell>
          <table:table-cell office:value-type="float" office:value="2.277524" calcext:value-type="float">
            <text:p>2.277524</text:p>
          </table:table-cell>
          <table:table-cell office:value-type="float" office:value="-6.151619" calcext:value-type="float">
            <text:p>-6.151619</text:p>
          </table:table-cell>
          <table:table-cell office:value-type="float" office:value="0.6340572" calcext:value-type="float">
            <text:p>0.6340572</text:p>
          </table:table-cell>
          <table:table-cell office:value-type="float" office:value="0.3430122" calcext:value-type="float">
            <text:p>0.3430122</text:p>
          </table:table-cell>
          <table:table-cell office:value-type="float" office:value="302.8443" calcext:value-type="float">
            <text:p>302.8443</text:p>
          </table:table-cell>
          <table:table-cell office:value-type="float" office:value="0.010952" calcext:value-type="float">
            <text:p>0.010952</text:p>
          </table:table-cell>
          <table:table-cell office:value-type="float" office:value="2.620972" calcext:value-type="float">
            <text:p>2.620972</text:p>
          </table:table-cell>
          <table:table-cell office:value-type="float" office:value="-1.294861" calcext:value-type="float">
            <text:p>-1.294861</text:p>
          </table:table-cell>
          <table:table-cell office:value-type="float" office:value="2.088898" calcext:value-type="float">
            <text:p>2.088898</text:p>
          </table:table-cell>
          <table:table-cell office:value-type="float" office:value="-0.07662964" calcext:value-type="float">
            <text:p>-0.07662964</text:p>
          </table:table-cell>
          <table:table-cell office:value-type="float" office:value="2.807556" calcext:value-type="float">
            <text:p>2.807556</text:p>
          </table:table-cell>
          <table:table-cell office:value-type="float" office:value="0.7991638" calcext:value-type="float">
            <text:p>0.7991638</text:p>
          </table:table-cell>
          <table:table-cell office:value-type="float" office:value="3.368225" calcext:value-type="float">
            <text:p>3.368225</text:p>
          </table:table-cell>
          <table:table-cell office:value-type="float" office:value="1.649353" calcext:value-type="float">
            <text:p>1.649353</text:p>
          </table:table-cell>
          <table:table-cell office:value-type="float" office:value="3.602783" calcext:value-type="float">
            <text:p>3.602783</text:p>
          </table:table-cell>
          <table:table-cell office:value-type="float" office:value="2.212585" calcext:value-type="float">
            <text:p>2.212585</text:p>
          </table:table-cell>
          <table:table-cell office:value-type="float" office:value="3.850647" calcext:value-type="float">
            <text:p>3.850647</text:p>
          </table:table-cell>
          <table:table-cell office:value-type="float" office:value="2.893494" calcext:value-type="float">
            <text:p>2.893494</text:p>
          </table:table-cell>
          <table:table-cell office:value-type="float" office:value="4.127258" calcext:value-type="float">
            <text:p>4.127258</text:p>
          </table:table-cell>
          <table:table-cell office:value-type="float" office:value="3.504028" calcext:value-type="float">
            <text:p>3.504028</text:p>
          </table:table-cell>
          <table:table-cell office:value-type="float" office:value="4.638611" calcext:value-type="float">
            <text:p>4.638611</text:p>
          </table:table-cell>
          <table:table-cell office:value-type="float" office:value="4.400787" calcext:value-type="float">
            <text:p>4.400787</text:p>
          </table:table-cell>
          <table:table-cell office:value-type="float" office:value="5.66922" calcext:value-type="float">
            <text:p>5.66922</text:p>
          </table:table-cell>
          <table:table-cell office:value-type="float" office:value="5.612427" calcext:value-type="float">
            <text:p>5.612427</text:p>
          </table:table-cell>
          <table:table-cell office:value-type="float" office:value="6.915344" calcext:value-type="float">
            <text:p>6.915344</text:p>
          </table:table-cell>
          <table:table-cell office:value-type="float" office:value="6.871124" calcext:value-type="float">
            <text:p>6.871124</text:p>
          </table:table-cell>
          <table:table-cell office:value-type="float" office:value="7.939087" calcext:value-type="float">
            <text:p>7.939087</text:p>
          </table:table-cell>
          <table:table-cell office:value-type="float" office:value="7.87616" calcext:value-type="float">
            <text:p>7.87616</text:p>
          </table:table-cell>
          <table:table-cell office:value-type="float" office:value="8.803192" calcext:value-type="float">
            <text:p>8.803192</text:p>
          </table:table-cell>
          <table:table-cell office:value-type="float" office:value="8.727631" calcext:value-type="float">
            <text:p>8.727631</text:p>
          </table:table-cell>
          <table:table-cell office:value-type="float" office:value="9.482635" calcext:value-type="float">
            <text:p>9.482635</text:p>
          </table:table-cell>
          <table:table-cell office:value-type="float" office:value="9.401794" calcext:value-type="float">
            <text:p>9.401794</text:p>
          </table:table-cell>
          <table:table-cell office:value-type="float" office:value="9.817352" calcext:value-type="float">
            <text:p>9.817352</text:p>
          </table:table-cell>
          <table:table-cell office:value-type="float" office:value="9.738861" calcext:value-type="float">
            <text:p>9.738861</text:p>
          </table:table-cell>
          <table:table-cell office:value-type="float" office:value="3.581116" calcext:value-type="float">
            <text:p>3.581116</text:p>
          </table:table-cell>
          <table:table-cell office:value-type="float" office:value="-3.266113" calcext:value-type="float">
            <text:p>-3.266113</text:p>
          </table:table-cell>
          <table:table-cell table:number-columns-repeated="1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06T17:40:46.469212124</dc:date>
    <meta:editing-duration>PT7S</meta:editing-duration>
    <meta:editing-cycles>1</meta:editing-cycles>
    <meta:document-statistic meta:table-count="1" meta:cell-count="19032" meta:object-count="0"/>
    <meta:generator>LibreOffice/6.4.7.2$Linux_X86_64 LibreOffice_project/40$Build-2</meta:generator>
  </office:meta>
</office:document-meta>
</file>